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81pt"/>
    </style:style>
    <style:style style:name="co3" style:family="table-column">
      <style:table-column-properties fo:break-before="auto" style:column-width="14.09pt"/>
    </style:style>
    <style:style style:name="co4" style:family="table-column">
      <style:table-column-properties fo:break-before="auto" style:column-width="167.05pt"/>
    </style:style>
    <style:style style:name="co5" style:family="table-column">
      <style:table-column-properties fo:break-before="auto" style:column-width="13.29pt"/>
    </style:style>
    <style:style style:name="co6" style:family="table-column">
      <style:table-column-properties fo:break-before="auto" style:column-width="15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33ff99"/>
    </style:style>
    <style:style style:name="ce3" style:family="table-cell" style:parent-style-name="Default">
      <style:table-cell-properties fo:background-color="#000000" fo:border="0.06pt solid #000000"/>
      <style:text-properties fo:color="#ffffff"/>
    </style:style>
    <style:style style:name="ce4" style:family="table-cell" style:parent-style-name="Default">
      <style:table-cell-properties fo:background-color="#dddddd" fo:border="0.06pt solid #000000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ccff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ff00" fo:border="0.06pt solid #000000"/>
    </style:style>
    <style:style style:name="ce10" style:family="table-cell" style:parent-style-name="Default">
      <style:table-cell-properties fo:background-color="#ff6666" fo:border="0.06pt solid #000000"/>
    </style:style>
    <style:style style:name="ce11" style:family="table-cell" style:parent-style-name="Default">
      <style:table-cell-properties fo:background-color="transparent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G103</text:p>
          </table:table-cell>
          <table:table-cell office:value-type="string" calcext:value-type="string">
            <text:p>PB960</text:p>
          </table:table-cell>
          <table:table-cell office:value-type="string" calcext:value-type="string">
            <text:p>PB959</text:p>
          </table:table-cell>
          <table:table-cell office:value-type="string" calcext:value-type="string">
            <text:p>PXY</text:p>
          </table:table-cell>
          <table:table-cell office:value-type="string" calcext:value-type="string">
            <text:p>G102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29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( X Layer first half start on front )</text:p>
          </table:table-cell>
          <table:table-cell table:number-columns-repeated="3"/>
          <table:table-cell table:formula="of:=[.A1]" office:value-type="string" office:string-value="( X Layer first half start on front )" calcext:value-type="string">
            <text:p>( X Layer first half start on front )</text:p>
          </table:table-cell>
          <table:table-cell table:number-columns-repeated="4"/>
          <table:table-cell office:value-type="string" calcext:value-type="string">
            <text:p>Pin Location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1</text:p>
          </table:table-cell>
          <table:table-cell table:formula="of:=&quot;X&quot;&amp;[.G2]" office:value-type="string" office:string-value="X12.5" calcext:value-type="string">
            <text:p>X12.5</text:p>
          </table:table-cell>
          <table:table-cell table:formula="of:=&quot;Y&quot;&amp;[.H2]" office:value-type="string" office:string-value="Y108.597765957447" calcext:value-type="string">
            <text:p>Y108.597765957447</text:p>
          </table:table-cell>
          <table:table-cell/>
          <table:table-cell table:formula="of:=[.A2]&amp;&quot; &quot;&amp;[.B2]&amp;&quot; &quot;&amp;[.C2]" office:value-type="string" office:string-value="N1 X12.5 Y108.597765957447" calcext:value-type="string">
            <text:p>N1 X12.5 Y108.597765957447</text:p>
          </table:table-cell>
          <table:table-cell/>
          <table:table-cell table:formula="of:=[.K8]" office:value-type="float" office:value="12.5" calcext:value-type="float">
            <text:p>12.5</text:p>
          </table:table-cell>
          <table:table-cell table:formula="of:=[.L3]+[.K13]/2" office:value-type="float" office:value="108.597765957447" calcext:value-type="float">
            <text:p>108.5977659574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2</text:p>
          </table:table-cell>
          <table:table-cell table:formula="of:=&quot;X&quot;&amp;[.G3]" office:value-type="string" office:string-value="X6747.5" calcext:value-type="string">
            <text:p>X6747.5</text:p>
          </table:table-cell>
          <table:table-cell table:formula="of:=&quot;Y&quot;&amp;[.H3]" office:value-type="string" office:string-value="Y110.597765957447" calcext:value-type="string">
            <text:p>Y110.597765957447</text:p>
          </table:table-cell>
          <table:table-cell/>
          <table:table-cell table:formula="of:=[.A3]&amp;&quot; &quot;&amp;[.B3]&amp;&quot; &quot;&amp;[.C3]" office:value-type="string" office:string-value="N2 X6747.5 Y110.597765957447" calcext:value-type="string">
            <text:p>N2 X6747.5 Y110.597765957447</text:p>
          </table:table-cell>
          <table:table-cell/>
          <table:table-cell table:formula="of:=[.K9]" office:value-type="float" office:value="6747.5" calcext:value-type="float">
            <text:p>6747.5</text:p>
          </table:table-cell>
          <table:table-cell table:formula="of:=[.L5]+[.K13]/2" office:value-type="float" office:value="110.597765957447" calcext:value-type="float">
            <text:p>110.5977659574</text:p>
          </table:table-cell>
          <table:table-cell/>
          <table:table-cell table:style-name="ce1" office:value-type="string" calcext:value-type="string">
            <text:p>B960</text:p>
          </table:table-cell>
          <table:table-cell office:value-type="float" office:value="186.5" calcext:value-type="float">
            <text:p>186.5</text:p>
          </table:table-cell>
          <table:table-cell table:style-name="ce1" office:value-type="float" office:value="106.2" calcext:value-type="float">
            <text:p>106.2</text:p>
          </table:table-cell>
          <table:table-cell/>
          <table:table-cell office:value-type="string" calcext:value-type="string">
            <text:p># pins</text:p>
          </table:table-cell>
          <table:table-cell table:formula="of:=960-912"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string" calcext:value-type="string">
            <text:p>N3</text:p>
          </table:table-cell>
          <table:table-cell office:value-type="string" calcext:value-type="string">
            <text:p>G106</text:p>
          </table:table-cell>
          <table:table-cell office:value-type="string" calcext:value-type="string">
            <text:p>P3</text:p>
          </table:table-cell>
          <table:table-cell/>
          <table:table-cell table:formula="of:=[.A4]&amp;&quot; &quot;&amp;[.B4]&amp;&quot; &quot;&amp;[.C4]" office:value-type="string" office:string-value="N3 G106 P3" calcext:value-type="string">
            <text:p>N3 G106 P3</text:p>
          </table:table-cell>
          <table:table-cell table:number-columns-repeated="8"/>
          <table:table-cell office:value-type="string" calcext:value-type="string">
            <text:p>Span</text:p>
          </table:table-cell>
          <table:table-cell table:formula="of:=[.L19]-[.L3]" office:value-type="float" office:value="153" calcext:value-type="float">
            <text:p>153</text:p>
          </table:table-cell>
        </table:table-row>
        <table:table-row table:style-name="ro1">
          <table:table-cell table:style-name="ce1" office:value-type="string" calcext:value-type="string">
            <text:p>N4</text:p>
          </table:table-cell>
          <table:table-cell table:formula="of:=&quot;X&quot;&amp;[.G5]" office:value-type="string" office:string-value="X12.5" calcext:value-type="string">
            <text:p>X12.5</text:p>
          </table:table-cell>
          <table:table-cell table:formula="of:=&quot;Y&quot;&amp;[.H5]" office:value-type="string" office:string-value="Y108.597765957447" calcext:value-type="string">
            <text:p>Y108.597765957447</text:p>
          </table:table-cell>
          <table:table-cell/>
          <table:table-cell table:formula="of:=[.A5]&amp;&quot; &quot;&amp;[.B5]&amp;&quot; &quot;&amp;[.C5]" office:value-type="string" office:string-value="N4 X12.5 Y108.597765957447" calcext:value-type="string">
            <text:p>N4 X12.5 Y108.597765957447</text:p>
          </table:table-cell>
          <table:table-cell/>
          <table:table-cell table:formula="of:=[.K8]" office:value-type="float" office:value="12.5" calcext:value-type="float">
            <text:p>12.5</text:p>
          </table:table-cell>
          <table:table-cell table:formula="of:=[.L3]+[.$K$13]/2" office:value-type="float" office:value="108.597765957447" calcext:value-type="float">
            <text:p>108.5977659574</text:p>
          </table:table-cell>
          <table:table-cell/>
          <table:table-cell table:style-name="ce1" office:value-type="string" calcext:value-type="string">
            <text:p>B1</text:p>
          </table:table-cell>
          <table:table-cell office:value-type="float" office:value="6582.2" calcext:value-type="float">
            <text:p>6582.2</text:p>
          </table:table-cell>
          <table:table-cell table:style-name="ce1" office:value-type="float" office:value="108.2" calcext:value-type="float">
            <text:p>108.2</text:p>
          </table:table-cell>
          <table:table-cell/>
          <table:table-cell office:value-type="string" calcext:value-type="string">
            <text:p>Pitch</text:p>
          </table:table-cell>
          <table:table-cell table:formula="of:=[.O4]/[.O3]" office:value-type="float" office:value="3.1875" calcext:value-type="float">
            <text:p>3.1875</text:p>
          </table:table-cell>
        </table:table-row>
        <table:table-row table:style-name="ro1">
          <table:table-cell table:style-name="ce1" office:value-type="string" calcext:value-type="string">
            <text:p>N5</text:p>
          </table:table-cell>
          <table:table-cell office:value-type="string" calcext:value-type="string">
            <text:p>G106</text:p>
          </table:table-cell>
          <table:table-cell office:value-type="string" calcext:value-type="string">
            <text:p>P0</text:p>
          </table:table-cell>
          <table:table-cell/>
          <table:table-cell table:formula="of:=[.A6]&amp;&quot; &quot;&amp;[.B6]&amp;&quot; &quot;&amp;[.C6]" office:value-type="string" office:string-value="N5 G106 P0" calcext:value-type="string">
            <text:p>N5 G106 P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N6</text:p>
          </table:table-cell>
          <table:table-cell office:value-type="string" calcext:value-type="string">
            <text:p>G105</text:p>
          </table:table-cell>
          <table:table-cell table:formula="of:=&quot;PY&quot;&amp;[.$K$13]+[.$K$11]" office:value-type="string" office:string-value="PY7.79553191489362" calcext:value-type="string">
            <text:p>PY7.79553191489362</text:p>
          </table:table-cell>
          <table:table-cell/>
          <table:table-cell table:formula="of:=[.A7]&amp;&quot; &quot;&amp;[.B7]&amp;&quot; &quot;&amp;[.C7]" office:value-type="string" office:string-value="N6 G105 PY7.79553191489362" calcext:value-type="string">
            <text:p>N6 G105 PY7.79553191489362</text:p>
          </table:table-cell>
          <table:table-cell table:number-columns-repeated="2"/>
          <table:table-cell office:value-type="string" calcext:value-type="string">
            <text:p>jog up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N7</text:p>
          </table:table-cell>
          <table:table-cell table:style-name="ce2" table:formula="of:=&quot;X&quot;&amp;[.G8]" office:value-type="string" office:string-value="X6747.5" calcext:value-type="string">
            <text:p>X6747.5</text:p>
          </table:table-cell>
          <table:table-cell table:style-name="ce2" table:formula="of:=&quot;Y&quot;&amp;[.H8]" office:value-type="string" office:string-value="Y115.39329787234" calcext:value-type="string">
            <text:p>Y115.39329787234</text:p>
          </table:table-cell>
          <table:table-cell table:style-name="ce2"/>
          <table:table-cell table:style-name="ce2" table:formula="of:=[.A8]&amp;&quot; &quot;&amp;[.B8]&amp;&quot; &quot;&amp;[.C8]" office:value-type="string" office:string-value="N7 X6747.5 Y115.39329787234" calcext:value-type="string">
            <text:p>N7 X6747.5 Y115.39329787234</text:p>
          </table:table-cell>
          <table:table-cell table:style-name="ce2"/>
          <table:table-cell table:style-name="ce2" table:formula="of:=[.G3]" office:value-type="float" office:value="6747.5" calcext:value-type="float">
            <text:p>6747.5</text:p>
          </table:table-cell>
          <table:table-cell table:style-name="ce2" table:formula="of:=[.H3]+[.$K$13]" office:value-type="float" office:value="115.39329787234" calcext:value-type="float">
            <text:p>115.3932978723</text:p>
          </table:table-cell>
          <table:table-cell/>
          <table:table-cell office:value-type="string" calcext:value-type="string">
            <text:p>Xfer Left</text:p>
          </table:table-cell>
          <table:table-cell office:value-type="float" office:value="12.5" calcext:value-type="float">
            <text:p>12.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N8</text:p>
          </table:table-cell>
          <table:table-cell table:style-name="ce2" table:formula="of:=[.B4]" office:value-type="string" office:string-value="G106" calcext:value-type="string">
            <text:p>G106</text:p>
          </table:table-cell>
          <table:table-cell table:style-name="ce2" table:formula="of:=[.C4]" office:value-type="string" office:string-value="P3" calcext:value-type="string">
            <text:p>P3</text:p>
          </table:table-cell>
          <table:table-cell table:style-name="ce2"/>
          <table:table-cell table:style-name="ce2" table:formula="of:=[.A9]&amp;&quot; &quot;&amp;[.B9]&amp;&quot; &quot;&amp;[.C9]" office:value-type="string" office:string-value="N8 G106 P3" calcext:value-type="string">
            <text:p>N8 G106 P3</text:p>
          </table:table-cell>
          <table:table-cell table:style-name="ce2" table:number-columns-repeated="3"/>
          <table:table-cell/>
          <table:table-cell office:value-type="string" calcext:value-type="string">
            <text:p>Xfer Right</text:p>
          </table:table-cell>
          <table:table-cell office:value-type="float" office:value="6747.5" calcext:value-type="float">
            <text:p>6747.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N9</text:p>
          </table:table-cell>
          <table:table-cell table:style-name="ce2" table:formula="of:=&quot;X&quot;&amp;[.G10]" office:value-type="string" office:string-value="X12.5" calcext:value-type="string">
            <text:p>X12.5</text:p>
          </table:table-cell>
          <table:table-cell table:style-name="ce2" table:formula="of:=&quot;Y&quot;&amp;[.H10]" office:value-type="string" office:string-value="Y113.39329787234" calcext:value-type="string">
            <text:p>Y113.39329787234</text:p>
          </table:table-cell>
          <table:table-cell table:style-name="ce2"/>
          <table:table-cell table:style-name="ce2" table:formula="of:=[.A10]&amp;&quot; &quot;&amp;[.B10]&amp;&quot; &quot;&amp;[.C10]" office:value-type="string" office:string-value="N9 X12.5 Y113.39329787234" calcext:value-type="string">
            <text:p>N9 X12.5 Y113.39329787234</text:p>
          </table:table-cell>
          <table:table-cell table:style-name="ce2"/>
          <table:table-cell table:style-name="ce2" table:formula="of:=[.G5]" office:value-type="float" office:value="12.5" calcext:value-type="float">
            <text:p>12.5</text:p>
          </table:table-cell>
          <table:table-cell table:style-name="ce2" table:formula="of:=[.H5]+[.$K$13]" office:value-type="float" office:value="113.39329787234" calcext:value-type="float">
            <text:p>113.3932978723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N10</text:p>
          </table:table-cell>
          <table:table-cell table:style-name="ce2" table:formula="of:=[.B6]" office:value-type="string" office:string-value="G106" calcext:value-type="string">
            <text:p>G106</text:p>
          </table:table-cell>
          <table:table-cell table:style-name="ce2" table:formula="of:=[.C6]" office:value-type="string" office:string-value="P0" calcext:value-type="string">
            <text:p>P0</text:p>
          </table:table-cell>
          <table:table-cell table:style-name="ce2"/>
          <table:table-cell table:style-name="ce2" table:formula="of:=[.A11]&amp;&quot; &quot;&amp;[.B11]&amp;&quot; &quot;&amp;[.C11]" office:value-type="string" office:string-value="N10 G106 P0" calcext:value-type="string">
            <text:p>N10 G106 P0</text:p>
          </table:table-cell>
          <table:table-cell table:style-name="ce2" table:number-columns-repeated="3"/>
          <table:table-cell/>
          <table:table-cell office:value-type="string" calcext:value-type="string">
            <text:p>Jog up bonus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N11</text:p>
          </table:table-cell>
          <table:table-cell table:style-name="ce2" table:formula="of:=[.B7]" office:value-type="string" office:string-value="G105" calcext:value-type="string">
            <text:p>G105</text:p>
          </table:table-cell>
          <table:table-cell table:style-name="ce2" table:formula="of:=[.C7]" office:value-type="string" office:string-value="PY7.79553191489362" calcext:value-type="string">
            <text:p>PY7.79553191489362</text:p>
          </table:table-cell>
          <table:table-cell table:style-name="ce2"/>
          <table:table-cell table:style-name="ce2" table:formula="of:=[.A12]&amp;&quot; &quot;&amp;[.B12]&amp;&quot; &quot;&amp;[.C12]" office:value-type="string" office:string-value="N11 G105 PY7.79553191489362" calcext:value-type="string">
            <text:p>N11 G105 PY7.79553191489362</text:p>
          </table:table-cell>
          <table:table-cell table:style-name="ce2" table:number-columns-repeated="2"/>
          <table:table-cell table:style-name="ce2" table:formula="of:=[.H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</text:p>
          </table:table-cell>
          <table:table-cell table:formula="of:=&quot;X&quot;&amp;[.G13]" office:value-type="string" office:string-value="X6747.5" calcext:value-type="string">
            <text:p>X6747.5</text:p>
          </table:table-cell>
          <table:table-cell table:formula="of:=&quot;Y&quot;&amp;[.H13]" office:value-type="string" office:string-value="Y120.188829787234" calcext:value-type="string">
            <text:p>Y120.188829787234</text:p>
          </table:table-cell>
          <table:table-cell/>
          <table:table-cell table:formula="of:=[.A13]&amp;&quot; &quot;&amp;[.B13]&amp;&quot; &quot;&amp;[.C13]" office:value-type="string" office:string-value="N12 X6747.5 Y120.188829787234" calcext:value-type="string">
            <text:p>N12 X6747.5 Y120.188829787234</text:p>
          </table:table-cell>
          <table:table-cell/>
          <table:table-cell table:formula="of:=[.G8]" office:value-type="float" office:value="6747.5" calcext:value-type="float">
            <text:p>6747.5</text:p>
          </table:table-cell>
          <table:table-cell table:formula="of:=[.H8]+[.$K$13]" office:value-type="float" office:value="120.188829787234" calcext:value-type="float">
            <text:p>120.1888297872</text:p>
          </table:table-cell>
          <table:table-cell/>
          <table:table-cell office:value-type="string" calcext:value-type="string">
            <text:p>Pitch</text:p>
          </table:table-cell>
          <table:table-cell office:value-type="float" office:value="4.79553191489362" calcext:value-type="float">
            <text:p>4.7955319149</text:p>
          </table:table-cell>
          <table:table-cell office:value-type="float" office:value="4.791666666" calcext:value-type="float">
            <text:p>4.7916666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13</text:p>
          </table:table-cell>
          <table:table-cell table:formula="of:=[.B9]" office:value-type="string" office:string-value="G106" calcext:value-type="string">
            <text:p>G106</text:p>
          </table:table-cell>
          <table:table-cell table:formula="of:=[.C9]" office:value-type="string" office:string-value="P3" calcext:value-type="string">
            <text:p>P3</text:p>
          </table:table-cell>
          <table:table-cell/>
          <table:table-cell table:formula="of:=[.A14]&amp;&quot; &quot;&amp;[.B14]&amp;&quot; &quot;&amp;[.C14]" office:value-type="string" office:string-value="N13 G106 P3" calcext:value-type="string">
            <text:p>N1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4</text:p>
          </table:table-cell>
          <table:table-cell table:formula="of:=&quot;X&quot;&amp;[.G15]" office:value-type="string" office:string-value="X12.5" calcext:value-type="string">
            <text:p>X12.5</text:p>
          </table:table-cell>
          <table:table-cell table:formula="of:=&quot;Y&quot;&amp;[.H15]" office:value-type="string" office:string-value="Y118.188829787234" calcext:value-type="string">
            <text:p>Y118.188829787234</text:p>
          </table:table-cell>
          <table:table-cell/>
          <table:table-cell table:formula="of:=[.A15]&amp;&quot; &quot;&amp;[.B15]&amp;&quot; &quot;&amp;[.C15]" office:value-type="string" office:string-value="N14 X12.5 Y118.188829787234" calcext:value-type="string">
            <text:p>N14 X12.5 Y118.188829787234</text:p>
          </table:table-cell>
          <table:table-cell/>
          <table:table-cell table:formula="of:=[.G10]" office:value-type="float" office:value="12.5" calcext:value-type="float">
            <text:p>12.5</text:p>
          </table:table-cell>
          <table:table-cell table:formula="of:=[.H10]+[.$K$13]" office:value-type="float" office:value="118.188829787234" calcext:value-type="float">
            <text:p>118.18882978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5</text:p>
          </table:table-cell>
          <table:table-cell table:formula="of:=[.B11]" office:value-type="string" office:string-value="G106" calcext:value-type="string">
            <text:p>G106</text:p>
          </table:table-cell>
          <table:table-cell table:formula="of:=[.C11]" office:value-type="string" office:string-value="P0" calcext:value-type="string">
            <text:p>P0</text:p>
          </table:table-cell>
          <table:table-cell/>
          <table:table-cell table:formula="of:=[.A16]&amp;&quot; &quot;&amp;[.B16]&amp;&quot; &quot;&amp;[.C16]" office:value-type="string" office:string-value="N15 G106 P0" calcext:value-type="string">
            <text:p>N1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6</text:p>
          </table:table-cell>
          <table:table-cell table:formula="of:=[.B12]" office:value-type="string" office:string-value="G105" calcext:value-type="string">
            <text:p>G105</text:p>
          </table:table-cell>
          <table:table-cell table:formula="of:=[.C12]" office:value-type="string" office:string-value="PY7.79553191489362" calcext:value-type="string">
            <text:p>PY7.79553191489362</text:p>
          </table:table-cell>
          <table:table-cell/>
          <table:table-cell table:formula="of:=[.A17]&amp;&quot; &quot;&amp;[.B17]&amp;&quot; &quot;&amp;[.C17]" office:value-type="string" office:string-value="N16 G105 PY7.79553191489362" calcext:value-type="string">
            <text:p>N16 G105 PY7.79553191489362</text:p>
          </table:table-cell>
          <table:table-cell table:number-columns-repeated="2"/>
          <table:table-cell table:formula="of:=[.H1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7</text:p>
          </table:table-cell>
          <table:table-cell table:formula="of:=&quot;X&quot;&amp;[.G18]" office:value-type="string" office:string-value="X6747.5" calcext:value-type="string">
            <text:p>X6747.5</text:p>
          </table:table-cell>
          <table:table-cell table:formula="of:=&quot;Y&quot;&amp;[.H18]" office:value-type="string" office:string-value="Y124.984361702128" calcext:value-type="string">
            <text:p>Y124.984361702128</text:p>
          </table:table-cell>
          <table:table-cell/>
          <table:table-cell table:formula="of:=[.A18]&amp;&quot; &quot;&amp;[.B18]&amp;&quot; &quot;&amp;[.C18]" office:value-type="string" office:string-value="N17 X6747.5 Y124.984361702128" calcext:value-type="string">
            <text:p>N17 X6747.5 Y124.984361702128</text:p>
          </table:table-cell>
          <table:table-cell/>
          <table:table-cell table:formula="of:=[.G13]" office:value-type="float" office:value="6747.5" calcext:value-type="float">
            <text:p>6747.5</text:p>
          </table:table-cell>
          <table:table-cell table:formula="of:=[.H13]+[.$K$13]" office:value-type="float" office:value="124.984361702128" calcext:value-type="float">
            <text:p>124.98436170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8</text:p>
          </table:table-cell>
          <table:table-cell table:formula="of:=[.B14]" office:value-type="string" office:string-value="G106" calcext:value-type="string">
            <text:p>G106</text:p>
          </table:table-cell>
          <table:table-cell table:formula="of:=[.C14]" office:value-type="string" office:string-value="P3" calcext:value-type="string">
            <text:p>P3</text:p>
          </table:table-cell>
          <table:table-cell/>
          <table:table-cell table:formula="of:=[.A19]&amp;&quot; &quot;&amp;[.B19]&amp;&quot; &quot;&amp;[.C19]" office:value-type="string" office:string-value="N18 G106 P3" calcext:value-type="string">
            <text:p>N18 G106 P3</text:p>
          </table:table-cell>
          <table:table-cell table:number-columns-repeated="4"/>
          <table:table-cell office:value-type="string" calcext:value-type="string">
            <text:p>B960 Camera</text:p>
          </table:table-cell>
          <table:table-cell office:value-type="float" office:value="58.2" calcext:value-type="float">
            <text:p>58.2</text:p>
          </table:table-cell>
          <table:table-cell office:value-type="float" office:value="259.2" calcext:value-type="float">
            <text:p>259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19</text:p>
          </table:table-cell>
          <table:table-cell table:formula="of:=&quot;X&quot;&amp;[.G20]" office:value-type="string" office:string-value="X12.5" calcext:value-type="string">
            <text:p>X12.5</text:p>
          </table:table-cell>
          <table:table-cell table:formula="of:=&quot;Y&quot;&amp;[.H20]" office:value-type="string" office:string-value="Y122.984361702128" calcext:value-type="string">
            <text:p>Y122.984361702128</text:p>
          </table:table-cell>
          <table:table-cell/>
          <table:table-cell table:formula="of:=[.A20]&amp;&quot; &quot;&amp;[.B20]&amp;&quot; &quot;&amp;[.C20]" office:value-type="string" office:string-value="N19 X12.5 Y122.984361702128" calcext:value-type="string">
            <text:p>N19 X12.5 Y122.984361702128</text:p>
          </table:table-cell>
          <table:table-cell/>
          <table:table-cell table:formula="of:=[.G15]" office:value-type="float" office:value="12.5" calcext:value-type="float">
            <text:p>12.5</text:p>
          </table:table-cell>
          <table:table-cell table:formula="of:=[.H15]+[.$K$13]" office:value-type="float" office:value="122.984361702128" calcext:value-type="float">
            <text:p>122.9843617021</text:p>
          </table:table-cell>
          <table:table-cell/>
          <table:table-cell office:value-type="string" calcext:value-type="string">
            <text:p>B960 Offset</text:p>
          </table:table-cell>
          <table:table-cell table:style-name="ce5" table:formula="of:=[.K19]-[.K3]" office:value-type="float" office:value="-128.3" calcext:value-type="float">
            <text:p>-128.3</text:p>
          </table:table-cell>
          <table:table-cell table:style-name="ce5" table:formula="of:=[.L19]-[.L3]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20</text:p>
          </table:table-cell>
          <table:table-cell table:formula="of:=[.B16]" office:value-type="string" office:string-value="G106" calcext:value-type="string">
            <text:p>G106</text:p>
          </table:table-cell>
          <table:table-cell table:formula="of:=[.C16]" office:value-type="string" office:string-value="P0" calcext:value-type="string">
            <text:p>P0</text:p>
          </table:table-cell>
          <table:table-cell/>
          <table:table-cell table:formula="of:=[.A21]&amp;&quot; &quot;&amp;[.B21]&amp;&quot; &quot;&amp;[.C21]" office:value-type="string" office:string-value="N20 G106 P0" calcext:value-type="string">
            <text:p>N2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1</text:p>
          </table:table-cell>
          <table:table-cell table:formula="of:=[.B17]" office:value-type="string" office:string-value="G105" calcext:value-type="string">
            <text:p>G105</text:p>
          </table:table-cell>
          <table:table-cell table:formula="of:=[.C17]" office:value-type="string" office:string-value="PY7.79553191489362" calcext:value-type="string">
            <text:p>PY7.79553191489362</text:p>
          </table:table-cell>
          <table:table-cell/>
          <table:table-cell table:formula="of:=[.A22]&amp;&quot; &quot;&amp;[.B22]&amp;&quot; &quot;&amp;[.C22]" office:value-type="string" office:string-value="N21 G105 PY7.79553191489362" calcext:value-type="string">
            <text:p>N21 G105 PY7.79553191489362</text:p>
          </table:table-cell>
          <table:table-cell table:number-columns-repeated="2"/>
          <table:table-cell table:formula="of:=[.H17]" office:value-type="string" office:string-value="jog up" calcext:value-type="string">
            <text:p>jog up</text:p>
          </table:table-cell>
          <table:table-cell/>
          <table:table-cell office:value-type="string" calcext:value-type="string">
            <text:p>B1 Camera</text:p>
          </table:table-cell>
          <table:table-cell office:value-type="float" office:value="6444.6" calcext:value-type="float">
            <text:p>6444.6</text:p>
          </table:table-cell>
          <table:table-cell office:value-type="float" office:value="260.8" calcext:value-type="float">
            <text:p>260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22</text:p>
          </table:table-cell>
          <table:table-cell table:formula="of:=&quot;X&quot;&amp;[.G23]" office:value-type="string" office:string-value="X6747.5" calcext:value-type="string">
            <text:p>X6747.5</text:p>
          </table:table-cell>
          <table:table-cell table:formula="of:=&quot;Y&quot;&amp;[.H23]" office:value-type="string" office:string-value="Y129.779893617021" calcext:value-type="string">
            <text:p>Y129.779893617021</text:p>
          </table:table-cell>
          <table:table-cell/>
          <table:table-cell table:formula="of:=[.A23]&amp;&quot; &quot;&amp;[.B23]&amp;&quot; &quot;&amp;[.C23]" office:value-type="string" office:string-value="N22 X6747.5 Y129.779893617021" calcext:value-type="string">
            <text:p>N22 X6747.5 Y129.779893617021</text:p>
          </table:table-cell>
          <table:table-cell/>
          <table:table-cell table:formula="of:=[.G18]" office:value-type="float" office:value="6747.5" calcext:value-type="float">
            <text:p>6747.5</text:p>
          </table:table-cell>
          <table:table-cell table:formula="of:=[.H18]+[.$K$13]" office:value-type="float" office:value="129.779893617021" calcext:value-type="float">
            <text:p>129.779893617</text:p>
          </table:table-cell>
          <table:table-cell/>
          <table:table-cell office:value-type="string" calcext:value-type="string">
            <text:p>B1 Offset</text:p>
          </table:table-cell>
          <table:table-cell table:style-name="ce5" table:formula="of:=[.K22]-[.K5]" office:value-type="float" office:value="-137.599999999999" calcext:value-type="float">
            <text:p>-137.6</text:p>
          </table:table-cell>
          <table:table-cell table:style-name="ce5" table:formula="of:=[.L22]-[.L5]" office:value-type="float" office:value="152.6" calcext:value-type="float">
            <text:p>152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23</text:p>
          </table:table-cell>
          <table:table-cell table:formula="of:=[.B19]" office:value-type="string" office:string-value="G106" calcext:value-type="string">
            <text:p>G106</text:p>
          </table:table-cell>
          <table:table-cell table:formula="of:=[.C19]" office:value-type="string" office:string-value="P3" calcext:value-type="string">
            <text:p>P3</text:p>
          </table:table-cell>
          <table:table-cell/>
          <table:table-cell table:formula="of:=[.A24]&amp;&quot; &quot;&amp;[.B24]&amp;&quot; &quot;&amp;[.C24]" office:value-type="string" office:string-value="N23 G106 P3" calcext:value-type="string">
            <text:p>N2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4</text:p>
          </table:table-cell>
          <table:table-cell table:formula="of:=&quot;X&quot;&amp;[.G25]" office:value-type="string" office:string-value="X12.5" calcext:value-type="string">
            <text:p>X12.5</text:p>
          </table:table-cell>
          <table:table-cell table:formula="of:=&quot;Y&quot;&amp;[.H25]" office:value-type="string" office:string-value="Y127.779893617021" calcext:value-type="string">
            <text:p>Y127.779893617021</text:p>
          </table:table-cell>
          <table:table-cell/>
          <table:table-cell table:formula="of:=[.A25]&amp;&quot; &quot;&amp;[.B25]&amp;&quot; &quot;&amp;[.C25]" office:value-type="string" office:string-value="N24 X12.5 Y127.779893617021" calcext:value-type="string">
            <text:p>N24 X12.5 Y127.779893617021</text:p>
          </table:table-cell>
          <table:table-cell/>
          <table:table-cell table:formula="of:=[.G20]" office:value-type="float" office:value="12.5" calcext:value-type="float">
            <text:p>12.5</text:p>
          </table:table-cell>
          <table:table-cell table:formula="of:=[.H20]+[.$K$13]" office:value-type="float" office:value="127.779893617021" calcext:value-type="float">
            <text:p>127.779893617</text:p>
          </table:table-cell>
          <table:table-cell/>
          <table:table-cell office:value-type="string" calcext:value-type="string">
            <text:p>Cmr Offst, Avg</text:p>
          </table:table-cell>
          <table:table-cell table:formula="of:=AVERAGE([.K20];[.K23])" office:value-type="float" office:value="-132.95" calcext:value-type="float">
            <text:p>-132.95</text:p>
          </table:table-cell>
          <table:table-cell table:formula="of:=AVERAGE([.L20];[.L23])" office:value-type="float" office:value="152.8" calcext:value-type="float">
            <text:p>152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25</text:p>
          </table:table-cell>
          <table:table-cell table:formula="of:=[.B21]" office:value-type="string" office:string-value="G106" calcext:value-type="string">
            <text:p>G106</text:p>
          </table:table-cell>
          <table:table-cell table:formula="of:=[.C21]" office:value-type="string" office:string-value="P0" calcext:value-type="string">
            <text:p>P0</text:p>
          </table:table-cell>
          <table:table-cell/>
          <table:table-cell table:formula="of:=[.A26]&amp;&quot; &quot;&amp;[.B26]&amp;&quot; &quot;&amp;[.C26]" office:value-type="string" office:string-value="N25 G106 P0" calcext:value-type="string">
            <text:p>N2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6</text:p>
          </table:table-cell>
          <table:table-cell table:formula="of:=[.B22]" office:value-type="string" office:string-value="G105" calcext:value-type="string">
            <text:p>G105</text:p>
          </table:table-cell>
          <table:table-cell table:formula="of:=[.C22]" office:value-type="string" office:string-value="PY7.79553191489362" calcext:value-type="string">
            <text:p>PY7.79553191489362</text:p>
          </table:table-cell>
          <table:table-cell/>
          <table:table-cell table:formula="of:=[.A27]&amp;&quot; &quot;&amp;[.B27]&amp;&quot; &quot;&amp;[.C27]" office:value-type="string" office:string-value="N26 G105 PY7.79553191489362" calcext:value-type="string">
            <text:p>N26 G105 PY7.79553191489362</text:p>
          </table:table-cell>
          <table:table-cell table:number-columns-repeated="2"/>
          <table:table-cell table:formula="of:=[.H22]" office:value-type="string" office:string-value="jog up" calcext:value-type="string">
            <text:p>jog up</text:p>
          </table:table-cell>
          <table:table-cell/>
          <table:table-cell table:style-name="ce3" office:value-type="string" calcext:value-type="string">
            <text:p>Head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3" office:value-type="string" calcext:value-type="string">
            <text:p>Foot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table:formula="of:=&quot;X&quot;&amp;[.G28]" office:value-type="string" office:string-value="X6747.5" calcext:value-type="string">
            <text:p>X6747.5</text:p>
          </table:table-cell>
          <table:table-cell table:formula="of:=&quot;Y&quot;&amp;[.H28]" office:value-type="string" office:string-value="Y134.575425531915" calcext:value-type="string">
            <text:p>Y134.575425531915</text:p>
          </table:table-cell>
          <table:table-cell/>
          <table:table-cell table:formula="of:=[.A28]&amp;&quot; &quot;&amp;[.B28]&amp;&quot; &quot;&amp;[.C28]" office:value-type="string" office:string-value="N27 X6747.5 Y134.575425531915" calcext:value-type="string">
            <text:p>N27 X6747.5 Y134.575425531915</text:p>
          </table:table-cell>
          <table:table-cell/>
          <table:table-cell table:formula="of:=[.G23]" office:value-type="float" office:value="6747.5" calcext:value-type="float">
            <text:p>6747.5</text:p>
          </table:table-cell>
          <table:table-cell table:formula="of:=[.H23]+[.$K$13]" office:value-type="float" office:value="134.575425531915" calcext:value-type="float">
            <text:p>134.5754255319</text:p>
          </table:table-cell>
          <table:table-cell/>
          <table:table-cell table:style-name="ce4" office:value-type="float" office:value="960" calcext:value-type="float">
            <text:p>960</text:p>
          </table:table-cell>
          <table:table-cell table:style-name="ce6" table:formula="of:=[.K3]" office:value-type="float" office:value="186.5" calcext:value-type="float">
            <text:p>186.5</text:p>
          </table:table-cell>
          <table:table-cell table:style-name="ce6" table:formula="of:=[.L3]" office:value-type="float" office:value="106.2" calcext:value-type="float">
            <text:p>106.2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formula="of:=[.K5]" office:value-type="float" office:value="6582.2" calcext:value-type="float">
            <text:p>6582.2</text:p>
          </table:table-cell>
          <table:table-cell table:style-name="ce6" table:formula="of:=[.L5]" office:value-type="float" office:value="108.2" calcext:value-type="float">
            <text:p>108.2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table:formula="of:=[.B24]" office:value-type="string" office:string-value="G106" calcext:value-type="string">
            <text:p>G106</text:p>
          </table:table-cell>
          <table:table-cell table:formula="of:=[.C24]" office:value-type="string" office:string-value="P3" calcext:value-type="string">
            <text:p>P3</text:p>
          </table:table-cell>
          <table:table-cell/>
          <table:table-cell table:formula="of:=[.A29]&amp;&quot; &quot;&amp;[.B29]&amp;&quot; &quot;&amp;[.C29]" office:value-type="string" office:string-value="N28 G106 P3" calcext:value-type="string">
            <text:p>N28 G106 P3</text:p>
          </table:table-cell>
          <table:table-cell table:number-columns-repeated="4"/>
          <table:table-cell table:style-name="ce4" table:formula="of:=[.J28]-48" office:value-type="float" office:value="912" calcext:value-type="float">
            <text:p>912</text:p>
          </table:table-cell>
          <table:table-cell table:style-name="ce6" table:formula="of:=[.K28]" office:value-type="float" office:value="186.5" calcext:value-type="float">
            <text:p>186.5</text:p>
          </table:table-cell>
          <table:table-cell table:style-name="ce6" table:formula="of:=[.L28]+[.$L$13]*([.$J28]-[.$J29])" office:value-type="float" office:value="336.199999968" calcext:value-type="float">
            <text:p>336.199999968</text:p>
          </table:table-cell>
          <table:table-cell table:style-name="ce4" table:formula="of:=[.M28]+48" office:value-type="float" office:value="49" calcext:value-type="float">
            <text:p>49</text:p>
          </table:table-cell>
          <table:table-cell table:style-name="ce6" table:formula="of:=[.N28]" office:value-type="float" office:value="6582.2" calcext:value-type="float">
            <text:p>6582.2</text:p>
          </table:table-cell>
          <table:table-cell table:style-name="ce6" table:formula="of:=[.O28]+[.$L$13]*([.$J28]-[.$J29])" office:value-type="float" office:value="338.199999968" calcext:value-type="float">
            <text:p>338.199999968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table:formula="of:=&quot;X&quot;&amp;[.G30]" office:value-type="string" office:string-value="X12.5" calcext:value-type="string">
            <text:p>X12.5</text:p>
          </table:table-cell>
          <table:table-cell table:formula="of:=&quot;Y&quot;&amp;[.H30]" office:value-type="string" office:string-value="Y132.575425531915" calcext:value-type="string">
            <text:p>Y132.575425531915</text:p>
          </table:table-cell>
          <table:table-cell/>
          <table:table-cell table:formula="of:=[.A30]&amp;&quot; &quot;&amp;[.B30]&amp;&quot; &quot;&amp;[.C30]" office:value-type="string" office:string-value="N29 X12.5 Y132.575425531915" calcext:value-type="string">
            <text:p>N29 X12.5 Y132.575425531915</text:p>
          </table:table-cell>
          <table:table-cell/>
          <table:table-cell table:formula="of:=[.G25]" office:value-type="float" office:value="12.5" calcext:value-type="float">
            <text:p>12.5</text:p>
          </table:table-cell>
          <table:table-cell table:formula="of:=[.H25]+[.$K$13]" office:value-type="float" office:value="132.575425531915" calcext:value-type="float">
            <text:p>132.5754255319</text:p>
          </table:table-cell>
          <table:table-cell/>
          <table:table-cell table:style-name="ce4" table:formula="of:=[.J29]-48" office:value-type="float" office:value="864" calcext:value-type="float">
            <text:p>864</text:p>
          </table:table-cell>
          <table:table-cell table:style-name="ce6" table:formula="of:=[.K29]" office:value-type="float" office:value="186.5" calcext:value-type="float">
            <text:p>186.5</text:p>
          </table:table-cell>
          <table:table-cell table:style-name="ce6" table:formula="of:=[.L29]+[.$L$13]*([.$J29]-[.$J30])" office:value-type="float" office:value="566.199999936" calcext:value-type="float">
            <text:p>566.199999936</text:p>
          </table:table-cell>
          <table:table-cell table:style-name="ce4" table:formula="of:=[.M29]+48" office:value-type="float" office:value="97" calcext:value-type="float">
            <text:p>97</text:p>
          </table:table-cell>
          <table:table-cell table:style-name="ce6" table:formula="of:=[.N29]" office:value-type="float" office:value="6582.2" calcext:value-type="float">
            <text:p>6582.2</text:p>
          </table:table-cell>
          <table:table-cell table:style-name="ce6" table:formula="of:=[.O29]+[.$L$13]*([.$J29]-[.$J30])" office:value-type="float" office:value="568.199999936" calcext:value-type="float">
            <text:p>568.199999936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table:formula="of:=[.B26]" office:value-type="string" office:string-value="G106" calcext:value-type="string">
            <text:p>G106</text:p>
          </table:table-cell>
          <table:table-cell table:formula="of:=[.C26]" office:value-type="string" office:string-value="P0" calcext:value-type="string">
            <text:p>P0</text:p>
          </table:table-cell>
          <table:table-cell/>
          <table:table-cell table:formula="of:=[.A31]&amp;&quot; &quot;&amp;[.B31]&amp;&quot; &quot;&amp;[.C31]" office:value-type="string" office:string-value="N30 G106 P0" calcext:value-type="string">
            <text:p>N30 G106 P0</text:p>
          </table:table-cell>
          <table:table-cell table:number-columns-repeated="4"/>
          <table:table-cell table:style-name="ce4" table:formula="of:=[.J30]-48" office:value-type="float" office:value="816" calcext:value-type="float">
            <text:p>816</text:p>
          </table:table-cell>
          <table:table-cell table:style-name="ce6" table:formula="of:=[.K30]" office:value-type="float" office:value="186.5" calcext:value-type="float">
            <text:p>186.5</text:p>
          </table:table-cell>
          <table:table-cell table:style-name="ce6" table:formula="of:=[.L30]+[.$L$13]*([.$J30]-[.$J31])" office:value-type="float" office:value="796.199999904" calcext:value-type="float">
            <text:p>796.199999904</text:p>
          </table:table-cell>
          <table:table-cell table:style-name="ce4" table:formula="of:=[.M30]+48" office:value-type="float" office:value="145" calcext:value-type="float">
            <text:p>145</text:p>
          </table:table-cell>
          <table:table-cell table:style-name="ce6" table:formula="of:=[.N30]" office:value-type="float" office:value="6582.2" calcext:value-type="float">
            <text:p>6582.2</text:p>
          </table:table-cell>
          <table:table-cell table:style-name="ce6" table:formula="of:=[.O30]+[.$L$13]*([.$J30]-[.$J31])" office:value-type="float" office:value="798.199999904" calcext:value-type="float">
            <text:p>798.199999904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table:formula="of:=[.B27]" office:value-type="string" office:string-value="G105" calcext:value-type="string">
            <text:p>G105</text:p>
          </table:table-cell>
          <table:table-cell table:formula="of:=[.C27]" office:value-type="string" office:string-value="PY7.79553191489362" calcext:value-type="string">
            <text:p>PY7.79553191489362</text:p>
          </table:table-cell>
          <table:table-cell/>
          <table:table-cell table:formula="of:=[.A32]&amp;&quot; &quot;&amp;[.B32]&amp;&quot; &quot;&amp;[.C32]" office:value-type="string" office:string-value="N31 G105 PY7.79553191489362" calcext:value-type="string">
            <text:p>N31 G105 PY7.79553191489362</text:p>
          </table:table-cell>
          <table:table-cell table:number-columns-repeated="2"/>
          <table:table-cell table:formula="of:=[.H27]" office:value-type="string" office:string-value="jog up" calcext:value-type="string">
            <text:p>jog up</text:p>
          </table:table-cell>
          <table:table-cell/>
          <table:table-cell table:style-name="ce4" table:formula="of:=[.J31]-48" office:value-type="float" office:value="768" calcext:value-type="float">
            <text:p>768</text:p>
          </table:table-cell>
          <table:table-cell table:style-name="ce6" table:formula="of:=[.K31]" office:value-type="float" office:value="186.5" calcext:value-type="float">
            <text:p>186.5</text:p>
          </table:table-cell>
          <table:table-cell table:style-name="ce6" table:formula="of:=[.L31]+[.$L$13]*([.$J31]-[.$J32])" office:value-type="float" office:value="1026.199999872" calcext:value-type="float">
            <text:p>1026.199999872</text:p>
          </table:table-cell>
          <table:table-cell table:style-name="ce4" table:formula="of:=[.M31]+48" office:value-type="float" office:value="193" calcext:value-type="float">
            <text:p>193</text:p>
          </table:table-cell>
          <table:table-cell table:style-name="ce6" table:formula="of:=[.N31]" office:value-type="float" office:value="6582.2" calcext:value-type="float">
            <text:p>6582.2</text:p>
          </table:table-cell>
          <table:table-cell table:style-name="ce6" table:formula="of:=[.O31]+[.$L$13]*([.$J31]-[.$J32])" office:value-type="float" office:value="1028.199999872" calcext:value-type="float">
            <text:p>1028.199999872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table:formula="of:=&quot;X&quot;&amp;[.G33]" office:value-type="string" office:string-value="X6747.5" calcext:value-type="string">
            <text:p>X6747.5</text:p>
          </table:table-cell>
          <table:table-cell table:formula="of:=&quot;Y&quot;&amp;[.H33]" office:value-type="string" office:string-value="Y139.370957446809" calcext:value-type="string">
            <text:p>Y139.370957446809</text:p>
          </table:table-cell>
          <table:table-cell/>
          <table:table-cell table:formula="of:=[.A33]&amp;&quot; &quot;&amp;[.B33]&amp;&quot; &quot;&amp;[.C33]" office:value-type="string" office:string-value="N32 X6747.5 Y139.370957446809" calcext:value-type="string">
            <text:p>N32 X6747.5 Y139.370957446809</text:p>
          </table:table-cell>
          <table:table-cell/>
          <table:table-cell table:formula="of:=[.G28]" office:value-type="float" office:value="6747.5" calcext:value-type="float">
            <text:p>6747.5</text:p>
          </table:table-cell>
          <table:table-cell table:formula="of:=[.H28]+[.$K$13]" office:value-type="float" office:value="139.370957446809" calcext:value-type="float">
            <text:p>139.3709574468</text:p>
          </table:table-cell>
          <table:table-cell/>
          <table:table-cell table:style-name="ce4" table:formula="of:=[.J32]-48" office:value-type="float" office:value="720" calcext:value-type="float">
            <text:p>720</text:p>
          </table:table-cell>
          <table:table-cell table:style-name="ce6" table:formula="of:=[.K32]" office:value-type="float" office:value="186.5" calcext:value-type="float">
            <text:p>186.5</text:p>
          </table:table-cell>
          <table:table-cell table:style-name="ce6" table:formula="of:=[.L32]+[.$L$13]*([.$J32]-[.$J33])" office:value-type="float" office:value="1256.19999984" calcext:value-type="float">
            <text:p>1256.19999984</text:p>
          </table:table-cell>
          <table:table-cell table:style-name="ce4" table:formula="of:=[.M32]+48" office:value-type="float" office:value="241" calcext:value-type="float">
            <text:p>241</text:p>
          </table:table-cell>
          <table:table-cell table:style-name="ce6" table:formula="of:=[.N32]" office:value-type="float" office:value="6582.2" calcext:value-type="float">
            <text:p>6582.2</text:p>
          </table:table-cell>
          <table:table-cell table:style-name="ce6" table:formula="of:=[.O32]+[.$L$13]*([.$J32]-[.$J33])" office:value-type="float" office:value="1258.19999984" calcext:value-type="float">
            <text:p>1258.19999984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table:formula="of:=[.B29]" office:value-type="string" office:string-value="G106" calcext:value-type="string">
            <text:p>G106</text:p>
          </table:table-cell>
          <table:table-cell table:formula="of:=[.C29]" office:value-type="string" office:string-value="P3" calcext:value-type="string">
            <text:p>P3</text:p>
          </table:table-cell>
          <table:table-cell/>
          <table:table-cell table:formula="of:=[.A34]&amp;&quot; &quot;&amp;[.B34]&amp;&quot; &quot;&amp;[.C34]" office:value-type="string" office:string-value="N33 G106 P3" calcext:value-type="string">
            <text:p>N33 G106 P3</text:p>
          </table:table-cell>
          <table:table-cell table:number-columns-repeated="4"/>
          <table:table-cell office:value-type="string" calcext:value-type="string">
            <text:p>Transfer Zone</text:p>
          </table:table-cell>
          <table:table-cell office:value-type="float" office:value="13.164" calcext:value-type="float">
            <text:p>13.164</text:p>
          </table:table-cell>
          <table:table-cell table:number-columns-repeated="2"/>
          <table:table-cell office:value-type="float" office:value="6746.733" calcext:value-type="float">
            <text:p>6746.733</text:p>
          </table:table-cell>
          <table:table-cell/>
        </table:table-row>
        <table:table-row table:style-name="ro1">
          <table:table-cell office:value-type="string" calcext:value-type="string">
            <text:p>N34</text:p>
          </table:table-cell>
          <table:table-cell table:formula="of:=&quot;X&quot;&amp;[.G35]" office:value-type="string" office:string-value="X12.5" calcext:value-type="string">
            <text:p>X12.5</text:p>
          </table:table-cell>
          <table:table-cell table:formula="of:=&quot;Y&quot;&amp;[.H35]" office:value-type="string" office:string-value="Y137.370957446809" calcext:value-type="string">
            <text:p>Y137.370957446809</text:p>
          </table:table-cell>
          <table:table-cell/>
          <table:table-cell table:formula="of:=[.A35]&amp;&quot; &quot;&amp;[.B35]&amp;&quot; &quot;&amp;[.C35]" office:value-type="string" office:string-value="N34 X12.5 Y137.370957446809" calcext:value-type="string">
            <text:p>N34 X12.5 Y137.370957446809</text:p>
          </table:table-cell>
          <table:table-cell/>
          <table:table-cell table:formula="of:=[.G30]" office:value-type="float" office:value="12.5" calcext:value-type="float">
            <text:p>12.5</text:p>
          </table:table-cell>
          <table:table-cell table:formula="of:=[.H30]+[.$K$13]" office:value-type="float" office:value="137.370957446809" calcext:value-type="float">
            <text:p>137.37095744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5</text:p>
          </table:table-cell>
          <table:table-cell table:formula="of:=[.B31]" office:value-type="string" office:string-value="G106" calcext:value-type="string">
            <text:p>G106</text:p>
          </table:table-cell>
          <table:table-cell table:formula="of:=[.C31]" office:value-type="string" office:string-value="P0" calcext:value-type="string">
            <text:p>P0</text:p>
          </table:table-cell>
          <table:table-cell/>
          <table:table-cell table:formula="of:=[.A36]&amp;&quot; &quot;&amp;[.B36]&amp;&quot; &quot;&amp;[.C36]" office:value-type="string" office:string-value="N35 G106 P0" calcext:value-type="string">
            <text:p>N3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6</text:p>
          </table:table-cell>
          <table:table-cell table:formula="of:=[.B32]" office:value-type="string" office:string-value="G105" calcext:value-type="string">
            <text:p>G105</text:p>
          </table:table-cell>
          <table:table-cell table:formula="of:=[.C32]" office:value-type="string" office:string-value="PY7.79553191489362" calcext:value-type="string">
            <text:p>PY7.79553191489362</text:p>
          </table:table-cell>
          <table:table-cell/>
          <table:table-cell table:formula="of:=[.A37]&amp;&quot; &quot;&amp;[.B37]&amp;&quot; &quot;&amp;[.C37]" office:value-type="string" office:string-value="N36 G105 PY7.79553191489362" calcext:value-type="string">
            <text:p>N36 G105 PY7.79553191489362</text:p>
          </table:table-cell>
          <table:table-cell table:number-columns-repeated="2"/>
          <table:table-cell table:formula="of:=[.H3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7</text:p>
          </table:table-cell>
          <table:table-cell table:formula="of:=&quot;X&quot;&amp;[.G38]" office:value-type="string" office:string-value="X6747.5" calcext:value-type="string">
            <text:p>X6747.5</text:p>
          </table:table-cell>
          <table:table-cell table:formula="of:=&quot;Y&quot;&amp;[.H38]" office:value-type="string" office:string-value="Y144.166489361702" calcext:value-type="string">
            <text:p>Y144.166489361702</text:p>
          </table:table-cell>
          <table:table-cell/>
          <table:table-cell table:formula="of:=[.A38]&amp;&quot; &quot;&amp;[.B38]&amp;&quot; &quot;&amp;[.C38]" office:value-type="string" office:string-value="N37 X6747.5 Y144.166489361702" calcext:value-type="string">
            <text:p>N37 X6747.5 Y144.166489361702</text:p>
          </table:table-cell>
          <table:table-cell/>
          <table:table-cell table:formula="of:=[.G33]" office:value-type="float" office:value="6747.5" calcext:value-type="float">
            <text:p>6747.5</text:p>
          </table:table-cell>
          <table:table-cell table:formula="of:=[.H33]+[.$K$13]" office:value-type="float" office:value="144.166489361702" calcext:value-type="float">
            <text:p>144.1664893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8</text:p>
          </table:table-cell>
          <table:table-cell table:formula="of:=[.B34]" office:value-type="string" office:string-value="G106" calcext:value-type="string">
            <text:p>G106</text:p>
          </table:table-cell>
          <table:table-cell table:formula="of:=[.C34]" office:value-type="string" office:string-value="P3" calcext:value-type="string">
            <text:p>P3</text:p>
          </table:table-cell>
          <table:table-cell/>
          <table:table-cell table:formula="of:=[.A39]&amp;&quot; &quot;&amp;[.B39]&amp;&quot; &quot;&amp;[.C39]" office:value-type="string" office:string-value="N38 G106 P3" calcext:value-type="string">
            <text:p>N3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9</text:p>
          </table:table-cell>
          <table:table-cell table:formula="of:=&quot;X&quot;&amp;[.G40]" office:value-type="string" office:string-value="X12.5" calcext:value-type="string">
            <text:p>X12.5</text:p>
          </table:table-cell>
          <table:table-cell table:formula="of:=&quot;Y&quot;&amp;[.H40]" office:value-type="string" office:string-value="Y142.166489361702" calcext:value-type="string">
            <text:p>Y142.166489361702</text:p>
          </table:table-cell>
          <table:table-cell/>
          <table:table-cell table:formula="of:=[.A40]&amp;&quot; &quot;&amp;[.B40]&amp;&quot; &quot;&amp;[.C40]" office:value-type="string" office:string-value="N39 X12.5 Y142.166489361702" calcext:value-type="string">
            <text:p>N39 X12.5 Y142.166489361702</text:p>
          </table:table-cell>
          <table:table-cell/>
          <table:table-cell table:formula="of:=[.G35]" office:value-type="float" office:value="12.5" calcext:value-type="float">
            <text:p>12.5</text:p>
          </table:table-cell>
          <table:table-cell table:formula="of:=[.H35]+[.$K$13]" office:value-type="float" office:value="142.166489361702" calcext:value-type="float">
            <text:p>142.1664893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0</text:p>
          </table:table-cell>
          <table:table-cell table:formula="of:=[.B36]" office:value-type="string" office:string-value="G106" calcext:value-type="string">
            <text:p>G106</text:p>
          </table:table-cell>
          <table:table-cell table:formula="of:=[.C36]" office:value-type="string" office:string-value="P0" calcext:value-type="string">
            <text:p>P0</text:p>
          </table:table-cell>
          <table:table-cell/>
          <table:table-cell table:formula="of:=[.A41]&amp;&quot; &quot;&amp;[.B41]&amp;&quot; &quot;&amp;[.C41]" office:value-type="string" office:string-value="N40 G106 P0" calcext:value-type="string">
            <text:p>N4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1</text:p>
          </table:table-cell>
          <table:table-cell table:formula="of:=[.B37]" office:value-type="string" office:string-value="G105" calcext:value-type="string">
            <text:p>G105</text:p>
          </table:table-cell>
          <table:table-cell table:formula="of:=[.C37]" office:value-type="string" office:string-value="PY7.79553191489362" calcext:value-type="string">
            <text:p>PY7.79553191489362</text:p>
          </table:table-cell>
          <table:table-cell/>
          <table:table-cell table:formula="of:=[.A42]&amp;&quot; &quot;&amp;[.B42]&amp;&quot; &quot;&amp;[.C42]" office:value-type="string" office:string-value="N41 G105 PY7.79553191489362" calcext:value-type="string">
            <text:p>N41 G105 PY7.79553191489362</text:p>
          </table:table-cell>
          <table:table-cell table:number-columns-repeated="2"/>
          <table:table-cell table:formula="of:=[.H3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2</text:p>
          </table:table-cell>
          <table:table-cell table:formula="of:=&quot;X&quot;&amp;[.G43]" office:value-type="string" office:string-value="X6747.5" calcext:value-type="string">
            <text:p>X6747.5</text:p>
          </table:table-cell>
          <table:table-cell table:formula="of:=&quot;Y&quot;&amp;[.H43]" office:value-type="string" office:string-value="Y148.962021276596" calcext:value-type="string">
            <text:p>Y148.962021276596</text:p>
          </table:table-cell>
          <table:table-cell/>
          <table:table-cell table:formula="of:=[.A43]&amp;&quot; &quot;&amp;[.B43]&amp;&quot; &quot;&amp;[.C43]" office:value-type="string" office:string-value="N42 X6747.5 Y148.962021276596" calcext:value-type="string">
            <text:p>N42 X6747.5 Y148.962021276596</text:p>
          </table:table-cell>
          <table:table-cell/>
          <table:table-cell table:formula="of:=[.G38]" office:value-type="float" office:value="6747.5" calcext:value-type="float">
            <text:p>6747.5</text:p>
          </table:table-cell>
          <table:table-cell table:formula="of:=[.H38]+[.$K$13]" office:value-type="float" office:value="148.962021276596" calcext:value-type="float">
            <text:p>148.96202127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3</text:p>
          </table:table-cell>
          <table:table-cell table:formula="of:=[.B39]" office:value-type="string" office:string-value="G106" calcext:value-type="string">
            <text:p>G106</text:p>
          </table:table-cell>
          <table:table-cell table:formula="of:=[.C39]" office:value-type="string" office:string-value="P3" calcext:value-type="string">
            <text:p>P3</text:p>
          </table:table-cell>
          <table:table-cell/>
          <table:table-cell table:formula="of:=[.A44]&amp;&quot; &quot;&amp;[.B44]&amp;&quot; &quot;&amp;[.C44]" office:value-type="string" office:string-value="N43 G106 P3" calcext:value-type="string">
            <text:p>N4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4</text:p>
          </table:table-cell>
          <table:table-cell table:formula="of:=&quot;X&quot;&amp;[.G45]" office:value-type="string" office:string-value="X12.5" calcext:value-type="string">
            <text:p>X12.5</text:p>
          </table:table-cell>
          <table:table-cell table:formula="of:=&quot;Y&quot;&amp;[.H45]" office:value-type="string" office:string-value="Y146.962021276596" calcext:value-type="string">
            <text:p>Y146.962021276596</text:p>
          </table:table-cell>
          <table:table-cell/>
          <table:table-cell table:formula="of:=[.A45]&amp;&quot; &quot;&amp;[.B45]&amp;&quot; &quot;&amp;[.C45]" office:value-type="string" office:string-value="N44 X12.5 Y146.962021276596" calcext:value-type="string">
            <text:p>N44 X12.5 Y146.962021276596</text:p>
          </table:table-cell>
          <table:table-cell/>
          <table:table-cell table:formula="of:=[.G40]" office:value-type="float" office:value="12.5" calcext:value-type="float">
            <text:p>12.5</text:p>
          </table:table-cell>
          <table:table-cell table:formula="of:=[.H40]+[.$K$13]" office:value-type="float" office:value="146.962021276596" calcext:value-type="float">
            <text:p>146.96202127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5</text:p>
          </table:table-cell>
          <table:table-cell table:formula="of:=[.B41]" office:value-type="string" office:string-value="G106" calcext:value-type="string">
            <text:p>G106</text:p>
          </table:table-cell>
          <table:table-cell table:formula="of:=[.C41]" office:value-type="string" office:string-value="P0" calcext:value-type="string">
            <text:p>P0</text:p>
          </table:table-cell>
          <table:table-cell/>
          <table:table-cell table:formula="of:=[.A46]&amp;&quot; &quot;&amp;[.B46]&amp;&quot; &quot;&amp;[.C46]" office:value-type="string" office:string-value="N45 G106 P0" calcext:value-type="string">
            <text:p>N4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6</text:p>
          </table:table-cell>
          <table:table-cell table:formula="of:=[.B42]" office:value-type="string" office:string-value="G105" calcext:value-type="string">
            <text:p>G105</text:p>
          </table:table-cell>
          <table:table-cell table:formula="of:=[.C42]" office:value-type="string" office:string-value="PY7.79553191489362" calcext:value-type="string">
            <text:p>PY7.79553191489362</text:p>
          </table:table-cell>
          <table:table-cell/>
          <table:table-cell table:formula="of:=[.A47]&amp;&quot; &quot;&amp;[.B47]&amp;&quot; &quot;&amp;[.C47]" office:value-type="string" office:string-value="N46 G105 PY7.79553191489362" calcext:value-type="string">
            <text:p>N46 G105 PY7.79553191489362</text:p>
          </table:table-cell>
          <table:table-cell table:number-columns-repeated="2"/>
          <table:table-cell table:formula="of:=[.H4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7</text:p>
          </table:table-cell>
          <table:table-cell table:formula="of:=&quot;X&quot;&amp;[.G48]" office:value-type="string" office:string-value="X6747.5" calcext:value-type="string">
            <text:p>X6747.5</text:p>
          </table:table-cell>
          <table:table-cell table:formula="of:=&quot;Y&quot;&amp;[.H48]" office:value-type="string" office:string-value="Y153.757553191489" calcext:value-type="string">
            <text:p>Y153.757553191489</text:p>
          </table:table-cell>
          <table:table-cell/>
          <table:table-cell table:formula="of:=[.A48]&amp;&quot; &quot;&amp;[.B48]&amp;&quot; &quot;&amp;[.C48]" office:value-type="string" office:string-value="N47 X6747.5 Y153.757553191489" calcext:value-type="string">
            <text:p>N47 X6747.5 Y153.757553191489</text:p>
          </table:table-cell>
          <table:table-cell/>
          <table:table-cell table:formula="of:=[.G43]" office:value-type="float" office:value="6747.5" calcext:value-type="float">
            <text:p>6747.5</text:p>
          </table:table-cell>
          <table:table-cell table:formula="of:=[.H43]+[.$K$13]" office:value-type="float" office:value="153.757553191489" calcext:value-type="float">
            <text:p>153.7575531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8</text:p>
          </table:table-cell>
          <table:table-cell table:formula="of:=[.B44]" office:value-type="string" office:string-value="G106" calcext:value-type="string">
            <text:p>G106</text:p>
          </table:table-cell>
          <table:table-cell table:formula="of:=[.C44]" office:value-type="string" office:string-value="P3" calcext:value-type="string">
            <text:p>P3</text:p>
          </table:table-cell>
          <table:table-cell/>
          <table:table-cell table:formula="of:=[.A49]&amp;&quot; &quot;&amp;[.B49]&amp;&quot; &quot;&amp;[.C49]" office:value-type="string" office:string-value="N48 G106 P3" calcext:value-type="string">
            <text:p>N4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9</text:p>
          </table:table-cell>
          <table:table-cell table:formula="of:=&quot;X&quot;&amp;[.G50]" office:value-type="string" office:string-value="X12.5" calcext:value-type="string">
            <text:p>X12.5</text:p>
          </table:table-cell>
          <table:table-cell table:formula="of:=&quot;Y&quot;&amp;[.H50]" office:value-type="string" office:string-value="Y151.757553191489" calcext:value-type="string">
            <text:p>Y151.757553191489</text:p>
          </table:table-cell>
          <table:table-cell/>
          <table:table-cell table:formula="of:=[.A50]&amp;&quot; &quot;&amp;[.B50]&amp;&quot; &quot;&amp;[.C50]" office:value-type="string" office:string-value="N49 X12.5 Y151.757553191489" calcext:value-type="string">
            <text:p>N49 X12.5 Y151.757553191489</text:p>
          </table:table-cell>
          <table:table-cell/>
          <table:table-cell table:formula="of:=[.G45]" office:value-type="float" office:value="12.5" calcext:value-type="float">
            <text:p>12.5</text:p>
          </table:table-cell>
          <table:table-cell table:formula="of:=[.H45]+[.$K$13]" office:value-type="float" office:value="151.757553191489" calcext:value-type="float">
            <text:p>151.7575531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0</text:p>
          </table:table-cell>
          <table:table-cell table:formula="of:=[.B46]" office:value-type="string" office:string-value="G106" calcext:value-type="string">
            <text:p>G106</text:p>
          </table:table-cell>
          <table:table-cell table:formula="of:=[.C46]" office:value-type="string" office:string-value="P0" calcext:value-type="string">
            <text:p>P0</text:p>
          </table:table-cell>
          <table:table-cell/>
          <table:table-cell table:formula="of:=[.A51]&amp;&quot; &quot;&amp;[.B51]&amp;&quot; &quot;&amp;[.C51]" office:value-type="string" office:string-value="N50 G106 P0" calcext:value-type="string">
            <text:p>N5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1</text:p>
          </table:table-cell>
          <table:table-cell table:formula="of:=[.B47]" office:value-type="string" office:string-value="G105" calcext:value-type="string">
            <text:p>G105</text:p>
          </table:table-cell>
          <table:table-cell table:formula="of:=[.C47]" office:value-type="string" office:string-value="PY7.79553191489362" calcext:value-type="string">
            <text:p>PY7.79553191489362</text:p>
          </table:table-cell>
          <table:table-cell/>
          <table:table-cell table:formula="of:=[.A52]&amp;&quot; &quot;&amp;[.B52]&amp;&quot; &quot;&amp;[.C52]" office:value-type="string" office:string-value="N51 G105 PY7.79553191489362" calcext:value-type="string">
            <text:p>N51 G105 PY7.79553191489362</text:p>
          </table:table-cell>
          <table:table-cell table:number-columns-repeated="2"/>
          <table:table-cell table:formula="of:=[.H4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2</text:p>
          </table:table-cell>
          <table:table-cell table:formula="of:=&quot;X&quot;&amp;[.G53]" office:value-type="string" office:string-value="X6747.5" calcext:value-type="string">
            <text:p>X6747.5</text:p>
          </table:table-cell>
          <table:table-cell table:formula="of:=&quot;Y&quot;&amp;[.H53]" office:value-type="string" office:string-value="Y158.553085106383" calcext:value-type="string">
            <text:p>Y158.553085106383</text:p>
          </table:table-cell>
          <table:table-cell/>
          <table:table-cell table:formula="of:=[.A53]&amp;&quot; &quot;&amp;[.B53]&amp;&quot; &quot;&amp;[.C53]" office:value-type="string" office:string-value="N52 X6747.5 Y158.553085106383" calcext:value-type="string">
            <text:p>N52 X6747.5 Y158.553085106383</text:p>
          </table:table-cell>
          <table:table-cell/>
          <table:table-cell table:formula="of:=[.G48]" office:value-type="float" office:value="6747.5" calcext:value-type="float">
            <text:p>6747.5</text:p>
          </table:table-cell>
          <table:table-cell table:formula="of:=[.H48]+[.$K$13]" office:value-type="float" office:value="158.553085106383" calcext:value-type="float">
            <text:p>158.5530851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3</text:p>
          </table:table-cell>
          <table:table-cell table:formula="of:=[.B49]" office:value-type="string" office:string-value="G106" calcext:value-type="string">
            <text:p>G106</text:p>
          </table:table-cell>
          <table:table-cell table:formula="of:=[.C49]" office:value-type="string" office:string-value="P3" calcext:value-type="string">
            <text:p>P3</text:p>
          </table:table-cell>
          <table:table-cell/>
          <table:table-cell table:formula="of:=[.A54]&amp;&quot; &quot;&amp;[.B54]&amp;&quot; &quot;&amp;[.C54]" office:value-type="string" office:string-value="N53 G106 P3" calcext:value-type="string">
            <text:p>N5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4</text:p>
          </table:table-cell>
          <table:table-cell table:formula="of:=&quot;X&quot;&amp;[.G55]" office:value-type="string" office:string-value="X12.5" calcext:value-type="string">
            <text:p>X12.5</text:p>
          </table:table-cell>
          <table:table-cell table:formula="of:=&quot;Y&quot;&amp;[.H55]" office:value-type="string" office:string-value="Y156.553085106383" calcext:value-type="string">
            <text:p>Y156.553085106383</text:p>
          </table:table-cell>
          <table:table-cell/>
          <table:table-cell table:formula="of:=[.A55]&amp;&quot; &quot;&amp;[.B55]&amp;&quot; &quot;&amp;[.C55]" office:value-type="string" office:string-value="N54 X12.5 Y156.553085106383" calcext:value-type="string">
            <text:p>N54 X12.5 Y156.553085106383</text:p>
          </table:table-cell>
          <table:table-cell/>
          <table:table-cell table:formula="of:=[.G50]" office:value-type="float" office:value="12.5" calcext:value-type="float">
            <text:p>12.5</text:p>
          </table:table-cell>
          <table:table-cell table:formula="of:=[.H50]+[.$K$13]" office:value-type="float" office:value="156.553085106383" calcext:value-type="float">
            <text:p>156.5530851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5</text:p>
          </table:table-cell>
          <table:table-cell table:formula="of:=[.B51]" office:value-type="string" office:string-value="G106" calcext:value-type="string">
            <text:p>G106</text:p>
          </table:table-cell>
          <table:table-cell table:formula="of:=[.C51]" office:value-type="string" office:string-value="P0" calcext:value-type="string">
            <text:p>P0</text:p>
          </table:table-cell>
          <table:table-cell/>
          <table:table-cell table:formula="of:=[.A56]&amp;&quot; &quot;&amp;[.B56]&amp;&quot; &quot;&amp;[.C56]" office:value-type="string" office:string-value="N55 G106 P0" calcext:value-type="string">
            <text:p>N5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6</text:p>
          </table:table-cell>
          <table:table-cell table:formula="of:=[.B52]" office:value-type="string" office:string-value="G105" calcext:value-type="string">
            <text:p>G105</text:p>
          </table:table-cell>
          <table:table-cell table:formula="of:=[.C52]" office:value-type="string" office:string-value="PY7.79553191489362" calcext:value-type="string">
            <text:p>PY7.79553191489362</text:p>
          </table:table-cell>
          <table:table-cell/>
          <table:table-cell table:formula="of:=[.A57]&amp;&quot; &quot;&amp;[.B57]&amp;&quot; &quot;&amp;[.C57]" office:value-type="string" office:string-value="N56 G105 PY7.79553191489362" calcext:value-type="string">
            <text:p>N56 G105 PY7.79553191489362</text:p>
          </table:table-cell>
          <table:table-cell table:number-columns-repeated="2"/>
          <table:table-cell table:formula="of:=[.H5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7</text:p>
          </table:table-cell>
          <table:table-cell table:formula="of:=&quot;X&quot;&amp;[.G58]" office:value-type="string" office:string-value="X6747.5" calcext:value-type="string">
            <text:p>X6747.5</text:p>
          </table:table-cell>
          <table:table-cell table:formula="of:=&quot;Y&quot;&amp;[.H58]" office:value-type="string" office:string-value="Y163.348617021277" calcext:value-type="string">
            <text:p>Y163.348617021277</text:p>
          </table:table-cell>
          <table:table-cell/>
          <table:table-cell table:formula="of:=[.A58]&amp;&quot; &quot;&amp;[.B58]&amp;&quot; &quot;&amp;[.C58]" office:value-type="string" office:string-value="N57 X6747.5 Y163.348617021277" calcext:value-type="string">
            <text:p>N57 X6747.5 Y163.348617021277</text:p>
          </table:table-cell>
          <table:table-cell/>
          <table:table-cell table:formula="of:=[.G53]" office:value-type="float" office:value="6747.5" calcext:value-type="float">
            <text:p>6747.5</text:p>
          </table:table-cell>
          <table:table-cell table:formula="of:=[.H53]+[.$K$13]" office:value-type="float" office:value="163.348617021277" calcext:value-type="float">
            <text:p>163.34861702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8</text:p>
          </table:table-cell>
          <table:table-cell table:formula="of:=[.B54]" office:value-type="string" office:string-value="G106" calcext:value-type="string">
            <text:p>G106</text:p>
          </table:table-cell>
          <table:table-cell table:formula="of:=[.C54]" office:value-type="string" office:string-value="P3" calcext:value-type="string">
            <text:p>P3</text:p>
          </table:table-cell>
          <table:table-cell/>
          <table:table-cell table:formula="of:=[.A59]&amp;&quot; &quot;&amp;[.B59]&amp;&quot; &quot;&amp;[.C59]" office:value-type="string" office:string-value="N58 G106 P3" calcext:value-type="string">
            <text:p>N5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9</text:p>
          </table:table-cell>
          <table:table-cell table:formula="of:=&quot;X&quot;&amp;[.G60]" office:value-type="string" office:string-value="X12.5" calcext:value-type="string">
            <text:p>X12.5</text:p>
          </table:table-cell>
          <table:table-cell table:formula="of:=&quot;Y&quot;&amp;[.H60]" office:value-type="string" office:string-value="Y161.348617021277" calcext:value-type="string">
            <text:p>Y161.348617021277</text:p>
          </table:table-cell>
          <table:table-cell/>
          <table:table-cell table:formula="of:=[.A60]&amp;&quot; &quot;&amp;[.B60]&amp;&quot; &quot;&amp;[.C60]" office:value-type="string" office:string-value="N59 X12.5 Y161.348617021277" calcext:value-type="string">
            <text:p>N59 X12.5 Y161.348617021277</text:p>
          </table:table-cell>
          <table:table-cell/>
          <table:table-cell table:formula="of:=[.G55]" office:value-type="float" office:value="12.5" calcext:value-type="float">
            <text:p>12.5</text:p>
          </table:table-cell>
          <table:table-cell table:formula="of:=[.H55]+[.$K$13]" office:value-type="float" office:value="161.348617021277" calcext:value-type="float">
            <text:p>161.34861702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0</text:p>
          </table:table-cell>
          <table:table-cell table:formula="of:=[.B56]" office:value-type="string" office:string-value="G106" calcext:value-type="string">
            <text:p>G106</text:p>
          </table:table-cell>
          <table:table-cell table:formula="of:=[.C56]" office:value-type="string" office:string-value="P0" calcext:value-type="string">
            <text:p>P0</text:p>
          </table:table-cell>
          <table:table-cell/>
          <table:table-cell table:formula="of:=[.A61]&amp;&quot; &quot;&amp;[.B61]&amp;&quot; &quot;&amp;[.C61]" office:value-type="string" office:string-value="N60 G106 P0" calcext:value-type="string">
            <text:p>N6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1</text:p>
          </table:table-cell>
          <table:table-cell table:formula="of:=[.B57]" office:value-type="string" office:string-value="G105" calcext:value-type="string">
            <text:p>G105</text:p>
          </table:table-cell>
          <table:table-cell table:formula="of:=[.C57]" office:value-type="string" office:string-value="PY7.79553191489362" calcext:value-type="string">
            <text:p>PY7.79553191489362</text:p>
          </table:table-cell>
          <table:table-cell/>
          <table:table-cell table:formula="of:=[.A62]&amp;&quot; &quot;&amp;[.B62]&amp;&quot; &quot;&amp;[.C62]" office:value-type="string" office:string-value="N61 G105 PY7.79553191489362" calcext:value-type="string">
            <text:p>N61 G105 PY7.79553191489362</text:p>
          </table:table-cell>
          <table:table-cell table:number-columns-repeated="2"/>
          <table:table-cell table:formula="of:=[.H5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2</text:p>
          </table:table-cell>
          <table:table-cell table:formula="of:=&quot;X&quot;&amp;[.G63]" office:value-type="string" office:string-value="X6747.5" calcext:value-type="string">
            <text:p>X6747.5</text:p>
          </table:table-cell>
          <table:table-cell table:formula="of:=&quot;Y&quot;&amp;[.H63]" office:value-type="string" office:string-value="Y168.14414893617" calcext:value-type="string">
            <text:p>Y168.14414893617</text:p>
          </table:table-cell>
          <table:table-cell/>
          <table:table-cell table:formula="of:=[.A63]&amp;&quot; &quot;&amp;[.B63]&amp;&quot; &quot;&amp;[.C63]" office:value-type="string" office:string-value="N62 X6747.5 Y168.14414893617" calcext:value-type="string">
            <text:p>N62 X6747.5 Y168.14414893617</text:p>
          </table:table-cell>
          <table:table-cell/>
          <table:table-cell table:formula="of:=[.G58]" office:value-type="float" office:value="6747.5" calcext:value-type="float">
            <text:p>6747.5</text:p>
          </table:table-cell>
          <table:table-cell table:formula="of:=[.H58]+[.$K$13]" office:value-type="float" office:value="168.14414893617" calcext:value-type="float">
            <text:p>168.144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3</text:p>
          </table:table-cell>
          <table:table-cell table:formula="of:=[.B59]" office:value-type="string" office:string-value="G106" calcext:value-type="string">
            <text:p>G106</text:p>
          </table:table-cell>
          <table:table-cell table:formula="of:=[.C59]" office:value-type="string" office:string-value="P3" calcext:value-type="string">
            <text:p>P3</text:p>
          </table:table-cell>
          <table:table-cell/>
          <table:table-cell table:formula="of:=[.A64]&amp;&quot; &quot;&amp;[.B64]&amp;&quot; &quot;&amp;[.C64]" office:value-type="string" office:string-value="N63 G106 P3" calcext:value-type="string">
            <text:p>N6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4</text:p>
          </table:table-cell>
          <table:table-cell table:formula="of:=&quot;X&quot;&amp;[.G65]" office:value-type="string" office:string-value="X12.5" calcext:value-type="string">
            <text:p>X12.5</text:p>
          </table:table-cell>
          <table:table-cell table:formula="of:=&quot;Y&quot;&amp;[.H65]" office:value-type="string" office:string-value="Y166.14414893617" calcext:value-type="string">
            <text:p>Y166.14414893617</text:p>
          </table:table-cell>
          <table:table-cell/>
          <table:table-cell table:formula="of:=[.A65]&amp;&quot; &quot;&amp;[.B65]&amp;&quot; &quot;&amp;[.C65]" office:value-type="string" office:string-value="N64 X12.5 Y166.14414893617" calcext:value-type="string">
            <text:p>N64 X12.5 Y166.14414893617</text:p>
          </table:table-cell>
          <table:table-cell/>
          <table:table-cell table:formula="of:=[.G60]" office:value-type="float" office:value="12.5" calcext:value-type="float">
            <text:p>12.5</text:p>
          </table:table-cell>
          <table:table-cell table:formula="of:=[.H60]+[.$K$13]" office:value-type="float" office:value="166.14414893617" calcext:value-type="float">
            <text:p>166.144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5</text:p>
          </table:table-cell>
          <table:table-cell table:formula="of:=[.B61]" office:value-type="string" office:string-value="G106" calcext:value-type="string">
            <text:p>G106</text:p>
          </table:table-cell>
          <table:table-cell table:formula="of:=[.C61]" office:value-type="string" office:string-value="P0" calcext:value-type="string">
            <text:p>P0</text:p>
          </table:table-cell>
          <table:table-cell/>
          <table:table-cell table:formula="of:=[.A66]&amp;&quot; &quot;&amp;[.B66]&amp;&quot; &quot;&amp;[.C66]" office:value-type="string" office:string-value="N65 G106 P0" calcext:value-type="string">
            <text:p>N6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6</text:p>
          </table:table-cell>
          <table:table-cell table:formula="of:=[.B62]" office:value-type="string" office:string-value="G105" calcext:value-type="string">
            <text:p>G105</text:p>
          </table:table-cell>
          <table:table-cell table:formula="of:=[.C62]" office:value-type="string" office:string-value="PY7.79553191489362" calcext:value-type="string">
            <text:p>PY7.79553191489362</text:p>
          </table:table-cell>
          <table:table-cell/>
          <table:table-cell table:formula="of:=[.A67]&amp;&quot; &quot;&amp;[.B67]&amp;&quot; &quot;&amp;[.C67]" office:value-type="string" office:string-value="N66 G105 PY7.79553191489362" calcext:value-type="string">
            <text:p>N66 G105 PY7.79553191489362</text:p>
          </table:table-cell>
          <table:table-cell table:number-columns-repeated="2"/>
          <table:table-cell table:formula="of:=[.H6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7</text:p>
          </table:table-cell>
          <table:table-cell table:formula="of:=&quot;X&quot;&amp;[.G68]" office:value-type="string" office:string-value="X6747.5" calcext:value-type="string">
            <text:p>X6747.5</text:p>
          </table:table-cell>
          <table:table-cell table:formula="of:=&quot;Y&quot;&amp;[.H68]" office:value-type="string" office:string-value="Y172.939680851064" calcext:value-type="string">
            <text:p>Y172.939680851064</text:p>
          </table:table-cell>
          <table:table-cell/>
          <table:table-cell table:formula="of:=[.A68]&amp;&quot; &quot;&amp;[.B68]&amp;&quot; &quot;&amp;[.C68]" office:value-type="string" office:string-value="N67 X6747.5 Y172.939680851064" calcext:value-type="string">
            <text:p>N67 X6747.5 Y172.939680851064</text:p>
          </table:table-cell>
          <table:table-cell/>
          <table:table-cell table:formula="of:=[.G63]" office:value-type="float" office:value="6747.5" calcext:value-type="float">
            <text:p>6747.5</text:p>
          </table:table-cell>
          <table:table-cell table:formula="of:=[.H63]+[.$K$13]" office:value-type="float" office:value="172.939680851064" calcext:value-type="float">
            <text:p>172.93968085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8</text:p>
          </table:table-cell>
          <table:table-cell table:formula="of:=[.B64]" office:value-type="string" office:string-value="G106" calcext:value-type="string">
            <text:p>G106</text:p>
          </table:table-cell>
          <table:table-cell table:formula="of:=[.C64]" office:value-type="string" office:string-value="P3" calcext:value-type="string">
            <text:p>P3</text:p>
          </table:table-cell>
          <table:table-cell/>
          <table:table-cell table:formula="of:=[.A69]&amp;&quot; &quot;&amp;[.B69]&amp;&quot; &quot;&amp;[.C69]" office:value-type="string" office:string-value="N68 G106 P3" calcext:value-type="string">
            <text:p>N6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9</text:p>
          </table:table-cell>
          <table:table-cell table:formula="of:=&quot;X&quot;&amp;[.G70]" office:value-type="string" office:string-value="X12.5" calcext:value-type="string">
            <text:p>X12.5</text:p>
          </table:table-cell>
          <table:table-cell table:formula="of:=&quot;Y&quot;&amp;[.H70]" office:value-type="string" office:string-value="Y170.939680851064" calcext:value-type="string">
            <text:p>Y170.939680851064</text:p>
          </table:table-cell>
          <table:table-cell/>
          <table:table-cell table:formula="of:=[.A70]&amp;&quot; &quot;&amp;[.B70]&amp;&quot; &quot;&amp;[.C70]" office:value-type="string" office:string-value="N69 X12.5 Y170.939680851064" calcext:value-type="string">
            <text:p>N69 X12.5 Y170.939680851064</text:p>
          </table:table-cell>
          <table:table-cell/>
          <table:table-cell table:formula="of:=[.G65]" office:value-type="float" office:value="12.5" calcext:value-type="float">
            <text:p>12.5</text:p>
          </table:table-cell>
          <table:table-cell table:formula="of:=[.H65]+[.$K$13]" office:value-type="float" office:value="170.939680851064" calcext:value-type="float">
            <text:p>170.93968085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0</text:p>
          </table:table-cell>
          <table:table-cell table:formula="of:=[.B66]" office:value-type="string" office:string-value="G106" calcext:value-type="string">
            <text:p>G106</text:p>
          </table:table-cell>
          <table:table-cell table:formula="of:=[.C66]" office:value-type="string" office:string-value="P0" calcext:value-type="string">
            <text:p>P0</text:p>
          </table:table-cell>
          <table:table-cell/>
          <table:table-cell table:formula="of:=[.A71]&amp;&quot; &quot;&amp;[.B71]&amp;&quot; &quot;&amp;[.C71]" office:value-type="string" office:string-value="N70 G106 P0" calcext:value-type="string">
            <text:p>N7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1</text:p>
          </table:table-cell>
          <table:table-cell table:formula="of:=[.B67]" office:value-type="string" office:string-value="G105" calcext:value-type="string">
            <text:p>G105</text:p>
          </table:table-cell>
          <table:table-cell table:formula="of:=[.C67]" office:value-type="string" office:string-value="PY7.79553191489362" calcext:value-type="string">
            <text:p>PY7.79553191489362</text:p>
          </table:table-cell>
          <table:table-cell/>
          <table:table-cell table:formula="of:=[.A72]&amp;&quot; &quot;&amp;[.B72]&amp;&quot; &quot;&amp;[.C72]" office:value-type="string" office:string-value="N71 G105 PY7.79553191489362" calcext:value-type="string">
            <text:p>N71 G105 PY7.79553191489362</text:p>
          </table:table-cell>
          <table:table-cell table:number-columns-repeated="2"/>
          <table:table-cell table:formula="of:=[.H6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2</text:p>
          </table:table-cell>
          <table:table-cell table:formula="of:=&quot;X&quot;&amp;[.G73]" office:value-type="string" office:string-value="X6747.5" calcext:value-type="string">
            <text:p>X6747.5</text:p>
          </table:table-cell>
          <table:table-cell table:formula="of:=&quot;Y&quot;&amp;[.H73]" office:value-type="string" office:string-value="Y177.735212765957" calcext:value-type="string">
            <text:p>Y177.735212765957</text:p>
          </table:table-cell>
          <table:table-cell/>
          <table:table-cell table:formula="of:=[.A73]&amp;&quot; &quot;&amp;[.B73]&amp;&quot; &quot;&amp;[.C73]" office:value-type="string" office:string-value="N72 X6747.5 Y177.735212765957" calcext:value-type="string">
            <text:p>N72 X6747.5 Y177.735212765957</text:p>
          </table:table-cell>
          <table:table-cell/>
          <table:table-cell table:formula="of:=[.G68]" office:value-type="float" office:value="6747.5" calcext:value-type="float">
            <text:p>6747.5</text:p>
          </table:table-cell>
          <table:table-cell table:formula="of:=[.H68]+[.$K$13]" office:value-type="float" office:value="177.735212765957" calcext:value-type="float">
            <text:p>177.7352127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3</text:p>
          </table:table-cell>
          <table:table-cell table:formula="of:=[.B69]" office:value-type="string" office:string-value="G106" calcext:value-type="string">
            <text:p>G106</text:p>
          </table:table-cell>
          <table:table-cell table:formula="of:=[.C69]" office:value-type="string" office:string-value="P3" calcext:value-type="string">
            <text:p>P3</text:p>
          </table:table-cell>
          <table:table-cell/>
          <table:table-cell table:formula="of:=[.A74]&amp;&quot; &quot;&amp;[.B74]&amp;&quot; &quot;&amp;[.C74]" office:value-type="string" office:string-value="N73 G106 P3" calcext:value-type="string">
            <text:p>N7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4</text:p>
          </table:table-cell>
          <table:table-cell table:formula="of:=&quot;X&quot;&amp;[.G75]" office:value-type="string" office:string-value="X12.5" calcext:value-type="string">
            <text:p>X12.5</text:p>
          </table:table-cell>
          <table:table-cell table:formula="of:=&quot;Y&quot;&amp;[.H75]" office:value-type="string" office:string-value="Y175.735212765957" calcext:value-type="string">
            <text:p>Y175.735212765957</text:p>
          </table:table-cell>
          <table:table-cell/>
          <table:table-cell table:formula="of:=[.A75]&amp;&quot; &quot;&amp;[.B75]&amp;&quot; &quot;&amp;[.C75]" office:value-type="string" office:string-value="N74 X12.5 Y175.735212765957" calcext:value-type="string">
            <text:p>N74 X12.5 Y175.735212765957</text:p>
          </table:table-cell>
          <table:table-cell/>
          <table:table-cell table:formula="of:=[.G70]" office:value-type="float" office:value="12.5" calcext:value-type="float">
            <text:p>12.5</text:p>
          </table:table-cell>
          <table:table-cell table:formula="of:=[.H70]+[.$K$13]" office:value-type="float" office:value="175.735212765957" calcext:value-type="float">
            <text:p>175.7352127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5</text:p>
          </table:table-cell>
          <table:table-cell table:formula="of:=[.B71]" office:value-type="string" office:string-value="G106" calcext:value-type="string">
            <text:p>G106</text:p>
          </table:table-cell>
          <table:table-cell table:formula="of:=[.C71]" office:value-type="string" office:string-value="P0" calcext:value-type="string">
            <text:p>P0</text:p>
          </table:table-cell>
          <table:table-cell/>
          <table:table-cell table:formula="of:=[.A76]&amp;&quot; &quot;&amp;[.B76]&amp;&quot; &quot;&amp;[.C76]" office:value-type="string" office:string-value="N75 G106 P0" calcext:value-type="string">
            <text:p>N7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6</text:p>
          </table:table-cell>
          <table:table-cell table:formula="of:=[.B72]" office:value-type="string" office:string-value="G105" calcext:value-type="string">
            <text:p>G105</text:p>
          </table:table-cell>
          <table:table-cell table:formula="of:=[.C72]" office:value-type="string" office:string-value="PY7.79553191489362" calcext:value-type="string">
            <text:p>PY7.79553191489362</text:p>
          </table:table-cell>
          <table:table-cell/>
          <table:table-cell table:formula="of:=[.A77]&amp;&quot; &quot;&amp;[.B77]&amp;&quot; &quot;&amp;[.C77]" office:value-type="string" office:string-value="N76 G105 PY7.79553191489362" calcext:value-type="string">
            <text:p>N76 G105 PY7.79553191489362</text:p>
          </table:table-cell>
          <table:table-cell table:number-columns-repeated="2"/>
          <table:table-cell table:formula="of:=[.H7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7</text:p>
          </table:table-cell>
          <table:table-cell table:formula="of:=&quot;X&quot;&amp;[.G78]" office:value-type="string" office:string-value="X6747.5" calcext:value-type="string">
            <text:p>X6747.5</text:p>
          </table:table-cell>
          <table:table-cell table:formula="of:=&quot;Y&quot;&amp;[.H78]" office:value-type="string" office:string-value="Y182.530744680851" calcext:value-type="string">
            <text:p>Y182.530744680851</text:p>
          </table:table-cell>
          <table:table-cell/>
          <table:table-cell table:formula="of:=[.A78]&amp;&quot; &quot;&amp;[.B78]&amp;&quot; &quot;&amp;[.C78]" office:value-type="string" office:string-value="N77 X6747.5 Y182.530744680851" calcext:value-type="string">
            <text:p>N77 X6747.5 Y182.530744680851</text:p>
          </table:table-cell>
          <table:table-cell/>
          <table:table-cell table:formula="of:=[.G73]" office:value-type="float" office:value="6747.5" calcext:value-type="float">
            <text:p>6747.5</text:p>
          </table:table-cell>
          <table:table-cell table:formula="of:=[.H73]+[.$K$13]" office:value-type="float" office:value="182.530744680851" calcext:value-type="float">
            <text:p>182.5307446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8</text:p>
          </table:table-cell>
          <table:table-cell table:formula="of:=[.B74]" office:value-type="string" office:string-value="G106" calcext:value-type="string">
            <text:p>G106</text:p>
          </table:table-cell>
          <table:table-cell table:formula="of:=[.C74]" office:value-type="string" office:string-value="P3" calcext:value-type="string">
            <text:p>P3</text:p>
          </table:table-cell>
          <table:table-cell/>
          <table:table-cell table:formula="of:=[.A79]&amp;&quot; &quot;&amp;[.B79]&amp;&quot; &quot;&amp;[.C79]" office:value-type="string" office:string-value="N78 G106 P3" calcext:value-type="string">
            <text:p>N7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9</text:p>
          </table:table-cell>
          <table:table-cell table:formula="of:=&quot;X&quot;&amp;[.G80]" office:value-type="string" office:string-value="X12.5" calcext:value-type="string">
            <text:p>X12.5</text:p>
          </table:table-cell>
          <table:table-cell table:formula="of:=&quot;Y&quot;&amp;[.H80]" office:value-type="string" office:string-value="Y180.530744680851" calcext:value-type="string">
            <text:p>Y180.530744680851</text:p>
          </table:table-cell>
          <table:table-cell/>
          <table:table-cell table:formula="of:=[.A80]&amp;&quot; &quot;&amp;[.B80]&amp;&quot; &quot;&amp;[.C80]" office:value-type="string" office:string-value="N79 X12.5 Y180.530744680851" calcext:value-type="string">
            <text:p>N79 X12.5 Y180.530744680851</text:p>
          </table:table-cell>
          <table:table-cell/>
          <table:table-cell table:formula="of:=[.G75]" office:value-type="float" office:value="12.5" calcext:value-type="float">
            <text:p>12.5</text:p>
          </table:table-cell>
          <table:table-cell table:formula="of:=[.H75]+[.$K$13]" office:value-type="float" office:value="180.530744680851" calcext:value-type="float">
            <text:p>180.5307446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0</text:p>
          </table:table-cell>
          <table:table-cell table:formula="of:=[.B76]" office:value-type="string" office:string-value="G106" calcext:value-type="string">
            <text:p>G106</text:p>
          </table:table-cell>
          <table:table-cell table:formula="of:=[.C76]" office:value-type="string" office:string-value="P0" calcext:value-type="string">
            <text:p>P0</text:p>
          </table:table-cell>
          <table:table-cell/>
          <table:table-cell table:formula="of:=[.A81]&amp;&quot; &quot;&amp;[.B81]&amp;&quot; &quot;&amp;[.C81]" office:value-type="string" office:string-value="N80 G106 P0" calcext:value-type="string">
            <text:p>N8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1</text:p>
          </table:table-cell>
          <table:table-cell table:formula="of:=[.B77]" office:value-type="string" office:string-value="G105" calcext:value-type="string">
            <text:p>G105</text:p>
          </table:table-cell>
          <table:table-cell table:formula="of:=[.C77]" office:value-type="string" office:string-value="PY7.79553191489362" calcext:value-type="string">
            <text:p>PY7.79553191489362</text:p>
          </table:table-cell>
          <table:table-cell/>
          <table:table-cell table:formula="of:=[.A82]&amp;&quot; &quot;&amp;[.B82]&amp;&quot; &quot;&amp;[.C82]" office:value-type="string" office:string-value="N81 G105 PY7.79553191489362" calcext:value-type="string">
            <text:p>N81 G105 PY7.79553191489362</text:p>
          </table:table-cell>
          <table:table-cell table:number-columns-repeated="2"/>
          <table:table-cell table:formula="of:=[.H7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2</text:p>
          </table:table-cell>
          <table:table-cell table:formula="of:=&quot;X&quot;&amp;[.G83]" office:value-type="string" office:string-value="X6747.5" calcext:value-type="string">
            <text:p>X6747.5</text:p>
          </table:table-cell>
          <table:table-cell table:formula="of:=&quot;Y&quot;&amp;[.H83]" office:value-type="string" office:string-value="Y187.326276595745" calcext:value-type="string">
            <text:p>Y187.326276595745</text:p>
          </table:table-cell>
          <table:table-cell/>
          <table:table-cell table:formula="of:=[.A83]&amp;&quot; &quot;&amp;[.B83]&amp;&quot; &quot;&amp;[.C83]" office:value-type="string" office:string-value="N82 X6747.5 Y187.326276595745" calcext:value-type="string">
            <text:p>N82 X6747.5 Y187.326276595745</text:p>
          </table:table-cell>
          <table:table-cell/>
          <table:table-cell table:formula="of:=[.G78]" office:value-type="float" office:value="6747.5" calcext:value-type="float">
            <text:p>6747.5</text:p>
          </table:table-cell>
          <table:table-cell table:formula="of:=[.H78]+[.$K$13]" office:value-type="float" office:value="187.326276595745" calcext:value-type="float">
            <text:p>187.32627659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3</text:p>
          </table:table-cell>
          <table:table-cell table:formula="of:=[.B79]" office:value-type="string" office:string-value="G106" calcext:value-type="string">
            <text:p>G106</text:p>
          </table:table-cell>
          <table:table-cell table:formula="of:=[.C79]" office:value-type="string" office:string-value="P3" calcext:value-type="string">
            <text:p>P3</text:p>
          </table:table-cell>
          <table:table-cell/>
          <table:table-cell table:formula="of:=[.A84]&amp;&quot; &quot;&amp;[.B84]&amp;&quot; &quot;&amp;[.C84]" office:value-type="string" office:string-value="N83 G106 P3" calcext:value-type="string">
            <text:p>N8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4</text:p>
          </table:table-cell>
          <table:table-cell table:formula="of:=&quot;X&quot;&amp;[.G85]" office:value-type="string" office:string-value="X12.5" calcext:value-type="string">
            <text:p>X12.5</text:p>
          </table:table-cell>
          <table:table-cell table:formula="of:=&quot;Y&quot;&amp;[.H85]" office:value-type="string" office:string-value="Y185.326276595745" calcext:value-type="string">
            <text:p>Y185.326276595745</text:p>
          </table:table-cell>
          <table:table-cell/>
          <table:table-cell table:formula="of:=[.A85]&amp;&quot; &quot;&amp;[.B85]&amp;&quot; &quot;&amp;[.C85]" office:value-type="string" office:string-value="N84 X12.5 Y185.326276595745" calcext:value-type="string">
            <text:p>N84 X12.5 Y185.326276595745</text:p>
          </table:table-cell>
          <table:table-cell/>
          <table:table-cell table:formula="of:=[.G80]" office:value-type="float" office:value="12.5" calcext:value-type="float">
            <text:p>12.5</text:p>
          </table:table-cell>
          <table:table-cell table:formula="of:=[.H80]+[.$K$13]" office:value-type="float" office:value="185.326276595745" calcext:value-type="float">
            <text:p>185.32627659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5</text:p>
          </table:table-cell>
          <table:table-cell table:formula="of:=[.B81]" office:value-type="string" office:string-value="G106" calcext:value-type="string">
            <text:p>G106</text:p>
          </table:table-cell>
          <table:table-cell table:formula="of:=[.C81]" office:value-type="string" office:string-value="P0" calcext:value-type="string">
            <text:p>P0</text:p>
          </table:table-cell>
          <table:table-cell/>
          <table:table-cell table:formula="of:=[.A86]&amp;&quot; &quot;&amp;[.B86]&amp;&quot; &quot;&amp;[.C86]" office:value-type="string" office:string-value="N85 G106 P0" calcext:value-type="string">
            <text:p>N8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6</text:p>
          </table:table-cell>
          <table:table-cell table:formula="of:=[.B82]" office:value-type="string" office:string-value="G105" calcext:value-type="string">
            <text:p>G105</text:p>
          </table:table-cell>
          <table:table-cell table:formula="of:=[.C82]" office:value-type="string" office:string-value="PY7.79553191489362" calcext:value-type="string">
            <text:p>PY7.79553191489362</text:p>
          </table:table-cell>
          <table:table-cell/>
          <table:table-cell table:formula="of:=[.A87]&amp;&quot; &quot;&amp;[.B87]&amp;&quot; &quot;&amp;[.C87]" office:value-type="string" office:string-value="N86 G105 PY7.79553191489362" calcext:value-type="string">
            <text:p>N86 G105 PY7.79553191489362</text:p>
          </table:table-cell>
          <table:table-cell table:number-columns-repeated="2"/>
          <table:table-cell table:formula="of:=[.H8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7</text:p>
          </table:table-cell>
          <table:table-cell table:formula="of:=&quot;X&quot;&amp;[.G88]" office:value-type="string" office:string-value="X6747.5" calcext:value-type="string">
            <text:p>X6747.5</text:p>
          </table:table-cell>
          <table:table-cell table:formula="of:=&quot;Y&quot;&amp;[.H88]" office:value-type="string" office:string-value="Y192.121808510638" calcext:value-type="string">
            <text:p>Y192.121808510638</text:p>
          </table:table-cell>
          <table:table-cell/>
          <table:table-cell table:formula="of:=[.A88]&amp;&quot; &quot;&amp;[.B88]&amp;&quot; &quot;&amp;[.C88]" office:value-type="string" office:string-value="N87 X6747.5 Y192.121808510638" calcext:value-type="string">
            <text:p>N87 X6747.5 Y192.121808510638</text:p>
          </table:table-cell>
          <table:table-cell/>
          <table:table-cell table:formula="of:=[.G83]" office:value-type="float" office:value="6747.5" calcext:value-type="float">
            <text:p>6747.5</text:p>
          </table:table-cell>
          <table:table-cell table:formula="of:=[.H83]+[.$K$13]" office:value-type="float" office:value="192.121808510638" calcext:value-type="float">
            <text:p>192.12180851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8</text:p>
          </table:table-cell>
          <table:table-cell table:formula="of:=[.B84]" office:value-type="string" office:string-value="G106" calcext:value-type="string">
            <text:p>G106</text:p>
          </table:table-cell>
          <table:table-cell table:formula="of:=[.C84]" office:value-type="string" office:string-value="P3" calcext:value-type="string">
            <text:p>P3</text:p>
          </table:table-cell>
          <table:table-cell/>
          <table:table-cell table:formula="of:=[.A89]&amp;&quot; &quot;&amp;[.B89]&amp;&quot; &quot;&amp;[.C89]" office:value-type="string" office:string-value="N88 G106 P3" calcext:value-type="string">
            <text:p>N8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9</text:p>
          </table:table-cell>
          <table:table-cell table:formula="of:=&quot;X&quot;&amp;[.G90]" office:value-type="string" office:string-value="X12.5" calcext:value-type="string">
            <text:p>X12.5</text:p>
          </table:table-cell>
          <table:table-cell table:formula="of:=&quot;Y&quot;&amp;[.H90]" office:value-type="string" office:string-value="Y190.121808510638" calcext:value-type="string">
            <text:p>Y190.121808510638</text:p>
          </table:table-cell>
          <table:table-cell/>
          <table:table-cell table:formula="of:=[.A90]&amp;&quot; &quot;&amp;[.B90]&amp;&quot; &quot;&amp;[.C90]" office:value-type="string" office:string-value="N89 X12.5 Y190.121808510638" calcext:value-type="string">
            <text:p>N89 X12.5 Y190.121808510638</text:p>
          </table:table-cell>
          <table:table-cell/>
          <table:table-cell table:formula="of:=[.G85]" office:value-type="float" office:value="12.5" calcext:value-type="float">
            <text:p>12.5</text:p>
          </table:table-cell>
          <table:table-cell table:formula="of:=[.H85]+[.$K$13]" office:value-type="float" office:value="190.121808510638" calcext:value-type="float">
            <text:p>190.12180851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0</text:p>
          </table:table-cell>
          <table:table-cell table:formula="of:=[.B86]" office:value-type="string" office:string-value="G106" calcext:value-type="string">
            <text:p>G106</text:p>
          </table:table-cell>
          <table:table-cell table:formula="of:=[.C86]" office:value-type="string" office:string-value="P0" calcext:value-type="string">
            <text:p>P0</text:p>
          </table:table-cell>
          <table:table-cell/>
          <table:table-cell table:formula="of:=[.A91]&amp;&quot; &quot;&amp;[.B91]&amp;&quot; &quot;&amp;[.C91]" office:value-type="string" office:string-value="N90 G106 P0" calcext:value-type="string">
            <text:p>N9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1</text:p>
          </table:table-cell>
          <table:table-cell table:formula="of:=[.B87]" office:value-type="string" office:string-value="G105" calcext:value-type="string">
            <text:p>G105</text:p>
          </table:table-cell>
          <table:table-cell table:formula="of:=[.C87]" office:value-type="string" office:string-value="PY7.79553191489362" calcext:value-type="string">
            <text:p>PY7.79553191489362</text:p>
          </table:table-cell>
          <table:table-cell/>
          <table:table-cell table:formula="of:=[.A92]&amp;&quot; &quot;&amp;[.B92]&amp;&quot; &quot;&amp;[.C92]" office:value-type="string" office:string-value="N91 G105 PY7.79553191489362" calcext:value-type="string">
            <text:p>N91 G105 PY7.79553191489362</text:p>
          </table:table-cell>
          <table:table-cell table:number-columns-repeated="2"/>
          <table:table-cell table:formula="of:=[.H8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2</text:p>
          </table:table-cell>
          <table:table-cell table:formula="of:=&quot;X&quot;&amp;[.G93]" office:value-type="string" office:string-value="X6747.5" calcext:value-type="string">
            <text:p>X6747.5</text:p>
          </table:table-cell>
          <table:table-cell table:formula="of:=&quot;Y&quot;&amp;[.H93]" office:value-type="string" office:string-value="Y196.917340425532" calcext:value-type="string">
            <text:p>Y196.917340425532</text:p>
          </table:table-cell>
          <table:table-cell/>
          <table:table-cell table:formula="of:=[.A93]&amp;&quot; &quot;&amp;[.B93]&amp;&quot; &quot;&amp;[.C93]" office:value-type="string" office:string-value="N92 X6747.5 Y196.917340425532" calcext:value-type="string">
            <text:p>N92 X6747.5 Y196.917340425532</text:p>
          </table:table-cell>
          <table:table-cell/>
          <table:table-cell table:formula="of:=[.G88]" office:value-type="float" office:value="6747.5" calcext:value-type="float">
            <text:p>6747.5</text:p>
          </table:table-cell>
          <table:table-cell table:formula="of:=[.H88]+[.$K$13]" office:value-type="float" office:value="196.917340425532" calcext:value-type="float">
            <text:p>196.91734042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3</text:p>
          </table:table-cell>
          <table:table-cell table:formula="of:=[.B89]" office:value-type="string" office:string-value="G106" calcext:value-type="string">
            <text:p>G106</text:p>
          </table:table-cell>
          <table:table-cell table:formula="of:=[.C89]" office:value-type="string" office:string-value="P3" calcext:value-type="string">
            <text:p>P3</text:p>
          </table:table-cell>
          <table:table-cell/>
          <table:table-cell table:formula="of:=[.A94]&amp;&quot; &quot;&amp;[.B94]&amp;&quot; &quot;&amp;[.C94]" office:value-type="string" office:string-value="N93 G106 P3" calcext:value-type="string">
            <text:p>N9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4</text:p>
          </table:table-cell>
          <table:table-cell table:formula="of:=&quot;X&quot;&amp;[.G95]" office:value-type="string" office:string-value="X12.5" calcext:value-type="string">
            <text:p>X12.5</text:p>
          </table:table-cell>
          <table:table-cell table:formula="of:=&quot;Y&quot;&amp;[.H95]" office:value-type="string" office:string-value="Y194.917340425532" calcext:value-type="string">
            <text:p>Y194.917340425532</text:p>
          </table:table-cell>
          <table:table-cell/>
          <table:table-cell table:formula="of:=[.A95]&amp;&quot; &quot;&amp;[.B95]&amp;&quot; &quot;&amp;[.C95]" office:value-type="string" office:string-value="N94 X12.5 Y194.917340425532" calcext:value-type="string">
            <text:p>N94 X12.5 Y194.917340425532</text:p>
          </table:table-cell>
          <table:table-cell/>
          <table:table-cell table:formula="of:=[.G90]" office:value-type="float" office:value="12.5" calcext:value-type="float">
            <text:p>12.5</text:p>
          </table:table-cell>
          <table:table-cell table:formula="of:=[.H90]+[.$K$13]" office:value-type="float" office:value="194.917340425532" calcext:value-type="float">
            <text:p>194.91734042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5</text:p>
          </table:table-cell>
          <table:table-cell table:formula="of:=[.B91]" office:value-type="string" office:string-value="G106" calcext:value-type="string">
            <text:p>G106</text:p>
          </table:table-cell>
          <table:table-cell table:formula="of:=[.C91]" office:value-type="string" office:string-value="P0" calcext:value-type="string">
            <text:p>P0</text:p>
          </table:table-cell>
          <table:table-cell/>
          <table:table-cell table:formula="of:=[.A96]&amp;&quot; &quot;&amp;[.B96]&amp;&quot; &quot;&amp;[.C96]" office:value-type="string" office:string-value="N95 G106 P0" calcext:value-type="string">
            <text:p>N9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6</text:p>
          </table:table-cell>
          <table:table-cell table:formula="of:=[.B92]" office:value-type="string" office:string-value="G105" calcext:value-type="string">
            <text:p>G105</text:p>
          </table:table-cell>
          <table:table-cell table:formula="of:=[.C92]" office:value-type="string" office:string-value="PY7.79553191489362" calcext:value-type="string">
            <text:p>PY7.79553191489362</text:p>
          </table:table-cell>
          <table:table-cell/>
          <table:table-cell table:formula="of:=[.A97]&amp;&quot; &quot;&amp;[.B97]&amp;&quot; &quot;&amp;[.C97]" office:value-type="string" office:string-value="N96 G105 PY7.79553191489362" calcext:value-type="string">
            <text:p>N96 G105 PY7.79553191489362</text:p>
          </table:table-cell>
          <table:table-cell table:number-columns-repeated="2"/>
          <table:table-cell table:formula="of:=[.H9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7</text:p>
          </table:table-cell>
          <table:table-cell table:formula="of:=&quot;X&quot;&amp;[.G98]" office:value-type="string" office:string-value="X6747.5" calcext:value-type="string">
            <text:p>X6747.5</text:p>
          </table:table-cell>
          <table:table-cell table:formula="of:=&quot;Y&quot;&amp;[.H98]" office:value-type="string" office:string-value="Y201.712872340426" calcext:value-type="string">
            <text:p>Y201.712872340426</text:p>
          </table:table-cell>
          <table:table-cell/>
          <table:table-cell table:formula="of:=[.A98]&amp;&quot; &quot;&amp;[.B98]&amp;&quot; &quot;&amp;[.C98]" office:value-type="string" office:string-value="N97 X6747.5 Y201.712872340426" calcext:value-type="string">
            <text:p>N97 X6747.5 Y201.712872340426</text:p>
          </table:table-cell>
          <table:table-cell/>
          <table:table-cell table:formula="of:=[.G93]" office:value-type="float" office:value="6747.5" calcext:value-type="float">
            <text:p>6747.5</text:p>
          </table:table-cell>
          <table:table-cell table:formula="of:=[.H93]+[.$K$13]" office:value-type="float" office:value="201.712872340426" calcext:value-type="float">
            <text:p>201.7128723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8</text:p>
          </table:table-cell>
          <table:table-cell table:formula="of:=[.B94]" office:value-type="string" office:string-value="G106" calcext:value-type="string">
            <text:p>G106</text:p>
          </table:table-cell>
          <table:table-cell table:formula="of:=[.C94]" office:value-type="string" office:string-value="P3" calcext:value-type="string">
            <text:p>P3</text:p>
          </table:table-cell>
          <table:table-cell/>
          <table:table-cell table:formula="of:=[.A99]&amp;&quot; &quot;&amp;[.B99]&amp;&quot; &quot;&amp;[.C99]" office:value-type="string" office:string-value="N98 G106 P3" calcext:value-type="string">
            <text:p>N9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9</text:p>
          </table:table-cell>
          <table:table-cell table:formula="of:=&quot;X&quot;&amp;[.G100]" office:value-type="string" office:string-value="X12.5" calcext:value-type="string">
            <text:p>X12.5</text:p>
          </table:table-cell>
          <table:table-cell table:formula="of:=&quot;Y&quot;&amp;[.H100]" office:value-type="string" office:string-value="Y199.712872340426" calcext:value-type="string">
            <text:p>Y199.712872340426</text:p>
          </table:table-cell>
          <table:table-cell/>
          <table:table-cell table:formula="of:=[.A100]&amp;&quot; &quot;&amp;[.B100]&amp;&quot; &quot;&amp;[.C100]" office:value-type="string" office:string-value="N99 X12.5 Y199.712872340426" calcext:value-type="string">
            <text:p>N99 X12.5 Y199.712872340426</text:p>
          </table:table-cell>
          <table:table-cell/>
          <table:table-cell table:formula="of:=[.G95]" office:value-type="float" office:value="12.5" calcext:value-type="float">
            <text:p>12.5</text:p>
          </table:table-cell>
          <table:table-cell table:formula="of:=[.H95]+[.$K$13]" office:value-type="float" office:value="199.712872340426" calcext:value-type="float">
            <text:p>199.7128723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0</text:p>
          </table:table-cell>
          <table:table-cell table:formula="of:=[.B96]" office:value-type="string" office:string-value="G106" calcext:value-type="string">
            <text:p>G106</text:p>
          </table:table-cell>
          <table:table-cell table:formula="of:=[.C96]" office:value-type="string" office:string-value="P0" calcext:value-type="string">
            <text:p>P0</text:p>
          </table:table-cell>
          <table:table-cell/>
          <table:table-cell table:formula="of:=[.A101]&amp;&quot; &quot;&amp;[.B101]&amp;&quot; &quot;&amp;[.C101]" office:value-type="string" office:string-value="N100 G106 P0" calcext:value-type="string">
            <text:p>N10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1</text:p>
          </table:table-cell>
          <table:table-cell table:formula="of:=[.B97]" office:value-type="string" office:string-value="G105" calcext:value-type="string">
            <text:p>G105</text:p>
          </table:table-cell>
          <table:table-cell table:formula="of:=[.C97]" office:value-type="string" office:string-value="PY7.79553191489362" calcext:value-type="string">
            <text:p>PY7.79553191489362</text:p>
          </table:table-cell>
          <table:table-cell/>
          <table:table-cell table:formula="of:=[.A102]&amp;&quot; &quot;&amp;[.B102]&amp;&quot; &quot;&amp;[.C102]" office:value-type="string" office:string-value="N101 G105 PY7.79553191489362" calcext:value-type="string">
            <text:p>N101 G105 PY7.79553191489362</text:p>
          </table:table-cell>
          <table:table-cell table:number-columns-repeated="2"/>
          <table:table-cell table:formula="of:=[.H9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2</text:p>
          </table:table-cell>
          <table:table-cell table:formula="of:=&quot;X&quot;&amp;[.G103]" office:value-type="string" office:string-value="X6747.5" calcext:value-type="string">
            <text:p>X6747.5</text:p>
          </table:table-cell>
          <table:table-cell table:formula="of:=&quot;Y&quot;&amp;[.H103]" office:value-type="string" office:string-value="Y206.508404255319" calcext:value-type="string">
            <text:p>Y206.508404255319</text:p>
          </table:table-cell>
          <table:table-cell/>
          <table:table-cell table:formula="of:=[.A103]&amp;&quot; &quot;&amp;[.B103]&amp;&quot; &quot;&amp;[.C103]" office:value-type="string" office:string-value="N102 X6747.5 Y206.508404255319" calcext:value-type="string">
            <text:p>N102 X6747.5 Y206.508404255319</text:p>
          </table:table-cell>
          <table:table-cell/>
          <table:table-cell table:formula="of:=[.G98]" office:value-type="float" office:value="6747.5" calcext:value-type="float">
            <text:p>6747.5</text:p>
          </table:table-cell>
          <table:table-cell table:formula="of:=[.H98]+[.$K$13]" office:value-type="float" office:value="206.508404255319" calcext:value-type="float">
            <text:p>206.50840425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3</text:p>
          </table:table-cell>
          <table:table-cell table:formula="of:=[.B99]" office:value-type="string" office:string-value="G106" calcext:value-type="string">
            <text:p>G106</text:p>
          </table:table-cell>
          <table:table-cell table:formula="of:=[.C99]" office:value-type="string" office:string-value="P3" calcext:value-type="string">
            <text:p>P3</text:p>
          </table:table-cell>
          <table:table-cell/>
          <table:table-cell table:formula="of:=[.A104]&amp;&quot; &quot;&amp;[.B104]&amp;&quot; &quot;&amp;[.C104]" office:value-type="string" office:string-value="N103 G106 P3" calcext:value-type="string">
            <text:p>N10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4</text:p>
          </table:table-cell>
          <table:table-cell table:formula="of:=&quot;X&quot;&amp;[.G105]" office:value-type="string" office:string-value="X12.5" calcext:value-type="string">
            <text:p>X12.5</text:p>
          </table:table-cell>
          <table:table-cell table:formula="of:=&quot;Y&quot;&amp;[.H105]" office:value-type="string" office:string-value="Y204.508404255319" calcext:value-type="string">
            <text:p>Y204.508404255319</text:p>
          </table:table-cell>
          <table:table-cell/>
          <table:table-cell table:formula="of:=[.A105]&amp;&quot; &quot;&amp;[.B105]&amp;&quot; &quot;&amp;[.C105]" office:value-type="string" office:string-value="N104 X12.5 Y204.508404255319" calcext:value-type="string">
            <text:p>N104 X12.5 Y204.508404255319</text:p>
          </table:table-cell>
          <table:table-cell/>
          <table:table-cell table:formula="of:=[.G100]" office:value-type="float" office:value="12.5" calcext:value-type="float">
            <text:p>12.5</text:p>
          </table:table-cell>
          <table:table-cell table:formula="of:=[.H100]+[.$K$13]" office:value-type="float" office:value="204.508404255319" calcext:value-type="float">
            <text:p>204.50840425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5</text:p>
          </table:table-cell>
          <table:table-cell table:formula="of:=[.B101]" office:value-type="string" office:string-value="G106" calcext:value-type="string">
            <text:p>G106</text:p>
          </table:table-cell>
          <table:table-cell table:formula="of:=[.C101]" office:value-type="string" office:string-value="P0" calcext:value-type="string">
            <text:p>P0</text:p>
          </table:table-cell>
          <table:table-cell/>
          <table:table-cell table:formula="of:=[.A106]&amp;&quot; &quot;&amp;[.B106]&amp;&quot; &quot;&amp;[.C106]" office:value-type="string" office:string-value="N105 G106 P0" calcext:value-type="string">
            <text:p>N10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6</text:p>
          </table:table-cell>
          <table:table-cell table:formula="of:=[.B102]" office:value-type="string" office:string-value="G105" calcext:value-type="string">
            <text:p>G105</text:p>
          </table:table-cell>
          <table:table-cell table:formula="of:=[.C102]" office:value-type="string" office:string-value="PY7.79553191489362" calcext:value-type="string">
            <text:p>PY7.79553191489362</text:p>
          </table:table-cell>
          <table:table-cell/>
          <table:table-cell table:formula="of:=[.A107]&amp;&quot; &quot;&amp;[.B107]&amp;&quot; &quot;&amp;[.C107]" office:value-type="string" office:string-value="N106 G105 PY7.79553191489362" calcext:value-type="string">
            <text:p>N106 G105 PY7.79553191489362</text:p>
          </table:table-cell>
          <table:table-cell table:number-columns-repeated="2"/>
          <table:table-cell table:formula="of:=[.H10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7</text:p>
          </table:table-cell>
          <table:table-cell table:formula="of:=&quot;X&quot;&amp;[.G108]" office:value-type="string" office:string-value="X6747.5" calcext:value-type="string">
            <text:p>X6747.5</text:p>
          </table:table-cell>
          <table:table-cell table:formula="of:=&quot;Y&quot;&amp;[.H108]" office:value-type="string" office:string-value="Y211.303936170213" calcext:value-type="string">
            <text:p>Y211.303936170213</text:p>
          </table:table-cell>
          <table:table-cell/>
          <table:table-cell table:formula="of:=[.A108]&amp;&quot; &quot;&amp;[.B108]&amp;&quot; &quot;&amp;[.C108]" office:value-type="string" office:string-value="N107 X6747.5 Y211.303936170213" calcext:value-type="string">
            <text:p>N107 X6747.5 Y211.303936170213</text:p>
          </table:table-cell>
          <table:table-cell/>
          <table:table-cell table:formula="of:=[.G103]" office:value-type="float" office:value="6747.5" calcext:value-type="float">
            <text:p>6747.5</text:p>
          </table:table-cell>
          <table:table-cell table:formula="of:=[.H103]+[.$K$13]" office:value-type="float" office:value="211.303936170213" calcext:value-type="float">
            <text:p>211.30393617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8</text:p>
          </table:table-cell>
          <table:table-cell table:formula="of:=[.B104]" office:value-type="string" office:string-value="G106" calcext:value-type="string">
            <text:p>G106</text:p>
          </table:table-cell>
          <table:table-cell table:formula="of:=[.C104]" office:value-type="string" office:string-value="P3" calcext:value-type="string">
            <text:p>P3</text:p>
          </table:table-cell>
          <table:table-cell/>
          <table:table-cell table:formula="of:=[.A109]&amp;&quot; &quot;&amp;[.B109]&amp;&quot; &quot;&amp;[.C109]" office:value-type="string" office:string-value="N108 G106 P3" calcext:value-type="string">
            <text:p>N10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9</text:p>
          </table:table-cell>
          <table:table-cell table:formula="of:=&quot;X&quot;&amp;[.G110]" office:value-type="string" office:string-value="X12.5" calcext:value-type="string">
            <text:p>X12.5</text:p>
          </table:table-cell>
          <table:table-cell table:formula="of:=&quot;Y&quot;&amp;[.H110]" office:value-type="string" office:string-value="Y209.303936170213" calcext:value-type="string">
            <text:p>Y209.303936170213</text:p>
          </table:table-cell>
          <table:table-cell/>
          <table:table-cell table:formula="of:=[.A110]&amp;&quot; &quot;&amp;[.B110]&amp;&quot; &quot;&amp;[.C110]" office:value-type="string" office:string-value="N109 X12.5 Y209.303936170213" calcext:value-type="string">
            <text:p>N109 X12.5 Y209.303936170213</text:p>
          </table:table-cell>
          <table:table-cell/>
          <table:table-cell table:formula="of:=[.G105]" office:value-type="float" office:value="12.5" calcext:value-type="float">
            <text:p>12.5</text:p>
          </table:table-cell>
          <table:table-cell table:formula="of:=[.H105]+[.$K$13]" office:value-type="float" office:value="209.303936170213" calcext:value-type="float">
            <text:p>209.30393617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0</text:p>
          </table:table-cell>
          <table:table-cell table:formula="of:=[.B106]" office:value-type="string" office:string-value="G106" calcext:value-type="string">
            <text:p>G106</text:p>
          </table:table-cell>
          <table:table-cell table:formula="of:=[.C106]" office:value-type="string" office:string-value="P0" calcext:value-type="string">
            <text:p>P0</text:p>
          </table:table-cell>
          <table:table-cell/>
          <table:table-cell table:formula="of:=[.A111]&amp;&quot; &quot;&amp;[.B111]&amp;&quot; &quot;&amp;[.C111]" office:value-type="string" office:string-value="N110 G106 P0" calcext:value-type="string">
            <text:p>N11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1</text:p>
          </table:table-cell>
          <table:table-cell table:formula="of:=[.B107]" office:value-type="string" office:string-value="G105" calcext:value-type="string">
            <text:p>G105</text:p>
          </table:table-cell>
          <table:table-cell table:formula="of:=[.C107]" office:value-type="string" office:string-value="PY7.79553191489362" calcext:value-type="string">
            <text:p>PY7.79553191489362</text:p>
          </table:table-cell>
          <table:table-cell/>
          <table:table-cell table:formula="of:=[.A112]&amp;&quot; &quot;&amp;[.B112]&amp;&quot; &quot;&amp;[.C112]" office:value-type="string" office:string-value="N111 G105 PY7.79553191489362" calcext:value-type="string">
            <text:p>N111 G105 PY7.79553191489362</text:p>
          </table:table-cell>
          <table:table-cell table:number-columns-repeated="2"/>
          <table:table-cell table:formula="of:=[.H10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2</text:p>
          </table:table-cell>
          <table:table-cell table:formula="of:=&quot;X&quot;&amp;[.G113]" office:value-type="string" office:string-value="X6747.5" calcext:value-type="string">
            <text:p>X6747.5</text:p>
          </table:table-cell>
          <table:table-cell table:formula="of:=&quot;Y&quot;&amp;[.H113]" office:value-type="string" office:string-value="Y216.099468085106" calcext:value-type="string">
            <text:p>Y216.099468085106</text:p>
          </table:table-cell>
          <table:table-cell/>
          <table:table-cell table:formula="of:=[.A113]&amp;&quot; &quot;&amp;[.B113]&amp;&quot; &quot;&amp;[.C113]" office:value-type="string" office:string-value="N112 X6747.5 Y216.099468085106" calcext:value-type="string">
            <text:p>N112 X6747.5 Y216.099468085106</text:p>
          </table:table-cell>
          <table:table-cell/>
          <table:table-cell table:formula="of:=[.G108]" office:value-type="float" office:value="6747.5" calcext:value-type="float">
            <text:p>6747.5</text:p>
          </table:table-cell>
          <table:table-cell table:formula="of:=[.H108]+[.$K$13]" office:value-type="float" office:value="216.099468085106" calcext:value-type="float">
            <text:p>216.0994680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3</text:p>
          </table:table-cell>
          <table:table-cell table:formula="of:=[.B109]" office:value-type="string" office:string-value="G106" calcext:value-type="string">
            <text:p>G106</text:p>
          </table:table-cell>
          <table:table-cell table:formula="of:=[.C109]" office:value-type="string" office:string-value="P3" calcext:value-type="string">
            <text:p>P3</text:p>
          </table:table-cell>
          <table:table-cell/>
          <table:table-cell table:formula="of:=[.A114]&amp;&quot; &quot;&amp;[.B114]&amp;&quot; &quot;&amp;[.C114]" office:value-type="string" office:string-value="N113 G106 P3" calcext:value-type="string">
            <text:p>N11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4</text:p>
          </table:table-cell>
          <table:table-cell table:formula="of:=&quot;X&quot;&amp;[.G115]" office:value-type="string" office:string-value="X12.5" calcext:value-type="string">
            <text:p>X12.5</text:p>
          </table:table-cell>
          <table:table-cell table:formula="of:=&quot;Y&quot;&amp;[.H115]" office:value-type="string" office:string-value="Y214.099468085106" calcext:value-type="string">
            <text:p>Y214.099468085106</text:p>
          </table:table-cell>
          <table:table-cell/>
          <table:table-cell table:formula="of:=[.A115]&amp;&quot; &quot;&amp;[.B115]&amp;&quot; &quot;&amp;[.C115]" office:value-type="string" office:string-value="N114 X12.5 Y214.099468085106" calcext:value-type="string">
            <text:p>N114 X12.5 Y214.099468085106</text:p>
          </table:table-cell>
          <table:table-cell/>
          <table:table-cell table:formula="of:=[.G110]" office:value-type="float" office:value="12.5" calcext:value-type="float">
            <text:p>12.5</text:p>
          </table:table-cell>
          <table:table-cell table:formula="of:=[.H110]+[.$K$13]" office:value-type="float" office:value="214.099468085106" calcext:value-type="float">
            <text:p>214.0994680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5</text:p>
          </table:table-cell>
          <table:table-cell table:formula="of:=[.B111]" office:value-type="string" office:string-value="G106" calcext:value-type="string">
            <text:p>G106</text:p>
          </table:table-cell>
          <table:table-cell table:formula="of:=[.C111]" office:value-type="string" office:string-value="P0" calcext:value-type="string">
            <text:p>P0</text:p>
          </table:table-cell>
          <table:table-cell/>
          <table:table-cell table:formula="of:=[.A116]&amp;&quot; &quot;&amp;[.B116]&amp;&quot; &quot;&amp;[.C116]" office:value-type="string" office:string-value="N115 G106 P0" calcext:value-type="string">
            <text:p>N11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6</text:p>
          </table:table-cell>
          <table:table-cell table:formula="of:=[.B112]" office:value-type="string" office:string-value="G105" calcext:value-type="string">
            <text:p>G105</text:p>
          </table:table-cell>
          <table:table-cell table:formula="of:=[.C112]" office:value-type="string" office:string-value="PY7.79553191489362" calcext:value-type="string">
            <text:p>PY7.79553191489362</text:p>
          </table:table-cell>
          <table:table-cell/>
          <table:table-cell table:formula="of:=[.A117]&amp;&quot; &quot;&amp;[.B117]&amp;&quot; &quot;&amp;[.C117]" office:value-type="string" office:string-value="N116 G105 PY7.79553191489362" calcext:value-type="string">
            <text:p>N116 G105 PY7.79553191489362</text:p>
          </table:table-cell>
          <table:table-cell table:number-columns-repeated="2"/>
          <table:table-cell table:formula="of:=[.H11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7</text:p>
          </table:table-cell>
          <table:table-cell table:formula="of:=&quot;X&quot;&amp;[.G118]" office:value-type="string" office:string-value="X6747.5" calcext:value-type="string">
            <text:p>X6747.5</text:p>
          </table:table-cell>
          <table:table-cell table:formula="of:=&quot;Y&quot;&amp;[.H118]" office:value-type="string" office:string-value="Y220.895" calcext:value-type="string">
            <text:p>Y220.895</text:p>
          </table:table-cell>
          <table:table-cell/>
          <table:table-cell table:formula="of:=[.A118]&amp;&quot; &quot;&amp;[.B118]&amp;&quot; &quot;&amp;[.C118]" office:value-type="string" office:string-value="N117 X6747.5 Y220.895" calcext:value-type="string">
            <text:p>N117 X6747.5 Y220.895</text:p>
          </table:table-cell>
          <table:table-cell/>
          <table:table-cell table:formula="of:=[.G113]" office:value-type="float" office:value="6747.5" calcext:value-type="float">
            <text:p>6747.5</text:p>
          </table:table-cell>
          <table:table-cell table:formula="of:=[.H113]+[.$K$13]" office:value-type="float" office:value="220.895" calcext:value-type="float">
            <text:p>220.8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8</text:p>
          </table:table-cell>
          <table:table-cell table:formula="of:=[.B114]" office:value-type="string" office:string-value="G106" calcext:value-type="string">
            <text:p>G106</text:p>
          </table:table-cell>
          <table:table-cell table:formula="of:=[.C114]" office:value-type="string" office:string-value="P3" calcext:value-type="string">
            <text:p>P3</text:p>
          </table:table-cell>
          <table:table-cell/>
          <table:table-cell table:formula="of:=[.A119]&amp;&quot; &quot;&amp;[.B119]&amp;&quot; &quot;&amp;[.C119]" office:value-type="string" office:string-value="N118 G106 P3" calcext:value-type="string">
            <text:p>N11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9</text:p>
          </table:table-cell>
          <table:table-cell table:formula="of:=&quot;X&quot;&amp;[.G120]" office:value-type="string" office:string-value="X12.5" calcext:value-type="string">
            <text:p>X12.5</text:p>
          </table:table-cell>
          <table:table-cell table:formula="of:=&quot;Y&quot;&amp;[.H120]" office:value-type="string" office:string-value="Y218.895" calcext:value-type="string">
            <text:p>Y218.895</text:p>
          </table:table-cell>
          <table:table-cell/>
          <table:table-cell table:formula="of:=[.A120]&amp;&quot; &quot;&amp;[.B120]&amp;&quot; &quot;&amp;[.C120]" office:value-type="string" office:string-value="N119 X12.5 Y218.895" calcext:value-type="string">
            <text:p>N119 X12.5 Y218.895</text:p>
          </table:table-cell>
          <table:table-cell/>
          <table:table-cell table:formula="of:=[.G115]" office:value-type="float" office:value="12.5" calcext:value-type="float">
            <text:p>12.5</text:p>
          </table:table-cell>
          <table:table-cell table:formula="of:=[.H115]+[.$K$13]" office:value-type="float" office:value="218.895" calcext:value-type="float">
            <text:p>218.8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0</text:p>
          </table:table-cell>
          <table:table-cell table:formula="of:=[.B116]" office:value-type="string" office:string-value="G106" calcext:value-type="string">
            <text:p>G106</text:p>
          </table:table-cell>
          <table:table-cell table:formula="of:=[.C116]" office:value-type="string" office:string-value="P0" calcext:value-type="string">
            <text:p>P0</text:p>
          </table:table-cell>
          <table:table-cell/>
          <table:table-cell table:formula="of:=[.A121]&amp;&quot; &quot;&amp;[.B121]&amp;&quot; &quot;&amp;[.C121]" office:value-type="string" office:string-value="N120 G106 P0" calcext:value-type="string">
            <text:p>N12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21</text:p>
          </table:table-cell>
          <table:table-cell table:formula="of:=[.B117]" office:value-type="string" office:string-value="G105" calcext:value-type="string">
            <text:p>G105</text:p>
          </table:table-cell>
          <table:table-cell table:formula="of:=[.C117]" office:value-type="string" office:string-value="PY7.79553191489362" calcext:value-type="string">
            <text:p>PY7.79553191489362</text:p>
          </table:table-cell>
          <table:table-cell/>
          <table:table-cell table:formula="of:=[.A122]&amp;&quot; &quot;&amp;[.B122]&amp;&quot; &quot;&amp;[.C122]" office:value-type="string" office:string-value="N121 G105 PY7.79553191489362" calcext:value-type="string">
            <text:p>N121 G105 PY7.79553191489362</text:p>
          </table:table-cell>
          <table:table-cell table:number-columns-repeated="2"/>
          <table:table-cell table:formula="of:=[.H11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2</text:p>
          </table:table-cell>
          <table:table-cell table:formula="of:=&quot;X&quot;&amp;[.G123]" office:value-type="string" office:string-value="X6747.5" calcext:value-type="string">
            <text:p>X6747.5</text:p>
          </table:table-cell>
          <table:table-cell table:formula="of:=&quot;Y&quot;&amp;[.H123]" office:value-type="string" office:string-value="Y225.690531914894" calcext:value-type="string">
            <text:p>Y225.690531914894</text:p>
          </table:table-cell>
          <table:table-cell/>
          <table:table-cell table:formula="of:=[.A123]&amp;&quot; &quot;&amp;[.B123]&amp;&quot; &quot;&amp;[.C123]" office:value-type="string" office:string-value="N122 X6747.5 Y225.690531914894" calcext:value-type="string">
            <text:p>N122 X6747.5 Y225.690531914894</text:p>
          </table:table-cell>
          <table:table-cell/>
          <table:table-cell table:formula="of:=[.G118]" office:value-type="float" office:value="6747.5" calcext:value-type="float">
            <text:p>6747.5</text:p>
          </table:table-cell>
          <table:table-cell table:formula="of:=[.H118]+[.$K$13]" office:value-type="float" office:value="225.690531914894" calcext:value-type="float">
            <text:p>225.69053191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3</text:p>
          </table:table-cell>
          <table:table-cell table:formula="of:=[.B119]" office:value-type="string" office:string-value="G106" calcext:value-type="string">
            <text:p>G106</text:p>
          </table:table-cell>
          <table:table-cell table:formula="of:=[.C119]" office:value-type="string" office:string-value="P3" calcext:value-type="string">
            <text:p>P3</text:p>
          </table:table-cell>
          <table:table-cell/>
          <table:table-cell table:formula="of:=[.A124]&amp;&quot; &quot;&amp;[.B124]&amp;&quot; &quot;&amp;[.C124]" office:value-type="string" office:string-value="N123 G106 P3" calcext:value-type="string">
            <text:p>N12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24</text:p>
          </table:table-cell>
          <table:table-cell table:formula="of:=&quot;X&quot;&amp;[.G125]" office:value-type="string" office:string-value="X12.5" calcext:value-type="string">
            <text:p>X12.5</text:p>
          </table:table-cell>
          <table:table-cell table:formula="of:=&quot;Y&quot;&amp;[.H125]" office:value-type="string" office:string-value="Y223.690531914894" calcext:value-type="string">
            <text:p>Y223.690531914894</text:p>
          </table:table-cell>
          <table:table-cell/>
          <table:table-cell table:formula="of:=[.A125]&amp;&quot; &quot;&amp;[.B125]&amp;&quot; &quot;&amp;[.C125]" office:value-type="string" office:string-value="N124 X12.5 Y223.690531914894" calcext:value-type="string">
            <text:p>N124 X12.5 Y223.690531914894</text:p>
          </table:table-cell>
          <table:table-cell/>
          <table:table-cell table:formula="of:=[.G120]" office:value-type="float" office:value="12.5" calcext:value-type="float">
            <text:p>12.5</text:p>
          </table:table-cell>
          <table:table-cell table:formula="of:=[.H120]+[.$K$13]" office:value-type="float" office:value="223.690531914894" calcext:value-type="float">
            <text:p>223.69053191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5</text:p>
          </table:table-cell>
          <table:table-cell table:formula="of:=[.B121]" office:value-type="string" office:string-value="G106" calcext:value-type="string">
            <text:p>G106</text:p>
          </table:table-cell>
          <table:table-cell table:formula="of:=[.C121]" office:value-type="string" office:string-value="P0" calcext:value-type="string">
            <text:p>P0</text:p>
          </table:table-cell>
          <table:table-cell/>
          <table:table-cell table:formula="of:=[.A126]&amp;&quot; &quot;&amp;[.B126]&amp;&quot; &quot;&amp;[.C126]" office:value-type="string" office:string-value="N125 G106 P0" calcext:value-type="string">
            <text:p>N12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26</text:p>
          </table:table-cell>
          <table:table-cell table:formula="of:=[.B122]" office:value-type="string" office:string-value="G105" calcext:value-type="string">
            <text:p>G105</text:p>
          </table:table-cell>
          <table:table-cell table:formula="of:=[.C122]" office:value-type="string" office:string-value="PY7.79553191489362" calcext:value-type="string">
            <text:p>PY7.79553191489362</text:p>
          </table:table-cell>
          <table:table-cell/>
          <table:table-cell table:formula="of:=[.A127]&amp;&quot; &quot;&amp;[.B127]&amp;&quot; &quot;&amp;[.C127]" office:value-type="string" office:string-value="N126 G105 PY7.79553191489362" calcext:value-type="string">
            <text:p>N126 G105 PY7.79553191489362</text:p>
          </table:table-cell>
          <table:table-cell table:number-columns-repeated="2"/>
          <table:table-cell table:formula="of:=[.H12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7</text:p>
          </table:table-cell>
          <table:table-cell table:formula="of:=&quot;X&quot;&amp;[.G128]" office:value-type="string" office:string-value="X6747.5" calcext:value-type="string">
            <text:p>X6747.5</text:p>
          </table:table-cell>
          <table:table-cell table:formula="of:=&quot;Y&quot;&amp;[.H128]" office:value-type="string" office:string-value="Y230.486063829787" calcext:value-type="string">
            <text:p>Y230.486063829787</text:p>
          </table:table-cell>
          <table:table-cell/>
          <table:table-cell table:formula="of:=[.A128]&amp;&quot; &quot;&amp;[.B128]&amp;&quot; &quot;&amp;[.C128]" office:value-type="string" office:string-value="N127 X6747.5 Y230.486063829787" calcext:value-type="string">
            <text:p>N127 X6747.5 Y230.486063829787</text:p>
          </table:table-cell>
          <table:table-cell/>
          <table:table-cell table:formula="of:=[.G123]" office:value-type="float" office:value="6747.5" calcext:value-type="float">
            <text:p>6747.5</text:p>
          </table:table-cell>
          <table:table-cell table:formula="of:=[.H123]+[.$K$13]" office:value-type="float" office:value="230.486063829787" calcext:value-type="float">
            <text:p>230.48606382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8</text:p>
          </table:table-cell>
          <table:table-cell table:formula="of:=[.B124]" office:value-type="string" office:string-value="G106" calcext:value-type="string">
            <text:p>G106</text:p>
          </table:table-cell>
          <table:table-cell table:formula="of:=[.C124]" office:value-type="string" office:string-value="P3" calcext:value-type="string">
            <text:p>P3</text:p>
          </table:table-cell>
          <table:table-cell/>
          <table:table-cell table:formula="of:=[.A129]&amp;&quot; &quot;&amp;[.B129]&amp;&quot; &quot;&amp;[.C129]" office:value-type="string" office:string-value="N128 G106 P3" calcext:value-type="string">
            <text:p>N12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29</text:p>
          </table:table-cell>
          <table:table-cell table:formula="of:=&quot;X&quot;&amp;[.G130]" office:value-type="string" office:string-value="X12.5" calcext:value-type="string">
            <text:p>X12.5</text:p>
          </table:table-cell>
          <table:table-cell table:formula="of:=&quot;Y&quot;&amp;[.H130]" office:value-type="string" office:string-value="Y228.486063829787" calcext:value-type="string">
            <text:p>Y228.486063829787</text:p>
          </table:table-cell>
          <table:table-cell/>
          <table:table-cell table:formula="of:=[.A130]&amp;&quot; &quot;&amp;[.B130]&amp;&quot; &quot;&amp;[.C130]" office:value-type="string" office:string-value="N129 X12.5 Y228.486063829787" calcext:value-type="string">
            <text:p>N129 X12.5 Y228.486063829787</text:p>
          </table:table-cell>
          <table:table-cell/>
          <table:table-cell table:formula="of:=[.G125]" office:value-type="float" office:value="12.5" calcext:value-type="float">
            <text:p>12.5</text:p>
          </table:table-cell>
          <table:table-cell table:formula="of:=[.H125]+[.$K$13]" office:value-type="float" office:value="228.486063829787" calcext:value-type="float">
            <text:p>228.48606382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0</text:p>
          </table:table-cell>
          <table:table-cell table:formula="of:=[.B126]" office:value-type="string" office:string-value="G106" calcext:value-type="string">
            <text:p>G106</text:p>
          </table:table-cell>
          <table:table-cell table:formula="of:=[.C126]" office:value-type="string" office:string-value="P0" calcext:value-type="string">
            <text:p>P0</text:p>
          </table:table-cell>
          <table:table-cell/>
          <table:table-cell table:formula="of:=[.A131]&amp;&quot; &quot;&amp;[.B131]&amp;&quot; &quot;&amp;[.C131]" office:value-type="string" office:string-value="N130 G106 P0" calcext:value-type="string">
            <text:p>N13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31</text:p>
          </table:table-cell>
          <table:table-cell table:formula="of:=[.B127]" office:value-type="string" office:string-value="G105" calcext:value-type="string">
            <text:p>G105</text:p>
          </table:table-cell>
          <table:table-cell table:formula="of:=[.C127]" office:value-type="string" office:string-value="PY7.79553191489362" calcext:value-type="string">
            <text:p>PY7.79553191489362</text:p>
          </table:table-cell>
          <table:table-cell/>
          <table:table-cell table:formula="of:=[.A132]&amp;&quot; &quot;&amp;[.B132]&amp;&quot; &quot;&amp;[.C132]" office:value-type="string" office:string-value="N131 G105 PY7.79553191489362" calcext:value-type="string">
            <text:p>N131 G105 PY7.79553191489362</text:p>
          </table:table-cell>
          <table:table-cell table:number-columns-repeated="2"/>
          <table:table-cell table:formula="of:=[.H12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2</text:p>
          </table:table-cell>
          <table:table-cell table:formula="of:=&quot;X&quot;&amp;[.G133]" office:value-type="string" office:string-value="X6747.5" calcext:value-type="string">
            <text:p>X6747.5</text:p>
          </table:table-cell>
          <table:table-cell table:formula="of:=&quot;Y&quot;&amp;[.H133]" office:value-type="string" office:string-value="Y235.281595744681" calcext:value-type="string">
            <text:p>Y235.281595744681</text:p>
          </table:table-cell>
          <table:table-cell/>
          <table:table-cell table:formula="of:=[.A133]&amp;&quot; &quot;&amp;[.B133]&amp;&quot; &quot;&amp;[.C133]" office:value-type="string" office:string-value="N132 X6747.5 Y235.281595744681" calcext:value-type="string">
            <text:p>N132 X6747.5 Y235.281595744681</text:p>
          </table:table-cell>
          <table:table-cell/>
          <table:table-cell table:formula="of:=[.G128]" office:value-type="float" office:value="6747.5" calcext:value-type="float">
            <text:p>6747.5</text:p>
          </table:table-cell>
          <table:table-cell table:formula="of:=[.H128]+[.$K$13]" office:value-type="float" office:value="235.281595744681" calcext:value-type="float">
            <text:p>235.28159574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3</text:p>
          </table:table-cell>
          <table:table-cell table:formula="of:=[.B129]" office:value-type="string" office:string-value="G106" calcext:value-type="string">
            <text:p>G106</text:p>
          </table:table-cell>
          <table:table-cell table:formula="of:=[.C129]" office:value-type="string" office:string-value="P3" calcext:value-type="string">
            <text:p>P3</text:p>
          </table:table-cell>
          <table:table-cell/>
          <table:table-cell table:formula="of:=[.A134]&amp;&quot; &quot;&amp;[.B134]&amp;&quot; &quot;&amp;[.C134]" office:value-type="string" office:string-value="N133 G106 P3" calcext:value-type="string">
            <text:p>N13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34</text:p>
          </table:table-cell>
          <table:table-cell table:formula="of:=&quot;X&quot;&amp;[.G135]" office:value-type="string" office:string-value="X12.5" calcext:value-type="string">
            <text:p>X12.5</text:p>
          </table:table-cell>
          <table:table-cell table:formula="of:=&quot;Y&quot;&amp;[.H135]" office:value-type="string" office:string-value="Y233.281595744681" calcext:value-type="string">
            <text:p>Y233.281595744681</text:p>
          </table:table-cell>
          <table:table-cell/>
          <table:table-cell table:formula="of:=[.A135]&amp;&quot; &quot;&amp;[.B135]&amp;&quot; &quot;&amp;[.C135]" office:value-type="string" office:string-value="N134 X12.5 Y233.281595744681" calcext:value-type="string">
            <text:p>N134 X12.5 Y233.281595744681</text:p>
          </table:table-cell>
          <table:table-cell/>
          <table:table-cell table:formula="of:=[.G130]" office:value-type="float" office:value="12.5" calcext:value-type="float">
            <text:p>12.5</text:p>
          </table:table-cell>
          <table:table-cell table:formula="of:=[.H130]+[.$K$13]" office:value-type="float" office:value="233.281595744681" calcext:value-type="float">
            <text:p>233.28159574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5</text:p>
          </table:table-cell>
          <table:table-cell table:formula="of:=[.B131]" office:value-type="string" office:string-value="G106" calcext:value-type="string">
            <text:p>G106</text:p>
          </table:table-cell>
          <table:table-cell table:formula="of:=[.C131]" office:value-type="string" office:string-value="P0" calcext:value-type="string">
            <text:p>P0</text:p>
          </table:table-cell>
          <table:table-cell/>
          <table:table-cell table:formula="of:=[.A136]&amp;&quot; &quot;&amp;[.B136]&amp;&quot; &quot;&amp;[.C136]" office:value-type="string" office:string-value="N135 G106 P0" calcext:value-type="string">
            <text:p>N13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36</text:p>
          </table:table-cell>
          <table:table-cell table:formula="of:=[.B132]" office:value-type="string" office:string-value="G105" calcext:value-type="string">
            <text:p>G105</text:p>
          </table:table-cell>
          <table:table-cell table:formula="of:=[.C132]" office:value-type="string" office:string-value="PY7.79553191489362" calcext:value-type="string">
            <text:p>PY7.79553191489362</text:p>
          </table:table-cell>
          <table:table-cell/>
          <table:table-cell table:formula="of:=[.A137]&amp;&quot; &quot;&amp;[.B137]&amp;&quot; &quot;&amp;[.C137]" office:value-type="string" office:string-value="N136 G105 PY7.79553191489362" calcext:value-type="string">
            <text:p>N136 G105 PY7.79553191489362</text:p>
          </table:table-cell>
          <table:table-cell table:number-columns-repeated="2"/>
          <table:table-cell table:formula="of:=[.H13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7</text:p>
          </table:table-cell>
          <table:table-cell table:formula="of:=&quot;X&quot;&amp;[.G138]" office:value-type="string" office:string-value="X6747.5" calcext:value-type="string">
            <text:p>X6747.5</text:p>
          </table:table-cell>
          <table:table-cell table:formula="of:=&quot;Y&quot;&amp;[.H138]" office:value-type="string" office:string-value="Y240.077127659574" calcext:value-type="string">
            <text:p>Y240.077127659574</text:p>
          </table:table-cell>
          <table:table-cell/>
          <table:table-cell table:formula="of:=[.A138]&amp;&quot; &quot;&amp;[.B138]&amp;&quot; &quot;&amp;[.C138]" office:value-type="string" office:string-value="N137 X6747.5 Y240.077127659574" calcext:value-type="string">
            <text:p>N137 X6747.5 Y240.077127659574</text:p>
          </table:table-cell>
          <table:table-cell/>
          <table:table-cell table:formula="of:=[.G133]" office:value-type="float" office:value="6747.5" calcext:value-type="float">
            <text:p>6747.5</text:p>
          </table:table-cell>
          <table:table-cell table:formula="of:=[.H133]+[.$K$13]" office:value-type="float" office:value="240.077127659574" calcext:value-type="float">
            <text:p>240.07712765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8</text:p>
          </table:table-cell>
          <table:table-cell table:formula="of:=[.B134]" office:value-type="string" office:string-value="G106" calcext:value-type="string">
            <text:p>G106</text:p>
          </table:table-cell>
          <table:table-cell table:formula="of:=[.C134]" office:value-type="string" office:string-value="P3" calcext:value-type="string">
            <text:p>P3</text:p>
          </table:table-cell>
          <table:table-cell/>
          <table:table-cell table:formula="of:=[.A139]&amp;&quot; &quot;&amp;[.B139]&amp;&quot; &quot;&amp;[.C139]" office:value-type="string" office:string-value="N138 G106 P3" calcext:value-type="string">
            <text:p>N13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39</text:p>
          </table:table-cell>
          <table:table-cell table:formula="of:=&quot;X&quot;&amp;[.G140]" office:value-type="string" office:string-value="X12.5" calcext:value-type="string">
            <text:p>X12.5</text:p>
          </table:table-cell>
          <table:table-cell table:formula="of:=&quot;Y&quot;&amp;[.H140]" office:value-type="string" office:string-value="Y238.077127659574" calcext:value-type="string">
            <text:p>Y238.077127659574</text:p>
          </table:table-cell>
          <table:table-cell/>
          <table:table-cell table:formula="of:=[.A140]&amp;&quot; &quot;&amp;[.B140]&amp;&quot; &quot;&amp;[.C140]" office:value-type="string" office:string-value="N139 X12.5 Y238.077127659574" calcext:value-type="string">
            <text:p>N139 X12.5 Y238.077127659574</text:p>
          </table:table-cell>
          <table:table-cell/>
          <table:table-cell table:formula="of:=[.G135]" office:value-type="float" office:value="12.5" calcext:value-type="float">
            <text:p>12.5</text:p>
          </table:table-cell>
          <table:table-cell table:formula="of:=[.H135]+[.$K$13]" office:value-type="float" office:value="238.077127659574" calcext:value-type="float">
            <text:p>238.07712765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0</text:p>
          </table:table-cell>
          <table:table-cell table:formula="of:=[.B136]" office:value-type="string" office:string-value="G106" calcext:value-type="string">
            <text:p>G106</text:p>
          </table:table-cell>
          <table:table-cell table:formula="of:=[.C136]" office:value-type="string" office:string-value="P0" calcext:value-type="string">
            <text:p>P0</text:p>
          </table:table-cell>
          <table:table-cell/>
          <table:table-cell table:formula="of:=[.A141]&amp;&quot; &quot;&amp;[.B141]&amp;&quot; &quot;&amp;[.C141]" office:value-type="string" office:string-value="N140 G106 P0" calcext:value-type="string">
            <text:p>N14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41</text:p>
          </table:table-cell>
          <table:table-cell table:formula="of:=[.B137]" office:value-type="string" office:string-value="G105" calcext:value-type="string">
            <text:p>G105</text:p>
          </table:table-cell>
          <table:table-cell table:formula="of:=[.C137]" office:value-type="string" office:string-value="PY7.79553191489362" calcext:value-type="string">
            <text:p>PY7.79553191489362</text:p>
          </table:table-cell>
          <table:table-cell/>
          <table:table-cell table:formula="of:=[.A142]&amp;&quot; &quot;&amp;[.B142]&amp;&quot; &quot;&amp;[.C142]" office:value-type="string" office:string-value="N141 G105 PY7.79553191489362" calcext:value-type="string">
            <text:p>N141 G105 PY7.79553191489362</text:p>
          </table:table-cell>
          <table:table-cell table:number-columns-repeated="2"/>
          <table:table-cell table:formula="of:=[.H13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2</text:p>
          </table:table-cell>
          <table:table-cell table:formula="of:=&quot;X&quot;&amp;[.G143]" office:value-type="string" office:string-value="X6747.5" calcext:value-type="string">
            <text:p>X6747.5</text:p>
          </table:table-cell>
          <table:table-cell table:formula="of:=&quot;Y&quot;&amp;[.H143]" office:value-type="string" office:string-value="Y244.872659574468" calcext:value-type="string">
            <text:p>Y244.872659574468</text:p>
          </table:table-cell>
          <table:table-cell/>
          <table:table-cell table:formula="of:=[.A143]&amp;&quot; &quot;&amp;[.B143]&amp;&quot; &quot;&amp;[.C143]" office:value-type="string" office:string-value="N142 X6747.5 Y244.872659574468" calcext:value-type="string">
            <text:p>N142 X6747.5 Y244.872659574468</text:p>
          </table:table-cell>
          <table:table-cell/>
          <table:table-cell table:formula="of:=[.G138]" office:value-type="float" office:value="6747.5" calcext:value-type="float">
            <text:p>6747.5</text:p>
          </table:table-cell>
          <table:table-cell table:formula="of:=[.H138]+[.$K$13]" office:value-type="float" office:value="244.872659574468" calcext:value-type="float">
            <text:p>244.87265957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3</text:p>
          </table:table-cell>
          <table:table-cell table:formula="of:=[.B139]" office:value-type="string" office:string-value="G106" calcext:value-type="string">
            <text:p>G106</text:p>
          </table:table-cell>
          <table:table-cell table:formula="of:=[.C139]" office:value-type="string" office:string-value="P3" calcext:value-type="string">
            <text:p>P3</text:p>
          </table:table-cell>
          <table:table-cell/>
          <table:table-cell table:formula="of:=[.A144]&amp;&quot; &quot;&amp;[.B144]&amp;&quot; &quot;&amp;[.C144]" office:value-type="string" office:string-value="N143 G106 P3" calcext:value-type="string">
            <text:p>N14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44</text:p>
          </table:table-cell>
          <table:table-cell table:formula="of:=&quot;X&quot;&amp;[.G145]" office:value-type="string" office:string-value="X12.5" calcext:value-type="string">
            <text:p>X12.5</text:p>
          </table:table-cell>
          <table:table-cell table:formula="of:=&quot;Y&quot;&amp;[.H145]" office:value-type="string" office:string-value="Y242.872659574468" calcext:value-type="string">
            <text:p>Y242.872659574468</text:p>
          </table:table-cell>
          <table:table-cell/>
          <table:table-cell table:formula="of:=[.A145]&amp;&quot; &quot;&amp;[.B145]&amp;&quot; &quot;&amp;[.C145]" office:value-type="string" office:string-value="N144 X12.5 Y242.872659574468" calcext:value-type="string">
            <text:p>N144 X12.5 Y242.872659574468</text:p>
          </table:table-cell>
          <table:table-cell/>
          <table:table-cell table:formula="of:=[.G140]" office:value-type="float" office:value="12.5" calcext:value-type="float">
            <text:p>12.5</text:p>
          </table:table-cell>
          <table:table-cell table:formula="of:=[.H140]+[.$K$13]" office:value-type="float" office:value="242.872659574468" calcext:value-type="float">
            <text:p>242.87265957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5</text:p>
          </table:table-cell>
          <table:table-cell table:formula="of:=[.B141]" office:value-type="string" office:string-value="G106" calcext:value-type="string">
            <text:p>G106</text:p>
          </table:table-cell>
          <table:table-cell table:formula="of:=[.C141]" office:value-type="string" office:string-value="P0" calcext:value-type="string">
            <text:p>P0</text:p>
          </table:table-cell>
          <table:table-cell/>
          <table:table-cell table:formula="of:=[.A146]&amp;&quot; &quot;&amp;[.B146]&amp;&quot; &quot;&amp;[.C146]" office:value-type="string" office:string-value="N145 G106 P0" calcext:value-type="string">
            <text:p>N14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46</text:p>
          </table:table-cell>
          <table:table-cell table:formula="of:=[.B142]" office:value-type="string" office:string-value="G105" calcext:value-type="string">
            <text:p>G105</text:p>
          </table:table-cell>
          <table:table-cell table:formula="of:=[.C142]" office:value-type="string" office:string-value="PY7.79553191489362" calcext:value-type="string">
            <text:p>PY7.79553191489362</text:p>
          </table:table-cell>
          <table:table-cell/>
          <table:table-cell table:formula="of:=[.A147]&amp;&quot; &quot;&amp;[.B147]&amp;&quot; &quot;&amp;[.C147]" office:value-type="string" office:string-value="N146 G105 PY7.79553191489362" calcext:value-type="string">
            <text:p>N146 G105 PY7.79553191489362</text:p>
          </table:table-cell>
          <table:table-cell table:number-columns-repeated="2"/>
          <table:table-cell table:formula="of:=[.H14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7</text:p>
          </table:table-cell>
          <table:table-cell table:formula="of:=&quot;X&quot;&amp;[.G148]" office:value-type="string" office:string-value="X6747.5" calcext:value-type="string">
            <text:p>X6747.5</text:p>
          </table:table-cell>
          <table:table-cell table:formula="of:=&quot;Y&quot;&amp;[.H148]" office:value-type="string" office:string-value="Y249.668191489362" calcext:value-type="string">
            <text:p>Y249.668191489362</text:p>
          </table:table-cell>
          <table:table-cell/>
          <table:table-cell table:formula="of:=[.A148]&amp;&quot; &quot;&amp;[.B148]&amp;&quot; &quot;&amp;[.C148]" office:value-type="string" office:string-value="N147 X6747.5 Y249.668191489362" calcext:value-type="string">
            <text:p>N147 X6747.5 Y249.668191489362</text:p>
          </table:table-cell>
          <table:table-cell/>
          <table:table-cell table:formula="of:=[.G143]" office:value-type="float" office:value="6747.5" calcext:value-type="float">
            <text:p>6747.5</text:p>
          </table:table-cell>
          <table:table-cell table:formula="of:=[.H143]+[.$K$13]" office:value-type="float" office:value="249.668191489362" calcext:value-type="float">
            <text:p>249.66819148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8</text:p>
          </table:table-cell>
          <table:table-cell table:formula="of:=[.B144]" office:value-type="string" office:string-value="G106" calcext:value-type="string">
            <text:p>G106</text:p>
          </table:table-cell>
          <table:table-cell table:formula="of:=[.C144]" office:value-type="string" office:string-value="P3" calcext:value-type="string">
            <text:p>P3</text:p>
          </table:table-cell>
          <table:table-cell/>
          <table:table-cell table:formula="of:=[.A149]&amp;&quot; &quot;&amp;[.B149]&amp;&quot; &quot;&amp;[.C149]" office:value-type="string" office:string-value="N148 G106 P3" calcext:value-type="string">
            <text:p>N14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49</text:p>
          </table:table-cell>
          <table:table-cell table:formula="of:=&quot;X&quot;&amp;[.G150]" office:value-type="string" office:string-value="X12.5" calcext:value-type="string">
            <text:p>X12.5</text:p>
          </table:table-cell>
          <table:table-cell table:formula="of:=&quot;Y&quot;&amp;[.H150]" office:value-type="string" office:string-value="Y247.668191489362" calcext:value-type="string">
            <text:p>Y247.668191489362</text:p>
          </table:table-cell>
          <table:table-cell/>
          <table:table-cell table:formula="of:=[.A150]&amp;&quot; &quot;&amp;[.B150]&amp;&quot; &quot;&amp;[.C150]" office:value-type="string" office:string-value="N149 X12.5 Y247.668191489362" calcext:value-type="string">
            <text:p>N149 X12.5 Y247.668191489362</text:p>
          </table:table-cell>
          <table:table-cell/>
          <table:table-cell table:formula="of:=[.G145]" office:value-type="float" office:value="12.5" calcext:value-type="float">
            <text:p>12.5</text:p>
          </table:table-cell>
          <table:table-cell table:formula="of:=[.H145]+[.$K$13]" office:value-type="float" office:value="247.668191489362" calcext:value-type="float">
            <text:p>247.66819148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50</text:p>
          </table:table-cell>
          <table:table-cell table:formula="of:=[.B146]" office:value-type="string" office:string-value="G106" calcext:value-type="string">
            <text:p>G106</text:p>
          </table:table-cell>
          <table:table-cell table:formula="of:=[.C146]" office:value-type="string" office:string-value="P0" calcext:value-type="string">
            <text:p>P0</text:p>
          </table:table-cell>
          <table:table-cell/>
          <table:table-cell table:formula="of:=[.A151]&amp;&quot; &quot;&amp;[.B151]&amp;&quot; &quot;&amp;[.C151]" office:value-type="string" office:string-value="N150 G106 P0" calcext:value-type="string">
            <text:p>N15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51</text:p>
          </table:table-cell>
          <table:table-cell table:formula="of:=[.B147]" office:value-type="string" office:string-value="G105" calcext:value-type="string">
            <text:p>G105</text:p>
          </table:table-cell>
          <table:table-cell table:formula="of:=[.C147]" office:value-type="string" office:string-value="PY7.79553191489362" calcext:value-type="string">
            <text:p>PY7.79553191489362</text:p>
          </table:table-cell>
          <table:table-cell/>
          <table:table-cell table:formula="of:=[.A152]&amp;&quot; &quot;&amp;[.B152]&amp;&quot; &quot;&amp;[.C152]" office:value-type="string" office:string-value="N151 G105 PY7.79553191489362" calcext:value-type="string">
            <text:p>N151 G105 PY7.79553191489362</text:p>
          </table:table-cell>
          <table:table-cell table:number-columns-repeated="2"/>
          <table:table-cell table:formula="of:=[.H14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52</text:p>
          </table:table-cell>
          <table:table-cell table:formula="of:=&quot;X&quot;&amp;[.G153]" office:value-type="string" office:string-value="X6747.5" calcext:value-type="string">
            <text:p>X6747.5</text:p>
          </table:table-cell>
          <table:table-cell table:formula="of:=&quot;Y&quot;&amp;[.H153]" office:value-type="string" office:string-value="Y254.463723404255" calcext:value-type="string">
            <text:p>Y254.463723404255</text:p>
          </table:table-cell>
          <table:table-cell/>
          <table:table-cell table:formula="of:=[.A153]&amp;&quot; &quot;&amp;[.B153]&amp;&quot; &quot;&amp;[.C153]" office:value-type="string" office:string-value="N152 X6747.5 Y254.463723404255" calcext:value-type="string">
            <text:p>N152 X6747.5 Y254.463723404255</text:p>
          </table:table-cell>
          <table:table-cell/>
          <table:table-cell table:formula="of:=[.G148]" office:value-type="float" office:value="6747.5" calcext:value-type="float">
            <text:p>6747.5</text:p>
          </table:table-cell>
          <table:table-cell table:formula="of:=[.H148]+[.$K$13]" office:value-type="float" office:value="254.463723404255" calcext:value-type="float">
            <text:p>254.46372340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53</text:p>
          </table:table-cell>
          <table:table-cell table:formula="of:=[.B149]" office:value-type="string" office:string-value="G106" calcext:value-type="string">
            <text:p>G106</text:p>
          </table:table-cell>
          <table:table-cell table:formula="of:=[.C149]" office:value-type="string" office:string-value="P3" calcext:value-type="string">
            <text:p>P3</text:p>
          </table:table-cell>
          <table:table-cell/>
          <table:table-cell table:formula="of:=[.A154]&amp;&quot; &quot;&amp;[.B154]&amp;&quot; &quot;&amp;[.C154]" office:value-type="string" office:string-value="N153 G106 P3" calcext:value-type="string">
            <text:p>N15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54</text:p>
          </table:table-cell>
          <table:table-cell table:formula="of:=&quot;X&quot;&amp;[.G155]" office:value-type="string" office:string-value="X12.5" calcext:value-type="string">
            <text:p>X12.5</text:p>
          </table:table-cell>
          <table:table-cell table:formula="of:=&quot;Y&quot;&amp;[.H155]" office:value-type="string" office:string-value="Y252.463723404255" calcext:value-type="string">
            <text:p>Y252.463723404255</text:p>
          </table:table-cell>
          <table:table-cell/>
          <table:table-cell table:formula="of:=[.A155]&amp;&quot; &quot;&amp;[.B155]&amp;&quot; &quot;&amp;[.C155]" office:value-type="string" office:string-value="N154 X12.5 Y252.463723404255" calcext:value-type="string">
            <text:p>N154 X12.5 Y252.463723404255</text:p>
          </table:table-cell>
          <table:table-cell/>
          <table:table-cell table:formula="of:=[.G150]" office:value-type="float" office:value="12.5" calcext:value-type="float">
            <text:p>12.5</text:p>
          </table:table-cell>
          <table:table-cell table:formula="of:=[.H150]+[.$K$13]" office:value-type="float" office:value="252.463723404255" calcext:value-type="float">
            <text:p>252.46372340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55</text:p>
          </table:table-cell>
          <table:table-cell table:formula="of:=[.B151]" office:value-type="string" office:string-value="G106" calcext:value-type="string">
            <text:p>G106</text:p>
          </table:table-cell>
          <table:table-cell table:formula="of:=[.C151]" office:value-type="string" office:string-value="P0" calcext:value-type="string">
            <text:p>P0</text:p>
          </table:table-cell>
          <table:table-cell/>
          <table:table-cell table:formula="of:=[.A156]&amp;&quot; &quot;&amp;[.B156]&amp;&quot; &quot;&amp;[.C156]" office:value-type="string" office:string-value="N155 G106 P0" calcext:value-type="string">
            <text:p>N15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56</text:p>
          </table:table-cell>
          <table:table-cell table:formula="of:=[.B152]" office:value-type="string" office:string-value="G105" calcext:value-type="string">
            <text:p>G105</text:p>
          </table:table-cell>
          <table:table-cell table:formula="of:=[.C152]" office:value-type="string" office:string-value="PY7.79553191489362" calcext:value-type="string">
            <text:p>PY7.79553191489362</text:p>
          </table:table-cell>
          <table:table-cell/>
          <table:table-cell table:formula="of:=[.A157]&amp;&quot; &quot;&amp;[.B157]&amp;&quot; &quot;&amp;[.C157]" office:value-type="string" office:string-value="N156 G105 PY7.79553191489362" calcext:value-type="string">
            <text:p>N156 G105 PY7.79553191489362</text:p>
          </table:table-cell>
          <table:table-cell table:number-columns-repeated="2"/>
          <table:table-cell table:formula="of:=[.H15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57</text:p>
          </table:table-cell>
          <table:table-cell table:formula="of:=&quot;X&quot;&amp;[.G158]" office:value-type="string" office:string-value="X6747.5" calcext:value-type="string">
            <text:p>X6747.5</text:p>
          </table:table-cell>
          <table:table-cell table:formula="of:=&quot;Y&quot;&amp;[.H158]" office:value-type="string" office:string-value="Y259.259255319149" calcext:value-type="string">
            <text:p>Y259.259255319149</text:p>
          </table:table-cell>
          <table:table-cell/>
          <table:table-cell table:formula="of:=[.A158]&amp;&quot; &quot;&amp;[.B158]&amp;&quot; &quot;&amp;[.C158]" office:value-type="string" office:string-value="N157 X6747.5 Y259.259255319149" calcext:value-type="string">
            <text:p>N157 X6747.5 Y259.259255319149</text:p>
          </table:table-cell>
          <table:table-cell/>
          <table:table-cell table:formula="of:=[.G153]" office:value-type="float" office:value="6747.5" calcext:value-type="float">
            <text:p>6747.5</text:p>
          </table:table-cell>
          <table:table-cell table:formula="of:=[.H153]+[.$K$13]" office:value-type="float" office:value="259.259255319149" calcext:value-type="float">
            <text:p>259.25925531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58</text:p>
          </table:table-cell>
          <table:table-cell table:formula="of:=[.B154]" office:value-type="string" office:string-value="G106" calcext:value-type="string">
            <text:p>G106</text:p>
          </table:table-cell>
          <table:table-cell table:formula="of:=[.C154]" office:value-type="string" office:string-value="P3" calcext:value-type="string">
            <text:p>P3</text:p>
          </table:table-cell>
          <table:table-cell/>
          <table:table-cell table:formula="of:=[.A159]&amp;&quot; &quot;&amp;[.B159]&amp;&quot; &quot;&amp;[.C159]" office:value-type="string" office:string-value="N158 G106 P3" calcext:value-type="string">
            <text:p>N15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59</text:p>
          </table:table-cell>
          <table:table-cell table:formula="of:=&quot;X&quot;&amp;[.G160]" office:value-type="string" office:string-value="X12.5" calcext:value-type="string">
            <text:p>X12.5</text:p>
          </table:table-cell>
          <table:table-cell table:formula="of:=&quot;Y&quot;&amp;[.H160]" office:value-type="string" office:string-value="Y257.259255319149" calcext:value-type="string">
            <text:p>Y257.259255319149</text:p>
          </table:table-cell>
          <table:table-cell/>
          <table:table-cell table:formula="of:=[.A160]&amp;&quot; &quot;&amp;[.B160]&amp;&quot; &quot;&amp;[.C160]" office:value-type="string" office:string-value="N159 X12.5 Y257.259255319149" calcext:value-type="string">
            <text:p>N159 X12.5 Y257.259255319149</text:p>
          </table:table-cell>
          <table:table-cell/>
          <table:table-cell table:formula="of:=[.G155]" office:value-type="float" office:value="12.5" calcext:value-type="float">
            <text:p>12.5</text:p>
          </table:table-cell>
          <table:table-cell table:formula="of:=[.H155]+[.$K$13]" office:value-type="float" office:value="257.259255319149" calcext:value-type="float">
            <text:p>257.25925531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60</text:p>
          </table:table-cell>
          <table:table-cell table:formula="of:=[.B156]" office:value-type="string" office:string-value="G106" calcext:value-type="string">
            <text:p>G106</text:p>
          </table:table-cell>
          <table:table-cell table:formula="of:=[.C156]" office:value-type="string" office:string-value="P0" calcext:value-type="string">
            <text:p>P0</text:p>
          </table:table-cell>
          <table:table-cell/>
          <table:table-cell table:formula="of:=[.A161]&amp;&quot; &quot;&amp;[.B161]&amp;&quot; &quot;&amp;[.C161]" office:value-type="string" office:string-value="N160 G106 P0" calcext:value-type="string">
            <text:p>N16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61</text:p>
          </table:table-cell>
          <table:table-cell table:formula="of:=[.B157]" office:value-type="string" office:string-value="G105" calcext:value-type="string">
            <text:p>G105</text:p>
          </table:table-cell>
          <table:table-cell table:formula="of:=[.C157]" office:value-type="string" office:string-value="PY7.79553191489362" calcext:value-type="string">
            <text:p>PY7.79553191489362</text:p>
          </table:table-cell>
          <table:table-cell/>
          <table:table-cell table:formula="of:=[.A162]&amp;&quot; &quot;&amp;[.B162]&amp;&quot; &quot;&amp;[.C162]" office:value-type="string" office:string-value="N161 G105 PY7.79553191489362" calcext:value-type="string">
            <text:p>N161 G105 PY7.79553191489362</text:p>
          </table:table-cell>
          <table:table-cell table:number-columns-repeated="2"/>
          <table:table-cell table:formula="of:=[.H15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62</text:p>
          </table:table-cell>
          <table:table-cell table:formula="of:=&quot;X&quot;&amp;[.G163]" office:value-type="string" office:string-value="X6747.5" calcext:value-type="string">
            <text:p>X6747.5</text:p>
          </table:table-cell>
          <table:table-cell table:formula="of:=&quot;Y&quot;&amp;[.H163]" office:value-type="string" office:string-value="Y264.054787234043" calcext:value-type="string">
            <text:p>Y264.054787234043</text:p>
          </table:table-cell>
          <table:table-cell/>
          <table:table-cell table:formula="of:=[.A163]&amp;&quot; &quot;&amp;[.B163]&amp;&quot; &quot;&amp;[.C163]" office:value-type="string" office:string-value="N162 X6747.5 Y264.054787234043" calcext:value-type="string">
            <text:p>N162 X6747.5 Y264.054787234043</text:p>
          </table:table-cell>
          <table:table-cell/>
          <table:table-cell table:formula="of:=[.G158]" office:value-type="float" office:value="6747.5" calcext:value-type="float">
            <text:p>6747.5</text:p>
          </table:table-cell>
          <table:table-cell table:formula="of:=[.H158]+[.$K$13]" office:value-type="float" office:value="264.054787234043" calcext:value-type="float">
            <text:p>264.054787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63</text:p>
          </table:table-cell>
          <table:table-cell table:formula="of:=[.B159]" office:value-type="string" office:string-value="G106" calcext:value-type="string">
            <text:p>G106</text:p>
          </table:table-cell>
          <table:table-cell table:formula="of:=[.C159]" office:value-type="string" office:string-value="P3" calcext:value-type="string">
            <text:p>P3</text:p>
          </table:table-cell>
          <table:table-cell/>
          <table:table-cell table:formula="of:=[.A164]&amp;&quot; &quot;&amp;[.B164]&amp;&quot; &quot;&amp;[.C164]" office:value-type="string" office:string-value="N163 G106 P3" calcext:value-type="string">
            <text:p>N16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64</text:p>
          </table:table-cell>
          <table:table-cell table:formula="of:=&quot;X&quot;&amp;[.G165]" office:value-type="string" office:string-value="X12.5" calcext:value-type="string">
            <text:p>X12.5</text:p>
          </table:table-cell>
          <table:table-cell table:formula="of:=&quot;Y&quot;&amp;[.H165]" office:value-type="string" office:string-value="Y262.054787234043" calcext:value-type="string">
            <text:p>Y262.054787234043</text:p>
          </table:table-cell>
          <table:table-cell/>
          <table:table-cell table:formula="of:=[.A165]&amp;&quot; &quot;&amp;[.B165]&amp;&quot; &quot;&amp;[.C165]" office:value-type="string" office:string-value="N164 X12.5 Y262.054787234043" calcext:value-type="string">
            <text:p>N164 X12.5 Y262.054787234043</text:p>
          </table:table-cell>
          <table:table-cell/>
          <table:table-cell table:formula="of:=[.G160]" office:value-type="float" office:value="12.5" calcext:value-type="float">
            <text:p>12.5</text:p>
          </table:table-cell>
          <table:table-cell table:formula="of:=[.H160]+[.$K$13]" office:value-type="float" office:value="262.054787234043" calcext:value-type="float">
            <text:p>262.054787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65</text:p>
          </table:table-cell>
          <table:table-cell table:formula="of:=[.B161]" office:value-type="string" office:string-value="G106" calcext:value-type="string">
            <text:p>G106</text:p>
          </table:table-cell>
          <table:table-cell table:formula="of:=[.C161]" office:value-type="string" office:string-value="P0" calcext:value-type="string">
            <text:p>P0</text:p>
          </table:table-cell>
          <table:table-cell/>
          <table:table-cell table:formula="of:=[.A166]&amp;&quot; &quot;&amp;[.B166]&amp;&quot; &quot;&amp;[.C166]" office:value-type="string" office:string-value="N165 G106 P0" calcext:value-type="string">
            <text:p>N16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66</text:p>
          </table:table-cell>
          <table:table-cell table:formula="of:=[.B162]" office:value-type="string" office:string-value="G105" calcext:value-type="string">
            <text:p>G105</text:p>
          </table:table-cell>
          <table:table-cell table:formula="of:=[.C162]" office:value-type="string" office:string-value="PY7.79553191489362" calcext:value-type="string">
            <text:p>PY7.79553191489362</text:p>
          </table:table-cell>
          <table:table-cell/>
          <table:table-cell table:formula="of:=[.A167]&amp;&quot; &quot;&amp;[.B167]&amp;&quot; &quot;&amp;[.C167]" office:value-type="string" office:string-value="N166 G105 PY7.79553191489362" calcext:value-type="string">
            <text:p>N166 G105 PY7.79553191489362</text:p>
          </table:table-cell>
          <table:table-cell table:number-columns-repeated="2"/>
          <table:table-cell table:formula="of:=[.H16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67</text:p>
          </table:table-cell>
          <table:table-cell table:formula="of:=&quot;X&quot;&amp;[.G168]" office:value-type="string" office:string-value="X6747.5" calcext:value-type="string">
            <text:p>X6747.5</text:p>
          </table:table-cell>
          <table:table-cell table:formula="of:=&quot;Y&quot;&amp;[.H168]" office:value-type="string" office:string-value="Y268.850319148936" calcext:value-type="string">
            <text:p>Y268.850319148936</text:p>
          </table:table-cell>
          <table:table-cell/>
          <table:table-cell table:formula="of:=[.A168]&amp;&quot; &quot;&amp;[.B168]&amp;&quot; &quot;&amp;[.C168]" office:value-type="string" office:string-value="N167 X6747.5 Y268.850319148936" calcext:value-type="string">
            <text:p>N167 X6747.5 Y268.850319148936</text:p>
          </table:table-cell>
          <table:table-cell/>
          <table:table-cell table:formula="of:=[.G163]" office:value-type="float" office:value="6747.5" calcext:value-type="float">
            <text:p>6747.5</text:p>
          </table:table-cell>
          <table:table-cell table:formula="of:=[.H163]+[.$K$13]" office:value-type="float" office:value="268.850319148936" calcext:value-type="float">
            <text:p>268.85031914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68</text:p>
          </table:table-cell>
          <table:table-cell table:formula="of:=[.B164]" office:value-type="string" office:string-value="G106" calcext:value-type="string">
            <text:p>G106</text:p>
          </table:table-cell>
          <table:table-cell table:formula="of:=[.C164]" office:value-type="string" office:string-value="P3" calcext:value-type="string">
            <text:p>P3</text:p>
          </table:table-cell>
          <table:table-cell/>
          <table:table-cell table:formula="of:=[.A169]&amp;&quot; &quot;&amp;[.B169]&amp;&quot; &quot;&amp;[.C169]" office:value-type="string" office:string-value="N168 G106 P3" calcext:value-type="string">
            <text:p>N16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69</text:p>
          </table:table-cell>
          <table:table-cell table:formula="of:=&quot;X&quot;&amp;[.G170]" office:value-type="string" office:string-value="X12.5" calcext:value-type="string">
            <text:p>X12.5</text:p>
          </table:table-cell>
          <table:table-cell table:formula="of:=&quot;Y&quot;&amp;[.H170]" office:value-type="string" office:string-value="Y266.850319148936" calcext:value-type="string">
            <text:p>Y266.850319148936</text:p>
          </table:table-cell>
          <table:table-cell/>
          <table:table-cell table:formula="of:=[.A170]&amp;&quot; &quot;&amp;[.B170]&amp;&quot; &quot;&amp;[.C170]" office:value-type="string" office:string-value="N169 X12.5 Y266.850319148936" calcext:value-type="string">
            <text:p>N169 X12.5 Y266.850319148936</text:p>
          </table:table-cell>
          <table:table-cell/>
          <table:table-cell table:formula="of:=[.G165]" office:value-type="float" office:value="12.5" calcext:value-type="float">
            <text:p>12.5</text:p>
          </table:table-cell>
          <table:table-cell table:formula="of:=[.H165]+[.$K$13]" office:value-type="float" office:value="266.850319148936" calcext:value-type="float">
            <text:p>266.85031914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70</text:p>
          </table:table-cell>
          <table:table-cell table:formula="of:=[.B166]" office:value-type="string" office:string-value="G106" calcext:value-type="string">
            <text:p>G106</text:p>
          </table:table-cell>
          <table:table-cell table:formula="of:=[.C166]" office:value-type="string" office:string-value="P0" calcext:value-type="string">
            <text:p>P0</text:p>
          </table:table-cell>
          <table:table-cell/>
          <table:table-cell table:formula="of:=[.A171]&amp;&quot; &quot;&amp;[.B171]&amp;&quot; &quot;&amp;[.C171]" office:value-type="string" office:string-value="N170 G106 P0" calcext:value-type="string">
            <text:p>N17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71</text:p>
          </table:table-cell>
          <table:table-cell table:formula="of:=[.B167]" office:value-type="string" office:string-value="G105" calcext:value-type="string">
            <text:p>G105</text:p>
          </table:table-cell>
          <table:table-cell table:formula="of:=[.C167]" office:value-type="string" office:string-value="PY7.79553191489362" calcext:value-type="string">
            <text:p>PY7.79553191489362</text:p>
          </table:table-cell>
          <table:table-cell/>
          <table:table-cell table:formula="of:=[.A172]&amp;&quot; &quot;&amp;[.B172]&amp;&quot; &quot;&amp;[.C172]" office:value-type="string" office:string-value="N171 G105 PY7.79553191489362" calcext:value-type="string">
            <text:p>N171 G105 PY7.79553191489362</text:p>
          </table:table-cell>
          <table:table-cell table:number-columns-repeated="2"/>
          <table:table-cell table:formula="of:=[.H16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72</text:p>
          </table:table-cell>
          <table:table-cell table:formula="of:=&quot;X&quot;&amp;[.G173]" office:value-type="string" office:string-value="X6747.5" calcext:value-type="string">
            <text:p>X6747.5</text:p>
          </table:table-cell>
          <table:table-cell table:formula="of:=&quot;Y&quot;&amp;[.H173]" office:value-type="string" office:string-value="Y273.64585106383" calcext:value-type="string">
            <text:p>Y273.64585106383</text:p>
          </table:table-cell>
          <table:table-cell/>
          <table:table-cell table:formula="of:=[.A173]&amp;&quot; &quot;&amp;[.B173]&amp;&quot; &quot;&amp;[.C173]" office:value-type="string" office:string-value="N172 X6747.5 Y273.64585106383" calcext:value-type="string">
            <text:p>N172 X6747.5 Y273.64585106383</text:p>
          </table:table-cell>
          <table:table-cell/>
          <table:table-cell table:formula="of:=[.G168]" office:value-type="float" office:value="6747.5" calcext:value-type="float">
            <text:p>6747.5</text:p>
          </table:table-cell>
          <table:table-cell table:formula="of:=[.H168]+[.$K$13]" office:value-type="float" office:value="273.64585106383" calcext:value-type="float">
            <text:p>273.64585106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73</text:p>
          </table:table-cell>
          <table:table-cell table:formula="of:=[.B169]" office:value-type="string" office:string-value="G106" calcext:value-type="string">
            <text:p>G106</text:p>
          </table:table-cell>
          <table:table-cell table:formula="of:=[.C169]" office:value-type="string" office:string-value="P3" calcext:value-type="string">
            <text:p>P3</text:p>
          </table:table-cell>
          <table:table-cell/>
          <table:table-cell table:formula="of:=[.A174]&amp;&quot; &quot;&amp;[.B174]&amp;&quot; &quot;&amp;[.C174]" office:value-type="string" office:string-value="N173 G106 P3" calcext:value-type="string">
            <text:p>N17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74</text:p>
          </table:table-cell>
          <table:table-cell table:formula="of:=&quot;X&quot;&amp;[.G175]" office:value-type="string" office:string-value="X12.5" calcext:value-type="string">
            <text:p>X12.5</text:p>
          </table:table-cell>
          <table:table-cell table:formula="of:=&quot;Y&quot;&amp;[.H175]" office:value-type="string" office:string-value="Y271.64585106383" calcext:value-type="string">
            <text:p>Y271.64585106383</text:p>
          </table:table-cell>
          <table:table-cell/>
          <table:table-cell table:formula="of:=[.A175]&amp;&quot; &quot;&amp;[.B175]&amp;&quot; &quot;&amp;[.C175]" office:value-type="string" office:string-value="N174 X12.5 Y271.64585106383" calcext:value-type="string">
            <text:p>N174 X12.5 Y271.64585106383</text:p>
          </table:table-cell>
          <table:table-cell/>
          <table:table-cell table:formula="of:=[.G170]" office:value-type="float" office:value="12.5" calcext:value-type="float">
            <text:p>12.5</text:p>
          </table:table-cell>
          <table:table-cell table:formula="of:=[.H170]+[.$K$13]" office:value-type="float" office:value="271.64585106383" calcext:value-type="float">
            <text:p>271.64585106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75</text:p>
          </table:table-cell>
          <table:table-cell table:formula="of:=[.B171]" office:value-type="string" office:string-value="G106" calcext:value-type="string">
            <text:p>G106</text:p>
          </table:table-cell>
          <table:table-cell table:formula="of:=[.C171]" office:value-type="string" office:string-value="P0" calcext:value-type="string">
            <text:p>P0</text:p>
          </table:table-cell>
          <table:table-cell/>
          <table:table-cell table:formula="of:=[.A176]&amp;&quot; &quot;&amp;[.B176]&amp;&quot; &quot;&amp;[.C176]" office:value-type="string" office:string-value="N175 G106 P0" calcext:value-type="string">
            <text:p>N17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76</text:p>
          </table:table-cell>
          <table:table-cell table:formula="of:=[.B172]" office:value-type="string" office:string-value="G105" calcext:value-type="string">
            <text:p>G105</text:p>
          </table:table-cell>
          <table:table-cell table:formula="of:=[.C172]" office:value-type="string" office:string-value="PY7.79553191489362" calcext:value-type="string">
            <text:p>PY7.79553191489362</text:p>
          </table:table-cell>
          <table:table-cell/>
          <table:table-cell table:formula="of:=[.A177]&amp;&quot; &quot;&amp;[.B177]&amp;&quot; &quot;&amp;[.C177]" office:value-type="string" office:string-value="N176 G105 PY7.79553191489362" calcext:value-type="string">
            <text:p>N176 G105 PY7.79553191489362</text:p>
          </table:table-cell>
          <table:table-cell table:number-columns-repeated="2"/>
          <table:table-cell table:formula="of:=[.H17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77</text:p>
          </table:table-cell>
          <table:table-cell table:formula="of:=&quot;X&quot;&amp;[.G178]" office:value-type="string" office:string-value="X6747.5" calcext:value-type="string">
            <text:p>X6747.5</text:p>
          </table:table-cell>
          <table:table-cell table:formula="of:=&quot;Y&quot;&amp;[.H178]" office:value-type="string" office:string-value="Y278.441382978723" calcext:value-type="string">
            <text:p>Y278.441382978723</text:p>
          </table:table-cell>
          <table:table-cell/>
          <table:table-cell table:formula="of:=[.A178]&amp;&quot; &quot;&amp;[.B178]&amp;&quot; &quot;&amp;[.C178]" office:value-type="string" office:string-value="N177 X6747.5 Y278.441382978723" calcext:value-type="string">
            <text:p>N177 X6747.5 Y278.441382978723</text:p>
          </table:table-cell>
          <table:table-cell/>
          <table:table-cell table:formula="of:=[.G173]" office:value-type="float" office:value="6747.5" calcext:value-type="float">
            <text:p>6747.5</text:p>
          </table:table-cell>
          <table:table-cell table:formula="of:=[.H173]+[.$K$13]" office:value-type="float" office:value="278.441382978723" calcext:value-type="float">
            <text:p>278.44138297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78</text:p>
          </table:table-cell>
          <table:table-cell table:formula="of:=[.B174]" office:value-type="string" office:string-value="G106" calcext:value-type="string">
            <text:p>G106</text:p>
          </table:table-cell>
          <table:table-cell table:formula="of:=[.C174]" office:value-type="string" office:string-value="P3" calcext:value-type="string">
            <text:p>P3</text:p>
          </table:table-cell>
          <table:table-cell/>
          <table:table-cell table:formula="of:=[.A179]&amp;&quot; &quot;&amp;[.B179]&amp;&quot; &quot;&amp;[.C179]" office:value-type="string" office:string-value="N178 G106 P3" calcext:value-type="string">
            <text:p>N17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79</text:p>
          </table:table-cell>
          <table:table-cell table:formula="of:=&quot;X&quot;&amp;[.G180]" office:value-type="string" office:string-value="X12.5" calcext:value-type="string">
            <text:p>X12.5</text:p>
          </table:table-cell>
          <table:table-cell table:formula="of:=&quot;Y&quot;&amp;[.H180]" office:value-type="string" office:string-value="Y276.441382978723" calcext:value-type="string">
            <text:p>Y276.441382978723</text:p>
          </table:table-cell>
          <table:table-cell/>
          <table:table-cell table:formula="of:=[.A180]&amp;&quot; &quot;&amp;[.B180]&amp;&quot; &quot;&amp;[.C180]" office:value-type="string" office:string-value="N179 X12.5 Y276.441382978723" calcext:value-type="string">
            <text:p>N179 X12.5 Y276.441382978723</text:p>
          </table:table-cell>
          <table:table-cell/>
          <table:table-cell table:formula="of:=[.G175]" office:value-type="float" office:value="12.5" calcext:value-type="float">
            <text:p>12.5</text:p>
          </table:table-cell>
          <table:table-cell table:formula="of:=[.H175]+[.$K$13]" office:value-type="float" office:value="276.441382978723" calcext:value-type="float">
            <text:p>276.44138297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80</text:p>
          </table:table-cell>
          <table:table-cell table:formula="of:=[.B176]" office:value-type="string" office:string-value="G106" calcext:value-type="string">
            <text:p>G106</text:p>
          </table:table-cell>
          <table:table-cell table:formula="of:=[.C176]" office:value-type="string" office:string-value="P0" calcext:value-type="string">
            <text:p>P0</text:p>
          </table:table-cell>
          <table:table-cell/>
          <table:table-cell table:formula="of:=[.A181]&amp;&quot; &quot;&amp;[.B181]&amp;&quot; &quot;&amp;[.C181]" office:value-type="string" office:string-value="N180 G106 P0" calcext:value-type="string">
            <text:p>N18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81</text:p>
          </table:table-cell>
          <table:table-cell table:formula="of:=[.B177]" office:value-type="string" office:string-value="G105" calcext:value-type="string">
            <text:p>G105</text:p>
          </table:table-cell>
          <table:table-cell table:formula="of:=[.C177]" office:value-type="string" office:string-value="PY7.79553191489362" calcext:value-type="string">
            <text:p>PY7.79553191489362</text:p>
          </table:table-cell>
          <table:table-cell/>
          <table:table-cell table:formula="of:=[.A182]&amp;&quot; &quot;&amp;[.B182]&amp;&quot; &quot;&amp;[.C182]" office:value-type="string" office:string-value="N181 G105 PY7.79553191489362" calcext:value-type="string">
            <text:p>N181 G105 PY7.79553191489362</text:p>
          </table:table-cell>
          <table:table-cell table:number-columns-repeated="2"/>
          <table:table-cell table:formula="of:=[.H17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82</text:p>
          </table:table-cell>
          <table:table-cell table:formula="of:=&quot;X&quot;&amp;[.G183]" office:value-type="string" office:string-value="X6747.5" calcext:value-type="string">
            <text:p>X6747.5</text:p>
          </table:table-cell>
          <table:table-cell table:formula="of:=&quot;Y&quot;&amp;[.H183]" office:value-type="string" office:string-value="Y283.236914893617" calcext:value-type="string">
            <text:p>Y283.236914893617</text:p>
          </table:table-cell>
          <table:table-cell/>
          <table:table-cell table:formula="of:=[.A183]&amp;&quot; &quot;&amp;[.B183]&amp;&quot; &quot;&amp;[.C183]" office:value-type="string" office:string-value="N182 X6747.5 Y283.236914893617" calcext:value-type="string">
            <text:p>N182 X6747.5 Y283.236914893617</text:p>
          </table:table-cell>
          <table:table-cell/>
          <table:table-cell table:formula="of:=[.G178]" office:value-type="float" office:value="6747.5" calcext:value-type="float">
            <text:p>6747.5</text:p>
          </table:table-cell>
          <table:table-cell table:formula="of:=[.H178]+[.$K$13]" office:value-type="float" office:value="283.236914893617" calcext:value-type="float">
            <text:p>283.23691489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83</text:p>
          </table:table-cell>
          <table:table-cell table:formula="of:=[.B179]" office:value-type="string" office:string-value="G106" calcext:value-type="string">
            <text:p>G106</text:p>
          </table:table-cell>
          <table:table-cell table:formula="of:=[.C179]" office:value-type="string" office:string-value="P3" calcext:value-type="string">
            <text:p>P3</text:p>
          </table:table-cell>
          <table:table-cell/>
          <table:table-cell table:formula="of:=[.A184]&amp;&quot; &quot;&amp;[.B184]&amp;&quot; &quot;&amp;[.C184]" office:value-type="string" office:string-value="N183 G106 P3" calcext:value-type="string">
            <text:p>N18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84</text:p>
          </table:table-cell>
          <table:table-cell table:formula="of:=&quot;X&quot;&amp;[.G185]" office:value-type="string" office:string-value="X12.5" calcext:value-type="string">
            <text:p>X12.5</text:p>
          </table:table-cell>
          <table:table-cell table:formula="of:=&quot;Y&quot;&amp;[.H185]" office:value-type="string" office:string-value="Y281.236914893617" calcext:value-type="string">
            <text:p>Y281.236914893617</text:p>
          </table:table-cell>
          <table:table-cell/>
          <table:table-cell table:formula="of:=[.A185]&amp;&quot; &quot;&amp;[.B185]&amp;&quot; &quot;&amp;[.C185]" office:value-type="string" office:string-value="N184 X12.5 Y281.236914893617" calcext:value-type="string">
            <text:p>N184 X12.5 Y281.236914893617</text:p>
          </table:table-cell>
          <table:table-cell/>
          <table:table-cell table:formula="of:=[.G180]" office:value-type="float" office:value="12.5" calcext:value-type="float">
            <text:p>12.5</text:p>
          </table:table-cell>
          <table:table-cell table:formula="of:=[.H180]+[.$K$13]" office:value-type="float" office:value="281.236914893617" calcext:value-type="float">
            <text:p>281.23691489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85</text:p>
          </table:table-cell>
          <table:table-cell table:formula="of:=[.B181]" office:value-type="string" office:string-value="G106" calcext:value-type="string">
            <text:p>G106</text:p>
          </table:table-cell>
          <table:table-cell table:formula="of:=[.C181]" office:value-type="string" office:string-value="P0" calcext:value-type="string">
            <text:p>P0</text:p>
          </table:table-cell>
          <table:table-cell/>
          <table:table-cell table:formula="of:=[.A186]&amp;&quot; &quot;&amp;[.B186]&amp;&quot; &quot;&amp;[.C186]" office:value-type="string" office:string-value="N185 G106 P0" calcext:value-type="string">
            <text:p>N18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86</text:p>
          </table:table-cell>
          <table:table-cell table:formula="of:=[.B182]" office:value-type="string" office:string-value="G105" calcext:value-type="string">
            <text:p>G105</text:p>
          </table:table-cell>
          <table:table-cell table:formula="of:=[.C182]" office:value-type="string" office:string-value="PY7.79553191489362" calcext:value-type="string">
            <text:p>PY7.79553191489362</text:p>
          </table:table-cell>
          <table:table-cell/>
          <table:table-cell table:formula="of:=[.A187]&amp;&quot; &quot;&amp;[.B187]&amp;&quot; &quot;&amp;[.C187]" office:value-type="string" office:string-value="N186 G105 PY7.79553191489362" calcext:value-type="string">
            <text:p>N186 G105 PY7.79553191489362</text:p>
          </table:table-cell>
          <table:table-cell table:number-columns-repeated="2"/>
          <table:table-cell table:formula="of:=[.H18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87</text:p>
          </table:table-cell>
          <table:table-cell table:formula="of:=&quot;X&quot;&amp;[.G188]" office:value-type="string" office:string-value="X6747.5" calcext:value-type="string">
            <text:p>X6747.5</text:p>
          </table:table-cell>
          <table:table-cell table:formula="of:=&quot;Y&quot;&amp;[.H188]" office:value-type="string" office:string-value="Y288.032446808511" calcext:value-type="string">
            <text:p>Y288.032446808511</text:p>
          </table:table-cell>
          <table:table-cell/>
          <table:table-cell table:formula="of:=[.A188]&amp;&quot; &quot;&amp;[.B188]&amp;&quot; &quot;&amp;[.C188]" office:value-type="string" office:string-value="N187 X6747.5 Y288.032446808511" calcext:value-type="string">
            <text:p>N187 X6747.5 Y288.032446808511</text:p>
          </table:table-cell>
          <table:table-cell/>
          <table:table-cell table:formula="of:=[.G183]" office:value-type="float" office:value="6747.5" calcext:value-type="float">
            <text:p>6747.5</text:p>
          </table:table-cell>
          <table:table-cell table:formula="of:=[.H183]+[.$K$13]" office:value-type="float" office:value="288.032446808511" calcext:value-type="float">
            <text:p>288.0324468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88</text:p>
          </table:table-cell>
          <table:table-cell table:formula="of:=[.B184]" office:value-type="string" office:string-value="G106" calcext:value-type="string">
            <text:p>G106</text:p>
          </table:table-cell>
          <table:table-cell table:formula="of:=[.C184]" office:value-type="string" office:string-value="P3" calcext:value-type="string">
            <text:p>P3</text:p>
          </table:table-cell>
          <table:table-cell/>
          <table:table-cell table:formula="of:=[.A189]&amp;&quot; &quot;&amp;[.B189]&amp;&quot; &quot;&amp;[.C189]" office:value-type="string" office:string-value="N188 G106 P3" calcext:value-type="string">
            <text:p>N18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89</text:p>
          </table:table-cell>
          <table:table-cell table:formula="of:=&quot;X&quot;&amp;[.G190]" office:value-type="string" office:string-value="X12.5" calcext:value-type="string">
            <text:p>X12.5</text:p>
          </table:table-cell>
          <table:table-cell table:formula="of:=&quot;Y&quot;&amp;[.H190]" office:value-type="string" office:string-value="Y286.032446808511" calcext:value-type="string">
            <text:p>Y286.032446808511</text:p>
          </table:table-cell>
          <table:table-cell/>
          <table:table-cell table:formula="of:=[.A190]&amp;&quot; &quot;&amp;[.B190]&amp;&quot; &quot;&amp;[.C190]" office:value-type="string" office:string-value="N189 X12.5 Y286.032446808511" calcext:value-type="string">
            <text:p>N189 X12.5 Y286.032446808511</text:p>
          </table:table-cell>
          <table:table-cell/>
          <table:table-cell table:formula="of:=[.G185]" office:value-type="float" office:value="12.5" calcext:value-type="float">
            <text:p>12.5</text:p>
          </table:table-cell>
          <table:table-cell table:formula="of:=[.H185]+[.$K$13]" office:value-type="float" office:value="286.032446808511" calcext:value-type="float">
            <text:p>286.0324468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90</text:p>
          </table:table-cell>
          <table:table-cell table:formula="of:=[.B186]" office:value-type="string" office:string-value="G106" calcext:value-type="string">
            <text:p>G106</text:p>
          </table:table-cell>
          <table:table-cell table:formula="of:=[.C186]" office:value-type="string" office:string-value="P0" calcext:value-type="string">
            <text:p>P0</text:p>
          </table:table-cell>
          <table:table-cell/>
          <table:table-cell table:formula="of:=[.A191]&amp;&quot; &quot;&amp;[.B191]&amp;&quot; &quot;&amp;[.C191]" office:value-type="string" office:string-value="N190 G106 P0" calcext:value-type="string">
            <text:p>N19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91</text:p>
          </table:table-cell>
          <table:table-cell table:formula="of:=[.B187]" office:value-type="string" office:string-value="G105" calcext:value-type="string">
            <text:p>G105</text:p>
          </table:table-cell>
          <table:table-cell table:formula="of:=[.C187]" office:value-type="string" office:string-value="PY7.79553191489362" calcext:value-type="string">
            <text:p>PY7.79553191489362</text:p>
          </table:table-cell>
          <table:table-cell/>
          <table:table-cell table:formula="of:=[.A192]&amp;&quot; &quot;&amp;[.B192]&amp;&quot; &quot;&amp;[.C192]" office:value-type="string" office:string-value="N191 G105 PY7.79553191489362" calcext:value-type="string">
            <text:p>N191 G105 PY7.79553191489362</text:p>
          </table:table-cell>
          <table:table-cell table:number-columns-repeated="2"/>
          <table:table-cell table:formula="of:=[.H18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92</text:p>
          </table:table-cell>
          <table:table-cell table:formula="of:=&quot;X&quot;&amp;[.G193]" office:value-type="string" office:string-value="X6747.5" calcext:value-type="string">
            <text:p>X6747.5</text:p>
          </table:table-cell>
          <table:table-cell table:formula="of:=&quot;Y&quot;&amp;[.H193]" office:value-type="string" office:string-value="Y292.827978723404" calcext:value-type="string">
            <text:p>Y292.827978723404</text:p>
          </table:table-cell>
          <table:table-cell/>
          <table:table-cell table:formula="of:=[.A193]&amp;&quot; &quot;&amp;[.B193]&amp;&quot; &quot;&amp;[.C193]" office:value-type="string" office:string-value="N192 X6747.5 Y292.827978723404" calcext:value-type="string">
            <text:p>N192 X6747.5 Y292.827978723404</text:p>
          </table:table-cell>
          <table:table-cell/>
          <table:table-cell table:formula="of:=[.G188]" office:value-type="float" office:value="6747.5" calcext:value-type="float">
            <text:p>6747.5</text:p>
          </table:table-cell>
          <table:table-cell table:formula="of:=[.H188]+[.$K$13]" office:value-type="float" office:value="292.827978723404" calcext:value-type="float">
            <text:p>292.8279787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93</text:p>
          </table:table-cell>
          <table:table-cell table:formula="of:=[.B189]" office:value-type="string" office:string-value="G106" calcext:value-type="string">
            <text:p>G106</text:p>
          </table:table-cell>
          <table:table-cell table:formula="of:=[.C189]" office:value-type="string" office:string-value="P3" calcext:value-type="string">
            <text:p>P3</text:p>
          </table:table-cell>
          <table:table-cell/>
          <table:table-cell table:formula="of:=[.A194]&amp;&quot; &quot;&amp;[.B194]&amp;&quot; &quot;&amp;[.C194]" office:value-type="string" office:string-value="N193 G106 P3" calcext:value-type="string">
            <text:p>N19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94</text:p>
          </table:table-cell>
          <table:table-cell table:formula="of:=&quot;X&quot;&amp;[.G195]" office:value-type="string" office:string-value="X12.5" calcext:value-type="string">
            <text:p>X12.5</text:p>
          </table:table-cell>
          <table:table-cell table:formula="of:=&quot;Y&quot;&amp;[.H195]" office:value-type="string" office:string-value="Y290.827978723404" calcext:value-type="string">
            <text:p>Y290.827978723404</text:p>
          </table:table-cell>
          <table:table-cell/>
          <table:table-cell table:formula="of:=[.A195]&amp;&quot; &quot;&amp;[.B195]&amp;&quot; &quot;&amp;[.C195]" office:value-type="string" office:string-value="N194 X12.5 Y290.827978723404" calcext:value-type="string">
            <text:p>N194 X12.5 Y290.827978723404</text:p>
          </table:table-cell>
          <table:table-cell/>
          <table:table-cell table:formula="of:=[.G190]" office:value-type="float" office:value="12.5" calcext:value-type="float">
            <text:p>12.5</text:p>
          </table:table-cell>
          <table:table-cell table:formula="of:=[.H190]+[.$K$13]" office:value-type="float" office:value="290.827978723404" calcext:value-type="float">
            <text:p>290.8279787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95</text:p>
          </table:table-cell>
          <table:table-cell table:formula="of:=[.B191]" office:value-type="string" office:string-value="G106" calcext:value-type="string">
            <text:p>G106</text:p>
          </table:table-cell>
          <table:table-cell table:formula="of:=[.C191]" office:value-type="string" office:string-value="P0" calcext:value-type="string">
            <text:p>P0</text:p>
          </table:table-cell>
          <table:table-cell/>
          <table:table-cell table:formula="of:=[.A196]&amp;&quot; &quot;&amp;[.B196]&amp;&quot; &quot;&amp;[.C196]" office:value-type="string" office:string-value="N195 G106 P0" calcext:value-type="string">
            <text:p>N19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96</text:p>
          </table:table-cell>
          <table:table-cell table:formula="of:=[.B192]" office:value-type="string" office:string-value="G105" calcext:value-type="string">
            <text:p>G105</text:p>
          </table:table-cell>
          <table:table-cell table:formula="of:=[.C192]" office:value-type="string" office:string-value="PY7.79553191489362" calcext:value-type="string">
            <text:p>PY7.79553191489362</text:p>
          </table:table-cell>
          <table:table-cell/>
          <table:table-cell table:formula="of:=[.A197]&amp;&quot; &quot;&amp;[.B197]&amp;&quot; &quot;&amp;[.C197]" office:value-type="string" office:string-value="N196 G105 PY7.79553191489362" calcext:value-type="string">
            <text:p>N196 G105 PY7.79553191489362</text:p>
          </table:table-cell>
          <table:table-cell table:number-columns-repeated="2"/>
          <table:table-cell table:formula="of:=[.H19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97</text:p>
          </table:table-cell>
          <table:table-cell table:formula="of:=&quot;X&quot;&amp;[.G198]" office:value-type="string" office:string-value="X6747.5" calcext:value-type="string">
            <text:p>X6747.5</text:p>
          </table:table-cell>
          <table:table-cell table:formula="of:=&quot;Y&quot;&amp;[.H198]" office:value-type="string" office:string-value="Y297.623510638298" calcext:value-type="string">
            <text:p>Y297.623510638298</text:p>
          </table:table-cell>
          <table:table-cell/>
          <table:table-cell table:formula="of:=[.A198]&amp;&quot; &quot;&amp;[.B198]&amp;&quot; &quot;&amp;[.C198]" office:value-type="string" office:string-value="N197 X6747.5 Y297.623510638298" calcext:value-type="string">
            <text:p>N197 X6747.5 Y297.623510638298</text:p>
          </table:table-cell>
          <table:table-cell/>
          <table:table-cell table:formula="of:=[.G193]" office:value-type="float" office:value="6747.5" calcext:value-type="float">
            <text:p>6747.5</text:p>
          </table:table-cell>
          <table:table-cell table:formula="of:=[.H193]+[.$K$13]" office:value-type="float" office:value="297.623510638298" calcext:value-type="float">
            <text:p>297.6235106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98</text:p>
          </table:table-cell>
          <table:table-cell table:formula="of:=[.B194]" office:value-type="string" office:string-value="G106" calcext:value-type="string">
            <text:p>G106</text:p>
          </table:table-cell>
          <table:table-cell table:formula="of:=[.C194]" office:value-type="string" office:string-value="P3" calcext:value-type="string">
            <text:p>P3</text:p>
          </table:table-cell>
          <table:table-cell/>
          <table:table-cell table:formula="of:=[.A199]&amp;&quot; &quot;&amp;[.B199]&amp;&quot; &quot;&amp;[.C199]" office:value-type="string" office:string-value="N198 G106 P3" calcext:value-type="string">
            <text:p>N19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99</text:p>
          </table:table-cell>
          <table:table-cell table:formula="of:=&quot;X&quot;&amp;[.G200]" office:value-type="string" office:string-value="X12.5" calcext:value-type="string">
            <text:p>X12.5</text:p>
          </table:table-cell>
          <table:table-cell table:formula="of:=&quot;Y&quot;&amp;[.H200]" office:value-type="string" office:string-value="Y295.623510638298" calcext:value-type="string">
            <text:p>Y295.623510638298</text:p>
          </table:table-cell>
          <table:table-cell/>
          <table:table-cell table:formula="of:=[.A200]&amp;&quot; &quot;&amp;[.B200]&amp;&quot; &quot;&amp;[.C200]" office:value-type="string" office:string-value="N199 X12.5 Y295.623510638298" calcext:value-type="string">
            <text:p>N199 X12.5 Y295.623510638298</text:p>
          </table:table-cell>
          <table:table-cell/>
          <table:table-cell table:formula="of:=[.G195]" office:value-type="float" office:value="12.5" calcext:value-type="float">
            <text:p>12.5</text:p>
          </table:table-cell>
          <table:table-cell table:formula="of:=[.H195]+[.$K$13]" office:value-type="float" office:value="295.623510638298" calcext:value-type="float">
            <text:p>295.6235106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00</text:p>
          </table:table-cell>
          <table:table-cell table:formula="of:=[.B196]" office:value-type="string" office:string-value="G106" calcext:value-type="string">
            <text:p>G106</text:p>
          </table:table-cell>
          <table:table-cell table:formula="of:=[.C196]" office:value-type="string" office:string-value="P0" calcext:value-type="string">
            <text:p>P0</text:p>
          </table:table-cell>
          <table:table-cell/>
          <table:table-cell table:formula="of:=[.A201]&amp;&quot; &quot;&amp;[.B201]&amp;&quot; &quot;&amp;[.C201]" office:value-type="string" office:string-value="N200 G106 P0" calcext:value-type="string">
            <text:p>N20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01</text:p>
          </table:table-cell>
          <table:table-cell table:formula="of:=[.B197]" office:value-type="string" office:string-value="G105" calcext:value-type="string">
            <text:p>G105</text:p>
          </table:table-cell>
          <table:table-cell table:formula="of:=[.C197]" office:value-type="string" office:string-value="PY7.79553191489362" calcext:value-type="string">
            <text:p>PY7.79553191489362</text:p>
          </table:table-cell>
          <table:table-cell/>
          <table:table-cell table:formula="of:=[.A202]&amp;&quot; &quot;&amp;[.B202]&amp;&quot; &quot;&amp;[.C202]" office:value-type="string" office:string-value="N201 G105 PY7.79553191489362" calcext:value-type="string">
            <text:p>N201 G105 PY7.79553191489362</text:p>
          </table:table-cell>
          <table:table-cell table:number-columns-repeated="2"/>
          <table:table-cell table:formula="of:=[.H19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02</text:p>
          </table:table-cell>
          <table:table-cell table:formula="of:=&quot;X&quot;&amp;[.G203]" office:value-type="string" office:string-value="X6747.5" calcext:value-type="string">
            <text:p>X6747.5</text:p>
          </table:table-cell>
          <table:table-cell table:formula="of:=&quot;Y&quot;&amp;[.H203]" office:value-type="string" office:string-value="Y302.419042553191" calcext:value-type="string">
            <text:p>Y302.419042553191</text:p>
          </table:table-cell>
          <table:table-cell/>
          <table:table-cell table:formula="of:=[.A203]&amp;&quot; &quot;&amp;[.B203]&amp;&quot; &quot;&amp;[.C203]" office:value-type="string" office:string-value="N202 X6747.5 Y302.419042553191" calcext:value-type="string">
            <text:p>N202 X6747.5 Y302.419042553191</text:p>
          </table:table-cell>
          <table:table-cell/>
          <table:table-cell table:formula="of:=[.G198]" office:value-type="float" office:value="6747.5" calcext:value-type="float">
            <text:p>6747.5</text:p>
          </table:table-cell>
          <table:table-cell table:formula="of:=[.H198]+[.$K$13]" office:value-type="float" office:value="302.419042553191" calcext:value-type="float">
            <text:p>302.41904255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03</text:p>
          </table:table-cell>
          <table:table-cell table:formula="of:=[.B199]" office:value-type="string" office:string-value="G106" calcext:value-type="string">
            <text:p>G106</text:p>
          </table:table-cell>
          <table:table-cell table:formula="of:=[.C199]" office:value-type="string" office:string-value="P3" calcext:value-type="string">
            <text:p>P3</text:p>
          </table:table-cell>
          <table:table-cell/>
          <table:table-cell table:formula="of:=[.A204]&amp;&quot; &quot;&amp;[.B204]&amp;&quot; &quot;&amp;[.C204]" office:value-type="string" office:string-value="N203 G106 P3" calcext:value-type="string">
            <text:p>N20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04</text:p>
          </table:table-cell>
          <table:table-cell table:formula="of:=&quot;X&quot;&amp;[.G205]" office:value-type="string" office:string-value="X12.5" calcext:value-type="string">
            <text:p>X12.5</text:p>
          </table:table-cell>
          <table:table-cell table:formula="of:=&quot;Y&quot;&amp;[.H205]" office:value-type="string" office:string-value="Y300.419042553191" calcext:value-type="string">
            <text:p>Y300.419042553191</text:p>
          </table:table-cell>
          <table:table-cell/>
          <table:table-cell table:formula="of:=[.A205]&amp;&quot; &quot;&amp;[.B205]&amp;&quot; &quot;&amp;[.C205]" office:value-type="string" office:string-value="N204 X12.5 Y300.419042553191" calcext:value-type="string">
            <text:p>N204 X12.5 Y300.419042553191</text:p>
          </table:table-cell>
          <table:table-cell/>
          <table:table-cell table:formula="of:=[.G200]" office:value-type="float" office:value="12.5" calcext:value-type="float">
            <text:p>12.5</text:p>
          </table:table-cell>
          <table:table-cell table:formula="of:=[.H200]+[.$K$13]" office:value-type="float" office:value="300.419042553191" calcext:value-type="float">
            <text:p>300.41904255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05</text:p>
          </table:table-cell>
          <table:table-cell table:formula="of:=[.B201]" office:value-type="string" office:string-value="G106" calcext:value-type="string">
            <text:p>G106</text:p>
          </table:table-cell>
          <table:table-cell table:formula="of:=[.C201]" office:value-type="string" office:string-value="P0" calcext:value-type="string">
            <text:p>P0</text:p>
          </table:table-cell>
          <table:table-cell/>
          <table:table-cell table:formula="of:=[.A206]&amp;&quot; &quot;&amp;[.B206]&amp;&quot; &quot;&amp;[.C206]" office:value-type="string" office:string-value="N205 G106 P0" calcext:value-type="string">
            <text:p>N20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06</text:p>
          </table:table-cell>
          <table:table-cell table:formula="of:=[.B202]" office:value-type="string" office:string-value="G105" calcext:value-type="string">
            <text:p>G105</text:p>
          </table:table-cell>
          <table:table-cell table:formula="of:=[.C202]" office:value-type="string" office:string-value="PY7.79553191489362" calcext:value-type="string">
            <text:p>PY7.79553191489362</text:p>
          </table:table-cell>
          <table:table-cell/>
          <table:table-cell table:formula="of:=[.A207]&amp;&quot; &quot;&amp;[.B207]&amp;&quot; &quot;&amp;[.C207]" office:value-type="string" office:string-value="N206 G105 PY7.79553191489362" calcext:value-type="string">
            <text:p>N206 G105 PY7.79553191489362</text:p>
          </table:table-cell>
          <table:table-cell table:number-columns-repeated="2"/>
          <table:table-cell table:formula="of:=[.H20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07</text:p>
          </table:table-cell>
          <table:table-cell table:formula="of:=&quot;X&quot;&amp;[.G208]" office:value-type="string" office:string-value="X6747.5" calcext:value-type="string">
            <text:p>X6747.5</text:p>
          </table:table-cell>
          <table:table-cell table:formula="of:=&quot;Y&quot;&amp;[.H208]" office:value-type="string" office:string-value="Y307.214574468085" calcext:value-type="string">
            <text:p>Y307.214574468085</text:p>
          </table:table-cell>
          <table:table-cell/>
          <table:table-cell table:formula="of:=[.A208]&amp;&quot; &quot;&amp;[.B208]&amp;&quot; &quot;&amp;[.C208]" office:value-type="string" office:string-value="N207 X6747.5 Y307.214574468085" calcext:value-type="string">
            <text:p>N207 X6747.5 Y307.214574468085</text:p>
          </table:table-cell>
          <table:table-cell/>
          <table:table-cell table:formula="of:=[.G203]" office:value-type="float" office:value="6747.5" calcext:value-type="float">
            <text:p>6747.5</text:p>
          </table:table-cell>
          <table:table-cell table:formula="of:=[.H203]+[.$K$13]" office:value-type="float" office:value="307.214574468085" calcext:value-type="float">
            <text:p>307.21457446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08</text:p>
          </table:table-cell>
          <table:table-cell table:formula="of:=[.B204]" office:value-type="string" office:string-value="G106" calcext:value-type="string">
            <text:p>G106</text:p>
          </table:table-cell>
          <table:table-cell table:formula="of:=[.C204]" office:value-type="string" office:string-value="P3" calcext:value-type="string">
            <text:p>P3</text:p>
          </table:table-cell>
          <table:table-cell/>
          <table:table-cell table:formula="of:=[.A209]&amp;&quot; &quot;&amp;[.B209]&amp;&quot; &quot;&amp;[.C209]" office:value-type="string" office:string-value="N208 G106 P3" calcext:value-type="string">
            <text:p>N20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09</text:p>
          </table:table-cell>
          <table:table-cell table:formula="of:=&quot;X&quot;&amp;[.G210]" office:value-type="string" office:string-value="X12.5" calcext:value-type="string">
            <text:p>X12.5</text:p>
          </table:table-cell>
          <table:table-cell table:formula="of:=&quot;Y&quot;&amp;[.H210]" office:value-type="string" office:string-value="Y305.214574468085" calcext:value-type="string">
            <text:p>Y305.214574468085</text:p>
          </table:table-cell>
          <table:table-cell/>
          <table:table-cell table:formula="of:=[.A210]&amp;&quot; &quot;&amp;[.B210]&amp;&quot; &quot;&amp;[.C210]" office:value-type="string" office:string-value="N209 X12.5 Y305.214574468085" calcext:value-type="string">
            <text:p>N209 X12.5 Y305.214574468085</text:p>
          </table:table-cell>
          <table:table-cell/>
          <table:table-cell table:formula="of:=[.G205]" office:value-type="float" office:value="12.5" calcext:value-type="float">
            <text:p>12.5</text:p>
          </table:table-cell>
          <table:table-cell table:formula="of:=[.H205]+[.$K$13]" office:value-type="float" office:value="305.214574468085" calcext:value-type="float">
            <text:p>305.21457446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10</text:p>
          </table:table-cell>
          <table:table-cell table:formula="of:=[.B206]" office:value-type="string" office:string-value="G106" calcext:value-type="string">
            <text:p>G106</text:p>
          </table:table-cell>
          <table:table-cell table:formula="of:=[.C206]" office:value-type="string" office:string-value="P0" calcext:value-type="string">
            <text:p>P0</text:p>
          </table:table-cell>
          <table:table-cell/>
          <table:table-cell table:formula="of:=[.A211]&amp;&quot; &quot;&amp;[.B211]&amp;&quot; &quot;&amp;[.C211]" office:value-type="string" office:string-value="N210 G106 P0" calcext:value-type="string">
            <text:p>N21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11</text:p>
          </table:table-cell>
          <table:table-cell table:formula="of:=[.B207]" office:value-type="string" office:string-value="G105" calcext:value-type="string">
            <text:p>G105</text:p>
          </table:table-cell>
          <table:table-cell table:formula="of:=[.C207]" office:value-type="string" office:string-value="PY7.79553191489362" calcext:value-type="string">
            <text:p>PY7.79553191489362</text:p>
          </table:table-cell>
          <table:table-cell/>
          <table:table-cell table:formula="of:=[.A212]&amp;&quot; &quot;&amp;[.B212]&amp;&quot; &quot;&amp;[.C212]" office:value-type="string" office:string-value="N211 G105 PY7.79553191489362" calcext:value-type="string">
            <text:p>N211 G105 PY7.79553191489362</text:p>
          </table:table-cell>
          <table:table-cell table:number-columns-repeated="2"/>
          <table:table-cell table:formula="of:=[.H20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12</text:p>
          </table:table-cell>
          <table:table-cell table:formula="of:=&quot;X&quot;&amp;[.G213]" office:value-type="string" office:string-value="X6747.5" calcext:value-type="string">
            <text:p>X6747.5</text:p>
          </table:table-cell>
          <table:table-cell table:formula="of:=&quot;Y&quot;&amp;[.H213]" office:value-type="string" office:string-value="Y312.010106382979" calcext:value-type="string">
            <text:p>Y312.010106382979</text:p>
          </table:table-cell>
          <table:table-cell/>
          <table:table-cell table:formula="of:=[.A213]&amp;&quot; &quot;&amp;[.B213]&amp;&quot; &quot;&amp;[.C213]" office:value-type="string" office:string-value="N212 X6747.5 Y312.010106382979" calcext:value-type="string">
            <text:p>N212 X6747.5 Y312.010106382979</text:p>
          </table:table-cell>
          <table:table-cell/>
          <table:table-cell table:formula="of:=[.G208]" office:value-type="float" office:value="6747.5" calcext:value-type="float">
            <text:p>6747.5</text:p>
          </table:table-cell>
          <table:table-cell table:formula="of:=[.H208]+[.$K$13]" office:value-type="float" office:value="312.010106382979" calcext:value-type="float">
            <text:p>312.010106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13</text:p>
          </table:table-cell>
          <table:table-cell table:formula="of:=[.B209]" office:value-type="string" office:string-value="G106" calcext:value-type="string">
            <text:p>G106</text:p>
          </table:table-cell>
          <table:table-cell table:formula="of:=[.C209]" office:value-type="string" office:string-value="P3" calcext:value-type="string">
            <text:p>P3</text:p>
          </table:table-cell>
          <table:table-cell/>
          <table:table-cell table:formula="of:=[.A214]&amp;&quot; &quot;&amp;[.B214]&amp;&quot; &quot;&amp;[.C214]" office:value-type="string" office:string-value="N213 G106 P3" calcext:value-type="string">
            <text:p>N21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14</text:p>
          </table:table-cell>
          <table:table-cell table:formula="of:=&quot;X&quot;&amp;[.G215]" office:value-type="string" office:string-value="X12.5" calcext:value-type="string">
            <text:p>X12.5</text:p>
          </table:table-cell>
          <table:table-cell table:formula="of:=&quot;Y&quot;&amp;[.H215]" office:value-type="string" office:string-value="Y310.010106382979" calcext:value-type="string">
            <text:p>Y310.010106382979</text:p>
          </table:table-cell>
          <table:table-cell/>
          <table:table-cell table:formula="of:=[.A215]&amp;&quot; &quot;&amp;[.B215]&amp;&quot; &quot;&amp;[.C215]" office:value-type="string" office:string-value="N214 X12.5 Y310.010106382979" calcext:value-type="string">
            <text:p>N214 X12.5 Y310.010106382979</text:p>
          </table:table-cell>
          <table:table-cell/>
          <table:table-cell table:formula="of:=[.G210]" office:value-type="float" office:value="12.5" calcext:value-type="float">
            <text:p>12.5</text:p>
          </table:table-cell>
          <table:table-cell table:formula="of:=[.H210]+[.$K$13]" office:value-type="float" office:value="310.010106382979" calcext:value-type="float">
            <text:p>310.010106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15</text:p>
          </table:table-cell>
          <table:table-cell table:formula="of:=[.B211]" office:value-type="string" office:string-value="G106" calcext:value-type="string">
            <text:p>G106</text:p>
          </table:table-cell>
          <table:table-cell table:formula="of:=[.C211]" office:value-type="string" office:string-value="P0" calcext:value-type="string">
            <text:p>P0</text:p>
          </table:table-cell>
          <table:table-cell/>
          <table:table-cell table:formula="of:=[.A216]&amp;&quot; &quot;&amp;[.B216]&amp;&quot; &quot;&amp;[.C216]" office:value-type="string" office:string-value="N215 G106 P0" calcext:value-type="string">
            <text:p>N21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16</text:p>
          </table:table-cell>
          <table:table-cell table:formula="of:=[.B212]" office:value-type="string" office:string-value="G105" calcext:value-type="string">
            <text:p>G105</text:p>
          </table:table-cell>
          <table:table-cell table:formula="of:=[.C212]" office:value-type="string" office:string-value="PY7.79553191489362" calcext:value-type="string">
            <text:p>PY7.79553191489362</text:p>
          </table:table-cell>
          <table:table-cell/>
          <table:table-cell table:formula="of:=[.A217]&amp;&quot; &quot;&amp;[.B217]&amp;&quot; &quot;&amp;[.C217]" office:value-type="string" office:string-value="N216 G105 PY7.79553191489362" calcext:value-type="string">
            <text:p>N216 G105 PY7.79553191489362</text:p>
          </table:table-cell>
          <table:table-cell table:number-columns-repeated="2"/>
          <table:table-cell table:formula="of:=[.H21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17</text:p>
          </table:table-cell>
          <table:table-cell table:formula="of:=&quot;X&quot;&amp;[.G218]" office:value-type="string" office:string-value="X6747.5" calcext:value-type="string">
            <text:p>X6747.5</text:p>
          </table:table-cell>
          <table:table-cell table:formula="of:=&quot;Y&quot;&amp;[.H218]" office:value-type="string" office:string-value="Y316.805638297872" calcext:value-type="string">
            <text:p>Y316.805638297872</text:p>
          </table:table-cell>
          <table:table-cell/>
          <table:table-cell table:formula="of:=[.A218]&amp;&quot; &quot;&amp;[.B218]&amp;&quot; &quot;&amp;[.C218]" office:value-type="string" office:string-value="N217 X6747.5 Y316.805638297872" calcext:value-type="string">
            <text:p>N217 X6747.5 Y316.805638297872</text:p>
          </table:table-cell>
          <table:table-cell/>
          <table:table-cell table:formula="of:=[.G213]" office:value-type="float" office:value="6747.5" calcext:value-type="float">
            <text:p>6747.5</text:p>
          </table:table-cell>
          <table:table-cell table:formula="of:=[.H213]+[.$K$13]" office:value-type="float" office:value="316.805638297872" calcext:value-type="float">
            <text:p>316.8056382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18</text:p>
          </table:table-cell>
          <table:table-cell table:formula="of:=[.B214]" office:value-type="string" office:string-value="G106" calcext:value-type="string">
            <text:p>G106</text:p>
          </table:table-cell>
          <table:table-cell table:formula="of:=[.C214]" office:value-type="string" office:string-value="P3" calcext:value-type="string">
            <text:p>P3</text:p>
          </table:table-cell>
          <table:table-cell/>
          <table:table-cell table:formula="of:=[.A219]&amp;&quot; &quot;&amp;[.B219]&amp;&quot; &quot;&amp;[.C219]" office:value-type="string" office:string-value="N218 G106 P3" calcext:value-type="string">
            <text:p>N21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19</text:p>
          </table:table-cell>
          <table:table-cell table:formula="of:=&quot;X&quot;&amp;[.G220]" office:value-type="string" office:string-value="X12.5" calcext:value-type="string">
            <text:p>X12.5</text:p>
          </table:table-cell>
          <table:table-cell table:formula="of:=&quot;Y&quot;&amp;[.H220]" office:value-type="string" office:string-value="Y314.805638297872" calcext:value-type="string">
            <text:p>Y314.805638297872</text:p>
          </table:table-cell>
          <table:table-cell/>
          <table:table-cell table:formula="of:=[.A220]&amp;&quot; &quot;&amp;[.B220]&amp;&quot; &quot;&amp;[.C220]" office:value-type="string" office:string-value="N219 X12.5 Y314.805638297872" calcext:value-type="string">
            <text:p>N219 X12.5 Y314.805638297872</text:p>
          </table:table-cell>
          <table:table-cell/>
          <table:table-cell table:formula="of:=[.G215]" office:value-type="float" office:value="12.5" calcext:value-type="float">
            <text:p>12.5</text:p>
          </table:table-cell>
          <table:table-cell table:formula="of:=[.H215]+[.$K$13]" office:value-type="float" office:value="314.805638297872" calcext:value-type="float">
            <text:p>314.8056382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20</text:p>
          </table:table-cell>
          <table:table-cell table:formula="of:=[.B216]" office:value-type="string" office:string-value="G106" calcext:value-type="string">
            <text:p>G106</text:p>
          </table:table-cell>
          <table:table-cell table:formula="of:=[.C216]" office:value-type="string" office:string-value="P0" calcext:value-type="string">
            <text:p>P0</text:p>
          </table:table-cell>
          <table:table-cell/>
          <table:table-cell table:formula="of:=[.A221]&amp;&quot; &quot;&amp;[.B221]&amp;&quot; &quot;&amp;[.C221]" office:value-type="string" office:string-value="N220 G106 P0" calcext:value-type="string">
            <text:p>N22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21</text:p>
          </table:table-cell>
          <table:table-cell table:formula="of:=[.B217]" office:value-type="string" office:string-value="G105" calcext:value-type="string">
            <text:p>G105</text:p>
          </table:table-cell>
          <table:table-cell table:formula="of:=[.C217]" office:value-type="string" office:string-value="PY7.79553191489362" calcext:value-type="string">
            <text:p>PY7.79553191489362</text:p>
          </table:table-cell>
          <table:table-cell/>
          <table:table-cell table:formula="of:=[.A222]&amp;&quot; &quot;&amp;[.B222]&amp;&quot; &quot;&amp;[.C222]" office:value-type="string" office:string-value="N221 G105 PY7.79553191489362" calcext:value-type="string">
            <text:p>N221 G105 PY7.79553191489362</text:p>
          </table:table-cell>
          <table:table-cell table:number-columns-repeated="2"/>
          <table:table-cell table:formula="of:=[.H21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22</text:p>
          </table:table-cell>
          <table:table-cell table:formula="of:=&quot;X&quot;&amp;[.G223]" office:value-type="string" office:string-value="X6747.5" calcext:value-type="string">
            <text:p>X6747.5</text:p>
          </table:table-cell>
          <table:table-cell table:formula="of:=&quot;Y&quot;&amp;[.H223]" office:value-type="string" office:string-value="Y321.601170212766" calcext:value-type="string">
            <text:p>Y321.601170212766</text:p>
          </table:table-cell>
          <table:table-cell/>
          <table:table-cell table:formula="of:=[.A223]&amp;&quot; &quot;&amp;[.B223]&amp;&quot; &quot;&amp;[.C223]" office:value-type="string" office:string-value="N222 X6747.5 Y321.601170212766" calcext:value-type="string">
            <text:p>N222 X6747.5 Y321.601170212766</text:p>
          </table:table-cell>
          <table:table-cell/>
          <table:table-cell table:formula="of:=[.G218]" office:value-type="float" office:value="6747.5" calcext:value-type="float">
            <text:p>6747.5</text:p>
          </table:table-cell>
          <table:table-cell table:formula="of:=[.H218]+[.$K$13]" office:value-type="float" office:value="321.601170212766" calcext:value-type="float">
            <text:p>321.60117021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23</text:p>
          </table:table-cell>
          <table:table-cell table:formula="of:=[.B219]" office:value-type="string" office:string-value="G106" calcext:value-type="string">
            <text:p>G106</text:p>
          </table:table-cell>
          <table:table-cell table:formula="of:=[.C219]" office:value-type="string" office:string-value="P3" calcext:value-type="string">
            <text:p>P3</text:p>
          </table:table-cell>
          <table:table-cell/>
          <table:table-cell table:formula="of:=[.A224]&amp;&quot; &quot;&amp;[.B224]&amp;&quot; &quot;&amp;[.C224]" office:value-type="string" office:string-value="N223 G106 P3" calcext:value-type="string">
            <text:p>N22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24</text:p>
          </table:table-cell>
          <table:table-cell table:formula="of:=&quot;X&quot;&amp;[.G225]" office:value-type="string" office:string-value="X12.5" calcext:value-type="string">
            <text:p>X12.5</text:p>
          </table:table-cell>
          <table:table-cell table:formula="of:=&quot;Y&quot;&amp;[.H225]" office:value-type="string" office:string-value="Y319.601170212766" calcext:value-type="string">
            <text:p>Y319.601170212766</text:p>
          </table:table-cell>
          <table:table-cell/>
          <table:table-cell table:formula="of:=[.A225]&amp;&quot; &quot;&amp;[.B225]&amp;&quot; &quot;&amp;[.C225]" office:value-type="string" office:string-value="N224 X12.5 Y319.601170212766" calcext:value-type="string">
            <text:p>N224 X12.5 Y319.601170212766</text:p>
          </table:table-cell>
          <table:table-cell/>
          <table:table-cell table:formula="of:=[.G220]" office:value-type="float" office:value="12.5" calcext:value-type="float">
            <text:p>12.5</text:p>
          </table:table-cell>
          <table:table-cell table:formula="of:=[.H220]+[.$K$13]" office:value-type="float" office:value="319.601170212766" calcext:value-type="float">
            <text:p>319.60117021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25</text:p>
          </table:table-cell>
          <table:table-cell table:formula="of:=[.B221]" office:value-type="string" office:string-value="G106" calcext:value-type="string">
            <text:p>G106</text:p>
          </table:table-cell>
          <table:table-cell table:formula="of:=[.C221]" office:value-type="string" office:string-value="P0" calcext:value-type="string">
            <text:p>P0</text:p>
          </table:table-cell>
          <table:table-cell/>
          <table:table-cell table:formula="of:=[.A226]&amp;&quot; &quot;&amp;[.B226]&amp;&quot; &quot;&amp;[.C226]" office:value-type="string" office:string-value="N225 G106 P0" calcext:value-type="string">
            <text:p>N22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26</text:p>
          </table:table-cell>
          <table:table-cell table:formula="of:=[.B222]" office:value-type="string" office:string-value="G105" calcext:value-type="string">
            <text:p>G105</text:p>
          </table:table-cell>
          <table:table-cell table:formula="of:=[.C222]" office:value-type="string" office:string-value="PY7.79553191489362" calcext:value-type="string">
            <text:p>PY7.79553191489362</text:p>
          </table:table-cell>
          <table:table-cell/>
          <table:table-cell table:formula="of:=[.A227]&amp;&quot; &quot;&amp;[.B227]&amp;&quot; &quot;&amp;[.C227]" office:value-type="string" office:string-value="N226 G105 PY7.79553191489362" calcext:value-type="string">
            <text:p>N226 G105 PY7.79553191489362</text:p>
          </table:table-cell>
          <table:table-cell table:number-columns-repeated="2"/>
          <table:table-cell table:formula="of:=[.H22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27</text:p>
          </table:table-cell>
          <table:table-cell table:formula="of:=&quot;X&quot;&amp;[.G228]" office:value-type="string" office:string-value="X6747.5" calcext:value-type="string">
            <text:p>X6747.5</text:p>
          </table:table-cell>
          <table:table-cell table:formula="of:=&quot;Y&quot;&amp;[.H228]" office:value-type="string" office:string-value="Y326.39670212766" calcext:value-type="string">
            <text:p>Y326.39670212766</text:p>
          </table:table-cell>
          <table:table-cell/>
          <table:table-cell table:formula="of:=[.A228]&amp;&quot; &quot;&amp;[.B228]&amp;&quot; &quot;&amp;[.C228]" office:value-type="string" office:string-value="N227 X6747.5 Y326.39670212766" calcext:value-type="string">
            <text:p>N227 X6747.5 Y326.39670212766</text:p>
          </table:table-cell>
          <table:table-cell/>
          <table:table-cell table:formula="of:=[.G223]" office:value-type="float" office:value="6747.5" calcext:value-type="float">
            <text:p>6747.5</text:p>
          </table:table-cell>
          <table:table-cell table:formula="of:=[.H223]+[.$K$13]" office:value-type="float" office:value="326.39670212766" calcext:value-type="float">
            <text:p>326.39670212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28</text:p>
          </table:table-cell>
          <table:table-cell table:formula="of:=[.B224]" office:value-type="string" office:string-value="G106" calcext:value-type="string">
            <text:p>G106</text:p>
          </table:table-cell>
          <table:table-cell table:formula="of:=[.C224]" office:value-type="string" office:string-value="P3" calcext:value-type="string">
            <text:p>P3</text:p>
          </table:table-cell>
          <table:table-cell/>
          <table:table-cell table:formula="of:=[.A229]&amp;&quot; &quot;&amp;[.B229]&amp;&quot; &quot;&amp;[.C229]" office:value-type="string" office:string-value="N228 G106 P3" calcext:value-type="string">
            <text:p>N22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29</text:p>
          </table:table-cell>
          <table:table-cell table:formula="of:=&quot;X&quot;&amp;[.G230]" office:value-type="string" office:string-value="X12.5" calcext:value-type="string">
            <text:p>X12.5</text:p>
          </table:table-cell>
          <table:table-cell table:formula="of:=&quot;Y&quot;&amp;[.H230]" office:value-type="string" office:string-value="Y324.39670212766" calcext:value-type="string">
            <text:p>Y324.39670212766</text:p>
          </table:table-cell>
          <table:table-cell/>
          <table:table-cell table:formula="of:=[.A230]&amp;&quot; &quot;&amp;[.B230]&amp;&quot; &quot;&amp;[.C230]" office:value-type="string" office:string-value="N229 X12.5 Y324.39670212766" calcext:value-type="string">
            <text:p>N229 X12.5 Y324.39670212766</text:p>
          </table:table-cell>
          <table:table-cell/>
          <table:table-cell table:formula="of:=[.G225]" office:value-type="float" office:value="12.5" calcext:value-type="float">
            <text:p>12.5</text:p>
          </table:table-cell>
          <table:table-cell table:formula="of:=[.H225]+[.$K$13]" office:value-type="float" office:value="324.39670212766" calcext:value-type="float">
            <text:p>324.39670212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30</text:p>
          </table:table-cell>
          <table:table-cell table:formula="of:=[.B226]" office:value-type="string" office:string-value="G106" calcext:value-type="string">
            <text:p>G106</text:p>
          </table:table-cell>
          <table:table-cell table:formula="of:=[.C226]" office:value-type="string" office:string-value="P0" calcext:value-type="string">
            <text:p>P0</text:p>
          </table:table-cell>
          <table:table-cell/>
          <table:table-cell table:formula="of:=[.A231]&amp;&quot; &quot;&amp;[.B231]&amp;&quot; &quot;&amp;[.C231]" office:value-type="string" office:string-value="N230 G106 P0" calcext:value-type="string">
            <text:p>N23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31</text:p>
          </table:table-cell>
          <table:table-cell table:formula="of:=[.B227]" office:value-type="string" office:string-value="G105" calcext:value-type="string">
            <text:p>G105</text:p>
          </table:table-cell>
          <table:table-cell table:formula="of:=[.C227]" office:value-type="string" office:string-value="PY7.79553191489362" calcext:value-type="string">
            <text:p>PY7.79553191489362</text:p>
          </table:table-cell>
          <table:table-cell/>
          <table:table-cell table:formula="of:=[.A232]&amp;&quot; &quot;&amp;[.B232]&amp;&quot; &quot;&amp;[.C232]" office:value-type="string" office:string-value="N231 G105 PY7.79553191489362" calcext:value-type="string">
            <text:p>N231 G105 PY7.79553191489362</text:p>
          </table:table-cell>
          <table:table-cell table:number-columns-repeated="2"/>
          <table:table-cell table:formula="of:=[.H22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32</text:p>
          </table:table-cell>
          <table:table-cell table:formula="of:=&quot;X&quot;&amp;[.G233]" office:value-type="string" office:string-value="X6747.5" calcext:value-type="string">
            <text:p>X6747.5</text:p>
          </table:table-cell>
          <table:table-cell table:formula="of:=&quot;Y&quot;&amp;[.H233]" office:value-type="string" office:string-value="Y331.192234042553" calcext:value-type="string">
            <text:p>Y331.192234042553</text:p>
          </table:table-cell>
          <table:table-cell/>
          <table:table-cell table:formula="of:=[.A233]&amp;&quot; &quot;&amp;[.B233]&amp;&quot; &quot;&amp;[.C233]" office:value-type="string" office:string-value="N232 X6747.5 Y331.192234042553" calcext:value-type="string">
            <text:p>N232 X6747.5 Y331.192234042553</text:p>
          </table:table-cell>
          <table:table-cell/>
          <table:table-cell table:formula="of:=[.G228]" office:value-type="float" office:value="6747.5" calcext:value-type="float">
            <text:p>6747.5</text:p>
          </table:table-cell>
          <table:table-cell table:formula="of:=[.H228]+[.$K$13]" office:value-type="float" office:value="331.192234042553" calcext:value-type="float">
            <text:p>331.19223404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33</text:p>
          </table:table-cell>
          <table:table-cell table:formula="of:=[.B229]" office:value-type="string" office:string-value="G106" calcext:value-type="string">
            <text:p>G106</text:p>
          </table:table-cell>
          <table:table-cell table:formula="of:=[.C229]" office:value-type="string" office:string-value="P3" calcext:value-type="string">
            <text:p>P3</text:p>
          </table:table-cell>
          <table:table-cell/>
          <table:table-cell table:formula="of:=[.A234]&amp;&quot; &quot;&amp;[.B234]&amp;&quot; &quot;&amp;[.C234]" office:value-type="string" office:string-value="N233 G106 P3" calcext:value-type="string">
            <text:p>N23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34</text:p>
          </table:table-cell>
          <table:table-cell table:formula="of:=&quot;X&quot;&amp;[.G235]" office:value-type="string" office:string-value="X12.5" calcext:value-type="string">
            <text:p>X12.5</text:p>
          </table:table-cell>
          <table:table-cell table:formula="of:=&quot;Y&quot;&amp;[.H235]" office:value-type="string" office:string-value="Y329.192234042553" calcext:value-type="string">
            <text:p>Y329.192234042553</text:p>
          </table:table-cell>
          <table:table-cell/>
          <table:table-cell table:formula="of:=[.A235]&amp;&quot; &quot;&amp;[.B235]&amp;&quot; &quot;&amp;[.C235]" office:value-type="string" office:string-value="N234 X12.5 Y329.192234042553" calcext:value-type="string">
            <text:p>N234 X12.5 Y329.192234042553</text:p>
          </table:table-cell>
          <table:table-cell/>
          <table:table-cell table:formula="of:=[.G230]" office:value-type="float" office:value="12.5" calcext:value-type="float">
            <text:p>12.5</text:p>
          </table:table-cell>
          <table:table-cell table:formula="of:=[.H230]+[.$K$13]" office:value-type="float" office:value="329.192234042553" calcext:value-type="float">
            <text:p>329.19223404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35</text:p>
          </table:table-cell>
          <table:table-cell table:formula="of:=[.B231]" office:value-type="string" office:string-value="G106" calcext:value-type="string">
            <text:p>G106</text:p>
          </table:table-cell>
          <table:table-cell table:formula="of:=[.C231]" office:value-type="string" office:string-value="P0" calcext:value-type="string">
            <text:p>P0</text:p>
          </table:table-cell>
          <table:table-cell/>
          <table:table-cell table:formula="of:=[.A236]&amp;&quot; &quot;&amp;[.B236]&amp;&quot; &quot;&amp;[.C236]" office:value-type="string" office:string-value="N235 G106 P0" calcext:value-type="string">
            <text:p>N23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36</text:p>
          </table:table-cell>
          <table:table-cell table:formula="of:=[.B232]" office:value-type="string" office:string-value="G105" calcext:value-type="string">
            <text:p>G105</text:p>
          </table:table-cell>
          <table:table-cell table:formula="of:=[.C232]" office:value-type="string" office:string-value="PY7.79553191489362" calcext:value-type="string">
            <text:p>PY7.79553191489362</text:p>
          </table:table-cell>
          <table:table-cell/>
          <table:table-cell table:formula="of:=[.A237]&amp;&quot; &quot;&amp;[.B237]&amp;&quot; &quot;&amp;[.C237]" office:value-type="string" office:string-value="N236 G105 PY7.79553191489362" calcext:value-type="string">
            <text:p>N236 G105 PY7.79553191489362</text:p>
          </table:table-cell>
          <table:table-cell table:number-columns-repeated="2"/>
          <table:table-cell table:formula="of:=[.H23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37</text:p>
          </table:table-cell>
          <table:table-cell table:formula="of:=&quot;X&quot;&amp;[.G238]" office:value-type="string" office:string-value="X6747.5" calcext:value-type="string">
            <text:p>X6747.5</text:p>
          </table:table-cell>
          <table:table-cell table:formula="of:=&quot;Y&quot;&amp;[.H238]" office:value-type="string" office:string-value="Y335.987765957447" calcext:value-type="string">
            <text:p>Y335.987765957447</text:p>
          </table:table-cell>
          <table:table-cell/>
          <table:table-cell table:formula="of:=[.A238]&amp;&quot; &quot;&amp;[.B238]&amp;&quot; &quot;&amp;[.C238]" office:value-type="string" office:string-value="N237 X6747.5 Y335.987765957447" calcext:value-type="string">
            <text:p>N237 X6747.5 Y335.987765957447</text:p>
          </table:table-cell>
          <table:table-cell/>
          <table:table-cell table:formula="of:=[.G233]" office:value-type="float" office:value="6747.5" calcext:value-type="float">
            <text:p>6747.5</text:p>
          </table:table-cell>
          <table:table-cell table:formula="of:=[.H233]+[.$K$13]" office:value-type="float" office:value="335.987765957447" calcext:value-type="float">
            <text:p>335.98776595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38</text:p>
          </table:table-cell>
          <table:table-cell table:formula="of:=[.B234]" office:value-type="string" office:string-value="G106" calcext:value-type="string">
            <text:p>G106</text:p>
          </table:table-cell>
          <table:table-cell table:formula="of:=[.C234]" office:value-type="string" office:string-value="P3" calcext:value-type="string">
            <text:p>P3</text:p>
          </table:table-cell>
          <table:table-cell/>
          <table:table-cell table:formula="of:=[.A239]&amp;&quot; &quot;&amp;[.B239]&amp;&quot; &quot;&amp;[.C239]" office:value-type="string" office:string-value="N238 G106 P3" calcext:value-type="string">
            <text:p>N23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39</text:p>
          </table:table-cell>
          <table:table-cell table:formula="of:=&quot;X&quot;&amp;[.G240]" office:value-type="string" office:string-value="X12.5" calcext:value-type="string">
            <text:p>X12.5</text:p>
          </table:table-cell>
          <table:table-cell table:formula="of:=&quot;Y&quot;&amp;[.H240]" office:value-type="string" office:string-value="Y333.987765957447" calcext:value-type="string">
            <text:p>Y333.987765957447</text:p>
          </table:table-cell>
          <table:table-cell/>
          <table:table-cell table:formula="of:=[.A240]&amp;&quot; &quot;&amp;[.B240]&amp;&quot; &quot;&amp;[.C240]" office:value-type="string" office:string-value="N239 X12.5 Y333.987765957447" calcext:value-type="string">
            <text:p>N239 X12.5 Y333.987765957447</text:p>
          </table:table-cell>
          <table:table-cell/>
          <table:table-cell table:formula="of:=[.G235]" office:value-type="float" office:value="12.5" calcext:value-type="float">
            <text:p>12.5</text:p>
          </table:table-cell>
          <table:table-cell table:formula="of:=[.H235]+[.$K$13]" office:value-type="float" office:value="333.987765957447" calcext:value-type="float">
            <text:p>333.98776595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40</text:p>
          </table:table-cell>
          <table:table-cell table:formula="of:=[.B236]" office:value-type="string" office:string-value="G106" calcext:value-type="string">
            <text:p>G106</text:p>
          </table:table-cell>
          <table:table-cell table:formula="of:=[.C236]" office:value-type="string" office:string-value="P0" calcext:value-type="string">
            <text:p>P0</text:p>
          </table:table-cell>
          <table:table-cell/>
          <table:table-cell table:formula="of:=[.A241]&amp;&quot; &quot;&amp;[.B241]&amp;&quot; &quot;&amp;[.C241]" office:value-type="string" office:string-value="N240 G106 P0" calcext:value-type="string">
            <text:p>N24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41</text:p>
          </table:table-cell>
          <table:table-cell table:formula="of:=[.B237]" office:value-type="string" office:string-value="G105" calcext:value-type="string">
            <text:p>G105</text:p>
          </table:table-cell>
          <table:table-cell table:formula="of:=[.C237]" office:value-type="string" office:string-value="PY7.79553191489362" calcext:value-type="string">
            <text:p>PY7.79553191489362</text:p>
          </table:table-cell>
          <table:table-cell/>
          <table:table-cell table:formula="of:=[.A242]&amp;&quot; &quot;&amp;[.B242]&amp;&quot; &quot;&amp;[.C242]" office:value-type="string" office:string-value="N241 G105 PY7.79553191489362" calcext:value-type="string">
            <text:p>N241 G105 PY7.79553191489362</text:p>
          </table:table-cell>
          <table:table-cell table:number-columns-repeated="2"/>
          <table:table-cell table:formula="of:=[.H23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42</text:p>
          </table:table-cell>
          <table:table-cell table:formula="of:=&quot;X&quot;&amp;[.G243]" office:value-type="string" office:string-value="X6747.5" calcext:value-type="string">
            <text:p>X6747.5</text:p>
          </table:table-cell>
          <table:table-cell table:formula="of:=&quot;Y&quot;&amp;[.H243]" office:value-type="string" office:string-value="Y340.78329787234" calcext:value-type="string">
            <text:p>Y340.78329787234</text:p>
          </table:table-cell>
          <table:table-cell/>
          <table:table-cell table:formula="of:=[.A243]&amp;&quot; &quot;&amp;[.B243]&amp;&quot; &quot;&amp;[.C243]" office:value-type="string" office:string-value="N242 X6747.5 Y340.78329787234" calcext:value-type="string">
            <text:p>N242 X6747.5 Y340.78329787234</text:p>
          </table:table-cell>
          <table:table-cell/>
          <table:table-cell table:formula="of:=[.G238]" office:value-type="float" office:value="6747.5" calcext:value-type="float">
            <text:p>6747.5</text:p>
          </table:table-cell>
          <table:table-cell table:formula="of:=[.H238]+[.$K$13]" office:value-type="float" office:value="340.78329787234" calcext:value-type="float">
            <text:p>340.78329787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43</text:p>
          </table:table-cell>
          <table:table-cell table:formula="of:=[.B239]" office:value-type="string" office:string-value="G106" calcext:value-type="string">
            <text:p>G106</text:p>
          </table:table-cell>
          <table:table-cell table:formula="of:=[.C239]" office:value-type="string" office:string-value="P3" calcext:value-type="string">
            <text:p>P3</text:p>
          </table:table-cell>
          <table:table-cell/>
          <table:table-cell table:formula="of:=[.A244]&amp;&quot; &quot;&amp;[.B244]&amp;&quot; &quot;&amp;[.C244]" office:value-type="string" office:string-value="N243 G106 P3" calcext:value-type="string">
            <text:p>N24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44</text:p>
          </table:table-cell>
          <table:table-cell table:formula="of:=&quot;X&quot;&amp;[.G245]" office:value-type="string" office:string-value="X12.5" calcext:value-type="string">
            <text:p>X12.5</text:p>
          </table:table-cell>
          <table:table-cell table:formula="of:=&quot;Y&quot;&amp;[.H245]" office:value-type="string" office:string-value="Y338.78329787234" calcext:value-type="string">
            <text:p>Y338.78329787234</text:p>
          </table:table-cell>
          <table:table-cell/>
          <table:table-cell table:formula="of:=[.A245]&amp;&quot; &quot;&amp;[.B245]&amp;&quot; &quot;&amp;[.C245]" office:value-type="string" office:string-value="N244 X12.5 Y338.78329787234" calcext:value-type="string">
            <text:p>N244 X12.5 Y338.78329787234</text:p>
          </table:table-cell>
          <table:table-cell/>
          <table:table-cell table:formula="of:=[.G240]" office:value-type="float" office:value="12.5" calcext:value-type="float">
            <text:p>12.5</text:p>
          </table:table-cell>
          <table:table-cell table:formula="of:=[.H240]+[.$K$13]" office:value-type="float" office:value="338.78329787234" calcext:value-type="float">
            <text:p>338.78329787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45</text:p>
          </table:table-cell>
          <table:table-cell table:formula="of:=[.B241]" office:value-type="string" office:string-value="G106" calcext:value-type="string">
            <text:p>G106</text:p>
          </table:table-cell>
          <table:table-cell table:formula="of:=[.C241]" office:value-type="string" office:string-value="P0" calcext:value-type="string">
            <text:p>P0</text:p>
          </table:table-cell>
          <table:table-cell/>
          <table:table-cell table:formula="of:=[.A246]&amp;&quot; &quot;&amp;[.B246]&amp;&quot; &quot;&amp;[.C246]" office:value-type="string" office:string-value="N245 G106 P0" calcext:value-type="string">
            <text:p>N24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46</text:p>
          </table:table-cell>
          <table:table-cell table:formula="of:=[.B242]" office:value-type="string" office:string-value="G105" calcext:value-type="string">
            <text:p>G105</text:p>
          </table:table-cell>
          <table:table-cell table:formula="of:=[.C242]" office:value-type="string" office:string-value="PY7.79553191489362" calcext:value-type="string">
            <text:p>PY7.79553191489362</text:p>
          </table:table-cell>
          <table:table-cell/>
          <table:table-cell table:formula="of:=[.A247]&amp;&quot; &quot;&amp;[.B247]&amp;&quot; &quot;&amp;[.C247]" office:value-type="string" office:string-value="N246 G105 PY7.79553191489362" calcext:value-type="string">
            <text:p>N246 G105 PY7.79553191489362</text:p>
          </table:table-cell>
          <table:table-cell table:number-columns-repeated="2"/>
          <table:table-cell table:formula="of:=[.H24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47</text:p>
          </table:table-cell>
          <table:table-cell table:formula="of:=&quot;X&quot;&amp;[.G248]" office:value-type="string" office:string-value="X6747.5" calcext:value-type="string">
            <text:p>X6747.5</text:p>
          </table:table-cell>
          <table:table-cell table:formula="of:=&quot;Y&quot;&amp;[.H248]" office:value-type="string" office:string-value="Y345.578829787234" calcext:value-type="string">
            <text:p>Y345.578829787234</text:p>
          </table:table-cell>
          <table:table-cell/>
          <table:table-cell table:formula="of:=[.A248]&amp;&quot; &quot;&amp;[.B248]&amp;&quot; &quot;&amp;[.C248]" office:value-type="string" office:string-value="N247 X6747.5 Y345.578829787234" calcext:value-type="string">
            <text:p>N247 X6747.5 Y345.578829787234</text:p>
          </table:table-cell>
          <table:table-cell/>
          <table:table-cell table:formula="of:=[.G243]" office:value-type="float" office:value="6747.5" calcext:value-type="float">
            <text:p>6747.5</text:p>
          </table:table-cell>
          <table:table-cell table:formula="of:=[.H243]+[.$K$13]" office:value-type="float" office:value="345.578829787234" calcext:value-type="float">
            <text:p>345.57882978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48</text:p>
          </table:table-cell>
          <table:table-cell table:formula="of:=[.B244]" office:value-type="string" office:string-value="G106" calcext:value-type="string">
            <text:p>G106</text:p>
          </table:table-cell>
          <table:table-cell table:formula="of:=[.C244]" office:value-type="string" office:string-value="P3" calcext:value-type="string">
            <text:p>P3</text:p>
          </table:table-cell>
          <table:table-cell/>
          <table:table-cell table:formula="of:=[.A249]&amp;&quot; &quot;&amp;[.B249]&amp;&quot; &quot;&amp;[.C249]" office:value-type="string" office:string-value="N248 G106 P3" calcext:value-type="string">
            <text:p>N24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49</text:p>
          </table:table-cell>
          <table:table-cell table:formula="of:=&quot;X&quot;&amp;[.G250]" office:value-type="string" office:string-value="X12.5" calcext:value-type="string">
            <text:p>X12.5</text:p>
          </table:table-cell>
          <table:table-cell table:formula="of:=&quot;Y&quot;&amp;[.H250]" office:value-type="string" office:string-value="Y343.578829787234" calcext:value-type="string">
            <text:p>Y343.578829787234</text:p>
          </table:table-cell>
          <table:table-cell/>
          <table:table-cell table:formula="of:=[.A250]&amp;&quot; &quot;&amp;[.B250]&amp;&quot; &quot;&amp;[.C250]" office:value-type="string" office:string-value="N249 X12.5 Y343.578829787234" calcext:value-type="string">
            <text:p>N249 X12.5 Y343.578829787234</text:p>
          </table:table-cell>
          <table:table-cell/>
          <table:table-cell table:formula="of:=[.G245]" office:value-type="float" office:value="12.5" calcext:value-type="float">
            <text:p>12.5</text:p>
          </table:table-cell>
          <table:table-cell table:formula="of:=[.H245]+[.$K$13]" office:value-type="float" office:value="343.578829787234" calcext:value-type="float">
            <text:p>343.57882978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50</text:p>
          </table:table-cell>
          <table:table-cell table:formula="of:=[.B246]" office:value-type="string" office:string-value="G106" calcext:value-type="string">
            <text:p>G106</text:p>
          </table:table-cell>
          <table:table-cell table:formula="of:=[.C246]" office:value-type="string" office:string-value="P0" calcext:value-type="string">
            <text:p>P0</text:p>
          </table:table-cell>
          <table:table-cell/>
          <table:table-cell table:formula="of:=[.A251]&amp;&quot; &quot;&amp;[.B251]&amp;&quot; &quot;&amp;[.C251]" office:value-type="string" office:string-value="N250 G106 P0" calcext:value-type="string">
            <text:p>N25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51</text:p>
          </table:table-cell>
          <table:table-cell table:formula="of:=[.B247]" office:value-type="string" office:string-value="G105" calcext:value-type="string">
            <text:p>G105</text:p>
          </table:table-cell>
          <table:table-cell table:formula="of:=[.C247]" office:value-type="string" office:string-value="PY7.79553191489362" calcext:value-type="string">
            <text:p>PY7.79553191489362</text:p>
          </table:table-cell>
          <table:table-cell/>
          <table:table-cell table:formula="of:=[.A252]&amp;&quot; &quot;&amp;[.B252]&amp;&quot; &quot;&amp;[.C252]" office:value-type="string" office:string-value="N251 G105 PY7.79553191489362" calcext:value-type="string">
            <text:p>N251 G105 PY7.79553191489362</text:p>
          </table:table-cell>
          <table:table-cell table:number-columns-repeated="2"/>
          <table:table-cell table:formula="of:=[.H24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52</text:p>
          </table:table-cell>
          <table:table-cell table:formula="of:=&quot;X&quot;&amp;[.G253]" office:value-type="string" office:string-value="X6747.5" calcext:value-type="string">
            <text:p>X6747.5</text:p>
          </table:table-cell>
          <table:table-cell table:formula="of:=&quot;Y&quot;&amp;[.H253]" office:value-type="string" office:string-value="Y350.374361702128" calcext:value-type="string">
            <text:p>Y350.374361702128</text:p>
          </table:table-cell>
          <table:table-cell/>
          <table:table-cell table:formula="of:=[.A253]&amp;&quot; &quot;&amp;[.B253]&amp;&quot; &quot;&amp;[.C253]" office:value-type="string" office:string-value="N252 X6747.5 Y350.374361702128" calcext:value-type="string">
            <text:p>N252 X6747.5 Y350.374361702128</text:p>
          </table:table-cell>
          <table:table-cell/>
          <table:table-cell table:formula="of:=[.G248]" office:value-type="float" office:value="6747.5" calcext:value-type="float">
            <text:p>6747.5</text:p>
          </table:table-cell>
          <table:table-cell table:formula="of:=[.H248]+[.$K$13]" office:value-type="float" office:value="350.374361702128" calcext:value-type="float">
            <text:p>350.37436170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53</text:p>
          </table:table-cell>
          <table:table-cell table:formula="of:=[.B249]" office:value-type="string" office:string-value="G106" calcext:value-type="string">
            <text:p>G106</text:p>
          </table:table-cell>
          <table:table-cell table:formula="of:=[.C249]" office:value-type="string" office:string-value="P3" calcext:value-type="string">
            <text:p>P3</text:p>
          </table:table-cell>
          <table:table-cell/>
          <table:table-cell table:formula="of:=[.A254]&amp;&quot; &quot;&amp;[.B254]&amp;&quot; &quot;&amp;[.C254]" office:value-type="string" office:string-value="N253 G106 P3" calcext:value-type="string">
            <text:p>N25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54</text:p>
          </table:table-cell>
          <table:table-cell table:formula="of:=&quot;X&quot;&amp;[.G255]" office:value-type="string" office:string-value="X12.5" calcext:value-type="string">
            <text:p>X12.5</text:p>
          </table:table-cell>
          <table:table-cell table:formula="of:=&quot;Y&quot;&amp;[.H255]" office:value-type="string" office:string-value="Y348.374361702128" calcext:value-type="string">
            <text:p>Y348.374361702128</text:p>
          </table:table-cell>
          <table:table-cell/>
          <table:table-cell table:formula="of:=[.A255]&amp;&quot; &quot;&amp;[.B255]&amp;&quot; &quot;&amp;[.C255]" office:value-type="string" office:string-value="N254 X12.5 Y348.374361702128" calcext:value-type="string">
            <text:p>N254 X12.5 Y348.374361702128</text:p>
          </table:table-cell>
          <table:table-cell/>
          <table:table-cell table:formula="of:=[.G250]" office:value-type="float" office:value="12.5" calcext:value-type="float">
            <text:p>12.5</text:p>
          </table:table-cell>
          <table:table-cell table:formula="of:=[.H250]+[.$K$13]" office:value-type="float" office:value="348.374361702128" calcext:value-type="float">
            <text:p>348.37436170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55</text:p>
          </table:table-cell>
          <table:table-cell table:formula="of:=[.B251]" office:value-type="string" office:string-value="G106" calcext:value-type="string">
            <text:p>G106</text:p>
          </table:table-cell>
          <table:table-cell table:formula="of:=[.C251]" office:value-type="string" office:string-value="P0" calcext:value-type="string">
            <text:p>P0</text:p>
          </table:table-cell>
          <table:table-cell/>
          <table:table-cell table:formula="of:=[.A256]&amp;&quot; &quot;&amp;[.B256]&amp;&quot; &quot;&amp;[.C256]" office:value-type="string" office:string-value="N255 G106 P0" calcext:value-type="string">
            <text:p>N25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56</text:p>
          </table:table-cell>
          <table:table-cell table:formula="of:=[.B252]" office:value-type="string" office:string-value="G105" calcext:value-type="string">
            <text:p>G105</text:p>
          </table:table-cell>
          <table:table-cell table:formula="of:=[.C252]" office:value-type="string" office:string-value="PY7.79553191489362" calcext:value-type="string">
            <text:p>PY7.79553191489362</text:p>
          </table:table-cell>
          <table:table-cell/>
          <table:table-cell table:formula="of:=[.A257]&amp;&quot; &quot;&amp;[.B257]&amp;&quot; &quot;&amp;[.C257]" office:value-type="string" office:string-value="N256 G105 PY7.79553191489362" calcext:value-type="string">
            <text:p>N256 G105 PY7.79553191489362</text:p>
          </table:table-cell>
          <table:table-cell table:number-columns-repeated="2"/>
          <table:table-cell table:formula="of:=[.H25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57</text:p>
          </table:table-cell>
          <table:table-cell table:formula="of:=&quot;X&quot;&amp;[.G258]" office:value-type="string" office:string-value="X6747.5" calcext:value-type="string">
            <text:p>X6747.5</text:p>
          </table:table-cell>
          <table:table-cell table:formula="of:=&quot;Y&quot;&amp;[.H258]" office:value-type="string" office:string-value="Y355.169893617021" calcext:value-type="string">
            <text:p>Y355.169893617021</text:p>
          </table:table-cell>
          <table:table-cell/>
          <table:table-cell table:formula="of:=[.A258]&amp;&quot; &quot;&amp;[.B258]&amp;&quot; &quot;&amp;[.C258]" office:value-type="string" office:string-value="N257 X6747.5 Y355.169893617021" calcext:value-type="string">
            <text:p>N257 X6747.5 Y355.169893617021</text:p>
          </table:table-cell>
          <table:table-cell/>
          <table:table-cell table:formula="of:=[.G253]" office:value-type="float" office:value="6747.5" calcext:value-type="float">
            <text:p>6747.5</text:p>
          </table:table-cell>
          <table:table-cell table:formula="of:=[.H253]+[.$K$13]" office:value-type="float" office:value="355.169893617021" calcext:value-type="float">
            <text:p>355.169893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58</text:p>
          </table:table-cell>
          <table:table-cell table:formula="of:=[.B254]" office:value-type="string" office:string-value="G106" calcext:value-type="string">
            <text:p>G106</text:p>
          </table:table-cell>
          <table:table-cell table:formula="of:=[.C254]" office:value-type="string" office:string-value="P3" calcext:value-type="string">
            <text:p>P3</text:p>
          </table:table-cell>
          <table:table-cell/>
          <table:table-cell table:formula="of:=[.A259]&amp;&quot; &quot;&amp;[.B259]&amp;&quot; &quot;&amp;[.C259]" office:value-type="string" office:string-value="N258 G106 P3" calcext:value-type="string">
            <text:p>N25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59</text:p>
          </table:table-cell>
          <table:table-cell table:formula="of:=&quot;X&quot;&amp;[.G260]" office:value-type="string" office:string-value="X12.5" calcext:value-type="string">
            <text:p>X12.5</text:p>
          </table:table-cell>
          <table:table-cell table:formula="of:=&quot;Y&quot;&amp;[.H260]" office:value-type="string" office:string-value="Y353.169893617021" calcext:value-type="string">
            <text:p>Y353.169893617021</text:p>
          </table:table-cell>
          <table:table-cell/>
          <table:table-cell table:formula="of:=[.A260]&amp;&quot; &quot;&amp;[.B260]&amp;&quot; &quot;&amp;[.C260]" office:value-type="string" office:string-value="N259 X12.5 Y353.169893617021" calcext:value-type="string">
            <text:p>N259 X12.5 Y353.169893617021</text:p>
          </table:table-cell>
          <table:table-cell/>
          <table:table-cell table:formula="of:=[.G255]" office:value-type="float" office:value="12.5" calcext:value-type="float">
            <text:p>12.5</text:p>
          </table:table-cell>
          <table:table-cell table:formula="of:=[.H255]+[.$K$13]" office:value-type="float" office:value="353.169893617021" calcext:value-type="float">
            <text:p>353.169893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60</text:p>
          </table:table-cell>
          <table:table-cell table:formula="of:=[.B256]" office:value-type="string" office:string-value="G106" calcext:value-type="string">
            <text:p>G106</text:p>
          </table:table-cell>
          <table:table-cell table:formula="of:=[.C256]" office:value-type="string" office:string-value="P0" calcext:value-type="string">
            <text:p>P0</text:p>
          </table:table-cell>
          <table:table-cell/>
          <table:table-cell table:formula="of:=[.A261]&amp;&quot; &quot;&amp;[.B261]&amp;&quot; &quot;&amp;[.C261]" office:value-type="string" office:string-value="N260 G106 P0" calcext:value-type="string">
            <text:p>N26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61</text:p>
          </table:table-cell>
          <table:table-cell table:formula="of:=[.B257]" office:value-type="string" office:string-value="G105" calcext:value-type="string">
            <text:p>G105</text:p>
          </table:table-cell>
          <table:table-cell table:formula="of:=[.C257]" office:value-type="string" office:string-value="PY7.79553191489362" calcext:value-type="string">
            <text:p>PY7.79553191489362</text:p>
          </table:table-cell>
          <table:table-cell/>
          <table:table-cell table:formula="of:=[.A262]&amp;&quot; &quot;&amp;[.B262]&amp;&quot; &quot;&amp;[.C262]" office:value-type="string" office:string-value="N261 G105 PY7.79553191489362" calcext:value-type="string">
            <text:p>N261 G105 PY7.79553191489362</text:p>
          </table:table-cell>
          <table:table-cell table:number-columns-repeated="2"/>
          <table:table-cell table:formula="of:=[.H25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62</text:p>
          </table:table-cell>
          <table:table-cell table:formula="of:=&quot;X&quot;&amp;[.G263]" office:value-type="string" office:string-value="X6747.5" calcext:value-type="string">
            <text:p>X6747.5</text:p>
          </table:table-cell>
          <table:table-cell table:formula="of:=&quot;Y&quot;&amp;[.H263]" office:value-type="string" office:string-value="Y359.965425531915" calcext:value-type="string">
            <text:p>Y359.965425531915</text:p>
          </table:table-cell>
          <table:table-cell/>
          <table:table-cell table:formula="of:=[.A263]&amp;&quot; &quot;&amp;[.B263]&amp;&quot; &quot;&amp;[.C263]" office:value-type="string" office:string-value="N262 X6747.5 Y359.965425531915" calcext:value-type="string">
            <text:p>N262 X6747.5 Y359.965425531915</text:p>
          </table:table-cell>
          <table:table-cell/>
          <table:table-cell table:formula="of:=[.G258]" office:value-type="float" office:value="6747.5" calcext:value-type="float">
            <text:p>6747.5</text:p>
          </table:table-cell>
          <table:table-cell table:formula="of:=[.H258]+[.$K$13]" office:value-type="float" office:value="359.965425531915" calcext:value-type="float">
            <text:p>359.96542553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63</text:p>
          </table:table-cell>
          <table:table-cell table:formula="of:=[.B259]" office:value-type="string" office:string-value="G106" calcext:value-type="string">
            <text:p>G106</text:p>
          </table:table-cell>
          <table:table-cell table:formula="of:=[.C259]" office:value-type="string" office:string-value="P3" calcext:value-type="string">
            <text:p>P3</text:p>
          </table:table-cell>
          <table:table-cell/>
          <table:table-cell table:formula="of:=[.A264]&amp;&quot; &quot;&amp;[.B264]&amp;&quot; &quot;&amp;[.C264]" office:value-type="string" office:string-value="N263 G106 P3" calcext:value-type="string">
            <text:p>N26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64</text:p>
          </table:table-cell>
          <table:table-cell table:formula="of:=&quot;X&quot;&amp;[.G265]" office:value-type="string" office:string-value="X12.5" calcext:value-type="string">
            <text:p>X12.5</text:p>
          </table:table-cell>
          <table:table-cell table:formula="of:=&quot;Y&quot;&amp;[.H265]" office:value-type="string" office:string-value="Y357.965425531915" calcext:value-type="string">
            <text:p>Y357.965425531915</text:p>
          </table:table-cell>
          <table:table-cell/>
          <table:table-cell table:formula="of:=[.A265]&amp;&quot; &quot;&amp;[.B265]&amp;&quot; &quot;&amp;[.C265]" office:value-type="string" office:string-value="N264 X12.5 Y357.965425531915" calcext:value-type="string">
            <text:p>N264 X12.5 Y357.965425531915</text:p>
          </table:table-cell>
          <table:table-cell/>
          <table:table-cell table:formula="of:=[.G260]" office:value-type="float" office:value="12.5" calcext:value-type="float">
            <text:p>12.5</text:p>
          </table:table-cell>
          <table:table-cell table:formula="of:=[.H260]+[.$K$13]" office:value-type="float" office:value="357.965425531915" calcext:value-type="float">
            <text:p>357.96542553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65</text:p>
          </table:table-cell>
          <table:table-cell table:formula="of:=[.B261]" office:value-type="string" office:string-value="G106" calcext:value-type="string">
            <text:p>G106</text:p>
          </table:table-cell>
          <table:table-cell table:formula="of:=[.C261]" office:value-type="string" office:string-value="P0" calcext:value-type="string">
            <text:p>P0</text:p>
          </table:table-cell>
          <table:table-cell/>
          <table:table-cell table:formula="of:=[.A266]&amp;&quot; &quot;&amp;[.B266]&amp;&quot; &quot;&amp;[.C266]" office:value-type="string" office:string-value="N265 G106 P0" calcext:value-type="string">
            <text:p>N26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66</text:p>
          </table:table-cell>
          <table:table-cell table:formula="of:=[.B262]" office:value-type="string" office:string-value="G105" calcext:value-type="string">
            <text:p>G105</text:p>
          </table:table-cell>
          <table:table-cell table:formula="of:=[.C262]" office:value-type="string" office:string-value="PY7.79553191489362" calcext:value-type="string">
            <text:p>PY7.79553191489362</text:p>
          </table:table-cell>
          <table:table-cell/>
          <table:table-cell table:formula="of:=[.A267]&amp;&quot; &quot;&amp;[.B267]&amp;&quot; &quot;&amp;[.C267]" office:value-type="string" office:string-value="N266 G105 PY7.79553191489362" calcext:value-type="string">
            <text:p>N266 G105 PY7.79553191489362</text:p>
          </table:table-cell>
          <table:table-cell table:number-columns-repeated="2"/>
          <table:table-cell table:formula="of:=[.H26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67</text:p>
          </table:table-cell>
          <table:table-cell table:formula="of:=&quot;X&quot;&amp;[.G268]" office:value-type="string" office:string-value="X6747.5" calcext:value-type="string">
            <text:p>X6747.5</text:p>
          </table:table-cell>
          <table:table-cell table:formula="of:=&quot;Y&quot;&amp;[.H268]" office:value-type="string" office:string-value="Y364.760957446808" calcext:value-type="string">
            <text:p>Y364.760957446808</text:p>
          </table:table-cell>
          <table:table-cell/>
          <table:table-cell table:formula="of:=[.A268]&amp;&quot; &quot;&amp;[.B268]&amp;&quot; &quot;&amp;[.C268]" office:value-type="string" office:string-value="N267 X6747.5 Y364.760957446808" calcext:value-type="string">
            <text:p>N267 X6747.5 Y364.760957446808</text:p>
          </table:table-cell>
          <table:table-cell/>
          <table:table-cell table:formula="of:=[.G263]" office:value-type="float" office:value="6747.5" calcext:value-type="float">
            <text:p>6747.5</text:p>
          </table:table-cell>
          <table:table-cell table:formula="of:=[.H263]+[.$K$13]" office:value-type="float" office:value="364.760957446808" calcext:value-type="float">
            <text:p>364.76095744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68</text:p>
          </table:table-cell>
          <table:table-cell table:formula="of:=[.B264]" office:value-type="string" office:string-value="G106" calcext:value-type="string">
            <text:p>G106</text:p>
          </table:table-cell>
          <table:table-cell table:formula="of:=[.C264]" office:value-type="string" office:string-value="P3" calcext:value-type="string">
            <text:p>P3</text:p>
          </table:table-cell>
          <table:table-cell/>
          <table:table-cell table:formula="of:=[.A269]&amp;&quot; &quot;&amp;[.B269]&amp;&quot; &quot;&amp;[.C269]" office:value-type="string" office:string-value="N268 G106 P3" calcext:value-type="string">
            <text:p>N26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69</text:p>
          </table:table-cell>
          <table:table-cell table:formula="of:=&quot;X&quot;&amp;[.G270]" office:value-type="string" office:string-value="X12.5" calcext:value-type="string">
            <text:p>X12.5</text:p>
          </table:table-cell>
          <table:table-cell table:formula="of:=&quot;Y&quot;&amp;[.H270]" office:value-type="string" office:string-value="Y362.760957446808" calcext:value-type="string">
            <text:p>Y362.760957446808</text:p>
          </table:table-cell>
          <table:table-cell/>
          <table:table-cell table:formula="of:=[.A270]&amp;&quot; &quot;&amp;[.B270]&amp;&quot; &quot;&amp;[.C270]" office:value-type="string" office:string-value="N269 X12.5 Y362.760957446808" calcext:value-type="string">
            <text:p>N269 X12.5 Y362.760957446808</text:p>
          </table:table-cell>
          <table:table-cell/>
          <table:table-cell table:formula="of:=[.G265]" office:value-type="float" office:value="12.5" calcext:value-type="float">
            <text:p>12.5</text:p>
          </table:table-cell>
          <table:table-cell table:formula="of:=[.H265]+[.$K$13]" office:value-type="float" office:value="362.760957446808" calcext:value-type="float">
            <text:p>362.76095744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70</text:p>
          </table:table-cell>
          <table:table-cell table:formula="of:=[.B266]" office:value-type="string" office:string-value="G106" calcext:value-type="string">
            <text:p>G106</text:p>
          </table:table-cell>
          <table:table-cell table:formula="of:=[.C266]" office:value-type="string" office:string-value="P0" calcext:value-type="string">
            <text:p>P0</text:p>
          </table:table-cell>
          <table:table-cell/>
          <table:table-cell table:formula="of:=[.A271]&amp;&quot; &quot;&amp;[.B271]&amp;&quot; &quot;&amp;[.C271]" office:value-type="string" office:string-value="N270 G106 P0" calcext:value-type="string">
            <text:p>N27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71</text:p>
          </table:table-cell>
          <table:table-cell table:formula="of:=[.B267]" office:value-type="string" office:string-value="G105" calcext:value-type="string">
            <text:p>G105</text:p>
          </table:table-cell>
          <table:table-cell table:formula="of:=[.C267]" office:value-type="string" office:string-value="PY7.79553191489362" calcext:value-type="string">
            <text:p>PY7.79553191489362</text:p>
          </table:table-cell>
          <table:table-cell/>
          <table:table-cell table:formula="of:=[.A272]&amp;&quot; &quot;&amp;[.B272]&amp;&quot; &quot;&amp;[.C272]" office:value-type="string" office:string-value="N271 G105 PY7.79553191489362" calcext:value-type="string">
            <text:p>N271 G105 PY7.79553191489362</text:p>
          </table:table-cell>
          <table:table-cell table:number-columns-repeated="2"/>
          <table:table-cell table:formula="of:=[.H26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72</text:p>
          </table:table-cell>
          <table:table-cell table:formula="of:=&quot;X&quot;&amp;[.G273]" office:value-type="string" office:string-value="X6747.5" calcext:value-type="string">
            <text:p>X6747.5</text:p>
          </table:table-cell>
          <table:table-cell table:formula="of:=&quot;Y&quot;&amp;[.H273]" office:value-type="string" office:string-value="Y369.556489361702" calcext:value-type="string">
            <text:p>Y369.556489361702</text:p>
          </table:table-cell>
          <table:table-cell/>
          <table:table-cell table:formula="of:=[.A273]&amp;&quot; &quot;&amp;[.B273]&amp;&quot; &quot;&amp;[.C273]" office:value-type="string" office:string-value="N272 X6747.5 Y369.556489361702" calcext:value-type="string">
            <text:p>N272 X6747.5 Y369.556489361702</text:p>
          </table:table-cell>
          <table:table-cell/>
          <table:table-cell table:formula="of:=[.G268]" office:value-type="float" office:value="6747.5" calcext:value-type="float">
            <text:p>6747.5</text:p>
          </table:table-cell>
          <table:table-cell table:formula="of:=[.H268]+[.$K$13]" office:value-type="float" office:value="369.556489361702" calcext:value-type="float">
            <text:p>369.5564893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73</text:p>
          </table:table-cell>
          <table:table-cell table:formula="of:=[.B269]" office:value-type="string" office:string-value="G106" calcext:value-type="string">
            <text:p>G106</text:p>
          </table:table-cell>
          <table:table-cell table:formula="of:=[.C269]" office:value-type="string" office:string-value="P3" calcext:value-type="string">
            <text:p>P3</text:p>
          </table:table-cell>
          <table:table-cell/>
          <table:table-cell table:formula="of:=[.A274]&amp;&quot; &quot;&amp;[.B274]&amp;&quot; &quot;&amp;[.C274]" office:value-type="string" office:string-value="N273 G106 P3" calcext:value-type="string">
            <text:p>N27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74</text:p>
          </table:table-cell>
          <table:table-cell table:formula="of:=&quot;X&quot;&amp;[.G275]" office:value-type="string" office:string-value="X12.5" calcext:value-type="string">
            <text:p>X12.5</text:p>
          </table:table-cell>
          <table:table-cell table:formula="of:=&quot;Y&quot;&amp;[.H275]" office:value-type="string" office:string-value="Y367.556489361702" calcext:value-type="string">
            <text:p>Y367.556489361702</text:p>
          </table:table-cell>
          <table:table-cell/>
          <table:table-cell table:formula="of:=[.A275]&amp;&quot; &quot;&amp;[.B275]&amp;&quot; &quot;&amp;[.C275]" office:value-type="string" office:string-value="N274 X12.5 Y367.556489361702" calcext:value-type="string">
            <text:p>N274 X12.5 Y367.556489361702</text:p>
          </table:table-cell>
          <table:table-cell/>
          <table:table-cell table:formula="of:=[.G270]" office:value-type="float" office:value="12.5" calcext:value-type="float">
            <text:p>12.5</text:p>
          </table:table-cell>
          <table:table-cell table:formula="of:=[.H270]+[.$K$13]" office:value-type="float" office:value="367.556489361702" calcext:value-type="float">
            <text:p>367.5564893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75</text:p>
          </table:table-cell>
          <table:table-cell table:formula="of:=[.B271]" office:value-type="string" office:string-value="G106" calcext:value-type="string">
            <text:p>G106</text:p>
          </table:table-cell>
          <table:table-cell table:formula="of:=[.C271]" office:value-type="string" office:string-value="P0" calcext:value-type="string">
            <text:p>P0</text:p>
          </table:table-cell>
          <table:table-cell/>
          <table:table-cell table:formula="of:=[.A276]&amp;&quot; &quot;&amp;[.B276]&amp;&quot; &quot;&amp;[.C276]" office:value-type="string" office:string-value="N275 G106 P0" calcext:value-type="string">
            <text:p>N27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76</text:p>
          </table:table-cell>
          <table:table-cell table:formula="of:=[.B272]" office:value-type="string" office:string-value="G105" calcext:value-type="string">
            <text:p>G105</text:p>
          </table:table-cell>
          <table:table-cell table:formula="of:=[.C272]" office:value-type="string" office:string-value="PY7.79553191489362" calcext:value-type="string">
            <text:p>PY7.79553191489362</text:p>
          </table:table-cell>
          <table:table-cell/>
          <table:table-cell table:formula="of:=[.A277]&amp;&quot; &quot;&amp;[.B277]&amp;&quot; &quot;&amp;[.C277]" office:value-type="string" office:string-value="N276 G105 PY7.79553191489362" calcext:value-type="string">
            <text:p>N276 G105 PY7.79553191489362</text:p>
          </table:table-cell>
          <table:table-cell table:number-columns-repeated="2"/>
          <table:table-cell table:formula="of:=[.H27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77</text:p>
          </table:table-cell>
          <table:table-cell table:formula="of:=&quot;X&quot;&amp;[.G278]" office:value-type="string" office:string-value="X6747.5" calcext:value-type="string">
            <text:p>X6747.5</text:p>
          </table:table-cell>
          <table:table-cell table:formula="of:=&quot;Y&quot;&amp;[.H278]" office:value-type="string" office:string-value="Y374.352021276596" calcext:value-type="string">
            <text:p>Y374.352021276596</text:p>
          </table:table-cell>
          <table:table-cell/>
          <table:table-cell table:formula="of:=[.A278]&amp;&quot; &quot;&amp;[.B278]&amp;&quot; &quot;&amp;[.C278]" office:value-type="string" office:string-value="N277 X6747.5 Y374.352021276596" calcext:value-type="string">
            <text:p>N277 X6747.5 Y374.352021276596</text:p>
          </table:table-cell>
          <table:table-cell/>
          <table:table-cell table:formula="of:=[.G273]" office:value-type="float" office:value="6747.5" calcext:value-type="float">
            <text:p>6747.5</text:p>
          </table:table-cell>
          <table:table-cell table:formula="of:=[.H273]+[.$K$13]" office:value-type="float" office:value="374.352021276596" calcext:value-type="float">
            <text:p>374.35202127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78</text:p>
          </table:table-cell>
          <table:table-cell table:formula="of:=[.B274]" office:value-type="string" office:string-value="G106" calcext:value-type="string">
            <text:p>G106</text:p>
          </table:table-cell>
          <table:table-cell table:formula="of:=[.C274]" office:value-type="string" office:string-value="P3" calcext:value-type="string">
            <text:p>P3</text:p>
          </table:table-cell>
          <table:table-cell/>
          <table:table-cell table:formula="of:=[.A279]&amp;&quot; &quot;&amp;[.B279]&amp;&quot; &quot;&amp;[.C279]" office:value-type="string" office:string-value="N278 G106 P3" calcext:value-type="string">
            <text:p>N27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79</text:p>
          </table:table-cell>
          <table:table-cell table:formula="of:=&quot;X&quot;&amp;[.G280]" office:value-type="string" office:string-value="X12.5" calcext:value-type="string">
            <text:p>X12.5</text:p>
          </table:table-cell>
          <table:table-cell table:formula="of:=&quot;Y&quot;&amp;[.H280]" office:value-type="string" office:string-value="Y372.352021276596" calcext:value-type="string">
            <text:p>Y372.352021276596</text:p>
          </table:table-cell>
          <table:table-cell/>
          <table:table-cell table:formula="of:=[.A280]&amp;&quot; &quot;&amp;[.B280]&amp;&quot; &quot;&amp;[.C280]" office:value-type="string" office:string-value="N279 X12.5 Y372.352021276596" calcext:value-type="string">
            <text:p>N279 X12.5 Y372.352021276596</text:p>
          </table:table-cell>
          <table:table-cell/>
          <table:table-cell table:formula="of:=[.G275]" office:value-type="float" office:value="12.5" calcext:value-type="float">
            <text:p>12.5</text:p>
          </table:table-cell>
          <table:table-cell table:formula="of:=[.H275]+[.$K$13]" office:value-type="float" office:value="372.352021276596" calcext:value-type="float">
            <text:p>372.35202127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80</text:p>
          </table:table-cell>
          <table:table-cell table:formula="of:=[.B276]" office:value-type="string" office:string-value="G106" calcext:value-type="string">
            <text:p>G106</text:p>
          </table:table-cell>
          <table:table-cell table:formula="of:=[.C276]" office:value-type="string" office:string-value="P0" calcext:value-type="string">
            <text:p>P0</text:p>
          </table:table-cell>
          <table:table-cell/>
          <table:table-cell table:formula="of:=[.A281]&amp;&quot; &quot;&amp;[.B281]&amp;&quot; &quot;&amp;[.C281]" office:value-type="string" office:string-value="N280 G106 P0" calcext:value-type="string">
            <text:p>N28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81</text:p>
          </table:table-cell>
          <table:table-cell table:formula="of:=[.B277]" office:value-type="string" office:string-value="G105" calcext:value-type="string">
            <text:p>G105</text:p>
          </table:table-cell>
          <table:table-cell table:formula="of:=[.C277]" office:value-type="string" office:string-value="PY7.79553191489362" calcext:value-type="string">
            <text:p>PY7.79553191489362</text:p>
          </table:table-cell>
          <table:table-cell/>
          <table:table-cell table:formula="of:=[.A282]&amp;&quot; &quot;&amp;[.B282]&amp;&quot; &quot;&amp;[.C282]" office:value-type="string" office:string-value="N281 G105 PY7.79553191489362" calcext:value-type="string">
            <text:p>N281 G105 PY7.79553191489362</text:p>
          </table:table-cell>
          <table:table-cell table:number-columns-repeated="2"/>
          <table:table-cell table:formula="of:=[.H27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82</text:p>
          </table:table-cell>
          <table:table-cell table:formula="of:=&quot;X&quot;&amp;[.G283]" office:value-type="string" office:string-value="X6747.5" calcext:value-type="string">
            <text:p>X6747.5</text:p>
          </table:table-cell>
          <table:table-cell table:formula="of:=&quot;Y&quot;&amp;[.H283]" office:value-type="string" office:string-value="Y379.147553191489" calcext:value-type="string">
            <text:p>Y379.147553191489</text:p>
          </table:table-cell>
          <table:table-cell/>
          <table:table-cell table:formula="of:=[.A283]&amp;&quot; &quot;&amp;[.B283]&amp;&quot; &quot;&amp;[.C283]" office:value-type="string" office:string-value="N282 X6747.5 Y379.147553191489" calcext:value-type="string">
            <text:p>N282 X6747.5 Y379.147553191489</text:p>
          </table:table-cell>
          <table:table-cell/>
          <table:table-cell table:formula="of:=[.G278]" office:value-type="float" office:value="6747.5" calcext:value-type="float">
            <text:p>6747.5</text:p>
          </table:table-cell>
          <table:table-cell table:formula="of:=[.H278]+[.$K$13]" office:value-type="float" office:value="379.147553191489" calcext:value-type="float">
            <text:p>379.1475531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83</text:p>
          </table:table-cell>
          <table:table-cell table:formula="of:=[.B279]" office:value-type="string" office:string-value="G106" calcext:value-type="string">
            <text:p>G106</text:p>
          </table:table-cell>
          <table:table-cell table:formula="of:=[.C279]" office:value-type="string" office:string-value="P3" calcext:value-type="string">
            <text:p>P3</text:p>
          </table:table-cell>
          <table:table-cell/>
          <table:table-cell table:formula="of:=[.A284]&amp;&quot; &quot;&amp;[.B284]&amp;&quot; &quot;&amp;[.C284]" office:value-type="string" office:string-value="N283 G106 P3" calcext:value-type="string">
            <text:p>N28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84</text:p>
          </table:table-cell>
          <table:table-cell table:formula="of:=&quot;X&quot;&amp;[.G285]" office:value-type="string" office:string-value="X12.5" calcext:value-type="string">
            <text:p>X12.5</text:p>
          </table:table-cell>
          <table:table-cell table:formula="of:=&quot;Y&quot;&amp;[.H285]" office:value-type="string" office:string-value="Y377.147553191489" calcext:value-type="string">
            <text:p>Y377.147553191489</text:p>
          </table:table-cell>
          <table:table-cell/>
          <table:table-cell table:formula="of:=[.A285]&amp;&quot; &quot;&amp;[.B285]&amp;&quot; &quot;&amp;[.C285]" office:value-type="string" office:string-value="N284 X12.5 Y377.147553191489" calcext:value-type="string">
            <text:p>N284 X12.5 Y377.147553191489</text:p>
          </table:table-cell>
          <table:table-cell/>
          <table:table-cell table:formula="of:=[.G280]" office:value-type="float" office:value="12.5" calcext:value-type="float">
            <text:p>12.5</text:p>
          </table:table-cell>
          <table:table-cell table:formula="of:=[.H280]+[.$K$13]" office:value-type="float" office:value="377.147553191489" calcext:value-type="float">
            <text:p>377.1475531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85</text:p>
          </table:table-cell>
          <table:table-cell table:formula="of:=[.B281]" office:value-type="string" office:string-value="G106" calcext:value-type="string">
            <text:p>G106</text:p>
          </table:table-cell>
          <table:table-cell table:formula="of:=[.C281]" office:value-type="string" office:string-value="P0" calcext:value-type="string">
            <text:p>P0</text:p>
          </table:table-cell>
          <table:table-cell/>
          <table:table-cell table:formula="of:=[.A286]&amp;&quot; &quot;&amp;[.B286]&amp;&quot; &quot;&amp;[.C286]" office:value-type="string" office:string-value="N285 G106 P0" calcext:value-type="string">
            <text:p>N28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86</text:p>
          </table:table-cell>
          <table:table-cell table:formula="of:=[.B282]" office:value-type="string" office:string-value="G105" calcext:value-type="string">
            <text:p>G105</text:p>
          </table:table-cell>
          <table:table-cell table:formula="of:=[.C282]" office:value-type="string" office:string-value="PY7.79553191489362" calcext:value-type="string">
            <text:p>PY7.79553191489362</text:p>
          </table:table-cell>
          <table:table-cell/>
          <table:table-cell table:formula="of:=[.A287]&amp;&quot; &quot;&amp;[.B287]&amp;&quot; &quot;&amp;[.C287]" office:value-type="string" office:string-value="N286 G105 PY7.79553191489362" calcext:value-type="string">
            <text:p>N286 G105 PY7.79553191489362</text:p>
          </table:table-cell>
          <table:table-cell table:number-columns-repeated="2"/>
          <table:table-cell table:formula="of:=[.H28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87</text:p>
          </table:table-cell>
          <table:table-cell table:formula="of:=&quot;X&quot;&amp;[.G288]" office:value-type="string" office:string-value="X6747.5" calcext:value-type="string">
            <text:p>X6747.5</text:p>
          </table:table-cell>
          <table:table-cell table:formula="of:=&quot;Y&quot;&amp;[.H288]" office:value-type="string" office:string-value="Y383.943085106383" calcext:value-type="string">
            <text:p>Y383.943085106383</text:p>
          </table:table-cell>
          <table:table-cell/>
          <table:table-cell table:formula="of:=[.A288]&amp;&quot; &quot;&amp;[.B288]&amp;&quot; &quot;&amp;[.C288]" office:value-type="string" office:string-value="N287 X6747.5 Y383.943085106383" calcext:value-type="string">
            <text:p>N287 X6747.5 Y383.943085106383</text:p>
          </table:table-cell>
          <table:table-cell/>
          <table:table-cell table:formula="of:=[.G283]" office:value-type="float" office:value="6747.5" calcext:value-type="float">
            <text:p>6747.5</text:p>
          </table:table-cell>
          <table:table-cell table:formula="of:=[.H283]+[.$K$13]" office:value-type="float" office:value="383.943085106383" calcext:value-type="float">
            <text:p>383.9430851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88</text:p>
          </table:table-cell>
          <table:table-cell table:formula="of:=[.B284]" office:value-type="string" office:string-value="G106" calcext:value-type="string">
            <text:p>G106</text:p>
          </table:table-cell>
          <table:table-cell table:formula="of:=[.C284]" office:value-type="string" office:string-value="P3" calcext:value-type="string">
            <text:p>P3</text:p>
          </table:table-cell>
          <table:table-cell/>
          <table:table-cell table:formula="of:=[.A289]&amp;&quot; &quot;&amp;[.B289]&amp;&quot; &quot;&amp;[.C289]" office:value-type="string" office:string-value="N288 G106 P3" calcext:value-type="string">
            <text:p>N28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89</text:p>
          </table:table-cell>
          <table:table-cell table:formula="of:=&quot;X&quot;&amp;[.G290]" office:value-type="string" office:string-value="X12.5" calcext:value-type="string">
            <text:p>X12.5</text:p>
          </table:table-cell>
          <table:table-cell table:formula="of:=&quot;Y&quot;&amp;[.H290]" office:value-type="string" office:string-value="Y381.943085106383" calcext:value-type="string">
            <text:p>Y381.943085106383</text:p>
          </table:table-cell>
          <table:table-cell/>
          <table:table-cell table:formula="of:=[.A290]&amp;&quot; &quot;&amp;[.B290]&amp;&quot; &quot;&amp;[.C290]" office:value-type="string" office:string-value="N289 X12.5 Y381.943085106383" calcext:value-type="string">
            <text:p>N289 X12.5 Y381.943085106383</text:p>
          </table:table-cell>
          <table:table-cell/>
          <table:table-cell table:formula="of:=[.G285]" office:value-type="float" office:value="12.5" calcext:value-type="float">
            <text:p>12.5</text:p>
          </table:table-cell>
          <table:table-cell table:formula="of:=[.H285]+[.$K$13]" office:value-type="float" office:value="381.943085106383" calcext:value-type="float">
            <text:p>381.9430851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90</text:p>
          </table:table-cell>
          <table:table-cell table:formula="of:=[.B286]" office:value-type="string" office:string-value="G106" calcext:value-type="string">
            <text:p>G106</text:p>
          </table:table-cell>
          <table:table-cell table:formula="of:=[.C286]" office:value-type="string" office:string-value="P0" calcext:value-type="string">
            <text:p>P0</text:p>
          </table:table-cell>
          <table:table-cell/>
          <table:table-cell table:formula="of:=[.A291]&amp;&quot; &quot;&amp;[.B291]&amp;&quot; &quot;&amp;[.C291]" office:value-type="string" office:string-value="N290 G106 P0" calcext:value-type="string">
            <text:p>N29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91</text:p>
          </table:table-cell>
          <table:table-cell table:formula="of:=[.B287]" office:value-type="string" office:string-value="G105" calcext:value-type="string">
            <text:p>G105</text:p>
          </table:table-cell>
          <table:table-cell table:formula="of:=[.C287]" office:value-type="string" office:string-value="PY7.79553191489362" calcext:value-type="string">
            <text:p>PY7.79553191489362</text:p>
          </table:table-cell>
          <table:table-cell/>
          <table:table-cell table:formula="of:=[.A292]&amp;&quot; &quot;&amp;[.B292]&amp;&quot; &quot;&amp;[.C292]" office:value-type="string" office:string-value="N291 G105 PY7.79553191489362" calcext:value-type="string">
            <text:p>N291 G105 PY7.79553191489362</text:p>
          </table:table-cell>
          <table:table-cell table:number-columns-repeated="2"/>
          <table:table-cell table:formula="of:=[.H28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92</text:p>
          </table:table-cell>
          <table:table-cell table:formula="of:=&quot;X&quot;&amp;[.G293]" office:value-type="string" office:string-value="X6747.5" calcext:value-type="string">
            <text:p>X6747.5</text:p>
          </table:table-cell>
          <table:table-cell table:formula="of:=&quot;Y&quot;&amp;[.H293]" office:value-type="string" office:string-value="Y388.738617021277" calcext:value-type="string">
            <text:p>Y388.738617021277</text:p>
          </table:table-cell>
          <table:table-cell/>
          <table:table-cell table:formula="of:=[.A293]&amp;&quot; &quot;&amp;[.B293]&amp;&quot; &quot;&amp;[.C293]" office:value-type="string" office:string-value="N292 X6747.5 Y388.738617021277" calcext:value-type="string">
            <text:p>N292 X6747.5 Y388.738617021277</text:p>
          </table:table-cell>
          <table:table-cell/>
          <table:table-cell table:formula="of:=[.G288]" office:value-type="float" office:value="6747.5" calcext:value-type="float">
            <text:p>6747.5</text:p>
          </table:table-cell>
          <table:table-cell table:formula="of:=[.H288]+[.$K$13]" office:value-type="float" office:value="388.738617021277" calcext:value-type="float">
            <text:p>388.73861702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93</text:p>
          </table:table-cell>
          <table:table-cell table:formula="of:=[.B289]" office:value-type="string" office:string-value="G106" calcext:value-type="string">
            <text:p>G106</text:p>
          </table:table-cell>
          <table:table-cell table:formula="of:=[.C289]" office:value-type="string" office:string-value="P3" calcext:value-type="string">
            <text:p>P3</text:p>
          </table:table-cell>
          <table:table-cell/>
          <table:table-cell table:formula="of:=[.A294]&amp;&quot; &quot;&amp;[.B294]&amp;&quot; &quot;&amp;[.C294]" office:value-type="string" office:string-value="N293 G106 P3" calcext:value-type="string">
            <text:p>N29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94</text:p>
          </table:table-cell>
          <table:table-cell table:formula="of:=&quot;X&quot;&amp;[.G295]" office:value-type="string" office:string-value="X12.5" calcext:value-type="string">
            <text:p>X12.5</text:p>
          </table:table-cell>
          <table:table-cell table:formula="of:=&quot;Y&quot;&amp;[.H295]" office:value-type="string" office:string-value="Y386.738617021277" calcext:value-type="string">
            <text:p>Y386.738617021277</text:p>
          </table:table-cell>
          <table:table-cell/>
          <table:table-cell table:formula="of:=[.A295]&amp;&quot; &quot;&amp;[.B295]&amp;&quot; &quot;&amp;[.C295]" office:value-type="string" office:string-value="N294 X12.5 Y386.738617021277" calcext:value-type="string">
            <text:p>N294 X12.5 Y386.738617021277</text:p>
          </table:table-cell>
          <table:table-cell/>
          <table:table-cell table:formula="of:=[.G290]" office:value-type="float" office:value="12.5" calcext:value-type="float">
            <text:p>12.5</text:p>
          </table:table-cell>
          <table:table-cell table:formula="of:=[.H290]+[.$K$13]" office:value-type="float" office:value="386.738617021277" calcext:value-type="float">
            <text:p>386.73861702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95</text:p>
          </table:table-cell>
          <table:table-cell table:formula="of:=[.B291]" office:value-type="string" office:string-value="G106" calcext:value-type="string">
            <text:p>G106</text:p>
          </table:table-cell>
          <table:table-cell table:formula="of:=[.C291]" office:value-type="string" office:string-value="P0" calcext:value-type="string">
            <text:p>P0</text:p>
          </table:table-cell>
          <table:table-cell/>
          <table:table-cell table:formula="of:=[.A296]&amp;&quot; &quot;&amp;[.B296]&amp;&quot; &quot;&amp;[.C296]" office:value-type="string" office:string-value="N295 G106 P0" calcext:value-type="string">
            <text:p>N29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96</text:p>
          </table:table-cell>
          <table:table-cell table:formula="of:=[.B292]" office:value-type="string" office:string-value="G105" calcext:value-type="string">
            <text:p>G105</text:p>
          </table:table-cell>
          <table:table-cell table:formula="of:=[.C292]" office:value-type="string" office:string-value="PY7.79553191489362" calcext:value-type="string">
            <text:p>PY7.79553191489362</text:p>
          </table:table-cell>
          <table:table-cell/>
          <table:table-cell table:formula="of:=[.A297]&amp;&quot; &quot;&amp;[.B297]&amp;&quot; &quot;&amp;[.C297]" office:value-type="string" office:string-value="N296 G105 PY7.79553191489362" calcext:value-type="string">
            <text:p>N296 G105 PY7.79553191489362</text:p>
          </table:table-cell>
          <table:table-cell table:number-columns-repeated="2"/>
          <table:table-cell table:formula="of:=[.H29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97</text:p>
          </table:table-cell>
          <table:table-cell table:formula="of:=&quot;X&quot;&amp;[.G298]" office:value-type="string" office:string-value="X6747.5" calcext:value-type="string">
            <text:p>X6747.5</text:p>
          </table:table-cell>
          <table:table-cell table:formula="of:=&quot;Y&quot;&amp;[.H298]" office:value-type="string" office:string-value="Y393.53414893617" calcext:value-type="string">
            <text:p>Y393.53414893617</text:p>
          </table:table-cell>
          <table:table-cell/>
          <table:table-cell table:formula="of:=[.A298]&amp;&quot; &quot;&amp;[.B298]&amp;&quot; &quot;&amp;[.C298]" office:value-type="string" office:string-value="N297 X6747.5 Y393.53414893617" calcext:value-type="string">
            <text:p>N297 X6747.5 Y393.53414893617</text:p>
          </table:table-cell>
          <table:table-cell/>
          <table:table-cell table:formula="of:=[.G293]" office:value-type="float" office:value="6747.5" calcext:value-type="float">
            <text:p>6747.5</text:p>
          </table:table-cell>
          <table:table-cell table:formula="of:=[.H293]+[.$K$13]" office:value-type="float" office:value="393.53414893617" calcext:value-type="float">
            <text:p>393.534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98</text:p>
          </table:table-cell>
          <table:table-cell table:formula="of:=[.B294]" office:value-type="string" office:string-value="G106" calcext:value-type="string">
            <text:p>G106</text:p>
          </table:table-cell>
          <table:table-cell table:formula="of:=[.C294]" office:value-type="string" office:string-value="P3" calcext:value-type="string">
            <text:p>P3</text:p>
          </table:table-cell>
          <table:table-cell/>
          <table:table-cell table:formula="of:=[.A299]&amp;&quot; &quot;&amp;[.B299]&amp;&quot; &quot;&amp;[.C299]" office:value-type="string" office:string-value="N298 G106 P3" calcext:value-type="string">
            <text:p>N29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99</text:p>
          </table:table-cell>
          <table:table-cell table:formula="of:=&quot;X&quot;&amp;[.G300]" office:value-type="string" office:string-value="X12.5" calcext:value-type="string">
            <text:p>X12.5</text:p>
          </table:table-cell>
          <table:table-cell table:formula="of:=&quot;Y&quot;&amp;[.H300]" office:value-type="string" office:string-value="Y391.53414893617" calcext:value-type="string">
            <text:p>Y391.53414893617</text:p>
          </table:table-cell>
          <table:table-cell/>
          <table:table-cell table:formula="of:=[.A300]&amp;&quot; &quot;&amp;[.B300]&amp;&quot; &quot;&amp;[.C300]" office:value-type="string" office:string-value="N299 X12.5 Y391.53414893617" calcext:value-type="string">
            <text:p>N299 X12.5 Y391.53414893617</text:p>
          </table:table-cell>
          <table:table-cell/>
          <table:table-cell table:formula="of:=[.G295]" office:value-type="float" office:value="12.5" calcext:value-type="float">
            <text:p>12.5</text:p>
          </table:table-cell>
          <table:table-cell table:formula="of:=[.H295]+[.$K$13]" office:value-type="float" office:value="391.53414893617" calcext:value-type="float">
            <text:p>391.534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00</text:p>
          </table:table-cell>
          <table:table-cell table:formula="of:=[.B296]" office:value-type="string" office:string-value="G106" calcext:value-type="string">
            <text:p>G106</text:p>
          </table:table-cell>
          <table:table-cell table:formula="of:=[.C296]" office:value-type="string" office:string-value="P0" calcext:value-type="string">
            <text:p>P0</text:p>
          </table:table-cell>
          <table:table-cell/>
          <table:table-cell table:formula="of:=[.A301]&amp;&quot; &quot;&amp;[.B301]&amp;&quot; &quot;&amp;[.C301]" office:value-type="string" office:string-value="N300 G106 P0" calcext:value-type="string">
            <text:p>N30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01</text:p>
          </table:table-cell>
          <table:table-cell table:formula="of:=[.B297]" office:value-type="string" office:string-value="G105" calcext:value-type="string">
            <text:p>G105</text:p>
          </table:table-cell>
          <table:table-cell table:formula="of:=[.C297]" office:value-type="string" office:string-value="PY7.79553191489362" calcext:value-type="string">
            <text:p>PY7.79553191489362</text:p>
          </table:table-cell>
          <table:table-cell/>
          <table:table-cell table:formula="of:=[.A302]&amp;&quot; &quot;&amp;[.B302]&amp;&quot; &quot;&amp;[.C302]" office:value-type="string" office:string-value="N301 G105 PY7.79553191489362" calcext:value-type="string">
            <text:p>N301 G105 PY7.79553191489362</text:p>
          </table:table-cell>
          <table:table-cell table:number-columns-repeated="2"/>
          <table:table-cell table:formula="of:=[.H29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02</text:p>
          </table:table-cell>
          <table:table-cell table:formula="of:=&quot;X&quot;&amp;[.G303]" office:value-type="string" office:string-value="X6747.5" calcext:value-type="string">
            <text:p>X6747.5</text:p>
          </table:table-cell>
          <table:table-cell table:formula="of:=&quot;Y&quot;&amp;[.H303]" office:value-type="string" office:string-value="Y398.329680851064" calcext:value-type="string">
            <text:p>Y398.329680851064</text:p>
          </table:table-cell>
          <table:table-cell/>
          <table:table-cell table:formula="of:=[.A303]&amp;&quot; &quot;&amp;[.B303]&amp;&quot; &quot;&amp;[.C303]" office:value-type="string" office:string-value="N302 X6747.5 Y398.329680851064" calcext:value-type="string">
            <text:p>N302 X6747.5 Y398.329680851064</text:p>
          </table:table-cell>
          <table:table-cell/>
          <table:table-cell table:formula="of:=[.G298]" office:value-type="float" office:value="6747.5" calcext:value-type="float">
            <text:p>6747.5</text:p>
          </table:table-cell>
          <table:table-cell table:formula="of:=[.H298]+[.$K$13]" office:value-type="float" office:value="398.329680851064" calcext:value-type="float">
            <text:p>398.32968085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03</text:p>
          </table:table-cell>
          <table:table-cell table:formula="of:=[.B299]" office:value-type="string" office:string-value="G106" calcext:value-type="string">
            <text:p>G106</text:p>
          </table:table-cell>
          <table:table-cell table:formula="of:=[.C299]" office:value-type="string" office:string-value="P3" calcext:value-type="string">
            <text:p>P3</text:p>
          </table:table-cell>
          <table:table-cell/>
          <table:table-cell table:formula="of:=[.A304]&amp;&quot; &quot;&amp;[.B304]&amp;&quot; &quot;&amp;[.C304]" office:value-type="string" office:string-value="N303 G106 P3" calcext:value-type="string">
            <text:p>N30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04</text:p>
          </table:table-cell>
          <table:table-cell table:formula="of:=&quot;X&quot;&amp;[.G305]" office:value-type="string" office:string-value="X12.5" calcext:value-type="string">
            <text:p>X12.5</text:p>
          </table:table-cell>
          <table:table-cell table:formula="of:=&quot;Y&quot;&amp;[.H305]" office:value-type="string" office:string-value="Y396.329680851064" calcext:value-type="string">
            <text:p>Y396.329680851064</text:p>
          </table:table-cell>
          <table:table-cell/>
          <table:table-cell table:formula="of:=[.A305]&amp;&quot; &quot;&amp;[.B305]&amp;&quot; &quot;&amp;[.C305]" office:value-type="string" office:string-value="N304 X12.5 Y396.329680851064" calcext:value-type="string">
            <text:p>N304 X12.5 Y396.329680851064</text:p>
          </table:table-cell>
          <table:table-cell/>
          <table:table-cell table:formula="of:=[.G300]" office:value-type="float" office:value="12.5" calcext:value-type="float">
            <text:p>12.5</text:p>
          </table:table-cell>
          <table:table-cell table:formula="of:=[.H300]+[.$K$13]" office:value-type="float" office:value="396.329680851064" calcext:value-type="float">
            <text:p>396.32968085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05</text:p>
          </table:table-cell>
          <table:table-cell table:formula="of:=[.B301]" office:value-type="string" office:string-value="G106" calcext:value-type="string">
            <text:p>G106</text:p>
          </table:table-cell>
          <table:table-cell table:formula="of:=[.C301]" office:value-type="string" office:string-value="P0" calcext:value-type="string">
            <text:p>P0</text:p>
          </table:table-cell>
          <table:table-cell/>
          <table:table-cell table:formula="of:=[.A306]&amp;&quot; &quot;&amp;[.B306]&amp;&quot; &quot;&amp;[.C306]" office:value-type="string" office:string-value="N305 G106 P0" calcext:value-type="string">
            <text:p>N30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06</text:p>
          </table:table-cell>
          <table:table-cell table:formula="of:=[.B302]" office:value-type="string" office:string-value="G105" calcext:value-type="string">
            <text:p>G105</text:p>
          </table:table-cell>
          <table:table-cell table:formula="of:=[.C302]" office:value-type="string" office:string-value="PY7.79553191489362" calcext:value-type="string">
            <text:p>PY7.79553191489362</text:p>
          </table:table-cell>
          <table:table-cell/>
          <table:table-cell table:formula="of:=[.A307]&amp;&quot; &quot;&amp;[.B307]&amp;&quot; &quot;&amp;[.C307]" office:value-type="string" office:string-value="N306 G105 PY7.79553191489362" calcext:value-type="string">
            <text:p>N306 G105 PY7.79553191489362</text:p>
          </table:table-cell>
          <table:table-cell table:number-columns-repeated="2"/>
          <table:table-cell table:formula="of:=[.H30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07</text:p>
          </table:table-cell>
          <table:table-cell table:formula="of:=&quot;X&quot;&amp;[.G308]" office:value-type="string" office:string-value="X6747.5" calcext:value-type="string">
            <text:p>X6747.5</text:p>
          </table:table-cell>
          <table:table-cell table:formula="of:=&quot;Y&quot;&amp;[.H308]" office:value-type="string" office:string-value="Y403.125212765957" calcext:value-type="string">
            <text:p>Y403.125212765957</text:p>
          </table:table-cell>
          <table:table-cell/>
          <table:table-cell table:formula="of:=[.A308]&amp;&quot; &quot;&amp;[.B308]&amp;&quot; &quot;&amp;[.C308]" office:value-type="string" office:string-value="N307 X6747.5 Y403.125212765957" calcext:value-type="string">
            <text:p>N307 X6747.5 Y403.125212765957</text:p>
          </table:table-cell>
          <table:table-cell/>
          <table:table-cell table:formula="of:=[.G303]" office:value-type="float" office:value="6747.5" calcext:value-type="float">
            <text:p>6747.5</text:p>
          </table:table-cell>
          <table:table-cell table:formula="of:=[.H303]+[.$K$13]" office:value-type="float" office:value="403.125212765957" calcext:value-type="float">
            <text:p>403.1252127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08</text:p>
          </table:table-cell>
          <table:table-cell table:formula="of:=[.B304]" office:value-type="string" office:string-value="G106" calcext:value-type="string">
            <text:p>G106</text:p>
          </table:table-cell>
          <table:table-cell table:formula="of:=[.C304]" office:value-type="string" office:string-value="P3" calcext:value-type="string">
            <text:p>P3</text:p>
          </table:table-cell>
          <table:table-cell/>
          <table:table-cell table:formula="of:=[.A309]&amp;&quot; &quot;&amp;[.B309]&amp;&quot; &quot;&amp;[.C309]" office:value-type="string" office:string-value="N308 G106 P3" calcext:value-type="string">
            <text:p>N30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09</text:p>
          </table:table-cell>
          <table:table-cell table:formula="of:=&quot;X&quot;&amp;[.G310]" office:value-type="string" office:string-value="X12.5" calcext:value-type="string">
            <text:p>X12.5</text:p>
          </table:table-cell>
          <table:table-cell table:formula="of:=&quot;Y&quot;&amp;[.H310]" office:value-type="string" office:string-value="Y401.125212765957" calcext:value-type="string">
            <text:p>Y401.125212765957</text:p>
          </table:table-cell>
          <table:table-cell/>
          <table:table-cell table:formula="of:=[.A310]&amp;&quot; &quot;&amp;[.B310]&amp;&quot; &quot;&amp;[.C310]" office:value-type="string" office:string-value="N309 X12.5 Y401.125212765957" calcext:value-type="string">
            <text:p>N309 X12.5 Y401.125212765957</text:p>
          </table:table-cell>
          <table:table-cell/>
          <table:table-cell table:formula="of:=[.G305]" office:value-type="float" office:value="12.5" calcext:value-type="float">
            <text:p>12.5</text:p>
          </table:table-cell>
          <table:table-cell table:formula="of:=[.H305]+[.$K$13]" office:value-type="float" office:value="401.125212765957" calcext:value-type="float">
            <text:p>401.1252127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10</text:p>
          </table:table-cell>
          <table:table-cell table:formula="of:=[.B306]" office:value-type="string" office:string-value="G106" calcext:value-type="string">
            <text:p>G106</text:p>
          </table:table-cell>
          <table:table-cell table:formula="of:=[.C306]" office:value-type="string" office:string-value="P0" calcext:value-type="string">
            <text:p>P0</text:p>
          </table:table-cell>
          <table:table-cell/>
          <table:table-cell table:formula="of:=[.A311]&amp;&quot; &quot;&amp;[.B311]&amp;&quot; &quot;&amp;[.C311]" office:value-type="string" office:string-value="N310 G106 P0" calcext:value-type="string">
            <text:p>N31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11</text:p>
          </table:table-cell>
          <table:table-cell table:formula="of:=[.B307]" office:value-type="string" office:string-value="G105" calcext:value-type="string">
            <text:p>G105</text:p>
          </table:table-cell>
          <table:table-cell table:formula="of:=[.C307]" office:value-type="string" office:string-value="PY7.79553191489362" calcext:value-type="string">
            <text:p>PY7.79553191489362</text:p>
          </table:table-cell>
          <table:table-cell/>
          <table:table-cell table:formula="of:=[.A312]&amp;&quot; &quot;&amp;[.B312]&amp;&quot; &quot;&amp;[.C312]" office:value-type="string" office:string-value="N311 G105 PY7.79553191489362" calcext:value-type="string">
            <text:p>N311 G105 PY7.79553191489362</text:p>
          </table:table-cell>
          <table:table-cell table:number-columns-repeated="2"/>
          <table:table-cell table:formula="of:=[.H30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12</text:p>
          </table:table-cell>
          <table:table-cell table:formula="of:=&quot;X&quot;&amp;[.G313]" office:value-type="string" office:string-value="X6747.5" calcext:value-type="string">
            <text:p>X6747.5</text:p>
          </table:table-cell>
          <table:table-cell table:formula="of:=&quot;Y&quot;&amp;[.H313]" office:value-type="string" office:string-value="Y407.920744680851" calcext:value-type="string">
            <text:p>Y407.920744680851</text:p>
          </table:table-cell>
          <table:table-cell/>
          <table:table-cell table:formula="of:=[.A313]&amp;&quot; &quot;&amp;[.B313]&amp;&quot; &quot;&amp;[.C313]" office:value-type="string" office:string-value="N312 X6747.5 Y407.920744680851" calcext:value-type="string">
            <text:p>N312 X6747.5 Y407.920744680851</text:p>
          </table:table-cell>
          <table:table-cell/>
          <table:table-cell table:formula="of:=[.G308]" office:value-type="float" office:value="6747.5" calcext:value-type="float">
            <text:p>6747.5</text:p>
          </table:table-cell>
          <table:table-cell table:formula="of:=[.H308]+[.$K$13]" office:value-type="float" office:value="407.920744680851" calcext:value-type="float">
            <text:p>407.9207446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13</text:p>
          </table:table-cell>
          <table:table-cell table:formula="of:=[.B309]" office:value-type="string" office:string-value="G106" calcext:value-type="string">
            <text:p>G106</text:p>
          </table:table-cell>
          <table:table-cell table:formula="of:=[.C309]" office:value-type="string" office:string-value="P3" calcext:value-type="string">
            <text:p>P3</text:p>
          </table:table-cell>
          <table:table-cell/>
          <table:table-cell table:formula="of:=[.A314]&amp;&quot; &quot;&amp;[.B314]&amp;&quot; &quot;&amp;[.C314]" office:value-type="string" office:string-value="N313 G106 P3" calcext:value-type="string">
            <text:p>N31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14</text:p>
          </table:table-cell>
          <table:table-cell table:formula="of:=&quot;X&quot;&amp;[.G315]" office:value-type="string" office:string-value="X12.5" calcext:value-type="string">
            <text:p>X12.5</text:p>
          </table:table-cell>
          <table:table-cell table:formula="of:=&quot;Y&quot;&amp;[.H315]" office:value-type="string" office:string-value="Y405.920744680851" calcext:value-type="string">
            <text:p>Y405.920744680851</text:p>
          </table:table-cell>
          <table:table-cell/>
          <table:table-cell table:formula="of:=[.A315]&amp;&quot; &quot;&amp;[.B315]&amp;&quot; &quot;&amp;[.C315]" office:value-type="string" office:string-value="N314 X12.5 Y405.920744680851" calcext:value-type="string">
            <text:p>N314 X12.5 Y405.920744680851</text:p>
          </table:table-cell>
          <table:table-cell/>
          <table:table-cell table:formula="of:=[.G310]" office:value-type="float" office:value="12.5" calcext:value-type="float">
            <text:p>12.5</text:p>
          </table:table-cell>
          <table:table-cell table:formula="of:=[.H310]+[.$K$13]" office:value-type="float" office:value="405.920744680851" calcext:value-type="float">
            <text:p>405.9207446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15</text:p>
          </table:table-cell>
          <table:table-cell table:formula="of:=[.B311]" office:value-type="string" office:string-value="G106" calcext:value-type="string">
            <text:p>G106</text:p>
          </table:table-cell>
          <table:table-cell table:formula="of:=[.C311]" office:value-type="string" office:string-value="P0" calcext:value-type="string">
            <text:p>P0</text:p>
          </table:table-cell>
          <table:table-cell/>
          <table:table-cell table:formula="of:=[.A316]&amp;&quot; &quot;&amp;[.B316]&amp;&quot; &quot;&amp;[.C316]" office:value-type="string" office:string-value="N315 G106 P0" calcext:value-type="string">
            <text:p>N31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16</text:p>
          </table:table-cell>
          <table:table-cell table:formula="of:=[.B312]" office:value-type="string" office:string-value="G105" calcext:value-type="string">
            <text:p>G105</text:p>
          </table:table-cell>
          <table:table-cell table:formula="of:=[.C312]" office:value-type="string" office:string-value="PY7.79553191489362" calcext:value-type="string">
            <text:p>PY7.79553191489362</text:p>
          </table:table-cell>
          <table:table-cell/>
          <table:table-cell table:formula="of:=[.A317]&amp;&quot; &quot;&amp;[.B317]&amp;&quot; &quot;&amp;[.C317]" office:value-type="string" office:string-value="N316 G105 PY7.79553191489362" calcext:value-type="string">
            <text:p>N316 G105 PY7.79553191489362</text:p>
          </table:table-cell>
          <table:table-cell table:number-columns-repeated="2"/>
          <table:table-cell table:formula="of:=[.H31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17</text:p>
          </table:table-cell>
          <table:table-cell table:formula="of:=&quot;X&quot;&amp;[.G318]" office:value-type="string" office:string-value="X6747.5" calcext:value-type="string">
            <text:p>X6747.5</text:p>
          </table:table-cell>
          <table:table-cell table:formula="of:=&quot;Y&quot;&amp;[.H318]" office:value-type="string" office:string-value="Y412.716276595745" calcext:value-type="string">
            <text:p>Y412.716276595745</text:p>
          </table:table-cell>
          <table:table-cell/>
          <table:table-cell table:formula="of:=[.A318]&amp;&quot; &quot;&amp;[.B318]&amp;&quot; &quot;&amp;[.C318]" office:value-type="string" office:string-value="N317 X6747.5 Y412.716276595745" calcext:value-type="string">
            <text:p>N317 X6747.5 Y412.716276595745</text:p>
          </table:table-cell>
          <table:table-cell/>
          <table:table-cell table:formula="of:=[.G313]" office:value-type="float" office:value="6747.5" calcext:value-type="float">
            <text:p>6747.5</text:p>
          </table:table-cell>
          <table:table-cell table:formula="of:=[.H313]+[.$K$13]" office:value-type="float" office:value="412.716276595745" calcext:value-type="float">
            <text:p>412.71627659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18</text:p>
          </table:table-cell>
          <table:table-cell table:formula="of:=[.B314]" office:value-type="string" office:string-value="G106" calcext:value-type="string">
            <text:p>G106</text:p>
          </table:table-cell>
          <table:table-cell table:formula="of:=[.C314]" office:value-type="string" office:string-value="P3" calcext:value-type="string">
            <text:p>P3</text:p>
          </table:table-cell>
          <table:table-cell/>
          <table:table-cell table:formula="of:=[.A319]&amp;&quot; &quot;&amp;[.B319]&amp;&quot; &quot;&amp;[.C319]" office:value-type="string" office:string-value="N318 G106 P3" calcext:value-type="string">
            <text:p>N31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19</text:p>
          </table:table-cell>
          <table:table-cell table:formula="of:=&quot;X&quot;&amp;[.G320]" office:value-type="string" office:string-value="X12.5" calcext:value-type="string">
            <text:p>X12.5</text:p>
          </table:table-cell>
          <table:table-cell table:formula="of:=&quot;Y&quot;&amp;[.H320]" office:value-type="string" office:string-value="Y410.716276595745" calcext:value-type="string">
            <text:p>Y410.716276595745</text:p>
          </table:table-cell>
          <table:table-cell/>
          <table:table-cell table:formula="of:=[.A320]&amp;&quot; &quot;&amp;[.B320]&amp;&quot; &quot;&amp;[.C320]" office:value-type="string" office:string-value="N319 X12.5 Y410.716276595745" calcext:value-type="string">
            <text:p>N319 X12.5 Y410.716276595745</text:p>
          </table:table-cell>
          <table:table-cell/>
          <table:table-cell table:formula="of:=[.G315]" office:value-type="float" office:value="12.5" calcext:value-type="float">
            <text:p>12.5</text:p>
          </table:table-cell>
          <table:table-cell table:formula="of:=[.H315]+[.$K$13]" office:value-type="float" office:value="410.716276595745" calcext:value-type="float">
            <text:p>410.71627659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20</text:p>
          </table:table-cell>
          <table:table-cell table:formula="of:=[.B316]" office:value-type="string" office:string-value="G106" calcext:value-type="string">
            <text:p>G106</text:p>
          </table:table-cell>
          <table:table-cell table:formula="of:=[.C316]" office:value-type="string" office:string-value="P0" calcext:value-type="string">
            <text:p>P0</text:p>
          </table:table-cell>
          <table:table-cell/>
          <table:table-cell table:formula="of:=[.A321]&amp;&quot; &quot;&amp;[.B321]&amp;&quot; &quot;&amp;[.C321]" office:value-type="string" office:string-value="N320 G106 P0" calcext:value-type="string">
            <text:p>N32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21</text:p>
          </table:table-cell>
          <table:table-cell table:formula="of:=[.B317]" office:value-type="string" office:string-value="G105" calcext:value-type="string">
            <text:p>G105</text:p>
          </table:table-cell>
          <table:table-cell table:formula="of:=[.C317]" office:value-type="string" office:string-value="PY7.79553191489362" calcext:value-type="string">
            <text:p>PY7.79553191489362</text:p>
          </table:table-cell>
          <table:table-cell/>
          <table:table-cell table:formula="of:=[.A322]&amp;&quot; &quot;&amp;[.B322]&amp;&quot; &quot;&amp;[.C322]" office:value-type="string" office:string-value="N321 G105 PY7.79553191489362" calcext:value-type="string">
            <text:p>N321 G105 PY7.79553191489362</text:p>
          </table:table-cell>
          <table:table-cell table:number-columns-repeated="2"/>
          <table:table-cell table:formula="of:=[.H31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22</text:p>
          </table:table-cell>
          <table:table-cell table:formula="of:=&quot;X&quot;&amp;[.G323]" office:value-type="string" office:string-value="X6747.5" calcext:value-type="string">
            <text:p>X6747.5</text:p>
          </table:table-cell>
          <table:table-cell table:formula="of:=&quot;Y&quot;&amp;[.H323]" office:value-type="string" office:string-value="Y417.511808510638" calcext:value-type="string">
            <text:p>Y417.511808510638</text:p>
          </table:table-cell>
          <table:table-cell/>
          <table:table-cell table:formula="of:=[.A323]&amp;&quot; &quot;&amp;[.B323]&amp;&quot; &quot;&amp;[.C323]" office:value-type="string" office:string-value="N322 X6747.5 Y417.511808510638" calcext:value-type="string">
            <text:p>N322 X6747.5 Y417.511808510638</text:p>
          </table:table-cell>
          <table:table-cell/>
          <table:table-cell table:formula="of:=[.G318]" office:value-type="float" office:value="6747.5" calcext:value-type="float">
            <text:p>6747.5</text:p>
          </table:table-cell>
          <table:table-cell table:formula="of:=[.H318]+[.$K$13]" office:value-type="float" office:value="417.511808510638" calcext:value-type="float">
            <text:p>417.51180851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23</text:p>
          </table:table-cell>
          <table:table-cell table:formula="of:=[.B319]" office:value-type="string" office:string-value="G106" calcext:value-type="string">
            <text:p>G106</text:p>
          </table:table-cell>
          <table:table-cell table:formula="of:=[.C319]" office:value-type="string" office:string-value="P3" calcext:value-type="string">
            <text:p>P3</text:p>
          </table:table-cell>
          <table:table-cell/>
          <table:table-cell table:formula="of:=[.A324]&amp;&quot; &quot;&amp;[.B324]&amp;&quot; &quot;&amp;[.C324]" office:value-type="string" office:string-value="N323 G106 P3" calcext:value-type="string">
            <text:p>N32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24</text:p>
          </table:table-cell>
          <table:table-cell table:formula="of:=&quot;X&quot;&amp;[.G325]" office:value-type="string" office:string-value="X12.5" calcext:value-type="string">
            <text:p>X12.5</text:p>
          </table:table-cell>
          <table:table-cell table:formula="of:=&quot;Y&quot;&amp;[.H325]" office:value-type="string" office:string-value="Y415.511808510638" calcext:value-type="string">
            <text:p>Y415.511808510638</text:p>
          </table:table-cell>
          <table:table-cell/>
          <table:table-cell table:formula="of:=[.A325]&amp;&quot; &quot;&amp;[.B325]&amp;&quot; &quot;&amp;[.C325]" office:value-type="string" office:string-value="N324 X12.5 Y415.511808510638" calcext:value-type="string">
            <text:p>N324 X12.5 Y415.511808510638</text:p>
          </table:table-cell>
          <table:table-cell/>
          <table:table-cell table:formula="of:=[.G320]" office:value-type="float" office:value="12.5" calcext:value-type="float">
            <text:p>12.5</text:p>
          </table:table-cell>
          <table:table-cell table:formula="of:=[.H320]+[.$K$13]" office:value-type="float" office:value="415.511808510638" calcext:value-type="float">
            <text:p>415.51180851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25</text:p>
          </table:table-cell>
          <table:table-cell table:formula="of:=[.B321]" office:value-type="string" office:string-value="G106" calcext:value-type="string">
            <text:p>G106</text:p>
          </table:table-cell>
          <table:table-cell table:formula="of:=[.C321]" office:value-type="string" office:string-value="P0" calcext:value-type="string">
            <text:p>P0</text:p>
          </table:table-cell>
          <table:table-cell/>
          <table:table-cell table:formula="of:=[.A326]&amp;&quot; &quot;&amp;[.B326]&amp;&quot; &quot;&amp;[.C326]" office:value-type="string" office:string-value="N325 G106 P0" calcext:value-type="string">
            <text:p>N32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26</text:p>
          </table:table-cell>
          <table:table-cell table:formula="of:=[.B322]" office:value-type="string" office:string-value="G105" calcext:value-type="string">
            <text:p>G105</text:p>
          </table:table-cell>
          <table:table-cell table:formula="of:=[.C322]" office:value-type="string" office:string-value="PY7.79553191489362" calcext:value-type="string">
            <text:p>PY7.79553191489362</text:p>
          </table:table-cell>
          <table:table-cell/>
          <table:table-cell table:formula="of:=[.A327]&amp;&quot; &quot;&amp;[.B327]&amp;&quot; &quot;&amp;[.C327]" office:value-type="string" office:string-value="N326 G105 PY7.79553191489362" calcext:value-type="string">
            <text:p>N326 G105 PY7.79553191489362</text:p>
          </table:table-cell>
          <table:table-cell table:number-columns-repeated="2"/>
          <table:table-cell table:formula="of:=[.H32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27</text:p>
          </table:table-cell>
          <table:table-cell table:formula="of:=&quot;X&quot;&amp;[.G328]" office:value-type="string" office:string-value="X6747.5" calcext:value-type="string">
            <text:p>X6747.5</text:p>
          </table:table-cell>
          <table:table-cell table:formula="of:=&quot;Y&quot;&amp;[.H328]" office:value-type="string" office:string-value="Y422.307340425532" calcext:value-type="string">
            <text:p>Y422.307340425532</text:p>
          </table:table-cell>
          <table:table-cell/>
          <table:table-cell table:formula="of:=[.A328]&amp;&quot; &quot;&amp;[.B328]&amp;&quot; &quot;&amp;[.C328]" office:value-type="string" office:string-value="N327 X6747.5 Y422.307340425532" calcext:value-type="string">
            <text:p>N327 X6747.5 Y422.307340425532</text:p>
          </table:table-cell>
          <table:table-cell/>
          <table:table-cell table:formula="of:=[.G323]" office:value-type="float" office:value="6747.5" calcext:value-type="float">
            <text:p>6747.5</text:p>
          </table:table-cell>
          <table:table-cell table:formula="of:=[.H323]+[.$K$13]" office:value-type="float" office:value="422.307340425532" calcext:value-type="float">
            <text:p>422.30734042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28</text:p>
          </table:table-cell>
          <table:table-cell table:formula="of:=[.B324]" office:value-type="string" office:string-value="G106" calcext:value-type="string">
            <text:p>G106</text:p>
          </table:table-cell>
          <table:table-cell table:formula="of:=[.C324]" office:value-type="string" office:string-value="P3" calcext:value-type="string">
            <text:p>P3</text:p>
          </table:table-cell>
          <table:table-cell/>
          <table:table-cell table:formula="of:=[.A329]&amp;&quot; &quot;&amp;[.B329]&amp;&quot; &quot;&amp;[.C329]" office:value-type="string" office:string-value="N328 G106 P3" calcext:value-type="string">
            <text:p>N32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29</text:p>
          </table:table-cell>
          <table:table-cell table:formula="of:=&quot;X&quot;&amp;[.G330]" office:value-type="string" office:string-value="X12.5" calcext:value-type="string">
            <text:p>X12.5</text:p>
          </table:table-cell>
          <table:table-cell table:formula="of:=&quot;Y&quot;&amp;[.H330]" office:value-type="string" office:string-value="Y420.307340425532" calcext:value-type="string">
            <text:p>Y420.307340425532</text:p>
          </table:table-cell>
          <table:table-cell/>
          <table:table-cell table:formula="of:=[.A330]&amp;&quot; &quot;&amp;[.B330]&amp;&quot; &quot;&amp;[.C330]" office:value-type="string" office:string-value="N329 X12.5 Y420.307340425532" calcext:value-type="string">
            <text:p>N329 X12.5 Y420.307340425532</text:p>
          </table:table-cell>
          <table:table-cell/>
          <table:table-cell table:formula="of:=[.G325]" office:value-type="float" office:value="12.5" calcext:value-type="float">
            <text:p>12.5</text:p>
          </table:table-cell>
          <table:table-cell table:formula="of:=[.H325]+[.$K$13]" office:value-type="float" office:value="420.307340425532" calcext:value-type="float">
            <text:p>420.30734042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30</text:p>
          </table:table-cell>
          <table:table-cell table:formula="of:=[.B326]" office:value-type="string" office:string-value="G106" calcext:value-type="string">
            <text:p>G106</text:p>
          </table:table-cell>
          <table:table-cell table:formula="of:=[.C326]" office:value-type="string" office:string-value="P0" calcext:value-type="string">
            <text:p>P0</text:p>
          </table:table-cell>
          <table:table-cell/>
          <table:table-cell table:formula="of:=[.A331]&amp;&quot; &quot;&amp;[.B331]&amp;&quot; &quot;&amp;[.C331]" office:value-type="string" office:string-value="N330 G106 P0" calcext:value-type="string">
            <text:p>N33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31</text:p>
          </table:table-cell>
          <table:table-cell table:formula="of:=[.B327]" office:value-type="string" office:string-value="G105" calcext:value-type="string">
            <text:p>G105</text:p>
          </table:table-cell>
          <table:table-cell table:formula="of:=[.C327]" office:value-type="string" office:string-value="PY7.79553191489362" calcext:value-type="string">
            <text:p>PY7.79553191489362</text:p>
          </table:table-cell>
          <table:table-cell/>
          <table:table-cell table:formula="of:=[.A332]&amp;&quot; &quot;&amp;[.B332]&amp;&quot; &quot;&amp;[.C332]" office:value-type="string" office:string-value="N331 G105 PY7.79553191489362" calcext:value-type="string">
            <text:p>N331 G105 PY7.79553191489362</text:p>
          </table:table-cell>
          <table:table-cell table:number-columns-repeated="2"/>
          <table:table-cell table:formula="of:=[.H32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32</text:p>
          </table:table-cell>
          <table:table-cell table:formula="of:=&quot;X&quot;&amp;[.G333]" office:value-type="string" office:string-value="X6747.5" calcext:value-type="string">
            <text:p>X6747.5</text:p>
          </table:table-cell>
          <table:table-cell table:formula="of:=&quot;Y&quot;&amp;[.H333]" office:value-type="string" office:string-value="Y427.102872340425" calcext:value-type="string">
            <text:p>Y427.102872340425</text:p>
          </table:table-cell>
          <table:table-cell/>
          <table:table-cell table:formula="of:=[.A333]&amp;&quot; &quot;&amp;[.B333]&amp;&quot; &quot;&amp;[.C333]" office:value-type="string" office:string-value="N332 X6747.5 Y427.102872340425" calcext:value-type="string">
            <text:p>N332 X6747.5 Y427.102872340425</text:p>
          </table:table-cell>
          <table:table-cell/>
          <table:table-cell table:formula="of:=[.G328]" office:value-type="float" office:value="6747.5" calcext:value-type="float">
            <text:p>6747.5</text:p>
          </table:table-cell>
          <table:table-cell table:formula="of:=[.H328]+[.$K$13]" office:value-type="float" office:value="427.102872340425" calcext:value-type="float">
            <text:p>427.1028723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33</text:p>
          </table:table-cell>
          <table:table-cell table:formula="of:=[.B329]" office:value-type="string" office:string-value="G106" calcext:value-type="string">
            <text:p>G106</text:p>
          </table:table-cell>
          <table:table-cell table:formula="of:=[.C329]" office:value-type="string" office:string-value="P3" calcext:value-type="string">
            <text:p>P3</text:p>
          </table:table-cell>
          <table:table-cell/>
          <table:table-cell table:formula="of:=[.A334]&amp;&quot; &quot;&amp;[.B334]&amp;&quot; &quot;&amp;[.C334]" office:value-type="string" office:string-value="N333 G106 P3" calcext:value-type="string">
            <text:p>N33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34</text:p>
          </table:table-cell>
          <table:table-cell table:formula="of:=&quot;X&quot;&amp;[.G335]" office:value-type="string" office:string-value="X12.5" calcext:value-type="string">
            <text:p>X12.5</text:p>
          </table:table-cell>
          <table:table-cell table:formula="of:=&quot;Y&quot;&amp;[.H335]" office:value-type="string" office:string-value="Y425.102872340425" calcext:value-type="string">
            <text:p>Y425.102872340425</text:p>
          </table:table-cell>
          <table:table-cell/>
          <table:table-cell table:formula="of:=[.A335]&amp;&quot; &quot;&amp;[.B335]&amp;&quot; &quot;&amp;[.C335]" office:value-type="string" office:string-value="N334 X12.5 Y425.102872340425" calcext:value-type="string">
            <text:p>N334 X12.5 Y425.102872340425</text:p>
          </table:table-cell>
          <table:table-cell/>
          <table:table-cell table:formula="of:=[.G330]" office:value-type="float" office:value="12.5" calcext:value-type="float">
            <text:p>12.5</text:p>
          </table:table-cell>
          <table:table-cell table:formula="of:=[.H330]+[.$K$13]" office:value-type="float" office:value="425.102872340425" calcext:value-type="float">
            <text:p>425.1028723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35</text:p>
          </table:table-cell>
          <table:table-cell table:formula="of:=[.B331]" office:value-type="string" office:string-value="G106" calcext:value-type="string">
            <text:p>G106</text:p>
          </table:table-cell>
          <table:table-cell table:formula="of:=[.C331]" office:value-type="string" office:string-value="P0" calcext:value-type="string">
            <text:p>P0</text:p>
          </table:table-cell>
          <table:table-cell/>
          <table:table-cell table:formula="of:=[.A336]&amp;&quot; &quot;&amp;[.B336]&amp;&quot; &quot;&amp;[.C336]" office:value-type="string" office:string-value="N335 G106 P0" calcext:value-type="string">
            <text:p>N33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36</text:p>
          </table:table-cell>
          <table:table-cell table:formula="of:=[.B332]" office:value-type="string" office:string-value="G105" calcext:value-type="string">
            <text:p>G105</text:p>
          </table:table-cell>
          <table:table-cell table:formula="of:=[.C332]" office:value-type="string" office:string-value="PY7.79553191489362" calcext:value-type="string">
            <text:p>PY7.79553191489362</text:p>
          </table:table-cell>
          <table:table-cell/>
          <table:table-cell table:formula="of:=[.A337]&amp;&quot; &quot;&amp;[.B337]&amp;&quot; &quot;&amp;[.C337]" office:value-type="string" office:string-value="N336 G105 PY7.79553191489362" calcext:value-type="string">
            <text:p>N336 G105 PY7.79553191489362</text:p>
          </table:table-cell>
          <table:table-cell table:number-columns-repeated="2"/>
          <table:table-cell table:formula="of:=[.H33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37</text:p>
          </table:table-cell>
          <table:table-cell table:formula="of:=&quot;X&quot;&amp;[.G338]" office:value-type="string" office:string-value="X6747.5" calcext:value-type="string">
            <text:p>X6747.5</text:p>
          </table:table-cell>
          <table:table-cell table:formula="of:=&quot;Y&quot;&amp;[.H338]" office:value-type="string" office:string-value="Y431.898404255319" calcext:value-type="string">
            <text:p>Y431.898404255319</text:p>
          </table:table-cell>
          <table:table-cell/>
          <table:table-cell table:formula="of:=[.A338]&amp;&quot; &quot;&amp;[.B338]&amp;&quot; &quot;&amp;[.C338]" office:value-type="string" office:string-value="N337 X6747.5 Y431.898404255319" calcext:value-type="string">
            <text:p>N337 X6747.5 Y431.898404255319</text:p>
          </table:table-cell>
          <table:table-cell/>
          <table:table-cell table:formula="of:=[.G333]" office:value-type="float" office:value="6747.5" calcext:value-type="float">
            <text:p>6747.5</text:p>
          </table:table-cell>
          <table:table-cell table:formula="of:=[.H333]+[.$K$13]" office:value-type="float" office:value="431.898404255319" calcext:value-type="float">
            <text:p>431.89840425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38</text:p>
          </table:table-cell>
          <table:table-cell table:formula="of:=[.B334]" office:value-type="string" office:string-value="G106" calcext:value-type="string">
            <text:p>G106</text:p>
          </table:table-cell>
          <table:table-cell table:formula="of:=[.C334]" office:value-type="string" office:string-value="P3" calcext:value-type="string">
            <text:p>P3</text:p>
          </table:table-cell>
          <table:table-cell/>
          <table:table-cell table:formula="of:=[.A339]&amp;&quot; &quot;&amp;[.B339]&amp;&quot; &quot;&amp;[.C339]" office:value-type="string" office:string-value="N338 G106 P3" calcext:value-type="string">
            <text:p>N33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39</text:p>
          </table:table-cell>
          <table:table-cell table:formula="of:=&quot;X&quot;&amp;[.G340]" office:value-type="string" office:string-value="X12.5" calcext:value-type="string">
            <text:p>X12.5</text:p>
          </table:table-cell>
          <table:table-cell table:formula="of:=&quot;Y&quot;&amp;[.H340]" office:value-type="string" office:string-value="Y429.898404255319" calcext:value-type="string">
            <text:p>Y429.898404255319</text:p>
          </table:table-cell>
          <table:table-cell/>
          <table:table-cell table:formula="of:=[.A340]&amp;&quot; &quot;&amp;[.B340]&amp;&quot; &quot;&amp;[.C340]" office:value-type="string" office:string-value="N339 X12.5 Y429.898404255319" calcext:value-type="string">
            <text:p>N339 X12.5 Y429.898404255319</text:p>
          </table:table-cell>
          <table:table-cell/>
          <table:table-cell table:formula="of:=[.G335]" office:value-type="float" office:value="12.5" calcext:value-type="float">
            <text:p>12.5</text:p>
          </table:table-cell>
          <table:table-cell table:formula="of:=[.H335]+[.$K$13]" office:value-type="float" office:value="429.898404255319" calcext:value-type="float">
            <text:p>429.89840425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40</text:p>
          </table:table-cell>
          <table:table-cell table:formula="of:=[.B336]" office:value-type="string" office:string-value="G106" calcext:value-type="string">
            <text:p>G106</text:p>
          </table:table-cell>
          <table:table-cell table:formula="of:=[.C336]" office:value-type="string" office:string-value="P0" calcext:value-type="string">
            <text:p>P0</text:p>
          </table:table-cell>
          <table:table-cell/>
          <table:table-cell table:formula="of:=[.A341]&amp;&quot; &quot;&amp;[.B341]&amp;&quot; &quot;&amp;[.C341]" office:value-type="string" office:string-value="N340 G106 P0" calcext:value-type="string">
            <text:p>N34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41</text:p>
          </table:table-cell>
          <table:table-cell table:formula="of:=[.B337]" office:value-type="string" office:string-value="G105" calcext:value-type="string">
            <text:p>G105</text:p>
          </table:table-cell>
          <table:table-cell table:formula="of:=[.C337]" office:value-type="string" office:string-value="PY7.79553191489362" calcext:value-type="string">
            <text:p>PY7.79553191489362</text:p>
          </table:table-cell>
          <table:table-cell/>
          <table:table-cell table:formula="of:=[.A342]&amp;&quot; &quot;&amp;[.B342]&amp;&quot; &quot;&amp;[.C342]" office:value-type="string" office:string-value="N341 G105 PY7.79553191489362" calcext:value-type="string">
            <text:p>N341 G105 PY7.79553191489362</text:p>
          </table:table-cell>
          <table:table-cell table:number-columns-repeated="2"/>
          <table:table-cell table:formula="of:=[.H33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42</text:p>
          </table:table-cell>
          <table:table-cell table:formula="of:=&quot;X&quot;&amp;[.G343]" office:value-type="string" office:string-value="X6747.5" calcext:value-type="string">
            <text:p>X6747.5</text:p>
          </table:table-cell>
          <table:table-cell table:formula="of:=&quot;Y&quot;&amp;[.H343]" office:value-type="string" office:string-value="Y436.693936170213" calcext:value-type="string">
            <text:p>Y436.693936170213</text:p>
          </table:table-cell>
          <table:table-cell/>
          <table:table-cell table:formula="of:=[.A343]&amp;&quot; &quot;&amp;[.B343]&amp;&quot; &quot;&amp;[.C343]" office:value-type="string" office:string-value="N342 X6747.5 Y436.693936170213" calcext:value-type="string">
            <text:p>N342 X6747.5 Y436.693936170213</text:p>
          </table:table-cell>
          <table:table-cell/>
          <table:table-cell table:formula="of:=[.G338]" office:value-type="float" office:value="6747.5" calcext:value-type="float">
            <text:p>6747.5</text:p>
          </table:table-cell>
          <table:table-cell table:formula="of:=[.H338]+[.$K$13]" office:value-type="float" office:value="436.693936170213" calcext:value-type="float">
            <text:p>436.69393617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43</text:p>
          </table:table-cell>
          <table:table-cell table:formula="of:=[.B339]" office:value-type="string" office:string-value="G106" calcext:value-type="string">
            <text:p>G106</text:p>
          </table:table-cell>
          <table:table-cell table:formula="of:=[.C339]" office:value-type="string" office:string-value="P3" calcext:value-type="string">
            <text:p>P3</text:p>
          </table:table-cell>
          <table:table-cell/>
          <table:table-cell table:formula="of:=[.A344]&amp;&quot; &quot;&amp;[.B344]&amp;&quot; &quot;&amp;[.C344]" office:value-type="string" office:string-value="N343 G106 P3" calcext:value-type="string">
            <text:p>N34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44</text:p>
          </table:table-cell>
          <table:table-cell table:formula="of:=&quot;X&quot;&amp;[.G345]" office:value-type="string" office:string-value="X12.5" calcext:value-type="string">
            <text:p>X12.5</text:p>
          </table:table-cell>
          <table:table-cell table:formula="of:=&quot;Y&quot;&amp;[.H345]" office:value-type="string" office:string-value="Y434.693936170213" calcext:value-type="string">
            <text:p>Y434.693936170213</text:p>
          </table:table-cell>
          <table:table-cell/>
          <table:table-cell table:formula="of:=[.A345]&amp;&quot; &quot;&amp;[.B345]&amp;&quot; &quot;&amp;[.C345]" office:value-type="string" office:string-value="N344 X12.5 Y434.693936170213" calcext:value-type="string">
            <text:p>N344 X12.5 Y434.693936170213</text:p>
          </table:table-cell>
          <table:table-cell/>
          <table:table-cell table:formula="of:=[.G340]" office:value-type="float" office:value="12.5" calcext:value-type="float">
            <text:p>12.5</text:p>
          </table:table-cell>
          <table:table-cell table:formula="of:=[.H340]+[.$K$13]" office:value-type="float" office:value="434.693936170213" calcext:value-type="float">
            <text:p>434.69393617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45</text:p>
          </table:table-cell>
          <table:table-cell table:formula="of:=[.B341]" office:value-type="string" office:string-value="G106" calcext:value-type="string">
            <text:p>G106</text:p>
          </table:table-cell>
          <table:table-cell table:formula="of:=[.C341]" office:value-type="string" office:string-value="P0" calcext:value-type="string">
            <text:p>P0</text:p>
          </table:table-cell>
          <table:table-cell/>
          <table:table-cell table:formula="of:=[.A346]&amp;&quot; &quot;&amp;[.B346]&amp;&quot; &quot;&amp;[.C346]" office:value-type="string" office:string-value="N345 G106 P0" calcext:value-type="string">
            <text:p>N34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46</text:p>
          </table:table-cell>
          <table:table-cell table:formula="of:=[.B342]" office:value-type="string" office:string-value="G105" calcext:value-type="string">
            <text:p>G105</text:p>
          </table:table-cell>
          <table:table-cell table:formula="of:=[.C342]" office:value-type="string" office:string-value="PY7.79553191489362" calcext:value-type="string">
            <text:p>PY7.79553191489362</text:p>
          </table:table-cell>
          <table:table-cell/>
          <table:table-cell table:formula="of:=[.A347]&amp;&quot; &quot;&amp;[.B347]&amp;&quot; &quot;&amp;[.C347]" office:value-type="string" office:string-value="N346 G105 PY7.79553191489362" calcext:value-type="string">
            <text:p>N346 G105 PY7.79553191489362</text:p>
          </table:table-cell>
          <table:table-cell table:number-columns-repeated="2"/>
          <table:table-cell table:formula="of:=[.H34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47</text:p>
          </table:table-cell>
          <table:table-cell table:formula="of:=&quot;X&quot;&amp;[.G348]" office:value-type="string" office:string-value="X6747.5" calcext:value-type="string">
            <text:p>X6747.5</text:p>
          </table:table-cell>
          <table:table-cell table:formula="of:=&quot;Y&quot;&amp;[.H348]" office:value-type="string" office:string-value="Y441.489468085106" calcext:value-type="string">
            <text:p>Y441.489468085106</text:p>
          </table:table-cell>
          <table:table-cell/>
          <table:table-cell table:formula="of:=[.A348]&amp;&quot; &quot;&amp;[.B348]&amp;&quot; &quot;&amp;[.C348]" office:value-type="string" office:string-value="N347 X6747.5 Y441.489468085106" calcext:value-type="string">
            <text:p>N347 X6747.5 Y441.489468085106</text:p>
          </table:table-cell>
          <table:table-cell/>
          <table:table-cell table:formula="of:=[.G343]" office:value-type="float" office:value="6747.5" calcext:value-type="float">
            <text:p>6747.5</text:p>
          </table:table-cell>
          <table:table-cell table:formula="of:=[.H343]+[.$K$13]" office:value-type="float" office:value="441.489468085106" calcext:value-type="float">
            <text:p>441.4894680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48</text:p>
          </table:table-cell>
          <table:table-cell table:formula="of:=[.B344]" office:value-type="string" office:string-value="G106" calcext:value-type="string">
            <text:p>G106</text:p>
          </table:table-cell>
          <table:table-cell table:formula="of:=[.C344]" office:value-type="string" office:string-value="P3" calcext:value-type="string">
            <text:p>P3</text:p>
          </table:table-cell>
          <table:table-cell/>
          <table:table-cell table:formula="of:=[.A349]&amp;&quot; &quot;&amp;[.B349]&amp;&quot; &quot;&amp;[.C349]" office:value-type="string" office:string-value="N348 G106 P3" calcext:value-type="string">
            <text:p>N34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49</text:p>
          </table:table-cell>
          <table:table-cell table:formula="of:=&quot;X&quot;&amp;[.G350]" office:value-type="string" office:string-value="X12.5" calcext:value-type="string">
            <text:p>X12.5</text:p>
          </table:table-cell>
          <table:table-cell table:formula="of:=&quot;Y&quot;&amp;[.H350]" office:value-type="string" office:string-value="Y439.489468085106" calcext:value-type="string">
            <text:p>Y439.489468085106</text:p>
          </table:table-cell>
          <table:table-cell/>
          <table:table-cell table:formula="of:=[.A350]&amp;&quot; &quot;&amp;[.B350]&amp;&quot; &quot;&amp;[.C350]" office:value-type="string" office:string-value="N349 X12.5 Y439.489468085106" calcext:value-type="string">
            <text:p>N349 X12.5 Y439.489468085106</text:p>
          </table:table-cell>
          <table:table-cell/>
          <table:table-cell table:formula="of:=[.G345]" office:value-type="float" office:value="12.5" calcext:value-type="float">
            <text:p>12.5</text:p>
          </table:table-cell>
          <table:table-cell table:formula="of:=[.H345]+[.$K$13]" office:value-type="float" office:value="439.489468085106" calcext:value-type="float">
            <text:p>439.4894680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50</text:p>
          </table:table-cell>
          <table:table-cell table:formula="of:=[.B346]" office:value-type="string" office:string-value="G106" calcext:value-type="string">
            <text:p>G106</text:p>
          </table:table-cell>
          <table:table-cell table:formula="of:=[.C346]" office:value-type="string" office:string-value="P0" calcext:value-type="string">
            <text:p>P0</text:p>
          </table:table-cell>
          <table:table-cell/>
          <table:table-cell table:formula="of:=[.A351]&amp;&quot; &quot;&amp;[.B351]&amp;&quot; &quot;&amp;[.C351]" office:value-type="string" office:string-value="N350 G106 P0" calcext:value-type="string">
            <text:p>N35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51</text:p>
          </table:table-cell>
          <table:table-cell table:formula="of:=[.B347]" office:value-type="string" office:string-value="G105" calcext:value-type="string">
            <text:p>G105</text:p>
          </table:table-cell>
          <table:table-cell table:formula="of:=[.C347]" office:value-type="string" office:string-value="PY7.79553191489362" calcext:value-type="string">
            <text:p>PY7.79553191489362</text:p>
          </table:table-cell>
          <table:table-cell/>
          <table:table-cell table:formula="of:=[.A352]&amp;&quot; &quot;&amp;[.B352]&amp;&quot; &quot;&amp;[.C352]" office:value-type="string" office:string-value="N351 G105 PY7.79553191489362" calcext:value-type="string">
            <text:p>N351 G105 PY7.79553191489362</text:p>
          </table:table-cell>
          <table:table-cell table:number-columns-repeated="2"/>
          <table:table-cell table:formula="of:=[.H34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52</text:p>
          </table:table-cell>
          <table:table-cell table:formula="of:=&quot;X&quot;&amp;[.G353]" office:value-type="string" office:string-value="X6747.5" calcext:value-type="string">
            <text:p>X6747.5</text:p>
          </table:table-cell>
          <table:table-cell table:formula="of:=&quot;Y&quot;&amp;[.H353]" office:value-type="string" office:string-value="Y446.285" calcext:value-type="string">
            <text:p>Y446.285</text:p>
          </table:table-cell>
          <table:table-cell/>
          <table:table-cell table:formula="of:=[.A353]&amp;&quot; &quot;&amp;[.B353]&amp;&quot; &quot;&amp;[.C353]" office:value-type="string" office:string-value="N352 X6747.5 Y446.285" calcext:value-type="string">
            <text:p>N352 X6747.5 Y446.285</text:p>
          </table:table-cell>
          <table:table-cell/>
          <table:table-cell table:formula="of:=[.G348]" office:value-type="float" office:value="6747.5" calcext:value-type="float">
            <text:p>6747.5</text:p>
          </table:table-cell>
          <table:table-cell table:formula="of:=[.H348]+[.$K$13]" office:value-type="float" office:value="446.285" calcext:value-type="float">
            <text:p>446.2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53</text:p>
          </table:table-cell>
          <table:table-cell table:formula="of:=[.B349]" office:value-type="string" office:string-value="G106" calcext:value-type="string">
            <text:p>G106</text:p>
          </table:table-cell>
          <table:table-cell table:formula="of:=[.C349]" office:value-type="string" office:string-value="P3" calcext:value-type="string">
            <text:p>P3</text:p>
          </table:table-cell>
          <table:table-cell/>
          <table:table-cell table:formula="of:=[.A354]&amp;&quot; &quot;&amp;[.B354]&amp;&quot; &quot;&amp;[.C354]" office:value-type="string" office:string-value="N353 G106 P3" calcext:value-type="string">
            <text:p>N35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54</text:p>
          </table:table-cell>
          <table:table-cell table:formula="of:=&quot;X&quot;&amp;[.G355]" office:value-type="string" office:string-value="X12.5" calcext:value-type="string">
            <text:p>X12.5</text:p>
          </table:table-cell>
          <table:table-cell table:formula="of:=&quot;Y&quot;&amp;[.H355]" office:value-type="string" office:string-value="Y444.285" calcext:value-type="string">
            <text:p>Y444.285</text:p>
          </table:table-cell>
          <table:table-cell/>
          <table:table-cell table:formula="of:=[.A355]&amp;&quot; &quot;&amp;[.B355]&amp;&quot; &quot;&amp;[.C355]" office:value-type="string" office:string-value="N354 X12.5 Y444.285" calcext:value-type="string">
            <text:p>N354 X12.5 Y444.285</text:p>
          </table:table-cell>
          <table:table-cell/>
          <table:table-cell table:formula="of:=[.G350]" office:value-type="float" office:value="12.5" calcext:value-type="float">
            <text:p>12.5</text:p>
          </table:table-cell>
          <table:table-cell table:formula="of:=[.H350]+[.$K$13]" office:value-type="float" office:value="444.285" calcext:value-type="float">
            <text:p>444.2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55</text:p>
          </table:table-cell>
          <table:table-cell table:formula="of:=[.B351]" office:value-type="string" office:string-value="G106" calcext:value-type="string">
            <text:p>G106</text:p>
          </table:table-cell>
          <table:table-cell table:formula="of:=[.C351]" office:value-type="string" office:string-value="P0" calcext:value-type="string">
            <text:p>P0</text:p>
          </table:table-cell>
          <table:table-cell/>
          <table:table-cell table:formula="of:=[.A356]&amp;&quot; &quot;&amp;[.B356]&amp;&quot; &quot;&amp;[.C356]" office:value-type="string" office:string-value="N355 G106 P0" calcext:value-type="string">
            <text:p>N35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56</text:p>
          </table:table-cell>
          <table:table-cell table:formula="of:=[.B352]" office:value-type="string" office:string-value="G105" calcext:value-type="string">
            <text:p>G105</text:p>
          </table:table-cell>
          <table:table-cell table:formula="of:=[.C352]" office:value-type="string" office:string-value="PY7.79553191489362" calcext:value-type="string">
            <text:p>PY7.79553191489362</text:p>
          </table:table-cell>
          <table:table-cell/>
          <table:table-cell table:formula="of:=[.A357]&amp;&quot; &quot;&amp;[.B357]&amp;&quot; &quot;&amp;[.C357]" office:value-type="string" office:string-value="N356 G105 PY7.79553191489362" calcext:value-type="string">
            <text:p>N356 G105 PY7.79553191489362</text:p>
          </table:table-cell>
          <table:table-cell table:number-columns-repeated="2"/>
          <table:table-cell table:formula="of:=[.H35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57</text:p>
          </table:table-cell>
          <table:table-cell table:formula="of:=&quot;X&quot;&amp;[.G358]" office:value-type="string" office:string-value="X6747.5" calcext:value-type="string">
            <text:p>X6747.5</text:p>
          </table:table-cell>
          <table:table-cell table:formula="of:=&quot;Y&quot;&amp;[.H358]" office:value-type="string" office:string-value="Y451.080531914894" calcext:value-type="string">
            <text:p>Y451.080531914894</text:p>
          </table:table-cell>
          <table:table-cell/>
          <table:table-cell table:formula="of:=[.A358]&amp;&quot; &quot;&amp;[.B358]&amp;&quot; &quot;&amp;[.C358]" office:value-type="string" office:string-value="N357 X6747.5 Y451.080531914894" calcext:value-type="string">
            <text:p>N357 X6747.5 Y451.080531914894</text:p>
          </table:table-cell>
          <table:table-cell/>
          <table:table-cell table:formula="of:=[.G353]" office:value-type="float" office:value="6747.5" calcext:value-type="float">
            <text:p>6747.5</text:p>
          </table:table-cell>
          <table:table-cell table:formula="of:=[.H353]+[.$K$13]" office:value-type="float" office:value="451.080531914894" calcext:value-type="float">
            <text:p>451.08053191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58</text:p>
          </table:table-cell>
          <table:table-cell table:formula="of:=[.B354]" office:value-type="string" office:string-value="G106" calcext:value-type="string">
            <text:p>G106</text:p>
          </table:table-cell>
          <table:table-cell table:formula="of:=[.C354]" office:value-type="string" office:string-value="P3" calcext:value-type="string">
            <text:p>P3</text:p>
          </table:table-cell>
          <table:table-cell/>
          <table:table-cell table:formula="of:=[.A359]&amp;&quot; &quot;&amp;[.B359]&amp;&quot; &quot;&amp;[.C359]" office:value-type="string" office:string-value="N358 G106 P3" calcext:value-type="string">
            <text:p>N35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59</text:p>
          </table:table-cell>
          <table:table-cell table:formula="of:=&quot;X&quot;&amp;[.G360]" office:value-type="string" office:string-value="X12.5" calcext:value-type="string">
            <text:p>X12.5</text:p>
          </table:table-cell>
          <table:table-cell table:formula="of:=&quot;Y&quot;&amp;[.H360]" office:value-type="string" office:string-value="Y449.080531914894" calcext:value-type="string">
            <text:p>Y449.080531914894</text:p>
          </table:table-cell>
          <table:table-cell/>
          <table:table-cell table:formula="of:=[.A360]&amp;&quot; &quot;&amp;[.B360]&amp;&quot; &quot;&amp;[.C360]" office:value-type="string" office:string-value="N359 X12.5 Y449.080531914894" calcext:value-type="string">
            <text:p>N359 X12.5 Y449.080531914894</text:p>
          </table:table-cell>
          <table:table-cell/>
          <table:table-cell table:formula="of:=[.G355]" office:value-type="float" office:value="12.5" calcext:value-type="float">
            <text:p>12.5</text:p>
          </table:table-cell>
          <table:table-cell table:formula="of:=[.H355]+[.$K$13]" office:value-type="float" office:value="449.080531914894" calcext:value-type="float">
            <text:p>449.08053191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60</text:p>
          </table:table-cell>
          <table:table-cell table:formula="of:=[.B356]" office:value-type="string" office:string-value="G106" calcext:value-type="string">
            <text:p>G106</text:p>
          </table:table-cell>
          <table:table-cell table:formula="of:=[.C356]" office:value-type="string" office:string-value="P0" calcext:value-type="string">
            <text:p>P0</text:p>
          </table:table-cell>
          <table:table-cell/>
          <table:table-cell table:formula="of:=[.A361]&amp;&quot; &quot;&amp;[.B361]&amp;&quot; &quot;&amp;[.C361]" office:value-type="string" office:string-value="N360 G106 P0" calcext:value-type="string">
            <text:p>N36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61</text:p>
          </table:table-cell>
          <table:table-cell table:formula="of:=[.B357]" office:value-type="string" office:string-value="G105" calcext:value-type="string">
            <text:p>G105</text:p>
          </table:table-cell>
          <table:table-cell table:formula="of:=[.C357]" office:value-type="string" office:string-value="PY7.79553191489362" calcext:value-type="string">
            <text:p>PY7.79553191489362</text:p>
          </table:table-cell>
          <table:table-cell/>
          <table:table-cell table:formula="of:=[.A362]&amp;&quot; &quot;&amp;[.B362]&amp;&quot; &quot;&amp;[.C362]" office:value-type="string" office:string-value="N361 G105 PY7.79553191489362" calcext:value-type="string">
            <text:p>N361 G105 PY7.79553191489362</text:p>
          </table:table-cell>
          <table:table-cell table:number-columns-repeated="2"/>
          <table:table-cell table:formula="of:=[.H35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62</text:p>
          </table:table-cell>
          <table:table-cell table:formula="of:=&quot;X&quot;&amp;[.G363]" office:value-type="string" office:string-value="X6747.5" calcext:value-type="string">
            <text:p>X6747.5</text:p>
          </table:table-cell>
          <table:table-cell table:formula="of:=&quot;Y&quot;&amp;[.H363]" office:value-type="string" office:string-value="Y455.876063829787" calcext:value-type="string">
            <text:p>Y455.876063829787</text:p>
          </table:table-cell>
          <table:table-cell/>
          <table:table-cell table:formula="of:=[.A363]&amp;&quot; &quot;&amp;[.B363]&amp;&quot; &quot;&amp;[.C363]" office:value-type="string" office:string-value="N362 X6747.5 Y455.876063829787" calcext:value-type="string">
            <text:p>N362 X6747.5 Y455.876063829787</text:p>
          </table:table-cell>
          <table:table-cell/>
          <table:table-cell table:formula="of:=[.G358]" office:value-type="float" office:value="6747.5" calcext:value-type="float">
            <text:p>6747.5</text:p>
          </table:table-cell>
          <table:table-cell table:formula="of:=[.H358]+[.$K$13]" office:value-type="float" office:value="455.876063829787" calcext:value-type="float">
            <text:p>455.87606382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63</text:p>
          </table:table-cell>
          <table:table-cell table:formula="of:=[.B359]" office:value-type="string" office:string-value="G106" calcext:value-type="string">
            <text:p>G106</text:p>
          </table:table-cell>
          <table:table-cell table:formula="of:=[.C359]" office:value-type="string" office:string-value="P3" calcext:value-type="string">
            <text:p>P3</text:p>
          </table:table-cell>
          <table:table-cell/>
          <table:table-cell table:formula="of:=[.A364]&amp;&quot; &quot;&amp;[.B364]&amp;&quot; &quot;&amp;[.C364]" office:value-type="string" office:string-value="N363 G106 P3" calcext:value-type="string">
            <text:p>N36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64</text:p>
          </table:table-cell>
          <table:table-cell table:formula="of:=&quot;X&quot;&amp;[.G365]" office:value-type="string" office:string-value="X12.5" calcext:value-type="string">
            <text:p>X12.5</text:p>
          </table:table-cell>
          <table:table-cell table:formula="of:=&quot;Y&quot;&amp;[.H365]" office:value-type="string" office:string-value="Y453.876063829787" calcext:value-type="string">
            <text:p>Y453.876063829787</text:p>
          </table:table-cell>
          <table:table-cell/>
          <table:table-cell table:formula="of:=[.A365]&amp;&quot; &quot;&amp;[.B365]&amp;&quot; &quot;&amp;[.C365]" office:value-type="string" office:string-value="N364 X12.5 Y453.876063829787" calcext:value-type="string">
            <text:p>N364 X12.5 Y453.876063829787</text:p>
          </table:table-cell>
          <table:table-cell/>
          <table:table-cell table:formula="of:=[.G360]" office:value-type="float" office:value="12.5" calcext:value-type="float">
            <text:p>12.5</text:p>
          </table:table-cell>
          <table:table-cell table:formula="of:=[.H360]+[.$K$13]" office:value-type="float" office:value="453.876063829787" calcext:value-type="float">
            <text:p>453.87606382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65</text:p>
          </table:table-cell>
          <table:table-cell table:formula="of:=[.B361]" office:value-type="string" office:string-value="G106" calcext:value-type="string">
            <text:p>G106</text:p>
          </table:table-cell>
          <table:table-cell table:formula="of:=[.C361]" office:value-type="string" office:string-value="P0" calcext:value-type="string">
            <text:p>P0</text:p>
          </table:table-cell>
          <table:table-cell/>
          <table:table-cell table:formula="of:=[.A366]&amp;&quot; &quot;&amp;[.B366]&amp;&quot; &quot;&amp;[.C366]" office:value-type="string" office:string-value="N365 G106 P0" calcext:value-type="string">
            <text:p>N36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66</text:p>
          </table:table-cell>
          <table:table-cell table:formula="of:=[.B362]" office:value-type="string" office:string-value="G105" calcext:value-type="string">
            <text:p>G105</text:p>
          </table:table-cell>
          <table:table-cell table:formula="of:=[.C362]" office:value-type="string" office:string-value="PY7.79553191489362" calcext:value-type="string">
            <text:p>PY7.79553191489362</text:p>
          </table:table-cell>
          <table:table-cell/>
          <table:table-cell table:formula="of:=[.A367]&amp;&quot; &quot;&amp;[.B367]&amp;&quot; &quot;&amp;[.C367]" office:value-type="string" office:string-value="N366 G105 PY7.79553191489362" calcext:value-type="string">
            <text:p>N366 G105 PY7.79553191489362</text:p>
          </table:table-cell>
          <table:table-cell table:number-columns-repeated="2"/>
          <table:table-cell table:formula="of:=[.H36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67</text:p>
          </table:table-cell>
          <table:table-cell table:formula="of:=&quot;X&quot;&amp;[.G368]" office:value-type="string" office:string-value="X6747.5" calcext:value-type="string">
            <text:p>X6747.5</text:p>
          </table:table-cell>
          <table:table-cell table:formula="of:=&quot;Y&quot;&amp;[.H368]" office:value-type="string" office:string-value="Y460.671595744681" calcext:value-type="string">
            <text:p>Y460.671595744681</text:p>
          </table:table-cell>
          <table:table-cell/>
          <table:table-cell table:formula="of:=[.A368]&amp;&quot; &quot;&amp;[.B368]&amp;&quot; &quot;&amp;[.C368]" office:value-type="string" office:string-value="N367 X6747.5 Y460.671595744681" calcext:value-type="string">
            <text:p>N367 X6747.5 Y460.671595744681</text:p>
          </table:table-cell>
          <table:table-cell/>
          <table:table-cell table:formula="of:=[.G363]" office:value-type="float" office:value="6747.5" calcext:value-type="float">
            <text:p>6747.5</text:p>
          </table:table-cell>
          <table:table-cell table:formula="of:=[.H363]+[.$K$13]" office:value-type="float" office:value="460.671595744681" calcext:value-type="float">
            <text:p>460.67159574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68</text:p>
          </table:table-cell>
          <table:table-cell table:formula="of:=[.B364]" office:value-type="string" office:string-value="G106" calcext:value-type="string">
            <text:p>G106</text:p>
          </table:table-cell>
          <table:table-cell table:formula="of:=[.C364]" office:value-type="string" office:string-value="P3" calcext:value-type="string">
            <text:p>P3</text:p>
          </table:table-cell>
          <table:table-cell/>
          <table:table-cell table:formula="of:=[.A369]&amp;&quot; &quot;&amp;[.B369]&amp;&quot; &quot;&amp;[.C369]" office:value-type="string" office:string-value="N368 G106 P3" calcext:value-type="string">
            <text:p>N36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69</text:p>
          </table:table-cell>
          <table:table-cell table:formula="of:=&quot;X&quot;&amp;[.G370]" office:value-type="string" office:string-value="X12.5" calcext:value-type="string">
            <text:p>X12.5</text:p>
          </table:table-cell>
          <table:table-cell table:formula="of:=&quot;Y&quot;&amp;[.H370]" office:value-type="string" office:string-value="Y458.671595744681" calcext:value-type="string">
            <text:p>Y458.671595744681</text:p>
          </table:table-cell>
          <table:table-cell/>
          <table:table-cell table:formula="of:=[.A370]&amp;&quot; &quot;&amp;[.B370]&amp;&quot; &quot;&amp;[.C370]" office:value-type="string" office:string-value="N369 X12.5 Y458.671595744681" calcext:value-type="string">
            <text:p>N369 X12.5 Y458.671595744681</text:p>
          </table:table-cell>
          <table:table-cell/>
          <table:table-cell table:formula="of:=[.G365]" office:value-type="float" office:value="12.5" calcext:value-type="float">
            <text:p>12.5</text:p>
          </table:table-cell>
          <table:table-cell table:formula="of:=[.H365]+[.$K$13]" office:value-type="float" office:value="458.671595744681" calcext:value-type="float">
            <text:p>458.67159574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70</text:p>
          </table:table-cell>
          <table:table-cell table:formula="of:=[.B366]" office:value-type="string" office:string-value="G106" calcext:value-type="string">
            <text:p>G106</text:p>
          </table:table-cell>
          <table:table-cell table:formula="of:=[.C366]" office:value-type="string" office:string-value="P0" calcext:value-type="string">
            <text:p>P0</text:p>
          </table:table-cell>
          <table:table-cell/>
          <table:table-cell table:formula="of:=[.A371]&amp;&quot; &quot;&amp;[.B371]&amp;&quot; &quot;&amp;[.C371]" office:value-type="string" office:string-value="N370 G106 P0" calcext:value-type="string">
            <text:p>N37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71</text:p>
          </table:table-cell>
          <table:table-cell table:formula="of:=[.B367]" office:value-type="string" office:string-value="G105" calcext:value-type="string">
            <text:p>G105</text:p>
          </table:table-cell>
          <table:table-cell table:formula="of:=[.C367]" office:value-type="string" office:string-value="PY7.79553191489362" calcext:value-type="string">
            <text:p>PY7.79553191489362</text:p>
          </table:table-cell>
          <table:table-cell/>
          <table:table-cell table:formula="of:=[.A372]&amp;&quot; &quot;&amp;[.B372]&amp;&quot; &quot;&amp;[.C372]" office:value-type="string" office:string-value="N371 G105 PY7.79553191489362" calcext:value-type="string">
            <text:p>N371 G105 PY7.79553191489362</text:p>
          </table:table-cell>
          <table:table-cell table:number-columns-repeated="2"/>
          <table:table-cell table:formula="of:=[.H36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72</text:p>
          </table:table-cell>
          <table:table-cell table:formula="of:=&quot;X&quot;&amp;[.G373]" office:value-type="string" office:string-value="X6747.5" calcext:value-type="string">
            <text:p>X6747.5</text:p>
          </table:table-cell>
          <table:table-cell table:formula="of:=&quot;Y&quot;&amp;[.H373]" office:value-type="string" office:string-value="Y465.467127659574" calcext:value-type="string">
            <text:p>Y465.467127659574</text:p>
          </table:table-cell>
          <table:table-cell/>
          <table:table-cell table:formula="of:=[.A373]&amp;&quot; &quot;&amp;[.B373]&amp;&quot; &quot;&amp;[.C373]" office:value-type="string" office:string-value="N372 X6747.5 Y465.467127659574" calcext:value-type="string">
            <text:p>N372 X6747.5 Y465.467127659574</text:p>
          </table:table-cell>
          <table:table-cell/>
          <table:table-cell table:formula="of:=[.G368]" office:value-type="float" office:value="6747.5" calcext:value-type="float">
            <text:p>6747.5</text:p>
          </table:table-cell>
          <table:table-cell table:formula="of:=[.H368]+[.$K$13]" office:value-type="float" office:value="465.467127659574" calcext:value-type="float">
            <text:p>465.46712765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73</text:p>
          </table:table-cell>
          <table:table-cell table:formula="of:=[.B369]" office:value-type="string" office:string-value="G106" calcext:value-type="string">
            <text:p>G106</text:p>
          </table:table-cell>
          <table:table-cell table:formula="of:=[.C369]" office:value-type="string" office:string-value="P3" calcext:value-type="string">
            <text:p>P3</text:p>
          </table:table-cell>
          <table:table-cell/>
          <table:table-cell table:formula="of:=[.A374]&amp;&quot; &quot;&amp;[.B374]&amp;&quot; &quot;&amp;[.C374]" office:value-type="string" office:string-value="N373 G106 P3" calcext:value-type="string">
            <text:p>N37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74</text:p>
          </table:table-cell>
          <table:table-cell table:formula="of:=&quot;X&quot;&amp;[.G375]" office:value-type="string" office:string-value="X12.5" calcext:value-type="string">
            <text:p>X12.5</text:p>
          </table:table-cell>
          <table:table-cell table:formula="of:=&quot;Y&quot;&amp;[.H375]" office:value-type="string" office:string-value="Y463.467127659574" calcext:value-type="string">
            <text:p>Y463.467127659574</text:p>
          </table:table-cell>
          <table:table-cell/>
          <table:table-cell table:formula="of:=[.A375]&amp;&quot; &quot;&amp;[.B375]&amp;&quot; &quot;&amp;[.C375]" office:value-type="string" office:string-value="N374 X12.5 Y463.467127659574" calcext:value-type="string">
            <text:p>N374 X12.5 Y463.467127659574</text:p>
          </table:table-cell>
          <table:table-cell/>
          <table:table-cell table:formula="of:=[.G370]" office:value-type="float" office:value="12.5" calcext:value-type="float">
            <text:p>12.5</text:p>
          </table:table-cell>
          <table:table-cell table:formula="of:=[.H370]+[.$K$13]" office:value-type="float" office:value="463.467127659574" calcext:value-type="float">
            <text:p>463.46712765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75</text:p>
          </table:table-cell>
          <table:table-cell table:formula="of:=[.B371]" office:value-type="string" office:string-value="G106" calcext:value-type="string">
            <text:p>G106</text:p>
          </table:table-cell>
          <table:table-cell table:formula="of:=[.C371]" office:value-type="string" office:string-value="P0" calcext:value-type="string">
            <text:p>P0</text:p>
          </table:table-cell>
          <table:table-cell/>
          <table:table-cell table:formula="of:=[.A376]&amp;&quot; &quot;&amp;[.B376]&amp;&quot; &quot;&amp;[.C376]" office:value-type="string" office:string-value="N375 G106 P0" calcext:value-type="string">
            <text:p>N37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76</text:p>
          </table:table-cell>
          <table:table-cell table:formula="of:=[.B372]" office:value-type="string" office:string-value="G105" calcext:value-type="string">
            <text:p>G105</text:p>
          </table:table-cell>
          <table:table-cell table:formula="of:=[.C372]" office:value-type="string" office:string-value="PY7.79553191489362" calcext:value-type="string">
            <text:p>PY7.79553191489362</text:p>
          </table:table-cell>
          <table:table-cell/>
          <table:table-cell table:formula="of:=[.A377]&amp;&quot; &quot;&amp;[.B377]&amp;&quot; &quot;&amp;[.C377]" office:value-type="string" office:string-value="N376 G105 PY7.79553191489362" calcext:value-type="string">
            <text:p>N376 G105 PY7.79553191489362</text:p>
          </table:table-cell>
          <table:table-cell table:number-columns-repeated="2"/>
          <table:table-cell table:formula="of:=[.H37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77</text:p>
          </table:table-cell>
          <table:table-cell table:formula="of:=&quot;X&quot;&amp;[.G378]" office:value-type="string" office:string-value="X6747.5" calcext:value-type="string">
            <text:p>X6747.5</text:p>
          </table:table-cell>
          <table:table-cell table:formula="of:=&quot;Y&quot;&amp;[.H378]" office:value-type="string" office:string-value="Y470.262659574468" calcext:value-type="string">
            <text:p>Y470.262659574468</text:p>
          </table:table-cell>
          <table:table-cell/>
          <table:table-cell table:formula="of:=[.A378]&amp;&quot; &quot;&amp;[.B378]&amp;&quot; &quot;&amp;[.C378]" office:value-type="string" office:string-value="N377 X6747.5 Y470.262659574468" calcext:value-type="string">
            <text:p>N377 X6747.5 Y470.262659574468</text:p>
          </table:table-cell>
          <table:table-cell/>
          <table:table-cell table:formula="of:=[.G373]" office:value-type="float" office:value="6747.5" calcext:value-type="float">
            <text:p>6747.5</text:p>
          </table:table-cell>
          <table:table-cell table:formula="of:=[.H373]+[.$K$13]" office:value-type="float" office:value="470.262659574468" calcext:value-type="float">
            <text:p>470.26265957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78</text:p>
          </table:table-cell>
          <table:table-cell table:formula="of:=[.B374]" office:value-type="string" office:string-value="G106" calcext:value-type="string">
            <text:p>G106</text:p>
          </table:table-cell>
          <table:table-cell table:formula="of:=[.C374]" office:value-type="string" office:string-value="P3" calcext:value-type="string">
            <text:p>P3</text:p>
          </table:table-cell>
          <table:table-cell/>
          <table:table-cell table:formula="of:=[.A379]&amp;&quot; &quot;&amp;[.B379]&amp;&quot; &quot;&amp;[.C379]" office:value-type="string" office:string-value="N378 G106 P3" calcext:value-type="string">
            <text:p>N37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79</text:p>
          </table:table-cell>
          <table:table-cell table:formula="of:=&quot;X&quot;&amp;[.G380]" office:value-type="string" office:string-value="X12.5" calcext:value-type="string">
            <text:p>X12.5</text:p>
          </table:table-cell>
          <table:table-cell table:formula="of:=&quot;Y&quot;&amp;[.H380]" office:value-type="string" office:string-value="Y468.262659574468" calcext:value-type="string">
            <text:p>Y468.262659574468</text:p>
          </table:table-cell>
          <table:table-cell/>
          <table:table-cell table:formula="of:=[.A380]&amp;&quot; &quot;&amp;[.B380]&amp;&quot; &quot;&amp;[.C380]" office:value-type="string" office:string-value="N379 X12.5 Y468.262659574468" calcext:value-type="string">
            <text:p>N379 X12.5 Y468.262659574468</text:p>
          </table:table-cell>
          <table:table-cell/>
          <table:table-cell table:formula="of:=[.G375]" office:value-type="float" office:value="12.5" calcext:value-type="float">
            <text:p>12.5</text:p>
          </table:table-cell>
          <table:table-cell table:formula="of:=[.H375]+[.$K$13]" office:value-type="float" office:value="468.262659574468" calcext:value-type="float">
            <text:p>468.26265957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80</text:p>
          </table:table-cell>
          <table:table-cell table:formula="of:=[.B376]" office:value-type="string" office:string-value="G106" calcext:value-type="string">
            <text:p>G106</text:p>
          </table:table-cell>
          <table:table-cell table:formula="of:=[.C376]" office:value-type="string" office:string-value="P0" calcext:value-type="string">
            <text:p>P0</text:p>
          </table:table-cell>
          <table:table-cell/>
          <table:table-cell table:formula="of:=[.A381]&amp;&quot; &quot;&amp;[.B381]&amp;&quot; &quot;&amp;[.C381]" office:value-type="string" office:string-value="N380 G106 P0" calcext:value-type="string">
            <text:p>N38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81</text:p>
          </table:table-cell>
          <table:table-cell table:formula="of:=[.B377]" office:value-type="string" office:string-value="G105" calcext:value-type="string">
            <text:p>G105</text:p>
          </table:table-cell>
          <table:table-cell table:formula="of:=[.C377]" office:value-type="string" office:string-value="PY7.79553191489362" calcext:value-type="string">
            <text:p>PY7.79553191489362</text:p>
          </table:table-cell>
          <table:table-cell/>
          <table:table-cell table:formula="of:=[.A382]&amp;&quot; &quot;&amp;[.B382]&amp;&quot; &quot;&amp;[.C382]" office:value-type="string" office:string-value="N381 G105 PY7.79553191489362" calcext:value-type="string">
            <text:p>N381 G105 PY7.79553191489362</text:p>
          </table:table-cell>
          <table:table-cell table:number-columns-repeated="2"/>
          <table:table-cell table:formula="of:=[.H37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82</text:p>
          </table:table-cell>
          <table:table-cell table:formula="of:=&quot;X&quot;&amp;[.G383]" office:value-type="string" office:string-value="X6747.5" calcext:value-type="string">
            <text:p>X6747.5</text:p>
          </table:table-cell>
          <table:table-cell table:formula="of:=&quot;Y&quot;&amp;[.H383]" office:value-type="string" office:string-value="Y475.058191489362" calcext:value-type="string">
            <text:p>Y475.058191489362</text:p>
          </table:table-cell>
          <table:table-cell/>
          <table:table-cell table:formula="of:=[.A383]&amp;&quot; &quot;&amp;[.B383]&amp;&quot; &quot;&amp;[.C383]" office:value-type="string" office:string-value="N382 X6747.5 Y475.058191489362" calcext:value-type="string">
            <text:p>N382 X6747.5 Y475.058191489362</text:p>
          </table:table-cell>
          <table:table-cell/>
          <table:table-cell table:formula="of:=[.G378]" office:value-type="float" office:value="6747.5" calcext:value-type="float">
            <text:p>6747.5</text:p>
          </table:table-cell>
          <table:table-cell table:formula="of:=[.H378]+[.$K$13]" office:value-type="float" office:value="475.058191489362" calcext:value-type="float">
            <text:p>475.05819148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83</text:p>
          </table:table-cell>
          <table:table-cell table:formula="of:=[.B379]" office:value-type="string" office:string-value="G106" calcext:value-type="string">
            <text:p>G106</text:p>
          </table:table-cell>
          <table:table-cell table:formula="of:=[.C379]" office:value-type="string" office:string-value="P3" calcext:value-type="string">
            <text:p>P3</text:p>
          </table:table-cell>
          <table:table-cell/>
          <table:table-cell table:formula="of:=[.A384]&amp;&quot; &quot;&amp;[.B384]&amp;&quot; &quot;&amp;[.C384]" office:value-type="string" office:string-value="N383 G106 P3" calcext:value-type="string">
            <text:p>N38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84</text:p>
          </table:table-cell>
          <table:table-cell table:formula="of:=&quot;X&quot;&amp;[.G385]" office:value-type="string" office:string-value="X12.5" calcext:value-type="string">
            <text:p>X12.5</text:p>
          </table:table-cell>
          <table:table-cell table:formula="of:=&quot;Y&quot;&amp;[.H385]" office:value-type="string" office:string-value="Y473.058191489362" calcext:value-type="string">
            <text:p>Y473.058191489362</text:p>
          </table:table-cell>
          <table:table-cell/>
          <table:table-cell table:formula="of:=[.A385]&amp;&quot; &quot;&amp;[.B385]&amp;&quot; &quot;&amp;[.C385]" office:value-type="string" office:string-value="N384 X12.5 Y473.058191489362" calcext:value-type="string">
            <text:p>N384 X12.5 Y473.058191489362</text:p>
          </table:table-cell>
          <table:table-cell/>
          <table:table-cell table:formula="of:=[.G380]" office:value-type="float" office:value="12.5" calcext:value-type="float">
            <text:p>12.5</text:p>
          </table:table-cell>
          <table:table-cell table:formula="of:=[.H380]+[.$K$13]" office:value-type="float" office:value="473.058191489362" calcext:value-type="float">
            <text:p>473.05819148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85</text:p>
          </table:table-cell>
          <table:table-cell table:formula="of:=[.B381]" office:value-type="string" office:string-value="G106" calcext:value-type="string">
            <text:p>G106</text:p>
          </table:table-cell>
          <table:table-cell table:formula="of:=[.C381]" office:value-type="string" office:string-value="P0" calcext:value-type="string">
            <text:p>P0</text:p>
          </table:table-cell>
          <table:table-cell/>
          <table:table-cell table:formula="of:=[.A386]&amp;&quot; &quot;&amp;[.B386]&amp;&quot; &quot;&amp;[.C386]" office:value-type="string" office:string-value="N385 G106 P0" calcext:value-type="string">
            <text:p>N38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86</text:p>
          </table:table-cell>
          <table:table-cell table:formula="of:=[.B382]" office:value-type="string" office:string-value="G105" calcext:value-type="string">
            <text:p>G105</text:p>
          </table:table-cell>
          <table:table-cell table:formula="of:=[.C382]" office:value-type="string" office:string-value="PY7.79553191489362" calcext:value-type="string">
            <text:p>PY7.79553191489362</text:p>
          </table:table-cell>
          <table:table-cell/>
          <table:table-cell table:formula="of:=[.A387]&amp;&quot; &quot;&amp;[.B387]&amp;&quot; &quot;&amp;[.C387]" office:value-type="string" office:string-value="N386 G105 PY7.79553191489362" calcext:value-type="string">
            <text:p>N386 G105 PY7.79553191489362</text:p>
          </table:table-cell>
          <table:table-cell table:number-columns-repeated="2"/>
          <table:table-cell table:formula="of:=[.H38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87</text:p>
          </table:table-cell>
          <table:table-cell table:formula="of:=&quot;X&quot;&amp;[.G388]" office:value-type="string" office:string-value="X6747.5" calcext:value-type="string">
            <text:p>X6747.5</text:p>
          </table:table-cell>
          <table:table-cell table:formula="of:=&quot;Y&quot;&amp;[.H388]" office:value-type="string" office:string-value="Y479.853723404255" calcext:value-type="string">
            <text:p>Y479.853723404255</text:p>
          </table:table-cell>
          <table:table-cell/>
          <table:table-cell table:formula="of:=[.A388]&amp;&quot; &quot;&amp;[.B388]&amp;&quot; &quot;&amp;[.C388]" office:value-type="string" office:string-value="N387 X6747.5 Y479.853723404255" calcext:value-type="string">
            <text:p>N387 X6747.5 Y479.853723404255</text:p>
          </table:table-cell>
          <table:table-cell/>
          <table:table-cell table:formula="of:=[.G383]" office:value-type="float" office:value="6747.5" calcext:value-type="float">
            <text:p>6747.5</text:p>
          </table:table-cell>
          <table:table-cell table:formula="of:=[.H383]+[.$K$13]" office:value-type="float" office:value="479.853723404255" calcext:value-type="float">
            <text:p>479.85372340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88</text:p>
          </table:table-cell>
          <table:table-cell table:formula="of:=[.B384]" office:value-type="string" office:string-value="G106" calcext:value-type="string">
            <text:p>G106</text:p>
          </table:table-cell>
          <table:table-cell table:formula="of:=[.C384]" office:value-type="string" office:string-value="P3" calcext:value-type="string">
            <text:p>P3</text:p>
          </table:table-cell>
          <table:table-cell/>
          <table:table-cell table:formula="of:=[.A389]&amp;&quot; &quot;&amp;[.B389]&amp;&quot; &quot;&amp;[.C389]" office:value-type="string" office:string-value="N388 G106 P3" calcext:value-type="string">
            <text:p>N38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89</text:p>
          </table:table-cell>
          <table:table-cell table:formula="of:=&quot;X&quot;&amp;[.G390]" office:value-type="string" office:string-value="X12.5" calcext:value-type="string">
            <text:p>X12.5</text:p>
          </table:table-cell>
          <table:table-cell table:formula="of:=&quot;Y&quot;&amp;[.H390]" office:value-type="string" office:string-value="Y477.853723404255" calcext:value-type="string">
            <text:p>Y477.853723404255</text:p>
          </table:table-cell>
          <table:table-cell/>
          <table:table-cell table:formula="of:=[.A390]&amp;&quot; &quot;&amp;[.B390]&amp;&quot; &quot;&amp;[.C390]" office:value-type="string" office:string-value="N389 X12.5 Y477.853723404255" calcext:value-type="string">
            <text:p>N389 X12.5 Y477.853723404255</text:p>
          </table:table-cell>
          <table:table-cell/>
          <table:table-cell table:formula="of:=[.G385]" office:value-type="float" office:value="12.5" calcext:value-type="float">
            <text:p>12.5</text:p>
          </table:table-cell>
          <table:table-cell table:formula="of:=[.H385]+[.$K$13]" office:value-type="float" office:value="477.853723404255" calcext:value-type="float">
            <text:p>477.85372340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90</text:p>
          </table:table-cell>
          <table:table-cell table:formula="of:=[.B386]" office:value-type="string" office:string-value="G106" calcext:value-type="string">
            <text:p>G106</text:p>
          </table:table-cell>
          <table:table-cell table:formula="of:=[.C386]" office:value-type="string" office:string-value="P0" calcext:value-type="string">
            <text:p>P0</text:p>
          </table:table-cell>
          <table:table-cell/>
          <table:table-cell table:formula="of:=[.A391]&amp;&quot; &quot;&amp;[.B391]&amp;&quot; &quot;&amp;[.C391]" office:value-type="string" office:string-value="N390 G106 P0" calcext:value-type="string">
            <text:p>N39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91</text:p>
          </table:table-cell>
          <table:table-cell table:formula="of:=[.B387]" office:value-type="string" office:string-value="G105" calcext:value-type="string">
            <text:p>G105</text:p>
          </table:table-cell>
          <table:table-cell table:formula="of:=[.C387]" office:value-type="string" office:string-value="PY7.79553191489362" calcext:value-type="string">
            <text:p>PY7.79553191489362</text:p>
          </table:table-cell>
          <table:table-cell/>
          <table:table-cell table:formula="of:=[.A392]&amp;&quot; &quot;&amp;[.B392]&amp;&quot; &quot;&amp;[.C392]" office:value-type="string" office:string-value="N391 G105 PY7.79553191489362" calcext:value-type="string">
            <text:p>N391 G105 PY7.79553191489362</text:p>
          </table:table-cell>
          <table:table-cell table:number-columns-repeated="2"/>
          <table:table-cell table:formula="of:=[.H38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92</text:p>
          </table:table-cell>
          <table:table-cell table:formula="of:=&quot;X&quot;&amp;[.G393]" office:value-type="string" office:string-value="X6747.5" calcext:value-type="string">
            <text:p>X6747.5</text:p>
          </table:table-cell>
          <table:table-cell table:formula="of:=&quot;Y&quot;&amp;[.H393]" office:value-type="string" office:string-value="Y484.649255319149" calcext:value-type="string">
            <text:p>Y484.649255319149</text:p>
          </table:table-cell>
          <table:table-cell/>
          <table:table-cell table:formula="of:=[.A393]&amp;&quot; &quot;&amp;[.B393]&amp;&quot; &quot;&amp;[.C393]" office:value-type="string" office:string-value="N392 X6747.5 Y484.649255319149" calcext:value-type="string">
            <text:p>N392 X6747.5 Y484.649255319149</text:p>
          </table:table-cell>
          <table:table-cell/>
          <table:table-cell table:formula="of:=[.G388]" office:value-type="float" office:value="6747.5" calcext:value-type="float">
            <text:p>6747.5</text:p>
          </table:table-cell>
          <table:table-cell table:formula="of:=[.H388]+[.$K$13]" office:value-type="float" office:value="484.649255319149" calcext:value-type="float">
            <text:p>484.64925531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93</text:p>
          </table:table-cell>
          <table:table-cell table:formula="of:=[.B389]" office:value-type="string" office:string-value="G106" calcext:value-type="string">
            <text:p>G106</text:p>
          </table:table-cell>
          <table:table-cell table:formula="of:=[.C389]" office:value-type="string" office:string-value="P3" calcext:value-type="string">
            <text:p>P3</text:p>
          </table:table-cell>
          <table:table-cell/>
          <table:table-cell table:formula="of:=[.A394]&amp;&quot; &quot;&amp;[.B394]&amp;&quot; &quot;&amp;[.C394]" office:value-type="string" office:string-value="N393 G106 P3" calcext:value-type="string">
            <text:p>N39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94</text:p>
          </table:table-cell>
          <table:table-cell table:formula="of:=&quot;X&quot;&amp;[.G395]" office:value-type="string" office:string-value="X12.5" calcext:value-type="string">
            <text:p>X12.5</text:p>
          </table:table-cell>
          <table:table-cell table:formula="of:=&quot;Y&quot;&amp;[.H395]" office:value-type="string" office:string-value="Y482.649255319149" calcext:value-type="string">
            <text:p>Y482.649255319149</text:p>
          </table:table-cell>
          <table:table-cell/>
          <table:table-cell table:formula="of:=[.A395]&amp;&quot; &quot;&amp;[.B395]&amp;&quot; &quot;&amp;[.C395]" office:value-type="string" office:string-value="N394 X12.5 Y482.649255319149" calcext:value-type="string">
            <text:p>N394 X12.5 Y482.649255319149</text:p>
          </table:table-cell>
          <table:table-cell/>
          <table:table-cell table:formula="of:=[.G390]" office:value-type="float" office:value="12.5" calcext:value-type="float">
            <text:p>12.5</text:p>
          </table:table-cell>
          <table:table-cell table:formula="of:=[.H390]+[.$K$13]" office:value-type="float" office:value="482.649255319149" calcext:value-type="float">
            <text:p>482.64925531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95</text:p>
          </table:table-cell>
          <table:table-cell table:formula="of:=[.B391]" office:value-type="string" office:string-value="G106" calcext:value-type="string">
            <text:p>G106</text:p>
          </table:table-cell>
          <table:table-cell table:formula="of:=[.C391]" office:value-type="string" office:string-value="P0" calcext:value-type="string">
            <text:p>P0</text:p>
          </table:table-cell>
          <table:table-cell/>
          <table:table-cell table:formula="of:=[.A396]&amp;&quot; &quot;&amp;[.B396]&amp;&quot; &quot;&amp;[.C396]" office:value-type="string" office:string-value="N395 G106 P0" calcext:value-type="string">
            <text:p>N39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96</text:p>
          </table:table-cell>
          <table:table-cell table:formula="of:=[.B392]" office:value-type="string" office:string-value="G105" calcext:value-type="string">
            <text:p>G105</text:p>
          </table:table-cell>
          <table:table-cell table:formula="of:=[.C392]" office:value-type="string" office:string-value="PY7.79553191489362" calcext:value-type="string">
            <text:p>PY7.79553191489362</text:p>
          </table:table-cell>
          <table:table-cell/>
          <table:table-cell table:formula="of:=[.A397]&amp;&quot; &quot;&amp;[.B397]&amp;&quot; &quot;&amp;[.C397]" office:value-type="string" office:string-value="N396 G105 PY7.79553191489362" calcext:value-type="string">
            <text:p>N396 G105 PY7.79553191489362</text:p>
          </table:table-cell>
          <table:table-cell table:number-columns-repeated="2"/>
          <table:table-cell table:formula="of:=[.H39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97</text:p>
          </table:table-cell>
          <table:table-cell table:formula="of:=&quot;X&quot;&amp;[.G398]" office:value-type="string" office:string-value="X6747.5" calcext:value-type="string">
            <text:p>X6747.5</text:p>
          </table:table-cell>
          <table:table-cell table:formula="of:=&quot;Y&quot;&amp;[.H398]" office:value-type="string" office:string-value="Y489.444787234042" calcext:value-type="string">
            <text:p>Y489.444787234042</text:p>
          </table:table-cell>
          <table:table-cell/>
          <table:table-cell table:formula="of:=[.A398]&amp;&quot; &quot;&amp;[.B398]&amp;&quot; &quot;&amp;[.C398]" office:value-type="string" office:string-value="N397 X6747.5 Y489.444787234042" calcext:value-type="string">
            <text:p>N397 X6747.5 Y489.444787234042</text:p>
          </table:table-cell>
          <table:table-cell/>
          <table:table-cell table:formula="of:=[.G393]" office:value-type="float" office:value="6747.5" calcext:value-type="float">
            <text:p>6747.5</text:p>
          </table:table-cell>
          <table:table-cell table:formula="of:=[.H393]+[.$K$13]" office:value-type="float" office:value="489.444787234042" calcext:value-type="float">
            <text:p>489.444787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98</text:p>
          </table:table-cell>
          <table:table-cell table:formula="of:=[.B394]" office:value-type="string" office:string-value="G106" calcext:value-type="string">
            <text:p>G106</text:p>
          </table:table-cell>
          <table:table-cell table:formula="of:=[.C394]" office:value-type="string" office:string-value="P3" calcext:value-type="string">
            <text:p>P3</text:p>
          </table:table-cell>
          <table:table-cell/>
          <table:table-cell table:formula="of:=[.A399]&amp;&quot; &quot;&amp;[.B399]&amp;&quot; &quot;&amp;[.C399]" office:value-type="string" office:string-value="N398 G106 P3" calcext:value-type="string">
            <text:p>N39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99</text:p>
          </table:table-cell>
          <table:table-cell table:formula="of:=&quot;X&quot;&amp;[.G400]" office:value-type="string" office:string-value="X12.5" calcext:value-type="string">
            <text:p>X12.5</text:p>
          </table:table-cell>
          <table:table-cell table:formula="of:=&quot;Y&quot;&amp;[.H400]" office:value-type="string" office:string-value="Y487.444787234043" calcext:value-type="string">
            <text:p>Y487.444787234043</text:p>
          </table:table-cell>
          <table:table-cell/>
          <table:table-cell table:formula="of:=[.A400]&amp;&quot; &quot;&amp;[.B400]&amp;&quot; &quot;&amp;[.C400]" office:value-type="string" office:string-value="N399 X12.5 Y487.444787234043" calcext:value-type="string">
            <text:p>N399 X12.5 Y487.444787234043</text:p>
          </table:table-cell>
          <table:table-cell/>
          <table:table-cell table:formula="of:=[.G395]" office:value-type="float" office:value="12.5" calcext:value-type="float">
            <text:p>12.5</text:p>
          </table:table-cell>
          <table:table-cell table:formula="of:=[.H395]+[.$K$13]" office:value-type="float" office:value="487.444787234043" calcext:value-type="float">
            <text:p>487.444787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00</text:p>
          </table:table-cell>
          <table:table-cell table:formula="of:=[.B396]" office:value-type="string" office:string-value="G106" calcext:value-type="string">
            <text:p>G106</text:p>
          </table:table-cell>
          <table:table-cell table:formula="of:=[.C396]" office:value-type="string" office:string-value="P0" calcext:value-type="string">
            <text:p>P0</text:p>
          </table:table-cell>
          <table:table-cell/>
          <table:table-cell table:formula="of:=[.A401]&amp;&quot; &quot;&amp;[.B401]&amp;&quot; &quot;&amp;[.C401]" office:value-type="string" office:string-value="N400 G106 P0" calcext:value-type="string">
            <text:p>N40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01</text:p>
          </table:table-cell>
          <table:table-cell table:formula="of:=[.B397]" office:value-type="string" office:string-value="G105" calcext:value-type="string">
            <text:p>G105</text:p>
          </table:table-cell>
          <table:table-cell table:formula="of:=[.C397]" office:value-type="string" office:string-value="PY7.79553191489362" calcext:value-type="string">
            <text:p>PY7.79553191489362</text:p>
          </table:table-cell>
          <table:table-cell/>
          <table:table-cell table:formula="of:=[.A402]&amp;&quot; &quot;&amp;[.B402]&amp;&quot; &quot;&amp;[.C402]" office:value-type="string" office:string-value="N401 G105 PY7.79553191489362" calcext:value-type="string">
            <text:p>N401 G105 PY7.79553191489362</text:p>
          </table:table-cell>
          <table:table-cell table:number-columns-repeated="2"/>
          <table:table-cell table:formula="of:=[.H39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02</text:p>
          </table:table-cell>
          <table:table-cell table:formula="of:=&quot;X&quot;&amp;[.G403]" office:value-type="string" office:string-value="X6747.5" calcext:value-type="string">
            <text:p>X6747.5</text:p>
          </table:table-cell>
          <table:table-cell table:formula="of:=&quot;Y&quot;&amp;[.H403]" office:value-type="string" office:string-value="Y494.240319148936" calcext:value-type="string">
            <text:p>Y494.240319148936</text:p>
          </table:table-cell>
          <table:table-cell/>
          <table:table-cell table:formula="of:=[.A403]&amp;&quot; &quot;&amp;[.B403]&amp;&quot; &quot;&amp;[.C403]" office:value-type="string" office:string-value="N402 X6747.5 Y494.240319148936" calcext:value-type="string">
            <text:p>N402 X6747.5 Y494.240319148936</text:p>
          </table:table-cell>
          <table:table-cell/>
          <table:table-cell table:formula="of:=[.G398]" office:value-type="float" office:value="6747.5" calcext:value-type="float">
            <text:p>6747.5</text:p>
          </table:table-cell>
          <table:table-cell table:formula="of:=[.H398]+[.$K$13]" office:value-type="float" office:value="494.240319148936" calcext:value-type="float">
            <text:p>494.24031914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03</text:p>
          </table:table-cell>
          <table:table-cell table:formula="of:=[.B399]" office:value-type="string" office:string-value="G106" calcext:value-type="string">
            <text:p>G106</text:p>
          </table:table-cell>
          <table:table-cell table:formula="of:=[.C399]" office:value-type="string" office:string-value="P3" calcext:value-type="string">
            <text:p>P3</text:p>
          </table:table-cell>
          <table:table-cell/>
          <table:table-cell table:formula="of:=[.A404]&amp;&quot; &quot;&amp;[.B404]&amp;&quot; &quot;&amp;[.C404]" office:value-type="string" office:string-value="N403 G106 P3" calcext:value-type="string">
            <text:p>N40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04</text:p>
          </table:table-cell>
          <table:table-cell table:formula="of:=&quot;X&quot;&amp;[.G405]" office:value-type="string" office:string-value="X12.5" calcext:value-type="string">
            <text:p>X12.5</text:p>
          </table:table-cell>
          <table:table-cell table:formula="of:=&quot;Y&quot;&amp;[.H405]" office:value-type="string" office:string-value="Y492.240319148936" calcext:value-type="string">
            <text:p>Y492.240319148936</text:p>
          </table:table-cell>
          <table:table-cell/>
          <table:table-cell table:formula="of:=[.A405]&amp;&quot; &quot;&amp;[.B405]&amp;&quot; &quot;&amp;[.C405]" office:value-type="string" office:string-value="N404 X12.5 Y492.240319148936" calcext:value-type="string">
            <text:p>N404 X12.5 Y492.240319148936</text:p>
          </table:table-cell>
          <table:table-cell/>
          <table:table-cell table:formula="of:=[.G400]" office:value-type="float" office:value="12.5" calcext:value-type="float">
            <text:p>12.5</text:p>
          </table:table-cell>
          <table:table-cell table:formula="of:=[.H400]+[.$K$13]" office:value-type="float" office:value="492.240319148936" calcext:value-type="float">
            <text:p>492.24031914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05</text:p>
          </table:table-cell>
          <table:table-cell table:formula="of:=[.B401]" office:value-type="string" office:string-value="G106" calcext:value-type="string">
            <text:p>G106</text:p>
          </table:table-cell>
          <table:table-cell table:formula="of:=[.C401]" office:value-type="string" office:string-value="P0" calcext:value-type="string">
            <text:p>P0</text:p>
          </table:table-cell>
          <table:table-cell/>
          <table:table-cell table:formula="of:=[.A406]&amp;&quot; &quot;&amp;[.B406]&amp;&quot; &quot;&amp;[.C406]" office:value-type="string" office:string-value="N405 G106 P0" calcext:value-type="string">
            <text:p>N40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06</text:p>
          </table:table-cell>
          <table:table-cell table:formula="of:=[.B402]" office:value-type="string" office:string-value="G105" calcext:value-type="string">
            <text:p>G105</text:p>
          </table:table-cell>
          <table:table-cell table:formula="of:=[.C402]" office:value-type="string" office:string-value="PY7.79553191489362" calcext:value-type="string">
            <text:p>PY7.79553191489362</text:p>
          </table:table-cell>
          <table:table-cell/>
          <table:table-cell table:formula="of:=[.A407]&amp;&quot; &quot;&amp;[.B407]&amp;&quot; &quot;&amp;[.C407]" office:value-type="string" office:string-value="N406 G105 PY7.79553191489362" calcext:value-type="string">
            <text:p>N406 G105 PY7.79553191489362</text:p>
          </table:table-cell>
          <table:table-cell table:number-columns-repeated="2"/>
          <table:table-cell table:formula="of:=[.H40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07</text:p>
          </table:table-cell>
          <table:table-cell table:formula="of:=&quot;X&quot;&amp;[.G408]" office:value-type="string" office:string-value="X6747.5" calcext:value-type="string">
            <text:p>X6747.5</text:p>
          </table:table-cell>
          <table:table-cell table:formula="of:=&quot;Y&quot;&amp;[.H408]" office:value-type="string" office:string-value="Y499.03585106383" calcext:value-type="string">
            <text:p>Y499.03585106383</text:p>
          </table:table-cell>
          <table:table-cell/>
          <table:table-cell table:formula="of:=[.A408]&amp;&quot; &quot;&amp;[.B408]&amp;&quot; &quot;&amp;[.C408]" office:value-type="string" office:string-value="N407 X6747.5 Y499.03585106383" calcext:value-type="string">
            <text:p>N407 X6747.5 Y499.03585106383</text:p>
          </table:table-cell>
          <table:table-cell/>
          <table:table-cell table:formula="of:=[.G403]" office:value-type="float" office:value="6747.5" calcext:value-type="float">
            <text:p>6747.5</text:p>
          </table:table-cell>
          <table:table-cell table:formula="of:=[.H403]+[.$K$13]" office:value-type="float" office:value="499.03585106383" calcext:value-type="float">
            <text:p>499.03585106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08</text:p>
          </table:table-cell>
          <table:table-cell table:formula="of:=[.B404]" office:value-type="string" office:string-value="G106" calcext:value-type="string">
            <text:p>G106</text:p>
          </table:table-cell>
          <table:table-cell table:formula="of:=[.C404]" office:value-type="string" office:string-value="P3" calcext:value-type="string">
            <text:p>P3</text:p>
          </table:table-cell>
          <table:table-cell/>
          <table:table-cell table:formula="of:=[.A409]&amp;&quot; &quot;&amp;[.B409]&amp;&quot; &quot;&amp;[.C409]" office:value-type="string" office:string-value="N408 G106 P3" calcext:value-type="string">
            <text:p>N40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09</text:p>
          </table:table-cell>
          <table:table-cell table:formula="of:=&quot;X&quot;&amp;[.G410]" office:value-type="string" office:string-value="X12.5" calcext:value-type="string">
            <text:p>X12.5</text:p>
          </table:table-cell>
          <table:table-cell table:formula="of:=&quot;Y&quot;&amp;[.H410]" office:value-type="string" office:string-value="Y497.03585106383" calcext:value-type="string">
            <text:p>Y497.03585106383</text:p>
          </table:table-cell>
          <table:table-cell/>
          <table:table-cell table:formula="of:=[.A410]&amp;&quot; &quot;&amp;[.B410]&amp;&quot; &quot;&amp;[.C410]" office:value-type="string" office:string-value="N409 X12.5 Y497.03585106383" calcext:value-type="string">
            <text:p>N409 X12.5 Y497.03585106383</text:p>
          </table:table-cell>
          <table:table-cell/>
          <table:table-cell table:formula="of:=[.G405]" office:value-type="float" office:value="12.5" calcext:value-type="float">
            <text:p>12.5</text:p>
          </table:table-cell>
          <table:table-cell table:formula="of:=[.H405]+[.$K$13]" office:value-type="float" office:value="497.03585106383" calcext:value-type="float">
            <text:p>497.03585106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10</text:p>
          </table:table-cell>
          <table:table-cell table:formula="of:=[.B406]" office:value-type="string" office:string-value="G106" calcext:value-type="string">
            <text:p>G106</text:p>
          </table:table-cell>
          <table:table-cell table:formula="of:=[.C406]" office:value-type="string" office:string-value="P0" calcext:value-type="string">
            <text:p>P0</text:p>
          </table:table-cell>
          <table:table-cell/>
          <table:table-cell table:formula="of:=[.A411]&amp;&quot; &quot;&amp;[.B411]&amp;&quot; &quot;&amp;[.C411]" office:value-type="string" office:string-value="N410 G106 P0" calcext:value-type="string">
            <text:p>N41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11</text:p>
          </table:table-cell>
          <table:table-cell table:formula="of:=[.B407]" office:value-type="string" office:string-value="G105" calcext:value-type="string">
            <text:p>G105</text:p>
          </table:table-cell>
          <table:table-cell table:formula="of:=[.C407]" office:value-type="string" office:string-value="PY7.79553191489362" calcext:value-type="string">
            <text:p>PY7.79553191489362</text:p>
          </table:table-cell>
          <table:table-cell/>
          <table:table-cell table:formula="of:=[.A412]&amp;&quot; &quot;&amp;[.B412]&amp;&quot; &quot;&amp;[.C412]" office:value-type="string" office:string-value="N411 G105 PY7.79553191489362" calcext:value-type="string">
            <text:p>N411 G105 PY7.79553191489362</text:p>
          </table:table-cell>
          <table:table-cell table:number-columns-repeated="2"/>
          <table:table-cell table:formula="of:=[.H40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12</text:p>
          </table:table-cell>
          <table:table-cell table:formula="of:=&quot;X&quot;&amp;[.G413]" office:value-type="string" office:string-value="X6747.5" calcext:value-type="string">
            <text:p>X6747.5</text:p>
          </table:table-cell>
          <table:table-cell table:formula="of:=&quot;Y&quot;&amp;[.H413]" office:value-type="string" office:string-value="Y503.831382978723" calcext:value-type="string">
            <text:p>Y503.831382978723</text:p>
          </table:table-cell>
          <table:table-cell/>
          <table:table-cell table:formula="of:=[.A413]&amp;&quot; &quot;&amp;[.B413]&amp;&quot; &quot;&amp;[.C413]" office:value-type="string" office:string-value="N412 X6747.5 Y503.831382978723" calcext:value-type="string">
            <text:p>N412 X6747.5 Y503.831382978723</text:p>
          </table:table-cell>
          <table:table-cell/>
          <table:table-cell table:formula="of:=[.G408]" office:value-type="float" office:value="6747.5" calcext:value-type="float">
            <text:p>6747.5</text:p>
          </table:table-cell>
          <table:table-cell table:formula="of:=[.H408]+[.$K$13]" office:value-type="float" office:value="503.831382978723" calcext:value-type="float">
            <text:p>503.83138297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13</text:p>
          </table:table-cell>
          <table:table-cell table:formula="of:=[.B409]" office:value-type="string" office:string-value="G106" calcext:value-type="string">
            <text:p>G106</text:p>
          </table:table-cell>
          <table:table-cell table:formula="of:=[.C409]" office:value-type="string" office:string-value="P3" calcext:value-type="string">
            <text:p>P3</text:p>
          </table:table-cell>
          <table:table-cell/>
          <table:table-cell table:formula="of:=[.A414]&amp;&quot; &quot;&amp;[.B414]&amp;&quot; &quot;&amp;[.C414]" office:value-type="string" office:string-value="N413 G106 P3" calcext:value-type="string">
            <text:p>N41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14</text:p>
          </table:table-cell>
          <table:table-cell table:formula="of:=&quot;X&quot;&amp;[.G415]" office:value-type="string" office:string-value="X12.5" calcext:value-type="string">
            <text:p>X12.5</text:p>
          </table:table-cell>
          <table:table-cell table:formula="of:=&quot;Y&quot;&amp;[.H415]" office:value-type="string" office:string-value="Y501.831382978723" calcext:value-type="string">
            <text:p>Y501.831382978723</text:p>
          </table:table-cell>
          <table:table-cell/>
          <table:table-cell table:formula="of:=[.A415]&amp;&quot; &quot;&amp;[.B415]&amp;&quot; &quot;&amp;[.C415]" office:value-type="string" office:string-value="N414 X12.5 Y501.831382978723" calcext:value-type="string">
            <text:p>N414 X12.5 Y501.831382978723</text:p>
          </table:table-cell>
          <table:table-cell/>
          <table:table-cell table:formula="of:=[.G410]" office:value-type="float" office:value="12.5" calcext:value-type="float">
            <text:p>12.5</text:p>
          </table:table-cell>
          <table:table-cell table:formula="of:=[.H410]+[.$K$13]" office:value-type="float" office:value="501.831382978723" calcext:value-type="float">
            <text:p>501.83138297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15</text:p>
          </table:table-cell>
          <table:table-cell table:formula="of:=[.B411]" office:value-type="string" office:string-value="G106" calcext:value-type="string">
            <text:p>G106</text:p>
          </table:table-cell>
          <table:table-cell table:formula="of:=[.C411]" office:value-type="string" office:string-value="P0" calcext:value-type="string">
            <text:p>P0</text:p>
          </table:table-cell>
          <table:table-cell/>
          <table:table-cell table:formula="of:=[.A416]&amp;&quot; &quot;&amp;[.B416]&amp;&quot; &quot;&amp;[.C416]" office:value-type="string" office:string-value="N415 G106 P0" calcext:value-type="string">
            <text:p>N41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16</text:p>
          </table:table-cell>
          <table:table-cell table:formula="of:=[.B412]" office:value-type="string" office:string-value="G105" calcext:value-type="string">
            <text:p>G105</text:p>
          </table:table-cell>
          <table:table-cell table:formula="of:=[.C412]" office:value-type="string" office:string-value="PY7.79553191489362" calcext:value-type="string">
            <text:p>PY7.79553191489362</text:p>
          </table:table-cell>
          <table:table-cell/>
          <table:table-cell table:formula="of:=[.A417]&amp;&quot; &quot;&amp;[.B417]&amp;&quot; &quot;&amp;[.C417]" office:value-type="string" office:string-value="N416 G105 PY7.79553191489362" calcext:value-type="string">
            <text:p>N416 G105 PY7.79553191489362</text:p>
          </table:table-cell>
          <table:table-cell table:number-columns-repeated="2"/>
          <table:table-cell table:formula="of:=[.H41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17</text:p>
          </table:table-cell>
          <table:table-cell table:formula="of:=&quot;X&quot;&amp;[.G418]" office:value-type="string" office:string-value="X6747.5" calcext:value-type="string">
            <text:p>X6747.5</text:p>
          </table:table-cell>
          <table:table-cell table:formula="of:=&quot;Y&quot;&amp;[.H418]" office:value-type="string" office:string-value="Y508.626914893617" calcext:value-type="string">
            <text:p>Y508.626914893617</text:p>
          </table:table-cell>
          <table:table-cell/>
          <table:table-cell table:formula="of:=[.A418]&amp;&quot; &quot;&amp;[.B418]&amp;&quot; &quot;&amp;[.C418]" office:value-type="string" office:string-value="N417 X6747.5 Y508.626914893617" calcext:value-type="string">
            <text:p>N417 X6747.5 Y508.626914893617</text:p>
          </table:table-cell>
          <table:table-cell/>
          <table:table-cell table:formula="of:=[.G413]" office:value-type="float" office:value="6747.5" calcext:value-type="float">
            <text:p>6747.5</text:p>
          </table:table-cell>
          <table:table-cell table:formula="of:=[.H413]+[.$K$13]" office:value-type="float" office:value="508.626914893617" calcext:value-type="float">
            <text:p>508.62691489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18</text:p>
          </table:table-cell>
          <table:table-cell table:formula="of:=[.B414]" office:value-type="string" office:string-value="G106" calcext:value-type="string">
            <text:p>G106</text:p>
          </table:table-cell>
          <table:table-cell table:formula="of:=[.C414]" office:value-type="string" office:string-value="P3" calcext:value-type="string">
            <text:p>P3</text:p>
          </table:table-cell>
          <table:table-cell/>
          <table:table-cell table:formula="of:=[.A419]&amp;&quot; &quot;&amp;[.B419]&amp;&quot; &quot;&amp;[.C419]" office:value-type="string" office:string-value="N418 G106 P3" calcext:value-type="string">
            <text:p>N41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19</text:p>
          </table:table-cell>
          <table:table-cell table:formula="of:=&quot;X&quot;&amp;[.G420]" office:value-type="string" office:string-value="X12.5" calcext:value-type="string">
            <text:p>X12.5</text:p>
          </table:table-cell>
          <table:table-cell table:formula="of:=&quot;Y&quot;&amp;[.H420]" office:value-type="string" office:string-value="Y506.626914893617" calcext:value-type="string">
            <text:p>Y506.626914893617</text:p>
          </table:table-cell>
          <table:table-cell/>
          <table:table-cell table:formula="of:=[.A420]&amp;&quot; &quot;&amp;[.B420]&amp;&quot; &quot;&amp;[.C420]" office:value-type="string" office:string-value="N419 X12.5 Y506.626914893617" calcext:value-type="string">
            <text:p>N419 X12.5 Y506.626914893617</text:p>
          </table:table-cell>
          <table:table-cell/>
          <table:table-cell table:formula="of:=[.G415]" office:value-type="float" office:value="12.5" calcext:value-type="float">
            <text:p>12.5</text:p>
          </table:table-cell>
          <table:table-cell table:formula="of:=[.H415]+[.$K$13]" office:value-type="float" office:value="506.626914893617" calcext:value-type="float">
            <text:p>506.62691489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20</text:p>
          </table:table-cell>
          <table:table-cell table:formula="of:=[.B416]" office:value-type="string" office:string-value="G106" calcext:value-type="string">
            <text:p>G106</text:p>
          </table:table-cell>
          <table:table-cell table:formula="of:=[.C416]" office:value-type="string" office:string-value="P0" calcext:value-type="string">
            <text:p>P0</text:p>
          </table:table-cell>
          <table:table-cell/>
          <table:table-cell table:formula="of:=[.A421]&amp;&quot; &quot;&amp;[.B421]&amp;&quot; &quot;&amp;[.C421]" office:value-type="string" office:string-value="N420 G106 P0" calcext:value-type="string">
            <text:p>N42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21</text:p>
          </table:table-cell>
          <table:table-cell table:formula="of:=[.B417]" office:value-type="string" office:string-value="G105" calcext:value-type="string">
            <text:p>G105</text:p>
          </table:table-cell>
          <table:table-cell table:formula="of:=[.C417]" office:value-type="string" office:string-value="PY7.79553191489362" calcext:value-type="string">
            <text:p>PY7.79553191489362</text:p>
          </table:table-cell>
          <table:table-cell/>
          <table:table-cell table:formula="of:=[.A422]&amp;&quot; &quot;&amp;[.B422]&amp;&quot; &quot;&amp;[.C422]" office:value-type="string" office:string-value="N421 G105 PY7.79553191489362" calcext:value-type="string">
            <text:p>N421 G105 PY7.79553191489362</text:p>
          </table:table-cell>
          <table:table-cell table:number-columns-repeated="2"/>
          <table:table-cell table:formula="of:=[.H41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22</text:p>
          </table:table-cell>
          <table:table-cell table:formula="of:=&quot;X&quot;&amp;[.G423]" office:value-type="string" office:string-value="X6747.5" calcext:value-type="string">
            <text:p>X6747.5</text:p>
          </table:table-cell>
          <table:table-cell table:formula="of:=&quot;Y&quot;&amp;[.H423]" office:value-type="string" office:string-value="Y513.422446808511" calcext:value-type="string">
            <text:p>Y513.422446808511</text:p>
          </table:table-cell>
          <table:table-cell/>
          <table:table-cell table:formula="of:=[.A423]&amp;&quot; &quot;&amp;[.B423]&amp;&quot; &quot;&amp;[.C423]" office:value-type="string" office:string-value="N422 X6747.5 Y513.422446808511" calcext:value-type="string">
            <text:p>N422 X6747.5 Y513.422446808511</text:p>
          </table:table-cell>
          <table:table-cell/>
          <table:table-cell table:formula="of:=[.G418]" office:value-type="float" office:value="6747.5" calcext:value-type="float">
            <text:p>6747.5</text:p>
          </table:table-cell>
          <table:table-cell table:formula="of:=[.H418]+[.$K$13]" office:value-type="float" office:value="513.422446808511" calcext:value-type="float">
            <text:p>513.4224468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23</text:p>
          </table:table-cell>
          <table:table-cell table:formula="of:=[.B419]" office:value-type="string" office:string-value="G106" calcext:value-type="string">
            <text:p>G106</text:p>
          </table:table-cell>
          <table:table-cell table:formula="of:=[.C419]" office:value-type="string" office:string-value="P3" calcext:value-type="string">
            <text:p>P3</text:p>
          </table:table-cell>
          <table:table-cell/>
          <table:table-cell table:formula="of:=[.A424]&amp;&quot; &quot;&amp;[.B424]&amp;&quot; &quot;&amp;[.C424]" office:value-type="string" office:string-value="N423 G106 P3" calcext:value-type="string">
            <text:p>N42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24</text:p>
          </table:table-cell>
          <table:table-cell table:formula="of:=&quot;X&quot;&amp;[.G425]" office:value-type="string" office:string-value="X12.5" calcext:value-type="string">
            <text:p>X12.5</text:p>
          </table:table-cell>
          <table:table-cell table:formula="of:=&quot;Y&quot;&amp;[.H425]" office:value-type="string" office:string-value="Y511.422446808511" calcext:value-type="string">
            <text:p>Y511.422446808511</text:p>
          </table:table-cell>
          <table:table-cell/>
          <table:table-cell table:formula="of:=[.A425]&amp;&quot; &quot;&amp;[.B425]&amp;&quot; &quot;&amp;[.C425]" office:value-type="string" office:string-value="N424 X12.5 Y511.422446808511" calcext:value-type="string">
            <text:p>N424 X12.5 Y511.422446808511</text:p>
          </table:table-cell>
          <table:table-cell/>
          <table:table-cell table:formula="of:=[.G420]" office:value-type="float" office:value="12.5" calcext:value-type="float">
            <text:p>12.5</text:p>
          </table:table-cell>
          <table:table-cell table:formula="of:=[.H420]+[.$K$13]" office:value-type="float" office:value="511.422446808511" calcext:value-type="float">
            <text:p>511.4224468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25</text:p>
          </table:table-cell>
          <table:table-cell table:formula="of:=[.B421]" office:value-type="string" office:string-value="G106" calcext:value-type="string">
            <text:p>G106</text:p>
          </table:table-cell>
          <table:table-cell table:formula="of:=[.C421]" office:value-type="string" office:string-value="P0" calcext:value-type="string">
            <text:p>P0</text:p>
          </table:table-cell>
          <table:table-cell/>
          <table:table-cell table:formula="of:=[.A426]&amp;&quot; &quot;&amp;[.B426]&amp;&quot; &quot;&amp;[.C426]" office:value-type="string" office:string-value="N425 G106 P0" calcext:value-type="string">
            <text:p>N42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26</text:p>
          </table:table-cell>
          <table:table-cell table:formula="of:=[.B422]" office:value-type="string" office:string-value="G105" calcext:value-type="string">
            <text:p>G105</text:p>
          </table:table-cell>
          <table:table-cell table:formula="of:=[.C422]" office:value-type="string" office:string-value="PY7.79553191489362" calcext:value-type="string">
            <text:p>PY7.79553191489362</text:p>
          </table:table-cell>
          <table:table-cell/>
          <table:table-cell table:formula="of:=[.A427]&amp;&quot; &quot;&amp;[.B427]&amp;&quot; &quot;&amp;[.C427]" office:value-type="string" office:string-value="N426 G105 PY7.79553191489362" calcext:value-type="string">
            <text:p>N426 G105 PY7.79553191489362</text:p>
          </table:table-cell>
          <table:table-cell table:number-columns-repeated="2"/>
          <table:table-cell table:formula="of:=[.H42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27</text:p>
          </table:table-cell>
          <table:table-cell table:formula="of:=&quot;X&quot;&amp;[.G428]" office:value-type="string" office:string-value="X6747.5" calcext:value-type="string">
            <text:p>X6747.5</text:p>
          </table:table-cell>
          <table:table-cell table:formula="of:=&quot;Y&quot;&amp;[.H428]" office:value-type="string" office:string-value="Y518.217978723404" calcext:value-type="string">
            <text:p>Y518.217978723404</text:p>
          </table:table-cell>
          <table:table-cell/>
          <table:table-cell table:formula="of:=[.A428]&amp;&quot; &quot;&amp;[.B428]&amp;&quot; &quot;&amp;[.C428]" office:value-type="string" office:string-value="N427 X6747.5 Y518.217978723404" calcext:value-type="string">
            <text:p>N427 X6747.5 Y518.217978723404</text:p>
          </table:table-cell>
          <table:table-cell/>
          <table:table-cell table:formula="of:=[.G423]" office:value-type="float" office:value="6747.5" calcext:value-type="float">
            <text:p>6747.5</text:p>
          </table:table-cell>
          <table:table-cell table:formula="of:=[.H423]+[.$K$13]" office:value-type="float" office:value="518.217978723404" calcext:value-type="float">
            <text:p>518.2179787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28</text:p>
          </table:table-cell>
          <table:table-cell table:formula="of:=[.B424]" office:value-type="string" office:string-value="G106" calcext:value-type="string">
            <text:p>G106</text:p>
          </table:table-cell>
          <table:table-cell table:formula="of:=[.C424]" office:value-type="string" office:string-value="P3" calcext:value-type="string">
            <text:p>P3</text:p>
          </table:table-cell>
          <table:table-cell/>
          <table:table-cell table:formula="of:=[.A429]&amp;&quot; &quot;&amp;[.B429]&amp;&quot; &quot;&amp;[.C429]" office:value-type="string" office:string-value="N428 G106 P3" calcext:value-type="string">
            <text:p>N42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29</text:p>
          </table:table-cell>
          <table:table-cell table:formula="of:=&quot;X&quot;&amp;[.G430]" office:value-type="string" office:string-value="X12.5" calcext:value-type="string">
            <text:p>X12.5</text:p>
          </table:table-cell>
          <table:table-cell table:formula="of:=&quot;Y&quot;&amp;[.H430]" office:value-type="string" office:string-value="Y516.217978723404" calcext:value-type="string">
            <text:p>Y516.217978723404</text:p>
          </table:table-cell>
          <table:table-cell/>
          <table:table-cell table:formula="of:=[.A430]&amp;&quot; &quot;&amp;[.B430]&amp;&quot; &quot;&amp;[.C430]" office:value-type="string" office:string-value="N429 X12.5 Y516.217978723404" calcext:value-type="string">
            <text:p>N429 X12.5 Y516.217978723404</text:p>
          </table:table-cell>
          <table:table-cell/>
          <table:table-cell table:formula="of:=[.G425]" office:value-type="float" office:value="12.5" calcext:value-type="float">
            <text:p>12.5</text:p>
          </table:table-cell>
          <table:table-cell table:formula="of:=[.H425]+[.$K$13]" office:value-type="float" office:value="516.217978723404" calcext:value-type="float">
            <text:p>516.2179787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30</text:p>
          </table:table-cell>
          <table:table-cell table:formula="of:=[.B426]" office:value-type="string" office:string-value="G106" calcext:value-type="string">
            <text:p>G106</text:p>
          </table:table-cell>
          <table:table-cell table:formula="of:=[.C426]" office:value-type="string" office:string-value="P0" calcext:value-type="string">
            <text:p>P0</text:p>
          </table:table-cell>
          <table:table-cell/>
          <table:table-cell table:formula="of:=[.A431]&amp;&quot; &quot;&amp;[.B431]&amp;&quot; &quot;&amp;[.C431]" office:value-type="string" office:string-value="N430 G106 P0" calcext:value-type="string">
            <text:p>N43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31</text:p>
          </table:table-cell>
          <table:table-cell table:formula="of:=[.B427]" office:value-type="string" office:string-value="G105" calcext:value-type="string">
            <text:p>G105</text:p>
          </table:table-cell>
          <table:table-cell table:formula="of:=[.C427]" office:value-type="string" office:string-value="PY7.79553191489362" calcext:value-type="string">
            <text:p>PY7.79553191489362</text:p>
          </table:table-cell>
          <table:table-cell/>
          <table:table-cell table:formula="of:=[.A432]&amp;&quot; &quot;&amp;[.B432]&amp;&quot; &quot;&amp;[.C432]" office:value-type="string" office:string-value="N431 G105 PY7.79553191489362" calcext:value-type="string">
            <text:p>N431 G105 PY7.79553191489362</text:p>
          </table:table-cell>
          <table:table-cell table:number-columns-repeated="2"/>
          <table:table-cell table:formula="of:=[.H42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32</text:p>
          </table:table-cell>
          <table:table-cell table:formula="of:=&quot;X&quot;&amp;[.G433]" office:value-type="string" office:string-value="X6747.5" calcext:value-type="string">
            <text:p>X6747.5</text:p>
          </table:table-cell>
          <table:table-cell table:formula="of:=&quot;Y&quot;&amp;[.H433]" office:value-type="string" office:string-value="Y523.013510638298" calcext:value-type="string">
            <text:p>Y523.013510638298</text:p>
          </table:table-cell>
          <table:table-cell/>
          <table:table-cell table:formula="of:=[.A433]&amp;&quot; &quot;&amp;[.B433]&amp;&quot; &quot;&amp;[.C433]" office:value-type="string" office:string-value="N432 X6747.5 Y523.013510638298" calcext:value-type="string">
            <text:p>N432 X6747.5 Y523.013510638298</text:p>
          </table:table-cell>
          <table:table-cell/>
          <table:table-cell table:formula="of:=[.G428]" office:value-type="float" office:value="6747.5" calcext:value-type="float">
            <text:p>6747.5</text:p>
          </table:table-cell>
          <table:table-cell table:formula="of:=[.H428]+[.$K$13]" office:value-type="float" office:value="523.013510638298" calcext:value-type="float">
            <text:p>523.0135106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33</text:p>
          </table:table-cell>
          <table:table-cell table:formula="of:=[.B429]" office:value-type="string" office:string-value="G106" calcext:value-type="string">
            <text:p>G106</text:p>
          </table:table-cell>
          <table:table-cell table:formula="of:=[.C429]" office:value-type="string" office:string-value="P3" calcext:value-type="string">
            <text:p>P3</text:p>
          </table:table-cell>
          <table:table-cell/>
          <table:table-cell table:formula="of:=[.A434]&amp;&quot; &quot;&amp;[.B434]&amp;&quot; &quot;&amp;[.C434]" office:value-type="string" office:string-value="N433 G106 P3" calcext:value-type="string">
            <text:p>N43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34</text:p>
          </table:table-cell>
          <table:table-cell table:formula="of:=&quot;X&quot;&amp;[.G435]" office:value-type="string" office:string-value="X12.5" calcext:value-type="string">
            <text:p>X12.5</text:p>
          </table:table-cell>
          <table:table-cell table:formula="of:=&quot;Y&quot;&amp;[.H435]" office:value-type="string" office:string-value="Y521.013510638298" calcext:value-type="string">
            <text:p>Y521.013510638298</text:p>
          </table:table-cell>
          <table:table-cell/>
          <table:table-cell table:formula="of:=[.A435]&amp;&quot; &quot;&amp;[.B435]&amp;&quot; &quot;&amp;[.C435]" office:value-type="string" office:string-value="N434 X12.5 Y521.013510638298" calcext:value-type="string">
            <text:p>N434 X12.5 Y521.013510638298</text:p>
          </table:table-cell>
          <table:table-cell/>
          <table:table-cell table:formula="of:=[.G430]" office:value-type="float" office:value="12.5" calcext:value-type="float">
            <text:p>12.5</text:p>
          </table:table-cell>
          <table:table-cell table:formula="of:=[.H430]+[.$K$13]" office:value-type="float" office:value="521.013510638298" calcext:value-type="float">
            <text:p>521.0135106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35</text:p>
          </table:table-cell>
          <table:table-cell table:formula="of:=[.B431]" office:value-type="string" office:string-value="G106" calcext:value-type="string">
            <text:p>G106</text:p>
          </table:table-cell>
          <table:table-cell table:formula="of:=[.C431]" office:value-type="string" office:string-value="P0" calcext:value-type="string">
            <text:p>P0</text:p>
          </table:table-cell>
          <table:table-cell/>
          <table:table-cell table:formula="of:=[.A436]&amp;&quot; &quot;&amp;[.B436]&amp;&quot; &quot;&amp;[.C436]" office:value-type="string" office:string-value="N435 G106 P0" calcext:value-type="string">
            <text:p>N43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36</text:p>
          </table:table-cell>
          <table:table-cell table:formula="of:=[.B432]" office:value-type="string" office:string-value="G105" calcext:value-type="string">
            <text:p>G105</text:p>
          </table:table-cell>
          <table:table-cell table:formula="of:=[.C432]" office:value-type="string" office:string-value="PY7.79553191489362" calcext:value-type="string">
            <text:p>PY7.79553191489362</text:p>
          </table:table-cell>
          <table:table-cell/>
          <table:table-cell table:formula="of:=[.A437]&amp;&quot; &quot;&amp;[.B437]&amp;&quot; &quot;&amp;[.C437]" office:value-type="string" office:string-value="N436 G105 PY7.79553191489362" calcext:value-type="string">
            <text:p>N436 G105 PY7.79553191489362</text:p>
          </table:table-cell>
          <table:table-cell table:number-columns-repeated="2"/>
          <table:table-cell table:formula="of:=[.H43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37</text:p>
          </table:table-cell>
          <table:table-cell table:formula="of:=&quot;X&quot;&amp;[.G438]" office:value-type="string" office:string-value="X6747.5" calcext:value-type="string">
            <text:p>X6747.5</text:p>
          </table:table-cell>
          <table:table-cell table:formula="of:=&quot;Y&quot;&amp;[.H438]" office:value-type="string" office:string-value="Y527.809042553192" calcext:value-type="string">
            <text:p>Y527.809042553192</text:p>
          </table:table-cell>
          <table:table-cell/>
          <table:table-cell table:formula="of:=[.A438]&amp;&quot; &quot;&amp;[.B438]&amp;&quot; &quot;&amp;[.C438]" office:value-type="string" office:string-value="N437 X6747.5 Y527.809042553192" calcext:value-type="string">
            <text:p>N437 X6747.5 Y527.809042553192</text:p>
          </table:table-cell>
          <table:table-cell/>
          <table:table-cell table:formula="of:=[.G433]" office:value-type="float" office:value="6747.5" calcext:value-type="float">
            <text:p>6747.5</text:p>
          </table:table-cell>
          <table:table-cell table:formula="of:=[.H433]+[.$K$13]" office:value-type="float" office:value="527.809042553192" calcext:value-type="float">
            <text:p>527.80904255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38</text:p>
          </table:table-cell>
          <table:table-cell table:formula="of:=[.B434]" office:value-type="string" office:string-value="G106" calcext:value-type="string">
            <text:p>G106</text:p>
          </table:table-cell>
          <table:table-cell table:formula="of:=[.C434]" office:value-type="string" office:string-value="P3" calcext:value-type="string">
            <text:p>P3</text:p>
          </table:table-cell>
          <table:table-cell/>
          <table:table-cell table:formula="of:=[.A439]&amp;&quot; &quot;&amp;[.B439]&amp;&quot; &quot;&amp;[.C439]" office:value-type="string" office:string-value="N438 G106 P3" calcext:value-type="string">
            <text:p>N43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39</text:p>
          </table:table-cell>
          <table:table-cell table:formula="of:=&quot;X&quot;&amp;[.G440]" office:value-type="string" office:string-value="X12.5" calcext:value-type="string">
            <text:p>X12.5</text:p>
          </table:table-cell>
          <table:table-cell table:formula="of:=&quot;Y&quot;&amp;[.H440]" office:value-type="string" office:string-value="Y525.809042553192" calcext:value-type="string">
            <text:p>Y525.809042553192</text:p>
          </table:table-cell>
          <table:table-cell/>
          <table:table-cell table:formula="of:=[.A440]&amp;&quot; &quot;&amp;[.B440]&amp;&quot; &quot;&amp;[.C440]" office:value-type="string" office:string-value="N439 X12.5 Y525.809042553192" calcext:value-type="string">
            <text:p>N439 X12.5 Y525.809042553192</text:p>
          </table:table-cell>
          <table:table-cell/>
          <table:table-cell table:formula="of:=[.G435]" office:value-type="float" office:value="12.5" calcext:value-type="float">
            <text:p>12.5</text:p>
          </table:table-cell>
          <table:table-cell table:formula="of:=[.H435]+[.$K$13]" office:value-type="float" office:value="525.809042553192" calcext:value-type="float">
            <text:p>525.80904255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40</text:p>
          </table:table-cell>
          <table:table-cell table:formula="of:=[.B436]" office:value-type="string" office:string-value="G106" calcext:value-type="string">
            <text:p>G106</text:p>
          </table:table-cell>
          <table:table-cell table:formula="of:=[.C436]" office:value-type="string" office:string-value="P0" calcext:value-type="string">
            <text:p>P0</text:p>
          </table:table-cell>
          <table:table-cell/>
          <table:table-cell table:formula="of:=[.A441]&amp;&quot; &quot;&amp;[.B441]&amp;&quot; &quot;&amp;[.C441]" office:value-type="string" office:string-value="N440 G106 P0" calcext:value-type="string">
            <text:p>N44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41</text:p>
          </table:table-cell>
          <table:table-cell table:formula="of:=[.B437]" office:value-type="string" office:string-value="G105" calcext:value-type="string">
            <text:p>G105</text:p>
          </table:table-cell>
          <table:table-cell table:formula="of:=[.C437]" office:value-type="string" office:string-value="PY7.79553191489362" calcext:value-type="string">
            <text:p>PY7.79553191489362</text:p>
          </table:table-cell>
          <table:table-cell/>
          <table:table-cell table:formula="of:=[.A442]&amp;&quot; &quot;&amp;[.B442]&amp;&quot; &quot;&amp;[.C442]" office:value-type="string" office:string-value="N441 G105 PY7.79553191489362" calcext:value-type="string">
            <text:p>N441 G105 PY7.79553191489362</text:p>
          </table:table-cell>
          <table:table-cell table:number-columns-repeated="2"/>
          <table:table-cell table:formula="of:=[.H43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42</text:p>
          </table:table-cell>
          <table:table-cell table:formula="of:=&quot;X&quot;&amp;[.G443]" office:value-type="string" office:string-value="X6747.5" calcext:value-type="string">
            <text:p>X6747.5</text:p>
          </table:table-cell>
          <table:table-cell table:formula="of:=&quot;Y&quot;&amp;[.H443]" office:value-type="string" office:string-value="Y532.604574468085" calcext:value-type="string">
            <text:p>Y532.604574468085</text:p>
          </table:table-cell>
          <table:table-cell/>
          <table:table-cell table:formula="of:=[.A443]&amp;&quot; &quot;&amp;[.B443]&amp;&quot; &quot;&amp;[.C443]" office:value-type="string" office:string-value="N442 X6747.5 Y532.604574468085" calcext:value-type="string">
            <text:p>N442 X6747.5 Y532.604574468085</text:p>
          </table:table-cell>
          <table:table-cell/>
          <table:table-cell table:formula="of:=[.G438]" office:value-type="float" office:value="6747.5" calcext:value-type="float">
            <text:p>6747.5</text:p>
          </table:table-cell>
          <table:table-cell table:formula="of:=[.H438]+[.$K$13]" office:value-type="float" office:value="532.604574468085" calcext:value-type="float">
            <text:p>532.60457446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43</text:p>
          </table:table-cell>
          <table:table-cell table:formula="of:=[.B439]" office:value-type="string" office:string-value="G106" calcext:value-type="string">
            <text:p>G106</text:p>
          </table:table-cell>
          <table:table-cell table:formula="of:=[.C439]" office:value-type="string" office:string-value="P3" calcext:value-type="string">
            <text:p>P3</text:p>
          </table:table-cell>
          <table:table-cell/>
          <table:table-cell table:formula="of:=[.A444]&amp;&quot; &quot;&amp;[.B444]&amp;&quot; &quot;&amp;[.C444]" office:value-type="string" office:string-value="N443 G106 P3" calcext:value-type="string">
            <text:p>N44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44</text:p>
          </table:table-cell>
          <table:table-cell table:formula="of:=&quot;X&quot;&amp;[.G445]" office:value-type="string" office:string-value="X12.5" calcext:value-type="string">
            <text:p>X12.5</text:p>
          </table:table-cell>
          <table:table-cell table:formula="of:=&quot;Y&quot;&amp;[.H445]" office:value-type="string" office:string-value="Y530.604574468085" calcext:value-type="string">
            <text:p>Y530.604574468085</text:p>
          </table:table-cell>
          <table:table-cell/>
          <table:table-cell table:formula="of:=[.A445]&amp;&quot; &quot;&amp;[.B445]&amp;&quot; &quot;&amp;[.C445]" office:value-type="string" office:string-value="N444 X12.5 Y530.604574468085" calcext:value-type="string">
            <text:p>N444 X12.5 Y530.604574468085</text:p>
          </table:table-cell>
          <table:table-cell/>
          <table:table-cell table:formula="of:=[.G440]" office:value-type="float" office:value="12.5" calcext:value-type="float">
            <text:p>12.5</text:p>
          </table:table-cell>
          <table:table-cell table:formula="of:=[.H440]+[.$K$13]" office:value-type="float" office:value="530.604574468085" calcext:value-type="float">
            <text:p>530.60457446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45</text:p>
          </table:table-cell>
          <table:table-cell table:formula="of:=[.B441]" office:value-type="string" office:string-value="G106" calcext:value-type="string">
            <text:p>G106</text:p>
          </table:table-cell>
          <table:table-cell table:formula="of:=[.C441]" office:value-type="string" office:string-value="P0" calcext:value-type="string">
            <text:p>P0</text:p>
          </table:table-cell>
          <table:table-cell/>
          <table:table-cell table:formula="of:=[.A446]&amp;&quot; &quot;&amp;[.B446]&amp;&quot; &quot;&amp;[.C446]" office:value-type="string" office:string-value="N445 G106 P0" calcext:value-type="string">
            <text:p>N44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46</text:p>
          </table:table-cell>
          <table:table-cell table:formula="of:=[.B442]" office:value-type="string" office:string-value="G105" calcext:value-type="string">
            <text:p>G105</text:p>
          </table:table-cell>
          <table:table-cell table:formula="of:=[.C442]" office:value-type="string" office:string-value="PY7.79553191489362" calcext:value-type="string">
            <text:p>PY7.79553191489362</text:p>
          </table:table-cell>
          <table:table-cell/>
          <table:table-cell table:formula="of:=[.A447]&amp;&quot; &quot;&amp;[.B447]&amp;&quot; &quot;&amp;[.C447]" office:value-type="string" office:string-value="N446 G105 PY7.79553191489362" calcext:value-type="string">
            <text:p>N446 G105 PY7.79553191489362</text:p>
          </table:table-cell>
          <table:table-cell table:number-columns-repeated="2"/>
          <table:table-cell table:formula="of:=[.H44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47</text:p>
          </table:table-cell>
          <table:table-cell table:formula="of:=&quot;X&quot;&amp;[.G448]" office:value-type="string" office:string-value="X6747.5" calcext:value-type="string">
            <text:p>X6747.5</text:p>
          </table:table-cell>
          <table:table-cell table:formula="of:=&quot;Y&quot;&amp;[.H448]" office:value-type="string" office:string-value="Y537.400106382979" calcext:value-type="string">
            <text:p>Y537.400106382979</text:p>
          </table:table-cell>
          <table:table-cell/>
          <table:table-cell table:formula="of:=[.A448]&amp;&quot; &quot;&amp;[.B448]&amp;&quot; &quot;&amp;[.C448]" office:value-type="string" office:string-value="N447 X6747.5 Y537.400106382979" calcext:value-type="string">
            <text:p>N447 X6747.5 Y537.400106382979</text:p>
          </table:table-cell>
          <table:table-cell/>
          <table:table-cell table:formula="of:=[.G443]" office:value-type="float" office:value="6747.5" calcext:value-type="float">
            <text:p>6747.5</text:p>
          </table:table-cell>
          <table:table-cell table:formula="of:=[.H443]+[.$K$13]" office:value-type="float" office:value="537.400106382979" calcext:value-type="float">
            <text:p>537.400106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48</text:p>
          </table:table-cell>
          <table:table-cell table:formula="of:=[.B444]" office:value-type="string" office:string-value="G106" calcext:value-type="string">
            <text:p>G106</text:p>
          </table:table-cell>
          <table:table-cell table:formula="of:=[.C444]" office:value-type="string" office:string-value="P3" calcext:value-type="string">
            <text:p>P3</text:p>
          </table:table-cell>
          <table:table-cell/>
          <table:table-cell table:formula="of:=[.A449]&amp;&quot; &quot;&amp;[.B449]&amp;&quot; &quot;&amp;[.C449]" office:value-type="string" office:string-value="N448 G106 P3" calcext:value-type="string">
            <text:p>N44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49</text:p>
          </table:table-cell>
          <table:table-cell table:formula="of:=&quot;X&quot;&amp;[.G450]" office:value-type="string" office:string-value="X12.5" calcext:value-type="string">
            <text:p>X12.5</text:p>
          </table:table-cell>
          <table:table-cell table:formula="of:=&quot;Y&quot;&amp;[.H450]" office:value-type="string" office:string-value="Y535.400106382979" calcext:value-type="string">
            <text:p>Y535.400106382979</text:p>
          </table:table-cell>
          <table:table-cell/>
          <table:table-cell table:formula="of:=[.A450]&amp;&quot; &quot;&amp;[.B450]&amp;&quot; &quot;&amp;[.C450]" office:value-type="string" office:string-value="N449 X12.5 Y535.400106382979" calcext:value-type="string">
            <text:p>N449 X12.5 Y535.400106382979</text:p>
          </table:table-cell>
          <table:table-cell/>
          <table:table-cell table:formula="of:=[.G445]" office:value-type="float" office:value="12.5" calcext:value-type="float">
            <text:p>12.5</text:p>
          </table:table-cell>
          <table:table-cell table:formula="of:=[.H445]+[.$K$13]" office:value-type="float" office:value="535.400106382979" calcext:value-type="float">
            <text:p>535.400106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50</text:p>
          </table:table-cell>
          <table:table-cell table:formula="of:=[.B446]" office:value-type="string" office:string-value="G106" calcext:value-type="string">
            <text:p>G106</text:p>
          </table:table-cell>
          <table:table-cell table:formula="of:=[.C446]" office:value-type="string" office:string-value="P0" calcext:value-type="string">
            <text:p>P0</text:p>
          </table:table-cell>
          <table:table-cell/>
          <table:table-cell table:formula="of:=[.A451]&amp;&quot; &quot;&amp;[.B451]&amp;&quot; &quot;&amp;[.C451]" office:value-type="string" office:string-value="N450 G106 P0" calcext:value-type="string">
            <text:p>N45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51</text:p>
          </table:table-cell>
          <table:table-cell table:formula="of:=[.B447]" office:value-type="string" office:string-value="G105" calcext:value-type="string">
            <text:p>G105</text:p>
          </table:table-cell>
          <table:table-cell table:formula="of:=[.C447]" office:value-type="string" office:string-value="PY7.79553191489362" calcext:value-type="string">
            <text:p>PY7.79553191489362</text:p>
          </table:table-cell>
          <table:table-cell/>
          <table:table-cell table:formula="of:=[.A452]&amp;&quot; &quot;&amp;[.B452]&amp;&quot; &quot;&amp;[.C452]" office:value-type="string" office:string-value="N451 G105 PY7.79553191489362" calcext:value-type="string">
            <text:p>N451 G105 PY7.79553191489362</text:p>
          </table:table-cell>
          <table:table-cell table:number-columns-repeated="2"/>
          <table:table-cell table:formula="of:=[.H44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52</text:p>
          </table:table-cell>
          <table:table-cell table:formula="of:=&quot;X&quot;&amp;[.G453]" office:value-type="string" office:string-value="X6747.5" calcext:value-type="string">
            <text:p>X6747.5</text:p>
          </table:table-cell>
          <table:table-cell table:formula="of:=&quot;Y&quot;&amp;[.H453]" office:value-type="string" office:string-value="Y542.195638297873" calcext:value-type="string">
            <text:p>Y542.195638297873</text:p>
          </table:table-cell>
          <table:table-cell/>
          <table:table-cell table:formula="of:=[.A453]&amp;&quot; &quot;&amp;[.B453]&amp;&quot; &quot;&amp;[.C453]" office:value-type="string" office:string-value="N452 X6747.5 Y542.195638297873" calcext:value-type="string">
            <text:p>N452 X6747.5 Y542.195638297873</text:p>
          </table:table-cell>
          <table:table-cell/>
          <table:table-cell table:formula="of:=[.G448]" office:value-type="float" office:value="6747.5" calcext:value-type="float">
            <text:p>6747.5</text:p>
          </table:table-cell>
          <table:table-cell table:formula="of:=[.H448]+[.$K$13]" office:value-type="float" office:value="542.195638297873" calcext:value-type="float">
            <text:p>542.1956382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53</text:p>
          </table:table-cell>
          <table:table-cell table:formula="of:=[.B449]" office:value-type="string" office:string-value="G106" calcext:value-type="string">
            <text:p>G106</text:p>
          </table:table-cell>
          <table:table-cell table:formula="of:=[.C449]" office:value-type="string" office:string-value="P3" calcext:value-type="string">
            <text:p>P3</text:p>
          </table:table-cell>
          <table:table-cell/>
          <table:table-cell table:formula="of:=[.A454]&amp;&quot; &quot;&amp;[.B454]&amp;&quot; &quot;&amp;[.C454]" office:value-type="string" office:string-value="N453 G106 P3" calcext:value-type="string">
            <text:p>N45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54</text:p>
          </table:table-cell>
          <table:table-cell table:formula="of:=&quot;X&quot;&amp;[.G455]" office:value-type="string" office:string-value="X12.5" calcext:value-type="string">
            <text:p>X12.5</text:p>
          </table:table-cell>
          <table:table-cell table:formula="of:=&quot;Y&quot;&amp;[.H455]" office:value-type="string" office:string-value="Y540.195638297873" calcext:value-type="string">
            <text:p>Y540.195638297873</text:p>
          </table:table-cell>
          <table:table-cell/>
          <table:table-cell table:formula="of:=[.A455]&amp;&quot; &quot;&amp;[.B455]&amp;&quot; &quot;&amp;[.C455]" office:value-type="string" office:string-value="N454 X12.5 Y540.195638297873" calcext:value-type="string">
            <text:p>N454 X12.5 Y540.195638297873</text:p>
          </table:table-cell>
          <table:table-cell/>
          <table:table-cell table:formula="of:=[.G450]" office:value-type="float" office:value="12.5" calcext:value-type="float">
            <text:p>12.5</text:p>
          </table:table-cell>
          <table:table-cell table:formula="of:=[.H450]+[.$K$13]" office:value-type="float" office:value="540.195638297873" calcext:value-type="float">
            <text:p>540.1956382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55</text:p>
          </table:table-cell>
          <table:table-cell table:formula="of:=[.B451]" office:value-type="string" office:string-value="G106" calcext:value-type="string">
            <text:p>G106</text:p>
          </table:table-cell>
          <table:table-cell table:formula="of:=[.C451]" office:value-type="string" office:string-value="P0" calcext:value-type="string">
            <text:p>P0</text:p>
          </table:table-cell>
          <table:table-cell/>
          <table:table-cell table:formula="of:=[.A456]&amp;&quot; &quot;&amp;[.B456]&amp;&quot; &quot;&amp;[.C456]" office:value-type="string" office:string-value="N455 G106 P0" calcext:value-type="string">
            <text:p>N45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56</text:p>
          </table:table-cell>
          <table:table-cell table:formula="of:=[.B452]" office:value-type="string" office:string-value="G105" calcext:value-type="string">
            <text:p>G105</text:p>
          </table:table-cell>
          <table:table-cell table:formula="of:=[.C452]" office:value-type="string" office:string-value="PY7.79553191489362" calcext:value-type="string">
            <text:p>PY7.79553191489362</text:p>
          </table:table-cell>
          <table:table-cell/>
          <table:table-cell table:formula="of:=[.A457]&amp;&quot; &quot;&amp;[.B457]&amp;&quot; &quot;&amp;[.C457]" office:value-type="string" office:string-value="N456 G105 PY7.79553191489362" calcext:value-type="string">
            <text:p>N456 G105 PY7.79553191489362</text:p>
          </table:table-cell>
          <table:table-cell table:number-columns-repeated="2"/>
          <table:table-cell table:formula="of:=[.H45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57</text:p>
          </table:table-cell>
          <table:table-cell table:formula="of:=&quot;X&quot;&amp;[.G458]" office:value-type="string" office:string-value="X6747.5" calcext:value-type="string">
            <text:p>X6747.5</text:p>
          </table:table-cell>
          <table:table-cell table:formula="of:=&quot;Y&quot;&amp;[.H458]" office:value-type="string" office:string-value="Y546.991170212766" calcext:value-type="string">
            <text:p>Y546.991170212766</text:p>
          </table:table-cell>
          <table:table-cell/>
          <table:table-cell table:formula="of:=[.A458]&amp;&quot; &quot;&amp;[.B458]&amp;&quot; &quot;&amp;[.C458]" office:value-type="string" office:string-value="N457 X6747.5 Y546.991170212766" calcext:value-type="string">
            <text:p>N457 X6747.5 Y546.991170212766</text:p>
          </table:table-cell>
          <table:table-cell/>
          <table:table-cell table:formula="of:=[.G453]" office:value-type="float" office:value="6747.5" calcext:value-type="float">
            <text:p>6747.5</text:p>
          </table:table-cell>
          <table:table-cell table:formula="of:=[.H453]+[.$K$13]" office:value-type="float" office:value="546.991170212766" calcext:value-type="float">
            <text:p>546.99117021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58</text:p>
          </table:table-cell>
          <table:table-cell table:formula="of:=[.B454]" office:value-type="string" office:string-value="G106" calcext:value-type="string">
            <text:p>G106</text:p>
          </table:table-cell>
          <table:table-cell table:formula="of:=[.C454]" office:value-type="string" office:string-value="P3" calcext:value-type="string">
            <text:p>P3</text:p>
          </table:table-cell>
          <table:table-cell/>
          <table:table-cell table:formula="of:=[.A459]&amp;&quot; &quot;&amp;[.B459]&amp;&quot; &quot;&amp;[.C459]" office:value-type="string" office:string-value="N458 G106 P3" calcext:value-type="string">
            <text:p>N45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59</text:p>
          </table:table-cell>
          <table:table-cell table:formula="of:=&quot;X&quot;&amp;[.G460]" office:value-type="string" office:string-value="X12.5" calcext:value-type="string">
            <text:p>X12.5</text:p>
          </table:table-cell>
          <table:table-cell table:formula="of:=&quot;Y&quot;&amp;[.H460]" office:value-type="string" office:string-value="Y544.991170212766" calcext:value-type="string">
            <text:p>Y544.991170212766</text:p>
          </table:table-cell>
          <table:table-cell/>
          <table:table-cell table:formula="of:=[.A460]&amp;&quot; &quot;&amp;[.B460]&amp;&quot; &quot;&amp;[.C460]" office:value-type="string" office:string-value="N459 X12.5 Y544.991170212766" calcext:value-type="string">
            <text:p>N459 X12.5 Y544.991170212766</text:p>
          </table:table-cell>
          <table:table-cell/>
          <table:table-cell table:formula="of:=[.G455]" office:value-type="float" office:value="12.5" calcext:value-type="float">
            <text:p>12.5</text:p>
          </table:table-cell>
          <table:table-cell table:formula="of:=[.H455]+[.$K$13]" office:value-type="float" office:value="544.991170212766" calcext:value-type="float">
            <text:p>544.99117021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60</text:p>
          </table:table-cell>
          <table:table-cell table:formula="of:=[.B456]" office:value-type="string" office:string-value="G106" calcext:value-type="string">
            <text:p>G106</text:p>
          </table:table-cell>
          <table:table-cell table:formula="of:=[.C456]" office:value-type="string" office:string-value="P0" calcext:value-type="string">
            <text:p>P0</text:p>
          </table:table-cell>
          <table:table-cell/>
          <table:table-cell table:formula="of:=[.A461]&amp;&quot; &quot;&amp;[.B461]&amp;&quot; &quot;&amp;[.C461]" office:value-type="string" office:string-value="N460 G106 P0" calcext:value-type="string">
            <text:p>N46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61</text:p>
          </table:table-cell>
          <table:table-cell table:formula="of:=[.B457]" office:value-type="string" office:string-value="G105" calcext:value-type="string">
            <text:p>G105</text:p>
          </table:table-cell>
          <table:table-cell table:formula="of:=[.C457]" office:value-type="string" office:string-value="PY7.79553191489362" calcext:value-type="string">
            <text:p>PY7.79553191489362</text:p>
          </table:table-cell>
          <table:table-cell/>
          <table:table-cell table:formula="of:=[.A462]&amp;&quot; &quot;&amp;[.B462]&amp;&quot; &quot;&amp;[.C462]" office:value-type="string" office:string-value="N461 G105 PY7.79553191489362" calcext:value-type="string">
            <text:p>N461 G105 PY7.79553191489362</text:p>
          </table:table-cell>
          <table:table-cell table:number-columns-repeated="2"/>
          <table:table-cell table:formula="of:=[.H45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62</text:p>
          </table:table-cell>
          <table:table-cell table:formula="of:=&quot;X&quot;&amp;[.G463]" office:value-type="string" office:string-value="X6747.5" calcext:value-type="string">
            <text:p>X6747.5</text:p>
          </table:table-cell>
          <table:table-cell table:formula="of:=&quot;Y&quot;&amp;[.H463]" office:value-type="string" office:string-value="Y551.78670212766" calcext:value-type="string">
            <text:p>Y551.78670212766</text:p>
          </table:table-cell>
          <table:table-cell/>
          <table:table-cell table:formula="of:=[.A463]&amp;&quot; &quot;&amp;[.B463]&amp;&quot; &quot;&amp;[.C463]" office:value-type="string" office:string-value="N462 X6747.5 Y551.78670212766" calcext:value-type="string">
            <text:p>N462 X6747.5 Y551.78670212766</text:p>
          </table:table-cell>
          <table:table-cell/>
          <table:table-cell table:formula="of:=[.G458]" office:value-type="float" office:value="6747.5" calcext:value-type="float">
            <text:p>6747.5</text:p>
          </table:table-cell>
          <table:table-cell table:formula="of:=[.H458]+[.$K$13]" office:value-type="float" office:value="551.78670212766" calcext:value-type="float">
            <text:p>551.78670212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63</text:p>
          </table:table-cell>
          <table:table-cell table:formula="of:=[.B459]" office:value-type="string" office:string-value="G106" calcext:value-type="string">
            <text:p>G106</text:p>
          </table:table-cell>
          <table:table-cell table:formula="of:=[.C459]" office:value-type="string" office:string-value="P3" calcext:value-type="string">
            <text:p>P3</text:p>
          </table:table-cell>
          <table:table-cell/>
          <table:table-cell table:formula="of:=[.A464]&amp;&quot; &quot;&amp;[.B464]&amp;&quot; &quot;&amp;[.C464]" office:value-type="string" office:string-value="N463 G106 P3" calcext:value-type="string">
            <text:p>N46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64</text:p>
          </table:table-cell>
          <table:table-cell table:formula="of:=&quot;X&quot;&amp;[.G465]" office:value-type="string" office:string-value="X12.5" calcext:value-type="string">
            <text:p>X12.5</text:p>
          </table:table-cell>
          <table:table-cell table:formula="of:=&quot;Y&quot;&amp;[.H465]" office:value-type="string" office:string-value="Y549.78670212766" calcext:value-type="string">
            <text:p>Y549.78670212766</text:p>
          </table:table-cell>
          <table:table-cell/>
          <table:table-cell table:formula="of:=[.A465]&amp;&quot; &quot;&amp;[.B465]&amp;&quot; &quot;&amp;[.C465]" office:value-type="string" office:string-value="N464 X12.5 Y549.78670212766" calcext:value-type="string">
            <text:p>N464 X12.5 Y549.78670212766</text:p>
          </table:table-cell>
          <table:table-cell/>
          <table:table-cell table:formula="of:=[.G460]" office:value-type="float" office:value="12.5" calcext:value-type="float">
            <text:p>12.5</text:p>
          </table:table-cell>
          <table:table-cell table:formula="of:=[.H460]+[.$K$13]" office:value-type="float" office:value="549.78670212766" calcext:value-type="float">
            <text:p>549.78670212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65</text:p>
          </table:table-cell>
          <table:table-cell table:formula="of:=[.B461]" office:value-type="string" office:string-value="G106" calcext:value-type="string">
            <text:p>G106</text:p>
          </table:table-cell>
          <table:table-cell table:formula="of:=[.C461]" office:value-type="string" office:string-value="P0" calcext:value-type="string">
            <text:p>P0</text:p>
          </table:table-cell>
          <table:table-cell/>
          <table:table-cell table:formula="of:=[.A466]&amp;&quot; &quot;&amp;[.B466]&amp;&quot; &quot;&amp;[.C466]" office:value-type="string" office:string-value="N465 G106 P0" calcext:value-type="string">
            <text:p>N46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66</text:p>
          </table:table-cell>
          <table:table-cell table:formula="of:=[.B462]" office:value-type="string" office:string-value="G105" calcext:value-type="string">
            <text:p>G105</text:p>
          </table:table-cell>
          <table:table-cell table:formula="of:=[.C462]" office:value-type="string" office:string-value="PY7.79553191489362" calcext:value-type="string">
            <text:p>PY7.79553191489362</text:p>
          </table:table-cell>
          <table:table-cell/>
          <table:table-cell table:formula="of:=[.A467]&amp;&quot; &quot;&amp;[.B467]&amp;&quot; &quot;&amp;[.C467]" office:value-type="string" office:string-value="N466 G105 PY7.79553191489362" calcext:value-type="string">
            <text:p>N466 G105 PY7.79553191489362</text:p>
          </table:table-cell>
          <table:table-cell table:number-columns-repeated="2"/>
          <table:table-cell table:formula="of:=[.H46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67</text:p>
          </table:table-cell>
          <table:table-cell table:formula="of:=&quot;X&quot;&amp;[.G468]" office:value-type="string" office:string-value="X6747.5" calcext:value-type="string">
            <text:p>X6747.5</text:p>
          </table:table-cell>
          <table:table-cell table:formula="of:=&quot;Y&quot;&amp;[.H468]" office:value-type="string" office:string-value="Y556.582234042554" calcext:value-type="string">
            <text:p>Y556.582234042554</text:p>
          </table:table-cell>
          <table:table-cell/>
          <table:table-cell table:formula="of:=[.A468]&amp;&quot; &quot;&amp;[.B468]&amp;&quot; &quot;&amp;[.C468]" office:value-type="string" office:string-value="N467 X6747.5 Y556.582234042554" calcext:value-type="string">
            <text:p>N467 X6747.5 Y556.582234042554</text:p>
          </table:table-cell>
          <table:table-cell/>
          <table:table-cell table:formula="of:=[.G463]" office:value-type="float" office:value="6747.5" calcext:value-type="float">
            <text:p>6747.5</text:p>
          </table:table-cell>
          <table:table-cell table:formula="of:=[.H463]+[.$K$13]" office:value-type="float" office:value="556.582234042554" calcext:value-type="float">
            <text:p>556.58223404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68</text:p>
          </table:table-cell>
          <table:table-cell table:formula="of:=[.B464]" office:value-type="string" office:string-value="G106" calcext:value-type="string">
            <text:p>G106</text:p>
          </table:table-cell>
          <table:table-cell table:formula="of:=[.C464]" office:value-type="string" office:string-value="P3" calcext:value-type="string">
            <text:p>P3</text:p>
          </table:table-cell>
          <table:table-cell/>
          <table:table-cell table:formula="of:=[.A469]&amp;&quot; &quot;&amp;[.B469]&amp;&quot; &quot;&amp;[.C469]" office:value-type="string" office:string-value="N468 G106 P3" calcext:value-type="string">
            <text:p>N46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69</text:p>
          </table:table-cell>
          <table:table-cell table:formula="of:=&quot;X&quot;&amp;[.G470]" office:value-type="string" office:string-value="X12.5" calcext:value-type="string">
            <text:p>X12.5</text:p>
          </table:table-cell>
          <table:table-cell table:formula="of:=&quot;Y&quot;&amp;[.H470]" office:value-type="string" office:string-value="Y554.582234042554" calcext:value-type="string">
            <text:p>Y554.582234042554</text:p>
          </table:table-cell>
          <table:table-cell/>
          <table:table-cell table:formula="of:=[.A470]&amp;&quot; &quot;&amp;[.B470]&amp;&quot; &quot;&amp;[.C470]" office:value-type="string" office:string-value="N469 X12.5 Y554.582234042554" calcext:value-type="string">
            <text:p>N469 X12.5 Y554.582234042554</text:p>
          </table:table-cell>
          <table:table-cell/>
          <table:table-cell table:formula="of:=[.G465]" office:value-type="float" office:value="12.5" calcext:value-type="float">
            <text:p>12.5</text:p>
          </table:table-cell>
          <table:table-cell table:formula="of:=[.H465]+[.$K$13]" office:value-type="float" office:value="554.582234042554" calcext:value-type="float">
            <text:p>554.58223404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70</text:p>
          </table:table-cell>
          <table:table-cell table:formula="of:=[.B466]" office:value-type="string" office:string-value="G106" calcext:value-type="string">
            <text:p>G106</text:p>
          </table:table-cell>
          <table:table-cell table:formula="of:=[.C466]" office:value-type="string" office:string-value="P0" calcext:value-type="string">
            <text:p>P0</text:p>
          </table:table-cell>
          <table:table-cell/>
          <table:table-cell table:formula="of:=[.A471]&amp;&quot; &quot;&amp;[.B471]&amp;&quot; &quot;&amp;[.C471]" office:value-type="string" office:string-value="N470 G106 P0" calcext:value-type="string">
            <text:p>N47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71</text:p>
          </table:table-cell>
          <table:table-cell table:formula="of:=[.B467]" office:value-type="string" office:string-value="G105" calcext:value-type="string">
            <text:p>G105</text:p>
          </table:table-cell>
          <table:table-cell table:formula="of:=[.C467]" office:value-type="string" office:string-value="PY7.79553191489362" calcext:value-type="string">
            <text:p>PY7.79553191489362</text:p>
          </table:table-cell>
          <table:table-cell/>
          <table:table-cell table:formula="of:=[.A472]&amp;&quot; &quot;&amp;[.B472]&amp;&quot; &quot;&amp;[.C472]" office:value-type="string" office:string-value="N471 G105 PY7.79553191489362" calcext:value-type="string">
            <text:p>N471 G105 PY7.79553191489362</text:p>
          </table:table-cell>
          <table:table-cell table:number-columns-repeated="2"/>
          <table:table-cell table:formula="of:=[.H46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72</text:p>
          </table:table-cell>
          <table:table-cell table:formula="of:=&quot;X&quot;&amp;[.G473]" office:value-type="string" office:string-value="X6747.5" calcext:value-type="string">
            <text:p>X6747.5</text:p>
          </table:table-cell>
          <table:table-cell table:formula="of:=&quot;Y&quot;&amp;[.H473]" office:value-type="string" office:string-value="Y561.377765957447" calcext:value-type="string">
            <text:p>Y561.377765957447</text:p>
          </table:table-cell>
          <table:table-cell/>
          <table:table-cell table:formula="of:=[.A473]&amp;&quot; &quot;&amp;[.B473]&amp;&quot; &quot;&amp;[.C473]" office:value-type="string" office:string-value="N472 X6747.5 Y561.377765957447" calcext:value-type="string">
            <text:p>N472 X6747.5 Y561.377765957447</text:p>
          </table:table-cell>
          <table:table-cell/>
          <table:table-cell table:formula="of:=[.G468]" office:value-type="float" office:value="6747.5" calcext:value-type="float">
            <text:p>6747.5</text:p>
          </table:table-cell>
          <table:table-cell table:formula="of:=[.H468]+[.$K$13]" office:value-type="float" office:value="561.377765957447" calcext:value-type="float">
            <text:p>561.37776595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73</text:p>
          </table:table-cell>
          <table:table-cell table:formula="of:=[.B469]" office:value-type="string" office:string-value="G106" calcext:value-type="string">
            <text:p>G106</text:p>
          </table:table-cell>
          <table:table-cell table:formula="of:=[.C469]" office:value-type="string" office:string-value="P3" calcext:value-type="string">
            <text:p>P3</text:p>
          </table:table-cell>
          <table:table-cell/>
          <table:table-cell table:formula="of:=[.A474]&amp;&quot; &quot;&amp;[.B474]&amp;&quot; &quot;&amp;[.C474]" office:value-type="string" office:string-value="N473 G106 P3" calcext:value-type="string">
            <text:p>N47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74</text:p>
          </table:table-cell>
          <table:table-cell table:formula="of:=&quot;X&quot;&amp;[.G475]" office:value-type="string" office:string-value="X12.5" calcext:value-type="string">
            <text:p>X12.5</text:p>
          </table:table-cell>
          <table:table-cell table:formula="of:=&quot;Y&quot;&amp;[.H475]" office:value-type="string" office:string-value="Y559.377765957447" calcext:value-type="string">
            <text:p>Y559.377765957447</text:p>
          </table:table-cell>
          <table:table-cell/>
          <table:table-cell table:formula="of:=[.A475]&amp;&quot; &quot;&amp;[.B475]&amp;&quot; &quot;&amp;[.C475]" office:value-type="string" office:string-value="N474 X12.5 Y559.377765957447" calcext:value-type="string">
            <text:p>N474 X12.5 Y559.377765957447</text:p>
          </table:table-cell>
          <table:table-cell/>
          <table:table-cell table:formula="of:=[.G470]" office:value-type="float" office:value="12.5" calcext:value-type="float">
            <text:p>12.5</text:p>
          </table:table-cell>
          <table:table-cell table:formula="of:=[.H470]+[.$K$13]" office:value-type="float" office:value="559.377765957447" calcext:value-type="float">
            <text:p>559.37776595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75</text:p>
          </table:table-cell>
          <table:table-cell table:formula="of:=[.B471]" office:value-type="string" office:string-value="G106" calcext:value-type="string">
            <text:p>G106</text:p>
          </table:table-cell>
          <table:table-cell table:formula="of:=[.C471]" office:value-type="string" office:string-value="P0" calcext:value-type="string">
            <text:p>P0</text:p>
          </table:table-cell>
          <table:table-cell/>
          <table:table-cell table:formula="of:=[.A476]&amp;&quot; &quot;&amp;[.B476]&amp;&quot; &quot;&amp;[.C476]" office:value-type="string" office:string-value="N475 G106 P0" calcext:value-type="string">
            <text:p>N47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76</text:p>
          </table:table-cell>
          <table:table-cell table:formula="of:=[.B472]" office:value-type="string" office:string-value="G105" calcext:value-type="string">
            <text:p>G105</text:p>
          </table:table-cell>
          <table:table-cell table:formula="of:=[.C472]" office:value-type="string" office:string-value="PY7.79553191489362" calcext:value-type="string">
            <text:p>PY7.79553191489362</text:p>
          </table:table-cell>
          <table:table-cell/>
          <table:table-cell table:formula="of:=[.A477]&amp;&quot; &quot;&amp;[.B477]&amp;&quot; &quot;&amp;[.C477]" office:value-type="string" office:string-value="N476 G105 PY7.79553191489362" calcext:value-type="string">
            <text:p>N476 G105 PY7.79553191489362</text:p>
          </table:table-cell>
          <table:table-cell table:number-columns-repeated="2"/>
          <table:table-cell table:formula="of:=[.H47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77</text:p>
          </table:table-cell>
          <table:table-cell table:formula="of:=&quot;X&quot;&amp;[.G478]" office:value-type="string" office:string-value="X6747.5" calcext:value-type="string">
            <text:p>X6747.5</text:p>
          </table:table-cell>
          <table:table-cell table:formula="of:=&quot;Y&quot;&amp;[.H478]" office:value-type="string" office:string-value="Y566.173297872341" calcext:value-type="string">
            <text:p>Y566.173297872341</text:p>
          </table:table-cell>
          <table:table-cell/>
          <table:table-cell table:formula="of:=[.A478]&amp;&quot; &quot;&amp;[.B478]&amp;&quot; &quot;&amp;[.C478]" office:value-type="string" office:string-value="N477 X6747.5 Y566.173297872341" calcext:value-type="string">
            <text:p>N477 X6747.5 Y566.173297872341</text:p>
          </table:table-cell>
          <table:table-cell/>
          <table:table-cell table:formula="of:=[.G473]" office:value-type="float" office:value="6747.5" calcext:value-type="float">
            <text:p>6747.5</text:p>
          </table:table-cell>
          <table:table-cell table:formula="of:=[.H473]+[.$K$13]" office:value-type="float" office:value="566.173297872341" calcext:value-type="float">
            <text:p>566.17329787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78</text:p>
          </table:table-cell>
          <table:table-cell table:formula="of:=[.B474]" office:value-type="string" office:string-value="G106" calcext:value-type="string">
            <text:p>G106</text:p>
          </table:table-cell>
          <table:table-cell table:formula="of:=[.C474]" office:value-type="string" office:string-value="P3" calcext:value-type="string">
            <text:p>P3</text:p>
          </table:table-cell>
          <table:table-cell/>
          <table:table-cell table:formula="of:=[.A479]&amp;&quot; &quot;&amp;[.B479]&amp;&quot; &quot;&amp;[.C479]" office:value-type="string" office:string-value="N478 G106 P3" calcext:value-type="string">
            <text:p>N47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79</text:p>
          </table:table-cell>
          <table:table-cell table:formula="of:=&quot;X&quot;&amp;[.G480]" office:value-type="string" office:string-value="X12.5" calcext:value-type="string">
            <text:p>X12.5</text:p>
          </table:table-cell>
          <table:table-cell table:formula="of:=&quot;Y&quot;&amp;[.H480]" office:value-type="string" office:string-value="Y564.173297872341" calcext:value-type="string">
            <text:p>Y564.173297872341</text:p>
          </table:table-cell>
          <table:table-cell/>
          <table:table-cell table:formula="of:=[.A480]&amp;&quot; &quot;&amp;[.B480]&amp;&quot; &quot;&amp;[.C480]" office:value-type="string" office:string-value="N479 X12.5 Y564.173297872341" calcext:value-type="string">
            <text:p>N479 X12.5 Y564.173297872341</text:p>
          </table:table-cell>
          <table:table-cell/>
          <table:table-cell table:formula="of:=[.G475]" office:value-type="float" office:value="12.5" calcext:value-type="float">
            <text:p>12.5</text:p>
          </table:table-cell>
          <table:table-cell table:formula="of:=[.H475]+[.$K$13]" office:value-type="float" office:value="564.173297872341" calcext:value-type="float">
            <text:p>564.17329787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80</text:p>
          </table:table-cell>
          <table:table-cell table:formula="of:=[.B476]" office:value-type="string" office:string-value="G106" calcext:value-type="string">
            <text:p>G106</text:p>
          </table:table-cell>
          <table:table-cell table:formula="of:=[.C476]" office:value-type="string" office:string-value="P0" calcext:value-type="string">
            <text:p>P0</text:p>
          </table:table-cell>
          <table:table-cell/>
          <table:table-cell table:formula="of:=[.A481]&amp;&quot; &quot;&amp;[.B481]&amp;&quot; &quot;&amp;[.C481]" office:value-type="string" office:string-value="N480 G106 P0" calcext:value-type="string">
            <text:p>N48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81</text:p>
          </table:table-cell>
          <table:table-cell table:formula="of:=[.B477]" office:value-type="string" office:string-value="G105" calcext:value-type="string">
            <text:p>G105</text:p>
          </table:table-cell>
          <table:table-cell table:formula="of:=[.C477]" office:value-type="string" office:string-value="PY7.79553191489362" calcext:value-type="string">
            <text:p>PY7.79553191489362</text:p>
          </table:table-cell>
          <table:table-cell/>
          <table:table-cell table:formula="of:=[.A482]&amp;&quot; &quot;&amp;[.B482]&amp;&quot; &quot;&amp;[.C482]" office:value-type="string" office:string-value="N481 G105 PY7.79553191489362" calcext:value-type="string">
            <text:p>N481 G105 PY7.79553191489362</text:p>
          </table:table-cell>
          <table:table-cell table:number-columns-repeated="2"/>
          <table:table-cell table:formula="of:=[.H47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82</text:p>
          </table:table-cell>
          <table:table-cell table:formula="of:=&quot;X&quot;&amp;[.G483]" office:value-type="string" office:string-value="X6747.5" calcext:value-type="string">
            <text:p>X6747.5</text:p>
          </table:table-cell>
          <table:table-cell table:formula="of:=&quot;Y&quot;&amp;[.H483]" office:value-type="string" office:string-value="Y570.968829787235" calcext:value-type="string">
            <text:p>Y570.968829787235</text:p>
          </table:table-cell>
          <table:table-cell/>
          <table:table-cell table:formula="of:=[.A483]&amp;&quot; &quot;&amp;[.B483]&amp;&quot; &quot;&amp;[.C483]" office:value-type="string" office:string-value="N482 X6747.5 Y570.968829787235" calcext:value-type="string">
            <text:p>N482 X6747.5 Y570.968829787235</text:p>
          </table:table-cell>
          <table:table-cell/>
          <table:table-cell table:formula="of:=[.G478]" office:value-type="float" office:value="6747.5" calcext:value-type="float">
            <text:p>6747.5</text:p>
          </table:table-cell>
          <table:table-cell table:formula="of:=[.H478]+[.$K$13]" office:value-type="float" office:value="570.968829787235" calcext:value-type="float">
            <text:p>570.96882978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83</text:p>
          </table:table-cell>
          <table:table-cell table:formula="of:=[.B479]" office:value-type="string" office:string-value="G106" calcext:value-type="string">
            <text:p>G106</text:p>
          </table:table-cell>
          <table:table-cell table:formula="of:=[.C479]" office:value-type="string" office:string-value="P3" calcext:value-type="string">
            <text:p>P3</text:p>
          </table:table-cell>
          <table:table-cell/>
          <table:table-cell table:formula="of:=[.A484]&amp;&quot; &quot;&amp;[.B484]&amp;&quot; &quot;&amp;[.C484]" office:value-type="string" office:string-value="N483 G106 P3" calcext:value-type="string">
            <text:p>N48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84</text:p>
          </table:table-cell>
          <table:table-cell table:formula="of:=&quot;X&quot;&amp;[.G485]" office:value-type="string" office:string-value="X12.5" calcext:value-type="string">
            <text:p>X12.5</text:p>
          </table:table-cell>
          <table:table-cell table:formula="of:=&quot;Y&quot;&amp;[.H485]" office:value-type="string" office:string-value="Y568.968829787235" calcext:value-type="string">
            <text:p>Y568.968829787235</text:p>
          </table:table-cell>
          <table:table-cell/>
          <table:table-cell table:formula="of:=[.A485]&amp;&quot; &quot;&amp;[.B485]&amp;&quot; &quot;&amp;[.C485]" office:value-type="string" office:string-value="N484 X12.5 Y568.968829787235" calcext:value-type="string">
            <text:p>N484 X12.5 Y568.968829787235</text:p>
          </table:table-cell>
          <table:table-cell/>
          <table:table-cell table:formula="of:=[.G480]" office:value-type="float" office:value="12.5" calcext:value-type="float">
            <text:p>12.5</text:p>
          </table:table-cell>
          <table:table-cell table:formula="of:=[.H480]+[.$K$13]" office:value-type="float" office:value="568.968829787235" calcext:value-type="float">
            <text:p>568.96882978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85</text:p>
          </table:table-cell>
          <table:table-cell table:formula="of:=[.B481]" office:value-type="string" office:string-value="G106" calcext:value-type="string">
            <text:p>G106</text:p>
          </table:table-cell>
          <table:table-cell table:formula="of:=[.C481]" office:value-type="string" office:string-value="P0" calcext:value-type="string">
            <text:p>P0</text:p>
          </table:table-cell>
          <table:table-cell/>
          <table:table-cell table:formula="of:=[.A486]&amp;&quot; &quot;&amp;[.B486]&amp;&quot; &quot;&amp;[.C486]" office:value-type="string" office:string-value="N485 G106 P0" calcext:value-type="string">
            <text:p>N48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86</text:p>
          </table:table-cell>
          <table:table-cell table:formula="of:=[.B482]" office:value-type="string" office:string-value="G105" calcext:value-type="string">
            <text:p>G105</text:p>
          </table:table-cell>
          <table:table-cell table:formula="of:=[.C482]" office:value-type="string" office:string-value="PY7.79553191489362" calcext:value-type="string">
            <text:p>PY7.79553191489362</text:p>
          </table:table-cell>
          <table:table-cell/>
          <table:table-cell table:formula="of:=[.A487]&amp;&quot; &quot;&amp;[.B487]&amp;&quot; &quot;&amp;[.C487]" office:value-type="string" office:string-value="N486 G105 PY7.79553191489362" calcext:value-type="string">
            <text:p>N486 G105 PY7.79553191489362</text:p>
          </table:table-cell>
          <table:table-cell table:number-columns-repeated="2"/>
          <table:table-cell table:formula="of:=[.H48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87</text:p>
          </table:table-cell>
          <table:table-cell table:formula="of:=&quot;X&quot;&amp;[.G488]" office:value-type="string" office:string-value="X6747.5" calcext:value-type="string">
            <text:p>X6747.5</text:p>
          </table:table-cell>
          <table:table-cell table:formula="of:=&quot;Y&quot;&amp;[.H488]" office:value-type="string" office:string-value="Y575.764361702128" calcext:value-type="string">
            <text:p>Y575.764361702128</text:p>
          </table:table-cell>
          <table:table-cell/>
          <table:table-cell table:formula="of:=[.A488]&amp;&quot; &quot;&amp;[.B488]&amp;&quot; &quot;&amp;[.C488]" office:value-type="string" office:string-value="N487 X6747.5 Y575.764361702128" calcext:value-type="string">
            <text:p>N487 X6747.5 Y575.764361702128</text:p>
          </table:table-cell>
          <table:table-cell/>
          <table:table-cell table:formula="of:=[.G483]" office:value-type="float" office:value="6747.5" calcext:value-type="float">
            <text:p>6747.5</text:p>
          </table:table-cell>
          <table:table-cell table:formula="of:=[.H483]+[.$K$13]" office:value-type="float" office:value="575.764361702128" calcext:value-type="float">
            <text:p>575.76436170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88</text:p>
          </table:table-cell>
          <table:table-cell table:formula="of:=[.B484]" office:value-type="string" office:string-value="G106" calcext:value-type="string">
            <text:p>G106</text:p>
          </table:table-cell>
          <table:table-cell table:formula="of:=[.C484]" office:value-type="string" office:string-value="P3" calcext:value-type="string">
            <text:p>P3</text:p>
          </table:table-cell>
          <table:table-cell/>
          <table:table-cell table:formula="of:=[.A489]&amp;&quot; &quot;&amp;[.B489]&amp;&quot; &quot;&amp;[.C489]" office:value-type="string" office:string-value="N488 G106 P3" calcext:value-type="string">
            <text:p>N48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89</text:p>
          </table:table-cell>
          <table:table-cell table:formula="of:=&quot;X&quot;&amp;[.G490]" office:value-type="string" office:string-value="X12.5" calcext:value-type="string">
            <text:p>X12.5</text:p>
          </table:table-cell>
          <table:table-cell table:formula="of:=&quot;Y&quot;&amp;[.H490]" office:value-type="string" office:string-value="Y573.764361702128" calcext:value-type="string">
            <text:p>Y573.764361702128</text:p>
          </table:table-cell>
          <table:table-cell/>
          <table:table-cell table:formula="of:=[.A490]&amp;&quot; &quot;&amp;[.B490]&amp;&quot; &quot;&amp;[.C490]" office:value-type="string" office:string-value="N489 X12.5 Y573.764361702128" calcext:value-type="string">
            <text:p>N489 X12.5 Y573.764361702128</text:p>
          </table:table-cell>
          <table:table-cell/>
          <table:table-cell table:formula="of:=[.G485]" office:value-type="float" office:value="12.5" calcext:value-type="float">
            <text:p>12.5</text:p>
          </table:table-cell>
          <table:table-cell table:formula="of:=[.H485]+[.$K$13]" office:value-type="float" office:value="573.764361702128" calcext:value-type="float">
            <text:p>573.76436170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90</text:p>
          </table:table-cell>
          <table:table-cell table:formula="of:=[.B486]" office:value-type="string" office:string-value="G106" calcext:value-type="string">
            <text:p>G106</text:p>
          </table:table-cell>
          <table:table-cell table:formula="of:=[.C486]" office:value-type="string" office:string-value="P0" calcext:value-type="string">
            <text:p>P0</text:p>
          </table:table-cell>
          <table:table-cell/>
          <table:table-cell table:formula="of:=[.A491]&amp;&quot; &quot;&amp;[.B491]&amp;&quot; &quot;&amp;[.C491]" office:value-type="string" office:string-value="N490 G106 P0" calcext:value-type="string">
            <text:p>N49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91</text:p>
          </table:table-cell>
          <table:table-cell table:formula="of:=[.B487]" office:value-type="string" office:string-value="G105" calcext:value-type="string">
            <text:p>G105</text:p>
          </table:table-cell>
          <table:table-cell table:formula="of:=[.C487]" office:value-type="string" office:string-value="PY7.79553191489362" calcext:value-type="string">
            <text:p>PY7.79553191489362</text:p>
          </table:table-cell>
          <table:table-cell/>
          <table:table-cell table:formula="of:=[.A492]&amp;&quot; &quot;&amp;[.B492]&amp;&quot; &quot;&amp;[.C492]" office:value-type="string" office:string-value="N491 G105 PY7.79553191489362" calcext:value-type="string">
            <text:p>N491 G105 PY7.79553191489362</text:p>
          </table:table-cell>
          <table:table-cell table:number-columns-repeated="2"/>
          <table:table-cell table:formula="of:=[.H48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92</text:p>
          </table:table-cell>
          <table:table-cell table:formula="of:=&quot;X&quot;&amp;[.G493]" office:value-type="string" office:string-value="X6747.5" calcext:value-type="string">
            <text:p>X6747.5</text:p>
          </table:table-cell>
          <table:table-cell table:formula="of:=&quot;Y&quot;&amp;[.H493]" office:value-type="string" office:string-value="Y580.559893617022" calcext:value-type="string">
            <text:p>Y580.559893617022</text:p>
          </table:table-cell>
          <table:table-cell/>
          <table:table-cell table:formula="of:=[.A493]&amp;&quot; &quot;&amp;[.B493]&amp;&quot; &quot;&amp;[.C493]" office:value-type="string" office:string-value="N492 X6747.5 Y580.559893617022" calcext:value-type="string">
            <text:p>N492 X6747.5 Y580.559893617022</text:p>
          </table:table-cell>
          <table:table-cell/>
          <table:table-cell table:formula="of:=[.G488]" office:value-type="float" office:value="6747.5" calcext:value-type="float">
            <text:p>6747.5</text:p>
          </table:table-cell>
          <table:table-cell table:formula="of:=[.H488]+[.$K$13]" office:value-type="float" office:value="580.559893617022" calcext:value-type="float">
            <text:p>580.559893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93</text:p>
          </table:table-cell>
          <table:table-cell table:formula="of:=[.B489]" office:value-type="string" office:string-value="G106" calcext:value-type="string">
            <text:p>G106</text:p>
          </table:table-cell>
          <table:table-cell table:formula="of:=[.C489]" office:value-type="string" office:string-value="P3" calcext:value-type="string">
            <text:p>P3</text:p>
          </table:table-cell>
          <table:table-cell/>
          <table:table-cell table:formula="of:=[.A494]&amp;&quot; &quot;&amp;[.B494]&amp;&quot; &quot;&amp;[.C494]" office:value-type="string" office:string-value="N493 G106 P3" calcext:value-type="string">
            <text:p>N49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94</text:p>
          </table:table-cell>
          <table:table-cell table:formula="of:=&quot;X&quot;&amp;[.G495]" office:value-type="string" office:string-value="X12.5" calcext:value-type="string">
            <text:p>X12.5</text:p>
          </table:table-cell>
          <table:table-cell table:formula="of:=&quot;Y&quot;&amp;[.H495]" office:value-type="string" office:string-value="Y578.559893617022" calcext:value-type="string">
            <text:p>Y578.559893617022</text:p>
          </table:table-cell>
          <table:table-cell/>
          <table:table-cell table:formula="of:=[.A495]&amp;&quot; &quot;&amp;[.B495]&amp;&quot; &quot;&amp;[.C495]" office:value-type="string" office:string-value="N494 X12.5 Y578.559893617022" calcext:value-type="string">
            <text:p>N494 X12.5 Y578.559893617022</text:p>
          </table:table-cell>
          <table:table-cell/>
          <table:table-cell table:formula="of:=[.G490]" office:value-type="float" office:value="12.5" calcext:value-type="float">
            <text:p>12.5</text:p>
          </table:table-cell>
          <table:table-cell table:formula="of:=[.H490]+[.$K$13]" office:value-type="float" office:value="578.559893617022" calcext:value-type="float">
            <text:p>578.559893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95</text:p>
          </table:table-cell>
          <table:table-cell table:formula="of:=[.B491]" office:value-type="string" office:string-value="G106" calcext:value-type="string">
            <text:p>G106</text:p>
          </table:table-cell>
          <table:table-cell table:formula="of:=[.C491]" office:value-type="string" office:string-value="P0" calcext:value-type="string">
            <text:p>P0</text:p>
          </table:table-cell>
          <table:table-cell/>
          <table:table-cell table:formula="of:=[.A496]&amp;&quot; &quot;&amp;[.B496]&amp;&quot; &quot;&amp;[.C496]" office:value-type="string" office:string-value="N495 G106 P0" calcext:value-type="string">
            <text:p>N49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96</text:p>
          </table:table-cell>
          <table:table-cell table:formula="of:=[.B492]" office:value-type="string" office:string-value="G105" calcext:value-type="string">
            <text:p>G105</text:p>
          </table:table-cell>
          <table:table-cell table:formula="of:=[.C492]" office:value-type="string" office:string-value="PY7.79553191489362" calcext:value-type="string">
            <text:p>PY7.79553191489362</text:p>
          </table:table-cell>
          <table:table-cell/>
          <table:table-cell table:formula="of:=[.A497]&amp;&quot; &quot;&amp;[.B497]&amp;&quot; &quot;&amp;[.C497]" office:value-type="string" office:string-value="N496 G105 PY7.79553191489362" calcext:value-type="string">
            <text:p>N496 G105 PY7.79553191489362</text:p>
          </table:table-cell>
          <table:table-cell table:number-columns-repeated="2"/>
          <table:table-cell table:formula="of:=[.H49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97</text:p>
          </table:table-cell>
          <table:table-cell table:formula="of:=&quot;X&quot;&amp;[.G498]" office:value-type="string" office:string-value="X6747.5" calcext:value-type="string">
            <text:p>X6747.5</text:p>
          </table:table-cell>
          <table:table-cell table:formula="of:=&quot;Y&quot;&amp;[.H498]" office:value-type="string" office:string-value="Y585.355425531916" calcext:value-type="string">
            <text:p>Y585.355425531916</text:p>
          </table:table-cell>
          <table:table-cell/>
          <table:table-cell table:formula="of:=[.A498]&amp;&quot; &quot;&amp;[.B498]&amp;&quot; &quot;&amp;[.C498]" office:value-type="string" office:string-value="N497 X6747.5 Y585.355425531916" calcext:value-type="string">
            <text:p>N497 X6747.5 Y585.355425531916</text:p>
          </table:table-cell>
          <table:table-cell/>
          <table:table-cell table:formula="of:=[.G493]" office:value-type="float" office:value="6747.5" calcext:value-type="float">
            <text:p>6747.5</text:p>
          </table:table-cell>
          <table:table-cell table:formula="of:=[.H493]+[.$K$13]" office:value-type="float" office:value="585.355425531916" calcext:value-type="float">
            <text:p>585.35542553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98</text:p>
          </table:table-cell>
          <table:table-cell table:formula="of:=[.B494]" office:value-type="string" office:string-value="G106" calcext:value-type="string">
            <text:p>G106</text:p>
          </table:table-cell>
          <table:table-cell table:formula="of:=[.C494]" office:value-type="string" office:string-value="P3" calcext:value-type="string">
            <text:p>P3</text:p>
          </table:table-cell>
          <table:table-cell/>
          <table:table-cell table:formula="of:=[.A499]&amp;&quot; &quot;&amp;[.B499]&amp;&quot; &quot;&amp;[.C499]" office:value-type="string" office:string-value="N498 G106 P3" calcext:value-type="string">
            <text:p>N49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499</text:p>
          </table:table-cell>
          <table:table-cell table:formula="of:=&quot;X&quot;&amp;[.G500]" office:value-type="string" office:string-value="X12.5" calcext:value-type="string">
            <text:p>X12.5</text:p>
          </table:table-cell>
          <table:table-cell table:formula="of:=&quot;Y&quot;&amp;[.H500]" office:value-type="string" office:string-value="Y583.355425531916" calcext:value-type="string">
            <text:p>Y583.355425531916</text:p>
          </table:table-cell>
          <table:table-cell/>
          <table:table-cell table:formula="of:=[.A500]&amp;&quot; &quot;&amp;[.B500]&amp;&quot; &quot;&amp;[.C500]" office:value-type="string" office:string-value="N499 X12.5 Y583.355425531916" calcext:value-type="string">
            <text:p>N499 X12.5 Y583.355425531916</text:p>
          </table:table-cell>
          <table:table-cell/>
          <table:table-cell table:formula="of:=[.G495]" office:value-type="float" office:value="12.5" calcext:value-type="float">
            <text:p>12.5</text:p>
          </table:table-cell>
          <table:table-cell table:formula="of:=[.H495]+[.$K$13]" office:value-type="float" office:value="583.355425531916" calcext:value-type="float">
            <text:p>583.35542553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00</text:p>
          </table:table-cell>
          <table:table-cell table:formula="of:=[.B496]" office:value-type="string" office:string-value="G106" calcext:value-type="string">
            <text:p>G106</text:p>
          </table:table-cell>
          <table:table-cell table:formula="of:=[.C496]" office:value-type="string" office:string-value="P0" calcext:value-type="string">
            <text:p>P0</text:p>
          </table:table-cell>
          <table:table-cell/>
          <table:table-cell table:formula="of:=[.A501]&amp;&quot; &quot;&amp;[.B501]&amp;&quot; &quot;&amp;[.C501]" office:value-type="string" office:string-value="N500 G106 P0" calcext:value-type="string">
            <text:p>N50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01</text:p>
          </table:table-cell>
          <table:table-cell table:formula="of:=[.B497]" office:value-type="string" office:string-value="G105" calcext:value-type="string">
            <text:p>G105</text:p>
          </table:table-cell>
          <table:table-cell table:formula="of:=[.C497]" office:value-type="string" office:string-value="PY7.79553191489362" calcext:value-type="string">
            <text:p>PY7.79553191489362</text:p>
          </table:table-cell>
          <table:table-cell/>
          <table:table-cell table:formula="of:=[.A502]&amp;&quot; &quot;&amp;[.B502]&amp;&quot; &quot;&amp;[.C502]" office:value-type="string" office:string-value="N501 G105 PY7.79553191489362" calcext:value-type="string">
            <text:p>N501 G105 PY7.79553191489362</text:p>
          </table:table-cell>
          <table:table-cell table:number-columns-repeated="2"/>
          <table:table-cell table:formula="of:=[.H49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02</text:p>
          </table:table-cell>
          <table:table-cell table:formula="of:=&quot;X&quot;&amp;[.G503]" office:value-type="string" office:string-value="X6747.5" calcext:value-type="string">
            <text:p>X6747.5</text:p>
          </table:table-cell>
          <table:table-cell table:formula="of:=&quot;Y&quot;&amp;[.H503]" office:value-type="string" office:string-value="Y590.150957446809" calcext:value-type="string">
            <text:p>Y590.150957446809</text:p>
          </table:table-cell>
          <table:table-cell/>
          <table:table-cell table:formula="of:=[.A503]&amp;&quot; &quot;&amp;[.B503]&amp;&quot; &quot;&amp;[.C503]" office:value-type="string" office:string-value="N502 X6747.5 Y590.150957446809" calcext:value-type="string">
            <text:p>N502 X6747.5 Y590.150957446809</text:p>
          </table:table-cell>
          <table:table-cell/>
          <table:table-cell table:formula="of:=[.G498]" office:value-type="float" office:value="6747.5" calcext:value-type="float">
            <text:p>6747.5</text:p>
          </table:table-cell>
          <table:table-cell table:formula="of:=[.H498]+[.$K$13]" office:value-type="float" office:value="590.150957446809" calcext:value-type="float">
            <text:p>590.15095744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03</text:p>
          </table:table-cell>
          <table:table-cell table:formula="of:=[.B499]" office:value-type="string" office:string-value="G106" calcext:value-type="string">
            <text:p>G106</text:p>
          </table:table-cell>
          <table:table-cell table:formula="of:=[.C499]" office:value-type="string" office:string-value="P3" calcext:value-type="string">
            <text:p>P3</text:p>
          </table:table-cell>
          <table:table-cell/>
          <table:table-cell table:formula="of:=[.A504]&amp;&quot; &quot;&amp;[.B504]&amp;&quot; &quot;&amp;[.C504]" office:value-type="string" office:string-value="N503 G106 P3" calcext:value-type="string">
            <text:p>N50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04</text:p>
          </table:table-cell>
          <table:table-cell table:formula="of:=&quot;X&quot;&amp;[.G505]" office:value-type="string" office:string-value="X12.5" calcext:value-type="string">
            <text:p>X12.5</text:p>
          </table:table-cell>
          <table:table-cell table:formula="of:=&quot;Y&quot;&amp;[.H505]" office:value-type="string" office:string-value="Y588.150957446809" calcext:value-type="string">
            <text:p>Y588.150957446809</text:p>
          </table:table-cell>
          <table:table-cell/>
          <table:table-cell table:formula="of:=[.A505]&amp;&quot; &quot;&amp;[.B505]&amp;&quot; &quot;&amp;[.C505]" office:value-type="string" office:string-value="N504 X12.5 Y588.150957446809" calcext:value-type="string">
            <text:p>N504 X12.5 Y588.150957446809</text:p>
          </table:table-cell>
          <table:table-cell/>
          <table:table-cell table:formula="of:=[.G500]" office:value-type="float" office:value="12.5" calcext:value-type="float">
            <text:p>12.5</text:p>
          </table:table-cell>
          <table:table-cell table:formula="of:=[.H500]+[.$K$13]" office:value-type="float" office:value="588.150957446809" calcext:value-type="float">
            <text:p>588.15095744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05</text:p>
          </table:table-cell>
          <table:table-cell table:formula="of:=[.B501]" office:value-type="string" office:string-value="G106" calcext:value-type="string">
            <text:p>G106</text:p>
          </table:table-cell>
          <table:table-cell table:formula="of:=[.C501]" office:value-type="string" office:string-value="P0" calcext:value-type="string">
            <text:p>P0</text:p>
          </table:table-cell>
          <table:table-cell/>
          <table:table-cell table:formula="of:=[.A506]&amp;&quot; &quot;&amp;[.B506]&amp;&quot; &quot;&amp;[.C506]" office:value-type="string" office:string-value="N505 G106 P0" calcext:value-type="string">
            <text:p>N50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06</text:p>
          </table:table-cell>
          <table:table-cell table:formula="of:=[.B502]" office:value-type="string" office:string-value="G105" calcext:value-type="string">
            <text:p>G105</text:p>
          </table:table-cell>
          <table:table-cell table:formula="of:=[.C502]" office:value-type="string" office:string-value="PY7.79553191489362" calcext:value-type="string">
            <text:p>PY7.79553191489362</text:p>
          </table:table-cell>
          <table:table-cell/>
          <table:table-cell table:formula="of:=[.A507]&amp;&quot; &quot;&amp;[.B507]&amp;&quot; &quot;&amp;[.C507]" office:value-type="string" office:string-value="N506 G105 PY7.79553191489362" calcext:value-type="string">
            <text:p>N506 G105 PY7.79553191489362</text:p>
          </table:table-cell>
          <table:table-cell table:number-columns-repeated="2"/>
          <table:table-cell table:formula="of:=[.H50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07</text:p>
          </table:table-cell>
          <table:table-cell table:formula="of:=&quot;X&quot;&amp;[.G508]" office:value-type="string" office:string-value="X6747.5" calcext:value-type="string">
            <text:p>X6747.5</text:p>
          </table:table-cell>
          <table:table-cell table:formula="of:=&quot;Y&quot;&amp;[.H508]" office:value-type="string" office:string-value="Y594.946489361703" calcext:value-type="string">
            <text:p>Y594.946489361703</text:p>
          </table:table-cell>
          <table:table-cell/>
          <table:table-cell table:formula="of:=[.A508]&amp;&quot; &quot;&amp;[.B508]&amp;&quot; &quot;&amp;[.C508]" office:value-type="string" office:string-value="N507 X6747.5 Y594.946489361703" calcext:value-type="string">
            <text:p>N507 X6747.5 Y594.946489361703</text:p>
          </table:table-cell>
          <table:table-cell/>
          <table:table-cell table:formula="of:=[.G503]" office:value-type="float" office:value="6747.5" calcext:value-type="float">
            <text:p>6747.5</text:p>
          </table:table-cell>
          <table:table-cell table:formula="of:=[.H503]+[.$K$13]" office:value-type="float" office:value="594.946489361703" calcext:value-type="float">
            <text:p>594.9464893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08</text:p>
          </table:table-cell>
          <table:table-cell table:formula="of:=[.B504]" office:value-type="string" office:string-value="G106" calcext:value-type="string">
            <text:p>G106</text:p>
          </table:table-cell>
          <table:table-cell table:formula="of:=[.C504]" office:value-type="string" office:string-value="P3" calcext:value-type="string">
            <text:p>P3</text:p>
          </table:table-cell>
          <table:table-cell/>
          <table:table-cell table:formula="of:=[.A509]&amp;&quot; &quot;&amp;[.B509]&amp;&quot; &quot;&amp;[.C509]" office:value-type="string" office:string-value="N508 G106 P3" calcext:value-type="string">
            <text:p>N50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09</text:p>
          </table:table-cell>
          <table:table-cell table:formula="of:=&quot;X&quot;&amp;[.G510]" office:value-type="string" office:string-value="X12.5" calcext:value-type="string">
            <text:p>X12.5</text:p>
          </table:table-cell>
          <table:table-cell table:formula="of:=&quot;Y&quot;&amp;[.H510]" office:value-type="string" office:string-value="Y592.946489361703" calcext:value-type="string">
            <text:p>Y592.946489361703</text:p>
          </table:table-cell>
          <table:table-cell/>
          <table:table-cell table:formula="of:=[.A510]&amp;&quot; &quot;&amp;[.B510]&amp;&quot; &quot;&amp;[.C510]" office:value-type="string" office:string-value="N509 X12.5 Y592.946489361703" calcext:value-type="string">
            <text:p>N509 X12.5 Y592.946489361703</text:p>
          </table:table-cell>
          <table:table-cell/>
          <table:table-cell table:formula="of:=[.G505]" office:value-type="float" office:value="12.5" calcext:value-type="float">
            <text:p>12.5</text:p>
          </table:table-cell>
          <table:table-cell table:formula="of:=[.H505]+[.$K$13]" office:value-type="float" office:value="592.946489361703" calcext:value-type="float">
            <text:p>592.9464893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10</text:p>
          </table:table-cell>
          <table:table-cell table:formula="of:=[.B506]" office:value-type="string" office:string-value="G106" calcext:value-type="string">
            <text:p>G106</text:p>
          </table:table-cell>
          <table:table-cell table:formula="of:=[.C506]" office:value-type="string" office:string-value="P0" calcext:value-type="string">
            <text:p>P0</text:p>
          </table:table-cell>
          <table:table-cell/>
          <table:table-cell table:formula="of:=[.A511]&amp;&quot; &quot;&amp;[.B511]&amp;&quot; &quot;&amp;[.C511]" office:value-type="string" office:string-value="N510 G106 P0" calcext:value-type="string">
            <text:p>N51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11</text:p>
          </table:table-cell>
          <table:table-cell table:formula="of:=[.B507]" office:value-type="string" office:string-value="G105" calcext:value-type="string">
            <text:p>G105</text:p>
          </table:table-cell>
          <table:table-cell table:formula="of:=[.C507]" office:value-type="string" office:string-value="PY7.79553191489362" calcext:value-type="string">
            <text:p>PY7.79553191489362</text:p>
          </table:table-cell>
          <table:table-cell/>
          <table:table-cell table:formula="of:=[.A512]&amp;&quot; &quot;&amp;[.B512]&amp;&quot; &quot;&amp;[.C512]" office:value-type="string" office:string-value="N511 G105 PY7.79553191489362" calcext:value-type="string">
            <text:p>N511 G105 PY7.79553191489362</text:p>
          </table:table-cell>
          <table:table-cell table:number-columns-repeated="2"/>
          <table:table-cell table:formula="of:=[.H50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12</text:p>
          </table:table-cell>
          <table:table-cell table:formula="of:=&quot;X&quot;&amp;[.G513]" office:value-type="string" office:string-value="X6747.5" calcext:value-type="string">
            <text:p>X6747.5</text:p>
          </table:table-cell>
          <table:table-cell table:formula="of:=&quot;Y&quot;&amp;[.H513]" office:value-type="string" office:string-value="Y599.742021276597" calcext:value-type="string">
            <text:p>Y599.742021276597</text:p>
          </table:table-cell>
          <table:table-cell/>
          <table:table-cell table:formula="of:=[.A513]&amp;&quot; &quot;&amp;[.B513]&amp;&quot; &quot;&amp;[.C513]" office:value-type="string" office:string-value="N512 X6747.5 Y599.742021276597" calcext:value-type="string">
            <text:p>N512 X6747.5 Y599.742021276597</text:p>
          </table:table-cell>
          <table:table-cell/>
          <table:table-cell table:formula="of:=[.G508]" office:value-type="float" office:value="6747.5" calcext:value-type="float">
            <text:p>6747.5</text:p>
          </table:table-cell>
          <table:table-cell table:formula="of:=[.H508]+[.$K$13]" office:value-type="float" office:value="599.742021276597" calcext:value-type="float">
            <text:p>599.74202127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13</text:p>
          </table:table-cell>
          <table:table-cell table:formula="of:=[.B509]" office:value-type="string" office:string-value="G106" calcext:value-type="string">
            <text:p>G106</text:p>
          </table:table-cell>
          <table:table-cell table:formula="of:=[.C509]" office:value-type="string" office:string-value="P3" calcext:value-type="string">
            <text:p>P3</text:p>
          </table:table-cell>
          <table:table-cell/>
          <table:table-cell table:formula="of:=[.A514]&amp;&quot; &quot;&amp;[.B514]&amp;&quot; &quot;&amp;[.C514]" office:value-type="string" office:string-value="N513 G106 P3" calcext:value-type="string">
            <text:p>N51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14</text:p>
          </table:table-cell>
          <table:table-cell table:formula="of:=&quot;X&quot;&amp;[.G515]" office:value-type="string" office:string-value="X12.5" calcext:value-type="string">
            <text:p>X12.5</text:p>
          </table:table-cell>
          <table:table-cell table:formula="of:=&quot;Y&quot;&amp;[.H515]" office:value-type="string" office:string-value="Y597.742021276597" calcext:value-type="string">
            <text:p>Y597.742021276597</text:p>
          </table:table-cell>
          <table:table-cell/>
          <table:table-cell table:formula="of:=[.A515]&amp;&quot; &quot;&amp;[.B515]&amp;&quot; &quot;&amp;[.C515]" office:value-type="string" office:string-value="N514 X12.5 Y597.742021276597" calcext:value-type="string">
            <text:p>N514 X12.5 Y597.742021276597</text:p>
          </table:table-cell>
          <table:table-cell/>
          <table:table-cell table:formula="of:=[.G510]" office:value-type="float" office:value="12.5" calcext:value-type="float">
            <text:p>12.5</text:p>
          </table:table-cell>
          <table:table-cell table:formula="of:=[.H510]+[.$K$13]" office:value-type="float" office:value="597.742021276597" calcext:value-type="float">
            <text:p>597.74202127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15</text:p>
          </table:table-cell>
          <table:table-cell table:formula="of:=[.B511]" office:value-type="string" office:string-value="G106" calcext:value-type="string">
            <text:p>G106</text:p>
          </table:table-cell>
          <table:table-cell table:formula="of:=[.C511]" office:value-type="string" office:string-value="P0" calcext:value-type="string">
            <text:p>P0</text:p>
          </table:table-cell>
          <table:table-cell/>
          <table:table-cell table:formula="of:=[.A516]&amp;&quot; &quot;&amp;[.B516]&amp;&quot; &quot;&amp;[.C516]" office:value-type="string" office:string-value="N515 G106 P0" calcext:value-type="string">
            <text:p>N51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16</text:p>
          </table:table-cell>
          <table:table-cell table:formula="of:=[.B512]" office:value-type="string" office:string-value="G105" calcext:value-type="string">
            <text:p>G105</text:p>
          </table:table-cell>
          <table:table-cell table:formula="of:=[.C512]" office:value-type="string" office:string-value="PY7.79553191489362" calcext:value-type="string">
            <text:p>PY7.79553191489362</text:p>
          </table:table-cell>
          <table:table-cell/>
          <table:table-cell table:formula="of:=[.A517]&amp;&quot; &quot;&amp;[.B517]&amp;&quot; &quot;&amp;[.C517]" office:value-type="string" office:string-value="N516 G105 PY7.79553191489362" calcext:value-type="string">
            <text:p>N516 G105 PY7.79553191489362</text:p>
          </table:table-cell>
          <table:table-cell table:number-columns-repeated="2"/>
          <table:table-cell table:formula="of:=[.H51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17</text:p>
          </table:table-cell>
          <table:table-cell table:formula="of:=&quot;X&quot;&amp;[.G518]" office:value-type="string" office:string-value="X6747.5" calcext:value-type="string">
            <text:p>X6747.5</text:p>
          </table:table-cell>
          <table:table-cell table:formula="of:=&quot;Y&quot;&amp;[.H518]" office:value-type="string" office:string-value="Y604.53755319149" calcext:value-type="string">
            <text:p>Y604.53755319149</text:p>
          </table:table-cell>
          <table:table-cell/>
          <table:table-cell table:formula="of:=[.A518]&amp;&quot; &quot;&amp;[.B518]&amp;&quot; &quot;&amp;[.C518]" office:value-type="string" office:string-value="N517 X6747.5 Y604.53755319149" calcext:value-type="string">
            <text:p>N517 X6747.5 Y604.53755319149</text:p>
          </table:table-cell>
          <table:table-cell/>
          <table:table-cell table:formula="of:=[.G513]" office:value-type="float" office:value="6747.5" calcext:value-type="float">
            <text:p>6747.5</text:p>
          </table:table-cell>
          <table:table-cell table:formula="of:=[.H513]+[.$K$13]" office:value-type="float" office:value="604.53755319149" calcext:value-type="float">
            <text:p>604.5375531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18</text:p>
          </table:table-cell>
          <table:table-cell table:formula="of:=[.B514]" office:value-type="string" office:string-value="G106" calcext:value-type="string">
            <text:p>G106</text:p>
          </table:table-cell>
          <table:table-cell table:formula="of:=[.C514]" office:value-type="string" office:string-value="P3" calcext:value-type="string">
            <text:p>P3</text:p>
          </table:table-cell>
          <table:table-cell/>
          <table:table-cell table:formula="of:=[.A519]&amp;&quot; &quot;&amp;[.B519]&amp;&quot; &quot;&amp;[.C519]" office:value-type="string" office:string-value="N518 G106 P3" calcext:value-type="string">
            <text:p>N51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19</text:p>
          </table:table-cell>
          <table:table-cell table:formula="of:=&quot;X&quot;&amp;[.G520]" office:value-type="string" office:string-value="X12.5" calcext:value-type="string">
            <text:p>X12.5</text:p>
          </table:table-cell>
          <table:table-cell table:formula="of:=&quot;Y&quot;&amp;[.H520]" office:value-type="string" office:string-value="Y602.53755319149" calcext:value-type="string">
            <text:p>Y602.53755319149</text:p>
          </table:table-cell>
          <table:table-cell/>
          <table:table-cell table:formula="of:=[.A520]&amp;&quot; &quot;&amp;[.B520]&amp;&quot; &quot;&amp;[.C520]" office:value-type="string" office:string-value="N519 X12.5 Y602.53755319149" calcext:value-type="string">
            <text:p>N519 X12.5 Y602.53755319149</text:p>
          </table:table-cell>
          <table:table-cell/>
          <table:table-cell table:formula="of:=[.G515]" office:value-type="float" office:value="12.5" calcext:value-type="float">
            <text:p>12.5</text:p>
          </table:table-cell>
          <table:table-cell table:formula="of:=[.H515]+[.$K$13]" office:value-type="float" office:value="602.53755319149" calcext:value-type="float">
            <text:p>602.5375531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20</text:p>
          </table:table-cell>
          <table:table-cell table:formula="of:=[.B516]" office:value-type="string" office:string-value="G106" calcext:value-type="string">
            <text:p>G106</text:p>
          </table:table-cell>
          <table:table-cell table:formula="of:=[.C516]" office:value-type="string" office:string-value="P0" calcext:value-type="string">
            <text:p>P0</text:p>
          </table:table-cell>
          <table:table-cell/>
          <table:table-cell table:formula="of:=[.A521]&amp;&quot; &quot;&amp;[.B521]&amp;&quot; &quot;&amp;[.C521]" office:value-type="string" office:string-value="N520 G106 P0" calcext:value-type="string">
            <text:p>N52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21</text:p>
          </table:table-cell>
          <table:table-cell table:formula="of:=[.B517]" office:value-type="string" office:string-value="G105" calcext:value-type="string">
            <text:p>G105</text:p>
          </table:table-cell>
          <table:table-cell table:formula="of:=[.C517]" office:value-type="string" office:string-value="PY7.79553191489362" calcext:value-type="string">
            <text:p>PY7.79553191489362</text:p>
          </table:table-cell>
          <table:table-cell/>
          <table:table-cell table:formula="of:=[.A522]&amp;&quot; &quot;&amp;[.B522]&amp;&quot; &quot;&amp;[.C522]" office:value-type="string" office:string-value="N521 G105 PY7.79553191489362" calcext:value-type="string">
            <text:p>N521 G105 PY7.79553191489362</text:p>
          </table:table-cell>
          <table:table-cell table:number-columns-repeated="2"/>
          <table:table-cell table:formula="of:=[.H51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22</text:p>
          </table:table-cell>
          <table:table-cell table:formula="of:=&quot;X&quot;&amp;[.G523]" office:value-type="string" office:string-value="X6747.5" calcext:value-type="string">
            <text:p>X6747.5</text:p>
          </table:table-cell>
          <table:table-cell table:formula="of:=&quot;Y&quot;&amp;[.H523]" office:value-type="string" office:string-value="Y609.333085106384" calcext:value-type="string">
            <text:p>Y609.333085106384</text:p>
          </table:table-cell>
          <table:table-cell/>
          <table:table-cell table:formula="of:=[.A523]&amp;&quot; &quot;&amp;[.B523]&amp;&quot; &quot;&amp;[.C523]" office:value-type="string" office:string-value="N522 X6747.5 Y609.333085106384" calcext:value-type="string">
            <text:p>N522 X6747.5 Y609.333085106384</text:p>
          </table:table-cell>
          <table:table-cell/>
          <table:table-cell table:formula="of:=[.G518]" office:value-type="float" office:value="6747.5" calcext:value-type="float">
            <text:p>6747.5</text:p>
          </table:table-cell>
          <table:table-cell table:formula="of:=[.H518]+[.$K$13]" office:value-type="float" office:value="609.333085106384" calcext:value-type="float">
            <text:p>609.3330851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23</text:p>
          </table:table-cell>
          <table:table-cell table:formula="of:=[.B519]" office:value-type="string" office:string-value="G106" calcext:value-type="string">
            <text:p>G106</text:p>
          </table:table-cell>
          <table:table-cell table:formula="of:=[.C519]" office:value-type="string" office:string-value="P3" calcext:value-type="string">
            <text:p>P3</text:p>
          </table:table-cell>
          <table:table-cell/>
          <table:table-cell table:formula="of:=[.A524]&amp;&quot; &quot;&amp;[.B524]&amp;&quot; &quot;&amp;[.C524]" office:value-type="string" office:string-value="N523 G106 P3" calcext:value-type="string">
            <text:p>N52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24</text:p>
          </table:table-cell>
          <table:table-cell table:formula="of:=&quot;X&quot;&amp;[.G525]" office:value-type="string" office:string-value="X12.5" calcext:value-type="string">
            <text:p>X12.5</text:p>
          </table:table-cell>
          <table:table-cell table:formula="of:=&quot;Y&quot;&amp;[.H525]" office:value-type="string" office:string-value="Y607.333085106384" calcext:value-type="string">
            <text:p>Y607.333085106384</text:p>
          </table:table-cell>
          <table:table-cell/>
          <table:table-cell table:formula="of:=[.A525]&amp;&quot; &quot;&amp;[.B525]&amp;&quot; &quot;&amp;[.C525]" office:value-type="string" office:string-value="N524 X12.5 Y607.333085106384" calcext:value-type="string">
            <text:p>N524 X12.5 Y607.333085106384</text:p>
          </table:table-cell>
          <table:table-cell/>
          <table:table-cell table:formula="of:=[.G520]" office:value-type="float" office:value="12.5" calcext:value-type="float">
            <text:p>12.5</text:p>
          </table:table-cell>
          <table:table-cell table:formula="of:=[.H520]+[.$K$13]" office:value-type="float" office:value="607.333085106384" calcext:value-type="float">
            <text:p>607.3330851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25</text:p>
          </table:table-cell>
          <table:table-cell table:formula="of:=[.B521]" office:value-type="string" office:string-value="G106" calcext:value-type="string">
            <text:p>G106</text:p>
          </table:table-cell>
          <table:table-cell table:formula="of:=[.C521]" office:value-type="string" office:string-value="P0" calcext:value-type="string">
            <text:p>P0</text:p>
          </table:table-cell>
          <table:table-cell/>
          <table:table-cell table:formula="of:=[.A526]&amp;&quot; &quot;&amp;[.B526]&amp;&quot; &quot;&amp;[.C526]" office:value-type="string" office:string-value="N525 G106 P0" calcext:value-type="string">
            <text:p>N52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26</text:p>
          </table:table-cell>
          <table:table-cell table:formula="of:=[.B522]" office:value-type="string" office:string-value="G105" calcext:value-type="string">
            <text:p>G105</text:p>
          </table:table-cell>
          <table:table-cell table:formula="of:=[.C522]" office:value-type="string" office:string-value="PY7.79553191489362" calcext:value-type="string">
            <text:p>PY7.79553191489362</text:p>
          </table:table-cell>
          <table:table-cell/>
          <table:table-cell table:formula="of:=[.A527]&amp;&quot; &quot;&amp;[.B527]&amp;&quot; &quot;&amp;[.C527]" office:value-type="string" office:string-value="N526 G105 PY7.79553191489362" calcext:value-type="string">
            <text:p>N526 G105 PY7.79553191489362</text:p>
          </table:table-cell>
          <table:table-cell table:number-columns-repeated="2"/>
          <table:table-cell table:formula="of:=[.H52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27</text:p>
          </table:table-cell>
          <table:table-cell table:formula="of:=&quot;X&quot;&amp;[.G528]" office:value-type="string" office:string-value="X6747.5" calcext:value-type="string">
            <text:p>X6747.5</text:p>
          </table:table-cell>
          <table:table-cell table:formula="of:=&quot;Y&quot;&amp;[.H528]" office:value-type="string" office:string-value="Y614.128617021278" calcext:value-type="string">
            <text:p>Y614.128617021278</text:p>
          </table:table-cell>
          <table:table-cell/>
          <table:table-cell table:formula="of:=[.A528]&amp;&quot; &quot;&amp;[.B528]&amp;&quot; &quot;&amp;[.C528]" office:value-type="string" office:string-value="N527 X6747.5 Y614.128617021278" calcext:value-type="string">
            <text:p>N527 X6747.5 Y614.128617021278</text:p>
          </table:table-cell>
          <table:table-cell/>
          <table:table-cell table:formula="of:=[.G523]" office:value-type="float" office:value="6747.5" calcext:value-type="float">
            <text:p>6747.5</text:p>
          </table:table-cell>
          <table:table-cell table:formula="of:=[.H523]+[.$K$13]" office:value-type="float" office:value="614.128617021278" calcext:value-type="float">
            <text:p>614.12861702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28</text:p>
          </table:table-cell>
          <table:table-cell table:formula="of:=[.B524]" office:value-type="string" office:string-value="G106" calcext:value-type="string">
            <text:p>G106</text:p>
          </table:table-cell>
          <table:table-cell table:formula="of:=[.C524]" office:value-type="string" office:string-value="P3" calcext:value-type="string">
            <text:p>P3</text:p>
          </table:table-cell>
          <table:table-cell/>
          <table:table-cell table:formula="of:=[.A529]&amp;&quot; &quot;&amp;[.B529]&amp;&quot; &quot;&amp;[.C529]" office:value-type="string" office:string-value="N528 G106 P3" calcext:value-type="string">
            <text:p>N52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29</text:p>
          </table:table-cell>
          <table:table-cell table:formula="of:=&quot;X&quot;&amp;[.G530]" office:value-type="string" office:string-value="X12.5" calcext:value-type="string">
            <text:p>X12.5</text:p>
          </table:table-cell>
          <table:table-cell table:formula="of:=&quot;Y&quot;&amp;[.H530]" office:value-type="string" office:string-value="Y612.128617021278" calcext:value-type="string">
            <text:p>Y612.128617021278</text:p>
          </table:table-cell>
          <table:table-cell/>
          <table:table-cell table:formula="of:=[.A530]&amp;&quot; &quot;&amp;[.B530]&amp;&quot; &quot;&amp;[.C530]" office:value-type="string" office:string-value="N529 X12.5 Y612.128617021278" calcext:value-type="string">
            <text:p>N529 X12.5 Y612.128617021278</text:p>
          </table:table-cell>
          <table:table-cell/>
          <table:table-cell table:formula="of:=[.G525]" office:value-type="float" office:value="12.5" calcext:value-type="float">
            <text:p>12.5</text:p>
          </table:table-cell>
          <table:table-cell table:formula="of:=[.H525]+[.$K$13]" office:value-type="float" office:value="612.128617021278" calcext:value-type="float">
            <text:p>612.12861702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30</text:p>
          </table:table-cell>
          <table:table-cell table:formula="of:=[.B526]" office:value-type="string" office:string-value="G106" calcext:value-type="string">
            <text:p>G106</text:p>
          </table:table-cell>
          <table:table-cell table:formula="of:=[.C526]" office:value-type="string" office:string-value="P0" calcext:value-type="string">
            <text:p>P0</text:p>
          </table:table-cell>
          <table:table-cell/>
          <table:table-cell table:formula="of:=[.A531]&amp;&quot; &quot;&amp;[.B531]&amp;&quot; &quot;&amp;[.C531]" office:value-type="string" office:string-value="N530 G106 P0" calcext:value-type="string">
            <text:p>N53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31</text:p>
          </table:table-cell>
          <table:table-cell table:formula="of:=[.B527]" office:value-type="string" office:string-value="G105" calcext:value-type="string">
            <text:p>G105</text:p>
          </table:table-cell>
          <table:table-cell table:formula="of:=[.C527]" office:value-type="string" office:string-value="PY7.79553191489362" calcext:value-type="string">
            <text:p>PY7.79553191489362</text:p>
          </table:table-cell>
          <table:table-cell/>
          <table:table-cell table:formula="of:=[.A532]&amp;&quot; &quot;&amp;[.B532]&amp;&quot; &quot;&amp;[.C532]" office:value-type="string" office:string-value="N531 G105 PY7.79553191489362" calcext:value-type="string">
            <text:p>N531 G105 PY7.79553191489362</text:p>
          </table:table-cell>
          <table:table-cell table:number-columns-repeated="2"/>
          <table:table-cell table:formula="of:=[.H52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32</text:p>
          </table:table-cell>
          <table:table-cell table:formula="of:=&quot;X&quot;&amp;[.G533]" office:value-type="string" office:string-value="X6747.5" calcext:value-type="string">
            <text:p>X6747.5</text:p>
          </table:table-cell>
          <table:table-cell table:formula="of:=&quot;Y&quot;&amp;[.H533]" office:value-type="string" office:string-value="Y618.924148936171" calcext:value-type="string">
            <text:p>Y618.924148936171</text:p>
          </table:table-cell>
          <table:table-cell/>
          <table:table-cell table:formula="of:=[.A533]&amp;&quot; &quot;&amp;[.B533]&amp;&quot; &quot;&amp;[.C533]" office:value-type="string" office:string-value="N532 X6747.5 Y618.924148936171" calcext:value-type="string">
            <text:p>N532 X6747.5 Y618.924148936171</text:p>
          </table:table-cell>
          <table:table-cell/>
          <table:table-cell table:formula="of:=[.G528]" office:value-type="float" office:value="6747.5" calcext:value-type="float">
            <text:p>6747.5</text:p>
          </table:table-cell>
          <table:table-cell table:formula="of:=[.H528]+[.$K$13]" office:value-type="float" office:value="618.924148936171" calcext:value-type="float">
            <text:p>618.924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33</text:p>
          </table:table-cell>
          <table:table-cell table:formula="of:=[.B529]" office:value-type="string" office:string-value="G106" calcext:value-type="string">
            <text:p>G106</text:p>
          </table:table-cell>
          <table:table-cell table:formula="of:=[.C529]" office:value-type="string" office:string-value="P3" calcext:value-type="string">
            <text:p>P3</text:p>
          </table:table-cell>
          <table:table-cell/>
          <table:table-cell table:formula="of:=[.A534]&amp;&quot; &quot;&amp;[.B534]&amp;&quot; &quot;&amp;[.C534]" office:value-type="string" office:string-value="N533 G106 P3" calcext:value-type="string">
            <text:p>N53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34</text:p>
          </table:table-cell>
          <table:table-cell table:formula="of:=&quot;X&quot;&amp;[.G535]" office:value-type="string" office:string-value="X12.5" calcext:value-type="string">
            <text:p>X12.5</text:p>
          </table:table-cell>
          <table:table-cell table:formula="of:=&quot;Y&quot;&amp;[.H535]" office:value-type="string" office:string-value="Y616.924148936171" calcext:value-type="string">
            <text:p>Y616.924148936171</text:p>
          </table:table-cell>
          <table:table-cell/>
          <table:table-cell table:formula="of:=[.A535]&amp;&quot; &quot;&amp;[.B535]&amp;&quot; &quot;&amp;[.C535]" office:value-type="string" office:string-value="N534 X12.5 Y616.924148936171" calcext:value-type="string">
            <text:p>N534 X12.5 Y616.924148936171</text:p>
          </table:table-cell>
          <table:table-cell/>
          <table:table-cell table:formula="of:=[.G530]" office:value-type="float" office:value="12.5" calcext:value-type="float">
            <text:p>12.5</text:p>
          </table:table-cell>
          <table:table-cell table:formula="of:=[.H530]+[.$K$13]" office:value-type="float" office:value="616.924148936171" calcext:value-type="float">
            <text:p>616.924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35</text:p>
          </table:table-cell>
          <table:table-cell table:formula="of:=[.B531]" office:value-type="string" office:string-value="G106" calcext:value-type="string">
            <text:p>G106</text:p>
          </table:table-cell>
          <table:table-cell table:formula="of:=[.C531]" office:value-type="string" office:string-value="P0" calcext:value-type="string">
            <text:p>P0</text:p>
          </table:table-cell>
          <table:table-cell/>
          <table:table-cell table:formula="of:=[.A536]&amp;&quot; &quot;&amp;[.B536]&amp;&quot; &quot;&amp;[.C536]" office:value-type="string" office:string-value="N535 G106 P0" calcext:value-type="string">
            <text:p>N53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36</text:p>
          </table:table-cell>
          <table:table-cell table:formula="of:=[.B532]" office:value-type="string" office:string-value="G105" calcext:value-type="string">
            <text:p>G105</text:p>
          </table:table-cell>
          <table:table-cell table:formula="of:=[.C532]" office:value-type="string" office:string-value="PY7.79553191489362" calcext:value-type="string">
            <text:p>PY7.79553191489362</text:p>
          </table:table-cell>
          <table:table-cell/>
          <table:table-cell table:formula="of:=[.A537]&amp;&quot; &quot;&amp;[.B537]&amp;&quot; &quot;&amp;[.C537]" office:value-type="string" office:string-value="N536 G105 PY7.79553191489362" calcext:value-type="string">
            <text:p>N536 G105 PY7.79553191489362</text:p>
          </table:table-cell>
          <table:table-cell table:number-columns-repeated="2"/>
          <table:table-cell table:formula="of:=[.H53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37</text:p>
          </table:table-cell>
          <table:table-cell table:formula="of:=&quot;X&quot;&amp;[.G538]" office:value-type="string" office:string-value="X6747.5" calcext:value-type="string">
            <text:p>X6747.5</text:p>
          </table:table-cell>
          <table:table-cell table:formula="of:=&quot;Y&quot;&amp;[.H538]" office:value-type="string" office:string-value="Y623.719680851065" calcext:value-type="string">
            <text:p>Y623.719680851065</text:p>
          </table:table-cell>
          <table:table-cell/>
          <table:table-cell table:formula="of:=[.A538]&amp;&quot; &quot;&amp;[.B538]&amp;&quot; &quot;&amp;[.C538]" office:value-type="string" office:string-value="N537 X6747.5 Y623.719680851065" calcext:value-type="string">
            <text:p>N537 X6747.5 Y623.719680851065</text:p>
          </table:table-cell>
          <table:table-cell/>
          <table:table-cell table:formula="of:=[.G533]" office:value-type="float" office:value="6747.5" calcext:value-type="float">
            <text:p>6747.5</text:p>
          </table:table-cell>
          <table:table-cell table:formula="of:=[.H533]+[.$K$13]" office:value-type="float" office:value="623.719680851065" calcext:value-type="float">
            <text:p>623.71968085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38</text:p>
          </table:table-cell>
          <table:table-cell table:formula="of:=[.B534]" office:value-type="string" office:string-value="G106" calcext:value-type="string">
            <text:p>G106</text:p>
          </table:table-cell>
          <table:table-cell table:formula="of:=[.C534]" office:value-type="string" office:string-value="P3" calcext:value-type="string">
            <text:p>P3</text:p>
          </table:table-cell>
          <table:table-cell/>
          <table:table-cell table:formula="of:=[.A539]&amp;&quot; &quot;&amp;[.B539]&amp;&quot; &quot;&amp;[.C539]" office:value-type="string" office:string-value="N538 G106 P3" calcext:value-type="string">
            <text:p>N53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39</text:p>
          </table:table-cell>
          <table:table-cell table:formula="of:=&quot;X&quot;&amp;[.G540]" office:value-type="string" office:string-value="X12.5" calcext:value-type="string">
            <text:p>X12.5</text:p>
          </table:table-cell>
          <table:table-cell table:formula="of:=&quot;Y&quot;&amp;[.H540]" office:value-type="string" office:string-value="Y621.719680851065" calcext:value-type="string">
            <text:p>Y621.719680851065</text:p>
          </table:table-cell>
          <table:table-cell/>
          <table:table-cell table:formula="of:=[.A540]&amp;&quot; &quot;&amp;[.B540]&amp;&quot; &quot;&amp;[.C540]" office:value-type="string" office:string-value="N539 X12.5 Y621.719680851065" calcext:value-type="string">
            <text:p>N539 X12.5 Y621.719680851065</text:p>
          </table:table-cell>
          <table:table-cell/>
          <table:table-cell table:formula="of:=[.G535]" office:value-type="float" office:value="12.5" calcext:value-type="float">
            <text:p>12.5</text:p>
          </table:table-cell>
          <table:table-cell table:formula="of:=[.H535]+[.$K$13]" office:value-type="float" office:value="621.719680851065" calcext:value-type="float">
            <text:p>621.71968085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40</text:p>
          </table:table-cell>
          <table:table-cell table:formula="of:=[.B536]" office:value-type="string" office:string-value="G106" calcext:value-type="string">
            <text:p>G106</text:p>
          </table:table-cell>
          <table:table-cell table:formula="of:=[.C536]" office:value-type="string" office:string-value="P0" calcext:value-type="string">
            <text:p>P0</text:p>
          </table:table-cell>
          <table:table-cell/>
          <table:table-cell table:formula="of:=[.A541]&amp;&quot; &quot;&amp;[.B541]&amp;&quot; &quot;&amp;[.C541]" office:value-type="string" office:string-value="N540 G106 P0" calcext:value-type="string">
            <text:p>N54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41</text:p>
          </table:table-cell>
          <table:table-cell table:formula="of:=[.B537]" office:value-type="string" office:string-value="G105" calcext:value-type="string">
            <text:p>G105</text:p>
          </table:table-cell>
          <table:table-cell table:formula="of:=[.C537]" office:value-type="string" office:string-value="PY7.79553191489362" calcext:value-type="string">
            <text:p>PY7.79553191489362</text:p>
          </table:table-cell>
          <table:table-cell/>
          <table:table-cell table:formula="of:=[.A542]&amp;&quot; &quot;&amp;[.B542]&amp;&quot; &quot;&amp;[.C542]" office:value-type="string" office:string-value="N541 G105 PY7.79553191489362" calcext:value-type="string">
            <text:p>N541 G105 PY7.79553191489362</text:p>
          </table:table-cell>
          <table:table-cell table:number-columns-repeated="2"/>
          <table:table-cell table:formula="of:=[.H53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42</text:p>
          </table:table-cell>
          <table:table-cell table:formula="of:=&quot;X&quot;&amp;[.G543]" office:value-type="string" office:string-value="X6747.5" calcext:value-type="string">
            <text:p>X6747.5</text:p>
          </table:table-cell>
          <table:table-cell table:formula="of:=&quot;Y&quot;&amp;[.H543]" office:value-type="string" office:string-value="Y628.515212765959" calcext:value-type="string">
            <text:p>Y628.515212765959</text:p>
          </table:table-cell>
          <table:table-cell/>
          <table:table-cell table:formula="of:=[.A543]&amp;&quot; &quot;&amp;[.B543]&amp;&quot; &quot;&amp;[.C543]" office:value-type="string" office:string-value="N542 X6747.5 Y628.515212765959" calcext:value-type="string">
            <text:p>N542 X6747.5 Y628.515212765959</text:p>
          </table:table-cell>
          <table:table-cell/>
          <table:table-cell table:formula="of:=[.G538]" office:value-type="float" office:value="6747.5" calcext:value-type="float">
            <text:p>6747.5</text:p>
          </table:table-cell>
          <table:table-cell table:formula="of:=[.H538]+[.$K$13]" office:value-type="float" office:value="628.515212765959" calcext:value-type="float">
            <text:p>628.5152127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43</text:p>
          </table:table-cell>
          <table:table-cell table:formula="of:=[.B539]" office:value-type="string" office:string-value="G106" calcext:value-type="string">
            <text:p>G106</text:p>
          </table:table-cell>
          <table:table-cell table:formula="of:=[.C539]" office:value-type="string" office:string-value="P3" calcext:value-type="string">
            <text:p>P3</text:p>
          </table:table-cell>
          <table:table-cell/>
          <table:table-cell table:formula="of:=[.A544]&amp;&quot; &quot;&amp;[.B544]&amp;&quot; &quot;&amp;[.C544]" office:value-type="string" office:string-value="N543 G106 P3" calcext:value-type="string">
            <text:p>N54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44</text:p>
          </table:table-cell>
          <table:table-cell table:formula="of:=&quot;X&quot;&amp;[.G545]" office:value-type="string" office:string-value="X12.5" calcext:value-type="string">
            <text:p>X12.5</text:p>
          </table:table-cell>
          <table:table-cell table:formula="of:=&quot;Y&quot;&amp;[.H545]" office:value-type="string" office:string-value="Y626.515212765959" calcext:value-type="string">
            <text:p>Y626.515212765959</text:p>
          </table:table-cell>
          <table:table-cell/>
          <table:table-cell table:formula="of:=[.A545]&amp;&quot; &quot;&amp;[.B545]&amp;&quot; &quot;&amp;[.C545]" office:value-type="string" office:string-value="N544 X12.5 Y626.515212765959" calcext:value-type="string">
            <text:p>N544 X12.5 Y626.515212765959</text:p>
          </table:table-cell>
          <table:table-cell/>
          <table:table-cell table:formula="of:=[.G540]" office:value-type="float" office:value="12.5" calcext:value-type="float">
            <text:p>12.5</text:p>
          </table:table-cell>
          <table:table-cell table:formula="of:=[.H540]+[.$K$13]" office:value-type="float" office:value="626.515212765959" calcext:value-type="float">
            <text:p>626.5152127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45</text:p>
          </table:table-cell>
          <table:table-cell table:formula="of:=[.B541]" office:value-type="string" office:string-value="G106" calcext:value-type="string">
            <text:p>G106</text:p>
          </table:table-cell>
          <table:table-cell table:formula="of:=[.C541]" office:value-type="string" office:string-value="P0" calcext:value-type="string">
            <text:p>P0</text:p>
          </table:table-cell>
          <table:table-cell/>
          <table:table-cell table:formula="of:=[.A546]&amp;&quot; &quot;&amp;[.B546]&amp;&quot; &quot;&amp;[.C546]" office:value-type="string" office:string-value="N545 G106 P0" calcext:value-type="string">
            <text:p>N54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46</text:p>
          </table:table-cell>
          <table:table-cell table:formula="of:=[.B542]" office:value-type="string" office:string-value="G105" calcext:value-type="string">
            <text:p>G105</text:p>
          </table:table-cell>
          <table:table-cell table:formula="of:=[.C542]" office:value-type="string" office:string-value="PY7.79553191489362" calcext:value-type="string">
            <text:p>PY7.79553191489362</text:p>
          </table:table-cell>
          <table:table-cell/>
          <table:table-cell table:formula="of:=[.A547]&amp;&quot; &quot;&amp;[.B547]&amp;&quot; &quot;&amp;[.C547]" office:value-type="string" office:string-value="N546 G105 PY7.79553191489362" calcext:value-type="string">
            <text:p>N546 G105 PY7.79553191489362</text:p>
          </table:table-cell>
          <table:table-cell table:number-columns-repeated="2"/>
          <table:table-cell table:formula="of:=[.H54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47</text:p>
          </table:table-cell>
          <table:table-cell table:formula="of:=&quot;X&quot;&amp;[.G548]" office:value-type="string" office:string-value="X6747.5" calcext:value-type="string">
            <text:p>X6747.5</text:p>
          </table:table-cell>
          <table:table-cell table:formula="of:=&quot;Y&quot;&amp;[.H548]" office:value-type="string" office:string-value="Y633.310744680852" calcext:value-type="string">
            <text:p>Y633.310744680852</text:p>
          </table:table-cell>
          <table:table-cell/>
          <table:table-cell table:formula="of:=[.A548]&amp;&quot; &quot;&amp;[.B548]&amp;&quot; &quot;&amp;[.C548]" office:value-type="string" office:string-value="N547 X6747.5 Y633.310744680852" calcext:value-type="string">
            <text:p>N547 X6747.5 Y633.310744680852</text:p>
          </table:table-cell>
          <table:table-cell/>
          <table:table-cell table:formula="of:=[.G543]" office:value-type="float" office:value="6747.5" calcext:value-type="float">
            <text:p>6747.5</text:p>
          </table:table-cell>
          <table:table-cell table:formula="of:=[.H543]+[.$K$13]" office:value-type="float" office:value="633.310744680852" calcext:value-type="float">
            <text:p>633.3107446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48</text:p>
          </table:table-cell>
          <table:table-cell table:formula="of:=[.B544]" office:value-type="string" office:string-value="G106" calcext:value-type="string">
            <text:p>G106</text:p>
          </table:table-cell>
          <table:table-cell table:formula="of:=[.C544]" office:value-type="string" office:string-value="P3" calcext:value-type="string">
            <text:p>P3</text:p>
          </table:table-cell>
          <table:table-cell/>
          <table:table-cell table:formula="of:=[.A549]&amp;&quot; &quot;&amp;[.B549]&amp;&quot; &quot;&amp;[.C549]" office:value-type="string" office:string-value="N548 G106 P3" calcext:value-type="string">
            <text:p>N54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49</text:p>
          </table:table-cell>
          <table:table-cell table:formula="of:=&quot;X&quot;&amp;[.G550]" office:value-type="string" office:string-value="X12.5" calcext:value-type="string">
            <text:p>X12.5</text:p>
          </table:table-cell>
          <table:table-cell table:formula="of:=&quot;Y&quot;&amp;[.H550]" office:value-type="string" office:string-value="Y631.310744680852" calcext:value-type="string">
            <text:p>Y631.310744680852</text:p>
          </table:table-cell>
          <table:table-cell/>
          <table:table-cell table:formula="of:=[.A550]&amp;&quot; &quot;&amp;[.B550]&amp;&quot; &quot;&amp;[.C550]" office:value-type="string" office:string-value="N549 X12.5 Y631.310744680852" calcext:value-type="string">
            <text:p>N549 X12.5 Y631.310744680852</text:p>
          </table:table-cell>
          <table:table-cell/>
          <table:table-cell table:formula="of:=[.G545]" office:value-type="float" office:value="12.5" calcext:value-type="float">
            <text:p>12.5</text:p>
          </table:table-cell>
          <table:table-cell table:formula="of:=[.H545]+[.$K$13]" office:value-type="float" office:value="631.310744680852" calcext:value-type="float">
            <text:p>631.3107446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50</text:p>
          </table:table-cell>
          <table:table-cell table:formula="of:=[.B546]" office:value-type="string" office:string-value="G106" calcext:value-type="string">
            <text:p>G106</text:p>
          </table:table-cell>
          <table:table-cell table:formula="of:=[.C546]" office:value-type="string" office:string-value="P0" calcext:value-type="string">
            <text:p>P0</text:p>
          </table:table-cell>
          <table:table-cell/>
          <table:table-cell table:formula="of:=[.A551]&amp;&quot; &quot;&amp;[.B551]&amp;&quot; &quot;&amp;[.C551]" office:value-type="string" office:string-value="N550 G106 P0" calcext:value-type="string">
            <text:p>N55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51</text:p>
          </table:table-cell>
          <table:table-cell table:formula="of:=[.B547]" office:value-type="string" office:string-value="G105" calcext:value-type="string">
            <text:p>G105</text:p>
          </table:table-cell>
          <table:table-cell table:formula="of:=[.C547]" office:value-type="string" office:string-value="PY7.79553191489362" calcext:value-type="string">
            <text:p>PY7.79553191489362</text:p>
          </table:table-cell>
          <table:table-cell/>
          <table:table-cell table:formula="of:=[.A552]&amp;&quot; &quot;&amp;[.B552]&amp;&quot; &quot;&amp;[.C552]" office:value-type="string" office:string-value="N551 G105 PY7.79553191489362" calcext:value-type="string">
            <text:p>N551 G105 PY7.79553191489362</text:p>
          </table:table-cell>
          <table:table-cell table:number-columns-repeated="2"/>
          <table:table-cell table:formula="of:=[.H54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52</text:p>
          </table:table-cell>
          <table:table-cell table:formula="of:=&quot;X&quot;&amp;[.G553]" office:value-type="string" office:string-value="X6747.5" calcext:value-type="string">
            <text:p>X6747.5</text:p>
          </table:table-cell>
          <table:table-cell table:formula="of:=&quot;Y&quot;&amp;[.H553]" office:value-type="string" office:string-value="Y638.106276595746" calcext:value-type="string">
            <text:p>Y638.106276595746</text:p>
          </table:table-cell>
          <table:table-cell/>
          <table:table-cell table:formula="of:=[.A553]&amp;&quot; &quot;&amp;[.B553]&amp;&quot; &quot;&amp;[.C553]" office:value-type="string" office:string-value="N552 X6747.5 Y638.106276595746" calcext:value-type="string">
            <text:p>N552 X6747.5 Y638.106276595746</text:p>
          </table:table-cell>
          <table:table-cell/>
          <table:table-cell table:formula="of:=[.G548]" office:value-type="float" office:value="6747.5" calcext:value-type="float">
            <text:p>6747.5</text:p>
          </table:table-cell>
          <table:table-cell table:formula="of:=[.H548]+[.$K$13]" office:value-type="float" office:value="638.106276595746" calcext:value-type="float">
            <text:p>638.10627659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53</text:p>
          </table:table-cell>
          <table:table-cell table:formula="of:=[.B549]" office:value-type="string" office:string-value="G106" calcext:value-type="string">
            <text:p>G106</text:p>
          </table:table-cell>
          <table:table-cell table:formula="of:=[.C549]" office:value-type="string" office:string-value="P3" calcext:value-type="string">
            <text:p>P3</text:p>
          </table:table-cell>
          <table:table-cell/>
          <table:table-cell table:formula="of:=[.A554]&amp;&quot; &quot;&amp;[.B554]&amp;&quot; &quot;&amp;[.C554]" office:value-type="string" office:string-value="N553 G106 P3" calcext:value-type="string">
            <text:p>N55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54</text:p>
          </table:table-cell>
          <table:table-cell table:formula="of:=&quot;X&quot;&amp;[.G555]" office:value-type="string" office:string-value="X12.5" calcext:value-type="string">
            <text:p>X12.5</text:p>
          </table:table-cell>
          <table:table-cell table:formula="of:=&quot;Y&quot;&amp;[.H555]" office:value-type="string" office:string-value="Y636.106276595746" calcext:value-type="string">
            <text:p>Y636.106276595746</text:p>
          </table:table-cell>
          <table:table-cell/>
          <table:table-cell table:formula="of:=[.A555]&amp;&quot; &quot;&amp;[.B555]&amp;&quot; &quot;&amp;[.C555]" office:value-type="string" office:string-value="N554 X12.5 Y636.106276595746" calcext:value-type="string">
            <text:p>N554 X12.5 Y636.106276595746</text:p>
          </table:table-cell>
          <table:table-cell/>
          <table:table-cell table:formula="of:=[.G550]" office:value-type="float" office:value="12.5" calcext:value-type="float">
            <text:p>12.5</text:p>
          </table:table-cell>
          <table:table-cell table:formula="of:=[.H550]+[.$K$13]" office:value-type="float" office:value="636.106276595746" calcext:value-type="float">
            <text:p>636.10627659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55</text:p>
          </table:table-cell>
          <table:table-cell table:formula="of:=[.B551]" office:value-type="string" office:string-value="G106" calcext:value-type="string">
            <text:p>G106</text:p>
          </table:table-cell>
          <table:table-cell table:formula="of:=[.C551]" office:value-type="string" office:string-value="P0" calcext:value-type="string">
            <text:p>P0</text:p>
          </table:table-cell>
          <table:table-cell/>
          <table:table-cell table:formula="of:=[.A556]&amp;&quot; &quot;&amp;[.B556]&amp;&quot; &quot;&amp;[.C556]" office:value-type="string" office:string-value="N555 G106 P0" calcext:value-type="string">
            <text:p>N55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56</text:p>
          </table:table-cell>
          <table:table-cell table:formula="of:=[.B552]" office:value-type="string" office:string-value="G105" calcext:value-type="string">
            <text:p>G105</text:p>
          </table:table-cell>
          <table:table-cell table:formula="of:=[.C552]" office:value-type="string" office:string-value="PY7.79553191489362" calcext:value-type="string">
            <text:p>PY7.79553191489362</text:p>
          </table:table-cell>
          <table:table-cell/>
          <table:table-cell table:formula="of:=[.A557]&amp;&quot; &quot;&amp;[.B557]&amp;&quot; &quot;&amp;[.C557]" office:value-type="string" office:string-value="N556 G105 PY7.79553191489362" calcext:value-type="string">
            <text:p>N556 G105 PY7.79553191489362</text:p>
          </table:table-cell>
          <table:table-cell table:number-columns-repeated="2"/>
          <table:table-cell table:formula="of:=[.H55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57</text:p>
          </table:table-cell>
          <table:table-cell table:formula="of:=&quot;X&quot;&amp;[.G558]" office:value-type="string" office:string-value="X6747.5" calcext:value-type="string">
            <text:p>X6747.5</text:p>
          </table:table-cell>
          <table:table-cell table:formula="of:=&quot;Y&quot;&amp;[.H558]" office:value-type="string" office:string-value="Y642.90180851064" calcext:value-type="string">
            <text:p>Y642.90180851064</text:p>
          </table:table-cell>
          <table:table-cell/>
          <table:table-cell table:formula="of:=[.A558]&amp;&quot; &quot;&amp;[.B558]&amp;&quot; &quot;&amp;[.C558]" office:value-type="string" office:string-value="N557 X6747.5 Y642.90180851064" calcext:value-type="string">
            <text:p>N557 X6747.5 Y642.90180851064</text:p>
          </table:table-cell>
          <table:table-cell/>
          <table:table-cell table:formula="of:=[.G553]" office:value-type="float" office:value="6747.5" calcext:value-type="float">
            <text:p>6747.5</text:p>
          </table:table-cell>
          <table:table-cell table:formula="of:=[.H553]+[.$K$13]" office:value-type="float" office:value="642.90180851064" calcext:value-type="float">
            <text:p>642.90180851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58</text:p>
          </table:table-cell>
          <table:table-cell table:formula="of:=[.B554]" office:value-type="string" office:string-value="G106" calcext:value-type="string">
            <text:p>G106</text:p>
          </table:table-cell>
          <table:table-cell table:formula="of:=[.C554]" office:value-type="string" office:string-value="P3" calcext:value-type="string">
            <text:p>P3</text:p>
          </table:table-cell>
          <table:table-cell/>
          <table:table-cell table:formula="of:=[.A559]&amp;&quot; &quot;&amp;[.B559]&amp;&quot; &quot;&amp;[.C559]" office:value-type="string" office:string-value="N558 G106 P3" calcext:value-type="string">
            <text:p>N55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59</text:p>
          </table:table-cell>
          <table:table-cell table:formula="of:=&quot;X&quot;&amp;[.G560]" office:value-type="string" office:string-value="X12.5" calcext:value-type="string">
            <text:p>X12.5</text:p>
          </table:table-cell>
          <table:table-cell table:formula="of:=&quot;Y&quot;&amp;[.H560]" office:value-type="string" office:string-value="Y640.90180851064" calcext:value-type="string">
            <text:p>Y640.90180851064</text:p>
          </table:table-cell>
          <table:table-cell/>
          <table:table-cell table:formula="of:=[.A560]&amp;&quot; &quot;&amp;[.B560]&amp;&quot; &quot;&amp;[.C560]" office:value-type="string" office:string-value="N559 X12.5 Y640.90180851064" calcext:value-type="string">
            <text:p>N559 X12.5 Y640.90180851064</text:p>
          </table:table-cell>
          <table:table-cell/>
          <table:table-cell table:formula="of:=[.G555]" office:value-type="float" office:value="12.5" calcext:value-type="float">
            <text:p>12.5</text:p>
          </table:table-cell>
          <table:table-cell table:formula="of:=[.H555]+[.$K$13]" office:value-type="float" office:value="640.90180851064" calcext:value-type="float">
            <text:p>640.90180851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60</text:p>
          </table:table-cell>
          <table:table-cell table:formula="of:=[.B556]" office:value-type="string" office:string-value="G106" calcext:value-type="string">
            <text:p>G106</text:p>
          </table:table-cell>
          <table:table-cell table:formula="of:=[.C556]" office:value-type="string" office:string-value="P0" calcext:value-type="string">
            <text:p>P0</text:p>
          </table:table-cell>
          <table:table-cell/>
          <table:table-cell table:formula="of:=[.A561]&amp;&quot; &quot;&amp;[.B561]&amp;&quot; &quot;&amp;[.C561]" office:value-type="string" office:string-value="N560 G106 P0" calcext:value-type="string">
            <text:p>N56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61</text:p>
          </table:table-cell>
          <table:table-cell table:formula="of:=[.B557]" office:value-type="string" office:string-value="G105" calcext:value-type="string">
            <text:p>G105</text:p>
          </table:table-cell>
          <table:table-cell table:formula="of:=[.C557]" office:value-type="string" office:string-value="PY7.79553191489362" calcext:value-type="string">
            <text:p>PY7.79553191489362</text:p>
          </table:table-cell>
          <table:table-cell/>
          <table:table-cell table:formula="of:=[.A562]&amp;&quot; &quot;&amp;[.B562]&amp;&quot; &quot;&amp;[.C562]" office:value-type="string" office:string-value="N561 G105 PY7.79553191489362" calcext:value-type="string">
            <text:p>N561 G105 PY7.79553191489362</text:p>
          </table:table-cell>
          <table:table-cell table:number-columns-repeated="2"/>
          <table:table-cell table:formula="of:=[.H55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62</text:p>
          </table:table-cell>
          <table:table-cell table:formula="of:=&quot;X&quot;&amp;[.G563]" office:value-type="string" office:string-value="X6747.5" calcext:value-type="string">
            <text:p>X6747.5</text:p>
          </table:table-cell>
          <table:table-cell table:formula="of:=&quot;Y&quot;&amp;[.H563]" office:value-type="string" office:string-value="Y647.697340425533" calcext:value-type="string">
            <text:p>Y647.697340425533</text:p>
          </table:table-cell>
          <table:table-cell/>
          <table:table-cell table:formula="of:=[.A563]&amp;&quot; &quot;&amp;[.B563]&amp;&quot; &quot;&amp;[.C563]" office:value-type="string" office:string-value="N562 X6747.5 Y647.697340425533" calcext:value-type="string">
            <text:p>N562 X6747.5 Y647.697340425533</text:p>
          </table:table-cell>
          <table:table-cell/>
          <table:table-cell table:formula="of:=[.G558]" office:value-type="float" office:value="6747.5" calcext:value-type="float">
            <text:p>6747.5</text:p>
          </table:table-cell>
          <table:table-cell table:formula="of:=[.H558]+[.$K$13]" office:value-type="float" office:value="647.697340425533" calcext:value-type="float">
            <text:p>647.69734042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63</text:p>
          </table:table-cell>
          <table:table-cell table:formula="of:=[.B559]" office:value-type="string" office:string-value="G106" calcext:value-type="string">
            <text:p>G106</text:p>
          </table:table-cell>
          <table:table-cell table:formula="of:=[.C559]" office:value-type="string" office:string-value="P3" calcext:value-type="string">
            <text:p>P3</text:p>
          </table:table-cell>
          <table:table-cell/>
          <table:table-cell table:formula="of:=[.A564]&amp;&quot; &quot;&amp;[.B564]&amp;&quot; &quot;&amp;[.C564]" office:value-type="string" office:string-value="N563 G106 P3" calcext:value-type="string">
            <text:p>N56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64</text:p>
          </table:table-cell>
          <table:table-cell table:formula="of:=&quot;X&quot;&amp;[.G565]" office:value-type="string" office:string-value="X12.5" calcext:value-type="string">
            <text:p>X12.5</text:p>
          </table:table-cell>
          <table:table-cell table:formula="of:=&quot;Y&quot;&amp;[.H565]" office:value-type="string" office:string-value="Y645.697340425533" calcext:value-type="string">
            <text:p>Y645.697340425533</text:p>
          </table:table-cell>
          <table:table-cell/>
          <table:table-cell table:formula="of:=[.A565]&amp;&quot; &quot;&amp;[.B565]&amp;&quot; &quot;&amp;[.C565]" office:value-type="string" office:string-value="N564 X12.5 Y645.697340425533" calcext:value-type="string">
            <text:p>N564 X12.5 Y645.697340425533</text:p>
          </table:table-cell>
          <table:table-cell/>
          <table:table-cell table:formula="of:=[.G560]" office:value-type="float" office:value="12.5" calcext:value-type="float">
            <text:p>12.5</text:p>
          </table:table-cell>
          <table:table-cell table:formula="of:=[.H560]+[.$K$13]" office:value-type="float" office:value="645.697340425533" calcext:value-type="float">
            <text:p>645.69734042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65</text:p>
          </table:table-cell>
          <table:table-cell table:formula="of:=[.B561]" office:value-type="string" office:string-value="G106" calcext:value-type="string">
            <text:p>G106</text:p>
          </table:table-cell>
          <table:table-cell table:formula="of:=[.C561]" office:value-type="string" office:string-value="P0" calcext:value-type="string">
            <text:p>P0</text:p>
          </table:table-cell>
          <table:table-cell/>
          <table:table-cell table:formula="of:=[.A566]&amp;&quot; &quot;&amp;[.B566]&amp;&quot; &quot;&amp;[.C566]" office:value-type="string" office:string-value="N565 G106 P0" calcext:value-type="string">
            <text:p>N56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66</text:p>
          </table:table-cell>
          <table:table-cell table:formula="of:=[.B562]" office:value-type="string" office:string-value="G105" calcext:value-type="string">
            <text:p>G105</text:p>
          </table:table-cell>
          <table:table-cell table:formula="of:=[.C562]" office:value-type="string" office:string-value="PY7.79553191489362" calcext:value-type="string">
            <text:p>PY7.79553191489362</text:p>
          </table:table-cell>
          <table:table-cell/>
          <table:table-cell table:formula="of:=[.A567]&amp;&quot; &quot;&amp;[.B567]&amp;&quot; &quot;&amp;[.C567]" office:value-type="string" office:string-value="N566 G105 PY7.79553191489362" calcext:value-type="string">
            <text:p>N566 G105 PY7.79553191489362</text:p>
          </table:table-cell>
          <table:table-cell table:number-columns-repeated="2"/>
          <table:table-cell table:formula="of:=[.H56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67</text:p>
          </table:table-cell>
          <table:table-cell table:formula="of:=&quot;X&quot;&amp;[.G568]" office:value-type="string" office:string-value="X6747.5" calcext:value-type="string">
            <text:p>X6747.5</text:p>
          </table:table-cell>
          <table:table-cell table:formula="of:=&quot;Y&quot;&amp;[.H568]" office:value-type="string" office:string-value="Y652.492872340427" calcext:value-type="string">
            <text:p>Y652.492872340427</text:p>
          </table:table-cell>
          <table:table-cell/>
          <table:table-cell table:formula="of:=[.A568]&amp;&quot; &quot;&amp;[.B568]&amp;&quot; &quot;&amp;[.C568]" office:value-type="string" office:string-value="N567 X6747.5 Y652.492872340427" calcext:value-type="string">
            <text:p>N567 X6747.5 Y652.492872340427</text:p>
          </table:table-cell>
          <table:table-cell/>
          <table:table-cell table:formula="of:=[.G563]" office:value-type="float" office:value="6747.5" calcext:value-type="float">
            <text:p>6747.5</text:p>
          </table:table-cell>
          <table:table-cell table:formula="of:=[.H563]+[.$K$13]" office:value-type="float" office:value="652.492872340427" calcext:value-type="float">
            <text:p>652.4928723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68</text:p>
          </table:table-cell>
          <table:table-cell table:formula="of:=[.B564]" office:value-type="string" office:string-value="G106" calcext:value-type="string">
            <text:p>G106</text:p>
          </table:table-cell>
          <table:table-cell table:formula="of:=[.C564]" office:value-type="string" office:string-value="P3" calcext:value-type="string">
            <text:p>P3</text:p>
          </table:table-cell>
          <table:table-cell/>
          <table:table-cell table:formula="of:=[.A569]&amp;&quot; &quot;&amp;[.B569]&amp;&quot; &quot;&amp;[.C569]" office:value-type="string" office:string-value="N568 G106 P3" calcext:value-type="string">
            <text:p>N56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69</text:p>
          </table:table-cell>
          <table:table-cell table:formula="of:=&quot;X&quot;&amp;[.G570]" office:value-type="string" office:string-value="X12.5" calcext:value-type="string">
            <text:p>X12.5</text:p>
          </table:table-cell>
          <table:table-cell table:formula="of:=&quot;Y&quot;&amp;[.H570]" office:value-type="string" office:string-value="Y650.492872340427" calcext:value-type="string">
            <text:p>Y650.492872340427</text:p>
          </table:table-cell>
          <table:table-cell/>
          <table:table-cell table:formula="of:=[.A570]&amp;&quot; &quot;&amp;[.B570]&amp;&quot; &quot;&amp;[.C570]" office:value-type="string" office:string-value="N569 X12.5 Y650.492872340427" calcext:value-type="string">
            <text:p>N569 X12.5 Y650.492872340427</text:p>
          </table:table-cell>
          <table:table-cell/>
          <table:table-cell table:formula="of:=[.G565]" office:value-type="float" office:value="12.5" calcext:value-type="float">
            <text:p>12.5</text:p>
          </table:table-cell>
          <table:table-cell table:formula="of:=[.H565]+[.$K$13]" office:value-type="float" office:value="650.492872340427" calcext:value-type="float">
            <text:p>650.4928723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70</text:p>
          </table:table-cell>
          <table:table-cell table:formula="of:=[.B566]" office:value-type="string" office:string-value="G106" calcext:value-type="string">
            <text:p>G106</text:p>
          </table:table-cell>
          <table:table-cell table:formula="of:=[.C566]" office:value-type="string" office:string-value="P0" calcext:value-type="string">
            <text:p>P0</text:p>
          </table:table-cell>
          <table:table-cell/>
          <table:table-cell table:formula="of:=[.A571]&amp;&quot; &quot;&amp;[.B571]&amp;&quot; &quot;&amp;[.C571]" office:value-type="string" office:string-value="N570 G106 P0" calcext:value-type="string">
            <text:p>N57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71</text:p>
          </table:table-cell>
          <table:table-cell table:formula="of:=[.B567]" office:value-type="string" office:string-value="G105" calcext:value-type="string">
            <text:p>G105</text:p>
          </table:table-cell>
          <table:table-cell table:formula="of:=[.C567]" office:value-type="string" office:string-value="PY7.79553191489362" calcext:value-type="string">
            <text:p>PY7.79553191489362</text:p>
          </table:table-cell>
          <table:table-cell/>
          <table:table-cell table:formula="of:=[.A572]&amp;&quot; &quot;&amp;[.B572]&amp;&quot; &quot;&amp;[.C572]" office:value-type="string" office:string-value="N571 G105 PY7.79553191489362" calcext:value-type="string">
            <text:p>N571 G105 PY7.79553191489362</text:p>
          </table:table-cell>
          <table:table-cell table:number-columns-repeated="2"/>
          <table:table-cell table:formula="of:=[.H56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72</text:p>
          </table:table-cell>
          <table:table-cell table:formula="of:=&quot;X&quot;&amp;[.G573]" office:value-type="string" office:string-value="X6747.5" calcext:value-type="string">
            <text:p>X6747.5</text:p>
          </table:table-cell>
          <table:table-cell table:formula="of:=&quot;Y&quot;&amp;[.H573]" office:value-type="string" office:string-value="Y657.288404255321" calcext:value-type="string">
            <text:p>Y657.288404255321</text:p>
          </table:table-cell>
          <table:table-cell/>
          <table:table-cell table:formula="of:=[.A573]&amp;&quot; &quot;&amp;[.B573]&amp;&quot; &quot;&amp;[.C573]" office:value-type="string" office:string-value="N572 X6747.5 Y657.288404255321" calcext:value-type="string">
            <text:p>N572 X6747.5 Y657.288404255321</text:p>
          </table:table-cell>
          <table:table-cell/>
          <table:table-cell table:formula="of:=[.G568]" office:value-type="float" office:value="6747.5" calcext:value-type="float">
            <text:p>6747.5</text:p>
          </table:table-cell>
          <table:table-cell table:formula="of:=[.H568]+[.$K$13]" office:value-type="float" office:value="657.288404255321" calcext:value-type="float">
            <text:p>657.28840425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73</text:p>
          </table:table-cell>
          <table:table-cell table:formula="of:=[.B569]" office:value-type="string" office:string-value="G106" calcext:value-type="string">
            <text:p>G106</text:p>
          </table:table-cell>
          <table:table-cell table:formula="of:=[.C569]" office:value-type="string" office:string-value="P3" calcext:value-type="string">
            <text:p>P3</text:p>
          </table:table-cell>
          <table:table-cell/>
          <table:table-cell table:formula="of:=[.A574]&amp;&quot; &quot;&amp;[.B574]&amp;&quot; &quot;&amp;[.C574]" office:value-type="string" office:string-value="N573 G106 P3" calcext:value-type="string">
            <text:p>N57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74</text:p>
          </table:table-cell>
          <table:table-cell table:formula="of:=&quot;X&quot;&amp;[.G575]" office:value-type="string" office:string-value="X12.5" calcext:value-type="string">
            <text:p>X12.5</text:p>
          </table:table-cell>
          <table:table-cell table:formula="of:=&quot;Y&quot;&amp;[.H575]" office:value-type="string" office:string-value="Y655.288404255321" calcext:value-type="string">
            <text:p>Y655.288404255321</text:p>
          </table:table-cell>
          <table:table-cell/>
          <table:table-cell table:formula="of:=[.A575]&amp;&quot; &quot;&amp;[.B575]&amp;&quot; &quot;&amp;[.C575]" office:value-type="string" office:string-value="N574 X12.5 Y655.288404255321" calcext:value-type="string">
            <text:p>N574 X12.5 Y655.288404255321</text:p>
          </table:table-cell>
          <table:table-cell/>
          <table:table-cell table:formula="of:=[.G570]" office:value-type="float" office:value="12.5" calcext:value-type="float">
            <text:p>12.5</text:p>
          </table:table-cell>
          <table:table-cell table:formula="of:=[.H570]+[.$K$13]" office:value-type="float" office:value="655.288404255321" calcext:value-type="float">
            <text:p>655.28840425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75</text:p>
          </table:table-cell>
          <table:table-cell table:formula="of:=[.B571]" office:value-type="string" office:string-value="G106" calcext:value-type="string">
            <text:p>G106</text:p>
          </table:table-cell>
          <table:table-cell table:formula="of:=[.C571]" office:value-type="string" office:string-value="P0" calcext:value-type="string">
            <text:p>P0</text:p>
          </table:table-cell>
          <table:table-cell/>
          <table:table-cell table:formula="of:=[.A576]&amp;&quot; &quot;&amp;[.B576]&amp;&quot; &quot;&amp;[.C576]" office:value-type="string" office:string-value="N575 G106 P0" calcext:value-type="string">
            <text:p>N57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76</text:p>
          </table:table-cell>
          <table:table-cell table:formula="of:=[.B572]" office:value-type="string" office:string-value="G105" calcext:value-type="string">
            <text:p>G105</text:p>
          </table:table-cell>
          <table:table-cell table:formula="of:=[.C572]" office:value-type="string" office:string-value="PY7.79553191489362" calcext:value-type="string">
            <text:p>PY7.79553191489362</text:p>
          </table:table-cell>
          <table:table-cell/>
          <table:table-cell table:formula="of:=[.A577]&amp;&quot; &quot;&amp;[.B577]&amp;&quot; &quot;&amp;[.C577]" office:value-type="string" office:string-value="N576 G105 PY7.79553191489362" calcext:value-type="string">
            <text:p>N576 G105 PY7.79553191489362</text:p>
          </table:table-cell>
          <table:table-cell table:number-columns-repeated="2"/>
          <table:table-cell table:formula="of:=[.H57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77</text:p>
          </table:table-cell>
          <table:table-cell table:formula="of:=&quot;X&quot;&amp;[.G578]" office:value-type="string" office:string-value="X6747.5" calcext:value-type="string">
            <text:p>X6747.5</text:p>
          </table:table-cell>
          <table:table-cell table:formula="of:=&quot;Y&quot;&amp;[.H578]" office:value-type="string" office:string-value="Y662.083936170214" calcext:value-type="string">
            <text:p>Y662.083936170214</text:p>
          </table:table-cell>
          <table:table-cell/>
          <table:table-cell table:formula="of:=[.A578]&amp;&quot; &quot;&amp;[.B578]&amp;&quot; &quot;&amp;[.C578]" office:value-type="string" office:string-value="N577 X6747.5 Y662.083936170214" calcext:value-type="string">
            <text:p>N577 X6747.5 Y662.083936170214</text:p>
          </table:table-cell>
          <table:table-cell/>
          <table:table-cell table:formula="of:=[.G573]" office:value-type="float" office:value="6747.5" calcext:value-type="float">
            <text:p>6747.5</text:p>
          </table:table-cell>
          <table:table-cell table:formula="of:=[.H573]+[.$K$13]" office:value-type="float" office:value="662.083936170214" calcext:value-type="float">
            <text:p>662.08393617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78</text:p>
          </table:table-cell>
          <table:table-cell table:formula="of:=[.B574]" office:value-type="string" office:string-value="G106" calcext:value-type="string">
            <text:p>G106</text:p>
          </table:table-cell>
          <table:table-cell table:formula="of:=[.C574]" office:value-type="string" office:string-value="P3" calcext:value-type="string">
            <text:p>P3</text:p>
          </table:table-cell>
          <table:table-cell/>
          <table:table-cell table:formula="of:=[.A579]&amp;&quot; &quot;&amp;[.B579]&amp;&quot; &quot;&amp;[.C579]" office:value-type="string" office:string-value="N578 G106 P3" calcext:value-type="string">
            <text:p>N57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79</text:p>
          </table:table-cell>
          <table:table-cell table:formula="of:=&quot;X&quot;&amp;[.G580]" office:value-type="string" office:string-value="X12.5" calcext:value-type="string">
            <text:p>X12.5</text:p>
          </table:table-cell>
          <table:table-cell table:formula="of:=&quot;Y&quot;&amp;[.H580]" office:value-type="string" office:string-value="Y660.083936170214" calcext:value-type="string">
            <text:p>Y660.083936170214</text:p>
          </table:table-cell>
          <table:table-cell/>
          <table:table-cell table:formula="of:=[.A580]&amp;&quot; &quot;&amp;[.B580]&amp;&quot; &quot;&amp;[.C580]" office:value-type="string" office:string-value="N579 X12.5 Y660.083936170214" calcext:value-type="string">
            <text:p>N579 X12.5 Y660.083936170214</text:p>
          </table:table-cell>
          <table:table-cell/>
          <table:table-cell table:formula="of:=[.G575]" office:value-type="float" office:value="12.5" calcext:value-type="float">
            <text:p>12.5</text:p>
          </table:table-cell>
          <table:table-cell table:formula="of:=[.H575]+[.$K$13]" office:value-type="float" office:value="660.083936170214" calcext:value-type="float">
            <text:p>660.08393617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80</text:p>
          </table:table-cell>
          <table:table-cell table:formula="of:=[.B576]" office:value-type="string" office:string-value="G106" calcext:value-type="string">
            <text:p>G106</text:p>
          </table:table-cell>
          <table:table-cell table:formula="of:=[.C576]" office:value-type="string" office:string-value="P0" calcext:value-type="string">
            <text:p>P0</text:p>
          </table:table-cell>
          <table:table-cell/>
          <table:table-cell table:formula="of:=[.A581]&amp;&quot; &quot;&amp;[.B581]&amp;&quot; &quot;&amp;[.C581]" office:value-type="string" office:string-value="N580 G106 P0" calcext:value-type="string">
            <text:p>N58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81</text:p>
          </table:table-cell>
          <table:table-cell table:formula="of:=[.B577]" office:value-type="string" office:string-value="G105" calcext:value-type="string">
            <text:p>G105</text:p>
          </table:table-cell>
          <table:table-cell table:formula="of:=[.C577]" office:value-type="string" office:string-value="PY7.79553191489362" calcext:value-type="string">
            <text:p>PY7.79553191489362</text:p>
          </table:table-cell>
          <table:table-cell/>
          <table:table-cell table:formula="of:=[.A582]&amp;&quot; &quot;&amp;[.B582]&amp;&quot; &quot;&amp;[.C582]" office:value-type="string" office:string-value="N581 G105 PY7.79553191489362" calcext:value-type="string">
            <text:p>N581 G105 PY7.79553191489362</text:p>
          </table:table-cell>
          <table:table-cell table:number-columns-repeated="2"/>
          <table:table-cell table:formula="of:=[.H57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82</text:p>
          </table:table-cell>
          <table:table-cell table:formula="of:=&quot;X&quot;&amp;[.G583]" office:value-type="string" office:string-value="X6747.5" calcext:value-type="string">
            <text:p>X6747.5</text:p>
          </table:table-cell>
          <table:table-cell table:formula="of:=&quot;Y&quot;&amp;[.H583]" office:value-type="string" office:string-value="Y666.879468085108" calcext:value-type="string">
            <text:p>Y666.879468085108</text:p>
          </table:table-cell>
          <table:table-cell/>
          <table:table-cell table:formula="of:=[.A583]&amp;&quot; &quot;&amp;[.B583]&amp;&quot; &quot;&amp;[.C583]" office:value-type="string" office:string-value="N582 X6747.5 Y666.879468085108" calcext:value-type="string">
            <text:p>N582 X6747.5 Y666.879468085108</text:p>
          </table:table-cell>
          <table:table-cell/>
          <table:table-cell table:formula="of:=[.G578]" office:value-type="float" office:value="6747.5" calcext:value-type="float">
            <text:p>6747.5</text:p>
          </table:table-cell>
          <table:table-cell table:formula="of:=[.H578]+[.$K$13]" office:value-type="float" office:value="666.879468085108" calcext:value-type="float">
            <text:p>666.8794680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83</text:p>
          </table:table-cell>
          <table:table-cell table:formula="of:=[.B579]" office:value-type="string" office:string-value="G106" calcext:value-type="string">
            <text:p>G106</text:p>
          </table:table-cell>
          <table:table-cell table:formula="of:=[.C579]" office:value-type="string" office:string-value="P3" calcext:value-type="string">
            <text:p>P3</text:p>
          </table:table-cell>
          <table:table-cell/>
          <table:table-cell table:formula="of:=[.A584]&amp;&quot; &quot;&amp;[.B584]&amp;&quot; &quot;&amp;[.C584]" office:value-type="string" office:string-value="N583 G106 P3" calcext:value-type="string">
            <text:p>N58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84</text:p>
          </table:table-cell>
          <table:table-cell table:formula="of:=&quot;X&quot;&amp;[.G585]" office:value-type="string" office:string-value="X12.5" calcext:value-type="string">
            <text:p>X12.5</text:p>
          </table:table-cell>
          <table:table-cell table:formula="of:=&quot;Y&quot;&amp;[.H585]" office:value-type="string" office:string-value="Y664.879468085108" calcext:value-type="string">
            <text:p>Y664.879468085108</text:p>
          </table:table-cell>
          <table:table-cell/>
          <table:table-cell table:formula="of:=[.A585]&amp;&quot; &quot;&amp;[.B585]&amp;&quot; &quot;&amp;[.C585]" office:value-type="string" office:string-value="N584 X12.5 Y664.879468085108" calcext:value-type="string">
            <text:p>N584 X12.5 Y664.879468085108</text:p>
          </table:table-cell>
          <table:table-cell/>
          <table:table-cell table:formula="of:=[.G580]" office:value-type="float" office:value="12.5" calcext:value-type="float">
            <text:p>12.5</text:p>
          </table:table-cell>
          <table:table-cell table:formula="of:=[.H580]+[.$K$13]" office:value-type="float" office:value="664.879468085108" calcext:value-type="float">
            <text:p>664.8794680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85</text:p>
          </table:table-cell>
          <table:table-cell table:formula="of:=[.B581]" office:value-type="string" office:string-value="G106" calcext:value-type="string">
            <text:p>G106</text:p>
          </table:table-cell>
          <table:table-cell table:formula="of:=[.C581]" office:value-type="string" office:string-value="P0" calcext:value-type="string">
            <text:p>P0</text:p>
          </table:table-cell>
          <table:table-cell/>
          <table:table-cell table:formula="of:=[.A586]&amp;&quot; &quot;&amp;[.B586]&amp;&quot; &quot;&amp;[.C586]" office:value-type="string" office:string-value="N585 G106 P0" calcext:value-type="string">
            <text:p>N58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86</text:p>
          </table:table-cell>
          <table:table-cell table:formula="of:=[.B582]" office:value-type="string" office:string-value="G105" calcext:value-type="string">
            <text:p>G105</text:p>
          </table:table-cell>
          <table:table-cell table:formula="of:=[.C582]" office:value-type="string" office:string-value="PY7.79553191489362" calcext:value-type="string">
            <text:p>PY7.79553191489362</text:p>
          </table:table-cell>
          <table:table-cell/>
          <table:table-cell table:formula="of:=[.A587]&amp;&quot; &quot;&amp;[.B587]&amp;&quot; &quot;&amp;[.C587]" office:value-type="string" office:string-value="N586 G105 PY7.79553191489362" calcext:value-type="string">
            <text:p>N586 G105 PY7.79553191489362</text:p>
          </table:table-cell>
          <table:table-cell table:number-columns-repeated="2"/>
          <table:table-cell table:formula="of:=[.H58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87</text:p>
          </table:table-cell>
          <table:table-cell table:formula="of:=&quot;X&quot;&amp;[.G588]" office:value-type="string" office:string-value="X6747.5" calcext:value-type="string">
            <text:p>X6747.5</text:p>
          </table:table-cell>
          <table:table-cell table:formula="of:=&quot;Y&quot;&amp;[.H588]" office:value-type="string" office:string-value="Y671.675000000002" calcext:value-type="string">
            <text:p>Y671.675000000002</text:p>
          </table:table-cell>
          <table:table-cell/>
          <table:table-cell table:formula="of:=[.A588]&amp;&quot; &quot;&amp;[.B588]&amp;&quot; &quot;&amp;[.C588]" office:value-type="string" office:string-value="N587 X6747.5 Y671.675000000002" calcext:value-type="string">
            <text:p>N587 X6747.5 Y671.675000000002</text:p>
          </table:table-cell>
          <table:table-cell/>
          <table:table-cell table:formula="of:=[.G583]" office:value-type="float" office:value="6747.5" calcext:value-type="float">
            <text:p>6747.5</text:p>
          </table:table-cell>
          <table:table-cell table:formula="of:=[.H583]+[.$K$13]" office:value-type="float" office:value="671.675000000002" calcext:value-type="float">
            <text:p>671.6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88</text:p>
          </table:table-cell>
          <table:table-cell table:formula="of:=[.B584]" office:value-type="string" office:string-value="G106" calcext:value-type="string">
            <text:p>G106</text:p>
          </table:table-cell>
          <table:table-cell table:formula="of:=[.C584]" office:value-type="string" office:string-value="P3" calcext:value-type="string">
            <text:p>P3</text:p>
          </table:table-cell>
          <table:table-cell/>
          <table:table-cell table:formula="of:=[.A589]&amp;&quot; &quot;&amp;[.B589]&amp;&quot; &quot;&amp;[.C589]" office:value-type="string" office:string-value="N588 G106 P3" calcext:value-type="string">
            <text:p>N58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89</text:p>
          </table:table-cell>
          <table:table-cell table:formula="of:=&quot;X&quot;&amp;[.G590]" office:value-type="string" office:string-value="X12.5" calcext:value-type="string">
            <text:p>X12.5</text:p>
          </table:table-cell>
          <table:table-cell table:formula="of:=&quot;Y&quot;&amp;[.H590]" office:value-type="string" office:string-value="Y669.675000000002" calcext:value-type="string">
            <text:p>Y669.675000000002</text:p>
          </table:table-cell>
          <table:table-cell/>
          <table:table-cell table:formula="of:=[.A590]&amp;&quot; &quot;&amp;[.B590]&amp;&quot; &quot;&amp;[.C590]" office:value-type="string" office:string-value="N589 X12.5 Y669.675000000002" calcext:value-type="string">
            <text:p>N589 X12.5 Y669.675000000002</text:p>
          </table:table-cell>
          <table:table-cell/>
          <table:table-cell table:formula="of:=[.G585]" office:value-type="float" office:value="12.5" calcext:value-type="float">
            <text:p>12.5</text:p>
          </table:table-cell>
          <table:table-cell table:formula="of:=[.H585]+[.$K$13]" office:value-type="float" office:value="669.675000000002" calcext:value-type="float">
            <text:p>669.6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90</text:p>
          </table:table-cell>
          <table:table-cell table:formula="of:=[.B586]" office:value-type="string" office:string-value="G106" calcext:value-type="string">
            <text:p>G106</text:p>
          </table:table-cell>
          <table:table-cell table:formula="of:=[.C586]" office:value-type="string" office:string-value="P0" calcext:value-type="string">
            <text:p>P0</text:p>
          </table:table-cell>
          <table:table-cell/>
          <table:table-cell table:formula="of:=[.A591]&amp;&quot; &quot;&amp;[.B591]&amp;&quot; &quot;&amp;[.C591]" office:value-type="string" office:string-value="N590 G106 P0" calcext:value-type="string">
            <text:p>N59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91</text:p>
          </table:table-cell>
          <table:table-cell table:formula="of:=[.B587]" office:value-type="string" office:string-value="G105" calcext:value-type="string">
            <text:p>G105</text:p>
          </table:table-cell>
          <table:table-cell table:formula="of:=[.C587]" office:value-type="string" office:string-value="PY7.79553191489362" calcext:value-type="string">
            <text:p>PY7.79553191489362</text:p>
          </table:table-cell>
          <table:table-cell/>
          <table:table-cell table:formula="of:=[.A592]&amp;&quot; &quot;&amp;[.B592]&amp;&quot; &quot;&amp;[.C592]" office:value-type="string" office:string-value="N591 G105 PY7.79553191489362" calcext:value-type="string">
            <text:p>N591 G105 PY7.79553191489362</text:p>
          </table:table-cell>
          <table:table-cell table:number-columns-repeated="2"/>
          <table:table-cell table:formula="of:=[.H58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92</text:p>
          </table:table-cell>
          <table:table-cell table:formula="of:=&quot;X&quot;&amp;[.G593]" office:value-type="string" office:string-value="X6747.5" calcext:value-type="string">
            <text:p>X6747.5</text:p>
          </table:table-cell>
          <table:table-cell table:formula="of:=&quot;Y&quot;&amp;[.H593]" office:value-type="string" office:string-value="Y676.470531914895" calcext:value-type="string">
            <text:p>Y676.470531914895</text:p>
          </table:table-cell>
          <table:table-cell/>
          <table:table-cell table:formula="of:=[.A593]&amp;&quot; &quot;&amp;[.B593]&amp;&quot; &quot;&amp;[.C593]" office:value-type="string" office:string-value="N592 X6747.5 Y676.470531914895" calcext:value-type="string">
            <text:p>N592 X6747.5 Y676.470531914895</text:p>
          </table:table-cell>
          <table:table-cell/>
          <table:table-cell table:formula="of:=[.G588]" office:value-type="float" office:value="6747.5" calcext:value-type="float">
            <text:p>6747.5</text:p>
          </table:table-cell>
          <table:table-cell table:formula="of:=[.H588]+[.$K$13]" office:value-type="float" office:value="676.470531914895" calcext:value-type="float">
            <text:p>676.47053191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93</text:p>
          </table:table-cell>
          <table:table-cell table:formula="of:=[.B589]" office:value-type="string" office:string-value="G106" calcext:value-type="string">
            <text:p>G106</text:p>
          </table:table-cell>
          <table:table-cell table:formula="of:=[.C589]" office:value-type="string" office:string-value="P3" calcext:value-type="string">
            <text:p>P3</text:p>
          </table:table-cell>
          <table:table-cell/>
          <table:table-cell table:formula="of:=[.A594]&amp;&quot; &quot;&amp;[.B594]&amp;&quot; &quot;&amp;[.C594]" office:value-type="string" office:string-value="N593 G106 P3" calcext:value-type="string">
            <text:p>N59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94</text:p>
          </table:table-cell>
          <table:table-cell table:formula="of:=&quot;X&quot;&amp;[.G595]" office:value-type="string" office:string-value="X12.5" calcext:value-type="string">
            <text:p>X12.5</text:p>
          </table:table-cell>
          <table:table-cell table:formula="of:=&quot;Y&quot;&amp;[.H595]" office:value-type="string" office:string-value="Y674.470531914895" calcext:value-type="string">
            <text:p>Y674.470531914895</text:p>
          </table:table-cell>
          <table:table-cell/>
          <table:table-cell table:formula="of:=[.A595]&amp;&quot; &quot;&amp;[.B595]&amp;&quot; &quot;&amp;[.C595]" office:value-type="string" office:string-value="N594 X12.5 Y674.470531914895" calcext:value-type="string">
            <text:p>N594 X12.5 Y674.470531914895</text:p>
          </table:table-cell>
          <table:table-cell/>
          <table:table-cell table:formula="of:=[.G590]" office:value-type="float" office:value="12.5" calcext:value-type="float">
            <text:p>12.5</text:p>
          </table:table-cell>
          <table:table-cell table:formula="of:=[.H590]+[.$K$13]" office:value-type="float" office:value="674.470531914895" calcext:value-type="float">
            <text:p>674.47053191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95</text:p>
          </table:table-cell>
          <table:table-cell table:formula="of:=[.B591]" office:value-type="string" office:string-value="G106" calcext:value-type="string">
            <text:p>G106</text:p>
          </table:table-cell>
          <table:table-cell table:formula="of:=[.C591]" office:value-type="string" office:string-value="P0" calcext:value-type="string">
            <text:p>P0</text:p>
          </table:table-cell>
          <table:table-cell/>
          <table:table-cell table:formula="of:=[.A596]&amp;&quot; &quot;&amp;[.B596]&amp;&quot; &quot;&amp;[.C596]" office:value-type="string" office:string-value="N595 G106 P0" calcext:value-type="string">
            <text:p>N59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96</text:p>
          </table:table-cell>
          <table:table-cell table:formula="of:=[.B592]" office:value-type="string" office:string-value="G105" calcext:value-type="string">
            <text:p>G105</text:p>
          </table:table-cell>
          <table:table-cell table:formula="of:=[.C592]" office:value-type="string" office:string-value="PY7.79553191489362" calcext:value-type="string">
            <text:p>PY7.79553191489362</text:p>
          </table:table-cell>
          <table:table-cell/>
          <table:table-cell table:formula="of:=[.A597]&amp;&quot; &quot;&amp;[.B597]&amp;&quot; &quot;&amp;[.C597]" office:value-type="string" office:string-value="N596 G105 PY7.79553191489362" calcext:value-type="string">
            <text:p>N596 G105 PY7.79553191489362</text:p>
          </table:table-cell>
          <table:table-cell table:number-columns-repeated="2"/>
          <table:table-cell table:formula="of:=[.H59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97</text:p>
          </table:table-cell>
          <table:table-cell table:formula="of:=&quot;X&quot;&amp;[.G598]" office:value-type="string" office:string-value="X6747.5" calcext:value-type="string">
            <text:p>X6747.5</text:p>
          </table:table-cell>
          <table:table-cell table:formula="of:=&quot;Y&quot;&amp;[.H598]" office:value-type="string" office:string-value="Y681.266063829789" calcext:value-type="string">
            <text:p>Y681.266063829789</text:p>
          </table:table-cell>
          <table:table-cell/>
          <table:table-cell table:formula="of:=[.A598]&amp;&quot; &quot;&amp;[.B598]&amp;&quot; &quot;&amp;[.C598]" office:value-type="string" office:string-value="N597 X6747.5 Y681.266063829789" calcext:value-type="string">
            <text:p>N597 X6747.5 Y681.266063829789</text:p>
          </table:table-cell>
          <table:table-cell/>
          <table:table-cell table:formula="of:=[.G593]" office:value-type="float" office:value="6747.5" calcext:value-type="float">
            <text:p>6747.5</text:p>
          </table:table-cell>
          <table:table-cell table:formula="of:=[.H593]+[.$K$13]" office:value-type="float" office:value="681.266063829789" calcext:value-type="float">
            <text:p>681.26606382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98</text:p>
          </table:table-cell>
          <table:table-cell table:formula="of:=[.B594]" office:value-type="string" office:string-value="G106" calcext:value-type="string">
            <text:p>G106</text:p>
          </table:table-cell>
          <table:table-cell table:formula="of:=[.C594]" office:value-type="string" office:string-value="P3" calcext:value-type="string">
            <text:p>P3</text:p>
          </table:table-cell>
          <table:table-cell/>
          <table:table-cell table:formula="of:=[.A599]&amp;&quot; &quot;&amp;[.B599]&amp;&quot; &quot;&amp;[.C599]" office:value-type="string" office:string-value="N598 G106 P3" calcext:value-type="string">
            <text:p>N59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599</text:p>
          </table:table-cell>
          <table:table-cell table:formula="of:=&quot;X&quot;&amp;[.G600]" office:value-type="string" office:string-value="X12.5" calcext:value-type="string">
            <text:p>X12.5</text:p>
          </table:table-cell>
          <table:table-cell table:formula="of:=&quot;Y&quot;&amp;[.H600]" office:value-type="string" office:string-value="Y679.266063829789" calcext:value-type="string">
            <text:p>Y679.266063829789</text:p>
          </table:table-cell>
          <table:table-cell/>
          <table:table-cell table:formula="of:=[.A600]&amp;&quot; &quot;&amp;[.B600]&amp;&quot; &quot;&amp;[.C600]" office:value-type="string" office:string-value="N599 X12.5 Y679.266063829789" calcext:value-type="string">
            <text:p>N599 X12.5 Y679.266063829789</text:p>
          </table:table-cell>
          <table:table-cell/>
          <table:table-cell table:formula="of:=[.G595]" office:value-type="float" office:value="12.5" calcext:value-type="float">
            <text:p>12.5</text:p>
          </table:table-cell>
          <table:table-cell table:formula="of:=[.H595]+[.$K$13]" office:value-type="float" office:value="679.266063829789" calcext:value-type="float">
            <text:p>679.26606382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00</text:p>
          </table:table-cell>
          <table:table-cell table:formula="of:=[.B596]" office:value-type="string" office:string-value="G106" calcext:value-type="string">
            <text:p>G106</text:p>
          </table:table-cell>
          <table:table-cell table:formula="of:=[.C596]" office:value-type="string" office:string-value="P0" calcext:value-type="string">
            <text:p>P0</text:p>
          </table:table-cell>
          <table:table-cell/>
          <table:table-cell table:formula="of:=[.A601]&amp;&quot; &quot;&amp;[.B601]&amp;&quot; &quot;&amp;[.C601]" office:value-type="string" office:string-value="N600 G106 P0" calcext:value-type="string">
            <text:p>N60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01</text:p>
          </table:table-cell>
          <table:table-cell table:formula="of:=[.B597]" office:value-type="string" office:string-value="G105" calcext:value-type="string">
            <text:p>G105</text:p>
          </table:table-cell>
          <table:table-cell table:formula="of:=[.C597]" office:value-type="string" office:string-value="PY7.79553191489362" calcext:value-type="string">
            <text:p>PY7.79553191489362</text:p>
          </table:table-cell>
          <table:table-cell/>
          <table:table-cell table:formula="of:=[.A602]&amp;&quot; &quot;&amp;[.B602]&amp;&quot; &quot;&amp;[.C602]" office:value-type="string" office:string-value="N601 G105 PY7.79553191489362" calcext:value-type="string">
            <text:p>N601 G105 PY7.79553191489362</text:p>
          </table:table-cell>
          <table:table-cell table:number-columns-repeated="2"/>
          <table:table-cell table:formula="of:=[.H59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02</text:p>
          </table:table-cell>
          <table:table-cell table:formula="of:=&quot;X&quot;&amp;[.G603]" office:value-type="string" office:string-value="X6747.5" calcext:value-type="string">
            <text:p>X6747.5</text:p>
          </table:table-cell>
          <table:table-cell table:formula="of:=&quot;Y&quot;&amp;[.H603]" office:value-type="string" office:string-value="Y686.061595744683" calcext:value-type="string">
            <text:p>Y686.061595744683</text:p>
          </table:table-cell>
          <table:table-cell/>
          <table:table-cell table:formula="of:=[.A603]&amp;&quot; &quot;&amp;[.B603]&amp;&quot; &quot;&amp;[.C603]" office:value-type="string" office:string-value="N602 X6747.5 Y686.061595744683" calcext:value-type="string">
            <text:p>N602 X6747.5 Y686.061595744683</text:p>
          </table:table-cell>
          <table:table-cell/>
          <table:table-cell table:formula="of:=[.G598]" office:value-type="float" office:value="6747.5" calcext:value-type="float">
            <text:p>6747.5</text:p>
          </table:table-cell>
          <table:table-cell table:formula="of:=[.H598]+[.$K$13]" office:value-type="float" office:value="686.061595744683" calcext:value-type="float">
            <text:p>686.06159574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03</text:p>
          </table:table-cell>
          <table:table-cell table:formula="of:=[.B599]" office:value-type="string" office:string-value="G106" calcext:value-type="string">
            <text:p>G106</text:p>
          </table:table-cell>
          <table:table-cell table:formula="of:=[.C599]" office:value-type="string" office:string-value="P3" calcext:value-type="string">
            <text:p>P3</text:p>
          </table:table-cell>
          <table:table-cell/>
          <table:table-cell table:formula="of:=[.A604]&amp;&quot; &quot;&amp;[.B604]&amp;&quot; &quot;&amp;[.C604]" office:value-type="string" office:string-value="N603 G106 P3" calcext:value-type="string">
            <text:p>N60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04</text:p>
          </table:table-cell>
          <table:table-cell table:formula="of:=&quot;X&quot;&amp;[.G605]" office:value-type="string" office:string-value="X12.5" calcext:value-type="string">
            <text:p>X12.5</text:p>
          </table:table-cell>
          <table:table-cell table:formula="of:=&quot;Y&quot;&amp;[.H605]" office:value-type="string" office:string-value="Y684.061595744683" calcext:value-type="string">
            <text:p>Y684.061595744683</text:p>
          </table:table-cell>
          <table:table-cell/>
          <table:table-cell table:formula="of:=[.A605]&amp;&quot; &quot;&amp;[.B605]&amp;&quot; &quot;&amp;[.C605]" office:value-type="string" office:string-value="N604 X12.5 Y684.061595744683" calcext:value-type="string">
            <text:p>N604 X12.5 Y684.061595744683</text:p>
          </table:table-cell>
          <table:table-cell/>
          <table:table-cell table:formula="of:=[.G600]" office:value-type="float" office:value="12.5" calcext:value-type="float">
            <text:p>12.5</text:p>
          </table:table-cell>
          <table:table-cell table:formula="of:=[.H600]+[.$K$13]" office:value-type="float" office:value="684.061595744683" calcext:value-type="float">
            <text:p>684.06159574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05</text:p>
          </table:table-cell>
          <table:table-cell table:formula="of:=[.B601]" office:value-type="string" office:string-value="G106" calcext:value-type="string">
            <text:p>G106</text:p>
          </table:table-cell>
          <table:table-cell table:formula="of:=[.C601]" office:value-type="string" office:string-value="P0" calcext:value-type="string">
            <text:p>P0</text:p>
          </table:table-cell>
          <table:table-cell/>
          <table:table-cell table:formula="of:=[.A606]&amp;&quot; &quot;&amp;[.B606]&amp;&quot; &quot;&amp;[.C606]" office:value-type="string" office:string-value="N605 G106 P0" calcext:value-type="string">
            <text:p>N60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06</text:p>
          </table:table-cell>
          <table:table-cell table:formula="of:=[.B602]" office:value-type="string" office:string-value="G105" calcext:value-type="string">
            <text:p>G105</text:p>
          </table:table-cell>
          <table:table-cell table:formula="of:=[.C602]" office:value-type="string" office:string-value="PY7.79553191489362" calcext:value-type="string">
            <text:p>PY7.79553191489362</text:p>
          </table:table-cell>
          <table:table-cell/>
          <table:table-cell table:formula="of:=[.A607]&amp;&quot; &quot;&amp;[.B607]&amp;&quot; &quot;&amp;[.C607]" office:value-type="string" office:string-value="N606 G105 PY7.79553191489362" calcext:value-type="string">
            <text:p>N606 G105 PY7.79553191489362</text:p>
          </table:table-cell>
          <table:table-cell table:number-columns-repeated="2"/>
          <table:table-cell table:formula="of:=[.H60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07</text:p>
          </table:table-cell>
          <table:table-cell table:formula="of:=&quot;X&quot;&amp;[.G608]" office:value-type="string" office:string-value="X6747.5" calcext:value-type="string">
            <text:p>X6747.5</text:p>
          </table:table-cell>
          <table:table-cell table:formula="of:=&quot;Y&quot;&amp;[.H608]" office:value-type="string" office:string-value="Y690.857127659576" calcext:value-type="string">
            <text:p>Y690.857127659576</text:p>
          </table:table-cell>
          <table:table-cell/>
          <table:table-cell table:formula="of:=[.A608]&amp;&quot; &quot;&amp;[.B608]&amp;&quot; &quot;&amp;[.C608]" office:value-type="string" office:string-value="N607 X6747.5 Y690.857127659576" calcext:value-type="string">
            <text:p>N607 X6747.5 Y690.857127659576</text:p>
          </table:table-cell>
          <table:table-cell/>
          <table:table-cell table:formula="of:=[.G603]" office:value-type="float" office:value="6747.5" calcext:value-type="float">
            <text:p>6747.5</text:p>
          </table:table-cell>
          <table:table-cell table:formula="of:=[.H603]+[.$K$13]" office:value-type="float" office:value="690.857127659576" calcext:value-type="float">
            <text:p>690.85712765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08</text:p>
          </table:table-cell>
          <table:table-cell table:formula="of:=[.B604]" office:value-type="string" office:string-value="G106" calcext:value-type="string">
            <text:p>G106</text:p>
          </table:table-cell>
          <table:table-cell table:formula="of:=[.C604]" office:value-type="string" office:string-value="P3" calcext:value-type="string">
            <text:p>P3</text:p>
          </table:table-cell>
          <table:table-cell/>
          <table:table-cell table:formula="of:=[.A609]&amp;&quot; &quot;&amp;[.B609]&amp;&quot; &quot;&amp;[.C609]" office:value-type="string" office:string-value="N608 G106 P3" calcext:value-type="string">
            <text:p>N60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09</text:p>
          </table:table-cell>
          <table:table-cell table:formula="of:=&quot;X&quot;&amp;[.G610]" office:value-type="string" office:string-value="X12.5" calcext:value-type="string">
            <text:p>X12.5</text:p>
          </table:table-cell>
          <table:table-cell table:formula="of:=&quot;Y&quot;&amp;[.H610]" office:value-type="string" office:string-value="Y688.857127659576" calcext:value-type="string">
            <text:p>Y688.857127659576</text:p>
          </table:table-cell>
          <table:table-cell/>
          <table:table-cell table:formula="of:=[.A610]&amp;&quot; &quot;&amp;[.B610]&amp;&quot; &quot;&amp;[.C610]" office:value-type="string" office:string-value="N609 X12.5 Y688.857127659576" calcext:value-type="string">
            <text:p>N609 X12.5 Y688.857127659576</text:p>
          </table:table-cell>
          <table:table-cell/>
          <table:table-cell table:formula="of:=[.G605]" office:value-type="float" office:value="12.5" calcext:value-type="float">
            <text:p>12.5</text:p>
          </table:table-cell>
          <table:table-cell table:formula="of:=[.H605]+[.$K$13]" office:value-type="float" office:value="688.857127659576" calcext:value-type="float">
            <text:p>688.85712765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10</text:p>
          </table:table-cell>
          <table:table-cell table:formula="of:=[.B606]" office:value-type="string" office:string-value="G106" calcext:value-type="string">
            <text:p>G106</text:p>
          </table:table-cell>
          <table:table-cell table:formula="of:=[.C606]" office:value-type="string" office:string-value="P0" calcext:value-type="string">
            <text:p>P0</text:p>
          </table:table-cell>
          <table:table-cell/>
          <table:table-cell table:formula="of:=[.A611]&amp;&quot; &quot;&amp;[.B611]&amp;&quot; &quot;&amp;[.C611]" office:value-type="string" office:string-value="N610 G106 P0" calcext:value-type="string">
            <text:p>N61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11</text:p>
          </table:table-cell>
          <table:table-cell table:formula="of:=[.B607]" office:value-type="string" office:string-value="G105" calcext:value-type="string">
            <text:p>G105</text:p>
          </table:table-cell>
          <table:table-cell table:formula="of:=[.C607]" office:value-type="string" office:string-value="PY7.79553191489362" calcext:value-type="string">
            <text:p>PY7.79553191489362</text:p>
          </table:table-cell>
          <table:table-cell/>
          <table:table-cell table:formula="of:=[.A612]&amp;&quot; &quot;&amp;[.B612]&amp;&quot; &quot;&amp;[.C612]" office:value-type="string" office:string-value="N611 G105 PY7.79553191489362" calcext:value-type="string">
            <text:p>N611 G105 PY7.79553191489362</text:p>
          </table:table-cell>
          <table:table-cell table:number-columns-repeated="2"/>
          <table:table-cell table:formula="of:=[.H60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12</text:p>
          </table:table-cell>
          <table:table-cell table:formula="of:=&quot;X&quot;&amp;[.G613]" office:value-type="string" office:string-value="X6747.5" calcext:value-type="string">
            <text:p>X6747.5</text:p>
          </table:table-cell>
          <table:table-cell table:formula="of:=&quot;Y&quot;&amp;[.H613]" office:value-type="string" office:string-value="Y695.65265957447" calcext:value-type="string">
            <text:p>Y695.65265957447</text:p>
          </table:table-cell>
          <table:table-cell/>
          <table:table-cell table:formula="of:=[.A613]&amp;&quot; &quot;&amp;[.B613]&amp;&quot; &quot;&amp;[.C613]" office:value-type="string" office:string-value="N612 X6747.5 Y695.65265957447" calcext:value-type="string">
            <text:p>N612 X6747.5 Y695.65265957447</text:p>
          </table:table-cell>
          <table:table-cell/>
          <table:table-cell table:formula="of:=[.G608]" office:value-type="float" office:value="6747.5" calcext:value-type="float">
            <text:p>6747.5</text:p>
          </table:table-cell>
          <table:table-cell table:formula="of:=[.H608]+[.$K$13]" office:value-type="float" office:value="695.65265957447" calcext:value-type="float">
            <text:p>695.65265957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13</text:p>
          </table:table-cell>
          <table:table-cell table:formula="of:=[.B609]" office:value-type="string" office:string-value="G106" calcext:value-type="string">
            <text:p>G106</text:p>
          </table:table-cell>
          <table:table-cell table:formula="of:=[.C609]" office:value-type="string" office:string-value="P3" calcext:value-type="string">
            <text:p>P3</text:p>
          </table:table-cell>
          <table:table-cell/>
          <table:table-cell table:formula="of:=[.A614]&amp;&quot; &quot;&amp;[.B614]&amp;&quot; &quot;&amp;[.C614]" office:value-type="string" office:string-value="N613 G106 P3" calcext:value-type="string">
            <text:p>N61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14</text:p>
          </table:table-cell>
          <table:table-cell table:formula="of:=&quot;X&quot;&amp;[.G615]" office:value-type="string" office:string-value="X12.5" calcext:value-type="string">
            <text:p>X12.5</text:p>
          </table:table-cell>
          <table:table-cell table:formula="of:=&quot;Y&quot;&amp;[.H615]" office:value-type="string" office:string-value="Y693.65265957447" calcext:value-type="string">
            <text:p>Y693.65265957447</text:p>
          </table:table-cell>
          <table:table-cell/>
          <table:table-cell table:formula="of:=[.A615]&amp;&quot; &quot;&amp;[.B615]&amp;&quot; &quot;&amp;[.C615]" office:value-type="string" office:string-value="N614 X12.5 Y693.65265957447" calcext:value-type="string">
            <text:p>N614 X12.5 Y693.65265957447</text:p>
          </table:table-cell>
          <table:table-cell/>
          <table:table-cell table:formula="of:=[.G610]" office:value-type="float" office:value="12.5" calcext:value-type="float">
            <text:p>12.5</text:p>
          </table:table-cell>
          <table:table-cell table:formula="of:=[.H610]+[.$K$13]" office:value-type="float" office:value="693.65265957447" calcext:value-type="float">
            <text:p>693.65265957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15</text:p>
          </table:table-cell>
          <table:table-cell table:formula="of:=[.B611]" office:value-type="string" office:string-value="G106" calcext:value-type="string">
            <text:p>G106</text:p>
          </table:table-cell>
          <table:table-cell table:formula="of:=[.C611]" office:value-type="string" office:string-value="P0" calcext:value-type="string">
            <text:p>P0</text:p>
          </table:table-cell>
          <table:table-cell/>
          <table:table-cell table:formula="of:=[.A616]&amp;&quot; &quot;&amp;[.B616]&amp;&quot; &quot;&amp;[.C616]" office:value-type="string" office:string-value="N615 G106 P0" calcext:value-type="string">
            <text:p>N61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16</text:p>
          </table:table-cell>
          <table:table-cell table:formula="of:=[.B612]" office:value-type="string" office:string-value="G105" calcext:value-type="string">
            <text:p>G105</text:p>
          </table:table-cell>
          <table:table-cell table:formula="of:=[.C612]" office:value-type="string" office:string-value="PY7.79553191489362" calcext:value-type="string">
            <text:p>PY7.79553191489362</text:p>
          </table:table-cell>
          <table:table-cell/>
          <table:table-cell table:formula="of:=[.A617]&amp;&quot; &quot;&amp;[.B617]&amp;&quot; &quot;&amp;[.C617]" office:value-type="string" office:string-value="N616 G105 PY7.79553191489362" calcext:value-type="string">
            <text:p>N616 G105 PY7.79553191489362</text:p>
          </table:table-cell>
          <table:table-cell table:number-columns-repeated="2"/>
          <table:table-cell table:formula="of:=[.H61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17</text:p>
          </table:table-cell>
          <table:table-cell table:formula="of:=&quot;X&quot;&amp;[.G618]" office:value-type="string" office:string-value="X6747.5" calcext:value-type="string">
            <text:p>X6747.5</text:p>
          </table:table-cell>
          <table:table-cell table:formula="of:=&quot;Y&quot;&amp;[.H618]" office:value-type="string" office:string-value="Y700.448191489364" calcext:value-type="string">
            <text:p>Y700.448191489364</text:p>
          </table:table-cell>
          <table:table-cell/>
          <table:table-cell table:formula="of:=[.A618]&amp;&quot; &quot;&amp;[.B618]&amp;&quot; &quot;&amp;[.C618]" office:value-type="string" office:string-value="N617 X6747.5 Y700.448191489364" calcext:value-type="string">
            <text:p>N617 X6747.5 Y700.448191489364</text:p>
          </table:table-cell>
          <table:table-cell/>
          <table:table-cell table:formula="of:=[.G613]" office:value-type="float" office:value="6747.5" calcext:value-type="float">
            <text:p>6747.5</text:p>
          </table:table-cell>
          <table:table-cell table:formula="of:=[.H613]+[.$K$13]" office:value-type="float" office:value="700.448191489364" calcext:value-type="float">
            <text:p>700.44819148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18</text:p>
          </table:table-cell>
          <table:table-cell table:formula="of:=[.B614]" office:value-type="string" office:string-value="G106" calcext:value-type="string">
            <text:p>G106</text:p>
          </table:table-cell>
          <table:table-cell table:formula="of:=[.C614]" office:value-type="string" office:string-value="P3" calcext:value-type="string">
            <text:p>P3</text:p>
          </table:table-cell>
          <table:table-cell/>
          <table:table-cell table:formula="of:=[.A619]&amp;&quot; &quot;&amp;[.B619]&amp;&quot; &quot;&amp;[.C619]" office:value-type="string" office:string-value="N618 G106 P3" calcext:value-type="string">
            <text:p>N61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19</text:p>
          </table:table-cell>
          <table:table-cell table:formula="of:=&quot;X&quot;&amp;[.G620]" office:value-type="string" office:string-value="X12.5" calcext:value-type="string">
            <text:p>X12.5</text:p>
          </table:table-cell>
          <table:table-cell table:formula="of:=&quot;Y&quot;&amp;[.H620]" office:value-type="string" office:string-value="Y698.448191489364" calcext:value-type="string">
            <text:p>Y698.448191489364</text:p>
          </table:table-cell>
          <table:table-cell/>
          <table:table-cell table:formula="of:=[.A620]&amp;&quot; &quot;&amp;[.B620]&amp;&quot; &quot;&amp;[.C620]" office:value-type="string" office:string-value="N619 X12.5 Y698.448191489364" calcext:value-type="string">
            <text:p>N619 X12.5 Y698.448191489364</text:p>
          </table:table-cell>
          <table:table-cell/>
          <table:table-cell table:formula="of:=[.G615]" office:value-type="float" office:value="12.5" calcext:value-type="float">
            <text:p>12.5</text:p>
          </table:table-cell>
          <table:table-cell table:formula="of:=[.H615]+[.$K$13]" office:value-type="float" office:value="698.448191489364" calcext:value-type="float">
            <text:p>698.44819148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20</text:p>
          </table:table-cell>
          <table:table-cell table:formula="of:=[.B616]" office:value-type="string" office:string-value="G106" calcext:value-type="string">
            <text:p>G106</text:p>
          </table:table-cell>
          <table:table-cell table:formula="of:=[.C616]" office:value-type="string" office:string-value="P0" calcext:value-type="string">
            <text:p>P0</text:p>
          </table:table-cell>
          <table:table-cell/>
          <table:table-cell table:formula="of:=[.A621]&amp;&quot; &quot;&amp;[.B621]&amp;&quot; &quot;&amp;[.C621]" office:value-type="string" office:string-value="N620 G106 P0" calcext:value-type="string">
            <text:p>N62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21</text:p>
          </table:table-cell>
          <table:table-cell table:formula="of:=[.B617]" office:value-type="string" office:string-value="G105" calcext:value-type="string">
            <text:p>G105</text:p>
          </table:table-cell>
          <table:table-cell table:formula="of:=[.C617]" office:value-type="string" office:string-value="PY7.79553191489362" calcext:value-type="string">
            <text:p>PY7.79553191489362</text:p>
          </table:table-cell>
          <table:table-cell/>
          <table:table-cell table:formula="of:=[.A622]&amp;&quot; &quot;&amp;[.B622]&amp;&quot; &quot;&amp;[.C622]" office:value-type="string" office:string-value="N621 G105 PY7.79553191489362" calcext:value-type="string">
            <text:p>N621 G105 PY7.79553191489362</text:p>
          </table:table-cell>
          <table:table-cell table:number-columns-repeated="2"/>
          <table:table-cell table:formula="of:=[.H61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22</text:p>
          </table:table-cell>
          <table:table-cell table:formula="of:=&quot;X&quot;&amp;[.G623]" office:value-type="string" office:string-value="X6747.5" calcext:value-type="string">
            <text:p>X6747.5</text:p>
          </table:table-cell>
          <table:table-cell table:formula="of:=&quot;Y&quot;&amp;[.H623]" office:value-type="string" office:string-value="Y705.243723404258" calcext:value-type="string">
            <text:p>Y705.243723404258</text:p>
          </table:table-cell>
          <table:table-cell/>
          <table:table-cell table:formula="of:=[.A623]&amp;&quot; &quot;&amp;[.B623]&amp;&quot; &quot;&amp;[.C623]" office:value-type="string" office:string-value="N622 X6747.5 Y705.243723404258" calcext:value-type="string">
            <text:p>N622 X6747.5 Y705.243723404258</text:p>
          </table:table-cell>
          <table:table-cell/>
          <table:table-cell table:formula="of:=[.G618]" office:value-type="float" office:value="6747.5" calcext:value-type="float">
            <text:p>6747.5</text:p>
          </table:table-cell>
          <table:table-cell table:formula="of:=[.H618]+[.$K$13]" office:value-type="float" office:value="705.243723404258" calcext:value-type="float">
            <text:p>705.24372340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23</text:p>
          </table:table-cell>
          <table:table-cell table:formula="of:=[.B619]" office:value-type="string" office:string-value="G106" calcext:value-type="string">
            <text:p>G106</text:p>
          </table:table-cell>
          <table:table-cell table:formula="of:=[.C619]" office:value-type="string" office:string-value="P3" calcext:value-type="string">
            <text:p>P3</text:p>
          </table:table-cell>
          <table:table-cell/>
          <table:table-cell table:formula="of:=[.A624]&amp;&quot; &quot;&amp;[.B624]&amp;&quot; &quot;&amp;[.C624]" office:value-type="string" office:string-value="N623 G106 P3" calcext:value-type="string">
            <text:p>N62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24</text:p>
          </table:table-cell>
          <table:table-cell table:formula="of:=&quot;X&quot;&amp;[.G625]" office:value-type="string" office:string-value="X12.5" calcext:value-type="string">
            <text:p>X12.5</text:p>
          </table:table-cell>
          <table:table-cell table:formula="of:=&quot;Y&quot;&amp;[.H625]" office:value-type="string" office:string-value="Y703.243723404257" calcext:value-type="string">
            <text:p>Y703.243723404257</text:p>
          </table:table-cell>
          <table:table-cell/>
          <table:table-cell table:formula="of:=[.A625]&amp;&quot; &quot;&amp;[.B625]&amp;&quot; &quot;&amp;[.C625]" office:value-type="string" office:string-value="N624 X12.5 Y703.243723404257" calcext:value-type="string">
            <text:p>N624 X12.5 Y703.243723404257</text:p>
          </table:table-cell>
          <table:table-cell/>
          <table:table-cell table:formula="of:=[.G620]" office:value-type="float" office:value="12.5" calcext:value-type="float">
            <text:p>12.5</text:p>
          </table:table-cell>
          <table:table-cell table:formula="of:=[.H620]+[.$K$13]" office:value-type="float" office:value="703.243723404257" calcext:value-type="float">
            <text:p>703.24372340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25</text:p>
          </table:table-cell>
          <table:table-cell table:formula="of:=[.B621]" office:value-type="string" office:string-value="G106" calcext:value-type="string">
            <text:p>G106</text:p>
          </table:table-cell>
          <table:table-cell table:formula="of:=[.C621]" office:value-type="string" office:string-value="P0" calcext:value-type="string">
            <text:p>P0</text:p>
          </table:table-cell>
          <table:table-cell/>
          <table:table-cell table:formula="of:=[.A626]&amp;&quot; &quot;&amp;[.B626]&amp;&quot; &quot;&amp;[.C626]" office:value-type="string" office:string-value="N625 G106 P0" calcext:value-type="string">
            <text:p>N62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26</text:p>
          </table:table-cell>
          <table:table-cell table:formula="of:=[.B622]" office:value-type="string" office:string-value="G105" calcext:value-type="string">
            <text:p>G105</text:p>
          </table:table-cell>
          <table:table-cell table:formula="of:=[.C622]" office:value-type="string" office:string-value="PY7.79553191489362" calcext:value-type="string">
            <text:p>PY7.79553191489362</text:p>
          </table:table-cell>
          <table:table-cell/>
          <table:table-cell table:formula="of:=[.A627]&amp;&quot; &quot;&amp;[.B627]&amp;&quot; &quot;&amp;[.C627]" office:value-type="string" office:string-value="N626 G105 PY7.79553191489362" calcext:value-type="string">
            <text:p>N626 G105 PY7.79553191489362</text:p>
          </table:table-cell>
          <table:table-cell table:number-columns-repeated="2"/>
          <table:table-cell table:formula="of:=[.H62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27</text:p>
          </table:table-cell>
          <table:table-cell table:formula="of:=&quot;X&quot;&amp;[.G628]" office:value-type="string" office:string-value="X6747.5" calcext:value-type="string">
            <text:p>X6747.5</text:p>
          </table:table-cell>
          <table:table-cell table:formula="of:=&quot;Y&quot;&amp;[.H628]" office:value-type="string" office:string-value="Y710.039255319151" calcext:value-type="string">
            <text:p>Y710.039255319151</text:p>
          </table:table-cell>
          <table:table-cell/>
          <table:table-cell table:formula="of:=[.A628]&amp;&quot; &quot;&amp;[.B628]&amp;&quot; &quot;&amp;[.C628]" office:value-type="string" office:string-value="N627 X6747.5 Y710.039255319151" calcext:value-type="string">
            <text:p>N627 X6747.5 Y710.039255319151</text:p>
          </table:table-cell>
          <table:table-cell/>
          <table:table-cell table:formula="of:=[.G623]" office:value-type="float" office:value="6747.5" calcext:value-type="float">
            <text:p>6747.5</text:p>
          </table:table-cell>
          <table:table-cell table:formula="of:=[.H623]+[.$K$13]" office:value-type="float" office:value="710.039255319151" calcext:value-type="float">
            <text:p>710.03925531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28</text:p>
          </table:table-cell>
          <table:table-cell table:formula="of:=[.B624]" office:value-type="string" office:string-value="G106" calcext:value-type="string">
            <text:p>G106</text:p>
          </table:table-cell>
          <table:table-cell table:formula="of:=[.C624]" office:value-type="string" office:string-value="P3" calcext:value-type="string">
            <text:p>P3</text:p>
          </table:table-cell>
          <table:table-cell/>
          <table:table-cell table:formula="of:=[.A629]&amp;&quot; &quot;&amp;[.B629]&amp;&quot; &quot;&amp;[.C629]" office:value-type="string" office:string-value="N628 G106 P3" calcext:value-type="string">
            <text:p>N62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29</text:p>
          </table:table-cell>
          <table:table-cell table:formula="of:=&quot;X&quot;&amp;[.G630]" office:value-type="string" office:string-value="X12.5" calcext:value-type="string">
            <text:p>X12.5</text:p>
          </table:table-cell>
          <table:table-cell table:formula="of:=&quot;Y&quot;&amp;[.H630]" office:value-type="string" office:string-value="Y708.039255319151" calcext:value-type="string">
            <text:p>Y708.039255319151</text:p>
          </table:table-cell>
          <table:table-cell/>
          <table:table-cell table:formula="of:=[.A630]&amp;&quot; &quot;&amp;[.B630]&amp;&quot; &quot;&amp;[.C630]" office:value-type="string" office:string-value="N629 X12.5 Y708.039255319151" calcext:value-type="string">
            <text:p>N629 X12.5 Y708.039255319151</text:p>
          </table:table-cell>
          <table:table-cell/>
          <table:table-cell table:formula="of:=[.G625]" office:value-type="float" office:value="12.5" calcext:value-type="float">
            <text:p>12.5</text:p>
          </table:table-cell>
          <table:table-cell table:formula="of:=[.H625]+[.$K$13]" office:value-type="float" office:value="708.039255319151" calcext:value-type="float">
            <text:p>708.03925531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30</text:p>
          </table:table-cell>
          <table:table-cell table:formula="of:=[.B626]" office:value-type="string" office:string-value="G106" calcext:value-type="string">
            <text:p>G106</text:p>
          </table:table-cell>
          <table:table-cell table:formula="of:=[.C626]" office:value-type="string" office:string-value="P0" calcext:value-type="string">
            <text:p>P0</text:p>
          </table:table-cell>
          <table:table-cell/>
          <table:table-cell table:formula="of:=[.A631]&amp;&quot; &quot;&amp;[.B631]&amp;&quot; &quot;&amp;[.C631]" office:value-type="string" office:string-value="N630 G106 P0" calcext:value-type="string">
            <text:p>N63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31</text:p>
          </table:table-cell>
          <table:table-cell table:formula="of:=[.B627]" office:value-type="string" office:string-value="G105" calcext:value-type="string">
            <text:p>G105</text:p>
          </table:table-cell>
          <table:table-cell table:formula="of:=[.C627]" office:value-type="string" office:string-value="PY7.79553191489362" calcext:value-type="string">
            <text:p>PY7.79553191489362</text:p>
          </table:table-cell>
          <table:table-cell/>
          <table:table-cell table:formula="of:=[.A632]&amp;&quot; &quot;&amp;[.B632]&amp;&quot; &quot;&amp;[.C632]" office:value-type="string" office:string-value="N631 G105 PY7.79553191489362" calcext:value-type="string">
            <text:p>N631 G105 PY7.79553191489362</text:p>
          </table:table-cell>
          <table:table-cell table:number-columns-repeated="2"/>
          <table:table-cell table:formula="of:=[.H62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32</text:p>
          </table:table-cell>
          <table:table-cell table:formula="of:=&quot;X&quot;&amp;[.G633]" office:value-type="string" office:string-value="X6747.5" calcext:value-type="string">
            <text:p>X6747.5</text:p>
          </table:table-cell>
          <table:table-cell table:formula="of:=&quot;Y&quot;&amp;[.H633]" office:value-type="string" office:string-value="Y714.834787234045" calcext:value-type="string">
            <text:p>Y714.834787234045</text:p>
          </table:table-cell>
          <table:table-cell/>
          <table:table-cell table:formula="of:=[.A633]&amp;&quot; &quot;&amp;[.B633]&amp;&quot; &quot;&amp;[.C633]" office:value-type="string" office:string-value="N632 X6747.5 Y714.834787234045" calcext:value-type="string">
            <text:p>N632 X6747.5 Y714.834787234045</text:p>
          </table:table-cell>
          <table:table-cell/>
          <table:table-cell table:formula="of:=[.G628]" office:value-type="float" office:value="6747.5" calcext:value-type="float">
            <text:p>6747.5</text:p>
          </table:table-cell>
          <table:table-cell table:formula="of:=[.H628]+[.$K$13]" office:value-type="float" office:value="714.834787234045" calcext:value-type="float">
            <text:p>714.834787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33</text:p>
          </table:table-cell>
          <table:table-cell table:formula="of:=[.B629]" office:value-type="string" office:string-value="G106" calcext:value-type="string">
            <text:p>G106</text:p>
          </table:table-cell>
          <table:table-cell table:formula="of:=[.C629]" office:value-type="string" office:string-value="P3" calcext:value-type="string">
            <text:p>P3</text:p>
          </table:table-cell>
          <table:table-cell/>
          <table:table-cell table:formula="of:=[.A634]&amp;&quot; &quot;&amp;[.B634]&amp;&quot; &quot;&amp;[.C634]" office:value-type="string" office:string-value="N633 G106 P3" calcext:value-type="string">
            <text:p>N63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34</text:p>
          </table:table-cell>
          <table:table-cell table:formula="of:=&quot;X&quot;&amp;[.G635]" office:value-type="string" office:string-value="X12.5" calcext:value-type="string">
            <text:p>X12.5</text:p>
          </table:table-cell>
          <table:table-cell table:formula="of:=&quot;Y&quot;&amp;[.H635]" office:value-type="string" office:string-value="Y712.834787234045" calcext:value-type="string">
            <text:p>Y712.834787234045</text:p>
          </table:table-cell>
          <table:table-cell/>
          <table:table-cell table:formula="of:=[.A635]&amp;&quot; &quot;&amp;[.B635]&amp;&quot; &quot;&amp;[.C635]" office:value-type="string" office:string-value="N634 X12.5 Y712.834787234045" calcext:value-type="string">
            <text:p>N634 X12.5 Y712.834787234045</text:p>
          </table:table-cell>
          <table:table-cell/>
          <table:table-cell table:formula="of:=[.G630]" office:value-type="float" office:value="12.5" calcext:value-type="float">
            <text:p>12.5</text:p>
          </table:table-cell>
          <table:table-cell table:formula="of:=[.H630]+[.$K$13]" office:value-type="float" office:value="712.834787234045" calcext:value-type="float">
            <text:p>712.834787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35</text:p>
          </table:table-cell>
          <table:table-cell table:formula="of:=[.B631]" office:value-type="string" office:string-value="G106" calcext:value-type="string">
            <text:p>G106</text:p>
          </table:table-cell>
          <table:table-cell table:formula="of:=[.C631]" office:value-type="string" office:string-value="P0" calcext:value-type="string">
            <text:p>P0</text:p>
          </table:table-cell>
          <table:table-cell/>
          <table:table-cell table:formula="of:=[.A636]&amp;&quot; &quot;&amp;[.B636]&amp;&quot; &quot;&amp;[.C636]" office:value-type="string" office:string-value="N635 G106 P0" calcext:value-type="string">
            <text:p>N63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36</text:p>
          </table:table-cell>
          <table:table-cell table:formula="of:=[.B632]" office:value-type="string" office:string-value="G105" calcext:value-type="string">
            <text:p>G105</text:p>
          </table:table-cell>
          <table:table-cell table:formula="of:=[.C632]" office:value-type="string" office:string-value="PY7.79553191489362" calcext:value-type="string">
            <text:p>PY7.79553191489362</text:p>
          </table:table-cell>
          <table:table-cell/>
          <table:table-cell table:formula="of:=[.A637]&amp;&quot; &quot;&amp;[.B637]&amp;&quot; &quot;&amp;[.C637]" office:value-type="string" office:string-value="N636 G105 PY7.79553191489362" calcext:value-type="string">
            <text:p>N636 G105 PY7.79553191489362</text:p>
          </table:table-cell>
          <table:table-cell table:number-columns-repeated="2"/>
          <table:table-cell table:formula="of:=[.H63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37</text:p>
          </table:table-cell>
          <table:table-cell table:formula="of:=&quot;X&quot;&amp;[.G638]" office:value-type="string" office:string-value="X6747.5" calcext:value-type="string">
            <text:p>X6747.5</text:p>
          </table:table-cell>
          <table:table-cell table:formula="of:=&quot;Y&quot;&amp;[.H638]" office:value-type="string" office:string-value="Y719.630319148939" calcext:value-type="string">
            <text:p>Y719.630319148939</text:p>
          </table:table-cell>
          <table:table-cell/>
          <table:table-cell table:formula="of:=[.A638]&amp;&quot; &quot;&amp;[.B638]&amp;&quot; &quot;&amp;[.C638]" office:value-type="string" office:string-value="N637 X6747.5 Y719.630319148939" calcext:value-type="string">
            <text:p>N637 X6747.5 Y719.630319148939</text:p>
          </table:table-cell>
          <table:table-cell/>
          <table:table-cell table:formula="of:=[.G633]" office:value-type="float" office:value="6747.5" calcext:value-type="float">
            <text:p>6747.5</text:p>
          </table:table-cell>
          <table:table-cell table:formula="of:=[.H633]+[.$K$13]" office:value-type="float" office:value="719.630319148939" calcext:value-type="float">
            <text:p>719.63031914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38</text:p>
          </table:table-cell>
          <table:table-cell table:formula="of:=[.B634]" office:value-type="string" office:string-value="G106" calcext:value-type="string">
            <text:p>G106</text:p>
          </table:table-cell>
          <table:table-cell table:formula="of:=[.C634]" office:value-type="string" office:string-value="P3" calcext:value-type="string">
            <text:p>P3</text:p>
          </table:table-cell>
          <table:table-cell/>
          <table:table-cell table:formula="of:=[.A639]&amp;&quot; &quot;&amp;[.B639]&amp;&quot; &quot;&amp;[.C639]" office:value-type="string" office:string-value="N638 G106 P3" calcext:value-type="string">
            <text:p>N63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39</text:p>
          </table:table-cell>
          <table:table-cell table:formula="of:=&quot;X&quot;&amp;[.G640]" office:value-type="string" office:string-value="X12.5" calcext:value-type="string">
            <text:p>X12.5</text:p>
          </table:table-cell>
          <table:table-cell table:formula="of:=&quot;Y&quot;&amp;[.H640]" office:value-type="string" office:string-value="Y717.630319148938" calcext:value-type="string">
            <text:p>Y717.630319148938</text:p>
          </table:table-cell>
          <table:table-cell/>
          <table:table-cell table:formula="of:=[.A640]&amp;&quot; &quot;&amp;[.B640]&amp;&quot; &quot;&amp;[.C640]" office:value-type="string" office:string-value="N639 X12.5 Y717.630319148938" calcext:value-type="string">
            <text:p>N639 X12.5 Y717.630319148938</text:p>
          </table:table-cell>
          <table:table-cell/>
          <table:table-cell table:formula="of:=[.G635]" office:value-type="float" office:value="12.5" calcext:value-type="float">
            <text:p>12.5</text:p>
          </table:table-cell>
          <table:table-cell table:formula="of:=[.H635]+[.$K$13]" office:value-type="float" office:value="717.630319148938" calcext:value-type="float">
            <text:p>717.63031914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40</text:p>
          </table:table-cell>
          <table:table-cell table:formula="of:=[.B636]" office:value-type="string" office:string-value="G106" calcext:value-type="string">
            <text:p>G106</text:p>
          </table:table-cell>
          <table:table-cell table:formula="of:=[.C636]" office:value-type="string" office:string-value="P0" calcext:value-type="string">
            <text:p>P0</text:p>
          </table:table-cell>
          <table:table-cell/>
          <table:table-cell table:formula="of:=[.A641]&amp;&quot; &quot;&amp;[.B641]&amp;&quot; &quot;&amp;[.C641]" office:value-type="string" office:string-value="N640 G106 P0" calcext:value-type="string">
            <text:p>N64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41</text:p>
          </table:table-cell>
          <table:table-cell table:formula="of:=[.B637]" office:value-type="string" office:string-value="G105" calcext:value-type="string">
            <text:p>G105</text:p>
          </table:table-cell>
          <table:table-cell table:formula="of:=[.C637]" office:value-type="string" office:string-value="PY7.79553191489362" calcext:value-type="string">
            <text:p>PY7.79553191489362</text:p>
          </table:table-cell>
          <table:table-cell/>
          <table:table-cell table:formula="of:=[.A642]&amp;&quot; &quot;&amp;[.B642]&amp;&quot; &quot;&amp;[.C642]" office:value-type="string" office:string-value="N641 G105 PY7.79553191489362" calcext:value-type="string">
            <text:p>N641 G105 PY7.79553191489362</text:p>
          </table:table-cell>
          <table:table-cell table:number-columns-repeated="2"/>
          <table:table-cell table:formula="of:=[.H63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42</text:p>
          </table:table-cell>
          <table:table-cell table:formula="of:=&quot;X&quot;&amp;[.G643]" office:value-type="string" office:string-value="X6747.5" calcext:value-type="string">
            <text:p>X6747.5</text:p>
          </table:table-cell>
          <table:table-cell table:formula="of:=&quot;Y&quot;&amp;[.H643]" office:value-type="string" office:string-value="Y724.425851063832" calcext:value-type="string">
            <text:p>Y724.425851063832</text:p>
          </table:table-cell>
          <table:table-cell/>
          <table:table-cell table:formula="of:=[.A643]&amp;&quot; &quot;&amp;[.B643]&amp;&quot; &quot;&amp;[.C643]" office:value-type="string" office:string-value="N642 X6747.5 Y724.425851063832" calcext:value-type="string">
            <text:p>N642 X6747.5 Y724.425851063832</text:p>
          </table:table-cell>
          <table:table-cell/>
          <table:table-cell table:formula="of:=[.G638]" office:value-type="float" office:value="6747.5" calcext:value-type="float">
            <text:p>6747.5</text:p>
          </table:table-cell>
          <table:table-cell table:formula="of:=[.H638]+[.$K$13]" office:value-type="float" office:value="724.425851063832" calcext:value-type="float">
            <text:p>724.42585106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43</text:p>
          </table:table-cell>
          <table:table-cell table:formula="of:=[.B639]" office:value-type="string" office:string-value="G106" calcext:value-type="string">
            <text:p>G106</text:p>
          </table:table-cell>
          <table:table-cell table:formula="of:=[.C639]" office:value-type="string" office:string-value="P3" calcext:value-type="string">
            <text:p>P3</text:p>
          </table:table-cell>
          <table:table-cell/>
          <table:table-cell table:formula="of:=[.A644]&amp;&quot; &quot;&amp;[.B644]&amp;&quot; &quot;&amp;[.C644]" office:value-type="string" office:string-value="N643 G106 P3" calcext:value-type="string">
            <text:p>N64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44</text:p>
          </table:table-cell>
          <table:table-cell table:formula="of:=&quot;X&quot;&amp;[.G645]" office:value-type="string" office:string-value="X12.5" calcext:value-type="string">
            <text:p>X12.5</text:p>
          </table:table-cell>
          <table:table-cell table:formula="of:=&quot;Y&quot;&amp;[.H645]" office:value-type="string" office:string-value="Y722.425851063832" calcext:value-type="string">
            <text:p>Y722.425851063832</text:p>
          </table:table-cell>
          <table:table-cell/>
          <table:table-cell table:formula="of:=[.A645]&amp;&quot; &quot;&amp;[.B645]&amp;&quot; &quot;&amp;[.C645]" office:value-type="string" office:string-value="N644 X12.5 Y722.425851063832" calcext:value-type="string">
            <text:p>N644 X12.5 Y722.425851063832</text:p>
          </table:table-cell>
          <table:table-cell/>
          <table:table-cell table:formula="of:=[.G640]" office:value-type="float" office:value="12.5" calcext:value-type="float">
            <text:p>12.5</text:p>
          </table:table-cell>
          <table:table-cell table:formula="of:=[.H640]+[.$K$13]" office:value-type="float" office:value="722.425851063832" calcext:value-type="float">
            <text:p>722.42585106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45</text:p>
          </table:table-cell>
          <table:table-cell table:formula="of:=[.B641]" office:value-type="string" office:string-value="G106" calcext:value-type="string">
            <text:p>G106</text:p>
          </table:table-cell>
          <table:table-cell table:formula="of:=[.C641]" office:value-type="string" office:string-value="P0" calcext:value-type="string">
            <text:p>P0</text:p>
          </table:table-cell>
          <table:table-cell/>
          <table:table-cell table:formula="of:=[.A646]&amp;&quot; &quot;&amp;[.B646]&amp;&quot; &quot;&amp;[.C646]" office:value-type="string" office:string-value="N645 G106 P0" calcext:value-type="string">
            <text:p>N64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46</text:p>
          </table:table-cell>
          <table:table-cell table:formula="of:=[.B642]" office:value-type="string" office:string-value="G105" calcext:value-type="string">
            <text:p>G105</text:p>
          </table:table-cell>
          <table:table-cell table:formula="of:=[.C642]" office:value-type="string" office:string-value="PY7.79553191489362" calcext:value-type="string">
            <text:p>PY7.79553191489362</text:p>
          </table:table-cell>
          <table:table-cell/>
          <table:table-cell table:formula="of:=[.A647]&amp;&quot; &quot;&amp;[.B647]&amp;&quot; &quot;&amp;[.C647]" office:value-type="string" office:string-value="N646 G105 PY7.79553191489362" calcext:value-type="string">
            <text:p>N646 G105 PY7.79553191489362</text:p>
          </table:table-cell>
          <table:table-cell table:number-columns-repeated="2"/>
          <table:table-cell table:formula="of:=[.H64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47</text:p>
          </table:table-cell>
          <table:table-cell table:formula="of:=&quot;X&quot;&amp;[.G648]" office:value-type="string" office:string-value="X6747.5" calcext:value-type="string">
            <text:p>X6747.5</text:p>
          </table:table-cell>
          <table:table-cell table:formula="of:=&quot;Y&quot;&amp;[.H648]" office:value-type="string" office:string-value="Y729.221382978726" calcext:value-type="string">
            <text:p>Y729.221382978726</text:p>
          </table:table-cell>
          <table:table-cell/>
          <table:table-cell table:formula="of:=[.A648]&amp;&quot; &quot;&amp;[.B648]&amp;&quot; &quot;&amp;[.C648]" office:value-type="string" office:string-value="N647 X6747.5 Y729.221382978726" calcext:value-type="string">
            <text:p>N647 X6747.5 Y729.221382978726</text:p>
          </table:table-cell>
          <table:table-cell/>
          <table:table-cell table:formula="of:=[.G643]" office:value-type="float" office:value="6747.5" calcext:value-type="float">
            <text:p>6747.5</text:p>
          </table:table-cell>
          <table:table-cell table:formula="of:=[.H643]+[.$K$13]" office:value-type="float" office:value="729.221382978726" calcext:value-type="float">
            <text:p>729.22138297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48</text:p>
          </table:table-cell>
          <table:table-cell table:formula="of:=[.B644]" office:value-type="string" office:string-value="G106" calcext:value-type="string">
            <text:p>G106</text:p>
          </table:table-cell>
          <table:table-cell table:formula="of:=[.C644]" office:value-type="string" office:string-value="P3" calcext:value-type="string">
            <text:p>P3</text:p>
          </table:table-cell>
          <table:table-cell/>
          <table:table-cell table:formula="of:=[.A649]&amp;&quot; &quot;&amp;[.B649]&amp;&quot; &quot;&amp;[.C649]" office:value-type="string" office:string-value="N648 G106 P3" calcext:value-type="string">
            <text:p>N64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49</text:p>
          </table:table-cell>
          <table:table-cell table:formula="of:=&quot;X&quot;&amp;[.G650]" office:value-type="string" office:string-value="X12.5" calcext:value-type="string">
            <text:p>X12.5</text:p>
          </table:table-cell>
          <table:table-cell table:formula="of:=&quot;Y&quot;&amp;[.H650]" office:value-type="string" office:string-value="Y727.221382978726" calcext:value-type="string">
            <text:p>Y727.221382978726</text:p>
          </table:table-cell>
          <table:table-cell/>
          <table:table-cell table:formula="of:=[.A650]&amp;&quot; &quot;&amp;[.B650]&amp;&quot; &quot;&amp;[.C650]" office:value-type="string" office:string-value="N649 X12.5 Y727.221382978726" calcext:value-type="string">
            <text:p>N649 X12.5 Y727.221382978726</text:p>
          </table:table-cell>
          <table:table-cell/>
          <table:table-cell table:formula="of:=[.G645]" office:value-type="float" office:value="12.5" calcext:value-type="float">
            <text:p>12.5</text:p>
          </table:table-cell>
          <table:table-cell table:formula="of:=[.H645]+[.$K$13]" office:value-type="float" office:value="727.221382978726" calcext:value-type="float">
            <text:p>727.22138297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50</text:p>
          </table:table-cell>
          <table:table-cell table:formula="of:=[.B646]" office:value-type="string" office:string-value="G106" calcext:value-type="string">
            <text:p>G106</text:p>
          </table:table-cell>
          <table:table-cell table:formula="of:=[.C646]" office:value-type="string" office:string-value="P0" calcext:value-type="string">
            <text:p>P0</text:p>
          </table:table-cell>
          <table:table-cell/>
          <table:table-cell table:formula="of:=[.A651]&amp;&quot; &quot;&amp;[.B651]&amp;&quot; &quot;&amp;[.C651]" office:value-type="string" office:string-value="N650 G106 P0" calcext:value-type="string">
            <text:p>N65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51</text:p>
          </table:table-cell>
          <table:table-cell table:formula="of:=[.B647]" office:value-type="string" office:string-value="G105" calcext:value-type="string">
            <text:p>G105</text:p>
          </table:table-cell>
          <table:table-cell table:formula="of:=[.C647]" office:value-type="string" office:string-value="PY7.79553191489362" calcext:value-type="string">
            <text:p>PY7.79553191489362</text:p>
          </table:table-cell>
          <table:table-cell/>
          <table:table-cell table:formula="of:=[.A652]&amp;&quot; &quot;&amp;[.B652]&amp;&quot; &quot;&amp;[.C652]" office:value-type="string" office:string-value="N651 G105 PY7.79553191489362" calcext:value-type="string">
            <text:p>N651 G105 PY7.79553191489362</text:p>
          </table:table-cell>
          <table:table-cell table:number-columns-repeated="2"/>
          <table:table-cell table:formula="of:=[.H64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52</text:p>
          </table:table-cell>
          <table:table-cell table:formula="of:=&quot;X&quot;&amp;[.G653]" office:value-type="string" office:string-value="X6747.5" calcext:value-type="string">
            <text:p>X6747.5</text:p>
          </table:table-cell>
          <table:table-cell table:formula="of:=&quot;Y&quot;&amp;[.H653]" office:value-type="string" office:string-value="Y734.01691489362" calcext:value-type="string">
            <text:p>Y734.01691489362</text:p>
          </table:table-cell>
          <table:table-cell/>
          <table:table-cell table:formula="of:=[.A653]&amp;&quot; &quot;&amp;[.B653]&amp;&quot; &quot;&amp;[.C653]" office:value-type="string" office:string-value="N652 X6747.5 Y734.01691489362" calcext:value-type="string">
            <text:p>N652 X6747.5 Y734.01691489362</text:p>
          </table:table-cell>
          <table:table-cell/>
          <table:table-cell table:formula="of:=[.G648]" office:value-type="float" office:value="6747.5" calcext:value-type="float">
            <text:p>6747.5</text:p>
          </table:table-cell>
          <table:table-cell table:formula="of:=[.H648]+[.$K$13]" office:value-type="float" office:value="734.01691489362" calcext:value-type="float">
            <text:p>734.01691489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53</text:p>
          </table:table-cell>
          <table:table-cell table:formula="of:=[.B649]" office:value-type="string" office:string-value="G106" calcext:value-type="string">
            <text:p>G106</text:p>
          </table:table-cell>
          <table:table-cell table:formula="of:=[.C649]" office:value-type="string" office:string-value="P3" calcext:value-type="string">
            <text:p>P3</text:p>
          </table:table-cell>
          <table:table-cell/>
          <table:table-cell table:formula="of:=[.A654]&amp;&quot; &quot;&amp;[.B654]&amp;&quot; &quot;&amp;[.C654]" office:value-type="string" office:string-value="N653 G106 P3" calcext:value-type="string">
            <text:p>N65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54</text:p>
          </table:table-cell>
          <table:table-cell table:formula="of:=&quot;X&quot;&amp;[.G655]" office:value-type="string" office:string-value="X12.5" calcext:value-type="string">
            <text:p>X12.5</text:p>
          </table:table-cell>
          <table:table-cell table:formula="of:=&quot;Y&quot;&amp;[.H655]" office:value-type="string" office:string-value="Y732.016914893619" calcext:value-type="string">
            <text:p>Y732.016914893619</text:p>
          </table:table-cell>
          <table:table-cell/>
          <table:table-cell table:formula="of:=[.A655]&amp;&quot; &quot;&amp;[.B655]&amp;&quot; &quot;&amp;[.C655]" office:value-type="string" office:string-value="N654 X12.5 Y732.016914893619" calcext:value-type="string">
            <text:p>N654 X12.5 Y732.016914893619</text:p>
          </table:table-cell>
          <table:table-cell/>
          <table:table-cell table:formula="of:=[.G650]" office:value-type="float" office:value="12.5" calcext:value-type="float">
            <text:p>12.5</text:p>
          </table:table-cell>
          <table:table-cell table:formula="of:=[.H650]+[.$K$13]" office:value-type="float" office:value="732.016914893619" calcext:value-type="float">
            <text:p>732.01691489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55</text:p>
          </table:table-cell>
          <table:table-cell table:formula="of:=[.B651]" office:value-type="string" office:string-value="G106" calcext:value-type="string">
            <text:p>G106</text:p>
          </table:table-cell>
          <table:table-cell table:formula="of:=[.C651]" office:value-type="string" office:string-value="P0" calcext:value-type="string">
            <text:p>P0</text:p>
          </table:table-cell>
          <table:table-cell/>
          <table:table-cell table:formula="of:=[.A656]&amp;&quot; &quot;&amp;[.B656]&amp;&quot; &quot;&amp;[.C656]" office:value-type="string" office:string-value="N655 G106 P0" calcext:value-type="string">
            <text:p>N65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56</text:p>
          </table:table-cell>
          <table:table-cell table:formula="of:=[.B652]" office:value-type="string" office:string-value="G105" calcext:value-type="string">
            <text:p>G105</text:p>
          </table:table-cell>
          <table:table-cell table:formula="of:=[.C652]" office:value-type="string" office:string-value="PY7.79553191489362" calcext:value-type="string">
            <text:p>PY7.79553191489362</text:p>
          </table:table-cell>
          <table:table-cell/>
          <table:table-cell table:formula="of:=[.A657]&amp;&quot; &quot;&amp;[.B657]&amp;&quot; &quot;&amp;[.C657]" office:value-type="string" office:string-value="N656 G105 PY7.79553191489362" calcext:value-type="string">
            <text:p>N656 G105 PY7.79553191489362</text:p>
          </table:table-cell>
          <table:table-cell table:number-columns-repeated="2"/>
          <table:table-cell table:formula="of:=[.H65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57</text:p>
          </table:table-cell>
          <table:table-cell table:formula="of:=&quot;X&quot;&amp;[.G658]" office:value-type="string" office:string-value="X6747.5" calcext:value-type="string">
            <text:p>X6747.5</text:p>
          </table:table-cell>
          <table:table-cell table:formula="of:=&quot;Y&quot;&amp;[.H658]" office:value-type="string" office:string-value="Y738.812446808513" calcext:value-type="string">
            <text:p>Y738.812446808513</text:p>
          </table:table-cell>
          <table:table-cell/>
          <table:table-cell table:formula="of:=[.A658]&amp;&quot; &quot;&amp;[.B658]&amp;&quot; &quot;&amp;[.C658]" office:value-type="string" office:string-value="N657 X6747.5 Y738.812446808513" calcext:value-type="string">
            <text:p>N657 X6747.5 Y738.812446808513</text:p>
          </table:table-cell>
          <table:table-cell/>
          <table:table-cell table:formula="of:=[.G653]" office:value-type="float" office:value="6747.5" calcext:value-type="float">
            <text:p>6747.5</text:p>
          </table:table-cell>
          <table:table-cell table:formula="of:=[.H653]+[.$K$13]" office:value-type="float" office:value="738.812446808513" calcext:value-type="float">
            <text:p>738.8124468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58</text:p>
          </table:table-cell>
          <table:table-cell table:formula="of:=[.B654]" office:value-type="string" office:string-value="G106" calcext:value-type="string">
            <text:p>G106</text:p>
          </table:table-cell>
          <table:table-cell table:formula="of:=[.C654]" office:value-type="string" office:string-value="P3" calcext:value-type="string">
            <text:p>P3</text:p>
          </table:table-cell>
          <table:table-cell/>
          <table:table-cell table:formula="of:=[.A659]&amp;&quot; &quot;&amp;[.B659]&amp;&quot; &quot;&amp;[.C659]" office:value-type="string" office:string-value="N658 G106 P3" calcext:value-type="string">
            <text:p>N65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59</text:p>
          </table:table-cell>
          <table:table-cell table:formula="of:=&quot;X&quot;&amp;[.G660]" office:value-type="string" office:string-value="X12.5" calcext:value-type="string">
            <text:p>X12.5</text:p>
          </table:table-cell>
          <table:table-cell table:formula="of:=&quot;Y&quot;&amp;[.H660]" office:value-type="string" office:string-value="Y736.812446808513" calcext:value-type="string">
            <text:p>Y736.812446808513</text:p>
          </table:table-cell>
          <table:table-cell/>
          <table:table-cell table:formula="of:=[.A660]&amp;&quot; &quot;&amp;[.B660]&amp;&quot; &quot;&amp;[.C660]" office:value-type="string" office:string-value="N659 X12.5 Y736.812446808513" calcext:value-type="string">
            <text:p>N659 X12.5 Y736.812446808513</text:p>
          </table:table-cell>
          <table:table-cell/>
          <table:table-cell table:formula="of:=[.G655]" office:value-type="float" office:value="12.5" calcext:value-type="float">
            <text:p>12.5</text:p>
          </table:table-cell>
          <table:table-cell table:formula="of:=[.H655]+[.$K$13]" office:value-type="float" office:value="736.812446808513" calcext:value-type="float">
            <text:p>736.8124468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60</text:p>
          </table:table-cell>
          <table:table-cell table:formula="of:=[.B656]" office:value-type="string" office:string-value="G106" calcext:value-type="string">
            <text:p>G106</text:p>
          </table:table-cell>
          <table:table-cell table:formula="of:=[.C656]" office:value-type="string" office:string-value="P0" calcext:value-type="string">
            <text:p>P0</text:p>
          </table:table-cell>
          <table:table-cell/>
          <table:table-cell table:formula="of:=[.A661]&amp;&quot; &quot;&amp;[.B661]&amp;&quot; &quot;&amp;[.C661]" office:value-type="string" office:string-value="N660 G106 P0" calcext:value-type="string">
            <text:p>N66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61</text:p>
          </table:table-cell>
          <table:table-cell table:formula="of:=[.B657]" office:value-type="string" office:string-value="G105" calcext:value-type="string">
            <text:p>G105</text:p>
          </table:table-cell>
          <table:table-cell table:formula="of:=[.C657]" office:value-type="string" office:string-value="PY7.79553191489362" calcext:value-type="string">
            <text:p>PY7.79553191489362</text:p>
          </table:table-cell>
          <table:table-cell/>
          <table:table-cell table:formula="of:=[.A662]&amp;&quot; &quot;&amp;[.B662]&amp;&quot; &quot;&amp;[.C662]" office:value-type="string" office:string-value="N661 G105 PY7.79553191489362" calcext:value-type="string">
            <text:p>N661 G105 PY7.79553191489362</text:p>
          </table:table-cell>
          <table:table-cell table:number-columns-repeated="2"/>
          <table:table-cell table:formula="of:=[.H65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62</text:p>
          </table:table-cell>
          <table:table-cell table:formula="of:=&quot;X&quot;&amp;[.G663]" office:value-type="string" office:string-value="X6747.5" calcext:value-type="string">
            <text:p>X6747.5</text:p>
          </table:table-cell>
          <table:table-cell table:formula="of:=&quot;Y&quot;&amp;[.H663]" office:value-type="string" office:string-value="Y743.607978723407" calcext:value-type="string">
            <text:p>Y743.607978723407</text:p>
          </table:table-cell>
          <table:table-cell/>
          <table:table-cell table:formula="of:=[.A663]&amp;&quot; &quot;&amp;[.B663]&amp;&quot; &quot;&amp;[.C663]" office:value-type="string" office:string-value="N662 X6747.5 Y743.607978723407" calcext:value-type="string">
            <text:p>N662 X6747.5 Y743.607978723407</text:p>
          </table:table-cell>
          <table:table-cell/>
          <table:table-cell table:formula="of:=[.G658]" office:value-type="float" office:value="6747.5" calcext:value-type="float">
            <text:p>6747.5</text:p>
          </table:table-cell>
          <table:table-cell table:formula="of:=[.H658]+[.$K$13]" office:value-type="float" office:value="743.607978723407" calcext:value-type="float">
            <text:p>743.6079787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63</text:p>
          </table:table-cell>
          <table:table-cell table:formula="of:=[.B659]" office:value-type="string" office:string-value="G106" calcext:value-type="string">
            <text:p>G106</text:p>
          </table:table-cell>
          <table:table-cell table:formula="of:=[.C659]" office:value-type="string" office:string-value="P3" calcext:value-type="string">
            <text:p>P3</text:p>
          </table:table-cell>
          <table:table-cell/>
          <table:table-cell table:formula="of:=[.A664]&amp;&quot; &quot;&amp;[.B664]&amp;&quot; &quot;&amp;[.C664]" office:value-type="string" office:string-value="N663 G106 P3" calcext:value-type="string">
            <text:p>N66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64</text:p>
          </table:table-cell>
          <table:table-cell table:formula="of:=&quot;X&quot;&amp;[.G665]" office:value-type="string" office:string-value="X12.5" calcext:value-type="string">
            <text:p>X12.5</text:p>
          </table:table-cell>
          <table:table-cell table:formula="of:=&quot;Y&quot;&amp;[.H665]" office:value-type="string" office:string-value="Y741.607978723407" calcext:value-type="string">
            <text:p>Y741.607978723407</text:p>
          </table:table-cell>
          <table:table-cell/>
          <table:table-cell table:formula="of:=[.A665]&amp;&quot; &quot;&amp;[.B665]&amp;&quot; &quot;&amp;[.C665]" office:value-type="string" office:string-value="N664 X12.5 Y741.607978723407" calcext:value-type="string">
            <text:p>N664 X12.5 Y741.607978723407</text:p>
          </table:table-cell>
          <table:table-cell/>
          <table:table-cell table:formula="of:=[.G660]" office:value-type="float" office:value="12.5" calcext:value-type="float">
            <text:p>12.5</text:p>
          </table:table-cell>
          <table:table-cell table:formula="of:=[.H660]+[.$K$13]" office:value-type="float" office:value="741.607978723407" calcext:value-type="float">
            <text:p>741.6079787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65</text:p>
          </table:table-cell>
          <table:table-cell table:formula="of:=[.B661]" office:value-type="string" office:string-value="G106" calcext:value-type="string">
            <text:p>G106</text:p>
          </table:table-cell>
          <table:table-cell table:formula="of:=[.C661]" office:value-type="string" office:string-value="P0" calcext:value-type="string">
            <text:p>P0</text:p>
          </table:table-cell>
          <table:table-cell/>
          <table:table-cell table:formula="of:=[.A666]&amp;&quot; &quot;&amp;[.B666]&amp;&quot; &quot;&amp;[.C666]" office:value-type="string" office:string-value="N665 G106 P0" calcext:value-type="string">
            <text:p>N66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66</text:p>
          </table:table-cell>
          <table:table-cell table:formula="of:=[.B662]" office:value-type="string" office:string-value="G105" calcext:value-type="string">
            <text:p>G105</text:p>
          </table:table-cell>
          <table:table-cell table:formula="of:=[.C662]" office:value-type="string" office:string-value="PY7.79553191489362" calcext:value-type="string">
            <text:p>PY7.79553191489362</text:p>
          </table:table-cell>
          <table:table-cell/>
          <table:table-cell table:formula="of:=[.A667]&amp;&quot; &quot;&amp;[.B667]&amp;&quot; &quot;&amp;[.C667]" office:value-type="string" office:string-value="N666 G105 PY7.79553191489362" calcext:value-type="string">
            <text:p>N666 G105 PY7.79553191489362</text:p>
          </table:table-cell>
          <table:table-cell table:number-columns-repeated="2"/>
          <table:table-cell table:formula="of:=[.H66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67</text:p>
          </table:table-cell>
          <table:table-cell table:formula="of:=&quot;X&quot;&amp;[.G668]" office:value-type="string" office:string-value="X6747.5" calcext:value-type="string">
            <text:p>X6747.5</text:p>
          </table:table-cell>
          <table:table-cell table:formula="of:=&quot;Y&quot;&amp;[.H668]" office:value-type="string" office:string-value="Y748.403510638301" calcext:value-type="string">
            <text:p>Y748.403510638301</text:p>
          </table:table-cell>
          <table:table-cell/>
          <table:table-cell table:formula="of:=[.A668]&amp;&quot; &quot;&amp;[.B668]&amp;&quot; &quot;&amp;[.C668]" office:value-type="string" office:string-value="N667 X6747.5 Y748.403510638301" calcext:value-type="string">
            <text:p>N667 X6747.5 Y748.403510638301</text:p>
          </table:table-cell>
          <table:table-cell/>
          <table:table-cell table:formula="of:=[.G663]" office:value-type="float" office:value="6747.5" calcext:value-type="float">
            <text:p>6747.5</text:p>
          </table:table-cell>
          <table:table-cell table:formula="of:=[.H663]+[.$K$13]" office:value-type="float" office:value="748.403510638301" calcext:value-type="float">
            <text:p>748.4035106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68</text:p>
          </table:table-cell>
          <table:table-cell table:formula="of:=[.B664]" office:value-type="string" office:string-value="G106" calcext:value-type="string">
            <text:p>G106</text:p>
          </table:table-cell>
          <table:table-cell table:formula="of:=[.C664]" office:value-type="string" office:string-value="P3" calcext:value-type="string">
            <text:p>P3</text:p>
          </table:table-cell>
          <table:table-cell/>
          <table:table-cell table:formula="of:=[.A669]&amp;&quot; &quot;&amp;[.B669]&amp;&quot; &quot;&amp;[.C669]" office:value-type="string" office:string-value="N668 G106 P3" calcext:value-type="string">
            <text:p>N66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69</text:p>
          </table:table-cell>
          <table:table-cell table:formula="of:=&quot;X&quot;&amp;[.G670]" office:value-type="string" office:string-value="X12.5" calcext:value-type="string">
            <text:p>X12.5</text:p>
          </table:table-cell>
          <table:table-cell table:formula="of:=&quot;Y&quot;&amp;[.H670]" office:value-type="string" office:string-value="Y746.4035106383" calcext:value-type="string">
            <text:p>Y746.4035106383</text:p>
          </table:table-cell>
          <table:table-cell/>
          <table:table-cell table:formula="of:=[.A670]&amp;&quot; &quot;&amp;[.B670]&amp;&quot; &quot;&amp;[.C670]" office:value-type="string" office:string-value="N669 X12.5 Y746.4035106383" calcext:value-type="string">
            <text:p>N669 X12.5 Y746.4035106383</text:p>
          </table:table-cell>
          <table:table-cell/>
          <table:table-cell table:formula="of:=[.G665]" office:value-type="float" office:value="12.5" calcext:value-type="float">
            <text:p>12.5</text:p>
          </table:table-cell>
          <table:table-cell table:formula="of:=[.H665]+[.$K$13]" office:value-type="float" office:value="746.4035106383" calcext:value-type="float">
            <text:p>746.4035106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70</text:p>
          </table:table-cell>
          <table:table-cell table:formula="of:=[.B666]" office:value-type="string" office:string-value="G106" calcext:value-type="string">
            <text:p>G106</text:p>
          </table:table-cell>
          <table:table-cell table:formula="of:=[.C666]" office:value-type="string" office:string-value="P0" calcext:value-type="string">
            <text:p>P0</text:p>
          </table:table-cell>
          <table:table-cell/>
          <table:table-cell table:formula="of:=[.A671]&amp;&quot; &quot;&amp;[.B671]&amp;&quot; &quot;&amp;[.C671]" office:value-type="string" office:string-value="N670 G106 P0" calcext:value-type="string">
            <text:p>N67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71</text:p>
          </table:table-cell>
          <table:table-cell table:formula="of:=[.B667]" office:value-type="string" office:string-value="G105" calcext:value-type="string">
            <text:p>G105</text:p>
          </table:table-cell>
          <table:table-cell table:formula="of:=[.C667]" office:value-type="string" office:string-value="PY7.79553191489362" calcext:value-type="string">
            <text:p>PY7.79553191489362</text:p>
          </table:table-cell>
          <table:table-cell/>
          <table:table-cell table:formula="of:=[.A672]&amp;&quot; &quot;&amp;[.B672]&amp;&quot; &quot;&amp;[.C672]" office:value-type="string" office:string-value="N671 G105 PY7.79553191489362" calcext:value-type="string">
            <text:p>N671 G105 PY7.79553191489362</text:p>
          </table:table-cell>
          <table:table-cell table:number-columns-repeated="2"/>
          <table:table-cell table:formula="of:=[.H66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72</text:p>
          </table:table-cell>
          <table:table-cell table:formula="of:=&quot;X&quot;&amp;[.G673]" office:value-type="string" office:string-value="X6747.5" calcext:value-type="string">
            <text:p>X6747.5</text:p>
          </table:table-cell>
          <table:table-cell table:formula="of:=&quot;Y&quot;&amp;[.H673]" office:value-type="string" office:string-value="Y753.199042553194" calcext:value-type="string">
            <text:p>Y753.199042553194</text:p>
          </table:table-cell>
          <table:table-cell/>
          <table:table-cell table:formula="of:=[.A673]&amp;&quot; &quot;&amp;[.B673]&amp;&quot; &quot;&amp;[.C673]" office:value-type="string" office:string-value="N672 X6747.5 Y753.199042553194" calcext:value-type="string">
            <text:p>N672 X6747.5 Y753.199042553194</text:p>
          </table:table-cell>
          <table:table-cell/>
          <table:table-cell table:formula="of:=[.G668]" office:value-type="float" office:value="6747.5" calcext:value-type="float">
            <text:p>6747.5</text:p>
          </table:table-cell>
          <table:table-cell table:formula="of:=[.H668]+[.$K$13]" office:value-type="float" office:value="753.199042553194" calcext:value-type="float">
            <text:p>753.19904255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73</text:p>
          </table:table-cell>
          <table:table-cell table:formula="of:=[.B669]" office:value-type="string" office:string-value="G106" calcext:value-type="string">
            <text:p>G106</text:p>
          </table:table-cell>
          <table:table-cell table:formula="of:=[.C669]" office:value-type="string" office:string-value="P3" calcext:value-type="string">
            <text:p>P3</text:p>
          </table:table-cell>
          <table:table-cell/>
          <table:table-cell table:formula="of:=[.A674]&amp;&quot; &quot;&amp;[.B674]&amp;&quot; &quot;&amp;[.C674]" office:value-type="string" office:string-value="N673 G106 P3" calcext:value-type="string">
            <text:p>N67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74</text:p>
          </table:table-cell>
          <table:table-cell table:formula="of:=&quot;X&quot;&amp;[.G675]" office:value-type="string" office:string-value="X12.5" calcext:value-type="string">
            <text:p>X12.5</text:p>
          </table:table-cell>
          <table:table-cell table:formula="of:=&quot;Y&quot;&amp;[.H675]" office:value-type="string" office:string-value="Y751.199042553194" calcext:value-type="string">
            <text:p>Y751.199042553194</text:p>
          </table:table-cell>
          <table:table-cell/>
          <table:table-cell table:formula="of:=[.A675]&amp;&quot; &quot;&amp;[.B675]&amp;&quot; &quot;&amp;[.C675]" office:value-type="string" office:string-value="N674 X12.5 Y751.199042553194" calcext:value-type="string">
            <text:p>N674 X12.5 Y751.199042553194</text:p>
          </table:table-cell>
          <table:table-cell/>
          <table:table-cell table:formula="of:=[.G670]" office:value-type="float" office:value="12.5" calcext:value-type="float">
            <text:p>12.5</text:p>
          </table:table-cell>
          <table:table-cell table:formula="of:=[.H670]+[.$K$13]" office:value-type="float" office:value="751.199042553194" calcext:value-type="float">
            <text:p>751.19904255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75</text:p>
          </table:table-cell>
          <table:table-cell table:formula="of:=[.B671]" office:value-type="string" office:string-value="G106" calcext:value-type="string">
            <text:p>G106</text:p>
          </table:table-cell>
          <table:table-cell table:formula="of:=[.C671]" office:value-type="string" office:string-value="P0" calcext:value-type="string">
            <text:p>P0</text:p>
          </table:table-cell>
          <table:table-cell/>
          <table:table-cell table:formula="of:=[.A676]&amp;&quot; &quot;&amp;[.B676]&amp;&quot; &quot;&amp;[.C676]" office:value-type="string" office:string-value="N675 G106 P0" calcext:value-type="string">
            <text:p>N67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76</text:p>
          </table:table-cell>
          <table:table-cell table:formula="of:=[.B672]" office:value-type="string" office:string-value="G105" calcext:value-type="string">
            <text:p>G105</text:p>
          </table:table-cell>
          <table:table-cell table:formula="of:=[.C672]" office:value-type="string" office:string-value="PY7.79553191489362" calcext:value-type="string">
            <text:p>PY7.79553191489362</text:p>
          </table:table-cell>
          <table:table-cell/>
          <table:table-cell table:formula="of:=[.A677]&amp;&quot; &quot;&amp;[.B677]&amp;&quot; &quot;&amp;[.C677]" office:value-type="string" office:string-value="N676 G105 PY7.79553191489362" calcext:value-type="string">
            <text:p>N676 G105 PY7.79553191489362</text:p>
          </table:table-cell>
          <table:table-cell table:number-columns-repeated="2"/>
          <table:table-cell table:formula="of:=[.H67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77</text:p>
          </table:table-cell>
          <table:table-cell table:formula="of:=&quot;X&quot;&amp;[.G678]" office:value-type="string" office:string-value="X6747.5" calcext:value-type="string">
            <text:p>X6747.5</text:p>
          </table:table-cell>
          <table:table-cell table:formula="of:=&quot;Y&quot;&amp;[.H678]" office:value-type="string" office:string-value="Y757.994574468088" calcext:value-type="string">
            <text:p>Y757.994574468088</text:p>
          </table:table-cell>
          <table:table-cell/>
          <table:table-cell table:formula="of:=[.A678]&amp;&quot; &quot;&amp;[.B678]&amp;&quot; &quot;&amp;[.C678]" office:value-type="string" office:string-value="N677 X6747.5 Y757.994574468088" calcext:value-type="string">
            <text:p>N677 X6747.5 Y757.994574468088</text:p>
          </table:table-cell>
          <table:table-cell/>
          <table:table-cell table:formula="of:=[.G673]" office:value-type="float" office:value="6747.5" calcext:value-type="float">
            <text:p>6747.5</text:p>
          </table:table-cell>
          <table:table-cell table:formula="of:=[.H673]+[.$K$13]" office:value-type="float" office:value="757.994574468088" calcext:value-type="float">
            <text:p>757.99457446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78</text:p>
          </table:table-cell>
          <table:table-cell table:formula="of:=[.B674]" office:value-type="string" office:string-value="G106" calcext:value-type="string">
            <text:p>G106</text:p>
          </table:table-cell>
          <table:table-cell table:formula="of:=[.C674]" office:value-type="string" office:string-value="P3" calcext:value-type="string">
            <text:p>P3</text:p>
          </table:table-cell>
          <table:table-cell/>
          <table:table-cell table:formula="of:=[.A679]&amp;&quot; &quot;&amp;[.B679]&amp;&quot; &quot;&amp;[.C679]" office:value-type="string" office:string-value="N678 G106 P3" calcext:value-type="string">
            <text:p>N67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79</text:p>
          </table:table-cell>
          <table:table-cell table:formula="of:=&quot;X&quot;&amp;[.G680]" office:value-type="string" office:string-value="X12.5" calcext:value-type="string">
            <text:p>X12.5</text:p>
          </table:table-cell>
          <table:table-cell table:formula="of:=&quot;Y&quot;&amp;[.H680]" office:value-type="string" office:string-value="Y755.994574468088" calcext:value-type="string">
            <text:p>Y755.994574468088</text:p>
          </table:table-cell>
          <table:table-cell/>
          <table:table-cell table:formula="of:=[.A680]&amp;&quot; &quot;&amp;[.B680]&amp;&quot; &quot;&amp;[.C680]" office:value-type="string" office:string-value="N679 X12.5 Y755.994574468088" calcext:value-type="string">
            <text:p>N679 X12.5 Y755.994574468088</text:p>
          </table:table-cell>
          <table:table-cell/>
          <table:table-cell table:formula="of:=[.G675]" office:value-type="float" office:value="12.5" calcext:value-type="float">
            <text:p>12.5</text:p>
          </table:table-cell>
          <table:table-cell table:formula="of:=[.H675]+[.$K$13]" office:value-type="float" office:value="755.994574468088" calcext:value-type="float">
            <text:p>755.99457446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80</text:p>
          </table:table-cell>
          <table:table-cell table:formula="of:=[.B676]" office:value-type="string" office:string-value="G106" calcext:value-type="string">
            <text:p>G106</text:p>
          </table:table-cell>
          <table:table-cell table:formula="of:=[.C676]" office:value-type="string" office:string-value="P0" calcext:value-type="string">
            <text:p>P0</text:p>
          </table:table-cell>
          <table:table-cell/>
          <table:table-cell table:formula="of:=[.A681]&amp;&quot; &quot;&amp;[.B681]&amp;&quot; &quot;&amp;[.C681]" office:value-type="string" office:string-value="N680 G106 P0" calcext:value-type="string">
            <text:p>N68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81</text:p>
          </table:table-cell>
          <table:table-cell table:formula="of:=[.B677]" office:value-type="string" office:string-value="G105" calcext:value-type="string">
            <text:p>G105</text:p>
          </table:table-cell>
          <table:table-cell table:formula="of:=[.C677]" office:value-type="string" office:string-value="PY7.79553191489362" calcext:value-type="string">
            <text:p>PY7.79553191489362</text:p>
          </table:table-cell>
          <table:table-cell/>
          <table:table-cell table:formula="of:=[.A682]&amp;&quot; &quot;&amp;[.B682]&amp;&quot; &quot;&amp;[.C682]" office:value-type="string" office:string-value="N681 G105 PY7.79553191489362" calcext:value-type="string">
            <text:p>N681 G105 PY7.79553191489362</text:p>
          </table:table-cell>
          <table:table-cell table:number-columns-repeated="2"/>
          <table:table-cell table:formula="of:=[.H67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82</text:p>
          </table:table-cell>
          <table:table-cell table:formula="of:=&quot;X&quot;&amp;[.G683]" office:value-type="string" office:string-value="X6747.5" calcext:value-type="string">
            <text:p>X6747.5</text:p>
          </table:table-cell>
          <table:table-cell table:formula="of:=&quot;Y&quot;&amp;[.H683]" office:value-type="string" office:string-value="Y762.790106382982" calcext:value-type="string">
            <text:p>Y762.790106382982</text:p>
          </table:table-cell>
          <table:table-cell/>
          <table:table-cell table:formula="of:=[.A683]&amp;&quot; &quot;&amp;[.B683]&amp;&quot; &quot;&amp;[.C683]" office:value-type="string" office:string-value="N682 X6747.5 Y762.790106382982" calcext:value-type="string">
            <text:p>N682 X6747.5 Y762.790106382982</text:p>
          </table:table-cell>
          <table:table-cell/>
          <table:table-cell table:formula="of:=[.G678]" office:value-type="float" office:value="6747.5" calcext:value-type="float">
            <text:p>6747.5</text:p>
          </table:table-cell>
          <table:table-cell table:formula="of:=[.H678]+[.$K$13]" office:value-type="float" office:value="762.790106382982" calcext:value-type="float">
            <text:p>762.790106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83</text:p>
          </table:table-cell>
          <table:table-cell table:formula="of:=[.B679]" office:value-type="string" office:string-value="G106" calcext:value-type="string">
            <text:p>G106</text:p>
          </table:table-cell>
          <table:table-cell table:formula="of:=[.C679]" office:value-type="string" office:string-value="P3" calcext:value-type="string">
            <text:p>P3</text:p>
          </table:table-cell>
          <table:table-cell/>
          <table:table-cell table:formula="of:=[.A684]&amp;&quot; &quot;&amp;[.B684]&amp;&quot; &quot;&amp;[.C684]" office:value-type="string" office:string-value="N683 G106 P3" calcext:value-type="string">
            <text:p>N68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84</text:p>
          </table:table-cell>
          <table:table-cell table:formula="of:=&quot;X&quot;&amp;[.G685]" office:value-type="string" office:string-value="X12.5" calcext:value-type="string">
            <text:p>X12.5</text:p>
          </table:table-cell>
          <table:table-cell table:formula="of:=&quot;Y&quot;&amp;[.H685]" office:value-type="string" office:string-value="Y760.790106382981" calcext:value-type="string">
            <text:p>Y760.790106382981</text:p>
          </table:table-cell>
          <table:table-cell/>
          <table:table-cell table:formula="of:=[.A685]&amp;&quot; &quot;&amp;[.B685]&amp;&quot; &quot;&amp;[.C685]" office:value-type="string" office:string-value="N684 X12.5 Y760.790106382981" calcext:value-type="string">
            <text:p>N684 X12.5 Y760.790106382981</text:p>
          </table:table-cell>
          <table:table-cell/>
          <table:table-cell table:formula="of:=[.G680]" office:value-type="float" office:value="12.5" calcext:value-type="float">
            <text:p>12.5</text:p>
          </table:table-cell>
          <table:table-cell table:formula="of:=[.H680]+[.$K$13]" office:value-type="float" office:value="760.790106382981" calcext:value-type="float">
            <text:p>760.790106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85</text:p>
          </table:table-cell>
          <table:table-cell table:formula="of:=[.B681]" office:value-type="string" office:string-value="G106" calcext:value-type="string">
            <text:p>G106</text:p>
          </table:table-cell>
          <table:table-cell table:formula="of:=[.C681]" office:value-type="string" office:string-value="P0" calcext:value-type="string">
            <text:p>P0</text:p>
          </table:table-cell>
          <table:table-cell/>
          <table:table-cell table:formula="of:=[.A686]&amp;&quot; &quot;&amp;[.B686]&amp;&quot; &quot;&amp;[.C686]" office:value-type="string" office:string-value="N685 G106 P0" calcext:value-type="string">
            <text:p>N68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86</text:p>
          </table:table-cell>
          <table:table-cell table:formula="of:=[.B682]" office:value-type="string" office:string-value="G105" calcext:value-type="string">
            <text:p>G105</text:p>
          </table:table-cell>
          <table:table-cell table:formula="of:=[.C682]" office:value-type="string" office:string-value="PY7.79553191489362" calcext:value-type="string">
            <text:p>PY7.79553191489362</text:p>
          </table:table-cell>
          <table:table-cell/>
          <table:table-cell table:formula="of:=[.A687]&amp;&quot; &quot;&amp;[.B687]&amp;&quot; &quot;&amp;[.C687]" office:value-type="string" office:string-value="N686 G105 PY7.79553191489362" calcext:value-type="string">
            <text:p>N686 G105 PY7.79553191489362</text:p>
          </table:table-cell>
          <table:table-cell table:number-columns-repeated="2"/>
          <table:table-cell table:formula="of:=[.H68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87</text:p>
          </table:table-cell>
          <table:table-cell table:formula="of:=&quot;X&quot;&amp;[.G688]" office:value-type="string" office:string-value="X6747.5" calcext:value-type="string">
            <text:p>X6747.5</text:p>
          </table:table-cell>
          <table:table-cell table:formula="of:=&quot;Y&quot;&amp;[.H688]" office:value-type="string" office:string-value="Y767.585638297875" calcext:value-type="string">
            <text:p>Y767.585638297875</text:p>
          </table:table-cell>
          <table:table-cell/>
          <table:table-cell table:formula="of:=[.A688]&amp;&quot; &quot;&amp;[.B688]&amp;&quot; &quot;&amp;[.C688]" office:value-type="string" office:string-value="N687 X6747.5 Y767.585638297875" calcext:value-type="string">
            <text:p>N687 X6747.5 Y767.585638297875</text:p>
          </table:table-cell>
          <table:table-cell/>
          <table:table-cell table:formula="of:=[.G683]" office:value-type="float" office:value="6747.5" calcext:value-type="float">
            <text:p>6747.5</text:p>
          </table:table-cell>
          <table:table-cell table:formula="of:=[.H683]+[.$K$13]" office:value-type="float" office:value="767.585638297875" calcext:value-type="float">
            <text:p>767.5856382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88</text:p>
          </table:table-cell>
          <table:table-cell table:formula="of:=[.B684]" office:value-type="string" office:string-value="G106" calcext:value-type="string">
            <text:p>G106</text:p>
          </table:table-cell>
          <table:table-cell table:formula="of:=[.C684]" office:value-type="string" office:string-value="P3" calcext:value-type="string">
            <text:p>P3</text:p>
          </table:table-cell>
          <table:table-cell/>
          <table:table-cell table:formula="of:=[.A689]&amp;&quot; &quot;&amp;[.B689]&amp;&quot; &quot;&amp;[.C689]" office:value-type="string" office:string-value="N688 G106 P3" calcext:value-type="string">
            <text:p>N68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89</text:p>
          </table:table-cell>
          <table:table-cell table:formula="of:=&quot;X&quot;&amp;[.G690]" office:value-type="string" office:string-value="X12.5" calcext:value-type="string">
            <text:p>X12.5</text:p>
          </table:table-cell>
          <table:table-cell table:formula="of:=&quot;Y&quot;&amp;[.H690]" office:value-type="string" office:string-value="Y765.585638297875" calcext:value-type="string">
            <text:p>Y765.585638297875</text:p>
          </table:table-cell>
          <table:table-cell/>
          <table:table-cell table:formula="of:=[.A690]&amp;&quot; &quot;&amp;[.B690]&amp;&quot; &quot;&amp;[.C690]" office:value-type="string" office:string-value="N689 X12.5 Y765.585638297875" calcext:value-type="string">
            <text:p>N689 X12.5 Y765.585638297875</text:p>
          </table:table-cell>
          <table:table-cell/>
          <table:table-cell table:formula="of:=[.G685]" office:value-type="float" office:value="12.5" calcext:value-type="float">
            <text:p>12.5</text:p>
          </table:table-cell>
          <table:table-cell table:formula="of:=[.H685]+[.$K$13]" office:value-type="float" office:value="765.585638297875" calcext:value-type="float">
            <text:p>765.5856382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90</text:p>
          </table:table-cell>
          <table:table-cell table:formula="of:=[.B686]" office:value-type="string" office:string-value="G106" calcext:value-type="string">
            <text:p>G106</text:p>
          </table:table-cell>
          <table:table-cell table:formula="of:=[.C686]" office:value-type="string" office:string-value="P0" calcext:value-type="string">
            <text:p>P0</text:p>
          </table:table-cell>
          <table:table-cell/>
          <table:table-cell table:formula="of:=[.A691]&amp;&quot; &quot;&amp;[.B691]&amp;&quot; &quot;&amp;[.C691]" office:value-type="string" office:string-value="N690 G106 P0" calcext:value-type="string">
            <text:p>N69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91</text:p>
          </table:table-cell>
          <table:table-cell table:formula="of:=[.B687]" office:value-type="string" office:string-value="G105" calcext:value-type="string">
            <text:p>G105</text:p>
          </table:table-cell>
          <table:table-cell table:formula="of:=[.C687]" office:value-type="string" office:string-value="PY7.79553191489362" calcext:value-type="string">
            <text:p>PY7.79553191489362</text:p>
          </table:table-cell>
          <table:table-cell/>
          <table:table-cell table:formula="of:=[.A692]&amp;&quot; &quot;&amp;[.B692]&amp;&quot; &quot;&amp;[.C692]" office:value-type="string" office:string-value="N691 G105 PY7.79553191489362" calcext:value-type="string">
            <text:p>N691 G105 PY7.79553191489362</text:p>
          </table:table-cell>
          <table:table-cell table:number-columns-repeated="2"/>
          <table:table-cell table:formula="of:=[.H68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92</text:p>
          </table:table-cell>
          <table:table-cell table:formula="of:=&quot;X&quot;&amp;[.G693]" office:value-type="string" office:string-value="X6747.5" calcext:value-type="string">
            <text:p>X6747.5</text:p>
          </table:table-cell>
          <table:table-cell table:formula="of:=&quot;Y&quot;&amp;[.H693]" office:value-type="string" office:string-value="Y772.381170212769" calcext:value-type="string">
            <text:p>Y772.381170212769</text:p>
          </table:table-cell>
          <table:table-cell/>
          <table:table-cell table:formula="of:=[.A693]&amp;&quot; &quot;&amp;[.B693]&amp;&quot; &quot;&amp;[.C693]" office:value-type="string" office:string-value="N692 X6747.5 Y772.381170212769" calcext:value-type="string">
            <text:p>N692 X6747.5 Y772.381170212769</text:p>
          </table:table-cell>
          <table:table-cell/>
          <table:table-cell table:formula="of:=[.G688]" office:value-type="float" office:value="6747.5" calcext:value-type="float">
            <text:p>6747.5</text:p>
          </table:table-cell>
          <table:table-cell table:formula="of:=[.H688]+[.$K$13]" office:value-type="float" office:value="772.381170212769" calcext:value-type="float">
            <text:p>772.38117021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93</text:p>
          </table:table-cell>
          <table:table-cell table:formula="of:=[.B689]" office:value-type="string" office:string-value="G106" calcext:value-type="string">
            <text:p>G106</text:p>
          </table:table-cell>
          <table:table-cell table:formula="of:=[.C689]" office:value-type="string" office:string-value="P3" calcext:value-type="string">
            <text:p>P3</text:p>
          </table:table-cell>
          <table:table-cell/>
          <table:table-cell table:formula="of:=[.A694]&amp;&quot; &quot;&amp;[.B694]&amp;&quot; &quot;&amp;[.C694]" office:value-type="string" office:string-value="N693 G106 P3" calcext:value-type="string">
            <text:p>N69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94</text:p>
          </table:table-cell>
          <table:table-cell table:formula="of:=&quot;X&quot;&amp;[.G695]" office:value-type="string" office:string-value="X12.5" calcext:value-type="string">
            <text:p>X12.5</text:p>
          </table:table-cell>
          <table:table-cell table:formula="of:=&quot;Y&quot;&amp;[.H695]" office:value-type="string" office:string-value="Y770.381170212769" calcext:value-type="string">
            <text:p>Y770.381170212769</text:p>
          </table:table-cell>
          <table:table-cell/>
          <table:table-cell table:formula="of:=[.A695]&amp;&quot; &quot;&amp;[.B695]&amp;&quot; &quot;&amp;[.C695]" office:value-type="string" office:string-value="N694 X12.5 Y770.381170212769" calcext:value-type="string">
            <text:p>N694 X12.5 Y770.381170212769</text:p>
          </table:table-cell>
          <table:table-cell/>
          <table:table-cell table:formula="of:=[.G690]" office:value-type="float" office:value="12.5" calcext:value-type="float">
            <text:p>12.5</text:p>
          </table:table-cell>
          <table:table-cell table:formula="of:=[.H690]+[.$K$13]" office:value-type="float" office:value="770.381170212769" calcext:value-type="float">
            <text:p>770.38117021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95</text:p>
          </table:table-cell>
          <table:table-cell table:formula="of:=[.B691]" office:value-type="string" office:string-value="G106" calcext:value-type="string">
            <text:p>G106</text:p>
          </table:table-cell>
          <table:table-cell table:formula="of:=[.C691]" office:value-type="string" office:string-value="P0" calcext:value-type="string">
            <text:p>P0</text:p>
          </table:table-cell>
          <table:table-cell/>
          <table:table-cell table:formula="of:=[.A696]&amp;&quot; &quot;&amp;[.B696]&amp;&quot; &quot;&amp;[.C696]" office:value-type="string" office:string-value="N695 G106 P0" calcext:value-type="string">
            <text:p>N69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96</text:p>
          </table:table-cell>
          <table:table-cell table:formula="of:=[.B692]" office:value-type="string" office:string-value="G105" calcext:value-type="string">
            <text:p>G105</text:p>
          </table:table-cell>
          <table:table-cell table:formula="of:=[.C692]" office:value-type="string" office:string-value="PY7.79553191489362" calcext:value-type="string">
            <text:p>PY7.79553191489362</text:p>
          </table:table-cell>
          <table:table-cell/>
          <table:table-cell table:formula="of:=[.A697]&amp;&quot; &quot;&amp;[.B697]&amp;&quot; &quot;&amp;[.C697]" office:value-type="string" office:string-value="N696 G105 PY7.79553191489362" calcext:value-type="string">
            <text:p>N696 G105 PY7.79553191489362</text:p>
          </table:table-cell>
          <table:table-cell table:number-columns-repeated="2"/>
          <table:table-cell table:formula="of:=[.H69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97</text:p>
          </table:table-cell>
          <table:table-cell table:formula="of:=&quot;X&quot;&amp;[.G698]" office:value-type="string" office:string-value="X6747.5" calcext:value-type="string">
            <text:p>X6747.5</text:p>
          </table:table-cell>
          <table:table-cell table:formula="of:=&quot;Y&quot;&amp;[.H698]" office:value-type="string" office:string-value="Y777.176702127663" calcext:value-type="string">
            <text:p>Y777.176702127663</text:p>
          </table:table-cell>
          <table:table-cell/>
          <table:table-cell table:formula="of:=[.A698]&amp;&quot; &quot;&amp;[.B698]&amp;&quot; &quot;&amp;[.C698]" office:value-type="string" office:string-value="N697 X6747.5 Y777.176702127663" calcext:value-type="string">
            <text:p>N697 X6747.5 Y777.176702127663</text:p>
          </table:table-cell>
          <table:table-cell/>
          <table:table-cell table:formula="of:=[.G693]" office:value-type="float" office:value="6747.5" calcext:value-type="float">
            <text:p>6747.5</text:p>
          </table:table-cell>
          <table:table-cell table:formula="of:=[.H693]+[.$K$13]" office:value-type="float" office:value="777.176702127663" calcext:value-type="float">
            <text:p>777.17670212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98</text:p>
          </table:table-cell>
          <table:table-cell table:formula="of:=[.B694]" office:value-type="string" office:string-value="G106" calcext:value-type="string">
            <text:p>G106</text:p>
          </table:table-cell>
          <table:table-cell table:formula="of:=[.C694]" office:value-type="string" office:string-value="P3" calcext:value-type="string">
            <text:p>P3</text:p>
          </table:table-cell>
          <table:table-cell/>
          <table:table-cell table:formula="of:=[.A699]&amp;&quot; &quot;&amp;[.B699]&amp;&quot; &quot;&amp;[.C699]" office:value-type="string" office:string-value="N698 G106 P3" calcext:value-type="string">
            <text:p>N69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699</text:p>
          </table:table-cell>
          <table:table-cell table:formula="of:=&quot;X&quot;&amp;[.G700]" office:value-type="string" office:string-value="X12.5" calcext:value-type="string">
            <text:p>X12.5</text:p>
          </table:table-cell>
          <table:table-cell table:formula="of:=&quot;Y&quot;&amp;[.H700]" office:value-type="string" office:string-value="Y775.176702127662" calcext:value-type="string">
            <text:p>Y775.176702127662</text:p>
          </table:table-cell>
          <table:table-cell/>
          <table:table-cell table:formula="of:=[.A700]&amp;&quot; &quot;&amp;[.B700]&amp;&quot; &quot;&amp;[.C700]" office:value-type="string" office:string-value="N699 X12.5 Y775.176702127662" calcext:value-type="string">
            <text:p>N699 X12.5 Y775.176702127662</text:p>
          </table:table-cell>
          <table:table-cell/>
          <table:table-cell table:formula="of:=[.G695]" office:value-type="float" office:value="12.5" calcext:value-type="float">
            <text:p>12.5</text:p>
          </table:table-cell>
          <table:table-cell table:formula="of:=[.H695]+[.$K$13]" office:value-type="float" office:value="775.176702127662" calcext:value-type="float">
            <text:p>775.17670212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00</text:p>
          </table:table-cell>
          <table:table-cell table:formula="of:=[.B696]" office:value-type="string" office:string-value="G106" calcext:value-type="string">
            <text:p>G106</text:p>
          </table:table-cell>
          <table:table-cell table:formula="of:=[.C696]" office:value-type="string" office:string-value="P0" calcext:value-type="string">
            <text:p>P0</text:p>
          </table:table-cell>
          <table:table-cell/>
          <table:table-cell table:formula="of:=[.A701]&amp;&quot; &quot;&amp;[.B701]&amp;&quot; &quot;&amp;[.C701]" office:value-type="string" office:string-value="N700 G106 P0" calcext:value-type="string">
            <text:p>N70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01</text:p>
          </table:table-cell>
          <table:table-cell table:formula="of:=[.B697]" office:value-type="string" office:string-value="G105" calcext:value-type="string">
            <text:p>G105</text:p>
          </table:table-cell>
          <table:table-cell table:formula="of:=[.C697]" office:value-type="string" office:string-value="PY7.79553191489362" calcext:value-type="string">
            <text:p>PY7.79553191489362</text:p>
          </table:table-cell>
          <table:table-cell/>
          <table:table-cell table:formula="of:=[.A702]&amp;&quot; &quot;&amp;[.B702]&amp;&quot; &quot;&amp;[.C702]" office:value-type="string" office:string-value="N701 G105 PY7.79553191489362" calcext:value-type="string">
            <text:p>N701 G105 PY7.79553191489362</text:p>
          </table:table-cell>
          <table:table-cell table:number-columns-repeated="2"/>
          <table:table-cell table:formula="of:=[.H69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02</text:p>
          </table:table-cell>
          <table:table-cell table:formula="of:=&quot;X&quot;&amp;[.G703]" office:value-type="string" office:string-value="X6747.5" calcext:value-type="string">
            <text:p>X6747.5</text:p>
          </table:table-cell>
          <table:table-cell table:formula="of:=&quot;Y&quot;&amp;[.H703]" office:value-type="string" office:string-value="Y781.972234042556" calcext:value-type="string">
            <text:p>Y781.972234042556</text:p>
          </table:table-cell>
          <table:table-cell/>
          <table:table-cell table:formula="of:=[.A703]&amp;&quot; &quot;&amp;[.B703]&amp;&quot; &quot;&amp;[.C703]" office:value-type="string" office:string-value="N702 X6747.5 Y781.972234042556" calcext:value-type="string">
            <text:p>N702 X6747.5 Y781.972234042556</text:p>
          </table:table-cell>
          <table:table-cell/>
          <table:table-cell table:formula="of:=[.G698]" office:value-type="float" office:value="6747.5" calcext:value-type="float">
            <text:p>6747.5</text:p>
          </table:table-cell>
          <table:table-cell table:formula="of:=[.H698]+[.$K$13]" office:value-type="float" office:value="781.972234042556" calcext:value-type="float">
            <text:p>781.97223404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03</text:p>
          </table:table-cell>
          <table:table-cell table:formula="of:=[.B699]" office:value-type="string" office:string-value="G106" calcext:value-type="string">
            <text:p>G106</text:p>
          </table:table-cell>
          <table:table-cell table:formula="of:=[.C699]" office:value-type="string" office:string-value="P3" calcext:value-type="string">
            <text:p>P3</text:p>
          </table:table-cell>
          <table:table-cell/>
          <table:table-cell table:formula="of:=[.A704]&amp;&quot; &quot;&amp;[.B704]&amp;&quot; &quot;&amp;[.C704]" office:value-type="string" office:string-value="N703 G106 P3" calcext:value-type="string">
            <text:p>N70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04</text:p>
          </table:table-cell>
          <table:table-cell table:formula="of:=&quot;X&quot;&amp;[.G705]" office:value-type="string" office:string-value="X12.5" calcext:value-type="string">
            <text:p>X12.5</text:p>
          </table:table-cell>
          <table:table-cell table:formula="of:=&quot;Y&quot;&amp;[.H705]" office:value-type="string" office:string-value="Y779.972234042556" calcext:value-type="string">
            <text:p>Y779.972234042556</text:p>
          </table:table-cell>
          <table:table-cell/>
          <table:table-cell table:formula="of:=[.A705]&amp;&quot; &quot;&amp;[.B705]&amp;&quot; &quot;&amp;[.C705]" office:value-type="string" office:string-value="N704 X12.5 Y779.972234042556" calcext:value-type="string">
            <text:p>N704 X12.5 Y779.972234042556</text:p>
          </table:table-cell>
          <table:table-cell/>
          <table:table-cell table:formula="of:=[.G700]" office:value-type="float" office:value="12.5" calcext:value-type="float">
            <text:p>12.5</text:p>
          </table:table-cell>
          <table:table-cell table:formula="of:=[.H700]+[.$K$13]" office:value-type="float" office:value="779.972234042556" calcext:value-type="float">
            <text:p>779.97223404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05</text:p>
          </table:table-cell>
          <table:table-cell table:formula="of:=[.B701]" office:value-type="string" office:string-value="G106" calcext:value-type="string">
            <text:p>G106</text:p>
          </table:table-cell>
          <table:table-cell table:formula="of:=[.C701]" office:value-type="string" office:string-value="P0" calcext:value-type="string">
            <text:p>P0</text:p>
          </table:table-cell>
          <table:table-cell/>
          <table:table-cell table:formula="of:=[.A706]&amp;&quot; &quot;&amp;[.B706]&amp;&quot; &quot;&amp;[.C706]" office:value-type="string" office:string-value="N705 G106 P0" calcext:value-type="string">
            <text:p>N70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06</text:p>
          </table:table-cell>
          <table:table-cell table:formula="of:=[.B702]" office:value-type="string" office:string-value="G105" calcext:value-type="string">
            <text:p>G105</text:p>
          </table:table-cell>
          <table:table-cell table:formula="of:=[.C702]" office:value-type="string" office:string-value="PY7.79553191489362" calcext:value-type="string">
            <text:p>PY7.79553191489362</text:p>
          </table:table-cell>
          <table:table-cell/>
          <table:table-cell table:formula="of:=[.A707]&amp;&quot; &quot;&amp;[.B707]&amp;&quot; &quot;&amp;[.C707]" office:value-type="string" office:string-value="N706 G105 PY7.79553191489362" calcext:value-type="string">
            <text:p>N706 G105 PY7.79553191489362</text:p>
          </table:table-cell>
          <table:table-cell table:number-columns-repeated="2"/>
          <table:table-cell table:formula="of:=[.H70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07</text:p>
          </table:table-cell>
          <table:table-cell table:formula="of:=&quot;X&quot;&amp;[.G708]" office:value-type="string" office:string-value="X6747.5" calcext:value-type="string">
            <text:p>X6747.5</text:p>
          </table:table-cell>
          <table:table-cell table:formula="of:=&quot;Y&quot;&amp;[.H708]" office:value-type="string" office:string-value="Y786.76776595745" calcext:value-type="string">
            <text:p>Y786.76776595745</text:p>
          </table:table-cell>
          <table:table-cell/>
          <table:table-cell table:formula="of:=[.A708]&amp;&quot; &quot;&amp;[.B708]&amp;&quot; &quot;&amp;[.C708]" office:value-type="string" office:string-value="N707 X6747.5 Y786.76776595745" calcext:value-type="string">
            <text:p>N707 X6747.5 Y786.76776595745</text:p>
          </table:table-cell>
          <table:table-cell/>
          <table:table-cell table:formula="of:=[.G703]" office:value-type="float" office:value="6747.5" calcext:value-type="float">
            <text:p>6747.5</text:p>
          </table:table-cell>
          <table:table-cell table:formula="of:=[.H703]+[.$K$13]" office:value-type="float" office:value="786.76776595745" calcext:value-type="float">
            <text:p>786.76776595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08</text:p>
          </table:table-cell>
          <table:table-cell table:formula="of:=[.B704]" office:value-type="string" office:string-value="G106" calcext:value-type="string">
            <text:p>G106</text:p>
          </table:table-cell>
          <table:table-cell table:formula="of:=[.C704]" office:value-type="string" office:string-value="P3" calcext:value-type="string">
            <text:p>P3</text:p>
          </table:table-cell>
          <table:table-cell/>
          <table:table-cell table:formula="of:=[.A709]&amp;&quot; &quot;&amp;[.B709]&amp;&quot; &quot;&amp;[.C709]" office:value-type="string" office:string-value="N708 G106 P3" calcext:value-type="string">
            <text:p>N70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09</text:p>
          </table:table-cell>
          <table:table-cell table:formula="of:=&quot;X&quot;&amp;[.G710]" office:value-type="string" office:string-value="X12.5" calcext:value-type="string">
            <text:p>X12.5</text:p>
          </table:table-cell>
          <table:table-cell table:formula="of:=&quot;Y&quot;&amp;[.H710]" office:value-type="string" office:string-value="Y784.76776595745" calcext:value-type="string">
            <text:p>Y784.76776595745</text:p>
          </table:table-cell>
          <table:table-cell/>
          <table:table-cell table:formula="of:=[.A710]&amp;&quot; &quot;&amp;[.B710]&amp;&quot; &quot;&amp;[.C710]" office:value-type="string" office:string-value="N709 X12.5 Y784.76776595745" calcext:value-type="string">
            <text:p>N709 X12.5 Y784.76776595745</text:p>
          </table:table-cell>
          <table:table-cell/>
          <table:table-cell table:formula="of:=[.G705]" office:value-type="float" office:value="12.5" calcext:value-type="float">
            <text:p>12.5</text:p>
          </table:table-cell>
          <table:table-cell table:formula="of:=[.H705]+[.$K$13]" office:value-type="float" office:value="784.76776595745" calcext:value-type="float">
            <text:p>784.76776595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10</text:p>
          </table:table-cell>
          <table:table-cell table:formula="of:=[.B706]" office:value-type="string" office:string-value="G106" calcext:value-type="string">
            <text:p>G106</text:p>
          </table:table-cell>
          <table:table-cell table:formula="of:=[.C706]" office:value-type="string" office:string-value="P0" calcext:value-type="string">
            <text:p>P0</text:p>
          </table:table-cell>
          <table:table-cell/>
          <table:table-cell table:formula="of:=[.A711]&amp;&quot; &quot;&amp;[.B711]&amp;&quot; &quot;&amp;[.C711]" office:value-type="string" office:string-value="N710 G106 P0" calcext:value-type="string">
            <text:p>N71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11</text:p>
          </table:table-cell>
          <table:table-cell table:formula="of:=[.B707]" office:value-type="string" office:string-value="G105" calcext:value-type="string">
            <text:p>G105</text:p>
          </table:table-cell>
          <table:table-cell table:formula="of:=[.C707]" office:value-type="string" office:string-value="PY7.79553191489362" calcext:value-type="string">
            <text:p>PY7.79553191489362</text:p>
          </table:table-cell>
          <table:table-cell/>
          <table:table-cell table:formula="of:=[.A712]&amp;&quot; &quot;&amp;[.B712]&amp;&quot; &quot;&amp;[.C712]" office:value-type="string" office:string-value="N711 G105 PY7.79553191489362" calcext:value-type="string">
            <text:p>N711 G105 PY7.79553191489362</text:p>
          </table:table-cell>
          <table:table-cell table:number-columns-repeated="2"/>
          <table:table-cell table:formula="of:=[.H70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12</text:p>
          </table:table-cell>
          <table:table-cell table:formula="of:=&quot;X&quot;&amp;[.G713]" office:value-type="string" office:string-value="X6747.5" calcext:value-type="string">
            <text:p>X6747.5</text:p>
          </table:table-cell>
          <table:table-cell table:formula="of:=&quot;Y&quot;&amp;[.H713]" office:value-type="string" office:string-value="Y791.563297872344" calcext:value-type="string">
            <text:p>Y791.563297872344</text:p>
          </table:table-cell>
          <table:table-cell/>
          <table:table-cell table:formula="of:=[.A713]&amp;&quot; &quot;&amp;[.B713]&amp;&quot; &quot;&amp;[.C713]" office:value-type="string" office:string-value="N712 X6747.5 Y791.563297872344" calcext:value-type="string">
            <text:p>N712 X6747.5 Y791.563297872344</text:p>
          </table:table-cell>
          <table:table-cell/>
          <table:table-cell table:formula="of:=[.G708]" office:value-type="float" office:value="6747.5" calcext:value-type="float">
            <text:p>6747.5</text:p>
          </table:table-cell>
          <table:table-cell table:formula="of:=[.H708]+[.$K$13]" office:value-type="float" office:value="791.563297872344" calcext:value-type="float">
            <text:p>791.56329787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13</text:p>
          </table:table-cell>
          <table:table-cell table:formula="of:=[.B709]" office:value-type="string" office:string-value="G106" calcext:value-type="string">
            <text:p>G106</text:p>
          </table:table-cell>
          <table:table-cell table:formula="of:=[.C709]" office:value-type="string" office:string-value="P3" calcext:value-type="string">
            <text:p>P3</text:p>
          </table:table-cell>
          <table:table-cell/>
          <table:table-cell table:formula="of:=[.A714]&amp;&quot; &quot;&amp;[.B714]&amp;&quot; &quot;&amp;[.C714]" office:value-type="string" office:string-value="N713 G106 P3" calcext:value-type="string">
            <text:p>N71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14</text:p>
          </table:table-cell>
          <table:table-cell table:formula="of:=&quot;X&quot;&amp;[.G715]" office:value-type="string" office:string-value="X12.5" calcext:value-type="string">
            <text:p>X12.5</text:p>
          </table:table-cell>
          <table:table-cell table:formula="of:=&quot;Y&quot;&amp;[.H715]" office:value-type="string" office:string-value="Y789.563297872344" calcext:value-type="string">
            <text:p>Y789.563297872344</text:p>
          </table:table-cell>
          <table:table-cell/>
          <table:table-cell table:formula="of:=[.A715]&amp;&quot; &quot;&amp;[.B715]&amp;&quot; &quot;&amp;[.C715]" office:value-type="string" office:string-value="N714 X12.5 Y789.563297872344" calcext:value-type="string">
            <text:p>N714 X12.5 Y789.563297872344</text:p>
          </table:table-cell>
          <table:table-cell/>
          <table:table-cell table:formula="of:=[.G710]" office:value-type="float" office:value="12.5" calcext:value-type="float">
            <text:p>12.5</text:p>
          </table:table-cell>
          <table:table-cell table:formula="of:=[.H710]+[.$K$13]" office:value-type="float" office:value="789.563297872344" calcext:value-type="float">
            <text:p>789.56329787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15</text:p>
          </table:table-cell>
          <table:table-cell table:formula="of:=[.B711]" office:value-type="string" office:string-value="G106" calcext:value-type="string">
            <text:p>G106</text:p>
          </table:table-cell>
          <table:table-cell table:formula="of:=[.C711]" office:value-type="string" office:string-value="P0" calcext:value-type="string">
            <text:p>P0</text:p>
          </table:table-cell>
          <table:table-cell/>
          <table:table-cell table:formula="of:=[.A716]&amp;&quot; &quot;&amp;[.B716]&amp;&quot; &quot;&amp;[.C716]" office:value-type="string" office:string-value="N715 G106 P0" calcext:value-type="string">
            <text:p>N71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16</text:p>
          </table:table-cell>
          <table:table-cell table:formula="of:=[.B712]" office:value-type="string" office:string-value="G105" calcext:value-type="string">
            <text:p>G105</text:p>
          </table:table-cell>
          <table:table-cell table:formula="of:=[.C712]" office:value-type="string" office:string-value="PY7.79553191489362" calcext:value-type="string">
            <text:p>PY7.79553191489362</text:p>
          </table:table-cell>
          <table:table-cell/>
          <table:table-cell table:formula="of:=[.A717]&amp;&quot; &quot;&amp;[.B717]&amp;&quot; &quot;&amp;[.C717]" office:value-type="string" office:string-value="N716 G105 PY7.79553191489362" calcext:value-type="string">
            <text:p>N716 G105 PY7.79553191489362</text:p>
          </table:table-cell>
          <table:table-cell table:number-columns-repeated="2"/>
          <table:table-cell table:formula="of:=[.H71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17</text:p>
          </table:table-cell>
          <table:table-cell table:formula="of:=&quot;X&quot;&amp;[.G718]" office:value-type="string" office:string-value="X6747.5" calcext:value-type="string">
            <text:p>X6747.5</text:p>
          </table:table-cell>
          <table:table-cell table:formula="of:=&quot;Y&quot;&amp;[.H718]" office:value-type="string" office:string-value="Y796.358829787237" calcext:value-type="string">
            <text:p>Y796.358829787237</text:p>
          </table:table-cell>
          <table:table-cell/>
          <table:table-cell table:formula="of:=[.A718]&amp;&quot; &quot;&amp;[.B718]&amp;&quot; &quot;&amp;[.C718]" office:value-type="string" office:string-value="N717 X6747.5 Y796.358829787237" calcext:value-type="string">
            <text:p>N717 X6747.5 Y796.358829787237</text:p>
          </table:table-cell>
          <table:table-cell/>
          <table:table-cell table:formula="of:=[.G713]" office:value-type="float" office:value="6747.5" calcext:value-type="float">
            <text:p>6747.5</text:p>
          </table:table-cell>
          <table:table-cell table:formula="of:=[.H713]+[.$K$13]" office:value-type="float" office:value="796.358829787237" calcext:value-type="float">
            <text:p>796.35882978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18</text:p>
          </table:table-cell>
          <table:table-cell table:formula="of:=[.B714]" office:value-type="string" office:string-value="G106" calcext:value-type="string">
            <text:p>G106</text:p>
          </table:table-cell>
          <table:table-cell table:formula="of:=[.C714]" office:value-type="string" office:string-value="P3" calcext:value-type="string">
            <text:p>P3</text:p>
          </table:table-cell>
          <table:table-cell/>
          <table:table-cell table:formula="of:=[.A719]&amp;&quot; &quot;&amp;[.B719]&amp;&quot; &quot;&amp;[.C719]" office:value-type="string" office:string-value="N718 G106 P3" calcext:value-type="string">
            <text:p>N71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19</text:p>
          </table:table-cell>
          <table:table-cell table:formula="of:=&quot;X&quot;&amp;[.G720]" office:value-type="string" office:string-value="X12.5" calcext:value-type="string">
            <text:p>X12.5</text:p>
          </table:table-cell>
          <table:table-cell table:formula="of:=&quot;Y&quot;&amp;[.H720]" office:value-type="string" office:string-value="Y794.358829787237" calcext:value-type="string">
            <text:p>Y794.358829787237</text:p>
          </table:table-cell>
          <table:table-cell/>
          <table:table-cell table:formula="of:=[.A720]&amp;&quot; &quot;&amp;[.B720]&amp;&quot; &quot;&amp;[.C720]" office:value-type="string" office:string-value="N719 X12.5 Y794.358829787237" calcext:value-type="string">
            <text:p>N719 X12.5 Y794.358829787237</text:p>
          </table:table-cell>
          <table:table-cell/>
          <table:table-cell table:formula="of:=[.G715]" office:value-type="float" office:value="12.5" calcext:value-type="float">
            <text:p>12.5</text:p>
          </table:table-cell>
          <table:table-cell table:formula="of:=[.H715]+[.$K$13]" office:value-type="float" office:value="794.358829787237" calcext:value-type="float">
            <text:p>794.35882978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20</text:p>
          </table:table-cell>
          <table:table-cell table:formula="of:=[.B716]" office:value-type="string" office:string-value="G106" calcext:value-type="string">
            <text:p>G106</text:p>
          </table:table-cell>
          <table:table-cell table:formula="of:=[.C716]" office:value-type="string" office:string-value="P0" calcext:value-type="string">
            <text:p>P0</text:p>
          </table:table-cell>
          <table:table-cell/>
          <table:table-cell table:formula="of:=[.A721]&amp;&quot; &quot;&amp;[.B721]&amp;&quot; &quot;&amp;[.C721]" office:value-type="string" office:string-value="N720 G106 P0" calcext:value-type="string">
            <text:p>N72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21</text:p>
          </table:table-cell>
          <table:table-cell table:formula="of:=[.B717]" office:value-type="string" office:string-value="G105" calcext:value-type="string">
            <text:p>G105</text:p>
          </table:table-cell>
          <table:table-cell table:formula="of:=[.C717]" office:value-type="string" office:string-value="PY7.79553191489362" calcext:value-type="string">
            <text:p>PY7.79553191489362</text:p>
          </table:table-cell>
          <table:table-cell/>
          <table:table-cell table:formula="of:=[.A722]&amp;&quot; &quot;&amp;[.B722]&amp;&quot; &quot;&amp;[.C722]" office:value-type="string" office:string-value="N721 G105 PY7.79553191489362" calcext:value-type="string">
            <text:p>N721 G105 PY7.79553191489362</text:p>
          </table:table-cell>
          <table:table-cell table:number-columns-repeated="2"/>
          <table:table-cell table:formula="of:=[.H71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22</text:p>
          </table:table-cell>
          <table:table-cell table:formula="of:=&quot;X&quot;&amp;[.G723]" office:value-type="string" office:string-value="X6747.5" calcext:value-type="string">
            <text:p>X6747.5</text:p>
          </table:table-cell>
          <table:table-cell table:formula="of:=&quot;Y&quot;&amp;[.H723]" office:value-type="string" office:string-value="Y801.154361702131" calcext:value-type="string">
            <text:p>Y801.154361702131</text:p>
          </table:table-cell>
          <table:table-cell/>
          <table:table-cell table:formula="of:=[.A723]&amp;&quot; &quot;&amp;[.B723]&amp;&quot; &quot;&amp;[.C723]" office:value-type="string" office:string-value="N722 X6747.5 Y801.154361702131" calcext:value-type="string">
            <text:p>N722 X6747.5 Y801.154361702131</text:p>
          </table:table-cell>
          <table:table-cell/>
          <table:table-cell table:formula="of:=[.G718]" office:value-type="float" office:value="6747.5" calcext:value-type="float">
            <text:p>6747.5</text:p>
          </table:table-cell>
          <table:table-cell table:formula="of:=[.H718]+[.$K$13]" office:value-type="float" office:value="801.154361702131" calcext:value-type="float">
            <text:p>801.15436170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23</text:p>
          </table:table-cell>
          <table:table-cell table:formula="of:=[.B719]" office:value-type="string" office:string-value="G106" calcext:value-type="string">
            <text:p>G106</text:p>
          </table:table-cell>
          <table:table-cell table:formula="of:=[.C719]" office:value-type="string" office:string-value="P3" calcext:value-type="string">
            <text:p>P3</text:p>
          </table:table-cell>
          <table:table-cell/>
          <table:table-cell table:formula="of:=[.A724]&amp;&quot; &quot;&amp;[.B724]&amp;&quot; &quot;&amp;[.C724]" office:value-type="string" office:string-value="N723 G106 P3" calcext:value-type="string">
            <text:p>N72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24</text:p>
          </table:table-cell>
          <table:table-cell table:formula="of:=&quot;X&quot;&amp;[.G725]" office:value-type="string" office:string-value="X12.5" calcext:value-type="string">
            <text:p>X12.5</text:p>
          </table:table-cell>
          <table:table-cell table:formula="of:=&quot;Y&quot;&amp;[.H725]" office:value-type="string" office:string-value="Y799.154361702131" calcext:value-type="string">
            <text:p>Y799.154361702131</text:p>
          </table:table-cell>
          <table:table-cell/>
          <table:table-cell table:formula="of:=[.A725]&amp;&quot; &quot;&amp;[.B725]&amp;&quot; &quot;&amp;[.C725]" office:value-type="string" office:string-value="N724 X12.5 Y799.154361702131" calcext:value-type="string">
            <text:p>N724 X12.5 Y799.154361702131</text:p>
          </table:table-cell>
          <table:table-cell/>
          <table:table-cell table:formula="of:=[.G720]" office:value-type="float" office:value="12.5" calcext:value-type="float">
            <text:p>12.5</text:p>
          </table:table-cell>
          <table:table-cell table:formula="of:=[.H720]+[.$K$13]" office:value-type="float" office:value="799.154361702131" calcext:value-type="float">
            <text:p>799.15436170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25</text:p>
          </table:table-cell>
          <table:table-cell table:formula="of:=[.B721]" office:value-type="string" office:string-value="G106" calcext:value-type="string">
            <text:p>G106</text:p>
          </table:table-cell>
          <table:table-cell table:formula="of:=[.C721]" office:value-type="string" office:string-value="P0" calcext:value-type="string">
            <text:p>P0</text:p>
          </table:table-cell>
          <table:table-cell/>
          <table:table-cell table:formula="of:=[.A726]&amp;&quot; &quot;&amp;[.B726]&amp;&quot; &quot;&amp;[.C726]" office:value-type="string" office:string-value="N725 G106 P0" calcext:value-type="string">
            <text:p>N72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26</text:p>
          </table:table-cell>
          <table:table-cell table:formula="of:=[.B722]" office:value-type="string" office:string-value="G105" calcext:value-type="string">
            <text:p>G105</text:p>
          </table:table-cell>
          <table:table-cell table:formula="of:=[.C722]" office:value-type="string" office:string-value="PY7.79553191489362" calcext:value-type="string">
            <text:p>PY7.79553191489362</text:p>
          </table:table-cell>
          <table:table-cell/>
          <table:table-cell table:formula="of:=[.A727]&amp;&quot; &quot;&amp;[.B727]&amp;&quot; &quot;&amp;[.C727]" office:value-type="string" office:string-value="N726 G105 PY7.79553191489362" calcext:value-type="string">
            <text:p>N726 G105 PY7.79553191489362</text:p>
          </table:table-cell>
          <table:table-cell table:number-columns-repeated="2"/>
          <table:table-cell table:formula="of:=[.H72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27</text:p>
          </table:table-cell>
          <table:table-cell table:formula="of:=&quot;X&quot;&amp;[.G728]" office:value-type="string" office:string-value="X6747.5" calcext:value-type="string">
            <text:p>X6747.5</text:p>
          </table:table-cell>
          <table:table-cell table:formula="of:=&quot;Y&quot;&amp;[.H728]" office:value-type="string" office:string-value="Y805.949893617025" calcext:value-type="string">
            <text:p>Y805.949893617025</text:p>
          </table:table-cell>
          <table:table-cell/>
          <table:table-cell table:formula="of:=[.A728]&amp;&quot; &quot;&amp;[.B728]&amp;&quot; &quot;&amp;[.C728]" office:value-type="string" office:string-value="N727 X6747.5 Y805.949893617025" calcext:value-type="string">
            <text:p>N727 X6747.5 Y805.949893617025</text:p>
          </table:table-cell>
          <table:table-cell/>
          <table:table-cell table:formula="of:=[.G723]" office:value-type="float" office:value="6747.5" calcext:value-type="float">
            <text:p>6747.5</text:p>
          </table:table-cell>
          <table:table-cell table:formula="of:=[.H723]+[.$K$13]" office:value-type="float" office:value="805.949893617025" calcext:value-type="float">
            <text:p>805.949893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28</text:p>
          </table:table-cell>
          <table:table-cell table:formula="of:=[.B724]" office:value-type="string" office:string-value="G106" calcext:value-type="string">
            <text:p>G106</text:p>
          </table:table-cell>
          <table:table-cell table:formula="of:=[.C724]" office:value-type="string" office:string-value="P3" calcext:value-type="string">
            <text:p>P3</text:p>
          </table:table-cell>
          <table:table-cell/>
          <table:table-cell table:formula="of:=[.A729]&amp;&quot; &quot;&amp;[.B729]&amp;&quot; &quot;&amp;[.C729]" office:value-type="string" office:string-value="N728 G106 P3" calcext:value-type="string">
            <text:p>N72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29</text:p>
          </table:table-cell>
          <table:table-cell table:formula="of:=&quot;X&quot;&amp;[.G730]" office:value-type="string" office:string-value="X12.5" calcext:value-type="string">
            <text:p>X12.5</text:p>
          </table:table-cell>
          <table:table-cell table:formula="of:=&quot;Y&quot;&amp;[.H730]" office:value-type="string" office:string-value="Y803.949893617025" calcext:value-type="string">
            <text:p>Y803.949893617025</text:p>
          </table:table-cell>
          <table:table-cell/>
          <table:table-cell table:formula="of:=[.A730]&amp;&quot; &quot;&amp;[.B730]&amp;&quot; &quot;&amp;[.C730]" office:value-type="string" office:string-value="N729 X12.5 Y803.949893617025" calcext:value-type="string">
            <text:p>N729 X12.5 Y803.949893617025</text:p>
          </table:table-cell>
          <table:table-cell/>
          <table:table-cell table:formula="of:=[.G725]" office:value-type="float" office:value="12.5" calcext:value-type="float">
            <text:p>12.5</text:p>
          </table:table-cell>
          <table:table-cell table:formula="of:=[.H725]+[.$K$13]" office:value-type="float" office:value="803.949893617025" calcext:value-type="float">
            <text:p>803.949893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30</text:p>
          </table:table-cell>
          <table:table-cell table:formula="of:=[.B726]" office:value-type="string" office:string-value="G106" calcext:value-type="string">
            <text:p>G106</text:p>
          </table:table-cell>
          <table:table-cell table:formula="of:=[.C726]" office:value-type="string" office:string-value="P0" calcext:value-type="string">
            <text:p>P0</text:p>
          </table:table-cell>
          <table:table-cell/>
          <table:table-cell table:formula="of:=[.A731]&amp;&quot; &quot;&amp;[.B731]&amp;&quot; &quot;&amp;[.C731]" office:value-type="string" office:string-value="N730 G106 P0" calcext:value-type="string">
            <text:p>N73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31</text:p>
          </table:table-cell>
          <table:table-cell table:formula="of:=[.B727]" office:value-type="string" office:string-value="G105" calcext:value-type="string">
            <text:p>G105</text:p>
          </table:table-cell>
          <table:table-cell table:formula="of:=[.C727]" office:value-type="string" office:string-value="PY7.79553191489362" calcext:value-type="string">
            <text:p>PY7.79553191489362</text:p>
          </table:table-cell>
          <table:table-cell/>
          <table:table-cell table:formula="of:=[.A732]&amp;&quot; &quot;&amp;[.B732]&amp;&quot; &quot;&amp;[.C732]" office:value-type="string" office:string-value="N731 G105 PY7.79553191489362" calcext:value-type="string">
            <text:p>N731 G105 PY7.79553191489362</text:p>
          </table:table-cell>
          <table:table-cell table:number-columns-repeated="2"/>
          <table:table-cell table:formula="of:=[.H72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32</text:p>
          </table:table-cell>
          <table:table-cell table:formula="of:=&quot;X&quot;&amp;[.G733]" office:value-type="string" office:string-value="X6747.5" calcext:value-type="string">
            <text:p>X6747.5</text:p>
          </table:table-cell>
          <table:table-cell table:formula="of:=&quot;Y&quot;&amp;[.H733]" office:value-type="string" office:string-value="Y810.745425531918" calcext:value-type="string">
            <text:p>Y810.745425531918</text:p>
          </table:table-cell>
          <table:table-cell/>
          <table:table-cell table:formula="of:=[.A733]&amp;&quot; &quot;&amp;[.B733]&amp;&quot; &quot;&amp;[.C733]" office:value-type="string" office:string-value="N732 X6747.5 Y810.745425531918" calcext:value-type="string">
            <text:p>N732 X6747.5 Y810.745425531918</text:p>
          </table:table-cell>
          <table:table-cell/>
          <table:table-cell table:formula="of:=[.G728]" office:value-type="float" office:value="6747.5" calcext:value-type="float">
            <text:p>6747.5</text:p>
          </table:table-cell>
          <table:table-cell table:formula="of:=[.H728]+[.$K$13]" office:value-type="float" office:value="810.745425531918" calcext:value-type="float">
            <text:p>810.74542553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33</text:p>
          </table:table-cell>
          <table:table-cell table:formula="of:=[.B729]" office:value-type="string" office:string-value="G106" calcext:value-type="string">
            <text:p>G106</text:p>
          </table:table-cell>
          <table:table-cell table:formula="of:=[.C729]" office:value-type="string" office:string-value="P3" calcext:value-type="string">
            <text:p>P3</text:p>
          </table:table-cell>
          <table:table-cell/>
          <table:table-cell table:formula="of:=[.A734]&amp;&quot; &quot;&amp;[.B734]&amp;&quot; &quot;&amp;[.C734]" office:value-type="string" office:string-value="N733 G106 P3" calcext:value-type="string">
            <text:p>N73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34</text:p>
          </table:table-cell>
          <table:table-cell table:formula="of:=&quot;X&quot;&amp;[.G735]" office:value-type="string" office:string-value="X12.5" calcext:value-type="string">
            <text:p>X12.5</text:p>
          </table:table-cell>
          <table:table-cell table:formula="of:=&quot;Y&quot;&amp;[.H735]" office:value-type="string" office:string-value="Y808.745425531918" calcext:value-type="string">
            <text:p>Y808.745425531918</text:p>
          </table:table-cell>
          <table:table-cell/>
          <table:table-cell table:formula="of:=[.A735]&amp;&quot; &quot;&amp;[.B735]&amp;&quot; &quot;&amp;[.C735]" office:value-type="string" office:string-value="N734 X12.5 Y808.745425531918" calcext:value-type="string">
            <text:p>N734 X12.5 Y808.745425531918</text:p>
          </table:table-cell>
          <table:table-cell/>
          <table:table-cell table:formula="of:=[.G730]" office:value-type="float" office:value="12.5" calcext:value-type="float">
            <text:p>12.5</text:p>
          </table:table-cell>
          <table:table-cell table:formula="of:=[.H730]+[.$K$13]" office:value-type="float" office:value="808.745425531918" calcext:value-type="float">
            <text:p>808.74542553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35</text:p>
          </table:table-cell>
          <table:table-cell table:formula="of:=[.B731]" office:value-type="string" office:string-value="G106" calcext:value-type="string">
            <text:p>G106</text:p>
          </table:table-cell>
          <table:table-cell table:formula="of:=[.C731]" office:value-type="string" office:string-value="P0" calcext:value-type="string">
            <text:p>P0</text:p>
          </table:table-cell>
          <table:table-cell/>
          <table:table-cell table:formula="of:=[.A736]&amp;&quot; &quot;&amp;[.B736]&amp;&quot; &quot;&amp;[.C736]" office:value-type="string" office:string-value="N735 G106 P0" calcext:value-type="string">
            <text:p>N73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36</text:p>
          </table:table-cell>
          <table:table-cell table:formula="of:=[.B732]" office:value-type="string" office:string-value="G105" calcext:value-type="string">
            <text:p>G105</text:p>
          </table:table-cell>
          <table:table-cell table:formula="of:=[.C732]" office:value-type="string" office:string-value="PY7.79553191489362" calcext:value-type="string">
            <text:p>PY7.79553191489362</text:p>
          </table:table-cell>
          <table:table-cell/>
          <table:table-cell table:formula="of:=[.A737]&amp;&quot; &quot;&amp;[.B737]&amp;&quot; &quot;&amp;[.C737]" office:value-type="string" office:string-value="N736 G105 PY7.79553191489362" calcext:value-type="string">
            <text:p>N736 G105 PY7.79553191489362</text:p>
          </table:table-cell>
          <table:table-cell table:number-columns-repeated="2"/>
          <table:table-cell table:formula="of:=[.H73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37</text:p>
          </table:table-cell>
          <table:table-cell table:formula="of:=&quot;X&quot;&amp;[.G738]" office:value-type="string" office:string-value="X6747.5" calcext:value-type="string">
            <text:p>X6747.5</text:p>
          </table:table-cell>
          <table:table-cell table:formula="of:=&quot;Y&quot;&amp;[.H738]" office:value-type="string" office:string-value="Y815.540957446812" calcext:value-type="string">
            <text:p>Y815.540957446812</text:p>
          </table:table-cell>
          <table:table-cell/>
          <table:table-cell table:formula="of:=[.A738]&amp;&quot; &quot;&amp;[.B738]&amp;&quot; &quot;&amp;[.C738]" office:value-type="string" office:string-value="N737 X6747.5 Y815.540957446812" calcext:value-type="string">
            <text:p>N737 X6747.5 Y815.540957446812</text:p>
          </table:table-cell>
          <table:table-cell/>
          <table:table-cell table:formula="of:=[.G733]" office:value-type="float" office:value="6747.5" calcext:value-type="float">
            <text:p>6747.5</text:p>
          </table:table-cell>
          <table:table-cell table:formula="of:=[.H733]+[.$K$13]" office:value-type="float" office:value="815.540957446812" calcext:value-type="float">
            <text:p>815.54095744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38</text:p>
          </table:table-cell>
          <table:table-cell table:formula="of:=[.B734]" office:value-type="string" office:string-value="G106" calcext:value-type="string">
            <text:p>G106</text:p>
          </table:table-cell>
          <table:table-cell table:formula="of:=[.C734]" office:value-type="string" office:string-value="P3" calcext:value-type="string">
            <text:p>P3</text:p>
          </table:table-cell>
          <table:table-cell/>
          <table:table-cell table:formula="of:=[.A739]&amp;&quot; &quot;&amp;[.B739]&amp;&quot; &quot;&amp;[.C739]" office:value-type="string" office:string-value="N738 G106 P3" calcext:value-type="string">
            <text:p>N73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39</text:p>
          </table:table-cell>
          <table:table-cell table:formula="of:=&quot;X&quot;&amp;[.G740]" office:value-type="string" office:string-value="X12.5" calcext:value-type="string">
            <text:p>X12.5</text:p>
          </table:table-cell>
          <table:table-cell table:formula="of:=&quot;Y&quot;&amp;[.H740]" office:value-type="string" office:string-value="Y813.540957446812" calcext:value-type="string">
            <text:p>Y813.540957446812</text:p>
          </table:table-cell>
          <table:table-cell/>
          <table:table-cell table:formula="of:=[.A740]&amp;&quot; &quot;&amp;[.B740]&amp;&quot; &quot;&amp;[.C740]" office:value-type="string" office:string-value="N739 X12.5 Y813.540957446812" calcext:value-type="string">
            <text:p>N739 X12.5 Y813.540957446812</text:p>
          </table:table-cell>
          <table:table-cell/>
          <table:table-cell table:formula="of:=[.G735]" office:value-type="float" office:value="12.5" calcext:value-type="float">
            <text:p>12.5</text:p>
          </table:table-cell>
          <table:table-cell table:formula="of:=[.H735]+[.$K$13]" office:value-type="float" office:value="813.540957446812" calcext:value-type="float">
            <text:p>813.54095744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40</text:p>
          </table:table-cell>
          <table:table-cell table:formula="of:=[.B736]" office:value-type="string" office:string-value="G106" calcext:value-type="string">
            <text:p>G106</text:p>
          </table:table-cell>
          <table:table-cell table:formula="of:=[.C736]" office:value-type="string" office:string-value="P0" calcext:value-type="string">
            <text:p>P0</text:p>
          </table:table-cell>
          <table:table-cell/>
          <table:table-cell table:formula="of:=[.A741]&amp;&quot; &quot;&amp;[.B741]&amp;&quot; &quot;&amp;[.C741]" office:value-type="string" office:string-value="N740 G106 P0" calcext:value-type="string">
            <text:p>N74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41</text:p>
          </table:table-cell>
          <table:table-cell table:formula="of:=[.B737]" office:value-type="string" office:string-value="G105" calcext:value-type="string">
            <text:p>G105</text:p>
          </table:table-cell>
          <table:table-cell table:formula="of:=[.C737]" office:value-type="string" office:string-value="PY7.79553191489362" calcext:value-type="string">
            <text:p>PY7.79553191489362</text:p>
          </table:table-cell>
          <table:table-cell/>
          <table:table-cell table:formula="of:=[.A742]&amp;&quot; &quot;&amp;[.B742]&amp;&quot; &quot;&amp;[.C742]" office:value-type="string" office:string-value="N741 G105 PY7.79553191489362" calcext:value-type="string">
            <text:p>N741 G105 PY7.79553191489362</text:p>
          </table:table-cell>
          <table:table-cell table:number-columns-repeated="2"/>
          <table:table-cell table:formula="of:=[.H73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42</text:p>
          </table:table-cell>
          <table:table-cell table:formula="of:=&quot;X&quot;&amp;[.G743]" office:value-type="string" office:string-value="X6747.5" calcext:value-type="string">
            <text:p>X6747.5</text:p>
          </table:table-cell>
          <table:table-cell table:formula="of:=&quot;Y&quot;&amp;[.H743]" office:value-type="string" office:string-value="Y820.336489361706" calcext:value-type="string">
            <text:p>Y820.336489361706</text:p>
          </table:table-cell>
          <table:table-cell/>
          <table:table-cell table:formula="of:=[.A743]&amp;&quot; &quot;&amp;[.B743]&amp;&quot; &quot;&amp;[.C743]" office:value-type="string" office:string-value="N742 X6747.5 Y820.336489361706" calcext:value-type="string">
            <text:p>N742 X6747.5 Y820.336489361706</text:p>
          </table:table-cell>
          <table:table-cell/>
          <table:table-cell table:formula="of:=[.G738]" office:value-type="float" office:value="6747.5" calcext:value-type="float">
            <text:p>6747.5</text:p>
          </table:table-cell>
          <table:table-cell table:formula="of:=[.H738]+[.$K$13]" office:value-type="float" office:value="820.336489361706" calcext:value-type="float">
            <text:p>820.3364893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43</text:p>
          </table:table-cell>
          <table:table-cell table:formula="of:=[.B739]" office:value-type="string" office:string-value="G106" calcext:value-type="string">
            <text:p>G106</text:p>
          </table:table-cell>
          <table:table-cell table:formula="of:=[.C739]" office:value-type="string" office:string-value="P3" calcext:value-type="string">
            <text:p>P3</text:p>
          </table:table-cell>
          <table:table-cell/>
          <table:table-cell table:formula="of:=[.A744]&amp;&quot; &quot;&amp;[.B744]&amp;&quot; &quot;&amp;[.C744]" office:value-type="string" office:string-value="N743 G106 P3" calcext:value-type="string">
            <text:p>N74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44</text:p>
          </table:table-cell>
          <table:table-cell table:formula="of:=&quot;X&quot;&amp;[.G745]" office:value-type="string" office:string-value="X12.5" calcext:value-type="string">
            <text:p>X12.5</text:p>
          </table:table-cell>
          <table:table-cell table:formula="of:=&quot;Y&quot;&amp;[.H745]" office:value-type="string" office:string-value="Y818.336489361706" calcext:value-type="string">
            <text:p>Y818.336489361706</text:p>
          </table:table-cell>
          <table:table-cell/>
          <table:table-cell table:formula="of:=[.A745]&amp;&quot; &quot;&amp;[.B745]&amp;&quot; &quot;&amp;[.C745]" office:value-type="string" office:string-value="N744 X12.5 Y818.336489361706" calcext:value-type="string">
            <text:p>N744 X12.5 Y818.336489361706</text:p>
          </table:table-cell>
          <table:table-cell/>
          <table:table-cell table:formula="of:=[.G740]" office:value-type="float" office:value="12.5" calcext:value-type="float">
            <text:p>12.5</text:p>
          </table:table-cell>
          <table:table-cell table:formula="of:=[.H740]+[.$K$13]" office:value-type="float" office:value="818.336489361706" calcext:value-type="float">
            <text:p>818.3364893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45</text:p>
          </table:table-cell>
          <table:table-cell table:formula="of:=[.B741]" office:value-type="string" office:string-value="G106" calcext:value-type="string">
            <text:p>G106</text:p>
          </table:table-cell>
          <table:table-cell table:formula="of:=[.C741]" office:value-type="string" office:string-value="P0" calcext:value-type="string">
            <text:p>P0</text:p>
          </table:table-cell>
          <table:table-cell/>
          <table:table-cell table:formula="of:=[.A746]&amp;&quot; &quot;&amp;[.B746]&amp;&quot; &quot;&amp;[.C746]" office:value-type="string" office:string-value="N745 G106 P0" calcext:value-type="string">
            <text:p>N74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46</text:p>
          </table:table-cell>
          <table:table-cell table:formula="of:=[.B742]" office:value-type="string" office:string-value="G105" calcext:value-type="string">
            <text:p>G105</text:p>
          </table:table-cell>
          <table:table-cell table:formula="of:=[.C742]" office:value-type="string" office:string-value="PY7.79553191489362" calcext:value-type="string">
            <text:p>PY7.79553191489362</text:p>
          </table:table-cell>
          <table:table-cell/>
          <table:table-cell table:formula="of:=[.A747]&amp;&quot; &quot;&amp;[.B747]&amp;&quot; &quot;&amp;[.C747]" office:value-type="string" office:string-value="N746 G105 PY7.79553191489362" calcext:value-type="string">
            <text:p>N746 G105 PY7.79553191489362</text:p>
          </table:table-cell>
          <table:table-cell table:number-columns-repeated="2"/>
          <table:table-cell table:formula="of:=[.H74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47</text:p>
          </table:table-cell>
          <table:table-cell table:formula="of:=&quot;X&quot;&amp;[.G748]" office:value-type="string" office:string-value="X6747.5" calcext:value-type="string">
            <text:p>X6747.5</text:p>
          </table:table-cell>
          <table:table-cell table:formula="of:=&quot;Y&quot;&amp;[.H748]" office:value-type="string" office:string-value="Y825.132021276599" calcext:value-type="string">
            <text:p>Y825.132021276599</text:p>
          </table:table-cell>
          <table:table-cell/>
          <table:table-cell table:formula="of:=[.A748]&amp;&quot; &quot;&amp;[.B748]&amp;&quot; &quot;&amp;[.C748]" office:value-type="string" office:string-value="N747 X6747.5 Y825.132021276599" calcext:value-type="string">
            <text:p>N747 X6747.5 Y825.132021276599</text:p>
          </table:table-cell>
          <table:table-cell/>
          <table:table-cell table:formula="of:=[.G743]" office:value-type="float" office:value="6747.5" calcext:value-type="float">
            <text:p>6747.5</text:p>
          </table:table-cell>
          <table:table-cell table:formula="of:=[.H743]+[.$K$13]" office:value-type="float" office:value="825.132021276599" calcext:value-type="float">
            <text:p>825.13202127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48</text:p>
          </table:table-cell>
          <table:table-cell table:formula="of:=[.B744]" office:value-type="string" office:string-value="G106" calcext:value-type="string">
            <text:p>G106</text:p>
          </table:table-cell>
          <table:table-cell table:formula="of:=[.C744]" office:value-type="string" office:string-value="P3" calcext:value-type="string">
            <text:p>P3</text:p>
          </table:table-cell>
          <table:table-cell/>
          <table:table-cell table:formula="of:=[.A749]&amp;&quot; &quot;&amp;[.B749]&amp;&quot; &quot;&amp;[.C749]" office:value-type="string" office:string-value="N748 G106 P3" calcext:value-type="string">
            <text:p>N74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49</text:p>
          </table:table-cell>
          <table:table-cell table:formula="of:=&quot;X&quot;&amp;[.G750]" office:value-type="string" office:string-value="X12.5" calcext:value-type="string">
            <text:p>X12.5</text:p>
          </table:table-cell>
          <table:table-cell table:formula="of:=&quot;Y&quot;&amp;[.H750]" office:value-type="string" office:string-value="Y823.132021276599" calcext:value-type="string">
            <text:p>Y823.132021276599</text:p>
          </table:table-cell>
          <table:table-cell/>
          <table:table-cell table:formula="of:=[.A750]&amp;&quot; &quot;&amp;[.B750]&amp;&quot; &quot;&amp;[.C750]" office:value-type="string" office:string-value="N749 X12.5 Y823.132021276599" calcext:value-type="string">
            <text:p>N749 X12.5 Y823.132021276599</text:p>
          </table:table-cell>
          <table:table-cell/>
          <table:table-cell table:formula="of:=[.G745]" office:value-type="float" office:value="12.5" calcext:value-type="float">
            <text:p>12.5</text:p>
          </table:table-cell>
          <table:table-cell table:formula="of:=[.H745]+[.$K$13]" office:value-type="float" office:value="823.132021276599" calcext:value-type="float">
            <text:p>823.13202127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50</text:p>
          </table:table-cell>
          <table:table-cell table:formula="of:=[.B746]" office:value-type="string" office:string-value="G106" calcext:value-type="string">
            <text:p>G106</text:p>
          </table:table-cell>
          <table:table-cell table:formula="of:=[.C746]" office:value-type="string" office:string-value="P0" calcext:value-type="string">
            <text:p>P0</text:p>
          </table:table-cell>
          <table:table-cell/>
          <table:table-cell table:formula="of:=[.A751]&amp;&quot; &quot;&amp;[.B751]&amp;&quot; &quot;&amp;[.C751]" office:value-type="string" office:string-value="N750 G106 P0" calcext:value-type="string">
            <text:p>N75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51</text:p>
          </table:table-cell>
          <table:table-cell table:formula="of:=[.B747]" office:value-type="string" office:string-value="G105" calcext:value-type="string">
            <text:p>G105</text:p>
          </table:table-cell>
          <table:table-cell table:formula="of:=[.C747]" office:value-type="string" office:string-value="PY7.79553191489362" calcext:value-type="string">
            <text:p>PY7.79553191489362</text:p>
          </table:table-cell>
          <table:table-cell/>
          <table:table-cell table:formula="of:=[.A752]&amp;&quot; &quot;&amp;[.B752]&amp;&quot; &quot;&amp;[.C752]" office:value-type="string" office:string-value="N751 G105 PY7.79553191489362" calcext:value-type="string">
            <text:p>N751 G105 PY7.79553191489362</text:p>
          </table:table-cell>
          <table:table-cell table:number-columns-repeated="2"/>
          <table:table-cell table:formula="of:=[.H74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52</text:p>
          </table:table-cell>
          <table:table-cell table:formula="of:=&quot;X&quot;&amp;[.G753]" office:value-type="string" office:string-value="X6747.5" calcext:value-type="string">
            <text:p>X6747.5</text:p>
          </table:table-cell>
          <table:table-cell table:formula="of:=&quot;Y&quot;&amp;[.H753]" office:value-type="string" office:string-value="Y829.927553191493" calcext:value-type="string">
            <text:p>Y829.927553191493</text:p>
          </table:table-cell>
          <table:table-cell/>
          <table:table-cell table:formula="of:=[.A753]&amp;&quot; &quot;&amp;[.B753]&amp;&quot; &quot;&amp;[.C753]" office:value-type="string" office:string-value="N752 X6747.5 Y829.927553191493" calcext:value-type="string">
            <text:p>N752 X6747.5 Y829.927553191493</text:p>
          </table:table-cell>
          <table:table-cell/>
          <table:table-cell table:formula="of:=[.G748]" office:value-type="float" office:value="6747.5" calcext:value-type="float">
            <text:p>6747.5</text:p>
          </table:table-cell>
          <table:table-cell table:formula="of:=[.H748]+[.$K$13]" office:value-type="float" office:value="829.927553191493" calcext:value-type="float">
            <text:p>829.9275531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53</text:p>
          </table:table-cell>
          <table:table-cell table:formula="of:=[.B749]" office:value-type="string" office:string-value="G106" calcext:value-type="string">
            <text:p>G106</text:p>
          </table:table-cell>
          <table:table-cell table:formula="of:=[.C749]" office:value-type="string" office:string-value="P3" calcext:value-type="string">
            <text:p>P3</text:p>
          </table:table-cell>
          <table:table-cell/>
          <table:table-cell table:formula="of:=[.A754]&amp;&quot; &quot;&amp;[.B754]&amp;&quot; &quot;&amp;[.C754]" office:value-type="string" office:string-value="N753 G106 P3" calcext:value-type="string">
            <text:p>N75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54</text:p>
          </table:table-cell>
          <table:table-cell table:formula="of:=&quot;X&quot;&amp;[.G755]" office:value-type="string" office:string-value="X12.5" calcext:value-type="string">
            <text:p>X12.5</text:p>
          </table:table-cell>
          <table:table-cell table:formula="of:=&quot;Y&quot;&amp;[.H755]" office:value-type="string" office:string-value="Y827.927553191493" calcext:value-type="string">
            <text:p>Y827.927553191493</text:p>
          </table:table-cell>
          <table:table-cell/>
          <table:table-cell table:formula="of:=[.A755]&amp;&quot; &quot;&amp;[.B755]&amp;&quot; &quot;&amp;[.C755]" office:value-type="string" office:string-value="N754 X12.5 Y827.927553191493" calcext:value-type="string">
            <text:p>N754 X12.5 Y827.927553191493</text:p>
          </table:table-cell>
          <table:table-cell/>
          <table:table-cell table:formula="of:=[.G750]" office:value-type="float" office:value="12.5" calcext:value-type="float">
            <text:p>12.5</text:p>
          </table:table-cell>
          <table:table-cell table:formula="of:=[.H750]+[.$K$13]" office:value-type="float" office:value="827.927553191493" calcext:value-type="float">
            <text:p>827.9275531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55</text:p>
          </table:table-cell>
          <table:table-cell table:formula="of:=[.B751]" office:value-type="string" office:string-value="G106" calcext:value-type="string">
            <text:p>G106</text:p>
          </table:table-cell>
          <table:table-cell table:formula="of:=[.C751]" office:value-type="string" office:string-value="P0" calcext:value-type="string">
            <text:p>P0</text:p>
          </table:table-cell>
          <table:table-cell/>
          <table:table-cell table:formula="of:=[.A756]&amp;&quot; &quot;&amp;[.B756]&amp;&quot; &quot;&amp;[.C756]" office:value-type="string" office:string-value="N755 G106 P0" calcext:value-type="string">
            <text:p>N75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56</text:p>
          </table:table-cell>
          <table:table-cell table:formula="of:=[.B752]" office:value-type="string" office:string-value="G105" calcext:value-type="string">
            <text:p>G105</text:p>
          </table:table-cell>
          <table:table-cell table:formula="of:=[.C752]" office:value-type="string" office:string-value="PY7.79553191489362" calcext:value-type="string">
            <text:p>PY7.79553191489362</text:p>
          </table:table-cell>
          <table:table-cell/>
          <table:table-cell table:formula="of:=[.A757]&amp;&quot; &quot;&amp;[.B757]&amp;&quot; &quot;&amp;[.C757]" office:value-type="string" office:string-value="N756 G105 PY7.79553191489362" calcext:value-type="string">
            <text:p>N756 G105 PY7.79553191489362</text:p>
          </table:table-cell>
          <table:table-cell table:number-columns-repeated="2"/>
          <table:table-cell table:formula="of:=[.H75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57</text:p>
          </table:table-cell>
          <table:table-cell table:formula="of:=&quot;X&quot;&amp;[.G758]" office:value-type="string" office:string-value="X6747.5" calcext:value-type="string">
            <text:p>X6747.5</text:p>
          </table:table-cell>
          <table:table-cell table:formula="of:=&quot;Y&quot;&amp;[.H758]" office:value-type="string" office:string-value="Y834.723085106387" calcext:value-type="string">
            <text:p>Y834.723085106387</text:p>
          </table:table-cell>
          <table:table-cell/>
          <table:table-cell table:formula="of:=[.A758]&amp;&quot; &quot;&amp;[.B758]&amp;&quot; &quot;&amp;[.C758]" office:value-type="string" office:string-value="N757 X6747.5 Y834.723085106387" calcext:value-type="string">
            <text:p>N757 X6747.5 Y834.723085106387</text:p>
          </table:table-cell>
          <table:table-cell/>
          <table:table-cell table:formula="of:=[.G753]" office:value-type="float" office:value="6747.5" calcext:value-type="float">
            <text:p>6747.5</text:p>
          </table:table-cell>
          <table:table-cell table:formula="of:=[.H753]+[.$K$13]" office:value-type="float" office:value="834.723085106387" calcext:value-type="float">
            <text:p>834.7230851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58</text:p>
          </table:table-cell>
          <table:table-cell table:formula="of:=[.B754]" office:value-type="string" office:string-value="G106" calcext:value-type="string">
            <text:p>G106</text:p>
          </table:table-cell>
          <table:table-cell table:formula="of:=[.C754]" office:value-type="string" office:string-value="P3" calcext:value-type="string">
            <text:p>P3</text:p>
          </table:table-cell>
          <table:table-cell/>
          <table:table-cell table:formula="of:=[.A759]&amp;&quot; &quot;&amp;[.B759]&amp;&quot; &quot;&amp;[.C759]" office:value-type="string" office:string-value="N758 G106 P3" calcext:value-type="string">
            <text:p>N75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59</text:p>
          </table:table-cell>
          <table:table-cell table:formula="of:=&quot;X&quot;&amp;[.G760]" office:value-type="string" office:string-value="X12.5" calcext:value-type="string">
            <text:p>X12.5</text:p>
          </table:table-cell>
          <table:table-cell table:formula="of:=&quot;Y&quot;&amp;[.H760]" office:value-type="string" office:string-value="Y832.723085106387" calcext:value-type="string">
            <text:p>Y832.723085106387</text:p>
          </table:table-cell>
          <table:table-cell/>
          <table:table-cell table:formula="of:=[.A760]&amp;&quot; &quot;&amp;[.B760]&amp;&quot; &quot;&amp;[.C760]" office:value-type="string" office:string-value="N759 X12.5 Y832.723085106387" calcext:value-type="string">
            <text:p>N759 X12.5 Y832.723085106387</text:p>
          </table:table-cell>
          <table:table-cell/>
          <table:table-cell table:formula="of:=[.G755]" office:value-type="float" office:value="12.5" calcext:value-type="float">
            <text:p>12.5</text:p>
          </table:table-cell>
          <table:table-cell table:formula="of:=[.H755]+[.$K$13]" office:value-type="float" office:value="832.723085106387" calcext:value-type="float">
            <text:p>832.7230851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60</text:p>
          </table:table-cell>
          <table:table-cell table:formula="of:=[.B756]" office:value-type="string" office:string-value="G106" calcext:value-type="string">
            <text:p>G106</text:p>
          </table:table-cell>
          <table:table-cell table:formula="of:=[.C756]" office:value-type="string" office:string-value="P0" calcext:value-type="string">
            <text:p>P0</text:p>
          </table:table-cell>
          <table:table-cell/>
          <table:table-cell table:formula="of:=[.A761]&amp;&quot; &quot;&amp;[.B761]&amp;&quot; &quot;&amp;[.C761]" office:value-type="string" office:string-value="N760 G106 P0" calcext:value-type="string">
            <text:p>N76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61</text:p>
          </table:table-cell>
          <table:table-cell table:formula="of:=[.B757]" office:value-type="string" office:string-value="G105" calcext:value-type="string">
            <text:p>G105</text:p>
          </table:table-cell>
          <table:table-cell table:formula="of:=[.C757]" office:value-type="string" office:string-value="PY7.79553191489362" calcext:value-type="string">
            <text:p>PY7.79553191489362</text:p>
          </table:table-cell>
          <table:table-cell/>
          <table:table-cell table:formula="of:=[.A762]&amp;&quot; &quot;&amp;[.B762]&amp;&quot; &quot;&amp;[.C762]" office:value-type="string" office:string-value="N761 G105 PY7.79553191489362" calcext:value-type="string">
            <text:p>N761 G105 PY7.79553191489362</text:p>
          </table:table-cell>
          <table:table-cell table:number-columns-repeated="2"/>
          <table:table-cell table:formula="of:=[.H75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62</text:p>
          </table:table-cell>
          <table:table-cell table:formula="of:=&quot;X&quot;&amp;[.G763]" office:value-type="string" office:string-value="X6747.5" calcext:value-type="string">
            <text:p>X6747.5</text:p>
          </table:table-cell>
          <table:table-cell table:formula="of:=&quot;Y&quot;&amp;[.H763]" office:value-type="string" office:string-value="Y839.51861702128" calcext:value-type="string">
            <text:p>Y839.51861702128</text:p>
          </table:table-cell>
          <table:table-cell/>
          <table:table-cell table:formula="of:=[.A763]&amp;&quot; &quot;&amp;[.B763]&amp;&quot; &quot;&amp;[.C763]" office:value-type="string" office:string-value="N762 X6747.5 Y839.51861702128" calcext:value-type="string">
            <text:p>N762 X6747.5 Y839.51861702128</text:p>
          </table:table-cell>
          <table:table-cell/>
          <table:table-cell table:formula="of:=[.G758]" office:value-type="float" office:value="6747.5" calcext:value-type="float">
            <text:p>6747.5</text:p>
          </table:table-cell>
          <table:table-cell table:formula="of:=[.H758]+[.$K$13]" office:value-type="float" office:value="839.51861702128" calcext:value-type="float">
            <text:p>839.51861702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63</text:p>
          </table:table-cell>
          <table:table-cell table:formula="of:=[.B759]" office:value-type="string" office:string-value="G106" calcext:value-type="string">
            <text:p>G106</text:p>
          </table:table-cell>
          <table:table-cell table:formula="of:=[.C759]" office:value-type="string" office:string-value="P3" calcext:value-type="string">
            <text:p>P3</text:p>
          </table:table-cell>
          <table:table-cell/>
          <table:table-cell table:formula="of:=[.A764]&amp;&quot; &quot;&amp;[.B764]&amp;&quot; &quot;&amp;[.C764]" office:value-type="string" office:string-value="N763 G106 P3" calcext:value-type="string">
            <text:p>N76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64</text:p>
          </table:table-cell>
          <table:table-cell table:formula="of:=&quot;X&quot;&amp;[.G765]" office:value-type="string" office:string-value="X12.5" calcext:value-type="string">
            <text:p>X12.5</text:p>
          </table:table-cell>
          <table:table-cell table:formula="of:=&quot;Y&quot;&amp;[.H765]" office:value-type="string" office:string-value="Y837.51861702128" calcext:value-type="string">
            <text:p>Y837.51861702128</text:p>
          </table:table-cell>
          <table:table-cell/>
          <table:table-cell table:formula="of:=[.A765]&amp;&quot; &quot;&amp;[.B765]&amp;&quot; &quot;&amp;[.C765]" office:value-type="string" office:string-value="N764 X12.5 Y837.51861702128" calcext:value-type="string">
            <text:p>N764 X12.5 Y837.51861702128</text:p>
          </table:table-cell>
          <table:table-cell/>
          <table:table-cell table:formula="of:=[.G760]" office:value-type="float" office:value="12.5" calcext:value-type="float">
            <text:p>12.5</text:p>
          </table:table-cell>
          <table:table-cell table:formula="of:=[.H760]+[.$K$13]" office:value-type="float" office:value="837.51861702128" calcext:value-type="float">
            <text:p>837.51861702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65</text:p>
          </table:table-cell>
          <table:table-cell table:formula="of:=[.B761]" office:value-type="string" office:string-value="G106" calcext:value-type="string">
            <text:p>G106</text:p>
          </table:table-cell>
          <table:table-cell table:formula="of:=[.C761]" office:value-type="string" office:string-value="P0" calcext:value-type="string">
            <text:p>P0</text:p>
          </table:table-cell>
          <table:table-cell/>
          <table:table-cell table:formula="of:=[.A766]&amp;&quot; &quot;&amp;[.B766]&amp;&quot; &quot;&amp;[.C766]" office:value-type="string" office:string-value="N765 G106 P0" calcext:value-type="string">
            <text:p>N76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66</text:p>
          </table:table-cell>
          <table:table-cell table:formula="of:=[.B762]" office:value-type="string" office:string-value="G105" calcext:value-type="string">
            <text:p>G105</text:p>
          </table:table-cell>
          <table:table-cell table:formula="of:=[.C762]" office:value-type="string" office:string-value="PY7.79553191489362" calcext:value-type="string">
            <text:p>PY7.79553191489362</text:p>
          </table:table-cell>
          <table:table-cell/>
          <table:table-cell table:formula="of:=[.A767]&amp;&quot; &quot;&amp;[.B767]&amp;&quot; &quot;&amp;[.C767]" office:value-type="string" office:string-value="N766 G105 PY7.79553191489362" calcext:value-type="string">
            <text:p>N766 G105 PY7.79553191489362</text:p>
          </table:table-cell>
          <table:table-cell table:number-columns-repeated="2"/>
          <table:table-cell table:formula="of:=[.H76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67</text:p>
          </table:table-cell>
          <table:table-cell table:formula="of:=&quot;X&quot;&amp;[.G768]" office:value-type="string" office:string-value="X6747.5" calcext:value-type="string">
            <text:p>X6747.5</text:p>
          </table:table-cell>
          <table:table-cell table:formula="of:=&quot;Y&quot;&amp;[.H768]" office:value-type="string" office:string-value="Y844.314148936174" calcext:value-type="string">
            <text:p>Y844.314148936174</text:p>
          </table:table-cell>
          <table:table-cell/>
          <table:table-cell table:formula="of:=[.A768]&amp;&quot; &quot;&amp;[.B768]&amp;&quot; &quot;&amp;[.C768]" office:value-type="string" office:string-value="N767 X6747.5 Y844.314148936174" calcext:value-type="string">
            <text:p>N767 X6747.5 Y844.314148936174</text:p>
          </table:table-cell>
          <table:table-cell/>
          <table:table-cell table:formula="of:=[.G763]" office:value-type="float" office:value="6747.5" calcext:value-type="float">
            <text:p>6747.5</text:p>
          </table:table-cell>
          <table:table-cell table:formula="of:=[.H763]+[.$K$13]" office:value-type="float" office:value="844.314148936174" calcext:value-type="float">
            <text:p>844.314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68</text:p>
          </table:table-cell>
          <table:table-cell table:formula="of:=[.B764]" office:value-type="string" office:string-value="G106" calcext:value-type="string">
            <text:p>G106</text:p>
          </table:table-cell>
          <table:table-cell table:formula="of:=[.C764]" office:value-type="string" office:string-value="P3" calcext:value-type="string">
            <text:p>P3</text:p>
          </table:table-cell>
          <table:table-cell/>
          <table:table-cell table:formula="of:=[.A769]&amp;&quot; &quot;&amp;[.B769]&amp;&quot; &quot;&amp;[.C769]" office:value-type="string" office:string-value="N768 G106 P3" calcext:value-type="string">
            <text:p>N76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69</text:p>
          </table:table-cell>
          <table:table-cell table:formula="of:=&quot;X&quot;&amp;[.G770]" office:value-type="string" office:string-value="X12.5" calcext:value-type="string">
            <text:p>X12.5</text:p>
          </table:table-cell>
          <table:table-cell table:formula="of:=&quot;Y&quot;&amp;[.H770]" office:value-type="string" office:string-value="Y842.314148936174" calcext:value-type="string">
            <text:p>Y842.314148936174</text:p>
          </table:table-cell>
          <table:table-cell/>
          <table:table-cell table:formula="of:=[.A770]&amp;&quot; &quot;&amp;[.B770]&amp;&quot; &quot;&amp;[.C770]" office:value-type="string" office:string-value="N769 X12.5 Y842.314148936174" calcext:value-type="string">
            <text:p>N769 X12.5 Y842.314148936174</text:p>
          </table:table-cell>
          <table:table-cell/>
          <table:table-cell table:formula="of:=[.G765]" office:value-type="float" office:value="12.5" calcext:value-type="float">
            <text:p>12.5</text:p>
          </table:table-cell>
          <table:table-cell table:formula="of:=[.H765]+[.$K$13]" office:value-type="float" office:value="842.314148936174" calcext:value-type="float">
            <text:p>842.314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70</text:p>
          </table:table-cell>
          <table:table-cell table:formula="of:=[.B766]" office:value-type="string" office:string-value="G106" calcext:value-type="string">
            <text:p>G106</text:p>
          </table:table-cell>
          <table:table-cell table:formula="of:=[.C766]" office:value-type="string" office:string-value="P0" calcext:value-type="string">
            <text:p>P0</text:p>
          </table:table-cell>
          <table:table-cell/>
          <table:table-cell table:formula="of:=[.A771]&amp;&quot; &quot;&amp;[.B771]&amp;&quot; &quot;&amp;[.C771]" office:value-type="string" office:string-value="N770 G106 P0" calcext:value-type="string">
            <text:p>N77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71</text:p>
          </table:table-cell>
          <table:table-cell table:formula="of:=[.B767]" office:value-type="string" office:string-value="G105" calcext:value-type="string">
            <text:p>G105</text:p>
          </table:table-cell>
          <table:table-cell table:formula="of:=[.C767]" office:value-type="string" office:string-value="PY7.79553191489362" calcext:value-type="string">
            <text:p>PY7.79553191489362</text:p>
          </table:table-cell>
          <table:table-cell/>
          <table:table-cell table:formula="of:=[.A772]&amp;&quot; &quot;&amp;[.B772]&amp;&quot; &quot;&amp;[.C772]" office:value-type="string" office:string-value="N771 G105 PY7.79553191489362" calcext:value-type="string">
            <text:p>N771 G105 PY7.79553191489362</text:p>
          </table:table-cell>
          <table:table-cell table:number-columns-repeated="2"/>
          <table:table-cell table:formula="of:=[.H76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72</text:p>
          </table:table-cell>
          <table:table-cell table:formula="of:=&quot;X&quot;&amp;[.G773]" office:value-type="string" office:string-value="X6747.5" calcext:value-type="string">
            <text:p>X6747.5</text:p>
          </table:table-cell>
          <table:table-cell table:formula="of:=&quot;Y&quot;&amp;[.H773]" office:value-type="string" office:string-value="Y849.109680851068" calcext:value-type="string">
            <text:p>Y849.109680851068</text:p>
          </table:table-cell>
          <table:table-cell/>
          <table:table-cell table:formula="of:=[.A773]&amp;&quot; &quot;&amp;[.B773]&amp;&quot; &quot;&amp;[.C773]" office:value-type="string" office:string-value="N772 X6747.5 Y849.109680851068" calcext:value-type="string">
            <text:p>N772 X6747.5 Y849.109680851068</text:p>
          </table:table-cell>
          <table:table-cell/>
          <table:table-cell table:formula="of:=[.G768]" office:value-type="float" office:value="6747.5" calcext:value-type="float">
            <text:p>6747.5</text:p>
          </table:table-cell>
          <table:table-cell table:formula="of:=[.H768]+[.$K$13]" office:value-type="float" office:value="849.109680851068" calcext:value-type="float">
            <text:p>849.10968085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73</text:p>
          </table:table-cell>
          <table:table-cell table:formula="of:=[.B769]" office:value-type="string" office:string-value="G106" calcext:value-type="string">
            <text:p>G106</text:p>
          </table:table-cell>
          <table:table-cell table:formula="of:=[.C769]" office:value-type="string" office:string-value="P3" calcext:value-type="string">
            <text:p>P3</text:p>
          </table:table-cell>
          <table:table-cell/>
          <table:table-cell table:formula="of:=[.A774]&amp;&quot; &quot;&amp;[.B774]&amp;&quot; &quot;&amp;[.C774]" office:value-type="string" office:string-value="N773 G106 P3" calcext:value-type="string">
            <text:p>N77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74</text:p>
          </table:table-cell>
          <table:table-cell table:formula="of:=&quot;X&quot;&amp;[.G775]" office:value-type="string" office:string-value="X12.5" calcext:value-type="string">
            <text:p>X12.5</text:p>
          </table:table-cell>
          <table:table-cell table:formula="of:=&quot;Y&quot;&amp;[.H775]" office:value-type="string" office:string-value="Y847.109680851067" calcext:value-type="string">
            <text:p>Y847.109680851067</text:p>
          </table:table-cell>
          <table:table-cell/>
          <table:table-cell table:formula="of:=[.A775]&amp;&quot; &quot;&amp;[.B775]&amp;&quot; &quot;&amp;[.C775]" office:value-type="string" office:string-value="N774 X12.5 Y847.109680851067" calcext:value-type="string">
            <text:p>N774 X12.5 Y847.109680851067</text:p>
          </table:table-cell>
          <table:table-cell/>
          <table:table-cell table:formula="of:=[.G770]" office:value-type="float" office:value="12.5" calcext:value-type="float">
            <text:p>12.5</text:p>
          </table:table-cell>
          <table:table-cell table:formula="of:=[.H770]+[.$K$13]" office:value-type="float" office:value="847.109680851067" calcext:value-type="float">
            <text:p>847.10968085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75</text:p>
          </table:table-cell>
          <table:table-cell table:formula="of:=[.B771]" office:value-type="string" office:string-value="G106" calcext:value-type="string">
            <text:p>G106</text:p>
          </table:table-cell>
          <table:table-cell table:formula="of:=[.C771]" office:value-type="string" office:string-value="P0" calcext:value-type="string">
            <text:p>P0</text:p>
          </table:table-cell>
          <table:table-cell/>
          <table:table-cell table:formula="of:=[.A776]&amp;&quot; &quot;&amp;[.B776]&amp;&quot; &quot;&amp;[.C776]" office:value-type="string" office:string-value="N775 G106 P0" calcext:value-type="string">
            <text:p>N77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76</text:p>
          </table:table-cell>
          <table:table-cell table:formula="of:=[.B772]" office:value-type="string" office:string-value="G105" calcext:value-type="string">
            <text:p>G105</text:p>
          </table:table-cell>
          <table:table-cell table:formula="of:=[.C772]" office:value-type="string" office:string-value="PY7.79553191489362" calcext:value-type="string">
            <text:p>PY7.79553191489362</text:p>
          </table:table-cell>
          <table:table-cell/>
          <table:table-cell table:formula="of:=[.A777]&amp;&quot; &quot;&amp;[.B777]&amp;&quot; &quot;&amp;[.C777]" office:value-type="string" office:string-value="N776 G105 PY7.79553191489362" calcext:value-type="string">
            <text:p>N776 G105 PY7.79553191489362</text:p>
          </table:table-cell>
          <table:table-cell table:number-columns-repeated="2"/>
          <table:table-cell table:formula="of:=[.H77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77</text:p>
          </table:table-cell>
          <table:table-cell table:formula="of:=&quot;X&quot;&amp;[.G778]" office:value-type="string" office:string-value="X6747.5" calcext:value-type="string">
            <text:p>X6747.5</text:p>
          </table:table-cell>
          <table:table-cell table:formula="of:=&quot;Y&quot;&amp;[.H778]" office:value-type="string" office:string-value="Y853.905212765961" calcext:value-type="string">
            <text:p>Y853.905212765961</text:p>
          </table:table-cell>
          <table:table-cell/>
          <table:table-cell table:formula="of:=[.A778]&amp;&quot; &quot;&amp;[.B778]&amp;&quot; &quot;&amp;[.C778]" office:value-type="string" office:string-value="N777 X6747.5 Y853.905212765961" calcext:value-type="string">
            <text:p>N777 X6747.5 Y853.905212765961</text:p>
          </table:table-cell>
          <table:table-cell/>
          <table:table-cell table:formula="of:=[.G773]" office:value-type="float" office:value="6747.5" calcext:value-type="float">
            <text:p>6747.5</text:p>
          </table:table-cell>
          <table:table-cell table:formula="of:=[.H773]+[.$K$13]" office:value-type="float" office:value="853.905212765961" calcext:value-type="float">
            <text:p>853.9052127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78</text:p>
          </table:table-cell>
          <table:table-cell table:formula="of:=[.B774]" office:value-type="string" office:string-value="G106" calcext:value-type="string">
            <text:p>G106</text:p>
          </table:table-cell>
          <table:table-cell table:formula="of:=[.C774]" office:value-type="string" office:string-value="P3" calcext:value-type="string">
            <text:p>P3</text:p>
          </table:table-cell>
          <table:table-cell/>
          <table:table-cell table:formula="of:=[.A779]&amp;&quot; &quot;&amp;[.B779]&amp;&quot; &quot;&amp;[.C779]" office:value-type="string" office:string-value="N778 G106 P3" calcext:value-type="string">
            <text:p>N77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79</text:p>
          </table:table-cell>
          <table:table-cell table:formula="of:=&quot;X&quot;&amp;[.G780]" office:value-type="string" office:string-value="X12.5" calcext:value-type="string">
            <text:p>X12.5</text:p>
          </table:table-cell>
          <table:table-cell table:formula="of:=&quot;Y&quot;&amp;[.H780]" office:value-type="string" office:string-value="Y851.905212765961" calcext:value-type="string">
            <text:p>Y851.905212765961</text:p>
          </table:table-cell>
          <table:table-cell/>
          <table:table-cell table:formula="of:=[.A780]&amp;&quot; &quot;&amp;[.B780]&amp;&quot; &quot;&amp;[.C780]" office:value-type="string" office:string-value="N779 X12.5 Y851.905212765961" calcext:value-type="string">
            <text:p>N779 X12.5 Y851.905212765961</text:p>
          </table:table-cell>
          <table:table-cell/>
          <table:table-cell table:formula="of:=[.G775]" office:value-type="float" office:value="12.5" calcext:value-type="float">
            <text:p>12.5</text:p>
          </table:table-cell>
          <table:table-cell table:formula="of:=[.H775]+[.$K$13]" office:value-type="float" office:value="851.905212765961" calcext:value-type="float">
            <text:p>851.9052127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80</text:p>
          </table:table-cell>
          <table:table-cell table:formula="of:=[.B776]" office:value-type="string" office:string-value="G106" calcext:value-type="string">
            <text:p>G106</text:p>
          </table:table-cell>
          <table:table-cell table:formula="of:=[.C776]" office:value-type="string" office:string-value="P0" calcext:value-type="string">
            <text:p>P0</text:p>
          </table:table-cell>
          <table:table-cell/>
          <table:table-cell table:formula="of:=[.A781]&amp;&quot; &quot;&amp;[.B781]&amp;&quot; &quot;&amp;[.C781]" office:value-type="string" office:string-value="N780 G106 P0" calcext:value-type="string">
            <text:p>N78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81</text:p>
          </table:table-cell>
          <table:table-cell table:formula="of:=[.B777]" office:value-type="string" office:string-value="G105" calcext:value-type="string">
            <text:p>G105</text:p>
          </table:table-cell>
          <table:table-cell table:formula="of:=[.C777]" office:value-type="string" office:string-value="PY7.79553191489362" calcext:value-type="string">
            <text:p>PY7.79553191489362</text:p>
          </table:table-cell>
          <table:table-cell/>
          <table:table-cell table:formula="of:=[.A782]&amp;&quot; &quot;&amp;[.B782]&amp;&quot; &quot;&amp;[.C782]" office:value-type="string" office:string-value="N781 G105 PY7.79553191489362" calcext:value-type="string">
            <text:p>N781 G105 PY7.79553191489362</text:p>
          </table:table-cell>
          <table:table-cell table:number-columns-repeated="2"/>
          <table:table-cell table:formula="of:=[.H77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82</text:p>
          </table:table-cell>
          <table:table-cell table:formula="of:=&quot;X&quot;&amp;[.G783]" office:value-type="string" office:string-value="X6747.5" calcext:value-type="string">
            <text:p>X6747.5</text:p>
          </table:table-cell>
          <table:table-cell table:formula="of:=&quot;Y&quot;&amp;[.H783]" office:value-type="string" office:string-value="Y858.700744680855" calcext:value-type="string">
            <text:p>Y858.700744680855</text:p>
          </table:table-cell>
          <table:table-cell/>
          <table:table-cell table:formula="of:=[.A783]&amp;&quot; &quot;&amp;[.B783]&amp;&quot; &quot;&amp;[.C783]" office:value-type="string" office:string-value="N782 X6747.5 Y858.700744680855" calcext:value-type="string">
            <text:p>N782 X6747.5 Y858.700744680855</text:p>
          </table:table-cell>
          <table:table-cell/>
          <table:table-cell table:formula="of:=[.G778]" office:value-type="float" office:value="6747.5" calcext:value-type="float">
            <text:p>6747.5</text:p>
          </table:table-cell>
          <table:table-cell table:formula="of:=[.H778]+[.$K$13]" office:value-type="float" office:value="858.700744680855" calcext:value-type="float">
            <text:p>858.7007446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83</text:p>
          </table:table-cell>
          <table:table-cell table:formula="of:=[.B779]" office:value-type="string" office:string-value="G106" calcext:value-type="string">
            <text:p>G106</text:p>
          </table:table-cell>
          <table:table-cell table:formula="of:=[.C779]" office:value-type="string" office:string-value="P3" calcext:value-type="string">
            <text:p>P3</text:p>
          </table:table-cell>
          <table:table-cell/>
          <table:table-cell table:formula="of:=[.A784]&amp;&quot; &quot;&amp;[.B784]&amp;&quot; &quot;&amp;[.C784]" office:value-type="string" office:string-value="N783 G106 P3" calcext:value-type="string">
            <text:p>N78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84</text:p>
          </table:table-cell>
          <table:table-cell table:formula="of:=&quot;X&quot;&amp;[.G785]" office:value-type="string" office:string-value="X12.5" calcext:value-type="string">
            <text:p>X12.5</text:p>
          </table:table-cell>
          <table:table-cell table:formula="of:=&quot;Y&quot;&amp;[.H785]" office:value-type="string" office:string-value="Y856.700744680855" calcext:value-type="string">
            <text:p>Y856.700744680855</text:p>
          </table:table-cell>
          <table:table-cell/>
          <table:table-cell table:formula="of:=[.A785]&amp;&quot; &quot;&amp;[.B785]&amp;&quot; &quot;&amp;[.C785]" office:value-type="string" office:string-value="N784 X12.5 Y856.700744680855" calcext:value-type="string">
            <text:p>N784 X12.5 Y856.700744680855</text:p>
          </table:table-cell>
          <table:table-cell/>
          <table:table-cell table:formula="of:=[.G780]" office:value-type="float" office:value="12.5" calcext:value-type="float">
            <text:p>12.5</text:p>
          </table:table-cell>
          <table:table-cell table:formula="of:=[.H780]+[.$K$13]" office:value-type="float" office:value="856.700744680855" calcext:value-type="float">
            <text:p>856.7007446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85</text:p>
          </table:table-cell>
          <table:table-cell table:formula="of:=[.B781]" office:value-type="string" office:string-value="G106" calcext:value-type="string">
            <text:p>G106</text:p>
          </table:table-cell>
          <table:table-cell table:formula="of:=[.C781]" office:value-type="string" office:string-value="P0" calcext:value-type="string">
            <text:p>P0</text:p>
          </table:table-cell>
          <table:table-cell/>
          <table:table-cell table:formula="of:=[.A786]&amp;&quot; &quot;&amp;[.B786]&amp;&quot; &quot;&amp;[.C786]" office:value-type="string" office:string-value="N785 G106 P0" calcext:value-type="string">
            <text:p>N78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86</text:p>
          </table:table-cell>
          <table:table-cell table:formula="of:=[.B782]" office:value-type="string" office:string-value="G105" calcext:value-type="string">
            <text:p>G105</text:p>
          </table:table-cell>
          <table:table-cell table:formula="of:=[.C782]" office:value-type="string" office:string-value="PY7.79553191489362" calcext:value-type="string">
            <text:p>PY7.79553191489362</text:p>
          </table:table-cell>
          <table:table-cell/>
          <table:table-cell table:formula="of:=[.A787]&amp;&quot; &quot;&amp;[.B787]&amp;&quot; &quot;&amp;[.C787]" office:value-type="string" office:string-value="N786 G105 PY7.79553191489362" calcext:value-type="string">
            <text:p>N786 G105 PY7.79553191489362</text:p>
          </table:table-cell>
          <table:table-cell table:number-columns-repeated="2"/>
          <table:table-cell table:formula="of:=[.H78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87</text:p>
          </table:table-cell>
          <table:table-cell table:formula="of:=&quot;X&quot;&amp;[.G788]" office:value-type="string" office:string-value="X6747.5" calcext:value-type="string">
            <text:p>X6747.5</text:p>
          </table:table-cell>
          <table:table-cell table:formula="of:=&quot;Y&quot;&amp;[.H788]" office:value-type="string" office:string-value="Y863.496276595749" calcext:value-type="string">
            <text:p>Y863.496276595749</text:p>
          </table:table-cell>
          <table:table-cell/>
          <table:table-cell table:formula="of:=[.A788]&amp;&quot; &quot;&amp;[.B788]&amp;&quot; &quot;&amp;[.C788]" office:value-type="string" office:string-value="N787 X6747.5 Y863.496276595749" calcext:value-type="string">
            <text:p>N787 X6747.5 Y863.496276595749</text:p>
          </table:table-cell>
          <table:table-cell/>
          <table:table-cell table:formula="of:=[.G783]" office:value-type="float" office:value="6747.5" calcext:value-type="float">
            <text:p>6747.5</text:p>
          </table:table-cell>
          <table:table-cell table:formula="of:=[.H783]+[.$K$13]" office:value-type="float" office:value="863.496276595749" calcext:value-type="float">
            <text:p>863.49627659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88</text:p>
          </table:table-cell>
          <table:table-cell table:formula="of:=[.B784]" office:value-type="string" office:string-value="G106" calcext:value-type="string">
            <text:p>G106</text:p>
          </table:table-cell>
          <table:table-cell table:formula="of:=[.C784]" office:value-type="string" office:string-value="P3" calcext:value-type="string">
            <text:p>P3</text:p>
          </table:table-cell>
          <table:table-cell/>
          <table:table-cell table:formula="of:=[.A789]&amp;&quot; &quot;&amp;[.B789]&amp;&quot; &quot;&amp;[.C789]" office:value-type="string" office:string-value="N788 G106 P3" calcext:value-type="string">
            <text:p>N78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89</text:p>
          </table:table-cell>
          <table:table-cell table:formula="of:=&quot;X&quot;&amp;[.G790]" office:value-type="string" office:string-value="X12.5" calcext:value-type="string">
            <text:p>X12.5</text:p>
          </table:table-cell>
          <table:table-cell table:formula="of:=&quot;Y&quot;&amp;[.H790]" office:value-type="string" office:string-value="Y861.496276595749" calcext:value-type="string">
            <text:p>Y861.496276595749</text:p>
          </table:table-cell>
          <table:table-cell/>
          <table:table-cell table:formula="of:=[.A790]&amp;&quot; &quot;&amp;[.B790]&amp;&quot; &quot;&amp;[.C790]" office:value-type="string" office:string-value="N789 X12.5 Y861.496276595749" calcext:value-type="string">
            <text:p>N789 X12.5 Y861.496276595749</text:p>
          </table:table-cell>
          <table:table-cell/>
          <table:table-cell table:formula="of:=[.G785]" office:value-type="float" office:value="12.5" calcext:value-type="float">
            <text:p>12.5</text:p>
          </table:table-cell>
          <table:table-cell table:formula="of:=[.H785]+[.$K$13]" office:value-type="float" office:value="861.496276595749" calcext:value-type="float">
            <text:p>861.49627659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90</text:p>
          </table:table-cell>
          <table:table-cell table:formula="of:=[.B786]" office:value-type="string" office:string-value="G106" calcext:value-type="string">
            <text:p>G106</text:p>
          </table:table-cell>
          <table:table-cell table:formula="of:=[.C786]" office:value-type="string" office:string-value="P0" calcext:value-type="string">
            <text:p>P0</text:p>
          </table:table-cell>
          <table:table-cell/>
          <table:table-cell table:formula="of:=[.A791]&amp;&quot; &quot;&amp;[.B791]&amp;&quot; &quot;&amp;[.C791]" office:value-type="string" office:string-value="N790 G106 P0" calcext:value-type="string">
            <text:p>N79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91</text:p>
          </table:table-cell>
          <table:table-cell table:formula="of:=[.B787]" office:value-type="string" office:string-value="G105" calcext:value-type="string">
            <text:p>G105</text:p>
          </table:table-cell>
          <table:table-cell table:formula="of:=[.C787]" office:value-type="string" office:string-value="PY7.79553191489362" calcext:value-type="string">
            <text:p>PY7.79553191489362</text:p>
          </table:table-cell>
          <table:table-cell/>
          <table:table-cell table:formula="of:=[.A792]&amp;&quot; &quot;&amp;[.B792]&amp;&quot; &quot;&amp;[.C792]" office:value-type="string" office:string-value="N791 G105 PY7.79553191489362" calcext:value-type="string">
            <text:p>N791 G105 PY7.79553191489362</text:p>
          </table:table-cell>
          <table:table-cell table:number-columns-repeated="2"/>
          <table:table-cell table:formula="of:=[.H78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92</text:p>
          </table:table-cell>
          <table:table-cell table:formula="of:=&quot;X&quot;&amp;[.G793]" office:value-type="string" office:string-value="X6747.5" calcext:value-type="string">
            <text:p>X6747.5</text:p>
          </table:table-cell>
          <table:table-cell table:formula="of:=&quot;Y&quot;&amp;[.H793]" office:value-type="string" office:string-value="Y868.291808510642" calcext:value-type="string">
            <text:p>Y868.291808510642</text:p>
          </table:table-cell>
          <table:table-cell/>
          <table:table-cell table:formula="of:=[.A793]&amp;&quot; &quot;&amp;[.B793]&amp;&quot; &quot;&amp;[.C793]" office:value-type="string" office:string-value="N792 X6747.5 Y868.291808510642" calcext:value-type="string">
            <text:p>N792 X6747.5 Y868.291808510642</text:p>
          </table:table-cell>
          <table:table-cell/>
          <table:table-cell table:formula="of:=[.G788]" office:value-type="float" office:value="6747.5" calcext:value-type="float">
            <text:p>6747.5</text:p>
          </table:table-cell>
          <table:table-cell table:formula="of:=[.H788]+[.$K$13]" office:value-type="float" office:value="868.291808510642" calcext:value-type="float">
            <text:p>868.29180851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93</text:p>
          </table:table-cell>
          <table:table-cell table:formula="of:=[.B789]" office:value-type="string" office:string-value="G106" calcext:value-type="string">
            <text:p>G106</text:p>
          </table:table-cell>
          <table:table-cell table:formula="of:=[.C789]" office:value-type="string" office:string-value="P3" calcext:value-type="string">
            <text:p>P3</text:p>
          </table:table-cell>
          <table:table-cell/>
          <table:table-cell table:formula="of:=[.A794]&amp;&quot; &quot;&amp;[.B794]&amp;&quot; &quot;&amp;[.C794]" office:value-type="string" office:string-value="N793 G106 P3" calcext:value-type="string">
            <text:p>N79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94</text:p>
          </table:table-cell>
          <table:table-cell table:formula="of:=&quot;X&quot;&amp;[.G795]" office:value-type="string" office:string-value="X12.5" calcext:value-type="string">
            <text:p>X12.5</text:p>
          </table:table-cell>
          <table:table-cell table:formula="of:=&quot;Y&quot;&amp;[.H795]" office:value-type="string" office:string-value="Y866.291808510642" calcext:value-type="string">
            <text:p>Y866.291808510642</text:p>
          </table:table-cell>
          <table:table-cell/>
          <table:table-cell table:formula="of:=[.A795]&amp;&quot; &quot;&amp;[.B795]&amp;&quot; &quot;&amp;[.C795]" office:value-type="string" office:string-value="N794 X12.5 Y866.291808510642" calcext:value-type="string">
            <text:p>N794 X12.5 Y866.291808510642</text:p>
          </table:table-cell>
          <table:table-cell/>
          <table:table-cell table:formula="of:=[.G790]" office:value-type="float" office:value="12.5" calcext:value-type="float">
            <text:p>12.5</text:p>
          </table:table-cell>
          <table:table-cell table:formula="of:=[.H790]+[.$K$13]" office:value-type="float" office:value="866.291808510642" calcext:value-type="float">
            <text:p>866.29180851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95</text:p>
          </table:table-cell>
          <table:table-cell table:formula="of:=[.B791]" office:value-type="string" office:string-value="G106" calcext:value-type="string">
            <text:p>G106</text:p>
          </table:table-cell>
          <table:table-cell table:formula="of:=[.C791]" office:value-type="string" office:string-value="P0" calcext:value-type="string">
            <text:p>P0</text:p>
          </table:table-cell>
          <table:table-cell/>
          <table:table-cell table:formula="of:=[.A796]&amp;&quot; &quot;&amp;[.B796]&amp;&quot; &quot;&amp;[.C796]" office:value-type="string" office:string-value="N795 G106 P0" calcext:value-type="string">
            <text:p>N79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96</text:p>
          </table:table-cell>
          <table:table-cell table:formula="of:=[.B792]" office:value-type="string" office:string-value="G105" calcext:value-type="string">
            <text:p>G105</text:p>
          </table:table-cell>
          <table:table-cell table:formula="of:=[.C792]" office:value-type="string" office:string-value="PY7.79553191489362" calcext:value-type="string">
            <text:p>PY7.79553191489362</text:p>
          </table:table-cell>
          <table:table-cell/>
          <table:table-cell table:formula="of:=[.A797]&amp;&quot; &quot;&amp;[.B797]&amp;&quot; &quot;&amp;[.C797]" office:value-type="string" office:string-value="N796 G105 PY7.79553191489362" calcext:value-type="string">
            <text:p>N796 G105 PY7.79553191489362</text:p>
          </table:table-cell>
          <table:table-cell table:number-columns-repeated="2"/>
          <table:table-cell table:formula="of:=[.H79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97</text:p>
          </table:table-cell>
          <table:table-cell table:formula="of:=&quot;X&quot;&amp;[.G798]" office:value-type="string" office:string-value="X6747.5" calcext:value-type="string">
            <text:p>X6747.5</text:p>
          </table:table-cell>
          <table:table-cell table:formula="of:=&quot;Y&quot;&amp;[.H798]" office:value-type="string" office:string-value="Y873.087340425536" calcext:value-type="string">
            <text:p>Y873.087340425536</text:p>
          </table:table-cell>
          <table:table-cell/>
          <table:table-cell table:formula="of:=[.A798]&amp;&quot; &quot;&amp;[.B798]&amp;&quot; &quot;&amp;[.C798]" office:value-type="string" office:string-value="N797 X6747.5 Y873.087340425536" calcext:value-type="string">
            <text:p>N797 X6747.5 Y873.087340425536</text:p>
          </table:table-cell>
          <table:table-cell/>
          <table:table-cell table:formula="of:=[.G793]" office:value-type="float" office:value="6747.5" calcext:value-type="float">
            <text:p>6747.5</text:p>
          </table:table-cell>
          <table:table-cell table:formula="of:=[.H793]+[.$K$13]" office:value-type="float" office:value="873.087340425536" calcext:value-type="float">
            <text:p>873.08734042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98</text:p>
          </table:table-cell>
          <table:table-cell table:formula="of:=[.B794]" office:value-type="string" office:string-value="G106" calcext:value-type="string">
            <text:p>G106</text:p>
          </table:table-cell>
          <table:table-cell table:formula="of:=[.C794]" office:value-type="string" office:string-value="P3" calcext:value-type="string">
            <text:p>P3</text:p>
          </table:table-cell>
          <table:table-cell/>
          <table:table-cell table:formula="of:=[.A799]&amp;&quot; &quot;&amp;[.B799]&amp;&quot; &quot;&amp;[.C799]" office:value-type="string" office:string-value="N798 G106 P3" calcext:value-type="string">
            <text:p>N79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799</text:p>
          </table:table-cell>
          <table:table-cell table:formula="of:=&quot;X&quot;&amp;[.G800]" office:value-type="string" office:string-value="X12.5" calcext:value-type="string">
            <text:p>X12.5</text:p>
          </table:table-cell>
          <table:table-cell table:formula="of:=&quot;Y&quot;&amp;[.H800]" office:value-type="string" office:string-value="Y871.087340425536" calcext:value-type="string">
            <text:p>Y871.087340425536</text:p>
          </table:table-cell>
          <table:table-cell/>
          <table:table-cell table:formula="of:=[.A800]&amp;&quot; &quot;&amp;[.B800]&amp;&quot; &quot;&amp;[.C800]" office:value-type="string" office:string-value="N799 X12.5 Y871.087340425536" calcext:value-type="string">
            <text:p>N799 X12.5 Y871.087340425536</text:p>
          </table:table-cell>
          <table:table-cell/>
          <table:table-cell table:formula="of:=[.G795]" office:value-type="float" office:value="12.5" calcext:value-type="float">
            <text:p>12.5</text:p>
          </table:table-cell>
          <table:table-cell table:formula="of:=[.H795]+[.$K$13]" office:value-type="float" office:value="871.087340425536" calcext:value-type="float">
            <text:p>871.08734042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00</text:p>
          </table:table-cell>
          <table:table-cell table:formula="of:=[.B796]" office:value-type="string" office:string-value="G106" calcext:value-type="string">
            <text:p>G106</text:p>
          </table:table-cell>
          <table:table-cell table:formula="of:=[.C796]" office:value-type="string" office:string-value="P0" calcext:value-type="string">
            <text:p>P0</text:p>
          </table:table-cell>
          <table:table-cell/>
          <table:table-cell table:formula="of:=[.A801]&amp;&quot; &quot;&amp;[.B801]&amp;&quot; &quot;&amp;[.C801]" office:value-type="string" office:string-value="N800 G106 P0" calcext:value-type="string">
            <text:p>N80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01</text:p>
          </table:table-cell>
          <table:table-cell table:formula="of:=[.B797]" office:value-type="string" office:string-value="G105" calcext:value-type="string">
            <text:p>G105</text:p>
          </table:table-cell>
          <table:table-cell table:formula="of:=[.C797]" office:value-type="string" office:string-value="PY7.79553191489362" calcext:value-type="string">
            <text:p>PY7.79553191489362</text:p>
          </table:table-cell>
          <table:table-cell/>
          <table:table-cell table:formula="of:=[.A802]&amp;&quot; &quot;&amp;[.B802]&amp;&quot; &quot;&amp;[.C802]" office:value-type="string" office:string-value="N801 G105 PY7.79553191489362" calcext:value-type="string">
            <text:p>N801 G105 PY7.79553191489362</text:p>
          </table:table-cell>
          <table:table-cell table:number-columns-repeated="2"/>
          <table:table-cell table:formula="of:=[.H79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02</text:p>
          </table:table-cell>
          <table:table-cell table:formula="of:=&quot;X&quot;&amp;[.G803]" office:value-type="string" office:string-value="X6747.5" calcext:value-type="string">
            <text:p>X6747.5</text:p>
          </table:table-cell>
          <table:table-cell table:formula="of:=&quot;Y&quot;&amp;[.H803]" office:value-type="string" office:string-value="Y877.88287234043" calcext:value-type="string">
            <text:p>Y877.88287234043</text:p>
          </table:table-cell>
          <table:table-cell/>
          <table:table-cell table:formula="of:=[.A803]&amp;&quot; &quot;&amp;[.B803]&amp;&quot; &quot;&amp;[.C803]" office:value-type="string" office:string-value="N802 X6747.5 Y877.88287234043" calcext:value-type="string">
            <text:p>N802 X6747.5 Y877.88287234043</text:p>
          </table:table-cell>
          <table:table-cell/>
          <table:table-cell table:formula="of:=[.G798]" office:value-type="float" office:value="6747.5" calcext:value-type="float">
            <text:p>6747.5</text:p>
          </table:table-cell>
          <table:table-cell table:formula="of:=[.H798]+[.$K$13]" office:value-type="float" office:value="877.88287234043" calcext:value-type="float">
            <text:p>877.8828723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03</text:p>
          </table:table-cell>
          <table:table-cell table:formula="of:=[.B799]" office:value-type="string" office:string-value="G106" calcext:value-type="string">
            <text:p>G106</text:p>
          </table:table-cell>
          <table:table-cell table:formula="of:=[.C799]" office:value-type="string" office:string-value="P3" calcext:value-type="string">
            <text:p>P3</text:p>
          </table:table-cell>
          <table:table-cell/>
          <table:table-cell table:formula="of:=[.A804]&amp;&quot; &quot;&amp;[.B804]&amp;&quot; &quot;&amp;[.C804]" office:value-type="string" office:string-value="N803 G106 P3" calcext:value-type="string">
            <text:p>N80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04</text:p>
          </table:table-cell>
          <table:table-cell table:formula="of:=&quot;X&quot;&amp;[.G805]" office:value-type="string" office:string-value="X12.5" calcext:value-type="string">
            <text:p>X12.5</text:p>
          </table:table-cell>
          <table:table-cell table:formula="of:=&quot;Y&quot;&amp;[.H805]" office:value-type="string" office:string-value="Y875.88287234043" calcext:value-type="string">
            <text:p>Y875.88287234043</text:p>
          </table:table-cell>
          <table:table-cell/>
          <table:table-cell table:formula="of:=[.A805]&amp;&quot; &quot;&amp;[.B805]&amp;&quot; &quot;&amp;[.C805]" office:value-type="string" office:string-value="N804 X12.5 Y875.88287234043" calcext:value-type="string">
            <text:p>N804 X12.5 Y875.88287234043</text:p>
          </table:table-cell>
          <table:table-cell/>
          <table:table-cell table:formula="of:=[.G800]" office:value-type="float" office:value="12.5" calcext:value-type="float">
            <text:p>12.5</text:p>
          </table:table-cell>
          <table:table-cell table:formula="of:=[.H800]+[.$K$13]" office:value-type="float" office:value="875.88287234043" calcext:value-type="float">
            <text:p>875.8828723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05</text:p>
          </table:table-cell>
          <table:table-cell table:formula="of:=[.B801]" office:value-type="string" office:string-value="G106" calcext:value-type="string">
            <text:p>G106</text:p>
          </table:table-cell>
          <table:table-cell table:formula="of:=[.C801]" office:value-type="string" office:string-value="P0" calcext:value-type="string">
            <text:p>P0</text:p>
          </table:table-cell>
          <table:table-cell/>
          <table:table-cell table:formula="of:=[.A806]&amp;&quot; &quot;&amp;[.B806]&amp;&quot; &quot;&amp;[.C806]" office:value-type="string" office:string-value="N805 G106 P0" calcext:value-type="string">
            <text:p>N80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06</text:p>
          </table:table-cell>
          <table:table-cell table:formula="of:=[.B802]" office:value-type="string" office:string-value="G105" calcext:value-type="string">
            <text:p>G105</text:p>
          </table:table-cell>
          <table:table-cell table:formula="of:=[.C802]" office:value-type="string" office:string-value="PY7.79553191489362" calcext:value-type="string">
            <text:p>PY7.79553191489362</text:p>
          </table:table-cell>
          <table:table-cell/>
          <table:table-cell table:formula="of:=[.A807]&amp;&quot; &quot;&amp;[.B807]&amp;&quot; &quot;&amp;[.C807]" office:value-type="string" office:string-value="N806 G105 PY7.79553191489362" calcext:value-type="string">
            <text:p>N806 G105 PY7.79553191489362</text:p>
          </table:table-cell>
          <table:table-cell table:number-columns-repeated="2"/>
          <table:table-cell table:formula="of:=[.H80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07</text:p>
          </table:table-cell>
          <table:table-cell table:formula="of:=&quot;X&quot;&amp;[.G808]" office:value-type="string" office:string-value="X6747.5" calcext:value-type="string">
            <text:p>X6747.5</text:p>
          </table:table-cell>
          <table:table-cell table:formula="of:=&quot;Y&quot;&amp;[.H808]" office:value-type="string" office:string-value="Y882.678404255323" calcext:value-type="string">
            <text:p>Y882.678404255323</text:p>
          </table:table-cell>
          <table:table-cell/>
          <table:table-cell table:formula="of:=[.A808]&amp;&quot; &quot;&amp;[.B808]&amp;&quot; &quot;&amp;[.C808]" office:value-type="string" office:string-value="N807 X6747.5 Y882.678404255323" calcext:value-type="string">
            <text:p>N807 X6747.5 Y882.678404255323</text:p>
          </table:table-cell>
          <table:table-cell/>
          <table:table-cell table:formula="of:=[.G803]" office:value-type="float" office:value="6747.5" calcext:value-type="float">
            <text:p>6747.5</text:p>
          </table:table-cell>
          <table:table-cell table:formula="of:=[.H803]+[.$K$13]" office:value-type="float" office:value="882.678404255323" calcext:value-type="float">
            <text:p>882.67840425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08</text:p>
          </table:table-cell>
          <table:table-cell table:formula="of:=[.B804]" office:value-type="string" office:string-value="G106" calcext:value-type="string">
            <text:p>G106</text:p>
          </table:table-cell>
          <table:table-cell table:formula="of:=[.C804]" office:value-type="string" office:string-value="P3" calcext:value-type="string">
            <text:p>P3</text:p>
          </table:table-cell>
          <table:table-cell/>
          <table:table-cell table:formula="of:=[.A809]&amp;&quot; &quot;&amp;[.B809]&amp;&quot; &quot;&amp;[.C809]" office:value-type="string" office:string-value="N808 G106 P3" calcext:value-type="string">
            <text:p>N80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09</text:p>
          </table:table-cell>
          <table:table-cell table:formula="of:=&quot;X&quot;&amp;[.G810]" office:value-type="string" office:string-value="X12.5" calcext:value-type="string">
            <text:p>X12.5</text:p>
          </table:table-cell>
          <table:table-cell table:formula="of:=&quot;Y&quot;&amp;[.H810]" office:value-type="string" office:string-value="Y880.678404255323" calcext:value-type="string">
            <text:p>Y880.678404255323</text:p>
          </table:table-cell>
          <table:table-cell/>
          <table:table-cell table:formula="of:=[.A810]&amp;&quot; &quot;&amp;[.B810]&amp;&quot; &quot;&amp;[.C810]" office:value-type="string" office:string-value="N809 X12.5 Y880.678404255323" calcext:value-type="string">
            <text:p>N809 X12.5 Y880.678404255323</text:p>
          </table:table-cell>
          <table:table-cell/>
          <table:table-cell table:formula="of:=[.G805]" office:value-type="float" office:value="12.5" calcext:value-type="float">
            <text:p>12.5</text:p>
          </table:table-cell>
          <table:table-cell table:formula="of:=[.H805]+[.$K$13]" office:value-type="float" office:value="880.678404255323" calcext:value-type="float">
            <text:p>880.67840425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10</text:p>
          </table:table-cell>
          <table:table-cell table:formula="of:=[.B806]" office:value-type="string" office:string-value="G106" calcext:value-type="string">
            <text:p>G106</text:p>
          </table:table-cell>
          <table:table-cell table:formula="of:=[.C806]" office:value-type="string" office:string-value="P0" calcext:value-type="string">
            <text:p>P0</text:p>
          </table:table-cell>
          <table:table-cell/>
          <table:table-cell table:formula="of:=[.A811]&amp;&quot; &quot;&amp;[.B811]&amp;&quot; &quot;&amp;[.C811]" office:value-type="string" office:string-value="N810 G106 P0" calcext:value-type="string">
            <text:p>N81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11</text:p>
          </table:table-cell>
          <table:table-cell table:formula="of:=[.B807]" office:value-type="string" office:string-value="G105" calcext:value-type="string">
            <text:p>G105</text:p>
          </table:table-cell>
          <table:table-cell table:formula="of:=[.C807]" office:value-type="string" office:string-value="PY7.79553191489362" calcext:value-type="string">
            <text:p>PY7.79553191489362</text:p>
          </table:table-cell>
          <table:table-cell/>
          <table:table-cell table:formula="of:=[.A812]&amp;&quot; &quot;&amp;[.B812]&amp;&quot; &quot;&amp;[.C812]" office:value-type="string" office:string-value="N811 G105 PY7.79553191489362" calcext:value-type="string">
            <text:p>N811 G105 PY7.79553191489362</text:p>
          </table:table-cell>
          <table:table-cell table:number-columns-repeated="2"/>
          <table:table-cell table:formula="of:=[.H80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12</text:p>
          </table:table-cell>
          <table:table-cell table:formula="of:=&quot;X&quot;&amp;[.G813]" office:value-type="string" office:string-value="X6747.5" calcext:value-type="string">
            <text:p>X6747.5</text:p>
          </table:table-cell>
          <table:table-cell table:formula="of:=&quot;Y&quot;&amp;[.H813]" office:value-type="string" office:string-value="Y887.473936170217" calcext:value-type="string">
            <text:p>Y887.473936170217</text:p>
          </table:table-cell>
          <table:table-cell/>
          <table:table-cell table:formula="of:=[.A813]&amp;&quot; &quot;&amp;[.B813]&amp;&quot; &quot;&amp;[.C813]" office:value-type="string" office:string-value="N812 X6747.5 Y887.473936170217" calcext:value-type="string">
            <text:p>N812 X6747.5 Y887.473936170217</text:p>
          </table:table-cell>
          <table:table-cell/>
          <table:table-cell table:formula="of:=[.G808]" office:value-type="float" office:value="6747.5" calcext:value-type="float">
            <text:p>6747.5</text:p>
          </table:table-cell>
          <table:table-cell table:formula="of:=[.H808]+[.$K$13]" office:value-type="float" office:value="887.473936170217" calcext:value-type="float">
            <text:p>887.47393617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13</text:p>
          </table:table-cell>
          <table:table-cell table:formula="of:=[.B809]" office:value-type="string" office:string-value="G106" calcext:value-type="string">
            <text:p>G106</text:p>
          </table:table-cell>
          <table:table-cell table:formula="of:=[.C809]" office:value-type="string" office:string-value="P3" calcext:value-type="string">
            <text:p>P3</text:p>
          </table:table-cell>
          <table:table-cell/>
          <table:table-cell table:formula="of:=[.A814]&amp;&quot; &quot;&amp;[.B814]&amp;&quot; &quot;&amp;[.C814]" office:value-type="string" office:string-value="N813 G106 P3" calcext:value-type="string">
            <text:p>N81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14</text:p>
          </table:table-cell>
          <table:table-cell table:formula="of:=&quot;X&quot;&amp;[.G815]" office:value-type="string" office:string-value="X12.5" calcext:value-type="string">
            <text:p>X12.5</text:p>
          </table:table-cell>
          <table:table-cell table:formula="of:=&quot;Y&quot;&amp;[.H815]" office:value-type="string" office:string-value="Y885.473936170217" calcext:value-type="string">
            <text:p>Y885.473936170217</text:p>
          </table:table-cell>
          <table:table-cell/>
          <table:table-cell table:formula="of:=[.A815]&amp;&quot; &quot;&amp;[.B815]&amp;&quot; &quot;&amp;[.C815]" office:value-type="string" office:string-value="N814 X12.5 Y885.473936170217" calcext:value-type="string">
            <text:p>N814 X12.5 Y885.473936170217</text:p>
          </table:table-cell>
          <table:table-cell/>
          <table:table-cell table:formula="of:=[.G810]" office:value-type="float" office:value="12.5" calcext:value-type="float">
            <text:p>12.5</text:p>
          </table:table-cell>
          <table:table-cell table:formula="of:=[.H810]+[.$K$13]" office:value-type="float" office:value="885.473936170217" calcext:value-type="float">
            <text:p>885.47393617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15</text:p>
          </table:table-cell>
          <table:table-cell table:formula="of:=[.B811]" office:value-type="string" office:string-value="G106" calcext:value-type="string">
            <text:p>G106</text:p>
          </table:table-cell>
          <table:table-cell table:formula="of:=[.C811]" office:value-type="string" office:string-value="P0" calcext:value-type="string">
            <text:p>P0</text:p>
          </table:table-cell>
          <table:table-cell/>
          <table:table-cell table:formula="of:=[.A816]&amp;&quot; &quot;&amp;[.B816]&amp;&quot; &quot;&amp;[.C816]" office:value-type="string" office:string-value="N815 G106 P0" calcext:value-type="string">
            <text:p>N81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16</text:p>
          </table:table-cell>
          <table:table-cell table:formula="of:=[.B812]" office:value-type="string" office:string-value="G105" calcext:value-type="string">
            <text:p>G105</text:p>
          </table:table-cell>
          <table:table-cell table:formula="of:=[.C812]" office:value-type="string" office:string-value="PY7.79553191489362" calcext:value-type="string">
            <text:p>PY7.79553191489362</text:p>
          </table:table-cell>
          <table:table-cell/>
          <table:table-cell table:formula="of:=[.A817]&amp;&quot; &quot;&amp;[.B817]&amp;&quot; &quot;&amp;[.C817]" office:value-type="string" office:string-value="N816 G105 PY7.79553191489362" calcext:value-type="string">
            <text:p>N816 G105 PY7.79553191489362</text:p>
          </table:table-cell>
          <table:table-cell table:number-columns-repeated="2"/>
          <table:table-cell table:formula="of:=[.H81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17</text:p>
          </table:table-cell>
          <table:table-cell table:formula="of:=&quot;X&quot;&amp;[.G818]" office:value-type="string" office:string-value="X6747.5" calcext:value-type="string">
            <text:p>X6747.5</text:p>
          </table:table-cell>
          <table:table-cell table:formula="of:=&quot;Y&quot;&amp;[.H818]" office:value-type="string" office:string-value="Y892.269468085111" calcext:value-type="string">
            <text:p>Y892.269468085111</text:p>
          </table:table-cell>
          <table:table-cell/>
          <table:table-cell table:formula="of:=[.A818]&amp;&quot; &quot;&amp;[.B818]&amp;&quot; &quot;&amp;[.C818]" office:value-type="string" office:string-value="N817 X6747.5 Y892.269468085111" calcext:value-type="string">
            <text:p>N817 X6747.5 Y892.269468085111</text:p>
          </table:table-cell>
          <table:table-cell/>
          <table:table-cell table:formula="of:=[.G813]" office:value-type="float" office:value="6747.5" calcext:value-type="float">
            <text:p>6747.5</text:p>
          </table:table-cell>
          <table:table-cell table:formula="of:=[.H813]+[.$K$13]" office:value-type="float" office:value="892.269468085111" calcext:value-type="float">
            <text:p>892.2694680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18</text:p>
          </table:table-cell>
          <table:table-cell table:formula="of:=[.B814]" office:value-type="string" office:string-value="G106" calcext:value-type="string">
            <text:p>G106</text:p>
          </table:table-cell>
          <table:table-cell table:formula="of:=[.C814]" office:value-type="string" office:string-value="P3" calcext:value-type="string">
            <text:p>P3</text:p>
          </table:table-cell>
          <table:table-cell/>
          <table:table-cell table:formula="of:=[.A819]&amp;&quot; &quot;&amp;[.B819]&amp;&quot; &quot;&amp;[.C819]" office:value-type="string" office:string-value="N818 G106 P3" calcext:value-type="string">
            <text:p>N81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19</text:p>
          </table:table-cell>
          <table:table-cell table:formula="of:=&quot;X&quot;&amp;[.G820]" office:value-type="string" office:string-value="X12.5" calcext:value-type="string">
            <text:p>X12.5</text:p>
          </table:table-cell>
          <table:table-cell table:formula="of:=&quot;Y&quot;&amp;[.H820]" office:value-type="string" office:string-value="Y890.269468085111" calcext:value-type="string">
            <text:p>Y890.269468085111</text:p>
          </table:table-cell>
          <table:table-cell/>
          <table:table-cell table:formula="of:=[.A820]&amp;&quot; &quot;&amp;[.B820]&amp;&quot; &quot;&amp;[.C820]" office:value-type="string" office:string-value="N819 X12.5 Y890.269468085111" calcext:value-type="string">
            <text:p>N819 X12.5 Y890.269468085111</text:p>
          </table:table-cell>
          <table:table-cell/>
          <table:table-cell table:formula="of:=[.G815]" office:value-type="float" office:value="12.5" calcext:value-type="float">
            <text:p>12.5</text:p>
          </table:table-cell>
          <table:table-cell table:formula="of:=[.H815]+[.$K$13]" office:value-type="float" office:value="890.269468085111" calcext:value-type="float">
            <text:p>890.2694680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20</text:p>
          </table:table-cell>
          <table:table-cell table:formula="of:=[.B816]" office:value-type="string" office:string-value="G106" calcext:value-type="string">
            <text:p>G106</text:p>
          </table:table-cell>
          <table:table-cell table:formula="of:=[.C816]" office:value-type="string" office:string-value="P0" calcext:value-type="string">
            <text:p>P0</text:p>
          </table:table-cell>
          <table:table-cell/>
          <table:table-cell table:formula="of:=[.A821]&amp;&quot; &quot;&amp;[.B821]&amp;&quot; &quot;&amp;[.C821]" office:value-type="string" office:string-value="N820 G106 P0" calcext:value-type="string">
            <text:p>N82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21</text:p>
          </table:table-cell>
          <table:table-cell table:formula="of:=[.B817]" office:value-type="string" office:string-value="G105" calcext:value-type="string">
            <text:p>G105</text:p>
          </table:table-cell>
          <table:table-cell table:formula="of:=[.C817]" office:value-type="string" office:string-value="PY7.79553191489362" calcext:value-type="string">
            <text:p>PY7.79553191489362</text:p>
          </table:table-cell>
          <table:table-cell/>
          <table:table-cell table:formula="of:=[.A822]&amp;&quot; &quot;&amp;[.B822]&amp;&quot; &quot;&amp;[.C822]" office:value-type="string" office:string-value="N821 G105 PY7.79553191489362" calcext:value-type="string">
            <text:p>N821 G105 PY7.79553191489362</text:p>
          </table:table-cell>
          <table:table-cell table:number-columns-repeated="2"/>
          <table:table-cell table:formula="of:=[.H81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22</text:p>
          </table:table-cell>
          <table:table-cell table:formula="of:=&quot;X&quot;&amp;[.G823]" office:value-type="string" office:string-value="X6747.5" calcext:value-type="string">
            <text:p>X6747.5</text:p>
          </table:table-cell>
          <table:table-cell table:formula="of:=&quot;Y&quot;&amp;[.H823]" office:value-type="string" office:string-value="Y897.065000000004" calcext:value-type="string">
            <text:p>Y897.065000000004</text:p>
          </table:table-cell>
          <table:table-cell/>
          <table:table-cell table:formula="of:=[.A823]&amp;&quot; &quot;&amp;[.B823]&amp;&quot; &quot;&amp;[.C823]" office:value-type="string" office:string-value="N822 X6747.5 Y897.065000000004" calcext:value-type="string">
            <text:p>N822 X6747.5 Y897.065000000004</text:p>
          </table:table-cell>
          <table:table-cell/>
          <table:table-cell table:formula="of:=[.G818]" office:value-type="float" office:value="6747.5" calcext:value-type="float">
            <text:p>6747.5</text:p>
          </table:table-cell>
          <table:table-cell table:formula="of:=[.H818]+[.$K$13]" office:value-type="float" office:value="897.065000000004" calcext:value-type="float">
            <text:p>897.0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23</text:p>
          </table:table-cell>
          <table:table-cell table:formula="of:=[.B819]" office:value-type="string" office:string-value="G106" calcext:value-type="string">
            <text:p>G106</text:p>
          </table:table-cell>
          <table:table-cell table:formula="of:=[.C819]" office:value-type="string" office:string-value="P3" calcext:value-type="string">
            <text:p>P3</text:p>
          </table:table-cell>
          <table:table-cell/>
          <table:table-cell table:formula="of:=[.A824]&amp;&quot; &quot;&amp;[.B824]&amp;&quot; &quot;&amp;[.C824]" office:value-type="string" office:string-value="N823 G106 P3" calcext:value-type="string">
            <text:p>N82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24</text:p>
          </table:table-cell>
          <table:table-cell table:formula="of:=&quot;X&quot;&amp;[.G825]" office:value-type="string" office:string-value="X12.5" calcext:value-type="string">
            <text:p>X12.5</text:p>
          </table:table-cell>
          <table:table-cell table:formula="of:=&quot;Y&quot;&amp;[.H825]" office:value-type="string" office:string-value="Y895.065000000004" calcext:value-type="string">
            <text:p>Y895.065000000004</text:p>
          </table:table-cell>
          <table:table-cell/>
          <table:table-cell table:formula="of:=[.A825]&amp;&quot; &quot;&amp;[.B825]&amp;&quot; &quot;&amp;[.C825]" office:value-type="string" office:string-value="N824 X12.5 Y895.065000000004" calcext:value-type="string">
            <text:p>N824 X12.5 Y895.065000000004</text:p>
          </table:table-cell>
          <table:table-cell/>
          <table:table-cell table:formula="of:=[.G820]" office:value-type="float" office:value="12.5" calcext:value-type="float">
            <text:p>12.5</text:p>
          </table:table-cell>
          <table:table-cell table:formula="of:=[.H820]+[.$K$13]" office:value-type="float" office:value="895.065000000004" calcext:value-type="float">
            <text:p>895.0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25</text:p>
          </table:table-cell>
          <table:table-cell table:formula="of:=[.B821]" office:value-type="string" office:string-value="G106" calcext:value-type="string">
            <text:p>G106</text:p>
          </table:table-cell>
          <table:table-cell table:formula="of:=[.C821]" office:value-type="string" office:string-value="P0" calcext:value-type="string">
            <text:p>P0</text:p>
          </table:table-cell>
          <table:table-cell/>
          <table:table-cell table:formula="of:=[.A826]&amp;&quot; &quot;&amp;[.B826]&amp;&quot; &quot;&amp;[.C826]" office:value-type="string" office:string-value="N825 G106 P0" calcext:value-type="string">
            <text:p>N82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26</text:p>
          </table:table-cell>
          <table:table-cell table:formula="of:=[.B822]" office:value-type="string" office:string-value="G105" calcext:value-type="string">
            <text:p>G105</text:p>
          </table:table-cell>
          <table:table-cell table:formula="of:=[.C822]" office:value-type="string" office:string-value="PY7.79553191489362" calcext:value-type="string">
            <text:p>PY7.79553191489362</text:p>
          </table:table-cell>
          <table:table-cell/>
          <table:table-cell table:formula="of:=[.A827]&amp;&quot; &quot;&amp;[.B827]&amp;&quot; &quot;&amp;[.C827]" office:value-type="string" office:string-value="N826 G105 PY7.79553191489362" calcext:value-type="string">
            <text:p>N826 G105 PY7.79553191489362</text:p>
          </table:table-cell>
          <table:table-cell table:number-columns-repeated="2"/>
          <table:table-cell table:formula="of:=[.H82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27</text:p>
          </table:table-cell>
          <table:table-cell table:formula="of:=&quot;X&quot;&amp;[.G828]" office:value-type="string" office:string-value="X6747.5" calcext:value-type="string">
            <text:p>X6747.5</text:p>
          </table:table-cell>
          <table:table-cell table:formula="of:=&quot;Y&quot;&amp;[.H828]" office:value-type="string" office:string-value="Y901.860531914898" calcext:value-type="string">
            <text:p>Y901.860531914898</text:p>
          </table:table-cell>
          <table:table-cell/>
          <table:table-cell table:formula="of:=[.A828]&amp;&quot; &quot;&amp;[.B828]&amp;&quot; &quot;&amp;[.C828]" office:value-type="string" office:string-value="N827 X6747.5 Y901.860531914898" calcext:value-type="string">
            <text:p>N827 X6747.5 Y901.860531914898</text:p>
          </table:table-cell>
          <table:table-cell/>
          <table:table-cell table:formula="of:=[.G823]" office:value-type="float" office:value="6747.5" calcext:value-type="float">
            <text:p>6747.5</text:p>
          </table:table-cell>
          <table:table-cell table:formula="of:=[.H823]+[.$K$13]" office:value-type="float" office:value="901.860531914898" calcext:value-type="float">
            <text:p>901.86053191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28</text:p>
          </table:table-cell>
          <table:table-cell table:formula="of:=[.B824]" office:value-type="string" office:string-value="G106" calcext:value-type="string">
            <text:p>G106</text:p>
          </table:table-cell>
          <table:table-cell table:formula="of:=[.C824]" office:value-type="string" office:string-value="P3" calcext:value-type="string">
            <text:p>P3</text:p>
          </table:table-cell>
          <table:table-cell/>
          <table:table-cell table:formula="of:=[.A829]&amp;&quot; &quot;&amp;[.B829]&amp;&quot; &quot;&amp;[.C829]" office:value-type="string" office:string-value="N828 G106 P3" calcext:value-type="string">
            <text:p>N82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29</text:p>
          </table:table-cell>
          <table:table-cell table:formula="of:=&quot;X&quot;&amp;[.G830]" office:value-type="string" office:string-value="X12.5" calcext:value-type="string">
            <text:p>X12.5</text:p>
          </table:table-cell>
          <table:table-cell table:formula="of:=&quot;Y&quot;&amp;[.H830]" office:value-type="string" office:string-value="Y899.860531914898" calcext:value-type="string">
            <text:p>Y899.860531914898</text:p>
          </table:table-cell>
          <table:table-cell/>
          <table:table-cell table:formula="of:=[.A830]&amp;&quot; &quot;&amp;[.B830]&amp;&quot; &quot;&amp;[.C830]" office:value-type="string" office:string-value="N829 X12.5 Y899.860531914898" calcext:value-type="string">
            <text:p>N829 X12.5 Y899.860531914898</text:p>
          </table:table-cell>
          <table:table-cell/>
          <table:table-cell table:formula="of:=[.G825]" office:value-type="float" office:value="12.5" calcext:value-type="float">
            <text:p>12.5</text:p>
          </table:table-cell>
          <table:table-cell table:formula="of:=[.H825]+[.$K$13]" office:value-type="float" office:value="899.860531914898" calcext:value-type="float">
            <text:p>899.86053191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30</text:p>
          </table:table-cell>
          <table:table-cell table:formula="of:=[.B826]" office:value-type="string" office:string-value="G106" calcext:value-type="string">
            <text:p>G106</text:p>
          </table:table-cell>
          <table:table-cell table:formula="of:=[.C826]" office:value-type="string" office:string-value="P0" calcext:value-type="string">
            <text:p>P0</text:p>
          </table:table-cell>
          <table:table-cell/>
          <table:table-cell table:formula="of:=[.A831]&amp;&quot; &quot;&amp;[.B831]&amp;&quot; &quot;&amp;[.C831]" office:value-type="string" office:string-value="N830 G106 P0" calcext:value-type="string">
            <text:p>N83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31</text:p>
          </table:table-cell>
          <table:table-cell table:formula="of:=[.B827]" office:value-type="string" office:string-value="G105" calcext:value-type="string">
            <text:p>G105</text:p>
          </table:table-cell>
          <table:table-cell table:formula="of:=[.C827]" office:value-type="string" office:string-value="PY7.79553191489362" calcext:value-type="string">
            <text:p>PY7.79553191489362</text:p>
          </table:table-cell>
          <table:table-cell/>
          <table:table-cell table:formula="of:=[.A832]&amp;&quot; &quot;&amp;[.B832]&amp;&quot; &quot;&amp;[.C832]" office:value-type="string" office:string-value="N831 G105 PY7.79553191489362" calcext:value-type="string">
            <text:p>N831 G105 PY7.79553191489362</text:p>
          </table:table-cell>
          <table:table-cell table:number-columns-repeated="2"/>
          <table:table-cell table:formula="of:=[.H82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32</text:p>
          </table:table-cell>
          <table:table-cell table:formula="of:=&quot;X&quot;&amp;[.G833]" office:value-type="string" office:string-value="X6747.5" calcext:value-type="string">
            <text:p>X6747.5</text:p>
          </table:table-cell>
          <table:table-cell table:formula="of:=&quot;Y&quot;&amp;[.H833]" office:value-type="string" office:string-value="Y906.656063829792" calcext:value-type="string">
            <text:p>Y906.656063829792</text:p>
          </table:table-cell>
          <table:table-cell/>
          <table:table-cell table:formula="of:=[.A833]&amp;&quot; &quot;&amp;[.B833]&amp;&quot; &quot;&amp;[.C833]" office:value-type="string" office:string-value="N832 X6747.5 Y906.656063829792" calcext:value-type="string">
            <text:p>N832 X6747.5 Y906.656063829792</text:p>
          </table:table-cell>
          <table:table-cell/>
          <table:table-cell table:formula="of:=[.G828]" office:value-type="float" office:value="6747.5" calcext:value-type="float">
            <text:p>6747.5</text:p>
          </table:table-cell>
          <table:table-cell table:formula="of:=[.H828]+[.$K$13]" office:value-type="float" office:value="906.656063829792" calcext:value-type="float">
            <text:p>906.65606382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33</text:p>
          </table:table-cell>
          <table:table-cell table:formula="of:=[.B829]" office:value-type="string" office:string-value="G106" calcext:value-type="string">
            <text:p>G106</text:p>
          </table:table-cell>
          <table:table-cell table:formula="of:=[.C829]" office:value-type="string" office:string-value="P3" calcext:value-type="string">
            <text:p>P3</text:p>
          </table:table-cell>
          <table:table-cell/>
          <table:table-cell table:formula="of:=[.A834]&amp;&quot; &quot;&amp;[.B834]&amp;&quot; &quot;&amp;[.C834]" office:value-type="string" office:string-value="N833 G106 P3" calcext:value-type="string">
            <text:p>N83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34</text:p>
          </table:table-cell>
          <table:table-cell table:formula="of:=&quot;X&quot;&amp;[.G835]" office:value-type="string" office:string-value="X12.5" calcext:value-type="string">
            <text:p>X12.5</text:p>
          </table:table-cell>
          <table:table-cell table:formula="of:=&quot;Y&quot;&amp;[.H835]" office:value-type="string" office:string-value="Y904.656063829792" calcext:value-type="string">
            <text:p>Y904.656063829792</text:p>
          </table:table-cell>
          <table:table-cell/>
          <table:table-cell table:formula="of:=[.A835]&amp;&quot; &quot;&amp;[.B835]&amp;&quot; &quot;&amp;[.C835]" office:value-type="string" office:string-value="N834 X12.5 Y904.656063829792" calcext:value-type="string">
            <text:p>N834 X12.5 Y904.656063829792</text:p>
          </table:table-cell>
          <table:table-cell/>
          <table:table-cell table:formula="of:=[.G830]" office:value-type="float" office:value="12.5" calcext:value-type="float">
            <text:p>12.5</text:p>
          </table:table-cell>
          <table:table-cell table:formula="of:=[.H830]+[.$K$13]" office:value-type="float" office:value="904.656063829792" calcext:value-type="float">
            <text:p>904.65606382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35</text:p>
          </table:table-cell>
          <table:table-cell table:formula="of:=[.B831]" office:value-type="string" office:string-value="G106" calcext:value-type="string">
            <text:p>G106</text:p>
          </table:table-cell>
          <table:table-cell table:formula="of:=[.C831]" office:value-type="string" office:string-value="P0" calcext:value-type="string">
            <text:p>P0</text:p>
          </table:table-cell>
          <table:table-cell/>
          <table:table-cell table:formula="of:=[.A836]&amp;&quot; &quot;&amp;[.B836]&amp;&quot; &quot;&amp;[.C836]" office:value-type="string" office:string-value="N835 G106 P0" calcext:value-type="string">
            <text:p>N83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36</text:p>
          </table:table-cell>
          <table:table-cell table:formula="of:=[.B832]" office:value-type="string" office:string-value="G105" calcext:value-type="string">
            <text:p>G105</text:p>
          </table:table-cell>
          <table:table-cell table:formula="of:=[.C832]" office:value-type="string" office:string-value="PY7.79553191489362" calcext:value-type="string">
            <text:p>PY7.79553191489362</text:p>
          </table:table-cell>
          <table:table-cell/>
          <table:table-cell table:formula="of:=[.A837]&amp;&quot; &quot;&amp;[.B837]&amp;&quot; &quot;&amp;[.C837]" office:value-type="string" office:string-value="N836 G105 PY7.79553191489362" calcext:value-type="string">
            <text:p>N836 G105 PY7.79553191489362</text:p>
          </table:table-cell>
          <table:table-cell table:number-columns-repeated="2"/>
          <table:table-cell table:formula="of:=[.H83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37</text:p>
          </table:table-cell>
          <table:table-cell table:formula="of:=&quot;X&quot;&amp;[.G838]" office:value-type="string" office:string-value="X6747.5" calcext:value-type="string">
            <text:p>X6747.5</text:p>
          </table:table-cell>
          <table:table-cell table:formula="of:=&quot;Y&quot;&amp;[.H838]" office:value-type="string" office:string-value="Y911.451595744685" calcext:value-type="string">
            <text:p>Y911.451595744685</text:p>
          </table:table-cell>
          <table:table-cell/>
          <table:table-cell table:formula="of:=[.A838]&amp;&quot; &quot;&amp;[.B838]&amp;&quot; &quot;&amp;[.C838]" office:value-type="string" office:string-value="N837 X6747.5 Y911.451595744685" calcext:value-type="string">
            <text:p>N837 X6747.5 Y911.451595744685</text:p>
          </table:table-cell>
          <table:table-cell/>
          <table:table-cell table:formula="of:=[.G833]" office:value-type="float" office:value="6747.5" calcext:value-type="float">
            <text:p>6747.5</text:p>
          </table:table-cell>
          <table:table-cell table:formula="of:=[.H833]+[.$K$13]" office:value-type="float" office:value="911.451595744685" calcext:value-type="float">
            <text:p>911.45159574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38</text:p>
          </table:table-cell>
          <table:table-cell table:formula="of:=[.B834]" office:value-type="string" office:string-value="G106" calcext:value-type="string">
            <text:p>G106</text:p>
          </table:table-cell>
          <table:table-cell table:formula="of:=[.C834]" office:value-type="string" office:string-value="P3" calcext:value-type="string">
            <text:p>P3</text:p>
          </table:table-cell>
          <table:table-cell/>
          <table:table-cell table:formula="of:=[.A839]&amp;&quot; &quot;&amp;[.B839]&amp;&quot; &quot;&amp;[.C839]" office:value-type="string" office:string-value="N838 G106 P3" calcext:value-type="string">
            <text:p>N83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39</text:p>
          </table:table-cell>
          <table:table-cell table:formula="of:=&quot;X&quot;&amp;[.G840]" office:value-type="string" office:string-value="X12.5" calcext:value-type="string">
            <text:p>X12.5</text:p>
          </table:table-cell>
          <table:table-cell table:formula="of:=&quot;Y&quot;&amp;[.H840]" office:value-type="string" office:string-value="Y909.451595744685" calcext:value-type="string">
            <text:p>Y909.451595744685</text:p>
          </table:table-cell>
          <table:table-cell/>
          <table:table-cell table:formula="of:=[.A840]&amp;&quot; &quot;&amp;[.B840]&amp;&quot; &quot;&amp;[.C840]" office:value-type="string" office:string-value="N839 X12.5 Y909.451595744685" calcext:value-type="string">
            <text:p>N839 X12.5 Y909.451595744685</text:p>
          </table:table-cell>
          <table:table-cell/>
          <table:table-cell table:formula="of:=[.G835]" office:value-type="float" office:value="12.5" calcext:value-type="float">
            <text:p>12.5</text:p>
          </table:table-cell>
          <table:table-cell table:formula="of:=[.H835]+[.$K$13]" office:value-type="float" office:value="909.451595744685" calcext:value-type="float">
            <text:p>909.45159574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40</text:p>
          </table:table-cell>
          <table:table-cell table:formula="of:=[.B836]" office:value-type="string" office:string-value="G106" calcext:value-type="string">
            <text:p>G106</text:p>
          </table:table-cell>
          <table:table-cell table:formula="of:=[.C836]" office:value-type="string" office:string-value="P0" calcext:value-type="string">
            <text:p>P0</text:p>
          </table:table-cell>
          <table:table-cell/>
          <table:table-cell table:formula="of:=[.A841]&amp;&quot; &quot;&amp;[.B841]&amp;&quot; &quot;&amp;[.C841]" office:value-type="string" office:string-value="N840 G106 P0" calcext:value-type="string">
            <text:p>N84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41</text:p>
          </table:table-cell>
          <table:table-cell table:formula="of:=[.B837]" office:value-type="string" office:string-value="G105" calcext:value-type="string">
            <text:p>G105</text:p>
          </table:table-cell>
          <table:table-cell table:formula="of:=[.C837]" office:value-type="string" office:string-value="PY7.79553191489362" calcext:value-type="string">
            <text:p>PY7.79553191489362</text:p>
          </table:table-cell>
          <table:table-cell/>
          <table:table-cell table:formula="of:=[.A842]&amp;&quot; &quot;&amp;[.B842]&amp;&quot; &quot;&amp;[.C842]" office:value-type="string" office:string-value="N841 G105 PY7.79553191489362" calcext:value-type="string">
            <text:p>N841 G105 PY7.79553191489362</text:p>
          </table:table-cell>
          <table:table-cell table:number-columns-repeated="2"/>
          <table:table-cell table:formula="of:=[.H83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42</text:p>
          </table:table-cell>
          <table:table-cell table:formula="of:=&quot;X&quot;&amp;[.G843]" office:value-type="string" office:string-value="X6747.5" calcext:value-type="string">
            <text:p>X6747.5</text:p>
          </table:table-cell>
          <table:table-cell table:formula="of:=&quot;Y&quot;&amp;[.H843]" office:value-type="string" office:string-value="Y916.247127659579" calcext:value-type="string">
            <text:p>Y916.247127659579</text:p>
          </table:table-cell>
          <table:table-cell/>
          <table:table-cell table:formula="of:=[.A843]&amp;&quot; &quot;&amp;[.B843]&amp;&quot; &quot;&amp;[.C843]" office:value-type="string" office:string-value="N842 X6747.5 Y916.247127659579" calcext:value-type="string">
            <text:p>N842 X6747.5 Y916.247127659579</text:p>
          </table:table-cell>
          <table:table-cell/>
          <table:table-cell table:formula="of:=[.G838]" office:value-type="float" office:value="6747.5" calcext:value-type="float">
            <text:p>6747.5</text:p>
          </table:table-cell>
          <table:table-cell table:formula="of:=[.H838]+[.$K$13]" office:value-type="float" office:value="916.247127659579" calcext:value-type="float">
            <text:p>916.24712765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43</text:p>
          </table:table-cell>
          <table:table-cell table:formula="of:=[.B839]" office:value-type="string" office:string-value="G106" calcext:value-type="string">
            <text:p>G106</text:p>
          </table:table-cell>
          <table:table-cell table:formula="of:=[.C839]" office:value-type="string" office:string-value="P3" calcext:value-type="string">
            <text:p>P3</text:p>
          </table:table-cell>
          <table:table-cell/>
          <table:table-cell table:formula="of:=[.A844]&amp;&quot; &quot;&amp;[.B844]&amp;&quot; &quot;&amp;[.C844]" office:value-type="string" office:string-value="N843 G106 P3" calcext:value-type="string">
            <text:p>N84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44</text:p>
          </table:table-cell>
          <table:table-cell table:formula="of:=&quot;X&quot;&amp;[.G845]" office:value-type="string" office:string-value="X12.5" calcext:value-type="string">
            <text:p>X12.5</text:p>
          </table:table-cell>
          <table:table-cell table:formula="of:=&quot;Y&quot;&amp;[.H845]" office:value-type="string" office:string-value="Y914.247127659579" calcext:value-type="string">
            <text:p>Y914.247127659579</text:p>
          </table:table-cell>
          <table:table-cell/>
          <table:table-cell table:formula="of:=[.A845]&amp;&quot; &quot;&amp;[.B845]&amp;&quot; &quot;&amp;[.C845]" office:value-type="string" office:string-value="N844 X12.5 Y914.247127659579" calcext:value-type="string">
            <text:p>N844 X12.5 Y914.247127659579</text:p>
          </table:table-cell>
          <table:table-cell/>
          <table:table-cell table:formula="of:=[.G840]" office:value-type="float" office:value="12.5" calcext:value-type="float">
            <text:p>12.5</text:p>
          </table:table-cell>
          <table:table-cell table:formula="of:=[.H840]+[.$K$13]" office:value-type="float" office:value="914.247127659579" calcext:value-type="float">
            <text:p>914.24712765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45</text:p>
          </table:table-cell>
          <table:table-cell table:formula="of:=[.B841]" office:value-type="string" office:string-value="G106" calcext:value-type="string">
            <text:p>G106</text:p>
          </table:table-cell>
          <table:table-cell table:formula="of:=[.C841]" office:value-type="string" office:string-value="P0" calcext:value-type="string">
            <text:p>P0</text:p>
          </table:table-cell>
          <table:table-cell/>
          <table:table-cell table:formula="of:=[.A846]&amp;&quot; &quot;&amp;[.B846]&amp;&quot; &quot;&amp;[.C846]" office:value-type="string" office:string-value="N845 G106 P0" calcext:value-type="string">
            <text:p>N84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46</text:p>
          </table:table-cell>
          <table:table-cell table:formula="of:=[.B842]" office:value-type="string" office:string-value="G105" calcext:value-type="string">
            <text:p>G105</text:p>
          </table:table-cell>
          <table:table-cell table:formula="of:=[.C842]" office:value-type="string" office:string-value="PY7.79553191489362" calcext:value-type="string">
            <text:p>PY7.79553191489362</text:p>
          </table:table-cell>
          <table:table-cell/>
          <table:table-cell table:formula="of:=[.A847]&amp;&quot; &quot;&amp;[.B847]&amp;&quot; &quot;&amp;[.C847]" office:value-type="string" office:string-value="N846 G105 PY7.79553191489362" calcext:value-type="string">
            <text:p>N846 G105 PY7.79553191489362</text:p>
          </table:table-cell>
          <table:table-cell table:number-columns-repeated="2"/>
          <table:table-cell table:formula="of:=[.H84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47</text:p>
          </table:table-cell>
          <table:table-cell table:formula="of:=&quot;X&quot;&amp;[.G848]" office:value-type="string" office:string-value="X6747.5" calcext:value-type="string">
            <text:p>X6747.5</text:p>
          </table:table-cell>
          <table:table-cell table:formula="of:=&quot;Y&quot;&amp;[.H848]" office:value-type="string" office:string-value="Y921.042659574473" calcext:value-type="string">
            <text:p>Y921.042659574473</text:p>
          </table:table-cell>
          <table:table-cell/>
          <table:table-cell table:formula="of:=[.A848]&amp;&quot; &quot;&amp;[.B848]&amp;&quot; &quot;&amp;[.C848]" office:value-type="string" office:string-value="N847 X6747.5 Y921.042659574473" calcext:value-type="string">
            <text:p>N847 X6747.5 Y921.042659574473</text:p>
          </table:table-cell>
          <table:table-cell/>
          <table:table-cell table:formula="of:=[.G843]" office:value-type="float" office:value="6747.5" calcext:value-type="float">
            <text:p>6747.5</text:p>
          </table:table-cell>
          <table:table-cell table:formula="of:=[.H843]+[.$K$13]" office:value-type="float" office:value="921.042659574473" calcext:value-type="float">
            <text:p>921.04265957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48</text:p>
          </table:table-cell>
          <table:table-cell table:formula="of:=[.B844]" office:value-type="string" office:string-value="G106" calcext:value-type="string">
            <text:p>G106</text:p>
          </table:table-cell>
          <table:table-cell table:formula="of:=[.C844]" office:value-type="string" office:string-value="P3" calcext:value-type="string">
            <text:p>P3</text:p>
          </table:table-cell>
          <table:table-cell/>
          <table:table-cell table:formula="of:=[.A849]&amp;&quot; &quot;&amp;[.B849]&amp;&quot; &quot;&amp;[.C849]" office:value-type="string" office:string-value="N848 G106 P3" calcext:value-type="string">
            <text:p>N84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49</text:p>
          </table:table-cell>
          <table:table-cell table:formula="of:=&quot;X&quot;&amp;[.G850]" office:value-type="string" office:string-value="X12.5" calcext:value-type="string">
            <text:p>X12.5</text:p>
          </table:table-cell>
          <table:table-cell table:formula="of:=&quot;Y&quot;&amp;[.H850]" office:value-type="string" office:string-value="Y919.042659574473" calcext:value-type="string">
            <text:p>Y919.042659574473</text:p>
          </table:table-cell>
          <table:table-cell/>
          <table:table-cell table:formula="of:=[.A850]&amp;&quot; &quot;&amp;[.B850]&amp;&quot; &quot;&amp;[.C850]" office:value-type="string" office:string-value="N849 X12.5 Y919.042659574473" calcext:value-type="string">
            <text:p>N849 X12.5 Y919.042659574473</text:p>
          </table:table-cell>
          <table:table-cell/>
          <table:table-cell table:formula="of:=[.G845]" office:value-type="float" office:value="12.5" calcext:value-type="float">
            <text:p>12.5</text:p>
          </table:table-cell>
          <table:table-cell table:formula="of:=[.H845]+[.$K$13]" office:value-type="float" office:value="919.042659574473" calcext:value-type="float">
            <text:p>919.04265957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50</text:p>
          </table:table-cell>
          <table:table-cell table:formula="of:=[.B846]" office:value-type="string" office:string-value="G106" calcext:value-type="string">
            <text:p>G106</text:p>
          </table:table-cell>
          <table:table-cell table:formula="of:=[.C846]" office:value-type="string" office:string-value="P0" calcext:value-type="string">
            <text:p>P0</text:p>
          </table:table-cell>
          <table:table-cell/>
          <table:table-cell table:formula="of:=[.A851]&amp;&quot; &quot;&amp;[.B851]&amp;&quot; &quot;&amp;[.C851]" office:value-type="string" office:string-value="N850 G106 P0" calcext:value-type="string">
            <text:p>N85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51</text:p>
          </table:table-cell>
          <table:table-cell table:formula="of:=[.B847]" office:value-type="string" office:string-value="G105" calcext:value-type="string">
            <text:p>G105</text:p>
          </table:table-cell>
          <table:table-cell table:formula="of:=[.C847]" office:value-type="string" office:string-value="PY7.79553191489362" calcext:value-type="string">
            <text:p>PY7.79553191489362</text:p>
          </table:table-cell>
          <table:table-cell/>
          <table:table-cell table:formula="of:=[.A852]&amp;&quot; &quot;&amp;[.B852]&amp;&quot; &quot;&amp;[.C852]" office:value-type="string" office:string-value="N851 G105 PY7.79553191489362" calcext:value-type="string">
            <text:p>N851 G105 PY7.79553191489362</text:p>
          </table:table-cell>
          <table:table-cell table:number-columns-repeated="2"/>
          <table:table-cell table:formula="of:=[.H84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52</text:p>
          </table:table-cell>
          <table:table-cell table:formula="of:=&quot;X&quot;&amp;[.G853]" office:value-type="string" office:string-value="X6747.5" calcext:value-type="string">
            <text:p>X6747.5</text:p>
          </table:table-cell>
          <table:table-cell table:formula="of:=&quot;Y&quot;&amp;[.H853]" office:value-type="string" office:string-value="Y925.838191489367" calcext:value-type="string">
            <text:p>Y925.838191489367</text:p>
          </table:table-cell>
          <table:table-cell/>
          <table:table-cell table:formula="of:=[.A853]&amp;&quot; &quot;&amp;[.B853]&amp;&quot; &quot;&amp;[.C853]" office:value-type="string" office:string-value="N852 X6747.5 Y925.838191489367" calcext:value-type="string">
            <text:p>N852 X6747.5 Y925.838191489367</text:p>
          </table:table-cell>
          <table:table-cell/>
          <table:table-cell table:formula="of:=[.G848]" office:value-type="float" office:value="6747.5" calcext:value-type="float">
            <text:p>6747.5</text:p>
          </table:table-cell>
          <table:table-cell table:formula="of:=[.H848]+[.$K$13]" office:value-type="float" office:value="925.838191489367" calcext:value-type="float">
            <text:p>925.83819148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53</text:p>
          </table:table-cell>
          <table:table-cell table:formula="of:=[.B849]" office:value-type="string" office:string-value="G106" calcext:value-type="string">
            <text:p>G106</text:p>
          </table:table-cell>
          <table:table-cell table:formula="of:=[.C849]" office:value-type="string" office:string-value="P3" calcext:value-type="string">
            <text:p>P3</text:p>
          </table:table-cell>
          <table:table-cell/>
          <table:table-cell table:formula="of:=[.A854]&amp;&quot; &quot;&amp;[.B854]&amp;&quot; &quot;&amp;[.C854]" office:value-type="string" office:string-value="N853 G106 P3" calcext:value-type="string">
            <text:p>N85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54</text:p>
          </table:table-cell>
          <table:table-cell table:formula="of:=&quot;X&quot;&amp;[.G855]" office:value-type="string" office:string-value="X12.5" calcext:value-type="string">
            <text:p>X12.5</text:p>
          </table:table-cell>
          <table:table-cell table:formula="of:=&quot;Y&quot;&amp;[.H855]" office:value-type="string" office:string-value="Y923.838191489366" calcext:value-type="string">
            <text:p>Y923.838191489366</text:p>
          </table:table-cell>
          <table:table-cell/>
          <table:table-cell table:formula="of:=[.A855]&amp;&quot; &quot;&amp;[.B855]&amp;&quot; &quot;&amp;[.C855]" office:value-type="string" office:string-value="N854 X12.5 Y923.838191489366" calcext:value-type="string">
            <text:p>N854 X12.5 Y923.838191489366</text:p>
          </table:table-cell>
          <table:table-cell/>
          <table:table-cell table:formula="of:=[.G850]" office:value-type="float" office:value="12.5" calcext:value-type="float">
            <text:p>12.5</text:p>
          </table:table-cell>
          <table:table-cell table:formula="of:=[.H850]+[.$K$13]" office:value-type="float" office:value="923.838191489366" calcext:value-type="float">
            <text:p>923.83819148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55</text:p>
          </table:table-cell>
          <table:table-cell table:formula="of:=[.B851]" office:value-type="string" office:string-value="G106" calcext:value-type="string">
            <text:p>G106</text:p>
          </table:table-cell>
          <table:table-cell table:formula="of:=[.C851]" office:value-type="string" office:string-value="P0" calcext:value-type="string">
            <text:p>P0</text:p>
          </table:table-cell>
          <table:table-cell/>
          <table:table-cell table:formula="of:=[.A856]&amp;&quot; &quot;&amp;[.B856]&amp;&quot; &quot;&amp;[.C856]" office:value-type="string" office:string-value="N855 G106 P0" calcext:value-type="string">
            <text:p>N85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56</text:p>
          </table:table-cell>
          <table:table-cell table:formula="of:=[.B852]" office:value-type="string" office:string-value="G105" calcext:value-type="string">
            <text:p>G105</text:p>
          </table:table-cell>
          <table:table-cell table:formula="of:=[.C852]" office:value-type="string" office:string-value="PY7.79553191489362" calcext:value-type="string">
            <text:p>PY7.79553191489362</text:p>
          </table:table-cell>
          <table:table-cell/>
          <table:table-cell table:formula="of:=[.A857]&amp;&quot; &quot;&amp;[.B857]&amp;&quot; &quot;&amp;[.C857]" office:value-type="string" office:string-value="N856 G105 PY7.79553191489362" calcext:value-type="string">
            <text:p>N856 G105 PY7.79553191489362</text:p>
          </table:table-cell>
          <table:table-cell table:number-columns-repeated="2"/>
          <table:table-cell table:formula="of:=[.H85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57</text:p>
          </table:table-cell>
          <table:table-cell table:formula="of:=&quot;X&quot;&amp;[.G858]" office:value-type="string" office:string-value="X6747.5" calcext:value-type="string">
            <text:p>X6747.5</text:p>
          </table:table-cell>
          <table:table-cell table:formula="of:=&quot;Y&quot;&amp;[.H858]" office:value-type="string" office:string-value="Y930.63372340426" calcext:value-type="string">
            <text:p>Y930.63372340426</text:p>
          </table:table-cell>
          <table:table-cell/>
          <table:table-cell table:formula="of:=[.A858]&amp;&quot; &quot;&amp;[.B858]&amp;&quot; &quot;&amp;[.C858]" office:value-type="string" office:string-value="N857 X6747.5 Y930.63372340426" calcext:value-type="string">
            <text:p>N857 X6747.5 Y930.63372340426</text:p>
          </table:table-cell>
          <table:table-cell/>
          <table:table-cell table:formula="of:=[.G853]" office:value-type="float" office:value="6747.5" calcext:value-type="float">
            <text:p>6747.5</text:p>
          </table:table-cell>
          <table:table-cell table:formula="of:=[.H853]+[.$K$13]" office:value-type="float" office:value="930.63372340426" calcext:value-type="float">
            <text:p>930.63372340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58</text:p>
          </table:table-cell>
          <table:table-cell table:formula="of:=[.B854]" office:value-type="string" office:string-value="G106" calcext:value-type="string">
            <text:p>G106</text:p>
          </table:table-cell>
          <table:table-cell table:formula="of:=[.C854]" office:value-type="string" office:string-value="P3" calcext:value-type="string">
            <text:p>P3</text:p>
          </table:table-cell>
          <table:table-cell/>
          <table:table-cell table:formula="of:=[.A859]&amp;&quot; &quot;&amp;[.B859]&amp;&quot; &quot;&amp;[.C859]" office:value-type="string" office:string-value="N858 G106 P3" calcext:value-type="string">
            <text:p>N85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59</text:p>
          </table:table-cell>
          <table:table-cell table:formula="of:=&quot;X&quot;&amp;[.G860]" office:value-type="string" office:string-value="X12.5" calcext:value-type="string">
            <text:p>X12.5</text:p>
          </table:table-cell>
          <table:table-cell table:formula="of:=&quot;Y&quot;&amp;[.H860]" office:value-type="string" office:string-value="Y928.63372340426" calcext:value-type="string">
            <text:p>Y928.63372340426</text:p>
          </table:table-cell>
          <table:table-cell/>
          <table:table-cell table:formula="of:=[.A860]&amp;&quot; &quot;&amp;[.B860]&amp;&quot; &quot;&amp;[.C860]" office:value-type="string" office:string-value="N859 X12.5 Y928.63372340426" calcext:value-type="string">
            <text:p>N859 X12.5 Y928.63372340426</text:p>
          </table:table-cell>
          <table:table-cell/>
          <table:table-cell table:formula="of:=[.G855]" office:value-type="float" office:value="12.5" calcext:value-type="float">
            <text:p>12.5</text:p>
          </table:table-cell>
          <table:table-cell table:formula="of:=[.H855]+[.$K$13]" office:value-type="float" office:value="928.63372340426" calcext:value-type="float">
            <text:p>928.63372340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60</text:p>
          </table:table-cell>
          <table:table-cell table:formula="of:=[.B856]" office:value-type="string" office:string-value="G106" calcext:value-type="string">
            <text:p>G106</text:p>
          </table:table-cell>
          <table:table-cell table:formula="of:=[.C856]" office:value-type="string" office:string-value="P0" calcext:value-type="string">
            <text:p>P0</text:p>
          </table:table-cell>
          <table:table-cell/>
          <table:table-cell table:formula="of:=[.A861]&amp;&quot; &quot;&amp;[.B861]&amp;&quot; &quot;&amp;[.C861]" office:value-type="string" office:string-value="N860 G106 P0" calcext:value-type="string">
            <text:p>N86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61</text:p>
          </table:table-cell>
          <table:table-cell table:formula="of:=[.B857]" office:value-type="string" office:string-value="G105" calcext:value-type="string">
            <text:p>G105</text:p>
          </table:table-cell>
          <table:table-cell table:formula="of:=[.C857]" office:value-type="string" office:string-value="PY7.79553191489362" calcext:value-type="string">
            <text:p>PY7.79553191489362</text:p>
          </table:table-cell>
          <table:table-cell/>
          <table:table-cell table:formula="of:=[.A862]&amp;&quot; &quot;&amp;[.B862]&amp;&quot; &quot;&amp;[.C862]" office:value-type="string" office:string-value="N861 G105 PY7.79553191489362" calcext:value-type="string">
            <text:p>N861 G105 PY7.79553191489362</text:p>
          </table:table-cell>
          <table:table-cell table:number-columns-repeated="2"/>
          <table:table-cell table:formula="of:=[.H85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62</text:p>
          </table:table-cell>
          <table:table-cell table:formula="of:=&quot;X&quot;&amp;[.G863]" office:value-type="string" office:string-value="X6747.5" calcext:value-type="string">
            <text:p>X6747.5</text:p>
          </table:table-cell>
          <table:table-cell table:formula="of:=&quot;Y&quot;&amp;[.H863]" office:value-type="string" office:string-value="Y935.429255319154" calcext:value-type="string">
            <text:p>Y935.429255319154</text:p>
          </table:table-cell>
          <table:table-cell/>
          <table:table-cell table:formula="of:=[.A863]&amp;&quot; &quot;&amp;[.B863]&amp;&quot; &quot;&amp;[.C863]" office:value-type="string" office:string-value="N862 X6747.5 Y935.429255319154" calcext:value-type="string">
            <text:p>N862 X6747.5 Y935.429255319154</text:p>
          </table:table-cell>
          <table:table-cell/>
          <table:table-cell table:formula="of:=[.G858]" office:value-type="float" office:value="6747.5" calcext:value-type="float">
            <text:p>6747.5</text:p>
          </table:table-cell>
          <table:table-cell table:formula="of:=[.H858]+[.$K$13]" office:value-type="float" office:value="935.429255319154" calcext:value-type="float">
            <text:p>935.42925531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63</text:p>
          </table:table-cell>
          <table:table-cell table:formula="of:=[.B859]" office:value-type="string" office:string-value="G106" calcext:value-type="string">
            <text:p>G106</text:p>
          </table:table-cell>
          <table:table-cell table:formula="of:=[.C859]" office:value-type="string" office:string-value="P3" calcext:value-type="string">
            <text:p>P3</text:p>
          </table:table-cell>
          <table:table-cell/>
          <table:table-cell table:formula="of:=[.A864]&amp;&quot; &quot;&amp;[.B864]&amp;&quot; &quot;&amp;[.C864]" office:value-type="string" office:string-value="N863 G106 P3" calcext:value-type="string">
            <text:p>N86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64</text:p>
          </table:table-cell>
          <table:table-cell table:formula="of:=&quot;X&quot;&amp;[.G865]" office:value-type="string" office:string-value="X12.5" calcext:value-type="string">
            <text:p>X12.5</text:p>
          </table:table-cell>
          <table:table-cell table:formula="of:=&quot;Y&quot;&amp;[.H865]" office:value-type="string" office:string-value="Y933.429255319154" calcext:value-type="string">
            <text:p>Y933.429255319154</text:p>
          </table:table-cell>
          <table:table-cell/>
          <table:table-cell table:formula="of:=[.A865]&amp;&quot; &quot;&amp;[.B865]&amp;&quot; &quot;&amp;[.C865]" office:value-type="string" office:string-value="N864 X12.5 Y933.429255319154" calcext:value-type="string">
            <text:p>N864 X12.5 Y933.429255319154</text:p>
          </table:table-cell>
          <table:table-cell/>
          <table:table-cell table:formula="of:=[.G860]" office:value-type="float" office:value="12.5" calcext:value-type="float">
            <text:p>12.5</text:p>
          </table:table-cell>
          <table:table-cell table:formula="of:=[.H860]+[.$K$13]" office:value-type="float" office:value="933.429255319154" calcext:value-type="float">
            <text:p>933.42925531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65</text:p>
          </table:table-cell>
          <table:table-cell table:formula="of:=[.B861]" office:value-type="string" office:string-value="G106" calcext:value-type="string">
            <text:p>G106</text:p>
          </table:table-cell>
          <table:table-cell table:formula="of:=[.C861]" office:value-type="string" office:string-value="P0" calcext:value-type="string">
            <text:p>P0</text:p>
          </table:table-cell>
          <table:table-cell/>
          <table:table-cell table:formula="of:=[.A866]&amp;&quot; &quot;&amp;[.B866]&amp;&quot; &quot;&amp;[.C866]" office:value-type="string" office:string-value="N865 G106 P0" calcext:value-type="string">
            <text:p>N86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66</text:p>
          </table:table-cell>
          <table:table-cell table:formula="of:=[.B862]" office:value-type="string" office:string-value="G105" calcext:value-type="string">
            <text:p>G105</text:p>
          </table:table-cell>
          <table:table-cell table:formula="of:=[.C862]" office:value-type="string" office:string-value="PY7.79553191489362" calcext:value-type="string">
            <text:p>PY7.79553191489362</text:p>
          </table:table-cell>
          <table:table-cell/>
          <table:table-cell table:formula="of:=[.A867]&amp;&quot; &quot;&amp;[.B867]&amp;&quot; &quot;&amp;[.C867]" office:value-type="string" office:string-value="N866 G105 PY7.79553191489362" calcext:value-type="string">
            <text:p>N866 G105 PY7.79553191489362</text:p>
          </table:table-cell>
          <table:table-cell table:number-columns-repeated="2"/>
          <table:table-cell table:formula="of:=[.H86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67</text:p>
          </table:table-cell>
          <table:table-cell table:formula="of:=&quot;X&quot;&amp;[.G868]" office:value-type="string" office:string-value="X6747.5" calcext:value-type="string">
            <text:p>X6747.5</text:p>
          </table:table-cell>
          <table:table-cell table:formula="of:=&quot;Y&quot;&amp;[.H868]" office:value-type="string" office:string-value="Y940.224787234047" calcext:value-type="string">
            <text:p>Y940.224787234047</text:p>
          </table:table-cell>
          <table:table-cell/>
          <table:table-cell table:formula="of:=[.A868]&amp;&quot; &quot;&amp;[.B868]&amp;&quot; &quot;&amp;[.C868]" office:value-type="string" office:string-value="N867 X6747.5 Y940.224787234047" calcext:value-type="string">
            <text:p>N867 X6747.5 Y940.224787234047</text:p>
          </table:table-cell>
          <table:table-cell/>
          <table:table-cell table:formula="of:=[.G863]" office:value-type="float" office:value="6747.5" calcext:value-type="float">
            <text:p>6747.5</text:p>
          </table:table-cell>
          <table:table-cell table:formula="of:=[.H863]+[.$K$13]" office:value-type="float" office:value="940.224787234047" calcext:value-type="float">
            <text:p>940.224787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68</text:p>
          </table:table-cell>
          <table:table-cell table:formula="of:=[.B864]" office:value-type="string" office:string-value="G106" calcext:value-type="string">
            <text:p>G106</text:p>
          </table:table-cell>
          <table:table-cell table:formula="of:=[.C864]" office:value-type="string" office:string-value="P3" calcext:value-type="string">
            <text:p>P3</text:p>
          </table:table-cell>
          <table:table-cell/>
          <table:table-cell table:formula="of:=[.A869]&amp;&quot; &quot;&amp;[.B869]&amp;&quot; &quot;&amp;[.C869]" office:value-type="string" office:string-value="N868 G106 P3" calcext:value-type="string">
            <text:p>N86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69</text:p>
          </table:table-cell>
          <table:table-cell table:formula="of:=&quot;X&quot;&amp;[.G870]" office:value-type="string" office:string-value="X12.5" calcext:value-type="string">
            <text:p>X12.5</text:p>
          </table:table-cell>
          <table:table-cell table:formula="of:=&quot;Y&quot;&amp;[.H870]" office:value-type="string" office:string-value="Y938.224787234047" calcext:value-type="string">
            <text:p>Y938.224787234047</text:p>
          </table:table-cell>
          <table:table-cell/>
          <table:table-cell table:formula="of:=[.A870]&amp;&quot; &quot;&amp;[.B870]&amp;&quot; &quot;&amp;[.C870]" office:value-type="string" office:string-value="N869 X12.5 Y938.224787234047" calcext:value-type="string">
            <text:p>N869 X12.5 Y938.224787234047</text:p>
          </table:table-cell>
          <table:table-cell/>
          <table:table-cell table:formula="of:=[.G865]" office:value-type="float" office:value="12.5" calcext:value-type="float">
            <text:p>12.5</text:p>
          </table:table-cell>
          <table:table-cell table:formula="of:=[.H865]+[.$K$13]" office:value-type="float" office:value="938.224787234047" calcext:value-type="float">
            <text:p>938.224787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70</text:p>
          </table:table-cell>
          <table:table-cell table:formula="of:=[.B866]" office:value-type="string" office:string-value="G106" calcext:value-type="string">
            <text:p>G106</text:p>
          </table:table-cell>
          <table:table-cell table:formula="of:=[.C866]" office:value-type="string" office:string-value="P0" calcext:value-type="string">
            <text:p>P0</text:p>
          </table:table-cell>
          <table:table-cell/>
          <table:table-cell table:formula="of:=[.A871]&amp;&quot; &quot;&amp;[.B871]&amp;&quot; &quot;&amp;[.C871]" office:value-type="string" office:string-value="N870 G106 P0" calcext:value-type="string">
            <text:p>N87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71</text:p>
          </table:table-cell>
          <table:table-cell table:formula="of:=[.B867]" office:value-type="string" office:string-value="G105" calcext:value-type="string">
            <text:p>G105</text:p>
          </table:table-cell>
          <table:table-cell table:formula="of:=[.C867]" office:value-type="string" office:string-value="PY7.79553191489362" calcext:value-type="string">
            <text:p>PY7.79553191489362</text:p>
          </table:table-cell>
          <table:table-cell/>
          <table:table-cell table:formula="of:=[.A872]&amp;&quot; &quot;&amp;[.B872]&amp;&quot; &quot;&amp;[.C872]" office:value-type="string" office:string-value="N871 G105 PY7.79553191489362" calcext:value-type="string">
            <text:p>N871 G105 PY7.79553191489362</text:p>
          </table:table-cell>
          <table:table-cell table:number-columns-repeated="2"/>
          <table:table-cell table:formula="of:=[.H86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72</text:p>
          </table:table-cell>
          <table:table-cell table:formula="of:=&quot;X&quot;&amp;[.G873]" office:value-type="string" office:string-value="X6747.5" calcext:value-type="string">
            <text:p>X6747.5</text:p>
          </table:table-cell>
          <table:table-cell table:formula="of:=&quot;Y&quot;&amp;[.H873]" office:value-type="string" office:string-value="Y945.020319148941" calcext:value-type="string">
            <text:p>Y945.020319148941</text:p>
          </table:table-cell>
          <table:table-cell/>
          <table:table-cell table:formula="of:=[.A873]&amp;&quot; &quot;&amp;[.B873]&amp;&quot; &quot;&amp;[.C873]" office:value-type="string" office:string-value="N872 X6747.5 Y945.020319148941" calcext:value-type="string">
            <text:p>N872 X6747.5 Y945.020319148941</text:p>
          </table:table-cell>
          <table:table-cell/>
          <table:table-cell table:formula="of:=[.G868]" office:value-type="float" office:value="6747.5" calcext:value-type="float">
            <text:p>6747.5</text:p>
          </table:table-cell>
          <table:table-cell table:formula="of:=[.H868]+[.$K$13]" office:value-type="float" office:value="945.020319148941" calcext:value-type="float">
            <text:p>945.02031914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73</text:p>
          </table:table-cell>
          <table:table-cell table:formula="of:=[.B869]" office:value-type="string" office:string-value="G106" calcext:value-type="string">
            <text:p>G106</text:p>
          </table:table-cell>
          <table:table-cell table:formula="of:=[.C869]" office:value-type="string" office:string-value="P3" calcext:value-type="string">
            <text:p>P3</text:p>
          </table:table-cell>
          <table:table-cell/>
          <table:table-cell table:formula="of:=[.A874]&amp;&quot; &quot;&amp;[.B874]&amp;&quot; &quot;&amp;[.C874]" office:value-type="string" office:string-value="N873 G106 P3" calcext:value-type="string">
            <text:p>N87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74</text:p>
          </table:table-cell>
          <table:table-cell table:formula="of:=&quot;X&quot;&amp;[.G875]" office:value-type="string" office:string-value="X12.5" calcext:value-type="string">
            <text:p>X12.5</text:p>
          </table:table-cell>
          <table:table-cell table:formula="of:=&quot;Y&quot;&amp;[.H875]" office:value-type="string" office:string-value="Y943.020319148941" calcext:value-type="string">
            <text:p>Y943.020319148941</text:p>
          </table:table-cell>
          <table:table-cell/>
          <table:table-cell table:formula="of:=[.A875]&amp;&quot; &quot;&amp;[.B875]&amp;&quot; &quot;&amp;[.C875]" office:value-type="string" office:string-value="N874 X12.5 Y943.020319148941" calcext:value-type="string">
            <text:p>N874 X12.5 Y943.020319148941</text:p>
          </table:table-cell>
          <table:table-cell/>
          <table:table-cell table:formula="of:=[.G870]" office:value-type="float" office:value="12.5" calcext:value-type="float">
            <text:p>12.5</text:p>
          </table:table-cell>
          <table:table-cell table:formula="of:=[.H870]+[.$K$13]" office:value-type="float" office:value="943.020319148941" calcext:value-type="float">
            <text:p>943.02031914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75</text:p>
          </table:table-cell>
          <table:table-cell table:formula="of:=[.B871]" office:value-type="string" office:string-value="G106" calcext:value-type="string">
            <text:p>G106</text:p>
          </table:table-cell>
          <table:table-cell table:formula="of:=[.C871]" office:value-type="string" office:string-value="P0" calcext:value-type="string">
            <text:p>P0</text:p>
          </table:table-cell>
          <table:table-cell/>
          <table:table-cell table:formula="of:=[.A876]&amp;&quot; &quot;&amp;[.B876]&amp;&quot; &quot;&amp;[.C876]" office:value-type="string" office:string-value="N875 G106 P0" calcext:value-type="string">
            <text:p>N87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76</text:p>
          </table:table-cell>
          <table:table-cell table:formula="of:=[.B872]" office:value-type="string" office:string-value="G105" calcext:value-type="string">
            <text:p>G105</text:p>
          </table:table-cell>
          <table:table-cell table:formula="of:=[.C872]" office:value-type="string" office:string-value="PY7.79553191489362" calcext:value-type="string">
            <text:p>PY7.79553191489362</text:p>
          </table:table-cell>
          <table:table-cell/>
          <table:table-cell table:formula="of:=[.A877]&amp;&quot; &quot;&amp;[.B877]&amp;&quot; &quot;&amp;[.C877]" office:value-type="string" office:string-value="N876 G105 PY7.79553191489362" calcext:value-type="string">
            <text:p>N876 G105 PY7.79553191489362</text:p>
          </table:table-cell>
          <table:table-cell table:number-columns-repeated="2"/>
          <table:table-cell table:formula="of:=[.H87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77</text:p>
          </table:table-cell>
          <table:table-cell table:formula="of:=&quot;X&quot;&amp;[.G878]" office:value-type="string" office:string-value="X6747.5" calcext:value-type="string">
            <text:p>X6747.5</text:p>
          </table:table-cell>
          <table:table-cell table:formula="of:=&quot;Y&quot;&amp;[.H878]" office:value-type="string" office:string-value="Y949.815851063835" calcext:value-type="string">
            <text:p>Y949.815851063835</text:p>
          </table:table-cell>
          <table:table-cell/>
          <table:table-cell table:formula="of:=[.A878]&amp;&quot; &quot;&amp;[.B878]&amp;&quot; &quot;&amp;[.C878]" office:value-type="string" office:string-value="N877 X6747.5 Y949.815851063835" calcext:value-type="string">
            <text:p>N877 X6747.5 Y949.815851063835</text:p>
          </table:table-cell>
          <table:table-cell/>
          <table:table-cell table:formula="of:=[.G873]" office:value-type="float" office:value="6747.5" calcext:value-type="float">
            <text:p>6747.5</text:p>
          </table:table-cell>
          <table:table-cell table:formula="of:=[.H873]+[.$K$13]" office:value-type="float" office:value="949.815851063835" calcext:value-type="float">
            <text:p>949.81585106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78</text:p>
          </table:table-cell>
          <table:table-cell table:formula="of:=[.B874]" office:value-type="string" office:string-value="G106" calcext:value-type="string">
            <text:p>G106</text:p>
          </table:table-cell>
          <table:table-cell table:formula="of:=[.C874]" office:value-type="string" office:string-value="P3" calcext:value-type="string">
            <text:p>P3</text:p>
          </table:table-cell>
          <table:table-cell/>
          <table:table-cell table:formula="of:=[.A879]&amp;&quot; &quot;&amp;[.B879]&amp;&quot; &quot;&amp;[.C879]" office:value-type="string" office:string-value="N878 G106 P3" calcext:value-type="string">
            <text:p>N87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79</text:p>
          </table:table-cell>
          <table:table-cell table:formula="of:=&quot;X&quot;&amp;[.G880]" office:value-type="string" office:string-value="X12.5" calcext:value-type="string">
            <text:p>X12.5</text:p>
          </table:table-cell>
          <table:table-cell table:formula="of:=&quot;Y&quot;&amp;[.H880]" office:value-type="string" office:string-value="Y947.815851063835" calcext:value-type="string">
            <text:p>Y947.815851063835</text:p>
          </table:table-cell>
          <table:table-cell/>
          <table:table-cell table:formula="of:=[.A880]&amp;&quot; &quot;&amp;[.B880]&amp;&quot; &quot;&amp;[.C880]" office:value-type="string" office:string-value="N879 X12.5 Y947.815851063835" calcext:value-type="string">
            <text:p>N879 X12.5 Y947.815851063835</text:p>
          </table:table-cell>
          <table:table-cell/>
          <table:table-cell table:formula="of:=[.G875]" office:value-type="float" office:value="12.5" calcext:value-type="float">
            <text:p>12.5</text:p>
          </table:table-cell>
          <table:table-cell table:formula="of:=[.H875]+[.$K$13]" office:value-type="float" office:value="947.815851063835" calcext:value-type="float">
            <text:p>947.81585106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80</text:p>
          </table:table-cell>
          <table:table-cell table:formula="of:=[.B876]" office:value-type="string" office:string-value="G106" calcext:value-type="string">
            <text:p>G106</text:p>
          </table:table-cell>
          <table:table-cell table:formula="of:=[.C876]" office:value-type="string" office:string-value="P0" calcext:value-type="string">
            <text:p>P0</text:p>
          </table:table-cell>
          <table:table-cell/>
          <table:table-cell table:formula="of:=[.A881]&amp;&quot; &quot;&amp;[.B881]&amp;&quot; &quot;&amp;[.C881]" office:value-type="string" office:string-value="N880 G106 P0" calcext:value-type="string">
            <text:p>N88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81</text:p>
          </table:table-cell>
          <table:table-cell table:formula="of:=[.B877]" office:value-type="string" office:string-value="G105" calcext:value-type="string">
            <text:p>G105</text:p>
          </table:table-cell>
          <table:table-cell table:formula="of:=[.C877]" office:value-type="string" office:string-value="PY7.79553191489362" calcext:value-type="string">
            <text:p>PY7.79553191489362</text:p>
          </table:table-cell>
          <table:table-cell/>
          <table:table-cell table:formula="of:=[.A882]&amp;&quot; &quot;&amp;[.B882]&amp;&quot; &quot;&amp;[.C882]" office:value-type="string" office:string-value="N881 G105 PY7.79553191489362" calcext:value-type="string">
            <text:p>N881 G105 PY7.79553191489362</text:p>
          </table:table-cell>
          <table:table-cell table:number-columns-repeated="2"/>
          <table:table-cell table:formula="of:=[.H87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82</text:p>
          </table:table-cell>
          <table:table-cell table:formula="of:=&quot;X&quot;&amp;[.G883]" office:value-type="string" office:string-value="X6747.5" calcext:value-type="string">
            <text:p>X6747.5</text:p>
          </table:table-cell>
          <table:table-cell table:formula="of:=&quot;Y&quot;&amp;[.H883]" office:value-type="string" office:string-value="Y954.611382978728" calcext:value-type="string">
            <text:p>Y954.611382978728</text:p>
          </table:table-cell>
          <table:table-cell/>
          <table:table-cell table:formula="of:=[.A883]&amp;&quot; &quot;&amp;[.B883]&amp;&quot; &quot;&amp;[.C883]" office:value-type="string" office:string-value="N882 X6747.5 Y954.611382978728" calcext:value-type="string">
            <text:p>N882 X6747.5 Y954.611382978728</text:p>
          </table:table-cell>
          <table:table-cell/>
          <table:table-cell table:formula="of:=[.G878]" office:value-type="float" office:value="6747.5" calcext:value-type="float">
            <text:p>6747.5</text:p>
          </table:table-cell>
          <table:table-cell table:formula="of:=[.H878]+[.$K$13]" office:value-type="float" office:value="954.611382978728" calcext:value-type="float">
            <text:p>954.61138297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83</text:p>
          </table:table-cell>
          <table:table-cell table:formula="of:=[.B879]" office:value-type="string" office:string-value="G106" calcext:value-type="string">
            <text:p>G106</text:p>
          </table:table-cell>
          <table:table-cell table:formula="of:=[.C879]" office:value-type="string" office:string-value="P3" calcext:value-type="string">
            <text:p>P3</text:p>
          </table:table-cell>
          <table:table-cell/>
          <table:table-cell table:formula="of:=[.A884]&amp;&quot; &quot;&amp;[.B884]&amp;&quot; &quot;&amp;[.C884]" office:value-type="string" office:string-value="N883 G106 P3" calcext:value-type="string">
            <text:p>N88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84</text:p>
          </table:table-cell>
          <table:table-cell table:formula="of:=&quot;X&quot;&amp;[.G885]" office:value-type="string" office:string-value="X12.5" calcext:value-type="string">
            <text:p>X12.5</text:p>
          </table:table-cell>
          <table:table-cell table:formula="of:=&quot;Y&quot;&amp;[.H885]" office:value-type="string" office:string-value="Y952.611382978728" calcext:value-type="string">
            <text:p>Y952.611382978728</text:p>
          </table:table-cell>
          <table:table-cell/>
          <table:table-cell table:formula="of:=[.A885]&amp;&quot; &quot;&amp;[.B885]&amp;&quot; &quot;&amp;[.C885]" office:value-type="string" office:string-value="N884 X12.5 Y952.611382978728" calcext:value-type="string">
            <text:p>N884 X12.5 Y952.611382978728</text:p>
          </table:table-cell>
          <table:table-cell/>
          <table:table-cell table:formula="of:=[.G880]" office:value-type="float" office:value="12.5" calcext:value-type="float">
            <text:p>12.5</text:p>
          </table:table-cell>
          <table:table-cell table:formula="of:=[.H880]+[.$K$13]" office:value-type="float" office:value="952.611382978728" calcext:value-type="float">
            <text:p>952.61138297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85</text:p>
          </table:table-cell>
          <table:table-cell table:formula="of:=[.B881]" office:value-type="string" office:string-value="G106" calcext:value-type="string">
            <text:p>G106</text:p>
          </table:table-cell>
          <table:table-cell table:formula="of:=[.C881]" office:value-type="string" office:string-value="P0" calcext:value-type="string">
            <text:p>P0</text:p>
          </table:table-cell>
          <table:table-cell/>
          <table:table-cell table:formula="of:=[.A886]&amp;&quot; &quot;&amp;[.B886]&amp;&quot; &quot;&amp;[.C886]" office:value-type="string" office:string-value="N885 G106 P0" calcext:value-type="string">
            <text:p>N88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86</text:p>
          </table:table-cell>
          <table:table-cell table:formula="of:=[.B882]" office:value-type="string" office:string-value="G105" calcext:value-type="string">
            <text:p>G105</text:p>
          </table:table-cell>
          <table:table-cell table:formula="of:=[.C882]" office:value-type="string" office:string-value="PY7.79553191489362" calcext:value-type="string">
            <text:p>PY7.79553191489362</text:p>
          </table:table-cell>
          <table:table-cell/>
          <table:table-cell table:formula="of:=[.A887]&amp;&quot; &quot;&amp;[.B887]&amp;&quot; &quot;&amp;[.C887]" office:value-type="string" office:string-value="N886 G105 PY7.79553191489362" calcext:value-type="string">
            <text:p>N886 G105 PY7.79553191489362</text:p>
          </table:table-cell>
          <table:table-cell table:number-columns-repeated="2"/>
          <table:table-cell table:formula="of:=[.H88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87</text:p>
          </table:table-cell>
          <table:table-cell table:formula="of:=&quot;X&quot;&amp;[.G888]" office:value-type="string" office:string-value="X6747.5" calcext:value-type="string">
            <text:p>X6747.5</text:p>
          </table:table-cell>
          <table:table-cell table:formula="of:=&quot;Y&quot;&amp;[.H888]" office:value-type="string" office:string-value="Y959.406914893622" calcext:value-type="string">
            <text:p>Y959.406914893622</text:p>
          </table:table-cell>
          <table:table-cell/>
          <table:table-cell table:formula="of:=[.A888]&amp;&quot; &quot;&amp;[.B888]&amp;&quot; &quot;&amp;[.C888]" office:value-type="string" office:string-value="N887 X6747.5 Y959.406914893622" calcext:value-type="string">
            <text:p>N887 X6747.5 Y959.406914893622</text:p>
          </table:table-cell>
          <table:table-cell/>
          <table:table-cell table:formula="of:=[.G883]" office:value-type="float" office:value="6747.5" calcext:value-type="float">
            <text:p>6747.5</text:p>
          </table:table-cell>
          <table:table-cell table:formula="of:=[.H883]+[.$K$13]" office:value-type="float" office:value="959.406914893622" calcext:value-type="float">
            <text:p>959.40691489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88</text:p>
          </table:table-cell>
          <table:table-cell table:formula="of:=[.B884]" office:value-type="string" office:string-value="G106" calcext:value-type="string">
            <text:p>G106</text:p>
          </table:table-cell>
          <table:table-cell table:formula="of:=[.C884]" office:value-type="string" office:string-value="P3" calcext:value-type="string">
            <text:p>P3</text:p>
          </table:table-cell>
          <table:table-cell/>
          <table:table-cell table:formula="of:=[.A889]&amp;&quot; &quot;&amp;[.B889]&amp;&quot; &quot;&amp;[.C889]" office:value-type="string" office:string-value="N888 G106 P3" calcext:value-type="string">
            <text:p>N88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89</text:p>
          </table:table-cell>
          <table:table-cell table:formula="of:=&quot;X&quot;&amp;[.G890]" office:value-type="string" office:string-value="X12.5" calcext:value-type="string">
            <text:p>X12.5</text:p>
          </table:table-cell>
          <table:table-cell table:formula="of:=&quot;Y&quot;&amp;[.H890]" office:value-type="string" office:string-value="Y957.406914893622" calcext:value-type="string">
            <text:p>Y957.406914893622</text:p>
          </table:table-cell>
          <table:table-cell/>
          <table:table-cell table:formula="of:=[.A890]&amp;&quot; &quot;&amp;[.B890]&amp;&quot; &quot;&amp;[.C890]" office:value-type="string" office:string-value="N889 X12.5 Y957.406914893622" calcext:value-type="string">
            <text:p>N889 X12.5 Y957.406914893622</text:p>
          </table:table-cell>
          <table:table-cell/>
          <table:table-cell table:formula="of:=[.G885]" office:value-type="float" office:value="12.5" calcext:value-type="float">
            <text:p>12.5</text:p>
          </table:table-cell>
          <table:table-cell table:formula="of:=[.H885]+[.$K$13]" office:value-type="float" office:value="957.406914893622" calcext:value-type="float">
            <text:p>957.40691489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90</text:p>
          </table:table-cell>
          <table:table-cell table:formula="of:=[.B886]" office:value-type="string" office:string-value="G106" calcext:value-type="string">
            <text:p>G106</text:p>
          </table:table-cell>
          <table:table-cell table:formula="of:=[.C886]" office:value-type="string" office:string-value="P0" calcext:value-type="string">
            <text:p>P0</text:p>
          </table:table-cell>
          <table:table-cell/>
          <table:table-cell table:formula="of:=[.A891]&amp;&quot; &quot;&amp;[.B891]&amp;&quot; &quot;&amp;[.C891]" office:value-type="string" office:string-value="N890 G106 P0" calcext:value-type="string">
            <text:p>N89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91</text:p>
          </table:table-cell>
          <table:table-cell table:formula="of:=[.B887]" office:value-type="string" office:string-value="G105" calcext:value-type="string">
            <text:p>G105</text:p>
          </table:table-cell>
          <table:table-cell table:formula="of:=[.C887]" office:value-type="string" office:string-value="PY7.79553191489362" calcext:value-type="string">
            <text:p>PY7.79553191489362</text:p>
          </table:table-cell>
          <table:table-cell/>
          <table:table-cell table:formula="of:=[.A892]&amp;&quot; &quot;&amp;[.B892]&amp;&quot; &quot;&amp;[.C892]" office:value-type="string" office:string-value="N891 G105 PY7.79553191489362" calcext:value-type="string">
            <text:p>N891 G105 PY7.79553191489362</text:p>
          </table:table-cell>
          <table:table-cell table:number-columns-repeated="2"/>
          <table:table-cell table:formula="of:=[.H88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92</text:p>
          </table:table-cell>
          <table:table-cell table:formula="of:=&quot;X&quot;&amp;[.G893]" office:value-type="string" office:string-value="X6747.5" calcext:value-type="string">
            <text:p>X6747.5</text:p>
          </table:table-cell>
          <table:table-cell table:formula="of:=&quot;Y&quot;&amp;[.H893]" office:value-type="string" office:string-value="Y964.202446808516" calcext:value-type="string">
            <text:p>Y964.202446808516</text:p>
          </table:table-cell>
          <table:table-cell/>
          <table:table-cell table:formula="of:=[.A893]&amp;&quot; &quot;&amp;[.B893]&amp;&quot; &quot;&amp;[.C893]" office:value-type="string" office:string-value="N892 X6747.5 Y964.202446808516" calcext:value-type="string">
            <text:p>N892 X6747.5 Y964.202446808516</text:p>
          </table:table-cell>
          <table:table-cell/>
          <table:table-cell table:formula="of:=[.G888]" office:value-type="float" office:value="6747.5" calcext:value-type="float">
            <text:p>6747.5</text:p>
          </table:table-cell>
          <table:table-cell table:formula="of:=[.H888]+[.$K$13]" office:value-type="float" office:value="964.202446808516" calcext:value-type="float">
            <text:p>964.2024468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93</text:p>
          </table:table-cell>
          <table:table-cell table:formula="of:=[.B889]" office:value-type="string" office:string-value="G106" calcext:value-type="string">
            <text:p>G106</text:p>
          </table:table-cell>
          <table:table-cell table:formula="of:=[.C889]" office:value-type="string" office:string-value="P3" calcext:value-type="string">
            <text:p>P3</text:p>
          </table:table-cell>
          <table:table-cell/>
          <table:table-cell table:formula="of:=[.A894]&amp;&quot; &quot;&amp;[.B894]&amp;&quot; &quot;&amp;[.C894]" office:value-type="string" office:string-value="N893 G106 P3" calcext:value-type="string">
            <text:p>N89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94</text:p>
          </table:table-cell>
          <table:table-cell table:formula="of:=&quot;X&quot;&amp;[.G895]" office:value-type="string" office:string-value="X12.5" calcext:value-type="string">
            <text:p>X12.5</text:p>
          </table:table-cell>
          <table:table-cell table:formula="of:=&quot;Y&quot;&amp;[.H895]" office:value-type="string" office:string-value="Y962.202446808516" calcext:value-type="string">
            <text:p>Y962.202446808516</text:p>
          </table:table-cell>
          <table:table-cell/>
          <table:table-cell table:formula="of:=[.A895]&amp;&quot; &quot;&amp;[.B895]&amp;&quot; &quot;&amp;[.C895]" office:value-type="string" office:string-value="N894 X12.5 Y962.202446808516" calcext:value-type="string">
            <text:p>N894 X12.5 Y962.202446808516</text:p>
          </table:table-cell>
          <table:table-cell/>
          <table:table-cell table:formula="of:=[.G890]" office:value-type="float" office:value="12.5" calcext:value-type="float">
            <text:p>12.5</text:p>
          </table:table-cell>
          <table:table-cell table:formula="of:=[.H890]+[.$K$13]" office:value-type="float" office:value="962.202446808516" calcext:value-type="float">
            <text:p>962.2024468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95</text:p>
          </table:table-cell>
          <table:table-cell table:formula="of:=[.B891]" office:value-type="string" office:string-value="G106" calcext:value-type="string">
            <text:p>G106</text:p>
          </table:table-cell>
          <table:table-cell table:formula="of:=[.C891]" office:value-type="string" office:string-value="P0" calcext:value-type="string">
            <text:p>P0</text:p>
          </table:table-cell>
          <table:table-cell/>
          <table:table-cell table:formula="of:=[.A896]&amp;&quot; &quot;&amp;[.B896]&amp;&quot; &quot;&amp;[.C896]" office:value-type="string" office:string-value="N895 G106 P0" calcext:value-type="string">
            <text:p>N89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96</text:p>
          </table:table-cell>
          <table:table-cell table:formula="of:=[.B892]" office:value-type="string" office:string-value="G105" calcext:value-type="string">
            <text:p>G105</text:p>
          </table:table-cell>
          <table:table-cell table:formula="of:=[.C892]" office:value-type="string" office:string-value="PY7.79553191489362" calcext:value-type="string">
            <text:p>PY7.79553191489362</text:p>
          </table:table-cell>
          <table:table-cell/>
          <table:table-cell table:formula="of:=[.A897]&amp;&quot; &quot;&amp;[.B897]&amp;&quot; &quot;&amp;[.C897]" office:value-type="string" office:string-value="N896 G105 PY7.79553191489362" calcext:value-type="string">
            <text:p>N896 G105 PY7.79553191489362</text:p>
          </table:table-cell>
          <table:table-cell table:number-columns-repeated="2"/>
          <table:table-cell table:formula="of:=[.H89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97</text:p>
          </table:table-cell>
          <table:table-cell table:formula="of:=&quot;X&quot;&amp;[.G898]" office:value-type="string" office:string-value="X6747.5" calcext:value-type="string">
            <text:p>X6747.5</text:p>
          </table:table-cell>
          <table:table-cell table:formula="of:=&quot;Y&quot;&amp;[.H898]" office:value-type="string" office:string-value="Y968.997978723409" calcext:value-type="string">
            <text:p>Y968.997978723409</text:p>
          </table:table-cell>
          <table:table-cell/>
          <table:table-cell table:formula="of:=[.A898]&amp;&quot; &quot;&amp;[.B898]&amp;&quot; &quot;&amp;[.C898]" office:value-type="string" office:string-value="N897 X6747.5 Y968.997978723409" calcext:value-type="string">
            <text:p>N897 X6747.5 Y968.997978723409</text:p>
          </table:table-cell>
          <table:table-cell/>
          <table:table-cell table:formula="of:=[.G893]" office:value-type="float" office:value="6747.5" calcext:value-type="float">
            <text:p>6747.5</text:p>
          </table:table-cell>
          <table:table-cell table:formula="of:=[.H893]+[.$K$13]" office:value-type="float" office:value="968.997978723409" calcext:value-type="float">
            <text:p>968.9979787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98</text:p>
          </table:table-cell>
          <table:table-cell table:formula="of:=[.B894]" office:value-type="string" office:string-value="G106" calcext:value-type="string">
            <text:p>G106</text:p>
          </table:table-cell>
          <table:table-cell table:formula="of:=[.C894]" office:value-type="string" office:string-value="P3" calcext:value-type="string">
            <text:p>P3</text:p>
          </table:table-cell>
          <table:table-cell/>
          <table:table-cell table:formula="of:=[.A899]&amp;&quot; &quot;&amp;[.B899]&amp;&quot; &quot;&amp;[.C899]" office:value-type="string" office:string-value="N898 G106 P3" calcext:value-type="string">
            <text:p>N89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899</text:p>
          </table:table-cell>
          <table:table-cell table:formula="of:=&quot;X&quot;&amp;[.G900]" office:value-type="string" office:string-value="X12.5" calcext:value-type="string">
            <text:p>X12.5</text:p>
          </table:table-cell>
          <table:table-cell table:formula="of:=&quot;Y&quot;&amp;[.H900]" office:value-type="string" office:string-value="Y966.997978723409" calcext:value-type="string">
            <text:p>Y966.997978723409</text:p>
          </table:table-cell>
          <table:table-cell/>
          <table:table-cell table:formula="of:=[.A900]&amp;&quot; &quot;&amp;[.B900]&amp;&quot; &quot;&amp;[.C900]" office:value-type="string" office:string-value="N899 X12.5 Y966.997978723409" calcext:value-type="string">
            <text:p>N899 X12.5 Y966.997978723409</text:p>
          </table:table-cell>
          <table:table-cell/>
          <table:table-cell table:formula="of:=[.G895]" office:value-type="float" office:value="12.5" calcext:value-type="float">
            <text:p>12.5</text:p>
          </table:table-cell>
          <table:table-cell table:formula="of:=[.H895]+[.$K$13]" office:value-type="float" office:value="966.997978723409" calcext:value-type="float">
            <text:p>966.9979787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00</text:p>
          </table:table-cell>
          <table:table-cell table:formula="of:=[.B896]" office:value-type="string" office:string-value="G106" calcext:value-type="string">
            <text:p>G106</text:p>
          </table:table-cell>
          <table:table-cell table:formula="of:=[.C896]" office:value-type="string" office:string-value="P0" calcext:value-type="string">
            <text:p>P0</text:p>
          </table:table-cell>
          <table:table-cell/>
          <table:table-cell table:formula="of:=[.A901]&amp;&quot; &quot;&amp;[.B901]&amp;&quot; &quot;&amp;[.C901]" office:value-type="string" office:string-value="N900 G106 P0" calcext:value-type="string">
            <text:p>N90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01</text:p>
          </table:table-cell>
          <table:table-cell table:formula="of:=[.B897]" office:value-type="string" office:string-value="G105" calcext:value-type="string">
            <text:p>G105</text:p>
          </table:table-cell>
          <table:table-cell table:formula="of:=[.C897]" office:value-type="string" office:string-value="PY7.79553191489362" calcext:value-type="string">
            <text:p>PY7.79553191489362</text:p>
          </table:table-cell>
          <table:table-cell/>
          <table:table-cell table:formula="of:=[.A902]&amp;&quot; &quot;&amp;[.B902]&amp;&quot; &quot;&amp;[.C902]" office:value-type="string" office:string-value="N901 G105 PY7.79553191489362" calcext:value-type="string">
            <text:p>N901 G105 PY7.79553191489362</text:p>
          </table:table-cell>
          <table:table-cell table:number-columns-repeated="2"/>
          <table:table-cell table:formula="of:=[.H89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02</text:p>
          </table:table-cell>
          <table:table-cell table:formula="of:=&quot;X&quot;&amp;[.G903]" office:value-type="string" office:string-value="X6747.5" calcext:value-type="string">
            <text:p>X6747.5</text:p>
          </table:table-cell>
          <table:table-cell table:formula="of:=&quot;Y&quot;&amp;[.H903]" office:value-type="string" office:string-value="Y973.793510638303" calcext:value-type="string">
            <text:p>Y973.793510638303</text:p>
          </table:table-cell>
          <table:table-cell/>
          <table:table-cell table:formula="of:=[.A903]&amp;&quot; &quot;&amp;[.B903]&amp;&quot; &quot;&amp;[.C903]" office:value-type="string" office:string-value="N902 X6747.5 Y973.793510638303" calcext:value-type="string">
            <text:p>N902 X6747.5 Y973.793510638303</text:p>
          </table:table-cell>
          <table:table-cell/>
          <table:table-cell table:formula="of:=[.G898]" office:value-type="float" office:value="6747.5" calcext:value-type="float">
            <text:p>6747.5</text:p>
          </table:table-cell>
          <table:table-cell table:formula="of:=[.H898]+[.$K$13]" office:value-type="float" office:value="973.793510638303" calcext:value-type="float">
            <text:p>973.7935106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03</text:p>
          </table:table-cell>
          <table:table-cell table:formula="of:=[.B899]" office:value-type="string" office:string-value="G106" calcext:value-type="string">
            <text:p>G106</text:p>
          </table:table-cell>
          <table:table-cell table:formula="of:=[.C899]" office:value-type="string" office:string-value="P3" calcext:value-type="string">
            <text:p>P3</text:p>
          </table:table-cell>
          <table:table-cell/>
          <table:table-cell table:formula="of:=[.A904]&amp;&quot; &quot;&amp;[.B904]&amp;&quot; &quot;&amp;[.C904]" office:value-type="string" office:string-value="N903 G106 P3" calcext:value-type="string">
            <text:p>N90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04</text:p>
          </table:table-cell>
          <table:table-cell table:formula="of:=&quot;X&quot;&amp;[.G905]" office:value-type="string" office:string-value="X12.5" calcext:value-type="string">
            <text:p>X12.5</text:p>
          </table:table-cell>
          <table:table-cell table:formula="of:=&quot;Y&quot;&amp;[.H905]" office:value-type="string" office:string-value="Y971.793510638303" calcext:value-type="string">
            <text:p>Y971.793510638303</text:p>
          </table:table-cell>
          <table:table-cell/>
          <table:table-cell table:formula="of:=[.A905]&amp;&quot; &quot;&amp;[.B905]&amp;&quot; &quot;&amp;[.C905]" office:value-type="string" office:string-value="N904 X12.5 Y971.793510638303" calcext:value-type="string">
            <text:p>N904 X12.5 Y971.793510638303</text:p>
          </table:table-cell>
          <table:table-cell/>
          <table:table-cell table:formula="of:=[.G900]" office:value-type="float" office:value="12.5" calcext:value-type="float">
            <text:p>12.5</text:p>
          </table:table-cell>
          <table:table-cell table:formula="of:=[.H900]+[.$K$13]" office:value-type="float" office:value="971.793510638303" calcext:value-type="float">
            <text:p>971.7935106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05</text:p>
          </table:table-cell>
          <table:table-cell table:formula="of:=[.B901]" office:value-type="string" office:string-value="G106" calcext:value-type="string">
            <text:p>G106</text:p>
          </table:table-cell>
          <table:table-cell table:formula="of:=[.C901]" office:value-type="string" office:string-value="P0" calcext:value-type="string">
            <text:p>P0</text:p>
          </table:table-cell>
          <table:table-cell/>
          <table:table-cell table:formula="of:=[.A906]&amp;&quot; &quot;&amp;[.B906]&amp;&quot; &quot;&amp;[.C906]" office:value-type="string" office:string-value="N905 G106 P0" calcext:value-type="string">
            <text:p>N90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06</text:p>
          </table:table-cell>
          <table:table-cell table:formula="of:=[.B902]" office:value-type="string" office:string-value="G105" calcext:value-type="string">
            <text:p>G105</text:p>
          </table:table-cell>
          <table:table-cell table:formula="of:=[.C902]" office:value-type="string" office:string-value="PY7.79553191489362" calcext:value-type="string">
            <text:p>PY7.79553191489362</text:p>
          </table:table-cell>
          <table:table-cell/>
          <table:table-cell table:formula="of:=[.A907]&amp;&quot; &quot;&amp;[.B907]&amp;&quot; &quot;&amp;[.C907]" office:value-type="string" office:string-value="N906 G105 PY7.79553191489362" calcext:value-type="string">
            <text:p>N906 G105 PY7.79553191489362</text:p>
          </table:table-cell>
          <table:table-cell table:number-columns-repeated="2"/>
          <table:table-cell table:formula="of:=[.H90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07</text:p>
          </table:table-cell>
          <table:table-cell table:formula="of:=&quot;X&quot;&amp;[.G908]" office:value-type="string" office:string-value="X6747.5" calcext:value-type="string">
            <text:p>X6747.5</text:p>
          </table:table-cell>
          <table:table-cell table:formula="of:=&quot;Y&quot;&amp;[.H908]" office:value-type="string" office:string-value="Y978.589042553197" calcext:value-type="string">
            <text:p>Y978.589042553197</text:p>
          </table:table-cell>
          <table:table-cell/>
          <table:table-cell table:formula="of:=[.A908]&amp;&quot; &quot;&amp;[.B908]&amp;&quot; &quot;&amp;[.C908]" office:value-type="string" office:string-value="N907 X6747.5 Y978.589042553197" calcext:value-type="string">
            <text:p>N907 X6747.5 Y978.589042553197</text:p>
          </table:table-cell>
          <table:table-cell/>
          <table:table-cell table:formula="of:=[.G903]" office:value-type="float" office:value="6747.5" calcext:value-type="float">
            <text:p>6747.5</text:p>
          </table:table-cell>
          <table:table-cell table:formula="of:=[.H903]+[.$K$13]" office:value-type="float" office:value="978.589042553197" calcext:value-type="float">
            <text:p>978.58904255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08</text:p>
          </table:table-cell>
          <table:table-cell table:formula="of:=[.B904]" office:value-type="string" office:string-value="G106" calcext:value-type="string">
            <text:p>G106</text:p>
          </table:table-cell>
          <table:table-cell table:formula="of:=[.C904]" office:value-type="string" office:string-value="P3" calcext:value-type="string">
            <text:p>P3</text:p>
          </table:table-cell>
          <table:table-cell/>
          <table:table-cell table:formula="of:=[.A909]&amp;&quot; &quot;&amp;[.B909]&amp;&quot; &quot;&amp;[.C909]" office:value-type="string" office:string-value="N908 G106 P3" calcext:value-type="string">
            <text:p>N90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09</text:p>
          </table:table-cell>
          <table:table-cell table:formula="of:=&quot;X&quot;&amp;[.G910]" office:value-type="string" office:string-value="X12.5" calcext:value-type="string">
            <text:p>X12.5</text:p>
          </table:table-cell>
          <table:table-cell table:formula="of:=&quot;Y&quot;&amp;[.H910]" office:value-type="string" office:string-value="Y976.589042553197" calcext:value-type="string">
            <text:p>Y976.589042553197</text:p>
          </table:table-cell>
          <table:table-cell/>
          <table:table-cell table:formula="of:=[.A910]&amp;&quot; &quot;&amp;[.B910]&amp;&quot; &quot;&amp;[.C910]" office:value-type="string" office:string-value="N909 X12.5 Y976.589042553197" calcext:value-type="string">
            <text:p>N909 X12.5 Y976.589042553197</text:p>
          </table:table-cell>
          <table:table-cell/>
          <table:table-cell table:formula="of:=[.G905]" office:value-type="float" office:value="12.5" calcext:value-type="float">
            <text:p>12.5</text:p>
          </table:table-cell>
          <table:table-cell table:formula="of:=[.H905]+[.$K$13]" office:value-type="float" office:value="976.589042553197" calcext:value-type="float">
            <text:p>976.58904255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10</text:p>
          </table:table-cell>
          <table:table-cell table:formula="of:=[.B906]" office:value-type="string" office:string-value="G106" calcext:value-type="string">
            <text:p>G106</text:p>
          </table:table-cell>
          <table:table-cell table:formula="of:=[.C906]" office:value-type="string" office:string-value="P0" calcext:value-type="string">
            <text:p>P0</text:p>
          </table:table-cell>
          <table:table-cell/>
          <table:table-cell table:formula="of:=[.A911]&amp;&quot; &quot;&amp;[.B911]&amp;&quot; &quot;&amp;[.C911]" office:value-type="string" office:string-value="N910 G106 P0" calcext:value-type="string">
            <text:p>N91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11</text:p>
          </table:table-cell>
          <table:table-cell table:formula="of:=[.B907]" office:value-type="string" office:string-value="G105" calcext:value-type="string">
            <text:p>G105</text:p>
          </table:table-cell>
          <table:table-cell table:formula="of:=[.C907]" office:value-type="string" office:string-value="PY7.79553191489362" calcext:value-type="string">
            <text:p>PY7.79553191489362</text:p>
          </table:table-cell>
          <table:table-cell/>
          <table:table-cell table:formula="of:=[.A912]&amp;&quot; &quot;&amp;[.B912]&amp;&quot; &quot;&amp;[.C912]" office:value-type="string" office:string-value="N911 G105 PY7.79553191489362" calcext:value-type="string">
            <text:p>N911 G105 PY7.79553191489362</text:p>
          </table:table-cell>
          <table:table-cell table:number-columns-repeated="2"/>
          <table:table-cell table:formula="of:=[.H90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12</text:p>
          </table:table-cell>
          <table:table-cell table:formula="of:=&quot;X&quot;&amp;[.G913]" office:value-type="string" office:string-value="X6747.5" calcext:value-type="string">
            <text:p>X6747.5</text:p>
          </table:table-cell>
          <table:table-cell table:formula="of:=&quot;Y&quot;&amp;[.H913]" office:value-type="string" office:string-value="Y983.384574468091" calcext:value-type="string">
            <text:p>Y983.384574468091</text:p>
          </table:table-cell>
          <table:table-cell/>
          <table:table-cell table:formula="of:=[.A913]&amp;&quot; &quot;&amp;[.B913]&amp;&quot; &quot;&amp;[.C913]" office:value-type="string" office:string-value="N912 X6747.5 Y983.384574468091" calcext:value-type="string">
            <text:p>N912 X6747.5 Y983.384574468091</text:p>
          </table:table-cell>
          <table:table-cell/>
          <table:table-cell table:formula="of:=[.G908]" office:value-type="float" office:value="6747.5" calcext:value-type="float">
            <text:p>6747.5</text:p>
          </table:table-cell>
          <table:table-cell table:formula="of:=[.H908]+[.$K$13]" office:value-type="float" office:value="983.384574468091" calcext:value-type="float">
            <text:p>983.38457446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13</text:p>
          </table:table-cell>
          <table:table-cell table:formula="of:=[.B909]" office:value-type="string" office:string-value="G106" calcext:value-type="string">
            <text:p>G106</text:p>
          </table:table-cell>
          <table:table-cell table:formula="of:=[.C909]" office:value-type="string" office:string-value="P3" calcext:value-type="string">
            <text:p>P3</text:p>
          </table:table-cell>
          <table:table-cell/>
          <table:table-cell table:formula="of:=[.A914]&amp;&quot; &quot;&amp;[.B914]&amp;&quot; &quot;&amp;[.C914]" office:value-type="string" office:string-value="N913 G106 P3" calcext:value-type="string">
            <text:p>N91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14</text:p>
          </table:table-cell>
          <table:table-cell table:formula="of:=&quot;X&quot;&amp;[.G915]" office:value-type="string" office:string-value="X12.5" calcext:value-type="string">
            <text:p>X12.5</text:p>
          </table:table-cell>
          <table:table-cell table:formula="of:=&quot;Y&quot;&amp;[.H915]" office:value-type="string" office:string-value="Y981.38457446809" calcext:value-type="string">
            <text:p>Y981.38457446809</text:p>
          </table:table-cell>
          <table:table-cell/>
          <table:table-cell table:formula="of:=[.A915]&amp;&quot; &quot;&amp;[.B915]&amp;&quot; &quot;&amp;[.C915]" office:value-type="string" office:string-value="N914 X12.5 Y981.38457446809" calcext:value-type="string">
            <text:p>N914 X12.5 Y981.38457446809</text:p>
          </table:table-cell>
          <table:table-cell/>
          <table:table-cell table:formula="of:=[.G910]" office:value-type="float" office:value="12.5" calcext:value-type="float">
            <text:p>12.5</text:p>
          </table:table-cell>
          <table:table-cell table:formula="of:=[.H910]+[.$K$13]" office:value-type="float" office:value="981.38457446809" calcext:value-type="float">
            <text:p>981.38457446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15</text:p>
          </table:table-cell>
          <table:table-cell table:formula="of:=[.B911]" office:value-type="string" office:string-value="G106" calcext:value-type="string">
            <text:p>G106</text:p>
          </table:table-cell>
          <table:table-cell table:formula="of:=[.C911]" office:value-type="string" office:string-value="P0" calcext:value-type="string">
            <text:p>P0</text:p>
          </table:table-cell>
          <table:table-cell/>
          <table:table-cell table:formula="of:=[.A916]&amp;&quot; &quot;&amp;[.B916]&amp;&quot; &quot;&amp;[.C916]" office:value-type="string" office:string-value="N915 G106 P0" calcext:value-type="string">
            <text:p>N91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16</text:p>
          </table:table-cell>
          <table:table-cell table:formula="of:=[.B912]" office:value-type="string" office:string-value="G105" calcext:value-type="string">
            <text:p>G105</text:p>
          </table:table-cell>
          <table:table-cell table:formula="of:=[.C912]" office:value-type="string" office:string-value="PY7.79553191489362" calcext:value-type="string">
            <text:p>PY7.79553191489362</text:p>
          </table:table-cell>
          <table:table-cell/>
          <table:table-cell table:formula="of:=[.A917]&amp;&quot; &quot;&amp;[.B917]&amp;&quot; &quot;&amp;[.C917]" office:value-type="string" office:string-value="N916 G105 PY7.79553191489362" calcext:value-type="string">
            <text:p>N916 G105 PY7.79553191489362</text:p>
          </table:table-cell>
          <table:table-cell table:number-columns-repeated="2"/>
          <table:table-cell table:formula="of:=[.H91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17</text:p>
          </table:table-cell>
          <table:table-cell table:formula="of:=&quot;X&quot;&amp;[.G918]" office:value-type="string" office:string-value="X6747.5" calcext:value-type="string">
            <text:p>X6747.5</text:p>
          </table:table-cell>
          <table:table-cell table:formula="of:=&quot;Y&quot;&amp;[.H918]" office:value-type="string" office:string-value="Y988.180106382984" calcext:value-type="string">
            <text:p>Y988.180106382984</text:p>
          </table:table-cell>
          <table:table-cell/>
          <table:table-cell table:formula="of:=[.A918]&amp;&quot; &quot;&amp;[.B918]&amp;&quot; &quot;&amp;[.C918]" office:value-type="string" office:string-value="N917 X6747.5 Y988.180106382984" calcext:value-type="string">
            <text:p>N917 X6747.5 Y988.180106382984</text:p>
          </table:table-cell>
          <table:table-cell/>
          <table:table-cell table:formula="of:=[.G913]" office:value-type="float" office:value="6747.5" calcext:value-type="float">
            <text:p>6747.5</text:p>
          </table:table-cell>
          <table:table-cell table:formula="of:=[.H913]+[.$K$13]" office:value-type="float" office:value="988.180106382984" calcext:value-type="float">
            <text:p>988.180106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18</text:p>
          </table:table-cell>
          <table:table-cell table:formula="of:=[.B914]" office:value-type="string" office:string-value="G106" calcext:value-type="string">
            <text:p>G106</text:p>
          </table:table-cell>
          <table:table-cell table:formula="of:=[.C914]" office:value-type="string" office:string-value="P3" calcext:value-type="string">
            <text:p>P3</text:p>
          </table:table-cell>
          <table:table-cell/>
          <table:table-cell table:formula="of:=[.A919]&amp;&quot; &quot;&amp;[.B919]&amp;&quot; &quot;&amp;[.C919]" office:value-type="string" office:string-value="N918 G106 P3" calcext:value-type="string">
            <text:p>N91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19</text:p>
          </table:table-cell>
          <table:table-cell table:formula="of:=&quot;X&quot;&amp;[.G920]" office:value-type="string" office:string-value="X12.5" calcext:value-type="string">
            <text:p>X12.5</text:p>
          </table:table-cell>
          <table:table-cell table:formula="of:=&quot;Y&quot;&amp;[.H920]" office:value-type="string" office:string-value="Y986.180106382984" calcext:value-type="string">
            <text:p>Y986.180106382984</text:p>
          </table:table-cell>
          <table:table-cell/>
          <table:table-cell table:formula="of:=[.A920]&amp;&quot; &quot;&amp;[.B920]&amp;&quot; &quot;&amp;[.C920]" office:value-type="string" office:string-value="N919 X12.5 Y986.180106382984" calcext:value-type="string">
            <text:p>N919 X12.5 Y986.180106382984</text:p>
          </table:table-cell>
          <table:table-cell/>
          <table:table-cell table:formula="of:=[.G915]" office:value-type="float" office:value="12.5" calcext:value-type="float">
            <text:p>12.5</text:p>
          </table:table-cell>
          <table:table-cell table:formula="of:=[.H915]+[.$K$13]" office:value-type="float" office:value="986.180106382984" calcext:value-type="float">
            <text:p>986.180106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20</text:p>
          </table:table-cell>
          <table:table-cell table:formula="of:=[.B916]" office:value-type="string" office:string-value="G106" calcext:value-type="string">
            <text:p>G106</text:p>
          </table:table-cell>
          <table:table-cell table:formula="of:=[.C916]" office:value-type="string" office:string-value="P0" calcext:value-type="string">
            <text:p>P0</text:p>
          </table:table-cell>
          <table:table-cell/>
          <table:table-cell table:formula="of:=[.A921]&amp;&quot; &quot;&amp;[.B921]&amp;&quot; &quot;&amp;[.C921]" office:value-type="string" office:string-value="N920 G106 P0" calcext:value-type="string">
            <text:p>N92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21</text:p>
          </table:table-cell>
          <table:table-cell table:formula="of:=[.B917]" office:value-type="string" office:string-value="G105" calcext:value-type="string">
            <text:p>G105</text:p>
          </table:table-cell>
          <table:table-cell table:formula="of:=[.C917]" office:value-type="string" office:string-value="PY7.79553191489362" calcext:value-type="string">
            <text:p>PY7.79553191489362</text:p>
          </table:table-cell>
          <table:table-cell/>
          <table:table-cell table:formula="of:=[.A922]&amp;&quot; &quot;&amp;[.B922]&amp;&quot; &quot;&amp;[.C922]" office:value-type="string" office:string-value="N921 G105 PY7.79553191489362" calcext:value-type="string">
            <text:p>N921 G105 PY7.79553191489362</text:p>
          </table:table-cell>
          <table:table-cell table:number-columns-repeated="2"/>
          <table:table-cell table:formula="of:=[.H91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22</text:p>
          </table:table-cell>
          <table:table-cell table:formula="of:=&quot;X&quot;&amp;[.G923]" office:value-type="string" office:string-value="X6747.5" calcext:value-type="string">
            <text:p>X6747.5</text:p>
          </table:table-cell>
          <table:table-cell table:formula="of:=&quot;Y&quot;&amp;[.H923]" office:value-type="string" office:string-value="Y992.975638297878" calcext:value-type="string">
            <text:p>Y992.975638297878</text:p>
          </table:table-cell>
          <table:table-cell/>
          <table:table-cell table:formula="of:=[.A923]&amp;&quot; &quot;&amp;[.B923]&amp;&quot; &quot;&amp;[.C923]" office:value-type="string" office:string-value="N922 X6747.5 Y992.975638297878" calcext:value-type="string">
            <text:p>N922 X6747.5 Y992.975638297878</text:p>
          </table:table-cell>
          <table:table-cell/>
          <table:table-cell table:formula="of:=[.G918]" office:value-type="float" office:value="6747.5" calcext:value-type="float">
            <text:p>6747.5</text:p>
          </table:table-cell>
          <table:table-cell table:formula="of:=[.H918]+[.$K$13]" office:value-type="float" office:value="992.975638297878" calcext:value-type="float">
            <text:p>992.9756382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23</text:p>
          </table:table-cell>
          <table:table-cell table:formula="of:=[.B919]" office:value-type="string" office:string-value="G106" calcext:value-type="string">
            <text:p>G106</text:p>
          </table:table-cell>
          <table:table-cell table:formula="of:=[.C919]" office:value-type="string" office:string-value="P3" calcext:value-type="string">
            <text:p>P3</text:p>
          </table:table-cell>
          <table:table-cell/>
          <table:table-cell table:formula="of:=[.A924]&amp;&quot; &quot;&amp;[.B924]&amp;&quot; &quot;&amp;[.C924]" office:value-type="string" office:string-value="N923 G106 P3" calcext:value-type="string">
            <text:p>N92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24</text:p>
          </table:table-cell>
          <table:table-cell table:formula="of:=&quot;X&quot;&amp;[.G925]" office:value-type="string" office:string-value="X12.5" calcext:value-type="string">
            <text:p>X12.5</text:p>
          </table:table-cell>
          <table:table-cell table:formula="of:=&quot;Y&quot;&amp;[.H925]" office:value-type="string" office:string-value="Y990.975638297878" calcext:value-type="string">
            <text:p>Y990.975638297878</text:p>
          </table:table-cell>
          <table:table-cell/>
          <table:table-cell table:formula="of:=[.A925]&amp;&quot; &quot;&amp;[.B925]&amp;&quot; &quot;&amp;[.C925]" office:value-type="string" office:string-value="N924 X12.5 Y990.975638297878" calcext:value-type="string">
            <text:p>N924 X12.5 Y990.975638297878</text:p>
          </table:table-cell>
          <table:table-cell/>
          <table:table-cell table:formula="of:=[.G920]" office:value-type="float" office:value="12.5" calcext:value-type="float">
            <text:p>12.5</text:p>
          </table:table-cell>
          <table:table-cell table:formula="of:=[.H920]+[.$K$13]" office:value-type="float" office:value="990.975638297878" calcext:value-type="float">
            <text:p>990.9756382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25</text:p>
          </table:table-cell>
          <table:table-cell table:formula="of:=[.B921]" office:value-type="string" office:string-value="G106" calcext:value-type="string">
            <text:p>G106</text:p>
          </table:table-cell>
          <table:table-cell table:formula="of:=[.C921]" office:value-type="string" office:string-value="P0" calcext:value-type="string">
            <text:p>P0</text:p>
          </table:table-cell>
          <table:table-cell/>
          <table:table-cell table:formula="of:=[.A926]&amp;&quot; &quot;&amp;[.B926]&amp;&quot; &quot;&amp;[.C926]" office:value-type="string" office:string-value="N925 G106 P0" calcext:value-type="string">
            <text:p>N92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26</text:p>
          </table:table-cell>
          <table:table-cell table:formula="of:=[.B922]" office:value-type="string" office:string-value="G105" calcext:value-type="string">
            <text:p>G105</text:p>
          </table:table-cell>
          <table:table-cell table:formula="of:=[.C922]" office:value-type="string" office:string-value="PY7.79553191489362" calcext:value-type="string">
            <text:p>PY7.79553191489362</text:p>
          </table:table-cell>
          <table:table-cell/>
          <table:table-cell table:formula="of:=[.A927]&amp;&quot; &quot;&amp;[.B927]&amp;&quot; &quot;&amp;[.C927]" office:value-type="string" office:string-value="N926 G105 PY7.79553191489362" calcext:value-type="string">
            <text:p>N926 G105 PY7.79553191489362</text:p>
          </table:table-cell>
          <table:table-cell table:number-columns-repeated="2"/>
          <table:table-cell table:formula="of:=[.H92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27</text:p>
          </table:table-cell>
          <table:table-cell table:formula="of:=&quot;X&quot;&amp;[.G928]" office:value-type="string" office:string-value="X6747.5" calcext:value-type="string">
            <text:p>X6747.5</text:p>
          </table:table-cell>
          <table:table-cell table:formula="of:=&quot;Y&quot;&amp;[.H928]" office:value-type="string" office:string-value="Y997.771170212772" calcext:value-type="string">
            <text:p>Y997.771170212772</text:p>
          </table:table-cell>
          <table:table-cell/>
          <table:table-cell table:formula="of:=[.A928]&amp;&quot; &quot;&amp;[.B928]&amp;&quot; &quot;&amp;[.C928]" office:value-type="string" office:string-value="N927 X6747.5 Y997.771170212772" calcext:value-type="string">
            <text:p>N927 X6747.5 Y997.771170212772</text:p>
          </table:table-cell>
          <table:table-cell/>
          <table:table-cell table:formula="of:=[.G923]" office:value-type="float" office:value="6747.5" calcext:value-type="float">
            <text:p>6747.5</text:p>
          </table:table-cell>
          <table:table-cell table:formula="of:=[.H923]+[.$K$13]" office:value-type="float" office:value="997.771170212772" calcext:value-type="float">
            <text:p>997.77117021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28</text:p>
          </table:table-cell>
          <table:table-cell table:formula="of:=[.B924]" office:value-type="string" office:string-value="G106" calcext:value-type="string">
            <text:p>G106</text:p>
          </table:table-cell>
          <table:table-cell table:formula="of:=[.C924]" office:value-type="string" office:string-value="P3" calcext:value-type="string">
            <text:p>P3</text:p>
          </table:table-cell>
          <table:table-cell/>
          <table:table-cell table:formula="of:=[.A929]&amp;&quot; &quot;&amp;[.B929]&amp;&quot; &quot;&amp;[.C929]" office:value-type="string" office:string-value="N928 G106 P3" calcext:value-type="string">
            <text:p>N92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29</text:p>
          </table:table-cell>
          <table:table-cell table:formula="of:=&quot;X&quot;&amp;[.G930]" office:value-type="string" office:string-value="X12.5" calcext:value-type="string">
            <text:p>X12.5</text:p>
          </table:table-cell>
          <table:table-cell table:formula="of:=&quot;Y&quot;&amp;[.H930]" office:value-type="string" office:string-value="Y995.771170212771" calcext:value-type="string">
            <text:p>Y995.771170212771</text:p>
          </table:table-cell>
          <table:table-cell/>
          <table:table-cell table:formula="of:=[.A930]&amp;&quot; &quot;&amp;[.B930]&amp;&quot; &quot;&amp;[.C930]" office:value-type="string" office:string-value="N929 X12.5 Y995.771170212771" calcext:value-type="string">
            <text:p>N929 X12.5 Y995.771170212771</text:p>
          </table:table-cell>
          <table:table-cell/>
          <table:table-cell table:formula="of:=[.G925]" office:value-type="float" office:value="12.5" calcext:value-type="float">
            <text:p>12.5</text:p>
          </table:table-cell>
          <table:table-cell table:formula="of:=[.H925]+[.$K$13]" office:value-type="float" office:value="995.771170212771" calcext:value-type="float">
            <text:p>995.77117021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30</text:p>
          </table:table-cell>
          <table:table-cell table:formula="of:=[.B926]" office:value-type="string" office:string-value="G106" calcext:value-type="string">
            <text:p>G106</text:p>
          </table:table-cell>
          <table:table-cell table:formula="of:=[.C926]" office:value-type="string" office:string-value="P0" calcext:value-type="string">
            <text:p>P0</text:p>
          </table:table-cell>
          <table:table-cell/>
          <table:table-cell table:formula="of:=[.A931]&amp;&quot; &quot;&amp;[.B931]&amp;&quot; &quot;&amp;[.C931]" office:value-type="string" office:string-value="N930 G106 P0" calcext:value-type="string">
            <text:p>N93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31</text:p>
          </table:table-cell>
          <table:table-cell table:formula="of:=[.B927]" office:value-type="string" office:string-value="G105" calcext:value-type="string">
            <text:p>G105</text:p>
          </table:table-cell>
          <table:table-cell table:formula="of:=[.C927]" office:value-type="string" office:string-value="PY7.79553191489362" calcext:value-type="string">
            <text:p>PY7.79553191489362</text:p>
          </table:table-cell>
          <table:table-cell/>
          <table:table-cell table:formula="of:=[.A932]&amp;&quot; &quot;&amp;[.B932]&amp;&quot; &quot;&amp;[.C932]" office:value-type="string" office:string-value="N931 G105 PY7.79553191489362" calcext:value-type="string">
            <text:p>N931 G105 PY7.79553191489362</text:p>
          </table:table-cell>
          <table:table-cell table:number-columns-repeated="2"/>
          <table:table-cell table:formula="of:=[.H92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32</text:p>
          </table:table-cell>
          <table:table-cell table:formula="of:=&quot;X&quot;&amp;[.G933]" office:value-type="string" office:string-value="X6747.5" calcext:value-type="string">
            <text:p>X6747.5</text:p>
          </table:table-cell>
          <table:table-cell table:formula="of:=&quot;Y&quot;&amp;[.H933]" office:value-type="string" office:string-value="Y1002.56670212767" calcext:value-type="string">
            <text:p>Y1002.56670212767</text:p>
          </table:table-cell>
          <table:table-cell/>
          <table:table-cell table:formula="of:=[.A933]&amp;&quot; &quot;&amp;[.B933]&amp;&quot; &quot;&amp;[.C933]" office:value-type="string" office:string-value="N932 X6747.5 Y1002.56670212767" calcext:value-type="string">
            <text:p>N932 X6747.5 Y1002.56670212767</text:p>
          </table:table-cell>
          <table:table-cell/>
          <table:table-cell table:formula="of:=[.G928]" office:value-type="float" office:value="6747.5" calcext:value-type="float">
            <text:p>6747.5</text:p>
          </table:table-cell>
          <table:table-cell table:formula="of:=[.H928]+[.$K$13]" office:value-type="float" office:value="1002.56670212767" calcext:value-type="float">
            <text:p>1002.56670212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33</text:p>
          </table:table-cell>
          <table:table-cell table:formula="of:=[.B929]" office:value-type="string" office:string-value="G106" calcext:value-type="string">
            <text:p>G106</text:p>
          </table:table-cell>
          <table:table-cell table:formula="of:=[.C929]" office:value-type="string" office:string-value="P3" calcext:value-type="string">
            <text:p>P3</text:p>
          </table:table-cell>
          <table:table-cell/>
          <table:table-cell table:formula="of:=[.A934]&amp;&quot; &quot;&amp;[.B934]&amp;&quot; &quot;&amp;[.C934]" office:value-type="string" office:string-value="N933 G106 P3" calcext:value-type="string">
            <text:p>N93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34</text:p>
          </table:table-cell>
          <table:table-cell table:formula="of:=&quot;X&quot;&amp;[.G935]" office:value-type="string" office:string-value="X12.5" calcext:value-type="string">
            <text:p>X12.5</text:p>
          </table:table-cell>
          <table:table-cell table:formula="of:=&quot;Y&quot;&amp;[.H935]" office:value-type="string" office:string-value="Y1000.56670212767" calcext:value-type="string">
            <text:p>Y1000.56670212767</text:p>
          </table:table-cell>
          <table:table-cell/>
          <table:table-cell table:formula="of:=[.A935]&amp;&quot; &quot;&amp;[.B935]&amp;&quot; &quot;&amp;[.C935]" office:value-type="string" office:string-value="N934 X12.5 Y1000.56670212767" calcext:value-type="string">
            <text:p>N934 X12.5 Y1000.56670212767</text:p>
          </table:table-cell>
          <table:table-cell/>
          <table:table-cell table:formula="of:=[.G930]" office:value-type="float" office:value="12.5" calcext:value-type="float">
            <text:p>12.5</text:p>
          </table:table-cell>
          <table:table-cell table:formula="of:=[.H930]+[.$K$13]" office:value-type="float" office:value="1000.56670212767" calcext:value-type="float">
            <text:p>1000.56670212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35</text:p>
          </table:table-cell>
          <table:table-cell table:formula="of:=[.B931]" office:value-type="string" office:string-value="G106" calcext:value-type="string">
            <text:p>G106</text:p>
          </table:table-cell>
          <table:table-cell table:formula="of:=[.C931]" office:value-type="string" office:string-value="P0" calcext:value-type="string">
            <text:p>P0</text:p>
          </table:table-cell>
          <table:table-cell/>
          <table:table-cell table:formula="of:=[.A936]&amp;&quot; &quot;&amp;[.B936]&amp;&quot; &quot;&amp;[.C936]" office:value-type="string" office:string-value="N935 G106 P0" calcext:value-type="string">
            <text:p>N93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36</text:p>
          </table:table-cell>
          <table:table-cell table:formula="of:=[.B932]" office:value-type="string" office:string-value="G105" calcext:value-type="string">
            <text:p>G105</text:p>
          </table:table-cell>
          <table:table-cell table:formula="of:=[.C932]" office:value-type="string" office:string-value="PY7.79553191489362" calcext:value-type="string">
            <text:p>PY7.79553191489362</text:p>
          </table:table-cell>
          <table:table-cell/>
          <table:table-cell table:formula="of:=[.A937]&amp;&quot; &quot;&amp;[.B937]&amp;&quot; &quot;&amp;[.C937]" office:value-type="string" office:string-value="N936 G105 PY7.79553191489362" calcext:value-type="string">
            <text:p>N936 G105 PY7.79553191489362</text:p>
          </table:table-cell>
          <table:table-cell table:number-columns-repeated="2"/>
          <table:table-cell table:formula="of:=[.H93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37</text:p>
          </table:table-cell>
          <table:table-cell table:formula="of:=&quot;X&quot;&amp;[.G938]" office:value-type="string" office:string-value="X6747.5" calcext:value-type="string">
            <text:p>X6747.5</text:p>
          </table:table-cell>
          <table:table-cell table:formula="of:=&quot;Y&quot;&amp;[.H938]" office:value-type="string" office:string-value="Y1007.36223404256" calcext:value-type="string">
            <text:p>Y1007.36223404256</text:p>
          </table:table-cell>
          <table:table-cell/>
          <table:table-cell table:formula="of:=[.A938]&amp;&quot; &quot;&amp;[.B938]&amp;&quot; &quot;&amp;[.C938]" office:value-type="string" office:string-value="N937 X6747.5 Y1007.36223404256" calcext:value-type="string">
            <text:p>N937 X6747.5 Y1007.36223404256</text:p>
          </table:table-cell>
          <table:table-cell/>
          <table:table-cell table:formula="of:=[.G933]" office:value-type="float" office:value="6747.5" calcext:value-type="float">
            <text:p>6747.5</text:p>
          </table:table-cell>
          <table:table-cell table:formula="of:=[.H933]+[.$K$13]" office:value-type="float" office:value="1007.36223404256" calcext:value-type="float">
            <text:p>1007.36223404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38</text:p>
          </table:table-cell>
          <table:table-cell table:formula="of:=[.B934]" office:value-type="string" office:string-value="G106" calcext:value-type="string">
            <text:p>G106</text:p>
          </table:table-cell>
          <table:table-cell table:formula="of:=[.C934]" office:value-type="string" office:string-value="P3" calcext:value-type="string">
            <text:p>P3</text:p>
          </table:table-cell>
          <table:table-cell/>
          <table:table-cell table:formula="of:=[.A939]&amp;&quot; &quot;&amp;[.B939]&amp;&quot; &quot;&amp;[.C939]" office:value-type="string" office:string-value="N938 G106 P3" calcext:value-type="string">
            <text:p>N93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39</text:p>
          </table:table-cell>
          <table:table-cell table:formula="of:=&quot;X&quot;&amp;[.G940]" office:value-type="string" office:string-value="X12.5" calcext:value-type="string">
            <text:p>X12.5</text:p>
          </table:table-cell>
          <table:table-cell table:formula="of:=&quot;Y&quot;&amp;[.H940]" office:value-type="string" office:string-value="Y1005.36223404256" calcext:value-type="string">
            <text:p>Y1005.36223404256</text:p>
          </table:table-cell>
          <table:table-cell/>
          <table:table-cell table:formula="of:=[.A940]&amp;&quot; &quot;&amp;[.B940]&amp;&quot; &quot;&amp;[.C940]" office:value-type="string" office:string-value="N939 X12.5 Y1005.36223404256" calcext:value-type="string">
            <text:p>N939 X12.5 Y1005.36223404256</text:p>
          </table:table-cell>
          <table:table-cell/>
          <table:table-cell table:formula="of:=[.G935]" office:value-type="float" office:value="12.5" calcext:value-type="float">
            <text:p>12.5</text:p>
          </table:table-cell>
          <table:table-cell table:formula="of:=[.H935]+[.$K$13]" office:value-type="float" office:value="1005.36223404256" calcext:value-type="float">
            <text:p>1005.36223404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40</text:p>
          </table:table-cell>
          <table:table-cell table:formula="of:=[.B936]" office:value-type="string" office:string-value="G106" calcext:value-type="string">
            <text:p>G106</text:p>
          </table:table-cell>
          <table:table-cell table:formula="of:=[.C936]" office:value-type="string" office:string-value="P0" calcext:value-type="string">
            <text:p>P0</text:p>
          </table:table-cell>
          <table:table-cell/>
          <table:table-cell table:formula="of:=[.A941]&amp;&quot; &quot;&amp;[.B941]&amp;&quot; &quot;&amp;[.C941]" office:value-type="string" office:string-value="N940 G106 P0" calcext:value-type="string">
            <text:p>N94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41</text:p>
          </table:table-cell>
          <table:table-cell table:formula="of:=[.B937]" office:value-type="string" office:string-value="G105" calcext:value-type="string">
            <text:p>G105</text:p>
          </table:table-cell>
          <table:table-cell table:formula="of:=[.C937]" office:value-type="string" office:string-value="PY7.79553191489362" calcext:value-type="string">
            <text:p>PY7.79553191489362</text:p>
          </table:table-cell>
          <table:table-cell/>
          <table:table-cell table:formula="of:=[.A942]&amp;&quot; &quot;&amp;[.B942]&amp;&quot; &quot;&amp;[.C942]" office:value-type="string" office:string-value="N941 G105 PY7.79553191489362" calcext:value-type="string">
            <text:p>N941 G105 PY7.79553191489362</text:p>
          </table:table-cell>
          <table:table-cell table:number-columns-repeated="2"/>
          <table:table-cell table:formula="of:=[.H93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42</text:p>
          </table:table-cell>
          <table:table-cell table:formula="of:=&quot;X&quot;&amp;[.G943]" office:value-type="string" office:string-value="X6747.5" calcext:value-type="string">
            <text:p>X6747.5</text:p>
          </table:table-cell>
          <table:table-cell table:formula="of:=&quot;Y&quot;&amp;[.H943]" office:value-type="string" office:string-value="Y1012.15776595745" calcext:value-type="string">
            <text:p>Y1012.15776595745</text:p>
          </table:table-cell>
          <table:table-cell/>
          <table:table-cell table:formula="of:=[.A943]&amp;&quot; &quot;&amp;[.B943]&amp;&quot; &quot;&amp;[.C943]" office:value-type="string" office:string-value="N942 X6747.5 Y1012.15776595745" calcext:value-type="string">
            <text:p>N942 X6747.5 Y1012.15776595745</text:p>
          </table:table-cell>
          <table:table-cell/>
          <table:table-cell table:formula="of:=[.G938]" office:value-type="float" office:value="6747.5" calcext:value-type="float">
            <text:p>6747.5</text:p>
          </table:table-cell>
          <table:table-cell table:formula="of:=[.H938]+[.$K$13]" office:value-type="float" office:value="1012.15776595745" calcext:value-type="float">
            <text:p>1012.15776595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43</text:p>
          </table:table-cell>
          <table:table-cell table:formula="of:=[.B939]" office:value-type="string" office:string-value="G106" calcext:value-type="string">
            <text:p>G106</text:p>
          </table:table-cell>
          <table:table-cell table:formula="of:=[.C939]" office:value-type="string" office:string-value="P3" calcext:value-type="string">
            <text:p>P3</text:p>
          </table:table-cell>
          <table:table-cell/>
          <table:table-cell table:formula="of:=[.A944]&amp;&quot; &quot;&amp;[.B944]&amp;&quot; &quot;&amp;[.C944]" office:value-type="string" office:string-value="N943 G106 P3" calcext:value-type="string">
            <text:p>N94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44</text:p>
          </table:table-cell>
          <table:table-cell table:formula="of:=&quot;X&quot;&amp;[.G945]" office:value-type="string" office:string-value="X12.5" calcext:value-type="string">
            <text:p>X12.5</text:p>
          </table:table-cell>
          <table:table-cell table:formula="of:=&quot;Y&quot;&amp;[.H945]" office:value-type="string" office:string-value="Y1010.15776595745" calcext:value-type="string">
            <text:p>Y1010.15776595745</text:p>
          </table:table-cell>
          <table:table-cell/>
          <table:table-cell table:formula="of:=[.A945]&amp;&quot; &quot;&amp;[.B945]&amp;&quot; &quot;&amp;[.C945]" office:value-type="string" office:string-value="N944 X12.5 Y1010.15776595745" calcext:value-type="string">
            <text:p>N944 X12.5 Y1010.15776595745</text:p>
          </table:table-cell>
          <table:table-cell/>
          <table:table-cell table:formula="of:=[.G940]" office:value-type="float" office:value="12.5" calcext:value-type="float">
            <text:p>12.5</text:p>
          </table:table-cell>
          <table:table-cell table:formula="of:=[.H940]+[.$K$13]" office:value-type="float" office:value="1010.15776595745" calcext:value-type="float">
            <text:p>1010.15776595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45</text:p>
          </table:table-cell>
          <table:table-cell table:formula="of:=[.B941]" office:value-type="string" office:string-value="G106" calcext:value-type="string">
            <text:p>G106</text:p>
          </table:table-cell>
          <table:table-cell table:formula="of:=[.C941]" office:value-type="string" office:string-value="P0" calcext:value-type="string">
            <text:p>P0</text:p>
          </table:table-cell>
          <table:table-cell/>
          <table:table-cell table:formula="of:=[.A946]&amp;&quot; &quot;&amp;[.B946]&amp;&quot; &quot;&amp;[.C946]" office:value-type="string" office:string-value="N945 G106 P0" calcext:value-type="string">
            <text:p>N94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46</text:p>
          </table:table-cell>
          <table:table-cell table:formula="of:=[.B942]" office:value-type="string" office:string-value="G105" calcext:value-type="string">
            <text:p>G105</text:p>
          </table:table-cell>
          <table:table-cell table:formula="of:=[.C942]" office:value-type="string" office:string-value="PY7.79553191489362" calcext:value-type="string">
            <text:p>PY7.79553191489362</text:p>
          </table:table-cell>
          <table:table-cell/>
          <table:table-cell table:formula="of:=[.A947]&amp;&quot; &quot;&amp;[.B947]&amp;&quot; &quot;&amp;[.C947]" office:value-type="string" office:string-value="N946 G105 PY7.79553191489362" calcext:value-type="string">
            <text:p>N946 G105 PY7.79553191489362</text:p>
          </table:table-cell>
          <table:table-cell table:number-columns-repeated="2"/>
          <table:table-cell table:formula="of:=[.H94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47</text:p>
          </table:table-cell>
          <table:table-cell table:formula="of:=&quot;X&quot;&amp;[.G948]" office:value-type="string" office:string-value="X6747.5" calcext:value-type="string">
            <text:p>X6747.5</text:p>
          </table:table-cell>
          <table:table-cell table:formula="of:=&quot;Y&quot;&amp;[.H948]" office:value-type="string" office:string-value="Y1016.95329787235" calcext:value-type="string">
            <text:p>Y1016.95329787235</text:p>
          </table:table-cell>
          <table:table-cell/>
          <table:table-cell table:formula="of:=[.A948]&amp;&quot; &quot;&amp;[.B948]&amp;&quot; &quot;&amp;[.C948]" office:value-type="string" office:string-value="N947 X6747.5 Y1016.95329787235" calcext:value-type="string">
            <text:p>N947 X6747.5 Y1016.95329787235</text:p>
          </table:table-cell>
          <table:table-cell/>
          <table:table-cell table:formula="of:=[.G943]" office:value-type="float" office:value="6747.5" calcext:value-type="float">
            <text:p>6747.5</text:p>
          </table:table-cell>
          <table:table-cell table:formula="of:=[.H943]+[.$K$13]" office:value-type="float" office:value="1016.95329787235" calcext:value-type="float">
            <text:p>1016.95329787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48</text:p>
          </table:table-cell>
          <table:table-cell table:formula="of:=[.B944]" office:value-type="string" office:string-value="G106" calcext:value-type="string">
            <text:p>G106</text:p>
          </table:table-cell>
          <table:table-cell table:formula="of:=[.C944]" office:value-type="string" office:string-value="P3" calcext:value-type="string">
            <text:p>P3</text:p>
          </table:table-cell>
          <table:table-cell/>
          <table:table-cell table:formula="of:=[.A949]&amp;&quot; &quot;&amp;[.B949]&amp;&quot; &quot;&amp;[.C949]" office:value-type="string" office:string-value="N948 G106 P3" calcext:value-type="string">
            <text:p>N94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49</text:p>
          </table:table-cell>
          <table:table-cell table:formula="of:=&quot;X&quot;&amp;[.G950]" office:value-type="string" office:string-value="X12.5" calcext:value-type="string">
            <text:p>X12.5</text:p>
          </table:table-cell>
          <table:table-cell table:formula="of:=&quot;Y&quot;&amp;[.H950]" office:value-type="string" office:string-value="Y1014.95329787235" calcext:value-type="string">
            <text:p>Y1014.95329787235</text:p>
          </table:table-cell>
          <table:table-cell/>
          <table:table-cell table:formula="of:=[.A950]&amp;&quot; &quot;&amp;[.B950]&amp;&quot; &quot;&amp;[.C950]" office:value-type="string" office:string-value="N949 X12.5 Y1014.95329787235" calcext:value-type="string">
            <text:p>N949 X12.5 Y1014.95329787235</text:p>
          </table:table-cell>
          <table:table-cell/>
          <table:table-cell table:formula="of:=[.G945]" office:value-type="float" office:value="12.5" calcext:value-type="float">
            <text:p>12.5</text:p>
          </table:table-cell>
          <table:table-cell table:formula="of:=[.H945]+[.$K$13]" office:value-type="float" office:value="1014.95329787235" calcext:value-type="float">
            <text:p>1014.95329787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50</text:p>
          </table:table-cell>
          <table:table-cell table:formula="of:=[.B946]" office:value-type="string" office:string-value="G106" calcext:value-type="string">
            <text:p>G106</text:p>
          </table:table-cell>
          <table:table-cell table:formula="of:=[.C946]" office:value-type="string" office:string-value="P0" calcext:value-type="string">
            <text:p>P0</text:p>
          </table:table-cell>
          <table:table-cell/>
          <table:table-cell table:formula="of:=[.A951]&amp;&quot; &quot;&amp;[.B951]&amp;&quot; &quot;&amp;[.C951]" office:value-type="string" office:string-value="N950 G106 P0" calcext:value-type="string">
            <text:p>N95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51</text:p>
          </table:table-cell>
          <table:table-cell table:formula="of:=[.B947]" office:value-type="string" office:string-value="G105" calcext:value-type="string">
            <text:p>G105</text:p>
          </table:table-cell>
          <table:table-cell table:formula="of:=[.C947]" office:value-type="string" office:string-value="PY7.79553191489362" calcext:value-type="string">
            <text:p>PY7.79553191489362</text:p>
          </table:table-cell>
          <table:table-cell/>
          <table:table-cell table:formula="of:=[.A952]&amp;&quot; &quot;&amp;[.B952]&amp;&quot; &quot;&amp;[.C952]" office:value-type="string" office:string-value="N951 G105 PY7.79553191489362" calcext:value-type="string">
            <text:p>N951 G105 PY7.79553191489362</text:p>
          </table:table-cell>
          <table:table-cell table:number-columns-repeated="2"/>
          <table:table-cell table:formula="of:=[.H94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52</text:p>
          </table:table-cell>
          <table:table-cell table:formula="of:=&quot;X&quot;&amp;[.G953]" office:value-type="string" office:string-value="X6747.5" calcext:value-type="string">
            <text:p>X6747.5</text:p>
          </table:table-cell>
          <table:table-cell table:formula="of:=&quot;Y&quot;&amp;[.H953]" office:value-type="string" office:string-value="Y1021.74882978724" calcext:value-type="string">
            <text:p>Y1021.74882978724</text:p>
          </table:table-cell>
          <table:table-cell/>
          <table:table-cell table:formula="of:=[.A953]&amp;&quot; &quot;&amp;[.B953]&amp;&quot; &quot;&amp;[.C953]" office:value-type="string" office:string-value="N952 X6747.5 Y1021.74882978724" calcext:value-type="string">
            <text:p>N952 X6747.5 Y1021.74882978724</text:p>
          </table:table-cell>
          <table:table-cell/>
          <table:table-cell table:formula="of:=[.G948]" office:value-type="float" office:value="6747.5" calcext:value-type="float">
            <text:p>6747.5</text:p>
          </table:table-cell>
          <table:table-cell table:formula="of:=[.H948]+[.$K$13]" office:value-type="float" office:value="1021.74882978724" calcext:value-type="float">
            <text:p>1021.74882978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53</text:p>
          </table:table-cell>
          <table:table-cell table:formula="of:=[.B949]" office:value-type="string" office:string-value="G106" calcext:value-type="string">
            <text:p>G106</text:p>
          </table:table-cell>
          <table:table-cell table:formula="of:=[.C949]" office:value-type="string" office:string-value="P3" calcext:value-type="string">
            <text:p>P3</text:p>
          </table:table-cell>
          <table:table-cell/>
          <table:table-cell table:formula="of:=[.A954]&amp;&quot; &quot;&amp;[.B954]&amp;&quot; &quot;&amp;[.C954]" office:value-type="string" office:string-value="N953 G106 P3" calcext:value-type="string">
            <text:p>N95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54</text:p>
          </table:table-cell>
          <table:table-cell table:formula="of:=&quot;X&quot;&amp;[.G955]" office:value-type="string" office:string-value="X12.5" calcext:value-type="string">
            <text:p>X12.5</text:p>
          </table:table-cell>
          <table:table-cell table:formula="of:=&quot;Y&quot;&amp;[.H955]" office:value-type="string" office:string-value="Y1019.74882978724" calcext:value-type="string">
            <text:p>Y1019.74882978724</text:p>
          </table:table-cell>
          <table:table-cell/>
          <table:table-cell table:formula="of:=[.A955]&amp;&quot; &quot;&amp;[.B955]&amp;&quot; &quot;&amp;[.C955]" office:value-type="string" office:string-value="N954 X12.5 Y1019.74882978724" calcext:value-type="string">
            <text:p>N954 X12.5 Y1019.74882978724</text:p>
          </table:table-cell>
          <table:table-cell/>
          <table:table-cell table:formula="of:=[.G950]" office:value-type="float" office:value="12.5" calcext:value-type="float">
            <text:p>12.5</text:p>
          </table:table-cell>
          <table:table-cell table:formula="of:=[.H950]+[.$K$13]" office:value-type="float" office:value="1019.74882978724" calcext:value-type="float">
            <text:p>1019.74882978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55</text:p>
          </table:table-cell>
          <table:table-cell table:formula="of:=[.B951]" office:value-type="string" office:string-value="G106" calcext:value-type="string">
            <text:p>G106</text:p>
          </table:table-cell>
          <table:table-cell table:formula="of:=[.C951]" office:value-type="string" office:string-value="P0" calcext:value-type="string">
            <text:p>P0</text:p>
          </table:table-cell>
          <table:table-cell/>
          <table:table-cell table:formula="of:=[.A956]&amp;&quot; &quot;&amp;[.B956]&amp;&quot; &quot;&amp;[.C956]" office:value-type="string" office:string-value="N955 G106 P0" calcext:value-type="string">
            <text:p>N95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56</text:p>
          </table:table-cell>
          <table:table-cell table:formula="of:=[.B952]" office:value-type="string" office:string-value="G105" calcext:value-type="string">
            <text:p>G105</text:p>
          </table:table-cell>
          <table:table-cell table:formula="of:=[.C952]" office:value-type="string" office:string-value="PY7.79553191489362" calcext:value-type="string">
            <text:p>PY7.79553191489362</text:p>
          </table:table-cell>
          <table:table-cell/>
          <table:table-cell table:formula="of:=[.A957]&amp;&quot; &quot;&amp;[.B957]&amp;&quot; &quot;&amp;[.C957]" office:value-type="string" office:string-value="N956 G105 PY7.79553191489362" calcext:value-type="string">
            <text:p>N956 G105 PY7.79553191489362</text:p>
          </table:table-cell>
          <table:table-cell table:number-columns-repeated="2"/>
          <table:table-cell table:formula="of:=[.H95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57</text:p>
          </table:table-cell>
          <table:table-cell table:formula="of:=&quot;X&quot;&amp;[.G958]" office:value-type="string" office:string-value="X6747.5" calcext:value-type="string">
            <text:p>X6747.5</text:p>
          </table:table-cell>
          <table:table-cell table:formula="of:=&quot;Y&quot;&amp;[.H958]" office:value-type="string" office:string-value="Y1026.54436170213" calcext:value-type="string">
            <text:p>Y1026.54436170213</text:p>
          </table:table-cell>
          <table:table-cell/>
          <table:table-cell table:formula="of:=[.A958]&amp;&quot; &quot;&amp;[.B958]&amp;&quot; &quot;&amp;[.C958]" office:value-type="string" office:string-value="N957 X6747.5 Y1026.54436170213" calcext:value-type="string">
            <text:p>N957 X6747.5 Y1026.54436170213</text:p>
          </table:table-cell>
          <table:table-cell/>
          <table:table-cell table:formula="of:=[.G953]" office:value-type="float" office:value="6747.5" calcext:value-type="float">
            <text:p>6747.5</text:p>
          </table:table-cell>
          <table:table-cell table:formula="of:=[.H953]+[.$K$13]" office:value-type="float" office:value="1026.54436170213" calcext:value-type="float">
            <text:p>1026.54436170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58</text:p>
          </table:table-cell>
          <table:table-cell table:formula="of:=[.B954]" office:value-type="string" office:string-value="G106" calcext:value-type="string">
            <text:p>G106</text:p>
          </table:table-cell>
          <table:table-cell table:formula="of:=[.C954]" office:value-type="string" office:string-value="P3" calcext:value-type="string">
            <text:p>P3</text:p>
          </table:table-cell>
          <table:table-cell/>
          <table:table-cell table:formula="of:=[.A959]&amp;&quot; &quot;&amp;[.B959]&amp;&quot; &quot;&amp;[.C959]" office:value-type="string" office:string-value="N958 G106 P3" calcext:value-type="string">
            <text:p>N95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59</text:p>
          </table:table-cell>
          <table:table-cell table:formula="of:=&quot;X&quot;&amp;[.G960]" office:value-type="string" office:string-value="X12.5" calcext:value-type="string">
            <text:p>X12.5</text:p>
          </table:table-cell>
          <table:table-cell table:formula="of:=&quot;Y&quot;&amp;[.H960]" office:value-type="string" office:string-value="Y1024.54436170213" calcext:value-type="string">
            <text:p>Y1024.54436170213</text:p>
          </table:table-cell>
          <table:table-cell/>
          <table:table-cell table:formula="of:=[.A960]&amp;&quot; &quot;&amp;[.B960]&amp;&quot; &quot;&amp;[.C960]" office:value-type="string" office:string-value="N959 X12.5 Y1024.54436170213" calcext:value-type="string">
            <text:p>N959 X12.5 Y1024.54436170213</text:p>
          </table:table-cell>
          <table:table-cell/>
          <table:table-cell table:formula="of:=[.G955]" office:value-type="float" office:value="12.5" calcext:value-type="float">
            <text:p>12.5</text:p>
          </table:table-cell>
          <table:table-cell table:formula="of:=[.H955]+[.$K$13]" office:value-type="float" office:value="1024.54436170213" calcext:value-type="float">
            <text:p>1024.54436170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60</text:p>
          </table:table-cell>
          <table:table-cell table:formula="of:=[.B956]" office:value-type="string" office:string-value="G106" calcext:value-type="string">
            <text:p>G106</text:p>
          </table:table-cell>
          <table:table-cell table:formula="of:=[.C956]" office:value-type="string" office:string-value="P0" calcext:value-type="string">
            <text:p>P0</text:p>
          </table:table-cell>
          <table:table-cell/>
          <table:table-cell table:formula="of:=[.A961]&amp;&quot; &quot;&amp;[.B961]&amp;&quot; &quot;&amp;[.C961]" office:value-type="string" office:string-value="N960 G106 P0" calcext:value-type="string">
            <text:p>N96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61</text:p>
          </table:table-cell>
          <table:table-cell table:formula="of:=[.B957]" office:value-type="string" office:string-value="G105" calcext:value-type="string">
            <text:p>G105</text:p>
          </table:table-cell>
          <table:table-cell table:formula="of:=[.C957]" office:value-type="string" office:string-value="PY7.79553191489362" calcext:value-type="string">
            <text:p>PY7.79553191489362</text:p>
          </table:table-cell>
          <table:table-cell/>
          <table:table-cell table:formula="of:=[.A962]&amp;&quot; &quot;&amp;[.B962]&amp;&quot; &quot;&amp;[.C962]" office:value-type="string" office:string-value="N961 G105 PY7.79553191489362" calcext:value-type="string">
            <text:p>N961 G105 PY7.79553191489362</text:p>
          </table:table-cell>
          <table:table-cell table:number-columns-repeated="2"/>
          <table:table-cell table:formula="of:=[.H95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62</text:p>
          </table:table-cell>
          <table:table-cell table:formula="of:=&quot;X&quot;&amp;[.G963]" office:value-type="string" office:string-value="X6747.5" calcext:value-type="string">
            <text:p>X6747.5</text:p>
          </table:table-cell>
          <table:table-cell table:formula="of:=&quot;Y&quot;&amp;[.H963]" office:value-type="string" office:string-value="Y1031.33989361703" calcext:value-type="string">
            <text:p>Y1031.33989361703</text:p>
          </table:table-cell>
          <table:table-cell/>
          <table:table-cell table:formula="of:=[.A963]&amp;&quot; &quot;&amp;[.B963]&amp;&quot; &quot;&amp;[.C963]" office:value-type="string" office:string-value="N962 X6747.5 Y1031.33989361703" calcext:value-type="string">
            <text:p>N962 X6747.5 Y1031.33989361703</text:p>
          </table:table-cell>
          <table:table-cell/>
          <table:table-cell table:formula="of:=[.G958]" office:value-type="float" office:value="6747.5" calcext:value-type="float">
            <text:p>6747.5</text:p>
          </table:table-cell>
          <table:table-cell table:formula="of:=[.H958]+[.$K$13]" office:value-type="float" office:value="1031.33989361703" calcext:value-type="float">
            <text:p>1031.339893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63</text:p>
          </table:table-cell>
          <table:table-cell table:formula="of:=[.B959]" office:value-type="string" office:string-value="G106" calcext:value-type="string">
            <text:p>G106</text:p>
          </table:table-cell>
          <table:table-cell table:formula="of:=[.C959]" office:value-type="string" office:string-value="P3" calcext:value-type="string">
            <text:p>P3</text:p>
          </table:table-cell>
          <table:table-cell/>
          <table:table-cell table:formula="of:=[.A964]&amp;&quot; &quot;&amp;[.B964]&amp;&quot; &quot;&amp;[.C964]" office:value-type="string" office:string-value="N963 G106 P3" calcext:value-type="string">
            <text:p>N96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64</text:p>
          </table:table-cell>
          <table:table-cell table:formula="of:=&quot;X&quot;&amp;[.G965]" office:value-type="string" office:string-value="X12.5" calcext:value-type="string">
            <text:p>X12.5</text:p>
          </table:table-cell>
          <table:table-cell table:formula="of:=&quot;Y&quot;&amp;[.H965]" office:value-type="string" office:string-value="Y1029.33989361703" calcext:value-type="string">
            <text:p>Y1029.33989361703</text:p>
          </table:table-cell>
          <table:table-cell/>
          <table:table-cell table:formula="of:=[.A965]&amp;&quot; &quot;&amp;[.B965]&amp;&quot; &quot;&amp;[.C965]" office:value-type="string" office:string-value="N964 X12.5 Y1029.33989361703" calcext:value-type="string">
            <text:p>N964 X12.5 Y1029.33989361703</text:p>
          </table:table-cell>
          <table:table-cell/>
          <table:table-cell table:formula="of:=[.G960]" office:value-type="float" office:value="12.5" calcext:value-type="float">
            <text:p>12.5</text:p>
          </table:table-cell>
          <table:table-cell table:formula="of:=[.H960]+[.$K$13]" office:value-type="float" office:value="1029.33989361703" calcext:value-type="float">
            <text:p>1029.339893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65</text:p>
          </table:table-cell>
          <table:table-cell table:formula="of:=[.B961]" office:value-type="string" office:string-value="G106" calcext:value-type="string">
            <text:p>G106</text:p>
          </table:table-cell>
          <table:table-cell table:formula="of:=[.C961]" office:value-type="string" office:string-value="P0" calcext:value-type="string">
            <text:p>P0</text:p>
          </table:table-cell>
          <table:table-cell/>
          <table:table-cell table:formula="of:=[.A966]&amp;&quot; &quot;&amp;[.B966]&amp;&quot; &quot;&amp;[.C966]" office:value-type="string" office:string-value="N965 G106 P0" calcext:value-type="string">
            <text:p>N96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66</text:p>
          </table:table-cell>
          <table:table-cell table:formula="of:=[.B962]" office:value-type="string" office:string-value="G105" calcext:value-type="string">
            <text:p>G105</text:p>
          </table:table-cell>
          <table:table-cell table:formula="of:=[.C962]" office:value-type="string" office:string-value="PY7.79553191489362" calcext:value-type="string">
            <text:p>PY7.79553191489362</text:p>
          </table:table-cell>
          <table:table-cell/>
          <table:table-cell table:formula="of:=[.A967]&amp;&quot; &quot;&amp;[.B967]&amp;&quot; &quot;&amp;[.C967]" office:value-type="string" office:string-value="N966 G105 PY7.79553191489362" calcext:value-type="string">
            <text:p>N966 G105 PY7.79553191489362</text:p>
          </table:table-cell>
          <table:table-cell table:number-columns-repeated="2"/>
          <table:table-cell table:formula="of:=[.H96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67</text:p>
          </table:table-cell>
          <table:table-cell table:formula="of:=&quot;X&quot;&amp;[.G968]" office:value-type="string" office:string-value="X6747.5" calcext:value-type="string">
            <text:p>X6747.5</text:p>
          </table:table-cell>
          <table:table-cell table:formula="of:=&quot;Y&quot;&amp;[.H968]" office:value-type="string" office:string-value="Y1036.13542553192" calcext:value-type="string">
            <text:p>Y1036.13542553192</text:p>
          </table:table-cell>
          <table:table-cell/>
          <table:table-cell table:formula="of:=[.A968]&amp;&quot; &quot;&amp;[.B968]&amp;&quot; &quot;&amp;[.C968]" office:value-type="string" office:string-value="N967 X6747.5 Y1036.13542553192" calcext:value-type="string">
            <text:p>N967 X6747.5 Y1036.13542553192</text:p>
          </table:table-cell>
          <table:table-cell/>
          <table:table-cell table:formula="of:=[.G963]" office:value-type="float" office:value="6747.5" calcext:value-type="float">
            <text:p>6747.5</text:p>
          </table:table-cell>
          <table:table-cell table:formula="of:=[.H963]+[.$K$13]" office:value-type="float" office:value="1036.13542553192" calcext:value-type="float">
            <text:p>1036.13542553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68</text:p>
          </table:table-cell>
          <table:table-cell table:formula="of:=[.B964]" office:value-type="string" office:string-value="G106" calcext:value-type="string">
            <text:p>G106</text:p>
          </table:table-cell>
          <table:table-cell table:formula="of:=[.C964]" office:value-type="string" office:string-value="P3" calcext:value-type="string">
            <text:p>P3</text:p>
          </table:table-cell>
          <table:table-cell/>
          <table:table-cell table:formula="of:=[.A969]&amp;&quot; &quot;&amp;[.B969]&amp;&quot; &quot;&amp;[.C969]" office:value-type="string" office:string-value="N968 G106 P3" calcext:value-type="string">
            <text:p>N96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69</text:p>
          </table:table-cell>
          <table:table-cell table:formula="of:=&quot;X&quot;&amp;[.G970]" office:value-type="string" office:string-value="X12.5" calcext:value-type="string">
            <text:p>X12.5</text:p>
          </table:table-cell>
          <table:table-cell table:formula="of:=&quot;Y&quot;&amp;[.H970]" office:value-type="string" office:string-value="Y1034.13542553192" calcext:value-type="string">
            <text:p>Y1034.13542553192</text:p>
          </table:table-cell>
          <table:table-cell/>
          <table:table-cell table:formula="of:=[.A970]&amp;&quot; &quot;&amp;[.B970]&amp;&quot; &quot;&amp;[.C970]" office:value-type="string" office:string-value="N969 X12.5 Y1034.13542553192" calcext:value-type="string">
            <text:p>N969 X12.5 Y1034.13542553192</text:p>
          </table:table-cell>
          <table:table-cell/>
          <table:table-cell table:formula="of:=[.G965]" office:value-type="float" office:value="12.5" calcext:value-type="float">
            <text:p>12.5</text:p>
          </table:table-cell>
          <table:table-cell table:formula="of:=[.H965]+[.$K$13]" office:value-type="float" office:value="1034.13542553192" calcext:value-type="float">
            <text:p>1034.13542553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70</text:p>
          </table:table-cell>
          <table:table-cell table:formula="of:=[.B966]" office:value-type="string" office:string-value="G106" calcext:value-type="string">
            <text:p>G106</text:p>
          </table:table-cell>
          <table:table-cell table:formula="of:=[.C966]" office:value-type="string" office:string-value="P0" calcext:value-type="string">
            <text:p>P0</text:p>
          </table:table-cell>
          <table:table-cell/>
          <table:table-cell table:formula="of:=[.A971]&amp;&quot; &quot;&amp;[.B971]&amp;&quot; &quot;&amp;[.C971]" office:value-type="string" office:string-value="N970 G106 P0" calcext:value-type="string">
            <text:p>N97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71</text:p>
          </table:table-cell>
          <table:table-cell table:formula="of:=[.B967]" office:value-type="string" office:string-value="G105" calcext:value-type="string">
            <text:p>G105</text:p>
          </table:table-cell>
          <table:table-cell table:formula="of:=[.C967]" office:value-type="string" office:string-value="PY7.79553191489362" calcext:value-type="string">
            <text:p>PY7.79553191489362</text:p>
          </table:table-cell>
          <table:table-cell/>
          <table:table-cell table:formula="of:=[.A972]&amp;&quot; &quot;&amp;[.B972]&amp;&quot; &quot;&amp;[.C972]" office:value-type="string" office:string-value="N971 G105 PY7.79553191489362" calcext:value-type="string">
            <text:p>N971 G105 PY7.79553191489362</text:p>
          </table:table-cell>
          <table:table-cell table:number-columns-repeated="2"/>
          <table:table-cell table:formula="of:=[.H96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72</text:p>
          </table:table-cell>
          <table:table-cell table:formula="of:=&quot;X&quot;&amp;[.G973]" office:value-type="string" office:string-value="X6747.5" calcext:value-type="string">
            <text:p>X6747.5</text:p>
          </table:table-cell>
          <table:table-cell table:formula="of:=&quot;Y&quot;&amp;[.H973]" office:value-type="string" office:string-value="Y1040.93095744681" calcext:value-type="string">
            <text:p>Y1040.93095744681</text:p>
          </table:table-cell>
          <table:table-cell/>
          <table:table-cell table:formula="of:=[.A973]&amp;&quot; &quot;&amp;[.B973]&amp;&quot; &quot;&amp;[.C973]" office:value-type="string" office:string-value="N972 X6747.5 Y1040.93095744681" calcext:value-type="string">
            <text:p>N972 X6747.5 Y1040.93095744681</text:p>
          </table:table-cell>
          <table:table-cell/>
          <table:table-cell table:formula="of:=[.G968]" office:value-type="float" office:value="6747.5" calcext:value-type="float">
            <text:p>6747.5</text:p>
          </table:table-cell>
          <table:table-cell table:formula="of:=[.H968]+[.$K$13]" office:value-type="float" office:value="1040.93095744681" calcext:value-type="float">
            <text:p>1040.93095744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73</text:p>
          </table:table-cell>
          <table:table-cell table:formula="of:=[.B969]" office:value-type="string" office:string-value="G106" calcext:value-type="string">
            <text:p>G106</text:p>
          </table:table-cell>
          <table:table-cell table:formula="of:=[.C969]" office:value-type="string" office:string-value="P3" calcext:value-type="string">
            <text:p>P3</text:p>
          </table:table-cell>
          <table:table-cell/>
          <table:table-cell table:formula="of:=[.A974]&amp;&quot; &quot;&amp;[.B974]&amp;&quot; &quot;&amp;[.C974]" office:value-type="string" office:string-value="N973 G106 P3" calcext:value-type="string">
            <text:p>N97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74</text:p>
          </table:table-cell>
          <table:table-cell table:formula="of:=&quot;X&quot;&amp;[.G975]" office:value-type="string" office:string-value="X12.5" calcext:value-type="string">
            <text:p>X12.5</text:p>
          </table:table-cell>
          <table:table-cell table:formula="of:=&quot;Y&quot;&amp;[.H975]" office:value-type="string" office:string-value="Y1038.93095744681" calcext:value-type="string">
            <text:p>Y1038.93095744681</text:p>
          </table:table-cell>
          <table:table-cell/>
          <table:table-cell table:formula="of:=[.A975]&amp;&quot; &quot;&amp;[.B975]&amp;&quot; &quot;&amp;[.C975]" office:value-type="string" office:string-value="N974 X12.5 Y1038.93095744681" calcext:value-type="string">
            <text:p>N974 X12.5 Y1038.93095744681</text:p>
          </table:table-cell>
          <table:table-cell/>
          <table:table-cell table:formula="of:=[.G970]" office:value-type="float" office:value="12.5" calcext:value-type="float">
            <text:p>12.5</text:p>
          </table:table-cell>
          <table:table-cell table:formula="of:=[.H970]+[.$K$13]" office:value-type="float" office:value="1038.93095744681" calcext:value-type="float">
            <text:p>1038.93095744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75</text:p>
          </table:table-cell>
          <table:table-cell table:formula="of:=[.B971]" office:value-type="string" office:string-value="G106" calcext:value-type="string">
            <text:p>G106</text:p>
          </table:table-cell>
          <table:table-cell table:formula="of:=[.C971]" office:value-type="string" office:string-value="P0" calcext:value-type="string">
            <text:p>P0</text:p>
          </table:table-cell>
          <table:table-cell/>
          <table:table-cell table:formula="of:=[.A976]&amp;&quot; &quot;&amp;[.B976]&amp;&quot; &quot;&amp;[.C976]" office:value-type="string" office:string-value="N975 G106 P0" calcext:value-type="string">
            <text:p>N97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76</text:p>
          </table:table-cell>
          <table:table-cell table:formula="of:=[.B972]" office:value-type="string" office:string-value="G105" calcext:value-type="string">
            <text:p>G105</text:p>
          </table:table-cell>
          <table:table-cell table:formula="of:=[.C972]" office:value-type="string" office:string-value="PY7.79553191489362" calcext:value-type="string">
            <text:p>PY7.79553191489362</text:p>
          </table:table-cell>
          <table:table-cell/>
          <table:table-cell table:formula="of:=[.A977]&amp;&quot; &quot;&amp;[.B977]&amp;&quot; &quot;&amp;[.C977]" office:value-type="string" office:string-value="N976 G105 PY7.79553191489362" calcext:value-type="string">
            <text:p>N976 G105 PY7.79553191489362</text:p>
          </table:table-cell>
          <table:table-cell table:number-columns-repeated="2"/>
          <table:table-cell table:formula="of:=[.H97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77</text:p>
          </table:table-cell>
          <table:table-cell table:formula="of:=&quot;X&quot;&amp;[.G978]" office:value-type="string" office:string-value="X6747.5" calcext:value-type="string">
            <text:p>X6747.5</text:p>
          </table:table-cell>
          <table:table-cell table:formula="of:=&quot;Y&quot;&amp;[.H978]" office:value-type="string" office:string-value="Y1045.72648936171" calcext:value-type="string">
            <text:p>Y1045.72648936171</text:p>
          </table:table-cell>
          <table:table-cell/>
          <table:table-cell table:formula="of:=[.A978]&amp;&quot; &quot;&amp;[.B978]&amp;&quot; &quot;&amp;[.C978]" office:value-type="string" office:string-value="N977 X6747.5 Y1045.72648936171" calcext:value-type="string">
            <text:p>N977 X6747.5 Y1045.72648936171</text:p>
          </table:table-cell>
          <table:table-cell/>
          <table:table-cell table:formula="of:=[.G973]" office:value-type="float" office:value="6747.5" calcext:value-type="float">
            <text:p>6747.5</text:p>
          </table:table-cell>
          <table:table-cell table:formula="of:=[.H973]+[.$K$13]" office:value-type="float" office:value="1045.72648936171" calcext:value-type="float">
            <text:p>1045.7264893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78</text:p>
          </table:table-cell>
          <table:table-cell table:formula="of:=[.B974]" office:value-type="string" office:string-value="G106" calcext:value-type="string">
            <text:p>G106</text:p>
          </table:table-cell>
          <table:table-cell table:formula="of:=[.C974]" office:value-type="string" office:string-value="P3" calcext:value-type="string">
            <text:p>P3</text:p>
          </table:table-cell>
          <table:table-cell/>
          <table:table-cell table:formula="of:=[.A979]&amp;&quot; &quot;&amp;[.B979]&amp;&quot; &quot;&amp;[.C979]" office:value-type="string" office:string-value="N978 G106 P3" calcext:value-type="string">
            <text:p>N97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79</text:p>
          </table:table-cell>
          <table:table-cell table:formula="of:=&quot;X&quot;&amp;[.G980]" office:value-type="string" office:string-value="X12.5" calcext:value-type="string">
            <text:p>X12.5</text:p>
          </table:table-cell>
          <table:table-cell table:formula="of:=&quot;Y&quot;&amp;[.H980]" office:value-type="string" office:string-value="Y1043.72648936171" calcext:value-type="string">
            <text:p>Y1043.72648936171</text:p>
          </table:table-cell>
          <table:table-cell/>
          <table:table-cell table:formula="of:=[.A980]&amp;&quot; &quot;&amp;[.B980]&amp;&quot; &quot;&amp;[.C980]" office:value-type="string" office:string-value="N979 X12.5 Y1043.72648936171" calcext:value-type="string">
            <text:p>N979 X12.5 Y1043.72648936171</text:p>
          </table:table-cell>
          <table:table-cell/>
          <table:table-cell table:formula="of:=[.G975]" office:value-type="float" office:value="12.5" calcext:value-type="float">
            <text:p>12.5</text:p>
          </table:table-cell>
          <table:table-cell table:formula="of:=[.H975]+[.$K$13]" office:value-type="float" office:value="1043.72648936171" calcext:value-type="float">
            <text:p>1043.7264893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80</text:p>
          </table:table-cell>
          <table:table-cell table:formula="of:=[.B976]" office:value-type="string" office:string-value="G106" calcext:value-type="string">
            <text:p>G106</text:p>
          </table:table-cell>
          <table:table-cell table:formula="of:=[.C976]" office:value-type="string" office:string-value="P0" calcext:value-type="string">
            <text:p>P0</text:p>
          </table:table-cell>
          <table:table-cell/>
          <table:table-cell table:formula="of:=[.A981]&amp;&quot; &quot;&amp;[.B981]&amp;&quot; &quot;&amp;[.C981]" office:value-type="string" office:string-value="N980 G106 P0" calcext:value-type="string">
            <text:p>N98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81</text:p>
          </table:table-cell>
          <table:table-cell table:formula="of:=[.B977]" office:value-type="string" office:string-value="G105" calcext:value-type="string">
            <text:p>G105</text:p>
          </table:table-cell>
          <table:table-cell table:formula="of:=[.C977]" office:value-type="string" office:string-value="PY7.79553191489362" calcext:value-type="string">
            <text:p>PY7.79553191489362</text:p>
          </table:table-cell>
          <table:table-cell/>
          <table:table-cell table:formula="of:=[.A982]&amp;&quot; &quot;&amp;[.B982]&amp;&quot; &quot;&amp;[.C982]" office:value-type="string" office:string-value="N981 G105 PY7.79553191489362" calcext:value-type="string">
            <text:p>N981 G105 PY7.79553191489362</text:p>
          </table:table-cell>
          <table:table-cell table:number-columns-repeated="2"/>
          <table:table-cell table:formula="of:=[.H97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82</text:p>
          </table:table-cell>
          <table:table-cell table:formula="of:=&quot;X&quot;&amp;[.G983]" office:value-type="string" office:string-value="X6747.5" calcext:value-type="string">
            <text:p>X6747.5</text:p>
          </table:table-cell>
          <table:table-cell table:formula="of:=&quot;Y&quot;&amp;[.H983]" office:value-type="string" office:string-value="Y1050.5220212766" calcext:value-type="string">
            <text:p>Y1050.5220212766</text:p>
          </table:table-cell>
          <table:table-cell/>
          <table:table-cell table:formula="of:=[.A983]&amp;&quot; &quot;&amp;[.B983]&amp;&quot; &quot;&amp;[.C983]" office:value-type="string" office:string-value="N982 X6747.5 Y1050.5220212766" calcext:value-type="string">
            <text:p>N982 X6747.5 Y1050.5220212766</text:p>
          </table:table-cell>
          <table:table-cell/>
          <table:table-cell table:formula="of:=[.G978]" office:value-type="float" office:value="6747.5" calcext:value-type="float">
            <text:p>6747.5</text:p>
          </table:table-cell>
          <table:table-cell table:formula="of:=[.H978]+[.$K$13]" office:value-type="float" office:value="1050.5220212766" calcext:value-type="float">
            <text:p>1050.52202127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83</text:p>
          </table:table-cell>
          <table:table-cell table:formula="of:=[.B979]" office:value-type="string" office:string-value="G106" calcext:value-type="string">
            <text:p>G106</text:p>
          </table:table-cell>
          <table:table-cell table:formula="of:=[.C979]" office:value-type="string" office:string-value="P3" calcext:value-type="string">
            <text:p>P3</text:p>
          </table:table-cell>
          <table:table-cell/>
          <table:table-cell table:formula="of:=[.A984]&amp;&quot; &quot;&amp;[.B984]&amp;&quot; &quot;&amp;[.C984]" office:value-type="string" office:string-value="N983 G106 P3" calcext:value-type="string">
            <text:p>N98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84</text:p>
          </table:table-cell>
          <table:table-cell table:formula="of:=&quot;X&quot;&amp;[.G985]" office:value-type="string" office:string-value="X12.5" calcext:value-type="string">
            <text:p>X12.5</text:p>
          </table:table-cell>
          <table:table-cell table:formula="of:=&quot;Y&quot;&amp;[.H985]" office:value-type="string" office:string-value="Y1048.5220212766" calcext:value-type="string">
            <text:p>Y1048.5220212766</text:p>
          </table:table-cell>
          <table:table-cell/>
          <table:table-cell table:formula="of:=[.A985]&amp;&quot; &quot;&amp;[.B985]&amp;&quot; &quot;&amp;[.C985]" office:value-type="string" office:string-value="N984 X12.5 Y1048.5220212766" calcext:value-type="string">
            <text:p>N984 X12.5 Y1048.5220212766</text:p>
          </table:table-cell>
          <table:table-cell/>
          <table:table-cell table:formula="of:=[.G980]" office:value-type="float" office:value="12.5" calcext:value-type="float">
            <text:p>12.5</text:p>
          </table:table-cell>
          <table:table-cell table:formula="of:=[.H980]+[.$K$13]" office:value-type="float" office:value="1048.5220212766" calcext:value-type="float">
            <text:p>1048.52202127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85</text:p>
          </table:table-cell>
          <table:table-cell table:formula="of:=[.B981]" office:value-type="string" office:string-value="G106" calcext:value-type="string">
            <text:p>G106</text:p>
          </table:table-cell>
          <table:table-cell table:formula="of:=[.C981]" office:value-type="string" office:string-value="P0" calcext:value-type="string">
            <text:p>P0</text:p>
          </table:table-cell>
          <table:table-cell/>
          <table:table-cell table:formula="of:=[.A986]&amp;&quot; &quot;&amp;[.B986]&amp;&quot; &quot;&amp;[.C986]" office:value-type="string" office:string-value="N985 G106 P0" calcext:value-type="string">
            <text:p>N98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86</text:p>
          </table:table-cell>
          <table:table-cell table:formula="of:=[.B982]" office:value-type="string" office:string-value="G105" calcext:value-type="string">
            <text:p>G105</text:p>
          </table:table-cell>
          <table:table-cell table:formula="of:=[.C982]" office:value-type="string" office:string-value="PY7.79553191489362" calcext:value-type="string">
            <text:p>PY7.79553191489362</text:p>
          </table:table-cell>
          <table:table-cell/>
          <table:table-cell table:formula="of:=[.A987]&amp;&quot; &quot;&amp;[.B987]&amp;&quot; &quot;&amp;[.C987]" office:value-type="string" office:string-value="N986 G105 PY7.79553191489362" calcext:value-type="string">
            <text:p>N986 G105 PY7.79553191489362</text:p>
          </table:table-cell>
          <table:table-cell table:number-columns-repeated="2"/>
          <table:table-cell table:formula="of:=[.H98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87</text:p>
          </table:table-cell>
          <table:table-cell table:formula="of:=&quot;X&quot;&amp;[.G988]" office:value-type="string" office:string-value="X6747.5" calcext:value-type="string">
            <text:p>X6747.5</text:p>
          </table:table-cell>
          <table:table-cell table:formula="of:=&quot;Y&quot;&amp;[.H988]" office:value-type="string" office:string-value="Y1055.3175531915" calcext:value-type="string">
            <text:p>Y1055.3175531915</text:p>
          </table:table-cell>
          <table:table-cell/>
          <table:table-cell table:formula="of:=[.A988]&amp;&quot; &quot;&amp;[.B988]&amp;&quot; &quot;&amp;[.C988]" office:value-type="string" office:string-value="N987 X6747.5 Y1055.3175531915" calcext:value-type="string">
            <text:p>N987 X6747.5 Y1055.3175531915</text:p>
          </table:table-cell>
          <table:table-cell/>
          <table:table-cell table:formula="of:=[.G983]" office:value-type="float" office:value="6747.5" calcext:value-type="float">
            <text:p>6747.5</text:p>
          </table:table-cell>
          <table:table-cell table:formula="of:=[.H983]+[.$K$13]" office:value-type="float" office:value="1055.3175531915" calcext:value-type="float">
            <text:p>1055.3175531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88</text:p>
          </table:table-cell>
          <table:table-cell table:formula="of:=[.B984]" office:value-type="string" office:string-value="G106" calcext:value-type="string">
            <text:p>G106</text:p>
          </table:table-cell>
          <table:table-cell table:formula="of:=[.C984]" office:value-type="string" office:string-value="P3" calcext:value-type="string">
            <text:p>P3</text:p>
          </table:table-cell>
          <table:table-cell/>
          <table:table-cell table:formula="of:=[.A989]&amp;&quot; &quot;&amp;[.B989]&amp;&quot; &quot;&amp;[.C989]" office:value-type="string" office:string-value="N988 G106 P3" calcext:value-type="string">
            <text:p>N98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89</text:p>
          </table:table-cell>
          <table:table-cell table:formula="of:=&quot;X&quot;&amp;[.G990]" office:value-type="string" office:string-value="X12.5" calcext:value-type="string">
            <text:p>X12.5</text:p>
          </table:table-cell>
          <table:table-cell table:formula="of:=&quot;Y&quot;&amp;[.H990]" office:value-type="string" office:string-value="Y1053.3175531915" calcext:value-type="string">
            <text:p>Y1053.3175531915</text:p>
          </table:table-cell>
          <table:table-cell/>
          <table:table-cell table:formula="of:=[.A990]&amp;&quot; &quot;&amp;[.B990]&amp;&quot; &quot;&amp;[.C990]" office:value-type="string" office:string-value="N989 X12.5 Y1053.3175531915" calcext:value-type="string">
            <text:p>N989 X12.5 Y1053.3175531915</text:p>
          </table:table-cell>
          <table:table-cell/>
          <table:table-cell table:formula="of:=[.G985]" office:value-type="float" office:value="12.5" calcext:value-type="float">
            <text:p>12.5</text:p>
          </table:table-cell>
          <table:table-cell table:formula="of:=[.H985]+[.$K$13]" office:value-type="float" office:value="1053.3175531915" calcext:value-type="float">
            <text:p>1053.3175531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90</text:p>
          </table:table-cell>
          <table:table-cell table:formula="of:=[.B986]" office:value-type="string" office:string-value="G106" calcext:value-type="string">
            <text:p>G106</text:p>
          </table:table-cell>
          <table:table-cell table:formula="of:=[.C986]" office:value-type="string" office:string-value="P0" calcext:value-type="string">
            <text:p>P0</text:p>
          </table:table-cell>
          <table:table-cell/>
          <table:table-cell table:formula="of:=[.A991]&amp;&quot; &quot;&amp;[.B991]&amp;&quot; &quot;&amp;[.C991]" office:value-type="string" office:string-value="N990 G106 P0" calcext:value-type="string">
            <text:p>N99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91</text:p>
          </table:table-cell>
          <table:table-cell table:formula="of:=[.B987]" office:value-type="string" office:string-value="G105" calcext:value-type="string">
            <text:p>G105</text:p>
          </table:table-cell>
          <table:table-cell table:formula="of:=[.C987]" office:value-type="string" office:string-value="PY7.79553191489362" calcext:value-type="string">
            <text:p>PY7.79553191489362</text:p>
          </table:table-cell>
          <table:table-cell/>
          <table:table-cell table:formula="of:=[.A992]&amp;&quot; &quot;&amp;[.B992]&amp;&quot; &quot;&amp;[.C992]" office:value-type="string" office:string-value="N991 G105 PY7.79553191489362" calcext:value-type="string">
            <text:p>N991 G105 PY7.79553191489362</text:p>
          </table:table-cell>
          <table:table-cell table:number-columns-repeated="2"/>
          <table:table-cell table:formula="of:=[.H98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92</text:p>
          </table:table-cell>
          <table:table-cell table:formula="of:=&quot;X&quot;&amp;[.G993]" office:value-type="string" office:string-value="X6747.5" calcext:value-type="string">
            <text:p>X6747.5</text:p>
          </table:table-cell>
          <table:table-cell table:formula="of:=&quot;Y&quot;&amp;[.H993]" office:value-type="string" office:string-value="Y1060.11308510639" calcext:value-type="string">
            <text:p>Y1060.11308510639</text:p>
          </table:table-cell>
          <table:table-cell/>
          <table:table-cell table:formula="of:=[.A993]&amp;&quot; &quot;&amp;[.B993]&amp;&quot; &quot;&amp;[.C993]" office:value-type="string" office:string-value="N992 X6747.5 Y1060.11308510639" calcext:value-type="string">
            <text:p>N992 X6747.5 Y1060.11308510639</text:p>
          </table:table-cell>
          <table:table-cell/>
          <table:table-cell table:formula="of:=[.G988]" office:value-type="float" office:value="6747.5" calcext:value-type="float">
            <text:p>6747.5</text:p>
          </table:table-cell>
          <table:table-cell table:formula="of:=[.H988]+[.$K$13]" office:value-type="float" office:value="1060.11308510639" calcext:value-type="float">
            <text:p>1060.1130851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93</text:p>
          </table:table-cell>
          <table:table-cell table:formula="of:=[.B989]" office:value-type="string" office:string-value="G106" calcext:value-type="string">
            <text:p>G106</text:p>
          </table:table-cell>
          <table:table-cell table:formula="of:=[.C989]" office:value-type="string" office:string-value="P3" calcext:value-type="string">
            <text:p>P3</text:p>
          </table:table-cell>
          <table:table-cell/>
          <table:table-cell table:formula="of:=[.A994]&amp;&quot; &quot;&amp;[.B994]&amp;&quot; &quot;&amp;[.C994]" office:value-type="string" office:string-value="N993 G106 P3" calcext:value-type="string">
            <text:p>N99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94</text:p>
          </table:table-cell>
          <table:table-cell table:formula="of:=&quot;X&quot;&amp;[.G995]" office:value-type="string" office:string-value="X12.5" calcext:value-type="string">
            <text:p>X12.5</text:p>
          </table:table-cell>
          <table:table-cell table:formula="of:=&quot;Y&quot;&amp;[.H995]" office:value-type="string" office:string-value="Y1058.11308510639" calcext:value-type="string">
            <text:p>Y1058.11308510639</text:p>
          </table:table-cell>
          <table:table-cell/>
          <table:table-cell table:formula="of:=[.A995]&amp;&quot; &quot;&amp;[.B995]&amp;&quot; &quot;&amp;[.C995]" office:value-type="string" office:string-value="N994 X12.5 Y1058.11308510639" calcext:value-type="string">
            <text:p>N994 X12.5 Y1058.11308510639</text:p>
          </table:table-cell>
          <table:table-cell/>
          <table:table-cell table:formula="of:=[.G990]" office:value-type="float" office:value="12.5" calcext:value-type="float">
            <text:p>12.5</text:p>
          </table:table-cell>
          <table:table-cell table:formula="of:=[.H990]+[.$K$13]" office:value-type="float" office:value="1058.11308510639" calcext:value-type="float">
            <text:p>1058.1130851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95</text:p>
          </table:table-cell>
          <table:table-cell table:formula="of:=[.B991]" office:value-type="string" office:string-value="G106" calcext:value-type="string">
            <text:p>G106</text:p>
          </table:table-cell>
          <table:table-cell table:formula="of:=[.C991]" office:value-type="string" office:string-value="P0" calcext:value-type="string">
            <text:p>P0</text:p>
          </table:table-cell>
          <table:table-cell/>
          <table:table-cell table:formula="of:=[.A996]&amp;&quot; &quot;&amp;[.B996]&amp;&quot; &quot;&amp;[.C996]" office:value-type="string" office:string-value="N995 G106 P0" calcext:value-type="string">
            <text:p>N99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96</text:p>
          </table:table-cell>
          <table:table-cell table:formula="of:=[.B992]" office:value-type="string" office:string-value="G105" calcext:value-type="string">
            <text:p>G105</text:p>
          </table:table-cell>
          <table:table-cell table:formula="of:=[.C992]" office:value-type="string" office:string-value="PY7.79553191489362" calcext:value-type="string">
            <text:p>PY7.79553191489362</text:p>
          </table:table-cell>
          <table:table-cell/>
          <table:table-cell table:formula="of:=[.A997]&amp;&quot; &quot;&amp;[.B997]&amp;&quot; &quot;&amp;[.C997]" office:value-type="string" office:string-value="N996 G105 PY7.79553191489362" calcext:value-type="string">
            <text:p>N996 G105 PY7.79553191489362</text:p>
          </table:table-cell>
          <table:table-cell table:number-columns-repeated="2"/>
          <table:table-cell table:formula="of:=[.H99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97</text:p>
          </table:table-cell>
          <table:table-cell table:formula="of:=&quot;X&quot;&amp;[.G998]" office:value-type="string" office:string-value="X6747.5" calcext:value-type="string">
            <text:p>X6747.5</text:p>
          </table:table-cell>
          <table:table-cell table:formula="of:=&quot;Y&quot;&amp;[.H998]" office:value-type="string" office:string-value="Y1064.90861702128" calcext:value-type="string">
            <text:p>Y1064.90861702128</text:p>
          </table:table-cell>
          <table:table-cell/>
          <table:table-cell table:formula="of:=[.A998]&amp;&quot; &quot;&amp;[.B998]&amp;&quot; &quot;&amp;[.C998]" office:value-type="string" office:string-value="N997 X6747.5 Y1064.90861702128" calcext:value-type="string">
            <text:p>N997 X6747.5 Y1064.90861702128</text:p>
          </table:table-cell>
          <table:table-cell/>
          <table:table-cell table:formula="of:=[.G993]" office:value-type="float" office:value="6747.5" calcext:value-type="float">
            <text:p>6747.5</text:p>
          </table:table-cell>
          <table:table-cell table:formula="of:=[.H993]+[.$K$13]" office:value-type="float" office:value="1064.90861702128" calcext:value-type="float">
            <text:p>1064.90861702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98</text:p>
          </table:table-cell>
          <table:table-cell table:formula="of:=[.B994]" office:value-type="string" office:string-value="G106" calcext:value-type="string">
            <text:p>G106</text:p>
          </table:table-cell>
          <table:table-cell table:formula="of:=[.C994]" office:value-type="string" office:string-value="P3" calcext:value-type="string">
            <text:p>P3</text:p>
          </table:table-cell>
          <table:table-cell/>
          <table:table-cell table:formula="of:=[.A999]&amp;&quot; &quot;&amp;[.B999]&amp;&quot; &quot;&amp;[.C999]" office:value-type="string" office:string-value="N998 G106 P3" calcext:value-type="string">
            <text:p>N99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999</text:p>
          </table:table-cell>
          <table:table-cell table:formula="of:=&quot;X&quot;&amp;[.G1000]" office:value-type="string" office:string-value="X12.5" calcext:value-type="string">
            <text:p>X12.5</text:p>
          </table:table-cell>
          <table:table-cell table:formula="of:=&quot;Y&quot;&amp;[.H1000]" office:value-type="string" office:string-value="Y1062.90861702128" calcext:value-type="string">
            <text:p>Y1062.90861702128</text:p>
          </table:table-cell>
          <table:table-cell/>
          <table:table-cell table:formula="of:=[.A1000]&amp;&quot; &quot;&amp;[.B1000]&amp;&quot; &quot;&amp;[.C1000]" office:value-type="string" office:string-value="N999 X12.5 Y1062.90861702128" calcext:value-type="string">
            <text:p>N999 X12.5 Y1062.90861702128</text:p>
          </table:table-cell>
          <table:table-cell/>
          <table:table-cell table:formula="of:=[.G995]" office:value-type="float" office:value="12.5" calcext:value-type="float">
            <text:p>12.5</text:p>
          </table:table-cell>
          <table:table-cell table:formula="of:=[.H995]+[.$K$13]" office:value-type="float" office:value="1062.90861702128" calcext:value-type="float">
            <text:p>1062.90861702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00</text:p>
          </table:table-cell>
          <table:table-cell table:formula="of:=[.B996]" office:value-type="string" office:string-value="G106" calcext:value-type="string">
            <text:p>G106</text:p>
          </table:table-cell>
          <table:table-cell table:formula="of:=[.C996]" office:value-type="string" office:string-value="P0" calcext:value-type="string">
            <text:p>P0</text:p>
          </table:table-cell>
          <table:table-cell/>
          <table:table-cell table:formula="of:=[.A1001]&amp;&quot; &quot;&amp;[.B1001]&amp;&quot; &quot;&amp;[.C1001]" office:value-type="string" office:string-value="N1000 G106 P0" calcext:value-type="string">
            <text:p>N100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01</text:p>
          </table:table-cell>
          <table:table-cell table:formula="of:=[.B997]" office:value-type="string" office:string-value="G105" calcext:value-type="string">
            <text:p>G105</text:p>
          </table:table-cell>
          <table:table-cell table:formula="of:=[.C997]" office:value-type="string" office:string-value="PY7.79553191489362" calcext:value-type="string">
            <text:p>PY7.79553191489362</text:p>
          </table:table-cell>
          <table:table-cell/>
          <table:table-cell table:formula="of:=[.A1002]&amp;&quot; &quot;&amp;[.B1002]&amp;&quot; &quot;&amp;[.C1002]" office:value-type="string" office:string-value="N1001 G105 PY7.79553191489362" calcext:value-type="string">
            <text:p>N1001 G105 PY7.79553191489362</text:p>
          </table:table-cell>
          <table:table-cell table:number-columns-repeated="2"/>
          <table:table-cell table:formula="of:=[.H99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02</text:p>
          </table:table-cell>
          <table:table-cell table:formula="of:=&quot;X&quot;&amp;[.G1003]" office:value-type="string" office:string-value="X6747.5" calcext:value-type="string">
            <text:p>X6747.5</text:p>
          </table:table-cell>
          <table:table-cell table:formula="of:=&quot;Y&quot;&amp;[.H1003]" office:value-type="string" office:string-value="Y1069.70414893618" calcext:value-type="string">
            <text:p>Y1069.70414893618</text:p>
          </table:table-cell>
          <table:table-cell/>
          <table:table-cell table:formula="of:=[.A1003]&amp;&quot; &quot;&amp;[.B1003]&amp;&quot; &quot;&amp;[.C1003]" office:value-type="string" office:string-value="N1002 X6747.5 Y1069.70414893618" calcext:value-type="string">
            <text:p>N1002 X6747.5 Y1069.70414893618</text:p>
          </table:table-cell>
          <table:table-cell/>
          <table:table-cell table:formula="of:=[.G998]" office:value-type="float" office:value="6747.5" calcext:value-type="float">
            <text:p>6747.5</text:p>
          </table:table-cell>
          <table:table-cell table:formula="of:=[.H998]+[.$K$13]" office:value-type="float" office:value="1069.70414893618" calcext:value-type="float">
            <text:p>1069.704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03</text:p>
          </table:table-cell>
          <table:table-cell table:formula="of:=[.B999]" office:value-type="string" office:string-value="G106" calcext:value-type="string">
            <text:p>G106</text:p>
          </table:table-cell>
          <table:table-cell table:formula="of:=[.C999]" office:value-type="string" office:string-value="P3" calcext:value-type="string">
            <text:p>P3</text:p>
          </table:table-cell>
          <table:table-cell/>
          <table:table-cell table:formula="of:=[.A1004]&amp;&quot; &quot;&amp;[.B1004]&amp;&quot; &quot;&amp;[.C1004]" office:value-type="string" office:string-value="N1003 G106 P3" calcext:value-type="string">
            <text:p>N100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04</text:p>
          </table:table-cell>
          <table:table-cell table:formula="of:=&quot;X&quot;&amp;[.G1005]" office:value-type="string" office:string-value="X12.5" calcext:value-type="string">
            <text:p>X12.5</text:p>
          </table:table-cell>
          <table:table-cell table:formula="of:=&quot;Y&quot;&amp;[.H1005]" office:value-type="string" office:string-value="Y1067.70414893618" calcext:value-type="string">
            <text:p>Y1067.70414893618</text:p>
          </table:table-cell>
          <table:table-cell/>
          <table:table-cell table:formula="of:=[.A1005]&amp;&quot; &quot;&amp;[.B1005]&amp;&quot; &quot;&amp;[.C1005]" office:value-type="string" office:string-value="N1004 X12.5 Y1067.70414893618" calcext:value-type="string">
            <text:p>N1004 X12.5 Y1067.70414893618</text:p>
          </table:table-cell>
          <table:table-cell/>
          <table:table-cell table:formula="of:=[.G1000]" office:value-type="float" office:value="12.5" calcext:value-type="float">
            <text:p>12.5</text:p>
          </table:table-cell>
          <table:table-cell table:formula="of:=[.H1000]+[.$K$13]" office:value-type="float" office:value="1067.70414893618" calcext:value-type="float">
            <text:p>1067.704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05</text:p>
          </table:table-cell>
          <table:table-cell table:formula="of:=[.B1001]" office:value-type="string" office:string-value="G106" calcext:value-type="string">
            <text:p>G106</text:p>
          </table:table-cell>
          <table:table-cell table:formula="of:=[.C1001]" office:value-type="string" office:string-value="P0" calcext:value-type="string">
            <text:p>P0</text:p>
          </table:table-cell>
          <table:table-cell/>
          <table:table-cell table:formula="of:=[.A1006]&amp;&quot; &quot;&amp;[.B1006]&amp;&quot; &quot;&amp;[.C1006]" office:value-type="string" office:string-value="N1005 G106 P0" calcext:value-type="string">
            <text:p>N100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06</text:p>
          </table:table-cell>
          <table:table-cell table:formula="of:=[.B1002]" office:value-type="string" office:string-value="G105" calcext:value-type="string">
            <text:p>G105</text:p>
          </table:table-cell>
          <table:table-cell table:formula="of:=[.C1002]" office:value-type="string" office:string-value="PY7.79553191489362" calcext:value-type="string">
            <text:p>PY7.79553191489362</text:p>
          </table:table-cell>
          <table:table-cell/>
          <table:table-cell table:formula="of:=[.A1007]&amp;&quot; &quot;&amp;[.B1007]&amp;&quot; &quot;&amp;[.C1007]" office:value-type="string" office:string-value="N1006 G105 PY7.79553191489362" calcext:value-type="string">
            <text:p>N1006 G105 PY7.79553191489362</text:p>
          </table:table-cell>
          <table:table-cell table:number-columns-repeated="2"/>
          <table:table-cell table:formula="of:=[.H100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07</text:p>
          </table:table-cell>
          <table:table-cell table:formula="of:=&quot;X&quot;&amp;[.G1008]" office:value-type="string" office:string-value="X6747.5" calcext:value-type="string">
            <text:p>X6747.5</text:p>
          </table:table-cell>
          <table:table-cell table:formula="of:=&quot;Y&quot;&amp;[.H1008]" office:value-type="string" office:string-value="Y1074.49968085107" calcext:value-type="string">
            <text:p>Y1074.49968085107</text:p>
          </table:table-cell>
          <table:table-cell/>
          <table:table-cell table:formula="of:=[.A1008]&amp;&quot; &quot;&amp;[.B1008]&amp;&quot; &quot;&amp;[.C1008]" office:value-type="string" office:string-value="N1007 X6747.5 Y1074.49968085107" calcext:value-type="string">
            <text:p>N1007 X6747.5 Y1074.49968085107</text:p>
          </table:table-cell>
          <table:table-cell/>
          <table:table-cell table:formula="of:=[.G1003]" office:value-type="float" office:value="6747.5" calcext:value-type="float">
            <text:p>6747.5</text:p>
          </table:table-cell>
          <table:table-cell table:formula="of:=[.H1003]+[.$K$13]" office:value-type="float" office:value="1074.49968085107" calcext:value-type="float">
            <text:p>1074.49968085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08</text:p>
          </table:table-cell>
          <table:table-cell table:formula="of:=[.B1004]" office:value-type="string" office:string-value="G106" calcext:value-type="string">
            <text:p>G106</text:p>
          </table:table-cell>
          <table:table-cell table:formula="of:=[.C1004]" office:value-type="string" office:string-value="P3" calcext:value-type="string">
            <text:p>P3</text:p>
          </table:table-cell>
          <table:table-cell/>
          <table:table-cell table:formula="of:=[.A1009]&amp;&quot; &quot;&amp;[.B1009]&amp;&quot; &quot;&amp;[.C1009]" office:value-type="string" office:string-value="N1008 G106 P3" calcext:value-type="string">
            <text:p>N100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09</text:p>
          </table:table-cell>
          <table:table-cell table:formula="of:=&quot;X&quot;&amp;[.G1010]" office:value-type="string" office:string-value="X12.5" calcext:value-type="string">
            <text:p>X12.5</text:p>
          </table:table-cell>
          <table:table-cell table:formula="of:=&quot;Y&quot;&amp;[.H1010]" office:value-type="string" office:string-value="Y1072.49968085107" calcext:value-type="string">
            <text:p>Y1072.49968085107</text:p>
          </table:table-cell>
          <table:table-cell/>
          <table:table-cell table:formula="of:=[.A1010]&amp;&quot; &quot;&amp;[.B1010]&amp;&quot; &quot;&amp;[.C1010]" office:value-type="string" office:string-value="N1009 X12.5 Y1072.49968085107" calcext:value-type="string">
            <text:p>N1009 X12.5 Y1072.49968085107</text:p>
          </table:table-cell>
          <table:table-cell/>
          <table:table-cell table:formula="of:=[.G1005]" office:value-type="float" office:value="12.5" calcext:value-type="float">
            <text:p>12.5</text:p>
          </table:table-cell>
          <table:table-cell table:formula="of:=[.H1005]+[.$K$13]" office:value-type="float" office:value="1072.49968085107" calcext:value-type="float">
            <text:p>1072.49968085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10</text:p>
          </table:table-cell>
          <table:table-cell table:formula="of:=[.B1006]" office:value-type="string" office:string-value="G106" calcext:value-type="string">
            <text:p>G106</text:p>
          </table:table-cell>
          <table:table-cell table:formula="of:=[.C1006]" office:value-type="string" office:string-value="P0" calcext:value-type="string">
            <text:p>P0</text:p>
          </table:table-cell>
          <table:table-cell/>
          <table:table-cell table:formula="of:=[.A1011]&amp;&quot; &quot;&amp;[.B1011]&amp;&quot; &quot;&amp;[.C1011]" office:value-type="string" office:string-value="N1010 G106 P0" calcext:value-type="string">
            <text:p>N101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11</text:p>
          </table:table-cell>
          <table:table-cell table:formula="of:=[.B1007]" office:value-type="string" office:string-value="G105" calcext:value-type="string">
            <text:p>G105</text:p>
          </table:table-cell>
          <table:table-cell table:formula="of:=[.C1007]" office:value-type="string" office:string-value="PY7.79553191489362" calcext:value-type="string">
            <text:p>PY7.79553191489362</text:p>
          </table:table-cell>
          <table:table-cell/>
          <table:table-cell table:formula="of:=[.A1012]&amp;&quot; &quot;&amp;[.B1012]&amp;&quot; &quot;&amp;[.C1012]" office:value-type="string" office:string-value="N1011 G105 PY7.79553191489362" calcext:value-type="string">
            <text:p>N1011 G105 PY7.79553191489362</text:p>
          </table:table-cell>
          <table:table-cell table:number-columns-repeated="2"/>
          <table:table-cell table:formula="of:=[.H100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12</text:p>
          </table:table-cell>
          <table:table-cell table:formula="of:=&quot;X&quot;&amp;[.G1013]" office:value-type="string" office:string-value="X6747.5" calcext:value-type="string">
            <text:p>X6747.5</text:p>
          </table:table-cell>
          <table:table-cell table:formula="of:=&quot;Y&quot;&amp;[.H1013]" office:value-type="string" office:string-value="Y1079.29521276596" calcext:value-type="string">
            <text:p>Y1079.29521276596</text:p>
          </table:table-cell>
          <table:table-cell/>
          <table:table-cell table:formula="of:=[.A1013]&amp;&quot; &quot;&amp;[.B1013]&amp;&quot; &quot;&amp;[.C1013]" office:value-type="string" office:string-value="N1012 X6747.5 Y1079.29521276596" calcext:value-type="string">
            <text:p>N1012 X6747.5 Y1079.29521276596</text:p>
          </table:table-cell>
          <table:table-cell/>
          <table:table-cell table:formula="of:=[.G1008]" office:value-type="float" office:value="6747.5" calcext:value-type="float">
            <text:p>6747.5</text:p>
          </table:table-cell>
          <table:table-cell table:formula="of:=[.H1008]+[.$K$13]" office:value-type="float" office:value="1079.29521276596" calcext:value-type="float">
            <text:p>1079.2952127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13</text:p>
          </table:table-cell>
          <table:table-cell table:formula="of:=[.B1009]" office:value-type="string" office:string-value="G106" calcext:value-type="string">
            <text:p>G106</text:p>
          </table:table-cell>
          <table:table-cell table:formula="of:=[.C1009]" office:value-type="string" office:string-value="P3" calcext:value-type="string">
            <text:p>P3</text:p>
          </table:table-cell>
          <table:table-cell/>
          <table:table-cell table:formula="of:=[.A1014]&amp;&quot; &quot;&amp;[.B1014]&amp;&quot; &quot;&amp;[.C1014]" office:value-type="string" office:string-value="N1013 G106 P3" calcext:value-type="string">
            <text:p>N101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14</text:p>
          </table:table-cell>
          <table:table-cell table:formula="of:=&quot;X&quot;&amp;[.G1015]" office:value-type="string" office:string-value="X12.5" calcext:value-type="string">
            <text:p>X12.5</text:p>
          </table:table-cell>
          <table:table-cell table:formula="of:=&quot;Y&quot;&amp;[.H1015]" office:value-type="string" office:string-value="Y1077.29521276596" calcext:value-type="string">
            <text:p>Y1077.29521276596</text:p>
          </table:table-cell>
          <table:table-cell/>
          <table:table-cell table:formula="of:=[.A1015]&amp;&quot; &quot;&amp;[.B1015]&amp;&quot; &quot;&amp;[.C1015]" office:value-type="string" office:string-value="N1014 X12.5 Y1077.29521276596" calcext:value-type="string">
            <text:p>N1014 X12.5 Y1077.29521276596</text:p>
          </table:table-cell>
          <table:table-cell/>
          <table:table-cell table:formula="of:=[.G1010]" office:value-type="float" office:value="12.5" calcext:value-type="float">
            <text:p>12.5</text:p>
          </table:table-cell>
          <table:table-cell table:formula="of:=[.H1010]+[.$K$13]" office:value-type="float" office:value="1077.29521276596" calcext:value-type="float">
            <text:p>1077.2952127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15</text:p>
          </table:table-cell>
          <table:table-cell table:formula="of:=[.B1011]" office:value-type="string" office:string-value="G106" calcext:value-type="string">
            <text:p>G106</text:p>
          </table:table-cell>
          <table:table-cell table:formula="of:=[.C1011]" office:value-type="string" office:string-value="P0" calcext:value-type="string">
            <text:p>P0</text:p>
          </table:table-cell>
          <table:table-cell/>
          <table:table-cell table:formula="of:=[.A1016]&amp;&quot; &quot;&amp;[.B1016]&amp;&quot; &quot;&amp;[.C1016]" office:value-type="string" office:string-value="N1015 G106 P0" calcext:value-type="string">
            <text:p>N101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16</text:p>
          </table:table-cell>
          <table:table-cell table:formula="of:=[.B1012]" office:value-type="string" office:string-value="G105" calcext:value-type="string">
            <text:p>G105</text:p>
          </table:table-cell>
          <table:table-cell table:formula="of:=[.C1012]" office:value-type="string" office:string-value="PY7.79553191489362" calcext:value-type="string">
            <text:p>PY7.79553191489362</text:p>
          </table:table-cell>
          <table:table-cell/>
          <table:table-cell table:formula="of:=[.A1017]&amp;&quot; &quot;&amp;[.B1017]&amp;&quot; &quot;&amp;[.C1017]" office:value-type="string" office:string-value="N1016 G105 PY7.79553191489362" calcext:value-type="string">
            <text:p>N1016 G105 PY7.79553191489362</text:p>
          </table:table-cell>
          <table:table-cell table:number-columns-repeated="2"/>
          <table:table-cell table:formula="of:=[.H101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17</text:p>
          </table:table-cell>
          <table:table-cell table:formula="of:=&quot;X&quot;&amp;[.G1018]" office:value-type="string" office:string-value="X6747.5" calcext:value-type="string">
            <text:p>X6747.5</text:p>
          </table:table-cell>
          <table:table-cell table:formula="of:=&quot;Y&quot;&amp;[.H1018]" office:value-type="string" office:string-value="Y1084.09074468086" calcext:value-type="string">
            <text:p>Y1084.09074468086</text:p>
          </table:table-cell>
          <table:table-cell/>
          <table:table-cell table:formula="of:=[.A1018]&amp;&quot; &quot;&amp;[.B1018]&amp;&quot; &quot;&amp;[.C1018]" office:value-type="string" office:string-value="N1017 X6747.5 Y1084.09074468086" calcext:value-type="string">
            <text:p>N1017 X6747.5 Y1084.09074468086</text:p>
          </table:table-cell>
          <table:table-cell/>
          <table:table-cell table:formula="of:=[.G1013]" office:value-type="float" office:value="6747.5" calcext:value-type="float">
            <text:p>6747.5</text:p>
          </table:table-cell>
          <table:table-cell table:formula="of:=[.H1013]+[.$K$13]" office:value-type="float" office:value="1084.09074468086" calcext:value-type="float">
            <text:p>1084.0907446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18</text:p>
          </table:table-cell>
          <table:table-cell table:formula="of:=[.B1014]" office:value-type="string" office:string-value="G106" calcext:value-type="string">
            <text:p>G106</text:p>
          </table:table-cell>
          <table:table-cell table:formula="of:=[.C1014]" office:value-type="string" office:string-value="P3" calcext:value-type="string">
            <text:p>P3</text:p>
          </table:table-cell>
          <table:table-cell/>
          <table:table-cell table:formula="of:=[.A1019]&amp;&quot; &quot;&amp;[.B1019]&amp;&quot; &quot;&amp;[.C1019]" office:value-type="string" office:string-value="N1018 G106 P3" calcext:value-type="string">
            <text:p>N101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19</text:p>
          </table:table-cell>
          <table:table-cell table:formula="of:=&quot;X&quot;&amp;[.G1020]" office:value-type="string" office:string-value="X12.5" calcext:value-type="string">
            <text:p>X12.5</text:p>
          </table:table-cell>
          <table:table-cell table:formula="of:=&quot;Y&quot;&amp;[.H1020]" office:value-type="string" office:string-value="Y1082.09074468086" calcext:value-type="string">
            <text:p>Y1082.09074468086</text:p>
          </table:table-cell>
          <table:table-cell/>
          <table:table-cell table:formula="of:=[.A1020]&amp;&quot; &quot;&amp;[.B1020]&amp;&quot; &quot;&amp;[.C1020]" office:value-type="string" office:string-value="N1019 X12.5 Y1082.09074468086" calcext:value-type="string">
            <text:p>N1019 X12.5 Y1082.09074468086</text:p>
          </table:table-cell>
          <table:table-cell/>
          <table:table-cell table:formula="of:=[.G1015]" office:value-type="float" office:value="12.5" calcext:value-type="float">
            <text:p>12.5</text:p>
          </table:table-cell>
          <table:table-cell table:formula="of:=[.H1015]+[.$K$13]" office:value-type="float" office:value="1082.09074468086" calcext:value-type="float">
            <text:p>1082.0907446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20</text:p>
          </table:table-cell>
          <table:table-cell table:formula="of:=[.B1016]" office:value-type="string" office:string-value="G106" calcext:value-type="string">
            <text:p>G106</text:p>
          </table:table-cell>
          <table:table-cell table:formula="of:=[.C1016]" office:value-type="string" office:string-value="P0" calcext:value-type="string">
            <text:p>P0</text:p>
          </table:table-cell>
          <table:table-cell/>
          <table:table-cell table:formula="of:=[.A1021]&amp;&quot; &quot;&amp;[.B1021]&amp;&quot; &quot;&amp;[.C1021]" office:value-type="string" office:string-value="N1020 G106 P0" calcext:value-type="string">
            <text:p>N102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21</text:p>
          </table:table-cell>
          <table:table-cell table:formula="of:=[.B1017]" office:value-type="string" office:string-value="G105" calcext:value-type="string">
            <text:p>G105</text:p>
          </table:table-cell>
          <table:table-cell table:formula="of:=[.C1017]" office:value-type="string" office:string-value="PY7.79553191489362" calcext:value-type="string">
            <text:p>PY7.79553191489362</text:p>
          </table:table-cell>
          <table:table-cell/>
          <table:table-cell table:formula="of:=[.A1022]&amp;&quot; &quot;&amp;[.B1022]&amp;&quot; &quot;&amp;[.C1022]" office:value-type="string" office:string-value="N1021 G105 PY7.79553191489362" calcext:value-type="string">
            <text:p>N1021 G105 PY7.79553191489362</text:p>
          </table:table-cell>
          <table:table-cell table:number-columns-repeated="2"/>
          <table:table-cell table:formula="of:=[.H101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22</text:p>
          </table:table-cell>
          <table:table-cell table:formula="of:=&quot;X&quot;&amp;[.G1023]" office:value-type="string" office:string-value="X6747.5" calcext:value-type="string">
            <text:p>X6747.5</text:p>
          </table:table-cell>
          <table:table-cell table:formula="of:=&quot;Y&quot;&amp;[.H1023]" office:value-type="string" office:string-value="Y1088.88627659575" calcext:value-type="string">
            <text:p>Y1088.88627659575</text:p>
          </table:table-cell>
          <table:table-cell/>
          <table:table-cell table:formula="of:=[.A1023]&amp;&quot; &quot;&amp;[.B1023]&amp;&quot; &quot;&amp;[.C1023]" office:value-type="string" office:string-value="N1022 X6747.5 Y1088.88627659575" calcext:value-type="string">
            <text:p>N1022 X6747.5 Y1088.88627659575</text:p>
          </table:table-cell>
          <table:table-cell/>
          <table:table-cell table:formula="of:=[.G1018]" office:value-type="float" office:value="6747.5" calcext:value-type="float">
            <text:p>6747.5</text:p>
          </table:table-cell>
          <table:table-cell table:formula="of:=[.H1018]+[.$K$13]" office:value-type="float" office:value="1088.88627659575" calcext:value-type="float">
            <text:p>1088.88627659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23</text:p>
          </table:table-cell>
          <table:table-cell table:formula="of:=[.B1019]" office:value-type="string" office:string-value="G106" calcext:value-type="string">
            <text:p>G106</text:p>
          </table:table-cell>
          <table:table-cell table:formula="of:=[.C1019]" office:value-type="string" office:string-value="P3" calcext:value-type="string">
            <text:p>P3</text:p>
          </table:table-cell>
          <table:table-cell/>
          <table:table-cell table:formula="of:=[.A1024]&amp;&quot; &quot;&amp;[.B1024]&amp;&quot; &quot;&amp;[.C1024]" office:value-type="string" office:string-value="N1023 G106 P3" calcext:value-type="string">
            <text:p>N102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24</text:p>
          </table:table-cell>
          <table:table-cell table:formula="of:=&quot;X&quot;&amp;[.G1025]" office:value-type="string" office:string-value="X12.5" calcext:value-type="string">
            <text:p>X12.5</text:p>
          </table:table-cell>
          <table:table-cell table:formula="of:=&quot;Y&quot;&amp;[.H1025]" office:value-type="string" office:string-value="Y1086.88627659575" calcext:value-type="string">
            <text:p>Y1086.88627659575</text:p>
          </table:table-cell>
          <table:table-cell/>
          <table:table-cell table:formula="of:=[.A1025]&amp;&quot; &quot;&amp;[.B1025]&amp;&quot; &quot;&amp;[.C1025]" office:value-type="string" office:string-value="N1024 X12.5 Y1086.88627659575" calcext:value-type="string">
            <text:p>N1024 X12.5 Y1086.88627659575</text:p>
          </table:table-cell>
          <table:table-cell/>
          <table:table-cell table:formula="of:=[.G1020]" office:value-type="float" office:value="12.5" calcext:value-type="float">
            <text:p>12.5</text:p>
          </table:table-cell>
          <table:table-cell table:formula="of:=[.H1020]+[.$K$13]" office:value-type="float" office:value="1086.88627659575" calcext:value-type="float">
            <text:p>1086.88627659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25</text:p>
          </table:table-cell>
          <table:table-cell table:formula="of:=[.B1021]" office:value-type="string" office:string-value="G106" calcext:value-type="string">
            <text:p>G106</text:p>
          </table:table-cell>
          <table:table-cell table:formula="of:=[.C1021]" office:value-type="string" office:string-value="P0" calcext:value-type="string">
            <text:p>P0</text:p>
          </table:table-cell>
          <table:table-cell/>
          <table:table-cell table:formula="of:=[.A1026]&amp;&quot; &quot;&amp;[.B1026]&amp;&quot; &quot;&amp;[.C1026]" office:value-type="string" office:string-value="N1025 G106 P0" calcext:value-type="string">
            <text:p>N102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26</text:p>
          </table:table-cell>
          <table:table-cell table:formula="of:=[.B1022]" office:value-type="string" office:string-value="G105" calcext:value-type="string">
            <text:p>G105</text:p>
          </table:table-cell>
          <table:table-cell table:formula="of:=[.C1022]" office:value-type="string" office:string-value="PY7.79553191489362" calcext:value-type="string">
            <text:p>PY7.79553191489362</text:p>
          </table:table-cell>
          <table:table-cell/>
          <table:table-cell table:formula="of:=[.A1027]&amp;&quot; &quot;&amp;[.B1027]&amp;&quot; &quot;&amp;[.C1027]" office:value-type="string" office:string-value="N1026 G105 PY7.79553191489362" calcext:value-type="string">
            <text:p>N1026 G105 PY7.79553191489362</text:p>
          </table:table-cell>
          <table:table-cell table:number-columns-repeated="2"/>
          <table:table-cell table:formula="of:=[.H102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27</text:p>
          </table:table-cell>
          <table:table-cell table:formula="of:=&quot;X&quot;&amp;[.G1028]" office:value-type="string" office:string-value="X6747.5" calcext:value-type="string">
            <text:p>X6747.5</text:p>
          </table:table-cell>
          <table:table-cell table:formula="of:=&quot;Y&quot;&amp;[.H1028]" office:value-type="string" office:string-value="Y1093.68180851065" calcext:value-type="string">
            <text:p>Y1093.68180851065</text:p>
          </table:table-cell>
          <table:table-cell/>
          <table:table-cell table:formula="of:=[.A1028]&amp;&quot; &quot;&amp;[.B1028]&amp;&quot; &quot;&amp;[.C1028]" office:value-type="string" office:string-value="N1027 X6747.5 Y1093.68180851065" calcext:value-type="string">
            <text:p>N1027 X6747.5 Y1093.68180851065</text:p>
          </table:table-cell>
          <table:table-cell/>
          <table:table-cell table:formula="of:=[.G1023]" office:value-type="float" office:value="6747.5" calcext:value-type="float">
            <text:p>6747.5</text:p>
          </table:table-cell>
          <table:table-cell table:formula="of:=[.H1023]+[.$K$13]" office:value-type="float" office:value="1093.68180851065" calcext:value-type="float">
            <text:p>1093.68180851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28</text:p>
          </table:table-cell>
          <table:table-cell table:formula="of:=[.B1024]" office:value-type="string" office:string-value="G106" calcext:value-type="string">
            <text:p>G106</text:p>
          </table:table-cell>
          <table:table-cell table:formula="of:=[.C1024]" office:value-type="string" office:string-value="P3" calcext:value-type="string">
            <text:p>P3</text:p>
          </table:table-cell>
          <table:table-cell/>
          <table:table-cell table:formula="of:=[.A1029]&amp;&quot; &quot;&amp;[.B1029]&amp;&quot; &quot;&amp;[.C1029]" office:value-type="string" office:string-value="N1028 G106 P3" calcext:value-type="string">
            <text:p>N102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29</text:p>
          </table:table-cell>
          <table:table-cell table:formula="of:=&quot;X&quot;&amp;[.G1030]" office:value-type="string" office:string-value="X12.5" calcext:value-type="string">
            <text:p>X12.5</text:p>
          </table:table-cell>
          <table:table-cell table:formula="of:=&quot;Y&quot;&amp;[.H1030]" office:value-type="string" office:string-value="Y1091.68180851064" calcext:value-type="string">
            <text:p>Y1091.68180851064</text:p>
          </table:table-cell>
          <table:table-cell/>
          <table:table-cell table:formula="of:=[.A1030]&amp;&quot; &quot;&amp;[.B1030]&amp;&quot; &quot;&amp;[.C1030]" office:value-type="string" office:string-value="N1029 X12.5 Y1091.68180851064" calcext:value-type="string">
            <text:p>N1029 X12.5 Y1091.68180851064</text:p>
          </table:table-cell>
          <table:table-cell/>
          <table:table-cell table:formula="of:=[.G1025]" office:value-type="float" office:value="12.5" calcext:value-type="float">
            <text:p>12.5</text:p>
          </table:table-cell>
          <table:table-cell table:formula="of:=[.H1025]+[.$K$13]" office:value-type="float" office:value="1091.68180851064" calcext:value-type="float">
            <text:p>1091.68180851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30</text:p>
          </table:table-cell>
          <table:table-cell table:formula="of:=[.B1026]" office:value-type="string" office:string-value="G106" calcext:value-type="string">
            <text:p>G106</text:p>
          </table:table-cell>
          <table:table-cell table:formula="of:=[.C1026]" office:value-type="string" office:string-value="P0" calcext:value-type="string">
            <text:p>P0</text:p>
          </table:table-cell>
          <table:table-cell/>
          <table:table-cell table:formula="of:=[.A1031]&amp;&quot; &quot;&amp;[.B1031]&amp;&quot; &quot;&amp;[.C1031]" office:value-type="string" office:string-value="N1030 G106 P0" calcext:value-type="string">
            <text:p>N103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31</text:p>
          </table:table-cell>
          <table:table-cell table:formula="of:=[.B1027]" office:value-type="string" office:string-value="G105" calcext:value-type="string">
            <text:p>G105</text:p>
          </table:table-cell>
          <table:table-cell table:formula="of:=[.C1027]" office:value-type="string" office:string-value="PY7.79553191489362" calcext:value-type="string">
            <text:p>PY7.79553191489362</text:p>
          </table:table-cell>
          <table:table-cell/>
          <table:table-cell table:formula="of:=[.A1032]&amp;&quot; &quot;&amp;[.B1032]&amp;&quot; &quot;&amp;[.C1032]" office:value-type="string" office:string-value="N1031 G105 PY7.79553191489362" calcext:value-type="string">
            <text:p>N1031 G105 PY7.79553191489362</text:p>
          </table:table-cell>
          <table:table-cell table:number-columns-repeated="2"/>
          <table:table-cell table:formula="of:=[.H102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32</text:p>
          </table:table-cell>
          <table:table-cell table:formula="of:=&quot;X&quot;&amp;[.G1033]" office:value-type="string" office:string-value="X6747.5" calcext:value-type="string">
            <text:p>X6747.5</text:p>
          </table:table-cell>
          <table:table-cell table:formula="of:=&quot;Y&quot;&amp;[.H1033]" office:value-type="string" office:string-value="Y1098.47734042554" calcext:value-type="string">
            <text:p>Y1098.47734042554</text:p>
          </table:table-cell>
          <table:table-cell/>
          <table:table-cell table:formula="of:=[.A1033]&amp;&quot; &quot;&amp;[.B1033]&amp;&quot; &quot;&amp;[.C1033]" office:value-type="string" office:string-value="N1032 X6747.5 Y1098.47734042554" calcext:value-type="string">
            <text:p>N1032 X6747.5 Y1098.47734042554</text:p>
          </table:table-cell>
          <table:table-cell/>
          <table:table-cell table:formula="of:=[.G1028]" office:value-type="float" office:value="6747.5" calcext:value-type="float">
            <text:p>6747.5</text:p>
          </table:table-cell>
          <table:table-cell table:formula="of:=[.H1028]+[.$K$13]" office:value-type="float" office:value="1098.47734042554" calcext:value-type="float">
            <text:p>1098.47734042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33</text:p>
          </table:table-cell>
          <table:table-cell table:formula="of:=[.B1029]" office:value-type="string" office:string-value="G106" calcext:value-type="string">
            <text:p>G106</text:p>
          </table:table-cell>
          <table:table-cell table:formula="of:=[.C1029]" office:value-type="string" office:string-value="P3" calcext:value-type="string">
            <text:p>P3</text:p>
          </table:table-cell>
          <table:table-cell/>
          <table:table-cell table:formula="of:=[.A1034]&amp;&quot; &quot;&amp;[.B1034]&amp;&quot; &quot;&amp;[.C1034]" office:value-type="string" office:string-value="N1033 G106 P3" calcext:value-type="string">
            <text:p>N103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34</text:p>
          </table:table-cell>
          <table:table-cell table:formula="of:=&quot;X&quot;&amp;[.G1035]" office:value-type="string" office:string-value="X12.5" calcext:value-type="string">
            <text:p>X12.5</text:p>
          </table:table-cell>
          <table:table-cell table:formula="of:=&quot;Y&quot;&amp;[.H1035]" office:value-type="string" office:string-value="Y1096.47734042554" calcext:value-type="string">
            <text:p>Y1096.47734042554</text:p>
          </table:table-cell>
          <table:table-cell/>
          <table:table-cell table:formula="of:=[.A1035]&amp;&quot; &quot;&amp;[.B1035]&amp;&quot; &quot;&amp;[.C1035]" office:value-type="string" office:string-value="N1034 X12.5 Y1096.47734042554" calcext:value-type="string">
            <text:p>N1034 X12.5 Y1096.47734042554</text:p>
          </table:table-cell>
          <table:table-cell/>
          <table:table-cell table:formula="of:=[.G1030]" office:value-type="float" office:value="12.5" calcext:value-type="float">
            <text:p>12.5</text:p>
          </table:table-cell>
          <table:table-cell table:formula="of:=[.H1030]+[.$K$13]" office:value-type="float" office:value="1096.47734042554" calcext:value-type="float">
            <text:p>1096.47734042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35</text:p>
          </table:table-cell>
          <table:table-cell table:formula="of:=[.B1031]" office:value-type="string" office:string-value="G106" calcext:value-type="string">
            <text:p>G106</text:p>
          </table:table-cell>
          <table:table-cell table:formula="of:=[.C1031]" office:value-type="string" office:string-value="P0" calcext:value-type="string">
            <text:p>P0</text:p>
          </table:table-cell>
          <table:table-cell/>
          <table:table-cell table:formula="of:=[.A1036]&amp;&quot; &quot;&amp;[.B1036]&amp;&quot; &quot;&amp;[.C1036]" office:value-type="string" office:string-value="N1035 G106 P0" calcext:value-type="string">
            <text:p>N103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36</text:p>
          </table:table-cell>
          <table:table-cell table:formula="of:=[.B1032]" office:value-type="string" office:string-value="G105" calcext:value-type="string">
            <text:p>G105</text:p>
          </table:table-cell>
          <table:table-cell table:formula="of:=[.C1032]" office:value-type="string" office:string-value="PY7.79553191489362" calcext:value-type="string">
            <text:p>PY7.79553191489362</text:p>
          </table:table-cell>
          <table:table-cell/>
          <table:table-cell table:formula="of:=[.A1037]&amp;&quot; &quot;&amp;[.B1037]&amp;&quot; &quot;&amp;[.C1037]" office:value-type="string" office:string-value="N1036 G105 PY7.79553191489362" calcext:value-type="string">
            <text:p>N1036 G105 PY7.79553191489362</text:p>
          </table:table-cell>
          <table:table-cell table:number-columns-repeated="2"/>
          <table:table-cell table:formula="of:=[.H103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37</text:p>
          </table:table-cell>
          <table:table-cell table:formula="of:=&quot;X&quot;&amp;[.G1038]" office:value-type="string" office:string-value="X6747.5" calcext:value-type="string">
            <text:p>X6747.5</text:p>
          </table:table-cell>
          <table:table-cell table:formula="of:=&quot;Y&quot;&amp;[.H1038]" office:value-type="string" office:string-value="Y1103.27287234043" calcext:value-type="string">
            <text:p>Y1103.27287234043</text:p>
          </table:table-cell>
          <table:table-cell/>
          <table:table-cell table:formula="of:=[.A1038]&amp;&quot; &quot;&amp;[.B1038]&amp;&quot; &quot;&amp;[.C1038]" office:value-type="string" office:string-value="N1037 X6747.5 Y1103.27287234043" calcext:value-type="string">
            <text:p>N1037 X6747.5 Y1103.27287234043</text:p>
          </table:table-cell>
          <table:table-cell/>
          <table:table-cell table:formula="of:=[.G1033]" office:value-type="float" office:value="6747.5" calcext:value-type="float">
            <text:p>6747.5</text:p>
          </table:table-cell>
          <table:table-cell table:formula="of:=[.H1033]+[.$K$13]" office:value-type="float" office:value="1103.27287234043" calcext:value-type="float">
            <text:p>1103.2728723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38</text:p>
          </table:table-cell>
          <table:table-cell table:formula="of:=[.B1034]" office:value-type="string" office:string-value="G106" calcext:value-type="string">
            <text:p>G106</text:p>
          </table:table-cell>
          <table:table-cell table:formula="of:=[.C1034]" office:value-type="string" office:string-value="P3" calcext:value-type="string">
            <text:p>P3</text:p>
          </table:table-cell>
          <table:table-cell/>
          <table:table-cell table:formula="of:=[.A1039]&amp;&quot; &quot;&amp;[.B1039]&amp;&quot; &quot;&amp;[.C1039]" office:value-type="string" office:string-value="N1038 G106 P3" calcext:value-type="string">
            <text:p>N103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39</text:p>
          </table:table-cell>
          <table:table-cell table:formula="of:=&quot;X&quot;&amp;[.G1040]" office:value-type="string" office:string-value="X12.5" calcext:value-type="string">
            <text:p>X12.5</text:p>
          </table:table-cell>
          <table:table-cell table:formula="of:=&quot;Y&quot;&amp;[.H1040]" office:value-type="string" office:string-value="Y1101.27287234043" calcext:value-type="string">
            <text:p>Y1101.27287234043</text:p>
          </table:table-cell>
          <table:table-cell/>
          <table:table-cell table:formula="of:=[.A1040]&amp;&quot; &quot;&amp;[.B1040]&amp;&quot; &quot;&amp;[.C1040]" office:value-type="string" office:string-value="N1039 X12.5 Y1101.27287234043" calcext:value-type="string">
            <text:p>N1039 X12.5 Y1101.27287234043</text:p>
          </table:table-cell>
          <table:table-cell/>
          <table:table-cell table:formula="of:=[.G1035]" office:value-type="float" office:value="12.5" calcext:value-type="float">
            <text:p>12.5</text:p>
          </table:table-cell>
          <table:table-cell table:formula="of:=[.H1035]+[.$K$13]" office:value-type="float" office:value="1101.27287234043" calcext:value-type="float">
            <text:p>1101.2728723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40</text:p>
          </table:table-cell>
          <table:table-cell table:formula="of:=[.B1036]" office:value-type="string" office:string-value="G106" calcext:value-type="string">
            <text:p>G106</text:p>
          </table:table-cell>
          <table:table-cell table:formula="of:=[.C1036]" office:value-type="string" office:string-value="P0" calcext:value-type="string">
            <text:p>P0</text:p>
          </table:table-cell>
          <table:table-cell/>
          <table:table-cell table:formula="of:=[.A1041]&amp;&quot; &quot;&amp;[.B1041]&amp;&quot; &quot;&amp;[.C1041]" office:value-type="string" office:string-value="N1040 G106 P0" calcext:value-type="string">
            <text:p>N104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41</text:p>
          </table:table-cell>
          <table:table-cell table:formula="of:=[.B1037]" office:value-type="string" office:string-value="G105" calcext:value-type="string">
            <text:p>G105</text:p>
          </table:table-cell>
          <table:table-cell table:formula="of:=[.C1037]" office:value-type="string" office:string-value="PY7.79553191489362" calcext:value-type="string">
            <text:p>PY7.79553191489362</text:p>
          </table:table-cell>
          <table:table-cell/>
          <table:table-cell table:formula="of:=[.A1042]&amp;&quot; &quot;&amp;[.B1042]&amp;&quot; &quot;&amp;[.C1042]" office:value-type="string" office:string-value="N1041 G105 PY7.79553191489362" calcext:value-type="string">
            <text:p>N1041 G105 PY7.79553191489362</text:p>
          </table:table-cell>
          <table:table-cell table:number-columns-repeated="2"/>
          <table:table-cell table:formula="of:=[.H103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42</text:p>
          </table:table-cell>
          <table:table-cell table:formula="of:=&quot;X&quot;&amp;[.G1043]" office:value-type="string" office:string-value="X6747.5" calcext:value-type="string">
            <text:p>X6747.5</text:p>
          </table:table-cell>
          <table:table-cell table:formula="of:=&quot;Y&quot;&amp;[.H1043]" office:value-type="string" office:string-value="Y1108.06840425533" calcext:value-type="string">
            <text:p>Y1108.06840425533</text:p>
          </table:table-cell>
          <table:table-cell/>
          <table:table-cell table:formula="of:=[.A1043]&amp;&quot; &quot;&amp;[.B1043]&amp;&quot; &quot;&amp;[.C1043]" office:value-type="string" office:string-value="N1042 X6747.5 Y1108.06840425533" calcext:value-type="string">
            <text:p>N1042 X6747.5 Y1108.06840425533</text:p>
          </table:table-cell>
          <table:table-cell/>
          <table:table-cell table:formula="of:=[.G1038]" office:value-type="float" office:value="6747.5" calcext:value-type="float">
            <text:p>6747.5</text:p>
          </table:table-cell>
          <table:table-cell table:formula="of:=[.H1038]+[.$K$13]" office:value-type="float" office:value="1108.06840425533" calcext:value-type="float">
            <text:p>1108.06840425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43</text:p>
          </table:table-cell>
          <table:table-cell table:formula="of:=[.B1039]" office:value-type="string" office:string-value="G106" calcext:value-type="string">
            <text:p>G106</text:p>
          </table:table-cell>
          <table:table-cell table:formula="of:=[.C1039]" office:value-type="string" office:string-value="P3" calcext:value-type="string">
            <text:p>P3</text:p>
          </table:table-cell>
          <table:table-cell/>
          <table:table-cell table:formula="of:=[.A1044]&amp;&quot; &quot;&amp;[.B1044]&amp;&quot; &quot;&amp;[.C1044]" office:value-type="string" office:string-value="N1043 G106 P3" calcext:value-type="string">
            <text:p>N104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44</text:p>
          </table:table-cell>
          <table:table-cell table:formula="of:=&quot;X&quot;&amp;[.G1045]" office:value-type="string" office:string-value="X12.5" calcext:value-type="string">
            <text:p>X12.5</text:p>
          </table:table-cell>
          <table:table-cell table:formula="of:=&quot;Y&quot;&amp;[.H1045]" office:value-type="string" office:string-value="Y1106.06840425533" calcext:value-type="string">
            <text:p>Y1106.06840425533</text:p>
          </table:table-cell>
          <table:table-cell/>
          <table:table-cell table:formula="of:=[.A1045]&amp;&quot; &quot;&amp;[.B1045]&amp;&quot; &quot;&amp;[.C1045]" office:value-type="string" office:string-value="N1044 X12.5 Y1106.06840425533" calcext:value-type="string">
            <text:p>N1044 X12.5 Y1106.06840425533</text:p>
          </table:table-cell>
          <table:table-cell/>
          <table:table-cell table:formula="of:=[.G1040]" office:value-type="float" office:value="12.5" calcext:value-type="float">
            <text:p>12.5</text:p>
          </table:table-cell>
          <table:table-cell table:formula="of:=[.H1040]+[.$K$13]" office:value-type="float" office:value="1106.06840425533" calcext:value-type="float">
            <text:p>1106.06840425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45</text:p>
          </table:table-cell>
          <table:table-cell table:formula="of:=[.B1041]" office:value-type="string" office:string-value="G106" calcext:value-type="string">
            <text:p>G106</text:p>
          </table:table-cell>
          <table:table-cell table:formula="of:=[.C1041]" office:value-type="string" office:string-value="P0" calcext:value-type="string">
            <text:p>P0</text:p>
          </table:table-cell>
          <table:table-cell/>
          <table:table-cell table:formula="of:=[.A1046]&amp;&quot; &quot;&amp;[.B1046]&amp;&quot; &quot;&amp;[.C1046]" office:value-type="string" office:string-value="N1045 G106 P0" calcext:value-type="string">
            <text:p>N104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46</text:p>
          </table:table-cell>
          <table:table-cell table:formula="of:=[.B1042]" office:value-type="string" office:string-value="G105" calcext:value-type="string">
            <text:p>G105</text:p>
          </table:table-cell>
          <table:table-cell table:formula="of:=[.C1042]" office:value-type="string" office:string-value="PY7.79553191489362" calcext:value-type="string">
            <text:p>PY7.79553191489362</text:p>
          </table:table-cell>
          <table:table-cell/>
          <table:table-cell table:formula="of:=[.A1047]&amp;&quot; &quot;&amp;[.B1047]&amp;&quot; &quot;&amp;[.C1047]" office:value-type="string" office:string-value="N1046 G105 PY7.79553191489362" calcext:value-type="string">
            <text:p>N1046 G105 PY7.79553191489362</text:p>
          </table:table-cell>
          <table:table-cell table:number-columns-repeated="2"/>
          <table:table-cell table:formula="of:=[.H104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47</text:p>
          </table:table-cell>
          <table:table-cell table:formula="of:=&quot;X&quot;&amp;[.G1048]" office:value-type="string" office:string-value="X6747.5" calcext:value-type="string">
            <text:p>X6747.5</text:p>
          </table:table-cell>
          <table:table-cell table:formula="of:=&quot;Y&quot;&amp;[.H1048]" office:value-type="string" office:string-value="Y1112.86393617022" calcext:value-type="string">
            <text:p>Y1112.86393617022</text:p>
          </table:table-cell>
          <table:table-cell/>
          <table:table-cell table:formula="of:=[.A1048]&amp;&quot; &quot;&amp;[.B1048]&amp;&quot; &quot;&amp;[.C1048]" office:value-type="string" office:string-value="N1047 X6747.5 Y1112.86393617022" calcext:value-type="string">
            <text:p>N1047 X6747.5 Y1112.86393617022</text:p>
          </table:table-cell>
          <table:table-cell/>
          <table:table-cell table:formula="of:=[.G1043]" office:value-type="float" office:value="6747.5" calcext:value-type="float">
            <text:p>6747.5</text:p>
          </table:table-cell>
          <table:table-cell table:formula="of:=[.H1043]+[.$K$13]" office:value-type="float" office:value="1112.86393617022" calcext:value-type="float">
            <text:p>1112.86393617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48</text:p>
          </table:table-cell>
          <table:table-cell table:formula="of:=[.B1044]" office:value-type="string" office:string-value="G106" calcext:value-type="string">
            <text:p>G106</text:p>
          </table:table-cell>
          <table:table-cell table:formula="of:=[.C1044]" office:value-type="string" office:string-value="P3" calcext:value-type="string">
            <text:p>P3</text:p>
          </table:table-cell>
          <table:table-cell/>
          <table:table-cell table:formula="of:=[.A1049]&amp;&quot; &quot;&amp;[.B1049]&amp;&quot; &quot;&amp;[.C1049]" office:value-type="string" office:string-value="N1048 G106 P3" calcext:value-type="string">
            <text:p>N104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49</text:p>
          </table:table-cell>
          <table:table-cell table:formula="of:=&quot;X&quot;&amp;[.G1050]" office:value-type="string" office:string-value="X12.5" calcext:value-type="string">
            <text:p>X12.5</text:p>
          </table:table-cell>
          <table:table-cell table:formula="of:=&quot;Y&quot;&amp;[.H1050]" office:value-type="string" office:string-value="Y1110.86393617022" calcext:value-type="string">
            <text:p>Y1110.86393617022</text:p>
          </table:table-cell>
          <table:table-cell/>
          <table:table-cell table:formula="of:=[.A1050]&amp;&quot; &quot;&amp;[.B1050]&amp;&quot; &quot;&amp;[.C1050]" office:value-type="string" office:string-value="N1049 X12.5 Y1110.86393617022" calcext:value-type="string">
            <text:p>N1049 X12.5 Y1110.86393617022</text:p>
          </table:table-cell>
          <table:table-cell/>
          <table:table-cell table:formula="of:=[.G1045]" office:value-type="float" office:value="12.5" calcext:value-type="float">
            <text:p>12.5</text:p>
          </table:table-cell>
          <table:table-cell table:formula="of:=[.H1045]+[.$K$13]" office:value-type="float" office:value="1110.86393617022" calcext:value-type="float">
            <text:p>1110.86393617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50</text:p>
          </table:table-cell>
          <table:table-cell table:formula="of:=[.B1046]" office:value-type="string" office:string-value="G106" calcext:value-type="string">
            <text:p>G106</text:p>
          </table:table-cell>
          <table:table-cell table:formula="of:=[.C1046]" office:value-type="string" office:string-value="P0" calcext:value-type="string">
            <text:p>P0</text:p>
          </table:table-cell>
          <table:table-cell/>
          <table:table-cell table:formula="of:=[.A1051]&amp;&quot; &quot;&amp;[.B1051]&amp;&quot; &quot;&amp;[.C1051]" office:value-type="string" office:string-value="N1050 G106 P0" calcext:value-type="string">
            <text:p>N105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51</text:p>
          </table:table-cell>
          <table:table-cell table:formula="of:=[.B1047]" office:value-type="string" office:string-value="G105" calcext:value-type="string">
            <text:p>G105</text:p>
          </table:table-cell>
          <table:table-cell table:formula="of:=[.C1047]" office:value-type="string" office:string-value="PY7.79553191489362" calcext:value-type="string">
            <text:p>PY7.79553191489362</text:p>
          </table:table-cell>
          <table:table-cell/>
          <table:table-cell table:formula="of:=[.A1052]&amp;&quot; &quot;&amp;[.B1052]&amp;&quot; &quot;&amp;[.C1052]" office:value-type="string" office:string-value="N1051 G105 PY7.79553191489362" calcext:value-type="string">
            <text:p>N1051 G105 PY7.79553191489362</text:p>
          </table:table-cell>
          <table:table-cell table:number-columns-repeated="2"/>
          <table:table-cell table:formula="of:=[.H104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52</text:p>
          </table:table-cell>
          <table:table-cell table:formula="of:=&quot;X&quot;&amp;[.G1053]" office:value-type="string" office:string-value="X6747.5" calcext:value-type="string">
            <text:p>X6747.5</text:p>
          </table:table-cell>
          <table:table-cell table:formula="of:=&quot;Y&quot;&amp;[.H1053]" office:value-type="string" office:string-value="Y1117.65946808511" calcext:value-type="string">
            <text:p>Y1117.65946808511</text:p>
          </table:table-cell>
          <table:table-cell/>
          <table:table-cell table:formula="of:=[.A1053]&amp;&quot; &quot;&amp;[.B1053]&amp;&quot; &quot;&amp;[.C1053]" office:value-type="string" office:string-value="N1052 X6747.5 Y1117.65946808511" calcext:value-type="string">
            <text:p>N1052 X6747.5 Y1117.65946808511</text:p>
          </table:table-cell>
          <table:table-cell/>
          <table:table-cell table:formula="of:=[.G1048]" office:value-type="float" office:value="6747.5" calcext:value-type="float">
            <text:p>6747.5</text:p>
          </table:table-cell>
          <table:table-cell table:formula="of:=[.H1048]+[.$K$13]" office:value-type="float" office:value="1117.65946808511" calcext:value-type="float">
            <text:p>1117.6594680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53</text:p>
          </table:table-cell>
          <table:table-cell table:formula="of:=[.B1049]" office:value-type="string" office:string-value="G106" calcext:value-type="string">
            <text:p>G106</text:p>
          </table:table-cell>
          <table:table-cell table:formula="of:=[.C1049]" office:value-type="string" office:string-value="P3" calcext:value-type="string">
            <text:p>P3</text:p>
          </table:table-cell>
          <table:table-cell/>
          <table:table-cell table:formula="of:=[.A1054]&amp;&quot; &quot;&amp;[.B1054]&amp;&quot; &quot;&amp;[.C1054]" office:value-type="string" office:string-value="N1053 G106 P3" calcext:value-type="string">
            <text:p>N105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54</text:p>
          </table:table-cell>
          <table:table-cell table:formula="of:=&quot;X&quot;&amp;[.G1055]" office:value-type="string" office:string-value="X12.5" calcext:value-type="string">
            <text:p>X12.5</text:p>
          </table:table-cell>
          <table:table-cell table:formula="of:=&quot;Y&quot;&amp;[.H1055]" office:value-type="string" office:string-value="Y1115.65946808511" calcext:value-type="string">
            <text:p>Y1115.65946808511</text:p>
          </table:table-cell>
          <table:table-cell/>
          <table:table-cell table:formula="of:=[.A1055]&amp;&quot; &quot;&amp;[.B1055]&amp;&quot; &quot;&amp;[.C1055]" office:value-type="string" office:string-value="N1054 X12.5 Y1115.65946808511" calcext:value-type="string">
            <text:p>N1054 X12.5 Y1115.65946808511</text:p>
          </table:table-cell>
          <table:table-cell/>
          <table:table-cell table:formula="of:=[.G1050]" office:value-type="float" office:value="12.5" calcext:value-type="float">
            <text:p>12.5</text:p>
          </table:table-cell>
          <table:table-cell table:formula="of:=[.H1050]+[.$K$13]" office:value-type="float" office:value="1115.65946808511" calcext:value-type="float">
            <text:p>1115.6594680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55</text:p>
          </table:table-cell>
          <table:table-cell table:formula="of:=[.B1051]" office:value-type="string" office:string-value="G106" calcext:value-type="string">
            <text:p>G106</text:p>
          </table:table-cell>
          <table:table-cell table:formula="of:=[.C1051]" office:value-type="string" office:string-value="P0" calcext:value-type="string">
            <text:p>P0</text:p>
          </table:table-cell>
          <table:table-cell/>
          <table:table-cell table:formula="of:=[.A1056]&amp;&quot; &quot;&amp;[.B1056]&amp;&quot; &quot;&amp;[.C1056]" office:value-type="string" office:string-value="N1055 G106 P0" calcext:value-type="string">
            <text:p>N105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56</text:p>
          </table:table-cell>
          <table:table-cell table:formula="of:=[.B1052]" office:value-type="string" office:string-value="G105" calcext:value-type="string">
            <text:p>G105</text:p>
          </table:table-cell>
          <table:table-cell table:formula="of:=[.C1052]" office:value-type="string" office:string-value="PY7.79553191489362" calcext:value-type="string">
            <text:p>PY7.79553191489362</text:p>
          </table:table-cell>
          <table:table-cell/>
          <table:table-cell table:formula="of:=[.A1057]&amp;&quot; &quot;&amp;[.B1057]&amp;&quot; &quot;&amp;[.C1057]" office:value-type="string" office:string-value="N1056 G105 PY7.79553191489362" calcext:value-type="string">
            <text:p>N1056 G105 PY7.79553191489362</text:p>
          </table:table-cell>
          <table:table-cell table:number-columns-repeated="2"/>
          <table:table-cell table:formula="of:=[.H105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57</text:p>
          </table:table-cell>
          <table:table-cell table:formula="of:=&quot;X&quot;&amp;[.G1058]" office:value-type="string" office:string-value="X6747.5" calcext:value-type="string">
            <text:p>X6747.5</text:p>
          </table:table-cell>
          <table:table-cell table:formula="of:=&quot;Y&quot;&amp;[.H1058]" office:value-type="string" office:string-value="Y1122.45500000001" calcext:value-type="string">
            <text:p>Y1122.45500000001</text:p>
          </table:table-cell>
          <table:table-cell/>
          <table:table-cell table:formula="of:=[.A1058]&amp;&quot; &quot;&amp;[.B1058]&amp;&quot; &quot;&amp;[.C1058]" office:value-type="string" office:string-value="N1057 X6747.5 Y1122.45500000001" calcext:value-type="string">
            <text:p>N1057 X6747.5 Y1122.45500000001</text:p>
          </table:table-cell>
          <table:table-cell/>
          <table:table-cell table:formula="of:=[.G1053]" office:value-type="float" office:value="6747.5" calcext:value-type="float">
            <text:p>6747.5</text:p>
          </table:table-cell>
          <table:table-cell table:formula="of:=[.H1053]+[.$K$13]" office:value-type="float" office:value="1122.45500000001" calcext:value-type="float">
            <text:p>1122.4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58</text:p>
          </table:table-cell>
          <table:table-cell table:formula="of:=[.B1054]" office:value-type="string" office:string-value="G106" calcext:value-type="string">
            <text:p>G106</text:p>
          </table:table-cell>
          <table:table-cell table:formula="of:=[.C1054]" office:value-type="string" office:string-value="P3" calcext:value-type="string">
            <text:p>P3</text:p>
          </table:table-cell>
          <table:table-cell/>
          <table:table-cell table:formula="of:=[.A1059]&amp;&quot; &quot;&amp;[.B1059]&amp;&quot; &quot;&amp;[.C1059]" office:value-type="string" office:string-value="N1058 G106 P3" calcext:value-type="string">
            <text:p>N105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59</text:p>
          </table:table-cell>
          <table:table-cell table:formula="of:=&quot;X&quot;&amp;[.G1060]" office:value-type="string" office:string-value="X12.5" calcext:value-type="string">
            <text:p>X12.5</text:p>
          </table:table-cell>
          <table:table-cell table:formula="of:=&quot;Y&quot;&amp;[.H1060]" office:value-type="string" office:string-value="Y1120.45500000001" calcext:value-type="string">
            <text:p>Y1120.45500000001</text:p>
          </table:table-cell>
          <table:table-cell/>
          <table:table-cell table:formula="of:=[.A1060]&amp;&quot; &quot;&amp;[.B1060]&amp;&quot; &quot;&amp;[.C1060]" office:value-type="string" office:string-value="N1059 X12.5 Y1120.45500000001" calcext:value-type="string">
            <text:p>N1059 X12.5 Y1120.45500000001</text:p>
          </table:table-cell>
          <table:table-cell/>
          <table:table-cell table:formula="of:=[.G1055]" office:value-type="float" office:value="12.5" calcext:value-type="float">
            <text:p>12.5</text:p>
          </table:table-cell>
          <table:table-cell table:formula="of:=[.H1055]+[.$K$13]" office:value-type="float" office:value="1120.45500000001" calcext:value-type="float">
            <text:p>1120.4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60</text:p>
          </table:table-cell>
          <table:table-cell table:formula="of:=[.B1056]" office:value-type="string" office:string-value="G106" calcext:value-type="string">
            <text:p>G106</text:p>
          </table:table-cell>
          <table:table-cell table:formula="of:=[.C1056]" office:value-type="string" office:string-value="P0" calcext:value-type="string">
            <text:p>P0</text:p>
          </table:table-cell>
          <table:table-cell/>
          <table:table-cell table:formula="of:=[.A1061]&amp;&quot; &quot;&amp;[.B1061]&amp;&quot; &quot;&amp;[.C1061]" office:value-type="string" office:string-value="N1060 G106 P0" calcext:value-type="string">
            <text:p>N106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61</text:p>
          </table:table-cell>
          <table:table-cell table:formula="of:=[.B1057]" office:value-type="string" office:string-value="G105" calcext:value-type="string">
            <text:p>G105</text:p>
          </table:table-cell>
          <table:table-cell table:formula="of:=[.C1057]" office:value-type="string" office:string-value="PY7.79553191489362" calcext:value-type="string">
            <text:p>PY7.79553191489362</text:p>
          </table:table-cell>
          <table:table-cell/>
          <table:table-cell table:formula="of:=[.A1062]&amp;&quot; &quot;&amp;[.B1062]&amp;&quot; &quot;&amp;[.C1062]" office:value-type="string" office:string-value="N1061 G105 PY7.79553191489362" calcext:value-type="string">
            <text:p>N1061 G105 PY7.79553191489362</text:p>
          </table:table-cell>
          <table:table-cell table:number-columns-repeated="2"/>
          <table:table-cell table:formula="of:=[.H105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62</text:p>
          </table:table-cell>
          <table:table-cell table:formula="of:=&quot;X&quot;&amp;[.G1063]" office:value-type="string" office:string-value="X6747.5" calcext:value-type="string">
            <text:p>X6747.5</text:p>
          </table:table-cell>
          <table:table-cell table:formula="of:=&quot;Y&quot;&amp;[.H1063]" office:value-type="string" office:string-value="Y1127.2505319149" calcext:value-type="string">
            <text:p>Y1127.2505319149</text:p>
          </table:table-cell>
          <table:table-cell/>
          <table:table-cell table:formula="of:=[.A1063]&amp;&quot; &quot;&amp;[.B1063]&amp;&quot; &quot;&amp;[.C1063]" office:value-type="string" office:string-value="N1062 X6747.5 Y1127.2505319149" calcext:value-type="string">
            <text:p>N1062 X6747.5 Y1127.2505319149</text:p>
          </table:table-cell>
          <table:table-cell/>
          <table:table-cell table:formula="of:=[.G1058]" office:value-type="float" office:value="6747.5" calcext:value-type="float">
            <text:p>6747.5</text:p>
          </table:table-cell>
          <table:table-cell table:formula="of:=[.H1058]+[.$K$13]" office:value-type="float" office:value="1127.2505319149" calcext:value-type="float">
            <text:p>1127.25053191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63</text:p>
          </table:table-cell>
          <table:table-cell table:formula="of:=[.B1059]" office:value-type="string" office:string-value="G106" calcext:value-type="string">
            <text:p>G106</text:p>
          </table:table-cell>
          <table:table-cell table:formula="of:=[.C1059]" office:value-type="string" office:string-value="P3" calcext:value-type="string">
            <text:p>P3</text:p>
          </table:table-cell>
          <table:table-cell/>
          <table:table-cell table:formula="of:=[.A1064]&amp;&quot; &quot;&amp;[.B1064]&amp;&quot; &quot;&amp;[.C1064]" office:value-type="string" office:string-value="N1063 G106 P3" calcext:value-type="string">
            <text:p>N106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64</text:p>
          </table:table-cell>
          <table:table-cell table:formula="of:=&quot;X&quot;&amp;[.G1065]" office:value-type="string" office:string-value="X12.5" calcext:value-type="string">
            <text:p>X12.5</text:p>
          </table:table-cell>
          <table:table-cell table:formula="of:=&quot;Y&quot;&amp;[.H1065]" office:value-type="string" office:string-value="Y1125.2505319149" calcext:value-type="string">
            <text:p>Y1125.2505319149</text:p>
          </table:table-cell>
          <table:table-cell/>
          <table:table-cell table:formula="of:=[.A1065]&amp;&quot; &quot;&amp;[.B1065]&amp;&quot; &quot;&amp;[.C1065]" office:value-type="string" office:string-value="N1064 X12.5 Y1125.2505319149" calcext:value-type="string">
            <text:p>N1064 X12.5 Y1125.2505319149</text:p>
          </table:table-cell>
          <table:table-cell/>
          <table:table-cell table:formula="of:=[.G1060]" office:value-type="float" office:value="12.5" calcext:value-type="float">
            <text:p>12.5</text:p>
          </table:table-cell>
          <table:table-cell table:formula="of:=[.H1060]+[.$K$13]" office:value-type="float" office:value="1125.2505319149" calcext:value-type="float">
            <text:p>1125.25053191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65</text:p>
          </table:table-cell>
          <table:table-cell table:formula="of:=[.B1061]" office:value-type="string" office:string-value="G106" calcext:value-type="string">
            <text:p>G106</text:p>
          </table:table-cell>
          <table:table-cell table:formula="of:=[.C1061]" office:value-type="string" office:string-value="P0" calcext:value-type="string">
            <text:p>P0</text:p>
          </table:table-cell>
          <table:table-cell/>
          <table:table-cell table:formula="of:=[.A1066]&amp;&quot; &quot;&amp;[.B1066]&amp;&quot; &quot;&amp;[.C1066]" office:value-type="string" office:string-value="N1065 G106 P0" calcext:value-type="string">
            <text:p>N106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66</text:p>
          </table:table-cell>
          <table:table-cell table:formula="of:=[.B1062]" office:value-type="string" office:string-value="G105" calcext:value-type="string">
            <text:p>G105</text:p>
          </table:table-cell>
          <table:table-cell table:formula="of:=[.C1062]" office:value-type="string" office:string-value="PY7.79553191489362" calcext:value-type="string">
            <text:p>PY7.79553191489362</text:p>
          </table:table-cell>
          <table:table-cell/>
          <table:table-cell table:formula="of:=[.A1067]&amp;&quot; &quot;&amp;[.B1067]&amp;&quot; &quot;&amp;[.C1067]" office:value-type="string" office:string-value="N1066 G105 PY7.79553191489362" calcext:value-type="string">
            <text:p>N1066 G105 PY7.79553191489362</text:p>
          </table:table-cell>
          <table:table-cell table:number-columns-repeated="2"/>
          <table:table-cell table:formula="of:=[.H106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67</text:p>
          </table:table-cell>
          <table:table-cell table:formula="of:=&quot;X&quot;&amp;[.G1068]" office:value-type="string" office:string-value="X6747.5" calcext:value-type="string">
            <text:p>X6747.5</text:p>
          </table:table-cell>
          <table:table-cell table:formula="of:=&quot;Y&quot;&amp;[.H1068]" office:value-type="string" office:string-value="Y1132.04606382979" calcext:value-type="string">
            <text:p>Y1132.04606382979</text:p>
          </table:table-cell>
          <table:table-cell/>
          <table:table-cell table:formula="of:=[.A1068]&amp;&quot; &quot;&amp;[.B1068]&amp;&quot; &quot;&amp;[.C1068]" office:value-type="string" office:string-value="N1067 X6747.5 Y1132.04606382979" calcext:value-type="string">
            <text:p>N1067 X6747.5 Y1132.04606382979</text:p>
          </table:table-cell>
          <table:table-cell/>
          <table:table-cell table:formula="of:=[.G1063]" office:value-type="float" office:value="6747.5" calcext:value-type="float">
            <text:p>6747.5</text:p>
          </table:table-cell>
          <table:table-cell table:formula="of:=[.H1063]+[.$K$13]" office:value-type="float" office:value="1132.04606382979" calcext:value-type="float">
            <text:p>1132.04606382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68</text:p>
          </table:table-cell>
          <table:table-cell table:formula="of:=[.B1064]" office:value-type="string" office:string-value="G106" calcext:value-type="string">
            <text:p>G106</text:p>
          </table:table-cell>
          <table:table-cell table:formula="of:=[.C1064]" office:value-type="string" office:string-value="P3" calcext:value-type="string">
            <text:p>P3</text:p>
          </table:table-cell>
          <table:table-cell/>
          <table:table-cell table:formula="of:=[.A1069]&amp;&quot; &quot;&amp;[.B1069]&amp;&quot; &quot;&amp;[.C1069]" office:value-type="string" office:string-value="N1068 G106 P3" calcext:value-type="string">
            <text:p>N106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69</text:p>
          </table:table-cell>
          <table:table-cell table:formula="of:=&quot;X&quot;&amp;[.G1070]" office:value-type="string" office:string-value="X12.5" calcext:value-type="string">
            <text:p>X12.5</text:p>
          </table:table-cell>
          <table:table-cell table:formula="of:=&quot;Y&quot;&amp;[.H1070]" office:value-type="string" office:string-value="Y1130.04606382979" calcext:value-type="string">
            <text:p>Y1130.04606382979</text:p>
          </table:table-cell>
          <table:table-cell/>
          <table:table-cell table:formula="of:=[.A1070]&amp;&quot; &quot;&amp;[.B1070]&amp;&quot; &quot;&amp;[.C1070]" office:value-type="string" office:string-value="N1069 X12.5 Y1130.04606382979" calcext:value-type="string">
            <text:p>N1069 X12.5 Y1130.04606382979</text:p>
          </table:table-cell>
          <table:table-cell/>
          <table:table-cell table:formula="of:=[.G1065]" office:value-type="float" office:value="12.5" calcext:value-type="float">
            <text:p>12.5</text:p>
          </table:table-cell>
          <table:table-cell table:formula="of:=[.H1065]+[.$K$13]" office:value-type="float" office:value="1130.04606382979" calcext:value-type="float">
            <text:p>1130.04606382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70</text:p>
          </table:table-cell>
          <table:table-cell table:formula="of:=[.B1066]" office:value-type="string" office:string-value="G106" calcext:value-type="string">
            <text:p>G106</text:p>
          </table:table-cell>
          <table:table-cell table:formula="of:=[.C1066]" office:value-type="string" office:string-value="P0" calcext:value-type="string">
            <text:p>P0</text:p>
          </table:table-cell>
          <table:table-cell/>
          <table:table-cell table:formula="of:=[.A1071]&amp;&quot; &quot;&amp;[.B1071]&amp;&quot; &quot;&amp;[.C1071]" office:value-type="string" office:string-value="N1070 G106 P0" calcext:value-type="string">
            <text:p>N107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71</text:p>
          </table:table-cell>
          <table:table-cell table:formula="of:=[.B1067]" office:value-type="string" office:string-value="G105" calcext:value-type="string">
            <text:p>G105</text:p>
          </table:table-cell>
          <table:table-cell table:formula="of:=[.C1067]" office:value-type="string" office:string-value="PY7.79553191489362" calcext:value-type="string">
            <text:p>PY7.79553191489362</text:p>
          </table:table-cell>
          <table:table-cell/>
          <table:table-cell table:formula="of:=[.A1072]&amp;&quot; &quot;&amp;[.B1072]&amp;&quot; &quot;&amp;[.C1072]" office:value-type="string" office:string-value="N1071 G105 PY7.79553191489362" calcext:value-type="string">
            <text:p>N1071 G105 PY7.79553191489362</text:p>
          </table:table-cell>
          <table:table-cell table:number-columns-repeated="2"/>
          <table:table-cell table:formula="of:=[.H106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72</text:p>
          </table:table-cell>
          <table:table-cell table:formula="of:=&quot;X&quot;&amp;[.G1073]" office:value-type="string" office:string-value="X6747.5" calcext:value-type="string">
            <text:p>X6747.5</text:p>
          </table:table-cell>
          <table:table-cell table:formula="of:=&quot;Y&quot;&amp;[.H1073]" office:value-type="string" office:string-value="Y1136.84159574469" calcext:value-type="string">
            <text:p>Y1136.84159574469</text:p>
          </table:table-cell>
          <table:table-cell/>
          <table:table-cell table:formula="of:=[.A1073]&amp;&quot; &quot;&amp;[.B1073]&amp;&quot; &quot;&amp;[.C1073]" office:value-type="string" office:string-value="N1072 X6747.5 Y1136.84159574469" calcext:value-type="string">
            <text:p>N1072 X6747.5 Y1136.84159574469</text:p>
          </table:table-cell>
          <table:table-cell/>
          <table:table-cell table:formula="of:=[.G1068]" office:value-type="float" office:value="6747.5" calcext:value-type="float">
            <text:p>6747.5</text:p>
          </table:table-cell>
          <table:table-cell table:formula="of:=[.H1068]+[.$K$13]" office:value-type="float" office:value="1136.84159574469" calcext:value-type="float">
            <text:p>1136.84159574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73</text:p>
          </table:table-cell>
          <table:table-cell table:formula="of:=[.B1069]" office:value-type="string" office:string-value="G106" calcext:value-type="string">
            <text:p>G106</text:p>
          </table:table-cell>
          <table:table-cell table:formula="of:=[.C1069]" office:value-type="string" office:string-value="P3" calcext:value-type="string">
            <text:p>P3</text:p>
          </table:table-cell>
          <table:table-cell/>
          <table:table-cell table:formula="of:=[.A1074]&amp;&quot; &quot;&amp;[.B1074]&amp;&quot; &quot;&amp;[.C1074]" office:value-type="string" office:string-value="N1073 G106 P3" calcext:value-type="string">
            <text:p>N107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74</text:p>
          </table:table-cell>
          <table:table-cell table:formula="of:=&quot;X&quot;&amp;[.G1075]" office:value-type="string" office:string-value="X12.5" calcext:value-type="string">
            <text:p>X12.5</text:p>
          </table:table-cell>
          <table:table-cell table:formula="of:=&quot;Y&quot;&amp;[.H1075]" office:value-type="string" office:string-value="Y1134.84159574469" calcext:value-type="string">
            <text:p>Y1134.84159574469</text:p>
          </table:table-cell>
          <table:table-cell/>
          <table:table-cell table:formula="of:=[.A1075]&amp;&quot; &quot;&amp;[.B1075]&amp;&quot; &quot;&amp;[.C1075]" office:value-type="string" office:string-value="N1074 X12.5 Y1134.84159574469" calcext:value-type="string">
            <text:p>N1074 X12.5 Y1134.84159574469</text:p>
          </table:table-cell>
          <table:table-cell/>
          <table:table-cell table:formula="of:=[.G1070]" office:value-type="float" office:value="12.5" calcext:value-type="float">
            <text:p>12.5</text:p>
          </table:table-cell>
          <table:table-cell table:formula="of:=[.H1070]+[.$K$13]" office:value-type="float" office:value="1134.84159574469" calcext:value-type="float">
            <text:p>1134.84159574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75</text:p>
          </table:table-cell>
          <table:table-cell table:formula="of:=[.B1071]" office:value-type="string" office:string-value="G106" calcext:value-type="string">
            <text:p>G106</text:p>
          </table:table-cell>
          <table:table-cell table:formula="of:=[.C1071]" office:value-type="string" office:string-value="P0" calcext:value-type="string">
            <text:p>P0</text:p>
          </table:table-cell>
          <table:table-cell/>
          <table:table-cell table:formula="of:=[.A1076]&amp;&quot; &quot;&amp;[.B1076]&amp;&quot; &quot;&amp;[.C1076]" office:value-type="string" office:string-value="N1075 G106 P0" calcext:value-type="string">
            <text:p>N107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76</text:p>
          </table:table-cell>
          <table:table-cell table:formula="of:=[.B1072]" office:value-type="string" office:string-value="G105" calcext:value-type="string">
            <text:p>G105</text:p>
          </table:table-cell>
          <table:table-cell table:formula="of:=[.C1072]" office:value-type="string" office:string-value="PY7.79553191489362" calcext:value-type="string">
            <text:p>PY7.79553191489362</text:p>
          </table:table-cell>
          <table:table-cell/>
          <table:table-cell table:formula="of:=[.A1077]&amp;&quot; &quot;&amp;[.B1077]&amp;&quot; &quot;&amp;[.C1077]" office:value-type="string" office:string-value="N1076 G105 PY7.79553191489362" calcext:value-type="string">
            <text:p>N1076 G105 PY7.79553191489362</text:p>
          </table:table-cell>
          <table:table-cell table:number-columns-repeated="2"/>
          <table:table-cell table:formula="of:=[.H107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77</text:p>
          </table:table-cell>
          <table:table-cell table:formula="of:=&quot;X&quot;&amp;[.G1078]" office:value-type="string" office:string-value="X6747.5" calcext:value-type="string">
            <text:p>X6747.5</text:p>
          </table:table-cell>
          <table:table-cell table:formula="of:=&quot;Y&quot;&amp;[.H1078]" office:value-type="string" office:string-value="Y1141.63712765958" calcext:value-type="string">
            <text:p>Y1141.63712765958</text:p>
          </table:table-cell>
          <table:table-cell/>
          <table:table-cell table:formula="of:=[.A1078]&amp;&quot; &quot;&amp;[.B1078]&amp;&quot; &quot;&amp;[.C1078]" office:value-type="string" office:string-value="N1077 X6747.5 Y1141.63712765958" calcext:value-type="string">
            <text:p>N1077 X6747.5 Y1141.63712765958</text:p>
          </table:table-cell>
          <table:table-cell/>
          <table:table-cell table:formula="of:=[.G1073]" office:value-type="float" office:value="6747.5" calcext:value-type="float">
            <text:p>6747.5</text:p>
          </table:table-cell>
          <table:table-cell table:formula="of:=[.H1073]+[.$K$13]" office:value-type="float" office:value="1141.63712765958" calcext:value-type="float">
            <text:p>1141.63712765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78</text:p>
          </table:table-cell>
          <table:table-cell table:formula="of:=[.B1074]" office:value-type="string" office:string-value="G106" calcext:value-type="string">
            <text:p>G106</text:p>
          </table:table-cell>
          <table:table-cell table:formula="of:=[.C1074]" office:value-type="string" office:string-value="P3" calcext:value-type="string">
            <text:p>P3</text:p>
          </table:table-cell>
          <table:table-cell/>
          <table:table-cell table:formula="of:=[.A1079]&amp;&quot; &quot;&amp;[.B1079]&amp;&quot; &quot;&amp;[.C1079]" office:value-type="string" office:string-value="N1078 G106 P3" calcext:value-type="string">
            <text:p>N107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79</text:p>
          </table:table-cell>
          <table:table-cell table:formula="of:=&quot;X&quot;&amp;[.G1080]" office:value-type="string" office:string-value="X12.5" calcext:value-type="string">
            <text:p>X12.5</text:p>
          </table:table-cell>
          <table:table-cell table:formula="of:=&quot;Y&quot;&amp;[.H1080]" office:value-type="string" office:string-value="Y1139.63712765958" calcext:value-type="string">
            <text:p>Y1139.63712765958</text:p>
          </table:table-cell>
          <table:table-cell/>
          <table:table-cell table:formula="of:=[.A1080]&amp;&quot; &quot;&amp;[.B1080]&amp;&quot; &quot;&amp;[.C1080]" office:value-type="string" office:string-value="N1079 X12.5 Y1139.63712765958" calcext:value-type="string">
            <text:p>N1079 X12.5 Y1139.63712765958</text:p>
          </table:table-cell>
          <table:table-cell/>
          <table:table-cell table:formula="of:=[.G1075]" office:value-type="float" office:value="12.5" calcext:value-type="float">
            <text:p>12.5</text:p>
          </table:table-cell>
          <table:table-cell table:formula="of:=[.H1075]+[.$K$13]" office:value-type="float" office:value="1139.63712765958" calcext:value-type="float">
            <text:p>1139.63712765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80</text:p>
          </table:table-cell>
          <table:table-cell table:formula="of:=[.B1076]" office:value-type="string" office:string-value="G106" calcext:value-type="string">
            <text:p>G106</text:p>
          </table:table-cell>
          <table:table-cell table:formula="of:=[.C1076]" office:value-type="string" office:string-value="P0" calcext:value-type="string">
            <text:p>P0</text:p>
          </table:table-cell>
          <table:table-cell/>
          <table:table-cell table:formula="of:=[.A1081]&amp;&quot; &quot;&amp;[.B1081]&amp;&quot; &quot;&amp;[.C1081]" office:value-type="string" office:string-value="N1080 G106 P0" calcext:value-type="string">
            <text:p>N108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81</text:p>
          </table:table-cell>
          <table:table-cell table:formula="of:=[.B1077]" office:value-type="string" office:string-value="G105" calcext:value-type="string">
            <text:p>G105</text:p>
          </table:table-cell>
          <table:table-cell table:formula="of:=[.C1077]" office:value-type="string" office:string-value="PY7.79553191489362" calcext:value-type="string">
            <text:p>PY7.79553191489362</text:p>
          </table:table-cell>
          <table:table-cell/>
          <table:table-cell table:formula="of:=[.A1082]&amp;&quot; &quot;&amp;[.B1082]&amp;&quot; &quot;&amp;[.C1082]" office:value-type="string" office:string-value="N1081 G105 PY7.79553191489362" calcext:value-type="string">
            <text:p>N1081 G105 PY7.79553191489362</text:p>
          </table:table-cell>
          <table:table-cell table:number-columns-repeated="2"/>
          <table:table-cell table:formula="of:=[.H107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82</text:p>
          </table:table-cell>
          <table:table-cell table:formula="of:=&quot;X&quot;&amp;[.G1083]" office:value-type="string" office:string-value="X6747.5" calcext:value-type="string">
            <text:p>X6747.5</text:p>
          </table:table-cell>
          <table:table-cell table:formula="of:=&quot;Y&quot;&amp;[.H1083]" office:value-type="string" office:string-value="Y1146.43265957448" calcext:value-type="string">
            <text:p>Y1146.43265957448</text:p>
          </table:table-cell>
          <table:table-cell/>
          <table:table-cell table:formula="of:=[.A1083]&amp;&quot; &quot;&amp;[.B1083]&amp;&quot; &quot;&amp;[.C1083]" office:value-type="string" office:string-value="N1082 X6747.5 Y1146.43265957448" calcext:value-type="string">
            <text:p>N1082 X6747.5 Y1146.43265957448</text:p>
          </table:table-cell>
          <table:table-cell/>
          <table:table-cell table:formula="of:=[.G1078]" office:value-type="float" office:value="6747.5" calcext:value-type="float">
            <text:p>6747.5</text:p>
          </table:table-cell>
          <table:table-cell table:formula="of:=[.H1078]+[.$K$13]" office:value-type="float" office:value="1146.43265957448" calcext:value-type="float">
            <text:p>1146.43265957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83</text:p>
          </table:table-cell>
          <table:table-cell table:formula="of:=[.B1079]" office:value-type="string" office:string-value="G106" calcext:value-type="string">
            <text:p>G106</text:p>
          </table:table-cell>
          <table:table-cell table:formula="of:=[.C1079]" office:value-type="string" office:string-value="P3" calcext:value-type="string">
            <text:p>P3</text:p>
          </table:table-cell>
          <table:table-cell/>
          <table:table-cell table:formula="of:=[.A1084]&amp;&quot; &quot;&amp;[.B1084]&amp;&quot; &quot;&amp;[.C1084]" office:value-type="string" office:string-value="N1083 G106 P3" calcext:value-type="string">
            <text:p>N108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84</text:p>
          </table:table-cell>
          <table:table-cell table:formula="of:=&quot;X&quot;&amp;[.G1085]" office:value-type="string" office:string-value="X12.5" calcext:value-type="string">
            <text:p>X12.5</text:p>
          </table:table-cell>
          <table:table-cell table:formula="of:=&quot;Y&quot;&amp;[.H1085]" office:value-type="string" office:string-value="Y1144.43265957448" calcext:value-type="string">
            <text:p>Y1144.43265957448</text:p>
          </table:table-cell>
          <table:table-cell/>
          <table:table-cell table:formula="of:=[.A1085]&amp;&quot; &quot;&amp;[.B1085]&amp;&quot; &quot;&amp;[.C1085]" office:value-type="string" office:string-value="N1084 X12.5 Y1144.43265957448" calcext:value-type="string">
            <text:p>N1084 X12.5 Y1144.43265957448</text:p>
          </table:table-cell>
          <table:table-cell/>
          <table:table-cell table:formula="of:=[.G1080]" office:value-type="float" office:value="12.5" calcext:value-type="float">
            <text:p>12.5</text:p>
          </table:table-cell>
          <table:table-cell table:formula="of:=[.H1080]+[.$K$13]" office:value-type="float" office:value="1144.43265957448" calcext:value-type="float">
            <text:p>1144.43265957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85</text:p>
          </table:table-cell>
          <table:table-cell table:formula="of:=[.B1081]" office:value-type="string" office:string-value="G106" calcext:value-type="string">
            <text:p>G106</text:p>
          </table:table-cell>
          <table:table-cell table:formula="of:=[.C1081]" office:value-type="string" office:string-value="P0" calcext:value-type="string">
            <text:p>P0</text:p>
          </table:table-cell>
          <table:table-cell/>
          <table:table-cell table:formula="of:=[.A1086]&amp;&quot; &quot;&amp;[.B1086]&amp;&quot; &quot;&amp;[.C1086]" office:value-type="string" office:string-value="N1085 G106 P0" calcext:value-type="string">
            <text:p>N108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86</text:p>
          </table:table-cell>
          <table:table-cell table:formula="of:=[.B1082]" office:value-type="string" office:string-value="G105" calcext:value-type="string">
            <text:p>G105</text:p>
          </table:table-cell>
          <table:table-cell table:formula="of:=[.C1082]" office:value-type="string" office:string-value="PY7.79553191489362" calcext:value-type="string">
            <text:p>PY7.79553191489362</text:p>
          </table:table-cell>
          <table:table-cell/>
          <table:table-cell table:formula="of:=[.A1087]&amp;&quot; &quot;&amp;[.B1087]&amp;&quot; &quot;&amp;[.C1087]" office:value-type="string" office:string-value="N1086 G105 PY7.79553191489362" calcext:value-type="string">
            <text:p>N1086 G105 PY7.79553191489362</text:p>
          </table:table-cell>
          <table:table-cell table:number-columns-repeated="2"/>
          <table:table-cell table:formula="of:=[.H108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87</text:p>
          </table:table-cell>
          <table:table-cell table:formula="of:=&quot;X&quot;&amp;[.G1088]" office:value-type="string" office:string-value="X6747.5" calcext:value-type="string">
            <text:p>X6747.5</text:p>
          </table:table-cell>
          <table:table-cell table:formula="of:=&quot;Y&quot;&amp;[.H1088]" office:value-type="string" office:string-value="Y1151.22819148937" calcext:value-type="string">
            <text:p>Y1151.22819148937</text:p>
          </table:table-cell>
          <table:table-cell/>
          <table:table-cell table:formula="of:=[.A1088]&amp;&quot; &quot;&amp;[.B1088]&amp;&quot; &quot;&amp;[.C1088]" office:value-type="string" office:string-value="N1087 X6747.5 Y1151.22819148937" calcext:value-type="string">
            <text:p>N1087 X6747.5 Y1151.22819148937</text:p>
          </table:table-cell>
          <table:table-cell/>
          <table:table-cell table:formula="of:=[.G1083]" office:value-type="float" office:value="6747.5" calcext:value-type="float">
            <text:p>6747.5</text:p>
          </table:table-cell>
          <table:table-cell table:formula="of:=[.H1083]+[.$K$13]" office:value-type="float" office:value="1151.22819148937" calcext:value-type="float">
            <text:p>1151.22819148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88</text:p>
          </table:table-cell>
          <table:table-cell table:formula="of:=[.B1084]" office:value-type="string" office:string-value="G106" calcext:value-type="string">
            <text:p>G106</text:p>
          </table:table-cell>
          <table:table-cell table:formula="of:=[.C1084]" office:value-type="string" office:string-value="P3" calcext:value-type="string">
            <text:p>P3</text:p>
          </table:table-cell>
          <table:table-cell/>
          <table:table-cell table:formula="of:=[.A1089]&amp;&quot; &quot;&amp;[.B1089]&amp;&quot; &quot;&amp;[.C1089]" office:value-type="string" office:string-value="N1088 G106 P3" calcext:value-type="string">
            <text:p>N108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89</text:p>
          </table:table-cell>
          <table:table-cell table:formula="of:=&quot;X&quot;&amp;[.G1090]" office:value-type="string" office:string-value="X12.5" calcext:value-type="string">
            <text:p>X12.5</text:p>
          </table:table-cell>
          <table:table-cell table:formula="of:=&quot;Y&quot;&amp;[.H1090]" office:value-type="string" office:string-value="Y1149.22819148937" calcext:value-type="string">
            <text:p>Y1149.22819148937</text:p>
          </table:table-cell>
          <table:table-cell/>
          <table:table-cell table:formula="of:=[.A1090]&amp;&quot; &quot;&amp;[.B1090]&amp;&quot; &quot;&amp;[.C1090]" office:value-type="string" office:string-value="N1089 X12.5 Y1149.22819148937" calcext:value-type="string">
            <text:p>N1089 X12.5 Y1149.22819148937</text:p>
          </table:table-cell>
          <table:table-cell/>
          <table:table-cell table:formula="of:=[.G1085]" office:value-type="float" office:value="12.5" calcext:value-type="float">
            <text:p>12.5</text:p>
          </table:table-cell>
          <table:table-cell table:formula="of:=[.H1085]+[.$K$13]" office:value-type="float" office:value="1149.22819148937" calcext:value-type="float">
            <text:p>1149.22819148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90</text:p>
          </table:table-cell>
          <table:table-cell table:formula="of:=[.B1086]" office:value-type="string" office:string-value="G106" calcext:value-type="string">
            <text:p>G106</text:p>
          </table:table-cell>
          <table:table-cell table:formula="of:=[.C1086]" office:value-type="string" office:string-value="P0" calcext:value-type="string">
            <text:p>P0</text:p>
          </table:table-cell>
          <table:table-cell/>
          <table:table-cell table:formula="of:=[.A1091]&amp;&quot; &quot;&amp;[.B1091]&amp;&quot; &quot;&amp;[.C1091]" office:value-type="string" office:string-value="N1090 G106 P0" calcext:value-type="string">
            <text:p>N109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91</text:p>
          </table:table-cell>
          <table:table-cell table:formula="of:=[.B1087]" office:value-type="string" office:string-value="G105" calcext:value-type="string">
            <text:p>G105</text:p>
          </table:table-cell>
          <table:table-cell table:formula="of:=[.C1087]" office:value-type="string" office:string-value="PY7.79553191489362" calcext:value-type="string">
            <text:p>PY7.79553191489362</text:p>
          </table:table-cell>
          <table:table-cell/>
          <table:table-cell table:formula="of:=[.A1092]&amp;&quot; &quot;&amp;[.B1092]&amp;&quot; &quot;&amp;[.C1092]" office:value-type="string" office:string-value="N1091 G105 PY7.79553191489362" calcext:value-type="string">
            <text:p>N1091 G105 PY7.79553191489362</text:p>
          </table:table-cell>
          <table:table-cell table:number-columns-repeated="2"/>
          <table:table-cell table:formula="of:=[.H108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92</text:p>
          </table:table-cell>
          <table:table-cell table:formula="of:=&quot;X&quot;&amp;[.G1093]" office:value-type="string" office:string-value="X6747.5" calcext:value-type="string">
            <text:p>X6747.5</text:p>
          </table:table-cell>
          <table:table-cell table:formula="of:=&quot;Y&quot;&amp;[.H1093]" office:value-type="string" office:string-value="Y1156.02372340426" calcext:value-type="string">
            <text:p>Y1156.02372340426</text:p>
          </table:table-cell>
          <table:table-cell/>
          <table:table-cell table:formula="of:=[.A1093]&amp;&quot; &quot;&amp;[.B1093]&amp;&quot; &quot;&amp;[.C1093]" office:value-type="string" office:string-value="N1092 X6747.5 Y1156.02372340426" calcext:value-type="string">
            <text:p>N1092 X6747.5 Y1156.02372340426</text:p>
          </table:table-cell>
          <table:table-cell/>
          <table:table-cell table:formula="of:=[.G1088]" office:value-type="float" office:value="6747.5" calcext:value-type="float">
            <text:p>6747.5</text:p>
          </table:table-cell>
          <table:table-cell table:formula="of:=[.H1088]+[.$K$13]" office:value-type="float" office:value="1156.02372340426" calcext:value-type="float">
            <text:p>1156.02372340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93</text:p>
          </table:table-cell>
          <table:table-cell table:formula="of:=[.B1089]" office:value-type="string" office:string-value="G106" calcext:value-type="string">
            <text:p>G106</text:p>
          </table:table-cell>
          <table:table-cell table:formula="of:=[.C1089]" office:value-type="string" office:string-value="P3" calcext:value-type="string">
            <text:p>P3</text:p>
          </table:table-cell>
          <table:table-cell/>
          <table:table-cell table:formula="of:=[.A1094]&amp;&quot; &quot;&amp;[.B1094]&amp;&quot; &quot;&amp;[.C1094]" office:value-type="string" office:string-value="N1093 G106 P3" calcext:value-type="string">
            <text:p>N109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94</text:p>
          </table:table-cell>
          <table:table-cell table:formula="of:=&quot;X&quot;&amp;[.G1095]" office:value-type="string" office:string-value="X12.5" calcext:value-type="string">
            <text:p>X12.5</text:p>
          </table:table-cell>
          <table:table-cell table:formula="of:=&quot;Y&quot;&amp;[.H1095]" office:value-type="string" office:string-value="Y1154.02372340426" calcext:value-type="string">
            <text:p>Y1154.02372340426</text:p>
          </table:table-cell>
          <table:table-cell/>
          <table:table-cell table:formula="of:=[.A1095]&amp;&quot; &quot;&amp;[.B1095]&amp;&quot; &quot;&amp;[.C1095]" office:value-type="string" office:string-value="N1094 X12.5 Y1154.02372340426" calcext:value-type="string">
            <text:p>N1094 X12.5 Y1154.02372340426</text:p>
          </table:table-cell>
          <table:table-cell/>
          <table:table-cell table:formula="of:=[.G1090]" office:value-type="float" office:value="12.5" calcext:value-type="float">
            <text:p>12.5</text:p>
          </table:table-cell>
          <table:table-cell table:formula="of:=[.H1090]+[.$K$13]" office:value-type="float" office:value="1154.02372340426" calcext:value-type="float">
            <text:p>1154.02372340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95</text:p>
          </table:table-cell>
          <table:table-cell table:formula="of:=[.B1091]" office:value-type="string" office:string-value="G106" calcext:value-type="string">
            <text:p>G106</text:p>
          </table:table-cell>
          <table:table-cell table:formula="of:=[.C1091]" office:value-type="string" office:string-value="P0" calcext:value-type="string">
            <text:p>P0</text:p>
          </table:table-cell>
          <table:table-cell/>
          <table:table-cell table:formula="of:=[.A1096]&amp;&quot; &quot;&amp;[.B1096]&amp;&quot; &quot;&amp;[.C1096]" office:value-type="string" office:string-value="N1095 G106 P0" calcext:value-type="string">
            <text:p>N109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96</text:p>
          </table:table-cell>
          <table:table-cell table:formula="of:=[.B1092]" office:value-type="string" office:string-value="G105" calcext:value-type="string">
            <text:p>G105</text:p>
          </table:table-cell>
          <table:table-cell table:formula="of:=[.C1092]" office:value-type="string" office:string-value="PY7.79553191489362" calcext:value-type="string">
            <text:p>PY7.79553191489362</text:p>
          </table:table-cell>
          <table:table-cell/>
          <table:table-cell table:formula="of:=[.A1097]&amp;&quot; &quot;&amp;[.B1097]&amp;&quot; &quot;&amp;[.C1097]" office:value-type="string" office:string-value="N1096 G105 PY7.79553191489362" calcext:value-type="string">
            <text:p>N1096 G105 PY7.79553191489362</text:p>
          </table:table-cell>
          <table:table-cell table:number-columns-repeated="2"/>
          <table:table-cell table:formula="of:=[.H109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97</text:p>
          </table:table-cell>
          <table:table-cell table:formula="of:=&quot;X&quot;&amp;[.G1098]" office:value-type="string" office:string-value="X6747.5" calcext:value-type="string">
            <text:p>X6747.5</text:p>
          </table:table-cell>
          <table:table-cell table:formula="of:=&quot;Y&quot;&amp;[.H1098]" office:value-type="string" office:string-value="Y1160.81925531916" calcext:value-type="string">
            <text:p>Y1160.81925531916</text:p>
          </table:table-cell>
          <table:table-cell/>
          <table:table-cell table:formula="of:=[.A1098]&amp;&quot; &quot;&amp;[.B1098]&amp;&quot; &quot;&amp;[.C1098]" office:value-type="string" office:string-value="N1097 X6747.5 Y1160.81925531916" calcext:value-type="string">
            <text:p>N1097 X6747.5 Y1160.81925531916</text:p>
          </table:table-cell>
          <table:table-cell/>
          <table:table-cell table:formula="of:=[.G1093]" office:value-type="float" office:value="6747.5" calcext:value-type="float">
            <text:p>6747.5</text:p>
          </table:table-cell>
          <table:table-cell table:formula="of:=[.H1093]+[.$K$13]" office:value-type="float" office:value="1160.81925531916" calcext:value-type="float">
            <text:p>1160.81925531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98</text:p>
          </table:table-cell>
          <table:table-cell table:formula="of:=[.B1094]" office:value-type="string" office:string-value="G106" calcext:value-type="string">
            <text:p>G106</text:p>
          </table:table-cell>
          <table:table-cell table:formula="of:=[.C1094]" office:value-type="string" office:string-value="P3" calcext:value-type="string">
            <text:p>P3</text:p>
          </table:table-cell>
          <table:table-cell/>
          <table:table-cell table:formula="of:=[.A1099]&amp;&quot; &quot;&amp;[.B1099]&amp;&quot; &quot;&amp;[.C1099]" office:value-type="string" office:string-value="N1098 G106 P3" calcext:value-type="string">
            <text:p>N109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099</text:p>
          </table:table-cell>
          <table:table-cell table:formula="of:=&quot;X&quot;&amp;[.G1100]" office:value-type="string" office:string-value="X12.5" calcext:value-type="string">
            <text:p>X12.5</text:p>
          </table:table-cell>
          <table:table-cell table:formula="of:=&quot;Y&quot;&amp;[.H1100]" office:value-type="string" office:string-value="Y1158.81925531916" calcext:value-type="string">
            <text:p>Y1158.81925531916</text:p>
          </table:table-cell>
          <table:table-cell/>
          <table:table-cell table:formula="of:=[.A1100]&amp;&quot; &quot;&amp;[.B1100]&amp;&quot; &quot;&amp;[.C1100]" office:value-type="string" office:string-value="N1099 X12.5 Y1158.81925531916" calcext:value-type="string">
            <text:p>N1099 X12.5 Y1158.81925531916</text:p>
          </table:table-cell>
          <table:table-cell/>
          <table:table-cell table:formula="of:=[.G1095]" office:value-type="float" office:value="12.5" calcext:value-type="float">
            <text:p>12.5</text:p>
          </table:table-cell>
          <table:table-cell table:formula="of:=[.H1095]+[.$K$13]" office:value-type="float" office:value="1158.81925531916" calcext:value-type="float">
            <text:p>1158.81925531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00</text:p>
          </table:table-cell>
          <table:table-cell table:formula="of:=[.B1096]" office:value-type="string" office:string-value="G106" calcext:value-type="string">
            <text:p>G106</text:p>
          </table:table-cell>
          <table:table-cell table:formula="of:=[.C1096]" office:value-type="string" office:string-value="P0" calcext:value-type="string">
            <text:p>P0</text:p>
          </table:table-cell>
          <table:table-cell/>
          <table:table-cell table:formula="of:=[.A1101]&amp;&quot; &quot;&amp;[.B1101]&amp;&quot; &quot;&amp;[.C1101]" office:value-type="string" office:string-value="N1100 G106 P0" calcext:value-type="string">
            <text:p>N110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01</text:p>
          </table:table-cell>
          <table:table-cell table:formula="of:=[.B1097]" office:value-type="string" office:string-value="G105" calcext:value-type="string">
            <text:p>G105</text:p>
          </table:table-cell>
          <table:table-cell table:formula="of:=[.C1097]" office:value-type="string" office:string-value="PY7.79553191489362" calcext:value-type="string">
            <text:p>PY7.79553191489362</text:p>
          </table:table-cell>
          <table:table-cell/>
          <table:table-cell table:formula="of:=[.A1102]&amp;&quot; &quot;&amp;[.B1102]&amp;&quot; &quot;&amp;[.C1102]" office:value-type="string" office:string-value="N1101 G105 PY7.79553191489362" calcext:value-type="string">
            <text:p>N1101 G105 PY7.79553191489362</text:p>
          </table:table-cell>
          <table:table-cell table:number-columns-repeated="2"/>
          <table:table-cell table:formula="of:=[.H109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02</text:p>
          </table:table-cell>
          <table:table-cell table:formula="of:=&quot;X&quot;&amp;[.G1103]" office:value-type="string" office:string-value="X6747.5" calcext:value-type="string">
            <text:p>X6747.5</text:p>
          </table:table-cell>
          <table:table-cell table:formula="of:=&quot;Y&quot;&amp;[.H1103]" office:value-type="string" office:string-value="Y1165.61478723405" calcext:value-type="string">
            <text:p>Y1165.61478723405</text:p>
          </table:table-cell>
          <table:table-cell/>
          <table:table-cell table:formula="of:=[.A1103]&amp;&quot; &quot;&amp;[.B1103]&amp;&quot; &quot;&amp;[.C1103]" office:value-type="string" office:string-value="N1102 X6747.5 Y1165.61478723405" calcext:value-type="string">
            <text:p>N1102 X6747.5 Y1165.61478723405</text:p>
          </table:table-cell>
          <table:table-cell/>
          <table:table-cell table:formula="of:=[.G1098]" office:value-type="float" office:value="6747.5" calcext:value-type="float">
            <text:p>6747.5</text:p>
          </table:table-cell>
          <table:table-cell table:formula="of:=[.H1098]+[.$K$13]" office:value-type="float" office:value="1165.61478723405" calcext:value-type="float">
            <text:p>1165.61478723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03</text:p>
          </table:table-cell>
          <table:table-cell table:formula="of:=[.B1099]" office:value-type="string" office:string-value="G106" calcext:value-type="string">
            <text:p>G106</text:p>
          </table:table-cell>
          <table:table-cell table:formula="of:=[.C1099]" office:value-type="string" office:string-value="P3" calcext:value-type="string">
            <text:p>P3</text:p>
          </table:table-cell>
          <table:table-cell/>
          <table:table-cell table:formula="of:=[.A1104]&amp;&quot; &quot;&amp;[.B1104]&amp;&quot; &quot;&amp;[.C1104]" office:value-type="string" office:string-value="N1103 G106 P3" calcext:value-type="string">
            <text:p>N110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04</text:p>
          </table:table-cell>
          <table:table-cell table:formula="of:=&quot;X&quot;&amp;[.G1105]" office:value-type="string" office:string-value="X12.5" calcext:value-type="string">
            <text:p>X12.5</text:p>
          </table:table-cell>
          <table:table-cell table:formula="of:=&quot;Y&quot;&amp;[.H1105]" office:value-type="string" office:string-value="Y1163.61478723405" calcext:value-type="string">
            <text:p>Y1163.61478723405</text:p>
          </table:table-cell>
          <table:table-cell/>
          <table:table-cell table:formula="of:=[.A1105]&amp;&quot; &quot;&amp;[.B1105]&amp;&quot; &quot;&amp;[.C1105]" office:value-type="string" office:string-value="N1104 X12.5 Y1163.61478723405" calcext:value-type="string">
            <text:p>N1104 X12.5 Y1163.61478723405</text:p>
          </table:table-cell>
          <table:table-cell/>
          <table:table-cell table:formula="of:=[.G1100]" office:value-type="float" office:value="12.5" calcext:value-type="float">
            <text:p>12.5</text:p>
          </table:table-cell>
          <table:table-cell table:formula="of:=[.H1100]+[.$K$13]" office:value-type="float" office:value="1163.61478723405" calcext:value-type="float">
            <text:p>1163.61478723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05</text:p>
          </table:table-cell>
          <table:table-cell table:formula="of:=[.B1101]" office:value-type="string" office:string-value="G106" calcext:value-type="string">
            <text:p>G106</text:p>
          </table:table-cell>
          <table:table-cell table:formula="of:=[.C1101]" office:value-type="string" office:string-value="P0" calcext:value-type="string">
            <text:p>P0</text:p>
          </table:table-cell>
          <table:table-cell/>
          <table:table-cell table:formula="of:=[.A1106]&amp;&quot; &quot;&amp;[.B1106]&amp;&quot; &quot;&amp;[.C1106]" office:value-type="string" office:string-value="N1105 G106 P0" calcext:value-type="string">
            <text:p>N110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06</text:p>
          </table:table-cell>
          <table:table-cell table:formula="of:=[.B1102]" office:value-type="string" office:string-value="G105" calcext:value-type="string">
            <text:p>G105</text:p>
          </table:table-cell>
          <table:table-cell table:formula="of:=[.C1102]" office:value-type="string" office:string-value="PY7.79553191489362" calcext:value-type="string">
            <text:p>PY7.79553191489362</text:p>
          </table:table-cell>
          <table:table-cell/>
          <table:table-cell table:formula="of:=[.A1107]&amp;&quot; &quot;&amp;[.B1107]&amp;&quot; &quot;&amp;[.C1107]" office:value-type="string" office:string-value="N1106 G105 PY7.79553191489362" calcext:value-type="string">
            <text:p>N1106 G105 PY7.79553191489362</text:p>
          </table:table-cell>
          <table:table-cell table:number-columns-repeated="2"/>
          <table:table-cell table:formula="of:=[.H110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07</text:p>
          </table:table-cell>
          <table:table-cell table:formula="of:=&quot;X&quot;&amp;[.G1108]" office:value-type="string" office:string-value="X6747.5" calcext:value-type="string">
            <text:p>X6747.5</text:p>
          </table:table-cell>
          <table:table-cell table:formula="of:=&quot;Y&quot;&amp;[.H1108]" office:value-type="string" office:string-value="Y1170.41031914894" calcext:value-type="string">
            <text:p>Y1170.41031914894</text:p>
          </table:table-cell>
          <table:table-cell/>
          <table:table-cell table:formula="of:=[.A1108]&amp;&quot; &quot;&amp;[.B1108]&amp;&quot; &quot;&amp;[.C1108]" office:value-type="string" office:string-value="N1107 X6747.5 Y1170.41031914894" calcext:value-type="string">
            <text:p>N1107 X6747.5 Y1170.41031914894</text:p>
          </table:table-cell>
          <table:table-cell/>
          <table:table-cell table:formula="of:=[.G1103]" office:value-type="float" office:value="6747.5" calcext:value-type="float">
            <text:p>6747.5</text:p>
          </table:table-cell>
          <table:table-cell table:formula="of:=[.H1103]+[.$K$13]" office:value-type="float" office:value="1170.41031914894" calcext:value-type="float">
            <text:p>1170.4103191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08</text:p>
          </table:table-cell>
          <table:table-cell table:formula="of:=[.B1104]" office:value-type="string" office:string-value="G106" calcext:value-type="string">
            <text:p>G106</text:p>
          </table:table-cell>
          <table:table-cell table:formula="of:=[.C1104]" office:value-type="string" office:string-value="P3" calcext:value-type="string">
            <text:p>P3</text:p>
          </table:table-cell>
          <table:table-cell/>
          <table:table-cell table:formula="of:=[.A1109]&amp;&quot; &quot;&amp;[.B1109]&amp;&quot; &quot;&amp;[.C1109]" office:value-type="string" office:string-value="N1108 G106 P3" calcext:value-type="string">
            <text:p>N110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09</text:p>
          </table:table-cell>
          <table:table-cell table:formula="of:=&quot;X&quot;&amp;[.G1110]" office:value-type="string" office:string-value="X12.5" calcext:value-type="string">
            <text:p>X12.5</text:p>
          </table:table-cell>
          <table:table-cell table:formula="of:=&quot;Y&quot;&amp;[.H1110]" office:value-type="string" office:string-value="Y1168.41031914894" calcext:value-type="string">
            <text:p>Y1168.41031914894</text:p>
          </table:table-cell>
          <table:table-cell/>
          <table:table-cell table:formula="of:=[.A1110]&amp;&quot; &quot;&amp;[.B1110]&amp;&quot; &quot;&amp;[.C1110]" office:value-type="string" office:string-value="N1109 X12.5 Y1168.41031914894" calcext:value-type="string">
            <text:p>N1109 X12.5 Y1168.41031914894</text:p>
          </table:table-cell>
          <table:table-cell/>
          <table:table-cell table:formula="of:=[.G1105]" office:value-type="float" office:value="12.5" calcext:value-type="float">
            <text:p>12.5</text:p>
          </table:table-cell>
          <table:table-cell table:formula="of:=[.H1105]+[.$K$13]" office:value-type="float" office:value="1168.41031914894" calcext:value-type="float">
            <text:p>1168.4103191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10</text:p>
          </table:table-cell>
          <table:table-cell table:formula="of:=[.B1106]" office:value-type="string" office:string-value="G106" calcext:value-type="string">
            <text:p>G106</text:p>
          </table:table-cell>
          <table:table-cell table:formula="of:=[.C1106]" office:value-type="string" office:string-value="P0" calcext:value-type="string">
            <text:p>P0</text:p>
          </table:table-cell>
          <table:table-cell/>
          <table:table-cell table:formula="of:=[.A1111]&amp;&quot; &quot;&amp;[.B1111]&amp;&quot; &quot;&amp;[.C1111]" office:value-type="string" office:string-value="N1110 G106 P0" calcext:value-type="string">
            <text:p>N111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11</text:p>
          </table:table-cell>
          <table:table-cell table:formula="of:=[.B1107]" office:value-type="string" office:string-value="G105" calcext:value-type="string">
            <text:p>G105</text:p>
          </table:table-cell>
          <table:table-cell table:formula="of:=[.C1107]" office:value-type="string" office:string-value="PY7.79553191489362" calcext:value-type="string">
            <text:p>PY7.79553191489362</text:p>
          </table:table-cell>
          <table:table-cell/>
          <table:table-cell table:formula="of:=[.A1112]&amp;&quot; &quot;&amp;[.B1112]&amp;&quot; &quot;&amp;[.C1112]" office:value-type="string" office:string-value="N1111 G105 PY7.79553191489362" calcext:value-type="string">
            <text:p>N1111 G105 PY7.79553191489362</text:p>
          </table:table-cell>
          <table:table-cell table:number-columns-repeated="2"/>
          <table:table-cell table:formula="of:=[.H110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12</text:p>
          </table:table-cell>
          <table:table-cell table:formula="of:=&quot;X&quot;&amp;[.G1113]" office:value-type="string" office:string-value="X6747.5" calcext:value-type="string">
            <text:p>X6747.5</text:p>
          </table:table-cell>
          <table:table-cell table:formula="of:=&quot;Y&quot;&amp;[.H1113]" office:value-type="string" office:string-value="Y1175.20585106384" calcext:value-type="string">
            <text:p>Y1175.20585106384</text:p>
          </table:table-cell>
          <table:table-cell/>
          <table:table-cell table:formula="of:=[.A1113]&amp;&quot; &quot;&amp;[.B1113]&amp;&quot; &quot;&amp;[.C1113]" office:value-type="string" office:string-value="N1112 X6747.5 Y1175.20585106384" calcext:value-type="string">
            <text:p>N1112 X6747.5 Y1175.20585106384</text:p>
          </table:table-cell>
          <table:table-cell/>
          <table:table-cell table:formula="of:=[.G1108]" office:value-type="float" office:value="6747.5" calcext:value-type="float">
            <text:p>6747.5</text:p>
          </table:table-cell>
          <table:table-cell table:formula="of:=[.H1108]+[.$K$13]" office:value-type="float" office:value="1175.20585106384" calcext:value-type="float">
            <text:p>1175.20585106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13</text:p>
          </table:table-cell>
          <table:table-cell table:formula="of:=[.B1109]" office:value-type="string" office:string-value="G106" calcext:value-type="string">
            <text:p>G106</text:p>
          </table:table-cell>
          <table:table-cell table:formula="of:=[.C1109]" office:value-type="string" office:string-value="P3" calcext:value-type="string">
            <text:p>P3</text:p>
          </table:table-cell>
          <table:table-cell/>
          <table:table-cell table:formula="of:=[.A1114]&amp;&quot; &quot;&amp;[.B1114]&amp;&quot; &quot;&amp;[.C1114]" office:value-type="string" office:string-value="N1113 G106 P3" calcext:value-type="string">
            <text:p>N111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14</text:p>
          </table:table-cell>
          <table:table-cell table:formula="of:=&quot;X&quot;&amp;[.G1115]" office:value-type="string" office:string-value="X12.5" calcext:value-type="string">
            <text:p>X12.5</text:p>
          </table:table-cell>
          <table:table-cell table:formula="of:=&quot;Y&quot;&amp;[.H1115]" office:value-type="string" office:string-value="Y1173.20585106384" calcext:value-type="string">
            <text:p>Y1173.20585106384</text:p>
          </table:table-cell>
          <table:table-cell/>
          <table:table-cell table:formula="of:=[.A1115]&amp;&quot; &quot;&amp;[.B1115]&amp;&quot; &quot;&amp;[.C1115]" office:value-type="string" office:string-value="N1114 X12.5 Y1173.20585106384" calcext:value-type="string">
            <text:p>N1114 X12.5 Y1173.20585106384</text:p>
          </table:table-cell>
          <table:table-cell/>
          <table:table-cell table:formula="of:=[.G1110]" office:value-type="float" office:value="12.5" calcext:value-type="float">
            <text:p>12.5</text:p>
          </table:table-cell>
          <table:table-cell table:formula="of:=[.H1110]+[.$K$13]" office:value-type="float" office:value="1173.20585106384" calcext:value-type="float">
            <text:p>1173.20585106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15</text:p>
          </table:table-cell>
          <table:table-cell table:formula="of:=[.B1111]" office:value-type="string" office:string-value="G106" calcext:value-type="string">
            <text:p>G106</text:p>
          </table:table-cell>
          <table:table-cell table:formula="of:=[.C1111]" office:value-type="string" office:string-value="P0" calcext:value-type="string">
            <text:p>P0</text:p>
          </table:table-cell>
          <table:table-cell/>
          <table:table-cell table:formula="of:=[.A1116]&amp;&quot; &quot;&amp;[.B1116]&amp;&quot; &quot;&amp;[.C1116]" office:value-type="string" office:string-value="N1115 G106 P0" calcext:value-type="string">
            <text:p>N111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16</text:p>
          </table:table-cell>
          <table:table-cell table:formula="of:=[.B1112]" office:value-type="string" office:string-value="G105" calcext:value-type="string">
            <text:p>G105</text:p>
          </table:table-cell>
          <table:table-cell table:formula="of:=[.C1112]" office:value-type="string" office:string-value="PY7.79553191489362" calcext:value-type="string">
            <text:p>PY7.79553191489362</text:p>
          </table:table-cell>
          <table:table-cell/>
          <table:table-cell table:formula="of:=[.A1117]&amp;&quot; &quot;&amp;[.B1117]&amp;&quot; &quot;&amp;[.C1117]" office:value-type="string" office:string-value="N1116 G105 PY7.79553191489362" calcext:value-type="string">
            <text:p>N1116 G105 PY7.79553191489362</text:p>
          </table:table-cell>
          <table:table-cell table:number-columns-repeated="2"/>
          <table:table-cell table:formula="of:=[.H111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17</text:p>
          </table:table-cell>
          <table:table-cell table:formula="of:=&quot;X&quot;&amp;[.G1118]" office:value-type="string" office:string-value="X6747.5" calcext:value-type="string">
            <text:p>X6747.5</text:p>
          </table:table-cell>
          <table:table-cell table:formula="of:=&quot;Y&quot;&amp;[.H1118]" office:value-type="string" office:string-value="Y1180.00138297873" calcext:value-type="string">
            <text:p>Y1180.00138297873</text:p>
          </table:table-cell>
          <table:table-cell/>
          <table:table-cell table:formula="of:=[.A1118]&amp;&quot; &quot;&amp;[.B1118]&amp;&quot; &quot;&amp;[.C1118]" office:value-type="string" office:string-value="N1117 X6747.5 Y1180.00138297873" calcext:value-type="string">
            <text:p>N1117 X6747.5 Y1180.00138297873</text:p>
          </table:table-cell>
          <table:table-cell/>
          <table:table-cell table:formula="of:=[.G1113]" office:value-type="float" office:value="6747.5" calcext:value-type="float">
            <text:p>6747.5</text:p>
          </table:table-cell>
          <table:table-cell table:formula="of:=[.H1113]+[.$K$13]" office:value-type="float" office:value="1180.00138297873" calcext:value-type="float">
            <text:p>1180.00138297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18</text:p>
          </table:table-cell>
          <table:table-cell table:formula="of:=[.B1114]" office:value-type="string" office:string-value="G106" calcext:value-type="string">
            <text:p>G106</text:p>
          </table:table-cell>
          <table:table-cell table:formula="of:=[.C1114]" office:value-type="string" office:string-value="P3" calcext:value-type="string">
            <text:p>P3</text:p>
          </table:table-cell>
          <table:table-cell/>
          <table:table-cell table:formula="of:=[.A1119]&amp;&quot; &quot;&amp;[.B1119]&amp;&quot; &quot;&amp;[.C1119]" office:value-type="string" office:string-value="N1118 G106 P3" calcext:value-type="string">
            <text:p>N111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19</text:p>
          </table:table-cell>
          <table:table-cell table:formula="of:=&quot;X&quot;&amp;[.G1120]" office:value-type="string" office:string-value="X12.5" calcext:value-type="string">
            <text:p>X12.5</text:p>
          </table:table-cell>
          <table:table-cell table:formula="of:=&quot;Y&quot;&amp;[.H1120]" office:value-type="string" office:string-value="Y1178.00138297873" calcext:value-type="string">
            <text:p>Y1178.00138297873</text:p>
          </table:table-cell>
          <table:table-cell/>
          <table:table-cell table:formula="of:=[.A1120]&amp;&quot; &quot;&amp;[.B1120]&amp;&quot; &quot;&amp;[.C1120]" office:value-type="string" office:string-value="N1119 X12.5 Y1178.00138297873" calcext:value-type="string">
            <text:p>N1119 X12.5 Y1178.00138297873</text:p>
          </table:table-cell>
          <table:table-cell/>
          <table:table-cell table:formula="of:=[.G1115]" office:value-type="float" office:value="12.5" calcext:value-type="float">
            <text:p>12.5</text:p>
          </table:table-cell>
          <table:table-cell table:formula="of:=[.H1115]+[.$K$13]" office:value-type="float" office:value="1178.00138297873" calcext:value-type="float">
            <text:p>1178.00138297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20</text:p>
          </table:table-cell>
          <table:table-cell table:formula="of:=[.B1116]" office:value-type="string" office:string-value="G106" calcext:value-type="string">
            <text:p>G106</text:p>
          </table:table-cell>
          <table:table-cell table:formula="of:=[.C1116]" office:value-type="string" office:string-value="P0" calcext:value-type="string">
            <text:p>P0</text:p>
          </table:table-cell>
          <table:table-cell/>
          <table:table-cell table:formula="of:=[.A1121]&amp;&quot; &quot;&amp;[.B1121]&amp;&quot; &quot;&amp;[.C1121]" office:value-type="string" office:string-value="N1120 G106 P0" calcext:value-type="string">
            <text:p>N112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21</text:p>
          </table:table-cell>
          <table:table-cell table:formula="of:=[.B1117]" office:value-type="string" office:string-value="G105" calcext:value-type="string">
            <text:p>G105</text:p>
          </table:table-cell>
          <table:table-cell table:formula="of:=[.C1117]" office:value-type="string" office:string-value="PY7.79553191489362" calcext:value-type="string">
            <text:p>PY7.79553191489362</text:p>
          </table:table-cell>
          <table:table-cell/>
          <table:table-cell table:formula="of:=[.A1122]&amp;&quot; &quot;&amp;[.B1122]&amp;&quot; &quot;&amp;[.C1122]" office:value-type="string" office:string-value="N1121 G105 PY7.79553191489362" calcext:value-type="string">
            <text:p>N1121 G105 PY7.79553191489362</text:p>
          </table:table-cell>
          <table:table-cell table:number-columns-repeated="2"/>
          <table:table-cell table:formula="of:=[.H111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22</text:p>
          </table:table-cell>
          <table:table-cell table:formula="of:=&quot;X&quot;&amp;[.G1123]" office:value-type="string" office:string-value="X6747.5" calcext:value-type="string">
            <text:p>X6747.5</text:p>
          </table:table-cell>
          <table:table-cell table:formula="of:=&quot;Y&quot;&amp;[.H1123]" office:value-type="string" office:string-value="Y1184.79691489362" calcext:value-type="string">
            <text:p>Y1184.79691489362</text:p>
          </table:table-cell>
          <table:table-cell/>
          <table:table-cell table:formula="of:=[.A1123]&amp;&quot; &quot;&amp;[.B1123]&amp;&quot; &quot;&amp;[.C1123]" office:value-type="string" office:string-value="N1122 X6747.5 Y1184.79691489362" calcext:value-type="string">
            <text:p>N1122 X6747.5 Y1184.79691489362</text:p>
          </table:table-cell>
          <table:table-cell/>
          <table:table-cell table:formula="of:=[.G1118]" office:value-type="float" office:value="6747.5" calcext:value-type="float">
            <text:p>6747.5</text:p>
          </table:table-cell>
          <table:table-cell table:formula="of:=[.H1118]+[.$K$13]" office:value-type="float" office:value="1184.79691489362" calcext:value-type="float">
            <text:p>1184.79691489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23</text:p>
          </table:table-cell>
          <table:table-cell table:formula="of:=[.B1119]" office:value-type="string" office:string-value="G106" calcext:value-type="string">
            <text:p>G106</text:p>
          </table:table-cell>
          <table:table-cell table:formula="of:=[.C1119]" office:value-type="string" office:string-value="P3" calcext:value-type="string">
            <text:p>P3</text:p>
          </table:table-cell>
          <table:table-cell/>
          <table:table-cell table:formula="of:=[.A1124]&amp;&quot; &quot;&amp;[.B1124]&amp;&quot; &quot;&amp;[.C1124]" office:value-type="string" office:string-value="N1123 G106 P3" calcext:value-type="string">
            <text:p>N112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24</text:p>
          </table:table-cell>
          <table:table-cell table:formula="of:=&quot;X&quot;&amp;[.G1125]" office:value-type="string" office:string-value="X12.5" calcext:value-type="string">
            <text:p>X12.5</text:p>
          </table:table-cell>
          <table:table-cell table:formula="of:=&quot;Y&quot;&amp;[.H1125]" office:value-type="string" office:string-value="Y1182.79691489362" calcext:value-type="string">
            <text:p>Y1182.79691489362</text:p>
          </table:table-cell>
          <table:table-cell/>
          <table:table-cell table:formula="of:=[.A1125]&amp;&quot; &quot;&amp;[.B1125]&amp;&quot; &quot;&amp;[.C1125]" office:value-type="string" office:string-value="N1124 X12.5 Y1182.79691489362" calcext:value-type="string">
            <text:p>N1124 X12.5 Y1182.79691489362</text:p>
          </table:table-cell>
          <table:table-cell/>
          <table:table-cell table:formula="of:=[.G1120]" office:value-type="float" office:value="12.5" calcext:value-type="float">
            <text:p>12.5</text:p>
          </table:table-cell>
          <table:table-cell table:formula="of:=[.H1120]+[.$K$13]" office:value-type="float" office:value="1182.79691489362" calcext:value-type="float">
            <text:p>1182.79691489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25</text:p>
          </table:table-cell>
          <table:table-cell table:formula="of:=[.B1121]" office:value-type="string" office:string-value="G106" calcext:value-type="string">
            <text:p>G106</text:p>
          </table:table-cell>
          <table:table-cell table:formula="of:=[.C1121]" office:value-type="string" office:string-value="P0" calcext:value-type="string">
            <text:p>P0</text:p>
          </table:table-cell>
          <table:table-cell/>
          <table:table-cell table:formula="of:=[.A1126]&amp;&quot; &quot;&amp;[.B1126]&amp;&quot; &quot;&amp;[.C1126]" office:value-type="string" office:string-value="N1125 G106 P0" calcext:value-type="string">
            <text:p>N112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26</text:p>
          </table:table-cell>
          <table:table-cell table:formula="of:=[.B1122]" office:value-type="string" office:string-value="G105" calcext:value-type="string">
            <text:p>G105</text:p>
          </table:table-cell>
          <table:table-cell table:formula="of:=[.C1122]" office:value-type="string" office:string-value="PY7.79553191489362" calcext:value-type="string">
            <text:p>PY7.79553191489362</text:p>
          </table:table-cell>
          <table:table-cell/>
          <table:table-cell table:formula="of:=[.A1127]&amp;&quot; &quot;&amp;[.B1127]&amp;&quot; &quot;&amp;[.C1127]" office:value-type="string" office:string-value="N1126 G105 PY7.79553191489362" calcext:value-type="string">
            <text:p>N1126 G105 PY7.79553191489362</text:p>
          </table:table-cell>
          <table:table-cell table:number-columns-repeated="2"/>
          <table:table-cell table:formula="of:=[.H112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27</text:p>
          </table:table-cell>
          <table:table-cell table:formula="of:=&quot;X&quot;&amp;[.G1128]" office:value-type="string" office:string-value="X6747.5" calcext:value-type="string">
            <text:p>X6747.5</text:p>
          </table:table-cell>
          <table:table-cell table:formula="of:=&quot;Y&quot;&amp;[.H1128]" office:value-type="string" office:string-value="Y1189.59244680852" calcext:value-type="string">
            <text:p>Y1189.59244680852</text:p>
          </table:table-cell>
          <table:table-cell/>
          <table:table-cell table:formula="of:=[.A1128]&amp;&quot; &quot;&amp;[.B1128]&amp;&quot; &quot;&amp;[.C1128]" office:value-type="string" office:string-value="N1127 X6747.5 Y1189.59244680852" calcext:value-type="string">
            <text:p>N1127 X6747.5 Y1189.59244680852</text:p>
          </table:table-cell>
          <table:table-cell/>
          <table:table-cell table:formula="of:=[.G1123]" office:value-type="float" office:value="6747.5" calcext:value-type="float">
            <text:p>6747.5</text:p>
          </table:table-cell>
          <table:table-cell table:formula="of:=[.H1123]+[.$K$13]" office:value-type="float" office:value="1189.59244680852" calcext:value-type="float">
            <text:p>1189.5924468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28</text:p>
          </table:table-cell>
          <table:table-cell table:formula="of:=[.B1124]" office:value-type="string" office:string-value="G106" calcext:value-type="string">
            <text:p>G106</text:p>
          </table:table-cell>
          <table:table-cell table:formula="of:=[.C1124]" office:value-type="string" office:string-value="P3" calcext:value-type="string">
            <text:p>P3</text:p>
          </table:table-cell>
          <table:table-cell/>
          <table:table-cell table:formula="of:=[.A1129]&amp;&quot; &quot;&amp;[.B1129]&amp;&quot; &quot;&amp;[.C1129]" office:value-type="string" office:string-value="N1128 G106 P3" calcext:value-type="string">
            <text:p>N112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29</text:p>
          </table:table-cell>
          <table:table-cell table:formula="of:=&quot;X&quot;&amp;[.G1130]" office:value-type="string" office:string-value="X12.5" calcext:value-type="string">
            <text:p>X12.5</text:p>
          </table:table-cell>
          <table:table-cell table:formula="of:=&quot;Y&quot;&amp;[.H1130]" office:value-type="string" office:string-value="Y1187.59244680852" calcext:value-type="string">
            <text:p>Y1187.59244680852</text:p>
          </table:table-cell>
          <table:table-cell/>
          <table:table-cell table:formula="of:=[.A1130]&amp;&quot; &quot;&amp;[.B1130]&amp;&quot; &quot;&amp;[.C1130]" office:value-type="string" office:string-value="N1129 X12.5 Y1187.59244680852" calcext:value-type="string">
            <text:p>N1129 X12.5 Y1187.59244680852</text:p>
          </table:table-cell>
          <table:table-cell/>
          <table:table-cell table:formula="of:=[.G1125]" office:value-type="float" office:value="12.5" calcext:value-type="float">
            <text:p>12.5</text:p>
          </table:table-cell>
          <table:table-cell table:formula="of:=[.H1125]+[.$K$13]" office:value-type="float" office:value="1187.59244680852" calcext:value-type="float">
            <text:p>1187.5924468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30</text:p>
          </table:table-cell>
          <table:table-cell table:formula="of:=[.B1126]" office:value-type="string" office:string-value="G106" calcext:value-type="string">
            <text:p>G106</text:p>
          </table:table-cell>
          <table:table-cell table:formula="of:=[.C1126]" office:value-type="string" office:string-value="P0" calcext:value-type="string">
            <text:p>P0</text:p>
          </table:table-cell>
          <table:table-cell/>
          <table:table-cell table:formula="of:=[.A1131]&amp;&quot; &quot;&amp;[.B1131]&amp;&quot; &quot;&amp;[.C1131]" office:value-type="string" office:string-value="N1130 G106 P0" calcext:value-type="string">
            <text:p>N113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31</text:p>
          </table:table-cell>
          <table:table-cell table:formula="of:=[.B1127]" office:value-type="string" office:string-value="G105" calcext:value-type="string">
            <text:p>G105</text:p>
          </table:table-cell>
          <table:table-cell table:formula="of:=[.C1127]" office:value-type="string" office:string-value="PY7.79553191489362" calcext:value-type="string">
            <text:p>PY7.79553191489362</text:p>
          </table:table-cell>
          <table:table-cell/>
          <table:table-cell table:formula="of:=[.A1132]&amp;&quot; &quot;&amp;[.B1132]&amp;&quot; &quot;&amp;[.C1132]" office:value-type="string" office:string-value="N1131 G105 PY7.79553191489362" calcext:value-type="string">
            <text:p>N1131 G105 PY7.79553191489362</text:p>
          </table:table-cell>
          <table:table-cell table:number-columns-repeated="2"/>
          <table:table-cell table:formula="of:=[.H112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32</text:p>
          </table:table-cell>
          <table:table-cell table:formula="of:=&quot;X&quot;&amp;[.G1133]" office:value-type="string" office:string-value="X6747.5" calcext:value-type="string">
            <text:p>X6747.5</text:p>
          </table:table-cell>
          <table:table-cell table:formula="of:=&quot;Y&quot;&amp;[.H1133]" office:value-type="string" office:string-value="Y1194.38797872341" calcext:value-type="string">
            <text:p>Y1194.38797872341</text:p>
          </table:table-cell>
          <table:table-cell/>
          <table:table-cell table:formula="of:=[.A1133]&amp;&quot; &quot;&amp;[.B1133]&amp;&quot; &quot;&amp;[.C1133]" office:value-type="string" office:string-value="N1132 X6747.5 Y1194.38797872341" calcext:value-type="string">
            <text:p>N1132 X6747.5 Y1194.38797872341</text:p>
          </table:table-cell>
          <table:table-cell/>
          <table:table-cell table:formula="of:=[.G1128]" office:value-type="float" office:value="6747.5" calcext:value-type="float">
            <text:p>6747.5</text:p>
          </table:table-cell>
          <table:table-cell table:formula="of:=[.H1128]+[.$K$13]" office:value-type="float" office:value="1194.38797872341" calcext:value-type="float">
            <text:p>1194.3879787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33</text:p>
          </table:table-cell>
          <table:table-cell table:formula="of:=[.B1129]" office:value-type="string" office:string-value="G106" calcext:value-type="string">
            <text:p>G106</text:p>
          </table:table-cell>
          <table:table-cell table:formula="of:=[.C1129]" office:value-type="string" office:string-value="P3" calcext:value-type="string">
            <text:p>P3</text:p>
          </table:table-cell>
          <table:table-cell/>
          <table:table-cell table:formula="of:=[.A1134]&amp;&quot; &quot;&amp;[.B1134]&amp;&quot; &quot;&amp;[.C1134]" office:value-type="string" office:string-value="N1133 G106 P3" calcext:value-type="string">
            <text:p>N113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34</text:p>
          </table:table-cell>
          <table:table-cell table:formula="of:=&quot;X&quot;&amp;[.G1135]" office:value-type="string" office:string-value="X12.5" calcext:value-type="string">
            <text:p>X12.5</text:p>
          </table:table-cell>
          <table:table-cell table:formula="of:=&quot;Y&quot;&amp;[.H1135]" office:value-type="string" office:string-value="Y1192.38797872341" calcext:value-type="string">
            <text:p>Y1192.38797872341</text:p>
          </table:table-cell>
          <table:table-cell/>
          <table:table-cell table:formula="of:=[.A1135]&amp;&quot; &quot;&amp;[.B1135]&amp;&quot; &quot;&amp;[.C1135]" office:value-type="string" office:string-value="N1134 X12.5 Y1192.38797872341" calcext:value-type="string">
            <text:p>N1134 X12.5 Y1192.38797872341</text:p>
          </table:table-cell>
          <table:table-cell/>
          <table:table-cell table:formula="of:=[.G1130]" office:value-type="float" office:value="12.5" calcext:value-type="float">
            <text:p>12.5</text:p>
          </table:table-cell>
          <table:table-cell table:formula="of:=[.H1130]+[.$K$13]" office:value-type="float" office:value="1192.38797872341" calcext:value-type="float">
            <text:p>1192.3879787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35</text:p>
          </table:table-cell>
          <table:table-cell table:formula="of:=[.B1131]" office:value-type="string" office:string-value="G106" calcext:value-type="string">
            <text:p>G106</text:p>
          </table:table-cell>
          <table:table-cell table:formula="of:=[.C1131]" office:value-type="string" office:string-value="P0" calcext:value-type="string">
            <text:p>P0</text:p>
          </table:table-cell>
          <table:table-cell/>
          <table:table-cell table:formula="of:=[.A1136]&amp;&quot; &quot;&amp;[.B1136]&amp;&quot; &quot;&amp;[.C1136]" office:value-type="string" office:string-value="N1135 G106 P0" calcext:value-type="string">
            <text:p>N113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36</text:p>
          </table:table-cell>
          <table:table-cell table:formula="of:=[.B1132]" office:value-type="string" office:string-value="G105" calcext:value-type="string">
            <text:p>G105</text:p>
          </table:table-cell>
          <table:table-cell table:formula="of:=[.C1132]" office:value-type="string" office:string-value="PY7.79553191489362" calcext:value-type="string">
            <text:p>PY7.79553191489362</text:p>
          </table:table-cell>
          <table:table-cell/>
          <table:table-cell table:formula="of:=[.A1137]&amp;&quot; &quot;&amp;[.B1137]&amp;&quot; &quot;&amp;[.C1137]" office:value-type="string" office:string-value="N1136 G105 PY7.79553191489362" calcext:value-type="string">
            <text:p>N1136 G105 PY7.79553191489362</text:p>
          </table:table-cell>
          <table:table-cell table:number-columns-repeated="2"/>
          <table:table-cell table:formula="of:=[.H113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37</text:p>
          </table:table-cell>
          <table:table-cell table:formula="of:=&quot;X&quot;&amp;[.G1138]" office:value-type="string" office:string-value="X6747.5" calcext:value-type="string">
            <text:p>X6747.5</text:p>
          </table:table-cell>
          <table:table-cell table:formula="of:=&quot;Y&quot;&amp;[.H1138]" office:value-type="string" office:string-value="Y1199.18351063831" calcext:value-type="string">
            <text:p>Y1199.18351063831</text:p>
          </table:table-cell>
          <table:table-cell/>
          <table:table-cell table:formula="of:=[.A1138]&amp;&quot; &quot;&amp;[.B1138]&amp;&quot; &quot;&amp;[.C1138]" office:value-type="string" office:string-value="N1137 X6747.5 Y1199.18351063831" calcext:value-type="string">
            <text:p>N1137 X6747.5 Y1199.18351063831</text:p>
          </table:table-cell>
          <table:table-cell/>
          <table:table-cell table:formula="of:=[.G1133]" office:value-type="float" office:value="6747.5" calcext:value-type="float">
            <text:p>6747.5</text:p>
          </table:table-cell>
          <table:table-cell table:formula="of:=[.H1133]+[.$K$13]" office:value-type="float" office:value="1199.18351063831" calcext:value-type="float">
            <text:p>1199.1835106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38</text:p>
          </table:table-cell>
          <table:table-cell table:formula="of:=[.B1134]" office:value-type="string" office:string-value="G106" calcext:value-type="string">
            <text:p>G106</text:p>
          </table:table-cell>
          <table:table-cell table:formula="of:=[.C1134]" office:value-type="string" office:string-value="P3" calcext:value-type="string">
            <text:p>P3</text:p>
          </table:table-cell>
          <table:table-cell/>
          <table:table-cell table:formula="of:=[.A1139]&amp;&quot; &quot;&amp;[.B1139]&amp;&quot; &quot;&amp;[.C1139]" office:value-type="string" office:string-value="N1138 G106 P3" calcext:value-type="string">
            <text:p>N113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39</text:p>
          </table:table-cell>
          <table:table-cell table:formula="of:=&quot;X&quot;&amp;[.G1140]" office:value-type="string" office:string-value="X12.5" calcext:value-type="string">
            <text:p>X12.5</text:p>
          </table:table-cell>
          <table:table-cell table:formula="of:=&quot;Y&quot;&amp;[.H1140]" office:value-type="string" office:string-value="Y1197.18351063831" calcext:value-type="string">
            <text:p>Y1197.18351063831</text:p>
          </table:table-cell>
          <table:table-cell/>
          <table:table-cell table:formula="of:=[.A1140]&amp;&quot; &quot;&amp;[.B1140]&amp;&quot; &quot;&amp;[.C1140]" office:value-type="string" office:string-value="N1139 X12.5 Y1197.18351063831" calcext:value-type="string">
            <text:p>N1139 X12.5 Y1197.18351063831</text:p>
          </table:table-cell>
          <table:table-cell/>
          <table:table-cell table:formula="of:=[.G1135]" office:value-type="float" office:value="12.5" calcext:value-type="float">
            <text:p>12.5</text:p>
          </table:table-cell>
          <table:table-cell table:formula="of:=[.H1135]+[.$K$13]" office:value-type="float" office:value="1197.18351063831" calcext:value-type="float">
            <text:p>1197.1835106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40</text:p>
          </table:table-cell>
          <table:table-cell table:formula="of:=[.B1136]" office:value-type="string" office:string-value="G106" calcext:value-type="string">
            <text:p>G106</text:p>
          </table:table-cell>
          <table:table-cell table:formula="of:=[.C1136]" office:value-type="string" office:string-value="P0" calcext:value-type="string">
            <text:p>P0</text:p>
          </table:table-cell>
          <table:table-cell/>
          <table:table-cell table:formula="of:=[.A1141]&amp;&quot; &quot;&amp;[.B1141]&amp;&quot; &quot;&amp;[.C1141]" office:value-type="string" office:string-value="N1140 G106 P0" calcext:value-type="string">
            <text:p>N114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41</text:p>
          </table:table-cell>
          <table:table-cell table:formula="of:=[.B1137]" office:value-type="string" office:string-value="G105" calcext:value-type="string">
            <text:p>G105</text:p>
          </table:table-cell>
          <table:table-cell table:formula="of:=[.C1137]" office:value-type="string" office:string-value="PY7.79553191489362" calcext:value-type="string">
            <text:p>PY7.79553191489362</text:p>
          </table:table-cell>
          <table:table-cell/>
          <table:table-cell table:formula="of:=[.A1142]&amp;&quot; &quot;&amp;[.B1142]&amp;&quot; &quot;&amp;[.C1142]" office:value-type="string" office:string-value="N1141 G105 PY7.79553191489362" calcext:value-type="string">
            <text:p>N1141 G105 PY7.79553191489362</text:p>
          </table:table-cell>
          <table:table-cell table:number-columns-repeated="2"/>
          <table:table-cell table:formula="of:=[.H113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42</text:p>
          </table:table-cell>
          <table:table-cell table:formula="of:=&quot;X&quot;&amp;[.G1143]" office:value-type="string" office:string-value="X6747.5" calcext:value-type="string">
            <text:p>X6747.5</text:p>
          </table:table-cell>
          <table:table-cell table:formula="of:=&quot;Y&quot;&amp;[.H1143]" office:value-type="string" office:string-value="Y1203.9790425532" calcext:value-type="string">
            <text:p>Y1203.9790425532</text:p>
          </table:table-cell>
          <table:table-cell/>
          <table:table-cell table:formula="of:=[.A1143]&amp;&quot; &quot;&amp;[.B1143]&amp;&quot; &quot;&amp;[.C1143]" office:value-type="string" office:string-value="N1142 X6747.5 Y1203.9790425532" calcext:value-type="string">
            <text:p>N1142 X6747.5 Y1203.9790425532</text:p>
          </table:table-cell>
          <table:table-cell/>
          <table:table-cell table:formula="of:=[.G1138]" office:value-type="float" office:value="6747.5" calcext:value-type="float">
            <text:p>6747.5</text:p>
          </table:table-cell>
          <table:table-cell table:formula="of:=[.H1138]+[.$K$13]" office:value-type="float" office:value="1203.9790425532" calcext:value-type="float">
            <text:p>1203.97904255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43</text:p>
          </table:table-cell>
          <table:table-cell table:formula="of:=[.B1139]" office:value-type="string" office:string-value="G106" calcext:value-type="string">
            <text:p>G106</text:p>
          </table:table-cell>
          <table:table-cell table:formula="of:=[.C1139]" office:value-type="string" office:string-value="P3" calcext:value-type="string">
            <text:p>P3</text:p>
          </table:table-cell>
          <table:table-cell/>
          <table:table-cell table:formula="of:=[.A1144]&amp;&quot; &quot;&amp;[.B1144]&amp;&quot; &quot;&amp;[.C1144]" office:value-type="string" office:string-value="N1143 G106 P3" calcext:value-type="string">
            <text:p>N114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44</text:p>
          </table:table-cell>
          <table:table-cell table:formula="of:=&quot;X&quot;&amp;[.G1145]" office:value-type="string" office:string-value="X12.5" calcext:value-type="string">
            <text:p>X12.5</text:p>
          </table:table-cell>
          <table:table-cell table:formula="of:=&quot;Y&quot;&amp;[.H1145]" office:value-type="string" office:string-value="Y1201.9790425532" calcext:value-type="string">
            <text:p>Y1201.9790425532</text:p>
          </table:table-cell>
          <table:table-cell/>
          <table:table-cell table:formula="of:=[.A1145]&amp;&quot; &quot;&amp;[.B1145]&amp;&quot; &quot;&amp;[.C1145]" office:value-type="string" office:string-value="N1144 X12.5 Y1201.9790425532" calcext:value-type="string">
            <text:p>N1144 X12.5 Y1201.9790425532</text:p>
          </table:table-cell>
          <table:table-cell/>
          <table:table-cell table:formula="of:=[.G1140]" office:value-type="float" office:value="12.5" calcext:value-type="float">
            <text:p>12.5</text:p>
          </table:table-cell>
          <table:table-cell table:formula="of:=[.H1140]+[.$K$13]" office:value-type="float" office:value="1201.9790425532" calcext:value-type="float">
            <text:p>1201.97904255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45</text:p>
          </table:table-cell>
          <table:table-cell table:formula="of:=[.B1141]" office:value-type="string" office:string-value="G106" calcext:value-type="string">
            <text:p>G106</text:p>
          </table:table-cell>
          <table:table-cell table:formula="of:=[.C1141]" office:value-type="string" office:string-value="P0" calcext:value-type="string">
            <text:p>P0</text:p>
          </table:table-cell>
          <table:table-cell/>
          <table:table-cell table:formula="of:=[.A1146]&amp;&quot; &quot;&amp;[.B1146]&amp;&quot; &quot;&amp;[.C1146]" office:value-type="string" office:string-value="N1145 G106 P0" calcext:value-type="string">
            <text:p>N114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46</text:p>
          </table:table-cell>
          <table:table-cell table:formula="of:=[.B1142]" office:value-type="string" office:string-value="G105" calcext:value-type="string">
            <text:p>G105</text:p>
          </table:table-cell>
          <table:table-cell table:formula="of:=[.C1142]" office:value-type="string" office:string-value="PY7.79553191489362" calcext:value-type="string">
            <text:p>PY7.79553191489362</text:p>
          </table:table-cell>
          <table:table-cell/>
          <table:table-cell table:formula="of:=[.A1147]&amp;&quot; &quot;&amp;[.B1147]&amp;&quot; &quot;&amp;[.C1147]" office:value-type="string" office:string-value="N1146 G105 PY7.79553191489362" calcext:value-type="string">
            <text:p>N1146 G105 PY7.79553191489362</text:p>
          </table:table-cell>
          <table:table-cell table:number-columns-repeated="2"/>
          <table:table-cell table:formula="of:=[.H114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47</text:p>
          </table:table-cell>
          <table:table-cell table:formula="of:=&quot;X&quot;&amp;[.G1148]" office:value-type="string" office:string-value="X6747.5" calcext:value-type="string">
            <text:p>X6747.5</text:p>
          </table:table-cell>
          <table:table-cell table:formula="of:=&quot;Y&quot;&amp;[.H1148]" office:value-type="string" office:string-value="Y1208.77457446809" calcext:value-type="string">
            <text:p>Y1208.77457446809</text:p>
          </table:table-cell>
          <table:table-cell/>
          <table:table-cell table:formula="of:=[.A1148]&amp;&quot; &quot;&amp;[.B1148]&amp;&quot; &quot;&amp;[.C1148]" office:value-type="string" office:string-value="N1147 X6747.5 Y1208.77457446809" calcext:value-type="string">
            <text:p>N1147 X6747.5 Y1208.77457446809</text:p>
          </table:table-cell>
          <table:table-cell/>
          <table:table-cell table:formula="of:=[.G1143]" office:value-type="float" office:value="6747.5" calcext:value-type="float">
            <text:p>6747.5</text:p>
          </table:table-cell>
          <table:table-cell table:formula="of:=[.H1143]+[.$K$13]" office:value-type="float" office:value="1208.77457446809" calcext:value-type="float">
            <text:p>1208.77457446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48</text:p>
          </table:table-cell>
          <table:table-cell table:formula="of:=[.B1144]" office:value-type="string" office:string-value="G106" calcext:value-type="string">
            <text:p>G106</text:p>
          </table:table-cell>
          <table:table-cell table:formula="of:=[.C1144]" office:value-type="string" office:string-value="P3" calcext:value-type="string">
            <text:p>P3</text:p>
          </table:table-cell>
          <table:table-cell/>
          <table:table-cell table:formula="of:=[.A1149]&amp;&quot; &quot;&amp;[.B1149]&amp;&quot; &quot;&amp;[.C1149]" office:value-type="string" office:string-value="N1148 G106 P3" calcext:value-type="string">
            <text:p>N114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49</text:p>
          </table:table-cell>
          <table:table-cell table:formula="of:=&quot;X&quot;&amp;[.G1150]" office:value-type="string" office:string-value="X12.5" calcext:value-type="string">
            <text:p>X12.5</text:p>
          </table:table-cell>
          <table:table-cell table:formula="of:=&quot;Y&quot;&amp;[.H1150]" office:value-type="string" office:string-value="Y1206.77457446809" calcext:value-type="string">
            <text:p>Y1206.77457446809</text:p>
          </table:table-cell>
          <table:table-cell/>
          <table:table-cell table:formula="of:=[.A1150]&amp;&quot; &quot;&amp;[.B1150]&amp;&quot; &quot;&amp;[.C1150]" office:value-type="string" office:string-value="N1149 X12.5 Y1206.77457446809" calcext:value-type="string">
            <text:p>N1149 X12.5 Y1206.77457446809</text:p>
          </table:table-cell>
          <table:table-cell/>
          <table:table-cell table:formula="of:=[.G1145]" office:value-type="float" office:value="12.5" calcext:value-type="float">
            <text:p>12.5</text:p>
          </table:table-cell>
          <table:table-cell table:formula="of:=[.H1145]+[.$K$13]" office:value-type="float" office:value="1206.77457446809" calcext:value-type="float">
            <text:p>1206.77457446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50</text:p>
          </table:table-cell>
          <table:table-cell table:formula="of:=[.B1146]" office:value-type="string" office:string-value="G106" calcext:value-type="string">
            <text:p>G106</text:p>
          </table:table-cell>
          <table:table-cell table:formula="of:=[.C1146]" office:value-type="string" office:string-value="P0" calcext:value-type="string">
            <text:p>P0</text:p>
          </table:table-cell>
          <table:table-cell/>
          <table:table-cell table:formula="of:=[.A1151]&amp;&quot; &quot;&amp;[.B1151]&amp;&quot; &quot;&amp;[.C1151]" office:value-type="string" office:string-value="N1150 G106 P0" calcext:value-type="string">
            <text:p>N115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51</text:p>
          </table:table-cell>
          <table:table-cell table:formula="of:=[.B1147]" office:value-type="string" office:string-value="G105" calcext:value-type="string">
            <text:p>G105</text:p>
          </table:table-cell>
          <table:table-cell table:formula="of:=[.C1147]" office:value-type="string" office:string-value="PY7.79553191489362" calcext:value-type="string">
            <text:p>PY7.79553191489362</text:p>
          </table:table-cell>
          <table:table-cell/>
          <table:table-cell table:formula="of:=[.A1152]&amp;&quot; &quot;&amp;[.B1152]&amp;&quot; &quot;&amp;[.C1152]" office:value-type="string" office:string-value="N1151 G105 PY7.79553191489362" calcext:value-type="string">
            <text:p>N1151 G105 PY7.79553191489362</text:p>
          </table:table-cell>
          <table:table-cell table:number-columns-repeated="2"/>
          <table:table-cell table:formula="of:=[.H114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52</text:p>
          </table:table-cell>
          <table:table-cell table:formula="of:=&quot;X&quot;&amp;[.G1153]" office:value-type="string" office:string-value="X6747.5" calcext:value-type="string">
            <text:p>X6747.5</text:p>
          </table:table-cell>
          <table:table-cell table:formula="of:=&quot;Y&quot;&amp;[.H1153]" office:value-type="string" office:string-value="Y1213.57010638299" calcext:value-type="string">
            <text:p>Y1213.57010638299</text:p>
          </table:table-cell>
          <table:table-cell/>
          <table:table-cell table:formula="of:=[.A1153]&amp;&quot; &quot;&amp;[.B1153]&amp;&quot; &quot;&amp;[.C1153]" office:value-type="string" office:string-value="N1152 X6747.5 Y1213.57010638299" calcext:value-type="string">
            <text:p>N1152 X6747.5 Y1213.57010638299</text:p>
          </table:table-cell>
          <table:table-cell/>
          <table:table-cell table:formula="of:=[.G1148]" office:value-type="float" office:value="6747.5" calcext:value-type="float">
            <text:p>6747.5</text:p>
          </table:table-cell>
          <table:table-cell table:formula="of:=[.H1148]+[.$K$13]" office:value-type="float" office:value="1213.57010638299" calcext:value-type="float">
            <text:p>1213.570106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53</text:p>
          </table:table-cell>
          <table:table-cell table:formula="of:=[.B1149]" office:value-type="string" office:string-value="G106" calcext:value-type="string">
            <text:p>G106</text:p>
          </table:table-cell>
          <table:table-cell table:formula="of:=[.C1149]" office:value-type="string" office:string-value="P3" calcext:value-type="string">
            <text:p>P3</text:p>
          </table:table-cell>
          <table:table-cell/>
          <table:table-cell table:formula="of:=[.A1154]&amp;&quot; &quot;&amp;[.B1154]&amp;&quot; &quot;&amp;[.C1154]" office:value-type="string" office:string-value="N1153 G106 P3" calcext:value-type="string">
            <text:p>N115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54</text:p>
          </table:table-cell>
          <table:table-cell table:formula="of:=&quot;X&quot;&amp;[.G1155]" office:value-type="string" office:string-value="X12.5" calcext:value-type="string">
            <text:p>X12.5</text:p>
          </table:table-cell>
          <table:table-cell table:formula="of:=&quot;Y&quot;&amp;[.H1155]" office:value-type="string" office:string-value="Y1211.57010638299" calcext:value-type="string">
            <text:p>Y1211.57010638299</text:p>
          </table:table-cell>
          <table:table-cell/>
          <table:table-cell table:formula="of:=[.A1155]&amp;&quot; &quot;&amp;[.B1155]&amp;&quot; &quot;&amp;[.C1155]" office:value-type="string" office:string-value="N1154 X12.5 Y1211.57010638299" calcext:value-type="string">
            <text:p>N1154 X12.5 Y1211.57010638299</text:p>
          </table:table-cell>
          <table:table-cell/>
          <table:table-cell table:formula="of:=[.G1150]" office:value-type="float" office:value="12.5" calcext:value-type="float">
            <text:p>12.5</text:p>
          </table:table-cell>
          <table:table-cell table:formula="of:=[.H1150]+[.$K$13]" office:value-type="float" office:value="1211.57010638299" calcext:value-type="float">
            <text:p>1211.570106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55</text:p>
          </table:table-cell>
          <table:table-cell table:formula="of:=[.B1151]" office:value-type="string" office:string-value="G106" calcext:value-type="string">
            <text:p>G106</text:p>
          </table:table-cell>
          <table:table-cell table:formula="of:=[.C1151]" office:value-type="string" office:string-value="P0" calcext:value-type="string">
            <text:p>P0</text:p>
          </table:table-cell>
          <table:table-cell/>
          <table:table-cell table:formula="of:=[.A1156]&amp;&quot; &quot;&amp;[.B1156]&amp;&quot; &quot;&amp;[.C1156]" office:value-type="string" office:string-value="N1155 G106 P0" calcext:value-type="string">
            <text:p>N115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56</text:p>
          </table:table-cell>
          <table:table-cell table:formula="of:=[.B1152]" office:value-type="string" office:string-value="G105" calcext:value-type="string">
            <text:p>G105</text:p>
          </table:table-cell>
          <table:table-cell table:formula="of:=[.C1152]" office:value-type="string" office:string-value="PY7.79553191489362" calcext:value-type="string">
            <text:p>PY7.79553191489362</text:p>
          </table:table-cell>
          <table:table-cell/>
          <table:table-cell table:formula="of:=[.A1157]&amp;&quot; &quot;&amp;[.B1157]&amp;&quot; &quot;&amp;[.C1157]" office:value-type="string" office:string-value="N1156 G105 PY7.79553191489362" calcext:value-type="string">
            <text:p>N1156 G105 PY7.79553191489362</text:p>
          </table:table-cell>
          <table:table-cell table:number-columns-repeated="2"/>
          <table:table-cell table:formula="of:=[.H115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57</text:p>
          </table:table-cell>
          <table:table-cell table:formula="of:=&quot;X&quot;&amp;[.G1158]" office:value-type="string" office:string-value="X6747.5" calcext:value-type="string">
            <text:p>X6747.5</text:p>
          </table:table-cell>
          <table:table-cell table:formula="of:=&quot;Y&quot;&amp;[.H1158]" office:value-type="string" office:string-value="Y1218.36563829788" calcext:value-type="string">
            <text:p>Y1218.36563829788</text:p>
          </table:table-cell>
          <table:table-cell/>
          <table:table-cell table:formula="of:=[.A1158]&amp;&quot; &quot;&amp;[.B1158]&amp;&quot; &quot;&amp;[.C1158]" office:value-type="string" office:string-value="N1157 X6747.5 Y1218.36563829788" calcext:value-type="string">
            <text:p>N1157 X6747.5 Y1218.36563829788</text:p>
          </table:table-cell>
          <table:table-cell/>
          <table:table-cell table:formula="of:=[.G1153]" office:value-type="float" office:value="6747.5" calcext:value-type="float">
            <text:p>6747.5</text:p>
          </table:table-cell>
          <table:table-cell table:formula="of:=[.H1153]+[.$K$13]" office:value-type="float" office:value="1218.36563829788" calcext:value-type="float">
            <text:p>1218.3656382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58</text:p>
          </table:table-cell>
          <table:table-cell table:formula="of:=[.B1154]" office:value-type="string" office:string-value="G106" calcext:value-type="string">
            <text:p>G106</text:p>
          </table:table-cell>
          <table:table-cell table:formula="of:=[.C1154]" office:value-type="string" office:string-value="P3" calcext:value-type="string">
            <text:p>P3</text:p>
          </table:table-cell>
          <table:table-cell/>
          <table:table-cell table:formula="of:=[.A1159]&amp;&quot; &quot;&amp;[.B1159]&amp;&quot; &quot;&amp;[.C1159]" office:value-type="string" office:string-value="N1158 G106 P3" calcext:value-type="string">
            <text:p>N115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59</text:p>
          </table:table-cell>
          <table:table-cell table:formula="of:=&quot;X&quot;&amp;[.G1160]" office:value-type="string" office:string-value="X12.5" calcext:value-type="string">
            <text:p>X12.5</text:p>
          </table:table-cell>
          <table:table-cell table:formula="of:=&quot;Y&quot;&amp;[.H1160]" office:value-type="string" office:string-value="Y1216.36563829788" calcext:value-type="string">
            <text:p>Y1216.36563829788</text:p>
          </table:table-cell>
          <table:table-cell/>
          <table:table-cell table:formula="of:=[.A1160]&amp;&quot; &quot;&amp;[.B1160]&amp;&quot; &quot;&amp;[.C1160]" office:value-type="string" office:string-value="N1159 X12.5 Y1216.36563829788" calcext:value-type="string">
            <text:p>N1159 X12.5 Y1216.36563829788</text:p>
          </table:table-cell>
          <table:table-cell/>
          <table:table-cell table:formula="of:=[.G1155]" office:value-type="float" office:value="12.5" calcext:value-type="float">
            <text:p>12.5</text:p>
          </table:table-cell>
          <table:table-cell table:formula="of:=[.H1155]+[.$K$13]" office:value-type="float" office:value="1216.36563829788" calcext:value-type="float">
            <text:p>1216.3656382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60</text:p>
          </table:table-cell>
          <table:table-cell table:formula="of:=[.B1156]" office:value-type="string" office:string-value="G106" calcext:value-type="string">
            <text:p>G106</text:p>
          </table:table-cell>
          <table:table-cell table:formula="of:=[.C1156]" office:value-type="string" office:string-value="P0" calcext:value-type="string">
            <text:p>P0</text:p>
          </table:table-cell>
          <table:table-cell/>
          <table:table-cell table:formula="of:=[.A1161]&amp;&quot; &quot;&amp;[.B1161]&amp;&quot; &quot;&amp;[.C1161]" office:value-type="string" office:string-value="N1160 G106 P0" calcext:value-type="string">
            <text:p>N116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61</text:p>
          </table:table-cell>
          <table:table-cell table:formula="of:=[.B1157]" office:value-type="string" office:string-value="G105" calcext:value-type="string">
            <text:p>G105</text:p>
          </table:table-cell>
          <table:table-cell table:formula="of:=[.C1157]" office:value-type="string" office:string-value="PY7.79553191489362" calcext:value-type="string">
            <text:p>PY7.79553191489362</text:p>
          </table:table-cell>
          <table:table-cell/>
          <table:table-cell table:formula="of:=[.A1162]&amp;&quot; &quot;&amp;[.B1162]&amp;&quot; &quot;&amp;[.C1162]" office:value-type="string" office:string-value="N1161 G105 PY7.79553191489362" calcext:value-type="string">
            <text:p>N1161 G105 PY7.79553191489362</text:p>
          </table:table-cell>
          <table:table-cell table:number-columns-repeated="2"/>
          <table:table-cell table:formula="of:=[.H115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62</text:p>
          </table:table-cell>
          <table:table-cell table:formula="of:=&quot;X&quot;&amp;[.G1163]" office:value-type="string" office:string-value="X6747.5" calcext:value-type="string">
            <text:p>X6747.5</text:p>
          </table:table-cell>
          <table:table-cell table:formula="of:=&quot;Y&quot;&amp;[.H1163]" office:value-type="string" office:string-value="Y1223.16117021277" calcext:value-type="string">
            <text:p>Y1223.16117021277</text:p>
          </table:table-cell>
          <table:table-cell/>
          <table:table-cell table:formula="of:=[.A1163]&amp;&quot; &quot;&amp;[.B1163]&amp;&quot; &quot;&amp;[.C1163]" office:value-type="string" office:string-value="N1162 X6747.5 Y1223.16117021277" calcext:value-type="string">
            <text:p>N1162 X6747.5 Y1223.16117021277</text:p>
          </table:table-cell>
          <table:table-cell/>
          <table:table-cell table:formula="of:=[.G1158]" office:value-type="float" office:value="6747.5" calcext:value-type="float">
            <text:p>6747.5</text:p>
          </table:table-cell>
          <table:table-cell table:formula="of:=[.H1158]+[.$K$13]" office:value-type="float" office:value="1223.16117021277" calcext:value-type="float">
            <text:p>1223.16117021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63</text:p>
          </table:table-cell>
          <table:table-cell table:formula="of:=[.B1159]" office:value-type="string" office:string-value="G106" calcext:value-type="string">
            <text:p>G106</text:p>
          </table:table-cell>
          <table:table-cell table:formula="of:=[.C1159]" office:value-type="string" office:string-value="P3" calcext:value-type="string">
            <text:p>P3</text:p>
          </table:table-cell>
          <table:table-cell/>
          <table:table-cell table:formula="of:=[.A1164]&amp;&quot; &quot;&amp;[.B1164]&amp;&quot; &quot;&amp;[.C1164]" office:value-type="string" office:string-value="N1163 G106 P3" calcext:value-type="string">
            <text:p>N116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64</text:p>
          </table:table-cell>
          <table:table-cell table:formula="of:=&quot;X&quot;&amp;[.G1165]" office:value-type="string" office:string-value="X12.5" calcext:value-type="string">
            <text:p>X12.5</text:p>
          </table:table-cell>
          <table:table-cell table:formula="of:=&quot;Y&quot;&amp;[.H1165]" office:value-type="string" office:string-value="Y1221.16117021277" calcext:value-type="string">
            <text:p>Y1221.16117021277</text:p>
          </table:table-cell>
          <table:table-cell/>
          <table:table-cell table:formula="of:=[.A1165]&amp;&quot; &quot;&amp;[.B1165]&amp;&quot; &quot;&amp;[.C1165]" office:value-type="string" office:string-value="N1164 X12.5 Y1221.16117021277" calcext:value-type="string">
            <text:p>N1164 X12.5 Y1221.16117021277</text:p>
          </table:table-cell>
          <table:table-cell/>
          <table:table-cell table:formula="of:=[.G1160]" office:value-type="float" office:value="12.5" calcext:value-type="float">
            <text:p>12.5</text:p>
          </table:table-cell>
          <table:table-cell table:formula="of:=[.H1160]+[.$K$13]" office:value-type="float" office:value="1221.16117021277" calcext:value-type="float">
            <text:p>1221.16117021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65</text:p>
          </table:table-cell>
          <table:table-cell table:formula="of:=[.B1161]" office:value-type="string" office:string-value="G106" calcext:value-type="string">
            <text:p>G106</text:p>
          </table:table-cell>
          <table:table-cell table:formula="of:=[.C1161]" office:value-type="string" office:string-value="P0" calcext:value-type="string">
            <text:p>P0</text:p>
          </table:table-cell>
          <table:table-cell/>
          <table:table-cell table:formula="of:=[.A1166]&amp;&quot; &quot;&amp;[.B1166]&amp;&quot; &quot;&amp;[.C1166]" office:value-type="string" office:string-value="N1165 G106 P0" calcext:value-type="string">
            <text:p>N116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66</text:p>
          </table:table-cell>
          <table:table-cell table:formula="of:=[.B1162]" office:value-type="string" office:string-value="G105" calcext:value-type="string">
            <text:p>G105</text:p>
          </table:table-cell>
          <table:table-cell table:formula="of:=[.C1162]" office:value-type="string" office:string-value="PY7.79553191489362" calcext:value-type="string">
            <text:p>PY7.79553191489362</text:p>
          </table:table-cell>
          <table:table-cell/>
          <table:table-cell table:formula="of:=[.A1167]&amp;&quot; &quot;&amp;[.B1167]&amp;&quot; &quot;&amp;[.C1167]" office:value-type="string" office:string-value="N1166 G105 PY7.79553191489362" calcext:value-type="string">
            <text:p>N1166 G105 PY7.79553191489362</text:p>
          </table:table-cell>
          <table:table-cell table:number-columns-repeated="2"/>
          <table:table-cell table:formula="of:=[.H116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67</text:p>
          </table:table-cell>
          <table:table-cell table:formula="of:=&quot;X&quot;&amp;[.G1168]" office:value-type="string" office:string-value="X6747.5" calcext:value-type="string">
            <text:p>X6747.5</text:p>
          </table:table-cell>
          <table:table-cell table:formula="of:=&quot;Y&quot;&amp;[.H1168]" office:value-type="string" office:string-value="Y1227.95670212767" calcext:value-type="string">
            <text:p>Y1227.95670212767</text:p>
          </table:table-cell>
          <table:table-cell/>
          <table:table-cell table:formula="of:=[.A1168]&amp;&quot; &quot;&amp;[.B1168]&amp;&quot; &quot;&amp;[.C1168]" office:value-type="string" office:string-value="N1167 X6747.5 Y1227.95670212767" calcext:value-type="string">
            <text:p>N1167 X6747.5 Y1227.95670212767</text:p>
          </table:table-cell>
          <table:table-cell/>
          <table:table-cell table:formula="of:=[.G1163]" office:value-type="float" office:value="6747.5" calcext:value-type="float">
            <text:p>6747.5</text:p>
          </table:table-cell>
          <table:table-cell table:formula="of:=[.H1163]+[.$K$13]" office:value-type="float" office:value="1227.95670212767" calcext:value-type="float">
            <text:p>1227.95670212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68</text:p>
          </table:table-cell>
          <table:table-cell table:formula="of:=[.B1164]" office:value-type="string" office:string-value="G106" calcext:value-type="string">
            <text:p>G106</text:p>
          </table:table-cell>
          <table:table-cell table:formula="of:=[.C1164]" office:value-type="string" office:string-value="P3" calcext:value-type="string">
            <text:p>P3</text:p>
          </table:table-cell>
          <table:table-cell/>
          <table:table-cell table:formula="of:=[.A1169]&amp;&quot; &quot;&amp;[.B1169]&amp;&quot; &quot;&amp;[.C1169]" office:value-type="string" office:string-value="N1168 G106 P3" calcext:value-type="string">
            <text:p>N116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69</text:p>
          </table:table-cell>
          <table:table-cell table:formula="of:=&quot;X&quot;&amp;[.G1170]" office:value-type="string" office:string-value="X12.5" calcext:value-type="string">
            <text:p>X12.5</text:p>
          </table:table-cell>
          <table:table-cell table:formula="of:=&quot;Y&quot;&amp;[.H1170]" office:value-type="string" office:string-value="Y1225.95670212767" calcext:value-type="string">
            <text:p>Y1225.95670212767</text:p>
          </table:table-cell>
          <table:table-cell/>
          <table:table-cell table:formula="of:=[.A1170]&amp;&quot; &quot;&amp;[.B1170]&amp;&quot; &quot;&amp;[.C1170]" office:value-type="string" office:string-value="N1169 X12.5 Y1225.95670212767" calcext:value-type="string">
            <text:p>N1169 X12.5 Y1225.95670212767</text:p>
          </table:table-cell>
          <table:table-cell/>
          <table:table-cell table:formula="of:=[.G1165]" office:value-type="float" office:value="12.5" calcext:value-type="float">
            <text:p>12.5</text:p>
          </table:table-cell>
          <table:table-cell table:formula="of:=[.H1165]+[.$K$13]" office:value-type="float" office:value="1225.95670212767" calcext:value-type="float">
            <text:p>1225.95670212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70</text:p>
          </table:table-cell>
          <table:table-cell table:formula="of:=[.B1166]" office:value-type="string" office:string-value="G106" calcext:value-type="string">
            <text:p>G106</text:p>
          </table:table-cell>
          <table:table-cell table:formula="of:=[.C1166]" office:value-type="string" office:string-value="P0" calcext:value-type="string">
            <text:p>P0</text:p>
          </table:table-cell>
          <table:table-cell/>
          <table:table-cell table:formula="of:=[.A1171]&amp;&quot; &quot;&amp;[.B1171]&amp;&quot; &quot;&amp;[.C1171]" office:value-type="string" office:string-value="N1170 G106 P0" calcext:value-type="string">
            <text:p>N117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71</text:p>
          </table:table-cell>
          <table:table-cell table:formula="of:=[.B1167]" office:value-type="string" office:string-value="G105" calcext:value-type="string">
            <text:p>G105</text:p>
          </table:table-cell>
          <table:table-cell table:formula="of:=[.C1167]" office:value-type="string" office:string-value="PY7.79553191489362" calcext:value-type="string">
            <text:p>PY7.79553191489362</text:p>
          </table:table-cell>
          <table:table-cell/>
          <table:table-cell table:formula="of:=[.A1172]&amp;&quot; &quot;&amp;[.B1172]&amp;&quot; &quot;&amp;[.C1172]" office:value-type="string" office:string-value="N1171 G105 PY7.79553191489362" calcext:value-type="string">
            <text:p>N1171 G105 PY7.79553191489362</text:p>
          </table:table-cell>
          <table:table-cell table:number-columns-repeated="2"/>
          <table:table-cell table:formula="of:=[.H116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72</text:p>
          </table:table-cell>
          <table:table-cell table:formula="of:=&quot;X&quot;&amp;[.G1173]" office:value-type="string" office:string-value="X6747.5" calcext:value-type="string">
            <text:p>X6747.5</text:p>
          </table:table-cell>
          <table:table-cell table:formula="of:=&quot;Y&quot;&amp;[.H1173]" office:value-type="string" office:string-value="Y1232.75223404256" calcext:value-type="string">
            <text:p>Y1232.75223404256</text:p>
          </table:table-cell>
          <table:table-cell/>
          <table:table-cell table:formula="of:=[.A1173]&amp;&quot; &quot;&amp;[.B1173]&amp;&quot; &quot;&amp;[.C1173]" office:value-type="string" office:string-value="N1172 X6747.5 Y1232.75223404256" calcext:value-type="string">
            <text:p>N1172 X6747.5 Y1232.75223404256</text:p>
          </table:table-cell>
          <table:table-cell/>
          <table:table-cell table:formula="of:=[.G1168]" office:value-type="float" office:value="6747.5" calcext:value-type="float">
            <text:p>6747.5</text:p>
          </table:table-cell>
          <table:table-cell table:formula="of:=[.H1168]+[.$K$13]" office:value-type="float" office:value="1232.75223404256" calcext:value-type="float">
            <text:p>1232.75223404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73</text:p>
          </table:table-cell>
          <table:table-cell table:formula="of:=[.B1169]" office:value-type="string" office:string-value="G106" calcext:value-type="string">
            <text:p>G106</text:p>
          </table:table-cell>
          <table:table-cell table:formula="of:=[.C1169]" office:value-type="string" office:string-value="P3" calcext:value-type="string">
            <text:p>P3</text:p>
          </table:table-cell>
          <table:table-cell/>
          <table:table-cell table:formula="of:=[.A1174]&amp;&quot; &quot;&amp;[.B1174]&amp;&quot; &quot;&amp;[.C1174]" office:value-type="string" office:string-value="N1173 G106 P3" calcext:value-type="string">
            <text:p>N117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74</text:p>
          </table:table-cell>
          <table:table-cell table:formula="of:=&quot;X&quot;&amp;[.G1175]" office:value-type="string" office:string-value="X12.5" calcext:value-type="string">
            <text:p>X12.5</text:p>
          </table:table-cell>
          <table:table-cell table:formula="of:=&quot;Y&quot;&amp;[.H1175]" office:value-type="string" office:string-value="Y1230.75223404256" calcext:value-type="string">
            <text:p>Y1230.75223404256</text:p>
          </table:table-cell>
          <table:table-cell/>
          <table:table-cell table:formula="of:=[.A1175]&amp;&quot; &quot;&amp;[.B1175]&amp;&quot; &quot;&amp;[.C1175]" office:value-type="string" office:string-value="N1174 X12.5 Y1230.75223404256" calcext:value-type="string">
            <text:p>N1174 X12.5 Y1230.75223404256</text:p>
          </table:table-cell>
          <table:table-cell/>
          <table:table-cell table:formula="of:=[.G1170]" office:value-type="float" office:value="12.5" calcext:value-type="float">
            <text:p>12.5</text:p>
          </table:table-cell>
          <table:table-cell table:formula="of:=[.H1170]+[.$K$13]" office:value-type="float" office:value="1230.75223404256" calcext:value-type="float">
            <text:p>1230.75223404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75</text:p>
          </table:table-cell>
          <table:table-cell table:formula="of:=[.B1171]" office:value-type="string" office:string-value="G106" calcext:value-type="string">
            <text:p>G106</text:p>
          </table:table-cell>
          <table:table-cell table:formula="of:=[.C1171]" office:value-type="string" office:string-value="P0" calcext:value-type="string">
            <text:p>P0</text:p>
          </table:table-cell>
          <table:table-cell/>
          <table:table-cell table:formula="of:=[.A1176]&amp;&quot; &quot;&amp;[.B1176]&amp;&quot; &quot;&amp;[.C1176]" office:value-type="string" office:string-value="N1175 G106 P0" calcext:value-type="string">
            <text:p>N117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76</text:p>
          </table:table-cell>
          <table:table-cell table:formula="of:=[.B1172]" office:value-type="string" office:string-value="G105" calcext:value-type="string">
            <text:p>G105</text:p>
          </table:table-cell>
          <table:table-cell table:formula="of:=[.C1172]" office:value-type="string" office:string-value="PY7.79553191489362" calcext:value-type="string">
            <text:p>PY7.79553191489362</text:p>
          </table:table-cell>
          <table:table-cell/>
          <table:table-cell table:formula="of:=[.A1177]&amp;&quot; &quot;&amp;[.B1177]&amp;&quot; &quot;&amp;[.C1177]" office:value-type="string" office:string-value="N1176 G105 PY7.79553191489362" calcext:value-type="string">
            <text:p>N1176 G105 PY7.79553191489362</text:p>
          </table:table-cell>
          <table:table-cell table:number-columns-repeated="2"/>
          <table:table-cell table:formula="of:=[.H117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77</text:p>
          </table:table-cell>
          <table:table-cell table:formula="of:=&quot;X&quot;&amp;[.G1178]" office:value-type="string" office:string-value="X6747.5" calcext:value-type="string">
            <text:p>X6747.5</text:p>
          </table:table-cell>
          <table:table-cell table:formula="of:=&quot;Y&quot;&amp;[.H1178]" office:value-type="string" office:string-value="Y1237.54776595746" calcext:value-type="string">
            <text:p>Y1237.54776595746</text:p>
          </table:table-cell>
          <table:table-cell/>
          <table:table-cell table:formula="of:=[.A1178]&amp;&quot; &quot;&amp;[.B1178]&amp;&quot; &quot;&amp;[.C1178]" office:value-type="string" office:string-value="N1177 X6747.5 Y1237.54776595746" calcext:value-type="string">
            <text:p>N1177 X6747.5 Y1237.54776595746</text:p>
          </table:table-cell>
          <table:table-cell/>
          <table:table-cell table:formula="of:=[.G1173]" office:value-type="float" office:value="6747.5" calcext:value-type="float">
            <text:p>6747.5</text:p>
          </table:table-cell>
          <table:table-cell table:formula="of:=[.H1173]+[.$K$13]" office:value-type="float" office:value="1237.54776595746" calcext:value-type="float">
            <text:p>1237.54776595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78</text:p>
          </table:table-cell>
          <table:table-cell table:formula="of:=[.B1174]" office:value-type="string" office:string-value="G106" calcext:value-type="string">
            <text:p>G106</text:p>
          </table:table-cell>
          <table:table-cell table:formula="of:=[.C1174]" office:value-type="string" office:string-value="P3" calcext:value-type="string">
            <text:p>P3</text:p>
          </table:table-cell>
          <table:table-cell/>
          <table:table-cell table:formula="of:=[.A1179]&amp;&quot; &quot;&amp;[.B1179]&amp;&quot; &quot;&amp;[.C1179]" office:value-type="string" office:string-value="N1178 G106 P3" calcext:value-type="string">
            <text:p>N117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79</text:p>
          </table:table-cell>
          <table:table-cell table:formula="of:=&quot;X&quot;&amp;[.G1180]" office:value-type="string" office:string-value="X12.5" calcext:value-type="string">
            <text:p>X12.5</text:p>
          </table:table-cell>
          <table:table-cell table:formula="of:=&quot;Y&quot;&amp;[.H1180]" office:value-type="string" office:string-value="Y1235.54776595746" calcext:value-type="string">
            <text:p>Y1235.54776595746</text:p>
          </table:table-cell>
          <table:table-cell/>
          <table:table-cell table:formula="of:=[.A1180]&amp;&quot; &quot;&amp;[.B1180]&amp;&quot; &quot;&amp;[.C1180]" office:value-type="string" office:string-value="N1179 X12.5 Y1235.54776595746" calcext:value-type="string">
            <text:p>N1179 X12.5 Y1235.54776595746</text:p>
          </table:table-cell>
          <table:table-cell/>
          <table:table-cell table:formula="of:=[.G1175]" office:value-type="float" office:value="12.5" calcext:value-type="float">
            <text:p>12.5</text:p>
          </table:table-cell>
          <table:table-cell table:formula="of:=[.H1175]+[.$K$13]" office:value-type="float" office:value="1235.54776595746" calcext:value-type="float">
            <text:p>1235.54776595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80</text:p>
          </table:table-cell>
          <table:table-cell table:formula="of:=[.B1176]" office:value-type="string" office:string-value="G106" calcext:value-type="string">
            <text:p>G106</text:p>
          </table:table-cell>
          <table:table-cell table:formula="of:=[.C1176]" office:value-type="string" office:string-value="P0" calcext:value-type="string">
            <text:p>P0</text:p>
          </table:table-cell>
          <table:table-cell/>
          <table:table-cell table:formula="of:=[.A1181]&amp;&quot; &quot;&amp;[.B1181]&amp;&quot; &quot;&amp;[.C1181]" office:value-type="string" office:string-value="N1180 G106 P0" calcext:value-type="string">
            <text:p>N118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81</text:p>
          </table:table-cell>
          <table:table-cell table:formula="of:=[.B1177]" office:value-type="string" office:string-value="G105" calcext:value-type="string">
            <text:p>G105</text:p>
          </table:table-cell>
          <table:table-cell table:formula="of:=[.C1177]" office:value-type="string" office:string-value="PY7.79553191489362" calcext:value-type="string">
            <text:p>PY7.79553191489362</text:p>
          </table:table-cell>
          <table:table-cell/>
          <table:table-cell table:formula="of:=[.A1182]&amp;&quot; &quot;&amp;[.B1182]&amp;&quot; &quot;&amp;[.C1182]" office:value-type="string" office:string-value="N1181 G105 PY7.79553191489362" calcext:value-type="string">
            <text:p>N1181 G105 PY7.79553191489362</text:p>
          </table:table-cell>
          <table:table-cell table:number-columns-repeated="2"/>
          <table:table-cell table:formula="of:=[.H117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82</text:p>
          </table:table-cell>
          <table:table-cell table:formula="of:=&quot;X&quot;&amp;[.G1183]" office:value-type="string" office:string-value="X6747.5" calcext:value-type="string">
            <text:p>X6747.5</text:p>
          </table:table-cell>
          <table:table-cell table:formula="of:=&quot;Y&quot;&amp;[.H1183]" office:value-type="string" office:string-value="Y1242.34329787235" calcext:value-type="string">
            <text:p>Y1242.34329787235</text:p>
          </table:table-cell>
          <table:table-cell/>
          <table:table-cell table:formula="of:=[.A1183]&amp;&quot; &quot;&amp;[.B1183]&amp;&quot; &quot;&amp;[.C1183]" office:value-type="string" office:string-value="N1182 X6747.5 Y1242.34329787235" calcext:value-type="string">
            <text:p>N1182 X6747.5 Y1242.34329787235</text:p>
          </table:table-cell>
          <table:table-cell/>
          <table:table-cell table:formula="of:=[.G1178]" office:value-type="float" office:value="6747.5" calcext:value-type="float">
            <text:p>6747.5</text:p>
          </table:table-cell>
          <table:table-cell table:formula="of:=[.H1178]+[.$K$13]" office:value-type="float" office:value="1242.34329787235" calcext:value-type="float">
            <text:p>1242.34329787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83</text:p>
          </table:table-cell>
          <table:table-cell table:formula="of:=[.B1179]" office:value-type="string" office:string-value="G106" calcext:value-type="string">
            <text:p>G106</text:p>
          </table:table-cell>
          <table:table-cell table:formula="of:=[.C1179]" office:value-type="string" office:string-value="P3" calcext:value-type="string">
            <text:p>P3</text:p>
          </table:table-cell>
          <table:table-cell/>
          <table:table-cell table:formula="of:=[.A1184]&amp;&quot; &quot;&amp;[.B1184]&amp;&quot; &quot;&amp;[.C1184]" office:value-type="string" office:string-value="N1183 G106 P3" calcext:value-type="string">
            <text:p>N118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84</text:p>
          </table:table-cell>
          <table:table-cell table:formula="of:=&quot;X&quot;&amp;[.G1185]" office:value-type="string" office:string-value="X12.5" calcext:value-type="string">
            <text:p>X12.5</text:p>
          </table:table-cell>
          <table:table-cell table:formula="of:=&quot;Y&quot;&amp;[.H1185]" office:value-type="string" office:string-value="Y1240.34329787235" calcext:value-type="string">
            <text:p>Y1240.34329787235</text:p>
          </table:table-cell>
          <table:table-cell/>
          <table:table-cell table:formula="of:=[.A1185]&amp;&quot; &quot;&amp;[.B1185]&amp;&quot; &quot;&amp;[.C1185]" office:value-type="string" office:string-value="N1184 X12.5 Y1240.34329787235" calcext:value-type="string">
            <text:p>N1184 X12.5 Y1240.34329787235</text:p>
          </table:table-cell>
          <table:table-cell/>
          <table:table-cell table:formula="of:=[.G1180]" office:value-type="float" office:value="12.5" calcext:value-type="float">
            <text:p>12.5</text:p>
          </table:table-cell>
          <table:table-cell table:formula="of:=[.H1180]+[.$K$13]" office:value-type="float" office:value="1240.34329787235" calcext:value-type="float">
            <text:p>1240.34329787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85</text:p>
          </table:table-cell>
          <table:table-cell table:formula="of:=[.B1181]" office:value-type="string" office:string-value="G106" calcext:value-type="string">
            <text:p>G106</text:p>
          </table:table-cell>
          <table:table-cell table:formula="of:=[.C1181]" office:value-type="string" office:string-value="P0" calcext:value-type="string">
            <text:p>P0</text:p>
          </table:table-cell>
          <table:table-cell/>
          <table:table-cell table:formula="of:=[.A1186]&amp;&quot; &quot;&amp;[.B1186]&amp;&quot; &quot;&amp;[.C1186]" office:value-type="string" office:string-value="N1185 G106 P0" calcext:value-type="string">
            <text:p>N118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86</text:p>
          </table:table-cell>
          <table:table-cell table:formula="of:=[.B1182]" office:value-type="string" office:string-value="G105" calcext:value-type="string">
            <text:p>G105</text:p>
          </table:table-cell>
          <table:table-cell table:formula="of:=[.C1182]" office:value-type="string" office:string-value="PY7.79553191489362" calcext:value-type="string">
            <text:p>PY7.79553191489362</text:p>
          </table:table-cell>
          <table:table-cell/>
          <table:table-cell table:formula="of:=[.A1187]&amp;&quot; &quot;&amp;[.B1187]&amp;&quot; &quot;&amp;[.C1187]" office:value-type="string" office:string-value="N1186 G105 PY7.79553191489362" calcext:value-type="string">
            <text:p>N1186 G105 PY7.79553191489362</text:p>
          </table:table-cell>
          <table:table-cell table:number-columns-repeated="2"/>
          <table:table-cell table:formula="of:=[.H118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87</text:p>
          </table:table-cell>
          <table:table-cell table:formula="of:=&quot;X&quot;&amp;[.G1188]" office:value-type="string" office:string-value="X6747.5" calcext:value-type="string">
            <text:p>X6747.5</text:p>
          </table:table-cell>
          <table:table-cell table:formula="of:=&quot;Y&quot;&amp;[.H1188]" office:value-type="string" office:string-value="Y1247.13882978724" calcext:value-type="string">
            <text:p>Y1247.13882978724</text:p>
          </table:table-cell>
          <table:table-cell/>
          <table:table-cell table:formula="of:=[.A1188]&amp;&quot; &quot;&amp;[.B1188]&amp;&quot; &quot;&amp;[.C1188]" office:value-type="string" office:string-value="N1187 X6747.5 Y1247.13882978724" calcext:value-type="string">
            <text:p>N1187 X6747.5 Y1247.13882978724</text:p>
          </table:table-cell>
          <table:table-cell/>
          <table:table-cell table:formula="of:=[.G1183]" office:value-type="float" office:value="6747.5" calcext:value-type="float">
            <text:p>6747.5</text:p>
          </table:table-cell>
          <table:table-cell table:formula="of:=[.H1183]+[.$K$13]" office:value-type="float" office:value="1247.13882978724" calcext:value-type="float">
            <text:p>1247.13882978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88</text:p>
          </table:table-cell>
          <table:table-cell table:formula="of:=[.B1184]" office:value-type="string" office:string-value="G106" calcext:value-type="string">
            <text:p>G106</text:p>
          </table:table-cell>
          <table:table-cell table:formula="of:=[.C1184]" office:value-type="string" office:string-value="P3" calcext:value-type="string">
            <text:p>P3</text:p>
          </table:table-cell>
          <table:table-cell/>
          <table:table-cell table:formula="of:=[.A1189]&amp;&quot; &quot;&amp;[.B1189]&amp;&quot; &quot;&amp;[.C1189]" office:value-type="string" office:string-value="N1188 G106 P3" calcext:value-type="string">
            <text:p>N118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89</text:p>
          </table:table-cell>
          <table:table-cell table:formula="of:=&quot;X&quot;&amp;[.G1190]" office:value-type="string" office:string-value="X12.5" calcext:value-type="string">
            <text:p>X12.5</text:p>
          </table:table-cell>
          <table:table-cell table:formula="of:=&quot;Y&quot;&amp;[.H1190]" office:value-type="string" office:string-value="Y1245.13882978724" calcext:value-type="string">
            <text:p>Y1245.13882978724</text:p>
          </table:table-cell>
          <table:table-cell/>
          <table:table-cell table:formula="of:=[.A1190]&amp;&quot; &quot;&amp;[.B1190]&amp;&quot; &quot;&amp;[.C1190]" office:value-type="string" office:string-value="N1189 X12.5 Y1245.13882978724" calcext:value-type="string">
            <text:p>N1189 X12.5 Y1245.13882978724</text:p>
          </table:table-cell>
          <table:table-cell/>
          <table:table-cell table:formula="of:=[.G1185]" office:value-type="float" office:value="12.5" calcext:value-type="float">
            <text:p>12.5</text:p>
          </table:table-cell>
          <table:table-cell table:formula="of:=[.H1185]+[.$K$13]" office:value-type="float" office:value="1245.13882978724" calcext:value-type="float">
            <text:p>1245.13882978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90</text:p>
          </table:table-cell>
          <table:table-cell table:formula="of:=[.B1186]" office:value-type="string" office:string-value="G106" calcext:value-type="string">
            <text:p>G106</text:p>
          </table:table-cell>
          <table:table-cell table:formula="of:=[.C1186]" office:value-type="string" office:string-value="P0" calcext:value-type="string">
            <text:p>P0</text:p>
          </table:table-cell>
          <table:table-cell/>
          <table:table-cell table:formula="of:=[.A1191]&amp;&quot; &quot;&amp;[.B1191]&amp;&quot; &quot;&amp;[.C1191]" office:value-type="string" office:string-value="N1190 G106 P0" calcext:value-type="string">
            <text:p>N119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91</text:p>
          </table:table-cell>
          <table:table-cell table:formula="of:=[.B1187]" office:value-type="string" office:string-value="G105" calcext:value-type="string">
            <text:p>G105</text:p>
          </table:table-cell>
          <table:table-cell table:formula="of:=[.C1187]" office:value-type="string" office:string-value="PY7.79553191489362" calcext:value-type="string">
            <text:p>PY7.79553191489362</text:p>
          </table:table-cell>
          <table:table-cell/>
          <table:table-cell table:formula="of:=[.A1192]&amp;&quot; &quot;&amp;[.B1192]&amp;&quot; &quot;&amp;[.C1192]" office:value-type="string" office:string-value="N1191 G105 PY7.79553191489362" calcext:value-type="string">
            <text:p>N1191 G105 PY7.79553191489362</text:p>
          </table:table-cell>
          <table:table-cell table:number-columns-repeated="2"/>
          <table:table-cell table:formula="of:=[.H118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92</text:p>
          </table:table-cell>
          <table:table-cell table:formula="of:=&quot;X&quot;&amp;[.G1193]" office:value-type="string" office:string-value="X6747.5" calcext:value-type="string">
            <text:p>X6747.5</text:p>
          </table:table-cell>
          <table:table-cell table:formula="of:=&quot;Y&quot;&amp;[.H1193]" office:value-type="string" office:string-value="Y1251.93436170214" calcext:value-type="string">
            <text:p>Y1251.93436170214</text:p>
          </table:table-cell>
          <table:table-cell/>
          <table:table-cell table:formula="of:=[.A1193]&amp;&quot; &quot;&amp;[.B1193]&amp;&quot; &quot;&amp;[.C1193]" office:value-type="string" office:string-value="N1192 X6747.5 Y1251.93436170214" calcext:value-type="string">
            <text:p>N1192 X6747.5 Y1251.93436170214</text:p>
          </table:table-cell>
          <table:table-cell/>
          <table:table-cell table:formula="of:=[.G1188]" office:value-type="float" office:value="6747.5" calcext:value-type="float">
            <text:p>6747.5</text:p>
          </table:table-cell>
          <table:table-cell table:formula="of:=[.H1188]+[.$K$13]" office:value-type="float" office:value="1251.93436170214" calcext:value-type="float">
            <text:p>1251.93436170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93</text:p>
          </table:table-cell>
          <table:table-cell table:formula="of:=[.B1189]" office:value-type="string" office:string-value="G106" calcext:value-type="string">
            <text:p>G106</text:p>
          </table:table-cell>
          <table:table-cell table:formula="of:=[.C1189]" office:value-type="string" office:string-value="P3" calcext:value-type="string">
            <text:p>P3</text:p>
          </table:table-cell>
          <table:table-cell/>
          <table:table-cell table:formula="of:=[.A1194]&amp;&quot; &quot;&amp;[.B1194]&amp;&quot; &quot;&amp;[.C1194]" office:value-type="string" office:string-value="N1193 G106 P3" calcext:value-type="string">
            <text:p>N1193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94</text:p>
          </table:table-cell>
          <table:table-cell table:formula="of:=&quot;X&quot;&amp;[.G1195]" office:value-type="string" office:string-value="X12.5" calcext:value-type="string">
            <text:p>X12.5</text:p>
          </table:table-cell>
          <table:table-cell table:formula="of:=&quot;Y&quot;&amp;[.H1195]" office:value-type="string" office:string-value="Y1249.93436170214" calcext:value-type="string">
            <text:p>Y1249.93436170214</text:p>
          </table:table-cell>
          <table:table-cell/>
          <table:table-cell table:formula="of:=[.A1195]&amp;&quot; &quot;&amp;[.B1195]&amp;&quot; &quot;&amp;[.C1195]" office:value-type="string" office:string-value="N1194 X12.5 Y1249.93436170214" calcext:value-type="string">
            <text:p>N1194 X12.5 Y1249.93436170214</text:p>
          </table:table-cell>
          <table:table-cell/>
          <table:table-cell table:formula="of:=[.G1190]" office:value-type="float" office:value="12.5" calcext:value-type="float">
            <text:p>12.5</text:p>
          </table:table-cell>
          <table:table-cell table:formula="of:=[.H1190]+[.$K$13]" office:value-type="float" office:value="1249.93436170214" calcext:value-type="float">
            <text:p>1249.93436170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95</text:p>
          </table:table-cell>
          <table:table-cell table:formula="of:=[.B1191]" office:value-type="string" office:string-value="G106" calcext:value-type="string">
            <text:p>G106</text:p>
          </table:table-cell>
          <table:table-cell table:formula="of:=[.C1191]" office:value-type="string" office:string-value="P0" calcext:value-type="string">
            <text:p>P0</text:p>
          </table:table-cell>
          <table:table-cell/>
          <table:table-cell table:formula="of:=[.A1196]&amp;&quot; &quot;&amp;[.B1196]&amp;&quot; &quot;&amp;[.C1196]" office:value-type="string" office:string-value="N1195 G106 P0" calcext:value-type="string">
            <text:p>N1195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96</text:p>
          </table:table-cell>
          <table:table-cell table:formula="of:=[.B1192]" office:value-type="string" office:string-value="G105" calcext:value-type="string">
            <text:p>G105</text:p>
          </table:table-cell>
          <table:table-cell table:formula="of:=[.C1192]" office:value-type="string" office:string-value="PY7.79553191489362" calcext:value-type="string">
            <text:p>PY7.79553191489362</text:p>
          </table:table-cell>
          <table:table-cell/>
          <table:table-cell table:formula="of:=[.A1197]&amp;&quot; &quot;&amp;[.B1197]&amp;&quot; &quot;&amp;[.C1197]" office:value-type="string" office:string-value="N1196 G105 PY7.79553191489362" calcext:value-type="string">
            <text:p>N1196 G105 PY7.79553191489362</text:p>
          </table:table-cell>
          <table:table-cell table:number-columns-repeated="2"/>
          <table:table-cell table:formula="of:=[.H1192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97</text:p>
          </table:table-cell>
          <table:table-cell table:formula="of:=&quot;X&quot;&amp;[.G1198]" office:value-type="string" office:string-value="X6747.5" calcext:value-type="string">
            <text:p>X6747.5</text:p>
          </table:table-cell>
          <table:table-cell table:formula="of:=&quot;Y&quot;&amp;[.H1198]" office:value-type="string" office:string-value="Y1256.72989361703" calcext:value-type="string">
            <text:p>Y1256.72989361703</text:p>
          </table:table-cell>
          <table:table-cell/>
          <table:table-cell table:formula="of:=[.A1198]&amp;&quot; &quot;&amp;[.B1198]&amp;&quot; &quot;&amp;[.C1198]" office:value-type="string" office:string-value="N1197 X6747.5 Y1256.72989361703" calcext:value-type="string">
            <text:p>N1197 X6747.5 Y1256.72989361703</text:p>
          </table:table-cell>
          <table:table-cell/>
          <table:table-cell table:formula="of:=[.G1193]" office:value-type="float" office:value="6747.5" calcext:value-type="float">
            <text:p>6747.5</text:p>
          </table:table-cell>
          <table:table-cell table:formula="of:=[.H1193]+[.$K$13]" office:value-type="float" office:value="1256.72989361703" calcext:value-type="float">
            <text:p>1256.729893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98</text:p>
          </table:table-cell>
          <table:table-cell table:formula="of:=[.B1194]" office:value-type="string" office:string-value="G106" calcext:value-type="string">
            <text:p>G106</text:p>
          </table:table-cell>
          <table:table-cell table:formula="of:=[.C1194]" office:value-type="string" office:string-value="P3" calcext:value-type="string">
            <text:p>P3</text:p>
          </table:table-cell>
          <table:table-cell/>
          <table:table-cell table:formula="of:=[.A1199]&amp;&quot; &quot;&amp;[.B1199]&amp;&quot; &quot;&amp;[.C1199]" office:value-type="string" office:string-value="N1198 G106 P3" calcext:value-type="string">
            <text:p>N1198 G106 P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199</text:p>
          </table:table-cell>
          <table:table-cell table:formula="of:=&quot;X&quot;&amp;[.G1200]" office:value-type="string" office:string-value="X12.5" calcext:value-type="string">
            <text:p>X12.5</text:p>
          </table:table-cell>
          <table:table-cell table:formula="of:=&quot;Y&quot;&amp;[.H1200]" office:value-type="string" office:string-value="Y1254.72989361703" calcext:value-type="string">
            <text:p>Y1254.72989361703</text:p>
          </table:table-cell>
          <table:table-cell/>
          <table:table-cell table:formula="of:=[.A1200]&amp;&quot; &quot;&amp;[.B1200]&amp;&quot; &quot;&amp;[.C1200]" office:value-type="string" office:string-value="N1199 X12.5 Y1254.72989361703" calcext:value-type="string">
            <text:p>N1199 X12.5 Y1254.72989361703</text:p>
          </table:table-cell>
          <table:table-cell/>
          <table:table-cell table:formula="of:=[.G1195]" office:value-type="float" office:value="12.5" calcext:value-type="float">
            <text:p>12.5</text:p>
          </table:table-cell>
          <table:table-cell table:formula="of:=[.H1195]+[.$K$13]" office:value-type="float" office:value="1254.72989361703" calcext:value-type="float">
            <text:p>1254.729893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00</text:p>
          </table:table-cell>
          <table:table-cell table:formula="of:=[.B1196]" office:value-type="string" office:string-value="G106" calcext:value-type="string">
            <text:p>G106</text:p>
          </table:table-cell>
          <table:table-cell table:formula="of:=[.C1196]" office:value-type="string" office:string-value="P0" calcext:value-type="string">
            <text:p>P0</text:p>
          </table:table-cell>
          <table:table-cell/>
          <table:table-cell table:formula="of:=[.A1201]&amp;&quot; &quot;&amp;[.B1201]&amp;&quot; &quot;&amp;[.C1201]" office:value-type="string" office:string-value="N1200 G106 P0" calcext:value-type="string">
            <text:p>N1200 G106 P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201</text:p>
          </table:table-cell>
          <table:table-cell table:formula="of:=[.B1197]" office:value-type="string" office:string-value="G105" calcext:value-type="string">
            <text:p>G105</text:p>
          </table:table-cell>
          <table:table-cell table:formula="of:=[.C1197]" office:value-type="string" office:string-value="PY7.79553191489362" calcext:value-type="string">
            <text:p>PY7.79553191489362</text:p>
          </table:table-cell>
          <table:table-cell/>
          <table:table-cell table:formula="of:=[.A1202]&amp;&quot; &quot;&amp;[.B1202]&amp;&quot; &quot;&amp;[.C1202]" office:value-type="string" office:string-value="N1201 G105 PY7.79553191489362" calcext:value-type="string">
            <text:p>N1201 G105 PY7.79553191489362</text:p>
          </table:table-cell>
          <table:table-cell table:number-columns-repeated="2"/>
          <table:table-cell table:formula="of:=[.H1197]" office:value-type="string" office:string-value="jog up" calcext:value-type="string">
            <text:p>jo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02</text:p>
          </table:table-cell>
          <table:table-cell table:formula="of:=&quot;X&quot;&amp;[.G1203]" office:value-type="string" office:string-value="X6747.5" calcext:value-type="string">
            <text:p>X6747.5</text:p>
          </table:table-cell>
          <table:table-cell table:formula="of:=&quot;Y&quot;&amp;[.H1203]" office:value-type="string" office:string-value="Y1261.52542553192" calcext:value-type="string">
            <text:p>Y1261.52542553192</text:p>
          </table:table-cell>
          <table:table-cell/>
          <table:table-cell table:formula="of:=[.A1203]&amp;&quot; &quot;&amp;[.B1203]&amp;&quot; &quot;&amp;[.C1203]" office:value-type="string" office:string-value="N1202 X6747.5 Y1261.52542553192" calcext:value-type="string">
            <text:p>N1202 X6747.5 Y1261.52542553192</text:p>
          </table:table-cell>
          <table:table-cell/>
          <table:table-cell table:formula="of:=[.G1198]" office:value-type="float" office:value="6747.5" calcext:value-type="float">
            <text:p>6747.5</text:p>
          </table:table-cell>
          <table:table-cell table:formula="of:=[.H1198]+[.$K$13]" office:value-type="float" office:value="1261.52542553192" calcext:value-type="float">
            <text:p>1261.5254255319</text:p>
          </table:table-cell>
          <table:table-cell table:number-columns-repeated="7"/>
        </table:table-row>
      </table:table>
      <table:table table:name="Sheet3" table:style-name="ta1">
        <table:table-column table:style-name="co1" table:default-cell-style-name="ce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( X Layer second half start on front )</text:p>
          </table:table-cell>
          <table:table-cell office:value-type="string" calcext:value-type="string">
            <text:p>Command 1</text:p>
          </table:table-cell>
          <table:table-cell office:value-type="string" calcext:value-type="string">
            <text:p>Command 2</text:p>
          </table:table-cell>
          <table:table-cell/>
          <table:table-cell office:value-type="string" calcext:value-type="string">
            <text:p>Parameter 1</text:p>
          </table:table-cell>
          <table:table-cell office:value-type="string" calcext:value-type="string">
            <text:p>Parameter 2</text:p>
          </table:table-cell>
          <table:table-cell/>
          <table:table-cell table:formula="of:=[.A1]" office:value-type="string" office:string-value="( X Layer second half start on front )" calcext:value-type="string">
            <text:p>( X Layer second half start on front )</text:p>
          </table:table-cell>
          <table:table-cell/>
          <table:table-cell table:style-name="ce9"/>
          <table:table-cell table:style-name="ce6" office:value-type="string" calcext:value-type="string">
            <text:p>Requires entry for each APA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N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[.A2]&amp;&quot; ( Wire &quot;&amp;[.E2]&amp;&quot; )&quot;" office:value-type="string" office:string-value="N1 ( Wire 1 )" calcext:value-type="string">
            <text:p>N1 ( Wire 1 )</text:p>
          </table:table-cell>
          <table:table-cell/>
          <table:table-cell table:style-name="ce4"/>
          <table:table-cell table:style-name="ce6" office:value-type="string" calcext:value-type="string">
            <text:p>Calculated value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N2</text:p>
          </table:table-cell>
          <table:table-cell table:formula="of:=&quot;X&quot;&amp;[.E3]" office:value-type="string" office:string-value="X12.5" calcext:value-type="string">
            <text:p>X12.5</text:p>
          </table:table-cell>
          <table:table-cell table:formula="of:=&quot;Y&quot;&amp;[.F3]" office:value-type="string" office:string-value="Y106.497765957447" calcext:value-type="string">
            <text:p>Y106.497765957447</text:p>
          </table:table-cell>
          <table:table-cell/>
          <table:table-cell table:formula="of:=[.K12]" office:value-type="float" office:value="12.5" calcext:value-type="float">
            <text:p>12.5</text:p>
          </table:table-cell>
          <table:table-cell table:formula="of:=[.L7]+[.K18]/2" office:value-type="float" office:value="106.497765957447" calcext:value-type="float">
            <text:p>106.4977659574</text:p>
          </table:table-cell>
          <table:table-cell/>
          <table:table-cell table:formula="of:=[.A3]&amp;&quot; &quot;&amp;[.B3]&amp;&quot; &quot;&amp;[.C3]" office:value-type="string" office:string-value="N2 X12.5 Y106.497765957447" calcext:value-type="string">
            <text:p>N2 X12.5 Y106.497765957447</text:p>
          </table:table-cell>
          <table:table-cell/>
          <table:table-cell table:style-name="ce10"/>
          <table:table-cell table:style-name="ce6" office:value-type="string" calcext:value-type="string">
            <text:p>Doesn’t typically require setting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N3</text:p>
          </table:table-cell>
          <table:table-cell table:formula="of:=&quot;X&quot;&amp;[.E4]" office:value-type="string" office:string-value="X6747.5" calcext:value-type="string">
            <text:p>X6747.5</text:p>
          </table:table-cell>
          <table:table-cell table:formula="of:=&quot;Y&quot;&amp;[.F4]" office:value-type="string" office:string-value="Y108.297765957447" calcext:value-type="string">
            <text:p>Y108.297765957447</text:p>
          </table:table-cell>
          <table:table-cell/>
          <table:table-cell table:formula="of:=[.K13]" office:value-type="float" office:value="6747.5" calcext:value-type="float">
            <text:p>6747.5</text:p>
          </table:table-cell>
          <table:table-cell table:formula="of:=[.L8]+[.K18]/2" office:value-type="float" office:value="108.297765957447" calcext:value-type="float">
            <text:p>108.2977659574</text:p>
          </table:table-cell>
          <table:table-cell/>
          <table:table-cell table:formula="of:=[.A4]&amp;&quot; &quot;&amp;[.B4]&amp;&quot; &quot;&amp;[.C4]" office:value-type="string" office:string-value="N3 X6747.5 Y108.297765957447" calcext:value-type="string">
            <text:p>N3 X6747.5 Y108.297765957447</text:p>
          </table:table-cell>
          <table:table-cell table:number-columns-repeated="5"/>
          <table:table-cell office:value-type="string" calcext:value-type="string">
            <text:p># pins</text:p>
          </table:table-cell>
          <table:table-cell table:formula="of:=960-912" office:value-type="float" office:value="48" calcext:value-type="float">
            <text:p>48</text:p>
          </table:table-cell>
        </table:table-row>
        <table:table-row table:style-name="ro1">
          <table:table-cell table:style-name="ce7" office:value-type="string" calcext:value-type="string">
            <text:p>N4</text:p>
          </table:table-cell>
          <table:table-cell office:value-type="string" calcext:value-type="string">
            <text:p>G106</text:p>
          </table:table-cell>
          <table:table-cell office:value-type="string" calcext:value-type="string">
            <text:p>P3</text:p>
          </table:table-cell>
          <table:table-cell table:number-columns-repeated="4"/>
          <table:table-cell table:formula="of:=[.A5]&amp;&quot; &quot;&amp;[.B5]&amp;&quot; &quot;&amp;[.C5]" office:value-type="string" office:string-value="N4 G106 P3" calcext:value-type="string">
            <text:p>N4 G106 P3</text:p>
          </table:table-cell>
          <table:table-cell/>
          <table:table-cell table:style-name="ce6" office:value-type="string" calcext:value-type="string">
            <text:p>Pin Locations</text:p>
          </table:table-cell>
          <table:table-cell table:number-columns-repeated="3"/>
          <table:table-cell office:value-type="string" calcext:value-type="string">
            <text:p>Span</text:p>
          </table:table-cell>
          <table:table-cell table:formula="of:=[.L29]-[.L7]" office:value-type="float" office:value="-258.4" calcext:value-type="float">
            <text:p>-258.4</text:p>
          </table:table-cell>
        </table:table-row>
        <table:table-row table:style-name="ro1">
          <table:table-cell table:style-name="ce7" office:value-type="string" calcext:value-type="string">
            <text:p>N5</text:p>
          </table:table-cell>
          <table:table-cell table:formula="of:=&quot;X&quot;&amp;[.E6]" office:value-type="string" office:string-value="X12.5" calcext:value-type="string">
            <text:p>X12.5</text:p>
          </table:table-cell>
          <table:table-cell table:formula="of:=&quot;Y&quot;&amp;[.F6]" office:value-type="string" office:string-value="Y106.497765957447" calcext:value-type="string">
            <text:p>Y106.497765957447</text:p>
          </table:table-cell>
          <table:table-cell/>
          <table:table-cell table:formula="of:=[.K12]" office:value-type="float" office:value="12.5" calcext:value-type="float">
            <text:p>12.5</text:p>
          </table:table-cell>
          <table:table-cell table:formula="of:=[.L7]+[.$K$18]/2" office:value-type="float" office:value="106.497765957447" calcext:value-type="float">
            <text:p>106.4977659574</text:p>
          </table:table-cell>
          <table:table-cell/>
          <table:table-cell table:formula="of:=[.A6]&amp;&quot; &quot;&amp;[.B6]&amp;&quot; &quot;&amp;[.C6]" office:value-type="string" office:string-value="N5 X12.5 Y106.497765957447" calcext:value-type="string">
            <text:p>N5 X12.5 Y106.497765957447</text:p>
          </table:table-cell>
          <table:table-cell/>
          <table:table-cell table:style-name="ce6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/>
          <table:table-cell office:value-type="string" calcext:value-type="string">
            <text:p>Pitch</text:p>
          </table:table-cell>
          <table:table-cell table:formula="of:=[.O5]/[.O4]" office:value-type="float" office:value="-5.38333333333333" calcext:value-type="float">
            <text:p>-5.3833333333</text:p>
          </table:table-cell>
        </table:table-row>
        <table:table-row table:style-name="ro1">
          <table:table-cell table:style-name="ce7" office:value-type="string" calcext:value-type="string">
            <text:p>N6</text:p>
          </table:table-cell>
          <table:table-cell office:value-type="string" calcext:value-type="string">
            <text:p>G106</text:p>
          </table:table-cell>
          <table:table-cell office:value-type="string" calcext:value-type="string">
            <text:p>P0</text:p>
          </table:table-cell>
          <table:table-cell table:number-columns-repeated="4"/>
          <table:table-cell table:formula="of:=[.A7]&amp;&quot; &quot;&amp;[.B7]&amp;&quot; &quot;&amp;[.C7]" office:value-type="string" office:string-value="N6 G106 P0" calcext:value-type="string">
            <text:p>N6 G106 P0</text:p>
          </table:table-cell>
          <table:table-cell/>
          <table:table-cell table:style-name="ce11" office:value-type="string" calcext:value-type="string">
            <text:p>B960</text:p>
          </table:table-cell>
          <table:table-cell table:style-name="ce4" table:formula="of:=[.K23]+[.K$29]" office:value-type="float" office:value="191.35" calcext:value-type="float">
            <text:p>191.35</text:p>
          </table:table-cell>
          <table:table-cell table:style-name="ce4" table:formula="of:=[.L23]+[.L$29]" office:value-type="float" office:value="104.1" calcext:value-type="float">
            <text:p>104.1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N7</text:p>
          </table:table-cell>
          <table:table-cell office:value-type="string" calcext:value-type="string">
            <text:p>G105</text:p>
          </table:table-cell>
          <table:table-cell table:formula="of:=&quot;PY&quot;&amp;[.$K$18]+[.$K$15]" office:value-type="string" office:string-value="PY7.79553191489362" calcext:value-type="string">
            <text:p>PY7.79553191489362</text:p>
          </table:table-cell>
          <table:table-cell table:number-columns-repeated="2"/>
          <table:table-cell office:value-type="string" calcext:value-type="string">
            <text:p>jog up</text:p>
          </table:table-cell>
          <table:table-cell/>
          <table:table-cell table:formula="of:=[.A8]&amp;&quot; &quot;&amp;[.B8]&amp;&quot; &quot;&amp;[.C8]" office:value-type="string" office:string-value="N7 G105 PY7.79553191489362" calcext:value-type="string">
            <text:p>N7 G105 PY7.79553191489362</text:p>
          </table:table-cell>
          <table:table-cell/>
          <table:table-cell table:style-name="ce11" office:value-type="string" calcext:value-type="string">
            <text:p>B1</text:p>
          </table:table-cell>
          <table:table-cell table:style-name="ce4" table:formula="of:=[.K25]+[.K$29]" office:value-type="float" office:value="6577.55" calcext:value-type="float">
            <text:p>6577.55</text:p>
          </table:table-cell>
          <table:table-cell table:style-name="ce4" table:formula="of:=[.L25]+[.L$29]" office:value-type="float" office:value="105.9" calcext:value-type="float">
            <text:p>105.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8</text:p>
          </table:table-cell>
          <table:table-cell table:style-name="ce2" table:number-columns-repeated="3"/>
          <table:table-cell table:style-name="ce2" table:formula="of:=[.E2]+1" office:value-type="float" office:value="2" calcext:value-type="float">
            <text:p>2</text:p>
          </table:table-cell>
          <table:table-cell table:style-name="ce2" table:number-columns-repeated="2"/>
          <table:table-cell table:style-name="ce2" table:formula="of:=[.A9]&amp;&quot; ( Wire &quot;&amp;[.E9]&amp;&quot; )&quot;" office:value-type="string" office:string-value="N8 ( Wire 2 )" calcext:value-type="string">
            <text:p>N8 ( Wire 2 )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N9</text:p>
          </table:table-cell>
          <table:table-cell table:style-name="ce2" table:formula="of:=&quot;X&quot;&amp;[.E10]" office:value-type="string" office:string-value="X6747.5" calcext:value-type="string">
            <text:p>X6747.5</text:p>
          </table:table-cell>
          <table:table-cell table:style-name="ce2" table:formula="of:=&quot;Y&quot;&amp;[.F10]" office:value-type="string" office:string-value="Y113.09329787234" calcext:value-type="string">
            <text:p>Y113.09329787234</text:p>
          </table:table-cell>
          <table:table-cell table:style-name="ce2"/>
          <table:table-cell table:style-name="ce2" table:formula="of:=[.E4]" office:value-type="float" office:value="6747.5" calcext:value-type="float">
            <text:p>6747.5</text:p>
          </table:table-cell>
          <table:table-cell table:style-name="ce2" table:formula="of:=[.F4]+[.$K$18]" office:value-type="float" office:value="113.09329787234" calcext:value-type="float">
            <text:p>113.0932978723</text:p>
          </table:table-cell>
          <table:table-cell table:style-name="ce2"/>
          <table:table-cell table:style-name="ce2" table:formula="of:=[.A10]&amp;&quot; &quot;&amp;[.B10]&amp;&quot; &quot;&amp;[.C10]" office:value-type="string" office:string-value="N9 X6747.5 Y113.09329787234" calcext:value-type="string">
            <text:p>N9 X6747.5 Y113.09329787234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N10</text:p>
          </table:table-cell>
          <table:table-cell table:style-name="ce2" table:formula="of:=[.B5]" office:value-type="string" office:string-value="G106" calcext:value-type="string">
            <text:p>G106</text:p>
          </table:table-cell>
          <table:table-cell table:style-name="ce2" table:formula="of:=[.C5]" office:value-type="string" office:string-value="P3" calcext:value-type="string">
            <text:p>P3</text:p>
          </table:table-cell>
          <table:table-cell table:style-name="ce2" table:number-columns-repeated="4"/>
          <table:table-cell table:style-name="ce2" table:formula="of:=[.A11]&amp;&quot; &quot;&amp;[.B11]&amp;&quot; &quot;&amp;[.C11]" office:value-type="string" office:string-value="N10 G106 P3" calcext:value-type="string">
            <text:p>N10 G106 P3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N11</text:p>
          </table:table-cell>
          <table:table-cell table:style-name="ce2" table:formula="of:=&quot;X&quot;&amp;[.E12]" office:value-type="string" office:string-value="X12.5" calcext:value-type="string">
            <text:p>X12.5</text:p>
          </table:table-cell>
          <table:table-cell table:style-name="ce2" table:formula="of:=&quot;Y&quot;&amp;[.F12]" office:value-type="string" office:string-value="Y111.29329787234" calcext:value-type="string">
            <text:p>Y111.29329787234</text:p>
          </table:table-cell>
          <table:table-cell table:style-name="ce2"/>
          <table:table-cell table:style-name="ce2" table:formula="of:=[.E6]" office:value-type="float" office:value="12.5" calcext:value-type="float">
            <text:p>12.5</text:p>
          </table:table-cell>
          <table:table-cell table:style-name="ce2" table:formula="of:=[.F6]+[.$K$18]" office:value-type="float" office:value="111.29329787234" calcext:value-type="float">
            <text:p>111.2932978723</text:p>
          </table:table-cell>
          <table:table-cell table:style-name="ce2"/>
          <table:table-cell table:style-name="ce2" table:formula="of:=[.A12]&amp;&quot; &quot;&amp;[.B12]&amp;&quot; &quot;&amp;[.C12]" office:value-type="string" office:string-value="N11 X12.5 Y111.29329787234" calcext:value-type="string">
            <text:p>N11 X12.5 Y111.29329787234</text:p>
          </table:table-cell>
          <table:table-cell/>
          <table:table-cell table:style-name="ce6" office:value-type="string" calcext:value-type="string">
            <text:p>Xfer Left</text:p>
          </table:table-cell>
          <table:table-cell table:style-name="ce10" office:value-type="float" office:value="12.5" calcext:value-type="float">
            <text:p>12.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N12</text:p>
          </table:table-cell>
          <table:table-cell table:style-name="ce2" table:formula="of:=[.B7]" office:value-type="string" office:string-value="G106" calcext:value-type="string">
            <text:p>G106</text:p>
          </table:table-cell>
          <table:table-cell table:style-name="ce2" table:formula="of:=[.C7]" office:value-type="string" office:string-value="P0" calcext:value-type="string">
            <text:p>P0</text:p>
          </table:table-cell>
          <table:table-cell table:style-name="ce2" table:number-columns-repeated="4"/>
          <table:table-cell table:style-name="ce2" table:formula="of:=[.A13]&amp;&quot; &quot;&amp;[.B13]&amp;&quot; &quot;&amp;[.C13]" office:value-type="string" office:string-value="N12 G106 P0" calcext:value-type="string">
            <text:p>N12 G106 P0</text:p>
          </table:table-cell>
          <table:table-cell/>
          <table:table-cell table:style-name="ce6" office:value-type="string" calcext:value-type="string">
            <text:p>Xfer Right</text:p>
          </table:table-cell>
          <table:table-cell table:style-name="ce10" office:value-type="float" office:value="6747.5" calcext:value-type="float">
            <text:p>6747.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N13</text:p>
          </table:table-cell>
          <table:table-cell table:style-name="ce2" table:formula="of:=[.B8]" office:value-type="string" office:string-value="G105" calcext:value-type="string">
            <text:p>G105</text:p>
          </table:table-cell>
          <table:table-cell table:style-name="ce2" table:formula="of:=[.C8]" office:value-type="string" office:string-value="PY7.79553191489362" calcext:value-type="string">
            <text:p>PY7.79553191489362</text:p>
          </table:table-cell>
          <table:table-cell table:style-name="ce2" table:number-columns-repeated="2"/>
          <table:table-cell table:style-name="ce2" table:formula="of:=[.F8]" office:value-type="string" office:string-value="jog up" calcext:value-type="string">
            <text:p>jog up</text:p>
          </table:table-cell>
          <table:table-cell table:style-name="ce2"/>
          <table:table-cell table:style-name="ce2" table:formula="of:=[.A14]&amp;&quot; &quot;&amp;[.B14]&amp;&quot; &quot;&amp;[.C14]" office:value-type="string" office:string-value="N13 G105 PY7.79553191489362" calcext:value-type="string">
            <text:p>N13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</text:p>
          </table:table-cell>
          <table:table-cell table:style-name="ce8" table:number-columns-repeated="3"/>
          <table:table-cell table:style-name="ce8" table:formula="of:=[.E9]+1" office:value-type="float" office:value="3" calcext:value-type="float">
            <text:p>3</text:p>
          </table:table-cell>
          <table:table-cell table:style-name="ce8" table:number-columns-repeated="2"/>
          <table:table-cell table:style-name="ce8" table:formula="of:=[.A15]&amp;&quot; ( Wire &quot;&amp;[.E15]&amp;&quot; )&quot;" office:value-type="string" office:string-value="N14 ( Wire 3 )" calcext:value-type="string">
            <text:p>N14 ( Wire 3 )</text:p>
          </table:table-cell>
          <table:table-cell/>
          <table:table-cell table:style-name="ce6" office:value-type="string" calcext:value-type="string">
            <text:p>Jog up bonus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15</text:p>
          </table:table-cell>
          <table:table-cell table:formula="of:=&quot;X&quot;&amp;[.E16]" office:value-type="string" office:string-value="X6747.5" calcext:value-type="string">
            <text:p>X6747.5</text:p>
          </table:table-cell>
          <table:table-cell table:formula="of:=&quot;Y&quot;&amp;[.F16]" office:value-type="string" office:string-value="Y117.888829787234" calcext:value-type="string">
            <text:p>Y117.888829787234</text:p>
          </table:table-cell>
          <table:table-cell/>
          <table:table-cell table:formula="of:=[.E10]" office:value-type="float" office:value="6747.5" calcext:value-type="float">
            <text:p>6747.5</text:p>
          </table:table-cell>
          <table:table-cell table:formula="of:=[.F10]+[.$K$18]" office:value-type="float" office:value="117.888829787234" calcext:value-type="float">
            <text:p>117.8888297872</text:p>
          </table:table-cell>
          <table:table-cell/>
          <table:table-cell table:formula="of:=[.A16]&amp;&quot; &quot;&amp;[.B16]&amp;&quot; &quot;&amp;[.C16]" office:value-type="string" office:string-value="N15 X6747.5 Y117.888829787234" calcext:value-type="string">
            <text:p>N15 X6747.5 Y117.888829787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6</text:p>
          </table:table-cell>
          <table:table-cell table:formula="of:=[.B11]" office:value-type="string" office:string-value="G106" calcext:value-type="string">
            <text:p>G106</text:p>
          </table:table-cell>
          <table:table-cell table:formula="of:=[.C11]" office:value-type="string" office:string-value="P3" calcext:value-type="string">
            <text:p>P3</text:p>
          </table:table-cell>
          <table:table-cell table:number-columns-repeated="4"/>
          <table:table-cell table:formula="of:=[.A17]&amp;&quot; &quot;&amp;[.B17]&amp;&quot; &quot;&amp;[.C17]" office:value-type="string" office:string-value="N16 G106 P3" calcext:value-type="string">
            <text:p>N16 G106 P3</text:p>
          </table:table-cell>
          <table:table-cell/>
          <table:table-cell table:style-name="ce6"/>
          <table:table-cell table:style-name="ce6" office:value-type="string" calcext:value-type="string">
            <text:p>Machine</text:p>
          </table:table-cell>
          <table:table-cell table:style-name="ce6" office:value-type="string" calcext:value-type="string">
            <text:p>Theoreti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17</text:p>
          </table:table-cell>
          <table:table-cell table:formula="of:=&quot;X&quot;&amp;[.E18]" office:value-type="string" office:string-value="X12.5" calcext:value-type="string">
            <text:p>X12.5</text:p>
          </table:table-cell>
          <table:table-cell table:formula="of:=&quot;Y&quot;&amp;[.F18]" office:value-type="string" office:string-value="Y116.088829787234" calcext:value-type="string">
            <text:p>Y116.088829787234</text:p>
          </table:table-cell>
          <table:table-cell/>
          <table:table-cell table:formula="of:=[.E12]" office:value-type="float" office:value="12.5" calcext:value-type="float">
            <text:p>12.5</text:p>
          </table:table-cell>
          <table:table-cell table:formula="of:=[.F12]+[.$K$18]" office:value-type="float" office:value="116.088829787234" calcext:value-type="float">
            <text:p>116.0888297872</text:p>
          </table:table-cell>
          <table:table-cell/>
          <table:table-cell table:formula="of:=[.A18]&amp;&quot; &quot;&amp;[.B18]&amp;&quot; &quot;&amp;[.C18]" office:value-type="string" office:string-value="N17 X12.5 Y116.088829787234" calcext:value-type="string">
            <text:p>N17 X12.5 Y116.088829787234</text:p>
          </table:table-cell>
          <table:table-cell/>
          <table:table-cell table:style-name="ce6" office:value-type="string" calcext:value-type="string">
            <text:p>Pitch</text:p>
          </table:table-cell>
          <table:table-cell table:style-name="ce10" office:value-type="float" office:value="4.79553191489362" calcext:value-type="float">
            <text:p>4.7955319149</text:p>
          </table:table-cell>
          <table:table-cell table:style-name="ce6" office:value-type="float" office:value="4.791666666" calcext:value-type="float">
            <text:p>4.7916666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18</text:p>
          </table:table-cell>
          <table:table-cell table:formula="of:=[.B13]" office:value-type="string" office:string-value="G106" calcext:value-type="string">
            <text:p>G106</text:p>
          </table:table-cell>
          <table:table-cell table:formula="of:=[.C13]" office:value-type="string" office:string-value="P0" calcext:value-type="string">
            <text:p>P0</text:p>
          </table:table-cell>
          <table:table-cell table:number-columns-repeated="4"/>
          <table:table-cell table:formula="of:=[.A19]&amp;&quot; &quot;&amp;[.B19]&amp;&quot; &quot;&amp;[.C19]" office:value-type="string" office:string-value="N18 G106 P0" calcext:value-type="string">
            <text:p>N18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9</text:p>
          </table:table-cell>
          <table:table-cell table:formula="of:=[.B14]" office:value-type="string" office:string-value="G105" calcext:value-type="string">
            <text:p>G105</text:p>
          </table:table-cell>
          <table:table-cell table:formula="of:=[.C14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4]" office:value-type="string" office:string-value="jog up" calcext:value-type="string">
            <text:p>jog up</text:p>
          </table:table-cell>
          <table:table-cell/>
          <table:table-cell table:formula="of:=[.A20]&amp;&quot; &quot;&amp;[.B20]&amp;&quot; &quot;&amp;[.C20]" office:value-type="string" office:string-value="N19 G105 PY7.79553191489362" calcext:value-type="string">
            <text:p>N19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0</text:p>
          </table:table-cell>
          <table:table-cell table:style-name="ce8" table:number-columns-repeated="3"/>
          <table:table-cell table:style-name="ce8" table:formula="of:=[.E15]+1" office:value-type="float" office:value="4" calcext:value-type="float">
            <text:p>4</text:p>
          </table:table-cell>
          <table:table-cell table:style-name="ce8" table:number-columns-repeated="2"/>
          <table:table-cell table:style-name="ce8" table:formula="of:=[.A21]&amp;&quot; ( Wire &quot;&amp;[.E21]&amp;&quot; )&quot;" office:value-type="string" office:string-value="N20 ( Wire 4 )" calcext:value-type="string">
            <text:p>N20 ( Wire 4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1</text:p>
          </table:table-cell>
          <table:table-cell table:formula="of:=&quot;X&quot;&amp;[.E22]" office:value-type="string" office:string-value="X6747.5" calcext:value-type="string">
            <text:p>X6747.5</text:p>
          </table:table-cell>
          <table:table-cell table:formula="of:=&quot;Y&quot;&amp;[.F22]" office:value-type="string" office:string-value="Y122.684361702128" calcext:value-type="string">
            <text:p>Y122.684361702128</text:p>
          </table:table-cell>
          <table:table-cell/>
          <table:table-cell table:formula="of:=[.E16]" office:value-type="float" office:value="6747.5" calcext:value-type="float">
            <text:p>6747.5</text:p>
          </table:table-cell>
          <table:table-cell table:formula="of:=[.F16]+[.$K$18]" office:value-type="float" office:value="122.684361702128" calcext:value-type="float">
            <text:p>122.6843617021</text:p>
          </table:table-cell>
          <table:table-cell/>
          <table:table-cell table:formula="of:=[.A22]&amp;&quot; &quot;&amp;[.B22]&amp;&quot; &quot;&amp;[.C22]" office:value-type="string" office:string-value="N21 X6747.5 Y122.684361702128" calcext:value-type="string">
            <text:p>N21 X6747.5 Y122.6843617021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2</text:p>
          </table:table-cell>
          <table:table-cell table:formula="of:=[.B17]" office:value-type="string" office:string-value="G106" calcext:value-type="string">
            <text:p>G106</text:p>
          </table:table-cell>
          <table:table-cell table:formula="of:=[.C17]" office:value-type="string" office:string-value="P3" calcext:value-type="string">
            <text:p>P3</text:p>
          </table:table-cell>
          <table:table-cell table:number-columns-repeated="4"/>
          <table:table-cell table:formula="of:=[.A23]&amp;&quot; &quot;&amp;[.B23]&amp;&quot; &quot;&amp;[.C23]" office:value-type="string" office:string-value="N22 G106 P3" calcext:value-type="string">
            <text:p>N22 G106 P3</text:p>
          </table:table-cell>
          <table:table-cell/>
          <table:table-cell table:style-name="ce6" office:value-type="string" calcext:value-type="string">
            <text:p>B960 Camera</text:p>
          </table:table-cell>
          <table:table-cell table:style-name="ce9" office:value-type="float" office:value="58.4" calcext:value-type="float">
            <text:p>58.4</text:p>
          </table:table-cell>
          <table:table-cell table:style-name="ce9" office:value-type="float" office:value="258.4" calcext:value-type="float">
            <text:p>258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23</text:p>
          </table:table-cell>
          <table:table-cell table:formula="of:=&quot;X&quot;&amp;[.E24]" office:value-type="string" office:string-value="X12.5" calcext:value-type="string">
            <text:p>X12.5</text:p>
          </table:table-cell>
          <table:table-cell table:formula="of:=&quot;Y&quot;&amp;[.F24]" office:value-type="string" office:string-value="Y120.884361702128" calcext:value-type="string">
            <text:p>Y120.884361702128</text:p>
          </table:table-cell>
          <table:table-cell/>
          <table:table-cell table:formula="of:=[.E18]" office:value-type="float" office:value="12.5" calcext:value-type="float">
            <text:p>12.5</text:p>
          </table:table-cell>
          <table:table-cell table:formula="of:=[.F18]+[.$K$18]" office:value-type="float" office:value="120.884361702128" calcext:value-type="float">
            <text:p>120.8843617021</text:p>
          </table:table-cell>
          <table:table-cell/>
          <table:table-cell table:formula="of:=[.A24]&amp;&quot; &quot;&amp;[.B24]&amp;&quot; &quot;&amp;[.C24]" office:value-type="string" office:string-value="N23 X12.5 Y120.884361702128" calcext:value-type="string">
            <text:p>N23 X12.5 Y120.884361702128</text:p>
          </table:table-cell>
          <table:table-cell table:number-columns-repeated="2"/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N24</text:p>
          </table:table-cell>
          <table:table-cell table:formula="of:=[.B19]" office:value-type="string" office:string-value="G106" calcext:value-type="string">
            <text:p>G106</text:p>
          </table:table-cell>
          <table:table-cell table:formula="of:=[.C19]" office:value-type="string" office:string-value="P0" calcext:value-type="string">
            <text:p>P0</text:p>
          </table:table-cell>
          <table:table-cell table:number-columns-repeated="4"/>
          <table:table-cell table:formula="of:=[.A25]&amp;&quot; &quot;&amp;[.B25]&amp;&quot; &quot;&amp;[.C25]" office:value-type="string" office:string-value="N24 G106 P0" calcext:value-type="string">
            <text:p>N24 G106 P0</text:p>
          </table:table-cell>
          <table:table-cell/>
          <table:table-cell table:style-name="ce6" office:value-type="string" calcext:value-type="string">
            <text:p>B1 Camera</text:p>
          </table:table-cell>
          <table:table-cell table:style-name="ce9" office:value-type="float" office:value="6444.6" calcext:value-type="float">
            <text:p>6444.6</text:p>
          </table:table-cell>
          <table:table-cell table:style-name="ce9" office:value-type="float" office:value="260.2" calcext:value-type="float">
            <text:p>260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25</text:p>
          </table:table-cell>
          <table:table-cell table:formula="of:=[.B20]" office:value-type="string" office:string-value="G105" calcext:value-type="string">
            <text:p>G105</text:p>
          </table:table-cell>
          <table:table-cell table:formula="of:=[.C20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20]" office:value-type="string" office:string-value="jog up" calcext:value-type="string">
            <text:p>jog up</text:p>
          </table:table-cell>
          <table:table-cell/>
          <table:table-cell table:formula="of:=[.A26]&amp;&quot; &quot;&amp;[.B26]&amp;&quot; &quot;&amp;[.C26]" office:value-type="string" office:string-value="N25 G105 PY7.79553191489362" calcext:value-type="string">
            <text:p>N25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6</text:p>
          </table:table-cell>
          <table:table-cell table:style-name="ce8" table:number-columns-repeated="3"/>
          <table:table-cell table:style-name="ce8" table:formula="of:=[.E21]+1" office:value-type="float" office:value="5" calcext:value-type="float">
            <text:p>5</text:p>
          </table:table-cell>
          <table:table-cell table:style-name="ce8" table:number-columns-repeated="2"/>
          <table:table-cell table:style-name="ce8" table:formula="of:=[.A27]&amp;&quot; ( Wire &quot;&amp;[.E27]&amp;&quot; )&quot;" office:value-type="string" office:string-value="N26 ( Wire 5 )" calcext:value-type="string">
            <text:p>N26 ( Wire 5 )</text:p>
          </table:table-cell>
          <table:table-cell table:number-columns-repeated="2"/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N27</text:p>
          </table:table-cell>
          <table:table-cell table:formula="of:=&quot;X&quot;&amp;[.E28]" office:value-type="string" office:string-value="X6747.5" calcext:value-type="string">
            <text:p>X6747.5</text:p>
          </table:table-cell>
          <table:table-cell table:formula="of:=&quot;Y&quot;&amp;[.F28]" office:value-type="string" office:string-value="Y127.479893617021" calcext:value-type="string">
            <text:p>Y127.479893617021</text:p>
          </table:table-cell>
          <table:table-cell/>
          <table:table-cell table:formula="of:=[.E22]" office:value-type="float" office:value="6747.5" calcext:value-type="float">
            <text:p>6747.5</text:p>
          </table:table-cell>
          <table:table-cell table:formula="of:=[.F22]+[.$K$18]" office:value-type="float" office:value="127.479893617021" calcext:value-type="float">
            <text:p>127.479893617</text:p>
          </table:table-cell>
          <table:table-cell/>
          <table:table-cell table:formula="of:=[.A28]&amp;&quot; &quot;&amp;[.B28]&amp;&quot; &quot;&amp;[.C28]" office:value-type="string" office:string-value="N27 X6747.5 Y127.479893617021" calcext:value-type="string">
            <text:p>N27 X6747.5 Y127.47989361702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28</text:p>
          </table:table-cell>
          <table:table-cell table:formula="of:=[.B23]" office:value-type="string" office:string-value="G106" calcext:value-type="string">
            <text:p>G106</text:p>
          </table:table-cell>
          <table:table-cell table:formula="of:=[.C23]" office:value-type="string" office:string-value="P3" calcext:value-type="string">
            <text:p>P3</text:p>
          </table:table-cell>
          <table:table-cell table:number-columns-repeated="4"/>
          <table:table-cell table:formula="of:=[.A29]&amp;&quot; &quot;&amp;[.B29]&amp;&quot; &quot;&amp;[.C29]" office:value-type="string" office:string-value="N28 G106 P3" calcext:value-type="string">
            <text:p>N28 G106 P3</text:p>
          </table:table-cell>
          <table:table-cell/>
          <table:table-cell table:style-name="ce6" office:value-type="string" calcext:value-type="string">
            <text:p>Camera Offset</text:p>
          </table:table-cell>
          <table:table-cell table:style-name="ce10" office:value-type="float" office:value="132.95" calcext:value-type="float">
            <text:p>132.95</text:p>
          </table:table-cell>
          <table:table-cell table:style-name="ce10" table:formula="of:=-152.8-1.5" office:value-type="float" office:value="-154.3" calcext:value-type="float">
            <text:p>-154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29</text:p>
          </table:table-cell>
          <table:table-cell table:formula="of:=&quot;X&quot;&amp;[.E30]" office:value-type="string" office:string-value="X12.5" calcext:value-type="string">
            <text:p>X12.5</text:p>
          </table:table-cell>
          <table:table-cell table:formula="of:=&quot;Y&quot;&amp;[.F30]" office:value-type="string" office:string-value="Y125.679893617021" calcext:value-type="string">
            <text:p>Y125.679893617021</text:p>
          </table:table-cell>
          <table:table-cell/>
          <table:table-cell table:formula="of:=[.E24]" office:value-type="float" office:value="12.5" calcext:value-type="float">
            <text:p>12.5</text:p>
          </table:table-cell>
          <table:table-cell table:formula="of:=[.F24]+[.$K$18]" office:value-type="float" office:value="125.679893617021" calcext:value-type="float">
            <text:p>125.679893617</text:p>
          </table:table-cell>
          <table:table-cell/>
          <table:table-cell table:formula="of:=[.A30]&amp;&quot; &quot;&amp;[.B30]&amp;&quot; &quot;&amp;[.C30]" office:value-type="string" office:string-value="N29 X12.5 Y125.679893617021" calcext:value-type="string">
            <text:p>N29 X12.5 Y125.6798936170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0</text:p>
          </table:table-cell>
          <table:table-cell table:formula="of:=[.B25]" office:value-type="string" office:string-value="G106" calcext:value-type="string">
            <text:p>G106</text:p>
          </table:table-cell>
          <table:table-cell table:formula="of:=[.C25]" office:value-type="string" office:string-value="P0" calcext:value-type="string">
            <text:p>P0</text:p>
          </table:table-cell>
          <table:table-cell table:number-columns-repeated="4"/>
          <table:table-cell table:formula="of:=[.A31]&amp;&quot; &quot;&amp;[.B31]&amp;&quot; &quot;&amp;[.C31]" office:value-type="string" office:string-value="N30 G106 P0" calcext:value-type="string">
            <text:p>N30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1</text:p>
          </table:table-cell>
          <table:table-cell table:formula="of:=[.B26]" office:value-type="string" office:string-value="G105" calcext:value-type="string">
            <text:p>G105</text:p>
          </table:table-cell>
          <table:table-cell table:formula="of:=[.C26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26]" office:value-type="string" office:string-value="jog up" calcext:value-type="string">
            <text:p>jog up</text:p>
          </table:table-cell>
          <table:table-cell/>
          <table:table-cell table:formula="of:=[.A32]&amp;&quot; &quot;&amp;[.B32]&amp;&quot; &quot;&amp;[.C32]" office:value-type="string" office:string-value="N31 G105 PY7.79553191489362" calcext:value-type="string">
            <text:p>N31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2</text:p>
          </table:table-cell>
          <table:table-cell table:style-name="ce8" table:number-columns-repeated="3"/>
          <table:table-cell table:style-name="ce8" table:formula="of:=[.E27]+1" office:value-type="float" office:value="6" calcext:value-type="float">
            <text:p>6</text:p>
          </table:table-cell>
          <table:table-cell table:style-name="ce8" table:number-columns-repeated="2"/>
          <table:table-cell table:style-name="ce8" table:formula="of:=[.A33]&amp;&quot; ( Wire &quot;&amp;[.E33]&amp;&quot; )&quot;" office:value-type="string" office:string-value="N32 ( Wire 6 )" calcext:value-type="string">
            <text:p>N32 ( Wire 6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3</text:p>
          </table:table-cell>
          <table:table-cell table:formula="of:=&quot;X&quot;&amp;[.E34]" office:value-type="string" office:string-value="X6747.5" calcext:value-type="string">
            <text:p>X6747.5</text:p>
          </table:table-cell>
          <table:table-cell table:formula="of:=&quot;Y&quot;&amp;[.F34]" office:value-type="string" office:string-value="Y132.275425531915" calcext:value-type="string">
            <text:p>Y132.275425531915</text:p>
          </table:table-cell>
          <table:table-cell/>
          <table:table-cell table:formula="of:=[.E28]" office:value-type="float" office:value="6747.5" calcext:value-type="float">
            <text:p>6747.5</text:p>
          </table:table-cell>
          <table:table-cell table:formula="of:=[.F28]+[.$K$18]" office:value-type="float" office:value="132.275425531915" calcext:value-type="float">
            <text:p>132.2754255319</text:p>
          </table:table-cell>
          <table:table-cell/>
          <table:table-cell table:formula="of:=[.A34]&amp;&quot; &quot;&amp;[.B34]&amp;&quot; &quot;&amp;[.C34]" office:value-type="string" office:string-value="N33 X6747.5 Y132.275425531915" calcext:value-type="string">
            <text:p>N33 X6747.5 Y132.275425531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4</text:p>
          </table:table-cell>
          <table:table-cell table:formula="of:=[.B29]" office:value-type="string" office:string-value="G106" calcext:value-type="string">
            <text:p>G106</text:p>
          </table:table-cell>
          <table:table-cell table:formula="of:=[.C29]" office:value-type="string" office:string-value="P3" calcext:value-type="string">
            <text:p>P3</text:p>
          </table:table-cell>
          <table:table-cell table:number-columns-repeated="4"/>
          <table:table-cell table:formula="of:=[.A35]&amp;&quot; &quot;&amp;[.B35]&amp;&quot; &quot;&amp;[.C35]" office:value-type="string" office:string-value="N34 G106 P3" calcext:value-type="string">
            <text:p>N34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5</text:p>
          </table:table-cell>
          <table:table-cell table:formula="of:=&quot;X&quot;&amp;[.E36]" office:value-type="string" office:string-value="X12.5" calcext:value-type="string">
            <text:p>X12.5</text:p>
          </table:table-cell>
          <table:table-cell table:formula="of:=&quot;Y&quot;&amp;[.F36]" office:value-type="string" office:string-value="Y130.475425531915" calcext:value-type="string">
            <text:p>Y130.475425531915</text:p>
          </table:table-cell>
          <table:table-cell/>
          <table:table-cell table:formula="of:=[.E30]" office:value-type="float" office:value="12.5" calcext:value-type="float">
            <text:p>12.5</text:p>
          </table:table-cell>
          <table:table-cell table:formula="of:=[.F30]+[.$K$18]" office:value-type="float" office:value="130.475425531915" calcext:value-type="float">
            <text:p>130.4754255319</text:p>
          </table:table-cell>
          <table:table-cell/>
          <table:table-cell table:formula="of:=[.A36]&amp;&quot; &quot;&amp;[.B36]&amp;&quot; &quot;&amp;[.C36]" office:value-type="string" office:string-value="N35 X12.5 Y130.475425531915" calcext:value-type="string">
            <text:p>N35 X12.5 Y130.475425531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6</text:p>
          </table:table-cell>
          <table:table-cell table:formula="of:=[.B31]" office:value-type="string" office:string-value="G106" calcext:value-type="string">
            <text:p>G106</text:p>
          </table:table-cell>
          <table:table-cell table:formula="of:=[.C31]" office:value-type="string" office:string-value="P0" calcext:value-type="string">
            <text:p>P0</text:p>
          </table:table-cell>
          <table:table-cell table:number-columns-repeated="4"/>
          <table:table-cell table:formula="of:=[.A37]&amp;&quot; &quot;&amp;[.B37]&amp;&quot; &quot;&amp;[.C37]" office:value-type="string" office:string-value="N36 G106 P0" calcext:value-type="string">
            <text:p>N36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7</text:p>
          </table:table-cell>
          <table:table-cell table:formula="of:=[.B32]" office:value-type="string" office:string-value="G105" calcext:value-type="string">
            <text:p>G105</text:p>
          </table:table-cell>
          <table:table-cell table:formula="of:=[.C32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32]" office:value-type="string" office:string-value="jog up" calcext:value-type="string">
            <text:p>jog up</text:p>
          </table:table-cell>
          <table:table-cell/>
          <table:table-cell table:formula="of:=[.A38]&amp;&quot; &quot;&amp;[.B38]&amp;&quot; &quot;&amp;[.C38]" office:value-type="string" office:string-value="N37 G105 PY7.79553191489362" calcext:value-type="string">
            <text:p>N37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8</text:p>
          </table:table-cell>
          <table:table-cell table:style-name="ce8" table:number-columns-repeated="3"/>
          <table:table-cell table:style-name="ce8" table:formula="of:=[.E33]+1" office:value-type="float" office:value="7" calcext:value-type="float">
            <text:p>7</text:p>
          </table:table-cell>
          <table:table-cell table:style-name="ce8" table:number-columns-repeated="2"/>
          <table:table-cell table:style-name="ce8" table:formula="of:=[.A39]&amp;&quot; ( Wire &quot;&amp;[.E39]&amp;&quot; )&quot;" office:value-type="string" office:string-value="N38 ( Wire 7 )" calcext:value-type="string">
            <text:p>N38 ( Wire 7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9</text:p>
          </table:table-cell>
          <table:table-cell table:formula="of:=&quot;X&quot;&amp;[.E40]" office:value-type="string" office:string-value="X6747.5" calcext:value-type="string">
            <text:p>X6747.5</text:p>
          </table:table-cell>
          <table:table-cell table:formula="of:=&quot;Y&quot;&amp;[.F40]" office:value-type="string" office:string-value="Y137.070957446808" calcext:value-type="string">
            <text:p>Y137.070957446808</text:p>
          </table:table-cell>
          <table:table-cell/>
          <table:table-cell table:formula="of:=[.E34]" office:value-type="float" office:value="6747.5" calcext:value-type="float">
            <text:p>6747.5</text:p>
          </table:table-cell>
          <table:table-cell table:formula="of:=[.F34]+[.$K$18]" office:value-type="float" office:value="137.070957446808" calcext:value-type="float">
            <text:p>137.0709574468</text:p>
          </table:table-cell>
          <table:table-cell/>
          <table:table-cell table:formula="of:=[.A40]&amp;&quot; &quot;&amp;[.B40]&amp;&quot; &quot;&amp;[.C40]" office:value-type="string" office:string-value="N39 X6747.5 Y137.070957446808" calcext:value-type="string">
            <text:p>N39 X6747.5 Y137.0709574468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0</text:p>
          </table:table-cell>
          <table:table-cell table:formula="of:=[.B35]" office:value-type="string" office:string-value="G106" calcext:value-type="string">
            <text:p>G106</text:p>
          </table:table-cell>
          <table:table-cell table:formula="of:=[.C35]" office:value-type="string" office:string-value="P3" calcext:value-type="string">
            <text:p>P3</text:p>
          </table:table-cell>
          <table:table-cell table:number-columns-repeated="4"/>
          <table:table-cell table:formula="of:=[.A41]&amp;&quot; &quot;&amp;[.B41]&amp;&quot; &quot;&amp;[.C41]" office:value-type="string" office:string-value="N40 G106 P3" calcext:value-type="string">
            <text:p>N40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1</text:p>
          </table:table-cell>
          <table:table-cell table:formula="of:=&quot;X&quot;&amp;[.E42]" office:value-type="string" office:string-value="X12.5" calcext:value-type="string">
            <text:p>X12.5</text:p>
          </table:table-cell>
          <table:table-cell table:formula="of:=&quot;Y&quot;&amp;[.F42]" office:value-type="string" office:string-value="Y135.270957446808" calcext:value-type="string">
            <text:p>Y135.270957446808</text:p>
          </table:table-cell>
          <table:table-cell/>
          <table:table-cell table:formula="of:=[.E36]" office:value-type="float" office:value="12.5" calcext:value-type="float">
            <text:p>12.5</text:p>
          </table:table-cell>
          <table:table-cell table:formula="of:=[.F36]+[.$K$18]" office:value-type="float" office:value="135.270957446808" calcext:value-type="float">
            <text:p>135.2709574468</text:p>
          </table:table-cell>
          <table:table-cell/>
          <table:table-cell table:formula="of:=[.A42]&amp;&quot; &quot;&amp;[.B42]&amp;&quot; &quot;&amp;[.C42]" office:value-type="string" office:string-value="N41 X12.5 Y135.270957446808" calcext:value-type="string">
            <text:p>N41 X12.5 Y135.2709574468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2</text:p>
          </table:table-cell>
          <table:table-cell table:formula="of:=[.B37]" office:value-type="string" office:string-value="G106" calcext:value-type="string">
            <text:p>G106</text:p>
          </table:table-cell>
          <table:table-cell table:formula="of:=[.C37]" office:value-type="string" office:string-value="P0" calcext:value-type="string">
            <text:p>P0</text:p>
          </table:table-cell>
          <table:table-cell table:number-columns-repeated="4"/>
          <table:table-cell table:formula="of:=[.A43]&amp;&quot; &quot;&amp;[.B43]&amp;&quot; &quot;&amp;[.C43]" office:value-type="string" office:string-value="N42 G106 P0" calcext:value-type="string">
            <text:p>N42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3</text:p>
          </table:table-cell>
          <table:table-cell table:formula="of:=[.B38]" office:value-type="string" office:string-value="G105" calcext:value-type="string">
            <text:p>G105</text:p>
          </table:table-cell>
          <table:table-cell table:formula="of:=[.C38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38]" office:value-type="string" office:string-value="jog up" calcext:value-type="string">
            <text:p>jog up</text:p>
          </table:table-cell>
          <table:table-cell/>
          <table:table-cell table:formula="of:=[.A44]&amp;&quot; &quot;&amp;[.B44]&amp;&quot; &quot;&amp;[.C44]" office:value-type="string" office:string-value="N43 G105 PY7.79553191489362" calcext:value-type="string">
            <text:p>N43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4</text:p>
          </table:table-cell>
          <table:table-cell table:style-name="ce8" table:number-columns-repeated="3"/>
          <table:table-cell table:style-name="ce8" table:formula="of:=[.E39]+1" office:value-type="float" office:value="8" calcext:value-type="float">
            <text:p>8</text:p>
          </table:table-cell>
          <table:table-cell table:style-name="ce8" table:number-columns-repeated="2"/>
          <table:table-cell table:style-name="ce8" table:formula="of:=[.A45]&amp;&quot; ( Wire &quot;&amp;[.E45]&amp;&quot; )&quot;" office:value-type="string" office:string-value="N44 ( Wire 8 )" calcext:value-type="string">
            <text:p>N44 ( Wire 8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5</text:p>
          </table:table-cell>
          <table:table-cell table:formula="of:=&quot;X&quot;&amp;[.E46]" office:value-type="string" office:string-value="X6747.5" calcext:value-type="string">
            <text:p>X6747.5</text:p>
          </table:table-cell>
          <table:table-cell table:formula="of:=&quot;Y&quot;&amp;[.F46]" office:value-type="string" office:string-value="Y141.866489361702" calcext:value-type="string">
            <text:p>Y141.866489361702</text:p>
          </table:table-cell>
          <table:table-cell/>
          <table:table-cell table:formula="of:=[.E40]" office:value-type="float" office:value="6747.5" calcext:value-type="float">
            <text:p>6747.5</text:p>
          </table:table-cell>
          <table:table-cell table:formula="of:=[.F40]+[.$K$18]" office:value-type="float" office:value="141.866489361702" calcext:value-type="float">
            <text:p>141.8664893617</text:p>
          </table:table-cell>
          <table:table-cell/>
          <table:table-cell table:formula="of:=[.A46]&amp;&quot; &quot;&amp;[.B46]&amp;&quot; &quot;&amp;[.C46]" office:value-type="string" office:string-value="N45 X6747.5 Y141.866489361702" calcext:value-type="string">
            <text:p>N45 X6747.5 Y141.8664893617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6</text:p>
          </table:table-cell>
          <table:table-cell table:formula="of:=[.B41]" office:value-type="string" office:string-value="G106" calcext:value-type="string">
            <text:p>G106</text:p>
          </table:table-cell>
          <table:table-cell table:formula="of:=[.C41]" office:value-type="string" office:string-value="P3" calcext:value-type="string">
            <text:p>P3</text:p>
          </table:table-cell>
          <table:table-cell table:number-columns-repeated="4"/>
          <table:table-cell table:formula="of:=[.A47]&amp;&quot; &quot;&amp;[.B47]&amp;&quot; &quot;&amp;[.C47]" office:value-type="string" office:string-value="N46 G106 P3" calcext:value-type="string">
            <text:p>N46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7</text:p>
          </table:table-cell>
          <table:table-cell table:formula="of:=&quot;X&quot;&amp;[.E48]" office:value-type="string" office:string-value="X12.5" calcext:value-type="string">
            <text:p>X12.5</text:p>
          </table:table-cell>
          <table:table-cell table:formula="of:=&quot;Y&quot;&amp;[.F48]" office:value-type="string" office:string-value="Y140.066489361702" calcext:value-type="string">
            <text:p>Y140.066489361702</text:p>
          </table:table-cell>
          <table:table-cell/>
          <table:table-cell table:formula="of:=[.E42]" office:value-type="float" office:value="12.5" calcext:value-type="float">
            <text:p>12.5</text:p>
          </table:table-cell>
          <table:table-cell table:formula="of:=[.F42]+[.$K$18]" office:value-type="float" office:value="140.066489361702" calcext:value-type="float">
            <text:p>140.0664893617</text:p>
          </table:table-cell>
          <table:table-cell/>
          <table:table-cell table:formula="of:=[.A48]&amp;&quot; &quot;&amp;[.B48]&amp;&quot; &quot;&amp;[.C48]" office:value-type="string" office:string-value="N47 X12.5 Y140.066489361702" calcext:value-type="string">
            <text:p>N47 X12.5 Y140.0664893617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8</text:p>
          </table:table-cell>
          <table:table-cell table:formula="of:=[.B43]" office:value-type="string" office:string-value="G106" calcext:value-type="string">
            <text:p>G106</text:p>
          </table:table-cell>
          <table:table-cell table:formula="of:=[.C43]" office:value-type="string" office:string-value="P0" calcext:value-type="string">
            <text:p>P0</text:p>
          </table:table-cell>
          <table:table-cell table:number-columns-repeated="4"/>
          <table:table-cell table:formula="of:=[.A49]&amp;&quot; &quot;&amp;[.B49]&amp;&quot; &quot;&amp;[.C49]" office:value-type="string" office:string-value="N48 G106 P0" calcext:value-type="string">
            <text:p>N48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9</text:p>
          </table:table-cell>
          <table:table-cell table:formula="of:=[.B44]" office:value-type="string" office:string-value="G105" calcext:value-type="string">
            <text:p>G105</text:p>
          </table:table-cell>
          <table:table-cell table:formula="of:=[.C44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44]" office:value-type="string" office:string-value="jog up" calcext:value-type="string">
            <text:p>jog up</text:p>
          </table:table-cell>
          <table:table-cell/>
          <table:table-cell table:formula="of:=[.A50]&amp;&quot; &quot;&amp;[.B50]&amp;&quot; &quot;&amp;[.C50]" office:value-type="string" office:string-value="N49 G105 PY7.79553191489362" calcext:value-type="string">
            <text:p>N49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0</text:p>
          </table:table-cell>
          <table:table-cell table:style-name="ce8" table:number-columns-repeated="3"/>
          <table:table-cell table:style-name="ce8" table:formula="of:=[.E45]+1" office:value-type="float" office:value="9" calcext:value-type="float">
            <text:p>9</text:p>
          </table:table-cell>
          <table:table-cell table:style-name="ce8" table:number-columns-repeated="2"/>
          <table:table-cell table:style-name="ce8" table:formula="of:=[.A51]&amp;&quot; ( Wire &quot;&amp;[.E51]&amp;&quot; )&quot;" office:value-type="string" office:string-value="N50 ( Wire 9 )" calcext:value-type="string">
            <text:p>N50 ( Wire 9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1</text:p>
          </table:table-cell>
          <table:table-cell table:formula="of:=&quot;X&quot;&amp;[.E52]" office:value-type="string" office:string-value="X6747.5" calcext:value-type="string">
            <text:p>X6747.5</text:p>
          </table:table-cell>
          <table:table-cell table:formula="of:=&quot;Y&quot;&amp;[.F52]" office:value-type="string" office:string-value="Y146.662021276596" calcext:value-type="string">
            <text:p>Y146.662021276596</text:p>
          </table:table-cell>
          <table:table-cell/>
          <table:table-cell table:formula="of:=[.E46]" office:value-type="float" office:value="6747.5" calcext:value-type="float">
            <text:p>6747.5</text:p>
          </table:table-cell>
          <table:table-cell table:formula="of:=[.F46]+[.$K$18]" office:value-type="float" office:value="146.662021276596" calcext:value-type="float">
            <text:p>146.6620212766</text:p>
          </table:table-cell>
          <table:table-cell/>
          <table:table-cell table:formula="of:=[.A52]&amp;&quot; &quot;&amp;[.B52]&amp;&quot; &quot;&amp;[.C52]" office:value-type="string" office:string-value="N51 X6747.5 Y146.662021276596" calcext:value-type="string">
            <text:p>N51 X6747.5 Y146.6620212765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2</text:p>
          </table:table-cell>
          <table:table-cell table:formula="of:=[.B47]" office:value-type="string" office:string-value="G106" calcext:value-type="string">
            <text:p>G106</text:p>
          </table:table-cell>
          <table:table-cell table:formula="of:=[.C47]" office:value-type="string" office:string-value="P3" calcext:value-type="string">
            <text:p>P3</text:p>
          </table:table-cell>
          <table:table-cell table:number-columns-repeated="4"/>
          <table:table-cell table:formula="of:=[.A53]&amp;&quot; &quot;&amp;[.B53]&amp;&quot; &quot;&amp;[.C53]" office:value-type="string" office:string-value="N52 G106 P3" calcext:value-type="string">
            <text:p>N52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3</text:p>
          </table:table-cell>
          <table:table-cell table:formula="of:=&quot;X&quot;&amp;[.E54]" office:value-type="string" office:string-value="X12.5" calcext:value-type="string">
            <text:p>X12.5</text:p>
          </table:table-cell>
          <table:table-cell table:formula="of:=&quot;Y&quot;&amp;[.F54]" office:value-type="string" office:string-value="Y144.862021276596" calcext:value-type="string">
            <text:p>Y144.862021276596</text:p>
          </table:table-cell>
          <table:table-cell/>
          <table:table-cell table:formula="of:=[.E48]" office:value-type="float" office:value="12.5" calcext:value-type="float">
            <text:p>12.5</text:p>
          </table:table-cell>
          <table:table-cell table:formula="of:=[.F48]+[.$K$18]" office:value-type="float" office:value="144.862021276596" calcext:value-type="float">
            <text:p>144.8620212766</text:p>
          </table:table-cell>
          <table:table-cell/>
          <table:table-cell table:formula="of:=[.A54]&amp;&quot; &quot;&amp;[.B54]&amp;&quot; &quot;&amp;[.C54]" office:value-type="string" office:string-value="N53 X12.5 Y144.862021276596" calcext:value-type="string">
            <text:p>N53 X12.5 Y144.8620212765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4</text:p>
          </table:table-cell>
          <table:table-cell table:formula="of:=[.B49]" office:value-type="string" office:string-value="G106" calcext:value-type="string">
            <text:p>G106</text:p>
          </table:table-cell>
          <table:table-cell table:formula="of:=[.C49]" office:value-type="string" office:string-value="P0" calcext:value-type="string">
            <text:p>P0</text:p>
          </table:table-cell>
          <table:table-cell table:number-columns-repeated="4"/>
          <table:table-cell table:formula="of:=[.A55]&amp;&quot; &quot;&amp;[.B55]&amp;&quot; &quot;&amp;[.C55]" office:value-type="string" office:string-value="N54 G106 P0" calcext:value-type="string">
            <text:p>N54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5</text:p>
          </table:table-cell>
          <table:table-cell table:formula="of:=[.B50]" office:value-type="string" office:string-value="G105" calcext:value-type="string">
            <text:p>G105</text:p>
          </table:table-cell>
          <table:table-cell table:formula="of:=[.C50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50]" office:value-type="string" office:string-value="jog up" calcext:value-type="string">
            <text:p>jog up</text:p>
          </table:table-cell>
          <table:table-cell/>
          <table:table-cell table:formula="of:=[.A56]&amp;&quot; &quot;&amp;[.B56]&amp;&quot; &quot;&amp;[.C56]" office:value-type="string" office:string-value="N55 G105 PY7.79553191489362" calcext:value-type="string">
            <text:p>N55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6</text:p>
          </table:table-cell>
          <table:table-cell table:style-name="ce8" table:number-columns-repeated="3"/>
          <table:table-cell table:style-name="ce8" table:formula="of:=[.E51]+1" office:value-type="float" office:value="10" calcext:value-type="float">
            <text:p>10</text:p>
          </table:table-cell>
          <table:table-cell table:style-name="ce8" table:number-columns-repeated="2"/>
          <table:table-cell table:style-name="ce8" table:formula="of:=[.A57]&amp;&quot; ( Wire &quot;&amp;[.E57]&amp;&quot; )&quot;" office:value-type="string" office:string-value="N56 ( Wire 10 )" calcext:value-type="string">
            <text:p>N56 ( Wire 10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7</text:p>
          </table:table-cell>
          <table:table-cell table:formula="of:=&quot;X&quot;&amp;[.E58]" office:value-type="string" office:string-value="X6747.5" calcext:value-type="string">
            <text:p>X6747.5</text:p>
          </table:table-cell>
          <table:table-cell table:formula="of:=&quot;Y&quot;&amp;[.F58]" office:value-type="string" office:string-value="Y151.457553191489" calcext:value-type="string">
            <text:p>Y151.457553191489</text:p>
          </table:table-cell>
          <table:table-cell/>
          <table:table-cell table:formula="of:=[.E52]" office:value-type="float" office:value="6747.5" calcext:value-type="float">
            <text:p>6747.5</text:p>
          </table:table-cell>
          <table:table-cell table:formula="of:=[.F52]+[.$K$18]" office:value-type="float" office:value="151.457553191489" calcext:value-type="float">
            <text:p>151.4575531915</text:p>
          </table:table-cell>
          <table:table-cell/>
          <table:table-cell table:formula="of:=[.A58]&amp;&quot; &quot;&amp;[.B58]&amp;&quot; &quot;&amp;[.C58]" office:value-type="string" office:string-value="N57 X6747.5 Y151.457553191489" calcext:value-type="string">
            <text:p>N57 X6747.5 Y151.4575531914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8</text:p>
          </table:table-cell>
          <table:table-cell table:formula="of:=[.B53]" office:value-type="string" office:string-value="G106" calcext:value-type="string">
            <text:p>G106</text:p>
          </table:table-cell>
          <table:table-cell table:formula="of:=[.C53]" office:value-type="string" office:string-value="P3" calcext:value-type="string">
            <text:p>P3</text:p>
          </table:table-cell>
          <table:table-cell table:number-columns-repeated="4"/>
          <table:table-cell table:formula="of:=[.A59]&amp;&quot; &quot;&amp;[.B59]&amp;&quot; &quot;&amp;[.C59]" office:value-type="string" office:string-value="N58 G106 P3" calcext:value-type="string">
            <text:p>N58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9</text:p>
          </table:table-cell>
          <table:table-cell table:formula="of:=&quot;X&quot;&amp;[.E60]" office:value-type="string" office:string-value="X12.5" calcext:value-type="string">
            <text:p>X12.5</text:p>
          </table:table-cell>
          <table:table-cell table:formula="of:=&quot;Y&quot;&amp;[.F60]" office:value-type="string" office:string-value="Y149.657553191489" calcext:value-type="string">
            <text:p>Y149.657553191489</text:p>
          </table:table-cell>
          <table:table-cell/>
          <table:table-cell table:formula="of:=[.E54]" office:value-type="float" office:value="12.5" calcext:value-type="float">
            <text:p>12.5</text:p>
          </table:table-cell>
          <table:table-cell table:formula="of:=[.F54]+[.$K$18]" office:value-type="float" office:value="149.657553191489" calcext:value-type="float">
            <text:p>149.6575531915</text:p>
          </table:table-cell>
          <table:table-cell/>
          <table:table-cell table:formula="of:=[.A60]&amp;&quot; &quot;&amp;[.B60]&amp;&quot; &quot;&amp;[.C60]" office:value-type="string" office:string-value="N59 X12.5 Y149.657553191489" calcext:value-type="string">
            <text:p>N59 X12.5 Y149.6575531914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0</text:p>
          </table:table-cell>
          <table:table-cell table:formula="of:=[.B55]" office:value-type="string" office:string-value="G106" calcext:value-type="string">
            <text:p>G106</text:p>
          </table:table-cell>
          <table:table-cell table:formula="of:=[.C55]" office:value-type="string" office:string-value="P0" calcext:value-type="string">
            <text:p>P0</text:p>
          </table:table-cell>
          <table:table-cell table:number-columns-repeated="4"/>
          <table:table-cell table:formula="of:=[.A61]&amp;&quot; &quot;&amp;[.B61]&amp;&quot; &quot;&amp;[.C61]" office:value-type="string" office:string-value="N60 G106 P0" calcext:value-type="string">
            <text:p>N60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1</text:p>
          </table:table-cell>
          <table:table-cell table:formula="of:=[.B56]" office:value-type="string" office:string-value="G105" calcext:value-type="string">
            <text:p>G105</text:p>
          </table:table-cell>
          <table:table-cell table:formula="of:=[.C56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56]" office:value-type="string" office:string-value="jog up" calcext:value-type="string">
            <text:p>jog up</text:p>
          </table:table-cell>
          <table:table-cell/>
          <table:table-cell table:formula="of:=[.A62]&amp;&quot; &quot;&amp;[.B62]&amp;&quot; &quot;&amp;[.C62]" office:value-type="string" office:string-value="N61 G105 PY7.79553191489362" calcext:value-type="string">
            <text:p>N61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2</text:p>
          </table:table-cell>
          <table:table-cell table:style-name="ce8" table:number-columns-repeated="3"/>
          <table:table-cell table:style-name="ce8" table:formula="of:=[.E57]+1" office:value-type="float" office:value="11" calcext:value-type="float">
            <text:p>11</text:p>
          </table:table-cell>
          <table:table-cell table:style-name="ce8" table:number-columns-repeated="2"/>
          <table:table-cell table:style-name="ce8" table:formula="of:=[.A63]&amp;&quot; ( Wire &quot;&amp;[.E63]&amp;&quot; )&quot;" office:value-type="string" office:string-value="N62 ( Wire 11 )" calcext:value-type="string">
            <text:p>N62 ( Wire 11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3</text:p>
          </table:table-cell>
          <table:table-cell table:formula="of:=&quot;X&quot;&amp;[.E64]" office:value-type="string" office:string-value="X6747.5" calcext:value-type="string">
            <text:p>X6747.5</text:p>
          </table:table-cell>
          <table:table-cell table:formula="of:=&quot;Y&quot;&amp;[.F64]" office:value-type="string" office:string-value="Y156.253085106383" calcext:value-type="string">
            <text:p>Y156.253085106383</text:p>
          </table:table-cell>
          <table:table-cell/>
          <table:table-cell table:formula="of:=[.E58]" office:value-type="float" office:value="6747.5" calcext:value-type="float">
            <text:p>6747.5</text:p>
          </table:table-cell>
          <table:table-cell table:formula="of:=[.F58]+[.$K$18]" office:value-type="float" office:value="156.253085106383" calcext:value-type="float">
            <text:p>156.2530851064</text:p>
          </table:table-cell>
          <table:table-cell/>
          <table:table-cell table:formula="of:=[.A64]&amp;&quot; &quot;&amp;[.B64]&amp;&quot; &quot;&amp;[.C64]" office:value-type="string" office:string-value="N63 X6747.5 Y156.253085106383" calcext:value-type="string">
            <text:p>N63 X6747.5 Y156.253085106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4</text:p>
          </table:table-cell>
          <table:table-cell table:formula="of:=[.B59]" office:value-type="string" office:string-value="G106" calcext:value-type="string">
            <text:p>G106</text:p>
          </table:table-cell>
          <table:table-cell table:formula="of:=[.C59]" office:value-type="string" office:string-value="P3" calcext:value-type="string">
            <text:p>P3</text:p>
          </table:table-cell>
          <table:table-cell table:number-columns-repeated="4"/>
          <table:table-cell table:formula="of:=[.A65]&amp;&quot; &quot;&amp;[.B65]&amp;&quot; &quot;&amp;[.C65]" office:value-type="string" office:string-value="N64 G106 P3" calcext:value-type="string">
            <text:p>N64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5</text:p>
          </table:table-cell>
          <table:table-cell table:formula="of:=&quot;X&quot;&amp;[.E66]" office:value-type="string" office:string-value="X12.5" calcext:value-type="string">
            <text:p>X12.5</text:p>
          </table:table-cell>
          <table:table-cell table:formula="of:=&quot;Y&quot;&amp;[.F66]" office:value-type="string" office:string-value="Y154.453085106383" calcext:value-type="string">
            <text:p>Y154.453085106383</text:p>
          </table:table-cell>
          <table:table-cell/>
          <table:table-cell table:formula="of:=[.E60]" office:value-type="float" office:value="12.5" calcext:value-type="float">
            <text:p>12.5</text:p>
          </table:table-cell>
          <table:table-cell table:formula="of:=[.F60]+[.$K$18]" office:value-type="float" office:value="154.453085106383" calcext:value-type="float">
            <text:p>154.4530851064</text:p>
          </table:table-cell>
          <table:table-cell/>
          <table:table-cell table:formula="of:=[.A66]&amp;&quot; &quot;&amp;[.B66]&amp;&quot; &quot;&amp;[.C66]" office:value-type="string" office:string-value="N65 X12.5 Y154.453085106383" calcext:value-type="string">
            <text:p>N65 X12.5 Y154.453085106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6</text:p>
          </table:table-cell>
          <table:table-cell table:formula="of:=[.B61]" office:value-type="string" office:string-value="G106" calcext:value-type="string">
            <text:p>G106</text:p>
          </table:table-cell>
          <table:table-cell table:formula="of:=[.C61]" office:value-type="string" office:string-value="P0" calcext:value-type="string">
            <text:p>P0</text:p>
          </table:table-cell>
          <table:table-cell table:number-columns-repeated="4"/>
          <table:table-cell table:formula="of:=[.A67]&amp;&quot; &quot;&amp;[.B67]&amp;&quot; &quot;&amp;[.C67]" office:value-type="string" office:string-value="N66 G106 P0" calcext:value-type="string">
            <text:p>N66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7</text:p>
          </table:table-cell>
          <table:table-cell table:formula="of:=[.B62]" office:value-type="string" office:string-value="G105" calcext:value-type="string">
            <text:p>G105</text:p>
          </table:table-cell>
          <table:table-cell table:formula="of:=[.C62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62]" office:value-type="string" office:string-value="jog up" calcext:value-type="string">
            <text:p>jog up</text:p>
          </table:table-cell>
          <table:table-cell/>
          <table:table-cell table:formula="of:=[.A68]&amp;&quot; &quot;&amp;[.B68]&amp;&quot; &quot;&amp;[.C68]" office:value-type="string" office:string-value="N67 G105 PY7.79553191489362" calcext:value-type="string">
            <text:p>N67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8</text:p>
          </table:table-cell>
          <table:table-cell table:style-name="ce8" table:number-columns-repeated="3"/>
          <table:table-cell table:style-name="ce8" table:formula="of:=[.E63]+1" office:value-type="float" office:value="12" calcext:value-type="float">
            <text:p>12</text:p>
          </table:table-cell>
          <table:table-cell table:style-name="ce8" table:number-columns-repeated="2"/>
          <table:table-cell table:style-name="ce8" table:formula="of:=[.A69]&amp;&quot; ( Wire &quot;&amp;[.E69]&amp;&quot; )&quot;" office:value-type="string" office:string-value="N68 ( Wire 12 )" calcext:value-type="string">
            <text:p>N68 ( Wire 12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9</text:p>
          </table:table-cell>
          <table:table-cell table:formula="of:=&quot;X&quot;&amp;[.E70]" office:value-type="string" office:string-value="X6747.5" calcext:value-type="string">
            <text:p>X6747.5</text:p>
          </table:table-cell>
          <table:table-cell table:formula="of:=&quot;Y&quot;&amp;[.F70]" office:value-type="string" office:string-value="Y161.048617021277" calcext:value-type="string">
            <text:p>Y161.048617021277</text:p>
          </table:table-cell>
          <table:table-cell/>
          <table:table-cell table:formula="of:=[.E64]" office:value-type="float" office:value="6747.5" calcext:value-type="float">
            <text:p>6747.5</text:p>
          </table:table-cell>
          <table:table-cell table:formula="of:=[.F64]+[.$K$18]" office:value-type="float" office:value="161.048617021277" calcext:value-type="float">
            <text:p>161.0486170213</text:p>
          </table:table-cell>
          <table:table-cell/>
          <table:table-cell table:formula="of:=[.A70]&amp;&quot; &quot;&amp;[.B70]&amp;&quot; &quot;&amp;[.C70]" office:value-type="string" office:string-value="N69 X6747.5 Y161.048617021277" calcext:value-type="string">
            <text:p>N69 X6747.5 Y161.0486170212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0</text:p>
          </table:table-cell>
          <table:table-cell table:formula="of:=[.B65]" office:value-type="string" office:string-value="G106" calcext:value-type="string">
            <text:p>G106</text:p>
          </table:table-cell>
          <table:table-cell table:formula="of:=[.C65]" office:value-type="string" office:string-value="P3" calcext:value-type="string">
            <text:p>P3</text:p>
          </table:table-cell>
          <table:table-cell table:number-columns-repeated="4"/>
          <table:table-cell table:formula="of:=[.A71]&amp;&quot; &quot;&amp;[.B71]&amp;&quot; &quot;&amp;[.C71]" office:value-type="string" office:string-value="N70 G106 P3" calcext:value-type="string">
            <text:p>N70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1</text:p>
          </table:table-cell>
          <table:table-cell table:formula="of:=&quot;X&quot;&amp;[.E72]" office:value-type="string" office:string-value="X12.5" calcext:value-type="string">
            <text:p>X12.5</text:p>
          </table:table-cell>
          <table:table-cell table:formula="of:=&quot;Y&quot;&amp;[.F72]" office:value-type="string" office:string-value="Y159.248617021277" calcext:value-type="string">
            <text:p>Y159.248617021277</text:p>
          </table:table-cell>
          <table:table-cell/>
          <table:table-cell table:formula="of:=[.E66]" office:value-type="float" office:value="12.5" calcext:value-type="float">
            <text:p>12.5</text:p>
          </table:table-cell>
          <table:table-cell table:formula="of:=[.F66]+[.$K$18]" office:value-type="float" office:value="159.248617021277" calcext:value-type="float">
            <text:p>159.2486170213</text:p>
          </table:table-cell>
          <table:table-cell/>
          <table:table-cell table:formula="of:=[.A72]&amp;&quot; &quot;&amp;[.B72]&amp;&quot; &quot;&amp;[.C72]" office:value-type="string" office:string-value="N71 X12.5 Y159.248617021277" calcext:value-type="string">
            <text:p>N71 X12.5 Y159.2486170212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2</text:p>
          </table:table-cell>
          <table:table-cell table:formula="of:=[.B67]" office:value-type="string" office:string-value="G106" calcext:value-type="string">
            <text:p>G106</text:p>
          </table:table-cell>
          <table:table-cell table:formula="of:=[.C67]" office:value-type="string" office:string-value="P0" calcext:value-type="string">
            <text:p>P0</text:p>
          </table:table-cell>
          <table:table-cell table:number-columns-repeated="4"/>
          <table:table-cell table:formula="of:=[.A73]&amp;&quot; &quot;&amp;[.B73]&amp;&quot; &quot;&amp;[.C73]" office:value-type="string" office:string-value="N72 G106 P0" calcext:value-type="string">
            <text:p>N72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3</text:p>
          </table:table-cell>
          <table:table-cell table:formula="of:=[.B68]" office:value-type="string" office:string-value="G105" calcext:value-type="string">
            <text:p>G105</text:p>
          </table:table-cell>
          <table:table-cell table:formula="of:=[.C68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68]" office:value-type="string" office:string-value="jog up" calcext:value-type="string">
            <text:p>jog up</text:p>
          </table:table-cell>
          <table:table-cell/>
          <table:table-cell table:formula="of:=[.A74]&amp;&quot; &quot;&amp;[.B74]&amp;&quot; &quot;&amp;[.C74]" office:value-type="string" office:string-value="N73 G105 PY7.79553191489362" calcext:value-type="string">
            <text:p>N73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4</text:p>
          </table:table-cell>
          <table:table-cell table:style-name="ce8" table:number-columns-repeated="3"/>
          <table:table-cell table:style-name="ce8" table:formula="of:=[.E69]+1" office:value-type="float" office:value="13" calcext:value-type="float">
            <text:p>13</text:p>
          </table:table-cell>
          <table:table-cell table:style-name="ce8" table:number-columns-repeated="2"/>
          <table:table-cell table:style-name="ce8" table:formula="of:=[.A75]&amp;&quot; ( Wire &quot;&amp;[.E75]&amp;&quot; )&quot;" office:value-type="string" office:string-value="N74 ( Wire 13 )" calcext:value-type="string">
            <text:p>N74 ( Wire 13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5</text:p>
          </table:table-cell>
          <table:table-cell table:formula="of:=&quot;X&quot;&amp;[.E76]" office:value-type="string" office:string-value="X6747.5" calcext:value-type="string">
            <text:p>X6747.5</text:p>
          </table:table-cell>
          <table:table-cell table:formula="of:=&quot;Y&quot;&amp;[.F76]" office:value-type="string" office:string-value="Y165.84414893617" calcext:value-type="string">
            <text:p>Y165.84414893617</text:p>
          </table:table-cell>
          <table:table-cell/>
          <table:table-cell table:formula="of:=[.E70]" office:value-type="float" office:value="6747.5" calcext:value-type="float">
            <text:p>6747.5</text:p>
          </table:table-cell>
          <table:table-cell table:formula="of:=[.F70]+[.$K$18]" office:value-type="float" office:value="165.84414893617" calcext:value-type="float">
            <text:p>165.8441489362</text:p>
          </table:table-cell>
          <table:table-cell/>
          <table:table-cell table:formula="of:=[.A76]&amp;&quot; &quot;&amp;[.B76]&amp;&quot; &quot;&amp;[.C76]" office:value-type="string" office:string-value="N75 X6747.5 Y165.84414893617" calcext:value-type="string">
            <text:p>N75 X6747.5 Y165.84414893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6</text:p>
          </table:table-cell>
          <table:table-cell table:formula="of:=[.B71]" office:value-type="string" office:string-value="G106" calcext:value-type="string">
            <text:p>G106</text:p>
          </table:table-cell>
          <table:table-cell table:formula="of:=[.C71]" office:value-type="string" office:string-value="P3" calcext:value-type="string">
            <text:p>P3</text:p>
          </table:table-cell>
          <table:table-cell table:number-columns-repeated="4"/>
          <table:table-cell table:formula="of:=[.A77]&amp;&quot; &quot;&amp;[.B77]&amp;&quot; &quot;&amp;[.C77]" office:value-type="string" office:string-value="N76 G106 P3" calcext:value-type="string">
            <text:p>N76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7</text:p>
          </table:table-cell>
          <table:table-cell table:formula="of:=&quot;X&quot;&amp;[.E78]" office:value-type="string" office:string-value="X12.5" calcext:value-type="string">
            <text:p>X12.5</text:p>
          </table:table-cell>
          <table:table-cell table:formula="of:=&quot;Y&quot;&amp;[.F78]" office:value-type="string" office:string-value="Y164.04414893617" calcext:value-type="string">
            <text:p>Y164.04414893617</text:p>
          </table:table-cell>
          <table:table-cell/>
          <table:table-cell table:formula="of:=[.E72]" office:value-type="float" office:value="12.5" calcext:value-type="float">
            <text:p>12.5</text:p>
          </table:table-cell>
          <table:table-cell table:formula="of:=[.F72]+[.$K$18]" office:value-type="float" office:value="164.04414893617" calcext:value-type="float">
            <text:p>164.0441489362</text:p>
          </table:table-cell>
          <table:table-cell/>
          <table:table-cell table:formula="of:=[.A78]&amp;&quot; &quot;&amp;[.B78]&amp;&quot; &quot;&amp;[.C78]" office:value-type="string" office:string-value="N77 X12.5 Y164.04414893617" calcext:value-type="string">
            <text:p>N77 X12.5 Y164.04414893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8</text:p>
          </table:table-cell>
          <table:table-cell table:formula="of:=[.B73]" office:value-type="string" office:string-value="G106" calcext:value-type="string">
            <text:p>G106</text:p>
          </table:table-cell>
          <table:table-cell table:formula="of:=[.C73]" office:value-type="string" office:string-value="P0" calcext:value-type="string">
            <text:p>P0</text:p>
          </table:table-cell>
          <table:table-cell table:number-columns-repeated="4"/>
          <table:table-cell table:formula="of:=[.A79]&amp;&quot; &quot;&amp;[.B79]&amp;&quot; &quot;&amp;[.C79]" office:value-type="string" office:string-value="N78 G106 P0" calcext:value-type="string">
            <text:p>N78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9</text:p>
          </table:table-cell>
          <table:table-cell table:formula="of:=[.B74]" office:value-type="string" office:string-value="G105" calcext:value-type="string">
            <text:p>G105</text:p>
          </table:table-cell>
          <table:table-cell table:formula="of:=[.C74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74]" office:value-type="string" office:string-value="jog up" calcext:value-type="string">
            <text:p>jog up</text:p>
          </table:table-cell>
          <table:table-cell/>
          <table:table-cell table:formula="of:=[.A80]&amp;&quot; &quot;&amp;[.B80]&amp;&quot; &quot;&amp;[.C80]" office:value-type="string" office:string-value="N79 G105 PY7.79553191489362" calcext:value-type="string">
            <text:p>N79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0</text:p>
          </table:table-cell>
          <table:table-cell table:style-name="ce8" table:number-columns-repeated="3"/>
          <table:table-cell table:style-name="ce8" table:formula="of:=[.E75]+1" office:value-type="float" office:value="14" calcext:value-type="float">
            <text:p>14</text:p>
          </table:table-cell>
          <table:table-cell table:style-name="ce8" table:number-columns-repeated="2"/>
          <table:table-cell table:style-name="ce8" table:formula="of:=[.A81]&amp;&quot; ( Wire &quot;&amp;[.E81]&amp;&quot; )&quot;" office:value-type="string" office:string-value="N80 ( Wire 14 )" calcext:value-type="string">
            <text:p>N80 ( Wire 14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1</text:p>
          </table:table-cell>
          <table:table-cell table:formula="of:=&quot;X&quot;&amp;[.E82]" office:value-type="string" office:string-value="X6747.5" calcext:value-type="string">
            <text:p>X6747.5</text:p>
          </table:table-cell>
          <table:table-cell table:formula="of:=&quot;Y&quot;&amp;[.F82]" office:value-type="string" office:string-value="Y170.639680851064" calcext:value-type="string">
            <text:p>Y170.639680851064</text:p>
          </table:table-cell>
          <table:table-cell/>
          <table:table-cell table:formula="of:=[.E76]" office:value-type="float" office:value="6747.5" calcext:value-type="float">
            <text:p>6747.5</text:p>
          </table:table-cell>
          <table:table-cell table:formula="of:=[.F76]+[.$K$18]" office:value-type="float" office:value="170.639680851064" calcext:value-type="float">
            <text:p>170.6396808511</text:p>
          </table:table-cell>
          <table:table-cell/>
          <table:table-cell table:formula="of:=[.A82]&amp;&quot; &quot;&amp;[.B82]&amp;&quot; &quot;&amp;[.C82]" office:value-type="string" office:string-value="N81 X6747.5 Y170.639680851064" calcext:value-type="string">
            <text:p>N81 X6747.5 Y170.639680851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2</text:p>
          </table:table-cell>
          <table:table-cell table:formula="of:=[.B77]" office:value-type="string" office:string-value="G106" calcext:value-type="string">
            <text:p>G106</text:p>
          </table:table-cell>
          <table:table-cell table:formula="of:=[.C77]" office:value-type="string" office:string-value="P3" calcext:value-type="string">
            <text:p>P3</text:p>
          </table:table-cell>
          <table:table-cell table:number-columns-repeated="4"/>
          <table:table-cell table:formula="of:=[.A83]&amp;&quot; &quot;&amp;[.B83]&amp;&quot; &quot;&amp;[.C83]" office:value-type="string" office:string-value="N82 G106 P3" calcext:value-type="string">
            <text:p>N82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3</text:p>
          </table:table-cell>
          <table:table-cell table:formula="of:=&quot;X&quot;&amp;[.E84]" office:value-type="string" office:string-value="X12.5" calcext:value-type="string">
            <text:p>X12.5</text:p>
          </table:table-cell>
          <table:table-cell table:formula="of:=&quot;Y&quot;&amp;[.F84]" office:value-type="string" office:string-value="Y168.839680851064" calcext:value-type="string">
            <text:p>Y168.839680851064</text:p>
          </table:table-cell>
          <table:table-cell/>
          <table:table-cell table:formula="of:=[.E78]" office:value-type="float" office:value="12.5" calcext:value-type="float">
            <text:p>12.5</text:p>
          </table:table-cell>
          <table:table-cell table:formula="of:=[.F78]+[.$K$18]" office:value-type="float" office:value="168.839680851064" calcext:value-type="float">
            <text:p>168.8396808511</text:p>
          </table:table-cell>
          <table:table-cell/>
          <table:table-cell table:formula="of:=[.A84]&amp;&quot; &quot;&amp;[.B84]&amp;&quot; &quot;&amp;[.C84]" office:value-type="string" office:string-value="N83 X12.5 Y168.839680851064" calcext:value-type="string">
            <text:p>N83 X12.5 Y168.839680851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4</text:p>
          </table:table-cell>
          <table:table-cell table:formula="of:=[.B79]" office:value-type="string" office:string-value="G106" calcext:value-type="string">
            <text:p>G106</text:p>
          </table:table-cell>
          <table:table-cell table:formula="of:=[.C79]" office:value-type="string" office:string-value="P0" calcext:value-type="string">
            <text:p>P0</text:p>
          </table:table-cell>
          <table:table-cell table:number-columns-repeated="4"/>
          <table:table-cell table:formula="of:=[.A85]&amp;&quot; &quot;&amp;[.B85]&amp;&quot; &quot;&amp;[.C85]" office:value-type="string" office:string-value="N84 G106 P0" calcext:value-type="string">
            <text:p>N84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5</text:p>
          </table:table-cell>
          <table:table-cell table:formula="of:=[.B80]" office:value-type="string" office:string-value="G105" calcext:value-type="string">
            <text:p>G105</text:p>
          </table:table-cell>
          <table:table-cell table:formula="of:=[.C80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80]" office:value-type="string" office:string-value="jog up" calcext:value-type="string">
            <text:p>jog up</text:p>
          </table:table-cell>
          <table:table-cell/>
          <table:table-cell table:formula="of:=[.A86]&amp;&quot; &quot;&amp;[.B86]&amp;&quot; &quot;&amp;[.C86]" office:value-type="string" office:string-value="N85 G105 PY7.79553191489362" calcext:value-type="string">
            <text:p>N85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6</text:p>
          </table:table-cell>
          <table:table-cell table:style-name="ce8" table:number-columns-repeated="3"/>
          <table:table-cell table:style-name="ce8" table:formula="of:=[.E81]+1" office:value-type="float" office:value="15" calcext:value-type="float">
            <text:p>15</text:p>
          </table:table-cell>
          <table:table-cell table:style-name="ce8" table:number-columns-repeated="2"/>
          <table:table-cell table:style-name="ce8" table:formula="of:=[.A87]&amp;&quot; ( Wire &quot;&amp;[.E87]&amp;&quot; )&quot;" office:value-type="string" office:string-value="N86 ( Wire 15 )" calcext:value-type="string">
            <text:p>N86 ( Wire 15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7</text:p>
          </table:table-cell>
          <table:table-cell table:formula="of:=&quot;X&quot;&amp;[.E88]" office:value-type="string" office:string-value="X6747.5" calcext:value-type="string">
            <text:p>X6747.5</text:p>
          </table:table-cell>
          <table:table-cell table:formula="of:=&quot;Y&quot;&amp;[.F88]" office:value-type="string" office:string-value="Y175.435212765957" calcext:value-type="string">
            <text:p>Y175.435212765957</text:p>
          </table:table-cell>
          <table:table-cell/>
          <table:table-cell table:formula="of:=[.E82]" office:value-type="float" office:value="6747.5" calcext:value-type="float">
            <text:p>6747.5</text:p>
          </table:table-cell>
          <table:table-cell table:formula="of:=[.F82]+[.$K$18]" office:value-type="float" office:value="175.435212765957" calcext:value-type="float">
            <text:p>175.435212766</text:p>
          </table:table-cell>
          <table:table-cell/>
          <table:table-cell table:formula="of:=[.A88]&amp;&quot; &quot;&amp;[.B88]&amp;&quot; &quot;&amp;[.C88]" office:value-type="string" office:string-value="N87 X6747.5 Y175.435212765957" calcext:value-type="string">
            <text:p>N87 X6747.5 Y175.4352127659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8</text:p>
          </table:table-cell>
          <table:table-cell table:formula="of:=[.B83]" office:value-type="string" office:string-value="G106" calcext:value-type="string">
            <text:p>G106</text:p>
          </table:table-cell>
          <table:table-cell table:formula="of:=[.C83]" office:value-type="string" office:string-value="P3" calcext:value-type="string">
            <text:p>P3</text:p>
          </table:table-cell>
          <table:table-cell table:number-columns-repeated="4"/>
          <table:table-cell table:formula="of:=[.A89]&amp;&quot; &quot;&amp;[.B89]&amp;&quot; &quot;&amp;[.C89]" office:value-type="string" office:string-value="N88 G106 P3" calcext:value-type="string">
            <text:p>N88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9</text:p>
          </table:table-cell>
          <table:table-cell table:formula="of:=&quot;X&quot;&amp;[.E90]" office:value-type="string" office:string-value="X12.5" calcext:value-type="string">
            <text:p>X12.5</text:p>
          </table:table-cell>
          <table:table-cell table:formula="of:=&quot;Y&quot;&amp;[.F90]" office:value-type="string" office:string-value="Y173.635212765957" calcext:value-type="string">
            <text:p>Y173.635212765957</text:p>
          </table:table-cell>
          <table:table-cell/>
          <table:table-cell table:formula="of:=[.E84]" office:value-type="float" office:value="12.5" calcext:value-type="float">
            <text:p>12.5</text:p>
          </table:table-cell>
          <table:table-cell table:formula="of:=[.F84]+[.$K$18]" office:value-type="float" office:value="173.635212765957" calcext:value-type="float">
            <text:p>173.635212766</text:p>
          </table:table-cell>
          <table:table-cell/>
          <table:table-cell table:formula="of:=[.A90]&amp;&quot; &quot;&amp;[.B90]&amp;&quot; &quot;&amp;[.C90]" office:value-type="string" office:string-value="N89 X12.5 Y173.635212765957" calcext:value-type="string">
            <text:p>N89 X12.5 Y173.6352127659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0</text:p>
          </table:table-cell>
          <table:table-cell table:formula="of:=[.B85]" office:value-type="string" office:string-value="G106" calcext:value-type="string">
            <text:p>G106</text:p>
          </table:table-cell>
          <table:table-cell table:formula="of:=[.C85]" office:value-type="string" office:string-value="P0" calcext:value-type="string">
            <text:p>P0</text:p>
          </table:table-cell>
          <table:table-cell table:number-columns-repeated="4"/>
          <table:table-cell table:formula="of:=[.A91]&amp;&quot; &quot;&amp;[.B91]&amp;&quot; &quot;&amp;[.C91]" office:value-type="string" office:string-value="N90 G106 P0" calcext:value-type="string">
            <text:p>N90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1</text:p>
          </table:table-cell>
          <table:table-cell table:formula="of:=[.B86]" office:value-type="string" office:string-value="G105" calcext:value-type="string">
            <text:p>G105</text:p>
          </table:table-cell>
          <table:table-cell table:formula="of:=[.C86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86]" office:value-type="string" office:string-value="jog up" calcext:value-type="string">
            <text:p>jog up</text:p>
          </table:table-cell>
          <table:table-cell/>
          <table:table-cell table:formula="of:=[.A92]&amp;&quot; &quot;&amp;[.B92]&amp;&quot; &quot;&amp;[.C92]" office:value-type="string" office:string-value="N91 G105 PY7.79553191489362" calcext:value-type="string">
            <text:p>N91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2</text:p>
          </table:table-cell>
          <table:table-cell table:style-name="ce8" table:number-columns-repeated="3"/>
          <table:table-cell table:style-name="ce8" table:formula="of:=[.E87]+1" office:value-type="float" office:value="16" calcext:value-type="float">
            <text:p>16</text:p>
          </table:table-cell>
          <table:table-cell table:style-name="ce8" table:number-columns-repeated="2"/>
          <table:table-cell table:style-name="ce8" table:formula="of:=[.A93]&amp;&quot; ( Wire &quot;&amp;[.E93]&amp;&quot; )&quot;" office:value-type="string" office:string-value="N92 ( Wire 16 )" calcext:value-type="string">
            <text:p>N92 ( Wire 16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3</text:p>
          </table:table-cell>
          <table:table-cell table:formula="of:=&quot;X&quot;&amp;[.E94]" office:value-type="string" office:string-value="X6747.5" calcext:value-type="string">
            <text:p>X6747.5</text:p>
          </table:table-cell>
          <table:table-cell table:formula="of:=&quot;Y&quot;&amp;[.F94]" office:value-type="string" office:string-value="Y180.230744680851" calcext:value-type="string">
            <text:p>Y180.230744680851</text:p>
          </table:table-cell>
          <table:table-cell/>
          <table:table-cell table:formula="of:=[.E88]" office:value-type="float" office:value="6747.5" calcext:value-type="float">
            <text:p>6747.5</text:p>
          </table:table-cell>
          <table:table-cell table:formula="of:=[.F88]+[.$K$18]" office:value-type="float" office:value="180.230744680851" calcext:value-type="float">
            <text:p>180.2307446809</text:p>
          </table:table-cell>
          <table:table-cell/>
          <table:table-cell table:formula="of:=[.A94]&amp;&quot; &quot;&amp;[.B94]&amp;&quot; &quot;&amp;[.C94]" office:value-type="string" office:string-value="N93 X6747.5 Y180.230744680851" calcext:value-type="string">
            <text:p>N93 X6747.5 Y180.230744680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4</text:p>
          </table:table-cell>
          <table:table-cell table:formula="of:=[.B89]" office:value-type="string" office:string-value="G106" calcext:value-type="string">
            <text:p>G106</text:p>
          </table:table-cell>
          <table:table-cell table:formula="of:=[.C89]" office:value-type="string" office:string-value="P3" calcext:value-type="string">
            <text:p>P3</text:p>
          </table:table-cell>
          <table:table-cell table:number-columns-repeated="4"/>
          <table:table-cell table:formula="of:=[.A95]&amp;&quot; &quot;&amp;[.B95]&amp;&quot; &quot;&amp;[.C95]" office:value-type="string" office:string-value="N94 G106 P3" calcext:value-type="string">
            <text:p>N94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5</text:p>
          </table:table-cell>
          <table:table-cell table:formula="of:=&quot;X&quot;&amp;[.E96]" office:value-type="string" office:string-value="X12.5" calcext:value-type="string">
            <text:p>X12.5</text:p>
          </table:table-cell>
          <table:table-cell table:formula="of:=&quot;Y&quot;&amp;[.F96]" office:value-type="string" office:string-value="Y178.430744680851" calcext:value-type="string">
            <text:p>Y178.430744680851</text:p>
          </table:table-cell>
          <table:table-cell/>
          <table:table-cell table:formula="of:=[.E90]" office:value-type="float" office:value="12.5" calcext:value-type="float">
            <text:p>12.5</text:p>
          </table:table-cell>
          <table:table-cell table:formula="of:=[.F90]+[.$K$18]" office:value-type="float" office:value="178.430744680851" calcext:value-type="float">
            <text:p>178.4307446809</text:p>
          </table:table-cell>
          <table:table-cell/>
          <table:table-cell table:formula="of:=[.A96]&amp;&quot; &quot;&amp;[.B96]&amp;&quot; &quot;&amp;[.C96]" office:value-type="string" office:string-value="N95 X12.5 Y178.430744680851" calcext:value-type="string">
            <text:p>N95 X12.5 Y178.430744680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6</text:p>
          </table:table-cell>
          <table:table-cell table:formula="of:=[.B91]" office:value-type="string" office:string-value="G106" calcext:value-type="string">
            <text:p>G106</text:p>
          </table:table-cell>
          <table:table-cell table:formula="of:=[.C91]" office:value-type="string" office:string-value="P0" calcext:value-type="string">
            <text:p>P0</text:p>
          </table:table-cell>
          <table:table-cell table:number-columns-repeated="4"/>
          <table:table-cell table:formula="of:=[.A97]&amp;&quot; &quot;&amp;[.B97]&amp;&quot; &quot;&amp;[.C97]" office:value-type="string" office:string-value="N96 G106 P0" calcext:value-type="string">
            <text:p>N96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7</text:p>
          </table:table-cell>
          <table:table-cell table:formula="of:=[.B92]" office:value-type="string" office:string-value="G105" calcext:value-type="string">
            <text:p>G105</text:p>
          </table:table-cell>
          <table:table-cell table:formula="of:=[.C92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92]" office:value-type="string" office:string-value="jog up" calcext:value-type="string">
            <text:p>jog up</text:p>
          </table:table-cell>
          <table:table-cell/>
          <table:table-cell table:formula="of:=[.A98]&amp;&quot; &quot;&amp;[.B98]&amp;&quot; &quot;&amp;[.C98]" office:value-type="string" office:string-value="N97 G105 PY7.79553191489362" calcext:value-type="string">
            <text:p>N97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8</text:p>
          </table:table-cell>
          <table:table-cell table:style-name="ce8" table:number-columns-repeated="3"/>
          <table:table-cell table:style-name="ce8" table:formula="of:=[.E93]+1" office:value-type="float" office:value="17" calcext:value-type="float">
            <text:p>17</text:p>
          </table:table-cell>
          <table:table-cell table:style-name="ce8" table:number-columns-repeated="2"/>
          <table:table-cell table:style-name="ce8" table:formula="of:=[.A99]&amp;&quot; ( Wire &quot;&amp;[.E99]&amp;&quot; )&quot;" office:value-type="string" office:string-value="N98 ( Wire 17 )" calcext:value-type="string">
            <text:p>N98 ( Wire 17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9</text:p>
          </table:table-cell>
          <table:table-cell table:formula="of:=&quot;X&quot;&amp;[.E100]" office:value-type="string" office:string-value="X6747.5" calcext:value-type="string">
            <text:p>X6747.5</text:p>
          </table:table-cell>
          <table:table-cell table:formula="of:=&quot;Y&quot;&amp;[.F100]" office:value-type="string" office:string-value="Y185.026276595745" calcext:value-type="string">
            <text:p>Y185.026276595745</text:p>
          </table:table-cell>
          <table:table-cell/>
          <table:table-cell table:formula="of:=[.E94]" office:value-type="float" office:value="6747.5" calcext:value-type="float">
            <text:p>6747.5</text:p>
          </table:table-cell>
          <table:table-cell table:formula="of:=[.F94]+[.$K$18]" office:value-type="float" office:value="185.026276595745" calcext:value-type="float">
            <text:p>185.0262765957</text:p>
          </table:table-cell>
          <table:table-cell/>
          <table:table-cell table:formula="of:=[.A100]&amp;&quot; &quot;&amp;[.B100]&amp;&quot; &quot;&amp;[.C100]" office:value-type="string" office:string-value="N99 X6747.5 Y185.026276595745" calcext:value-type="string">
            <text:p>N99 X6747.5 Y185.0262765957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0</text:p>
          </table:table-cell>
          <table:table-cell table:formula="of:=[.B95]" office:value-type="string" office:string-value="G106" calcext:value-type="string">
            <text:p>G106</text:p>
          </table:table-cell>
          <table:table-cell table:formula="of:=[.C95]" office:value-type="string" office:string-value="P3" calcext:value-type="string">
            <text:p>P3</text:p>
          </table:table-cell>
          <table:table-cell table:number-columns-repeated="4"/>
          <table:table-cell table:formula="of:=[.A101]&amp;&quot; &quot;&amp;[.B101]&amp;&quot; &quot;&amp;[.C101]" office:value-type="string" office:string-value="N100 G106 P3" calcext:value-type="string">
            <text:p>N100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1</text:p>
          </table:table-cell>
          <table:table-cell table:formula="of:=&quot;X&quot;&amp;[.E102]" office:value-type="string" office:string-value="X12.5" calcext:value-type="string">
            <text:p>X12.5</text:p>
          </table:table-cell>
          <table:table-cell table:formula="of:=&quot;Y&quot;&amp;[.F102]" office:value-type="string" office:string-value="Y183.226276595745" calcext:value-type="string">
            <text:p>Y183.226276595745</text:p>
          </table:table-cell>
          <table:table-cell/>
          <table:table-cell table:formula="of:=[.E96]" office:value-type="float" office:value="12.5" calcext:value-type="float">
            <text:p>12.5</text:p>
          </table:table-cell>
          <table:table-cell table:formula="of:=[.F96]+[.$K$18]" office:value-type="float" office:value="183.226276595745" calcext:value-type="float">
            <text:p>183.2262765957</text:p>
          </table:table-cell>
          <table:table-cell/>
          <table:table-cell table:formula="of:=[.A102]&amp;&quot; &quot;&amp;[.B102]&amp;&quot; &quot;&amp;[.C102]" office:value-type="string" office:string-value="N101 X12.5 Y183.226276595745" calcext:value-type="string">
            <text:p>N101 X12.5 Y183.2262765957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2</text:p>
          </table:table-cell>
          <table:table-cell table:formula="of:=[.B97]" office:value-type="string" office:string-value="G106" calcext:value-type="string">
            <text:p>G106</text:p>
          </table:table-cell>
          <table:table-cell table:formula="of:=[.C97]" office:value-type="string" office:string-value="P0" calcext:value-type="string">
            <text:p>P0</text:p>
          </table:table-cell>
          <table:table-cell table:number-columns-repeated="4"/>
          <table:table-cell table:formula="of:=[.A103]&amp;&quot; &quot;&amp;[.B103]&amp;&quot; &quot;&amp;[.C103]" office:value-type="string" office:string-value="N102 G106 P0" calcext:value-type="string">
            <text:p>N102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3</text:p>
          </table:table-cell>
          <table:table-cell table:formula="of:=[.B98]" office:value-type="string" office:string-value="G105" calcext:value-type="string">
            <text:p>G105</text:p>
          </table:table-cell>
          <table:table-cell table:formula="of:=[.C98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98]" office:value-type="string" office:string-value="jog up" calcext:value-type="string">
            <text:p>jog up</text:p>
          </table:table-cell>
          <table:table-cell/>
          <table:table-cell table:formula="of:=[.A104]&amp;&quot; &quot;&amp;[.B104]&amp;&quot; &quot;&amp;[.C104]" office:value-type="string" office:string-value="N103 G105 PY7.79553191489362" calcext:value-type="string">
            <text:p>N103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4</text:p>
          </table:table-cell>
          <table:table-cell table:style-name="ce8" table:number-columns-repeated="3"/>
          <table:table-cell table:style-name="ce8" table:formula="of:=[.E99]+1" office:value-type="float" office:value="18" calcext:value-type="float">
            <text:p>18</text:p>
          </table:table-cell>
          <table:table-cell table:style-name="ce8" table:number-columns-repeated="2"/>
          <table:table-cell table:style-name="ce8" table:formula="of:=[.A105]&amp;&quot; ( Wire &quot;&amp;[.E105]&amp;&quot; )&quot;" office:value-type="string" office:string-value="N104 ( Wire 18 )" calcext:value-type="string">
            <text:p>N104 ( Wire 18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5</text:p>
          </table:table-cell>
          <table:table-cell table:formula="of:=&quot;X&quot;&amp;[.E106]" office:value-type="string" office:string-value="X6747.5" calcext:value-type="string">
            <text:p>X6747.5</text:p>
          </table:table-cell>
          <table:table-cell table:formula="of:=&quot;Y&quot;&amp;[.F106]" office:value-type="string" office:string-value="Y189.821808510638" calcext:value-type="string">
            <text:p>Y189.821808510638</text:p>
          </table:table-cell>
          <table:table-cell/>
          <table:table-cell table:formula="of:=[.E100]" office:value-type="float" office:value="6747.5" calcext:value-type="float">
            <text:p>6747.5</text:p>
          </table:table-cell>
          <table:table-cell table:formula="of:=[.F100]+[.$K$18]" office:value-type="float" office:value="189.821808510638" calcext:value-type="float">
            <text:p>189.8218085106</text:p>
          </table:table-cell>
          <table:table-cell/>
          <table:table-cell table:formula="of:=[.A106]&amp;&quot; &quot;&amp;[.B106]&amp;&quot; &quot;&amp;[.C106]" office:value-type="string" office:string-value="N105 X6747.5 Y189.821808510638" calcext:value-type="string">
            <text:p>N105 X6747.5 Y189.8218085106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6</text:p>
          </table:table-cell>
          <table:table-cell table:formula="of:=[.B101]" office:value-type="string" office:string-value="G106" calcext:value-type="string">
            <text:p>G106</text:p>
          </table:table-cell>
          <table:table-cell table:formula="of:=[.C101]" office:value-type="string" office:string-value="P3" calcext:value-type="string">
            <text:p>P3</text:p>
          </table:table-cell>
          <table:table-cell table:number-columns-repeated="4"/>
          <table:table-cell table:formula="of:=[.A107]&amp;&quot; &quot;&amp;[.B107]&amp;&quot; &quot;&amp;[.C107]" office:value-type="string" office:string-value="N106 G106 P3" calcext:value-type="string">
            <text:p>N106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7</text:p>
          </table:table-cell>
          <table:table-cell table:formula="of:=&quot;X&quot;&amp;[.E108]" office:value-type="string" office:string-value="X12.5" calcext:value-type="string">
            <text:p>X12.5</text:p>
          </table:table-cell>
          <table:table-cell table:formula="of:=&quot;Y&quot;&amp;[.F108]" office:value-type="string" office:string-value="Y188.021808510638" calcext:value-type="string">
            <text:p>Y188.021808510638</text:p>
          </table:table-cell>
          <table:table-cell/>
          <table:table-cell table:formula="of:=[.E102]" office:value-type="float" office:value="12.5" calcext:value-type="float">
            <text:p>12.5</text:p>
          </table:table-cell>
          <table:table-cell table:formula="of:=[.F102]+[.$K$18]" office:value-type="float" office:value="188.021808510638" calcext:value-type="float">
            <text:p>188.0218085106</text:p>
          </table:table-cell>
          <table:table-cell/>
          <table:table-cell table:formula="of:=[.A108]&amp;&quot; &quot;&amp;[.B108]&amp;&quot; &quot;&amp;[.C108]" office:value-type="string" office:string-value="N107 X12.5 Y188.021808510638" calcext:value-type="string">
            <text:p>N107 X12.5 Y188.0218085106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8</text:p>
          </table:table-cell>
          <table:table-cell table:formula="of:=[.B103]" office:value-type="string" office:string-value="G106" calcext:value-type="string">
            <text:p>G106</text:p>
          </table:table-cell>
          <table:table-cell table:formula="of:=[.C103]" office:value-type="string" office:string-value="P0" calcext:value-type="string">
            <text:p>P0</text:p>
          </table:table-cell>
          <table:table-cell table:number-columns-repeated="4"/>
          <table:table-cell table:formula="of:=[.A109]&amp;&quot; &quot;&amp;[.B109]&amp;&quot; &quot;&amp;[.C109]" office:value-type="string" office:string-value="N108 G106 P0" calcext:value-type="string">
            <text:p>N108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9</text:p>
          </table:table-cell>
          <table:table-cell table:formula="of:=[.B104]" office:value-type="string" office:string-value="G105" calcext:value-type="string">
            <text:p>G105</text:p>
          </table:table-cell>
          <table:table-cell table:formula="of:=[.C104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04]" office:value-type="string" office:string-value="jog up" calcext:value-type="string">
            <text:p>jog up</text:p>
          </table:table-cell>
          <table:table-cell/>
          <table:table-cell table:formula="of:=[.A110]&amp;&quot; &quot;&amp;[.B110]&amp;&quot; &quot;&amp;[.C110]" office:value-type="string" office:string-value="N109 G105 PY7.79553191489362" calcext:value-type="string">
            <text:p>N109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0</text:p>
          </table:table-cell>
          <table:table-cell table:style-name="ce8" table:number-columns-repeated="3"/>
          <table:table-cell table:style-name="ce8" table:formula="of:=[.E105]+1" office:value-type="float" office:value="19" calcext:value-type="float">
            <text:p>19</text:p>
          </table:table-cell>
          <table:table-cell table:style-name="ce8" table:number-columns-repeated="2"/>
          <table:table-cell table:style-name="ce8" table:formula="of:=[.A111]&amp;&quot; ( Wire &quot;&amp;[.E111]&amp;&quot; )&quot;" office:value-type="string" office:string-value="N110 ( Wire 19 )" calcext:value-type="string">
            <text:p>N110 ( Wire 19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1</text:p>
          </table:table-cell>
          <table:table-cell table:formula="of:=&quot;X&quot;&amp;[.E112]" office:value-type="string" office:string-value="X6747.5" calcext:value-type="string">
            <text:p>X6747.5</text:p>
          </table:table-cell>
          <table:table-cell table:formula="of:=&quot;Y&quot;&amp;[.F112]" office:value-type="string" office:string-value="Y194.617340425532" calcext:value-type="string">
            <text:p>Y194.617340425532</text:p>
          </table:table-cell>
          <table:table-cell/>
          <table:table-cell table:formula="of:=[.E106]" office:value-type="float" office:value="6747.5" calcext:value-type="float">
            <text:p>6747.5</text:p>
          </table:table-cell>
          <table:table-cell table:formula="of:=[.F106]+[.$K$18]" office:value-type="float" office:value="194.617340425532" calcext:value-type="float">
            <text:p>194.6173404255</text:p>
          </table:table-cell>
          <table:table-cell/>
          <table:table-cell table:formula="of:=[.A112]&amp;&quot; &quot;&amp;[.B112]&amp;&quot; &quot;&amp;[.C112]" office:value-type="string" office:string-value="N111 X6747.5 Y194.617340425532" calcext:value-type="string">
            <text:p>N111 X6747.5 Y194.6173404255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2</text:p>
          </table:table-cell>
          <table:table-cell table:formula="of:=[.B107]" office:value-type="string" office:string-value="G106" calcext:value-type="string">
            <text:p>G106</text:p>
          </table:table-cell>
          <table:table-cell table:formula="of:=[.C107]" office:value-type="string" office:string-value="P3" calcext:value-type="string">
            <text:p>P3</text:p>
          </table:table-cell>
          <table:table-cell table:number-columns-repeated="4"/>
          <table:table-cell table:formula="of:=[.A113]&amp;&quot; &quot;&amp;[.B113]&amp;&quot; &quot;&amp;[.C113]" office:value-type="string" office:string-value="N112 G106 P3" calcext:value-type="string">
            <text:p>N112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3</text:p>
          </table:table-cell>
          <table:table-cell table:formula="of:=&quot;X&quot;&amp;[.E114]" office:value-type="string" office:string-value="X12.5" calcext:value-type="string">
            <text:p>X12.5</text:p>
          </table:table-cell>
          <table:table-cell table:formula="of:=&quot;Y&quot;&amp;[.F114]" office:value-type="string" office:string-value="Y192.817340425532" calcext:value-type="string">
            <text:p>Y192.817340425532</text:p>
          </table:table-cell>
          <table:table-cell/>
          <table:table-cell table:formula="of:=[.E108]" office:value-type="float" office:value="12.5" calcext:value-type="float">
            <text:p>12.5</text:p>
          </table:table-cell>
          <table:table-cell table:formula="of:=[.F108]+[.$K$18]" office:value-type="float" office:value="192.817340425532" calcext:value-type="float">
            <text:p>192.8173404255</text:p>
          </table:table-cell>
          <table:table-cell/>
          <table:table-cell table:formula="of:=[.A114]&amp;&quot; &quot;&amp;[.B114]&amp;&quot; &quot;&amp;[.C114]" office:value-type="string" office:string-value="N113 X12.5 Y192.817340425532" calcext:value-type="string">
            <text:p>N113 X12.5 Y192.8173404255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4</text:p>
          </table:table-cell>
          <table:table-cell table:formula="of:=[.B109]" office:value-type="string" office:string-value="G106" calcext:value-type="string">
            <text:p>G106</text:p>
          </table:table-cell>
          <table:table-cell table:formula="of:=[.C109]" office:value-type="string" office:string-value="P0" calcext:value-type="string">
            <text:p>P0</text:p>
          </table:table-cell>
          <table:table-cell table:number-columns-repeated="4"/>
          <table:table-cell table:formula="of:=[.A115]&amp;&quot; &quot;&amp;[.B115]&amp;&quot; &quot;&amp;[.C115]" office:value-type="string" office:string-value="N114 G106 P0" calcext:value-type="string">
            <text:p>N114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5</text:p>
          </table:table-cell>
          <table:table-cell table:formula="of:=[.B110]" office:value-type="string" office:string-value="G105" calcext:value-type="string">
            <text:p>G105</text:p>
          </table:table-cell>
          <table:table-cell table:formula="of:=[.C110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10]" office:value-type="string" office:string-value="jog up" calcext:value-type="string">
            <text:p>jog up</text:p>
          </table:table-cell>
          <table:table-cell/>
          <table:table-cell table:formula="of:=[.A116]&amp;&quot; &quot;&amp;[.B116]&amp;&quot; &quot;&amp;[.C116]" office:value-type="string" office:string-value="N115 G105 PY7.79553191489362" calcext:value-type="string">
            <text:p>N115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6</text:p>
          </table:table-cell>
          <table:table-cell table:style-name="ce8" table:number-columns-repeated="3"/>
          <table:table-cell table:style-name="ce8" table:formula="of:=[.E111]+1" office:value-type="float" office:value="20" calcext:value-type="float">
            <text:p>20</text:p>
          </table:table-cell>
          <table:table-cell table:style-name="ce8" table:number-columns-repeated="2"/>
          <table:table-cell table:style-name="ce8" table:formula="of:=[.A117]&amp;&quot; ( Wire &quot;&amp;[.E117]&amp;&quot; )&quot;" office:value-type="string" office:string-value="N116 ( Wire 20 )" calcext:value-type="string">
            <text:p>N116 ( Wire 20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7</text:p>
          </table:table-cell>
          <table:table-cell table:formula="of:=&quot;X&quot;&amp;[.E118]" office:value-type="string" office:string-value="X6747.5" calcext:value-type="string">
            <text:p>X6747.5</text:p>
          </table:table-cell>
          <table:table-cell table:formula="of:=&quot;Y&quot;&amp;[.F118]" office:value-type="string" office:string-value="Y199.412872340425" calcext:value-type="string">
            <text:p>Y199.412872340425</text:p>
          </table:table-cell>
          <table:table-cell/>
          <table:table-cell table:formula="of:=[.E112]" office:value-type="float" office:value="6747.5" calcext:value-type="float">
            <text:p>6747.5</text:p>
          </table:table-cell>
          <table:table-cell table:formula="of:=[.F112]+[.$K$18]" office:value-type="float" office:value="199.412872340425" calcext:value-type="float">
            <text:p>199.4128723404</text:p>
          </table:table-cell>
          <table:table-cell/>
          <table:table-cell table:formula="of:=[.A118]&amp;&quot; &quot;&amp;[.B118]&amp;&quot; &quot;&amp;[.C118]" office:value-type="string" office:string-value="N117 X6747.5 Y199.412872340425" calcext:value-type="string">
            <text:p>N117 X6747.5 Y199.4128723404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8</text:p>
          </table:table-cell>
          <table:table-cell table:formula="of:=[.B113]" office:value-type="string" office:string-value="G106" calcext:value-type="string">
            <text:p>G106</text:p>
          </table:table-cell>
          <table:table-cell table:formula="of:=[.C113]" office:value-type="string" office:string-value="P3" calcext:value-type="string">
            <text:p>P3</text:p>
          </table:table-cell>
          <table:table-cell table:number-columns-repeated="4"/>
          <table:table-cell table:formula="of:=[.A119]&amp;&quot; &quot;&amp;[.B119]&amp;&quot; &quot;&amp;[.C119]" office:value-type="string" office:string-value="N118 G106 P3" calcext:value-type="string">
            <text:p>N118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9</text:p>
          </table:table-cell>
          <table:table-cell table:formula="of:=&quot;X&quot;&amp;[.E120]" office:value-type="string" office:string-value="X12.5" calcext:value-type="string">
            <text:p>X12.5</text:p>
          </table:table-cell>
          <table:table-cell table:formula="of:=&quot;Y&quot;&amp;[.F120]" office:value-type="string" office:string-value="Y197.612872340425" calcext:value-type="string">
            <text:p>Y197.612872340425</text:p>
          </table:table-cell>
          <table:table-cell/>
          <table:table-cell table:formula="of:=[.E114]" office:value-type="float" office:value="12.5" calcext:value-type="float">
            <text:p>12.5</text:p>
          </table:table-cell>
          <table:table-cell table:formula="of:=[.F114]+[.$K$18]" office:value-type="float" office:value="197.612872340425" calcext:value-type="float">
            <text:p>197.6128723404</text:p>
          </table:table-cell>
          <table:table-cell/>
          <table:table-cell table:formula="of:=[.A120]&amp;&quot; &quot;&amp;[.B120]&amp;&quot; &quot;&amp;[.C120]" office:value-type="string" office:string-value="N119 X12.5 Y197.612872340425" calcext:value-type="string">
            <text:p>N119 X12.5 Y197.6128723404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0</text:p>
          </table:table-cell>
          <table:table-cell table:formula="of:=[.B115]" office:value-type="string" office:string-value="G106" calcext:value-type="string">
            <text:p>G106</text:p>
          </table:table-cell>
          <table:table-cell table:formula="of:=[.C115]" office:value-type="string" office:string-value="P0" calcext:value-type="string">
            <text:p>P0</text:p>
          </table:table-cell>
          <table:table-cell table:number-columns-repeated="4"/>
          <table:table-cell table:formula="of:=[.A121]&amp;&quot; &quot;&amp;[.B121]&amp;&quot; &quot;&amp;[.C121]" office:value-type="string" office:string-value="N120 G106 P0" calcext:value-type="string">
            <text:p>N120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1</text:p>
          </table:table-cell>
          <table:table-cell table:formula="of:=[.B116]" office:value-type="string" office:string-value="G105" calcext:value-type="string">
            <text:p>G105</text:p>
          </table:table-cell>
          <table:table-cell table:formula="of:=[.C116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16]" office:value-type="string" office:string-value="jog up" calcext:value-type="string">
            <text:p>jog up</text:p>
          </table:table-cell>
          <table:table-cell/>
          <table:table-cell table:formula="of:=[.A122]&amp;&quot; &quot;&amp;[.B122]&amp;&quot; &quot;&amp;[.C122]" office:value-type="string" office:string-value="N121 G105 PY7.79553191489362" calcext:value-type="string">
            <text:p>N121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2</text:p>
          </table:table-cell>
          <table:table-cell table:style-name="ce8" table:number-columns-repeated="3"/>
          <table:table-cell table:style-name="ce8" table:formula="of:=[.E117]+1" office:value-type="float" office:value="21" calcext:value-type="float">
            <text:p>21</text:p>
          </table:table-cell>
          <table:table-cell table:style-name="ce8" table:number-columns-repeated="2"/>
          <table:table-cell table:style-name="ce8" table:formula="of:=[.A123]&amp;&quot; ( Wire &quot;&amp;[.E123]&amp;&quot; )&quot;" office:value-type="string" office:string-value="N122 ( Wire 21 )" calcext:value-type="string">
            <text:p>N122 ( Wire 21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3</text:p>
          </table:table-cell>
          <table:table-cell table:formula="of:=&quot;X&quot;&amp;[.E124]" office:value-type="string" office:string-value="X6747.5" calcext:value-type="string">
            <text:p>X6747.5</text:p>
          </table:table-cell>
          <table:table-cell table:formula="of:=&quot;Y&quot;&amp;[.F124]" office:value-type="string" office:string-value="Y204.208404255319" calcext:value-type="string">
            <text:p>Y204.208404255319</text:p>
          </table:table-cell>
          <table:table-cell/>
          <table:table-cell table:formula="of:=[.E118]" office:value-type="float" office:value="6747.5" calcext:value-type="float">
            <text:p>6747.5</text:p>
          </table:table-cell>
          <table:table-cell table:formula="of:=[.F118]+[.$K$18]" office:value-type="float" office:value="204.208404255319" calcext:value-type="float">
            <text:p>204.2084042553</text:p>
          </table:table-cell>
          <table:table-cell/>
          <table:table-cell table:formula="of:=[.A124]&amp;&quot; &quot;&amp;[.B124]&amp;&quot; &quot;&amp;[.C124]" office:value-type="string" office:string-value="N123 X6747.5 Y204.208404255319" calcext:value-type="string">
            <text:p>N123 X6747.5 Y204.2084042553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4</text:p>
          </table:table-cell>
          <table:table-cell table:formula="of:=[.B119]" office:value-type="string" office:string-value="G106" calcext:value-type="string">
            <text:p>G106</text:p>
          </table:table-cell>
          <table:table-cell table:formula="of:=[.C119]" office:value-type="string" office:string-value="P3" calcext:value-type="string">
            <text:p>P3</text:p>
          </table:table-cell>
          <table:table-cell table:number-columns-repeated="4"/>
          <table:table-cell table:formula="of:=[.A125]&amp;&quot; &quot;&amp;[.B125]&amp;&quot; &quot;&amp;[.C125]" office:value-type="string" office:string-value="N124 G106 P3" calcext:value-type="string">
            <text:p>N124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5</text:p>
          </table:table-cell>
          <table:table-cell table:formula="of:=&quot;X&quot;&amp;[.E126]" office:value-type="string" office:string-value="X12.5" calcext:value-type="string">
            <text:p>X12.5</text:p>
          </table:table-cell>
          <table:table-cell table:formula="of:=&quot;Y&quot;&amp;[.F126]" office:value-type="string" office:string-value="Y202.408404255319" calcext:value-type="string">
            <text:p>Y202.408404255319</text:p>
          </table:table-cell>
          <table:table-cell/>
          <table:table-cell table:formula="of:=[.E120]" office:value-type="float" office:value="12.5" calcext:value-type="float">
            <text:p>12.5</text:p>
          </table:table-cell>
          <table:table-cell table:formula="of:=[.F120]+[.$K$18]" office:value-type="float" office:value="202.408404255319" calcext:value-type="float">
            <text:p>202.4084042553</text:p>
          </table:table-cell>
          <table:table-cell/>
          <table:table-cell table:formula="of:=[.A126]&amp;&quot; &quot;&amp;[.B126]&amp;&quot; &quot;&amp;[.C126]" office:value-type="string" office:string-value="N125 X12.5 Y202.408404255319" calcext:value-type="string">
            <text:p>N125 X12.5 Y202.4084042553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6</text:p>
          </table:table-cell>
          <table:table-cell table:formula="of:=[.B121]" office:value-type="string" office:string-value="G106" calcext:value-type="string">
            <text:p>G106</text:p>
          </table:table-cell>
          <table:table-cell table:formula="of:=[.C121]" office:value-type="string" office:string-value="P0" calcext:value-type="string">
            <text:p>P0</text:p>
          </table:table-cell>
          <table:table-cell table:number-columns-repeated="4"/>
          <table:table-cell table:formula="of:=[.A127]&amp;&quot; &quot;&amp;[.B127]&amp;&quot; &quot;&amp;[.C127]" office:value-type="string" office:string-value="N126 G106 P0" calcext:value-type="string">
            <text:p>N126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7</text:p>
          </table:table-cell>
          <table:table-cell table:formula="of:=[.B122]" office:value-type="string" office:string-value="G105" calcext:value-type="string">
            <text:p>G105</text:p>
          </table:table-cell>
          <table:table-cell table:formula="of:=[.C122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22]" office:value-type="string" office:string-value="jog up" calcext:value-type="string">
            <text:p>jog up</text:p>
          </table:table-cell>
          <table:table-cell/>
          <table:table-cell table:formula="of:=[.A128]&amp;&quot; &quot;&amp;[.B128]&amp;&quot; &quot;&amp;[.C128]" office:value-type="string" office:string-value="N127 G105 PY7.79553191489362" calcext:value-type="string">
            <text:p>N127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8</text:p>
          </table:table-cell>
          <table:table-cell table:style-name="ce8" table:number-columns-repeated="3"/>
          <table:table-cell table:style-name="ce8" table:formula="of:=[.E123]+1" office:value-type="float" office:value="22" calcext:value-type="float">
            <text:p>22</text:p>
          </table:table-cell>
          <table:table-cell table:style-name="ce8" table:number-columns-repeated="2"/>
          <table:table-cell table:style-name="ce8" table:formula="of:=[.A129]&amp;&quot; ( Wire &quot;&amp;[.E129]&amp;&quot; )&quot;" office:value-type="string" office:string-value="N128 ( Wire 22 )" calcext:value-type="string">
            <text:p>N128 ( Wire 22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9</text:p>
          </table:table-cell>
          <table:table-cell table:formula="of:=&quot;X&quot;&amp;[.E130]" office:value-type="string" office:string-value="X6747.5" calcext:value-type="string">
            <text:p>X6747.5</text:p>
          </table:table-cell>
          <table:table-cell table:formula="of:=&quot;Y&quot;&amp;[.F130]" office:value-type="string" office:string-value="Y209.003936170213" calcext:value-type="string">
            <text:p>Y209.003936170213</text:p>
          </table:table-cell>
          <table:table-cell/>
          <table:table-cell table:formula="of:=[.E124]" office:value-type="float" office:value="6747.5" calcext:value-type="float">
            <text:p>6747.5</text:p>
          </table:table-cell>
          <table:table-cell table:formula="of:=[.F124]+[.$K$18]" office:value-type="float" office:value="209.003936170213" calcext:value-type="float">
            <text:p>209.0039361702</text:p>
          </table:table-cell>
          <table:table-cell/>
          <table:table-cell table:formula="of:=[.A130]&amp;&quot; &quot;&amp;[.B130]&amp;&quot; &quot;&amp;[.C130]" office:value-type="string" office:string-value="N129 X6747.5 Y209.003936170213" calcext:value-type="string">
            <text:p>N129 X6747.5 Y209.0039361702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0</text:p>
          </table:table-cell>
          <table:table-cell table:formula="of:=[.B125]" office:value-type="string" office:string-value="G106" calcext:value-type="string">
            <text:p>G106</text:p>
          </table:table-cell>
          <table:table-cell table:formula="of:=[.C125]" office:value-type="string" office:string-value="P3" calcext:value-type="string">
            <text:p>P3</text:p>
          </table:table-cell>
          <table:table-cell table:number-columns-repeated="4"/>
          <table:table-cell table:formula="of:=[.A131]&amp;&quot; &quot;&amp;[.B131]&amp;&quot; &quot;&amp;[.C131]" office:value-type="string" office:string-value="N130 G106 P3" calcext:value-type="string">
            <text:p>N130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1</text:p>
          </table:table-cell>
          <table:table-cell table:formula="of:=&quot;X&quot;&amp;[.E132]" office:value-type="string" office:string-value="X12.5" calcext:value-type="string">
            <text:p>X12.5</text:p>
          </table:table-cell>
          <table:table-cell table:formula="of:=&quot;Y&quot;&amp;[.F132]" office:value-type="string" office:string-value="Y207.203936170213" calcext:value-type="string">
            <text:p>Y207.203936170213</text:p>
          </table:table-cell>
          <table:table-cell/>
          <table:table-cell table:formula="of:=[.E126]" office:value-type="float" office:value="12.5" calcext:value-type="float">
            <text:p>12.5</text:p>
          </table:table-cell>
          <table:table-cell table:formula="of:=[.F126]+[.$K$18]" office:value-type="float" office:value="207.203936170213" calcext:value-type="float">
            <text:p>207.2039361702</text:p>
          </table:table-cell>
          <table:table-cell/>
          <table:table-cell table:formula="of:=[.A132]&amp;&quot; &quot;&amp;[.B132]&amp;&quot; &quot;&amp;[.C132]" office:value-type="string" office:string-value="N131 X12.5 Y207.203936170213" calcext:value-type="string">
            <text:p>N131 X12.5 Y207.2039361702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2</text:p>
          </table:table-cell>
          <table:table-cell table:formula="of:=[.B127]" office:value-type="string" office:string-value="G106" calcext:value-type="string">
            <text:p>G106</text:p>
          </table:table-cell>
          <table:table-cell table:formula="of:=[.C127]" office:value-type="string" office:string-value="P0" calcext:value-type="string">
            <text:p>P0</text:p>
          </table:table-cell>
          <table:table-cell table:number-columns-repeated="4"/>
          <table:table-cell table:formula="of:=[.A133]&amp;&quot; &quot;&amp;[.B133]&amp;&quot; &quot;&amp;[.C133]" office:value-type="string" office:string-value="N132 G106 P0" calcext:value-type="string">
            <text:p>N132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3</text:p>
          </table:table-cell>
          <table:table-cell table:formula="of:=[.B128]" office:value-type="string" office:string-value="G105" calcext:value-type="string">
            <text:p>G105</text:p>
          </table:table-cell>
          <table:table-cell table:formula="of:=[.C128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28]" office:value-type="string" office:string-value="jog up" calcext:value-type="string">
            <text:p>jog up</text:p>
          </table:table-cell>
          <table:table-cell/>
          <table:table-cell table:formula="of:=[.A134]&amp;&quot; &quot;&amp;[.B134]&amp;&quot; &quot;&amp;[.C134]" office:value-type="string" office:string-value="N133 G105 PY7.79553191489362" calcext:value-type="string">
            <text:p>N133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4</text:p>
          </table:table-cell>
          <table:table-cell table:style-name="ce8" table:number-columns-repeated="3"/>
          <table:table-cell table:style-name="ce8" table:formula="of:=[.E129]+1" office:value-type="float" office:value="23" calcext:value-type="float">
            <text:p>23</text:p>
          </table:table-cell>
          <table:table-cell table:style-name="ce8" table:number-columns-repeated="2"/>
          <table:table-cell table:style-name="ce8" table:formula="of:=[.A135]&amp;&quot; ( Wire &quot;&amp;[.E135]&amp;&quot; )&quot;" office:value-type="string" office:string-value="N134 ( Wire 23 )" calcext:value-type="string">
            <text:p>N134 ( Wire 23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5</text:p>
          </table:table-cell>
          <table:table-cell table:formula="of:=&quot;X&quot;&amp;[.E136]" office:value-type="string" office:string-value="X6747.5" calcext:value-type="string">
            <text:p>X6747.5</text:p>
          </table:table-cell>
          <table:table-cell table:formula="of:=&quot;Y&quot;&amp;[.F136]" office:value-type="string" office:string-value="Y213.799468085106" calcext:value-type="string">
            <text:p>Y213.799468085106</text:p>
          </table:table-cell>
          <table:table-cell/>
          <table:table-cell table:formula="of:=[.E130]" office:value-type="float" office:value="6747.5" calcext:value-type="float">
            <text:p>6747.5</text:p>
          </table:table-cell>
          <table:table-cell table:formula="of:=[.F130]+[.$K$18]" office:value-type="float" office:value="213.799468085106" calcext:value-type="float">
            <text:p>213.7994680851</text:p>
          </table:table-cell>
          <table:table-cell/>
          <table:table-cell table:formula="of:=[.A136]&amp;&quot; &quot;&amp;[.B136]&amp;&quot; &quot;&amp;[.C136]" office:value-type="string" office:string-value="N135 X6747.5 Y213.799468085106" calcext:value-type="string">
            <text:p>N135 X6747.5 Y213.7994680851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6</text:p>
          </table:table-cell>
          <table:table-cell table:formula="of:=[.B131]" office:value-type="string" office:string-value="G106" calcext:value-type="string">
            <text:p>G106</text:p>
          </table:table-cell>
          <table:table-cell table:formula="of:=[.C131]" office:value-type="string" office:string-value="P3" calcext:value-type="string">
            <text:p>P3</text:p>
          </table:table-cell>
          <table:table-cell table:number-columns-repeated="4"/>
          <table:table-cell table:formula="of:=[.A137]&amp;&quot; &quot;&amp;[.B137]&amp;&quot; &quot;&amp;[.C137]" office:value-type="string" office:string-value="N136 G106 P3" calcext:value-type="string">
            <text:p>N136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7</text:p>
          </table:table-cell>
          <table:table-cell table:formula="of:=&quot;X&quot;&amp;[.E138]" office:value-type="string" office:string-value="X12.5" calcext:value-type="string">
            <text:p>X12.5</text:p>
          </table:table-cell>
          <table:table-cell table:formula="of:=&quot;Y&quot;&amp;[.F138]" office:value-type="string" office:string-value="Y211.999468085106" calcext:value-type="string">
            <text:p>Y211.999468085106</text:p>
          </table:table-cell>
          <table:table-cell/>
          <table:table-cell table:formula="of:=[.E132]" office:value-type="float" office:value="12.5" calcext:value-type="float">
            <text:p>12.5</text:p>
          </table:table-cell>
          <table:table-cell table:formula="of:=[.F132]+[.$K$18]" office:value-type="float" office:value="211.999468085106" calcext:value-type="float">
            <text:p>211.9994680851</text:p>
          </table:table-cell>
          <table:table-cell/>
          <table:table-cell table:formula="of:=[.A138]&amp;&quot; &quot;&amp;[.B138]&amp;&quot; &quot;&amp;[.C138]" office:value-type="string" office:string-value="N137 X12.5 Y211.999468085106" calcext:value-type="string">
            <text:p>N137 X12.5 Y211.9994680851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8</text:p>
          </table:table-cell>
          <table:table-cell table:formula="of:=[.B133]" office:value-type="string" office:string-value="G106" calcext:value-type="string">
            <text:p>G106</text:p>
          </table:table-cell>
          <table:table-cell table:formula="of:=[.C133]" office:value-type="string" office:string-value="P0" calcext:value-type="string">
            <text:p>P0</text:p>
          </table:table-cell>
          <table:table-cell table:number-columns-repeated="4"/>
          <table:table-cell table:formula="of:=[.A139]&amp;&quot; &quot;&amp;[.B139]&amp;&quot; &quot;&amp;[.C139]" office:value-type="string" office:string-value="N138 G106 P0" calcext:value-type="string">
            <text:p>N138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9</text:p>
          </table:table-cell>
          <table:table-cell table:formula="of:=[.B134]" office:value-type="string" office:string-value="G105" calcext:value-type="string">
            <text:p>G105</text:p>
          </table:table-cell>
          <table:table-cell table:formula="of:=[.C134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34]" office:value-type="string" office:string-value="jog up" calcext:value-type="string">
            <text:p>jog up</text:p>
          </table:table-cell>
          <table:table-cell/>
          <table:table-cell table:formula="of:=[.A140]&amp;&quot; &quot;&amp;[.B140]&amp;&quot; &quot;&amp;[.C140]" office:value-type="string" office:string-value="N139 G105 PY7.79553191489362" calcext:value-type="string">
            <text:p>N139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0</text:p>
          </table:table-cell>
          <table:table-cell table:style-name="ce8" table:number-columns-repeated="3"/>
          <table:table-cell table:style-name="ce8" table:formula="of:=[.E135]+1" office:value-type="float" office:value="24" calcext:value-type="float">
            <text:p>24</text:p>
          </table:table-cell>
          <table:table-cell table:style-name="ce8" table:number-columns-repeated="2"/>
          <table:table-cell table:style-name="ce8" table:formula="of:=[.A141]&amp;&quot; ( Wire &quot;&amp;[.E141]&amp;&quot; )&quot;" office:value-type="string" office:string-value="N140 ( Wire 24 )" calcext:value-type="string">
            <text:p>N140 ( Wire 24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1</text:p>
          </table:table-cell>
          <table:table-cell table:formula="of:=&quot;X&quot;&amp;[.E142]" office:value-type="string" office:string-value="X6747.5" calcext:value-type="string">
            <text:p>X6747.5</text:p>
          </table:table-cell>
          <table:table-cell table:formula="of:=&quot;Y&quot;&amp;[.F142]" office:value-type="string" office:string-value="Y218.595" calcext:value-type="string">
            <text:p>Y218.595</text:p>
          </table:table-cell>
          <table:table-cell/>
          <table:table-cell table:formula="of:=[.E136]" office:value-type="float" office:value="6747.5" calcext:value-type="float">
            <text:p>6747.5</text:p>
          </table:table-cell>
          <table:table-cell table:formula="of:=[.F136]+[.$K$18]" office:value-type="float" office:value="218.595" calcext:value-type="float">
            <text:p>218.595</text:p>
          </table:table-cell>
          <table:table-cell/>
          <table:table-cell table:formula="of:=[.A142]&amp;&quot; &quot;&amp;[.B142]&amp;&quot; &quot;&amp;[.C142]" office:value-type="string" office:string-value="N141 X6747.5 Y218.595" calcext:value-type="string">
            <text:p>N141 X6747.5 Y218.5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2</text:p>
          </table:table-cell>
          <table:table-cell table:formula="of:=[.B137]" office:value-type="string" office:string-value="G106" calcext:value-type="string">
            <text:p>G106</text:p>
          </table:table-cell>
          <table:table-cell table:formula="of:=[.C137]" office:value-type="string" office:string-value="P3" calcext:value-type="string">
            <text:p>P3</text:p>
          </table:table-cell>
          <table:table-cell table:number-columns-repeated="4"/>
          <table:table-cell table:formula="of:=[.A143]&amp;&quot; &quot;&amp;[.B143]&amp;&quot; &quot;&amp;[.C143]" office:value-type="string" office:string-value="N142 G106 P3" calcext:value-type="string">
            <text:p>N142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3</text:p>
          </table:table-cell>
          <table:table-cell table:formula="of:=&quot;X&quot;&amp;[.E144]" office:value-type="string" office:string-value="X12.5" calcext:value-type="string">
            <text:p>X12.5</text:p>
          </table:table-cell>
          <table:table-cell table:formula="of:=&quot;Y&quot;&amp;[.F144]" office:value-type="string" office:string-value="Y216.795" calcext:value-type="string">
            <text:p>Y216.795</text:p>
          </table:table-cell>
          <table:table-cell/>
          <table:table-cell table:formula="of:=[.E138]" office:value-type="float" office:value="12.5" calcext:value-type="float">
            <text:p>12.5</text:p>
          </table:table-cell>
          <table:table-cell table:formula="of:=[.F138]+[.$K$18]" office:value-type="float" office:value="216.795" calcext:value-type="float">
            <text:p>216.795</text:p>
          </table:table-cell>
          <table:table-cell/>
          <table:table-cell table:formula="of:=[.A144]&amp;&quot; &quot;&amp;[.B144]&amp;&quot; &quot;&amp;[.C144]" office:value-type="string" office:string-value="N143 X12.5 Y216.795" calcext:value-type="string">
            <text:p>N143 X12.5 Y216.7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4</text:p>
          </table:table-cell>
          <table:table-cell table:formula="of:=[.B139]" office:value-type="string" office:string-value="G106" calcext:value-type="string">
            <text:p>G106</text:p>
          </table:table-cell>
          <table:table-cell table:formula="of:=[.C139]" office:value-type="string" office:string-value="P0" calcext:value-type="string">
            <text:p>P0</text:p>
          </table:table-cell>
          <table:table-cell table:number-columns-repeated="4"/>
          <table:table-cell table:formula="of:=[.A145]&amp;&quot; &quot;&amp;[.B145]&amp;&quot; &quot;&amp;[.C145]" office:value-type="string" office:string-value="N144 G106 P0" calcext:value-type="string">
            <text:p>N144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5</text:p>
          </table:table-cell>
          <table:table-cell table:formula="of:=[.B140]" office:value-type="string" office:string-value="G105" calcext:value-type="string">
            <text:p>G105</text:p>
          </table:table-cell>
          <table:table-cell table:formula="of:=[.C140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40]" office:value-type="string" office:string-value="jog up" calcext:value-type="string">
            <text:p>jog up</text:p>
          </table:table-cell>
          <table:table-cell/>
          <table:table-cell table:formula="of:=[.A146]&amp;&quot; &quot;&amp;[.B146]&amp;&quot; &quot;&amp;[.C146]" office:value-type="string" office:string-value="N145 G105 PY7.79553191489362" calcext:value-type="string">
            <text:p>N145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6</text:p>
          </table:table-cell>
          <table:table-cell table:style-name="ce8" table:number-columns-repeated="3"/>
          <table:table-cell table:style-name="ce8" table:formula="of:=[.E141]+1" office:value-type="float" office:value="25" calcext:value-type="float">
            <text:p>25</text:p>
          </table:table-cell>
          <table:table-cell table:style-name="ce8" table:number-columns-repeated="2"/>
          <table:table-cell table:style-name="ce8" table:formula="of:=[.A147]&amp;&quot; ( Wire &quot;&amp;[.E147]&amp;&quot; )&quot;" office:value-type="string" office:string-value="N146 ( Wire 25 )" calcext:value-type="string">
            <text:p>N146 ( Wire 25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7</text:p>
          </table:table-cell>
          <table:table-cell table:formula="of:=&quot;X&quot;&amp;[.E148]" office:value-type="string" office:string-value="X6747.5" calcext:value-type="string">
            <text:p>X6747.5</text:p>
          </table:table-cell>
          <table:table-cell table:formula="of:=&quot;Y&quot;&amp;[.F148]" office:value-type="string" office:string-value="Y223.390531914894" calcext:value-type="string">
            <text:p>Y223.390531914894</text:p>
          </table:table-cell>
          <table:table-cell/>
          <table:table-cell table:formula="of:=[.E142]" office:value-type="float" office:value="6747.5" calcext:value-type="float">
            <text:p>6747.5</text:p>
          </table:table-cell>
          <table:table-cell table:formula="of:=[.F142]+[.$K$18]" office:value-type="float" office:value="223.390531914894" calcext:value-type="float">
            <text:p>223.3905319149</text:p>
          </table:table-cell>
          <table:table-cell/>
          <table:table-cell table:formula="of:=[.A148]&amp;&quot; &quot;&amp;[.B148]&amp;&quot; &quot;&amp;[.C148]" office:value-type="string" office:string-value="N147 X6747.5 Y223.390531914894" calcext:value-type="string">
            <text:p>N147 X6747.5 Y223.3905319148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8</text:p>
          </table:table-cell>
          <table:table-cell table:formula="of:=[.B143]" office:value-type="string" office:string-value="G106" calcext:value-type="string">
            <text:p>G106</text:p>
          </table:table-cell>
          <table:table-cell table:formula="of:=[.C143]" office:value-type="string" office:string-value="P3" calcext:value-type="string">
            <text:p>P3</text:p>
          </table:table-cell>
          <table:table-cell table:number-columns-repeated="4"/>
          <table:table-cell table:formula="of:=[.A149]&amp;&quot; &quot;&amp;[.B149]&amp;&quot; &quot;&amp;[.C149]" office:value-type="string" office:string-value="N148 G106 P3" calcext:value-type="string">
            <text:p>N148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9</text:p>
          </table:table-cell>
          <table:table-cell table:formula="of:=&quot;X&quot;&amp;[.E150]" office:value-type="string" office:string-value="X12.5" calcext:value-type="string">
            <text:p>X12.5</text:p>
          </table:table-cell>
          <table:table-cell table:formula="of:=&quot;Y&quot;&amp;[.F150]" office:value-type="string" office:string-value="Y221.590531914894" calcext:value-type="string">
            <text:p>Y221.590531914894</text:p>
          </table:table-cell>
          <table:table-cell/>
          <table:table-cell table:formula="of:=[.E144]" office:value-type="float" office:value="12.5" calcext:value-type="float">
            <text:p>12.5</text:p>
          </table:table-cell>
          <table:table-cell table:formula="of:=[.F144]+[.$K$18]" office:value-type="float" office:value="221.590531914894" calcext:value-type="float">
            <text:p>221.5905319149</text:p>
          </table:table-cell>
          <table:table-cell/>
          <table:table-cell table:formula="of:=[.A150]&amp;&quot; &quot;&amp;[.B150]&amp;&quot; &quot;&amp;[.C150]" office:value-type="string" office:string-value="N149 X12.5 Y221.590531914894" calcext:value-type="string">
            <text:p>N149 X12.5 Y221.5905319148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50</text:p>
          </table:table-cell>
          <table:table-cell table:formula="of:=[.B145]" office:value-type="string" office:string-value="G106" calcext:value-type="string">
            <text:p>G106</text:p>
          </table:table-cell>
          <table:table-cell table:formula="of:=[.C145]" office:value-type="string" office:string-value="P0" calcext:value-type="string">
            <text:p>P0</text:p>
          </table:table-cell>
          <table:table-cell table:number-columns-repeated="4"/>
          <table:table-cell table:formula="of:=[.A151]&amp;&quot; &quot;&amp;[.B151]&amp;&quot; &quot;&amp;[.C151]" office:value-type="string" office:string-value="N150 G106 P0" calcext:value-type="string">
            <text:p>N150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51</text:p>
          </table:table-cell>
          <table:table-cell table:formula="of:=[.B146]" office:value-type="string" office:string-value="G105" calcext:value-type="string">
            <text:p>G105</text:p>
          </table:table-cell>
          <table:table-cell table:formula="of:=[.C146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46]" office:value-type="string" office:string-value="jog up" calcext:value-type="string">
            <text:p>jog up</text:p>
          </table:table-cell>
          <table:table-cell/>
          <table:table-cell table:formula="of:=[.A152]&amp;&quot; &quot;&amp;[.B152]&amp;&quot; &quot;&amp;[.C152]" office:value-type="string" office:string-value="N151 G105 PY7.79553191489362" calcext:value-type="string">
            <text:p>N151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52</text:p>
          </table:table-cell>
          <table:table-cell table:style-name="ce8" table:number-columns-repeated="3"/>
          <table:table-cell table:style-name="ce8" table:formula="of:=[.E147]+1" office:value-type="float" office:value="26" calcext:value-type="float">
            <text:p>26</text:p>
          </table:table-cell>
          <table:table-cell table:style-name="ce8" table:number-columns-repeated="2"/>
          <table:table-cell table:style-name="ce8" table:formula="of:=[.A153]&amp;&quot; ( Wire &quot;&amp;[.E153]&amp;&quot; )&quot;" office:value-type="string" office:string-value="N152 ( Wire 26 )" calcext:value-type="string">
            <text:p>N152 ( Wire 26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53</text:p>
          </table:table-cell>
          <table:table-cell table:formula="of:=&quot;X&quot;&amp;[.E154]" office:value-type="string" office:string-value="X6747.5" calcext:value-type="string">
            <text:p>X6747.5</text:p>
          </table:table-cell>
          <table:table-cell table:formula="of:=&quot;Y&quot;&amp;[.F154]" office:value-type="string" office:string-value="Y228.186063829787" calcext:value-type="string">
            <text:p>Y228.186063829787</text:p>
          </table:table-cell>
          <table:table-cell/>
          <table:table-cell table:formula="of:=[.E148]" office:value-type="float" office:value="6747.5" calcext:value-type="float">
            <text:p>6747.5</text:p>
          </table:table-cell>
          <table:table-cell table:formula="of:=[.F148]+[.$K$18]" office:value-type="float" office:value="228.186063829787" calcext:value-type="float">
            <text:p>228.1860638298</text:p>
          </table:table-cell>
          <table:table-cell/>
          <table:table-cell table:formula="of:=[.A154]&amp;&quot; &quot;&amp;[.B154]&amp;&quot; &quot;&amp;[.C154]" office:value-type="string" office:string-value="N153 X6747.5 Y228.186063829787" calcext:value-type="string">
            <text:p>N153 X6747.5 Y228.1860638297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54</text:p>
          </table:table-cell>
          <table:table-cell table:formula="of:=[.B149]" office:value-type="string" office:string-value="G106" calcext:value-type="string">
            <text:p>G106</text:p>
          </table:table-cell>
          <table:table-cell table:formula="of:=[.C149]" office:value-type="string" office:string-value="P3" calcext:value-type="string">
            <text:p>P3</text:p>
          </table:table-cell>
          <table:table-cell table:number-columns-repeated="4"/>
          <table:table-cell table:formula="of:=[.A155]&amp;&quot; &quot;&amp;[.B155]&amp;&quot; &quot;&amp;[.C155]" office:value-type="string" office:string-value="N154 G106 P3" calcext:value-type="string">
            <text:p>N154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55</text:p>
          </table:table-cell>
          <table:table-cell table:formula="of:=&quot;X&quot;&amp;[.E156]" office:value-type="string" office:string-value="X12.5" calcext:value-type="string">
            <text:p>X12.5</text:p>
          </table:table-cell>
          <table:table-cell table:formula="of:=&quot;Y&quot;&amp;[.F156]" office:value-type="string" office:string-value="Y226.386063829787" calcext:value-type="string">
            <text:p>Y226.386063829787</text:p>
          </table:table-cell>
          <table:table-cell/>
          <table:table-cell table:formula="of:=[.E150]" office:value-type="float" office:value="12.5" calcext:value-type="float">
            <text:p>12.5</text:p>
          </table:table-cell>
          <table:table-cell table:formula="of:=[.F150]+[.$K$18]" office:value-type="float" office:value="226.386063829787" calcext:value-type="float">
            <text:p>226.3860638298</text:p>
          </table:table-cell>
          <table:table-cell/>
          <table:table-cell table:formula="of:=[.A156]&amp;&quot; &quot;&amp;[.B156]&amp;&quot; &quot;&amp;[.C156]" office:value-type="string" office:string-value="N155 X12.5 Y226.386063829787" calcext:value-type="string">
            <text:p>N155 X12.5 Y226.3860638297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56</text:p>
          </table:table-cell>
          <table:table-cell table:formula="of:=[.B151]" office:value-type="string" office:string-value="G106" calcext:value-type="string">
            <text:p>G106</text:p>
          </table:table-cell>
          <table:table-cell table:formula="of:=[.C151]" office:value-type="string" office:string-value="P0" calcext:value-type="string">
            <text:p>P0</text:p>
          </table:table-cell>
          <table:table-cell table:number-columns-repeated="4"/>
          <table:table-cell table:formula="of:=[.A157]&amp;&quot; &quot;&amp;[.B157]&amp;&quot; &quot;&amp;[.C157]" office:value-type="string" office:string-value="N156 G106 P0" calcext:value-type="string">
            <text:p>N156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57</text:p>
          </table:table-cell>
          <table:table-cell table:formula="of:=[.B152]" office:value-type="string" office:string-value="G105" calcext:value-type="string">
            <text:p>G105</text:p>
          </table:table-cell>
          <table:table-cell table:formula="of:=[.C152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52]" office:value-type="string" office:string-value="jog up" calcext:value-type="string">
            <text:p>jog up</text:p>
          </table:table-cell>
          <table:table-cell/>
          <table:table-cell table:formula="of:=[.A158]&amp;&quot; &quot;&amp;[.B158]&amp;&quot; &quot;&amp;[.C158]" office:value-type="string" office:string-value="N157 G105 PY7.79553191489362" calcext:value-type="string">
            <text:p>N157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58</text:p>
          </table:table-cell>
          <table:table-cell table:style-name="ce8" table:number-columns-repeated="3"/>
          <table:table-cell table:style-name="ce8" table:formula="of:=[.E153]+1" office:value-type="float" office:value="27" calcext:value-type="float">
            <text:p>27</text:p>
          </table:table-cell>
          <table:table-cell table:style-name="ce8" table:number-columns-repeated="2"/>
          <table:table-cell table:style-name="ce8" table:formula="of:=[.A159]&amp;&quot; ( Wire &quot;&amp;[.E159]&amp;&quot; )&quot;" office:value-type="string" office:string-value="N158 ( Wire 27 )" calcext:value-type="string">
            <text:p>N158 ( Wire 27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59</text:p>
          </table:table-cell>
          <table:table-cell table:formula="of:=&quot;X&quot;&amp;[.E160]" office:value-type="string" office:string-value="X6747.5" calcext:value-type="string">
            <text:p>X6747.5</text:p>
          </table:table-cell>
          <table:table-cell table:formula="of:=&quot;Y&quot;&amp;[.F160]" office:value-type="string" office:string-value="Y232.981595744681" calcext:value-type="string">
            <text:p>Y232.981595744681</text:p>
          </table:table-cell>
          <table:table-cell/>
          <table:table-cell table:formula="of:=[.E154]" office:value-type="float" office:value="6747.5" calcext:value-type="float">
            <text:p>6747.5</text:p>
          </table:table-cell>
          <table:table-cell table:formula="of:=[.F154]+[.$K$18]" office:value-type="float" office:value="232.981595744681" calcext:value-type="float">
            <text:p>232.9815957447</text:p>
          </table:table-cell>
          <table:table-cell/>
          <table:table-cell table:formula="of:=[.A160]&amp;&quot; &quot;&amp;[.B160]&amp;&quot; &quot;&amp;[.C160]" office:value-type="string" office:string-value="N159 X6747.5 Y232.981595744681" calcext:value-type="string">
            <text:p>N159 X6747.5 Y232.9815957446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60</text:p>
          </table:table-cell>
          <table:table-cell table:formula="of:=[.B155]" office:value-type="string" office:string-value="G106" calcext:value-type="string">
            <text:p>G106</text:p>
          </table:table-cell>
          <table:table-cell table:formula="of:=[.C155]" office:value-type="string" office:string-value="P3" calcext:value-type="string">
            <text:p>P3</text:p>
          </table:table-cell>
          <table:table-cell table:number-columns-repeated="4"/>
          <table:table-cell table:formula="of:=[.A161]&amp;&quot; &quot;&amp;[.B161]&amp;&quot; &quot;&amp;[.C161]" office:value-type="string" office:string-value="N160 G106 P3" calcext:value-type="string">
            <text:p>N160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61</text:p>
          </table:table-cell>
          <table:table-cell table:formula="of:=&quot;X&quot;&amp;[.E162]" office:value-type="string" office:string-value="X12.5" calcext:value-type="string">
            <text:p>X12.5</text:p>
          </table:table-cell>
          <table:table-cell table:formula="of:=&quot;Y&quot;&amp;[.F162]" office:value-type="string" office:string-value="Y231.181595744681" calcext:value-type="string">
            <text:p>Y231.181595744681</text:p>
          </table:table-cell>
          <table:table-cell/>
          <table:table-cell table:formula="of:=[.E156]" office:value-type="float" office:value="12.5" calcext:value-type="float">
            <text:p>12.5</text:p>
          </table:table-cell>
          <table:table-cell table:formula="of:=[.F156]+[.$K$18]" office:value-type="float" office:value="231.181595744681" calcext:value-type="float">
            <text:p>231.1815957447</text:p>
          </table:table-cell>
          <table:table-cell/>
          <table:table-cell table:formula="of:=[.A162]&amp;&quot; &quot;&amp;[.B162]&amp;&quot; &quot;&amp;[.C162]" office:value-type="string" office:string-value="N161 X12.5 Y231.181595744681" calcext:value-type="string">
            <text:p>N161 X12.5 Y231.1815957446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62</text:p>
          </table:table-cell>
          <table:table-cell table:formula="of:=[.B157]" office:value-type="string" office:string-value="G106" calcext:value-type="string">
            <text:p>G106</text:p>
          </table:table-cell>
          <table:table-cell table:formula="of:=[.C157]" office:value-type="string" office:string-value="P0" calcext:value-type="string">
            <text:p>P0</text:p>
          </table:table-cell>
          <table:table-cell table:number-columns-repeated="4"/>
          <table:table-cell table:formula="of:=[.A163]&amp;&quot; &quot;&amp;[.B163]&amp;&quot; &quot;&amp;[.C163]" office:value-type="string" office:string-value="N162 G106 P0" calcext:value-type="string">
            <text:p>N162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63</text:p>
          </table:table-cell>
          <table:table-cell table:formula="of:=[.B158]" office:value-type="string" office:string-value="G105" calcext:value-type="string">
            <text:p>G105</text:p>
          </table:table-cell>
          <table:table-cell table:formula="of:=[.C158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58]" office:value-type="string" office:string-value="jog up" calcext:value-type="string">
            <text:p>jog up</text:p>
          </table:table-cell>
          <table:table-cell/>
          <table:table-cell table:formula="of:=[.A164]&amp;&quot; &quot;&amp;[.B164]&amp;&quot; &quot;&amp;[.C164]" office:value-type="string" office:string-value="N163 G105 PY7.79553191489362" calcext:value-type="string">
            <text:p>N163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64</text:p>
          </table:table-cell>
          <table:table-cell table:style-name="ce8" table:number-columns-repeated="3"/>
          <table:table-cell table:style-name="ce8" table:formula="of:=[.E159]+1" office:value-type="float" office:value="28" calcext:value-type="float">
            <text:p>28</text:p>
          </table:table-cell>
          <table:table-cell table:style-name="ce8" table:number-columns-repeated="2"/>
          <table:table-cell table:style-name="ce8" table:formula="of:=[.A165]&amp;&quot; ( Wire &quot;&amp;[.E165]&amp;&quot; )&quot;" office:value-type="string" office:string-value="N164 ( Wire 28 )" calcext:value-type="string">
            <text:p>N164 ( Wire 28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65</text:p>
          </table:table-cell>
          <table:table-cell table:formula="of:=&quot;X&quot;&amp;[.E166]" office:value-type="string" office:string-value="X6747.5" calcext:value-type="string">
            <text:p>X6747.5</text:p>
          </table:table-cell>
          <table:table-cell table:formula="of:=&quot;Y&quot;&amp;[.F166]" office:value-type="string" office:string-value="Y237.777127659574" calcext:value-type="string">
            <text:p>Y237.777127659574</text:p>
          </table:table-cell>
          <table:table-cell/>
          <table:table-cell table:formula="of:=[.E160]" office:value-type="float" office:value="6747.5" calcext:value-type="float">
            <text:p>6747.5</text:p>
          </table:table-cell>
          <table:table-cell table:formula="of:=[.F160]+[.$K$18]" office:value-type="float" office:value="237.777127659574" calcext:value-type="float">
            <text:p>237.7771276596</text:p>
          </table:table-cell>
          <table:table-cell/>
          <table:table-cell table:formula="of:=[.A166]&amp;&quot; &quot;&amp;[.B166]&amp;&quot; &quot;&amp;[.C166]" office:value-type="string" office:string-value="N165 X6747.5 Y237.777127659574" calcext:value-type="string">
            <text:p>N165 X6747.5 Y237.7771276595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66</text:p>
          </table:table-cell>
          <table:table-cell table:formula="of:=[.B161]" office:value-type="string" office:string-value="G106" calcext:value-type="string">
            <text:p>G106</text:p>
          </table:table-cell>
          <table:table-cell table:formula="of:=[.C161]" office:value-type="string" office:string-value="P3" calcext:value-type="string">
            <text:p>P3</text:p>
          </table:table-cell>
          <table:table-cell table:number-columns-repeated="4"/>
          <table:table-cell table:formula="of:=[.A167]&amp;&quot; &quot;&amp;[.B167]&amp;&quot; &quot;&amp;[.C167]" office:value-type="string" office:string-value="N166 G106 P3" calcext:value-type="string">
            <text:p>N166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67</text:p>
          </table:table-cell>
          <table:table-cell table:formula="of:=&quot;X&quot;&amp;[.E168]" office:value-type="string" office:string-value="X12.5" calcext:value-type="string">
            <text:p>X12.5</text:p>
          </table:table-cell>
          <table:table-cell table:formula="of:=&quot;Y&quot;&amp;[.F168]" office:value-type="string" office:string-value="Y235.977127659574" calcext:value-type="string">
            <text:p>Y235.977127659574</text:p>
          </table:table-cell>
          <table:table-cell/>
          <table:table-cell table:formula="of:=[.E162]" office:value-type="float" office:value="12.5" calcext:value-type="float">
            <text:p>12.5</text:p>
          </table:table-cell>
          <table:table-cell table:formula="of:=[.F162]+[.$K$18]" office:value-type="float" office:value="235.977127659574" calcext:value-type="float">
            <text:p>235.9771276596</text:p>
          </table:table-cell>
          <table:table-cell/>
          <table:table-cell table:formula="of:=[.A168]&amp;&quot; &quot;&amp;[.B168]&amp;&quot; &quot;&amp;[.C168]" office:value-type="string" office:string-value="N167 X12.5 Y235.977127659574" calcext:value-type="string">
            <text:p>N167 X12.5 Y235.9771276595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68</text:p>
          </table:table-cell>
          <table:table-cell table:formula="of:=[.B163]" office:value-type="string" office:string-value="G106" calcext:value-type="string">
            <text:p>G106</text:p>
          </table:table-cell>
          <table:table-cell table:formula="of:=[.C163]" office:value-type="string" office:string-value="P0" calcext:value-type="string">
            <text:p>P0</text:p>
          </table:table-cell>
          <table:table-cell table:number-columns-repeated="4"/>
          <table:table-cell table:formula="of:=[.A169]&amp;&quot; &quot;&amp;[.B169]&amp;&quot; &quot;&amp;[.C169]" office:value-type="string" office:string-value="N168 G106 P0" calcext:value-type="string">
            <text:p>N168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69</text:p>
          </table:table-cell>
          <table:table-cell table:formula="of:=[.B164]" office:value-type="string" office:string-value="G105" calcext:value-type="string">
            <text:p>G105</text:p>
          </table:table-cell>
          <table:table-cell table:formula="of:=[.C164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64]" office:value-type="string" office:string-value="jog up" calcext:value-type="string">
            <text:p>jog up</text:p>
          </table:table-cell>
          <table:table-cell/>
          <table:table-cell table:formula="of:=[.A170]&amp;&quot; &quot;&amp;[.B170]&amp;&quot; &quot;&amp;[.C170]" office:value-type="string" office:string-value="N169 G105 PY7.79553191489362" calcext:value-type="string">
            <text:p>N169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70</text:p>
          </table:table-cell>
          <table:table-cell table:style-name="ce8" table:number-columns-repeated="3"/>
          <table:table-cell table:style-name="ce8" table:formula="of:=[.E165]+1" office:value-type="float" office:value="29" calcext:value-type="float">
            <text:p>29</text:p>
          </table:table-cell>
          <table:table-cell table:style-name="ce8" table:number-columns-repeated="2"/>
          <table:table-cell table:style-name="ce8" table:formula="of:=[.A171]&amp;&quot; ( Wire &quot;&amp;[.E171]&amp;&quot; )&quot;" office:value-type="string" office:string-value="N170 ( Wire 29 )" calcext:value-type="string">
            <text:p>N170 ( Wire 29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71</text:p>
          </table:table-cell>
          <table:table-cell table:formula="of:=&quot;X&quot;&amp;[.E172]" office:value-type="string" office:string-value="X6747.5" calcext:value-type="string">
            <text:p>X6747.5</text:p>
          </table:table-cell>
          <table:table-cell table:formula="of:=&quot;Y&quot;&amp;[.F172]" office:value-type="string" office:string-value="Y242.572659574468" calcext:value-type="string">
            <text:p>Y242.572659574468</text:p>
          </table:table-cell>
          <table:table-cell/>
          <table:table-cell table:formula="of:=[.E166]" office:value-type="float" office:value="6747.5" calcext:value-type="float">
            <text:p>6747.5</text:p>
          </table:table-cell>
          <table:table-cell table:formula="of:=[.F166]+[.$K$18]" office:value-type="float" office:value="242.572659574468" calcext:value-type="float">
            <text:p>242.5726595745</text:p>
          </table:table-cell>
          <table:table-cell/>
          <table:table-cell table:formula="of:=[.A172]&amp;&quot; &quot;&amp;[.B172]&amp;&quot; &quot;&amp;[.C172]" office:value-type="string" office:string-value="N171 X6747.5 Y242.572659574468" calcext:value-type="string">
            <text:p>N171 X6747.5 Y242.5726595744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72</text:p>
          </table:table-cell>
          <table:table-cell table:formula="of:=[.B167]" office:value-type="string" office:string-value="G106" calcext:value-type="string">
            <text:p>G106</text:p>
          </table:table-cell>
          <table:table-cell table:formula="of:=[.C167]" office:value-type="string" office:string-value="P3" calcext:value-type="string">
            <text:p>P3</text:p>
          </table:table-cell>
          <table:table-cell table:number-columns-repeated="4"/>
          <table:table-cell table:formula="of:=[.A173]&amp;&quot; &quot;&amp;[.B173]&amp;&quot; &quot;&amp;[.C173]" office:value-type="string" office:string-value="N172 G106 P3" calcext:value-type="string">
            <text:p>N172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73</text:p>
          </table:table-cell>
          <table:table-cell table:formula="of:=&quot;X&quot;&amp;[.E174]" office:value-type="string" office:string-value="X12.5" calcext:value-type="string">
            <text:p>X12.5</text:p>
          </table:table-cell>
          <table:table-cell table:formula="of:=&quot;Y&quot;&amp;[.F174]" office:value-type="string" office:string-value="Y240.772659574468" calcext:value-type="string">
            <text:p>Y240.772659574468</text:p>
          </table:table-cell>
          <table:table-cell/>
          <table:table-cell table:formula="of:=[.E168]" office:value-type="float" office:value="12.5" calcext:value-type="float">
            <text:p>12.5</text:p>
          </table:table-cell>
          <table:table-cell table:formula="of:=[.F168]+[.$K$18]" office:value-type="float" office:value="240.772659574468" calcext:value-type="float">
            <text:p>240.7726595745</text:p>
          </table:table-cell>
          <table:table-cell/>
          <table:table-cell table:formula="of:=[.A174]&amp;&quot; &quot;&amp;[.B174]&amp;&quot; &quot;&amp;[.C174]" office:value-type="string" office:string-value="N173 X12.5 Y240.772659574468" calcext:value-type="string">
            <text:p>N173 X12.5 Y240.7726595744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74</text:p>
          </table:table-cell>
          <table:table-cell table:formula="of:=[.B169]" office:value-type="string" office:string-value="G106" calcext:value-type="string">
            <text:p>G106</text:p>
          </table:table-cell>
          <table:table-cell table:formula="of:=[.C169]" office:value-type="string" office:string-value="P0" calcext:value-type="string">
            <text:p>P0</text:p>
          </table:table-cell>
          <table:table-cell table:number-columns-repeated="4"/>
          <table:table-cell table:formula="of:=[.A175]&amp;&quot; &quot;&amp;[.B175]&amp;&quot; &quot;&amp;[.C175]" office:value-type="string" office:string-value="N174 G106 P0" calcext:value-type="string">
            <text:p>N174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75</text:p>
          </table:table-cell>
          <table:table-cell table:formula="of:=[.B170]" office:value-type="string" office:string-value="G105" calcext:value-type="string">
            <text:p>G105</text:p>
          </table:table-cell>
          <table:table-cell table:formula="of:=[.C170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70]" office:value-type="string" office:string-value="jog up" calcext:value-type="string">
            <text:p>jog up</text:p>
          </table:table-cell>
          <table:table-cell/>
          <table:table-cell table:formula="of:=[.A176]&amp;&quot; &quot;&amp;[.B176]&amp;&quot; &quot;&amp;[.C176]" office:value-type="string" office:string-value="N175 G105 PY7.79553191489362" calcext:value-type="string">
            <text:p>N175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76</text:p>
          </table:table-cell>
          <table:table-cell table:style-name="ce8" table:number-columns-repeated="3"/>
          <table:table-cell table:style-name="ce8" table:formula="of:=[.E171]+1" office:value-type="float" office:value="30" calcext:value-type="float">
            <text:p>30</text:p>
          </table:table-cell>
          <table:table-cell table:style-name="ce8" table:number-columns-repeated="2"/>
          <table:table-cell table:style-name="ce8" table:formula="of:=[.A177]&amp;&quot; ( Wire &quot;&amp;[.E177]&amp;&quot; )&quot;" office:value-type="string" office:string-value="N176 ( Wire 30 )" calcext:value-type="string">
            <text:p>N176 ( Wire 30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77</text:p>
          </table:table-cell>
          <table:table-cell table:formula="of:=&quot;X&quot;&amp;[.E178]" office:value-type="string" office:string-value="X6747.5" calcext:value-type="string">
            <text:p>X6747.5</text:p>
          </table:table-cell>
          <table:table-cell table:formula="of:=&quot;Y&quot;&amp;[.F178]" office:value-type="string" office:string-value="Y247.368191489362" calcext:value-type="string">
            <text:p>Y247.368191489362</text:p>
          </table:table-cell>
          <table:table-cell/>
          <table:table-cell table:formula="of:=[.E172]" office:value-type="float" office:value="6747.5" calcext:value-type="float">
            <text:p>6747.5</text:p>
          </table:table-cell>
          <table:table-cell table:formula="of:=[.F172]+[.$K$18]" office:value-type="float" office:value="247.368191489362" calcext:value-type="float">
            <text:p>247.3681914894</text:p>
          </table:table-cell>
          <table:table-cell/>
          <table:table-cell table:formula="of:=[.A178]&amp;&quot; &quot;&amp;[.B178]&amp;&quot; &quot;&amp;[.C178]" office:value-type="string" office:string-value="N177 X6747.5 Y247.368191489362" calcext:value-type="string">
            <text:p>N177 X6747.5 Y247.368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78</text:p>
          </table:table-cell>
          <table:table-cell table:formula="of:=[.B173]" office:value-type="string" office:string-value="G106" calcext:value-type="string">
            <text:p>G106</text:p>
          </table:table-cell>
          <table:table-cell table:formula="of:=[.C173]" office:value-type="string" office:string-value="P3" calcext:value-type="string">
            <text:p>P3</text:p>
          </table:table-cell>
          <table:table-cell table:number-columns-repeated="4"/>
          <table:table-cell table:formula="of:=[.A179]&amp;&quot; &quot;&amp;[.B179]&amp;&quot; &quot;&amp;[.C179]" office:value-type="string" office:string-value="N178 G106 P3" calcext:value-type="string">
            <text:p>N178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79</text:p>
          </table:table-cell>
          <table:table-cell table:formula="of:=&quot;X&quot;&amp;[.E180]" office:value-type="string" office:string-value="X12.5" calcext:value-type="string">
            <text:p>X12.5</text:p>
          </table:table-cell>
          <table:table-cell table:formula="of:=&quot;Y&quot;&amp;[.F180]" office:value-type="string" office:string-value="Y245.568191489362" calcext:value-type="string">
            <text:p>Y245.568191489362</text:p>
          </table:table-cell>
          <table:table-cell/>
          <table:table-cell table:formula="of:=[.E174]" office:value-type="float" office:value="12.5" calcext:value-type="float">
            <text:p>12.5</text:p>
          </table:table-cell>
          <table:table-cell table:formula="of:=[.F174]+[.$K$18]" office:value-type="float" office:value="245.568191489362" calcext:value-type="float">
            <text:p>245.5681914894</text:p>
          </table:table-cell>
          <table:table-cell/>
          <table:table-cell table:formula="of:=[.A180]&amp;&quot; &quot;&amp;[.B180]&amp;&quot; &quot;&amp;[.C180]" office:value-type="string" office:string-value="N179 X12.5 Y245.568191489362" calcext:value-type="string">
            <text:p>N179 X12.5 Y245.568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80</text:p>
          </table:table-cell>
          <table:table-cell table:formula="of:=[.B175]" office:value-type="string" office:string-value="G106" calcext:value-type="string">
            <text:p>G106</text:p>
          </table:table-cell>
          <table:table-cell table:formula="of:=[.C175]" office:value-type="string" office:string-value="P0" calcext:value-type="string">
            <text:p>P0</text:p>
          </table:table-cell>
          <table:table-cell table:number-columns-repeated="4"/>
          <table:table-cell table:formula="of:=[.A181]&amp;&quot; &quot;&amp;[.B181]&amp;&quot; &quot;&amp;[.C181]" office:value-type="string" office:string-value="N180 G106 P0" calcext:value-type="string">
            <text:p>N180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81</text:p>
          </table:table-cell>
          <table:table-cell table:formula="of:=[.B176]" office:value-type="string" office:string-value="G105" calcext:value-type="string">
            <text:p>G105</text:p>
          </table:table-cell>
          <table:table-cell table:formula="of:=[.C176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76]" office:value-type="string" office:string-value="jog up" calcext:value-type="string">
            <text:p>jog up</text:p>
          </table:table-cell>
          <table:table-cell/>
          <table:table-cell table:formula="of:=[.A182]&amp;&quot; &quot;&amp;[.B182]&amp;&quot; &quot;&amp;[.C182]" office:value-type="string" office:string-value="N181 G105 PY7.79553191489362" calcext:value-type="string">
            <text:p>N181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82</text:p>
          </table:table-cell>
          <table:table-cell table:style-name="ce8" table:number-columns-repeated="3"/>
          <table:table-cell table:style-name="ce8" table:formula="of:=[.E177]+1" office:value-type="float" office:value="31" calcext:value-type="float">
            <text:p>31</text:p>
          </table:table-cell>
          <table:table-cell table:style-name="ce8" table:number-columns-repeated="2"/>
          <table:table-cell table:style-name="ce8" table:formula="of:=[.A183]&amp;&quot; ( Wire &quot;&amp;[.E183]&amp;&quot; )&quot;" office:value-type="string" office:string-value="N182 ( Wire 31 )" calcext:value-type="string">
            <text:p>N182 ( Wire 31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83</text:p>
          </table:table-cell>
          <table:table-cell table:formula="of:=&quot;X&quot;&amp;[.E184]" office:value-type="string" office:string-value="X6747.5" calcext:value-type="string">
            <text:p>X6747.5</text:p>
          </table:table-cell>
          <table:table-cell table:formula="of:=&quot;Y&quot;&amp;[.F184]" office:value-type="string" office:string-value="Y252.163723404255" calcext:value-type="string">
            <text:p>Y252.163723404255</text:p>
          </table:table-cell>
          <table:table-cell/>
          <table:table-cell table:formula="of:=[.E178]" office:value-type="float" office:value="6747.5" calcext:value-type="float">
            <text:p>6747.5</text:p>
          </table:table-cell>
          <table:table-cell table:formula="of:=[.F178]+[.$K$18]" office:value-type="float" office:value="252.163723404255" calcext:value-type="float">
            <text:p>252.1637234043</text:p>
          </table:table-cell>
          <table:table-cell/>
          <table:table-cell table:formula="of:=[.A184]&amp;&quot; &quot;&amp;[.B184]&amp;&quot; &quot;&amp;[.C184]" office:value-type="string" office:string-value="N183 X6747.5 Y252.163723404255" calcext:value-type="string">
            <text:p>N183 X6747.5 Y252.1637234042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84</text:p>
          </table:table-cell>
          <table:table-cell table:formula="of:=[.B179]" office:value-type="string" office:string-value="G106" calcext:value-type="string">
            <text:p>G106</text:p>
          </table:table-cell>
          <table:table-cell table:formula="of:=[.C179]" office:value-type="string" office:string-value="P3" calcext:value-type="string">
            <text:p>P3</text:p>
          </table:table-cell>
          <table:table-cell table:number-columns-repeated="4"/>
          <table:table-cell table:formula="of:=[.A185]&amp;&quot; &quot;&amp;[.B185]&amp;&quot; &quot;&amp;[.C185]" office:value-type="string" office:string-value="N184 G106 P3" calcext:value-type="string">
            <text:p>N184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85</text:p>
          </table:table-cell>
          <table:table-cell table:formula="of:=&quot;X&quot;&amp;[.E186]" office:value-type="string" office:string-value="X12.5" calcext:value-type="string">
            <text:p>X12.5</text:p>
          </table:table-cell>
          <table:table-cell table:formula="of:=&quot;Y&quot;&amp;[.F186]" office:value-type="string" office:string-value="Y250.363723404255" calcext:value-type="string">
            <text:p>Y250.363723404255</text:p>
          </table:table-cell>
          <table:table-cell/>
          <table:table-cell table:formula="of:=[.E180]" office:value-type="float" office:value="12.5" calcext:value-type="float">
            <text:p>12.5</text:p>
          </table:table-cell>
          <table:table-cell table:formula="of:=[.F180]+[.$K$18]" office:value-type="float" office:value="250.363723404255" calcext:value-type="float">
            <text:p>250.3637234043</text:p>
          </table:table-cell>
          <table:table-cell/>
          <table:table-cell table:formula="of:=[.A186]&amp;&quot; &quot;&amp;[.B186]&amp;&quot; &quot;&amp;[.C186]" office:value-type="string" office:string-value="N185 X12.5 Y250.363723404255" calcext:value-type="string">
            <text:p>N185 X12.5 Y250.3637234042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86</text:p>
          </table:table-cell>
          <table:table-cell table:formula="of:=[.B181]" office:value-type="string" office:string-value="G106" calcext:value-type="string">
            <text:p>G106</text:p>
          </table:table-cell>
          <table:table-cell table:formula="of:=[.C181]" office:value-type="string" office:string-value="P0" calcext:value-type="string">
            <text:p>P0</text:p>
          </table:table-cell>
          <table:table-cell table:number-columns-repeated="4"/>
          <table:table-cell table:formula="of:=[.A187]&amp;&quot; &quot;&amp;[.B187]&amp;&quot; &quot;&amp;[.C187]" office:value-type="string" office:string-value="N186 G106 P0" calcext:value-type="string">
            <text:p>N186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87</text:p>
          </table:table-cell>
          <table:table-cell table:formula="of:=[.B182]" office:value-type="string" office:string-value="G105" calcext:value-type="string">
            <text:p>G105</text:p>
          </table:table-cell>
          <table:table-cell table:formula="of:=[.C182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82]" office:value-type="string" office:string-value="jog up" calcext:value-type="string">
            <text:p>jog up</text:p>
          </table:table-cell>
          <table:table-cell/>
          <table:table-cell table:formula="of:=[.A188]&amp;&quot; &quot;&amp;[.B188]&amp;&quot; &quot;&amp;[.C188]" office:value-type="string" office:string-value="N187 G105 PY7.79553191489362" calcext:value-type="string">
            <text:p>N187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88</text:p>
          </table:table-cell>
          <table:table-cell table:style-name="ce8" table:number-columns-repeated="3"/>
          <table:table-cell table:style-name="ce8" table:formula="of:=[.E183]+1" office:value-type="float" office:value="32" calcext:value-type="float">
            <text:p>32</text:p>
          </table:table-cell>
          <table:table-cell table:style-name="ce8" table:number-columns-repeated="2"/>
          <table:table-cell table:style-name="ce8" table:formula="of:=[.A189]&amp;&quot; ( Wire &quot;&amp;[.E189]&amp;&quot; )&quot;" office:value-type="string" office:string-value="N188 ( Wire 32 )" calcext:value-type="string">
            <text:p>N188 ( Wire 32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89</text:p>
          </table:table-cell>
          <table:table-cell table:formula="of:=&quot;X&quot;&amp;[.E190]" office:value-type="string" office:string-value="X6747.5" calcext:value-type="string">
            <text:p>X6747.5</text:p>
          </table:table-cell>
          <table:table-cell table:formula="of:=&quot;Y&quot;&amp;[.F190]" office:value-type="string" office:string-value="Y256.959255319149" calcext:value-type="string">
            <text:p>Y256.959255319149</text:p>
          </table:table-cell>
          <table:table-cell/>
          <table:table-cell table:formula="of:=[.E184]" office:value-type="float" office:value="6747.5" calcext:value-type="float">
            <text:p>6747.5</text:p>
          </table:table-cell>
          <table:table-cell table:formula="of:=[.F184]+[.$K$18]" office:value-type="float" office:value="256.959255319149" calcext:value-type="float">
            <text:p>256.9592553191</text:p>
          </table:table-cell>
          <table:table-cell/>
          <table:table-cell table:formula="of:=[.A190]&amp;&quot; &quot;&amp;[.B190]&amp;&quot; &quot;&amp;[.C190]" office:value-type="string" office:string-value="N189 X6747.5 Y256.959255319149" calcext:value-type="string">
            <text:p>N189 X6747.5 Y256.9592553191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90</text:p>
          </table:table-cell>
          <table:table-cell table:formula="of:=[.B185]" office:value-type="string" office:string-value="G106" calcext:value-type="string">
            <text:p>G106</text:p>
          </table:table-cell>
          <table:table-cell table:formula="of:=[.C185]" office:value-type="string" office:string-value="P3" calcext:value-type="string">
            <text:p>P3</text:p>
          </table:table-cell>
          <table:table-cell table:number-columns-repeated="4"/>
          <table:table-cell table:formula="of:=[.A191]&amp;&quot; &quot;&amp;[.B191]&amp;&quot; &quot;&amp;[.C191]" office:value-type="string" office:string-value="N190 G106 P3" calcext:value-type="string">
            <text:p>N190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91</text:p>
          </table:table-cell>
          <table:table-cell table:formula="of:=&quot;X&quot;&amp;[.E192]" office:value-type="string" office:string-value="X12.5" calcext:value-type="string">
            <text:p>X12.5</text:p>
          </table:table-cell>
          <table:table-cell table:formula="of:=&quot;Y&quot;&amp;[.F192]" office:value-type="string" office:string-value="Y255.159255319149" calcext:value-type="string">
            <text:p>Y255.159255319149</text:p>
          </table:table-cell>
          <table:table-cell/>
          <table:table-cell table:formula="of:=[.E186]" office:value-type="float" office:value="12.5" calcext:value-type="float">
            <text:p>12.5</text:p>
          </table:table-cell>
          <table:table-cell table:formula="of:=[.F186]+[.$K$18]" office:value-type="float" office:value="255.159255319149" calcext:value-type="float">
            <text:p>255.1592553191</text:p>
          </table:table-cell>
          <table:table-cell/>
          <table:table-cell table:formula="of:=[.A192]&amp;&quot; &quot;&amp;[.B192]&amp;&quot; &quot;&amp;[.C192]" office:value-type="string" office:string-value="N191 X12.5 Y255.159255319149" calcext:value-type="string">
            <text:p>N191 X12.5 Y255.1592553191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92</text:p>
          </table:table-cell>
          <table:table-cell table:formula="of:=[.B187]" office:value-type="string" office:string-value="G106" calcext:value-type="string">
            <text:p>G106</text:p>
          </table:table-cell>
          <table:table-cell table:formula="of:=[.C187]" office:value-type="string" office:string-value="P0" calcext:value-type="string">
            <text:p>P0</text:p>
          </table:table-cell>
          <table:table-cell table:number-columns-repeated="4"/>
          <table:table-cell table:formula="of:=[.A193]&amp;&quot; &quot;&amp;[.B193]&amp;&quot; &quot;&amp;[.C193]" office:value-type="string" office:string-value="N192 G106 P0" calcext:value-type="string">
            <text:p>N192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93</text:p>
          </table:table-cell>
          <table:table-cell table:formula="of:=[.B188]" office:value-type="string" office:string-value="G105" calcext:value-type="string">
            <text:p>G105</text:p>
          </table:table-cell>
          <table:table-cell table:formula="of:=[.C188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88]" office:value-type="string" office:string-value="jog up" calcext:value-type="string">
            <text:p>jog up</text:p>
          </table:table-cell>
          <table:table-cell/>
          <table:table-cell table:formula="of:=[.A194]&amp;&quot; &quot;&amp;[.B194]&amp;&quot; &quot;&amp;[.C194]" office:value-type="string" office:string-value="N193 G105 PY7.79553191489362" calcext:value-type="string">
            <text:p>N193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94</text:p>
          </table:table-cell>
          <table:table-cell table:style-name="ce8" table:number-columns-repeated="3"/>
          <table:table-cell table:style-name="ce8" table:formula="of:=[.E189]+1" office:value-type="float" office:value="33" calcext:value-type="float">
            <text:p>33</text:p>
          </table:table-cell>
          <table:table-cell table:style-name="ce8" table:number-columns-repeated="2"/>
          <table:table-cell table:style-name="ce8" table:formula="of:=[.A195]&amp;&quot; ( Wire &quot;&amp;[.E195]&amp;&quot; )&quot;" office:value-type="string" office:string-value="N194 ( Wire 33 )" calcext:value-type="string">
            <text:p>N194 ( Wire 33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95</text:p>
          </table:table-cell>
          <table:table-cell table:formula="of:=&quot;X&quot;&amp;[.E196]" office:value-type="string" office:string-value="X6747.5" calcext:value-type="string">
            <text:p>X6747.5</text:p>
          </table:table-cell>
          <table:table-cell table:formula="of:=&quot;Y&quot;&amp;[.F196]" office:value-type="string" office:string-value="Y261.754787234043" calcext:value-type="string">
            <text:p>Y261.754787234043</text:p>
          </table:table-cell>
          <table:table-cell/>
          <table:table-cell table:formula="of:=[.E190]" office:value-type="float" office:value="6747.5" calcext:value-type="float">
            <text:p>6747.5</text:p>
          </table:table-cell>
          <table:table-cell table:formula="of:=[.F190]+[.$K$18]" office:value-type="float" office:value="261.754787234043" calcext:value-type="float">
            <text:p>261.754787234</text:p>
          </table:table-cell>
          <table:table-cell/>
          <table:table-cell table:formula="of:=[.A196]&amp;&quot; &quot;&amp;[.B196]&amp;&quot; &quot;&amp;[.C196]" office:value-type="string" office:string-value="N195 X6747.5 Y261.754787234043" calcext:value-type="string">
            <text:p>N195 X6747.5 Y261.7547872340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96</text:p>
          </table:table-cell>
          <table:table-cell table:formula="of:=[.B191]" office:value-type="string" office:string-value="G106" calcext:value-type="string">
            <text:p>G106</text:p>
          </table:table-cell>
          <table:table-cell table:formula="of:=[.C191]" office:value-type="string" office:string-value="P3" calcext:value-type="string">
            <text:p>P3</text:p>
          </table:table-cell>
          <table:table-cell table:number-columns-repeated="4"/>
          <table:table-cell table:formula="of:=[.A197]&amp;&quot; &quot;&amp;[.B197]&amp;&quot; &quot;&amp;[.C197]" office:value-type="string" office:string-value="N196 G106 P3" calcext:value-type="string">
            <text:p>N196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97</text:p>
          </table:table-cell>
          <table:table-cell table:formula="of:=&quot;X&quot;&amp;[.E198]" office:value-type="string" office:string-value="X12.5" calcext:value-type="string">
            <text:p>X12.5</text:p>
          </table:table-cell>
          <table:table-cell table:formula="of:=&quot;Y&quot;&amp;[.F198]" office:value-type="string" office:string-value="Y259.954787234042" calcext:value-type="string">
            <text:p>Y259.954787234042</text:p>
          </table:table-cell>
          <table:table-cell/>
          <table:table-cell table:formula="of:=[.E192]" office:value-type="float" office:value="12.5" calcext:value-type="float">
            <text:p>12.5</text:p>
          </table:table-cell>
          <table:table-cell table:formula="of:=[.F192]+[.$K$18]" office:value-type="float" office:value="259.954787234042" calcext:value-type="float">
            <text:p>259.954787234</text:p>
          </table:table-cell>
          <table:table-cell/>
          <table:table-cell table:formula="of:=[.A198]&amp;&quot; &quot;&amp;[.B198]&amp;&quot; &quot;&amp;[.C198]" office:value-type="string" office:string-value="N197 X12.5 Y259.954787234042" calcext:value-type="string">
            <text:p>N197 X12.5 Y259.9547872340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98</text:p>
          </table:table-cell>
          <table:table-cell table:formula="of:=[.B193]" office:value-type="string" office:string-value="G106" calcext:value-type="string">
            <text:p>G106</text:p>
          </table:table-cell>
          <table:table-cell table:formula="of:=[.C193]" office:value-type="string" office:string-value="P0" calcext:value-type="string">
            <text:p>P0</text:p>
          </table:table-cell>
          <table:table-cell table:number-columns-repeated="4"/>
          <table:table-cell table:formula="of:=[.A199]&amp;&quot; &quot;&amp;[.B199]&amp;&quot; &quot;&amp;[.C199]" office:value-type="string" office:string-value="N198 G106 P0" calcext:value-type="string">
            <text:p>N198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99</text:p>
          </table:table-cell>
          <table:table-cell table:formula="of:=[.B194]" office:value-type="string" office:string-value="G105" calcext:value-type="string">
            <text:p>G105</text:p>
          </table:table-cell>
          <table:table-cell table:formula="of:=[.C194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94]" office:value-type="string" office:string-value="jog up" calcext:value-type="string">
            <text:p>jog up</text:p>
          </table:table-cell>
          <table:table-cell/>
          <table:table-cell table:formula="of:=[.A200]&amp;&quot; &quot;&amp;[.B200]&amp;&quot; &quot;&amp;[.C200]" office:value-type="string" office:string-value="N199 G105 PY7.79553191489362" calcext:value-type="string">
            <text:p>N199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00</text:p>
          </table:table-cell>
          <table:table-cell table:style-name="ce8" table:number-columns-repeated="3"/>
          <table:table-cell table:style-name="ce8" table:formula="of:=[.E195]+1" office:value-type="float" office:value="34" calcext:value-type="float">
            <text:p>34</text:p>
          </table:table-cell>
          <table:table-cell table:style-name="ce8" table:number-columns-repeated="2"/>
          <table:table-cell table:style-name="ce8" table:formula="of:=[.A201]&amp;&quot; ( Wire &quot;&amp;[.E201]&amp;&quot; )&quot;" office:value-type="string" office:string-value="N200 ( Wire 34 )" calcext:value-type="string">
            <text:p>N200 ( Wire 34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01</text:p>
          </table:table-cell>
          <table:table-cell table:formula="of:=&quot;X&quot;&amp;[.E202]" office:value-type="string" office:string-value="X6747.5" calcext:value-type="string">
            <text:p>X6747.5</text:p>
          </table:table-cell>
          <table:table-cell table:formula="of:=&quot;Y&quot;&amp;[.F202]" office:value-type="string" office:string-value="Y266.550319148936" calcext:value-type="string">
            <text:p>Y266.550319148936</text:p>
          </table:table-cell>
          <table:table-cell/>
          <table:table-cell table:formula="of:=[.E196]" office:value-type="float" office:value="6747.5" calcext:value-type="float">
            <text:p>6747.5</text:p>
          </table:table-cell>
          <table:table-cell table:formula="of:=[.F196]+[.$K$18]" office:value-type="float" office:value="266.550319148936" calcext:value-type="float">
            <text:p>266.5503191489</text:p>
          </table:table-cell>
          <table:table-cell/>
          <table:table-cell table:formula="of:=[.A202]&amp;&quot; &quot;&amp;[.B202]&amp;&quot; &quot;&amp;[.C202]" office:value-type="string" office:string-value="N201 X6747.5 Y266.550319148936" calcext:value-type="string">
            <text:p>N201 X6747.5 Y266.5503191489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02</text:p>
          </table:table-cell>
          <table:table-cell table:formula="of:=[.B197]" office:value-type="string" office:string-value="G106" calcext:value-type="string">
            <text:p>G106</text:p>
          </table:table-cell>
          <table:table-cell table:formula="of:=[.C197]" office:value-type="string" office:string-value="P3" calcext:value-type="string">
            <text:p>P3</text:p>
          </table:table-cell>
          <table:table-cell table:number-columns-repeated="4"/>
          <table:table-cell table:formula="of:=[.A203]&amp;&quot; &quot;&amp;[.B203]&amp;&quot; &quot;&amp;[.C203]" office:value-type="string" office:string-value="N202 G106 P3" calcext:value-type="string">
            <text:p>N202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03</text:p>
          </table:table-cell>
          <table:table-cell table:formula="of:=&quot;X&quot;&amp;[.E204]" office:value-type="string" office:string-value="X12.5" calcext:value-type="string">
            <text:p>X12.5</text:p>
          </table:table-cell>
          <table:table-cell table:formula="of:=&quot;Y&quot;&amp;[.F204]" office:value-type="string" office:string-value="Y264.750319148936" calcext:value-type="string">
            <text:p>Y264.750319148936</text:p>
          </table:table-cell>
          <table:table-cell/>
          <table:table-cell table:formula="of:=[.E198]" office:value-type="float" office:value="12.5" calcext:value-type="float">
            <text:p>12.5</text:p>
          </table:table-cell>
          <table:table-cell table:formula="of:=[.F198]+[.$K$18]" office:value-type="float" office:value="264.750319148936" calcext:value-type="float">
            <text:p>264.7503191489</text:p>
          </table:table-cell>
          <table:table-cell/>
          <table:table-cell table:formula="of:=[.A204]&amp;&quot; &quot;&amp;[.B204]&amp;&quot; &quot;&amp;[.C204]" office:value-type="string" office:string-value="N203 X12.5 Y264.750319148936" calcext:value-type="string">
            <text:p>N203 X12.5 Y264.7503191489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04</text:p>
          </table:table-cell>
          <table:table-cell table:formula="of:=[.B199]" office:value-type="string" office:string-value="G106" calcext:value-type="string">
            <text:p>G106</text:p>
          </table:table-cell>
          <table:table-cell table:formula="of:=[.C199]" office:value-type="string" office:string-value="P0" calcext:value-type="string">
            <text:p>P0</text:p>
          </table:table-cell>
          <table:table-cell table:number-columns-repeated="4"/>
          <table:table-cell table:formula="of:=[.A205]&amp;&quot; &quot;&amp;[.B205]&amp;&quot; &quot;&amp;[.C205]" office:value-type="string" office:string-value="N204 G106 P0" calcext:value-type="string">
            <text:p>N204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05</text:p>
          </table:table-cell>
          <table:table-cell table:formula="of:=[.B200]" office:value-type="string" office:string-value="G105" calcext:value-type="string">
            <text:p>G105</text:p>
          </table:table-cell>
          <table:table-cell table:formula="of:=[.C200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200]" office:value-type="string" office:string-value="jog up" calcext:value-type="string">
            <text:p>jog up</text:p>
          </table:table-cell>
          <table:table-cell/>
          <table:table-cell table:formula="of:=[.A206]&amp;&quot; &quot;&amp;[.B206]&amp;&quot; &quot;&amp;[.C206]" office:value-type="string" office:string-value="N205 G105 PY7.79553191489362" calcext:value-type="string">
            <text:p>N205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06</text:p>
          </table:table-cell>
          <table:table-cell table:style-name="ce8" table:number-columns-repeated="3"/>
          <table:table-cell table:style-name="ce8" table:formula="of:=[.E201]+1" office:value-type="float" office:value="35" calcext:value-type="float">
            <text:p>35</text:p>
          </table:table-cell>
          <table:table-cell table:style-name="ce8" table:number-columns-repeated="2"/>
          <table:table-cell table:style-name="ce8" table:formula="of:=[.A207]&amp;&quot; ( Wire &quot;&amp;[.E207]&amp;&quot; )&quot;" office:value-type="string" office:string-value="N206 ( Wire 35 )" calcext:value-type="string">
            <text:p>N206 ( Wire 35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07</text:p>
          </table:table-cell>
          <table:table-cell table:formula="of:=&quot;X&quot;&amp;[.E208]" office:value-type="string" office:string-value="X6747.5" calcext:value-type="string">
            <text:p>X6747.5</text:p>
          </table:table-cell>
          <table:table-cell table:formula="of:=&quot;Y&quot;&amp;[.F208]" office:value-type="string" office:string-value="Y271.34585106383" calcext:value-type="string">
            <text:p>Y271.34585106383</text:p>
          </table:table-cell>
          <table:table-cell/>
          <table:table-cell table:formula="of:=[.E202]" office:value-type="float" office:value="6747.5" calcext:value-type="float">
            <text:p>6747.5</text:p>
          </table:table-cell>
          <table:table-cell table:formula="of:=[.F202]+[.$K$18]" office:value-type="float" office:value="271.34585106383" calcext:value-type="float">
            <text:p>271.3458510638</text:p>
          </table:table-cell>
          <table:table-cell/>
          <table:table-cell table:formula="of:=[.A208]&amp;&quot; &quot;&amp;[.B208]&amp;&quot; &quot;&amp;[.C208]" office:value-type="string" office:string-value="N207 X6747.5 Y271.34585106383" calcext:value-type="string">
            <text:p>N207 X6747.5 Y271.34585106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08</text:p>
          </table:table-cell>
          <table:table-cell table:formula="of:=[.B203]" office:value-type="string" office:string-value="G106" calcext:value-type="string">
            <text:p>G106</text:p>
          </table:table-cell>
          <table:table-cell table:formula="of:=[.C203]" office:value-type="string" office:string-value="P3" calcext:value-type="string">
            <text:p>P3</text:p>
          </table:table-cell>
          <table:table-cell table:number-columns-repeated="4"/>
          <table:table-cell table:formula="of:=[.A209]&amp;&quot; &quot;&amp;[.B209]&amp;&quot; &quot;&amp;[.C209]" office:value-type="string" office:string-value="N208 G106 P3" calcext:value-type="string">
            <text:p>N208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09</text:p>
          </table:table-cell>
          <table:table-cell table:formula="of:=&quot;X&quot;&amp;[.E210]" office:value-type="string" office:string-value="X12.5" calcext:value-type="string">
            <text:p>X12.5</text:p>
          </table:table-cell>
          <table:table-cell table:formula="of:=&quot;Y&quot;&amp;[.F210]" office:value-type="string" office:string-value="Y269.54585106383" calcext:value-type="string">
            <text:p>Y269.54585106383</text:p>
          </table:table-cell>
          <table:table-cell/>
          <table:table-cell table:formula="of:=[.E204]" office:value-type="float" office:value="12.5" calcext:value-type="float">
            <text:p>12.5</text:p>
          </table:table-cell>
          <table:table-cell table:formula="of:=[.F204]+[.$K$18]" office:value-type="float" office:value="269.54585106383" calcext:value-type="float">
            <text:p>269.5458510638</text:p>
          </table:table-cell>
          <table:table-cell/>
          <table:table-cell table:formula="of:=[.A210]&amp;&quot; &quot;&amp;[.B210]&amp;&quot; &quot;&amp;[.C210]" office:value-type="string" office:string-value="N209 X12.5 Y269.54585106383" calcext:value-type="string">
            <text:p>N209 X12.5 Y269.54585106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10</text:p>
          </table:table-cell>
          <table:table-cell table:formula="of:=[.B205]" office:value-type="string" office:string-value="G106" calcext:value-type="string">
            <text:p>G106</text:p>
          </table:table-cell>
          <table:table-cell table:formula="of:=[.C205]" office:value-type="string" office:string-value="P0" calcext:value-type="string">
            <text:p>P0</text:p>
          </table:table-cell>
          <table:table-cell table:number-columns-repeated="4"/>
          <table:table-cell table:formula="of:=[.A211]&amp;&quot; &quot;&amp;[.B211]&amp;&quot; &quot;&amp;[.C211]" office:value-type="string" office:string-value="N210 G106 P0" calcext:value-type="string">
            <text:p>N210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11</text:p>
          </table:table-cell>
          <table:table-cell table:formula="of:=[.B206]" office:value-type="string" office:string-value="G105" calcext:value-type="string">
            <text:p>G105</text:p>
          </table:table-cell>
          <table:table-cell table:formula="of:=[.C206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206]" office:value-type="string" office:string-value="jog up" calcext:value-type="string">
            <text:p>jog up</text:p>
          </table:table-cell>
          <table:table-cell/>
          <table:table-cell table:formula="of:=[.A212]&amp;&quot; &quot;&amp;[.B212]&amp;&quot; &quot;&amp;[.C212]" office:value-type="string" office:string-value="N211 G105 PY7.79553191489362" calcext:value-type="string">
            <text:p>N211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12</text:p>
          </table:table-cell>
          <table:table-cell table:style-name="ce8" table:number-columns-repeated="3"/>
          <table:table-cell table:style-name="ce8" table:formula="of:=[.E207]+1" office:value-type="float" office:value="36" calcext:value-type="float">
            <text:p>36</text:p>
          </table:table-cell>
          <table:table-cell table:style-name="ce8" table:number-columns-repeated="2"/>
          <table:table-cell table:style-name="ce8" table:formula="of:=[.A213]&amp;&quot; ( Wire &quot;&amp;[.E213]&amp;&quot; )&quot;" office:value-type="string" office:string-value="N212 ( Wire 36 )" calcext:value-type="string">
            <text:p>N212 ( Wire 36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13</text:p>
          </table:table-cell>
          <table:table-cell table:formula="of:=&quot;X&quot;&amp;[.E214]" office:value-type="string" office:string-value="X6747.5" calcext:value-type="string">
            <text:p>X6747.5</text:p>
          </table:table-cell>
          <table:table-cell table:formula="of:=&quot;Y&quot;&amp;[.F214]" office:value-type="string" office:string-value="Y276.141382978723" calcext:value-type="string">
            <text:p>Y276.141382978723</text:p>
          </table:table-cell>
          <table:table-cell/>
          <table:table-cell table:formula="of:=[.E208]" office:value-type="float" office:value="6747.5" calcext:value-type="float">
            <text:p>6747.5</text:p>
          </table:table-cell>
          <table:table-cell table:formula="of:=[.F208]+[.$K$18]" office:value-type="float" office:value="276.141382978723" calcext:value-type="float">
            <text:p>276.1413829787</text:p>
          </table:table-cell>
          <table:table-cell/>
          <table:table-cell table:formula="of:=[.A214]&amp;&quot; &quot;&amp;[.B214]&amp;&quot; &quot;&amp;[.C214]" office:value-type="string" office:string-value="N213 X6747.5 Y276.141382978723" calcext:value-type="string">
            <text:p>N213 X6747.5 Y276.1413829787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14</text:p>
          </table:table-cell>
          <table:table-cell table:formula="of:=[.B209]" office:value-type="string" office:string-value="G106" calcext:value-type="string">
            <text:p>G106</text:p>
          </table:table-cell>
          <table:table-cell table:formula="of:=[.C209]" office:value-type="string" office:string-value="P3" calcext:value-type="string">
            <text:p>P3</text:p>
          </table:table-cell>
          <table:table-cell table:number-columns-repeated="4"/>
          <table:table-cell table:formula="of:=[.A215]&amp;&quot; &quot;&amp;[.B215]&amp;&quot; &quot;&amp;[.C215]" office:value-type="string" office:string-value="N214 G106 P3" calcext:value-type="string">
            <text:p>N214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15</text:p>
          </table:table-cell>
          <table:table-cell table:formula="of:=&quot;X&quot;&amp;[.E216]" office:value-type="string" office:string-value="X12.5" calcext:value-type="string">
            <text:p>X12.5</text:p>
          </table:table-cell>
          <table:table-cell table:formula="of:=&quot;Y&quot;&amp;[.F216]" office:value-type="string" office:string-value="Y274.341382978723" calcext:value-type="string">
            <text:p>Y274.341382978723</text:p>
          </table:table-cell>
          <table:table-cell/>
          <table:table-cell table:formula="of:=[.E210]" office:value-type="float" office:value="12.5" calcext:value-type="float">
            <text:p>12.5</text:p>
          </table:table-cell>
          <table:table-cell table:formula="of:=[.F210]+[.$K$18]" office:value-type="float" office:value="274.341382978723" calcext:value-type="float">
            <text:p>274.3413829787</text:p>
          </table:table-cell>
          <table:table-cell/>
          <table:table-cell table:formula="of:=[.A216]&amp;&quot; &quot;&amp;[.B216]&amp;&quot; &quot;&amp;[.C216]" office:value-type="string" office:string-value="N215 X12.5 Y274.341382978723" calcext:value-type="string">
            <text:p>N215 X12.5 Y274.3413829787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16</text:p>
          </table:table-cell>
          <table:table-cell table:formula="of:=[.B211]" office:value-type="string" office:string-value="G106" calcext:value-type="string">
            <text:p>G106</text:p>
          </table:table-cell>
          <table:table-cell table:formula="of:=[.C211]" office:value-type="string" office:string-value="P0" calcext:value-type="string">
            <text:p>P0</text:p>
          </table:table-cell>
          <table:table-cell table:number-columns-repeated="4"/>
          <table:table-cell table:formula="of:=[.A217]&amp;&quot; &quot;&amp;[.B217]&amp;&quot; &quot;&amp;[.C217]" office:value-type="string" office:string-value="N216 G106 P0" calcext:value-type="string">
            <text:p>N216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17</text:p>
          </table:table-cell>
          <table:table-cell table:formula="of:=[.B212]" office:value-type="string" office:string-value="G105" calcext:value-type="string">
            <text:p>G105</text:p>
          </table:table-cell>
          <table:table-cell table:formula="of:=[.C212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212]" office:value-type="string" office:string-value="jog up" calcext:value-type="string">
            <text:p>jog up</text:p>
          </table:table-cell>
          <table:table-cell/>
          <table:table-cell table:formula="of:=[.A218]&amp;&quot; &quot;&amp;[.B218]&amp;&quot; &quot;&amp;[.C218]" office:value-type="string" office:string-value="N217 G105 PY7.79553191489362" calcext:value-type="string">
            <text:p>N217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18</text:p>
          </table:table-cell>
          <table:table-cell table:style-name="ce8" table:number-columns-repeated="3"/>
          <table:table-cell table:style-name="ce8" table:formula="of:=[.E213]+1" office:value-type="float" office:value="37" calcext:value-type="float">
            <text:p>37</text:p>
          </table:table-cell>
          <table:table-cell table:style-name="ce8" table:number-columns-repeated="2"/>
          <table:table-cell table:style-name="ce8" table:formula="of:=[.A219]&amp;&quot; ( Wire &quot;&amp;[.E219]&amp;&quot; )&quot;" office:value-type="string" office:string-value="N218 ( Wire 37 )" calcext:value-type="string">
            <text:p>N218 ( Wire 37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19</text:p>
          </table:table-cell>
          <table:table-cell table:formula="of:=&quot;X&quot;&amp;[.E220]" office:value-type="string" office:string-value="X6747.5" calcext:value-type="string">
            <text:p>X6747.5</text:p>
          </table:table-cell>
          <table:table-cell table:formula="of:=&quot;Y&quot;&amp;[.F220]" office:value-type="string" office:string-value="Y280.936914893617" calcext:value-type="string">
            <text:p>Y280.936914893617</text:p>
          </table:table-cell>
          <table:table-cell/>
          <table:table-cell table:formula="of:=[.E214]" office:value-type="float" office:value="6747.5" calcext:value-type="float">
            <text:p>6747.5</text:p>
          </table:table-cell>
          <table:table-cell table:formula="of:=[.F214]+[.$K$18]" office:value-type="float" office:value="280.936914893617" calcext:value-type="float">
            <text:p>280.9369148936</text:p>
          </table:table-cell>
          <table:table-cell/>
          <table:table-cell table:formula="of:=[.A220]&amp;&quot; &quot;&amp;[.B220]&amp;&quot; &quot;&amp;[.C220]" office:value-type="string" office:string-value="N219 X6747.5 Y280.936914893617" calcext:value-type="string">
            <text:p>N219 X6747.5 Y280.936914893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20</text:p>
          </table:table-cell>
          <table:table-cell table:formula="of:=[.B215]" office:value-type="string" office:string-value="G106" calcext:value-type="string">
            <text:p>G106</text:p>
          </table:table-cell>
          <table:table-cell table:formula="of:=[.C215]" office:value-type="string" office:string-value="P3" calcext:value-type="string">
            <text:p>P3</text:p>
          </table:table-cell>
          <table:table-cell table:number-columns-repeated="4"/>
          <table:table-cell table:formula="of:=[.A221]&amp;&quot; &quot;&amp;[.B221]&amp;&quot; &quot;&amp;[.C221]" office:value-type="string" office:string-value="N220 G106 P3" calcext:value-type="string">
            <text:p>N220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21</text:p>
          </table:table-cell>
          <table:table-cell table:formula="of:=&quot;X&quot;&amp;[.E222]" office:value-type="string" office:string-value="X12.5" calcext:value-type="string">
            <text:p>X12.5</text:p>
          </table:table-cell>
          <table:table-cell table:formula="of:=&quot;Y&quot;&amp;[.F222]" office:value-type="string" office:string-value="Y279.136914893617" calcext:value-type="string">
            <text:p>Y279.136914893617</text:p>
          </table:table-cell>
          <table:table-cell/>
          <table:table-cell table:formula="of:=[.E216]" office:value-type="float" office:value="12.5" calcext:value-type="float">
            <text:p>12.5</text:p>
          </table:table-cell>
          <table:table-cell table:formula="of:=[.F216]+[.$K$18]" office:value-type="float" office:value="279.136914893617" calcext:value-type="float">
            <text:p>279.1369148936</text:p>
          </table:table-cell>
          <table:table-cell/>
          <table:table-cell table:formula="of:=[.A222]&amp;&quot; &quot;&amp;[.B222]&amp;&quot; &quot;&amp;[.C222]" office:value-type="string" office:string-value="N221 X12.5 Y279.136914893617" calcext:value-type="string">
            <text:p>N221 X12.5 Y279.136914893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22</text:p>
          </table:table-cell>
          <table:table-cell table:formula="of:=[.B217]" office:value-type="string" office:string-value="G106" calcext:value-type="string">
            <text:p>G106</text:p>
          </table:table-cell>
          <table:table-cell table:formula="of:=[.C217]" office:value-type="string" office:string-value="P0" calcext:value-type="string">
            <text:p>P0</text:p>
          </table:table-cell>
          <table:table-cell table:number-columns-repeated="4"/>
          <table:table-cell table:formula="of:=[.A223]&amp;&quot; &quot;&amp;[.B223]&amp;&quot; &quot;&amp;[.C223]" office:value-type="string" office:string-value="N222 G106 P0" calcext:value-type="string">
            <text:p>N222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23</text:p>
          </table:table-cell>
          <table:table-cell table:formula="of:=[.B218]" office:value-type="string" office:string-value="G105" calcext:value-type="string">
            <text:p>G105</text:p>
          </table:table-cell>
          <table:table-cell table:formula="of:=[.C218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218]" office:value-type="string" office:string-value="jog up" calcext:value-type="string">
            <text:p>jog up</text:p>
          </table:table-cell>
          <table:table-cell/>
          <table:table-cell table:formula="of:=[.A224]&amp;&quot; &quot;&amp;[.B224]&amp;&quot; &quot;&amp;[.C224]" office:value-type="string" office:string-value="N223 G105 PY7.79553191489362" calcext:value-type="string">
            <text:p>N223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24</text:p>
          </table:table-cell>
          <table:table-cell table:style-name="ce8" table:number-columns-repeated="3"/>
          <table:table-cell table:style-name="ce8" table:formula="of:=[.E219]+1" office:value-type="float" office:value="38" calcext:value-type="float">
            <text:p>38</text:p>
          </table:table-cell>
          <table:table-cell table:style-name="ce8" table:number-columns-repeated="2"/>
          <table:table-cell table:style-name="ce8" table:formula="of:=[.A225]&amp;&quot; ( Wire &quot;&amp;[.E225]&amp;&quot; )&quot;" office:value-type="string" office:string-value="N224 ( Wire 38 )" calcext:value-type="string">
            <text:p>N224 ( Wire 38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25</text:p>
          </table:table-cell>
          <table:table-cell table:formula="of:=&quot;X&quot;&amp;[.E226]" office:value-type="string" office:string-value="X6747.5" calcext:value-type="string">
            <text:p>X6747.5</text:p>
          </table:table-cell>
          <table:table-cell table:formula="of:=&quot;Y&quot;&amp;[.F226]" office:value-type="string" office:string-value="Y285.732446808511" calcext:value-type="string">
            <text:p>Y285.732446808511</text:p>
          </table:table-cell>
          <table:table-cell/>
          <table:table-cell table:formula="of:=[.E220]" office:value-type="float" office:value="6747.5" calcext:value-type="float">
            <text:p>6747.5</text:p>
          </table:table-cell>
          <table:table-cell table:formula="of:=[.F220]+[.$K$18]" office:value-type="float" office:value="285.732446808511" calcext:value-type="float">
            <text:p>285.7324468085</text:p>
          </table:table-cell>
          <table:table-cell/>
          <table:table-cell table:formula="of:=[.A226]&amp;&quot; &quot;&amp;[.B226]&amp;&quot; &quot;&amp;[.C226]" office:value-type="string" office:string-value="N225 X6747.5 Y285.732446808511" calcext:value-type="string">
            <text:p>N225 X6747.5 Y285.7324468085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26</text:p>
          </table:table-cell>
          <table:table-cell table:formula="of:=[.B221]" office:value-type="string" office:string-value="G106" calcext:value-type="string">
            <text:p>G106</text:p>
          </table:table-cell>
          <table:table-cell table:formula="of:=[.C221]" office:value-type="string" office:string-value="P3" calcext:value-type="string">
            <text:p>P3</text:p>
          </table:table-cell>
          <table:table-cell table:number-columns-repeated="4"/>
          <table:table-cell table:formula="of:=[.A227]&amp;&quot; &quot;&amp;[.B227]&amp;&quot; &quot;&amp;[.C227]" office:value-type="string" office:string-value="N226 G106 P3" calcext:value-type="string">
            <text:p>N226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27</text:p>
          </table:table-cell>
          <table:table-cell table:formula="of:=&quot;X&quot;&amp;[.E228]" office:value-type="string" office:string-value="X12.5" calcext:value-type="string">
            <text:p>X12.5</text:p>
          </table:table-cell>
          <table:table-cell table:formula="of:=&quot;Y&quot;&amp;[.F228]" office:value-type="string" office:string-value="Y283.932446808511" calcext:value-type="string">
            <text:p>Y283.932446808511</text:p>
          </table:table-cell>
          <table:table-cell/>
          <table:table-cell table:formula="of:=[.E222]" office:value-type="float" office:value="12.5" calcext:value-type="float">
            <text:p>12.5</text:p>
          </table:table-cell>
          <table:table-cell table:formula="of:=[.F222]+[.$K$18]" office:value-type="float" office:value="283.932446808511" calcext:value-type="float">
            <text:p>283.9324468085</text:p>
          </table:table-cell>
          <table:table-cell/>
          <table:table-cell table:formula="of:=[.A228]&amp;&quot; &quot;&amp;[.B228]&amp;&quot; &quot;&amp;[.C228]" office:value-type="string" office:string-value="N227 X12.5 Y283.932446808511" calcext:value-type="string">
            <text:p>N227 X12.5 Y283.9324468085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28</text:p>
          </table:table-cell>
          <table:table-cell table:formula="of:=[.B223]" office:value-type="string" office:string-value="G106" calcext:value-type="string">
            <text:p>G106</text:p>
          </table:table-cell>
          <table:table-cell table:formula="of:=[.C223]" office:value-type="string" office:string-value="P0" calcext:value-type="string">
            <text:p>P0</text:p>
          </table:table-cell>
          <table:table-cell table:number-columns-repeated="4"/>
          <table:table-cell table:formula="of:=[.A229]&amp;&quot; &quot;&amp;[.B229]&amp;&quot; &quot;&amp;[.C229]" office:value-type="string" office:string-value="N228 G106 P0" calcext:value-type="string">
            <text:p>N228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29</text:p>
          </table:table-cell>
          <table:table-cell table:formula="of:=[.B224]" office:value-type="string" office:string-value="G105" calcext:value-type="string">
            <text:p>G105</text:p>
          </table:table-cell>
          <table:table-cell table:formula="of:=[.C224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224]" office:value-type="string" office:string-value="jog up" calcext:value-type="string">
            <text:p>jog up</text:p>
          </table:table-cell>
          <table:table-cell/>
          <table:table-cell table:formula="of:=[.A230]&amp;&quot; &quot;&amp;[.B230]&amp;&quot; &quot;&amp;[.C230]" office:value-type="string" office:string-value="N229 G105 PY7.79553191489362" calcext:value-type="string">
            <text:p>N229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30</text:p>
          </table:table-cell>
          <table:table-cell table:style-name="ce8" table:number-columns-repeated="3"/>
          <table:table-cell table:style-name="ce8" table:formula="of:=[.E225]+1" office:value-type="float" office:value="39" calcext:value-type="float">
            <text:p>39</text:p>
          </table:table-cell>
          <table:table-cell table:style-name="ce8" table:number-columns-repeated="2"/>
          <table:table-cell table:style-name="ce8" table:formula="of:=[.A231]&amp;&quot; ( Wire &quot;&amp;[.E231]&amp;&quot; )&quot;" office:value-type="string" office:string-value="N230 ( Wire 39 )" calcext:value-type="string">
            <text:p>N230 ( Wire 39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31</text:p>
          </table:table-cell>
          <table:table-cell table:formula="of:=&quot;X&quot;&amp;[.E232]" office:value-type="string" office:string-value="X6747.5" calcext:value-type="string">
            <text:p>X6747.5</text:p>
          </table:table-cell>
          <table:table-cell table:formula="of:=&quot;Y&quot;&amp;[.F232]" office:value-type="string" office:string-value="Y290.527978723404" calcext:value-type="string">
            <text:p>Y290.527978723404</text:p>
          </table:table-cell>
          <table:table-cell/>
          <table:table-cell table:formula="of:=[.E226]" office:value-type="float" office:value="6747.5" calcext:value-type="float">
            <text:p>6747.5</text:p>
          </table:table-cell>
          <table:table-cell table:formula="of:=[.F226]+[.$K$18]" office:value-type="float" office:value="290.527978723404" calcext:value-type="float">
            <text:p>290.5279787234</text:p>
          </table:table-cell>
          <table:table-cell/>
          <table:table-cell table:formula="of:=[.A232]&amp;&quot; &quot;&amp;[.B232]&amp;&quot; &quot;&amp;[.C232]" office:value-type="string" office:string-value="N231 X6747.5 Y290.527978723404" calcext:value-type="string">
            <text:p>N231 X6747.5 Y290.527978723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32</text:p>
          </table:table-cell>
          <table:table-cell table:formula="of:=[.B227]" office:value-type="string" office:string-value="G106" calcext:value-type="string">
            <text:p>G106</text:p>
          </table:table-cell>
          <table:table-cell table:formula="of:=[.C227]" office:value-type="string" office:string-value="P3" calcext:value-type="string">
            <text:p>P3</text:p>
          </table:table-cell>
          <table:table-cell table:number-columns-repeated="4"/>
          <table:table-cell table:formula="of:=[.A233]&amp;&quot; &quot;&amp;[.B233]&amp;&quot; &quot;&amp;[.C233]" office:value-type="string" office:string-value="N232 G106 P3" calcext:value-type="string">
            <text:p>N232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33</text:p>
          </table:table-cell>
          <table:table-cell table:formula="of:=&quot;X&quot;&amp;[.E234]" office:value-type="string" office:string-value="X12.5" calcext:value-type="string">
            <text:p>X12.5</text:p>
          </table:table-cell>
          <table:table-cell table:formula="of:=&quot;Y&quot;&amp;[.F234]" office:value-type="string" office:string-value="Y288.727978723404" calcext:value-type="string">
            <text:p>Y288.727978723404</text:p>
          </table:table-cell>
          <table:table-cell/>
          <table:table-cell table:formula="of:=[.E228]" office:value-type="float" office:value="12.5" calcext:value-type="float">
            <text:p>12.5</text:p>
          </table:table-cell>
          <table:table-cell table:formula="of:=[.F228]+[.$K$18]" office:value-type="float" office:value="288.727978723404" calcext:value-type="float">
            <text:p>288.7279787234</text:p>
          </table:table-cell>
          <table:table-cell/>
          <table:table-cell table:formula="of:=[.A234]&amp;&quot; &quot;&amp;[.B234]&amp;&quot; &quot;&amp;[.C234]" office:value-type="string" office:string-value="N233 X12.5 Y288.727978723404" calcext:value-type="string">
            <text:p>N233 X12.5 Y288.727978723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34</text:p>
          </table:table-cell>
          <table:table-cell table:formula="of:=[.B229]" office:value-type="string" office:string-value="G106" calcext:value-type="string">
            <text:p>G106</text:p>
          </table:table-cell>
          <table:table-cell table:formula="of:=[.C229]" office:value-type="string" office:string-value="P0" calcext:value-type="string">
            <text:p>P0</text:p>
          </table:table-cell>
          <table:table-cell table:number-columns-repeated="4"/>
          <table:table-cell table:formula="of:=[.A235]&amp;&quot; &quot;&amp;[.B235]&amp;&quot; &quot;&amp;[.C235]" office:value-type="string" office:string-value="N234 G106 P0" calcext:value-type="string">
            <text:p>N234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35</text:p>
          </table:table-cell>
          <table:table-cell table:formula="of:=[.B230]" office:value-type="string" office:string-value="G105" calcext:value-type="string">
            <text:p>G105</text:p>
          </table:table-cell>
          <table:table-cell table:formula="of:=[.C230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230]" office:value-type="string" office:string-value="jog up" calcext:value-type="string">
            <text:p>jog up</text:p>
          </table:table-cell>
          <table:table-cell/>
          <table:table-cell table:formula="of:=[.A236]&amp;&quot; &quot;&amp;[.B236]&amp;&quot; &quot;&amp;[.C236]" office:value-type="string" office:string-value="N235 G105 PY7.79553191489362" calcext:value-type="string">
            <text:p>N235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36</text:p>
          </table:table-cell>
          <table:table-cell table:style-name="ce8" table:number-columns-repeated="3"/>
          <table:table-cell table:style-name="ce8" table:formula="of:=[.E231]+1" office:value-type="float" office:value="40" calcext:value-type="float">
            <text:p>40</text:p>
          </table:table-cell>
          <table:table-cell table:style-name="ce8" table:number-columns-repeated="2"/>
          <table:table-cell table:style-name="ce8" table:formula="of:=[.A237]&amp;&quot; ( Wire &quot;&amp;[.E237]&amp;&quot; )&quot;" office:value-type="string" office:string-value="N236 ( Wire 40 )" calcext:value-type="string">
            <text:p>N236 ( Wire 40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37</text:p>
          </table:table-cell>
          <table:table-cell table:formula="of:=&quot;X&quot;&amp;[.E238]" office:value-type="string" office:string-value="X6747.5" calcext:value-type="string">
            <text:p>X6747.5</text:p>
          </table:table-cell>
          <table:table-cell table:formula="of:=&quot;Y&quot;&amp;[.F238]" office:value-type="string" office:string-value="Y295.323510638298" calcext:value-type="string">
            <text:p>Y295.323510638298</text:p>
          </table:table-cell>
          <table:table-cell/>
          <table:table-cell table:formula="of:=[.E232]" office:value-type="float" office:value="6747.5" calcext:value-type="float">
            <text:p>6747.5</text:p>
          </table:table-cell>
          <table:table-cell table:formula="of:=[.F232]+[.$K$18]" office:value-type="float" office:value="295.323510638298" calcext:value-type="float">
            <text:p>295.3235106383</text:p>
          </table:table-cell>
          <table:table-cell/>
          <table:table-cell table:formula="of:=[.A238]&amp;&quot; &quot;&amp;[.B238]&amp;&quot; &quot;&amp;[.C238]" office:value-type="string" office:string-value="N237 X6747.5 Y295.323510638298" calcext:value-type="string">
            <text:p>N237 X6747.5 Y295.3235106382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38</text:p>
          </table:table-cell>
          <table:table-cell table:formula="of:=[.B233]" office:value-type="string" office:string-value="G106" calcext:value-type="string">
            <text:p>G106</text:p>
          </table:table-cell>
          <table:table-cell table:formula="of:=[.C233]" office:value-type="string" office:string-value="P3" calcext:value-type="string">
            <text:p>P3</text:p>
          </table:table-cell>
          <table:table-cell table:number-columns-repeated="4"/>
          <table:table-cell table:formula="of:=[.A239]&amp;&quot; &quot;&amp;[.B239]&amp;&quot; &quot;&amp;[.C239]" office:value-type="string" office:string-value="N238 G106 P3" calcext:value-type="string">
            <text:p>N238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39</text:p>
          </table:table-cell>
          <table:table-cell table:formula="of:=&quot;X&quot;&amp;[.E240]" office:value-type="string" office:string-value="X12.5" calcext:value-type="string">
            <text:p>X12.5</text:p>
          </table:table-cell>
          <table:table-cell table:formula="of:=&quot;Y&quot;&amp;[.F240]" office:value-type="string" office:string-value="Y293.523510638298" calcext:value-type="string">
            <text:p>Y293.523510638298</text:p>
          </table:table-cell>
          <table:table-cell/>
          <table:table-cell table:formula="of:=[.E234]" office:value-type="float" office:value="12.5" calcext:value-type="float">
            <text:p>12.5</text:p>
          </table:table-cell>
          <table:table-cell table:formula="of:=[.F234]+[.$K$18]" office:value-type="float" office:value="293.523510638298" calcext:value-type="float">
            <text:p>293.5235106383</text:p>
          </table:table-cell>
          <table:table-cell/>
          <table:table-cell table:formula="of:=[.A240]&amp;&quot; &quot;&amp;[.B240]&amp;&quot; &quot;&amp;[.C240]" office:value-type="string" office:string-value="N239 X12.5 Y293.523510638298" calcext:value-type="string">
            <text:p>N239 X12.5 Y293.5235106382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40</text:p>
          </table:table-cell>
          <table:table-cell table:formula="of:=[.B235]" office:value-type="string" office:string-value="G106" calcext:value-type="string">
            <text:p>G106</text:p>
          </table:table-cell>
          <table:table-cell table:formula="of:=[.C235]" office:value-type="string" office:string-value="P0" calcext:value-type="string">
            <text:p>P0</text:p>
          </table:table-cell>
          <table:table-cell table:number-columns-repeated="4"/>
          <table:table-cell table:formula="of:=[.A241]&amp;&quot; &quot;&amp;[.B241]&amp;&quot; &quot;&amp;[.C241]" office:value-type="string" office:string-value="N240 G106 P0" calcext:value-type="string">
            <text:p>N240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41</text:p>
          </table:table-cell>
          <table:table-cell table:formula="of:=[.B236]" office:value-type="string" office:string-value="G105" calcext:value-type="string">
            <text:p>G105</text:p>
          </table:table-cell>
          <table:table-cell table:formula="of:=[.C236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236]" office:value-type="string" office:string-value="jog up" calcext:value-type="string">
            <text:p>jog up</text:p>
          </table:table-cell>
          <table:table-cell/>
          <table:table-cell table:formula="of:=[.A242]&amp;&quot; &quot;&amp;[.B242]&amp;&quot; &quot;&amp;[.C242]" office:value-type="string" office:string-value="N241 G105 PY7.79553191489362" calcext:value-type="string">
            <text:p>N241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42</text:p>
          </table:table-cell>
          <table:table-cell table:style-name="ce8" table:number-columns-repeated="3"/>
          <table:table-cell table:style-name="ce8" table:formula="of:=[.E237]+1" office:value-type="float" office:value="41" calcext:value-type="float">
            <text:p>41</text:p>
          </table:table-cell>
          <table:table-cell table:style-name="ce8" table:number-columns-repeated="2"/>
          <table:table-cell table:style-name="ce8" table:formula="of:=[.A243]&amp;&quot; ( Wire &quot;&amp;[.E243]&amp;&quot; )&quot;" office:value-type="string" office:string-value="N242 ( Wire 41 )" calcext:value-type="string">
            <text:p>N242 ( Wire 41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43</text:p>
          </table:table-cell>
          <table:table-cell table:formula="of:=&quot;X&quot;&amp;[.E244]" office:value-type="string" office:string-value="X6747.5" calcext:value-type="string">
            <text:p>X6747.5</text:p>
          </table:table-cell>
          <table:table-cell table:formula="of:=&quot;Y&quot;&amp;[.F244]" office:value-type="string" office:string-value="Y300.119042553191" calcext:value-type="string">
            <text:p>Y300.119042553191</text:p>
          </table:table-cell>
          <table:table-cell/>
          <table:table-cell table:formula="of:=[.E238]" office:value-type="float" office:value="6747.5" calcext:value-type="float">
            <text:p>6747.5</text:p>
          </table:table-cell>
          <table:table-cell table:formula="of:=[.F238]+[.$K$18]" office:value-type="float" office:value="300.119042553191" calcext:value-type="float">
            <text:p>300.1190425532</text:p>
          </table:table-cell>
          <table:table-cell/>
          <table:table-cell table:formula="of:=[.A244]&amp;&quot; &quot;&amp;[.B244]&amp;&quot; &quot;&amp;[.C244]" office:value-type="string" office:string-value="N243 X6747.5 Y300.119042553191" calcext:value-type="string">
            <text:p>N243 X6747.5 Y300.1190425531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44</text:p>
          </table:table-cell>
          <table:table-cell table:formula="of:=[.B239]" office:value-type="string" office:string-value="G106" calcext:value-type="string">
            <text:p>G106</text:p>
          </table:table-cell>
          <table:table-cell table:formula="of:=[.C239]" office:value-type="string" office:string-value="P3" calcext:value-type="string">
            <text:p>P3</text:p>
          </table:table-cell>
          <table:table-cell table:number-columns-repeated="4"/>
          <table:table-cell table:formula="of:=[.A245]&amp;&quot; &quot;&amp;[.B245]&amp;&quot; &quot;&amp;[.C245]" office:value-type="string" office:string-value="N244 G106 P3" calcext:value-type="string">
            <text:p>N244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45</text:p>
          </table:table-cell>
          <table:table-cell table:formula="of:=&quot;X&quot;&amp;[.E246]" office:value-type="string" office:string-value="X12.5" calcext:value-type="string">
            <text:p>X12.5</text:p>
          </table:table-cell>
          <table:table-cell table:formula="of:=&quot;Y&quot;&amp;[.F246]" office:value-type="string" office:string-value="Y298.319042553191" calcext:value-type="string">
            <text:p>Y298.319042553191</text:p>
          </table:table-cell>
          <table:table-cell/>
          <table:table-cell table:formula="of:=[.E240]" office:value-type="float" office:value="12.5" calcext:value-type="float">
            <text:p>12.5</text:p>
          </table:table-cell>
          <table:table-cell table:formula="of:=[.F240]+[.$K$18]" office:value-type="float" office:value="298.319042553191" calcext:value-type="float">
            <text:p>298.3190425532</text:p>
          </table:table-cell>
          <table:table-cell/>
          <table:table-cell table:formula="of:=[.A246]&amp;&quot; &quot;&amp;[.B246]&amp;&quot; &quot;&amp;[.C246]" office:value-type="string" office:string-value="N245 X12.5 Y298.319042553191" calcext:value-type="string">
            <text:p>N245 X12.5 Y298.3190425531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46</text:p>
          </table:table-cell>
          <table:table-cell table:formula="of:=[.B241]" office:value-type="string" office:string-value="G106" calcext:value-type="string">
            <text:p>G106</text:p>
          </table:table-cell>
          <table:table-cell table:formula="of:=[.C241]" office:value-type="string" office:string-value="P0" calcext:value-type="string">
            <text:p>P0</text:p>
          </table:table-cell>
          <table:table-cell table:number-columns-repeated="4"/>
          <table:table-cell table:formula="of:=[.A247]&amp;&quot; &quot;&amp;[.B247]&amp;&quot; &quot;&amp;[.C247]" office:value-type="string" office:string-value="N246 G106 P0" calcext:value-type="string">
            <text:p>N246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47</text:p>
          </table:table-cell>
          <table:table-cell table:formula="of:=[.B242]" office:value-type="string" office:string-value="G105" calcext:value-type="string">
            <text:p>G105</text:p>
          </table:table-cell>
          <table:table-cell table:formula="of:=[.C242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242]" office:value-type="string" office:string-value="jog up" calcext:value-type="string">
            <text:p>jog up</text:p>
          </table:table-cell>
          <table:table-cell/>
          <table:table-cell table:formula="of:=[.A248]&amp;&quot; &quot;&amp;[.B248]&amp;&quot; &quot;&amp;[.C248]" office:value-type="string" office:string-value="N247 G105 PY7.79553191489362" calcext:value-type="string">
            <text:p>N247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48</text:p>
          </table:table-cell>
          <table:table-cell table:style-name="ce8" table:number-columns-repeated="3"/>
          <table:table-cell table:style-name="ce8" table:formula="of:=[.E243]+1" office:value-type="float" office:value="42" calcext:value-type="float">
            <text:p>42</text:p>
          </table:table-cell>
          <table:table-cell table:style-name="ce8" table:number-columns-repeated="2"/>
          <table:table-cell table:style-name="ce8" table:formula="of:=[.A249]&amp;&quot; ( Wire &quot;&amp;[.E249]&amp;&quot; )&quot;" office:value-type="string" office:string-value="N248 ( Wire 42 )" calcext:value-type="string">
            <text:p>N248 ( Wire 42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49</text:p>
          </table:table-cell>
          <table:table-cell table:formula="of:=&quot;X&quot;&amp;[.E250]" office:value-type="string" office:string-value="X6747.5" calcext:value-type="string">
            <text:p>X6747.5</text:p>
          </table:table-cell>
          <table:table-cell table:formula="of:=&quot;Y&quot;&amp;[.F250]" office:value-type="string" office:string-value="Y304.914574468085" calcext:value-type="string">
            <text:p>Y304.914574468085</text:p>
          </table:table-cell>
          <table:table-cell/>
          <table:table-cell table:formula="of:=[.E244]" office:value-type="float" office:value="6747.5" calcext:value-type="float">
            <text:p>6747.5</text:p>
          </table:table-cell>
          <table:table-cell table:formula="of:=[.F244]+[.$K$18]" office:value-type="float" office:value="304.914574468085" calcext:value-type="float">
            <text:p>304.9145744681</text:p>
          </table:table-cell>
          <table:table-cell/>
          <table:table-cell table:formula="of:=[.A250]&amp;&quot; &quot;&amp;[.B250]&amp;&quot; &quot;&amp;[.C250]" office:value-type="string" office:string-value="N249 X6747.5 Y304.914574468085" calcext:value-type="string">
            <text:p>N249 X6747.5 Y304.914574468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50</text:p>
          </table:table-cell>
          <table:table-cell table:formula="of:=[.B245]" office:value-type="string" office:string-value="G106" calcext:value-type="string">
            <text:p>G106</text:p>
          </table:table-cell>
          <table:table-cell table:formula="of:=[.C245]" office:value-type="string" office:string-value="P3" calcext:value-type="string">
            <text:p>P3</text:p>
          </table:table-cell>
          <table:table-cell table:number-columns-repeated="4"/>
          <table:table-cell table:formula="of:=[.A251]&amp;&quot; &quot;&amp;[.B251]&amp;&quot; &quot;&amp;[.C251]" office:value-type="string" office:string-value="N250 G106 P3" calcext:value-type="string">
            <text:p>N250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51</text:p>
          </table:table-cell>
          <table:table-cell table:formula="of:=&quot;X&quot;&amp;[.E252]" office:value-type="string" office:string-value="X12.5" calcext:value-type="string">
            <text:p>X12.5</text:p>
          </table:table-cell>
          <table:table-cell table:formula="of:=&quot;Y&quot;&amp;[.F252]" office:value-type="string" office:string-value="Y303.114574468085" calcext:value-type="string">
            <text:p>Y303.114574468085</text:p>
          </table:table-cell>
          <table:table-cell/>
          <table:table-cell table:formula="of:=[.E246]" office:value-type="float" office:value="12.5" calcext:value-type="float">
            <text:p>12.5</text:p>
          </table:table-cell>
          <table:table-cell table:formula="of:=[.F246]+[.$K$18]" office:value-type="float" office:value="303.114574468085" calcext:value-type="float">
            <text:p>303.1145744681</text:p>
          </table:table-cell>
          <table:table-cell/>
          <table:table-cell table:formula="of:=[.A252]&amp;&quot; &quot;&amp;[.B252]&amp;&quot; &quot;&amp;[.C252]" office:value-type="string" office:string-value="N251 X12.5 Y303.114574468085" calcext:value-type="string">
            <text:p>N251 X12.5 Y303.114574468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52</text:p>
          </table:table-cell>
          <table:table-cell table:formula="of:=[.B247]" office:value-type="string" office:string-value="G106" calcext:value-type="string">
            <text:p>G106</text:p>
          </table:table-cell>
          <table:table-cell table:formula="of:=[.C247]" office:value-type="string" office:string-value="P0" calcext:value-type="string">
            <text:p>P0</text:p>
          </table:table-cell>
          <table:table-cell table:number-columns-repeated="4"/>
          <table:table-cell table:formula="of:=[.A253]&amp;&quot; &quot;&amp;[.B253]&amp;&quot; &quot;&amp;[.C253]" office:value-type="string" office:string-value="N252 G106 P0" calcext:value-type="string">
            <text:p>N252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53</text:p>
          </table:table-cell>
          <table:table-cell table:formula="of:=[.B248]" office:value-type="string" office:string-value="G105" calcext:value-type="string">
            <text:p>G105</text:p>
          </table:table-cell>
          <table:table-cell table:formula="of:=[.C248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248]" office:value-type="string" office:string-value="jog up" calcext:value-type="string">
            <text:p>jog up</text:p>
          </table:table-cell>
          <table:table-cell/>
          <table:table-cell table:formula="of:=[.A254]&amp;&quot; &quot;&amp;[.B254]&amp;&quot; &quot;&amp;[.C254]" office:value-type="string" office:string-value="N253 G105 PY7.79553191489362" calcext:value-type="string">
            <text:p>N253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54</text:p>
          </table:table-cell>
          <table:table-cell table:style-name="ce8" table:number-columns-repeated="3"/>
          <table:table-cell table:style-name="ce8" table:formula="of:=[.E249]+1" office:value-type="float" office:value="43" calcext:value-type="float">
            <text:p>43</text:p>
          </table:table-cell>
          <table:table-cell table:style-name="ce8" table:number-columns-repeated="2"/>
          <table:table-cell table:style-name="ce8" table:formula="of:=[.A255]&amp;&quot; ( Wire &quot;&amp;[.E255]&amp;&quot; )&quot;" office:value-type="string" office:string-value="N254 ( Wire 43 )" calcext:value-type="string">
            <text:p>N254 ( Wire 43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55</text:p>
          </table:table-cell>
          <table:table-cell table:formula="of:=&quot;X&quot;&amp;[.E256]" office:value-type="string" office:string-value="X6747.5" calcext:value-type="string">
            <text:p>X6747.5</text:p>
          </table:table-cell>
          <table:table-cell table:formula="of:=&quot;Y&quot;&amp;[.F256]" office:value-type="string" office:string-value="Y309.710106382979" calcext:value-type="string">
            <text:p>Y309.710106382979</text:p>
          </table:table-cell>
          <table:table-cell/>
          <table:table-cell table:formula="of:=[.E250]" office:value-type="float" office:value="6747.5" calcext:value-type="float">
            <text:p>6747.5</text:p>
          </table:table-cell>
          <table:table-cell table:formula="of:=[.F250]+[.$K$18]" office:value-type="float" office:value="309.710106382979" calcext:value-type="float">
            <text:p>309.710106383</text:p>
          </table:table-cell>
          <table:table-cell/>
          <table:table-cell table:formula="of:=[.A256]&amp;&quot; &quot;&amp;[.B256]&amp;&quot; &quot;&amp;[.C256]" office:value-type="string" office:string-value="N255 X6747.5 Y309.710106382979" calcext:value-type="string">
            <text:p>N255 X6747.5 Y309.710106382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56</text:p>
          </table:table-cell>
          <table:table-cell table:formula="of:=[.B251]" office:value-type="string" office:string-value="G106" calcext:value-type="string">
            <text:p>G106</text:p>
          </table:table-cell>
          <table:table-cell table:formula="of:=[.C251]" office:value-type="string" office:string-value="P3" calcext:value-type="string">
            <text:p>P3</text:p>
          </table:table-cell>
          <table:table-cell table:number-columns-repeated="4"/>
          <table:table-cell table:formula="of:=[.A257]&amp;&quot; &quot;&amp;[.B257]&amp;&quot; &quot;&amp;[.C257]" office:value-type="string" office:string-value="N256 G106 P3" calcext:value-type="string">
            <text:p>N256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57</text:p>
          </table:table-cell>
          <table:table-cell table:formula="of:=&quot;X&quot;&amp;[.E258]" office:value-type="string" office:string-value="X12.5" calcext:value-type="string">
            <text:p>X12.5</text:p>
          </table:table-cell>
          <table:table-cell table:formula="of:=&quot;Y&quot;&amp;[.F258]" office:value-type="string" office:string-value="Y307.910106382979" calcext:value-type="string">
            <text:p>Y307.910106382979</text:p>
          </table:table-cell>
          <table:table-cell/>
          <table:table-cell table:formula="of:=[.E252]" office:value-type="float" office:value="12.5" calcext:value-type="float">
            <text:p>12.5</text:p>
          </table:table-cell>
          <table:table-cell table:formula="of:=[.F252]+[.$K$18]" office:value-type="float" office:value="307.910106382979" calcext:value-type="float">
            <text:p>307.910106383</text:p>
          </table:table-cell>
          <table:table-cell/>
          <table:table-cell table:formula="of:=[.A258]&amp;&quot; &quot;&amp;[.B258]&amp;&quot; &quot;&amp;[.C258]" office:value-type="string" office:string-value="N257 X12.5 Y307.910106382979" calcext:value-type="string">
            <text:p>N257 X12.5 Y307.910106382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58</text:p>
          </table:table-cell>
          <table:table-cell table:formula="of:=[.B253]" office:value-type="string" office:string-value="G106" calcext:value-type="string">
            <text:p>G106</text:p>
          </table:table-cell>
          <table:table-cell table:formula="of:=[.C253]" office:value-type="string" office:string-value="P0" calcext:value-type="string">
            <text:p>P0</text:p>
          </table:table-cell>
          <table:table-cell table:number-columns-repeated="4"/>
          <table:table-cell table:formula="of:=[.A259]&amp;&quot; &quot;&amp;[.B259]&amp;&quot; &quot;&amp;[.C259]" office:value-type="string" office:string-value="N258 G106 P0" calcext:value-type="string">
            <text:p>N258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59</text:p>
          </table:table-cell>
          <table:table-cell table:formula="of:=[.B254]" office:value-type="string" office:string-value="G105" calcext:value-type="string">
            <text:p>G105</text:p>
          </table:table-cell>
          <table:table-cell table:formula="of:=[.C254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254]" office:value-type="string" office:string-value="jog up" calcext:value-type="string">
            <text:p>jog up</text:p>
          </table:table-cell>
          <table:table-cell/>
          <table:table-cell table:formula="of:=[.A260]&amp;&quot; &quot;&amp;[.B260]&amp;&quot; &quot;&amp;[.C260]" office:value-type="string" office:string-value="N259 G105 PY7.79553191489362" calcext:value-type="string">
            <text:p>N259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60</text:p>
          </table:table-cell>
          <table:table-cell table:style-name="ce8" table:number-columns-repeated="3"/>
          <table:table-cell table:style-name="ce8" table:formula="of:=[.E255]+1" office:value-type="float" office:value="44" calcext:value-type="float">
            <text:p>44</text:p>
          </table:table-cell>
          <table:table-cell table:style-name="ce8" table:number-columns-repeated="2"/>
          <table:table-cell table:style-name="ce8" table:formula="of:=[.A261]&amp;&quot; ( Wire &quot;&amp;[.E261]&amp;&quot; )&quot;" office:value-type="string" office:string-value="N260 ( Wire 44 )" calcext:value-type="string">
            <text:p>N260 ( Wire 44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61</text:p>
          </table:table-cell>
          <table:table-cell table:formula="of:=&quot;X&quot;&amp;[.E262]" office:value-type="string" office:string-value="X6747.5" calcext:value-type="string">
            <text:p>X6747.5</text:p>
          </table:table-cell>
          <table:table-cell table:formula="of:=&quot;Y&quot;&amp;[.F262]" office:value-type="string" office:string-value="Y314.505638297872" calcext:value-type="string">
            <text:p>Y314.505638297872</text:p>
          </table:table-cell>
          <table:table-cell/>
          <table:table-cell table:formula="of:=[.E256]" office:value-type="float" office:value="6747.5" calcext:value-type="float">
            <text:p>6747.5</text:p>
          </table:table-cell>
          <table:table-cell table:formula="of:=[.F256]+[.$K$18]" office:value-type="float" office:value="314.505638297872" calcext:value-type="float">
            <text:p>314.5056382979</text:p>
          </table:table-cell>
          <table:table-cell/>
          <table:table-cell table:formula="of:=[.A262]&amp;&quot; &quot;&amp;[.B262]&amp;&quot; &quot;&amp;[.C262]" office:value-type="string" office:string-value="N261 X6747.5 Y314.505638297872" calcext:value-type="string">
            <text:p>N261 X6747.5 Y314.5056382978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62</text:p>
          </table:table-cell>
          <table:table-cell table:formula="of:=[.B257]" office:value-type="string" office:string-value="G106" calcext:value-type="string">
            <text:p>G106</text:p>
          </table:table-cell>
          <table:table-cell table:formula="of:=[.C257]" office:value-type="string" office:string-value="P3" calcext:value-type="string">
            <text:p>P3</text:p>
          </table:table-cell>
          <table:table-cell table:number-columns-repeated="4"/>
          <table:table-cell table:formula="of:=[.A263]&amp;&quot; &quot;&amp;[.B263]&amp;&quot; &quot;&amp;[.C263]" office:value-type="string" office:string-value="N262 G106 P3" calcext:value-type="string">
            <text:p>N262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63</text:p>
          </table:table-cell>
          <table:table-cell table:formula="of:=&quot;X&quot;&amp;[.E264]" office:value-type="string" office:string-value="X12.5" calcext:value-type="string">
            <text:p>X12.5</text:p>
          </table:table-cell>
          <table:table-cell table:formula="of:=&quot;Y&quot;&amp;[.F264]" office:value-type="string" office:string-value="Y312.705638297872" calcext:value-type="string">
            <text:p>Y312.705638297872</text:p>
          </table:table-cell>
          <table:table-cell/>
          <table:table-cell table:formula="of:=[.E258]" office:value-type="float" office:value="12.5" calcext:value-type="float">
            <text:p>12.5</text:p>
          </table:table-cell>
          <table:table-cell table:formula="of:=[.F258]+[.$K$18]" office:value-type="float" office:value="312.705638297872" calcext:value-type="float">
            <text:p>312.7056382979</text:p>
          </table:table-cell>
          <table:table-cell/>
          <table:table-cell table:formula="of:=[.A264]&amp;&quot; &quot;&amp;[.B264]&amp;&quot; &quot;&amp;[.C264]" office:value-type="string" office:string-value="N263 X12.5 Y312.705638297872" calcext:value-type="string">
            <text:p>N263 X12.5 Y312.7056382978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64</text:p>
          </table:table-cell>
          <table:table-cell table:formula="of:=[.B259]" office:value-type="string" office:string-value="G106" calcext:value-type="string">
            <text:p>G106</text:p>
          </table:table-cell>
          <table:table-cell table:formula="of:=[.C259]" office:value-type="string" office:string-value="P0" calcext:value-type="string">
            <text:p>P0</text:p>
          </table:table-cell>
          <table:table-cell table:number-columns-repeated="4"/>
          <table:table-cell table:formula="of:=[.A265]&amp;&quot; &quot;&amp;[.B265]&amp;&quot; &quot;&amp;[.C265]" office:value-type="string" office:string-value="N264 G106 P0" calcext:value-type="string">
            <text:p>N264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65</text:p>
          </table:table-cell>
          <table:table-cell table:formula="of:=[.B260]" office:value-type="string" office:string-value="G105" calcext:value-type="string">
            <text:p>G105</text:p>
          </table:table-cell>
          <table:table-cell table:formula="of:=[.C260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260]" office:value-type="string" office:string-value="jog up" calcext:value-type="string">
            <text:p>jog up</text:p>
          </table:table-cell>
          <table:table-cell/>
          <table:table-cell table:formula="of:=[.A266]&amp;&quot; &quot;&amp;[.B266]&amp;&quot; &quot;&amp;[.C266]" office:value-type="string" office:string-value="N265 G105 PY7.79553191489362" calcext:value-type="string">
            <text:p>N265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66</text:p>
          </table:table-cell>
          <table:table-cell table:style-name="ce8" table:number-columns-repeated="3"/>
          <table:table-cell table:style-name="ce8" table:formula="of:=[.E261]+1" office:value-type="float" office:value="45" calcext:value-type="float">
            <text:p>45</text:p>
          </table:table-cell>
          <table:table-cell table:style-name="ce8" table:number-columns-repeated="2"/>
          <table:table-cell table:style-name="ce8" table:formula="of:=[.A267]&amp;&quot; ( Wire &quot;&amp;[.E267]&amp;&quot; )&quot;" office:value-type="string" office:string-value="N266 ( Wire 45 )" calcext:value-type="string">
            <text:p>N266 ( Wire 45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67</text:p>
          </table:table-cell>
          <table:table-cell table:formula="of:=&quot;X&quot;&amp;[.E268]" office:value-type="string" office:string-value="X6747.5" calcext:value-type="string">
            <text:p>X6747.5</text:p>
          </table:table-cell>
          <table:table-cell table:formula="of:=&quot;Y&quot;&amp;[.F268]" office:value-type="string" office:string-value="Y319.301170212766" calcext:value-type="string">
            <text:p>Y319.301170212766</text:p>
          </table:table-cell>
          <table:table-cell/>
          <table:table-cell table:formula="of:=[.E262]" office:value-type="float" office:value="6747.5" calcext:value-type="float">
            <text:p>6747.5</text:p>
          </table:table-cell>
          <table:table-cell table:formula="of:=[.F262]+[.$K$18]" office:value-type="float" office:value="319.301170212766" calcext:value-type="float">
            <text:p>319.3011702128</text:p>
          </table:table-cell>
          <table:table-cell/>
          <table:table-cell table:formula="of:=[.A268]&amp;&quot; &quot;&amp;[.B268]&amp;&quot; &quot;&amp;[.C268]" office:value-type="string" office:string-value="N267 X6747.5 Y319.301170212766" calcext:value-type="string">
            <text:p>N267 X6747.5 Y319.3011702127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68</text:p>
          </table:table-cell>
          <table:table-cell table:formula="of:=[.B263]" office:value-type="string" office:string-value="G106" calcext:value-type="string">
            <text:p>G106</text:p>
          </table:table-cell>
          <table:table-cell table:formula="of:=[.C263]" office:value-type="string" office:string-value="P3" calcext:value-type="string">
            <text:p>P3</text:p>
          </table:table-cell>
          <table:table-cell table:number-columns-repeated="4"/>
          <table:table-cell table:formula="of:=[.A269]&amp;&quot; &quot;&amp;[.B269]&amp;&quot; &quot;&amp;[.C269]" office:value-type="string" office:string-value="N268 G106 P3" calcext:value-type="string">
            <text:p>N268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69</text:p>
          </table:table-cell>
          <table:table-cell table:formula="of:=&quot;X&quot;&amp;[.E270]" office:value-type="string" office:string-value="X12.5" calcext:value-type="string">
            <text:p>X12.5</text:p>
          </table:table-cell>
          <table:table-cell table:formula="of:=&quot;Y&quot;&amp;[.F270]" office:value-type="string" office:string-value="Y317.501170212766" calcext:value-type="string">
            <text:p>Y317.501170212766</text:p>
          </table:table-cell>
          <table:table-cell/>
          <table:table-cell table:formula="of:=[.E264]" office:value-type="float" office:value="12.5" calcext:value-type="float">
            <text:p>12.5</text:p>
          </table:table-cell>
          <table:table-cell table:formula="of:=[.F264]+[.$K$18]" office:value-type="float" office:value="317.501170212766" calcext:value-type="float">
            <text:p>317.5011702128</text:p>
          </table:table-cell>
          <table:table-cell/>
          <table:table-cell table:formula="of:=[.A270]&amp;&quot; &quot;&amp;[.B270]&amp;&quot; &quot;&amp;[.C270]" office:value-type="string" office:string-value="N269 X12.5 Y317.501170212766" calcext:value-type="string">
            <text:p>N269 X12.5 Y317.5011702127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70</text:p>
          </table:table-cell>
          <table:table-cell table:formula="of:=[.B265]" office:value-type="string" office:string-value="G106" calcext:value-type="string">
            <text:p>G106</text:p>
          </table:table-cell>
          <table:table-cell table:formula="of:=[.C265]" office:value-type="string" office:string-value="P0" calcext:value-type="string">
            <text:p>P0</text:p>
          </table:table-cell>
          <table:table-cell table:number-columns-repeated="4"/>
          <table:table-cell table:formula="of:=[.A271]&amp;&quot; &quot;&amp;[.B271]&amp;&quot; &quot;&amp;[.C271]" office:value-type="string" office:string-value="N270 G106 P0" calcext:value-type="string">
            <text:p>N270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71</text:p>
          </table:table-cell>
          <table:table-cell table:formula="of:=[.B266]" office:value-type="string" office:string-value="G105" calcext:value-type="string">
            <text:p>G105</text:p>
          </table:table-cell>
          <table:table-cell table:formula="of:=[.C266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266]" office:value-type="string" office:string-value="jog up" calcext:value-type="string">
            <text:p>jog up</text:p>
          </table:table-cell>
          <table:table-cell/>
          <table:table-cell table:formula="of:=[.A272]&amp;&quot; &quot;&amp;[.B272]&amp;&quot; &quot;&amp;[.C272]" office:value-type="string" office:string-value="N271 G105 PY7.79553191489362" calcext:value-type="string">
            <text:p>N271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72</text:p>
          </table:table-cell>
          <table:table-cell table:style-name="ce8" table:number-columns-repeated="3"/>
          <table:table-cell table:style-name="ce8" table:formula="of:=[.E267]+1" office:value-type="float" office:value="46" calcext:value-type="float">
            <text:p>46</text:p>
          </table:table-cell>
          <table:table-cell table:style-name="ce8" table:number-columns-repeated="2"/>
          <table:table-cell table:style-name="ce8" table:formula="of:=[.A273]&amp;&quot; ( Wire &quot;&amp;[.E273]&amp;&quot; )&quot;" office:value-type="string" office:string-value="N272 ( Wire 46 )" calcext:value-type="string">
            <text:p>N272 ( Wire 46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73</text:p>
          </table:table-cell>
          <table:table-cell table:formula="of:=&quot;X&quot;&amp;[.E274]" office:value-type="string" office:string-value="X6747.5" calcext:value-type="string">
            <text:p>X6747.5</text:p>
          </table:table-cell>
          <table:table-cell table:formula="of:=&quot;Y&quot;&amp;[.F274]" office:value-type="string" office:string-value="Y324.096702127659" calcext:value-type="string">
            <text:p>Y324.096702127659</text:p>
          </table:table-cell>
          <table:table-cell/>
          <table:table-cell table:formula="of:=[.E268]" office:value-type="float" office:value="6747.5" calcext:value-type="float">
            <text:p>6747.5</text:p>
          </table:table-cell>
          <table:table-cell table:formula="of:=[.F268]+[.$K$18]" office:value-type="float" office:value="324.096702127659" calcext:value-type="float">
            <text:p>324.0967021277</text:p>
          </table:table-cell>
          <table:table-cell/>
          <table:table-cell table:formula="of:=[.A274]&amp;&quot; &quot;&amp;[.B274]&amp;&quot; &quot;&amp;[.C274]" office:value-type="string" office:string-value="N273 X6747.5 Y324.096702127659" calcext:value-type="string">
            <text:p>N273 X6747.5 Y324.0967021276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74</text:p>
          </table:table-cell>
          <table:table-cell table:formula="of:=[.B269]" office:value-type="string" office:string-value="G106" calcext:value-type="string">
            <text:p>G106</text:p>
          </table:table-cell>
          <table:table-cell table:formula="of:=[.C269]" office:value-type="string" office:string-value="P3" calcext:value-type="string">
            <text:p>P3</text:p>
          </table:table-cell>
          <table:table-cell table:number-columns-repeated="4"/>
          <table:table-cell table:formula="of:=[.A275]&amp;&quot; &quot;&amp;[.B275]&amp;&quot; &quot;&amp;[.C275]" office:value-type="string" office:string-value="N274 G106 P3" calcext:value-type="string">
            <text:p>N274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75</text:p>
          </table:table-cell>
          <table:table-cell table:formula="of:=&quot;X&quot;&amp;[.E276]" office:value-type="string" office:string-value="X12.5" calcext:value-type="string">
            <text:p>X12.5</text:p>
          </table:table-cell>
          <table:table-cell table:formula="of:=&quot;Y&quot;&amp;[.F276]" office:value-type="string" office:string-value="Y322.296702127659" calcext:value-type="string">
            <text:p>Y322.296702127659</text:p>
          </table:table-cell>
          <table:table-cell/>
          <table:table-cell table:formula="of:=[.E270]" office:value-type="float" office:value="12.5" calcext:value-type="float">
            <text:p>12.5</text:p>
          </table:table-cell>
          <table:table-cell table:formula="of:=[.F270]+[.$K$18]" office:value-type="float" office:value="322.296702127659" calcext:value-type="float">
            <text:p>322.2967021277</text:p>
          </table:table-cell>
          <table:table-cell/>
          <table:table-cell table:formula="of:=[.A276]&amp;&quot; &quot;&amp;[.B276]&amp;&quot; &quot;&amp;[.C276]" office:value-type="string" office:string-value="N275 X12.5 Y322.296702127659" calcext:value-type="string">
            <text:p>N275 X12.5 Y322.2967021276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76</text:p>
          </table:table-cell>
          <table:table-cell table:formula="of:=[.B271]" office:value-type="string" office:string-value="G106" calcext:value-type="string">
            <text:p>G106</text:p>
          </table:table-cell>
          <table:table-cell table:formula="of:=[.C271]" office:value-type="string" office:string-value="P0" calcext:value-type="string">
            <text:p>P0</text:p>
          </table:table-cell>
          <table:table-cell table:number-columns-repeated="4"/>
          <table:table-cell table:formula="of:=[.A277]&amp;&quot; &quot;&amp;[.B277]&amp;&quot; &quot;&amp;[.C277]" office:value-type="string" office:string-value="N276 G106 P0" calcext:value-type="string">
            <text:p>N276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77</text:p>
          </table:table-cell>
          <table:table-cell table:formula="of:=[.B272]" office:value-type="string" office:string-value="G105" calcext:value-type="string">
            <text:p>G105</text:p>
          </table:table-cell>
          <table:table-cell table:formula="of:=[.C272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272]" office:value-type="string" office:string-value="jog up" calcext:value-type="string">
            <text:p>jog up</text:p>
          </table:table-cell>
          <table:table-cell/>
          <table:table-cell table:formula="of:=[.A278]&amp;&quot; &quot;&amp;[.B278]&amp;&quot; &quot;&amp;[.C278]" office:value-type="string" office:string-value="N277 G105 PY7.79553191489362" calcext:value-type="string">
            <text:p>N277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78</text:p>
          </table:table-cell>
          <table:table-cell table:style-name="ce8" table:number-columns-repeated="3"/>
          <table:table-cell table:style-name="ce8" table:formula="of:=[.E273]+1" office:value-type="float" office:value="47" calcext:value-type="float">
            <text:p>47</text:p>
          </table:table-cell>
          <table:table-cell table:style-name="ce8" table:number-columns-repeated="2"/>
          <table:table-cell table:style-name="ce8" table:formula="of:=[.A279]&amp;&quot; ( Wire &quot;&amp;[.E279]&amp;&quot; )&quot;" office:value-type="string" office:string-value="N278 ( Wire 47 )" calcext:value-type="string">
            <text:p>N278 ( Wire 47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79</text:p>
          </table:table-cell>
          <table:table-cell table:formula="of:=&quot;X&quot;&amp;[.E280]" office:value-type="string" office:string-value="X6747.5" calcext:value-type="string">
            <text:p>X6747.5</text:p>
          </table:table-cell>
          <table:table-cell table:formula="of:=&quot;Y&quot;&amp;[.F280]" office:value-type="string" office:string-value="Y328.892234042553" calcext:value-type="string">
            <text:p>Y328.892234042553</text:p>
          </table:table-cell>
          <table:table-cell/>
          <table:table-cell table:formula="of:=[.E274]" office:value-type="float" office:value="6747.5" calcext:value-type="float">
            <text:p>6747.5</text:p>
          </table:table-cell>
          <table:table-cell table:formula="of:=[.F274]+[.$K$18]" office:value-type="float" office:value="328.892234042553" calcext:value-type="float">
            <text:p>328.8922340426</text:p>
          </table:table-cell>
          <table:table-cell/>
          <table:table-cell table:formula="of:=[.A280]&amp;&quot; &quot;&amp;[.B280]&amp;&quot; &quot;&amp;[.C280]" office:value-type="string" office:string-value="N279 X6747.5 Y328.892234042553" calcext:value-type="string">
            <text:p>N279 X6747.5 Y328.8922340425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80</text:p>
          </table:table-cell>
          <table:table-cell table:formula="of:=[.B275]" office:value-type="string" office:string-value="G106" calcext:value-type="string">
            <text:p>G106</text:p>
          </table:table-cell>
          <table:table-cell table:formula="of:=[.C275]" office:value-type="string" office:string-value="P3" calcext:value-type="string">
            <text:p>P3</text:p>
          </table:table-cell>
          <table:table-cell table:number-columns-repeated="4"/>
          <table:table-cell table:formula="of:=[.A281]&amp;&quot; &quot;&amp;[.B281]&amp;&quot; &quot;&amp;[.C281]" office:value-type="string" office:string-value="N280 G106 P3" calcext:value-type="string">
            <text:p>N280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81</text:p>
          </table:table-cell>
          <table:table-cell table:formula="of:=&quot;X&quot;&amp;[.E282]" office:value-type="string" office:string-value="X12.5" calcext:value-type="string">
            <text:p>X12.5</text:p>
          </table:table-cell>
          <table:table-cell table:formula="of:=&quot;Y&quot;&amp;[.F282]" office:value-type="string" office:string-value="Y327.092234042553" calcext:value-type="string">
            <text:p>Y327.092234042553</text:p>
          </table:table-cell>
          <table:table-cell/>
          <table:table-cell table:formula="of:=[.E276]" office:value-type="float" office:value="12.5" calcext:value-type="float">
            <text:p>12.5</text:p>
          </table:table-cell>
          <table:table-cell table:formula="of:=[.F276]+[.$K$18]" office:value-type="float" office:value="327.092234042553" calcext:value-type="float">
            <text:p>327.0922340426</text:p>
          </table:table-cell>
          <table:table-cell/>
          <table:table-cell table:formula="of:=[.A282]&amp;&quot; &quot;&amp;[.B282]&amp;&quot; &quot;&amp;[.C282]" office:value-type="string" office:string-value="N281 X12.5 Y327.092234042553" calcext:value-type="string">
            <text:p>N281 X12.5 Y327.0922340425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82</text:p>
          </table:table-cell>
          <table:table-cell table:formula="of:=[.B277]" office:value-type="string" office:string-value="G106" calcext:value-type="string">
            <text:p>G106</text:p>
          </table:table-cell>
          <table:table-cell table:formula="of:=[.C277]" office:value-type="string" office:string-value="P0" calcext:value-type="string">
            <text:p>P0</text:p>
          </table:table-cell>
          <table:table-cell table:number-columns-repeated="4"/>
          <table:table-cell table:formula="of:=[.A283]&amp;&quot; &quot;&amp;[.B283]&amp;&quot; &quot;&amp;[.C283]" office:value-type="string" office:string-value="N282 G106 P0" calcext:value-type="string">
            <text:p>N282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83</text:p>
          </table:table-cell>
          <table:table-cell table:formula="of:=[.B278]" office:value-type="string" office:string-value="G105" calcext:value-type="string">
            <text:p>G105</text:p>
          </table:table-cell>
          <table:table-cell table:formula="of:=[.C278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278]" office:value-type="string" office:string-value="jog up" calcext:value-type="string">
            <text:p>jog up</text:p>
          </table:table-cell>
          <table:table-cell/>
          <table:table-cell table:formula="of:=[.A284]&amp;&quot; &quot;&amp;[.B284]&amp;&quot; &quot;&amp;[.C284]" office:value-type="string" office:string-value="N283 G105 PY7.79553191489362" calcext:value-type="string">
            <text:p>N283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84</text:p>
          </table:table-cell>
          <table:table-cell table:style-name="ce8" table:number-columns-repeated="3"/>
          <table:table-cell table:style-name="ce8" table:formula="of:=[.E279]+1" office:value-type="float" office:value="48" calcext:value-type="float">
            <text:p>48</text:p>
          </table:table-cell>
          <table:table-cell table:style-name="ce8" table:number-columns-repeated="2"/>
          <table:table-cell table:style-name="ce8" table:formula="of:=[.A285]&amp;&quot; ( Wire &quot;&amp;[.E285]&amp;&quot; )&quot;" office:value-type="string" office:string-value="N284 ( Wire 48 )" calcext:value-type="string">
            <text:p>N284 ( Wire 48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85</text:p>
          </table:table-cell>
          <table:table-cell table:formula="of:=&quot;X&quot;&amp;[.E286]" office:value-type="string" office:string-value="X6747.5" calcext:value-type="string">
            <text:p>X6747.5</text:p>
          </table:table-cell>
          <table:table-cell table:formula="of:=&quot;Y&quot;&amp;[.F286]" office:value-type="string" office:string-value="Y333.687765957447" calcext:value-type="string">
            <text:p>Y333.687765957447</text:p>
          </table:table-cell>
          <table:table-cell/>
          <table:table-cell table:formula="of:=[.E280]" office:value-type="float" office:value="6747.5" calcext:value-type="float">
            <text:p>6747.5</text:p>
          </table:table-cell>
          <table:table-cell table:formula="of:=[.F280]+[.$K$18]" office:value-type="float" office:value="333.687765957447" calcext:value-type="float">
            <text:p>333.6877659574</text:p>
          </table:table-cell>
          <table:table-cell/>
          <table:table-cell table:formula="of:=[.A286]&amp;&quot; &quot;&amp;[.B286]&amp;&quot; &quot;&amp;[.C286]" office:value-type="string" office:string-value="N285 X6747.5 Y333.687765957447" calcext:value-type="string">
            <text:p>N285 X6747.5 Y333.6877659574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86</text:p>
          </table:table-cell>
          <table:table-cell table:formula="of:=[.B281]" office:value-type="string" office:string-value="G106" calcext:value-type="string">
            <text:p>G106</text:p>
          </table:table-cell>
          <table:table-cell table:formula="of:=[.C281]" office:value-type="string" office:string-value="P3" calcext:value-type="string">
            <text:p>P3</text:p>
          </table:table-cell>
          <table:table-cell table:number-columns-repeated="4"/>
          <table:table-cell table:formula="of:=[.A287]&amp;&quot; &quot;&amp;[.B287]&amp;&quot; &quot;&amp;[.C287]" office:value-type="string" office:string-value="N286 G106 P3" calcext:value-type="string">
            <text:p>N286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87</text:p>
          </table:table-cell>
          <table:table-cell table:formula="of:=&quot;X&quot;&amp;[.E288]" office:value-type="string" office:string-value="X12.5" calcext:value-type="string">
            <text:p>X12.5</text:p>
          </table:table-cell>
          <table:table-cell table:formula="of:=&quot;Y&quot;&amp;[.F288]" office:value-type="string" office:string-value="Y331.887765957447" calcext:value-type="string">
            <text:p>Y331.887765957447</text:p>
          </table:table-cell>
          <table:table-cell/>
          <table:table-cell table:formula="of:=[.E282]" office:value-type="float" office:value="12.5" calcext:value-type="float">
            <text:p>12.5</text:p>
          </table:table-cell>
          <table:table-cell table:formula="of:=[.F282]+[.$K$18]" office:value-type="float" office:value="331.887765957447" calcext:value-type="float">
            <text:p>331.8877659574</text:p>
          </table:table-cell>
          <table:table-cell/>
          <table:table-cell table:formula="of:=[.A288]&amp;&quot; &quot;&amp;[.B288]&amp;&quot; &quot;&amp;[.C288]" office:value-type="string" office:string-value="N287 X12.5 Y331.887765957447" calcext:value-type="string">
            <text:p>N287 X12.5 Y331.8877659574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88</text:p>
          </table:table-cell>
          <table:table-cell table:formula="of:=[.B283]" office:value-type="string" office:string-value="G106" calcext:value-type="string">
            <text:p>G106</text:p>
          </table:table-cell>
          <table:table-cell table:formula="of:=[.C283]" office:value-type="string" office:string-value="P0" calcext:value-type="string">
            <text:p>P0</text:p>
          </table:table-cell>
          <table:table-cell table:number-columns-repeated="4"/>
          <table:table-cell table:formula="of:=[.A289]&amp;&quot; &quot;&amp;[.B289]&amp;&quot; &quot;&amp;[.C289]" office:value-type="string" office:string-value="N288 G106 P0" calcext:value-type="string">
            <text:p>N288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89</text:p>
          </table:table-cell>
          <table:table-cell table:formula="of:=[.B284]" office:value-type="string" office:string-value="G105" calcext:value-type="string">
            <text:p>G105</text:p>
          </table:table-cell>
          <table:table-cell table:formula="of:=[.C284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284]" office:value-type="string" office:string-value="jog up" calcext:value-type="string">
            <text:p>jog up</text:p>
          </table:table-cell>
          <table:table-cell/>
          <table:table-cell table:formula="of:=[.A290]&amp;&quot; &quot;&amp;[.B290]&amp;&quot; &quot;&amp;[.C290]" office:value-type="string" office:string-value="N289 G105 PY7.79553191489362" calcext:value-type="string">
            <text:p>N289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90</text:p>
          </table:table-cell>
          <table:table-cell table:style-name="ce8" table:number-columns-repeated="3"/>
          <table:table-cell table:style-name="ce8" table:formula="of:=[.E285]+1" office:value-type="float" office:value="49" calcext:value-type="float">
            <text:p>49</text:p>
          </table:table-cell>
          <table:table-cell table:style-name="ce8" table:number-columns-repeated="2"/>
          <table:table-cell table:style-name="ce8" table:formula="of:=[.A291]&amp;&quot; ( Wire &quot;&amp;[.E291]&amp;&quot; )&quot;" office:value-type="string" office:string-value="N290 ( Wire 49 )" calcext:value-type="string">
            <text:p>N290 ( Wire 49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91</text:p>
          </table:table-cell>
          <table:table-cell table:formula="of:=&quot;X&quot;&amp;[.E292]" office:value-type="string" office:string-value="X6747.5" calcext:value-type="string">
            <text:p>X6747.5</text:p>
          </table:table-cell>
          <table:table-cell table:formula="of:=&quot;Y&quot;&amp;[.F292]" office:value-type="string" office:string-value="Y338.48329787234" calcext:value-type="string">
            <text:p>Y338.48329787234</text:p>
          </table:table-cell>
          <table:table-cell/>
          <table:table-cell table:formula="of:=[.E286]" office:value-type="float" office:value="6747.5" calcext:value-type="float">
            <text:p>6747.5</text:p>
          </table:table-cell>
          <table:table-cell table:formula="of:=[.F286]+[.$K$18]" office:value-type="float" office:value="338.48329787234" calcext:value-type="float">
            <text:p>338.4832978723</text:p>
          </table:table-cell>
          <table:table-cell/>
          <table:table-cell table:formula="of:=[.A292]&amp;&quot; &quot;&amp;[.B292]&amp;&quot; &quot;&amp;[.C292]" office:value-type="string" office:string-value="N291 X6747.5 Y338.48329787234" calcext:value-type="string">
            <text:p>N291 X6747.5 Y338.48329787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92</text:p>
          </table:table-cell>
          <table:table-cell table:formula="of:=[.B287]" office:value-type="string" office:string-value="G106" calcext:value-type="string">
            <text:p>G106</text:p>
          </table:table-cell>
          <table:table-cell table:formula="of:=[.C287]" office:value-type="string" office:string-value="P3" calcext:value-type="string">
            <text:p>P3</text:p>
          </table:table-cell>
          <table:table-cell table:number-columns-repeated="4"/>
          <table:table-cell table:formula="of:=[.A293]&amp;&quot; &quot;&amp;[.B293]&amp;&quot; &quot;&amp;[.C293]" office:value-type="string" office:string-value="N292 G106 P3" calcext:value-type="string">
            <text:p>N292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93</text:p>
          </table:table-cell>
          <table:table-cell table:formula="of:=&quot;X&quot;&amp;[.E294]" office:value-type="string" office:string-value="X12.5" calcext:value-type="string">
            <text:p>X12.5</text:p>
          </table:table-cell>
          <table:table-cell table:formula="of:=&quot;Y&quot;&amp;[.F294]" office:value-type="string" office:string-value="Y336.68329787234" calcext:value-type="string">
            <text:p>Y336.68329787234</text:p>
          </table:table-cell>
          <table:table-cell/>
          <table:table-cell table:formula="of:=[.E288]" office:value-type="float" office:value="12.5" calcext:value-type="float">
            <text:p>12.5</text:p>
          </table:table-cell>
          <table:table-cell table:formula="of:=[.F288]+[.$K$18]" office:value-type="float" office:value="336.68329787234" calcext:value-type="float">
            <text:p>336.6832978723</text:p>
          </table:table-cell>
          <table:table-cell/>
          <table:table-cell table:formula="of:=[.A294]&amp;&quot; &quot;&amp;[.B294]&amp;&quot; &quot;&amp;[.C294]" office:value-type="string" office:string-value="N293 X12.5 Y336.68329787234" calcext:value-type="string">
            <text:p>N293 X12.5 Y336.68329787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94</text:p>
          </table:table-cell>
          <table:table-cell table:formula="of:=[.B289]" office:value-type="string" office:string-value="G106" calcext:value-type="string">
            <text:p>G106</text:p>
          </table:table-cell>
          <table:table-cell table:formula="of:=[.C289]" office:value-type="string" office:string-value="P0" calcext:value-type="string">
            <text:p>P0</text:p>
          </table:table-cell>
          <table:table-cell table:number-columns-repeated="4"/>
          <table:table-cell table:formula="of:=[.A295]&amp;&quot; &quot;&amp;[.B295]&amp;&quot; &quot;&amp;[.C295]" office:value-type="string" office:string-value="N294 G106 P0" calcext:value-type="string">
            <text:p>N294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95</text:p>
          </table:table-cell>
          <table:table-cell table:formula="of:=[.B290]" office:value-type="string" office:string-value="G105" calcext:value-type="string">
            <text:p>G105</text:p>
          </table:table-cell>
          <table:table-cell table:formula="of:=[.C290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290]" office:value-type="string" office:string-value="jog up" calcext:value-type="string">
            <text:p>jog up</text:p>
          </table:table-cell>
          <table:table-cell/>
          <table:table-cell table:formula="of:=[.A296]&amp;&quot; &quot;&amp;[.B296]&amp;&quot; &quot;&amp;[.C296]" office:value-type="string" office:string-value="N295 G105 PY7.79553191489362" calcext:value-type="string">
            <text:p>N295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96</text:p>
          </table:table-cell>
          <table:table-cell table:style-name="ce8" table:number-columns-repeated="3"/>
          <table:table-cell table:style-name="ce8" table:formula="of:=[.E291]+1" office:value-type="float" office:value="50" calcext:value-type="float">
            <text:p>50</text:p>
          </table:table-cell>
          <table:table-cell table:style-name="ce8" table:number-columns-repeated="2"/>
          <table:table-cell table:style-name="ce8" table:formula="of:=[.A297]&amp;&quot; ( Wire &quot;&amp;[.E297]&amp;&quot; )&quot;" office:value-type="string" office:string-value="N296 ( Wire 50 )" calcext:value-type="string">
            <text:p>N296 ( Wire 50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97</text:p>
          </table:table-cell>
          <table:table-cell table:formula="of:=&quot;X&quot;&amp;[.E298]" office:value-type="string" office:string-value="X6747.5" calcext:value-type="string">
            <text:p>X6747.5</text:p>
          </table:table-cell>
          <table:table-cell table:formula="of:=&quot;Y&quot;&amp;[.F298]" office:value-type="string" office:string-value="Y343.278829787234" calcext:value-type="string">
            <text:p>Y343.278829787234</text:p>
          </table:table-cell>
          <table:table-cell/>
          <table:table-cell table:formula="of:=[.E292]" office:value-type="float" office:value="6747.5" calcext:value-type="float">
            <text:p>6747.5</text:p>
          </table:table-cell>
          <table:table-cell table:formula="of:=[.F292]+[.$K$18]" office:value-type="float" office:value="343.278829787234" calcext:value-type="float">
            <text:p>343.2788297872</text:p>
          </table:table-cell>
          <table:table-cell/>
          <table:table-cell table:formula="of:=[.A298]&amp;&quot; &quot;&amp;[.B298]&amp;&quot; &quot;&amp;[.C298]" office:value-type="string" office:string-value="N297 X6747.5 Y343.278829787234" calcext:value-type="string">
            <text:p>N297 X6747.5 Y343.278829787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98</text:p>
          </table:table-cell>
          <table:table-cell table:formula="of:=[.B293]" office:value-type="string" office:string-value="G106" calcext:value-type="string">
            <text:p>G106</text:p>
          </table:table-cell>
          <table:table-cell table:formula="of:=[.C293]" office:value-type="string" office:string-value="P3" calcext:value-type="string">
            <text:p>P3</text:p>
          </table:table-cell>
          <table:table-cell table:number-columns-repeated="4"/>
          <table:table-cell table:formula="of:=[.A299]&amp;&quot; &quot;&amp;[.B299]&amp;&quot; &quot;&amp;[.C299]" office:value-type="string" office:string-value="N298 G106 P3" calcext:value-type="string">
            <text:p>N298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99</text:p>
          </table:table-cell>
          <table:table-cell table:formula="of:=&quot;X&quot;&amp;[.E300]" office:value-type="string" office:string-value="X12.5" calcext:value-type="string">
            <text:p>X12.5</text:p>
          </table:table-cell>
          <table:table-cell table:formula="of:=&quot;Y&quot;&amp;[.F300]" office:value-type="string" office:string-value="Y341.478829787234" calcext:value-type="string">
            <text:p>Y341.478829787234</text:p>
          </table:table-cell>
          <table:table-cell/>
          <table:table-cell table:formula="of:=[.E294]" office:value-type="float" office:value="12.5" calcext:value-type="float">
            <text:p>12.5</text:p>
          </table:table-cell>
          <table:table-cell table:formula="of:=[.F294]+[.$K$18]" office:value-type="float" office:value="341.478829787234" calcext:value-type="float">
            <text:p>341.4788297872</text:p>
          </table:table-cell>
          <table:table-cell/>
          <table:table-cell table:formula="of:=[.A300]&amp;&quot; &quot;&amp;[.B300]&amp;&quot; &quot;&amp;[.C300]" office:value-type="string" office:string-value="N299 X12.5 Y341.478829787234" calcext:value-type="string">
            <text:p>N299 X12.5 Y341.478829787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00</text:p>
          </table:table-cell>
          <table:table-cell table:formula="of:=[.B295]" office:value-type="string" office:string-value="G106" calcext:value-type="string">
            <text:p>G106</text:p>
          </table:table-cell>
          <table:table-cell table:formula="of:=[.C295]" office:value-type="string" office:string-value="P0" calcext:value-type="string">
            <text:p>P0</text:p>
          </table:table-cell>
          <table:table-cell table:number-columns-repeated="4"/>
          <table:table-cell table:formula="of:=[.A301]&amp;&quot; &quot;&amp;[.B301]&amp;&quot; &quot;&amp;[.C301]" office:value-type="string" office:string-value="N300 G106 P0" calcext:value-type="string">
            <text:p>N300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01</text:p>
          </table:table-cell>
          <table:table-cell table:formula="of:=[.B296]" office:value-type="string" office:string-value="G105" calcext:value-type="string">
            <text:p>G105</text:p>
          </table:table-cell>
          <table:table-cell table:formula="of:=[.C296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296]" office:value-type="string" office:string-value="jog up" calcext:value-type="string">
            <text:p>jog up</text:p>
          </table:table-cell>
          <table:table-cell/>
          <table:table-cell table:formula="of:=[.A302]&amp;&quot; &quot;&amp;[.B302]&amp;&quot; &quot;&amp;[.C302]" office:value-type="string" office:string-value="N301 G105 PY7.79553191489362" calcext:value-type="string">
            <text:p>N301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02</text:p>
          </table:table-cell>
          <table:table-cell table:style-name="ce8" table:number-columns-repeated="3"/>
          <table:table-cell table:style-name="ce8" table:formula="of:=[.E297]+1" office:value-type="float" office:value="51" calcext:value-type="float">
            <text:p>51</text:p>
          </table:table-cell>
          <table:table-cell table:style-name="ce8" table:number-columns-repeated="2"/>
          <table:table-cell table:style-name="ce8" table:formula="of:=[.A303]&amp;&quot; ( Wire &quot;&amp;[.E303]&amp;&quot; )&quot;" office:value-type="string" office:string-value="N302 ( Wire 51 )" calcext:value-type="string">
            <text:p>N302 ( Wire 51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03</text:p>
          </table:table-cell>
          <table:table-cell table:formula="of:=&quot;X&quot;&amp;[.E304]" office:value-type="string" office:string-value="X6747.5" calcext:value-type="string">
            <text:p>X6747.5</text:p>
          </table:table-cell>
          <table:table-cell table:formula="of:=&quot;Y&quot;&amp;[.F304]" office:value-type="string" office:string-value="Y348.074361702128" calcext:value-type="string">
            <text:p>Y348.074361702128</text:p>
          </table:table-cell>
          <table:table-cell/>
          <table:table-cell table:formula="of:=[.E298]" office:value-type="float" office:value="6747.5" calcext:value-type="float">
            <text:p>6747.5</text:p>
          </table:table-cell>
          <table:table-cell table:formula="of:=[.F298]+[.$K$18]" office:value-type="float" office:value="348.074361702128" calcext:value-type="float">
            <text:p>348.0743617021</text:p>
          </table:table-cell>
          <table:table-cell/>
          <table:table-cell table:formula="of:=[.A304]&amp;&quot; &quot;&amp;[.B304]&amp;&quot; &quot;&amp;[.C304]" office:value-type="string" office:string-value="N303 X6747.5 Y348.074361702128" calcext:value-type="string">
            <text:p>N303 X6747.5 Y348.0743617021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04</text:p>
          </table:table-cell>
          <table:table-cell table:formula="of:=[.B299]" office:value-type="string" office:string-value="G106" calcext:value-type="string">
            <text:p>G106</text:p>
          </table:table-cell>
          <table:table-cell table:formula="of:=[.C299]" office:value-type="string" office:string-value="P3" calcext:value-type="string">
            <text:p>P3</text:p>
          </table:table-cell>
          <table:table-cell table:number-columns-repeated="4"/>
          <table:table-cell table:formula="of:=[.A305]&amp;&quot; &quot;&amp;[.B305]&amp;&quot; &quot;&amp;[.C305]" office:value-type="string" office:string-value="N304 G106 P3" calcext:value-type="string">
            <text:p>N304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05</text:p>
          </table:table-cell>
          <table:table-cell table:formula="of:=&quot;X&quot;&amp;[.E306]" office:value-type="string" office:string-value="X12.5" calcext:value-type="string">
            <text:p>X12.5</text:p>
          </table:table-cell>
          <table:table-cell table:formula="of:=&quot;Y&quot;&amp;[.F306]" office:value-type="string" office:string-value="Y346.274361702128" calcext:value-type="string">
            <text:p>Y346.274361702128</text:p>
          </table:table-cell>
          <table:table-cell/>
          <table:table-cell table:formula="of:=[.E300]" office:value-type="float" office:value="12.5" calcext:value-type="float">
            <text:p>12.5</text:p>
          </table:table-cell>
          <table:table-cell table:formula="of:=[.F300]+[.$K$18]" office:value-type="float" office:value="346.274361702128" calcext:value-type="float">
            <text:p>346.2743617021</text:p>
          </table:table-cell>
          <table:table-cell/>
          <table:table-cell table:formula="of:=[.A306]&amp;&quot; &quot;&amp;[.B306]&amp;&quot; &quot;&amp;[.C306]" office:value-type="string" office:string-value="N305 X12.5 Y346.274361702128" calcext:value-type="string">
            <text:p>N305 X12.5 Y346.2743617021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06</text:p>
          </table:table-cell>
          <table:table-cell table:formula="of:=[.B301]" office:value-type="string" office:string-value="G106" calcext:value-type="string">
            <text:p>G106</text:p>
          </table:table-cell>
          <table:table-cell table:formula="of:=[.C301]" office:value-type="string" office:string-value="P0" calcext:value-type="string">
            <text:p>P0</text:p>
          </table:table-cell>
          <table:table-cell table:number-columns-repeated="4"/>
          <table:table-cell table:formula="of:=[.A307]&amp;&quot; &quot;&amp;[.B307]&amp;&quot; &quot;&amp;[.C307]" office:value-type="string" office:string-value="N306 G106 P0" calcext:value-type="string">
            <text:p>N306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07</text:p>
          </table:table-cell>
          <table:table-cell table:formula="of:=[.B302]" office:value-type="string" office:string-value="G105" calcext:value-type="string">
            <text:p>G105</text:p>
          </table:table-cell>
          <table:table-cell table:formula="of:=[.C302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302]" office:value-type="string" office:string-value="jog up" calcext:value-type="string">
            <text:p>jog up</text:p>
          </table:table-cell>
          <table:table-cell/>
          <table:table-cell table:formula="of:=[.A308]&amp;&quot; &quot;&amp;[.B308]&amp;&quot; &quot;&amp;[.C308]" office:value-type="string" office:string-value="N307 G105 PY7.79553191489362" calcext:value-type="string">
            <text:p>N307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08</text:p>
          </table:table-cell>
          <table:table-cell table:style-name="ce8" table:number-columns-repeated="3"/>
          <table:table-cell table:style-name="ce8" table:formula="of:=[.E303]+1" office:value-type="float" office:value="52" calcext:value-type="float">
            <text:p>52</text:p>
          </table:table-cell>
          <table:table-cell table:style-name="ce8" table:number-columns-repeated="2"/>
          <table:table-cell table:style-name="ce8" table:formula="of:=[.A309]&amp;&quot; ( Wire &quot;&amp;[.E309]&amp;&quot; )&quot;" office:value-type="string" office:string-value="N308 ( Wire 52 )" calcext:value-type="string">
            <text:p>N308 ( Wire 52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09</text:p>
          </table:table-cell>
          <table:table-cell table:formula="of:=&quot;X&quot;&amp;[.E310]" office:value-type="string" office:string-value="X6747.5" calcext:value-type="string">
            <text:p>X6747.5</text:p>
          </table:table-cell>
          <table:table-cell table:formula="of:=&quot;Y&quot;&amp;[.F310]" office:value-type="string" office:string-value="Y352.869893617021" calcext:value-type="string">
            <text:p>Y352.869893617021</text:p>
          </table:table-cell>
          <table:table-cell/>
          <table:table-cell table:formula="of:=[.E304]" office:value-type="float" office:value="6747.5" calcext:value-type="float">
            <text:p>6747.5</text:p>
          </table:table-cell>
          <table:table-cell table:formula="of:=[.F304]+[.$K$18]" office:value-type="float" office:value="352.869893617021" calcext:value-type="float">
            <text:p>352.869893617</text:p>
          </table:table-cell>
          <table:table-cell/>
          <table:table-cell table:formula="of:=[.A310]&amp;&quot; &quot;&amp;[.B310]&amp;&quot; &quot;&amp;[.C310]" office:value-type="string" office:string-value="N309 X6747.5 Y352.869893617021" calcext:value-type="string">
            <text:p>N309 X6747.5 Y352.8698936170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10</text:p>
          </table:table-cell>
          <table:table-cell table:formula="of:=[.B305]" office:value-type="string" office:string-value="G106" calcext:value-type="string">
            <text:p>G106</text:p>
          </table:table-cell>
          <table:table-cell table:formula="of:=[.C305]" office:value-type="string" office:string-value="P3" calcext:value-type="string">
            <text:p>P3</text:p>
          </table:table-cell>
          <table:table-cell table:number-columns-repeated="4"/>
          <table:table-cell table:formula="of:=[.A311]&amp;&quot; &quot;&amp;[.B311]&amp;&quot; &quot;&amp;[.C311]" office:value-type="string" office:string-value="N310 G106 P3" calcext:value-type="string">
            <text:p>N310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11</text:p>
          </table:table-cell>
          <table:table-cell table:formula="of:=&quot;X&quot;&amp;[.E312]" office:value-type="string" office:string-value="X12.5" calcext:value-type="string">
            <text:p>X12.5</text:p>
          </table:table-cell>
          <table:table-cell table:formula="of:=&quot;Y&quot;&amp;[.F312]" office:value-type="string" office:string-value="Y351.069893617021" calcext:value-type="string">
            <text:p>Y351.069893617021</text:p>
          </table:table-cell>
          <table:table-cell/>
          <table:table-cell table:formula="of:=[.E306]" office:value-type="float" office:value="12.5" calcext:value-type="float">
            <text:p>12.5</text:p>
          </table:table-cell>
          <table:table-cell table:formula="of:=[.F306]+[.$K$18]" office:value-type="float" office:value="351.069893617021" calcext:value-type="float">
            <text:p>351.069893617</text:p>
          </table:table-cell>
          <table:table-cell/>
          <table:table-cell table:formula="of:=[.A312]&amp;&quot; &quot;&amp;[.B312]&amp;&quot; &quot;&amp;[.C312]" office:value-type="string" office:string-value="N311 X12.5 Y351.069893617021" calcext:value-type="string">
            <text:p>N311 X12.5 Y351.0698936170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12</text:p>
          </table:table-cell>
          <table:table-cell table:formula="of:=[.B307]" office:value-type="string" office:string-value="G106" calcext:value-type="string">
            <text:p>G106</text:p>
          </table:table-cell>
          <table:table-cell table:formula="of:=[.C307]" office:value-type="string" office:string-value="P0" calcext:value-type="string">
            <text:p>P0</text:p>
          </table:table-cell>
          <table:table-cell table:number-columns-repeated="4"/>
          <table:table-cell table:formula="of:=[.A313]&amp;&quot; &quot;&amp;[.B313]&amp;&quot; &quot;&amp;[.C313]" office:value-type="string" office:string-value="N312 G106 P0" calcext:value-type="string">
            <text:p>N312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13</text:p>
          </table:table-cell>
          <table:table-cell table:formula="of:=[.B308]" office:value-type="string" office:string-value="G105" calcext:value-type="string">
            <text:p>G105</text:p>
          </table:table-cell>
          <table:table-cell table:formula="of:=[.C308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308]" office:value-type="string" office:string-value="jog up" calcext:value-type="string">
            <text:p>jog up</text:p>
          </table:table-cell>
          <table:table-cell/>
          <table:table-cell table:formula="of:=[.A314]&amp;&quot; &quot;&amp;[.B314]&amp;&quot; &quot;&amp;[.C314]" office:value-type="string" office:string-value="N313 G105 PY7.79553191489362" calcext:value-type="string">
            <text:p>N313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14</text:p>
          </table:table-cell>
          <table:table-cell table:style-name="ce8" table:number-columns-repeated="3"/>
          <table:table-cell table:style-name="ce8" table:formula="of:=[.E309]+1" office:value-type="float" office:value="53" calcext:value-type="float">
            <text:p>53</text:p>
          </table:table-cell>
          <table:table-cell table:style-name="ce8" table:number-columns-repeated="2"/>
          <table:table-cell table:style-name="ce8" table:formula="of:=[.A315]&amp;&quot; ( Wire &quot;&amp;[.E315]&amp;&quot; )&quot;" office:value-type="string" office:string-value="N314 ( Wire 53 )" calcext:value-type="string">
            <text:p>N314 ( Wire 53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15</text:p>
          </table:table-cell>
          <table:table-cell table:formula="of:=&quot;X&quot;&amp;[.E316]" office:value-type="string" office:string-value="X6747.5" calcext:value-type="string">
            <text:p>X6747.5</text:p>
          </table:table-cell>
          <table:table-cell table:formula="of:=&quot;Y&quot;&amp;[.F316]" office:value-type="string" office:string-value="Y357.665425531915" calcext:value-type="string">
            <text:p>Y357.665425531915</text:p>
          </table:table-cell>
          <table:table-cell/>
          <table:table-cell table:formula="of:=[.E310]" office:value-type="float" office:value="6747.5" calcext:value-type="float">
            <text:p>6747.5</text:p>
          </table:table-cell>
          <table:table-cell table:formula="of:=[.F310]+[.$K$18]" office:value-type="float" office:value="357.665425531915" calcext:value-type="float">
            <text:p>357.6654255319</text:p>
          </table:table-cell>
          <table:table-cell/>
          <table:table-cell table:formula="of:=[.A316]&amp;&quot; &quot;&amp;[.B316]&amp;&quot; &quot;&amp;[.C316]" office:value-type="string" office:string-value="N315 X6747.5 Y357.665425531915" calcext:value-type="string">
            <text:p>N315 X6747.5 Y357.665425531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16</text:p>
          </table:table-cell>
          <table:table-cell table:formula="of:=[.B311]" office:value-type="string" office:string-value="G106" calcext:value-type="string">
            <text:p>G106</text:p>
          </table:table-cell>
          <table:table-cell table:formula="of:=[.C311]" office:value-type="string" office:string-value="P3" calcext:value-type="string">
            <text:p>P3</text:p>
          </table:table-cell>
          <table:table-cell table:number-columns-repeated="4"/>
          <table:table-cell table:formula="of:=[.A317]&amp;&quot; &quot;&amp;[.B317]&amp;&quot; &quot;&amp;[.C317]" office:value-type="string" office:string-value="N316 G106 P3" calcext:value-type="string">
            <text:p>N316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17</text:p>
          </table:table-cell>
          <table:table-cell table:formula="of:=&quot;X&quot;&amp;[.E318]" office:value-type="string" office:string-value="X12.5" calcext:value-type="string">
            <text:p>X12.5</text:p>
          </table:table-cell>
          <table:table-cell table:formula="of:=&quot;Y&quot;&amp;[.F318]" office:value-type="string" office:string-value="Y355.865425531915" calcext:value-type="string">
            <text:p>Y355.865425531915</text:p>
          </table:table-cell>
          <table:table-cell/>
          <table:table-cell table:formula="of:=[.E312]" office:value-type="float" office:value="12.5" calcext:value-type="float">
            <text:p>12.5</text:p>
          </table:table-cell>
          <table:table-cell table:formula="of:=[.F312]+[.$K$18]" office:value-type="float" office:value="355.865425531915" calcext:value-type="float">
            <text:p>355.8654255319</text:p>
          </table:table-cell>
          <table:table-cell/>
          <table:table-cell table:formula="of:=[.A318]&amp;&quot; &quot;&amp;[.B318]&amp;&quot; &quot;&amp;[.C318]" office:value-type="string" office:string-value="N317 X12.5 Y355.865425531915" calcext:value-type="string">
            <text:p>N317 X12.5 Y355.865425531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18</text:p>
          </table:table-cell>
          <table:table-cell table:formula="of:=[.B313]" office:value-type="string" office:string-value="G106" calcext:value-type="string">
            <text:p>G106</text:p>
          </table:table-cell>
          <table:table-cell table:formula="of:=[.C313]" office:value-type="string" office:string-value="P0" calcext:value-type="string">
            <text:p>P0</text:p>
          </table:table-cell>
          <table:table-cell table:number-columns-repeated="4"/>
          <table:table-cell table:formula="of:=[.A319]&amp;&quot; &quot;&amp;[.B319]&amp;&quot; &quot;&amp;[.C319]" office:value-type="string" office:string-value="N318 G106 P0" calcext:value-type="string">
            <text:p>N318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19</text:p>
          </table:table-cell>
          <table:table-cell table:formula="of:=[.B314]" office:value-type="string" office:string-value="G105" calcext:value-type="string">
            <text:p>G105</text:p>
          </table:table-cell>
          <table:table-cell table:formula="of:=[.C314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314]" office:value-type="string" office:string-value="jog up" calcext:value-type="string">
            <text:p>jog up</text:p>
          </table:table-cell>
          <table:table-cell/>
          <table:table-cell table:formula="of:=[.A320]&amp;&quot; &quot;&amp;[.B320]&amp;&quot; &quot;&amp;[.C320]" office:value-type="string" office:string-value="N319 G105 PY7.79553191489362" calcext:value-type="string">
            <text:p>N319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20</text:p>
          </table:table-cell>
          <table:table-cell table:style-name="ce8" table:number-columns-repeated="3"/>
          <table:table-cell table:style-name="ce8" table:formula="of:=[.E315]+1" office:value-type="float" office:value="54" calcext:value-type="float">
            <text:p>54</text:p>
          </table:table-cell>
          <table:table-cell table:style-name="ce8" table:number-columns-repeated="2"/>
          <table:table-cell table:style-name="ce8" table:formula="of:=[.A321]&amp;&quot; ( Wire &quot;&amp;[.E321]&amp;&quot; )&quot;" office:value-type="string" office:string-value="N320 ( Wire 54 )" calcext:value-type="string">
            <text:p>N320 ( Wire 54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21</text:p>
          </table:table-cell>
          <table:table-cell table:formula="of:=&quot;X&quot;&amp;[.E322]" office:value-type="string" office:string-value="X6747.5" calcext:value-type="string">
            <text:p>X6747.5</text:p>
          </table:table-cell>
          <table:table-cell table:formula="of:=&quot;Y&quot;&amp;[.F322]" office:value-type="string" office:string-value="Y362.460957446808" calcext:value-type="string">
            <text:p>Y362.460957446808</text:p>
          </table:table-cell>
          <table:table-cell/>
          <table:table-cell table:formula="of:=[.E316]" office:value-type="float" office:value="6747.5" calcext:value-type="float">
            <text:p>6747.5</text:p>
          </table:table-cell>
          <table:table-cell table:formula="of:=[.F316]+[.$K$18]" office:value-type="float" office:value="362.460957446808" calcext:value-type="float">
            <text:p>362.4609574468</text:p>
          </table:table-cell>
          <table:table-cell/>
          <table:table-cell table:formula="of:=[.A322]&amp;&quot; &quot;&amp;[.B322]&amp;&quot; &quot;&amp;[.C322]" office:value-type="string" office:string-value="N321 X6747.5 Y362.460957446808" calcext:value-type="string">
            <text:p>N321 X6747.5 Y362.4609574468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22</text:p>
          </table:table-cell>
          <table:table-cell table:formula="of:=[.B317]" office:value-type="string" office:string-value="G106" calcext:value-type="string">
            <text:p>G106</text:p>
          </table:table-cell>
          <table:table-cell table:formula="of:=[.C317]" office:value-type="string" office:string-value="P3" calcext:value-type="string">
            <text:p>P3</text:p>
          </table:table-cell>
          <table:table-cell table:number-columns-repeated="4"/>
          <table:table-cell table:formula="of:=[.A323]&amp;&quot; &quot;&amp;[.B323]&amp;&quot; &quot;&amp;[.C323]" office:value-type="string" office:string-value="N322 G106 P3" calcext:value-type="string">
            <text:p>N322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23</text:p>
          </table:table-cell>
          <table:table-cell table:formula="of:=&quot;X&quot;&amp;[.E324]" office:value-type="string" office:string-value="X12.5" calcext:value-type="string">
            <text:p>X12.5</text:p>
          </table:table-cell>
          <table:table-cell table:formula="of:=&quot;Y&quot;&amp;[.F324]" office:value-type="string" office:string-value="Y360.660957446808" calcext:value-type="string">
            <text:p>Y360.660957446808</text:p>
          </table:table-cell>
          <table:table-cell/>
          <table:table-cell table:formula="of:=[.E318]" office:value-type="float" office:value="12.5" calcext:value-type="float">
            <text:p>12.5</text:p>
          </table:table-cell>
          <table:table-cell table:formula="of:=[.F318]+[.$K$18]" office:value-type="float" office:value="360.660957446808" calcext:value-type="float">
            <text:p>360.6609574468</text:p>
          </table:table-cell>
          <table:table-cell/>
          <table:table-cell table:formula="of:=[.A324]&amp;&quot; &quot;&amp;[.B324]&amp;&quot; &quot;&amp;[.C324]" office:value-type="string" office:string-value="N323 X12.5 Y360.660957446808" calcext:value-type="string">
            <text:p>N323 X12.5 Y360.6609574468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24</text:p>
          </table:table-cell>
          <table:table-cell table:formula="of:=[.B319]" office:value-type="string" office:string-value="G106" calcext:value-type="string">
            <text:p>G106</text:p>
          </table:table-cell>
          <table:table-cell table:formula="of:=[.C319]" office:value-type="string" office:string-value="P0" calcext:value-type="string">
            <text:p>P0</text:p>
          </table:table-cell>
          <table:table-cell table:number-columns-repeated="4"/>
          <table:table-cell table:formula="of:=[.A325]&amp;&quot; &quot;&amp;[.B325]&amp;&quot; &quot;&amp;[.C325]" office:value-type="string" office:string-value="N324 G106 P0" calcext:value-type="string">
            <text:p>N324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25</text:p>
          </table:table-cell>
          <table:table-cell table:formula="of:=[.B320]" office:value-type="string" office:string-value="G105" calcext:value-type="string">
            <text:p>G105</text:p>
          </table:table-cell>
          <table:table-cell table:formula="of:=[.C320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320]" office:value-type="string" office:string-value="jog up" calcext:value-type="string">
            <text:p>jog up</text:p>
          </table:table-cell>
          <table:table-cell/>
          <table:table-cell table:formula="of:=[.A326]&amp;&quot; &quot;&amp;[.B326]&amp;&quot; &quot;&amp;[.C326]" office:value-type="string" office:string-value="N325 G105 PY7.79553191489362" calcext:value-type="string">
            <text:p>N325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26</text:p>
          </table:table-cell>
          <table:table-cell table:style-name="ce8" table:number-columns-repeated="3"/>
          <table:table-cell table:style-name="ce8" table:formula="of:=[.E321]+1" office:value-type="float" office:value="55" calcext:value-type="float">
            <text:p>55</text:p>
          </table:table-cell>
          <table:table-cell table:style-name="ce8" table:number-columns-repeated="2"/>
          <table:table-cell table:style-name="ce8" table:formula="of:=[.A327]&amp;&quot; ( Wire &quot;&amp;[.E327]&amp;&quot; )&quot;" office:value-type="string" office:string-value="N326 ( Wire 55 )" calcext:value-type="string">
            <text:p>N326 ( Wire 55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27</text:p>
          </table:table-cell>
          <table:table-cell table:formula="of:=&quot;X&quot;&amp;[.E328]" office:value-type="string" office:string-value="X6747.5" calcext:value-type="string">
            <text:p>X6747.5</text:p>
          </table:table-cell>
          <table:table-cell table:formula="of:=&quot;Y&quot;&amp;[.F328]" office:value-type="string" office:string-value="Y367.256489361702" calcext:value-type="string">
            <text:p>Y367.256489361702</text:p>
          </table:table-cell>
          <table:table-cell/>
          <table:table-cell table:formula="of:=[.E322]" office:value-type="float" office:value="6747.5" calcext:value-type="float">
            <text:p>6747.5</text:p>
          </table:table-cell>
          <table:table-cell table:formula="of:=[.F322]+[.$K$18]" office:value-type="float" office:value="367.256489361702" calcext:value-type="float">
            <text:p>367.2564893617</text:p>
          </table:table-cell>
          <table:table-cell/>
          <table:table-cell table:formula="of:=[.A328]&amp;&quot; &quot;&amp;[.B328]&amp;&quot; &quot;&amp;[.C328]" office:value-type="string" office:string-value="N327 X6747.5 Y367.256489361702" calcext:value-type="string">
            <text:p>N327 X6747.5 Y367.2564893617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28</text:p>
          </table:table-cell>
          <table:table-cell table:formula="of:=[.B323]" office:value-type="string" office:string-value="G106" calcext:value-type="string">
            <text:p>G106</text:p>
          </table:table-cell>
          <table:table-cell table:formula="of:=[.C323]" office:value-type="string" office:string-value="P3" calcext:value-type="string">
            <text:p>P3</text:p>
          </table:table-cell>
          <table:table-cell table:number-columns-repeated="4"/>
          <table:table-cell table:formula="of:=[.A329]&amp;&quot; &quot;&amp;[.B329]&amp;&quot; &quot;&amp;[.C329]" office:value-type="string" office:string-value="N328 G106 P3" calcext:value-type="string">
            <text:p>N328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29</text:p>
          </table:table-cell>
          <table:table-cell table:formula="of:=&quot;X&quot;&amp;[.E330]" office:value-type="string" office:string-value="X12.5" calcext:value-type="string">
            <text:p>X12.5</text:p>
          </table:table-cell>
          <table:table-cell table:formula="of:=&quot;Y&quot;&amp;[.F330]" office:value-type="string" office:string-value="Y365.456489361702" calcext:value-type="string">
            <text:p>Y365.456489361702</text:p>
          </table:table-cell>
          <table:table-cell/>
          <table:table-cell table:formula="of:=[.E324]" office:value-type="float" office:value="12.5" calcext:value-type="float">
            <text:p>12.5</text:p>
          </table:table-cell>
          <table:table-cell table:formula="of:=[.F324]+[.$K$18]" office:value-type="float" office:value="365.456489361702" calcext:value-type="float">
            <text:p>365.4564893617</text:p>
          </table:table-cell>
          <table:table-cell/>
          <table:table-cell table:formula="of:=[.A330]&amp;&quot; &quot;&amp;[.B330]&amp;&quot; &quot;&amp;[.C330]" office:value-type="string" office:string-value="N329 X12.5 Y365.456489361702" calcext:value-type="string">
            <text:p>N329 X12.5 Y365.4564893617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30</text:p>
          </table:table-cell>
          <table:table-cell table:formula="of:=[.B325]" office:value-type="string" office:string-value="G106" calcext:value-type="string">
            <text:p>G106</text:p>
          </table:table-cell>
          <table:table-cell table:formula="of:=[.C325]" office:value-type="string" office:string-value="P0" calcext:value-type="string">
            <text:p>P0</text:p>
          </table:table-cell>
          <table:table-cell table:number-columns-repeated="4"/>
          <table:table-cell table:formula="of:=[.A331]&amp;&quot; &quot;&amp;[.B331]&amp;&quot; &quot;&amp;[.C331]" office:value-type="string" office:string-value="N330 G106 P0" calcext:value-type="string">
            <text:p>N330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31</text:p>
          </table:table-cell>
          <table:table-cell table:formula="of:=[.B326]" office:value-type="string" office:string-value="G105" calcext:value-type="string">
            <text:p>G105</text:p>
          </table:table-cell>
          <table:table-cell table:formula="of:=[.C326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326]" office:value-type="string" office:string-value="jog up" calcext:value-type="string">
            <text:p>jog up</text:p>
          </table:table-cell>
          <table:table-cell/>
          <table:table-cell table:formula="of:=[.A332]&amp;&quot; &quot;&amp;[.B332]&amp;&quot; &quot;&amp;[.C332]" office:value-type="string" office:string-value="N331 G105 PY7.79553191489362" calcext:value-type="string">
            <text:p>N331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32</text:p>
          </table:table-cell>
          <table:table-cell table:style-name="ce8" table:number-columns-repeated="3"/>
          <table:table-cell table:style-name="ce8" table:formula="of:=[.E327]+1" office:value-type="float" office:value="56" calcext:value-type="float">
            <text:p>56</text:p>
          </table:table-cell>
          <table:table-cell table:style-name="ce8" table:number-columns-repeated="2"/>
          <table:table-cell table:style-name="ce8" table:formula="of:=[.A333]&amp;&quot; ( Wire &quot;&amp;[.E333]&amp;&quot; )&quot;" office:value-type="string" office:string-value="N332 ( Wire 56 )" calcext:value-type="string">
            <text:p>N332 ( Wire 56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33</text:p>
          </table:table-cell>
          <table:table-cell table:formula="of:=&quot;X&quot;&amp;[.E334]" office:value-type="string" office:string-value="X6747.5" calcext:value-type="string">
            <text:p>X6747.5</text:p>
          </table:table-cell>
          <table:table-cell table:formula="of:=&quot;Y&quot;&amp;[.F334]" office:value-type="string" office:string-value="Y372.052021276596" calcext:value-type="string">
            <text:p>Y372.052021276596</text:p>
          </table:table-cell>
          <table:table-cell/>
          <table:table-cell table:formula="of:=[.E328]" office:value-type="float" office:value="6747.5" calcext:value-type="float">
            <text:p>6747.5</text:p>
          </table:table-cell>
          <table:table-cell table:formula="of:=[.F328]+[.$K$18]" office:value-type="float" office:value="372.052021276596" calcext:value-type="float">
            <text:p>372.0520212766</text:p>
          </table:table-cell>
          <table:table-cell/>
          <table:table-cell table:formula="of:=[.A334]&amp;&quot; &quot;&amp;[.B334]&amp;&quot; &quot;&amp;[.C334]" office:value-type="string" office:string-value="N333 X6747.5 Y372.052021276596" calcext:value-type="string">
            <text:p>N333 X6747.5 Y372.0520212765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34</text:p>
          </table:table-cell>
          <table:table-cell table:formula="of:=[.B329]" office:value-type="string" office:string-value="G106" calcext:value-type="string">
            <text:p>G106</text:p>
          </table:table-cell>
          <table:table-cell table:formula="of:=[.C329]" office:value-type="string" office:string-value="P3" calcext:value-type="string">
            <text:p>P3</text:p>
          </table:table-cell>
          <table:table-cell table:number-columns-repeated="4"/>
          <table:table-cell table:formula="of:=[.A335]&amp;&quot; &quot;&amp;[.B335]&amp;&quot; &quot;&amp;[.C335]" office:value-type="string" office:string-value="N334 G106 P3" calcext:value-type="string">
            <text:p>N334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35</text:p>
          </table:table-cell>
          <table:table-cell table:formula="of:=&quot;X&quot;&amp;[.E336]" office:value-type="string" office:string-value="X12.5" calcext:value-type="string">
            <text:p>X12.5</text:p>
          </table:table-cell>
          <table:table-cell table:formula="of:=&quot;Y&quot;&amp;[.F336]" office:value-type="string" office:string-value="Y370.252021276596" calcext:value-type="string">
            <text:p>Y370.252021276596</text:p>
          </table:table-cell>
          <table:table-cell/>
          <table:table-cell table:formula="of:=[.E330]" office:value-type="float" office:value="12.5" calcext:value-type="float">
            <text:p>12.5</text:p>
          </table:table-cell>
          <table:table-cell table:formula="of:=[.F330]+[.$K$18]" office:value-type="float" office:value="370.252021276596" calcext:value-type="float">
            <text:p>370.2520212766</text:p>
          </table:table-cell>
          <table:table-cell/>
          <table:table-cell table:formula="of:=[.A336]&amp;&quot; &quot;&amp;[.B336]&amp;&quot; &quot;&amp;[.C336]" office:value-type="string" office:string-value="N335 X12.5 Y370.252021276596" calcext:value-type="string">
            <text:p>N335 X12.5 Y370.2520212765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36</text:p>
          </table:table-cell>
          <table:table-cell table:formula="of:=[.B331]" office:value-type="string" office:string-value="G106" calcext:value-type="string">
            <text:p>G106</text:p>
          </table:table-cell>
          <table:table-cell table:formula="of:=[.C331]" office:value-type="string" office:string-value="P0" calcext:value-type="string">
            <text:p>P0</text:p>
          </table:table-cell>
          <table:table-cell table:number-columns-repeated="4"/>
          <table:table-cell table:formula="of:=[.A337]&amp;&quot; &quot;&amp;[.B337]&amp;&quot; &quot;&amp;[.C337]" office:value-type="string" office:string-value="N336 G106 P0" calcext:value-type="string">
            <text:p>N336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37</text:p>
          </table:table-cell>
          <table:table-cell table:formula="of:=[.B332]" office:value-type="string" office:string-value="G105" calcext:value-type="string">
            <text:p>G105</text:p>
          </table:table-cell>
          <table:table-cell table:formula="of:=[.C332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332]" office:value-type="string" office:string-value="jog up" calcext:value-type="string">
            <text:p>jog up</text:p>
          </table:table-cell>
          <table:table-cell/>
          <table:table-cell table:formula="of:=[.A338]&amp;&quot; &quot;&amp;[.B338]&amp;&quot; &quot;&amp;[.C338]" office:value-type="string" office:string-value="N337 G105 PY7.79553191489362" calcext:value-type="string">
            <text:p>N337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38</text:p>
          </table:table-cell>
          <table:table-cell table:style-name="ce8" table:number-columns-repeated="3"/>
          <table:table-cell table:style-name="ce8" table:formula="of:=[.E333]+1" office:value-type="float" office:value="57" calcext:value-type="float">
            <text:p>57</text:p>
          </table:table-cell>
          <table:table-cell table:style-name="ce8" table:number-columns-repeated="2"/>
          <table:table-cell table:style-name="ce8" table:formula="of:=[.A339]&amp;&quot; ( Wire &quot;&amp;[.E339]&amp;&quot; )&quot;" office:value-type="string" office:string-value="N338 ( Wire 57 )" calcext:value-type="string">
            <text:p>N338 ( Wire 57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39</text:p>
          </table:table-cell>
          <table:table-cell table:formula="of:=&quot;X&quot;&amp;[.E340]" office:value-type="string" office:string-value="X6747.5" calcext:value-type="string">
            <text:p>X6747.5</text:p>
          </table:table-cell>
          <table:table-cell table:formula="of:=&quot;Y&quot;&amp;[.F340]" office:value-type="string" office:string-value="Y376.847553191489" calcext:value-type="string">
            <text:p>Y376.847553191489</text:p>
          </table:table-cell>
          <table:table-cell/>
          <table:table-cell table:formula="of:=[.E334]" office:value-type="float" office:value="6747.5" calcext:value-type="float">
            <text:p>6747.5</text:p>
          </table:table-cell>
          <table:table-cell table:formula="of:=[.F334]+[.$K$18]" office:value-type="float" office:value="376.847553191489" calcext:value-type="float">
            <text:p>376.8475531915</text:p>
          </table:table-cell>
          <table:table-cell/>
          <table:table-cell table:formula="of:=[.A340]&amp;&quot; &quot;&amp;[.B340]&amp;&quot; &quot;&amp;[.C340]" office:value-type="string" office:string-value="N339 X6747.5 Y376.847553191489" calcext:value-type="string">
            <text:p>N339 X6747.5 Y376.8475531914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40</text:p>
          </table:table-cell>
          <table:table-cell table:formula="of:=[.B335]" office:value-type="string" office:string-value="G106" calcext:value-type="string">
            <text:p>G106</text:p>
          </table:table-cell>
          <table:table-cell table:formula="of:=[.C335]" office:value-type="string" office:string-value="P3" calcext:value-type="string">
            <text:p>P3</text:p>
          </table:table-cell>
          <table:table-cell table:number-columns-repeated="4"/>
          <table:table-cell table:formula="of:=[.A341]&amp;&quot; &quot;&amp;[.B341]&amp;&quot; &quot;&amp;[.C341]" office:value-type="string" office:string-value="N340 G106 P3" calcext:value-type="string">
            <text:p>N340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41</text:p>
          </table:table-cell>
          <table:table-cell table:formula="of:=&quot;X&quot;&amp;[.E342]" office:value-type="string" office:string-value="X12.5" calcext:value-type="string">
            <text:p>X12.5</text:p>
          </table:table-cell>
          <table:table-cell table:formula="of:=&quot;Y&quot;&amp;[.F342]" office:value-type="string" office:string-value="Y375.047553191489" calcext:value-type="string">
            <text:p>Y375.047553191489</text:p>
          </table:table-cell>
          <table:table-cell/>
          <table:table-cell table:formula="of:=[.E336]" office:value-type="float" office:value="12.5" calcext:value-type="float">
            <text:p>12.5</text:p>
          </table:table-cell>
          <table:table-cell table:formula="of:=[.F336]+[.$K$18]" office:value-type="float" office:value="375.047553191489" calcext:value-type="float">
            <text:p>375.0475531915</text:p>
          </table:table-cell>
          <table:table-cell/>
          <table:table-cell table:formula="of:=[.A342]&amp;&quot; &quot;&amp;[.B342]&amp;&quot; &quot;&amp;[.C342]" office:value-type="string" office:string-value="N341 X12.5 Y375.047553191489" calcext:value-type="string">
            <text:p>N341 X12.5 Y375.0475531914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42</text:p>
          </table:table-cell>
          <table:table-cell table:formula="of:=[.B337]" office:value-type="string" office:string-value="G106" calcext:value-type="string">
            <text:p>G106</text:p>
          </table:table-cell>
          <table:table-cell table:formula="of:=[.C337]" office:value-type="string" office:string-value="P0" calcext:value-type="string">
            <text:p>P0</text:p>
          </table:table-cell>
          <table:table-cell table:number-columns-repeated="4"/>
          <table:table-cell table:formula="of:=[.A343]&amp;&quot; &quot;&amp;[.B343]&amp;&quot; &quot;&amp;[.C343]" office:value-type="string" office:string-value="N342 G106 P0" calcext:value-type="string">
            <text:p>N342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43</text:p>
          </table:table-cell>
          <table:table-cell table:formula="of:=[.B338]" office:value-type="string" office:string-value="G105" calcext:value-type="string">
            <text:p>G105</text:p>
          </table:table-cell>
          <table:table-cell table:formula="of:=[.C338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338]" office:value-type="string" office:string-value="jog up" calcext:value-type="string">
            <text:p>jog up</text:p>
          </table:table-cell>
          <table:table-cell/>
          <table:table-cell table:formula="of:=[.A344]&amp;&quot; &quot;&amp;[.B344]&amp;&quot; &quot;&amp;[.C344]" office:value-type="string" office:string-value="N343 G105 PY7.79553191489362" calcext:value-type="string">
            <text:p>N343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44</text:p>
          </table:table-cell>
          <table:table-cell table:style-name="ce8" table:number-columns-repeated="3"/>
          <table:table-cell table:style-name="ce8" table:formula="of:=[.E339]+1" office:value-type="float" office:value="58" calcext:value-type="float">
            <text:p>58</text:p>
          </table:table-cell>
          <table:table-cell table:style-name="ce8" table:number-columns-repeated="2"/>
          <table:table-cell table:style-name="ce8" table:formula="of:=[.A345]&amp;&quot; ( Wire &quot;&amp;[.E345]&amp;&quot; )&quot;" office:value-type="string" office:string-value="N344 ( Wire 58 )" calcext:value-type="string">
            <text:p>N344 ( Wire 58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45</text:p>
          </table:table-cell>
          <table:table-cell table:formula="of:=&quot;X&quot;&amp;[.E346]" office:value-type="string" office:string-value="X6747.5" calcext:value-type="string">
            <text:p>X6747.5</text:p>
          </table:table-cell>
          <table:table-cell table:formula="of:=&quot;Y&quot;&amp;[.F346]" office:value-type="string" office:string-value="Y381.643085106383" calcext:value-type="string">
            <text:p>Y381.643085106383</text:p>
          </table:table-cell>
          <table:table-cell/>
          <table:table-cell table:formula="of:=[.E340]" office:value-type="float" office:value="6747.5" calcext:value-type="float">
            <text:p>6747.5</text:p>
          </table:table-cell>
          <table:table-cell table:formula="of:=[.F340]+[.$K$18]" office:value-type="float" office:value="381.643085106383" calcext:value-type="float">
            <text:p>381.6430851064</text:p>
          </table:table-cell>
          <table:table-cell/>
          <table:table-cell table:formula="of:=[.A346]&amp;&quot; &quot;&amp;[.B346]&amp;&quot; &quot;&amp;[.C346]" office:value-type="string" office:string-value="N345 X6747.5 Y381.643085106383" calcext:value-type="string">
            <text:p>N345 X6747.5 Y381.643085106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46</text:p>
          </table:table-cell>
          <table:table-cell table:formula="of:=[.B341]" office:value-type="string" office:string-value="G106" calcext:value-type="string">
            <text:p>G106</text:p>
          </table:table-cell>
          <table:table-cell table:formula="of:=[.C341]" office:value-type="string" office:string-value="P3" calcext:value-type="string">
            <text:p>P3</text:p>
          </table:table-cell>
          <table:table-cell table:number-columns-repeated="4"/>
          <table:table-cell table:formula="of:=[.A347]&amp;&quot; &quot;&amp;[.B347]&amp;&quot; &quot;&amp;[.C347]" office:value-type="string" office:string-value="N346 G106 P3" calcext:value-type="string">
            <text:p>N346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47</text:p>
          </table:table-cell>
          <table:table-cell table:formula="of:=&quot;X&quot;&amp;[.E348]" office:value-type="string" office:string-value="X12.5" calcext:value-type="string">
            <text:p>X12.5</text:p>
          </table:table-cell>
          <table:table-cell table:formula="of:=&quot;Y&quot;&amp;[.F348]" office:value-type="string" office:string-value="Y379.843085106383" calcext:value-type="string">
            <text:p>Y379.843085106383</text:p>
          </table:table-cell>
          <table:table-cell/>
          <table:table-cell table:formula="of:=[.E342]" office:value-type="float" office:value="12.5" calcext:value-type="float">
            <text:p>12.5</text:p>
          </table:table-cell>
          <table:table-cell table:formula="of:=[.F342]+[.$K$18]" office:value-type="float" office:value="379.843085106383" calcext:value-type="float">
            <text:p>379.8430851064</text:p>
          </table:table-cell>
          <table:table-cell/>
          <table:table-cell table:formula="of:=[.A348]&amp;&quot; &quot;&amp;[.B348]&amp;&quot; &quot;&amp;[.C348]" office:value-type="string" office:string-value="N347 X12.5 Y379.843085106383" calcext:value-type="string">
            <text:p>N347 X12.5 Y379.843085106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48</text:p>
          </table:table-cell>
          <table:table-cell table:formula="of:=[.B343]" office:value-type="string" office:string-value="G106" calcext:value-type="string">
            <text:p>G106</text:p>
          </table:table-cell>
          <table:table-cell table:formula="of:=[.C343]" office:value-type="string" office:string-value="P0" calcext:value-type="string">
            <text:p>P0</text:p>
          </table:table-cell>
          <table:table-cell table:number-columns-repeated="4"/>
          <table:table-cell table:formula="of:=[.A349]&amp;&quot; &quot;&amp;[.B349]&amp;&quot; &quot;&amp;[.C349]" office:value-type="string" office:string-value="N348 G106 P0" calcext:value-type="string">
            <text:p>N348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49</text:p>
          </table:table-cell>
          <table:table-cell table:formula="of:=[.B344]" office:value-type="string" office:string-value="G105" calcext:value-type="string">
            <text:p>G105</text:p>
          </table:table-cell>
          <table:table-cell table:formula="of:=[.C344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344]" office:value-type="string" office:string-value="jog up" calcext:value-type="string">
            <text:p>jog up</text:p>
          </table:table-cell>
          <table:table-cell/>
          <table:table-cell table:formula="of:=[.A350]&amp;&quot; &quot;&amp;[.B350]&amp;&quot; &quot;&amp;[.C350]" office:value-type="string" office:string-value="N349 G105 PY7.79553191489362" calcext:value-type="string">
            <text:p>N349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50</text:p>
          </table:table-cell>
          <table:table-cell table:style-name="ce8" table:number-columns-repeated="3"/>
          <table:table-cell table:style-name="ce8" table:formula="of:=[.E345]+1" office:value-type="float" office:value="59" calcext:value-type="float">
            <text:p>59</text:p>
          </table:table-cell>
          <table:table-cell table:style-name="ce8" table:number-columns-repeated="2"/>
          <table:table-cell table:style-name="ce8" table:formula="of:=[.A351]&amp;&quot; ( Wire &quot;&amp;[.E351]&amp;&quot; )&quot;" office:value-type="string" office:string-value="N350 ( Wire 59 )" calcext:value-type="string">
            <text:p>N350 ( Wire 59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51</text:p>
          </table:table-cell>
          <table:table-cell table:formula="of:=&quot;X&quot;&amp;[.E352]" office:value-type="string" office:string-value="X6747.5" calcext:value-type="string">
            <text:p>X6747.5</text:p>
          </table:table-cell>
          <table:table-cell table:formula="of:=&quot;Y&quot;&amp;[.F352]" office:value-type="string" office:string-value="Y386.438617021277" calcext:value-type="string">
            <text:p>Y386.438617021277</text:p>
          </table:table-cell>
          <table:table-cell/>
          <table:table-cell table:formula="of:=[.E346]" office:value-type="float" office:value="6747.5" calcext:value-type="float">
            <text:p>6747.5</text:p>
          </table:table-cell>
          <table:table-cell table:formula="of:=[.F346]+[.$K$18]" office:value-type="float" office:value="386.438617021277" calcext:value-type="float">
            <text:p>386.4386170213</text:p>
          </table:table-cell>
          <table:table-cell/>
          <table:table-cell table:formula="of:=[.A352]&amp;&quot; &quot;&amp;[.B352]&amp;&quot; &quot;&amp;[.C352]" office:value-type="string" office:string-value="N351 X6747.5 Y386.438617021277" calcext:value-type="string">
            <text:p>N351 X6747.5 Y386.4386170212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52</text:p>
          </table:table-cell>
          <table:table-cell table:formula="of:=[.B347]" office:value-type="string" office:string-value="G106" calcext:value-type="string">
            <text:p>G106</text:p>
          </table:table-cell>
          <table:table-cell table:formula="of:=[.C347]" office:value-type="string" office:string-value="P3" calcext:value-type="string">
            <text:p>P3</text:p>
          </table:table-cell>
          <table:table-cell table:number-columns-repeated="4"/>
          <table:table-cell table:formula="of:=[.A353]&amp;&quot; &quot;&amp;[.B353]&amp;&quot; &quot;&amp;[.C353]" office:value-type="string" office:string-value="N352 G106 P3" calcext:value-type="string">
            <text:p>N352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53</text:p>
          </table:table-cell>
          <table:table-cell table:formula="of:=&quot;X&quot;&amp;[.E354]" office:value-type="string" office:string-value="X12.5" calcext:value-type="string">
            <text:p>X12.5</text:p>
          </table:table-cell>
          <table:table-cell table:formula="of:=&quot;Y&quot;&amp;[.F354]" office:value-type="string" office:string-value="Y384.638617021276" calcext:value-type="string">
            <text:p>Y384.638617021276</text:p>
          </table:table-cell>
          <table:table-cell/>
          <table:table-cell table:formula="of:=[.E348]" office:value-type="float" office:value="12.5" calcext:value-type="float">
            <text:p>12.5</text:p>
          </table:table-cell>
          <table:table-cell table:formula="of:=[.F348]+[.$K$18]" office:value-type="float" office:value="384.638617021276" calcext:value-type="float">
            <text:p>384.6386170213</text:p>
          </table:table-cell>
          <table:table-cell/>
          <table:table-cell table:formula="of:=[.A354]&amp;&quot; &quot;&amp;[.B354]&amp;&quot; &quot;&amp;[.C354]" office:value-type="string" office:string-value="N353 X12.5 Y384.638617021276" calcext:value-type="string">
            <text:p>N353 X12.5 Y384.6386170212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54</text:p>
          </table:table-cell>
          <table:table-cell table:formula="of:=[.B349]" office:value-type="string" office:string-value="G106" calcext:value-type="string">
            <text:p>G106</text:p>
          </table:table-cell>
          <table:table-cell table:formula="of:=[.C349]" office:value-type="string" office:string-value="P0" calcext:value-type="string">
            <text:p>P0</text:p>
          </table:table-cell>
          <table:table-cell table:number-columns-repeated="4"/>
          <table:table-cell table:formula="of:=[.A355]&amp;&quot; &quot;&amp;[.B355]&amp;&quot; &quot;&amp;[.C355]" office:value-type="string" office:string-value="N354 G106 P0" calcext:value-type="string">
            <text:p>N354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55</text:p>
          </table:table-cell>
          <table:table-cell table:formula="of:=[.B350]" office:value-type="string" office:string-value="G105" calcext:value-type="string">
            <text:p>G105</text:p>
          </table:table-cell>
          <table:table-cell table:formula="of:=[.C350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350]" office:value-type="string" office:string-value="jog up" calcext:value-type="string">
            <text:p>jog up</text:p>
          </table:table-cell>
          <table:table-cell/>
          <table:table-cell table:formula="of:=[.A356]&amp;&quot; &quot;&amp;[.B356]&amp;&quot; &quot;&amp;[.C356]" office:value-type="string" office:string-value="N355 G105 PY7.79553191489362" calcext:value-type="string">
            <text:p>N355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56</text:p>
          </table:table-cell>
          <table:table-cell table:style-name="ce8" table:number-columns-repeated="3"/>
          <table:table-cell table:style-name="ce8" table:formula="of:=[.E351]+1" office:value-type="float" office:value="60" calcext:value-type="float">
            <text:p>60</text:p>
          </table:table-cell>
          <table:table-cell table:style-name="ce8" table:number-columns-repeated="2"/>
          <table:table-cell table:style-name="ce8" table:formula="of:=[.A357]&amp;&quot; ( Wire &quot;&amp;[.E357]&amp;&quot; )&quot;" office:value-type="string" office:string-value="N356 ( Wire 60 )" calcext:value-type="string">
            <text:p>N356 ( Wire 60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57</text:p>
          </table:table-cell>
          <table:table-cell table:formula="of:=&quot;X&quot;&amp;[.E358]" office:value-type="string" office:string-value="X6747.5" calcext:value-type="string">
            <text:p>X6747.5</text:p>
          </table:table-cell>
          <table:table-cell table:formula="of:=&quot;Y&quot;&amp;[.F358]" office:value-type="string" office:string-value="Y391.23414893617" calcext:value-type="string">
            <text:p>Y391.23414893617</text:p>
          </table:table-cell>
          <table:table-cell/>
          <table:table-cell table:formula="of:=[.E352]" office:value-type="float" office:value="6747.5" calcext:value-type="float">
            <text:p>6747.5</text:p>
          </table:table-cell>
          <table:table-cell table:formula="of:=[.F352]+[.$K$18]" office:value-type="float" office:value="391.23414893617" calcext:value-type="float">
            <text:p>391.2341489362</text:p>
          </table:table-cell>
          <table:table-cell/>
          <table:table-cell table:formula="of:=[.A358]&amp;&quot; &quot;&amp;[.B358]&amp;&quot; &quot;&amp;[.C358]" office:value-type="string" office:string-value="N357 X6747.5 Y391.23414893617" calcext:value-type="string">
            <text:p>N357 X6747.5 Y391.23414893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58</text:p>
          </table:table-cell>
          <table:table-cell table:formula="of:=[.B353]" office:value-type="string" office:string-value="G106" calcext:value-type="string">
            <text:p>G106</text:p>
          </table:table-cell>
          <table:table-cell table:formula="of:=[.C353]" office:value-type="string" office:string-value="P3" calcext:value-type="string">
            <text:p>P3</text:p>
          </table:table-cell>
          <table:table-cell table:number-columns-repeated="4"/>
          <table:table-cell table:formula="of:=[.A359]&amp;&quot; &quot;&amp;[.B359]&amp;&quot; &quot;&amp;[.C359]" office:value-type="string" office:string-value="N358 G106 P3" calcext:value-type="string">
            <text:p>N358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59</text:p>
          </table:table-cell>
          <table:table-cell table:formula="of:=&quot;X&quot;&amp;[.E360]" office:value-type="string" office:string-value="X12.5" calcext:value-type="string">
            <text:p>X12.5</text:p>
          </table:table-cell>
          <table:table-cell table:formula="of:=&quot;Y&quot;&amp;[.F360]" office:value-type="string" office:string-value="Y389.43414893617" calcext:value-type="string">
            <text:p>Y389.43414893617</text:p>
          </table:table-cell>
          <table:table-cell/>
          <table:table-cell table:formula="of:=[.E354]" office:value-type="float" office:value="12.5" calcext:value-type="float">
            <text:p>12.5</text:p>
          </table:table-cell>
          <table:table-cell table:formula="of:=[.F354]+[.$K$18]" office:value-type="float" office:value="389.43414893617" calcext:value-type="float">
            <text:p>389.4341489362</text:p>
          </table:table-cell>
          <table:table-cell/>
          <table:table-cell table:formula="of:=[.A360]&amp;&quot; &quot;&amp;[.B360]&amp;&quot; &quot;&amp;[.C360]" office:value-type="string" office:string-value="N359 X12.5 Y389.43414893617" calcext:value-type="string">
            <text:p>N359 X12.5 Y389.43414893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60</text:p>
          </table:table-cell>
          <table:table-cell table:formula="of:=[.B355]" office:value-type="string" office:string-value="G106" calcext:value-type="string">
            <text:p>G106</text:p>
          </table:table-cell>
          <table:table-cell table:formula="of:=[.C355]" office:value-type="string" office:string-value="P0" calcext:value-type="string">
            <text:p>P0</text:p>
          </table:table-cell>
          <table:table-cell table:number-columns-repeated="4"/>
          <table:table-cell table:formula="of:=[.A361]&amp;&quot; &quot;&amp;[.B361]&amp;&quot; &quot;&amp;[.C361]" office:value-type="string" office:string-value="N360 G106 P0" calcext:value-type="string">
            <text:p>N360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61</text:p>
          </table:table-cell>
          <table:table-cell table:formula="of:=[.B356]" office:value-type="string" office:string-value="G105" calcext:value-type="string">
            <text:p>G105</text:p>
          </table:table-cell>
          <table:table-cell table:formula="of:=[.C356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356]" office:value-type="string" office:string-value="jog up" calcext:value-type="string">
            <text:p>jog up</text:p>
          </table:table-cell>
          <table:table-cell/>
          <table:table-cell table:formula="of:=[.A362]&amp;&quot; &quot;&amp;[.B362]&amp;&quot; &quot;&amp;[.C362]" office:value-type="string" office:string-value="N361 G105 PY7.79553191489362" calcext:value-type="string">
            <text:p>N361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62</text:p>
          </table:table-cell>
          <table:table-cell table:style-name="ce8" table:number-columns-repeated="3"/>
          <table:table-cell table:style-name="ce8" table:formula="of:=[.E357]+1" office:value-type="float" office:value="61" calcext:value-type="float">
            <text:p>61</text:p>
          </table:table-cell>
          <table:table-cell table:style-name="ce8" table:number-columns-repeated="2"/>
          <table:table-cell table:style-name="ce8" table:formula="of:=[.A363]&amp;&quot; ( Wire &quot;&amp;[.E363]&amp;&quot; )&quot;" office:value-type="string" office:string-value="N362 ( Wire 61 )" calcext:value-type="string">
            <text:p>N362 ( Wire 61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63</text:p>
          </table:table-cell>
          <table:table-cell table:formula="of:=&quot;X&quot;&amp;[.E364]" office:value-type="string" office:string-value="X6747.5" calcext:value-type="string">
            <text:p>X6747.5</text:p>
          </table:table-cell>
          <table:table-cell table:formula="of:=&quot;Y&quot;&amp;[.F364]" office:value-type="string" office:string-value="Y396.029680851064" calcext:value-type="string">
            <text:p>Y396.029680851064</text:p>
          </table:table-cell>
          <table:table-cell/>
          <table:table-cell table:formula="of:=[.E358]" office:value-type="float" office:value="6747.5" calcext:value-type="float">
            <text:p>6747.5</text:p>
          </table:table-cell>
          <table:table-cell table:formula="of:=[.F358]+[.$K$18]" office:value-type="float" office:value="396.029680851064" calcext:value-type="float">
            <text:p>396.0296808511</text:p>
          </table:table-cell>
          <table:table-cell/>
          <table:table-cell table:formula="of:=[.A364]&amp;&quot; &quot;&amp;[.B364]&amp;&quot; &quot;&amp;[.C364]" office:value-type="string" office:string-value="N363 X6747.5 Y396.029680851064" calcext:value-type="string">
            <text:p>N363 X6747.5 Y396.029680851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64</text:p>
          </table:table-cell>
          <table:table-cell table:formula="of:=[.B359]" office:value-type="string" office:string-value="G106" calcext:value-type="string">
            <text:p>G106</text:p>
          </table:table-cell>
          <table:table-cell table:formula="of:=[.C359]" office:value-type="string" office:string-value="P3" calcext:value-type="string">
            <text:p>P3</text:p>
          </table:table-cell>
          <table:table-cell table:number-columns-repeated="4"/>
          <table:table-cell table:formula="of:=[.A365]&amp;&quot; &quot;&amp;[.B365]&amp;&quot; &quot;&amp;[.C365]" office:value-type="string" office:string-value="N364 G106 P3" calcext:value-type="string">
            <text:p>N364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65</text:p>
          </table:table-cell>
          <table:table-cell table:formula="of:=&quot;X&quot;&amp;[.E366]" office:value-type="string" office:string-value="X12.5" calcext:value-type="string">
            <text:p>X12.5</text:p>
          </table:table-cell>
          <table:table-cell table:formula="of:=&quot;Y&quot;&amp;[.F366]" office:value-type="string" office:string-value="Y394.229680851064" calcext:value-type="string">
            <text:p>Y394.229680851064</text:p>
          </table:table-cell>
          <table:table-cell/>
          <table:table-cell table:formula="of:=[.E360]" office:value-type="float" office:value="12.5" calcext:value-type="float">
            <text:p>12.5</text:p>
          </table:table-cell>
          <table:table-cell table:formula="of:=[.F360]+[.$K$18]" office:value-type="float" office:value="394.229680851064" calcext:value-type="float">
            <text:p>394.2296808511</text:p>
          </table:table-cell>
          <table:table-cell/>
          <table:table-cell table:formula="of:=[.A366]&amp;&quot; &quot;&amp;[.B366]&amp;&quot; &quot;&amp;[.C366]" office:value-type="string" office:string-value="N365 X12.5 Y394.229680851064" calcext:value-type="string">
            <text:p>N365 X12.5 Y394.229680851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66</text:p>
          </table:table-cell>
          <table:table-cell table:formula="of:=[.B361]" office:value-type="string" office:string-value="G106" calcext:value-type="string">
            <text:p>G106</text:p>
          </table:table-cell>
          <table:table-cell table:formula="of:=[.C361]" office:value-type="string" office:string-value="P0" calcext:value-type="string">
            <text:p>P0</text:p>
          </table:table-cell>
          <table:table-cell table:number-columns-repeated="4"/>
          <table:table-cell table:formula="of:=[.A367]&amp;&quot; &quot;&amp;[.B367]&amp;&quot; &quot;&amp;[.C367]" office:value-type="string" office:string-value="N366 G106 P0" calcext:value-type="string">
            <text:p>N366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67</text:p>
          </table:table-cell>
          <table:table-cell table:formula="of:=[.B362]" office:value-type="string" office:string-value="G105" calcext:value-type="string">
            <text:p>G105</text:p>
          </table:table-cell>
          <table:table-cell table:formula="of:=[.C362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362]" office:value-type="string" office:string-value="jog up" calcext:value-type="string">
            <text:p>jog up</text:p>
          </table:table-cell>
          <table:table-cell/>
          <table:table-cell table:formula="of:=[.A368]&amp;&quot; &quot;&amp;[.B368]&amp;&quot; &quot;&amp;[.C368]" office:value-type="string" office:string-value="N367 G105 PY7.79553191489362" calcext:value-type="string">
            <text:p>N367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68</text:p>
          </table:table-cell>
          <table:table-cell table:style-name="ce8" table:number-columns-repeated="3"/>
          <table:table-cell table:style-name="ce8" table:formula="of:=[.E363]+1" office:value-type="float" office:value="62" calcext:value-type="float">
            <text:p>62</text:p>
          </table:table-cell>
          <table:table-cell table:style-name="ce8" table:number-columns-repeated="2"/>
          <table:table-cell table:style-name="ce8" table:formula="of:=[.A369]&amp;&quot; ( Wire &quot;&amp;[.E369]&amp;&quot; )&quot;" office:value-type="string" office:string-value="N368 ( Wire 62 )" calcext:value-type="string">
            <text:p>N368 ( Wire 62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69</text:p>
          </table:table-cell>
          <table:table-cell table:formula="of:=&quot;X&quot;&amp;[.E370]" office:value-type="string" office:string-value="X6747.5" calcext:value-type="string">
            <text:p>X6747.5</text:p>
          </table:table-cell>
          <table:table-cell table:formula="of:=&quot;Y&quot;&amp;[.F370]" office:value-type="string" office:string-value="Y400.825212765957" calcext:value-type="string">
            <text:p>Y400.825212765957</text:p>
          </table:table-cell>
          <table:table-cell/>
          <table:table-cell table:formula="of:=[.E364]" office:value-type="float" office:value="6747.5" calcext:value-type="float">
            <text:p>6747.5</text:p>
          </table:table-cell>
          <table:table-cell table:formula="of:=[.F364]+[.$K$18]" office:value-type="float" office:value="400.825212765957" calcext:value-type="float">
            <text:p>400.825212766</text:p>
          </table:table-cell>
          <table:table-cell/>
          <table:table-cell table:formula="of:=[.A370]&amp;&quot; &quot;&amp;[.B370]&amp;&quot; &quot;&amp;[.C370]" office:value-type="string" office:string-value="N369 X6747.5 Y400.825212765957" calcext:value-type="string">
            <text:p>N369 X6747.5 Y400.8252127659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70</text:p>
          </table:table-cell>
          <table:table-cell table:formula="of:=[.B365]" office:value-type="string" office:string-value="G106" calcext:value-type="string">
            <text:p>G106</text:p>
          </table:table-cell>
          <table:table-cell table:formula="of:=[.C365]" office:value-type="string" office:string-value="P3" calcext:value-type="string">
            <text:p>P3</text:p>
          </table:table-cell>
          <table:table-cell table:number-columns-repeated="4"/>
          <table:table-cell table:formula="of:=[.A371]&amp;&quot; &quot;&amp;[.B371]&amp;&quot; &quot;&amp;[.C371]" office:value-type="string" office:string-value="N370 G106 P3" calcext:value-type="string">
            <text:p>N370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71</text:p>
          </table:table-cell>
          <table:table-cell table:formula="of:=&quot;X&quot;&amp;[.E372]" office:value-type="string" office:string-value="X12.5" calcext:value-type="string">
            <text:p>X12.5</text:p>
          </table:table-cell>
          <table:table-cell table:formula="of:=&quot;Y&quot;&amp;[.F372]" office:value-type="string" office:string-value="Y399.025212765957" calcext:value-type="string">
            <text:p>Y399.025212765957</text:p>
          </table:table-cell>
          <table:table-cell/>
          <table:table-cell table:formula="of:=[.E366]" office:value-type="float" office:value="12.5" calcext:value-type="float">
            <text:p>12.5</text:p>
          </table:table-cell>
          <table:table-cell table:formula="of:=[.F366]+[.$K$18]" office:value-type="float" office:value="399.025212765957" calcext:value-type="float">
            <text:p>399.025212766</text:p>
          </table:table-cell>
          <table:table-cell/>
          <table:table-cell table:formula="of:=[.A372]&amp;&quot; &quot;&amp;[.B372]&amp;&quot; &quot;&amp;[.C372]" office:value-type="string" office:string-value="N371 X12.5 Y399.025212765957" calcext:value-type="string">
            <text:p>N371 X12.5 Y399.0252127659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72</text:p>
          </table:table-cell>
          <table:table-cell table:formula="of:=[.B367]" office:value-type="string" office:string-value="G106" calcext:value-type="string">
            <text:p>G106</text:p>
          </table:table-cell>
          <table:table-cell table:formula="of:=[.C367]" office:value-type="string" office:string-value="P0" calcext:value-type="string">
            <text:p>P0</text:p>
          </table:table-cell>
          <table:table-cell table:number-columns-repeated="4"/>
          <table:table-cell table:formula="of:=[.A373]&amp;&quot; &quot;&amp;[.B373]&amp;&quot; &quot;&amp;[.C373]" office:value-type="string" office:string-value="N372 G106 P0" calcext:value-type="string">
            <text:p>N372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73</text:p>
          </table:table-cell>
          <table:table-cell table:formula="of:=[.B368]" office:value-type="string" office:string-value="G105" calcext:value-type="string">
            <text:p>G105</text:p>
          </table:table-cell>
          <table:table-cell table:formula="of:=[.C368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368]" office:value-type="string" office:string-value="jog up" calcext:value-type="string">
            <text:p>jog up</text:p>
          </table:table-cell>
          <table:table-cell/>
          <table:table-cell table:formula="of:=[.A374]&amp;&quot; &quot;&amp;[.B374]&amp;&quot; &quot;&amp;[.C374]" office:value-type="string" office:string-value="N373 G105 PY7.79553191489362" calcext:value-type="string">
            <text:p>N373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74</text:p>
          </table:table-cell>
          <table:table-cell table:style-name="ce8" table:number-columns-repeated="3"/>
          <table:table-cell table:style-name="ce8" table:formula="of:=[.E369]+1" office:value-type="float" office:value="63" calcext:value-type="float">
            <text:p>63</text:p>
          </table:table-cell>
          <table:table-cell table:style-name="ce8" table:number-columns-repeated="2"/>
          <table:table-cell table:style-name="ce8" table:formula="of:=[.A375]&amp;&quot; ( Wire &quot;&amp;[.E375]&amp;&quot; )&quot;" office:value-type="string" office:string-value="N374 ( Wire 63 )" calcext:value-type="string">
            <text:p>N374 ( Wire 63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75</text:p>
          </table:table-cell>
          <table:table-cell table:formula="of:=&quot;X&quot;&amp;[.E376]" office:value-type="string" office:string-value="X6747.5" calcext:value-type="string">
            <text:p>X6747.5</text:p>
          </table:table-cell>
          <table:table-cell table:formula="of:=&quot;Y&quot;&amp;[.F376]" office:value-type="string" office:string-value="Y405.620744680851" calcext:value-type="string">
            <text:p>Y405.620744680851</text:p>
          </table:table-cell>
          <table:table-cell/>
          <table:table-cell table:formula="of:=[.E370]" office:value-type="float" office:value="6747.5" calcext:value-type="float">
            <text:p>6747.5</text:p>
          </table:table-cell>
          <table:table-cell table:formula="of:=[.F370]+[.$K$18]" office:value-type="float" office:value="405.620744680851" calcext:value-type="float">
            <text:p>405.6207446809</text:p>
          </table:table-cell>
          <table:table-cell/>
          <table:table-cell table:formula="of:=[.A376]&amp;&quot; &quot;&amp;[.B376]&amp;&quot; &quot;&amp;[.C376]" office:value-type="string" office:string-value="N375 X6747.5 Y405.620744680851" calcext:value-type="string">
            <text:p>N375 X6747.5 Y405.620744680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76</text:p>
          </table:table-cell>
          <table:table-cell table:formula="of:=[.B371]" office:value-type="string" office:string-value="G106" calcext:value-type="string">
            <text:p>G106</text:p>
          </table:table-cell>
          <table:table-cell table:formula="of:=[.C371]" office:value-type="string" office:string-value="P3" calcext:value-type="string">
            <text:p>P3</text:p>
          </table:table-cell>
          <table:table-cell table:number-columns-repeated="4"/>
          <table:table-cell table:formula="of:=[.A377]&amp;&quot; &quot;&amp;[.B377]&amp;&quot; &quot;&amp;[.C377]" office:value-type="string" office:string-value="N376 G106 P3" calcext:value-type="string">
            <text:p>N376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77</text:p>
          </table:table-cell>
          <table:table-cell table:formula="of:=&quot;X&quot;&amp;[.E378]" office:value-type="string" office:string-value="X12.5" calcext:value-type="string">
            <text:p>X12.5</text:p>
          </table:table-cell>
          <table:table-cell table:formula="of:=&quot;Y&quot;&amp;[.F378]" office:value-type="string" office:string-value="Y403.820744680851" calcext:value-type="string">
            <text:p>Y403.820744680851</text:p>
          </table:table-cell>
          <table:table-cell/>
          <table:table-cell table:formula="of:=[.E372]" office:value-type="float" office:value="12.5" calcext:value-type="float">
            <text:p>12.5</text:p>
          </table:table-cell>
          <table:table-cell table:formula="of:=[.F372]+[.$K$18]" office:value-type="float" office:value="403.820744680851" calcext:value-type="float">
            <text:p>403.8207446809</text:p>
          </table:table-cell>
          <table:table-cell/>
          <table:table-cell table:formula="of:=[.A378]&amp;&quot; &quot;&amp;[.B378]&amp;&quot; &quot;&amp;[.C378]" office:value-type="string" office:string-value="N377 X12.5 Y403.820744680851" calcext:value-type="string">
            <text:p>N377 X12.5 Y403.820744680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78</text:p>
          </table:table-cell>
          <table:table-cell table:formula="of:=[.B373]" office:value-type="string" office:string-value="G106" calcext:value-type="string">
            <text:p>G106</text:p>
          </table:table-cell>
          <table:table-cell table:formula="of:=[.C373]" office:value-type="string" office:string-value="P0" calcext:value-type="string">
            <text:p>P0</text:p>
          </table:table-cell>
          <table:table-cell table:number-columns-repeated="4"/>
          <table:table-cell table:formula="of:=[.A379]&amp;&quot; &quot;&amp;[.B379]&amp;&quot; &quot;&amp;[.C379]" office:value-type="string" office:string-value="N378 G106 P0" calcext:value-type="string">
            <text:p>N378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79</text:p>
          </table:table-cell>
          <table:table-cell table:formula="of:=[.B374]" office:value-type="string" office:string-value="G105" calcext:value-type="string">
            <text:p>G105</text:p>
          </table:table-cell>
          <table:table-cell table:formula="of:=[.C374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374]" office:value-type="string" office:string-value="jog up" calcext:value-type="string">
            <text:p>jog up</text:p>
          </table:table-cell>
          <table:table-cell/>
          <table:table-cell table:formula="of:=[.A380]&amp;&quot; &quot;&amp;[.B380]&amp;&quot; &quot;&amp;[.C380]" office:value-type="string" office:string-value="N379 G105 PY7.79553191489362" calcext:value-type="string">
            <text:p>N379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80</text:p>
          </table:table-cell>
          <table:table-cell table:style-name="ce8" table:number-columns-repeated="3"/>
          <table:table-cell table:style-name="ce8" table:formula="of:=[.E375]+1" office:value-type="float" office:value="64" calcext:value-type="float">
            <text:p>64</text:p>
          </table:table-cell>
          <table:table-cell table:style-name="ce8" table:number-columns-repeated="2"/>
          <table:table-cell table:style-name="ce8" table:formula="of:=[.A381]&amp;&quot; ( Wire &quot;&amp;[.E381]&amp;&quot; )&quot;" office:value-type="string" office:string-value="N380 ( Wire 64 )" calcext:value-type="string">
            <text:p>N380 ( Wire 64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81</text:p>
          </table:table-cell>
          <table:table-cell table:formula="of:=&quot;X&quot;&amp;[.E382]" office:value-type="string" office:string-value="X6747.5" calcext:value-type="string">
            <text:p>X6747.5</text:p>
          </table:table-cell>
          <table:table-cell table:formula="of:=&quot;Y&quot;&amp;[.F382]" office:value-type="string" office:string-value="Y410.416276595745" calcext:value-type="string">
            <text:p>Y410.416276595745</text:p>
          </table:table-cell>
          <table:table-cell/>
          <table:table-cell table:formula="of:=[.E376]" office:value-type="float" office:value="6747.5" calcext:value-type="float">
            <text:p>6747.5</text:p>
          </table:table-cell>
          <table:table-cell table:formula="of:=[.F376]+[.$K$18]" office:value-type="float" office:value="410.416276595745" calcext:value-type="float">
            <text:p>410.4162765957</text:p>
          </table:table-cell>
          <table:table-cell/>
          <table:table-cell table:formula="of:=[.A382]&amp;&quot; &quot;&amp;[.B382]&amp;&quot; &quot;&amp;[.C382]" office:value-type="string" office:string-value="N381 X6747.5 Y410.416276595745" calcext:value-type="string">
            <text:p>N381 X6747.5 Y410.4162765957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82</text:p>
          </table:table-cell>
          <table:table-cell table:formula="of:=[.B377]" office:value-type="string" office:string-value="G106" calcext:value-type="string">
            <text:p>G106</text:p>
          </table:table-cell>
          <table:table-cell table:formula="of:=[.C377]" office:value-type="string" office:string-value="P3" calcext:value-type="string">
            <text:p>P3</text:p>
          </table:table-cell>
          <table:table-cell table:number-columns-repeated="4"/>
          <table:table-cell table:formula="of:=[.A383]&amp;&quot; &quot;&amp;[.B383]&amp;&quot; &quot;&amp;[.C383]" office:value-type="string" office:string-value="N382 G106 P3" calcext:value-type="string">
            <text:p>N382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83</text:p>
          </table:table-cell>
          <table:table-cell table:formula="of:=&quot;X&quot;&amp;[.E384]" office:value-type="string" office:string-value="X12.5" calcext:value-type="string">
            <text:p>X12.5</text:p>
          </table:table-cell>
          <table:table-cell table:formula="of:=&quot;Y&quot;&amp;[.F384]" office:value-type="string" office:string-value="Y408.616276595745" calcext:value-type="string">
            <text:p>Y408.616276595745</text:p>
          </table:table-cell>
          <table:table-cell/>
          <table:table-cell table:formula="of:=[.E378]" office:value-type="float" office:value="12.5" calcext:value-type="float">
            <text:p>12.5</text:p>
          </table:table-cell>
          <table:table-cell table:formula="of:=[.F378]+[.$K$18]" office:value-type="float" office:value="408.616276595745" calcext:value-type="float">
            <text:p>408.6162765957</text:p>
          </table:table-cell>
          <table:table-cell/>
          <table:table-cell table:formula="of:=[.A384]&amp;&quot; &quot;&amp;[.B384]&amp;&quot; &quot;&amp;[.C384]" office:value-type="string" office:string-value="N383 X12.5 Y408.616276595745" calcext:value-type="string">
            <text:p>N383 X12.5 Y408.6162765957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84</text:p>
          </table:table-cell>
          <table:table-cell table:formula="of:=[.B379]" office:value-type="string" office:string-value="G106" calcext:value-type="string">
            <text:p>G106</text:p>
          </table:table-cell>
          <table:table-cell table:formula="of:=[.C379]" office:value-type="string" office:string-value="P0" calcext:value-type="string">
            <text:p>P0</text:p>
          </table:table-cell>
          <table:table-cell table:number-columns-repeated="4"/>
          <table:table-cell table:formula="of:=[.A385]&amp;&quot; &quot;&amp;[.B385]&amp;&quot; &quot;&amp;[.C385]" office:value-type="string" office:string-value="N384 G106 P0" calcext:value-type="string">
            <text:p>N384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85</text:p>
          </table:table-cell>
          <table:table-cell table:formula="of:=[.B380]" office:value-type="string" office:string-value="G105" calcext:value-type="string">
            <text:p>G105</text:p>
          </table:table-cell>
          <table:table-cell table:formula="of:=[.C380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380]" office:value-type="string" office:string-value="jog up" calcext:value-type="string">
            <text:p>jog up</text:p>
          </table:table-cell>
          <table:table-cell/>
          <table:table-cell table:formula="of:=[.A386]&amp;&quot; &quot;&amp;[.B386]&amp;&quot; &quot;&amp;[.C386]" office:value-type="string" office:string-value="N385 G105 PY7.79553191489362" calcext:value-type="string">
            <text:p>N385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86</text:p>
          </table:table-cell>
          <table:table-cell table:style-name="ce8" table:number-columns-repeated="3"/>
          <table:table-cell table:style-name="ce8" table:formula="of:=[.E381]+1" office:value-type="float" office:value="65" calcext:value-type="float">
            <text:p>65</text:p>
          </table:table-cell>
          <table:table-cell table:style-name="ce8" table:number-columns-repeated="2"/>
          <table:table-cell table:style-name="ce8" table:formula="of:=[.A387]&amp;&quot; ( Wire &quot;&amp;[.E387]&amp;&quot; )&quot;" office:value-type="string" office:string-value="N386 ( Wire 65 )" calcext:value-type="string">
            <text:p>N386 ( Wire 65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87</text:p>
          </table:table-cell>
          <table:table-cell table:formula="of:=&quot;X&quot;&amp;[.E388]" office:value-type="string" office:string-value="X6747.5" calcext:value-type="string">
            <text:p>X6747.5</text:p>
          </table:table-cell>
          <table:table-cell table:formula="of:=&quot;Y&quot;&amp;[.F388]" office:value-type="string" office:string-value="Y415.211808510638" calcext:value-type="string">
            <text:p>Y415.211808510638</text:p>
          </table:table-cell>
          <table:table-cell/>
          <table:table-cell table:formula="of:=[.E382]" office:value-type="float" office:value="6747.5" calcext:value-type="float">
            <text:p>6747.5</text:p>
          </table:table-cell>
          <table:table-cell table:formula="of:=[.F382]+[.$K$18]" office:value-type="float" office:value="415.211808510638" calcext:value-type="float">
            <text:p>415.2118085106</text:p>
          </table:table-cell>
          <table:table-cell/>
          <table:table-cell table:formula="of:=[.A388]&amp;&quot; &quot;&amp;[.B388]&amp;&quot; &quot;&amp;[.C388]" office:value-type="string" office:string-value="N387 X6747.5 Y415.211808510638" calcext:value-type="string">
            <text:p>N387 X6747.5 Y415.2118085106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88</text:p>
          </table:table-cell>
          <table:table-cell table:formula="of:=[.B383]" office:value-type="string" office:string-value="G106" calcext:value-type="string">
            <text:p>G106</text:p>
          </table:table-cell>
          <table:table-cell table:formula="of:=[.C383]" office:value-type="string" office:string-value="P3" calcext:value-type="string">
            <text:p>P3</text:p>
          </table:table-cell>
          <table:table-cell table:number-columns-repeated="4"/>
          <table:table-cell table:formula="of:=[.A389]&amp;&quot; &quot;&amp;[.B389]&amp;&quot; &quot;&amp;[.C389]" office:value-type="string" office:string-value="N388 G106 P3" calcext:value-type="string">
            <text:p>N388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89</text:p>
          </table:table-cell>
          <table:table-cell table:formula="of:=&quot;X&quot;&amp;[.E390]" office:value-type="string" office:string-value="X12.5" calcext:value-type="string">
            <text:p>X12.5</text:p>
          </table:table-cell>
          <table:table-cell table:formula="of:=&quot;Y&quot;&amp;[.F390]" office:value-type="string" office:string-value="Y413.411808510638" calcext:value-type="string">
            <text:p>Y413.411808510638</text:p>
          </table:table-cell>
          <table:table-cell/>
          <table:table-cell table:formula="of:=[.E384]" office:value-type="float" office:value="12.5" calcext:value-type="float">
            <text:p>12.5</text:p>
          </table:table-cell>
          <table:table-cell table:formula="of:=[.F384]+[.$K$18]" office:value-type="float" office:value="413.411808510638" calcext:value-type="float">
            <text:p>413.4118085106</text:p>
          </table:table-cell>
          <table:table-cell/>
          <table:table-cell table:formula="of:=[.A390]&amp;&quot; &quot;&amp;[.B390]&amp;&quot; &quot;&amp;[.C390]" office:value-type="string" office:string-value="N389 X12.5 Y413.411808510638" calcext:value-type="string">
            <text:p>N389 X12.5 Y413.4118085106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90</text:p>
          </table:table-cell>
          <table:table-cell table:formula="of:=[.B385]" office:value-type="string" office:string-value="G106" calcext:value-type="string">
            <text:p>G106</text:p>
          </table:table-cell>
          <table:table-cell table:formula="of:=[.C385]" office:value-type="string" office:string-value="P0" calcext:value-type="string">
            <text:p>P0</text:p>
          </table:table-cell>
          <table:table-cell table:number-columns-repeated="4"/>
          <table:table-cell table:formula="of:=[.A391]&amp;&quot; &quot;&amp;[.B391]&amp;&quot; &quot;&amp;[.C391]" office:value-type="string" office:string-value="N390 G106 P0" calcext:value-type="string">
            <text:p>N390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91</text:p>
          </table:table-cell>
          <table:table-cell table:formula="of:=[.B386]" office:value-type="string" office:string-value="G105" calcext:value-type="string">
            <text:p>G105</text:p>
          </table:table-cell>
          <table:table-cell table:formula="of:=[.C386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386]" office:value-type="string" office:string-value="jog up" calcext:value-type="string">
            <text:p>jog up</text:p>
          </table:table-cell>
          <table:table-cell/>
          <table:table-cell table:formula="of:=[.A392]&amp;&quot; &quot;&amp;[.B392]&amp;&quot; &quot;&amp;[.C392]" office:value-type="string" office:string-value="N391 G105 PY7.79553191489362" calcext:value-type="string">
            <text:p>N391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92</text:p>
          </table:table-cell>
          <table:table-cell table:style-name="ce8" table:number-columns-repeated="3"/>
          <table:table-cell table:style-name="ce8" table:formula="of:=[.E387]+1" office:value-type="float" office:value="66" calcext:value-type="float">
            <text:p>66</text:p>
          </table:table-cell>
          <table:table-cell table:style-name="ce8" table:number-columns-repeated="2"/>
          <table:table-cell table:style-name="ce8" table:formula="of:=[.A393]&amp;&quot; ( Wire &quot;&amp;[.E393]&amp;&quot; )&quot;" office:value-type="string" office:string-value="N392 ( Wire 66 )" calcext:value-type="string">
            <text:p>N392 ( Wire 66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93</text:p>
          </table:table-cell>
          <table:table-cell table:formula="of:=&quot;X&quot;&amp;[.E394]" office:value-type="string" office:string-value="X6747.5" calcext:value-type="string">
            <text:p>X6747.5</text:p>
          </table:table-cell>
          <table:table-cell table:formula="of:=&quot;Y&quot;&amp;[.F394]" office:value-type="string" office:string-value="Y420.007340425532" calcext:value-type="string">
            <text:p>Y420.007340425532</text:p>
          </table:table-cell>
          <table:table-cell/>
          <table:table-cell table:formula="of:=[.E388]" office:value-type="float" office:value="6747.5" calcext:value-type="float">
            <text:p>6747.5</text:p>
          </table:table-cell>
          <table:table-cell table:formula="of:=[.F388]+[.$K$18]" office:value-type="float" office:value="420.007340425532" calcext:value-type="float">
            <text:p>420.0073404255</text:p>
          </table:table-cell>
          <table:table-cell/>
          <table:table-cell table:formula="of:=[.A394]&amp;&quot; &quot;&amp;[.B394]&amp;&quot; &quot;&amp;[.C394]" office:value-type="string" office:string-value="N393 X6747.5 Y420.007340425532" calcext:value-type="string">
            <text:p>N393 X6747.5 Y420.0073404255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94</text:p>
          </table:table-cell>
          <table:table-cell table:formula="of:=[.B389]" office:value-type="string" office:string-value="G106" calcext:value-type="string">
            <text:p>G106</text:p>
          </table:table-cell>
          <table:table-cell table:formula="of:=[.C389]" office:value-type="string" office:string-value="P3" calcext:value-type="string">
            <text:p>P3</text:p>
          </table:table-cell>
          <table:table-cell table:number-columns-repeated="4"/>
          <table:table-cell table:formula="of:=[.A395]&amp;&quot; &quot;&amp;[.B395]&amp;&quot; &quot;&amp;[.C395]" office:value-type="string" office:string-value="N394 G106 P3" calcext:value-type="string">
            <text:p>N394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95</text:p>
          </table:table-cell>
          <table:table-cell table:formula="of:=&quot;X&quot;&amp;[.E396]" office:value-type="string" office:string-value="X12.5" calcext:value-type="string">
            <text:p>X12.5</text:p>
          </table:table-cell>
          <table:table-cell table:formula="of:=&quot;Y&quot;&amp;[.F396]" office:value-type="string" office:string-value="Y418.207340425532" calcext:value-type="string">
            <text:p>Y418.207340425532</text:p>
          </table:table-cell>
          <table:table-cell/>
          <table:table-cell table:formula="of:=[.E390]" office:value-type="float" office:value="12.5" calcext:value-type="float">
            <text:p>12.5</text:p>
          </table:table-cell>
          <table:table-cell table:formula="of:=[.F390]+[.$K$18]" office:value-type="float" office:value="418.207340425532" calcext:value-type="float">
            <text:p>418.2073404255</text:p>
          </table:table-cell>
          <table:table-cell/>
          <table:table-cell table:formula="of:=[.A396]&amp;&quot; &quot;&amp;[.B396]&amp;&quot; &quot;&amp;[.C396]" office:value-type="string" office:string-value="N395 X12.5 Y418.207340425532" calcext:value-type="string">
            <text:p>N395 X12.5 Y418.2073404255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96</text:p>
          </table:table-cell>
          <table:table-cell table:formula="of:=[.B391]" office:value-type="string" office:string-value="G106" calcext:value-type="string">
            <text:p>G106</text:p>
          </table:table-cell>
          <table:table-cell table:formula="of:=[.C391]" office:value-type="string" office:string-value="P0" calcext:value-type="string">
            <text:p>P0</text:p>
          </table:table-cell>
          <table:table-cell table:number-columns-repeated="4"/>
          <table:table-cell table:formula="of:=[.A397]&amp;&quot; &quot;&amp;[.B397]&amp;&quot; &quot;&amp;[.C397]" office:value-type="string" office:string-value="N396 G106 P0" calcext:value-type="string">
            <text:p>N396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97</text:p>
          </table:table-cell>
          <table:table-cell table:formula="of:=[.B392]" office:value-type="string" office:string-value="G105" calcext:value-type="string">
            <text:p>G105</text:p>
          </table:table-cell>
          <table:table-cell table:formula="of:=[.C392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392]" office:value-type="string" office:string-value="jog up" calcext:value-type="string">
            <text:p>jog up</text:p>
          </table:table-cell>
          <table:table-cell/>
          <table:table-cell table:formula="of:=[.A398]&amp;&quot; &quot;&amp;[.B398]&amp;&quot; &quot;&amp;[.C398]" office:value-type="string" office:string-value="N397 G105 PY7.79553191489362" calcext:value-type="string">
            <text:p>N397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98</text:p>
          </table:table-cell>
          <table:table-cell table:style-name="ce8" table:number-columns-repeated="3"/>
          <table:table-cell table:style-name="ce8" table:formula="of:=[.E393]+1" office:value-type="float" office:value="67" calcext:value-type="float">
            <text:p>67</text:p>
          </table:table-cell>
          <table:table-cell table:style-name="ce8" table:number-columns-repeated="2"/>
          <table:table-cell table:style-name="ce8" table:formula="of:=[.A399]&amp;&quot; ( Wire &quot;&amp;[.E399]&amp;&quot; )&quot;" office:value-type="string" office:string-value="N398 ( Wire 67 )" calcext:value-type="string">
            <text:p>N398 ( Wire 67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99</text:p>
          </table:table-cell>
          <table:table-cell table:formula="of:=&quot;X&quot;&amp;[.E400]" office:value-type="string" office:string-value="X6747.5" calcext:value-type="string">
            <text:p>X6747.5</text:p>
          </table:table-cell>
          <table:table-cell table:formula="of:=&quot;Y&quot;&amp;[.F400]" office:value-type="string" office:string-value="Y424.802872340425" calcext:value-type="string">
            <text:p>Y424.802872340425</text:p>
          </table:table-cell>
          <table:table-cell/>
          <table:table-cell table:formula="of:=[.E394]" office:value-type="float" office:value="6747.5" calcext:value-type="float">
            <text:p>6747.5</text:p>
          </table:table-cell>
          <table:table-cell table:formula="of:=[.F394]+[.$K$18]" office:value-type="float" office:value="424.802872340425" calcext:value-type="float">
            <text:p>424.8028723404</text:p>
          </table:table-cell>
          <table:table-cell/>
          <table:table-cell table:formula="of:=[.A400]&amp;&quot; &quot;&amp;[.B400]&amp;&quot; &quot;&amp;[.C400]" office:value-type="string" office:string-value="N399 X6747.5 Y424.802872340425" calcext:value-type="string">
            <text:p>N399 X6747.5 Y424.8028723404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00</text:p>
          </table:table-cell>
          <table:table-cell table:formula="of:=[.B395]" office:value-type="string" office:string-value="G106" calcext:value-type="string">
            <text:p>G106</text:p>
          </table:table-cell>
          <table:table-cell table:formula="of:=[.C395]" office:value-type="string" office:string-value="P3" calcext:value-type="string">
            <text:p>P3</text:p>
          </table:table-cell>
          <table:table-cell table:number-columns-repeated="4"/>
          <table:table-cell table:formula="of:=[.A401]&amp;&quot; &quot;&amp;[.B401]&amp;&quot; &quot;&amp;[.C401]" office:value-type="string" office:string-value="N400 G106 P3" calcext:value-type="string">
            <text:p>N400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01</text:p>
          </table:table-cell>
          <table:table-cell table:formula="of:=&quot;X&quot;&amp;[.E402]" office:value-type="string" office:string-value="X12.5" calcext:value-type="string">
            <text:p>X12.5</text:p>
          </table:table-cell>
          <table:table-cell table:formula="of:=&quot;Y&quot;&amp;[.F402]" office:value-type="string" office:string-value="Y423.002872340425" calcext:value-type="string">
            <text:p>Y423.002872340425</text:p>
          </table:table-cell>
          <table:table-cell/>
          <table:table-cell table:formula="of:=[.E396]" office:value-type="float" office:value="12.5" calcext:value-type="float">
            <text:p>12.5</text:p>
          </table:table-cell>
          <table:table-cell table:formula="of:=[.F396]+[.$K$18]" office:value-type="float" office:value="423.002872340425" calcext:value-type="float">
            <text:p>423.0028723404</text:p>
          </table:table-cell>
          <table:table-cell/>
          <table:table-cell table:formula="of:=[.A402]&amp;&quot; &quot;&amp;[.B402]&amp;&quot; &quot;&amp;[.C402]" office:value-type="string" office:string-value="N401 X12.5 Y423.002872340425" calcext:value-type="string">
            <text:p>N401 X12.5 Y423.0028723404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02</text:p>
          </table:table-cell>
          <table:table-cell table:formula="of:=[.B397]" office:value-type="string" office:string-value="G106" calcext:value-type="string">
            <text:p>G106</text:p>
          </table:table-cell>
          <table:table-cell table:formula="of:=[.C397]" office:value-type="string" office:string-value="P0" calcext:value-type="string">
            <text:p>P0</text:p>
          </table:table-cell>
          <table:table-cell table:number-columns-repeated="4"/>
          <table:table-cell table:formula="of:=[.A403]&amp;&quot; &quot;&amp;[.B403]&amp;&quot; &quot;&amp;[.C403]" office:value-type="string" office:string-value="N402 G106 P0" calcext:value-type="string">
            <text:p>N402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03</text:p>
          </table:table-cell>
          <table:table-cell table:formula="of:=[.B398]" office:value-type="string" office:string-value="G105" calcext:value-type="string">
            <text:p>G105</text:p>
          </table:table-cell>
          <table:table-cell table:formula="of:=[.C398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398]" office:value-type="string" office:string-value="jog up" calcext:value-type="string">
            <text:p>jog up</text:p>
          </table:table-cell>
          <table:table-cell/>
          <table:table-cell table:formula="of:=[.A404]&amp;&quot; &quot;&amp;[.B404]&amp;&quot; &quot;&amp;[.C404]" office:value-type="string" office:string-value="N403 G105 PY7.79553191489362" calcext:value-type="string">
            <text:p>N403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04</text:p>
          </table:table-cell>
          <table:table-cell table:style-name="ce8" table:number-columns-repeated="3"/>
          <table:table-cell table:style-name="ce8" table:formula="of:=[.E399]+1" office:value-type="float" office:value="68" calcext:value-type="float">
            <text:p>68</text:p>
          </table:table-cell>
          <table:table-cell table:style-name="ce8" table:number-columns-repeated="2"/>
          <table:table-cell table:style-name="ce8" table:formula="of:=[.A405]&amp;&quot; ( Wire &quot;&amp;[.E405]&amp;&quot; )&quot;" office:value-type="string" office:string-value="N404 ( Wire 68 )" calcext:value-type="string">
            <text:p>N404 ( Wire 68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05</text:p>
          </table:table-cell>
          <table:table-cell table:formula="of:=&quot;X&quot;&amp;[.E406]" office:value-type="string" office:string-value="X6747.5" calcext:value-type="string">
            <text:p>X6747.5</text:p>
          </table:table-cell>
          <table:table-cell table:formula="of:=&quot;Y&quot;&amp;[.F406]" office:value-type="string" office:string-value="Y429.598404255319" calcext:value-type="string">
            <text:p>Y429.598404255319</text:p>
          </table:table-cell>
          <table:table-cell/>
          <table:table-cell table:formula="of:=[.E400]" office:value-type="float" office:value="6747.5" calcext:value-type="float">
            <text:p>6747.5</text:p>
          </table:table-cell>
          <table:table-cell table:formula="of:=[.F400]+[.$K$18]" office:value-type="float" office:value="429.598404255319" calcext:value-type="float">
            <text:p>429.5984042553</text:p>
          </table:table-cell>
          <table:table-cell/>
          <table:table-cell table:formula="of:=[.A406]&amp;&quot; &quot;&amp;[.B406]&amp;&quot; &quot;&amp;[.C406]" office:value-type="string" office:string-value="N405 X6747.5 Y429.598404255319" calcext:value-type="string">
            <text:p>N405 X6747.5 Y429.5984042553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06</text:p>
          </table:table-cell>
          <table:table-cell table:formula="of:=[.B401]" office:value-type="string" office:string-value="G106" calcext:value-type="string">
            <text:p>G106</text:p>
          </table:table-cell>
          <table:table-cell table:formula="of:=[.C401]" office:value-type="string" office:string-value="P3" calcext:value-type="string">
            <text:p>P3</text:p>
          </table:table-cell>
          <table:table-cell table:number-columns-repeated="4"/>
          <table:table-cell table:formula="of:=[.A407]&amp;&quot; &quot;&amp;[.B407]&amp;&quot; &quot;&amp;[.C407]" office:value-type="string" office:string-value="N406 G106 P3" calcext:value-type="string">
            <text:p>N406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07</text:p>
          </table:table-cell>
          <table:table-cell table:formula="of:=&quot;X&quot;&amp;[.E408]" office:value-type="string" office:string-value="X12.5" calcext:value-type="string">
            <text:p>X12.5</text:p>
          </table:table-cell>
          <table:table-cell table:formula="of:=&quot;Y&quot;&amp;[.F408]" office:value-type="string" office:string-value="Y427.798404255319" calcext:value-type="string">
            <text:p>Y427.798404255319</text:p>
          </table:table-cell>
          <table:table-cell/>
          <table:table-cell table:formula="of:=[.E402]" office:value-type="float" office:value="12.5" calcext:value-type="float">
            <text:p>12.5</text:p>
          </table:table-cell>
          <table:table-cell table:formula="of:=[.F402]+[.$K$18]" office:value-type="float" office:value="427.798404255319" calcext:value-type="float">
            <text:p>427.7984042553</text:p>
          </table:table-cell>
          <table:table-cell/>
          <table:table-cell table:formula="of:=[.A408]&amp;&quot; &quot;&amp;[.B408]&amp;&quot; &quot;&amp;[.C408]" office:value-type="string" office:string-value="N407 X12.5 Y427.798404255319" calcext:value-type="string">
            <text:p>N407 X12.5 Y427.7984042553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08</text:p>
          </table:table-cell>
          <table:table-cell table:formula="of:=[.B403]" office:value-type="string" office:string-value="G106" calcext:value-type="string">
            <text:p>G106</text:p>
          </table:table-cell>
          <table:table-cell table:formula="of:=[.C403]" office:value-type="string" office:string-value="P0" calcext:value-type="string">
            <text:p>P0</text:p>
          </table:table-cell>
          <table:table-cell table:number-columns-repeated="4"/>
          <table:table-cell table:formula="of:=[.A409]&amp;&quot; &quot;&amp;[.B409]&amp;&quot; &quot;&amp;[.C409]" office:value-type="string" office:string-value="N408 G106 P0" calcext:value-type="string">
            <text:p>N408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09</text:p>
          </table:table-cell>
          <table:table-cell table:formula="of:=[.B404]" office:value-type="string" office:string-value="G105" calcext:value-type="string">
            <text:p>G105</text:p>
          </table:table-cell>
          <table:table-cell table:formula="of:=[.C404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404]" office:value-type="string" office:string-value="jog up" calcext:value-type="string">
            <text:p>jog up</text:p>
          </table:table-cell>
          <table:table-cell/>
          <table:table-cell table:formula="of:=[.A410]&amp;&quot; &quot;&amp;[.B410]&amp;&quot; &quot;&amp;[.C410]" office:value-type="string" office:string-value="N409 G105 PY7.79553191489362" calcext:value-type="string">
            <text:p>N409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10</text:p>
          </table:table-cell>
          <table:table-cell table:style-name="ce8" table:number-columns-repeated="3"/>
          <table:table-cell table:style-name="ce8" table:formula="of:=[.E405]+1" office:value-type="float" office:value="69" calcext:value-type="float">
            <text:p>69</text:p>
          </table:table-cell>
          <table:table-cell table:style-name="ce8" table:number-columns-repeated="2"/>
          <table:table-cell table:style-name="ce8" table:formula="of:=[.A411]&amp;&quot; ( Wire &quot;&amp;[.E411]&amp;&quot; )&quot;" office:value-type="string" office:string-value="N410 ( Wire 69 )" calcext:value-type="string">
            <text:p>N410 ( Wire 69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11</text:p>
          </table:table-cell>
          <table:table-cell table:formula="of:=&quot;X&quot;&amp;[.E412]" office:value-type="string" office:string-value="X6747.5" calcext:value-type="string">
            <text:p>X6747.5</text:p>
          </table:table-cell>
          <table:table-cell table:formula="of:=&quot;Y&quot;&amp;[.F412]" office:value-type="string" office:string-value="Y434.393936170213" calcext:value-type="string">
            <text:p>Y434.393936170213</text:p>
          </table:table-cell>
          <table:table-cell/>
          <table:table-cell table:formula="of:=[.E406]" office:value-type="float" office:value="6747.5" calcext:value-type="float">
            <text:p>6747.5</text:p>
          </table:table-cell>
          <table:table-cell table:formula="of:=[.F406]+[.$K$18]" office:value-type="float" office:value="434.393936170213" calcext:value-type="float">
            <text:p>434.3939361702</text:p>
          </table:table-cell>
          <table:table-cell/>
          <table:table-cell table:formula="of:=[.A412]&amp;&quot; &quot;&amp;[.B412]&amp;&quot; &quot;&amp;[.C412]" office:value-type="string" office:string-value="N411 X6747.5 Y434.393936170213" calcext:value-type="string">
            <text:p>N411 X6747.5 Y434.3939361702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12</text:p>
          </table:table-cell>
          <table:table-cell table:formula="of:=[.B407]" office:value-type="string" office:string-value="G106" calcext:value-type="string">
            <text:p>G106</text:p>
          </table:table-cell>
          <table:table-cell table:formula="of:=[.C407]" office:value-type="string" office:string-value="P3" calcext:value-type="string">
            <text:p>P3</text:p>
          </table:table-cell>
          <table:table-cell table:number-columns-repeated="4"/>
          <table:table-cell table:formula="of:=[.A413]&amp;&quot; &quot;&amp;[.B413]&amp;&quot; &quot;&amp;[.C413]" office:value-type="string" office:string-value="N412 G106 P3" calcext:value-type="string">
            <text:p>N412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13</text:p>
          </table:table-cell>
          <table:table-cell table:formula="of:=&quot;X&quot;&amp;[.E414]" office:value-type="string" office:string-value="X12.5" calcext:value-type="string">
            <text:p>X12.5</text:p>
          </table:table-cell>
          <table:table-cell table:formula="of:=&quot;Y&quot;&amp;[.F414]" office:value-type="string" office:string-value="Y432.593936170213" calcext:value-type="string">
            <text:p>Y432.593936170213</text:p>
          </table:table-cell>
          <table:table-cell/>
          <table:table-cell table:formula="of:=[.E408]" office:value-type="float" office:value="12.5" calcext:value-type="float">
            <text:p>12.5</text:p>
          </table:table-cell>
          <table:table-cell table:formula="of:=[.F408]+[.$K$18]" office:value-type="float" office:value="432.593936170213" calcext:value-type="float">
            <text:p>432.5939361702</text:p>
          </table:table-cell>
          <table:table-cell/>
          <table:table-cell table:formula="of:=[.A414]&amp;&quot; &quot;&amp;[.B414]&amp;&quot; &quot;&amp;[.C414]" office:value-type="string" office:string-value="N413 X12.5 Y432.593936170213" calcext:value-type="string">
            <text:p>N413 X12.5 Y432.5939361702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14</text:p>
          </table:table-cell>
          <table:table-cell table:formula="of:=[.B409]" office:value-type="string" office:string-value="G106" calcext:value-type="string">
            <text:p>G106</text:p>
          </table:table-cell>
          <table:table-cell table:formula="of:=[.C409]" office:value-type="string" office:string-value="P0" calcext:value-type="string">
            <text:p>P0</text:p>
          </table:table-cell>
          <table:table-cell table:number-columns-repeated="4"/>
          <table:table-cell table:formula="of:=[.A415]&amp;&quot; &quot;&amp;[.B415]&amp;&quot; &quot;&amp;[.C415]" office:value-type="string" office:string-value="N414 G106 P0" calcext:value-type="string">
            <text:p>N414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15</text:p>
          </table:table-cell>
          <table:table-cell table:formula="of:=[.B410]" office:value-type="string" office:string-value="G105" calcext:value-type="string">
            <text:p>G105</text:p>
          </table:table-cell>
          <table:table-cell table:formula="of:=[.C410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410]" office:value-type="string" office:string-value="jog up" calcext:value-type="string">
            <text:p>jog up</text:p>
          </table:table-cell>
          <table:table-cell/>
          <table:table-cell table:formula="of:=[.A416]&amp;&quot; &quot;&amp;[.B416]&amp;&quot; &quot;&amp;[.C416]" office:value-type="string" office:string-value="N415 G105 PY7.79553191489362" calcext:value-type="string">
            <text:p>N415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16</text:p>
          </table:table-cell>
          <table:table-cell table:style-name="ce8" table:number-columns-repeated="3"/>
          <table:table-cell table:style-name="ce8" table:formula="of:=[.E411]+1" office:value-type="float" office:value="70" calcext:value-type="float">
            <text:p>70</text:p>
          </table:table-cell>
          <table:table-cell table:style-name="ce8" table:number-columns-repeated="2"/>
          <table:table-cell table:style-name="ce8" table:formula="of:=[.A417]&amp;&quot; ( Wire &quot;&amp;[.E417]&amp;&quot; )&quot;" office:value-type="string" office:string-value="N416 ( Wire 70 )" calcext:value-type="string">
            <text:p>N416 ( Wire 70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17</text:p>
          </table:table-cell>
          <table:table-cell table:formula="of:=&quot;X&quot;&amp;[.E418]" office:value-type="string" office:string-value="X6747.5" calcext:value-type="string">
            <text:p>X6747.5</text:p>
          </table:table-cell>
          <table:table-cell table:formula="of:=&quot;Y&quot;&amp;[.F418]" office:value-type="string" office:string-value="Y439.189468085106" calcext:value-type="string">
            <text:p>Y439.189468085106</text:p>
          </table:table-cell>
          <table:table-cell/>
          <table:table-cell table:formula="of:=[.E412]" office:value-type="float" office:value="6747.5" calcext:value-type="float">
            <text:p>6747.5</text:p>
          </table:table-cell>
          <table:table-cell table:formula="of:=[.F412]+[.$K$18]" office:value-type="float" office:value="439.189468085106" calcext:value-type="float">
            <text:p>439.1894680851</text:p>
          </table:table-cell>
          <table:table-cell/>
          <table:table-cell table:formula="of:=[.A418]&amp;&quot; &quot;&amp;[.B418]&amp;&quot; &quot;&amp;[.C418]" office:value-type="string" office:string-value="N417 X6747.5 Y439.189468085106" calcext:value-type="string">
            <text:p>N417 X6747.5 Y439.1894680851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18</text:p>
          </table:table-cell>
          <table:table-cell table:formula="of:=[.B413]" office:value-type="string" office:string-value="G106" calcext:value-type="string">
            <text:p>G106</text:p>
          </table:table-cell>
          <table:table-cell table:formula="of:=[.C413]" office:value-type="string" office:string-value="P3" calcext:value-type="string">
            <text:p>P3</text:p>
          </table:table-cell>
          <table:table-cell table:number-columns-repeated="4"/>
          <table:table-cell table:formula="of:=[.A419]&amp;&quot; &quot;&amp;[.B419]&amp;&quot; &quot;&amp;[.C419]" office:value-type="string" office:string-value="N418 G106 P3" calcext:value-type="string">
            <text:p>N418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19</text:p>
          </table:table-cell>
          <table:table-cell table:formula="of:=&quot;X&quot;&amp;[.E420]" office:value-type="string" office:string-value="X12.5" calcext:value-type="string">
            <text:p>X12.5</text:p>
          </table:table-cell>
          <table:table-cell table:formula="of:=&quot;Y&quot;&amp;[.F420]" office:value-type="string" office:string-value="Y437.389468085106" calcext:value-type="string">
            <text:p>Y437.389468085106</text:p>
          </table:table-cell>
          <table:table-cell/>
          <table:table-cell table:formula="of:=[.E414]" office:value-type="float" office:value="12.5" calcext:value-type="float">
            <text:p>12.5</text:p>
          </table:table-cell>
          <table:table-cell table:formula="of:=[.F414]+[.$K$18]" office:value-type="float" office:value="437.389468085106" calcext:value-type="float">
            <text:p>437.3894680851</text:p>
          </table:table-cell>
          <table:table-cell/>
          <table:table-cell table:formula="of:=[.A420]&amp;&quot; &quot;&amp;[.B420]&amp;&quot; &quot;&amp;[.C420]" office:value-type="string" office:string-value="N419 X12.5 Y437.389468085106" calcext:value-type="string">
            <text:p>N419 X12.5 Y437.3894680851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20</text:p>
          </table:table-cell>
          <table:table-cell table:formula="of:=[.B415]" office:value-type="string" office:string-value="G106" calcext:value-type="string">
            <text:p>G106</text:p>
          </table:table-cell>
          <table:table-cell table:formula="of:=[.C415]" office:value-type="string" office:string-value="P0" calcext:value-type="string">
            <text:p>P0</text:p>
          </table:table-cell>
          <table:table-cell table:number-columns-repeated="4"/>
          <table:table-cell table:formula="of:=[.A421]&amp;&quot; &quot;&amp;[.B421]&amp;&quot; &quot;&amp;[.C421]" office:value-type="string" office:string-value="N420 G106 P0" calcext:value-type="string">
            <text:p>N420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21</text:p>
          </table:table-cell>
          <table:table-cell table:formula="of:=[.B416]" office:value-type="string" office:string-value="G105" calcext:value-type="string">
            <text:p>G105</text:p>
          </table:table-cell>
          <table:table-cell table:formula="of:=[.C416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416]" office:value-type="string" office:string-value="jog up" calcext:value-type="string">
            <text:p>jog up</text:p>
          </table:table-cell>
          <table:table-cell/>
          <table:table-cell table:formula="of:=[.A422]&amp;&quot; &quot;&amp;[.B422]&amp;&quot; &quot;&amp;[.C422]" office:value-type="string" office:string-value="N421 G105 PY7.79553191489362" calcext:value-type="string">
            <text:p>N421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22</text:p>
          </table:table-cell>
          <table:table-cell table:style-name="ce8" table:number-columns-repeated="3"/>
          <table:table-cell table:style-name="ce8" table:formula="of:=[.E417]+1" office:value-type="float" office:value="71" calcext:value-type="float">
            <text:p>71</text:p>
          </table:table-cell>
          <table:table-cell table:style-name="ce8" table:number-columns-repeated="2"/>
          <table:table-cell table:style-name="ce8" table:formula="of:=[.A423]&amp;&quot; ( Wire &quot;&amp;[.E423]&amp;&quot; )&quot;" office:value-type="string" office:string-value="N422 ( Wire 71 )" calcext:value-type="string">
            <text:p>N422 ( Wire 71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23</text:p>
          </table:table-cell>
          <table:table-cell table:formula="of:=&quot;X&quot;&amp;[.E424]" office:value-type="string" office:string-value="X6747.5" calcext:value-type="string">
            <text:p>X6747.5</text:p>
          </table:table-cell>
          <table:table-cell table:formula="of:=&quot;Y&quot;&amp;[.F424]" office:value-type="string" office:string-value="Y443.985" calcext:value-type="string">
            <text:p>Y443.985</text:p>
          </table:table-cell>
          <table:table-cell/>
          <table:table-cell table:formula="of:=[.E418]" office:value-type="float" office:value="6747.5" calcext:value-type="float">
            <text:p>6747.5</text:p>
          </table:table-cell>
          <table:table-cell table:formula="of:=[.F418]+[.$K$18]" office:value-type="float" office:value="443.985" calcext:value-type="float">
            <text:p>443.985</text:p>
          </table:table-cell>
          <table:table-cell/>
          <table:table-cell table:formula="of:=[.A424]&amp;&quot; &quot;&amp;[.B424]&amp;&quot; &quot;&amp;[.C424]" office:value-type="string" office:string-value="N423 X6747.5 Y443.985" calcext:value-type="string">
            <text:p>N423 X6747.5 Y443.9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24</text:p>
          </table:table-cell>
          <table:table-cell table:formula="of:=[.B419]" office:value-type="string" office:string-value="G106" calcext:value-type="string">
            <text:p>G106</text:p>
          </table:table-cell>
          <table:table-cell table:formula="of:=[.C419]" office:value-type="string" office:string-value="P3" calcext:value-type="string">
            <text:p>P3</text:p>
          </table:table-cell>
          <table:table-cell table:number-columns-repeated="4"/>
          <table:table-cell table:formula="of:=[.A425]&amp;&quot; &quot;&amp;[.B425]&amp;&quot; &quot;&amp;[.C425]" office:value-type="string" office:string-value="N424 G106 P3" calcext:value-type="string">
            <text:p>N424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25</text:p>
          </table:table-cell>
          <table:table-cell table:formula="of:=&quot;X&quot;&amp;[.E426]" office:value-type="string" office:string-value="X12.5" calcext:value-type="string">
            <text:p>X12.5</text:p>
          </table:table-cell>
          <table:table-cell table:formula="of:=&quot;Y&quot;&amp;[.F426]" office:value-type="string" office:string-value="Y442.185" calcext:value-type="string">
            <text:p>Y442.185</text:p>
          </table:table-cell>
          <table:table-cell/>
          <table:table-cell table:formula="of:=[.E420]" office:value-type="float" office:value="12.5" calcext:value-type="float">
            <text:p>12.5</text:p>
          </table:table-cell>
          <table:table-cell table:formula="of:=[.F420]+[.$K$18]" office:value-type="float" office:value="442.185" calcext:value-type="float">
            <text:p>442.185</text:p>
          </table:table-cell>
          <table:table-cell/>
          <table:table-cell table:formula="of:=[.A426]&amp;&quot; &quot;&amp;[.B426]&amp;&quot; &quot;&amp;[.C426]" office:value-type="string" office:string-value="N425 X12.5 Y442.185" calcext:value-type="string">
            <text:p>N425 X12.5 Y442.1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26</text:p>
          </table:table-cell>
          <table:table-cell table:formula="of:=[.B421]" office:value-type="string" office:string-value="G106" calcext:value-type="string">
            <text:p>G106</text:p>
          </table:table-cell>
          <table:table-cell table:formula="of:=[.C421]" office:value-type="string" office:string-value="P0" calcext:value-type="string">
            <text:p>P0</text:p>
          </table:table-cell>
          <table:table-cell table:number-columns-repeated="4"/>
          <table:table-cell table:formula="of:=[.A427]&amp;&quot; &quot;&amp;[.B427]&amp;&quot; &quot;&amp;[.C427]" office:value-type="string" office:string-value="N426 G106 P0" calcext:value-type="string">
            <text:p>N426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27</text:p>
          </table:table-cell>
          <table:table-cell table:formula="of:=[.B422]" office:value-type="string" office:string-value="G105" calcext:value-type="string">
            <text:p>G105</text:p>
          </table:table-cell>
          <table:table-cell table:formula="of:=[.C422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422]" office:value-type="string" office:string-value="jog up" calcext:value-type="string">
            <text:p>jog up</text:p>
          </table:table-cell>
          <table:table-cell/>
          <table:table-cell table:formula="of:=[.A428]&amp;&quot; &quot;&amp;[.B428]&amp;&quot; &quot;&amp;[.C428]" office:value-type="string" office:string-value="N427 G105 PY7.79553191489362" calcext:value-type="string">
            <text:p>N427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28</text:p>
          </table:table-cell>
          <table:table-cell table:style-name="ce8" table:number-columns-repeated="3"/>
          <table:table-cell table:style-name="ce8" table:formula="of:=[.E423]+1" office:value-type="float" office:value="72" calcext:value-type="float">
            <text:p>72</text:p>
          </table:table-cell>
          <table:table-cell table:style-name="ce8" table:number-columns-repeated="2"/>
          <table:table-cell table:style-name="ce8" table:formula="of:=[.A429]&amp;&quot; ( Wire &quot;&amp;[.E429]&amp;&quot; )&quot;" office:value-type="string" office:string-value="N428 ( Wire 72 )" calcext:value-type="string">
            <text:p>N428 ( Wire 72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29</text:p>
          </table:table-cell>
          <table:table-cell table:formula="of:=&quot;X&quot;&amp;[.E430]" office:value-type="string" office:string-value="X6747.5" calcext:value-type="string">
            <text:p>X6747.5</text:p>
          </table:table-cell>
          <table:table-cell table:formula="of:=&quot;Y&quot;&amp;[.F430]" office:value-type="string" office:string-value="Y448.780531914894" calcext:value-type="string">
            <text:p>Y448.780531914894</text:p>
          </table:table-cell>
          <table:table-cell/>
          <table:table-cell table:formula="of:=[.E424]" office:value-type="float" office:value="6747.5" calcext:value-type="float">
            <text:p>6747.5</text:p>
          </table:table-cell>
          <table:table-cell table:formula="of:=[.F424]+[.$K$18]" office:value-type="float" office:value="448.780531914894" calcext:value-type="float">
            <text:p>448.7805319149</text:p>
          </table:table-cell>
          <table:table-cell/>
          <table:table-cell table:formula="of:=[.A430]&amp;&quot; &quot;&amp;[.B430]&amp;&quot; &quot;&amp;[.C430]" office:value-type="string" office:string-value="N429 X6747.5 Y448.780531914894" calcext:value-type="string">
            <text:p>N429 X6747.5 Y448.7805319148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30</text:p>
          </table:table-cell>
          <table:table-cell table:formula="of:=[.B425]" office:value-type="string" office:string-value="G106" calcext:value-type="string">
            <text:p>G106</text:p>
          </table:table-cell>
          <table:table-cell table:formula="of:=[.C425]" office:value-type="string" office:string-value="P3" calcext:value-type="string">
            <text:p>P3</text:p>
          </table:table-cell>
          <table:table-cell table:number-columns-repeated="4"/>
          <table:table-cell table:formula="of:=[.A431]&amp;&quot; &quot;&amp;[.B431]&amp;&quot; &quot;&amp;[.C431]" office:value-type="string" office:string-value="N430 G106 P3" calcext:value-type="string">
            <text:p>N430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31</text:p>
          </table:table-cell>
          <table:table-cell table:formula="of:=&quot;X&quot;&amp;[.E432]" office:value-type="string" office:string-value="X12.5" calcext:value-type="string">
            <text:p>X12.5</text:p>
          </table:table-cell>
          <table:table-cell table:formula="of:=&quot;Y&quot;&amp;[.F432]" office:value-type="string" office:string-value="Y446.980531914894" calcext:value-type="string">
            <text:p>Y446.980531914894</text:p>
          </table:table-cell>
          <table:table-cell/>
          <table:table-cell table:formula="of:=[.E426]" office:value-type="float" office:value="12.5" calcext:value-type="float">
            <text:p>12.5</text:p>
          </table:table-cell>
          <table:table-cell table:formula="of:=[.F426]+[.$K$18]" office:value-type="float" office:value="446.980531914894" calcext:value-type="float">
            <text:p>446.9805319149</text:p>
          </table:table-cell>
          <table:table-cell/>
          <table:table-cell table:formula="of:=[.A432]&amp;&quot; &quot;&amp;[.B432]&amp;&quot; &quot;&amp;[.C432]" office:value-type="string" office:string-value="N431 X12.5 Y446.980531914894" calcext:value-type="string">
            <text:p>N431 X12.5 Y446.9805319148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32</text:p>
          </table:table-cell>
          <table:table-cell table:formula="of:=[.B427]" office:value-type="string" office:string-value="G106" calcext:value-type="string">
            <text:p>G106</text:p>
          </table:table-cell>
          <table:table-cell table:formula="of:=[.C427]" office:value-type="string" office:string-value="P0" calcext:value-type="string">
            <text:p>P0</text:p>
          </table:table-cell>
          <table:table-cell table:number-columns-repeated="4"/>
          <table:table-cell table:formula="of:=[.A433]&amp;&quot; &quot;&amp;[.B433]&amp;&quot; &quot;&amp;[.C433]" office:value-type="string" office:string-value="N432 G106 P0" calcext:value-type="string">
            <text:p>N432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33</text:p>
          </table:table-cell>
          <table:table-cell table:formula="of:=[.B428]" office:value-type="string" office:string-value="G105" calcext:value-type="string">
            <text:p>G105</text:p>
          </table:table-cell>
          <table:table-cell table:formula="of:=[.C428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428]" office:value-type="string" office:string-value="jog up" calcext:value-type="string">
            <text:p>jog up</text:p>
          </table:table-cell>
          <table:table-cell/>
          <table:table-cell table:formula="of:=[.A434]&amp;&quot; &quot;&amp;[.B434]&amp;&quot; &quot;&amp;[.C434]" office:value-type="string" office:string-value="N433 G105 PY7.79553191489362" calcext:value-type="string">
            <text:p>N433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34</text:p>
          </table:table-cell>
          <table:table-cell table:style-name="ce8" table:number-columns-repeated="3"/>
          <table:table-cell table:style-name="ce8" table:formula="of:=[.E429]+1" office:value-type="float" office:value="73" calcext:value-type="float">
            <text:p>73</text:p>
          </table:table-cell>
          <table:table-cell table:style-name="ce8" table:number-columns-repeated="2"/>
          <table:table-cell table:style-name="ce8" table:formula="of:=[.A435]&amp;&quot; ( Wire &quot;&amp;[.E435]&amp;&quot; )&quot;" office:value-type="string" office:string-value="N434 ( Wire 73 )" calcext:value-type="string">
            <text:p>N434 ( Wire 73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35</text:p>
          </table:table-cell>
          <table:table-cell table:formula="of:=&quot;X&quot;&amp;[.E436]" office:value-type="string" office:string-value="X6747.5" calcext:value-type="string">
            <text:p>X6747.5</text:p>
          </table:table-cell>
          <table:table-cell table:formula="of:=&quot;Y&quot;&amp;[.F436]" office:value-type="string" office:string-value="Y453.576063829787" calcext:value-type="string">
            <text:p>Y453.576063829787</text:p>
          </table:table-cell>
          <table:table-cell/>
          <table:table-cell table:formula="of:=[.E430]" office:value-type="float" office:value="6747.5" calcext:value-type="float">
            <text:p>6747.5</text:p>
          </table:table-cell>
          <table:table-cell table:formula="of:=[.F430]+[.$K$18]" office:value-type="float" office:value="453.576063829787" calcext:value-type="float">
            <text:p>453.5760638298</text:p>
          </table:table-cell>
          <table:table-cell/>
          <table:table-cell table:formula="of:=[.A436]&amp;&quot; &quot;&amp;[.B436]&amp;&quot; &quot;&amp;[.C436]" office:value-type="string" office:string-value="N435 X6747.5 Y453.576063829787" calcext:value-type="string">
            <text:p>N435 X6747.5 Y453.5760638297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36</text:p>
          </table:table-cell>
          <table:table-cell table:formula="of:=[.B431]" office:value-type="string" office:string-value="G106" calcext:value-type="string">
            <text:p>G106</text:p>
          </table:table-cell>
          <table:table-cell table:formula="of:=[.C431]" office:value-type="string" office:string-value="P3" calcext:value-type="string">
            <text:p>P3</text:p>
          </table:table-cell>
          <table:table-cell table:number-columns-repeated="4"/>
          <table:table-cell table:formula="of:=[.A437]&amp;&quot; &quot;&amp;[.B437]&amp;&quot; &quot;&amp;[.C437]" office:value-type="string" office:string-value="N436 G106 P3" calcext:value-type="string">
            <text:p>N436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37</text:p>
          </table:table-cell>
          <table:table-cell table:formula="of:=&quot;X&quot;&amp;[.E438]" office:value-type="string" office:string-value="X12.5" calcext:value-type="string">
            <text:p>X12.5</text:p>
          </table:table-cell>
          <table:table-cell table:formula="of:=&quot;Y&quot;&amp;[.F438]" office:value-type="string" office:string-value="Y451.776063829787" calcext:value-type="string">
            <text:p>Y451.776063829787</text:p>
          </table:table-cell>
          <table:table-cell/>
          <table:table-cell table:formula="of:=[.E432]" office:value-type="float" office:value="12.5" calcext:value-type="float">
            <text:p>12.5</text:p>
          </table:table-cell>
          <table:table-cell table:formula="of:=[.F432]+[.$K$18]" office:value-type="float" office:value="451.776063829787" calcext:value-type="float">
            <text:p>451.7760638298</text:p>
          </table:table-cell>
          <table:table-cell/>
          <table:table-cell table:formula="of:=[.A438]&amp;&quot; &quot;&amp;[.B438]&amp;&quot; &quot;&amp;[.C438]" office:value-type="string" office:string-value="N437 X12.5 Y451.776063829787" calcext:value-type="string">
            <text:p>N437 X12.5 Y451.7760638297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38</text:p>
          </table:table-cell>
          <table:table-cell table:formula="of:=[.B433]" office:value-type="string" office:string-value="G106" calcext:value-type="string">
            <text:p>G106</text:p>
          </table:table-cell>
          <table:table-cell table:formula="of:=[.C433]" office:value-type="string" office:string-value="P0" calcext:value-type="string">
            <text:p>P0</text:p>
          </table:table-cell>
          <table:table-cell table:number-columns-repeated="4"/>
          <table:table-cell table:formula="of:=[.A439]&amp;&quot; &quot;&amp;[.B439]&amp;&quot; &quot;&amp;[.C439]" office:value-type="string" office:string-value="N438 G106 P0" calcext:value-type="string">
            <text:p>N438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39</text:p>
          </table:table-cell>
          <table:table-cell table:formula="of:=[.B434]" office:value-type="string" office:string-value="G105" calcext:value-type="string">
            <text:p>G105</text:p>
          </table:table-cell>
          <table:table-cell table:formula="of:=[.C434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434]" office:value-type="string" office:string-value="jog up" calcext:value-type="string">
            <text:p>jog up</text:p>
          </table:table-cell>
          <table:table-cell/>
          <table:table-cell table:formula="of:=[.A440]&amp;&quot; &quot;&amp;[.B440]&amp;&quot; &quot;&amp;[.C440]" office:value-type="string" office:string-value="N439 G105 PY7.79553191489362" calcext:value-type="string">
            <text:p>N439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40</text:p>
          </table:table-cell>
          <table:table-cell table:style-name="ce8" table:number-columns-repeated="3"/>
          <table:table-cell table:style-name="ce8" table:formula="of:=[.E435]+1" office:value-type="float" office:value="74" calcext:value-type="float">
            <text:p>74</text:p>
          </table:table-cell>
          <table:table-cell table:style-name="ce8" table:number-columns-repeated="2"/>
          <table:table-cell table:style-name="ce8" table:formula="of:=[.A441]&amp;&quot; ( Wire &quot;&amp;[.E441]&amp;&quot; )&quot;" office:value-type="string" office:string-value="N440 ( Wire 74 )" calcext:value-type="string">
            <text:p>N440 ( Wire 74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41</text:p>
          </table:table-cell>
          <table:table-cell table:formula="of:=&quot;X&quot;&amp;[.E442]" office:value-type="string" office:string-value="X6747.5" calcext:value-type="string">
            <text:p>X6747.5</text:p>
          </table:table-cell>
          <table:table-cell table:formula="of:=&quot;Y&quot;&amp;[.F442]" office:value-type="string" office:string-value="Y458.371595744681" calcext:value-type="string">
            <text:p>Y458.371595744681</text:p>
          </table:table-cell>
          <table:table-cell/>
          <table:table-cell table:formula="of:=[.E436]" office:value-type="float" office:value="6747.5" calcext:value-type="float">
            <text:p>6747.5</text:p>
          </table:table-cell>
          <table:table-cell table:formula="of:=[.F436]+[.$K$18]" office:value-type="float" office:value="458.371595744681" calcext:value-type="float">
            <text:p>458.3715957447</text:p>
          </table:table-cell>
          <table:table-cell/>
          <table:table-cell table:formula="of:=[.A442]&amp;&quot; &quot;&amp;[.B442]&amp;&quot; &quot;&amp;[.C442]" office:value-type="string" office:string-value="N441 X6747.5 Y458.371595744681" calcext:value-type="string">
            <text:p>N441 X6747.5 Y458.3715957446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42</text:p>
          </table:table-cell>
          <table:table-cell table:formula="of:=[.B437]" office:value-type="string" office:string-value="G106" calcext:value-type="string">
            <text:p>G106</text:p>
          </table:table-cell>
          <table:table-cell table:formula="of:=[.C437]" office:value-type="string" office:string-value="P3" calcext:value-type="string">
            <text:p>P3</text:p>
          </table:table-cell>
          <table:table-cell table:number-columns-repeated="4"/>
          <table:table-cell table:formula="of:=[.A443]&amp;&quot; &quot;&amp;[.B443]&amp;&quot; &quot;&amp;[.C443]" office:value-type="string" office:string-value="N442 G106 P3" calcext:value-type="string">
            <text:p>N442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43</text:p>
          </table:table-cell>
          <table:table-cell table:formula="of:=&quot;X&quot;&amp;[.E444]" office:value-type="string" office:string-value="X12.5" calcext:value-type="string">
            <text:p>X12.5</text:p>
          </table:table-cell>
          <table:table-cell table:formula="of:=&quot;Y&quot;&amp;[.F444]" office:value-type="string" office:string-value="Y456.571595744681" calcext:value-type="string">
            <text:p>Y456.571595744681</text:p>
          </table:table-cell>
          <table:table-cell/>
          <table:table-cell table:formula="of:=[.E438]" office:value-type="float" office:value="12.5" calcext:value-type="float">
            <text:p>12.5</text:p>
          </table:table-cell>
          <table:table-cell table:formula="of:=[.F438]+[.$K$18]" office:value-type="float" office:value="456.571595744681" calcext:value-type="float">
            <text:p>456.5715957447</text:p>
          </table:table-cell>
          <table:table-cell/>
          <table:table-cell table:formula="of:=[.A444]&amp;&quot; &quot;&amp;[.B444]&amp;&quot; &quot;&amp;[.C444]" office:value-type="string" office:string-value="N443 X12.5 Y456.571595744681" calcext:value-type="string">
            <text:p>N443 X12.5 Y456.5715957446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44</text:p>
          </table:table-cell>
          <table:table-cell table:formula="of:=[.B439]" office:value-type="string" office:string-value="G106" calcext:value-type="string">
            <text:p>G106</text:p>
          </table:table-cell>
          <table:table-cell table:formula="of:=[.C439]" office:value-type="string" office:string-value="P0" calcext:value-type="string">
            <text:p>P0</text:p>
          </table:table-cell>
          <table:table-cell table:number-columns-repeated="4"/>
          <table:table-cell table:formula="of:=[.A445]&amp;&quot; &quot;&amp;[.B445]&amp;&quot; &quot;&amp;[.C445]" office:value-type="string" office:string-value="N444 G106 P0" calcext:value-type="string">
            <text:p>N444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45</text:p>
          </table:table-cell>
          <table:table-cell table:formula="of:=[.B440]" office:value-type="string" office:string-value="G105" calcext:value-type="string">
            <text:p>G105</text:p>
          </table:table-cell>
          <table:table-cell table:formula="of:=[.C440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440]" office:value-type="string" office:string-value="jog up" calcext:value-type="string">
            <text:p>jog up</text:p>
          </table:table-cell>
          <table:table-cell/>
          <table:table-cell table:formula="of:=[.A446]&amp;&quot; &quot;&amp;[.B446]&amp;&quot; &quot;&amp;[.C446]" office:value-type="string" office:string-value="N445 G105 PY7.79553191489362" calcext:value-type="string">
            <text:p>N445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46</text:p>
          </table:table-cell>
          <table:table-cell table:style-name="ce8" table:number-columns-repeated="3"/>
          <table:table-cell table:style-name="ce8" table:formula="of:=[.E441]+1" office:value-type="float" office:value="75" calcext:value-type="float">
            <text:p>75</text:p>
          </table:table-cell>
          <table:table-cell table:style-name="ce8" table:number-columns-repeated="2"/>
          <table:table-cell table:style-name="ce8" table:formula="of:=[.A447]&amp;&quot; ( Wire &quot;&amp;[.E447]&amp;&quot; )&quot;" office:value-type="string" office:string-value="N446 ( Wire 75 )" calcext:value-type="string">
            <text:p>N446 ( Wire 75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47</text:p>
          </table:table-cell>
          <table:table-cell table:formula="of:=&quot;X&quot;&amp;[.E448]" office:value-type="string" office:string-value="X6747.5" calcext:value-type="string">
            <text:p>X6747.5</text:p>
          </table:table-cell>
          <table:table-cell table:formula="of:=&quot;Y&quot;&amp;[.F448]" office:value-type="string" office:string-value="Y463.167127659574" calcext:value-type="string">
            <text:p>Y463.167127659574</text:p>
          </table:table-cell>
          <table:table-cell/>
          <table:table-cell table:formula="of:=[.E442]" office:value-type="float" office:value="6747.5" calcext:value-type="float">
            <text:p>6747.5</text:p>
          </table:table-cell>
          <table:table-cell table:formula="of:=[.F442]+[.$K$18]" office:value-type="float" office:value="463.167127659574" calcext:value-type="float">
            <text:p>463.1671276596</text:p>
          </table:table-cell>
          <table:table-cell/>
          <table:table-cell table:formula="of:=[.A448]&amp;&quot; &quot;&amp;[.B448]&amp;&quot; &quot;&amp;[.C448]" office:value-type="string" office:string-value="N447 X6747.5 Y463.167127659574" calcext:value-type="string">
            <text:p>N447 X6747.5 Y463.1671276595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48</text:p>
          </table:table-cell>
          <table:table-cell table:formula="of:=[.B443]" office:value-type="string" office:string-value="G106" calcext:value-type="string">
            <text:p>G106</text:p>
          </table:table-cell>
          <table:table-cell table:formula="of:=[.C443]" office:value-type="string" office:string-value="P3" calcext:value-type="string">
            <text:p>P3</text:p>
          </table:table-cell>
          <table:table-cell table:number-columns-repeated="4"/>
          <table:table-cell table:formula="of:=[.A449]&amp;&quot; &quot;&amp;[.B449]&amp;&quot; &quot;&amp;[.C449]" office:value-type="string" office:string-value="N448 G106 P3" calcext:value-type="string">
            <text:p>N448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49</text:p>
          </table:table-cell>
          <table:table-cell table:formula="of:=&quot;X&quot;&amp;[.E450]" office:value-type="string" office:string-value="X12.5" calcext:value-type="string">
            <text:p>X12.5</text:p>
          </table:table-cell>
          <table:table-cell table:formula="of:=&quot;Y&quot;&amp;[.F450]" office:value-type="string" office:string-value="Y461.367127659574" calcext:value-type="string">
            <text:p>Y461.367127659574</text:p>
          </table:table-cell>
          <table:table-cell/>
          <table:table-cell table:formula="of:=[.E444]" office:value-type="float" office:value="12.5" calcext:value-type="float">
            <text:p>12.5</text:p>
          </table:table-cell>
          <table:table-cell table:formula="of:=[.F444]+[.$K$18]" office:value-type="float" office:value="461.367127659574" calcext:value-type="float">
            <text:p>461.3671276596</text:p>
          </table:table-cell>
          <table:table-cell/>
          <table:table-cell table:formula="of:=[.A450]&amp;&quot; &quot;&amp;[.B450]&amp;&quot; &quot;&amp;[.C450]" office:value-type="string" office:string-value="N449 X12.5 Y461.367127659574" calcext:value-type="string">
            <text:p>N449 X12.5 Y461.3671276595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50</text:p>
          </table:table-cell>
          <table:table-cell table:formula="of:=[.B445]" office:value-type="string" office:string-value="G106" calcext:value-type="string">
            <text:p>G106</text:p>
          </table:table-cell>
          <table:table-cell table:formula="of:=[.C445]" office:value-type="string" office:string-value="P0" calcext:value-type="string">
            <text:p>P0</text:p>
          </table:table-cell>
          <table:table-cell table:number-columns-repeated="4"/>
          <table:table-cell table:formula="of:=[.A451]&amp;&quot; &quot;&amp;[.B451]&amp;&quot; &quot;&amp;[.C451]" office:value-type="string" office:string-value="N450 G106 P0" calcext:value-type="string">
            <text:p>N450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51</text:p>
          </table:table-cell>
          <table:table-cell table:formula="of:=[.B446]" office:value-type="string" office:string-value="G105" calcext:value-type="string">
            <text:p>G105</text:p>
          </table:table-cell>
          <table:table-cell table:formula="of:=[.C446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446]" office:value-type="string" office:string-value="jog up" calcext:value-type="string">
            <text:p>jog up</text:p>
          </table:table-cell>
          <table:table-cell/>
          <table:table-cell table:formula="of:=[.A452]&amp;&quot; &quot;&amp;[.B452]&amp;&quot; &quot;&amp;[.C452]" office:value-type="string" office:string-value="N451 G105 PY7.79553191489362" calcext:value-type="string">
            <text:p>N451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52</text:p>
          </table:table-cell>
          <table:table-cell table:style-name="ce8" table:number-columns-repeated="3"/>
          <table:table-cell table:style-name="ce8" table:formula="of:=[.E447]+1" office:value-type="float" office:value="76" calcext:value-type="float">
            <text:p>76</text:p>
          </table:table-cell>
          <table:table-cell table:style-name="ce8" table:number-columns-repeated="2"/>
          <table:table-cell table:style-name="ce8" table:formula="of:=[.A453]&amp;&quot; ( Wire &quot;&amp;[.E453]&amp;&quot; )&quot;" office:value-type="string" office:string-value="N452 ( Wire 76 )" calcext:value-type="string">
            <text:p>N452 ( Wire 76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53</text:p>
          </table:table-cell>
          <table:table-cell table:formula="of:=&quot;X&quot;&amp;[.E454]" office:value-type="string" office:string-value="X6747.5" calcext:value-type="string">
            <text:p>X6747.5</text:p>
          </table:table-cell>
          <table:table-cell table:formula="of:=&quot;Y&quot;&amp;[.F454]" office:value-type="string" office:string-value="Y467.962659574468" calcext:value-type="string">
            <text:p>Y467.962659574468</text:p>
          </table:table-cell>
          <table:table-cell/>
          <table:table-cell table:formula="of:=[.E448]" office:value-type="float" office:value="6747.5" calcext:value-type="float">
            <text:p>6747.5</text:p>
          </table:table-cell>
          <table:table-cell table:formula="of:=[.F448]+[.$K$18]" office:value-type="float" office:value="467.962659574468" calcext:value-type="float">
            <text:p>467.9626595745</text:p>
          </table:table-cell>
          <table:table-cell/>
          <table:table-cell table:formula="of:=[.A454]&amp;&quot; &quot;&amp;[.B454]&amp;&quot; &quot;&amp;[.C454]" office:value-type="string" office:string-value="N453 X6747.5 Y467.962659574468" calcext:value-type="string">
            <text:p>N453 X6747.5 Y467.9626595744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54</text:p>
          </table:table-cell>
          <table:table-cell table:formula="of:=[.B449]" office:value-type="string" office:string-value="G106" calcext:value-type="string">
            <text:p>G106</text:p>
          </table:table-cell>
          <table:table-cell table:formula="of:=[.C449]" office:value-type="string" office:string-value="P3" calcext:value-type="string">
            <text:p>P3</text:p>
          </table:table-cell>
          <table:table-cell table:number-columns-repeated="4"/>
          <table:table-cell table:formula="of:=[.A455]&amp;&quot; &quot;&amp;[.B455]&amp;&quot; &quot;&amp;[.C455]" office:value-type="string" office:string-value="N454 G106 P3" calcext:value-type="string">
            <text:p>N454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55</text:p>
          </table:table-cell>
          <table:table-cell table:formula="of:=&quot;X&quot;&amp;[.E456]" office:value-type="string" office:string-value="X12.5" calcext:value-type="string">
            <text:p>X12.5</text:p>
          </table:table-cell>
          <table:table-cell table:formula="of:=&quot;Y&quot;&amp;[.F456]" office:value-type="string" office:string-value="Y466.162659574468" calcext:value-type="string">
            <text:p>Y466.162659574468</text:p>
          </table:table-cell>
          <table:table-cell/>
          <table:table-cell table:formula="of:=[.E450]" office:value-type="float" office:value="12.5" calcext:value-type="float">
            <text:p>12.5</text:p>
          </table:table-cell>
          <table:table-cell table:formula="of:=[.F450]+[.$K$18]" office:value-type="float" office:value="466.162659574468" calcext:value-type="float">
            <text:p>466.1626595745</text:p>
          </table:table-cell>
          <table:table-cell/>
          <table:table-cell table:formula="of:=[.A456]&amp;&quot; &quot;&amp;[.B456]&amp;&quot; &quot;&amp;[.C456]" office:value-type="string" office:string-value="N455 X12.5 Y466.162659574468" calcext:value-type="string">
            <text:p>N455 X12.5 Y466.1626595744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56</text:p>
          </table:table-cell>
          <table:table-cell table:formula="of:=[.B451]" office:value-type="string" office:string-value="G106" calcext:value-type="string">
            <text:p>G106</text:p>
          </table:table-cell>
          <table:table-cell table:formula="of:=[.C451]" office:value-type="string" office:string-value="P0" calcext:value-type="string">
            <text:p>P0</text:p>
          </table:table-cell>
          <table:table-cell table:number-columns-repeated="4"/>
          <table:table-cell table:formula="of:=[.A457]&amp;&quot; &quot;&amp;[.B457]&amp;&quot; &quot;&amp;[.C457]" office:value-type="string" office:string-value="N456 G106 P0" calcext:value-type="string">
            <text:p>N456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57</text:p>
          </table:table-cell>
          <table:table-cell table:formula="of:=[.B452]" office:value-type="string" office:string-value="G105" calcext:value-type="string">
            <text:p>G105</text:p>
          </table:table-cell>
          <table:table-cell table:formula="of:=[.C452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452]" office:value-type="string" office:string-value="jog up" calcext:value-type="string">
            <text:p>jog up</text:p>
          </table:table-cell>
          <table:table-cell/>
          <table:table-cell table:formula="of:=[.A458]&amp;&quot; &quot;&amp;[.B458]&amp;&quot; &quot;&amp;[.C458]" office:value-type="string" office:string-value="N457 G105 PY7.79553191489362" calcext:value-type="string">
            <text:p>N457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58</text:p>
          </table:table-cell>
          <table:table-cell table:style-name="ce8" table:number-columns-repeated="3"/>
          <table:table-cell table:style-name="ce8" table:formula="of:=[.E453]+1" office:value-type="float" office:value="77" calcext:value-type="float">
            <text:p>77</text:p>
          </table:table-cell>
          <table:table-cell table:style-name="ce8" table:number-columns-repeated="2"/>
          <table:table-cell table:style-name="ce8" table:formula="of:=[.A459]&amp;&quot; ( Wire &quot;&amp;[.E459]&amp;&quot; )&quot;" office:value-type="string" office:string-value="N458 ( Wire 77 )" calcext:value-type="string">
            <text:p>N458 ( Wire 77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59</text:p>
          </table:table-cell>
          <table:table-cell table:formula="of:=&quot;X&quot;&amp;[.E460]" office:value-type="string" office:string-value="X6747.5" calcext:value-type="string">
            <text:p>X6747.5</text:p>
          </table:table-cell>
          <table:table-cell table:formula="of:=&quot;Y&quot;&amp;[.F460]" office:value-type="string" office:string-value="Y472.758191489362" calcext:value-type="string">
            <text:p>Y472.758191489362</text:p>
          </table:table-cell>
          <table:table-cell/>
          <table:table-cell table:formula="of:=[.E454]" office:value-type="float" office:value="6747.5" calcext:value-type="float">
            <text:p>6747.5</text:p>
          </table:table-cell>
          <table:table-cell table:formula="of:=[.F454]+[.$K$18]" office:value-type="float" office:value="472.758191489362" calcext:value-type="float">
            <text:p>472.7581914894</text:p>
          </table:table-cell>
          <table:table-cell/>
          <table:table-cell table:formula="of:=[.A460]&amp;&quot; &quot;&amp;[.B460]&amp;&quot; &quot;&amp;[.C460]" office:value-type="string" office:string-value="N459 X6747.5 Y472.758191489362" calcext:value-type="string">
            <text:p>N459 X6747.5 Y472.758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60</text:p>
          </table:table-cell>
          <table:table-cell table:formula="of:=[.B455]" office:value-type="string" office:string-value="G106" calcext:value-type="string">
            <text:p>G106</text:p>
          </table:table-cell>
          <table:table-cell table:formula="of:=[.C455]" office:value-type="string" office:string-value="P3" calcext:value-type="string">
            <text:p>P3</text:p>
          </table:table-cell>
          <table:table-cell table:number-columns-repeated="4"/>
          <table:table-cell table:formula="of:=[.A461]&amp;&quot; &quot;&amp;[.B461]&amp;&quot; &quot;&amp;[.C461]" office:value-type="string" office:string-value="N460 G106 P3" calcext:value-type="string">
            <text:p>N460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61</text:p>
          </table:table-cell>
          <table:table-cell table:formula="of:=&quot;X&quot;&amp;[.E462]" office:value-type="string" office:string-value="X12.5" calcext:value-type="string">
            <text:p>X12.5</text:p>
          </table:table-cell>
          <table:table-cell table:formula="of:=&quot;Y&quot;&amp;[.F462]" office:value-type="string" office:string-value="Y470.958191489362" calcext:value-type="string">
            <text:p>Y470.958191489362</text:p>
          </table:table-cell>
          <table:table-cell/>
          <table:table-cell table:formula="of:=[.E456]" office:value-type="float" office:value="12.5" calcext:value-type="float">
            <text:p>12.5</text:p>
          </table:table-cell>
          <table:table-cell table:formula="of:=[.F456]+[.$K$18]" office:value-type="float" office:value="470.958191489362" calcext:value-type="float">
            <text:p>470.9581914894</text:p>
          </table:table-cell>
          <table:table-cell/>
          <table:table-cell table:formula="of:=[.A462]&amp;&quot; &quot;&amp;[.B462]&amp;&quot; &quot;&amp;[.C462]" office:value-type="string" office:string-value="N461 X12.5 Y470.958191489362" calcext:value-type="string">
            <text:p>N461 X12.5 Y470.958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62</text:p>
          </table:table-cell>
          <table:table-cell table:formula="of:=[.B457]" office:value-type="string" office:string-value="G106" calcext:value-type="string">
            <text:p>G106</text:p>
          </table:table-cell>
          <table:table-cell table:formula="of:=[.C457]" office:value-type="string" office:string-value="P0" calcext:value-type="string">
            <text:p>P0</text:p>
          </table:table-cell>
          <table:table-cell table:number-columns-repeated="4"/>
          <table:table-cell table:formula="of:=[.A463]&amp;&quot; &quot;&amp;[.B463]&amp;&quot; &quot;&amp;[.C463]" office:value-type="string" office:string-value="N462 G106 P0" calcext:value-type="string">
            <text:p>N462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63</text:p>
          </table:table-cell>
          <table:table-cell table:formula="of:=[.B458]" office:value-type="string" office:string-value="G105" calcext:value-type="string">
            <text:p>G105</text:p>
          </table:table-cell>
          <table:table-cell table:formula="of:=[.C458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458]" office:value-type="string" office:string-value="jog up" calcext:value-type="string">
            <text:p>jog up</text:p>
          </table:table-cell>
          <table:table-cell/>
          <table:table-cell table:formula="of:=[.A464]&amp;&quot; &quot;&amp;[.B464]&amp;&quot; &quot;&amp;[.C464]" office:value-type="string" office:string-value="N463 G105 PY7.79553191489362" calcext:value-type="string">
            <text:p>N463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64</text:p>
          </table:table-cell>
          <table:table-cell table:style-name="ce8" table:number-columns-repeated="3"/>
          <table:table-cell table:style-name="ce8" table:formula="of:=[.E459]+1" office:value-type="float" office:value="78" calcext:value-type="float">
            <text:p>78</text:p>
          </table:table-cell>
          <table:table-cell table:style-name="ce8" table:number-columns-repeated="2"/>
          <table:table-cell table:style-name="ce8" table:formula="of:=[.A465]&amp;&quot; ( Wire &quot;&amp;[.E465]&amp;&quot; )&quot;" office:value-type="string" office:string-value="N464 ( Wire 78 )" calcext:value-type="string">
            <text:p>N464 ( Wire 78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65</text:p>
          </table:table-cell>
          <table:table-cell table:formula="of:=&quot;X&quot;&amp;[.E466]" office:value-type="string" office:string-value="X6747.5" calcext:value-type="string">
            <text:p>X6747.5</text:p>
          </table:table-cell>
          <table:table-cell table:formula="of:=&quot;Y&quot;&amp;[.F466]" office:value-type="string" office:string-value="Y477.553723404255" calcext:value-type="string">
            <text:p>Y477.553723404255</text:p>
          </table:table-cell>
          <table:table-cell/>
          <table:table-cell table:formula="of:=[.E460]" office:value-type="float" office:value="6747.5" calcext:value-type="float">
            <text:p>6747.5</text:p>
          </table:table-cell>
          <table:table-cell table:formula="of:=[.F460]+[.$K$18]" office:value-type="float" office:value="477.553723404255" calcext:value-type="float">
            <text:p>477.5537234043</text:p>
          </table:table-cell>
          <table:table-cell/>
          <table:table-cell table:formula="of:=[.A466]&amp;&quot; &quot;&amp;[.B466]&amp;&quot; &quot;&amp;[.C466]" office:value-type="string" office:string-value="N465 X6747.5 Y477.553723404255" calcext:value-type="string">
            <text:p>N465 X6747.5 Y477.5537234042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66</text:p>
          </table:table-cell>
          <table:table-cell table:formula="of:=[.B461]" office:value-type="string" office:string-value="G106" calcext:value-type="string">
            <text:p>G106</text:p>
          </table:table-cell>
          <table:table-cell table:formula="of:=[.C461]" office:value-type="string" office:string-value="P3" calcext:value-type="string">
            <text:p>P3</text:p>
          </table:table-cell>
          <table:table-cell table:number-columns-repeated="4"/>
          <table:table-cell table:formula="of:=[.A467]&amp;&quot; &quot;&amp;[.B467]&amp;&quot; &quot;&amp;[.C467]" office:value-type="string" office:string-value="N466 G106 P3" calcext:value-type="string">
            <text:p>N466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67</text:p>
          </table:table-cell>
          <table:table-cell table:formula="of:=&quot;X&quot;&amp;[.E468]" office:value-type="string" office:string-value="X12.5" calcext:value-type="string">
            <text:p>X12.5</text:p>
          </table:table-cell>
          <table:table-cell table:formula="of:=&quot;Y&quot;&amp;[.F468]" office:value-type="string" office:string-value="Y475.753723404255" calcext:value-type="string">
            <text:p>Y475.753723404255</text:p>
          </table:table-cell>
          <table:table-cell/>
          <table:table-cell table:formula="of:=[.E462]" office:value-type="float" office:value="12.5" calcext:value-type="float">
            <text:p>12.5</text:p>
          </table:table-cell>
          <table:table-cell table:formula="of:=[.F462]+[.$K$18]" office:value-type="float" office:value="475.753723404255" calcext:value-type="float">
            <text:p>475.7537234043</text:p>
          </table:table-cell>
          <table:table-cell/>
          <table:table-cell table:formula="of:=[.A468]&amp;&quot; &quot;&amp;[.B468]&amp;&quot; &quot;&amp;[.C468]" office:value-type="string" office:string-value="N467 X12.5 Y475.753723404255" calcext:value-type="string">
            <text:p>N467 X12.5 Y475.7537234042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68</text:p>
          </table:table-cell>
          <table:table-cell table:formula="of:=[.B463]" office:value-type="string" office:string-value="G106" calcext:value-type="string">
            <text:p>G106</text:p>
          </table:table-cell>
          <table:table-cell table:formula="of:=[.C463]" office:value-type="string" office:string-value="P0" calcext:value-type="string">
            <text:p>P0</text:p>
          </table:table-cell>
          <table:table-cell table:number-columns-repeated="4"/>
          <table:table-cell table:formula="of:=[.A469]&amp;&quot; &quot;&amp;[.B469]&amp;&quot; &quot;&amp;[.C469]" office:value-type="string" office:string-value="N468 G106 P0" calcext:value-type="string">
            <text:p>N468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69</text:p>
          </table:table-cell>
          <table:table-cell table:formula="of:=[.B464]" office:value-type="string" office:string-value="G105" calcext:value-type="string">
            <text:p>G105</text:p>
          </table:table-cell>
          <table:table-cell table:formula="of:=[.C464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464]" office:value-type="string" office:string-value="jog up" calcext:value-type="string">
            <text:p>jog up</text:p>
          </table:table-cell>
          <table:table-cell/>
          <table:table-cell table:formula="of:=[.A470]&amp;&quot; &quot;&amp;[.B470]&amp;&quot; &quot;&amp;[.C470]" office:value-type="string" office:string-value="N469 G105 PY7.79553191489362" calcext:value-type="string">
            <text:p>N469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70</text:p>
          </table:table-cell>
          <table:table-cell table:style-name="ce8" table:number-columns-repeated="3"/>
          <table:table-cell table:style-name="ce8" table:formula="of:=[.E465]+1" office:value-type="float" office:value="79" calcext:value-type="float">
            <text:p>79</text:p>
          </table:table-cell>
          <table:table-cell table:style-name="ce8" table:number-columns-repeated="2"/>
          <table:table-cell table:style-name="ce8" table:formula="of:=[.A471]&amp;&quot; ( Wire &quot;&amp;[.E471]&amp;&quot; )&quot;" office:value-type="string" office:string-value="N470 ( Wire 79 )" calcext:value-type="string">
            <text:p>N470 ( Wire 79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71</text:p>
          </table:table-cell>
          <table:table-cell table:formula="of:=&quot;X&quot;&amp;[.E472]" office:value-type="string" office:string-value="X6747.5" calcext:value-type="string">
            <text:p>X6747.5</text:p>
          </table:table-cell>
          <table:table-cell table:formula="of:=&quot;Y&quot;&amp;[.F472]" office:value-type="string" office:string-value="Y482.349255319149" calcext:value-type="string">
            <text:p>Y482.349255319149</text:p>
          </table:table-cell>
          <table:table-cell/>
          <table:table-cell table:formula="of:=[.E466]" office:value-type="float" office:value="6747.5" calcext:value-type="float">
            <text:p>6747.5</text:p>
          </table:table-cell>
          <table:table-cell table:formula="of:=[.F466]+[.$K$18]" office:value-type="float" office:value="482.349255319149" calcext:value-type="float">
            <text:p>482.3492553191</text:p>
          </table:table-cell>
          <table:table-cell/>
          <table:table-cell table:formula="of:=[.A472]&amp;&quot; &quot;&amp;[.B472]&amp;&quot; &quot;&amp;[.C472]" office:value-type="string" office:string-value="N471 X6747.5 Y482.349255319149" calcext:value-type="string">
            <text:p>N471 X6747.5 Y482.3492553191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72</text:p>
          </table:table-cell>
          <table:table-cell table:formula="of:=[.B467]" office:value-type="string" office:string-value="G106" calcext:value-type="string">
            <text:p>G106</text:p>
          </table:table-cell>
          <table:table-cell table:formula="of:=[.C467]" office:value-type="string" office:string-value="P3" calcext:value-type="string">
            <text:p>P3</text:p>
          </table:table-cell>
          <table:table-cell table:number-columns-repeated="4"/>
          <table:table-cell table:formula="of:=[.A473]&amp;&quot; &quot;&amp;[.B473]&amp;&quot; &quot;&amp;[.C473]" office:value-type="string" office:string-value="N472 G106 P3" calcext:value-type="string">
            <text:p>N472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73</text:p>
          </table:table-cell>
          <table:table-cell table:formula="of:=&quot;X&quot;&amp;[.E474]" office:value-type="string" office:string-value="X12.5" calcext:value-type="string">
            <text:p>X12.5</text:p>
          </table:table-cell>
          <table:table-cell table:formula="of:=&quot;Y&quot;&amp;[.F474]" office:value-type="string" office:string-value="Y480.549255319149" calcext:value-type="string">
            <text:p>Y480.549255319149</text:p>
          </table:table-cell>
          <table:table-cell/>
          <table:table-cell table:formula="of:=[.E468]" office:value-type="float" office:value="12.5" calcext:value-type="float">
            <text:p>12.5</text:p>
          </table:table-cell>
          <table:table-cell table:formula="of:=[.F468]+[.$K$18]" office:value-type="float" office:value="480.549255319149" calcext:value-type="float">
            <text:p>480.5492553191</text:p>
          </table:table-cell>
          <table:table-cell/>
          <table:table-cell table:formula="of:=[.A474]&amp;&quot; &quot;&amp;[.B474]&amp;&quot; &quot;&amp;[.C474]" office:value-type="string" office:string-value="N473 X12.5 Y480.549255319149" calcext:value-type="string">
            <text:p>N473 X12.5 Y480.5492553191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74</text:p>
          </table:table-cell>
          <table:table-cell table:formula="of:=[.B469]" office:value-type="string" office:string-value="G106" calcext:value-type="string">
            <text:p>G106</text:p>
          </table:table-cell>
          <table:table-cell table:formula="of:=[.C469]" office:value-type="string" office:string-value="P0" calcext:value-type="string">
            <text:p>P0</text:p>
          </table:table-cell>
          <table:table-cell table:number-columns-repeated="4"/>
          <table:table-cell table:formula="of:=[.A475]&amp;&quot; &quot;&amp;[.B475]&amp;&quot; &quot;&amp;[.C475]" office:value-type="string" office:string-value="N474 G106 P0" calcext:value-type="string">
            <text:p>N474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75</text:p>
          </table:table-cell>
          <table:table-cell table:formula="of:=[.B470]" office:value-type="string" office:string-value="G105" calcext:value-type="string">
            <text:p>G105</text:p>
          </table:table-cell>
          <table:table-cell table:formula="of:=[.C470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470]" office:value-type="string" office:string-value="jog up" calcext:value-type="string">
            <text:p>jog up</text:p>
          </table:table-cell>
          <table:table-cell/>
          <table:table-cell table:formula="of:=[.A476]&amp;&quot; &quot;&amp;[.B476]&amp;&quot; &quot;&amp;[.C476]" office:value-type="string" office:string-value="N475 G105 PY7.79553191489362" calcext:value-type="string">
            <text:p>N475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76</text:p>
          </table:table-cell>
          <table:table-cell table:style-name="ce8" table:number-columns-repeated="3"/>
          <table:table-cell table:style-name="ce8" table:formula="of:=[.E471]+1" office:value-type="float" office:value="80" calcext:value-type="float">
            <text:p>80</text:p>
          </table:table-cell>
          <table:table-cell table:style-name="ce8" table:number-columns-repeated="2"/>
          <table:table-cell table:style-name="ce8" table:formula="of:=[.A477]&amp;&quot; ( Wire &quot;&amp;[.E477]&amp;&quot; )&quot;" office:value-type="string" office:string-value="N476 ( Wire 80 )" calcext:value-type="string">
            <text:p>N476 ( Wire 80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77</text:p>
          </table:table-cell>
          <table:table-cell table:formula="of:=&quot;X&quot;&amp;[.E478]" office:value-type="string" office:string-value="X6747.5" calcext:value-type="string">
            <text:p>X6747.5</text:p>
          </table:table-cell>
          <table:table-cell table:formula="of:=&quot;Y&quot;&amp;[.F478]" office:value-type="string" office:string-value="Y487.144787234042" calcext:value-type="string">
            <text:p>Y487.144787234042</text:p>
          </table:table-cell>
          <table:table-cell/>
          <table:table-cell table:formula="of:=[.E472]" office:value-type="float" office:value="6747.5" calcext:value-type="float">
            <text:p>6747.5</text:p>
          </table:table-cell>
          <table:table-cell table:formula="of:=[.F472]+[.$K$18]" office:value-type="float" office:value="487.144787234042" calcext:value-type="float">
            <text:p>487.144787234</text:p>
          </table:table-cell>
          <table:table-cell/>
          <table:table-cell table:formula="of:=[.A478]&amp;&quot; &quot;&amp;[.B478]&amp;&quot; &quot;&amp;[.C478]" office:value-type="string" office:string-value="N477 X6747.5 Y487.144787234042" calcext:value-type="string">
            <text:p>N477 X6747.5 Y487.1447872340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78</text:p>
          </table:table-cell>
          <table:table-cell table:formula="of:=[.B473]" office:value-type="string" office:string-value="G106" calcext:value-type="string">
            <text:p>G106</text:p>
          </table:table-cell>
          <table:table-cell table:formula="of:=[.C473]" office:value-type="string" office:string-value="P3" calcext:value-type="string">
            <text:p>P3</text:p>
          </table:table-cell>
          <table:table-cell table:number-columns-repeated="4"/>
          <table:table-cell table:formula="of:=[.A479]&amp;&quot; &quot;&amp;[.B479]&amp;&quot; &quot;&amp;[.C479]" office:value-type="string" office:string-value="N478 G106 P3" calcext:value-type="string">
            <text:p>N478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79</text:p>
          </table:table-cell>
          <table:table-cell table:formula="of:=&quot;X&quot;&amp;[.E480]" office:value-type="string" office:string-value="X12.5" calcext:value-type="string">
            <text:p>X12.5</text:p>
          </table:table-cell>
          <table:table-cell table:formula="of:=&quot;Y&quot;&amp;[.F480]" office:value-type="string" office:string-value="Y485.344787234042" calcext:value-type="string">
            <text:p>Y485.344787234042</text:p>
          </table:table-cell>
          <table:table-cell/>
          <table:table-cell table:formula="of:=[.E474]" office:value-type="float" office:value="12.5" calcext:value-type="float">
            <text:p>12.5</text:p>
          </table:table-cell>
          <table:table-cell table:formula="of:=[.F474]+[.$K$18]" office:value-type="float" office:value="485.344787234042" calcext:value-type="float">
            <text:p>485.344787234</text:p>
          </table:table-cell>
          <table:table-cell/>
          <table:table-cell table:formula="of:=[.A480]&amp;&quot; &quot;&amp;[.B480]&amp;&quot; &quot;&amp;[.C480]" office:value-type="string" office:string-value="N479 X12.5 Y485.344787234042" calcext:value-type="string">
            <text:p>N479 X12.5 Y485.3447872340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80</text:p>
          </table:table-cell>
          <table:table-cell table:formula="of:=[.B475]" office:value-type="string" office:string-value="G106" calcext:value-type="string">
            <text:p>G106</text:p>
          </table:table-cell>
          <table:table-cell table:formula="of:=[.C475]" office:value-type="string" office:string-value="P0" calcext:value-type="string">
            <text:p>P0</text:p>
          </table:table-cell>
          <table:table-cell table:number-columns-repeated="4"/>
          <table:table-cell table:formula="of:=[.A481]&amp;&quot; &quot;&amp;[.B481]&amp;&quot; &quot;&amp;[.C481]" office:value-type="string" office:string-value="N480 G106 P0" calcext:value-type="string">
            <text:p>N480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81</text:p>
          </table:table-cell>
          <table:table-cell table:formula="of:=[.B476]" office:value-type="string" office:string-value="G105" calcext:value-type="string">
            <text:p>G105</text:p>
          </table:table-cell>
          <table:table-cell table:formula="of:=[.C476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476]" office:value-type="string" office:string-value="jog up" calcext:value-type="string">
            <text:p>jog up</text:p>
          </table:table-cell>
          <table:table-cell/>
          <table:table-cell table:formula="of:=[.A482]&amp;&quot; &quot;&amp;[.B482]&amp;&quot; &quot;&amp;[.C482]" office:value-type="string" office:string-value="N481 G105 PY7.79553191489362" calcext:value-type="string">
            <text:p>N481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82</text:p>
          </table:table-cell>
          <table:table-cell table:style-name="ce8" table:number-columns-repeated="3"/>
          <table:table-cell table:style-name="ce8" table:formula="of:=[.E477]+1" office:value-type="float" office:value="81" calcext:value-type="float">
            <text:p>81</text:p>
          </table:table-cell>
          <table:table-cell table:style-name="ce8" table:number-columns-repeated="2"/>
          <table:table-cell table:style-name="ce8" table:formula="of:=[.A483]&amp;&quot; ( Wire &quot;&amp;[.E483]&amp;&quot; )&quot;" office:value-type="string" office:string-value="N482 ( Wire 81 )" calcext:value-type="string">
            <text:p>N482 ( Wire 81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83</text:p>
          </table:table-cell>
          <table:table-cell table:formula="of:=&quot;X&quot;&amp;[.E484]" office:value-type="string" office:string-value="X6747.5" calcext:value-type="string">
            <text:p>X6747.5</text:p>
          </table:table-cell>
          <table:table-cell table:formula="of:=&quot;Y&quot;&amp;[.F484]" office:value-type="string" office:string-value="Y491.940319148936" calcext:value-type="string">
            <text:p>Y491.940319148936</text:p>
          </table:table-cell>
          <table:table-cell/>
          <table:table-cell table:formula="of:=[.E478]" office:value-type="float" office:value="6747.5" calcext:value-type="float">
            <text:p>6747.5</text:p>
          </table:table-cell>
          <table:table-cell table:formula="of:=[.F478]+[.$K$18]" office:value-type="float" office:value="491.940319148936" calcext:value-type="float">
            <text:p>491.9403191489</text:p>
          </table:table-cell>
          <table:table-cell/>
          <table:table-cell table:formula="of:=[.A484]&amp;&quot; &quot;&amp;[.B484]&amp;&quot; &quot;&amp;[.C484]" office:value-type="string" office:string-value="N483 X6747.5 Y491.940319148936" calcext:value-type="string">
            <text:p>N483 X6747.5 Y491.9403191489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84</text:p>
          </table:table-cell>
          <table:table-cell table:formula="of:=[.B479]" office:value-type="string" office:string-value="G106" calcext:value-type="string">
            <text:p>G106</text:p>
          </table:table-cell>
          <table:table-cell table:formula="of:=[.C479]" office:value-type="string" office:string-value="P3" calcext:value-type="string">
            <text:p>P3</text:p>
          </table:table-cell>
          <table:table-cell table:number-columns-repeated="4"/>
          <table:table-cell table:formula="of:=[.A485]&amp;&quot; &quot;&amp;[.B485]&amp;&quot; &quot;&amp;[.C485]" office:value-type="string" office:string-value="N484 G106 P3" calcext:value-type="string">
            <text:p>N484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85</text:p>
          </table:table-cell>
          <table:table-cell table:formula="of:=&quot;X&quot;&amp;[.E486]" office:value-type="string" office:string-value="X12.5" calcext:value-type="string">
            <text:p>X12.5</text:p>
          </table:table-cell>
          <table:table-cell table:formula="of:=&quot;Y&quot;&amp;[.F486]" office:value-type="string" office:string-value="Y490.140319148936" calcext:value-type="string">
            <text:p>Y490.140319148936</text:p>
          </table:table-cell>
          <table:table-cell/>
          <table:table-cell table:formula="of:=[.E480]" office:value-type="float" office:value="12.5" calcext:value-type="float">
            <text:p>12.5</text:p>
          </table:table-cell>
          <table:table-cell table:formula="of:=[.F480]+[.$K$18]" office:value-type="float" office:value="490.140319148936" calcext:value-type="float">
            <text:p>490.1403191489</text:p>
          </table:table-cell>
          <table:table-cell/>
          <table:table-cell table:formula="of:=[.A486]&amp;&quot; &quot;&amp;[.B486]&amp;&quot; &quot;&amp;[.C486]" office:value-type="string" office:string-value="N485 X12.5 Y490.140319148936" calcext:value-type="string">
            <text:p>N485 X12.5 Y490.1403191489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86</text:p>
          </table:table-cell>
          <table:table-cell table:formula="of:=[.B481]" office:value-type="string" office:string-value="G106" calcext:value-type="string">
            <text:p>G106</text:p>
          </table:table-cell>
          <table:table-cell table:formula="of:=[.C481]" office:value-type="string" office:string-value="P0" calcext:value-type="string">
            <text:p>P0</text:p>
          </table:table-cell>
          <table:table-cell table:number-columns-repeated="4"/>
          <table:table-cell table:formula="of:=[.A487]&amp;&quot; &quot;&amp;[.B487]&amp;&quot; &quot;&amp;[.C487]" office:value-type="string" office:string-value="N486 G106 P0" calcext:value-type="string">
            <text:p>N486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87</text:p>
          </table:table-cell>
          <table:table-cell table:formula="of:=[.B482]" office:value-type="string" office:string-value="G105" calcext:value-type="string">
            <text:p>G105</text:p>
          </table:table-cell>
          <table:table-cell table:formula="of:=[.C482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482]" office:value-type="string" office:string-value="jog up" calcext:value-type="string">
            <text:p>jog up</text:p>
          </table:table-cell>
          <table:table-cell/>
          <table:table-cell table:formula="of:=[.A488]&amp;&quot; &quot;&amp;[.B488]&amp;&quot; &quot;&amp;[.C488]" office:value-type="string" office:string-value="N487 G105 PY7.79553191489362" calcext:value-type="string">
            <text:p>N487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88</text:p>
          </table:table-cell>
          <table:table-cell table:style-name="ce8" table:number-columns-repeated="3"/>
          <table:table-cell table:style-name="ce8" table:formula="of:=[.E483]+1" office:value-type="float" office:value="82" calcext:value-type="float">
            <text:p>82</text:p>
          </table:table-cell>
          <table:table-cell table:style-name="ce8" table:number-columns-repeated="2"/>
          <table:table-cell table:style-name="ce8" table:formula="of:=[.A489]&amp;&quot; ( Wire &quot;&amp;[.E489]&amp;&quot; )&quot;" office:value-type="string" office:string-value="N488 ( Wire 82 )" calcext:value-type="string">
            <text:p>N488 ( Wire 82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89</text:p>
          </table:table-cell>
          <table:table-cell table:formula="of:=&quot;X&quot;&amp;[.E490]" office:value-type="string" office:string-value="X6747.5" calcext:value-type="string">
            <text:p>X6747.5</text:p>
          </table:table-cell>
          <table:table-cell table:formula="of:=&quot;Y&quot;&amp;[.F490]" office:value-type="string" office:string-value="Y496.73585106383" calcext:value-type="string">
            <text:p>Y496.73585106383</text:p>
          </table:table-cell>
          <table:table-cell/>
          <table:table-cell table:formula="of:=[.E484]" office:value-type="float" office:value="6747.5" calcext:value-type="float">
            <text:p>6747.5</text:p>
          </table:table-cell>
          <table:table-cell table:formula="of:=[.F484]+[.$K$18]" office:value-type="float" office:value="496.73585106383" calcext:value-type="float">
            <text:p>496.7358510638</text:p>
          </table:table-cell>
          <table:table-cell/>
          <table:table-cell table:formula="of:=[.A490]&amp;&quot; &quot;&amp;[.B490]&amp;&quot; &quot;&amp;[.C490]" office:value-type="string" office:string-value="N489 X6747.5 Y496.73585106383" calcext:value-type="string">
            <text:p>N489 X6747.5 Y496.73585106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90</text:p>
          </table:table-cell>
          <table:table-cell table:formula="of:=[.B485]" office:value-type="string" office:string-value="G106" calcext:value-type="string">
            <text:p>G106</text:p>
          </table:table-cell>
          <table:table-cell table:formula="of:=[.C485]" office:value-type="string" office:string-value="P3" calcext:value-type="string">
            <text:p>P3</text:p>
          </table:table-cell>
          <table:table-cell table:number-columns-repeated="4"/>
          <table:table-cell table:formula="of:=[.A491]&amp;&quot; &quot;&amp;[.B491]&amp;&quot; &quot;&amp;[.C491]" office:value-type="string" office:string-value="N490 G106 P3" calcext:value-type="string">
            <text:p>N490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91</text:p>
          </table:table-cell>
          <table:table-cell table:formula="of:=&quot;X&quot;&amp;[.E492]" office:value-type="string" office:string-value="X12.5" calcext:value-type="string">
            <text:p>X12.5</text:p>
          </table:table-cell>
          <table:table-cell table:formula="of:=&quot;Y&quot;&amp;[.F492]" office:value-type="string" office:string-value="Y494.93585106383" calcext:value-type="string">
            <text:p>Y494.93585106383</text:p>
          </table:table-cell>
          <table:table-cell/>
          <table:table-cell table:formula="of:=[.E486]" office:value-type="float" office:value="12.5" calcext:value-type="float">
            <text:p>12.5</text:p>
          </table:table-cell>
          <table:table-cell table:formula="of:=[.F486]+[.$K$18]" office:value-type="float" office:value="494.93585106383" calcext:value-type="float">
            <text:p>494.9358510638</text:p>
          </table:table-cell>
          <table:table-cell/>
          <table:table-cell table:formula="of:=[.A492]&amp;&quot; &quot;&amp;[.B492]&amp;&quot; &quot;&amp;[.C492]" office:value-type="string" office:string-value="N491 X12.5 Y494.93585106383" calcext:value-type="string">
            <text:p>N491 X12.5 Y494.93585106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92</text:p>
          </table:table-cell>
          <table:table-cell table:formula="of:=[.B487]" office:value-type="string" office:string-value="G106" calcext:value-type="string">
            <text:p>G106</text:p>
          </table:table-cell>
          <table:table-cell table:formula="of:=[.C487]" office:value-type="string" office:string-value="P0" calcext:value-type="string">
            <text:p>P0</text:p>
          </table:table-cell>
          <table:table-cell table:number-columns-repeated="4"/>
          <table:table-cell table:formula="of:=[.A493]&amp;&quot; &quot;&amp;[.B493]&amp;&quot; &quot;&amp;[.C493]" office:value-type="string" office:string-value="N492 G106 P0" calcext:value-type="string">
            <text:p>N492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93</text:p>
          </table:table-cell>
          <table:table-cell table:formula="of:=[.B488]" office:value-type="string" office:string-value="G105" calcext:value-type="string">
            <text:p>G105</text:p>
          </table:table-cell>
          <table:table-cell table:formula="of:=[.C488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488]" office:value-type="string" office:string-value="jog up" calcext:value-type="string">
            <text:p>jog up</text:p>
          </table:table-cell>
          <table:table-cell/>
          <table:table-cell table:formula="of:=[.A494]&amp;&quot; &quot;&amp;[.B494]&amp;&quot; &quot;&amp;[.C494]" office:value-type="string" office:string-value="N493 G105 PY7.79553191489362" calcext:value-type="string">
            <text:p>N493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94</text:p>
          </table:table-cell>
          <table:table-cell table:style-name="ce8" table:number-columns-repeated="3"/>
          <table:table-cell table:style-name="ce8" table:formula="of:=[.E489]+1" office:value-type="float" office:value="83" calcext:value-type="float">
            <text:p>83</text:p>
          </table:table-cell>
          <table:table-cell table:style-name="ce8" table:number-columns-repeated="2"/>
          <table:table-cell table:style-name="ce8" table:formula="of:=[.A495]&amp;&quot; ( Wire &quot;&amp;[.E495]&amp;&quot; )&quot;" office:value-type="string" office:string-value="N494 ( Wire 83 )" calcext:value-type="string">
            <text:p>N494 ( Wire 83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95</text:p>
          </table:table-cell>
          <table:table-cell table:formula="of:=&quot;X&quot;&amp;[.E496]" office:value-type="string" office:string-value="X6747.5" calcext:value-type="string">
            <text:p>X6747.5</text:p>
          </table:table-cell>
          <table:table-cell table:formula="of:=&quot;Y&quot;&amp;[.F496]" office:value-type="string" office:string-value="Y501.531382978723" calcext:value-type="string">
            <text:p>Y501.531382978723</text:p>
          </table:table-cell>
          <table:table-cell/>
          <table:table-cell table:formula="of:=[.E490]" office:value-type="float" office:value="6747.5" calcext:value-type="float">
            <text:p>6747.5</text:p>
          </table:table-cell>
          <table:table-cell table:formula="of:=[.F490]+[.$K$18]" office:value-type="float" office:value="501.531382978723" calcext:value-type="float">
            <text:p>501.5313829787</text:p>
          </table:table-cell>
          <table:table-cell/>
          <table:table-cell table:formula="of:=[.A496]&amp;&quot; &quot;&amp;[.B496]&amp;&quot; &quot;&amp;[.C496]" office:value-type="string" office:string-value="N495 X6747.5 Y501.531382978723" calcext:value-type="string">
            <text:p>N495 X6747.5 Y501.5313829787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96</text:p>
          </table:table-cell>
          <table:table-cell table:formula="of:=[.B491]" office:value-type="string" office:string-value="G106" calcext:value-type="string">
            <text:p>G106</text:p>
          </table:table-cell>
          <table:table-cell table:formula="of:=[.C491]" office:value-type="string" office:string-value="P3" calcext:value-type="string">
            <text:p>P3</text:p>
          </table:table-cell>
          <table:table-cell table:number-columns-repeated="4"/>
          <table:table-cell table:formula="of:=[.A497]&amp;&quot; &quot;&amp;[.B497]&amp;&quot; &quot;&amp;[.C497]" office:value-type="string" office:string-value="N496 G106 P3" calcext:value-type="string">
            <text:p>N496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97</text:p>
          </table:table-cell>
          <table:table-cell table:formula="of:=&quot;X&quot;&amp;[.E498]" office:value-type="string" office:string-value="X12.5" calcext:value-type="string">
            <text:p>X12.5</text:p>
          </table:table-cell>
          <table:table-cell table:formula="of:=&quot;Y&quot;&amp;[.F498]" office:value-type="string" office:string-value="Y499.731382978723" calcext:value-type="string">
            <text:p>Y499.731382978723</text:p>
          </table:table-cell>
          <table:table-cell/>
          <table:table-cell table:formula="of:=[.E492]" office:value-type="float" office:value="12.5" calcext:value-type="float">
            <text:p>12.5</text:p>
          </table:table-cell>
          <table:table-cell table:formula="of:=[.F492]+[.$K$18]" office:value-type="float" office:value="499.731382978723" calcext:value-type="float">
            <text:p>499.7313829787</text:p>
          </table:table-cell>
          <table:table-cell/>
          <table:table-cell table:formula="of:=[.A498]&amp;&quot; &quot;&amp;[.B498]&amp;&quot; &quot;&amp;[.C498]" office:value-type="string" office:string-value="N497 X12.5 Y499.731382978723" calcext:value-type="string">
            <text:p>N497 X12.5 Y499.7313829787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98</text:p>
          </table:table-cell>
          <table:table-cell table:formula="of:=[.B493]" office:value-type="string" office:string-value="G106" calcext:value-type="string">
            <text:p>G106</text:p>
          </table:table-cell>
          <table:table-cell table:formula="of:=[.C493]" office:value-type="string" office:string-value="P0" calcext:value-type="string">
            <text:p>P0</text:p>
          </table:table-cell>
          <table:table-cell table:number-columns-repeated="4"/>
          <table:table-cell table:formula="of:=[.A499]&amp;&quot; &quot;&amp;[.B499]&amp;&quot; &quot;&amp;[.C499]" office:value-type="string" office:string-value="N498 G106 P0" calcext:value-type="string">
            <text:p>N498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99</text:p>
          </table:table-cell>
          <table:table-cell table:formula="of:=[.B494]" office:value-type="string" office:string-value="G105" calcext:value-type="string">
            <text:p>G105</text:p>
          </table:table-cell>
          <table:table-cell table:formula="of:=[.C494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494]" office:value-type="string" office:string-value="jog up" calcext:value-type="string">
            <text:p>jog up</text:p>
          </table:table-cell>
          <table:table-cell/>
          <table:table-cell table:formula="of:=[.A500]&amp;&quot; &quot;&amp;[.B500]&amp;&quot; &quot;&amp;[.C500]" office:value-type="string" office:string-value="N499 G105 PY7.79553191489362" calcext:value-type="string">
            <text:p>N499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00</text:p>
          </table:table-cell>
          <table:table-cell table:style-name="ce8" table:number-columns-repeated="3"/>
          <table:table-cell table:style-name="ce8" table:formula="of:=[.E495]+1" office:value-type="float" office:value="84" calcext:value-type="float">
            <text:p>84</text:p>
          </table:table-cell>
          <table:table-cell table:style-name="ce8" table:number-columns-repeated="2"/>
          <table:table-cell table:style-name="ce8" table:formula="of:=[.A501]&amp;&quot; ( Wire &quot;&amp;[.E501]&amp;&quot; )&quot;" office:value-type="string" office:string-value="N500 ( Wire 84 )" calcext:value-type="string">
            <text:p>N500 ( Wire 84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01</text:p>
          </table:table-cell>
          <table:table-cell table:formula="of:=&quot;X&quot;&amp;[.E502]" office:value-type="string" office:string-value="X6747.5" calcext:value-type="string">
            <text:p>X6747.5</text:p>
          </table:table-cell>
          <table:table-cell table:formula="of:=&quot;Y&quot;&amp;[.F502]" office:value-type="string" office:string-value="Y506.326914893617" calcext:value-type="string">
            <text:p>Y506.326914893617</text:p>
          </table:table-cell>
          <table:table-cell/>
          <table:table-cell table:formula="of:=[.E496]" office:value-type="float" office:value="6747.5" calcext:value-type="float">
            <text:p>6747.5</text:p>
          </table:table-cell>
          <table:table-cell table:formula="of:=[.F496]+[.$K$18]" office:value-type="float" office:value="506.326914893617" calcext:value-type="float">
            <text:p>506.3269148936</text:p>
          </table:table-cell>
          <table:table-cell/>
          <table:table-cell table:formula="of:=[.A502]&amp;&quot; &quot;&amp;[.B502]&amp;&quot; &quot;&amp;[.C502]" office:value-type="string" office:string-value="N501 X6747.5 Y506.326914893617" calcext:value-type="string">
            <text:p>N501 X6747.5 Y506.326914893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02</text:p>
          </table:table-cell>
          <table:table-cell table:formula="of:=[.B497]" office:value-type="string" office:string-value="G106" calcext:value-type="string">
            <text:p>G106</text:p>
          </table:table-cell>
          <table:table-cell table:formula="of:=[.C497]" office:value-type="string" office:string-value="P3" calcext:value-type="string">
            <text:p>P3</text:p>
          </table:table-cell>
          <table:table-cell table:number-columns-repeated="4"/>
          <table:table-cell table:formula="of:=[.A503]&amp;&quot; &quot;&amp;[.B503]&amp;&quot; &quot;&amp;[.C503]" office:value-type="string" office:string-value="N502 G106 P3" calcext:value-type="string">
            <text:p>N502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03</text:p>
          </table:table-cell>
          <table:table-cell table:formula="of:=&quot;X&quot;&amp;[.E504]" office:value-type="string" office:string-value="X12.5" calcext:value-type="string">
            <text:p>X12.5</text:p>
          </table:table-cell>
          <table:table-cell table:formula="of:=&quot;Y&quot;&amp;[.F504]" office:value-type="string" office:string-value="Y504.526914893617" calcext:value-type="string">
            <text:p>Y504.526914893617</text:p>
          </table:table-cell>
          <table:table-cell/>
          <table:table-cell table:formula="of:=[.E498]" office:value-type="float" office:value="12.5" calcext:value-type="float">
            <text:p>12.5</text:p>
          </table:table-cell>
          <table:table-cell table:formula="of:=[.F498]+[.$K$18]" office:value-type="float" office:value="504.526914893617" calcext:value-type="float">
            <text:p>504.5269148936</text:p>
          </table:table-cell>
          <table:table-cell/>
          <table:table-cell table:formula="of:=[.A504]&amp;&quot; &quot;&amp;[.B504]&amp;&quot; &quot;&amp;[.C504]" office:value-type="string" office:string-value="N503 X12.5 Y504.526914893617" calcext:value-type="string">
            <text:p>N503 X12.5 Y504.526914893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04</text:p>
          </table:table-cell>
          <table:table-cell table:formula="of:=[.B499]" office:value-type="string" office:string-value="G106" calcext:value-type="string">
            <text:p>G106</text:p>
          </table:table-cell>
          <table:table-cell table:formula="of:=[.C499]" office:value-type="string" office:string-value="P0" calcext:value-type="string">
            <text:p>P0</text:p>
          </table:table-cell>
          <table:table-cell table:number-columns-repeated="4"/>
          <table:table-cell table:formula="of:=[.A505]&amp;&quot; &quot;&amp;[.B505]&amp;&quot; &quot;&amp;[.C505]" office:value-type="string" office:string-value="N504 G106 P0" calcext:value-type="string">
            <text:p>N504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05</text:p>
          </table:table-cell>
          <table:table-cell table:formula="of:=[.B500]" office:value-type="string" office:string-value="G105" calcext:value-type="string">
            <text:p>G105</text:p>
          </table:table-cell>
          <table:table-cell table:formula="of:=[.C500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500]" office:value-type="string" office:string-value="jog up" calcext:value-type="string">
            <text:p>jog up</text:p>
          </table:table-cell>
          <table:table-cell/>
          <table:table-cell table:formula="of:=[.A506]&amp;&quot; &quot;&amp;[.B506]&amp;&quot; &quot;&amp;[.C506]" office:value-type="string" office:string-value="N505 G105 PY7.79553191489362" calcext:value-type="string">
            <text:p>N505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06</text:p>
          </table:table-cell>
          <table:table-cell table:style-name="ce8" table:number-columns-repeated="3"/>
          <table:table-cell table:style-name="ce8" table:formula="of:=[.E501]+1" office:value-type="float" office:value="85" calcext:value-type="float">
            <text:p>85</text:p>
          </table:table-cell>
          <table:table-cell table:style-name="ce8" table:number-columns-repeated="2"/>
          <table:table-cell table:style-name="ce8" table:formula="of:=[.A507]&amp;&quot; ( Wire &quot;&amp;[.E507]&amp;&quot; )&quot;" office:value-type="string" office:string-value="N506 ( Wire 85 )" calcext:value-type="string">
            <text:p>N506 ( Wire 85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07</text:p>
          </table:table-cell>
          <table:table-cell table:formula="of:=&quot;X&quot;&amp;[.E508]" office:value-type="string" office:string-value="X6747.5" calcext:value-type="string">
            <text:p>X6747.5</text:p>
          </table:table-cell>
          <table:table-cell table:formula="of:=&quot;Y&quot;&amp;[.F508]" office:value-type="string" office:string-value="Y511.122446808511" calcext:value-type="string">
            <text:p>Y511.122446808511</text:p>
          </table:table-cell>
          <table:table-cell/>
          <table:table-cell table:formula="of:=[.E502]" office:value-type="float" office:value="6747.5" calcext:value-type="float">
            <text:p>6747.5</text:p>
          </table:table-cell>
          <table:table-cell table:formula="of:=[.F502]+[.$K$18]" office:value-type="float" office:value="511.122446808511" calcext:value-type="float">
            <text:p>511.1224468085</text:p>
          </table:table-cell>
          <table:table-cell/>
          <table:table-cell table:formula="of:=[.A508]&amp;&quot; &quot;&amp;[.B508]&amp;&quot; &quot;&amp;[.C508]" office:value-type="string" office:string-value="N507 X6747.5 Y511.122446808511" calcext:value-type="string">
            <text:p>N507 X6747.5 Y511.1224468085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08</text:p>
          </table:table-cell>
          <table:table-cell table:formula="of:=[.B503]" office:value-type="string" office:string-value="G106" calcext:value-type="string">
            <text:p>G106</text:p>
          </table:table-cell>
          <table:table-cell table:formula="of:=[.C503]" office:value-type="string" office:string-value="P3" calcext:value-type="string">
            <text:p>P3</text:p>
          </table:table-cell>
          <table:table-cell table:number-columns-repeated="4"/>
          <table:table-cell table:formula="of:=[.A509]&amp;&quot; &quot;&amp;[.B509]&amp;&quot; &quot;&amp;[.C509]" office:value-type="string" office:string-value="N508 G106 P3" calcext:value-type="string">
            <text:p>N508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09</text:p>
          </table:table-cell>
          <table:table-cell table:formula="of:=&quot;X&quot;&amp;[.E510]" office:value-type="string" office:string-value="X12.5" calcext:value-type="string">
            <text:p>X12.5</text:p>
          </table:table-cell>
          <table:table-cell table:formula="of:=&quot;Y&quot;&amp;[.F510]" office:value-type="string" office:string-value="Y509.322446808511" calcext:value-type="string">
            <text:p>Y509.322446808511</text:p>
          </table:table-cell>
          <table:table-cell/>
          <table:table-cell table:formula="of:=[.E504]" office:value-type="float" office:value="12.5" calcext:value-type="float">
            <text:p>12.5</text:p>
          </table:table-cell>
          <table:table-cell table:formula="of:=[.F504]+[.$K$18]" office:value-type="float" office:value="509.322446808511" calcext:value-type="float">
            <text:p>509.3224468085</text:p>
          </table:table-cell>
          <table:table-cell/>
          <table:table-cell table:formula="of:=[.A510]&amp;&quot; &quot;&amp;[.B510]&amp;&quot; &quot;&amp;[.C510]" office:value-type="string" office:string-value="N509 X12.5 Y509.322446808511" calcext:value-type="string">
            <text:p>N509 X12.5 Y509.3224468085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10</text:p>
          </table:table-cell>
          <table:table-cell table:formula="of:=[.B505]" office:value-type="string" office:string-value="G106" calcext:value-type="string">
            <text:p>G106</text:p>
          </table:table-cell>
          <table:table-cell table:formula="of:=[.C505]" office:value-type="string" office:string-value="P0" calcext:value-type="string">
            <text:p>P0</text:p>
          </table:table-cell>
          <table:table-cell table:number-columns-repeated="4"/>
          <table:table-cell table:formula="of:=[.A511]&amp;&quot; &quot;&amp;[.B511]&amp;&quot; &quot;&amp;[.C511]" office:value-type="string" office:string-value="N510 G106 P0" calcext:value-type="string">
            <text:p>N510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11</text:p>
          </table:table-cell>
          <table:table-cell table:formula="of:=[.B506]" office:value-type="string" office:string-value="G105" calcext:value-type="string">
            <text:p>G105</text:p>
          </table:table-cell>
          <table:table-cell table:formula="of:=[.C506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506]" office:value-type="string" office:string-value="jog up" calcext:value-type="string">
            <text:p>jog up</text:p>
          </table:table-cell>
          <table:table-cell/>
          <table:table-cell table:formula="of:=[.A512]&amp;&quot; &quot;&amp;[.B512]&amp;&quot; &quot;&amp;[.C512]" office:value-type="string" office:string-value="N511 G105 PY7.79553191489362" calcext:value-type="string">
            <text:p>N511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12</text:p>
          </table:table-cell>
          <table:table-cell table:style-name="ce8" table:number-columns-repeated="3"/>
          <table:table-cell table:style-name="ce8" table:formula="of:=[.E507]+1" office:value-type="float" office:value="86" calcext:value-type="float">
            <text:p>86</text:p>
          </table:table-cell>
          <table:table-cell table:style-name="ce8" table:number-columns-repeated="2"/>
          <table:table-cell table:style-name="ce8" table:formula="of:=[.A513]&amp;&quot; ( Wire &quot;&amp;[.E513]&amp;&quot; )&quot;" office:value-type="string" office:string-value="N512 ( Wire 86 )" calcext:value-type="string">
            <text:p>N512 ( Wire 86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13</text:p>
          </table:table-cell>
          <table:table-cell table:formula="of:=&quot;X&quot;&amp;[.E514]" office:value-type="string" office:string-value="X6747.5" calcext:value-type="string">
            <text:p>X6747.5</text:p>
          </table:table-cell>
          <table:table-cell table:formula="of:=&quot;Y&quot;&amp;[.F514]" office:value-type="string" office:string-value="Y515.917978723404" calcext:value-type="string">
            <text:p>Y515.917978723404</text:p>
          </table:table-cell>
          <table:table-cell/>
          <table:table-cell table:formula="of:=[.E508]" office:value-type="float" office:value="6747.5" calcext:value-type="float">
            <text:p>6747.5</text:p>
          </table:table-cell>
          <table:table-cell table:formula="of:=[.F508]+[.$K$18]" office:value-type="float" office:value="515.917978723404" calcext:value-type="float">
            <text:p>515.9179787234</text:p>
          </table:table-cell>
          <table:table-cell/>
          <table:table-cell table:formula="of:=[.A514]&amp;&quot; &quot;&amp;[.B514]&amp;&quot; &quot;&amp;[.C514]" office:value-type="string" office:string-value="N513 X6747.5 Y515.917978723404" calcext:value-type="string">
            <text:p>N513 X6747.5 Y515.917978723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14</text:p>
          </table:table-cell>
          <table:table-cell table:formula="of:=[.B509]" office:value-type="string" office:string-value="G106" calcext:value-type="string">
            <text:p>G106</text:p>
          </table:table-cell>
          <table:table-cell table:formula="of:=[.C509]" office:value-type="string" office:string-value="P3" calcext:value-type="string">
            <text:p>P3</text:p>
          </table:table-cell>
          <table:table-cell table:number-columns-repeated="4"/>
          <table:table-cell table:formula="of:=[.A515]&amp;&quot; &quot;&amp;[.B515]&amp;&quot; &quot;&amp;[.C515]" office:value-type="string" office:string-value="N514 G106 P3" calcext:value-type="string">
            <text:p>N514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15</text:p>
          </table:table-cell>
          <table:table-cell table:formula="of:=&quot;X&quot;&amp;[.E516]" office:value-type="string" office:string-value="X12.5" calcext:value-type="string">
            <text:p>X12.5</text:p>
          </table:table-cell>
          <table:table-cell table:formula="of:=&quot;Y&quot;&amp;[.F516]" office:value-type="string" office:string-value="Y514.117978723404" calcext:value-type="string">
            <text:p>Y514.117978723404</text:p>
          </table:table-cell>
          <table:table-cell/>
          <table:table-cell table:formula="of:=[.E510]" office:value-type="float" office:value="12.5" calcext:value-type="float">
            <text:p>12.5</text:p>
          </table:table-cell>
          <table:table-cell table:formula="of:=[.F510]+[.$K$18]" office:value-type="float" office:value="514.117978723404" calcext:value-type="float">
            <text:p>514.1179787234</text:p>
          </table:table-cell>
          <table:table-cell/>
          <table:table-cell table:formula="of:=[.A516]&amp;&quot; &quot;&amp;[.B516]&amp;&quot; &quot;&amp;[.C516]" office:value-type="string" office:string-value="N515 X12.5 Y514.117978723404" calcext:value-type="string">
            <text:p>N515 X12.5 Y514.117978723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16</text:p>
          </table:table-cell>
          <table:table-cell table:formula="of:=[.B511]" office:value-type="string" office:string-value="G106" calcext:value-type="string">
            <text:p>G106</text:p>
          </table:table-cell>
          <table:table-cell table:formula="of:=[.C511]" office:value-type="string" office:string-value="P0" calcext:value-type="string">
            <text:p>P0</text:p>
          </table:table-cell>
          <table:table-cell table:number-columns-repeated="4"/>
          <table:table-cell table:formula="of:=[.A517]&amp;&quot; &quot;&amp;[.B517]&amp;&quot; &quot;&amp;[.C517]" office:value-type="string" office:string-value="N516 G106 P0" calcext:value-type="string">
            <text:p>N516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17</text:p>
          </table:table-cell>
          <table:table-cell table:formula="of:=[.B512]" office:value-type="string" office:string-value="G105" calcext:value-type="string">
            <text:p>G105</text:p>
          </table:table-cell>
          <table:table-cell table:formula="of:=[.C512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512]" office:value-type="string" office:string-value="jog up" calcext:value-type="string">
            <text:p>jog up</text:p>
          </table:table-cell>
          <table:table-cell/>
          <table:table-cell table:formula="of:=[.A518]&amp;&quot; &quot;&amp;[.B518]&amp;&quot; &quot;&amp;[.C518]" office:value-type="string" office:string-value="N517 G105 PY7.79553191489362" calcext:value-type="string">
            <text:p>N517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18</text:p>
          </table:table-cell>
          <table:table-cell table:style-name="ce8" table:number-columns-repeated="3"/>
          <table:table-cell table:style-name="ce8" table:formula="of:=[.E513]+1" office:value-type="float" office:value="87" calcext:value-type="float">
            <text:p>87</text:p>
          </table:table-cell>
          <table:table-cell table:style-name="ce8" table:number-columns-repeated="2"/>
          <table:table-cell table:style-name="ce8" table:formula="of:=[.A519]&amp;&quot; ( Wire &quot;&amp;[.E519]&amp;&quot; )&quot;" office:value-type="string" office:string-value="N518 ( Wire 87 )" calcext:value-type="string">
            <text:p>N518 ( Wire 87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19</text:p>
          </table:table-cell>
          <table:table-cell table:formula="of:=&quot;X&quot;&amp;[.E520]" office:value-type="string" office:string-value="X6747.5" calcext:value-type="string">
            <text:p>X6747.5</text:p>
          </table:table-cell>
          <table:table-cell table:formula="of:=&quot;Y&quot;&amp;[.F520]" office:value-type="string" office:string-value="Y520.713510638298" calcext:value-type="string">
            <text:p>Y520.713510638298</text:p>
          </table:table-cell>
          <table:table-cell/>
          <table:table-cell table:formula="of:=[.E514]" office:value-type="float" office:value="6747.5" calcext:value-type="float">
            <text:p>6747.5</text:p>
          </table:table-cell>
          <table:table-cell table:formula="of:=[.F514]+[.$K$18]" office:value-type="float" office:value="520.713510638298" calcext:value-type="float">
            <text:p>520.7135106383</text:p>
          </table:table-cell>
          <table:table-cell/>
          <table:table-cell table:formula="of:=[.A520]&amp;&quot; &quot;&amp;[.B520]&amp;&quot; &quot;&amp;[.C520]" office:value-type="string" office:string-value="N519 X6747.5 Y520.713510638298" calcext:value-type="string">
            <text:p>N519 X6747.5 Y520.7135106382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20</text:p>
          </table:table-cell>
          <table:table-cell table:formula="of:=[.B515]" office:value-type="string" office:string-value="G106" calcext:value-type="string">
            <text:p>G106</text:p>
          </table:table-cell>
          <table:table-cell table:formula="of:=[.C515]" office:value-type="string" office:string-value="P3" calcext:value-type="string">
            <text:p>P3</text:p>
          </table:table-cell>
          <table:table-cell table:number-columns-repeated="4"/>
          <table:table-cell table:formula="of:=[.A521]&amp;&quot; &quot;&amp;[.B521]&amp;&quot; &quot;&amp;[.C521]" office:value-type="string" office:string-value="N520 G106 P3" calcext:value-type="string">
            <text:p>N520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21</text:p>
          </table:table-cell>
          <table:table-cell table:formula="of:=&quot;X&quot;&amp;[.E522]" office:value-type="string" office:string-value="X12.5" calcext:value-type="string">
            <text:p>X12.5</text:p>
          </table:table-cell>
          <table:table-cell table:formula="of:=&quot;Y&quot;&amp;[.F522]" office:value-type="string" office:string-value="Y518.913510638298" calcext:value-type="string">
            <text:p>Y518.913510638298</text:p>
          </table:table-cell>
          <table:table-cell/>
          <table:table-cell table:formula="of:=[.E516]" office:value-type="float" office:value="12.5" calcext:value-type="float">
            <text:p>12.5</text:p>
          </table:table-cell>
          <table:table-cell table:formula="of:=[.F516]+[.$K$18]" office:value-type="float" office:value="518.913510638298" calcext:value-type="float">
            <text:p>518.9135106383</text:p>
          </table:table-cell>
          <table:table-cell/>
          <table:table-cell table:formula="of:=[.A522]&amp;&quot; &quot;&amp;[.B522]&amp;&quot; &quot;&amp;[.C522]" office:value-type="string" office:string-value="N521 X12.5 Y518.913510638298" calcext:value-type="string">
            <text:p>N521 X12.5 Y518.9135106382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22</text:p>
          </table:table-cell>
          <table:table-cell table:formula="of:=[.B517]" office:value-type="string" office:string-value="G106" calcext:value-type="string">
            <text:p>G106</text:p>
          </table:table-cell>
          <table:table-cell table:formula="of:=[.C517]" office:value-type="string" office:string-value="P0" calcext:value-type="string">
            <text:p>P0</text:p>
          </table:table-cell>
          <table:table-cell table:number-columns-repeated="4"/>
          <table:table-cell table:formula="of:=[.A523]&amp;&quot; &quot;&amp;[.B523]&amp;&quot; &quot;&amp;[.C523]" office:value-type="string" office:string-value="N522 G106 P0" calcext:value-type="string">
            <text:p>N522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23</text:p>
          </table:table-cell>
          <table:table-cell table:formula="of:=[.B518]" office:value-type="string" office:string-value="G105" calcext:value-type="string">
            <text:p>G105</text:p>
          </table:table-cell>
          <table:table-cell table:formula="of:=[.C518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518]" office:value-type="string" office:string-value="jog up" calcext:value-type="string">
            <text:p>jog up</text:p>
          </table:table-cell>
          <table:table-cell/>
          <table:table-cell table:formula="of:=[.A524]&amp;&quot; &quot;&amp;[.B524]&amp;&quot; &quot;&amp;[.C524]" office:value-type="string" office:string-value="N523 G105 PY7.79553191489362" calcext:value-type="string">
            <text:p>N523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24</text:p>
          </table:table-cell>
          <table:table-cell table:style-name="ce8" table:number-columns-repeated="3"/>
          <table:table-cell table:style-name="ce8" table:formula="of:=[.E519]+1" office:value-type="float" office:value="88" calcext:value-type="float">
            <text:p>88</text:p>
          </table:table-cell>
          <table:table-cell table:style-name="ce8" table:number-columns-repeated="2"/>
          <table:table-cell table:style-name="ce8" table:formula="of:=[.A525]&amp;&quot; ( Wire &quot;&amp;[.E525]&amp;&quot; )&quot;" office:value-type="string" office:string-value="N524 ( Wire 88 )" calcext:value-type="string">
            <text:p>N524 ( Wire 88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25</text:p>
          </table:table-cell>
          <table:table-cell table:formula="of:=&quot;X&quot;&amp;[.E526]" office:value-type="string" office:string-value="X6747.5" calcext:value-type="string">
            <text:p>X6747.5</text:p>
          </table:table-cell>
          <table:table-cell table:formula="of:=&quot;Y&quot;&amp;[.F526]" office:value-type="string" office:string-value="Y525.509042553192" calcext:value-type="string">
            <text:p>Y525.509042553192</text:p>
          </table:table-cell>
          <table:table-cell/>
          <table:table-cell table:formula="of:=[.E520]" office:value-type="float" office:value="6747.5" calcext:value-type="float">
            <text:p>6747.5</text:p>
          </table:table-cell>
          <table:table-cell table:formula="of:=[.F520]+[.$K$18]" office:value-type="float" office:value="525.509042553192" calcext:value-type="float">
            <text:p>525.5090425532</text:p>
          </table:table-cell>
          <table:table-cell/>
          <table:table-cell table:formula="of:=[.A526]&amp;&quot; &quot;&amp;[.B526]&amp;&quot; &quot;&amp;[.C526]" office:value-type="string" office:string-value="N525 X6747.5 Y525.509042553192" calcext:value-type="string">
            <text:p>N525 X6747.5 Y525.5090425531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26</text:p>
          </table:table-cell>
          <table:table-cell table:formula="of:=[.B521]" office:value-type="string" office:string-value="G106" calcext:value-type="string">
            <text:p>G106</text:p>
          </table:table-cell>
          <table:table-cell table:formula="of:=[.C521]" office:value-type="string" office:string-value="P3" calcext:value-type="string">
            <text:p>P3</text:p>
          </table:table-cell>
          <table:table-cell table:number-columns-repeated="4"/>
          <table:table-cell table:formula="of:=[.A527]&amp;&quot; &quot;&amp;[.B527]&amp;&quot; &quot;&amp;[.C527]" office:value-type="string" office:string-value="N526 G106 P3" calcext:value-type="string">
            <text:p>N526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27</text:p>
          </table:table-cell>
          <table:table-cell table:formula="of:=&quot;X&quot;&amp;[.E528]" office:value-type="string" office:string-value="X12.5" calcext:value-type="string">
            <text:p>X12.5</text:p>
          </table:table-cell>
          <table:table-cell table:formula="of:=&quot;Y&quot;&amp;[.F528]" office:value-type="string" office:string-value="Y523.709042553192" calcext:value-type="string">
            <text:p>Y523.709042553192</text:p>
          </table:table-cell>
          <table:table-cell/>
          <table:table-cell table:formula="of:=[.E522]" office:value-type="float" office:value="12.5" calcext:value-type="float">
            <text:p>12.5</text:p>
          </table:table-cell>
          <table:table-cell table:formula="of:=[.F522]+[.$K$18]" office:value-type="float" office:value="523.709042553192" calcext:value-type="float">
            <text:p>523.7090425532</text:p>
          </table:table-cell>
          <table:table-cell/>
          <table:table-cell table:formula="of:=[.A528]&amp;&quot; &quot;&amp;[.B528]&amp;&quot; &quot;&amp;[.C528]" office:value-type="string" office:string-value="N527 X12.5 Y523.709042553192" calcext:value-type="string">
            <text:p>N527 X12.5 Y523.7090425531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28</text:p>
          </table:table-cell>
          <table:table-cell table:formula="of:=[.B523]" office:value-type="string" office:string-value="G106" calcext:value-type="string">
            <text:p>G106</text:p>
          </table:table-cell>
          <table:table-cell table:formula="of:=[.C523]" office:value-type="string" office:string-value="P0" calcext:value-type="string">
            <text:p>P0</text:p>
          </table:table-cell>
          <table:table-cell table:number-columns-repeated="4"/>
          <table:table-cell table:formula="of:=[.A529]&amp;&quot; &quot;&amp;[.B529]&amp;&quot; &quot;&amp;[.C529]" office:value-type="string" office:string-value="N528 G106 P0" calcext:value-type="string">
            <text:p>N528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29</text:p>
          </table:table-cell>
          <table:table-cell table:formula="of:=[.B524]" office:value-type="string" office:string-value="G105" calcext:value-type="string">
            <text:p>G105</text:p>
          </table:table-cell>
          <table:table-cell table:formula="of:=[.C524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524]" office:value-type="string" office:string-value="jog up" calcext:value-type="string">
            <text:p>jog up</text:p>
          </table:table-cell>
          <table:table-cell/>
          <table:table-cell table:formula="of:=[.A530]&amp;&quot; &quot;&amp;[.B530]&amp;&quot; &quot;&amp;[.C530]" office:value-type="string" office:string-value="N529 G105 PY7.79553191489362" calcext:value-type="string">
            <text:p>N529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30</text:p>
          </table:table-cell>
          <table:table-cell table:style-name="ce8" table:number-columns-repeated="3"/>
          <table:table-cell table:style-name="ce8" table:formula="of:=[.E525]+1" office:value-type="float" office:value="89" calcext:value-type="float">
            <text:p>89</text:p>
          </table:table-cell>
          <table:table-cell table:style-name="ce8" table:number-columns-repeated="2"/>
          <table:table-cell table:style-name="ce8" table:formula="of:=[.A531]&amp;&quot; ( Wire &quot;&amp;[.E531]&amp;&quot; )&quot;" office:value-type="string" office:string-value="N530 ( Wire 89 )" calcext:value-type="string">
            <text:p>N530 ( Wire 89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31</text:p>
          </table:table-cell>
          <table:table-cell table:formula="of:=&quot;X&quot;&amp;[.E532]" office:value-type="string" office:string-value="X6747.5" calcext:value-type="string">
            <text:p>X6747.5</text:p>
          </table:table-cell>
          <table:table-cell table:formula="of:=&quot;Y&quot;&amp;[.F532]" office:value-type="string" office:string-value="Y530.304574468085" calcext:value-type="string">
            <text:p>Y530.304574468085</text:p>
          </table:table-cell>
          <table:table-cell/>
          <table:table-cell table:formula="of:=[.E526]" office:value-type="float" office:value="6747.5" calcext:value-type="float">
            <text:p>6747.5</text:p>
          </table:table-cell>
          <table:table-cell table:formula="of:=[.F526]+[.$K$18]" office:value-type="float" office:value="530.304574468085" calcext:value-type="float">
            <text:p>530.3045744681</text:p>
          </table:table-cell>
          <table:table-cell/>
          <table:table-cell table:formula="of:=[.A532]&amp;&quot; &quot;&amp;[.B532]&amp;&quot; &quot;&amp;[.C532]" office:value-type="string" office:string-value="N531 X6747.5 Y530.304574468085" calcext:value-type="string">
            <text:p>N531 X6747.5 Y530.304574468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32</text:p>
          </table:table-cell>
          <table:table-cell table:formula="of:=[.B527]" office:value-type="string" office:string-value="G106" calcext:value-type="string">
            <text:p>G106</text:p>
          </table:table-cell>
          <table:table-cell table:formula="of:=[.C527]" office:value-type="string" office:string-value="P3" calcext:value-type="string">
            <text:p>P3</text:p>
          </table:table-cell>
          <table:table-cell table:number-columns-repeated="4"/>
          <table:table-cell table:formula="of:=[.A533]&amp;&quot; &quot;&amp;[.B533]&amp;&quot; &quot;&amp;[.C533]" office:value-type="string" office:string-value="N532 G106 P3" calcext:value-type="string">
            <text:p>N532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33</text:p>
          </table:table-cell>
          <table:table-cell table:formula="of:=&quot;X&quot;&amp;[.E534]" office:value-type="string" office:string-value="X12.5" calcext:value-type="string">
            <text:p>X12.5</text:p>
          </table:table-cell>
          <table:table-cell table:formula="of:=&quot;Y&quot;&amp;[.F534]" office:value-type="string" office:string-value="Y528.504574468085" calcext:value-type="string">
            <text:p>Y528.504574468085</text:p>
          </table:table-cell>
          <table:table-cell/>
          <table:table-cell table:formula="of:=[.E528]" office:value-type="float" office:value="12.5" calcext:value-type="float">
            <text:p>12.5</text:p>
          </table:table-cell>
          <table:table-cell table:formula="of:=[.F528]+[.$K$18]" office:value-type="float" office:value="528.504574468085" calcext:value-type="float">
            <text:p>528.5045744681</text:p>
          </table:table-cell>
          <table:table-cell/>
          <table:table-cell table:formula="of:=[.A534]&amp;&quot; &quot;&amp;[.B534]&amp;&quot; &quot;&amp;[.C534]" office:value-type="string" office:string-value="N533 X12.5 Y528.504574468085" calcext:value-type="string">
            <text:p>N533 X12.5 Y528.504574468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34</text:p>
          </table:table-cell>
          <table:table-cell table:formula="of:=[.B529]" office:value-type="string" office:string-value="G106" calcext:value-type="string">
            <text:p>G106</text:p>
          </table:table-cell>
          <table:table-cell table:formula="of:=[.C529]" office:value-type="string" office:string-value="P0" calcext:value-type="string">
            <text:p>P0</text:p>
          </table:table-cell>
          <table:table-cell table:number-columns-repeated="4"/>
          <table:table-cell table:formula="of:=[.A535]&amp;&quot; &quot;&amp;[.B535]&amp;&quot; &quot;&amp;[.C535]" office:value-type="string" office:string-value="N534 G106 P0" calcext:value-type="string">
            <text:p>N534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35</text:p>
          </table:table-cell>
          <table:table-cell table:formula="of:=[.B530]" office:value-type="string" office:string-value="G105" calcext:value-type="string">
            <text:p>G105</text:p>
          </table:table-cell>
          <table:table-cell table:formula="of:=[.C530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530]" office:value-type="string" office:string-value="jog up" calcext:value-type="string">
            <text:p>jog up</text:p>
          </table:table-cell>
          <table:table-cell/>
          <table:table-cell table:formula="of:=[.A536]&amp;&quot; &quot;&amp;[.B536]&amp;&quot; &quot;&amp;[.C536]" office:value-type="string" office:string-value="N535 G105 PY7.79553191489362" calcext:value-type="string">
            <text:p>N535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36</text:p>
          </table:table-cell>
          <table:table-cell table:style-name="ce8" table:number-columns-repeated="3"/>
          <table:table-cell table:style-name="ce8" table:formula="of:=[.E531]+1" office:value-type="float" office:value="90" calcext:value-type="float">
            <text:p>90</text:p>
          </table:table-cell>
          <table:table-cell table:style-name="ce8" table:number-columns-repeated="2"/>
          <table:table-cell table:style-name="ce8" table:formula="of:=[.A537]&amp;&quot; ( Wire &quot;&amp;[.E537]&amp;&quot; )&quot;" office:value-type="string" office:string-value="N536 ( Wire 90 )" calcext:value-type="string">
            <text:p>N536 ( Wire 90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37</text:p>
          </table:table-cell>
          <table:table-cell table:formula="of:=&quot;X&quot;&amp;[.E538]" office:value-type="string" office:string-value="X6747.5" calcext:value-type="string">
            <text:p>X6747.5</text:p>
          </table:table-cell>
          <table:table-cell table:formula="of:=&quot;Y&quot;&amp;[.F538]" office:value-type="string" office:string-value="Y535.100106382979" calcext:value-type="string">
            <text:p>Y535.100106382979</text:p>
          </table:table-cell>
          <table:table-cell/>
          <table:table-cell table:formula="of:=[.E532]" office:value-type="float" office:value="6747.5" calcext:value-type="float">
            <text:p>6747.5</text:p>
          </table:table-cell>
          <table:table-cell table:formula="of:=[.F532]+[.$K$18]" office:value-type="float" office:value="535.100106382979" calcext:value-type="float">
            <text:p>535.100106383</text:p>
          </table:table-cell>
          <table:table-cell/>
          <table:table-cell table:formula="of:=[.A538]&amp;&quot; &quot;&amp;[.B538]&amp;&quot; &quot;&amp;[.C538]" office:value-type="string" office:string-value="N537 X6747.5 Y535.100106382979" calcext:value-type="string">
            <text:p>N537 X6747.5 Y535.100106382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38</text:p>
          </table:table-cell>
          <table:table-cell table:formula="of:=[.B533]" office:value-type="string" office:string-value="G106" calcext:value-type="string">
            <text:p>G106</text:p>
          </table:table-cell>
          <table:table-cell table:formula="of:=[.C533]" office:value-type="string" office:string-value="P3" calcext:value-type="string">
            <text:p>P3</text:p>
          </table:table-cell>
          <table:table-cell table:number-columns-repeated="4"/>
          <table:table-cell table:formula="of:=[.A539]&amp;&quot; &quot;&amp;[.B539]&amp;&quot; &quot;&amp;[.C539]" office:value-type="string" office:string-value="N538 G106 P3" calcext:value-type="string">
            <text:p>N538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39</text:p>
          </table:table-cell>
          <table:table-cell table:formula="of:=&quot;X&quot;&amp;[.E540]" office:value-type="string" office:string-value="X12.5" calcext:value-type="string">
            <text:p>X12.5</text:p>
          </table:table-cell>
          <table:table-cell table:formula="of:=&quot;Y&quot;&amp;[.F540]" office:value-type="string" office:string-value="Y533.300106382979" calcext:value-type="string">
            <text:p>Y533.300106382979</text:p>
          </table:table-cell>
          <table:table-cell/>
          <table:table-cell table:formula="of:=[.E534]" office:value-type="float" office:value="12.5" calcext:value-type="float">
            <text:p>12.5</text:p>
          </table:table-cell>
          <table:table-cell table:formula="of:=[.F534]+[.$K$18]" office:value-type="float" office:value="533.300106382979" calcext:value-type="float">
            <text:p>533.300106383</text:p>
          </table:table-cell>
          <table:table-cell/>
          <table:table-cell table:formula="of:=[.A540]&amp;&quot; &quot;&amp;[.B540]&amp;&quot; &quot;&amp;[.C540]" office:value-type="string" office:string-value="N539 X12.5 Y533.300106382979" calcext:value-type="string">
            <text:p>N539 X12.5 Y533.300106382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40</text:p>
          </table:table-cell>
          <table:table-cell table:formula="of:=[.B535]" office:value-type="string" office:string-value="G106" calcext:value-type="string">
            <text:p>G106</text:p>
          </table:table-cell>
          <table:table-cell table:formula="of:=[.C535]" office:value-type="string" office:string-value="P0" calcext:value-type="string">
            <text:p>P0</text:p>
          </table:table-cell>
          <table:table-cell table:number-columns-repeated="4"/>
          <table:table-cell table:formula="of:=[.A541]&amp;&quot; &quot;&amp;[.B541]&amp;&quot; &quot;&amp;[.C541]" office:value-type="string" office:string-value="N540 G106 P0" calcext:value-type="string">
            <text:p>N540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41</text:p>
          </table:table-cell>
          <table:table-cell table:formula="of:=[.B536]" office:value-type="string" office:string-value="G105" calcext:value-type="string">
            <text:p>G105</text:p>
          </table:table-cell>
          <table:table-cell table:formula="of:=[.C536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536]" office:value-type="string" office:string-value="jog up" calcext:value-type="string">
            <text:p>jog up</text:p>
          </table:table-cell>
          <table:table-cell/>
          <table:table-cell table:formula="of:=[.A542]&amp;&quot; &quot;&amp;[.B542]&amp;&quot; &quot;&amp;[.C542]" office:value-type="string" office:string-value="N541 G105 PY7.79553191489362" calcext:value-type="string">
            <text:p>N541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42</text:p>
          </table:table-cell>
          <table:table-cell table:style-name="ce8" table:number-columns-repeated="3"/>
          <table:table-cell table:style-name="ce8" table:formula="of:=[.E537]+1" office:value-type="float" office:value="91" calcext:value-type="float">
            <text:p>91</text:p>
          </table:table-cell>
          <table:table-cell table:style-name="ce8" table:number-columns-repeated="2"/>
          <table:table-cell table:style-name="ce8" table:formula="of:=[.A543]&amp;&quot; ( Wire &quot;&amp;[.E543]&amp;&quot; )&quot;" office:value-type="string" office:string-value="N542 ( Wire 91 )" calcext:value-type="string">
            <text:p>N542 ( Wire 91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43</text:p>
          </table:table-cell>
          <table:table-cell table:formula="of:=&quot;X&quot;&amp;[.E544]" office:value-type="string" office:string-value="X6747.5" calcext:value-type="string">
            <text:p>X6747.5</text:p>
          </table:table-cell>
          <table:table-cell table:formula="of:=&quot;Y&quot;&amp;[.F544]" office:value-type="string" office:string-value="Y539.895638297873" calcext:value-type="string">
            <text:p>Y539.895638297873</text:p>
          </table:table-cell>
          <table:table-cell/>
          <table:table-cell table:formula="of:=[.E538]" office:value-type="float" office:value="6747.5" calcext:value-type="float">
            <text:p>6747.5</text:p>
          </table:table-cell>
          <table:table-cell table:formula="of:=[.F538]+[.$K$18]" office:value-type="float" office:value="539.895638297873" calcext:value-type="float">
            <text:p>539.8956382979</text:p>
          </table:table-cell>
          <table:table-cell/>
          <table:table-cell table:formula="of:=[.A544]&amp;&quot; &quot;&amp;[.B544]&amp;&quot; &quot;&amp;[.C544]" office:value-type="string" office:string-value="N543 X6747.5 Y539.895638297873" calcext:value-type="string">
            <text:p>N543 X6747.5 Y539.8956382978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44</text:p>
          </table:table-cell>
          <table:table-cell table:formula="of:=[.B539]" office:value-type="string" office:string-value="G106" calcext:value-type="string">
            <text:p>G106</text:p>
          </table:table-cell>
          <table:table-cell table:formula="of:=[.C539]" office:value-type="string" office:string-value="P3" calcext:value-type="string">
            <text:p>P3</text:p>
          </table:table-cell>
          <table:table-cell table:number-columns-repeated="4"/>
          <table:table-cell table:formula="of:=[.A545]&amp;&quot; &quot;&amp;[.B545]&amp;&quot; &quot;&amp;[.C545]" office:value-type="string" office:string-value="N544 G106 P3" calcext:value-type="string">
            <text:p>N544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45</text:p>
          </table:table-cell>
          <table:table-cell table:formula="of:=&quot;X&quot;&amp;[.E546]" office:value-type="string" office:string-value="X12.5" calcext:value-type="string">
            <text:p>X12.5</text:p>
          </table:table-cell>
          <table:table-cell table:formula="of:=&quot;Y&quot;&amp;[.F546]" office:value-type="string" office:string-value="Y538.095638297872" calcext:value-type="string">
            <text:p>Y538.095638297872</text:p>
          </table:table-cell>
          <table:table-cell/>
          <table:table-cell table:formula="of:=[.E540]" office:value-type="float" office:value="12.5" calcext:value-type="float">
            <text:p>12.5</text:p>
          </table:table-cell>
          <table:table-cell table:formula="of:=[.F540]+[.$K$18]" office:value-type="float" office:value="538.095638297872" calcext:value-type="float">
            <text:p>538.0956382979</text:p>
          </table:table-cell>
          <table:table-cell/>
          <table:table-cell table:formula="of:=[.A546]&amp;&quot; &quot;&amp;[.B546]&amp;&quot; &quot;&amp;[.C546]" office:value-type="string" office:string-value="N545 X12.5 Y538.095638297872" calcext:value-type="string">
            <text:p>N545 X12.5 Y538.0956382978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46</text:p>
          </table:table-cell>
          <table:table-cell table:formula="of:=[.B541]" office:value-type="string" office:string-value="G106" calcext:value-type="string">
            <text:p>G106</text:p>
          </table:table-cell>
          <table:table-cell table:formula="of:=[.C541]" office:value-type="string" office:string-value="P0" calcext:value-type="string">
            <text:p>P0</text:p>
          </table:table-cell>
          <table:table-cell table:number-columns-repeated="4"/>
          <table:table-cell table:formula="of:=[.A547]&amp;&quot; &quot;&amp;[.B547]&amp;&quot; &quot;&amp;[.C547]" office:value-type="string" office:string-value="N546 G106 P0" calcext:value-type="string">
            <text:p>N546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47</text:p>
          </table:table-cell>
          <table:table-cell table:formula="of:=[.B542]" office:value-type="string" office:string-value="G105" calcext:value-type="string">
            <text:p>G105</text:p>
          </table:table-cell>
          <table:table-cell table:formula="of:=[.C542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542]" office:value-type="string" office:string-value="jog up" calcext:value-type="string">
            <text:p>jog up</text:p>
          </table:table-cell>
          <table:table-cell/>
          <table:table-cell table:formula="of:=[.A548]&amp;&quot; &quot;&amp;[.B548]&amp;&quot; &quot;&amp;[.C548]" office:value-type="string" office:string-value="N547 G105 PY7.79553191489362" calcext:value-type="string">
            <text:p>N547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48</text:p>
          </table:table-cell>
          <table:table-cell table:style-name="ce8" table:number-columns-repeated="3"/>
          <table:table-cell table:style-name="ce8" table:formula="of:=[.E543]+1" office:value-type="float" office:value="92" calcext:value-type="float">
            <text:p>92</text:p>
          </table:table-cell>
          <table:table-cell table:style-name="ce8" table:number-columns-repeated="2"/>
          <table:table-cell table:style-name="ce8" table:formula="of:=[.A549]&amp;&quot; ( Wire &quot;&amp;[.E549]&amp;&quot; )&quot;" office:value-type="string" office:string-value="N548 ( Wire 92 )" calcext:value-type="string">
            <text:p>N548 ( Wire 92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49</text:p>
          </table:table-cell>
          <table:table-cell table:formula="of:=&quot;X&quot;&amp;[.E550]" office:value-type="string" office:string-value="X6747.5" calcext:value-type="string">
            <text:p>X6747.5</text:p>
          </table:table-cell>
          <table:table-cell table:formula="of:=&quot;Y&quot;&amp;[.F550]" office:value-type="string" office:string-value="Y544.691170212766" calcext:value-type="string">
            <text:p>Y544.691170212766</text:p>
          </table:table-cell>
          <table:table-cell/>
          <table:table-cell table:formula="of:=[.E544]" office:value-type="float" office:value="6747.5" calcext:value-type="float">
            <text:p>6747.5</text:p>
          </table:table-cell>
          <table:table-cell table:formula="of:=[.F544]+[.$K$18]" office:value-type="float" office:value="544.691170212766" calcext:value-type="float">
            <text:p>544.6911702128</text:p>
          </table:table-cell>
          <table:table-cell/>
          <table:table-cell table:formula="of:=[.A550]&amp;&quot; &quot;&amp;[.B550]&amp;&quot; &quot;&amp;[.C550]" office:value-type="string" office:string-value="N549 X6747.5 Y544.691170212766" calcext:value-type="string">
            <text:p>N549 X6747.5 Y544.6911702127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50</text:p>
          </table:table-cell>
          <table:table-cell table:formula="of:=[.B545]" office:value-type="string" office:string-value="G106" calcext:value-type="string">
            <text:p>G106</text:p>
          </table:table-cell>
          <table:table-cell table:formula="of:=[.C545]" office:value-type="string" office:string-value="P3" calcext:value-type="string">
            <text:p>P3</text:p>
          </table:table-cell>
          <table:table-cell table:number-columns-repeated="4"/>
          <table:table-cell table:formula="of:=[.A551]&amp;&quot; &quot;&amp;[.B551]&amp;&quot; &quot;&amp;[.C551]" office:value-type="string" office:string-value="N550 G106 P3" calcext:value-type="string">
            <text:p>N550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51</text:p>
          </table:table-cell>
          <table:table-cell table:formula="of:=&quot;X&quot;&amp;[.E552]" office:value-type="string" office:string-value="X12.5" calcext:value-type="string">
            <text:p>X12.5</text:p>
          </table:table-cell>
          <table:table-cell table:formula="of:=&quot;Y&quot;&amp;[.F552]" office:value-type="string" office:string-value="Y542.891170212766" calcext:value-type="string">
            <text:p>Y542.891170212766</text:p>
          </table:table-cell>
          <table:table-cell/>
          <table:table-cell table:formula="of:=[.E546]" office:value-type="float" office:value="12.5" calcext:value-type="float">
            <text:p>12.5</text:p>
          </table:table-cell>
          <table:table-cell table:formula="of:=[.F546]+[.$K$18]" office:value-type="float" office:value="542.891170212766" calcext:value-type="float">
            <text:p>542.8911702128</text:p>
          </table:table-cell>
          <table:table-cell/>
          <table:table-cell table:formula="of:=[.A552]&amp;&quot; &quot;&amp;[.B552]&amp;&quot; &quot;&amp;[.C552]" office:value-type="string" office:string-value="N551 X12.5 Y542.891170212766" calcext:value-type="string">
            <text:p>N551 X12.5 Y542.8911702127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52</text:p>
          </table:table-cell>
          <table:table-cell table:formula="of:=[.B547]" office:value-type="string" office:string-value="G106" calcext:value-type="string">
            <text:p>G106</text:p>
          </table:table-cell>
          <table:table-cell table:formula="of:=[.C547]" office:value-type="string" office:string-value="P0" calcext:value-type="string">
            <text:p>P0</text:p>
          </table:table-cell>
          <table:table-cell table:number-columns-repeated="4"/>
          <table:table-cell table:formula="of:=[.A553]&amp;&quot; &quot;&amp;[.B553]&amp;&quot; &quot;&amp;[.C553]" office:value-type="string" office:string-value="N552 G106 P0" calcext:value-type="string">
            <text:p>N552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53</text:p>
          </table:table-cell>
          <table:table-cell table:formula="of:=[.B548]" office:value-type="string" office:string-value="G105" calcext:value-type="string">
            <text:p>G105</text:p>
          </table:table-cell>
          <table:table-cell table:formula="of:=[.C548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548]" office:value-type="string" office:string-value="jog up" calcext:value-type="string">
            <text:p>jog up</text:p>
          </table:table-cell>
          <table:table-cell/>
          <table:table-cell table:formula="of:=[.A554]&amp;&quot; &quot;&amp;[.B554]&amp;&quot; &quot;&amp;[.C554]" office:value-type="string" office:string-value="N553 G105 PY7.79553191489362" calcext:value-type="string">
            <text:p>N553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54</text:p>
          </table:table-cell>
          <table:table-cell table:style-name="ce8" table:number-columns-repeated="3"/>
          <table:table-cell table:style-name="ce8" table:formula="of:=[.E549]+1" office:value-type="float" office:value="93" calcext:value-type="float">
            <text:p>93</text:p>
          </table:table-cell>
          <table:table-cell table:style-name="ce8" table:number-columns-repeated="2"/>
          <table:table-cell table:style-name="ce8" table:formula="of:=[.A555]&amp;&quot; ( Wire &quot;&amp;[.E555]&amp;&quot; )&quot;" office:value-type="string" office:string-value="N554 ( Wire 93 )" calcext:value-type="string">
            <text:p>N554 ( Wire 93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55</text:p>
          </table:table-cell>
          <table:table-cell table:formula="of:=&quot;X&quot;&amp;[.E556]" office:value-type="string" office:string-value="X6747.5" calcext:value-type="string">
            <text:p>X6747.5</text:p>
          </table:table-cell>
          <table:table-cell table:formula="of:=&quot;Y&quot;&amp;[.F556]" office:value-type="string" office:string-value="Y549.48670212766" calcext:value-type="string">
            <text:p>Y549.48670212766</text:p>
          </table:table-cell>
          <table:table-cell/>
          <table:table-cell table:formula="of:=[.E550]" office:value-type="float" office:value="6747.5" calcext:value-type="float">
            <text:p>6747.5</text:p>
          </table:table-cell>
          <table:table-cell table:formula="of:=[.F550]+[.$K$18]" office:value-type="float" office:value="549.48670212766" calcext:value-type="float">
            <text:p>549.4867021277</text:p>
          </table:table-cell>
          <table:table-cell/>
          <table:table-cell table:formula="of:=[.A556]&amp;&quot; &quot;&amp;[.B556]&amp;&quot; &quot;&amp;[.C556]" office:value-type="string" office:string-value="N555 X6747.5 Y549.48670212766" calcext:value-type="string">
            <text:p>N555 X6747.5 Y549.486702127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56</text:p>
          </table:table-cell>
          <table:table-cell table:formula="of:=[.B551]" office:value-type="string" office:string-value="G106" calcext:value-type="string">
            <text:p>G106</text:p>
          </table:table-cell>
          <table:table-cell table:formula="of:=[.C551]" office:value-type="string" office:string-value="P3" calcext:value-type="string">
            <text:p>P3</text:p>
          </table:table-cell>
          <table:table-cell table:number-columns-repeated="4"/>
          <table:table-cell table:formula="of:=[.A557]&amp;&quot; &quot;&amp;[.B557]&amp;&quot; &quot;&amp;[.C557]" office:value-type="string" office:string-value="N556 G106 P3" calcext:value-type="string">
            <text:p>N556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57</text:p>
          </table:table-cell>
          <table:table-cell table:formula="of:=&quot;X&quot;&amp;[.E558]" office:value-type="string" office:string-value="X12.5" calcext:value-type="string">
            <text:p>X12.5</text:p>
          </table:table-cell>
          <table:table-cell table:formula="of:=&quot;Y&quot;&amp;[.F558]" office:value-type="string" office:string-value="Y547.68670212766" calcext:value-type="string">
            <text:p>Y547.68670212766</text:p>
          </table:table-cell>
          <table:table-cell/>
          <table:table-cell table:formula="of:=[.E552]" office:value-type="float" office:value="12.5" calcext:value-type="float">
            <text:p>12.5</text:p>
          </table:table-cell>
          <table:table-cell table:formula="of:=[.F552]+[.$K$18]" office:value-type="float" office:value="547.68670212766" calcext:value-type="float">
            <text:p>547.6867021277</text:p>
          </table:table-cell>
          <table:table-cell/>
          <table:table-cell table:formula="of:=[.A558]&amp;&quot; &quot;&amp;[.B558]&amp;&quot; &quot;&amp;[.C558]" office:value-type="string" office:string-value="N557 X12.5 Y547.68670212766" calcext:value-type="string">
            <text:p>N557 X12.5 Y547.686702127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58</text:p>
          </table:table-cell>
          <table:table-cell table:formula="of:=[.B553]" office:value-type="string" office:string-value="G106" calcext:value-type="string">
            <text:p>G106</text:p>
          </table:table-cell>
          <table:table-cell table:formula="of:=[.C553]" office:value-type="string" office:string-value="P0" calcext:value-type="string">
            <text:p>P0</text:p>
          </table:table-cell>
          <table:table-cell table:number-columns-repeated="4"/>
          <table:table-cell table:formula="of:=[.A559]&amp;&quot; &quot;&amp;[.B559]&amp;&quot; &quot;&amp;[.C559]" office:value-type="string" office:string-value="N558 G106 P0" calcext:value-type="string">
            <text:p>N558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59</text:p>
          </table:table-cell>
          <table:table-cell table:formula="of:=[.B554]" office:value-type="string" office:string-value="G105" calcext:value-type="string">
            <text:p>G105</text:p>
          </table:table-cell>
          <table:table-cell table:formula="of:=[.C554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554]" office:value-type="string" office:string-value="jog up" calcext:value-type="string">
            <text:p>jog up</text:p>
          </table:table-cell>
          <table:table-cell/>
          <table:table-cell table:formula="of:=[.A560]&amp;&quot; &quot;&amp;[.B560]&amp;&quot; &quot;&amp;[.C560]" office:value-type="string" office:string-value="N559 G105 PY7.79553191489362" calcext:value-type="string">
            <text:p>N559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60</text:p>
          </table:table-cell>
          <table:table-cell table:style-name="ce8" table:number-columns-repeated="3"/>
          <table:table-cell table:style-name="ce8" table:formula="of:=[.E555]+1" office:value-type="float" office:value="94" calcext:value-type="float">
            <text:p>94</text:p>
          </table:table-cell>
          <table:table-cell table:style-name="ce8" table:number-columns-repeated="2"/>
          <table:table-cell table:style-name="ce8" table:formula="of:=[.A561]&amp;&quot; ( Wire &quot;&amp;[.E561]&amp;&quot; )&quot;" office:value-type="string" office:string-value="N560 ( Wire 94 )" calcext:value-type="string">
            <text:p>N560 ( Wire 94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61</text:p>
          </table:table-cell>
          <table:table-cell table:formula="of:=&quot;X&quot;&amp;[.E562]" office:value-type="string" office:string-value="X6747.5" calcext:value-type="string">
            <text:p>X6747.5</text:p>
          </table:table-cell>
          <table:table-cell table:formula="of:=&quot;Y&quot;&amp;[.F562]" office:value-type="string" office:string-value="Y554.282234042554" calcext:value-type="string">
            <text:p>Y554.282234042554</text:p>
          </table:table-cell>
          <table:table-cell/>
          <table:table-cell table:formula="of:=[.E556]" office:value-type="float" office:value="6747.5" calcext:value-type="float">
            <text:p>6747.5</text:p>
          </table:table-cell>
          <table:table-cell table:formula="of:=[.F556]+[.$K$18]" office:value-type="float" office:value="554.282234042554" calcext:value-type="float">
            <text:p>554.2822340426</text:p>
          </table:table-cell>
          <table:table-cell/>
          <table:table-cell table:formula="of:=[.A562]&amp;&quot; &quot;&amp;[.B562]&amp;&quot; &quot;&amp;[.C562]" office:value-type="string" office:string-value="N561 X6747.5 Y554.282234042554" calcext:value-type="string">
            <text:p>N561 X6747.5 Y554.2822340425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62</text:p>
          </table:table-cell>
          <table:table-cell table:formula="of:=[.B557]" office:value-type="string" office:string-value="G106" calcext:value-type="string">
            <text:p>G106</text:p>
          </table:table-cell>
          <table:table-cell table:formula="of:=[.C557]" office:value-type="string" office:string-value="P3" calcext:value-type="string">
            <text:p>P3</text:p>
          </table:table-cell>
          <table:table-cell table:number-columns-repeated="4"/>
          <table:table-cell table:formula="of:=[.A563]&amp;&quot; &quot;&amp;[.B563]&amp;&quot; &quot;&amp;[.C563]" office:value-type="string" office:string-value="N562 G106 P3" calcext:value-type="string">
            <text:p>N562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63</text:p>
          </table:table-cell>
          <table:table-cell table:formula="of:=&quot;X&quot;&amp;[.E564]" office:value-type="string" office:string-value="X12.5" calcext:value-type="string">
            <text:p>X12.5</text:p>
          </table:table-cell>
          <table:table-cell table:formula="of:=&quot;Y&quot;&amp;[.F564]" office:value-type="string" office:string-value="Y552.482234042554" calcext:value-type="string">
            <text:p>Y552.482234042554</text:p>
          </table:table-cell>
          <table:table-cell/>
          <table:table-cell table:formula="of:=[.E558]" office:value-type="float" office:value="12.5" calcext:value-type="float">
            <text:p>12.5</text:p>
          </table:table-cell>
          <table:table-cell table:formula="of:=[.F558]+[.$K$18]" office:value-type="float" office:value="552.482234042554" calcext:value-type="float">
            <text:p>552.4822340426</text:p>
          </table:table-cell>
          <table:table-cell/>
          <table:table-cell table:formula="of:=[.A564]&amp;&quot; &quot;&amp;[.B564]&amp;&quot; &quot;&amp;[.C564]" office:value-type="string" office:string-value="N563 X12.5 Y552.482234042554" calcext:value-type="string">
            <text:p>N563 X12.5 Y552.4822340425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64</text:p>
          </table:table-cell>
          <table:table-cell table:formula="of:=[.B559]" office:value-type="string" office:string-value="G106" calcext:value-type="string">
            <text:p>G106</text:p>
          </table:table-cell>
          <table:table-cell table:formula="of:=[.C559]" office:value-type="string" office:string-value="P0" calcext:value-type="string">
            <text:p>P0</text:p>
          </table:table-cell>
          <table:table-cell table:number-columns-repeated="4"/>
          <table:table-cell table:formula="of:=[.A565]&amp;&quot; &quot;&amp;[.B565]&amp;&quot; &quot;&amp;[.C565]" office:value-type="string" office:string-value="N564 G106 P0" calcext:value-type="string">
            <text:p>N564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65</text:p>
          </table:table-cell>
          <table:table-cell table:formula="of:=[.B560]" office:value-type="string" office:string-value="G105" calcext:value-type="string">
            <text:p>G105</text:p>
          </table:table-cell>
          <table:table-cell table:formula="of:=[.C560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560]" office:value-type="string" office:string-value="jog up" calcext:value-type="string">
            <text:p>jog up</text:p>
          </table:table-cell>
          <table:table-cell/>
          <table:table-cell table:formula="of:=[.A566]&amp;&quot; &quot;&amp;[.B566]&amp;&quot; &quot;&amp;[.C566]" office:value-type="string" office:string-value="N565 G105 PY7.79553191489362" calcext:value-type="string">
            <text:p>N565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66</text:p>
          </table:table-cell>
          <table:table-cell table:style-name="ce8" table:number-columns-repeated="3"/>
          <table:table-cell table:style-name="ce8" table:formula="of:=[.E561]+1" office:value-type="float" office:value="95" calcext:value-type="float">
            <text:p>95</text:p>
          </table:table-cell>
          <table:table-cell table:style-name="ce8" table:number-columns-repeated="2"/>
          <table:table-cell table:style-name="ce8" table:formula="of:=[.A567]&amp;&quot; ( Wire &quot;&amp;[.E567]&amp;&quot; )&quot;" office:value-type="string" office:string-value="N566 ( Wire 95 )" calcext:value-type="string">
            <text:p>N566 ( Wire 95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67</text:p>
          </table:table-cell>
          <table:table-cell table:formula="of:=&quot;X&quot;&amp;[.E568]" office:value-type="string" office:string-value="X6747.5" calcext:value-type="string">
            <text:p>X6747.5</text:p>
          </table:table-cell>
          <table:table-cell table:formula="of:=&quot;Y&quot;&amp;[.F568]" office:value-type="string" office:string-value="Y559.077765957447" calcext:value-type="string">
            <text:p>Y559.077765957447</text:p>
          </table:table-cell>
          <table:table-cell/>
          <table:table-cell table:formula="of:=[.E562]" office:value-type="float" office:value="6747.5" calcext:value-type="float">
            <text:p>6747.5</text:p>
          </table:table-cell>
          <table:table-cell table:formula="of:=[.F562]+[.$K$18]" office:value-type="float" office:value="559.077765957447" calcext:value-type="float">
            <text:p>559.0777659574</text:p>
          </table:table-cell>
          <table:table-cell/>
          <table:table-cell table:formula="of:=[.A568]&amp;&quot; &quot;&amp;[.B568]&amp;&quot; &quot;&amp;[.C568]" office:value-type="string" office:string-value="N567 X6747.5 Y559.077765957447" calcext:value-type="string">
            <text:p>N567 X6747.5 Y559.0777659574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68</text:p>
          </table:table-cell>
          <table:table-cell table:formula="of:=[.B563]" office:value-type="string" office:string-value="G106" calcext:value-type="string">
            <text:p>G106</text:p>
          </table:table-cell>
          <table:table-cell table:formula="of:=[.C563]" office:value-type="string" office:string-value="P3" calcext:value-type="string">
            <text:p>P3</text:p>
          </table:table-cell>
          <table:table-cell table:number-columns-repeated="4"/>
          <table:table-cell table:formula="of:=[.A569]&amp;&quot; &quot;&amp;[.B569]&amp;&quot; &quot;&amp;[.C569]" office:value-type="string" office:string-value="N568 G106 P3" calcext:value-type="string">
            <text:p>N568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69</text:p>
          </table:table-cell>
          <table:table-cell table:formula="of:=&quot;X&quot;&amp;[.E570]" office:value-type="string" office:string-value="X12.5" calcext:value-type="string">
            <text:p>X12.5</text:p>
          </table:table-cell>
          <table:table-cell table:formula="of:=&quot;Y&quot;&amp;[.F570]" office:value-type="string" office:string-value="Y557.277765957447" calcext:value-type="string">
            <text:p>Y557.277765957447</text:p>
          </table:table-cell>
          <table:table-cell/>
          <table:table-cell table:formula="of:=[.E564]" office:value-type="float" office:value="12.5" calcext:value-type="float">
            <text:p>12.5</text:p>
          </table:table-cell>
          <table:table-cell table:formula="of:=[.F564]+[.$K$18]" office:value-type="float" office:value="557.277765957447" calcext:value-type="float">
            <text:p>557.2777659574</text:p>
          </table:table-cell>
          <table:table-cell/>
          <table:table-cell table:formula="of:=[.A570]&amp;&quot; &quot;&amp;[.B570]&amp;&quot; &quot;&amp;[.C570]" office:value-type="string" office:string-value="N569 X12.5 Y557.277765957447" calcext:value-type="string">
            <text:p>N569 X12.5 Y557.2777659574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70</text:p>
          </table:table-cell>
          <table:table-cell table:formula="of:=[.B565]" office:value-type="string" office:string-value="G106" calcext:value-type="string">
            <text:p>G106</text:p>
          </table:table-cell>
          <table:table-cell table:formula="of:=[.C565]" office:value-type="string" office:string-value="P0" calcext:value-type="string">
            <text:p>P0</text:p>
          </table:table-cell>
          <table:table-cell table:number-columns-repeated="4"/>
          <table:table-cell table:formula="of:=[.A571]&amp;&quot; &quot;&amp;[.B571]&amp;&quot; &quot;&amp;[.C571]" office:value-type="string" office:string-value="N570 G106 P0" calcext:value-type="string">
            <text:p>N570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71</text:p>
          </table:table-cell>
          <table:table-cell table:formula="of:=[.B566]" office:value-type="string" office:string-value="G105" calcext:value-type="string">
            <text:p>G105</text:p>
          </table:table-cell>
          <table:table-cell table:formula="of:=[.C566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566]" office:value-type="string" office:string-value="jog up" calcext:value-type="string">
            <text:p>jog up</text:p>
          </table:table-cell>
          <table:table-cell/>
          <table:table-cell table:formula="of:=[.A572]&amp;&quot; &quot;&amp;[.B572]&amp;&quot; &quot;&amp;[.C572]" office:value-type="string" office:string-value="N571 G105 PY7.79553191489362" calcext:value-type="string">
            <text:p>N571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72</text:p>
          </table:table-cell>
          <table:table-cell table:style-name="ce8" table:number-columns-repeated="3"/>
          <table:table-cell table:style-name="ce8" table:formula="of:=[.E567]+1" office:value-type="float" office:value="96" calcext:value-type="float">
            <text:p>96</text:p>
          </table:table-cell>
          <table:table-cell table:style-name="ce8" table:number-columns-repeated="2"/>
          <table:table-cell table:style-name="ce8" table:formula="of:=[.A573]&amp;&quot; ( Wire &quot;&amp;[.E573]&amp;&quot; )&quot;" office:value-type="string" office:string-value="N572 ( Wire 96 )" calcext:value-type="string">
            <text:p>N572 ( Wire 96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73</text:p>
          </table:table-cell>
          <table:table-cell table:formula="of:=&quot;X&quot;&amp;[.E574]" office:value-type="string" office:string-value="X6747.5" calcext:value-type="string">
            <text:p>X6747.5</text:p>
          </table:table-cell>
          <table:table-cell table:formula="of:=&quot;Y&quot;&amp;[.F574]" office:value-type="string" office:string-value="Y563.873297872341" calcext:value-type="string">
            <text:p>Y563.873297872341</text:p>
          </table:table-cell>
          <table:table-cell/>
          <table:table-cell table:formula="of:=[.E568]" office:value-type="float" office:value="6747.5" calcext:value-type="float">
            <text:p>6747.5</text:p>
          </table:table-cell>
          <table:table-cell table:formula="of:=[.F568]+[.$K$18]" office:value-type="float" office:value="563.873297872341" calcext:value-type="float">
            <text:p>563.8732978723</text:p>
          </table:table-cell>
          <table:table-cell/>
          <table:table-cell table:formula="of:=[.A574]&amp;&quot; &quot;&amp;[.B574]&amp;&quot; &quot;&amp;[.C574]" office:value-type="string" office:string-value="N573 X6747.5 Y563.873297872341" calcext:value-type="string">
            <text:p>N573 X6747.5 Y563.8732978723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74</text:p>
          </table:table-cell>
          <table:table-cell table:formula="of:=[.B569]" office:value-type="string" office:string-value="G106" calcext:value-type="string">
            <text:p>G106</text:p>
          </table:table-cell>
          <table:table-cell table:formula="of:=[.C569]" office:value-type="string" office:string-value="P3" calcext:value-type="string">
            <text:p>P3</text:p>
          </table:table-cell>
          <table:table-cell table:number-columns-repeated="4"/>
          <table:table-cell table:formula="of:=[.A575]&amp;&quot; &quot;&amp;[.B575]&amp;&quot; &quot;&amp;[.C575]" office:value-type="string" office:string-value="N574 G106 P3" calcext:value-type="string">
            <text:p>N574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75</text:p>
          </table:table-cell>
          <table:table-cell table:formula="of:=&quot;X&quot;&amp;[.E576]" office:value-type="string" office:string-value="X12.5" calcext:value-type="string">
            <text:p>X12.5</text:p>
          </table:table-cell>
          <table:table-cell table:formula="of:=&quot;Y&quot;&amp;[.F576]" office:value-type="string" office:string-value="Y562.073297872341" calcext:value-type="string">
            <text:p>Y562.073297872341</text:p>
          </table:table-cell>
          <table:table-cell/>
          <table:table-cell table:formula="of:=[.E570]" office:value-type="float" office:value="12.5" calcext:value-type="float">
            <text:p>12.5</text:p>
          </table:table-cell>
          <table:table-cell table:formula="of:=[.F570]+[.$K$18]" office:value-type="float" office:value="562.073297872341" calcext:value-type="float">
            <text:p>562.0732978723</text:p>
          </table:table-cell>
          <table:table-cell/>
          <table:table-cell table:formula="of:=[.A576]&amp;&quot; &quot;&amp;[.B576]&amp;&quot; &quot;&amp;[.C576]" office:value-type="string" office:string-value="N575 X12.5 Y562.073297872341" calcext:value-type="string">
            <text:p>N575 X12.5 Y562.0732978723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76</text:p>
          </table:table-cell>
          <table:table-cell table:formula="of:=[.B571]" office:value-type="string" office:string-value="G106" calcext:value-type="string">
            <text:p>G106</text:p>
          </table:table-cell>
          <table:table-cell table:formula="of:=[.C571]" office:value-type="string" office:string-value="P0" calcext:value-type="string">
            <text:p>P0</text:p>
          </table:table-cell>
          <table:table-cell table:number-columns-repeated="4"/>
          <table:table-cell table:formula="of:=[.A577]&amp;&quot; &quot;&amp;[.B577]&amp;&quot; &quot;&amp;[.C577]" office:value-type="string" office:string-value="N576 G106 P0" calcext:value-type="string">
            <text:p>N576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77</text:p>
          </table:table-cell>
          <table:table-cell table:formula="of:=[.B572]" office:value-type="string" office:string-value="G105" calcext:value-type="string">
            <text:p>G105</text:p>
          </table:table-cell>
          <table:table-cell table:formula="of:=[.C572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572]" office:value-type="string" office:string-value="jog up" calcext:value-type="string">
            <text:p>jog up</text:p>
          </table:table-cell>
          <table:table-cell/>
          <table:table-cell table:formula="of:=[.A578]&amp;&quot; &quot;&amp;[.B578]&amp;&quot; &quot;&amp;[.C578]" office:value-type="string" office:string-value="N577 G105 PY7.79553191489362" calcext:value-type="string">
            <text:p>N577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78</text:p>
          </table:table-cell>
          <table:table-cell table:style-name="ce8" table:number-columns-repeated="3"/>
          <table:table-cell table:style-name="ce8" table:formula="of:=[.E573]+1" office:value-type="float" office:value="97" calcext:value-type="float">
            <text:p>97</text:p>
          </table:table-cell>
          <table:table-cell table:style-name="ce8" table:number-columns-repeated="2"/>
          <table:table-cell table:style-name="ce8" table:formula="of:=[.A579]&amp;&quot; ( Wire &quot;&amp;[.E579]&amp;&quot; )&quot;" office:value-type="string" office:string-value="N578 ( Wire 97 )" calcext:value-type="string">
            <text:p>N578 ( Wire 97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79</text:p>
          </table:table-cell>
          <table:table-cell table:formula="of:=&quot;X&quot;&amp;[.E580]" office:value-type="string" office:string-value="X6747.5" calcext:value-type="string">
            <text:p>X6747.5</text:p>
          </table:table-cell>
          <table:table-cell table:formula="of:=&quot;Y&quot;&amp;[.F580]" office:value-type="string" office:string-value="Y568.668829787235" calcext:value-type="string">
            <text:p>Y568.668829787235</text:p>
          </table:table-cell>
          <table:table-cell/>
          <table:table-cell table:formula="of:=[.E574]" office:value-type="float" office:value="6747.5" calcext:value-type="float">
            <text:p>6747.5</text:p>
          </table:table-cell>
          <table:table-cell table:formula="of:=[.F574]+[.$K$18]" office:value-type="float" office:value="568.668829787235" calcext:value-type="float">
            <text:p>568.6688297872</text:p>
          </table:table-cell>
          <table:table-cell/>
          <table:table-cell table:formula="of:=[.A580]&amp;&quot; &quot;&amp;[.B580]&amp;&quot; &quot;&amp;[.C580]" office:value-type="string" office:string-value="N579 X6747.5 Y568.668829787235" calcext:value-type="string">
            <text:p>N579 X6747.5 Y568.6688297872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80</text:p>
          </table:table-cell>
          <table:table-cell table:formula="of:=[.B575]" office:value-type="string" office:string-value="G106" calcext:value-type="string">
            <text:p>G106</text:p>
          </table:table-cell>
          <table:table-cell table:formula="of:=[.C575]" office:value-type="string" office:string-value="P3" calcext:value-type="string">
            <text:p>P3</text:p>
          </table:table-cell>
          <table:table-cell table:number-columns-repeated="4"/>
          <table:table-cell table:formula="of:=[.A581]&amp;&quot; &quot;&amp;[.B581]&amp;&quot; &quot;&amp;[.C581]" office:value-type="string" office:string-value="N580 G106 P3" calcext:value-type="string">
            <text:p>N580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81</text:p>
          </table:table-cell>
          <table:table-cell table:formula="of:=&quot;X&quot;&amp;[.E582]" office:value-type="string" office:string-value="X12.5" calcext:value-type="string">
            <text:p>X12.5</text:p>
          </table:table-cell>
          <table:table-cell table:formula="of:=&quot;Y&quot;&amp;[.F582]" office:value-type="string" office:string-value="Y566.868829787235" calcext:value-type="string">
            <text:p>Y566.868829787235</text:p>
          </table:table-cell>
          <table:table-cell/>
          <table:table-cell table:formula="of:=[.E576]" office:value-type="float" office:value="12.5" calcext:value-type="float">
            <text:p>12.5</text:p>
          </table:table-cell>
          <table:table-cell table:formula="of:=[.F576]+[.$K$18]" office:value-type="float" office:value="566.868829787235" calcext:value-type="float">
            <text:p>566.8688297872</text:p>
          </table:table-cell>
          <table:table-cell/>
          <table:table-cell table:formula="of:=[.A582]&amp;&quot; &quot;&amp;[.B582]&amp;&quot; &quot;&amp;[.C582]" office:value-type="string" office:string-value="N581 X12.5 Y566.868829787235" calcext:value-type="string">
            <text:p>N581 X12.5 Y566.8688297872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82</text:p>
          </table:table-cell>
          <table:table-cell table:formula="of:=[.B577]" office:value-type="string" office:string-value="G106" calcext:value-type="string">
            <text:p>G106</text:p>
          </table:table-cell>
          <table:table-cell table:formula="of:=[.C577]" office:value-type="string" office:string-value="P0" calcext:value-type="string">
            <text:p>P0</text:p>
          </table:table-cell>
          <table:table-cell table:number-columns-repeated="4"/>
          <table:table-cell table:formula="of:=[.A583]&amp;&quot; &quot;&amp;[.B583]&amp;&quot; &quot;&amp;[.C583]" office:value-type="string" office:string-value="N582 G106 P0" calcext:value-type="string">
            <text:p>N582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83</text:p>
          </table:table-cell>
          <table:table-cell table:formula="of:=[.B578]" office:value-type="string" office:string-value="G105" calcext:value-type="string">
            <text:p>G105</text:p>
          </table:table-cell>
          <table:table-cell table:formula="of:=[.C578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578]" office:value-type="string" office:string-value="jog up" calcext:value-type="string">
            <text:p>jog up</text:p>
          </table:table-cell>
          <table:table-cell/>
          <table:table-cell table:formula="of:=[.A584]&amp;&quot; &quot;&amp;[.B584]&amp;&quot; &quot;&amp;[.C584]" office:value-type="string" office:string-value="N583 G105 PY7.79553191489362" calcext:value-type="string">
            <text:p>N583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84</text:p>
          </table:table-cell>
          <table:table-cell table:style-name="ce8" table:number-columns-repeated="3"/>
          <table:table-cell table:style-name="ce8" table:formula="of:=[.E579]+1" office:value-type="float" office:value="98" calcext:value-type="float">
            <text:p>98</text:p>
          </table:table-cell>
          <table:table-cell table:style-name="ce8" table:number-columns-repeated="2"/>
          <table:table-cell table:style-name="ce8" table:formula="of:=[.A585]&amp;&quot; ( Wire &quot;&amp;[.E585]&amp;&quot; )&quot;" office:value-type="string" office:string-value="N584 ( Wire 98 )" calcext:value-type="string">
            <text:p>N584 ( Wire 98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85</text:p>
          </table:table-cell>
          <table:table-cell table:formula="of:=&quot;X&quot;&amp;[.E586]" office:value-type="string" office:string-value="X6747.5" calcext:value-type="string">
            <text:p>X6747.5</text:p>
          </table:table-cell>
          <table:table-cell table:formula="of:=&quot;Y&quot;&amp;[.F586]" office:value-type="string" office:string-value="Y573.464361702128" calcext:value-type="string">
            <text:p>Y573.464361702128</text:p>
          </table:table-cell>
          <table:table-cell/>
          <table:table-cell table:formula="of:=[.E580]" office:value-type="float" office:value="6747.5" calcext:value-type="float">
            <text:p>6747.5</text:p>
          </table:table-cell>
          <table:table-cell table:formula="of:=[.F580]+[.$K$18]" office:value-type="float" office:value="573.464361702128" calcext:value-type="float">
            <text:p>573.4643617021</text:p>
          </table:table-cell>
          <table:table-cell/>
          <table:table-cell table:formula="of:=[.A586]&amp;&quot; &quot;&amp;[.B586]&amp;&quot; &quot;&amp;[.C586]" office:value-type="string" office:string-value="N585 X6747.5 Y573.464361702128" calcext:value-type="string">
            <text:p>N585 X6747.5 Y573.4643617021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86</text:p>
          </table:table-cell>
          <table:table-cell table:formula="of:=[.B581]" office:value-type="string" office:string-value="G106" calcext:value-type="string">
            <text:p>G106</text:p>
          </table:table-cell>
          <table:table-cell table:formula="of:=[.C581]" office:value-type="string" office:string-value="P3" calcext:value-type="string">
            <text:p>P3</text:p>
          </table:table-cell>
          <table:table-cell table:number-columns-repeated="4"/>
          <table:table-cell table:formula="of:=[.A587]&amp;&quot; &quot;&amp;[.B587]&amp;&quot; &quot;&amp;[.C587]" office:value-type="string" office:string-value="N586 G106 P3" calcext:value-type="string">
            <text:p>N586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87</text:p>
          </table:table-cell>
          <table:table-cell table:formula="of:=&quot;X&quot;&amp;[.E588]" office:value-type="string" office:string-value="X12.5" calcext:value-type="string">
            <text:p>X12.5</text:p>
          </table:table-cell>
          <table:table-cell table:formula="of:=&quot;Y&quot;&amp;[.F588]" office:value-type="string" office:string-value="Y571.664361702128" calcext:value-type="string">
            <text:p>Y571.664361702128</text:p>
          </table:table-cell>
          <table:table-cell/>
          <table:table-cell table:formula="of:=[.E582]" office:value-type="float" office:value="12.5" calcext:value-type="float">
            <text:p>12.5</text:p>
          </table:table-cell>
          <table:table-cell table:formula="of:=[.F582]+[.$K$18]" office:value-type="float" office:value="571.664361702128" calcext:value-type="float">
            <text:p>571.6643617021</text:p>
          </table:table-cell>
          <table:table-cell/>
          <table:table-cell table:formula="of:=[.A588]&amp;&quot; &quot;&amp;[.B588]&amp;&quot; &quot;&amp;[.C588]" office:value-type="string" office:string-value="N587 X12.5 Y571.664361702128" calcext:value-type="string">
            <text:p>N587 X12.5 Y571.6643617021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88</text:p>
          </table:table-cell>
          <table:table-cell table:formula="of:=[.B583]" office:value-type="string" office:string-value="G106" calcext:value-type="string">
            <text:p>G106</text:p>
          </table:table-cell>
          <table:table-cell table:formula="of:=[.C583]" office:value-type="string" office:string-value="P0" calcext:value-type="string">
            <text:p>P0</text:p>
          </table:table-cell>
          <table:table-cell table:number-columns-repeated="4"/>
          <table:table-cell table:formula="of:=[.A589]&amp;&quot; &quot;&amp;[.B589]&amp;&quot; &quot;&amp;[.C589]" office:value-type="string" office:string-value="N588 G106 P0" calcext:value-type="string">
            <text:p>N588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89</text:p>
          </table:table-cell>
          <table:table-cell table:formula="of:=[.B584]" office:value-type="string" office:string-value="G105" calcext:value-type="string">
            <text:p>G105</text:p>
          </table:table-cell>
          <table:table-cell table:formula="of:=[.C584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584]" office:value-type="string" office:string-value="jog up" calcext:value-type="string">
            <text:p>jog up</text:p>
          </table:table-cell>
          <table:table-cell/>
          <table:table-cell table:formula="of:=[.A590]&amp;&quot; &quot;&amp;[.B590]&amp;&quot; &quot;&amp;[.C590]" office:value-type="string" office:string-value="N589 G105 PY7.79553191489362" calcext:value-type="string">
            <text:p>N589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90</text:p>
          </table:table-cell>
          <table:table-cell table:style-name="ce8" table:number-columns-repeated="3"/>
          <table:table-cell table:style-name="ce8" table:formula="of:=[.E585]+1" office:value-type="float" office:value="99" calcext:value-type="float">
            <text:p>99</text:p>
          </table:table-cell>
          <table:table-cell table:style-name="ce8" table:number-columns-repeated="2"/>
          <table:table-cell table:style-name="ce8" table:formula="of:=[.A591]&amp;&quot; ( Wire &quot;&amp;[.E591]&amp;&quot; )&quot;" office:value-type="string" office:string-value="N590 ( Wire 99 )" calcext:value-type="string">
            <text:p>N590 ( Wire 99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91</text:p>
          </table:table-cell>
          <table:table-cell table:formula="of:=&quot;X&quot;&amp;[.E592]" office:value-type="string" office:string-value="X6747.5" calcext:value-type="string">
            <text:p>X6747.5</text:p>
          </table:table-cell>
          <table:table-cell table:formula="of:=&quot;Y&quot;&amp;[.F592]" office:value-type="string" office:string-value="Y578.259893617022" calcext:value-type="string">
            <text:p>Y578.259893617022</text:p>
          </table:table-cell>
          <table:table-cell/>
          <table:table-cell table:formula="of:=[.E586]" office:value-type="float" office:value="6747.5" calcext:value-type="float">
            <text:p>6747.5</text:p>
          </table:table-cell>
          <table:table-cell table:formula="of:=[.F586]+[.$K$18]" office:value-type="float" office:value="578.259893617022" calcext:value-type="float">
            <text:p>578.259893617</text:p>
          </table:table-cell>
          <table:table-cell/>
          <table:table-cell table:formula="of:=[.A592]&amp;&quot; &quot;&amp;[.B592]&amp;&quot; &quot;&amp;[.C592]" office:value-type="string" office:string-value="N591 X6747.5 Y578.259893617022" calcext:value-type="string">
            <text:p>N591 X6747.5 Y578.2598936170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92</text:p>
          </table:table-cell>
          <table:table-cell table:formula="of:=[.B587]" office:value-type="string" office:string-value="G106" calcext:value-type="string">
            <text:p>G106</text:p>
          </table:table-cell>
          <table:table-cell table:formula="of:=[.C587]" office:value-type="string" office:string-value="P3" calcext:value-type="string">
            <text:p>P3</text:p>
          </table:table-cell>
          <table:table-cell table:number-columns-repeated="4"/>
          <table:table-cell table:formula="of:=[.A593]&amp;&quot; &quot;&amp;[.B593]&amp;&quot; &quot;&amp;[.C593]" office:value-type="string" office:string-value="N592 G106 P3" calcext:value-type="string">
            <text:p>N592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93</text:p>
          </table:table-cell>
          <table:table-cell table:formula="of:=&quot;X&quot;&amp;[.E594]" office:value-type="string" office:string-value="X12.5" calcext:value-type="string">
            <text:p>X12.5</text:p>
          </table:table-cell>
          <table:table-cell table:formula="of:=&quot;Y&quot;&amp;[.F594]" office:value-type="string" office:string-value="Y576.459893617022" calcext:value-type="string">
            <text:p>Y576.459893617022</text:p>
          </table:table-cell>
          <table:table-cell/>
          <table:table-cell table:formula="of:=[.E588]" office:value-type="float" office:value="12.5" calcext:value-type="float">
            <text:p>12.5</text:p>
          </table:table-cell>
          <table:table-cell table:formula="of:=[.F588]+[.$K$18]" office:value-type="float" office:value="576.459893617022" calcext:value-type="float">
            <text:p>576.459893617</text:p>
          </table:table-cell>
          <table:table-cell/>
          <table:table-cell table:formula="of:=[.A594]&amp;&quot; &quot;&amp;[.B594]&amp;&quot; &quot;&amp;[.C594]" office:value-type="string" office:string-value="N593 X12.5 Y576.459893617022" calcext:value-type="string">
            <text:p>N593 X12.5 Y576.4598936170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94</text:p>
          </table:table-cell>
          <table:table-cell table:formula="of:=[.B589]" office:value-type="string" office:string-value="G106" calcext:value-type="string">
            <text:p>G106</text:p>
          </table:table-cell>
          <table:table-cell table:formula="of:=[.C589]" office:value-type="string" office:string-value="P0" calcext:value-type="string">
            <text:p>P0</text:p>
          </table:table-cell>
          <table:table-cell table:number-columns-repeated="4"/>
          <table:table-cell table:formula="of:=[.A595]&amp;&quot; &quot;&amp;[.B595]&amp;&quot; &quot;&amp;[.C595]" office:value-type="string" office:string-value="N594 G106 P0" calcext:value-type="string">
            <text:p>N594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95</text:p>
          </table:table-cell>
          <table:table-cell table:formula="of:=[.B590]" office:value-type="string" office:string-value="G105" calcext:value-type="string">
            <text:p>G105</text:p>
          </table:table-cell>
          <table:table-cell table:formula="of:=[.C590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590]" office:value-type="string" office:string-value="jog up" calcext:value-type="string">
            <text:p>jog up</text:p>
          </table:table-cell>
          <table:table-cell/>
          <table:table-cell table:formula="of:=[.A596]&amp;&quot; &quot;&amp;[.B596]&amp;&quot; &quot;&amp;[.C596]" office:value-type="string" office:string-value="N595 G105 PY7.79553191489362" calcext:value-type="string">
            <text:p>N595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96</text:p>
          </table:table-cell>
          <table:table-cell table:style-name="ce8" table:number-columns-repeated="3"/>
          <table:table-cell table:style-name="ce8" table:formula="of:=[.E591]+1" office:value-type="float" office:value="100" calcext:value-type="float">
            <text:p>100</text:p>
          </table:table-cell>
          <table:table-cell table:style-name="ce8" table:number-columns-repeated="2"/>
          <table:table-cell table:style-name="ce8" table:formula="of:=[.A597]&amp;&quot; ( Wire &quot;&amp;[.E597]&amp;&quot; )&quot;" office:value-type="string" office:string-value="N596 ( Wire 100 )" calcext:value-type="string">
            <text:p>N596 ( Wire 100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97</text:p>
          </table:table-cell>
          <table:table-cell table:formula="of:=&quot;X&quot;&amp;[.E598]" office:value-type="string" office:string-value="X6747.5" calcext:value-type="string">
            <text:p>X6747.5</text:p>
          </table:table-cell>
          <table:table-cell table:formula="of:=&quot;Y&quot;&amp;[.F598]" office:value-type="string" office:string-value="Y583.055425531916" calcext:value-type="string">
            <text:p>Y583.055425531916</text:p>
          </table:table-cell>
          <table:table-cell/>
          <table:table-cell table:formula="of:=[.E592]" office:value-type="float" office:value="6747.5" calcext:value-type="float">
            <text:p>6747.5</text:p>
          </table:table-cell>
          <table:table-cell table:formula="of:=[.F592]+[.$K$18]" office:value-type="float" office:value="583.055425531916" calcext:value-type="float">
            <text:p>583.0554255319</text:p>
          </table:table-cell>
          <table:table-cell/>
          <table:table-cell table:formula="of:=[.A598]&amp;&quot; &quot;&amp;[.B598]&amp;&quot; &quot;&amp;[.C598]" office:value-type="string" office:string-value="N597 X6747.5 Y583.055425531916" calcext:value-type="string">
            <text:p>N597 X6747.5 Y583.055425531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98</text:p>
          </table:table-cell>
          <table:table-cell table:formula="of:=[.B593]" office:value-type="string" office:string-value="G106" calcext:value-type="string">
            <text:p>G106</text:p>
          </table:table-cell>
          <table:table-cell table:formula="of:=[.C593]" office:value-type="string" office:string-value="P3" calcext:value-type="string">
            <text:p>P3</text:p>
          </table:table-cell>
          <table:table-cell table:number-columns-repeated="4"/>
          <table:table-cell table:formula="of:=[.A599]&amp;&quot; &quot;&amp;[.B599]&amp;&quot; &quot;&amp;[.C599]" office:value-type="string" office:string-value="N598 G106 P3" calcext:value-type="string">
            <text:p>N598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99</text:p>
          </table:table-cell>
          <table:table-cell table:formula="of:=&quot;X&quot;&amp;[.E600]" office:value-type="string" office:string-value="X12.5" calcext:value-type="string">
            <text:p>X12.5</text:p>
          </table:table-cell>
          <table:table-cell table:formula="of:=&quot;Y&quot;&amp;[.F600]" office:value-type="string" office:string-value="Y581.255425531916" calcext:value-type="string">
            <text:p>Y581.255425531916</text:p>
          </table:table-cell>
          <table:table-cell/>
          <table:table-cell table:formula="of:=[.E594]" office:value-type="float" office:value="12.5" calcext:value-type="float">
            <text:p>12.5</text:p>
          </table:table-cell>
          <table:table-cell table:formula="of:=[.F594]+[.$K$18]" office:value-type="float" office:value="581.255425531916" calcext:value-type="float">
            <text:p>581.2554255319</text:p>
          </table:table-cell>
          <table:table-cell/>
          <table:table-cell table:formula="of:=[.A600]&amp;&quot; &quot;&amp;[.B600]&amp;&quot; &quot;&amp;[.C600]" office:value-type="string" office:string-value="N599 X12.5 Y581.255425531916" calcext:value-type="string">
            <text:p>N599 X12.5 Y581.255425531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00</text:p>
          </table:table-cell>
          <table:table-cell table:formula="of:=[.B595]" office:value-type="string" office:string-value="G106" calcext:value-type="string">
            <text:p>G106</text:p>
          </table:table-cell>
          <table:table-cell table:formula="of:=[.C595]" office:value-type="string" office:string-value="P0" calcext:value-type="string">
            <text:p>P0</text:p>
          </table:table-cell>
          <table:table-cell table:number-columns-repeated="4"/>
          <table:table-cell table:formula="of:=[.A601]&amp;&quot; &quot;&amp;[.B601]&amp;&quot; &quot;&amp;[.C601]" office:value-type="string" office:string-value="N600 G106 P0" calcext:value-type="string">
            <text:p>N600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01</text:p>
          </table:table-cell>
          <table:table-cell table:formula="of:=[.B596]" office:value-type="string" office:string-value="G105" calcext:value-type="string">
            <text:p>G105</text:p>
          </table:table-cell>
          <table:table-cell table:formula="of:=[.C596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596]" office:value-type="string" office:string-value="jog up" calcext:value-type="string">
            <text:p>jog up</text:p>
          </table:table-cell>
          <table:table-cell/>
          <table:table-cell table:formula="of:=[.A602]&amp;&quot; &quot;&amp;[.B602]&amp;&quot; &quot;&amp;[.C602]" office:value-type="string" office:string-value="N601 G105 PY7.79553191489362" calcext:value-type="string">
            <text:p>N601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02</text:p>
          </table:table-cell>
          <table:table-cell table:style-name="ce8" table:number-columns-repeated="3"/>
          <table:table-cell table:style-name="ce8" table:formula="of:=[.E597]+1" office:value-type="float" office:value="101" calcext:value-type="float">
            <text:p>101</text:p>
          </table:table-cell>
          <table:table-cell table:style-name="ce8" table:number-columns-repeated="2"/>
          <table:table-cell table:style-name="ce8" table:formula="of:=[.A603]&amp;&quot; ( Wire &quot;&amp;[.E603]&amp;&quot; )&quot;" office:value-type="string" office:string-value="N602 ( Wire 101 )" calcext:value-type="string">
            <text:p>N602 ( Wire 101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03</text:p>
          </table:table-cell>
          <table:table-cell table:formula="of:=&quot;X&quot;&amp;[.E604]" office:value-type="string" office:string-value="X6747.5" calcext:value-type="string">
            <text:p>X6747.5</text:p>
          </table:table-cell>
          <table:table-cell table:formula="of:=&quot;Y&quot;&amp;[.F604]" office:value-type="string" office:string-value="Y587.850957446809" calcext:value-type="string">
            <text:p>Y587.850957446809</text:p>
          </table:table-cell>
          <table:table-cell/>
          <table:table-cell table:formula="of:=[.E598]" office:value-type="float" office:value="6747.5" calcext:value-type="float">
            <text:p>6747.5</text:p>
          </table:table-cell>
          <table:table-cell table:formula="of:=[.F598]+[.$K$18]" office:value-type="float" office:value="587.850957446809" calcext:value-type="float">
            <text:p>587.8509574468</text:p>
          </table:table-cell>
          <table:table-cell/>
          <table:table-cell table:formula="of:=[.A604]&amp;&quot; &quot;&amp;[.B604]&amp;&quot; &quot;&amp;[.C604]" office:value-type="string" office:string-value="N603 X6747.5 Y587.850957446809" calcext:value-type="string">
            <text:p>N603 X6747.5 Y587.850957446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04</text:p>
          </table:table-cell>
          <table:table-cell table:formula="of:=[.B599]" office:value-type="string" office:string-value="G106" calcext:value-type="string">
            <text:p>G106</text:p>
          </table:table-cell>
          <table:table-cell table:formula="of:=[.C599]" office:value-type="string" office:string-value="P3" calcext:value-type="string">
            <text:p>P3</text:p>
          </table:table-cell>
          <table:table-cell table:number-columns-repeated="4"/>
          <table:table-cell table:formula="of:=[.A605]&amp;&quot; &quot;&amp;[.B605]&amp;&quot; &quot;&amp;[.C605]" office:value-type="string" office:string-value="N604 G106 P3" calcext:value-type="string">
            <text:p>N604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05</text:p>
          </table:table-cell>
          <table:table-cell table:formula="of:=&quot;X&quot;&amp;[.E606]" office:value-type="string" office:string-value="X12.5" calcext:value-type="string">
            <text:p>X12.5</text:p>
          </table:table-cell>
          <table:table-cell table:formula="of:=&quot;Y&quot;&amp;[.F606]" office:value-type="string" office:string-value="Y586.050957446809" calcext:value-type="string">
            <text:p>Y586.050957446809</text:p>
          </table:table-cell>
          <table:table-cell/>
          <table:table-cell table:formula="of:=[.E600]" office:value-type="float" office:value="12.5" calcext:value-type="float">
            <text:p>12.5</text:p>
          </table:table-cell>
          <table:table-cell table:formula="of:=[.F600]+[.$K$18]" office:value-type="float" office:value="586.050957446809" calcext:value-type="float">
            <text:p>586.0509574468</text:p>
          </table:table-cell>
          <table:table-cell/>
          <table:table-cell table:formula="of:=[.A606]&amp;&quot; &quot;&amp;[.B606]&amp;&quot; &quot;&amp;[.C606]" office:value-type="string" office:string-value="N605 X12.5 Y586.050957446809" calcext:value-type="string">
            <text:p>N605 X12.5 Y586.050957446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06</text:p>
          </table:table-cell>
          <table:table-cell table:formula="of:=[.B601]" office:value-type="string" office:string-value="G106" calcext:value-type="string">
            <text:p>G106</text:p>
          </table:table-cell>
          <table:table-cell table:formula="of:=[.C601]" office:value-type="string" office:string-value="P0" calcext:value-type="string">
            <text:p>P0</text:p>
          </table:table-cell>
          <table:table-cell table:number-columns-repeated="4"/>
          <table:table-cell table:formula="of:=[.A607]&amp;&quot; &quot;&amp;[.B607]&amp;&quot; &quot;&amp;[.C607]" office:value-type="string" office:string-value="N606 G106 P0" calcext:value-type="string">
            <text:p>N606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07</text:p>
          </table:table-cell>
          <table:table-cell table:formula="of:=[.B602]" office:value-type="string" office:string-value="G105" calcext:value-type="string">
            <text:p>G105</text:p>
          </table:table-cell>
          <table:table-cell table:formula="of:=[.C602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602]" office:value-type="string" office:string-value="jog up" calcext:value-type="string">
            <text:p>jog up</text:p>
          </table:table-cell>
          <table:table-cell/>
          <table:table-cell table:formula="of:=[.A608]&amp;&quot; &quot;&amp;[.B608]&amp;&quot; &quot;&amp;[.C608]" office:value-type="string" office:string-value="N607 G105 PY7.79553191489362" calcext:value-type="string">
            <text:p>N607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08</text:p>
          </table:table-cell>
          <table:table-cell table:style-name="ce8" table:number-columns-repeated="3"/>
          <table:table-cell table:style-name="ce8" table:formula="of:=[.E603]+1" office:value-type="float" office:value="102" calcext:value-type="float">
            <text:p>102</text:p>
          </table:table-cell>
          <table:table-cell table:style-name="ce8" table:number-columns-repeated="2"/>
          <table:table-cell table:style-name="ce8" table:formula="of:=[.A609]&amp;&quot; ( Wire &quot;&amp;[.E609]&amp;&quot; )&quot;" office:value-type="string" office:string-value="N608 ( Wire 102 )" calcext:value-type="string">
            <text:p>N608 ( Wire 102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09</text:p>
          </table:table-cell>
          <table:table-cell table:formula="of:=&quot;X&quot;&amp;[.E610]" office:value-type="string" office:string-value="X6747.5" calcext:value-type="string">
            <text:p>X6747.5</text:p>
          </table:table-cell>
          <table:table-cell table:formula="of:=&quot;Y&quot;&amp;[.F610]" office:value-type="string" office:string-value="Y592.646489361703" calcext:value-type="string">
            <text:p>Y592.646489361703</text:p>
          </table:table-cell>
          <table:table-cell/>
          <table:table-cell table:formula="of:=[.E604]" office:value-type="float" office:value="6747.5" calcext:value-type="float">
            <text:p>6747.5</text:p>
          </table:table-cell>
          <table:table-cell table:formula="of:=[.F604]+[.$K$18]" office:value-type="float" office:value="592.646489361703" calcext:value-type="float">
            <text:p>592.6464893617</text:p>
          </table:table-cell>
          <table:table-cell/>
          <table:table-cell table:formula="of:=[.A610]&amp;&quot; &quot;&amp;[.B610]&amp;&quot; &quot;&amp;[.C610]" office:value-type="string" office:string-value="N609 X6747.5 Y592.646489361703" calcext:value-type="string">
            <text:p>N609 X6747.5 Y592.6464893617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10</text:p>
          </table:table-cell>
          <table:table-cell table:formula="of:=[.B605]" office:value-type="string" office:string-value="G106" calcext:value-type="string">
            <text:p>G106</text:p>
          </table:table-cell>
          <table:table-cell table:formula="of:=[.C605]" office:value-type="string" office:string-value="P3" calcext:value-type="string">
            <text:p>P3</text:p>
          </table:table-cell>
          <table:table-cell table:number-columns-repeated="4"/>
          <table:table-cell table:formula="of:=[.A611]&amp;&quot; &quot;&amp;[.B611]&amp;&quot; &quot;&amp;[.C611]" office:value-type="string" office:string-value="N610 G106 P3" calcext:value-type="string">
            <text:p>N610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11</text:p>
          </table:table-cell>
          <table:table-cell table:formula="of:=&quot;X&quot;&amp;[.E612]" office:value-type="string" office:string-value="X12.5" calcext:value-type="string">
            <text:p>X12.5</text:p>
          </table:table-cell>
          <table:table-cell table:formula="of:=&quot;Y&quot;&amp;[.F612]" office:value-type="string" office:string-value="Y590.846489361703" calcext:value-type="string">
            <text:p>Y590.846489361703</text:p>
          </table:table-cell>
          <table:table-cell/>
          <table:table-cell table:formula="of:=[.E606]" office:value-type="float" office:value="12.5" calcext:value-type="float">
            <text:p>12.5</text:p>
          </table:table-cell>
          <table:table-cell table:formula="of:=[.F606]+[.$K$18]" office:value-type="float" office:value="590.846489361703" calcext:value-type="float">
            <text:p>590.8464893617</text:p>
          </table:table-cell>
          <table:table-cell/>
          <table:table-cell table:formula="of:=[.A612]&amp;&quot; &quot;&amp;[.B612]&amp;&quot; &quot;&amp;[.C612]" office:value-type="string" office:string-value="N611 X12.5 Y590.846489361703" calcext:value-type="string">
            <text:p>N611 X12.5 Y590.8464893617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12</text:p>
          </table:table-cell>
          <table:table-cell table:formula="of:=[.B607]" office:value-type="string" office:string-value="G106" calcext:value-type="string">
            <text:p>G106</text:p>
          </table:table-cell>
          <table:table-cell table:formula="of:=[.C607]" office:value-type="string" office:string-value="P0" calcext:value-type="string">
            <text:p>P0</text:p>
          </table:table-cell>
          <table:table-cell table:number-columns-repeated="4"/>
          <table:table-cell table:formula="of:=[.A613]&amp;&quot; &quot;&amp;[.B613]&amp;&quot; &quot;&amp;[.C613]" office:value-type="string" office:string-value="N612 G106 P0" calcext:value-type="string">
            <text:p>N612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13</text:p>
          </table:table-cell>
          <table:table-cell table:formula="of:=[.B608]" office:value-type="string" office:string-value="G105" calcext:value-type="string">
            <text:p>G105</text:p>
          </table:table-cell>
          <table:table-cell table:formula="of:=[.C608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608]" office:value-type="string" office:string-value="jog up" calcext:value-type="string">
            <text:p>jog up</text:p>
          </table:table-cell>
          <table:table-cell/>
          <table:table-cell table:formula="of:=[.A614]&amp;&quot; &quot;&amp;[.B614]&amp;&quot; &quot;&amp;[.C614]" office:value-type="string" office:string-value="N613 G105 PY7.79553191489362" calcext:value-type="string">
            <text:p>N613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14</text:p>
          </table:table-cell>
          <table:table-cell table:style-name="ce8" table:number-columns-repeated="3"/>
          <table:table-cell table:style-name="ce8" table:formula="of:=[.E609]+1" office:value-type="float" office:value="103" calcext:value-type="float">
            <text:p>103</text:p>
          </table:table-cell>
          <table:table-cell table:style-name="ce8" table:number-columns-repeated="2"/>
          <table:table-cell table:style-name="ce8" table:formula="of:=[.A615]&amp;&quot; ( Wire &quot;&amp;[.E615]&amp;&quot; )&quot;" office:value-type="string" office:string-value="N614 ( Wire 103 )" calcext:value-type="string">
            <text:p>N614 ( Wire 103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15</text:p>
          </table:table-cell>
          <table:table-cell table:formula="of:=&quot;X&quot;&amp;[.E616]" office:value-type="string" office:string-value="X6747.5" calcext:value-type="string">
            <text:p>X6747.5</text:p>
          </table:table-cell>
          <table:table-cell table:formula="of:=&quot;Y&quot;&amp;[.F616]" office:value-type="string" office:string-value="Y597.442021276597" calcext:value-type="string">
            <text:p>Y597.442021276597</text:p>
          </table:table-cell>
          <table:table-cell/>
          <table:table-cell table:formula="of:=[.E610]" office:value-type="float" office:value="6747.5" calcext:value-type="float">
            <text:p>6747.5</text:p>
          </table:table-cell>
          <table:table-cell table:formula="of:=[.F610]+[.$K$18]" office:value-type="float" office:value="597.442021276597" calcext:value-type="float">
            <text:p>597.4420212766</text:p>
          </table:table-cell>
          <table:table-cell/>
          <table:table-cell table:formula="of:=[.A616]&amp;&quot; &quot;&amp;[.B616]&amp;&quot; &quot;&amp;[.C616]" office:value-type="string" office:string-value="N615 X6747.5 Y597.442021276597" calcext:value-type="string">
            <text:p>N615 X6747.5 Y597.4420212765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16</text:p>
          </table:table-cell>
          <table:table-cell table:formula="of:=[.B611]" office:value-type="string" office:string-value="G106" calcext:value-type="string">
            <text:p>G106</text:p>
          </table:table-cell>
          <table:table-cell table:formula="of:=[.C611]" office:value-type="string" office:string-value="P3" calcext:value-type="string">
            <text:p>P3</text:p>
          </table:table-cell>
          <table:table-cell table:number-columns-repeated="4"/>
          <table:table-cell table:formula="of:=[.A617]&amp;&quot; &quot;&amp;[.B617]&amp;&quot; &quot;&amp;[.C617]" office:value-type="string" office:string-value="N616 G106 P3" calcext:value-type="string">
            <text:p>N616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17</text:p>
          </table:table-cell>
          <table:table-cell table:formula="of:=&quot;X&quot;&amp;[.E618]" office:value-type="string" office:string-value="X12.5" calcext:value-type="string">
            <text:p>X12.5</text:p>
          </table:table-cell>
          <table:table-cell table:formula="of:=&quot;Y&quot;&amp;[.F618]" office:value-type="string" office:string-value="Y595.642021276597" calcext:value-type="string">
            <text:p>Y595.642021276597</text:p>
          </table:table-cell>
          <table:table-cell/>
          <table:table-cell table:formula="of:=[.E612]" office:value-type="float" office:value="12.5" calcext:value-type="float">
            <text:p>12.5</text:p>
          </table:table-cell>
          <table:table-cell table:formula="of:=[.F612]+[.$K$18]" office:value-type="float" office:value="595.642021276597" calcext:value-type="float">
            <text:p>595.6420212766</text:p>
          </table:table-cell>
          <table:table-cell/>
          <table:table-cell table:formula="of:=[.A618]&amp;&quot; &quot;&amp;[.B618]&amp;&quot; &quot;&amp;[.C618]" office:value-type="string" office:string-value="N617 X12.5 Y595.642021276597" calcext:value-type="string">
            <text:p>N617 X12.5 Y595.6420212765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18</text:p>
          </table:table-cell>
          <table:table-cell table:formula="of:=[.B613]" office:value-type="string" office:string-value="G106" calcext:value-type="string">
            <text:p>G106</text:p>
          </table:table-cell>
          <table:table-cell table:formula="of:=[.C613]" office:value-type="string" office:string-value="P0" calcext:value-type="string">
            <text:p>P0</text:p>
          </table:table-cell>
          <table:table-cell table:number-columns-repeated="4"/>
          <table:table-cell table:formula="of:=[.A619]&amp;&quot; &quot;&amp;[.B619]&amp;&quot; &quot;&amp;[.C619]" office:value-type="string" office:string-value="N618 G106 P0" calcext:value-type="string">
            <text:p>N618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19</text:p>
          </table:table-cell>
          <table:table-cell table:formula="of:=[.B614]" office:value-type="string" office:string-value="G105" calcext:value-type="string">
            <text:p>G105</text:p>
          </table:table-cell>
          <table:table-cell table:formula="of:=[.C614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614]" office:value-type="string" office:string-value="jog up" calcext:value-type="string">
            <text:p>jog up</text:p>
          </table:table-cell>
          <table:table-cell/>
          <table:table-cell table:formula="of:=[.A620]&amp;&quot; &quot;&amp;[.B620]&amp;&quot; &quot;&amp;[.C620]" office:value-type="string" office:string-value="N619 G105 PY7.79553191489362" calcext:value-type="string">
            <text:p>N619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20</text:p>
          </table:table-cell>
          <table:table-cell table:style-name="ce8" table:number-columns-repeated="3"/>
          <table:table-cell table:style-name="ce8" table:formula="of:=[.E615]+1" office:value-type="float" office:value="104" calcext:value-type="float">
            <text:p>104</text:p>
          </table:table-cell>
          <table:table-cell table:style-name="ce8" table:number-columns-repeated="2"/>
          <table:table-cell table:style-name="ce8" table:formula="of:=[.A621]&amp;&quot; ( Wire &quot;&amp;[.E621]&amp;&quot; )&quot;" office:value-type="string" office:string-value="N620 ( Wire 104 )" calcext:value-type="string">
            <text:p>N620 ( Wire 104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21</text:p>
          </table:table-cell>
          <table:table-cell table:formula="of:=&quot;X&quot;&amp;[.E622]" office:value-type="string" office:string-value="X6747.5" calcext:value-type="string">
            <text:p>X6747.5</text:p>
          </table:table-cell>
          <table:table-cell table:formula="of:=&quot;Y&quot;&amp;[.F622]" office:value-type="string" office:string-value="Y602.23755319149" calcext:value-type="string">
            <text:p>Y602.23755319149</text:p>
          </table:table-cell>
          <table:table-cell/>
          <table:table-cell table:formula="of:=[.E616]" office:value-type="float" office:value="6747.5" calcext:value-type="float">
            <text:p>6747.5</text:p>
          </table:table-cell>
          <table:table-cell table:formula="of:=[.F616]+[.$K$18]" office:value-type="float" office:value="602.23755319149" calcext:value-type="float">
            <text:p>602.2375531915</text:p>
          </table:table-cell>
          <table:table-cell/>
          <table:table-cell table:formula="of:=[.A622]&amp;&quot; &quot;&amp;[.B622]&amp;&quot; &quot;&amp;[.C622]" office:value-type="string" office:string-value="N621 X6747.5 Y602.23755319149" calcext:value-type="string">
            <text:p>N621 X6747.5 Y602.237553191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22</text:p>
          </table:table-cell>
          <table:table-cell table:formula="of:=[.B617]" office:value-type="string" office:string-value="G106" calcext:value-type="string">
            <text:p>G106</text:p>
          </table:table-cell>
          <table:table-cell table:formula="of:=[.C617]" office:value-type="string" office:string-value="P3" calcext:value-type="string">
            <text:p>P3</text:p>
          </table:table-cell>
          <table:table-cell table:number-columns-repeated="4"/>
          <table:table-cell table:formula="of:=[.A623]&amp;&quot; &quot;&amp;[.B623]&amp;&quot; &quot;&amp;[.C623]" office:value-type="string" office:string-value="N622 G106 P3" calcext:value-type="string">
            <text:p>N622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23</text:p>
          </table:table-cell>
          <table:table-cell table:formula="of:=&quot;X&quot;&amp;[.E624]" office:value-type="string" office:string-value="X12.5" calcext:value-type="string">
            <text:p>X12.5</text:p>
          </table:table-cell>
          <table:table-cell table:formula="of:=&quot;Y&quot;&amp;[.F624]" office:value-type="string" office:string-value="Y600.43755319149" calcext:value-type="string">
            <text:p>Y600.43755319149</text:p>
          </table:table-cell>
          <table:table-cell/>
          <table:table-cell table:formula="of:=[.E618]" office:value-type="float" office:value="12.5" calcext:value-type="float">
            <text:p>12.5</text:p>
          </table:table-cell>
          <table:table-cell table:formula="of:=[.F618]+[.$K$18]" office:value-type="float" office:value="600.43755319149" calcext:value-type="float">
            <text:p>600.4375531915</text:p>
          </table:table-cell>
          <table:table-cell/>
          <table:table-cell table:formula="of:=[.A624]&amp;&quot; &quot;&amp;[.B624]&amp;&quot; &quot;&amp;[.C624]" office:value-type="string" office:string-value="N623 X12.5 Y600.43755319149" calcext:value-type="string">
            <text:p>N623 X12.5 Y600.437553191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24</text:p>
          </table:table-cell>
          <table:table-cell table:formula="of:=[.B619]" office:value-type="string" office:string-value="G106" calcext:value-type="string">
            <text:p>G106</text:p>
          </table:table-cell>
          <table:table-cell table:formula="of:=[.C619]" office:value-type="string" office:string-value="P0" calcext:value-type="string">
            <text:p>P0</text:p>
          </table:table-cell>
          <table:table-cell table:number-columns-repeated="4"/>
          <table:table-cell table:formula="of:=[.A625]&amp;&quot; &quot;&amp;[.B625]&amp;&quot; &quot;&amp;[.C625]" office:value-type="string" office:string-value="N624 G106 P0" calcext:value-type="string">
            <text:p>N624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25</text:p>
          </table:table-cell>
          <table:table-cell table:formula="of:=[.B620]" office:value-type="string" office:string-value="G105" calcext:value-type="string">
            <text:p>G105</text:p>
          </table:table-cell>
          <table:table-cell table:formula="of:=[.C620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620]" office:value-type="string" office:string-value="jog up" calcext:value-type="string">
            <text:p>jog up</text:p>
          </table:table-cell>
          <table:table-cell/>
          <table:table-cell table:formula="of:=[.A626]&amp;&quot; &quot;&amp;[.B626]&amp;&quot; &quot;&amp;[.C626]" office:value-type="string" office:string-value="N625 G105 PY7.79553191489362" calcext:value-type="string">
            <text:p>N625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26</text:p>
          </table:table-cell>
          <table:table-cell table:style-name="ce8" table:number-columns-repeated="3"/>
          <table:table-cell table:style-name="ce8" table:formula="of:=[.E621]+1" office:value-type="float" office:value="105" calcext:value-type="float">
            <text:p>105</text:p>
          </table:table-cell>
          <table:table-cell table:style-name="ce8" table:number-columns-repeated="2"/>
          <table:table-cell table:style-name="ce8" table:formula="of:=[.A627]&amp;&quot; ( Wire &quot;&amp;[.E627]&amp;&quot; )&quot;" office:value-type="string" office:string-value="N626 ( Wire 105 )" calcext:value-type="string">
            <text:p>N626 ( Wire 105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27</text:p>
          </table:table-cell>
          <table:table-cell table:formula="of:=&quot;X&quot;&amp;[.E628]" office:value-type="string" office:string-value="X6747.5" calcext:value-type="string">
            <text:p>X6747.5</text:p>
          </table:table-cell>
          <table:table-cell table:formula="of:=&quot;Y&quot;&amp;[.F628]" office:value-type="string" office:string-value="Y607.033085106384" calcext:value-type="string">
            <text:p>Y607.033085106384</text:p>
          </table:table-cell>
          <table:table-cell/>
          <table:table-cell table:formula="of:=[.E622]" office:value-type="float" office:value="6747.5" calcext:value-type="float">
            <text:p>6747.5</text:p>
          </table:table-cell>
          <table:table-cell table:formula="of:=[.F622]+[.$K$18]" office:value-type="float" office:value="607.033085106384" calcext:value-type="float">
            <text:p>607.0330851064</text:p>
          </table:table-cell>
          <table:table-cell/>
          <table:table-cell table:formula="of:=[.A628]&amp;&quot; &quot;&amp;[.B628]&amp;&quot; &quot;&amp;[.C628]" office:value-type="string" office:string-value="N627 X6747.5 Y607.033085106384" calcext:value-type="string">
            <text:p>N627 X6747.5 Y607.0330851063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28</text:p>
          </table:table-cell>
          <table:table-cell table:formula="of:=[.B623]" office:value-type="string" office:string-value="G106" calcext:value-type="string">
            <text:p>G106</text:p>
          </table:table-cell>
          <table:table-cell table:formula="of:=[.C623]" office:value-type="string" office:string-value="P3" calcext:value-type="string">
            <text:p>P3</text:p>
          </table:table-cell>
          <table:table-cell table:number-columns-repeated="4"/>
          <table:table-cell table:formula="of:=[.A629]&amp;&quot; &quot;&amp;[.B629]&amp;&quot; &quot;&amp;[.C629]" office:value-type="string" office:string-value="N628 G106 P3" calcext:value-type="string">
            <text:p>N628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29</text:p>
          </table:table-cell>
          <table:table-cell table:formula="of:=&quot;X&quot;&amp;[.E630]" office:value-type="string" office:string-value="X12.5" calcext:value-type="string">
            <text:p>X12.5</text:p>
          </table:table-cell>
          <table:table-cell table:formula="of:=&quot;Y&quot;&amp;[.F630]" office:value-type="string" office:string-value="Y605.233085106384" calcext:value-type="string">
            <text:p>Y605.233085106384</text:p>
          </table:table-cell>
          <table:table-cell/>
          <table:table-cell table:formula="of:=[.E624]" office:value-type="float" office:value="12.5" calcext:value-type="float">
            <text:p>12.5</text:p>
          </table:table-cell>
          <table:table-cell table:formula="of:=[.F624]+[.$K$18]" office:value-type="float" office:value="605.233085106384" calcext:value-type="float">
            <text:p>605.2330851064</text:p>
          </table:table-cell>
          <table:table-cell/>
          <table:table-cell table:formula="of:=[.A630]&amp;&quot; &quot;&amp;[.B630]&amp;&quot; &quot;&amp;[.C630]" office:value-type="string" office:string-value="N629 X12.5 Y605.233085106384" calcext:value-type="string">
            <text:p>N629 X12.5 Y605.2330851063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30</text:p>
          </table:table-cell>
          <table:table-cell table:formula="of:=[.B625]" office:value-type="string" office:string-value="G106" calcext:value-type="string">
            <text:p>G106</text:p>
          </table:table-cell>
          <table:table-cell table:formula="of:=[.C625]" office:value-type="string" office:string-value="P0" calcext:value-type="string">
            <text:p>P0</text:p>
          </table:table-cell>
          <table:table-cell table:number-columns-repeated="4"/>
          <table:table-cell table:formula="of:=[.A631]&amp;&quot; &quot;&amp;[.B631]&amp;&quot; &quot;&amp;[.C631]" office:value-type="string" office:string-value="N630 G106 P0" calcext:value-type="string">
            <text:p>N630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31</text:p>
          </table:table-cell>
          <table:table-cell table:formula="of:=[.B626]" office:value-type="string" office:string-value="G105" calcext:value-type="string">
            <text:p>G105</text:p>
          </table:table-cell>
          <table:table-cell table:formula="of:=[.C626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626]" office:value-type="string" office:string-value="jog up" calcext:value-type="string">
            <text:p>jog up</text:p>
          </table:table-cell>
          <table:table-cell/>
          <table:table-cell table:formula="of:=[.A632]&amp;&quot; &quot;&amp;[.B632]&amp;&quot; &quot;&amp;[.C632]" office:value-type="string" office:string-value="N631 G105 PY7.79553191489362" calcext:value-type="string">
            <text:p>N631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32</text:p>
          </table:table-cell>
          <table:table-cell table:style-name="ce8" table:number-columns-repeated="3"/>
          <table:table-cell table:style-name="ce8" table:formula="of:=[.E627]+1" office:value-type="float" office:value="106" calcext:value-type="float">
            <text:p>106</text:p>
          </table:table-cell>
          <table:table-cell table:style-name="ce8" table:number-columns-repeated="2"/>
          <table:table-cell table:style-name="ce8" table:formula="of:=[.A633]&amp;&quot; ( Wire &quot;&amp;[.E633]&amp;&quot; )&quot;" office:value-type="string" office:string-value="N632 ( Wire 106 )" calcext:value-type="string">
            <text:p>N632 ( Wire 106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33</text:p>
          </table:table-cell>
          <table:table-cell table:formula="of:=&quot;X&quot;&amp;[.E634]" office:value-type="string" office:string-value="X6747.5" calcext:value-type="string">
            <text:p>X6747.5</text:p>
          </table:table-cell>
          <table:table-cell table:formula="of:=&quot;Y&quot;&amp;[.F634]" office:value-type="string" office:string-value="Y611.828617021278" calcext:value-type="string">
            <text:p>Y611.828617021278</text:p>
          </table:table-cell>
          <table:table-cell/>
          <table:table-cell table:formula="of:=[.E628]" office:value-type="float" office:value="6747.5" calcext:value-type="float">
            <text:p>6747.5</text:p>
          </table:table-cell>
          <table:table-cell table:formula="of:=[.F628]+[.$K$18]" office:value-type="float" office:value="611.828617021278" calcext:value-type="float">
            <text:p>611.8286170213</text:p>
          </table:table-cell>
          <table:table-cell/>
          <table:table-cell table:formula="of:=[.A634]&amp;&quot; &quot;&amp;[.B634]&amp;&quot; &quot;&amp;[.C634]" office:value-type="string" office:string-value="N633 X6747.5 Y611.828617021278" calcext:value-type="string">
            <text:p>N633 X6747.5 Y611.8286170212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34</text:p>
          </table:table-cell>
          <table:table-cell table:formula="of:=[.B629]" office:value-type="string" office:string-value="G106" calcext:value-type="string">
            <text:p>G106</text:p>
          </table:table-cell>
          <table:table-cell table:formula="of:=[.C629]" office:value-type="string" office:string-value="P3" calcext:value-type="string">
            <text:p>P3</text:p>
          </table:table-cell>
          <table:table-cell table:number-columns-repeated="4"/>
          <table:table-cell table:formula="of:=[.A635]&amp;&quot; &quot;&amp;[.B635]&amp;&quot; &quot;&amp;[.C635]" office:value-type="string" office:string-value="N634 G106 P3" calcext:value-type="string">
            <text:p>N634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35</text:p>
          </table:table-cell>
          <table:table-cell table:formula="of:=&quot;X&quot;&amp;[.E636]" office:value-type="string" office:string-value="X12.5" calcext:value-type="string">
            <text:p>X12.5</text:p>
          </table:table-cell>
          <table:table-cell table:formula="of:=&quot;Y&quot;&amp;[.F636]" office:value-type="string" office:string-value="Y610.028617021278" calcext:value-type="string">
            <text:p>Y610.028617021278</text:p>
          </table:table-cell>
          <table:table-cell/>
          <table:table-cell table:formula="of:=[.E630]" office:value-type="float" office:value="12.5" calcext:value-type="float">
            <text:p>12.5</text:p>
          </table:table-cell>
          <table:table-cell table:formula="of:=[.F630]+[.$K$18]" office:value-type="float" office:value="610.028617021278" calcext:value-type="float">
            <text:p>610.0286170213</text:p>
          </table:table-cell>
          <table:table-cell/>
          <table:table-cell table:formula="of:=[.A636]&amp;&quot; &quot;&amp;[.B636]&amp;&quot; &quot;&amp;[.C636]" office:value-type="string" office:string-value="N635 X12.5 Y610.028617021278" calcext:value-type="string">
            <text:p>N635 X12.5 Y610.0286170212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36</text:p>
          </table:table-cell>
          <table:table-cell table:formula="of:=[.B631]" office:value-type="string" office:string-value="G106" calcext:value-type="string">
            <text:p>G106</text:p>
          </table:table-cell>
          <table:table-cell table:formula="of:=[.C631]" office:value-type="string" office:string-value="P0" calcext:value-type="string">
            <text:p>P0</text:p>
          </table:table-cell>
          <table:table-cell table:number-columns-repeated="4"/>
          <table:table-cell table:formula="of:=[.A637]&amp;&quot; &quot;&amp;[.B637]&amp;&quot; &quot;&amp;[.C637]" office:value-type="string" office:string-value="N636 G106 P0" calcext:value-type="string">
            <text:p>N636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37</text:p>
          </table:table-cell>
          <table:table-cell table:formula="of:=[.B632]" office:value-type="string" office:string-value="G105" calcext:value-type="string">
            <text:p>G105</text:p>
          </table:table-cell>
          <table:table-cell table:formula="of:=[.C632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632]" office:value-type="string" office:string-value="jog up" calcext:value-type="string">
            <text:p>jog up</text:p>
          </table:table-cell>
          <table:table-cell/>
          <table:table-cell table:formula="of:=[.A638]&amp;&quot; &quot;&amp;[.B638]&amp;&quot; &quot;&amp;[.C638]" office:value-type="string" office:string-value="N637 G105 PY7.79553191489362" calcext:value-type="string">
            <text:p>N637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38</text:p>
          </table:table-cell>
          <table:table-cell table:style-name="ce8" table:number-columns-repeated="3"/>
          <table:table-cell table:style-name="ce8" table:formula="of:=[.E633]+1" office:value-type="float" office:value="107" calcext:value-type="float">
            <text:p>107</text:p>
          </table:table-cell>
          <table:table-cell table:style-name="ce8" table:number-columns-repeated="2"/>
          <table:table-cell table:style-name="ce8" table:formula="of:=[.A639]&amp;&quot; ( Wire &quot;&amp;[.E639]&amp;&quot; )&quot;" office:value-type="string" office:string-value="N638 ( Wire 107 )" calcext:value-type="string">
            <text:p>N638 ( Wire 107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39</text:p>
          </table:table-cell>
          <table:table-cell table:formula="of:=&quot;X&quot;&amp;[.E640]" office:value-type="string" office:string-value="X6747.5" calcext:value-type="string">
            <text:p>X6747.5</text:p>
          </table:table-cell>
          <table:table-cell table:formula="of:=&quot;Y&quot;&amp;[.F640]" office:value-type="string" office:string-value="Y616.624148936171" calcext:value-type="string">
            <text:p>Y616.624148936171</text:p>
          </table:table-cell>
          <table:table-cell/>
          <table:table-cell table:formula="of:=[.E634]" office:value-type="float" office:value="6747.5" calcext:value-type="float">
            <text:p>6747.5</text:p>
          </table:table-cell>
          <table:table-cell table:formula="of:=[.F634]+[.$K$18]" office:value-type="float" office:value="616.624148936171" calcext:value-type="float">
            <text:p>616.6241489362</text:p>
          </table:table-cell>
          <table:table-cell/>
          <table:table-cell table:formula="of:=[.A640]&amp;&quot; &quot;&amp;[.B640]&amp;&quot; &quot;&amp;[.C640]" office:value-type="string" office:string-value="N639 X6747.5 Y616.624148936171" calcext:value-type="string">
            <text:p>N639 X6747.5 Y616.6241489361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40</text:p>
          </table:table-cell>
          <table:table-cell table:formula="of:=[.B635]" office:value-type="string" office:string-value="G106" calcext:value-type="string">
            <text:p>G106</text:p>
          </table:table-cell>
          <table:table-cell table:formula="of:=[.C635]" office:value-type="string" office:string-value="P3" calcext:value-type="string">
            <text:p>P3</text:p>
          </table:table-cell>
          <table:table-cell table:number-columns-repeated="4"/>
          <table:table-cell table:formula="of:=[.A641]&amp;&quot; &quot;&amp;[.B641]&amp;&quot; &quot;&amp;[.C641]" office:value-type="string" office:string-value="N640 G106 P3" calcext:value-type="string">
            <text:p>N640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41</text:p>
          </table:table-cell>
          <table:table-cell table:formula="of:=&quot;X&quot;&amp;[.E642]" office:value-type="string" office:string-value="X12.5" calcext:value-type="string">
            <text:p>X12.5</text:p>
          </table:table-cell>
          <table:table-cell table:formula="of:=&quot;Y&quot;&amp;[.F642]" office:value-type="string" office:string-value="Y614.824148936171" calcext:value-type="string">
            <text:p>Y614.824148936171</text:p>
          </table:table-cell>
          <table:table-cell/>
          <table:table-cell table:formula="of:=[.E636]" office:value-type="float" office:value="12.5" calcext:value-type="float">
            <text:p>12.5</text:p>
          </table:table-cell>
          <table:table-cell table:formula="of:=[.F636]+[.$K$18]" office:value-type="float" office:value="614.824148936171" calcext:value-type="float">
            <text:p>614.8241489362</text:p>
          </table:table-cell>
          <table:table-cell/>
          <table:table-cell table:formula="of:=[.A642]&amp;&quot; &quot;&amp;[.B642]&amp;&quot; &quot;&amp;[.C642]" office:value-type="string" office:string-value="N641 X12.5 Y614.824148936171" calcext:value-type="string">
            <text:p>N641 X12.5 Y614.8241489361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42</text:p>
          </table:table-cell>
          <table:table-cell table:formula="of:=[.B637]" office:value-type="string" office:string-value="G106" calcext:value-type="string">
            <text:p>G106</text:p>
          </table:table-cell>
          <table:table-cell table:formula="of:=[.C637]" office:value-type="string" office:string-value="P0" calcext:value-type="string">
            <text:p>P0</text:p>
          </table:table-cell>
          <table:table-cell table:number-columns-repeated="4"/>
          <table:table-cell table:formula="of:=[.A643]&amp;&quot; &quot;&amp;[.B643]&amp;&quot; &quot;&amp;[.C643]" office:value-type="string" office:string-value="N642 G106 P0" calcext:value-type="string">
            <text:p>N642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43</text:p>
          </table:table-cell>
          <table:table-cell table:formula="of:=[.B638]" office:value-type="string" office:string-value="G105" calcext:value-type="string">
            <text:p>G105</text:p>
          </table:table-cell>
          <table:table-cell table:formula="of:=[.C638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638]" office:value-type="string" office:string-value="jog up" calcext:value-type="string">
            <text:p>jog up</text:p>
          </table:table-cell>
          <table:table-cell/>
          <table:table-cell table:formula="of:=[.A644]&amp;&quot; &quot;&amp;[.B644]&amp;&quot; &quot;&amp;[.C644]" office:value-type="string" office:string-value="N643 G105 PY7.79553191489362" calcext:value-type="string">
            <text:p>N643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44</text:p>
          </table:table-cell>
          <table:table-cell table:style-name="ce8" table:number-columns-repeated="3"/>
          <table:table-cell table:style-name="ce8" table:formula="of:=[.E639]+1" office:value-type="float" office:value="108" calcext:value-type="float">
            <text:p>108</text:p>
          </table:table-cell>
          <table:table-cell table:style-name="ce8" table:number-columns-repeated="2"/>
          <table:table-cell table:style-name="ce8" table:formula="of:=[.A645]&amp;&quot; ( Wire &quot;&amp;[.E645]&amp;&quot; )&quot;" office:value-type="string" office:string-value="N644 ( Wire 108 )" calcext:value-type="string">
            <text:p>N644 ( Wire 108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45</text:p>
          </table:table-cell>
          <table:table-cell table:formula="of:=&quot;X&quot;&amp;[.E646]" office:value-type="string" office:string-value="X6747.5" calcext:value-type="string">
            <text:p>X6747.5</text:p>
          </table:table-cell>
          <table:table-cell table:formula="of:=&quot;Y&quot;&amp;[.F646]" office:value-type="string" office:string-value="Y621.419680851065" calcext:value-type="string">
            <text:p>Y621.419680851065</text:p>
          </table:table-cell>
          <table:table-cell/>
          <table:table-cell table:formula="of:=[.E640]" office:value-type="float" office:value="6747.5" calcext:value-type="float">
            <text:p>6747.5</text:p>
          </table:table-cell>
          <table:table-cell table:formula="of:=[.F640]+[.$K$18]" office:value-type="float" office:value="621.419680851065" calcext:value-type="float">
            <text:p>621.4196808511</text:p>
          </table:table-cell>
          <table:table-cell/>
          <table:table-cell table:formula="of:=[.A646]&amp;&quot; &quot;&amp;[.B646]&amp;&quot; &quot;&amp;[.C646]" office:value-type="string" office:string-value="N645 X6747.5 Y621.419680851065" calcext:value-type="string">
            <text:p>N645 X6747.5 Y621.4196808510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46</text:p>
          </table:table-cell>
          <table:table-cell table:formula="of:=[.B641]" office:value-type="string" office:string-value="G106" calcext:value-type="string">
            <text:p>G106</text:p>
          </table:table-cell>
          <table:table-cell table:formula="of:=[.C641]" office:value-type="string" office:string-value="P3" calcext:value-type="string">
            <text:p>P3</text:p>
          </table:table-cell>
          <table:table-cell table:number-columns-repeated="4"/>
          <table:table-cell table:formula="of:=[.A647]&amp;&quot; &quot;&amp;[.B647]&amp;&quot; &quot;&amp;[.C647]" office:value-type="string" office:string-value="N646 G106 P3" calcext:value-type="string">
            <text:p>N646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47</text:p>
          </table:table-cell>
          <table:table-cell table:formula="of:=&quot;X&quot;&amp;[.E648]" office:value-type="string" office:string-value="X12.5" calcext:value-type="string">
            <text:p>X12.5</text:p>
          </table:table-cell>
          <table:table-cell table:formula="of:=&quot;Y&quot;&amp;[.F648]" office:value-type="string" office:string-value="Y619.619680851065" calcext:value-type="string">
            <text:p>Y619.619680851065</text:p>
          </table:table-cell>
          <table:table-cell/>
          <table:table-cell table:formula="of:=[.E642]" office:value-type="float" office:value="12.5" calcext:value-type="float">
            <text:p>12.5</text:p>
          </table:table-cell>
          <table:table-cell table:formula="of:=[.F642]+[.$K$18]" office:value-type="float" office:value="619.619680851065" calcext:value-type="float">
            <text:p>619.6196808511</text:p>
          </table:table-cell>
          <table:table-cell/>
          <table:table-cell table:formula="of:=[.A648]&amp;&quot; &quot;&amp;[.B648]&amp;&quot; &quot;&amp;[.C648]" office:value-type="string" office:string-value="N647 X12.5 Y619.619680851065" calcext:value-type="string">
            <text:p>N647 X12.5 Y619.6196808510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48</text:p>
          </table:table-cell>
          <table:table-cell table:formula="of:=[.B643]" office:value-type="string" office:string-value="G106" calcext:value-type="string">
            <text:p>G106</text:p>
          </table:table-cell>
          <table:table-cell table:formula="of:=[.C643]" office:value-type="string" office:string-value="P0" calcext:value-type="string">
            <text:p>P0</text:p>
          </table:table-cell>
          <table:table-cell table:number-columns-repeated="4"/>
          <table:table-cell table:formula="of:=[.A649]&amp;&quot; &quot;&amp;[.B649]&amp;&quot; &quot;&amp;[.C649]" office:value-type="string" office:string-value="N648 G106 P0" calcext:value-type="string">
            <text:p>N648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49</text:p>
          </table:table-cell>
          <table:table-cell table:formula="of:=[.B644]" office:value-type="string" office:string-value="G105" calcext:value-type="string">
            <text:p>G105</text:p>
          </table:table-cell>
          <table:table-cell table:formula="of:=[.C644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644]" office:value-type="string" office:string-value="jog up" calcext:value-type="string">
            <text:p>jog up</text:p>
          </table:table-cell>
          <table:table-cell/>
          <table:table-cell table:formula="of:=[.A650]&amp;&quot; &quot;&amp;[.B650]&amp;&quot; &quot;&amp;[.C650]" office:value-type="string" office:string-value="N649 G105 PY7.79553191489362" calcext:value-type="string">
            <text:p>N649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50</text:p>
          </table:table-cell>
          <table:table-cell table:style-name="ce8" table:number-columns-repeated="3"/>
          <table:table-cell table:style-name="ce8" table:formula="of:=[.E645]+1" office:value-type="float" office:value="109" calcext:value-type="float">
            <text:p>109</text:p>
          </table:table-cell>
          <table:table-cell table:style-name="ce8" table:number-columns-repeated="2"/>
          <table:table-cell table:style-name="ce8" table:formula="of:=[.A651]&amp;&quot; ( Wire &quot;&amp;[.E651]&amp;&quot; )&quot;" office:value-type="string" office:string-value="N650 ( Wire 109 )" calcext:value-type="string">
            <text:p>N650 ( Wire 109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51</text:p>
          </table:table-cell>
          <table:table-cell table:formula="of:=&quot;X&quot;&amp;[.E652]" office:value-type="string" office:string-value="X6747.5" calcext:value-type="string">
            <text:p>X6747.5</text:p>
          </table:table-cell>
          <table:table-cell table:formula="of:=&quot;Y&quot;&amp;[.F652]" office:value-type="string" office:string-value="Y626.215212765959" calcext:value-type="string">
            <text:p>Y626.215212765959</text:p>
          </table:table-cell>
          <table:table-cell/>
          <table:table-cell table:formula="of:=[.E646]" office:value-type="float" office:value="6747.5" calcext:value-type="float">
            <text:p>6747.5</text:p>
          </table:table-cell>
          <table:table-cell table:formula="of:=[.F646]+[.$K$18]" office:value-type="float" office:value="626.215212765959" calcext:value-type="float">
            <text:p>626.215212766</text:p>
          </table:table-cell>
          <table:table-cell/>
          <table:table-cell table:formula="of:=[.A652]&amp;&quot; &quot;&amp;[.B652]&amp;&quot; &quot;&amp;[.C652]" office:value-type="string" office:string-value="N651 X6747.5 Y626.215212765959" calcext:value-type="string">
            <text:p>N651 X6747.5 Y626.2152127659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52</text:p>
          </table:table-cell>
          <table:table-cell table:formula="of:=[.B647]" office:value-type="string" office:string-value="G106" calcext:value-type="string">
            <text:p>G106</text:p>
          </table:table-cell>
          <table:table-cell table:formula="of:=[.C647]" office:value-type="string" office:string-value="P3" calcext:value-type="string">
            <text:p>P3</text:p>
          </table:table-cell>
          <table:table-cell table:number-columns-repeated="4"/>
          <table:table-cell table:formula="of:=[.A653]&amp;&quot; &quot;&amp;[.B653]&amp;&quot; &quot;&amp;[.C653]" office:value-type="string" office:string-value="N652 G106 P3" calcext:value-type="string">
            <text:p>N652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53</text:p>
          </table:table-cell>
          <table:table-cell table:formula="of:=&quot;X&quot;&amp;[.E654]" office:value-type="string" office:string-value="X12.5" calcext:value-type="string">
            <text:p>X12.5</text:p>
          </table:table-cell>
          <table:table-cell table:formula="of:=&quot;Y&quot;&amp;[.F654]" office:value-type="string" office:string-value="Y624.415212765959" calcext:value-type="string">
            <text:p>Y624.415212765959</text:p>
          </table:table-cell>
          <table:table-cell/>
          <table:table-cell table:formula="of:=[.E648]" office:value-type="float" office:value="12.5" calcext:value-type="float">
            <text:p>12.5</text:p>
          </table:table-cell>
          <table:table-cell table:formula="of:=[.F648]+[.$K$18]" office:value-type="float" office:value="624.415212765959" calcext:value-type="float">
            <text:p>624.415212766</text:p>
          </table:table-cell>
          <table:table-cell/>
          <table:table-cell table:formula="of:=[.A654]&amp;&quot; &quot;&amp;[.B654]&amp;&quot; &quot;&amp;[.C654]" office:value-type="string" office:string-value="N653 X12.5 Y624.415212765959" calcext:value-type="string">
            <text:p>N653 X12.5 Y624.4152127659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54</text:p>
          </table:table-cell>
          <table:table-cell table:formula="of:=[.B649]" office:value-type="string" office:string-value="G106" calcext:value-type="string">
            <text:p>G106</text:p>
          </table:table-cell>
          <table:table-cell table:formula="of:=[.C649]" office:value-type="string" office:string-value="P0" calcext:value-type="string">
            <text:p>P0</text:p>
          </table:table-cell>
          <table:table-cell table:number-columns-repeated="4"/>
          <table:table-cell table:formula="of:=[.A655]&amp;&quot; &quot;&amp;[.B655]&amp;&quot; &quot;&amp;[.C655]" office:value-type="string" office:string-value="N654 G106 P0" calcext:value-type="string">
            <text:p>N654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55</text:p>
          </table:table-cell>
          <table:table-cell table:formula="of:=[.B650]" office:value-type="string" office:string-value="G105" calcext:value-type="string">
            <text:p>G105</text:p>
          </table:table-cell>
          <table:table-cell table:formula="of:=[.C650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650]" office:value-type="string" office:string-value="jog up" calcext:value-type="string">
            <text:p>jog up</text:p>
          </table:table-cell>
          <table:table-cell/>
          <table:table-cell table:formula="of:=[.A656]&amp;&quot; &quot;&amp;[.B656]&amp;&quot; &quot;&amp;[.C656]" office:value-type="string" office:string-value="N655 G105 PY7.79553191489362" calcext:value-type="string">
            <text:p>N655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56</text:p>
          </table:table-cell>
          <table:table-cell table:style-name="ce8" table:number-columns-repeated="3"/>
          <table:table-cell table:style-name="ce8" table:formula="of:=[.E651]+1" office:value-type="float" office:value="110" calcext:value-type="float">
            <text:p>110</text:p>
          </table:table-cell>
          <table:table-cell table:style-name="ce8" table:number-columns-repeated="2"/>
          <table:table-cell table:style-name="ce8" table:formula="of:=[.A657]&amp;&quot; ( Wire &quot;&amp;[.E657]&amp;&quot; )&quot;" office:value-type="string" office:string-value="N656 ( Wire 110 )" calcext:value-type="string">
            <text:p>N656 ( Wire 110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57</text:p>
          </table:table-cell>
          <table:table-cell table:formula="of:=&quot;X&quot;&amp;[.E658]" office:value-type="string" office:string-value="X6747.5" calcext:value-type="string">
            <text:p>X6747.5</text:p>
          </table:table-cell>
          <table:table-cell table:formula="of:=&quot;Y&quot;&amp;[.F658]" office:value-type="string" office:string-value="Y631.010744680852" calcext:value-type="string">
            <text:p>Y631.010744680852</text:p>
          </table:table-cell>
          <table:table-cell/>
          <table:table-cell table:formula="of:=[.E652]" office:value-type="float" office:value="6747.5" calcext:value-type="float">
            <text:p>6747.5</text:p>
          </table:table-cell>
          <table:table-cell table:formula="of:=[.F652]+[.$K$18]" office:value-type="float" office:value="631.010744680852" calcext:value-type="float">
            <text:p>631.0107446809</text:p>
          </table:table-cell>
          <table:table-cell/>
          <table:table-cell table:formula="of:=[.A658]&amp;&quot; &quot;&amp;[.B658]&amp;&quot; &quot;&amp;[.C658]" office:value-type="string" office:string-value="N657 X6747.5 Y631.010744680852" calcext:value-type="string">
            <text:p>N657 X6747.5 Y631.0107446808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58</text:p>
          </table:table-cell>
          <table:table-cell table:formula="of:=[.B653]" office:value-type="string" office:string-value="G106" calcext:value-type="string">
            <text:p>G106</text:p>
          </table:table-cell>
          <table:table-cell table:formula="of:=[.C653]" office:value-type="string" office:string-value="P3" calcext:value-type="string">
            <text:p>P3</text:p>
          </table:table-cell>
          <table:table-cell table:number-columns-repeated="4"/>
          <table:table-cell table:formula="of:=[.A659]&amp;&quot; &quot;&amp;[.B659]&amp;&quot; &quot;&amp;[.C659]" office:value-type="string" office:string-value="N658 G106 P3" calcext:value-type="string">
            <text:p>N658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59</text:p>
          </table:table-cell>
          <table:table-cell table:formula="of:=&quot;X&quot;&amp;[.E660]" office:value-type="string" office:string-value="X12.5" calcext:value-type="string">
            <text:p>X12.5</text:p>
          </table:table-cell>
          <table:table-cell table:formula="of:=&quot;Y&quot;&amp;[.F660]" office:value-type="string" office:string-value="Y629.210744680852" calcext:value-type="string">
            <text:p>Y629.210744680852</text:p>
          </table:table-cell>
          <table:table-cell/>
          <table:table-cell table:formula="of:=[.E654]" office:value-type="float" office:value="12.5" calcext:value-type="float">
            <text:p>12.5</text:p>
          </table:table-cell>
          <table:table-cell table:formula="of:=[.F654]+[.$K$18]" office:value-type="float" office:value="629.210744680852" calcext:value-type="float">
            <text:p>629.2107446809</text:p>
          </table:table-cell>
          <table:table-cell/>
          <table:table-cell table:formula="of:=[.A660]&amp;&quot; &quot;&amp;[.B660]&amp;&quot; &quot;&amp;[.C660]" office:value-type="string" office:string-value="N659 X12.5 Y629.210744680852" calcext:value-type="string">
            <text:p>N659 X12.5 Y629.2107446808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60</text:p>
          </table:table-cell>
          <table:table-cell table:formula="of:=[.B655]" office:value-type="string" office:string-value="G106" calcext:value-type="string">
            <text:p>G106</text:p>
          </table:table-cell>
          <table:table-cell table:formula="of:=[.C655]" office:value-type="string" office:string-value="P0" calcext:value-type="string">
            <text:p>P0</text:p>
          </table:table-cell>
          <table:table-cell table:number-columns-repeated="4"/>
          <table:table-cell table:formula="of:=[.A661]&amp;&quot; &quot;&amp;[.B661]&amp;&quot; &quot;&amp;[.C661]" office:value-type="string" office:string-value="N660 G106 P0" calcext:value-type="string">
            <text:p>N660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61</text:p>
          </table:table-cell>
          <table:table-cell table:formula="of:=[.B656]" office:value-type="string" office:string-value="G105" calcext:value-type="string">
            <text:p>G105</text:p>
          </table:table-cell>
          <table:table-cell table:formula="of:=[.C656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656]" office:value-type="string" office:string-value="jog up" calcext:value-type="string">
            <text:p>jog up</text:p>
          </table:table-cell>
          <table:table-cell/>
          <table:table-cell table:formula="of:=[.A662]&amp;&quot; &quot;&amp;[.B662]&amp;&quot; &quot;&amp;[.C662]" office:value-type="string" office:string-value="N661 G105 PY7.79553191489362" calcext:value-type="string">
            <text:p>N661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62</text:p>
          </table:table-cell>
          <table:table-cell table:style-name="ce8" table:number-columns-repeated="3"/>
          <table:table-cell table:style-name="ce8" table:formula="of:=[.E657]+1" office:value-type="float" office:value="111" calcext:value-type="float">
            <text:p>111</text:p>
          </table:table-cell>
          <table:table-cell table:style-name="ce8" table:number-columns-repeated="2"/>
          <table:table-cell table:style-name="ce8" table:formula="of:=[.A663]&amp;&quot; ( Wire &quot;&amp;[.E663]&amp;&quot; )&quot;" office:value-type="string" office:string-value="N662 ( Wire 111 )" calcext:value-type="string">
            <text:p>N662 ( Wire 111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63</text:p>
          </table:table-cell>
          <table:table-cell table:formula="of:=&quot;X&quot;&amp;[.E664]" office:value-type="string" office:string-value="X6747.5" calcext:value-type="string">
            <text:p>X6747.5</text:p>
          </table:table-cell>
          <table:table-cell table:formula="of:=&quot;Y&quot;&amp;[.F664]" office:value-type="string" office:string-value="Y635.806276595746" calcext:value-type="string">
            <text:p>Y635.806276595746</text:p>
          </table:table-cell>
          <table:table-cell/>
          <table:table-cell table:formula="of:=[.E658]" office:value-type="float" office:value="6747.5" calcext:value-type="float">
            <text:p>6747.5</text:p>
          </table:table-cell>
          <table:table-cell table:formula="of:=[.F658]+[.$K$18]" office:value-type="float" office:value="635.806276595746" calcext:value-type="float">
            <text:p>635.8062765957</text:p>
          </table:table-cell>
          <table:table-cell/>
          <table:table-cell table:formula="of:=[.A664]&amp;&quot; &quot;&amp;[.B664]&amp;&quot; &quot;&amp;[.C664]" office:value-type="string" office:string-value="N663 X6747.5 Y635.806276595746" calcext:value-type="string">
            <text:p>N663 X6747.5 Y635.8062765957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64</text:p>
          </table:table-cell>
          <table:table-cell table:formula="of:=[.B659]" office:value-type="string" office:string-value="G106" calcext:value-type="string">
            <text:p>G106</text:p>
          </table:table-cell>
          <table:table-cell table:formula="of:=[.C659]" office:value-type="string" office:string-value="P3" calcext:value-type="string">
            <text:p>P3</text:p>
          </table:table-cell>
          <table:table-cell table:number-columns-repeated="4"/>
          <table:table-cell table:formula="of:=[.A665]&amp;&quot; &quot;&amp;[.B665]&amp;&quot; &quot;&amp;[.C665]" office:value-type="string" office:string-value="N664 G106 P3" calcext:value-type="string">
            <text:p>N664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65</text:p>
          </table:table-cell>
          <table:table-cell table:formula="of:=&quot;X&quot;&amp;[.E666]" office:value-type="string" office:string-value="X12.5" calcext:value-type="string">
            <text:p>X12.5</text:p>
          </table:table-cell>
          <table:table-cell table:formula="of:=&quot;Y&quot;&amp;[.F666]" office:value-type="string" office:string-value="Y634.006276595746" calcext:value-type="string">
            <text:p>Y634.006276595746</text:p>
          </table:table-cell>
          <table:table-cell/>
          <table:table-cell table:formula="of:=[.E660]" office:value-type="float" office:value="12.5" calcext:value-type="float">
            <text:p>12.5</text:p>
          </table:table-cell>
          <table:table-cell table:formula="of:=[.F660]+[.$K$18]" office:value-type="float" office:value="634.006276595746" calcext:value-type="float">
            <text:p>634.0062765957</text:p>
          </table:table-cell>
          <table:table-cell/>
          <table:table-cell table:formula="of:=[.A666]&amp;&quot; &quot;&amp;[.B666]&amp;&quot; &quot;&amp;[.C666]" office:value-type="string" office:string-value="N665 X12.5 Y634.006276595746" calcext:value-type="string">
            <text:p>N665 X12.5 Y634.0062765957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66</text:p>
          </table:table-cell>
          <table:table-cell table:formula="of:=[.B661]" office:value-type="string" office:string-value="G106" calcext:value-type="string">
            <text:p>G106</text:p>
          </table:table-cell>
          <table:table-cell table:formula="of:=[.C661]" office:value-type="string" office:string-value="P0" calcext:value-type="string">
            <text:p>P0</text:p>
          </table:table-cell>
          <table:table-cell table:number-columns-repeated="4"/>
          <table:table-cell table:formula="of:=[.A667]&amp;&quot; &quot;&amp;[.B667]&amp;&quot; &quot;&amp;[.C667]" office:value-type="string" office:string-value="N666 G106 P0" calcext:value-type="string">
            <text:p>N666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67</text:p>
          </table:table-cell>
          <table:table-cell table:formula="of:=[.B662]" office:value-type="string" office:string-value="G105" calcext:value-type="string">
            <text:p>G105</text:p>
          </table:table-cell>
          <table:table-cell table:formula="of:=[.C662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662]" office:value-type="string" office:string-value="jog up" calcext:value-type="string">
            <text:p>jog up</text:p>
          </table:table-cell>
          <table:table-cell/>
          <table:table-cell table:formula="of:=[.A668]&amp;&quot; &quot;&amp;[.B668]&amp;&quot; &quot;&amp;[.C668]" office:value-type="string" office:string-value="N667 G105 PY7.79553191489362" calcext:value-type="string">
            <text:p>N667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68</text:p>
          </table:table-cell>
          <table:table-cell table:style-name="ce8" table:number-columns-repeated="3"/>
          <table:table-cell table:style-name="ce8" table:formula="of:=[.E663]+1" office:value-type="float" office:value="112" calcext:value-type="float">
            <text:p>112</text:p>
          </table:table-cell>
          <table:table-cell table:style-name="ce8" table:number-columns-repeated="2"/>
          <table:table-cell table:style-name="ce8" table:formula="of:=[.A669]&amp;&quot; ( Wire &quot;&amp;[.E669]&amp;&quot; )&quot;" office:value-type="string" office:string-value="N668 ( Wire 112 )" calcext:value-type="string">
            <text:p>N668 ( Wire 112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69</text:p>
          </table:table-cell>
          <table:table-cell table:formula="of:=&quot;X&quot;&amp;[.E670]" office:value-type="string" office:string-value="X6747.5" calcext:value-type="string">
            <text:p>X6747.5</text:p>
          </table:table-cell>
          <table:table-cell table:formula="of:=&quot;Y&quot;&amp;[.F670]" office:value-type="string" office:string-value="Y640.60180851064" calcext:value-type="string">
            <text:p>Y640.60180851064</text:p>
          </table:table-cell>
          <table:table-cell/>
          <table:table-cell table:formula="of:=[.E664]" office:value-type="float" office:value="6747.5" calcext:value-type="float">
            <text:p>6747.5</text:p>
          </table:table-cell>
          <table:table-cell table:formula="of:=[.F664]+[.$K$18]" office:value-type="float" office:value="640.60180851064" calcext:value-type="float">
            <text:p>640.6018085106</text:p>
          </table:table-cell>
          <table:table-cell/>
          <table:table-cell table:formula="of:=[.A670]&amp;&quot; &quot;&amp;[.B670]&amp;&quot; &quot;&amp;[.C670]" office:value-type="string" office:string-value="N669 X6747.5 Y640.60180851064" calcext:value-type="string">
            <text:p>N669 X6747.5 Y640.60180851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70</text:p>
          </table:table-cell>
          <table:table-cell table:formula="of:=[.B665]" office:value-type="string" office:string-value="G106" calcext:value-type="string">
            <text:p>G106</text:p>
          </table:table-cell>
          <table:table-cell table:formula="of:=[.C665]" office:value-type="string" office:string-value="P3" calcext:value-type="string">
            <text:p>P3</text:p>
          </table:table-cell>
          <table:table-cell table:number-columns-repeated="4"/>
          <table:table-cell table:formula="of:=[.A671]&amp;&quot; &quot;&amp;[.B671]&amp;&quot; &quot;&amp;[.C671]" office:value-type="string" office:string-value="N670 G106 P3" calcext:value-type="string">
            <text:p>N670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71</text:p>
          </table:table-cell>
          <table:table-cell table:formula="of:=&quot;X&quot;&amp;[.E672]" office:value-type="string" office:string-value="X12.5" calcext:value-type="string">
            <text:p>X12.5</text:p>
          </table:table-cell>
          <table:table-cell table:formula="of:=&quot;Y&quot;&amp;[.F672]" office:value-type="string" office:string-value="Y638.80180851064" calcext:value-type="string">
            <text:p>Y638.80180851064</text:p>
          </table:table-cell>
          <table:table-cell/>
          <table:table-cell table:formula="of:=[.E666]" office:value-type="float" office:value="12.5" calcext:value-type="float">
            <text:p>12.5</text:p>
          </table:table-cell>
          <table:table-cell table:formula="of:=[.F666]+[.$K$18]" office:value-type="float" office:value="638.80180851064" calcext:value-type="float">
            <text:p>638.8018085106</text:p>
          </table:table-cell>
          <table:table-cell/>
          <table:table-cell table:formula="of:=[.A672]&amp;&quot; &quot;&amp;[.B672]&amp;&quot; &quot;&amp;[.C672]" office:value-type="string" office:string-value="N671 X12.5 Y638.80180851064" calcext:value-type="string">
            <text:p>N671 X12.5 Y638.80180851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72</text:p>
          </table:table-cell>
          <table:table-cell table:formula="of:=[.B667]" office:value-type="string" office:string-value="G106" calcext:value-type="string">
            <text:p>G106</text:p>
          </table:table-cell>
          <table:table-cell table:formula="of:=[.C667]" office:value-type="string" office:string-value="P0" calcext:value-type="string">
            <text:p>P0</text:p>
          </table:table-cell>
          <table:table-cell table:number-columns-repeated="4"/>
          <table:table-cell table:formula="of:=[.A673]&amp;&quot; &quot;&amp;[.B673]&amp;&quot; &quot;&amp;[.C673]" office:value-type="string" office:string-value="N672 G106 P0" calcext:value-type="string">
            <text:p>N672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73</text:p>
          </table:table-cell>
          <table:table-cell table:formula="of:=[.B668]" office:value-type="string" office:string-value="G105" calcext:value-type="string">
            <text:p>G105</text:p>
          </table:table-cell>
          <table:table-cell table:formula="of:=[.C668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668]" office:value-type="string" office:string-value="jog up" calcext:value-type="string">
            <text:p>jog up</text:p>
          </table:table-cell>
          <table:table-cell/>
          <table:table-cell table:formula="of:=[.A674]&amp;&quot; &quot;&amp;[.B674]&amp;&quot; &quot;&amp;[.C674]" office:value-type="string" office:string-value="N673 G105 PY7.79553191489362" calcext:value-type="string">
            <text:p>N673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74</text:p>
          </table:table-cell>
          <table:table-cell table:style-name="ce8" table:number-columns-repeated="3"/>
          <table:table-cell table:style-name="ce8" table:formula="of:=[.E669]+1" office:value-type="float" office:value="113" calcext:value-type="float">
            <text:p>113</text:p>
          </table:table-cell>
          <table:table-cell table:style-name="ce8" table:number-columns-repeated="2"/>
          <table:table-cell table:style-name="ce8" table:formula="of:=[.A675]&amp;&quot; ( Wire &quot;&amp;[.E675]&amp;&quot; )&quot;" office:value-type="string" office:string-value="N674 ( Wire 113 )" calcext:value-type="string">
            <text:p>N674 ( Wire 113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75</text:p>
          </table:table-cell>
          <table:table-cell table:formula="of:=&quot;X&quot;&amp;[.E676]" office:value-type="string" office:string-value="X6747.5" calcext:value-type="string">
            <text:p>X6747.5</text:p>
          </table:table-cell>
          <table:table-cell table:formula="of:=&quot;Y&quot;&amp;[.F676]" office:value-type="string" office:string-value="Y645.397340425533" calcext:value-type="string">
            <text:p>Y645.397340425533</text:p>
          </table:table-cell>
          <table:table-cell/>
          <table:table-cell table:formula="of:=[.E670]" office:value-type="float" office:value="6747.5" calcext:value-type="float">
            <text:p>6747.5</text:p>
          </table:table-cell>
          <table:table-cell table:formula="of:=[.F670]+[.$K$18]" office:value-type="float" office:value="645.397340425533" calcext:value-type="float">
            <text:p>645.3973404255</text:p>
          </table:table-cell>
          <table:table-cell/>
          <table:table-cell table:formula="of:=[.A676]&amp;&quot; &quot;&amp;[.B676]&amp;&quot; &quot;&amp;[.C676]" office:value-type="string" office:string-value="N675 X6747.5 Y645.397340425533" calcext:value-type="string">
            <text:p>N675 X6747.5 Y645.3973404255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76</text:p>
          </table:table-cell>
          <table:table-cell table:formula="of:=[.B671]" office:value-type="string" office:string-value="G106" calcext:value-type="string">
            <text:p>G106</text:p>
          </table:table-cell>
          <table:table-cell table:formula="of:=[.C671]" office:value-type="string" office:string-value="P3" calcext:value-type="string">
            <text:p>P3</text:p>
          </table:table-cell>
          <table:table-cell table:number-columns-repeated="4"/>
          <table:table-cell table:formula="of:=[.A677]&amp;&quot; &quot;&amp;[.B677]&amp;&quot; &quot;&amp;[.C677]" office:value-type="string" office:string-value="N676 G106 P3" calcext:value-type="string">
            <text:p>N676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77</text:p>
          </table:table-cell>
          <table:table-cell table:formula="of:=&quot;X&quot;&amp;[.E678]" office:value-type="string" office:string-value="X12.5" calcext:value-type="string">
            <text:p>X12.5</text:p>
          </table:table-cell>
          <table:table-cell table:formula="of:=&quot;Y&quot;&amp;[.F678]" office:value-type="string" office:string-value="Y643.597340425533" calcext:value-type="string">
            <text:p>Y643.597340425533</text:p>
          </table:table-cell>
          <table:table-cell/>
          <table:table-cell table:formula="of:=[.E672]" office:value-type="float" office:value="12.5" calcext:value-type="float">
            <text:p>12.5</text:p>
          </table:table-cell>
          <table:table-cell table:formula="of:=[.F672]+[.$K$18]" office:value-type="float" office:value="643.597340425533" calcext:value-type="float">
            <text:p>643.5973404255</text:p>
          </table:table-cell>
          <table:table-cell/>
          <table:table-cell table:formula="of:=[.A678]&amp;&quot; &quot;&amp;[.B678]&amp;&quot; &quot;&amp;[.C678]" office:value-type="string" office:string-value="N677 X12.5 Y643.597340425533" calcext:value-type="string">
            <text:p>N677 X12.5 Y643.5973404255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78</text:p>
          </table:table-cell>
          <table:table-cell table:formula="of:=[.B673]" office:value-type="string" office:string-value="G106" calcext:value-type="string">
            <text:p>G106</text:p>
          </table:table-cell>
          <table:table-cell table:formula="of:=[.C673]" office:value-type="string" office:string-value="P0" calcext:value-type="string">
            <text:p>P0</text:p>
          </table:table-cell>
          <table:table-cell table:number-columns-repeated="4"/>
          <table:table-cell table:formula="of:=[.A679]&amp;&quot; &quot;&amp;[.B679]&amp;&quot; &quot;&amp;[.C679]" office:value-type="string" office:string-value="N678 G106 P0" calcext:value-type="string">
            <text:p>N678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79</text:p>
          </table:table-cell>
          <table:table-cell table:formula="of:=[.B674]" office:value-type="string" office:string-value="G105" calcext:value-type="string">
            <text:p>G105</text:p>
          </table:table-cell>
          <table:table-cell table:formula="of:=[.C674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674]" office:value-type="string" office:string-value="jog up" calcext:value-type="string">
            <text:p>jog up</text:p>
          </table:table-cell>
          <table:table-cell/>
          <table:table-cell table:formula="of:=[.A680]&amp;&quot; &quot;&amp;[.B680]&amp;&quot; &quot;&amp;[.C680]" office:value-type="string" office:string-value="N679 G105 PY7.79553191489362" calcext:value-type="string">
            <text:p>N679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80</text:p>
          </table:table-cell>
          <table:table-cell table:style-name="ce8" table:number-columns-repeated="3"/>
          <table:table-cell table:style-name="ce8" table:formula="of:=[.E675]+1" office:value-type="float" office:value="114" calcext:value-type="float">
            <text:p>114</text:p>
          </table:table-cell>
          <table:table-cell table:style-name="ce8" table:number-columns-repeated="2"/>
          <table:table-cell table:style-name="ce8" table:formula="of:=[.A681]&amp;&quot; ( Wire &quot;&amp;[.E681]&amp;&quot; )&quot;" office:value-type="string" office:string-value="N680 ( Wire 114 )" calcext:value-type="string">
            <text:p>N680 ( Wire 114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81</text:p>
          </table:table-cell>
          <table:table-cell table:formula="of:=&quot;X&quot;&amp;[.E682]" office:value-type="string" office:string-value="X6747.5" calcext:value-type="string">
            <text:p>X6747.5</text:p>
          </table:table-cell>
          <table:table-cell table:formula="of:=&quot;Y&quot;&amp;[.F682]" office:value-type="string" office:string-value="Y650.192872340427" calcext:value-type="string">
            <text:p>Y650.192872340427</text:p>
          </table:table-cell>
          <table:table-cell/>
          <table:table-cell table:formula="of:=[.E676]" office:value-type="float" office:value="6747.5" calcext:value-type="float">
            <text:p>6747.5</text:p>
          </table:table-cell>
          <table:table-cell table:formula="of:=[.F676]+[.$K$18]" office:value-type="float" office:value="650.192872340427" calcext:value-type="float">
            <text:p>650.1928723404</text:p>
          </table:table-cell>
          <table:table-cell/>
          <table:table-cell table:formula="of:=[.A682]&amp;&quot; &quot;&amp;[.B682]&amp;&quot; &quot;&amp;[.C682]" office:value-type="string" office:string-value="N681 X6747.5 Y650.192872340427" calcext:value-type="string">
            <text:p>N681 X6747.5 Y650.1928723404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82</text:p>
          </table:table-cell>
          <table:table-cell table:formula="of:=[.B677]" office:value-type="string" office:string-value="G106" calcext:value-type="string">
            <text:p>G106</text:p>
          </table:table-cell>
          <table:table-cell table:formula="of:=[.C677]" office:value-type="string" office:string-value="P3" calcext:value-type="string">
            <text:p>P3</text:p>
          </table:table-cell>
          <table:table-cell table:number-columns-repeated="4"/>
          <table:table-cell table:formula="of:=[.A683]&amp;&quot; &quot;&amp;[.B683]&amp;&quot; &quot;&amp;[.C683]" office:value-type="string" office:string-value="N682 G106 P3" calcext:value-type="string">
            <text:p>N682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83</text:p>
          </table:table-cell>
          <table:table-cell table:formula="of:=&quot;X&quot;&amp;[.E684]" office:value-type="string" office:string-value="X12.5" calcext:value-type="string">
            <text:p>X12.5</text:p>
          </table:table-cell>
          <table:table-cell table:formula="of:=&quot;Y&quot;&amp;[.F684]" office:value-type="string" office:string-value="Y648.392872340427" calcext:value-type="string">
            <text:p>Y648.392872340427</text:p>
          </table:table-cell>
          <table:table-cell/>
          <table:table-cell table:formula="of:=[.E678]" office:value-type="float" office:value="12.5" calcext:value-type="float">
            <text:p>12.5</text:p>
          </table:table-cell>
          <table:table-cell table:formula="of:=[.F678]+[.$K$18]" office:value-type="float" office:value="648.392872340427" calcext:value-type="float">
            <text:p>648.3928723404</text:p>
          </table:table-cell>
          <table:table-cell/>
          <table:table-cell table:formula="of:=[.A684]&amp;&quot; &quot;&amp;[.B684]&amp;&quot; &quot;&amp;[.C684]" office:value-type="string" office:string-value="N683 X12.5 Y648.392872340427" calcext:value-type="string">
            <text:p>N683 X12.5 Y648.3928723404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84</text:p>
          </table:table-cell>
          <table:table-cell table:formula="of:=[.B679]" office:value-type="string" office:string-value="G106" calcext:value-type="string">
            <text:p>G106</text:p>
          </table:table-cell>
          <table:table-cell table:formula="of:=[.C679]" office:value-type="string" office:string-value="P0" calcext:value-type="string">
            <text:p>P0</text:p>
          </table:table-cell>
          <table:table-cell table:number-columns-repeated="4"/>
          <table:table-cell table:formula="of:=[.A685]&amp;&quot; &quot;&amp;[.B685]&amp;&quot; &quot;&amp;[.C685]" office:value-type="string" office:string-value="N684 G106 P0" calcext:value-type="string">
            <text:p>N684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85</text:p>
          </table:table-cell>
          <table:table-cell table:formula="of:=[.B680]" office:value-type="string" office:string-value="G105" calcext:value-type="string">
            <text:p>G105</text:p>
          </table:table-cell>
          <table:table-cell table:formula="of:=[.C680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680]" office:value-type="string" office:string-value="jog up" calcext:value-type="string">
            <text:p>jog up</text:p>
          </table:table-cell>
          <table:table-cell/>
          <table:table-cell table:formula="of:=[.A686]&amp;&quot; &quot;&amp;[.B686]&amp;&quot; &quot;&amp;[.C686]" office:value-type="string" office:string-value="N685 G105 PY7.79553191489362" calcext:value-type="string">
            <text:p>N685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86</text:p>
          </table:table-cell>
          <table:table-cell table:style-name="ce8" table:number-columns-repeated="3"/>
          <table:table-cell table:style-name="ce8" table:formula="of:=[.E681]+1" office:value-type="float" office:value="115" calcext:value-type="float">
            <text:p>115</text:p>
          </table:table-cell>
          <table:table-cell table:style-name="ce8" table:number-columns-repeated="2"/>
          <table:table-cell table:style-name="ce8" table:formula="of:=[.A687]&amp;&quot; ( Wire &quot;&amp;[.E687]&amp;&quot; )&quot;" office:value-type="string" office:string-value="N686 ( Wire 115 )" calcext:value-type="string">
            <text:p>N686 ( Wire 115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87</text:p>
          </table:table-cell>
          <table:table-cell table:formula="of:=&quot;X&quot;&amp;[.E688]" office:value-type="string" office:string-value="X6747.5" calcext:value-type="string">
            <text:p>X6747.5</text:p>
          </table:table-cell>
          <table:table-cell table:formula="of:=&quot;Y&quot;&amp;[.F688]" office:value-type="string" office:string-value="Y654.988404255321" calcext:value-type="string">
            <text:p>Y654.988404255321</text:p>
          </table:table-cell>
          <table:table-cell/>
          <table:table-cell table:formula="of:=[.E682]" office:value-type="float" office:value="6747.5" calcext:value-type="float">
            <text:p>6747.5</text:p>
          </table:table-cell>
          <table:table-cell table:formula="of:=[.F682]+[.$K$18]" office:value-type="float" office:value="654.988404255321" calcext:value-type="float">
            <text:p>654.9884042553</text:p>
          </table:table-cell>
          <table:table-cell/>
          <table:table-cell table:formula="of:=[.A688]&amp;&quot; &quot;&amp;[.B688]&amp;&quot; &quot;&amp;[.C688]" office:value-type="string" office:string-value="N687 X6747.5 Y654.988404255321" calcext:value-type="string">
            <text:p>N687 X6747.5 Y654.9884042553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88</text:p>
          </table:table-cell>
          <table:table-cell table:formula="of:=[.B683]" office:value-type="string" office:string-value="G106" calcext:value-type="string">
            <text:p>G106</text:p>
          </table:table-cell>
          <table:table-cell table:formula="of:=[.C683]" office:value-type="string" office:string-value="P3" calcext:value-type="string">
            <text:p>P3</text:p>
          </table:table-cell>
          <table:table-cell table:number-columns-repeated="4"/>
          <table:table-cell table:formula="of:=[.A689]&amp;&quot; &quot;&amp;[.B689]&amp;&quot; &quot;&amp;[.C689]" office:value-type="string" office:string-value="N688 G106 P3" calcext:value-type="string">
            <text:p>N688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89</text:p>
          </table:table-cell>
          <table:table-cell table:formula="of:=&quot;X&quot;&amp;[.E690]" office:value-type="string" office:string-value="X12.5" calcext:value-type="string">
            <text:p>X12.5</text:p>
          </table:table-cell>
          <table:table-cell table:formula="of:=&quot;Y&quot;&amp;[.F690]" office:value-type="string" office:string-value="Y653.188404255321" calcext:value-type="string">
            <text:p>Y653.188404255321</text:p>
          </table:table-cell>
          <table:table-cell/>
          <table:table-cell table:formula="of:=[.E684]" office:value-type="float" office:value="12.5" calcext:value-type="float">
            <text:p>12.5</text:p>
          </table:table-cell>
          <table:table-cell table:formula="of:=[.F684]+[.$K$18]" office:value-type="float" office:value="653.188404255321" calcext:value-type="float">
            <text:p>653.1884042553</text:p>
          </table:table-cell>
          <table:table-cell/>
          <table:table-cell table:formula="of:=[.A690]&amp;&quot; &quot;&amp;[.B690]&amp;&quot; &quot;&amp;[.C690]" office:value-type="string" office:string-value="N689 X12.5 Y653.188404255321" calcext:value-type="string">
            <text:p>N689 X12.5 Y653.1884042553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90</text:p>
          </table:table-cell>
          <table:table-cell table:formula="of:=[.B685]" office:value-type="string" office:string-value="G106" calcext:value-type="string">
            <text:p>G106</text:p>
          </table:table-cell>
          <table:table-cell table:formula="of:=[.C685]" office:value-type="string" office:string-value="P0" calcext:value-type="string">
            <text:p>P0</text:p>
          </table:table-cell>
          <table:table-cell table:number-columns-repeated="4"/>
          <table:table-cell table:formula="of:=[.A691]&amp;&quot; &quot;&amp;[.B691]&amp;&quot; &quot;&amp;[.C691]" office:value-type="string" office:string-value="N690 G106 P0" calcext:value-type="string">
            <text:p>N690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91</text:p>
          </table:table-cell>
          <table:table-cell table:formula="of:=[.B686]" office:value-type="string" office:string-value="G105" calcext:value-type="string">
            <text:p>G105</text:p>
          </table:table-cell>
          <table:table-cell table:formula="of:=[.C686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686]" office:value-type="string" office:string-value="jog up" calcext:value-type="string">
            <text:p>jog up</text:p>
          </table:table-cell>
          <table:table-cell/>
          <table:table-cell table:formula="of:=[.A692]&amp;&quot; &quot;&amp;[.B692]&amp;&quot; &quot;&amp;[.C692]" office:value-type="string" office:string-value="N691 G105 PY7.79553191489362" calcext:value-type="string">
            <text:p>N691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92</text:p>
          </table:table-cell>
          <table:table-cell table:style-name="ce8" table:number-columns-repeated="3"/>
          <table:table-cell table:style-name="ce8" table:formula="of:=[.E687]+1" office:value-type="float" office:value="116" calcext:value-type="float">
            <text:p>116</text:p>
          </table:table-cell>
          <table:table-cell table:style-name="ce8" table:number-columns-repeated="2"/>
          <table:table-cell table:style-name="ce8" table:formula="of:=[.A693]&amp;&quot; ( Wire &quot;&amp;[.E693]&amp;&quot; )&quot;" office:value-type="string" office:string-value="N692 ( Wire 116 )" calcext:value-type="string">
            <text:p>N692 ( Wire 116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93</text:p>
          </table:table-cell>
          <table:table-cell table:formula="of:=&quot;X&quot;&amp;[.E694]" office:value-type="string" office:string-value="X6747.5" calcext:value-type="string">
            <text:p>X6747.5</text:p>
          </table:table-cell>
          <table:table-cell table:formula="of:=&quot;Y&quot;&amp;[.F694]" office:value-type="string" office:string-value="Y659.783936170214" calcext:value-type="string">
            <text:p>Y659.783936170214</text:p>
          </table:table-cell>
          <table:table-cell/>
          <table:table-cell table:formula="of:=[.E688]" office:value-type="float" office:value="6747.5" calcext:value-type="float">
            <text:p>6747.5</text:p>
          </table:table-cell>
          <table:table-cell table:formula="of:=[.F688]+[.$K$18]" office:value-type="float" office:value="659.783936170214" calcext:value-type="float">
            <text:p>659.7839361702</text:p>
          </table:table-cell>
          <table:table-cell/>
          <table:table-cell table:formula="of:=[.A694]&amp;&quot; &quot;&amp;[.B694]&amp;&quot; &quot;&amp;[.C694]" office:value-type="string" office:string-value="N693 X6747.5 Y659.783936170214" calcext:value-type="string">
            <text:p>N693 X6747.5 Y659.7839361702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94</text:p>
          </table:table-cell>
          <table:table-cell table:formula="of:=[.B689]" office:value-type="string" office:string-value="G106" calcext:value-type="string">
            <text:p>G106</text:p>
          </table:table-cell>
          <table:table-cell table:formula="of:=[.C689]" office:value-type="string" office:string-value="P3" calcext:value-type="string">
            <text:p>P3</text:p>
          </table:table-cell>
          <table:table-cell table:number-columns-repeated="4"/>
          <table:table-cell table:formula="of:=[.A695]&amp;&quot; &quot;&amp;[.B695]&amp;&quot; &quot;&amp;[.C695]" office:value-type="string" office:string-value="N694 G106 P3" calcext:value-type="string">
            <text:p>N694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95</text:p>
          </table:table-cell>
          <table:table-cell table:formula="of:=&quot;X&quot;&amp;[.E696]" office:value-type="string" office:string-value="X12.5" calcext:value-type="string">
            <text:p>X12.5</text:p>
          </table:table-cell>
          <table:table-cell table:formula="of:=&quot;Y&quot;&amp;[.F696]" office:value-type="string" office:string-value="Y657.983936170214" calcext:value-type="string">
            <text:p>Y657.983936170214</text:p>
          </table:table-cell>
          <table:table-cell/>
          <table:table-cell table:formula="of:=[.E690]" office:value-type="float" office:value="12.5" calcext:value-type="float">
            <text:p>12.5</text:p>
          </table:table-cell>
          <table:table-cell table:formula="of:=[.F690]+[.$K$18]" office:value-type="float" office:value="657.983936170214" calcext:value-type="float">
            <text:p>657.9839361702</text:p>
          </table:table-cell>
          <table:table-cell/>
          <table:table-cell table:formula="of:=[.A696]&amp;&quot; &quot;&amp;[.B696]&amp;&quot; &quot;&amp;[.C696]" office:value-type="string" office:string-value="N695 X12.5 Y657.983936170214" calcext:value-type="string">
            <text:p>N695 X12.5 Y657.9839361702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96</text:p>
          </table:table-cell>
          <table:table-cell table:formula="of:=[.B691]" office:value-type="string" office:string-value="G106" calcext:value-type="string">
            <text:p>G106</text:p>
          </table:table-cell>
          <table:table-cell table:formula="of:=[.C691]" office:value-type="string" office:string-value="P0" calcext:value-type="string">
            <text:p>P0</text:p>
          </table:table-cell>
          <table:table-cell table:number-columns-repeated="4"/>
          <table:table-cell table:formula="of:=[.A697]&amp;&quot; &quot;&amp;[.B697]&amp;&quot; &quot;&amp;[.C697]" office:value-type="string" office:string-value="N696 G106 P0" calcext:value-type="string">
            <text:p>N696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97</text:p>
          </table:table-cell>
          <table:table-cell table:formula="of:=[.B692]" office:value-type="string" office:string-value="G105" calcext:value-type="string">
            <text:p>G105</text:p>
          </table:table-cell>
          <table:table-cell table:formula="of:=[.C692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692]" office:value-type="string" office:string-value="jog up" calcext:value-type="string">
            <text:p>jog up</text:p>
          </table:table-cell>
          <table:table-cell/>
          <table:table-cell table:formula="of:=[.A698]&amp;&quot; &quot;&amp;[.B698]&amp;&quot; &quot;&amp;[.C698]" office:value-type="string" office:string-value="N697 G105 PY7.79553191489362" calcext:value-type="string">
            <text:p>N697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98</text:p>
          </table:table-cell>
          <table:table-cell table:style-name="ce8" table:number-columns-repeated="3"/>
          <table:table-cell table:style-name="ce8" table:formula="of:=[.E693]+1" office:value-type="float" office:value="117" calcext:value-type="float">
            <text:p>117</text:p>
          </table:table-cell>
          <table:table-cell table:style-name="ce8" table:number-columns-repeated="2"/>
          <table:table-cell table:style-name="ce8" table:formula="of:=[.A699]&amp;&quot; ( Wire &quot;&amp;[.E699]&amp;&quot; )&quot;" office:value-type="string" office:string-value="N698 ( Wire 117 )" calcext:value-type="string">
            <text:p>N698 ( Wire 117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99</text:p>
          </table:table-cell>
          <table:table-cell table:formula="of:=&quot;X&quot;&amp;[.E700]" office:value-type="string" office:string-value="X6747.5" calcext:value-type="string">
            <text:p>X6747.5</text:p>
          </table:table-cell>
          <table:table-cell table:formula="of:=&quot;Y&quot;&amp;[.F700]" office:value-type="string" office:string-value="Y664.579468085108" calcext:value-type="string">
            <text:p>Y664.579468085108</text:p>
          </table:table-cell>
          <table:table-cell/>
          <table:table-cell table:formula="of:=[.E694]" office:value-type="float" office:value="6747.5" calcext:value-type="float">
            <text:p>6747.5</text:p>
          </table:table-cell>
          <table:table-cell table:formula="of:=[.F694]+[.$K$18]" office:value-type="float" office:value="664.579468085108" calcext:value-type="float">
            <text:p>664.5794680851</text:p>
          </table:table-cell>
          <table:table-cell/>
          <table:table-cell table:formula="of:=[.A700]&amp;&quot; &quot;&amp;[.B700]&amp;&quot; &quot;&amp;[.C700]" office:value-type="string" office:string-value="N699 X6747.5 Y664.579468085108" calcext:value-type="string">
            <text:p>N699 X6747.5 Y664.5794680851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00</text:p>
          </table:table-cell>
          <table:table-cell table:formula="of:=[.B695]" office:value-type="string" office:string-value="G106" calcext:value-type="string">
            <text:p>G106</text:p>
          </table:table-cell>
          <table:table-cell table:formula="of:=[.C695]" office:value-type="string" office:string-value="P3" calcext:value-type="string">
            <text:p>P3</text:p>
          </table:table-cell>
          <table:table-cell table:number-columns-repeated="4"/>
          <table:table-cell table:formula="of:=[.A701]&amp;&quot; &quot;&amp;[.B701]&amp;&quot; &quot;&amp;[.C701]" office:value-type="string" office:string-value="N700 G106 P3" calcext:value-type="string">
            <text:p>N700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01</text:p>
          </table:table-cell>
          <table:table-cell table:formula="of:=&quot;X&quot;&amp;[.E702]" office:value-type="string" office:string-value="X12.5" calcext:value-type="string">
            <text:p>X12.5</text:p>
          </table:table-cell>
          <table:table-cell table:formula="of:=&quot;Y&quot;&amp;[.F702]" office:value-type="string" office:string-value="Y662.779468085108" calcext:value-type="string">
            <text:p>Y662.779468085108</text:p>
          </table:table-cell>
          <table:table-cell/>
          <table:table-cell table:formula="of:=[.E696]" office:value-type="float" office:value="12.5" calcext:value-type="float">
            <text:p>12.5</text:p>
          </table:table-cell>
          <table:table-cell table:formula="of:=[.F696]+[.$K$18]" office:value-type="float" office:value="662.779468085108" calcext:value-type="float">
            <text:p>662.7794680851</text:p>
          </table:table-cell>
          <table:table-cell/>
          <table:table-cell table:formula="of:=[.A702]&amp;&quot; &quot;&amp;[.B702]&amp;&quot; &quot;&amp;[.C702]" office:value-type="string" office:string-value="N701 X12.5 Y662.779468085108" calcext:value-type="string">
            <text:p>N701 X12.5 Y662.7794680851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02</text:p>
          </table:table-cell>
          <table:table-cell table:formula="of:=[.B697]" office:value-type="string" office:string-value="G106" calcext:value-type="string">
            <text:p>G106</text:p>
          </table:table-cell>
          <table:table-cell table:formula="of:=[.C697]" office:value-type="string" office:string-value="P0" calcext:value-type="string">
            <text:p>P0</text:p>
          </table:table-cell>
          <table:table-cell table:number-columns-repeated="4"/>
          <table:table-cell table:formula="of:=[.A703]&amp;&quot; &quot;&amp;[.B703]&amp;&quot; &quot;&amp;[.C703]" office:value-type="string" office:string-value="N702 G106 P0" calcext:value-type="string">
            <text:p>N702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03</text:p>
          </table:table-cell>
          <table:table-cell table:formula="of:=[.B698]" office:value-type="string" office:string-value="G105" calcext:value-type="string">
            <text:p>G105</text:p>
          </table:table-cell>
          <table:table-cell table:formula="of:=[.C698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698]" office:value-type="string" office:string-value="jog up" calcext:value-type="string">
            <text:p>jog up</text:p>
          </table:table-cell>
          <table:table-cell/>
          <table:table-cell table:formula="of:=[.A704]&amp;&quot; &quot;&amp;[.B704]&amp;&quot; &quot;&amp;[.C704]" office:value-type="string" office:string-value="N703 G105 PY7.79553191489362" calcext:value-type="string">
            <text:p>N703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04</text:p>
          </table:table-cell>
          <table:table-cell table:style-name="ce8" table:number-columns-repeated="3"/>
          <table:table-cell table:style-name="ce8" table:formula="of:=[.E699]+1" office:value-type="float" office:value="118" calcext:value-type="float">
            <text:p>118</text:p>
          </table:table-cell>
          <table:table-cell table:style-name="ce8" table:number-columns-repeated="2"/>
          <table:table-cell table:style-name="ce8" table:formula="of:=[.A705]&amp;&quot; ( Wire &quot;&amp;[.E705]&amp;&quot; )&quot;" office:value-type="string" office:string-value="N704 ( Wire 118 )" calcext:value-type="string">
            <text:p>N704 ( Wire 118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05</text:p>
          </table:table-cell>
          <table:table-cell table:formula="of:=&quot;X&quot;&amp;[.E706]" office:value-type="string" office:string-value="X6747.5" calcext:value-type="string">
            <text:p>X6747.5</text:p>
          </table:table-cell>
          <table:table-cell table:formula="of:=&quot;Y&quot;&amp;[.F706]" office:value-type="string" office:string-value="Y669.375000000002" calcext:value-type="string">
            <text:p>Y669.375000000002</text:p>
          </table:table-cell>
          <table:table-cell/>
          <table:table-cell table:formula="of:=[.E700]" office:value-type="float" office:value="6747.5" calcext:value-type="float">
            <text:p>6747.5</text:p>
          </table:table-cell>
          <table:table-cell table:formula="of:=[.F700]+[.$K$18]" office:value-type="float" office:value="669.375000000002" calcext:value-type="float">
            <text:p>669.375</text:p>
          </table:table-cell>
          <table:table-cell/>
          <table:table-cell table:formula="of:=[.A706]&amp;&quot; &quot;&amp;[.B706]&amp;&quot; &quot;&amp;[.C706]" office:value-type="string" office:string-value="N705 X6747.5 Y669.375000000002" calcext:value-type="string">
            <text:p>N705 X6747.5 Y669.3750000000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06</text:p>
          </table:table-cell>
          <table:table-cell table:formula="of:=[.B701]" office:value-type="string" office:string-value="G106" calcext:value-type="string">
            <text:p>G106</text:p>
          </table:table-cell>
          <table:table-cell table:formula="of:=[.C701]" office:value-type="string" office:string-value="P3" calcext:value-type="string">
            <text:p>P3</text:p>
          </table:table-cell>
          <table:table-cell table:number-columns-repeated="4"/>
          <table:table-cell table:formula="of:=[.A707]&amp;&quot; &quot;&amp;[.B707]&amp;&quot; &quot;&amp;[.C707]" office:value-type="string" office:string-value="N706 G106 P3" calcext:value-type="string">
            <text:p>N706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07</text:p>
          </table:table-cell>
          <table:table-cell table:formula="of:=&quot;X&quot;&amp;[.E708]" office:value-type="string" office:string-value="X12.5" calcext:value-type="string">
            <text:p>X12.5</text:p>
          </table:table-cell>
          <table:table-cell table:formula="of:=&quot;Y&quot;&amp;[.F708]" office:value-type="string" office:string-value="Y667.575000000002" calcext:value-type="string">
            <text:p>Y667.575000000002</text:p>
          </table:table-cell>
          <table:table-cell/>
          <table:table-cell table:formula="of:=[.E702]" office:value-type="float" office:value="12.5" calcext:value-type="float">
            <text:p>12.5</text:p>
          </table:table-cell>
          <table:table-cell table:formula="of:=[.F702]+[.$K$18]" office:value-type="float" office:value="667.575000000002" calcext:value-type="float">
            <text:p>667.575</text:p>
          </table:table-cell>
          <table:table-cell/>
          <table:table-cell table:formula="of:=[.A708]&amp;&quot; &quot;&amp;[.B708]&amp;&quot; &quot;&amp;[.C708]" office:value-type="string" office:string-value="N707 X12.5 Y667.575000000002" calcext:value-type="string">
            <text:p>N707 X12.5 Y667.5750000000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08</text:p>
          </table:table-cell>
          <table:table-cell table:formula="of:=[.B703]" office:value-type="string" office:string-value="G106" calcext:value-type="string">
            <text:p>G106</text:p>
          </table:table-cell>
          <table:table-cell table:formula="of:=[.C703]" office:value-type="string" office:string-value="P0" calcext:value-type="string">
            <text:p>P0</text:p>
          </table:table-cell>
          <table:table-cell table:number-columns-repeated="4"/>
          <table:table-cell table:formula="of:=[.A709]&amp;&quot; &quot;&amp;[.B709]&amp;&quot; &quot;&amp;[.C709]" office:value-type="string" office:string-value="N708 G106 P0" calcext:value-type="string">
            <text:p>N708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09</text:p>
          </table:table-cell>
          <table:table-cell table:formula="of:=[.B704]" office:value-type="string" office:string-value="G105" calcext:value-type="string">
            <text:p>G105</text:p>
          </table:table-cell>
          <table:table-cell table:formula="of:=[.C704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704]" office:value-type="string" office:string-value="jog up" calcext:value-type="string">
            <text:p>jog up</text:p>
          </table:table-cell>
          <table:table-cell/>
          <table:table-cell table:formula="of:=[.A710]&amp;&quot; &quot;&amp;[.B710]&amp;&quot; &quot;&amp;[.C710]" office:value-type="string" office:string-value="N709 G105 PY7.79553191489362" calcext:value-type="string">
            <text:p>N709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10</text:p>
          </table:table-cell>
          <table:table-cell table:style-name="ce8" table:number-columns-repeated="3"/>
          <table:table-cell table:style-name="ce8" table:formula="of:=[.E705]+1" office:value-type="float" office:value="119" calcext:value-type="float">
            <text:p>119</text:p>
          </table:table-cell>
          <table:table-cell table:style-name="ce8" table:number-columns-repeated="2"/>
          <table:table-cell table:style-name="ce8" table:formula="of:=[.A711]&amp;&quot; ( Wire &quot;&amp;[.E711]&amp;&quot; )&quot;" office:value-type="string" office:string-value="N710 ( Wire 119 )" calcext:value-type="string">
            <text:p>N710 ( Wire 119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11</text:p>
          </table:table-cell>
          <table:table-cell table:formula="of:=&quot;X&quot;&amp;[.E712]" office:value-type="string" office:string-value="X6747.5" calcext:value-type="string">
            <text:p>X6747.5</text:p>
          </table:table-cell>
          <table:table-cell table:formula="of:=&quot;Y&quot;&amp;[.F712]" office:value-type="string" office:string-value="Y674.170531914895" calcext:value-type="string">
            <text:p>Y674.170531914895</text:p>
          </table:table-cell>
          <table:table-cell/>
          <table:table-cell table:formula="of:=[.E706]" office:value-type="float" office:value="6747.5" calcext:value-type="float">
            <text:p>6747.5</text:p>
          </table:table-cell>
          <table:table-cell table:formula="of:=[.F706]+[.$K$18]" office:value-type="float" office:value="674.170531914895" calcext:value-type="float">
            <text:p>674.1705319149</text:p>
          </table:table-cell>
          <table:table-cell/>
          <table:table-cell table:formula="of:=[.A712]&amp;&quot; &quot;&amp;[.B712]&amp;&quot; &quot;&amp;[.C712]" office:value-type="string" office:string-value="N711 X6747.5 Y674.170531914895" calcext:value-type="string">
            <text:p>N711 X6747.5 Y674.1705319148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12</text:p>
          </table:table-cell>
          <table:table-cell table:formula="of:=[.B707]" office:value-type="string" office:string-value="G106" calcext:value-type="string">
            <text:p>G106</text:p>
          </table:table-cell>
          <table:table-cell table:formula="of:=[.C707]" office:value-type="string" office:string-value="P3" calcext:value-type="string">
            <text:p>P3</text:p>
          </table:table-cell>
          <table:table-cell table:number-columns-repeated="4"/>
          <table:table-cell table:formula="of:=[.A713]&amp;&quot; &quot;&amp;[.B713]&amp;&quot; &quot;&amp;[.C713]" office:value-type="string" office:string-value="N712 G106 P3" calcext:value-type="string">
            <text:p>N712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13</text:p>
          </table:table-cell>
          <table:table-cell table:formula="of:=&quot;X&quot;&amp;[.E714]" office:value-type="string" office:string-value="X12.5" calcext:value-type="string">
            <text:p>X12.5</text:p>
          </table:table-cell>
          <table:table-cell table:formula="of:=&quot;Y&quot;&amp;[.F714]" office:value-type="string" office:string-value="Y672.370531914895" calcext:value-type="string">
            <text:p>Y672.370531914895</text:p>
          </table:table-cell>
          <table:table-cell/>
          <table:table-cell table:formula="of:=[.E708]" office:value-type="float" office:value="12.5" calcext:value-type="float">
            <text:p>12.5</text:p>
          </table:table-cell>
          <table:table-cell table:formula="of:=[.F708]+[.$K$18]" office:value-type="float" office:value="672.370531914895" calcext:value-type="float">
            <text:p>672.3705319149</text:p>
          </table:table-cell>
          <table:table-cell/>
          <table:table-cell table:formula="of:=[.A714]&amp;&quot; &quot;&amp;[.B714]&amp;&quot; &quot;&amp;[.C714]" office:value-type="string" office:string-value="N713 X12.5 Y672.370531914895" calcext:value-type="string">
            <text:p>N713 X12.5 Y672.3705319148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14</text:p>
          </table:table-cell>
          <table:table-cell table:formula="of:=[.B709]" office:value-type="string" office:string-value="G106" calcext:value-type="string">
            <text:p>G106</text:p>
          </table:table-cell>
          <table:table-cell table:formula="of:=[.C709]" office:value-type="string" office:string-value="P0" calcext:value-type="string">
            <text:p>P0</text:p>
          </table:table-cell>
          <table:table-cell table:number-columns-repeated="4"/>
          <table:table-cell table:formula="of:=[.A715]&amp;&quot; &quot;&amp;[.B715]&amp;&quot; &quot;&amp;[.C715]" office:value-type="string" office:string-value="N714 G106 P0" calcext:value-type="string">
            <text:p>N714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15</text:p>
          </table:table-cell>
          <table:table-cell table:formula="of:=[.B710]" office:value-type="string" office:string-value="G105" calcext:value-type="string">
            <text:p>G105</text:p>
          </table:table-cell>
          <table:table-cell table:formula="of:=[.C710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710]" office:value-type="string" office:string-value="jog up" calcext:value-type="string">
            <text:p>jog up</text:p>
          </table:table-cell>
          <table:table-cell/>
          <table:table-cell table:formula="of:=[.A716]&amp;&quot; &quot;&amp;[.B716]&amp;&quot; &quot;&amp;[.C716]" office:value-type="string" office:string-value="N715 G105 PY7.79553191489362" calcext:value-type="string">
            <text:p>N715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16</text:p>
          </table:table-cell>
          <table:table-cell table:style-name="ce8" table:number-columns-repeated="3"/>
          <table:table-cell table:style-name="ce8" table:formula="of:=[.E711]+1" office:value-type="float" office:value="120" calcext:value-type="float">
            <text:p>120</text:p>
          </table:table-cell>
          <table:table-cell table:style-name="ce8" table:number-columns-repeated="2"/>
          <table:table-cell table:style-name="ce8" table:formula="of:=[.A717]&amp;&quot; ( Wire &quot;&amp;[.E717]&amp;&quot; )&quot;" office:value-type="string" office:string-value="N716 ( Wire 120 )" calcext:value-type="string">
            <text:p>N716 ( Wire 120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17</text:p>
          </table:table-cell>
          <table:table-cell table:formula="of:=&quot;X&quot;&amp;[.E718]" office:value-type="string" office:string-value="X6747.5" calcext:value-type="string">
            <text:p>X6747.5</text:p>
          </table:table-cell>
          <table:table-cell table:formula="of:=&quot;Y&quot;&amp;[.F718]" office:value-type="string" office:string-value="Y678.966063829789" calcext:value-type="string">
            <text:p>Y678.966063829789</text:p>
          </table:table-cell>
          <table:table-cell/>
          <table:table-cell table:formula="of:=[.E712]" office:value-type="float" office:value="6747.5" calcext:value-type="float">
            <text:p>6747.5</text:p>
          </table:table-cell>
          <table:table-cell table:formula="of:=[.F712]+[.$K$18]" office:value-type="float" office:value="678.966063829789" calcext:value-type="float">
            <text:p>678.9660638298</text:p>
          </table:table-cell>
          <table:table-cell/>
          <table:table-cell table:formula="of:=[.A718]&amp;&quot; &quot;&amp;[.B718]&amp;&quot; &quot;&amp;[.C718]" office:value-type="string" office:string-value="N717 X6747.5 Y678.966063829789" calcext:value-type="string">
            <text:p>N717 X6747.5 Y678.9660638297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18</text:p>
          </table:table-cell>
          <table:table-cell table:formula="of:=[.B713]" office:value-type="string" office:string-value="G106" calcext:value-type="string">
            <text:p>G106</text:p>
          </table:table-cell>
          <table:table-cell table:formula="of:=[.C713]" office:value-type="string" office:string-value="P3" calcext:value-type="string">
            <text:p>P3</text:p>
          </table:table-cell>
          <table:table-cell table:number-columns-repeated="4"/>
          <table:table-cell table:formula="of:=[.A719]&amp;&quot; &quot;&amp;[.B719]&amp;&quot; &quot;&amp;[.C719]" office:value-type="string" office:string-value="N718 G106 P3" calcext:value-type="string">
            <text:p>N718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19</text:p>
          </table:table-cell>
          <table:table-cell table:formula="of:=&quot;X&quot;&amp;[.E720]" office:value-type="string" office:string-value="X12.5" calcext:value-type="string">
            <text:p>X12.5</text:p>
          </table:table-cell>
          <table:table-cell table:formula="of:=&quot;Y&quot;&amp;[.F720]" office:value-type="string" office:string-value="Y677.166063829789" calcext:value-type="string">
            <text:p>Y677.166063829789</text:p>
          </table:table-cell>
          <table:table-cell/>
          <table:table-cell table:formula="of:=[.E714]" office:value-type="float" office:value="12.5" calcext:value-type="float">
            <text:p>12.5</text:p>
          </table:table-cell>
          <table:table-cell table:formula="of:=[.F714]+[.$K$18]" office:value-type="float" office:value="677.166063829789" calcext:value-type="float">
            <text:p>677.1660638298</text:p>
          </table:table-cell>
          <table:table-cell/>
          <table:table-cell table:formula="of:=[.A720]&amp;&quot; &quot;&amp;[.B720]&amp;&quot; &quot;&amp;[.C720]" office:value-type="string" office:string-value="N719 X12.5 Y677.166063829789" calcext:value-type="string">
            <text:p>N719 X12.5 Y677.1660638297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20</text:p>
          </table:table-cell>
          <table:table-cell table:formula="of:=[.B715]" office:value-type="string" office:string-value="G106" calcext:value-type="string">
            <text:p>G106</text:p>
          </table:table-cell>
          <table:table-cell table:formula="of:=[.C715]" office:value-type="string" office:string-value="P0" calcext:value-type="string">
            <text:p>P0</text:p>
          </table:table-cell>
          <table:table-cell table:number-columns-repeated="4"/>
          <table:table-cell table:formula="of:=[.A721]&amp;&quot; &quot;&amp;[.B721]&amp;&quot; &quot;&amp;[.C721]" office:value-type="string" office:string-value="N720 G106 P0" calcext:value-type="string">
            <text:p>N720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21</text:p>
          </table:table-cell>
          <table:table-cell table:formula="of:=[.B716]" office:value-type="string" office:string-value="G105" calcext:value-type="string">
            <text:p>G105</text:p>
          </table:table-cell>
          <table:table-cell table:formula="of:=[.C716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716]" office:value-type="string" office:string-value="jog up" calcext:value-type="string">
            <text:p>jog up</text:p>
          </table:table-cell>
          <table:table-cell/>
          <table:table-cell table:formula="of:=[.A722]&amp;&quot; &quot;&amp;[.B722]&amp;&quot; &quot;&amp;[.C722]" office:value-type="string" office:string-value="N721 G105 PY7.79553191489362" calcext:value-type="string">
            <text:p>N721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22</text:p>
          </table:table-cell>
          <table:table-cell table:style-name="ce8" table:number-columns-repeated="3"/>
          <table:table-cell table:style-name="ce8" table:formula="of:=[.E717]+1" office:value-type="float" office:value="121" calcext:value-type="float">
            <text:p>121</text:p>
          </table:table-cell>
          <table:table-cell table:style-name="ce8" table:number-columns-repeated="2"/>
          <table:table-cell table:style-name="ce8" table:formula="of:=[.A723]&amp;&quot; ( Wire &quot;&amp;[.E723]&amp;&quot; )&quot;" office:value-type="string" office:string-value="N722 ( Wire 121 )" calcext:value-type="string">
            <text:p>N722 ( Wire 121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23</text:p>
          </table:table-cell>
          <table:table-cell table:formula="of:=&quot;X&quot;&amp;[.E724]" office:value-type="string" office:string-value="X6747.5" calcext:value-type="string">
            <text:p>X6747.5</text:p>
          </table:table-cell>
          <table:table-cell table:formula="of:=&quot;Y&quot;&amp;[.F724]" office:value-type="string" office:string-value="Y683.761595744683" calcext:value-type="string">
            <text:p>Y683.761595744683</text:p>
          </table:table-cell>
          <table:table-cell/>
          <table:table-cell table:formula="of:=[.E718]" office:value-type="float" office:value="6747.5" calcext:value-type="float">
            <text:p>6747.5</text:p>
          </table:table-cell>
          <table:table-cell table:formula="of:=[.F718]+[.$K$18]" office:value-type="float" office:value="683.761595744683" calcext:value-type="float">
            <text:p>683.7615957447</text:p>
          </table:table-cell>
          <table:table-cell/>
          <table:table-cell table:formula="of:=[.A724]&amp;&quot; &quot;&amp;[.B724]&amp;&quot; &quot;&amp;[.C724]" office:value-type="string" office:string-value="N723 X6747.5 Y683.761595744683" calcext:value-type="string">
            <text:p>N723 X6747.5 Y683.7615957446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24</text:p>
          </table:table-cell>
          <table:table-cell table:formula="of:=[.B719]" office:value-type="string" office:string-value="G106" calcext:value-type="string">
            <text:p>G106</text:p>
          </table:table-cell>
          <table:table-cell table:formula="of:=[.C719]" office:value-type="string" office:string-value="P3" calcext:value-type="string">
            <text:p>P3</text:p>
          </table:table-cell>
          <table:table-cell table:number-columns-repeated="4"/>
          <table:table-cell table:formula="of:=[.A725]&amp;&quot; &quot;&amp;[.B725]&amp;&quot; &quot;&amp;[.C725]" office:value-type="string" office:string-value="N724 G106 P3" calcext:value-type="string">
            <text:p>N724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25</text:p>
          </table:table-cell>
          <table:table-cell table:formula="of:=&quot;X&quot;&amp;[.E726]" office:value-type="string" office:string-value="X12.5" calcext:value-type="string">
            <text:p>X12.5</text:p>
          </table:table-cell>
          <table:table-cell table:formula="of:=&quot;Y&quot;&amp;[.F726]" office:value-type="string" office:string-value="Y681.961595744683" calcext:value-type="string">
            <text:p>Y681.961595744683</text:p>
          </table:table-cell>
          <table:table-cell/>
          <table:table-cell table:formula="of:=[.E720]" office:value-type="float" office:value="12.5" calcext:value-type="float">
            <text:p>12.5</text:p>
          </table:table-cell>
          <table:table-cell table:formula="of:=[.F720]+[.$K$18]" office:value-type="float" office:value="681.961595744683" calcext:value-type="float">
            <text:p>681.9615957447</text:p>
          </table:table-cell>
          <table:table-cell/>
          <table:table-cell table:formula="of:=[.A726]&amp;&quot; &quot;&amp;[.B726]&amp;&quot; &quot;&amp;[.C726]" office:value-type="string" office:string-value="N725 X12.5 Y681.961595744683" calcext:value-type="string">
            <text:p>N725 X12.5 Y681.9615957446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26</text:p>
          </table:table-cell>
          <table:table-cell table:formula="of:=[.B721]" office:value-type="string" office:string-value="G106" calcext:value-type="string">
            <text:p>G106</text:p>
          </table:table-cell>
          <table:table-cell table:formula="of:=[.C721]" office:value-type="string" office:string-value="P0" calcext:value-type="string">
            <text:p>P0</text:p>
          </table:table-cell>
          <table:table-cell table:number-columns-repeated="4"/>
          <table:table-cell table:formula="of:=[.A727]&amp;&quot; &quot;&amp;[.B727]&amp;&quot; &quot;&amp;[.C727]" office:value-type="string" office:string-value="N726 G106 P0" calcext:value-type="string">
            <text:p>N726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27</text:p>
          </table:table-cell>
          <table:table-cell table:formula="of:=[.B722]" office:value-type="string" office:string-value="G105" calcext:value-type="string">
            <text:p>G105</text:p>
          </table:table-cell>
          <table:table-cell table:formula="of:=[.C722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722]" office:value-type="string" office:string-value="jog up" calcext:value-type="string">
            <text:p>jog up</text:p>
          </table:table-cell>
          <table:table-cell/>
          <table:table-cell table:formula="of:=[.A728]&amp;&quot; &quot;&amp;[.B728]&amp;&quot; &quot;&amp;[.C728]" office:value-type="string" office:string-value="N727 G105 PY7.79553191489362" calcext:value-type="string">
            <text:p>N727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28</text:p>
          </table:table-cell>
          <table:table-cell table:style-name="ce8" table:number-columns-repeated="3"/>
          <table:table-cell table:style-name="ce8" table:formula="of:=[.E723]+1" office:value-type="float" office:value="122" calcext:value-type="float">
            <text:p>122</text:p>
          </table:table-cell>
          <table:table-cell table:style-name="ce8" table:number-columns-repeated="2"/>
          <table:table-cell table:style-name="ce8" table:formula="of:=[.A729]&amp;&quot; ( Wire &quot;&amp;[.E729]&amp;&quot; )&quot;" office:value-type="string" office:string-value="N728 ( Wire 122 )" calcext:value-type="string">
            <text:p>N728 ( Wire 122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29</text:p>
          </table:table-cell>
          <table:table-cell table:formula="of:=&quot;X&quot;&amp;[.E730]" office:value-type="string" office:string-value="X6747.5" calcext:value-type="string">
            <text:p>X6747.5</text:p>
          </table:table-cell>
          <table:table-cell table:formula="of:=&quot;Y&quot;&amp;[.F730]" office:value-type="string" office:string-value="Y688.557127659576" calcext:value-type="string">
            <text:p>Y688.557127659576</text:p>
          </table:table-cell>
          <table:table-cell/>
          <table:table-cell table:formula="of:=[.E724]" office:value-type="float" office:value="6747.5" calcext:value-type="float">
            <text:p>6747.5</text:p>
          </table:table-cell>
          <table:table-cell table:formula="of:=[.F724]+[.$K$18]" office:value-type="float" office:value="688.557127659576" calcext:value-type="float">
            <text:p>688.5571276596</text:p>
          </table:table-cell>
          <table:table-cell/>
          <table:table-cell table:formula="of:=[.A730]&amp;&quot; &quot;&amp;[.B730]&amp;&quot; &quot;&amp;[.C730]" office:value-type="string" office:string-value="N729 X6747.5 Y688.557127659576" calcext:value-type="string">
            <text:p>N729 X6747.5 Y688.5571276595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30</text:p>
          </table:table-cell>
          <table:table-cell table:formula="of:=[.B725]" office:value-type="string" office:string-value="G106" calcext:value-type="string">
            <text:p>G106</text:p>
          </table:table-cell>
          <table:table-cell table:formula="of:=[.C725]" office:value-type="string" office:string-value="P3" calcext:value-type="string">
            <text:p>P3</text:p>
          </table:table-cell>
          <table:table-cell table:number-columns-repeated="4"/>
          <table:table-cell table:formula="of:=[.A731]&amp;&quot; &quot;&amp;[.B731]&amp;&quot; &quot;&amp;[.C731]" office:value-type="string" office:string-value="N730 G106 P3" calcext:value-type="string">
            <text:p>N730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31</text:p>
          </table:table-cell>
          <table:table-cell table:formula="of:=&quot;X&quot;&amp;[.E732]" office:value-type="string" office:string-value="X12.5" calcext:value-type="string">
            <text:p>X12.5</text:p>
          </table:table-cell>
          <table:table-cell table:formula="of:=&quot;Y&quot;&amp;[.F732]" office:value-type="string" office:string-value="Y686.757127659576" calcext:value-type="string">
            <text:p>Y686.757127659576</text:p>
          </table:table-cell>
          <table:table-cell/>
          <table:table-cell table:formula="of:=[.E726]" office:value-type="float" office:value="12.5" calcext:value-type="float">
            <text:p>12.5</text:p>
          </table:table-cell>
          <table:table-cell table:formula="of:=[.F726]+[.$K$18]" office:value-type="float" office:value="686.757127659576" calcext:value-type="float">
            <text:p>686.7571276596</text:p>
          </table:table-cell>
          <table:table-cell/>
          <table:table-cell table:formula="of:=[.A732]&amp;&quot; &quot;&amp;[.B732]&amp;&quot; &quot;&amp;[.C732]" office:value-type="string" office:string-value="N731 X12.5 Y686.757127659576" calcext:value-type="string">
            <text:p>N731 X12.5 Y686.7571276595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32</text:p>
          </table:table-cell>
          <table:table-cell table:formula="of:=[.B727]" office:value-type="string" office:string-value="G106" calcext:value-type="string">
            <text:p>G106</text:p>
          </table:table-cell>
          <table:table-cell table:formula="of:=[.C727]" office:value-type="string" office:string-value="P0" calcext:value-type="string">
            <text:p>P0</text:p>
          </table:table-cell>
          <table:table-cell table:number-columns-repeated="4"/>
          <table:table-cell table:formula="of:=[.A733]&amp;&quot; &quot;&amp;[.B733]&amp;&quot; &quot;&amp;[.C733]" office:value-type="string" office:string-value="N732 G106 P0" calcext:value-type="string">
            <text:p>N732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33</text:p>
          </table:table-cell>
          <table:table-cell table:formula="of:=[.B728]" office:value-type="string" office:string-value="G105" calcext:value-type="string">
            <text:p>G105</text:p>
          </table:table-cell>
          <table:table-cell table:formula="of:=[.C728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728]" office:value-type="string" office:string-value="jog up" calcext:value-type="string">
            <text:p>jog up</text:p>
          </table:table-cell>
          <table:table-cell/>
          <table:table-cell table:formula="of:=[.A734]&amp;&quot; &quot;&amp;[.B734]&amp;&quot; &quot;&amp;[.C734]" office:value-type="string" office:string-value="N733 G105 PY7.79553191489362" calcext:value-type="string">
            <text:p>N733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34</text:p>
          </table:table-cell>
          <table:table-cell table:style-name="ce8" table:number-columns-repeated="3"/>
          <table:table-cell table:style-name="ce8" table:formula="of:=[.E729]+1" office:value-type="float" office:value="123" calcext:value-type="float">
            <text:p>123</text:p>
          </table:table-cell>
          <table:table-cell table:style-name="ce8" table:number-columns-repeated="2"/>
          <table:table-cell table:style-name="ce8" table:formula="of:=[.A735]&amp;&quot; ( Wire &quot;&amp;[.E735]&amp;&quot; )&quot;" office:value-type="string" office:string-value="N734 ( Wire 123 )" calcext:value-type="string">
            <text:p>N734 ( Wire 123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35</text:p>
          </table:table-cell>
          <table:table-cell table:formula="of:=&quot;X&quot;&amp;[.E736]" office:value-type="string" office:string-value="X6747.5" calcext:value-type="string">
            <text:p>X6747.5</text:p>
          </table:table-cell>
          <table:table-cell table:formula="of:=&quot;Y&quot;&amp;[.F736]" office:value-type="string" office:string-value="Y693.35265957447" calcext:value-type="string">
            <text:p>Y693.35265957447</text:p>
          </table:table-cell>
          <table:table-cell/>
          <table:table-cell table:formula="of:=[.E730]" office:value-type="float" office:value="6747.5" calcext:value-type="float">
            <text:p>6747.5</text:p>
          </table:table-cell>
          <table:table-cell table:formula="of:=[.F730]+[.$K$18]" office:value-type="float" office:value="693.35265957447" calcext:value-type="float">
            <text:p>693.3526595745</text:p>
          </table:table-cell>
          <table:table-cell/>
          <table:table-cell table:formula="of:=[.A736]&amp;&quot; &quot;&amp;[.B736]&amp;&quot; &quot;&amp;[.C736]" office:value-type="string" office:string-value="N735 X6747.5 Y693.35265957447" calcext:value-type="string">
            <text:p>N735 X6747.5 Y693.352659574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36</text:p>
          </table:table-cell>
          <table:table-cell table:formula="of:=[.B731]" office:value-type="string" office:string-value="G106" calcext:value-type="string">
            <text:p>G106</text:p>
          </table:table-cell>
          <table:table-cell table:formula="of:=[.C731]" office:value-type="string" office:string-value="P3" calcext:value-type="string">
            <text:p>P3</text:p>
          </table:table-cell>
          <table:table-cell table:number-columns-repeated="4"/>
          <table:table-cell table:formula="of:=[.A737]&amp;&quot; &quot;&amp;[.B737]&amp;&quot; &quot;&amp;[.C737]" office:value-type="string" office:string-value="N736 G106 P3" calcext:value-type="string">
            <text:p>N736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37</text:p>
          </table:table-cell>
          <table:table-cell table:formula="of:=&quot;X&quot;&amp;[.E738]" office:value-type="string" office:string-value="X12.5" calcext:value-type="string">
            <text:p>X12.5</text:p>
          </table:table-cell>
          <table:table-cell table:formula="of:=&quot;Y&quot;&amp;[.F738]" office:value-type="string" office:string-value="Y691.55265957447" calcext:value-type="string">
            <text:p>Y691.55265957447</text:p>
          </table:table-cell>
          <table:table-cell/>
          <table:table-cell table:formula="of:=[.E732]" office:value-type="float" office:value="12.5" calcext:value-type="float">
            <text:p>12.5</text:p>
          </table:table-cell>
          <table:table-cell table:formula="of:=[.F732]+[.$K$18]" office:value-type="float" office:value="691.55265957447" calcext:value-type="float">
            <text:p>691.5526595745</text:p>
          </table:table-cell>
          <table:table-cell/>
          <table:table-cell table:formula="of:=[.A738]&amp;&quot; &quot;&amp;[.B738]&amp;&quot; &quot;&amp;[.C738]" office:value-type="string" office:string-value="N737 X12.5 Y691.55265957447" calcext:value-type="string">
            <text:p>N737 X12.5 Y691.552659574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38</text:p>
          </table:table-cell>
          <table:table-cell table:formula="of:=[.B733]" office:value-type="string" office:string-value="G106" calcext:value-type="string">
            <text:p>G106</text:p>
          </table:table-cell>
          <table:table-cell table:formula="of:=[.C733]" office:value-type="string" office:string-value="P0" calcext:value-type="string">
            <text:p>P0</text:p>
          </table:table-cell>
          <table:table-cell table:number-columns-repeated="4"/>
          <table:table-cell table:formula="of:=[.A739]&amp;&quot; &quot;&amp;[.B739]&amp;&quot; &quot;&amp;[.C739]" office:value-type="string" office:string-value="N738 G106 P0" calcext:value-type="string">
            <text:p>N738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39</text:p>
          </table:table-cell>
          <table:table-cell table:formula="of:=[.B734]" office:value-type="string" office:string-value="G105" calcext:value-type="string">
            <text:p>G105</text:p>
          </table:table-cell>
          <table:table-cell table:formula="of:=[.C734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734]" office:value-type="string" office:string-value="jog up" calcext:value-type="string">
            <text:p>jog up</text:p>
          </table:table-cell>
          <table:table-cell/>
          <table:table-cell table:formula="of:=[.A740]&amp;&quot; &quot;&amp;[.B740]&amp;&quot; &quot;&amp;[.C740]" office:value-type="string" office:string-value="N739 G105 PY7.79553191489362" calcext:value-type="string">
            <text:p>N739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40</text:p>
          </table:table-cell>
          <table:table-cell table:style-name="ce8" table:number-columns-repeated="3"/>
          <table:table-cell table:style-name="ce8" table:formula="of:=[.E735]+1" office:value-type="float" office:value="124" calcext:value-type="float">
            <text:p>124</text:p>
          </table:table-cell>
          <table:table-cell table:style-name="ce8" table:number-columns-repeated="2"/>
          <table:table-cell table:style-name="ce8" table:formula="of:=[.A741]&amp;&quot; ( Wire &quot;&amp;[.E741]&amp;&quot; )&quot;" office:value-type="string" office:string-value="N740 ( Wire 124 )" calcext:value-type="string">
            <text:p>N740 ( Wire 124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41</text:p>
          </table:table-cell>
          <table:table-cell table:formula="of:=&quot;X&quot;&amp;[.E742]" office:value-type="string" office:string-value="X6747.5" calcext:value-type="string">
            <text:p>X6747.5</text:p>
          </table:table-cell>
          <table:table-cell table:formula="of:=&quot;Y&quot;&amp;[.F742]" office:value-type="string" office:string-value="Y698.148191489364" calcext:value-type="string">
            <text:p>Y698.148191489364</text:p>
          </table:table-cell>
          <table:table-cell/>
          <table:table-cell table:formula="of:=[.E736]" office:value-type="float" office:value="6747.5" calcext:value-type="float">
            <text:p>6747.5</text:p>
          </table:table-cell>
          <table:table-cell table:formula="of:=[.F736]+[.$K$18]" office:value-type="float" office:value="698.148191489364" calcext:value-type="float">
            <text:p>698.1481914894</text:p>
          </table:table-cell>
          <table:table-cell/>
          <table:table-cell table:formula="of:=[.A742]&amp;&quot; &quot;&amp;[.B742]&amp;&quot; &quot;&amp;[.C742]" office:value-type="string" office:string-value="N741 X6747.5 Y698.148191489364" calcext:value-type="string">
            <text:p>N741 X6747.5 Y698.1481914893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42</text:p>
          </table:table-cell>
          <table:table-cell table:formula="of:=[.B737]" office:value-type="string" office:string-value="G106" calcext:value-type="string">
            <text:p>G106</text:p>
          </table:table-cell>
          <table:table-cell table:formula="of:=[.C737]" office:value-type="string" office:string-value="P3" calcext:value-type="string">
            <text:p>P3</text:p>
          </table:table-cell>
          <table:table-cell table:number-columns-repeated="4"/>
          <table:table-cell table:formula="of:=[.A743]&amp;&quot; &quot;&amp;[.B743]&amp;&quot; &quot;&amp;[.C743]" office:value-type="string" office:string-value="N742 G106 P3" calcext:value-type="string">
            <text:p>N742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43</text:p>
          </table:table-cell>
          <table:table-cell table:formula="of:=&quot;X&quot;&amp;[.E744]" office:value-type="string" office:string-value="X12.5" calcext:value-type="string">
            <text:p>X12.5</text:p>
          </table:table-cell>
          <table:table-cell table:formula="of:=&quot;Y&quot;&amp;[.F744]" office:value-type="string" office:string-value="Y696.348191489364" calcext:value-type="string">
            <text:p>Y696.348191489364</text:p>
          </table:table-cell>
          <table:table-cell/>
          <table:table-cell table:formula="of:=[.E738]" office:value-type="float" office:value="12.5" calcext:value-type="float">
            <text:p>12.5</text:p>
          </table:table-cell>
          <table:table-cell table:formula="of:=[.F738]+[.$K$18]" office:value-type="float" office:value="696.348191489364" calcext:value-type="float">
            <text:p>696.3481914894</text:p>
          </table:table-cell>
          <table:table-cell/>
          <table:table-cell table:formula="of:=[.A744]&amp;&quot; &quot;&amp;[.B744]&amp;&quot; &quot;&amp;[.C744]" office:value-type="string" office:string-value="N743 X12.5 Y696.348191489364" calcext:value-type="string">
            <text:p>N743 X12.5 Y696.3481914893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44</text:p>
          </table:table-cell>
          <table:table-cell table:formula="of:=[.B739]" office:value-type="string" office:string-value="G106" calcext:value-type="string">
            <text:p>G106</text:p>
          </table:table-cell>
          <table:table-cell table:formula="of:=[.C739]" office:value-type="string" office:string-value="P0" calcext:value-type="string">
            <text:p>P0</text:p>
          </table:table-cell>
          <table:table-cell table:number-columns-repeated="4"/>
          <table:table-cell table:formula="of:=[.A745]&amp;&quot; &quot;&amp;[.B745]&amp;&quot; &quot;&amp;[.C745]" office:value-type="string" office:string-value="N744 G106 P0" calcext:value-type="string">
            <text:p>N744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45</text:p>
          </table:table-cell>
          <table:table-cell table:formula="of:=[.B740]" office:value-type="string" office:string-value="G105" calcext:value-type="string">
            <text:p>G105</text:p>
          </table:table-cell>
          <table:table-cell table:formula="of:=[.C740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740]" office:value-type="string" office:string-value="jog up" calcext:value-type="string">
            <text:p>jog up</text:p>
          </table:table-cell>
          <table:table-cell/>
          <table:table-cell table:formula="of:=[.A746]&amp;&quot; &quot;&amp;[.B746]&amp;&quot; &quot;&amp;[.C746]" office:value-type="string" office:string-value="N745 G105 PY7.79553191489362" calcext:value-type="string">
            <text:p>N745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46</text:p>
          </table:table-cell>
          <table:table-cell table:style-name="ce8" table:number-columns-repeated="3"/>
          <table:table-cell table:style-name="ce8" table:formula="of:=[.E741]+1" office:value-type="float" office:value="125" calcext:value-type="float">
            <text:p>125</text:p>
          </table:table-cell>
          <table:table-cell table:style-name="ce8" table:number-columns-repeated="2"/>
          <table:table-cell table:style-name="ce8" table:formula="of:=[.A747]&amp;&quot; ( Wire &quot;&amp;[.E747]&amp;&quot; )&quot;" office:value-type="string" office:string-value="N746 ( Wire 125 )" calcext:value-type="string">
            <text:p>N746 ( Wire 125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47</text:p>
          </table:table-cell>
          <table:table-cell table:formula="of:=&quot;X&quot;&amp;[.E748]" office:value-type="string" office:string-value="X6747.5" calcext:value-type="string">
            <text:p>X6747.5</text:p>
          </table:table-cell>
          <table:table-cell table:formula="of:=&quot;Y&quot;&amp;[.F748]" office:value-type="string" office:string-value="Y702.943723404257" calcext:value-type="string">
            <text:p>Y702.943723404257</text:p>
          </table:table-cell>
          <table:table-cell/>
          <table:table-cell table:formula="of:=[.E742]" office:value-type="float" office:value="6747.5" calcext:value-type="float">
            <text:p>6747.5</text:p>
          </table:table-cell>
          <table:table-cell table:formula="of:=[.F742]+[.$K$18]" office:value-type="float" office:value="702.943723404257" calcext:value-type="float">
            <text:p>702.9437234043</text:p>
          </table:table-cell>
          <table:table-cell/>
          <table:table-cell table:formula="of:=[.A748]&amp;&quot; &quot;&amp;[.B748]&amp;&quot; &quot;&amp;[.C748]" office:value-type="string" office:string-value="N747 X6747.5 Y702.943723404257" calcext:value-type="string">
            <text:p>N747 X6747.5 Y702.9437234042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48</text:p>
          </table:table-cell>
          <table:table-cell table:formula="of:=[.B743]" office:value-type="string" office:string-value="G106" calcext:value-type="string">
            <text:p>G106</text:p>
          </table:table-cell>
          <table:table-cell table:formula="of:=[.C743]" office:value-type="string" office:string-value="P3" calcext:value-type="string">
            <text:p>P3</text:p>
          </table:table-cell>
          <table:table-cell table:number-columns-repeated="4"/>
          <table:table-cell table:formula="of:=[.A749]&amp;&quot; &quot;&amp;[.B749]&amp;&quot; &quot;&amp;[.C749]" office:value-type="string" office:string-value="N748 G106 P3" calcext:value-type="string">
            <text:p>N748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49</text:p>
          </table:table-cell>
          <table:table-cell table:formula="of:=&quot;X&quot;&amp;[.E750]" office:value-type="string" office:string-value="X12.5" calcext:value-type="string">
            <text:p>X12.5</text:p>
          </table:table-cell>
          <table:table-cell table:formula="of:=&quot;Y&quot;&amp;[.F750]" office:value-type="string" office:string-value="Y701.143723404257" calcext:value-type="string">
            <text:p>Y701.143723404257</text:p>
          </table:table-cell>
          <table:table-cell/>
          <table:table-cell table:formula="of:=[.E744]" office:value-type="float" office:value="12.5" calcext:value-type="float">
            <text:p>12.5</text:p>
          </table:table-cell>
          <table:table-cell table:formula="of:=[.F744]+[.$K$18]" office:value-type="float" office:value="701.143723404257" calcext:value-type="float">
            <text:p>701.1437234043</text:p>
          </table:table-cell>
          <table:table-cell/>
          <table:table-cell table:formula="of:=[.A750]&amp;&quot; &quot;&amp;[.B750]&amp;&quot; &quot;&amp;[.C750]" office:value-type="string" office:string-value="N749 X12.5 Y701.143723404257" calcext:value-type="string">
            <text:p>N749 X12.5 Y701.1437234042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50</text:p>
          </table:table-cell>
          <table:table-cell table:formula="of:=[.B745]" office:value-type="string" office:string-value="G106" calcext:value-type="string">
            <text:p>G106</text:p>
          </table:table-cell>
          <table:table-cell table:formula="of:=[.C745]" office:value-type="string" office:string-value="P0" calcext:value-type="string">
            <text:p>P0</text:p>
          </table:table-cell>
          <table:table-cell table:number-columns-repeated="4"/>
          <table:table-cell table:formula="of:=[.A751]&amp;&quot; &quot;&amp;[.B751]&amp;&quot; &quot;&amp;[.C751]" office:value-type="string" office:string-value="N750 G106 P0" calcext:value-type="string">
            <text:p>N750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51</text:p>
          </table:table-cell>
          <table:table-cell table:formula="of:=[.B746]" office:value-type="string" office:string-value="G105" calcext:value-type="string">
            <text:p>G105</text:p>
          </table:table-cell>
          <table:table-cell table:formula="of:=[.C746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746]" office:value-type="string" office:string-value="jog up" calcext:value-type="string">
            <text:p>jog up</text:p>
          </table:table-cell>
          <table:table-cell/>
          <table:table-cell table:formula="of:=[.A752]&amp;&quot; &quot;&amp;[.B752]&amp;&quot; &quot;&amp;[.C752]" office:value-type="string" office:string-value="N751 G105 PY7.79553191489362" calcext:value-type="string">
            <text:p>N751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52</text:p>
          </table:table-cell>
          <table:table-cell table:style-name="ce8" table:number-columns-repeated="3"/>
          <table:table-cell table:style-name="ce8" table:formula="of:=[.E747]+1" office:value-type="float" office:value="126" calcext:value-type="float">
            <text:p>126</text:p>
          </table:table-cell>
          <table:table-cell table:style-name="ce8" table:number-columns-repeated="2"/>
          <table:table-cell table:style-name="ce8" table:formula="of:=[.A753]&amp;&quot; ( Wire &quot;&amp;[.E753]&amp;&quot; )&quot;" office:value-type="string" office:string-value="N752 ( Wire 126 )" calcext:value-type="string">
            <text:p>N752 ( Wire 126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53</text:p>
          </table:table-cell>
          <table:table-cell table:formula="of:=&quot;X&quot;&amp;[.E754]" office:value-type="string" office:string-value="X6747.5" calcext:value-type="string">
            <text:p>X6747.5</text:p>
          </table:table-cell>
          <table:table-cell table:formula="of:=&quot;Y&quot;&amp;[.F754]" office:value-type="string" office:string-value="Y707.739255319151" calcext:value-type="string">
            <text:p>Y707.739255319151</text:p>
          </table:table-cell>
          <table:table-cell/>
          <table:table-cell table:formula="of:=[.E748]" office:value-type="float" office:value="6747.5" calcext:value-type="float">
            <text:p>6747.5</text:p>
          </table:table-cell>
          <table:table-cell table:formula="of:=[.F748]+[.$K$18]" office:value-type="float" office:value="707.739255319151" calcext:value-type="float">
            <text:p>707.7392553192</text:p>
          </table:table-cell>
          <table:table-cell/>
          <table:table-cell table:formula="of:=[.A754]&amp;&quot; &quot;&amp;[.B754]&amp;&quot; &quot;&amp;[.C754]" office:value-type="string" office:string-value="N753 X6747.5 Y707.739255319151" calcext:value-type="string">
            <text:p>N753 X6747.5 Y707.7392553191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54</text:p>
          </table:table-cell>
          <table:table-cell table:formula="of:=[.B749]" office:value-type="string" office:string-value="G106" calcext:value-type="string">
            <text:p>G106</text:p>
          </table:table-cell>
          <table:table-cell table:formula="of:=[.C749]" office:value-type="string" office:string-value="P3" calcext:value-type="string">
            <text:p>P3</text:p>
          </table:table-cell>
          <table:table-cell table:number-columns-repeated="4"/>
          <table:table-cell table:formula="of:=[.A755]&amp;&quot; &quot;&amp;[.B755]&amp;&quot; &quot;&amp;[.C755]" office:value-type="string" office:string-value="N754 G106 P3" calcext:value-type="string">
            <text:p>N754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55</text:p>
          </table:table-cell>
          <table:table-cell table:formula="of:=&quot;X&quot;&amp;[.E756]" office:value-type="string" office:string-value="X12.5" calcext:value-type="string">
            <text:p>X12.5</text:p>
          </table:table-cell>
          <table:table-cell table:formula="of:=&quot;Y&quot;&amp;[.F756]" office:value-type="string" office:string-value="Y705.939255319151" calcext:value-type="string">
            <text:p>Y705.939255319151</text:p>
          </table:table-cell>
          <table:table-cell/>
          <table:table-cell table:formula="of:=[.E750]" office:value-type="float" office:value="12.5" calcext:value-type="float">
            <text:p>12.5</text:p>
          </table:table-cell>
          <table:table-cell table:formula="of:=[.F750]+[.$K$18]" office:value-type="float" office:value="705.939255319151" calcext:value-type="float">
            <text:p>705.9392553192</text:p>
          </table:table-cell>
          <table:table-cell/>
          <table:table-cell table:formula="of:=[.A756]&amp;&quot; &quot;&amp;[.B756]&amp;&quot; &quot;&amp;[.C756]" office:value-type="string" office:string-value="N755 X12.5 Y705.939255319151" calcext:value-type="string">
            <text:p>N755 X12.5 Y705.9392553191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56</text:p>
          </table:table-cell>
          <table:table-cell table:formula="of:=[.B751]" office:value-type="string" office:string-value="G106" calcext:value-type="string">
            <text:p>G106</text:p>
          </table:table-cell>
          <table:table-cell table:formula="of:=[.C751]" office:value-type="string" office:string-value="P0" calcext:value-type="string">
            <text:p>P0</text:p>
          </table:table-cell>
          <table:table-cell table:number-columns-repeated="4"/>
          <table:table-cell table:formula="of:=[.A757]&amp;&quot; &quot;&amp;[.B757]&amp;&quot; &quot;&amp;[.C757]" office:value-type="string" office:string-value="N756 G106 P0" calcext:value-type="string">
            <text:p>N756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57</text:p>
          </table:table-cell>
          <table:table-cell table:formula="of:=[.B752]" office:value-type="string" office:string-value="G105" calcext:value-type="string">
            <text:p>G105</text:p>
          </table:table-cell>
          <table:table-cell table:formula="of:=[.C752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752]" office:value-type="string" office:string-value="jog up" calcext:value-type="string">
            <text:p>jog up</text:p>
          </table:table-cell>
          <table:table-cell/>
          <table:table-cell table:formula="of:=[.A758]&amp;&quot; &quot;&amp;[.B758]&amp;&quot; &quot;&amp;[.C758]" office:value-type="string" office:string-value="N757 G105 PY7.79553191489362" calcext:value-type="string">
            <text:p>N757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58</text:p>
          </table:table-cell>
          <table:table-cell table:style-name="ce8" table:number-columns-repeated="3"/>
          <table:table-cell table:style-name="ce8" table:formula="of:=[.E753]+1" office:value-type="float" office:value="127" calcext:value-type="float">
            <text:p>127</text:p>
          </table:table-cell>
          <table:table-cell table:style-name="ce8" table:number-columns-repeated="2"/>
          <table:table-cell table:style-name="ce8" table:formula="of:=[.A759]&amp;&quot; ( Wire &quot;&amp;[.E759]&amp;&quot; )&quot;" office:value-type="string" office:string-value="N758 ( Wire 127 )" calcext:value-type="string">
            <text:p>N758 ( Wire 127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59</text:p>
          </table:table-cell>
          <table:table-cell table:formula="of:=&quot;X&quot;&amp;[.E760]" office:value-type="string" office:string-value="X6747.5" calcext:value-type="string">
            <text:p>X6747.5</text:p>
          </table:table-cell>
          <table:table-cell table:formula="of:=&quot;Y&quot;&amp;[.F760]" office:value-type="string" office:string-value="Y712.534787234045" calcext:value-type="string">
            <text:p>Y712.534787234045</text:p>
          </table:table-cell>
          <table:table-cell/>
          <table:table-cell table:formula="of:=[.E754]" office:value-type="float" office:value="6747.5" calcext:value-type="float">
            <text:p>6747.5</text:p>
          </table:table-cell>
          <table:table-cell table:formula="of:=[.F754]+[.$K$18]" office:value-type="float" office:value="712.534787234045" calcext:value-type="float">
            <text:p>712.534787234</text:p>
          </table:table-cell>
          <table:table-cell/>
          <table:table-cell table:formula="of:=[.A760]&amp;&quot; &quot;&amp;[.B760]&amp;&quot; &quot;&amp;[.C760]" office:value-type="string" office:string-value="N759 X6747.5 Y712.534787234045" calcext:value-type="string">
            <text:p>N759 X6747.5 Y712.5347872340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60</text:p>
          </table:table-cell>
          <table:table-cell table:formula="of:=[.B755]" office:value-type="string" office:string-value="G106" calcext:value-type="string">
            <text:p>G106</text:p>
          </table:table-cell>
          <table:table-cell table:formula="of:=[.C755]" office:value-type="string" office:string-value="P3" calcext:value-type="string">
            <text:p>P3</text:p>
          </table:table-cell>
          <table:table-cell table:number-columns-repeated="4"/>
          <table:table-cell table:formula="of:=[.A761]&amp;&quot; &quot;&amp;[.B761]&amp;&quot; &quot;&amp;[.C761]" office:value-type="string" office:string-value="N760 G106 P3" calcext:value-type="string">
            <text:p>N760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61</text:p>
          </table:table-cell>
          <table:table-cell table:formula="of:=&quot;X&quot;&amp;[.E762]" office:value-type="string" office:string-value="X12.5" calcext:value-type="string">
            <text:p>X12.5</text:p>
          </table:table-cell>
          <table:table-cell table:formula="of:=&quot;Y&quot;&amp;[.F762]" office:value-type="string" office:string-value="Y710.734787234045" calcext:value-type="string">
            <text:p>Y710.734787234045</text:p>
          </table:table-cell>
          <table:table-cell/>
          <table:table-cell table:formula="of:=[.E756]" office:value-type="float" office:value="12.5" calcext:value-type="float">
            <text:p>12.5</text:p>
          </table:table-cell>
          <table:table-cell table:formula="of:=[.F756]+[.$K$18]" office:value-type="float" office:value="710.734787234045" calcext:value-type="float">
            <text:p>710.734787234</text:p>
          </table:table-cell>
          <table:table-cell/>
          <table:table-cell table:formula="of:=[.A762]&amp;&quot; &quot;&amp;[.B762]&amp;&quot; &quot;&amp;[.C762]" office:value-type="string" office:string-value="N761 X12.5 Y710.734787234045" calcext:value-type="string">
            <text:p>N761 X12.5 Y710.7347872340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62</text:p>
          </table:table-cell>
          <table:table-cell table:formula="of:=[.B757]" office:value-type="string" office:string-value="G106" calcext:value-type="string">
            <text:p>G106</text:p>
          </table:table-cell>
          <table:table-cell table:formula="of:=[.C757]" office:value-type="string" office:string-value="P0" calcext:value-type="string">
            <text:p>P0</text:p>
          </table:table-cell>
          <table:table-cell table:number-columns-repeated="4"/>
          <table:table-cell table:formula="of:=[.A763]&amp;&quot; &quot;&amp;[.B763]&amp;&quot; &quot;&amp;[.C763]" office:value-type="string" office:string-value="N762 G106 P0" calcext:value-type="string">
            <text:p>N762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63</text:p>
          </table:table-cell>
          <table:table-cell table:formula="of:=[.B758]" office:value-type="string" office:string-value="G105" calcext:value-type="string">
            <text:p>G105</text:p>
          </table:table-cell>
          <table:table-cell table:formula="of:=[.C758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758]" office:value-type="string" office:string-value="jog up" calcext:value-type="string">
            <text:p>jog up</text:p>
          </table:table-cell>
          <table:table-cell/>
          <table:table-cell table:formula="of:=[.A764]&amp;&quot; &quot;&amp;[.B764]&amp;&quot; &quot;&amp;[.C764]" office:value-type="string" office:string-value="N763 G105 PY7.79553191489362" calcext:value-type="string">
            <text:p>N763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64</text:p>
          </table:table-cell>
          <table:table-cell table:style-name="ce8" table:number-columns-repeated="3"/>
          <table:table-cell table:style-name="ce8" table:formula="of:=[.E759]+1" office:value-type="float" office:value="128" calcext:value-type="float">
            <text:p>128</text:p>
          </table:table-cell>
          <table:table-cell table:style-name="ce8" table:number-columns-repeated="2"/>
          <table:table-cell table:style-name="ce8" table:formula="of:=[.A765]&amp;&quot; ( Wire &quot;&amp;[.E765]&amp;&quot; )&quot;" office:value-type="string" office:string-value="N764 ( Wire 128 )" calcext:value-type="string">
            <text:p>N764 ( Wire 128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65</text:p>
          </table:table-cell>
          <table:table-cell table:formula="of:=&quot;X&quot;&amp;[.E766]" office:value-type="string" office:string-value="X6747.5" calcext:value-type="string">
            <text:p>X6747.5</text:p>
          </table:table-cell>
          <table:table-cell table:formula="of:=&quot;Y&quot;&amp;[.F766]" office:value-type="string" office:string-value="Y717.330319148938" calcext:value-type="string">
            <text:p>Y717.330319148938</text:p>
          </table:table-cell>
          <table:table-cell/>
          <table:table-cell table:formula="of:=[.E760]" office:value-type="float" office:value="6747.5" calcext:value-type="float">
            <text:p>6747.5</text:p>
          </table:table-cell>
          <table:table-cell table:formula="of:=[.F760]+[.$K$18]" office:value-type="float" office:value="717.330319148938" calcext:value-type="float">
            <text:p>717.3303191489</text:p>
          </table:table-cell>
          <table:table-cell/>
          <table:table-cell table:formula="of:=[.A766]&amp;&quot; &quot;&amp;[.B766]&amp;&quot; &quot;&amp;[.C766]" office:value-type="string" office:string-value="N765 X6747.5 Y717.330319148938" calcext:value-type="string">
            <text:p>N765 X6747.5 Y717.3303191489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66</text:p>
          </table:table-cell>
          <table:table-cell table:formula="of:=[.B761]" office:value-type="string" office:string-value="G106" calcext:value-type="string">
            <text:p>G106</text:p>
          </table:table-cell>
          <table:table-cell table:formula="of:=[.C761]" office:value-type="string" office:string-value="P3" calcext:value-type="string">
            <text:p>P3</text:p>
          </table:table-cell>
          <table:table-cell table:number-columns-repeated="4"/>
          <table:table-cell table:formula="of:=[.A767]&amp;&quot; &quot;&amp;[.B767]&amp;&quot; &quot;&amp;[.C767]" office:value-type="string" office:string-value="N766 G106 P3" calcext:value-type="string">
            <text:p>N766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67</text:p>
          </table:table-cell>
          <table:table-cell table:formula="of:=&quot;X&quot;&amp;[.E768]" office:value-type="string" office:string-value="X12.5" calcext:value-type="string">
            <text:p>X12.5</text:p>
          </table:table-cell>
          <table:table-cell table:formula="of:=&quot;Y&quot;&amp;[.F768]" office:value-type="string" office:string-value="Y715.530319148938" calcext:value-type="string">
            <text:p>Y715.530319148938</text:p>
          </table:table-cell>
          <table:table-cell/>
          <table:table-cell table:formula="of:=[.E762]" office:value-type="float" office:value="12.5" calcext:value-type="float">
            <text:p>12.5</text:p>
          </table:table-cell>
          <table:table-cell table:formula="of:=[.F762]+[.$K$18]" office:value-type="float" office:value="715.530319148938" calcext:value-type="float">
            <text:p>715.5303191489</text:p>
          </table:table-cell>
          <table:table-cell/>
          <table:table-cell table:formula="of:=[.A768]&amp;&quot; &quot;&amp;[.B768]&amp;&quot; &quot;&amp;[.C768]" office:value-type="string" office:string-value="N767 X12.5 Y715.530319148938" calcext:value-type="string">
            <text:p>N767 X12.5 Y715.5303191489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68</text:p>
          </table:table-cell>
          <table:table-cell table:formula="of:=[.B763]" office:value-type="string" office:string-value="G106" calcext:value-type="string">
            <text:p>G106</text:p>
          </table:table-cell>
          <table:table-cell table:formula="of:=[.C763]" office:value-type="string" office:string-value="P0" calcext:value-type="string">
            <text:p>P0</text:p>
          </table:table-cell>
          <table:table-cell table:number-columns-repeated="4"/>
          <table:table-cell table:formula="of:=[.A769]&amp;&quot; &quot;&amp;[.B769]&amp;&quot; &quot;&amp;[.C769]" office:value-type="string" office:string-value="N768 G106 P0" calcext:value-type="string">
            <text:p>N768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69</text:p>
          </table:table-cell>
          <table:table-cell table:formula="of:=[.B764]" office:value-type="string" office:string-value="G105" calcext:value-type="string">
            <text:p>G105</text:p>
          </table:table-cell>
          <table:table-cell table:formula="of:=[.C764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764]" office:value-type="string" office:string-value="jog up" calcext:value-type="string">
            <text:p>jog up</text:p>
          </table:table-cell>
          <table:table-cell/>
          <table:table-cell table:formula="of:=[.A770]&amp;&quot; &quot;&amp;[.B770]&amp;&quot; &quot;&amp;[.C770]" office:value-type="string" office:string-value="N769 G105 PY7.79553191489362" calcext:value-type="string">
            <text:p>N769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70</text:p>
          </table:table-cell>
          <table:table-cell table:style-name="ce8" table:number-columns-repeated="3"/>
          <table:table-cell table:style-name="ce8" table:formula="of:=[.E765]+1" office:value-type="float" office:value="129" calcext:value-type="float">
            <text:p>129</text:p>
          </table:table-cell>
          <table:table-cell table:style-name="ce8" table:number-columns-repeated="2"/>
          <table:table-cell table:style-name="ce8" table:formula="of:=[.A771]&amp;&quot; ( Wire &quot;&amp;[.E771]&amp;&quot; )&quot;" office:value-type="string" office:string-value="N770 ( Wire 129 )" calcext:value-type="string">
            <text:p>N770 ( Wire 129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71</text:p>
          </table:table-cell>
          <table:table-cell table:formula="of:=&quot;X&quot;&amp;[.E772]" office:value-type="string" office:string-value="X6747.5" calcext:value-type="string">
            <text:p>X6747.5</text:p>
          </table:table-cell>
          <table:table-cell table:formula="of:=&quot;Y&quot;&amp;[.F772]" office:value-type="string" office:string-value="Y722.125851063832" calcext:value-type="string">
            <text:p>Y722.125851063832</text:p>
          </table:table-cell>
          <table:table-cell/>
          <table:table-cell table:formula="of:=[.E766]" office:value-type="float" office:value="6747.5" calcext:value-type="float">
            <text:p>6747.5</text:p>
          </table:table-cell>
          <table:table-cell table:formula="of:=[.F766]+[.$K$18]" office:value-type="float" office:value="722.125851063832" calcext:value-type="float">
            <text:p>722.1258510638</text:p>
          </table:table-cell>
          <table:table-cell/>
          <table:table-cell table:formula="of:=[.A772]&amp;&quot; &quot;&amp;[.B772]&amp;&quot; &quot;&amp;[.C772]" office:value-type="string" office:string-value="N771 X6747.5 Y722.125851063832" calcext:value-type="string">
            <text:p>N771 X6747.5 Y722.1258510638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72</text:p>
          </table:table-cell>
          <table:table-cell table:formula="of:=[.B767]" office:value-type="string" office:string-value="G106" calcext:value-type="string">
            <text:p>G106</text:p>
          </table:table-cell>
          <table:table-cell table:formula="of:=[.C767]" office:value-type="string" office:string-value="P3" calcext:value-type="string">
            <text:p>P3</text:p>
          </table:table-cell>
          <table:table-cell table:number-columns-repeated="4"/>
          <table:table-cell table:formula="of:=[.A773]&amp;&quot; &quot;&amp;[.B773]&amp;&quot; &quot;&amp;[.C773]" office:value-type="string" office:string-value="N772 G106 P3" calcext:value-type="string">
            <text:p>N772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73</text:p>
          </table:table-cell>
          <table:table-cell table:formula="of:=&quot;X&quot;&amp;[.E774]" office:value-type="string" office:string-value="X12.5" calcext:value-type="string">
            <text:p>X12.5</text:p>
          </table:table-cell>
          <table:table-cell table:formula="of:=&quot;Y&quot;&amp;[.F774]" office:value-type="string" office:string-value="Y720.325851063832" calcext:value-type="string">
            <text:p>Y720.325851063832</text:p>
          </table:table-cell>
          <table:table-cell/>
          <table:table-cell table:formula="of:=[.E768]" office:value-type="float" office:value="12.5" calcext:value-type="float">
            <text:p>12.5</text:p>
          </table:table-cell>
          <table:table-cell table:formula="of:=[.F768]+[.$K$18]" office:value-type="float" office:value="720.325851063832" calcext:value-type="float">
            <text:p>720.3258510638</text:p>
          </table:table-cell>
          <table:table-cell/>
          <table:table-cell table:formula="of:=[.A774]&amp;&quot; &quot;&amp;[.B774]&amp;&quot; &quot;&amp;[.C774]" office:value-type="string" office:string-value="N773 X12.5 Y720.325851063832" calcext:value-type="string">
            <text:p>N773 X12.5 Y720.3258510638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74</text:p>
          </table:table-cell>
          <table:table-cell table:formula="of:=[.B769]" office:value-type="string" office:string-value="G106" calcext:value-type="string">
            <text:p>G106</text:p>
          </table:table-cell>
          <table:table-cell table:formula="of:=[.C769]" office:value-type="string" office:string-value="P0" calcext:value-type="string">
            <text:p>P0</text:p>
          </table:table-cell>
          <table:table-cell table:number-columns-repeated="4"/>
          <table:table-cell table:formula="of:=[.A775]&amp;&quot; &quot;&amp;[.B775]&amp;&quot; &quot;&amp;[.C775]" office:value-type="string" office:string-value="N774 G106 P0" calcext:value-type="string">
            <text:p>N774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75</text:p>
          </table:table-cell>
          <table:table-cell table:formula="of:=[.B770]" office:value-type="string" office:string-value="G105" calcext:value-type="string">
            <text:p>G105</text:p>
          </table:table-cell>
          <table:table-cell table:formula="of:=[.C770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770]" office:value-type="string" office:string-value="jog up" calcext:value-type="string">
            <text:p>jog up</text:p>
          </table:table-cell>
          <table:table-cell/>
          <table:table-cell table:formula="of:=[.A776]&amp;&quot; &quot;&amp;[.B776]&amp;&quot; &quot;&amp;[.C776]" office:value-type="string" office:string-value="N775 G105 PY7.79553191489362" calcext:value-type="string">
            <text:p>N775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76</text:p>
          </table:table-cell>
          <table:table-cell table:style-name="ce8" table:number-columns-repeated="3"/>
          <table:table-cell table:style-name="ce8" table:formula="of:=[.E771]+1" office:value-type="float" office:value="130" calcext:value-type="float">
            <text:p>130</text:p>
          </table:table-cell>
          <table:table-cell table:style-name="ce8" table:number-columns-repeated="2"/>
          <table:table-cell table:style-name="ce8" table:formula="of:=[.A777]&amp;&quot; ( Wire &quot;&amp;[.E777]&amp;&quot; )&quot;" office:value-type="string" office:string-value="N776 ( Wire 130 )" calcext:value-type="string">
            <text:p>N776 ( Wire 130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77</text:p>
          </table:table-cell>
          <table:table-cell table:formula="of:=&quot;X&quot;&amp;[.E778]" office:value-type="string" office:string-value="X6747.5" calcext:value-type="string">
            <text:p>X6747.5</text:p>
          </table:table-cell>
          <table:table-cell table:formula="of:=&quot;Y&quot;&amp;[.F778]" office:value-type="string" office:string-value="Y726.921382978726" calcext:value-type="string">
            <text:p>Y726.921382978726</text:p>
          </table:table-cell>
          <table:table-cell/>
          <table:table-cell table:formula="of:=[.E772]" office:value-type="float" office:value="6747.5" calcext:value-type="float">
            <text:p>6747.5</text:p>
          </table:table-cell>
          <table:table-cell table:formula="of:=[.F772]+[.$K$18]" office:value-type="float" office:value="726.921382978726" calcext:value-type="float">
            <text:p>726.9213829787</text:p>
          </table:table-cell>
          <table:table-cell/>
          <table:table-cell table:formula="of:=[.A778]&amp;&quot; &quot;&amp;[.B778]&amp;&quot; &quot;&amp;[.C778]" office:value-type="string" office:string-value="N777 X6747.5 Y726.921382978726" calcext:value-type="string">
            <text:p>N777 X6747.5 Y726.9213829787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78</text:p>
          </table:table-cell>
          <table:table-cell table:formula="of:=[.B773]" office:value-type="string" office:string-value="G106" calcext:value-type="string">
            <text:p>G106</text:p>
          </table:table-cell>
          <table:table-cell table:formula="of:=[.C773]" office:value-type="string" office:string-value="P3" calcext:value-type="string">
            <text:p>P3</text:p>
          </table:table-cell>
          <table:table-cell table:number-columns-repeated="4"/>
          <table:table-cell table:formula="of:=[.A779]&amp;&quot; &quot;&amp;[.B779]&amp;&quot; &quot;&amp;[.C779]" office:value-type="string" office:string-value="N778 G106 P3" calcext:value-type="string">
            <text:p>N778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79</text:p>
          </table:table-cell>
          <table:table-cell table:formula="of:=&quot;X&quot;&amp;[.E780]" office:value-type="string" office:string-value="X12.5" calcext:value-type="string">
            <text:p>X12.5</text:p>
          </table:table-cell>
          <table:table-cell table:formula="of:=&quot;Y&quot;&amp;[.F780]" office:value-type="string" office:string-value="Y725.121382978726" calcext:value-type="string">
            <text:p>Y725.121382978726</text:p>
          </table:table-cell>
          <table:table-cell/>
          <table:table-cell table:formula="of:=[.E774]" office:value-type="float" office:value="12.5" calcext:value-type="float">
            <text:p>12.5</text:p>
          </table:table-cell>
          <table:table-cell table:formula="of:=[.F774]+[.$K$18]" office:value-type="float" office:value="725.121382978726" calcext:value-type="float">
            <text:p>725.1213829787</text:p>
          </table:table-cell>
          <table:table-cell/>
          <table:table-cell table:formula="of:=[.A780]&amp;&quot; &quot;&amp;[.B780]&amp;&quot; &quot;&amp;[.C780]" office:value-type="string" office:string-value="N779 X12.5 Y725.121382978726" calcext:value-type="string">
            <text:p>N779 X12.5 Y725.1213829787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80</text:p>
          </table:table-cell>
          <table:table-cell table:formula="of:=[.B775]" office:value-type="string" office:string-value="G106" calcext:value-type="string">
            <text:p>G106</text:p>
          </table:table-cell>
          <table:table-cell table:formula="of:=[.C775]" office:value-type="string" office:string-value="P0" calcext:value-type="string">
            <text:p>P0</text:p>
          </table:table-cell>
          <table:table-cell table:number-columns-repeated="4"/>
          <table:table-cell table:formula="of:=[.A781]&amp;&quot; &quot;&amp;[.B781]&amp;&quot; &quot;&amp;[.C781]" office:value-type="string" office:string-value="N780 G106 P0" calcext:value-type="string">
            <text:p>N780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81</text:p>
          </table:table-cell>
          <table:table-cell table:formula="of:=[.B776]" office:value-type="string" office:string-value="G105" calcext:value-type="string">
            <text:p>G105</text:p>
          </table:table-cell>
          <table:table-cell table:formula="of:=[.C776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776]" office:value-type="string" office:string-value="jog up" calcext:value-type="string">
            <text:p>jog up</text:p>
          </table:table-cell>
          <table:table-cell/>
          <table:table-cell table:formula="of:=[.A782]&amp;&quot; &quot;&amp;[.B782]&amp;&quot; &quot;&amp;[.C782]" office:value-type="string" office:string-value="N781 G105 PY7.79553191489362" calcext:value-type="string">
            <text:p>N781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82</text:p>
          </table:table-cell>
          <table:table-cell table:style-name="ce8" table:number-columns-repeated="3"/>
          <table:table-cell table:style-name="ce8" table:formula="of:=[.E777]+1" office:value-type="float" office:value="131" calcext:value-type="float">
            <text:p>131</text:p>
          </table:table-cell>
          <table:table-cell table:style-name="ce8" table:number-columns-repeated="2"/>
          <table:table-cell table:style-name="ce8" table:formula="of:=[.A783]&amp;&quot; ( Wire &quot;&amp;[.E783]&amp;&quot; )&quot;" office:value-type="string" office:string-value="N782 ( Wire 131 )" calcext:value-type="string">
            <text:p>N782 ( Wire 131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83</text:p>
          </table:table-cell>
          <table:table-cell table:formula="of:=&quot;X&quot;&amp;[.E784]" office:value-type="string" office:string-value="X6747.5" calcext:value-type="string">
            <text:p>X6747.5</text:p>
          </table:table-cell>
          <table:table-cell table:formula="of:=&quot;Y&quot;&amp;[.F784]" office:value-type="string" office:string-value="Y731.71691489362" calcext:value-type="string">
            <text:p>Y731.71691489362</text:p>
          </table:table-cell>
          <table:table-cell/>
          <table:table-cell table:formula="of:=[.E778]" office:value-type="float" office:value="6747.5" calcext:value-type="float">
            <text:p>6747.5</text:p>
          </table:table-cell>
          <table:table-cell table:formula="of:=[.F778]+[.$K$18]" office:value-type="float" office:value="731.71691489362" calcext:value-type="float">
            <text:p>731.7169148936</text:p>
          </table:table-cell>
          <table:table-cell/>
          <table:table-cell table:formula="of:=[.A784]&amp;&quot; &quot;&amp;[.B784]&amp;&quot; &quot;&amp;[.C784]" office:value-type="string" office:string-value="N783 X6747.5 Y731.71691489362" calcext:value-type="string">
            <text:p>N783 X6747.5 Y731.716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84</text:p>
          </table:table-cell>
          <table:table-cell table:formula="of:=[.B779]" office:value-type="string" office:string-value="G106" calcext:value-type="string">
            <text:p>G106</text:p>
          </table:table-cell>
          <table:table-cell table:formula="of:=[.C779]" office:value-type="string" office:string-value="P3" calcext:value-type="string">
            <text:p>P3</text:p>
          </table:table-cell>
          <table:table-cell table:number-columns-repeated="4"/>
          <table:table-cell table:formula="of:=[.A785]&amp;&quot; &quot;&amp;[.B785]&amp;&quot; &quot;&amp;[.C785]" office:value-type="string" office:string-value="N784 G106 P3" calcext:value-type="string">
            <text:p>N784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85</text:p>
          </table:table-cell>
          <table:table-cell table:formula="of:=&quot;X&quot;&amp;[.E786]" office:value-type="string" office:string-value="X12.5" calcext:value-type="string">
            <text:p>X12.5</text:p>
          </table:table-cell>
          <table:table-cell table:formula="of:=&quot;Y&quot;&amp;[.F786]" office:value-type="string" office:string-value="Y729.916914893619" calcext:value-type="string">
            <text:p>Y729.916914893619</text:p>
          </table:table-cell>
          <table:table-cell/>
          <table:table-cell table:formula="of:=[.E780]" office:value-type="float" office:value="12.5" calcext:value-type="float">
            <text:p>12.5</text:p>
          </table:table-cell>
          <table:table-cell table:formula="of:=[.F780]+[.$K$18]" office:value-type="float" office:value="729.916914893619" calcext:value-type="float">
            <text:p>729.9169148936</text:p>
          </table:table-cell>
          <table:table-cell/>
          <table:table-cell table:formula="of:=[.A786]&amp;&quot; &quot;&amp;[.B786]&amp;&quot; &quot;&amp;[.C786]" office:value-type="string" office:string-value="N785 X12.5 Y729.916914893619" calcext:value-type="string">
            <text:p>N785 X12.5 Y729.9169148936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86</text:p>
          </table:table-cell>
          <table:table-cell table:formula="of:=[.B781]" office:value-type="string" office:string-value="G106" calcext:value-type="string">
            <text:p>G106</text:p>
          </table:table-cell>
          <table:table-cell table:formula="of:=[.C781]" office:value-type="string" office:string-value="P0" calcext:value-type="string">
            <text:p>P0</text:p>
          </table:table-cell>
          <table:table-cell table:number-columns-repeated="4"/>
          <table:table-cell table:formula="of:=[.A787]&amp;&quot; &quot;&amp;[.B787]&amp;&quot; &quot;&amp;[.C787]" office:value-type="string" office:string-value="N786 G106 P0" calcext:value-type="string">
            <text:p>N786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87</text:p>
          </table:table-cell>
          <table:table-cell table:formula="of:=[.B782]" office:value-type="string" office:string-value="G105" calcext:value-type="string">
            <text:p>G105</text:p>
          </table:table-cell>
          <table:table-cell table:formula="of:=[.C782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782]" office:value-type="string" office:string-value="jog up" calcext:value-type="string">
            <text:p>jog up</text:p>
          </table:table-cell>
          <table:table-cell/>
          <table:table-cell table:formula="of:=[.A788]&amp;&quot; &quot;&amp;[.B788]&amp;&quot; &quot;&amp;[.C788]" office:value-type="string" office:string-value="N787 G105 PY7.79553191489362" calcext:value-type="string">
            <text:p>N787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88</text:p>
          </table:table-cell>
          <table:table-cell table:style-name="ce8" table:number-columns-repeated="3"/>
          <table:table-cell table:style-name="ce8" table:formula="of:=[.E783]+1" office:value-type="float" office:value="132" calcext:value-type="float">
            <text:p>132</text:p>
          </table:table-cell>
          <table:table-cell table:style-name="ce8" table:number-columns-repeated="2"/>
          <table:table-cell table:style-name="ce8" table:formula="of:=[.A789]&amp;&quot; ( Wire &quot;&amp;[.E789]&amp;&quot; )&quot;" office:value-type="string" office:string-value="N788 ( Wire 132 )" calcext:value-type="string">
            <text:p>N788 ( Wire 132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89</text:p>
          </table:table-cell>
          <table:table-cell table:formula="of:=&quot;X&quot;&amp;[.E790]" office:value-type="string" office:string-value="X6747.5" calcext:value-type="string">
            <text:p>X6747.5</text:p>
          </table:table-cell>
          <table:table-cell table:formula="of:=&quot;Y&quot;&amp;[.F790]" office:value-type="string" office:string-value="Y736.512446808513" calcext:value-type="string">
            <text:p>Y736.512446808513</text:p>
          </table:table-cell>
          <table:table-cell/>
          <table:table-cell table:formula="of:=[.E784]" office:value-type="float" office:value="6747.5" calcext:value-type="float">
            <text:p>6747.5</text:p>
          </table:table-cell>
          <table:table-cell table:formula="of:=[.F784]+[.$K$18]" office:value-type="float" office:value="736.512446808513" calcext:value-type="float">
            <text:p>736.5124468085</text:p>
          </table:table-cell>
          <table:table-cell/>
          <table:table-cell table:formula="of:=[.A790]&amp;&quot; &quot;&amp;[.B790]&amp;&quot; &quot;&amp;[.C790]" office:value-type="string" office:string-value="N789 X6747.5 Y736.512446808513" calcext:value-type="string">
            <text:p>N789 X6747.5 Y736.5124468085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90</text:p>
          </table:table-cell>
          <table:table-cell table:formula="of:=[.B785]" office:value-type="string" office:string-value="G106" calcext:value-type="string">
            <text:p>G106</text:p>
          </table:table-cell>
          <table:table-cell table:formula="of:=[.C785]" office:value-type="string" office:string-value="P3" calcext:value-type="string">
            <text:p>P3</text:p>
          </table:table-cell>
          <table:table-cell table:number-columns-repeated="4"/>
          <table:table-cell table:formula="of:=[.A791]&amp;&quot; &quot;&amp;[.B791]&amp;&quot; &quot;&amp;[.C791]" office:value-type="string" office:string-value="N790 G106 P3" calcext:value-type="string">
            <text:p>N790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91</text:p>
          </table:table-cell>
          <table:table-cell table:formula="of:=&quot;X&quot;&amp;[.E792]" office:value-type="string" office:string-value="X12.5" calcext:value-type="string">
            <text:p>X12.5</text:p>
          </table:table-cell>
          <table:table-cell table:formula="of:=&quot;Y&quot;&amp;[.F792]" office:value-type="string" office:string-value="Y734.712446808513" calcext:value-type="string">
            <text:p>Y734.712446808513</text:p>
          </table:table-cell>
          <table:table-cell/>
          <table:table-cell table:formula="of:=[.E786]" office:value-type="float" office:value="12.5" calcext:value-type="float">
            <text:p>12.5</text:p>
          </table:table-cell>
          <table:table-cell table:formula="of:=[.F786]+[.$K$18]" office:value-type="float" office:value="734.712446808513" calcext:value-type="float">
            <text:p>734.7124468085</text:p>
          </table:table-cell>
          <table:table-cell/>
          <table:table-cell table:formula="of:=[.A792]&amp;&quot; &quot;&amp;[.B792]&amp;&quot; &quot;&amp;[.C792]" office:value-type="string" office:string-value="N791 X12.5 Y734.712446808513" calcext:value-type="string">
            <text:p>N791 X12.5 Y734.7124468085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92</text:p>
          </table:table-cell>
          <table:table-cell table:formula="of:=[.B787]" office:value-type="string" office:string-value="G106" calcext:value-type="string">
            <text:p>G106</text:p>
          </table:table-cell>
          <table:table-cell table:formula="of:=[.C787]" office:value-type="string" office:string-value="P0" calcext:value-type="string">
            <text:p>P0</text:p>
          </table:table-cell>
          <table:table-cell table:number-columns-repeated="4"/>
          <table:table-cell table:formula="of:=[.A793]&amp;&quot; &quot;&amp;[.B793]&amp;&quot; &quot;&amp;[.C793]" office:value-type="string" office:string-value="N792 G106 P0" calcext:value-type="string">
            <text:p>N792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93</text:p>
          </table:table-cell>
          <table:table-cell table:formula="of:=[.B788]" office:value-type="string" office:string-value="G105" calcext:value-type="string">
            <text:p>G105</text:p>
          </table:table-cell>
          <table:table-cell table:formula="of:=[.C788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788]" office:value-type="string" office:string-value="jog up" calcext:value-type="string">
            <text:p>jog up</text:p>
          </table:table-cell>
          <table:table-cell/>
          <table:table-cell table:formula="of:=[.A794]&amp;&quot; &quot;&amp;[.B794]&amp;&quot; &quot;&amp;[.C794]" office:value-type="string" office:string-value="N793 G105 PY7.79553191489362" calcext:value-type="string">
            <text:p>N793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94</text:p>
          </table:table-cell>
          <table:table-cell table:style-name="ce8" table:number-columns-repeated="3"/>
          <table:table-cell table:style-name="ce8" table:formula="of:=[.E789]+1" office:value-type="float" office:value="133" calcext:value-type="float">
            <text:p>133</text:p>
          </table:table-cell>
          <table:table-cell table:style-name="ce8" table:number-columns-repeated="2"/>
          <table:table-cell table:style-name="ce8" table:formula="of:=[.A795]&amp;&quot; ( Wire &quot;&amp;[.E795]&amp;&quot; )&quot;" office:value-type="string" office:string-value="N794 ( Wire 133 )" calcext:value-type="string">
            <text:p>N794 ( Wire 133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95</text:p>
          </table:table-cell>
          <table:table-cell table:formula="of:=&quot;X&quot;&amp;[.E796]" office:value-type="string" office:string-value="X6747.5" calcext:value-type="string">
            <text:p>X6747.5</text:p>
          </table:table-cell>
          <table:table-cell table:formula="of:=&quot;Y&quot;&amp;[.F796]" office:value-type="string" office:string-value="Y741.307978723407" calcext:value-type="string">
            <text:p>Y741.307978723407</text:p>
          </table:table-cell>
          <table:table-cell/>
          <table:table-cell table:formula="of:=[.E790]" office:value-type="float" office:value="6747.5" calcext:value-type="float">
            <text:p>6747.5</text:p>
          </table:table-cell>
          <table:table-cell table:formula="of:=[.F790]+[.$K$18]" office:value-type="float" office:value="741.307978723407" calcext:value-type="float">
            <text:p>741.3079787234</text:p>
          </table:table-cell>
          <table:table-cell/>
          <table:table-cell table:formula="of:=[.A796]&amp;&quot; &quot;&amp;[.B796]&amp;&quot; &quot;&amp;[.C796]" office:value-type="string" office:string-value="N795 X6747.5 Y741.307978723407" calcext:value-type="string">
            <text:p>N795 X6747.5 Y741.3079787234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96</text:p>
          </table:table-cell>
          <table:table-cell table:formula="of:=[.B791]" office:value-type="string" office:string-value="G106" calcext:value-type="string">
            <text:p>G106</text:p>
          </table:table-cell>
          <table:table-cell table:formula="of:=[.C791]" office:value-type="string" office:string-value="P3" calcext:value-type="string">
            <text:p>P3</text:p>
          </table:table-cell>
          <table:table-cell table:number-columns-repeated="4"/>
          <table:table-cell table:formula="of:=[.A797]&amp;&quot; &quot;&amp;[.B797]&amp;&quot; &quot;&amp;[.C797]" office:value-type="string" office:string-value="N796 G106 P3" calcext:value-type="string">
            <text:p>N796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97</text:p>
          </table:table-cell>
          <table:table-cell table:formula="of:=&quot;X&quot;&amp;[.E798]" office:value-type="string" office:string-value="X12.5" calcext:value-type="string">
            <text:p>X12.5</text:p>
          </table:table-cell>
          <table:table-cell table:formula="of:=&quot;Y&quot;&amp;[.F798]" office:value-type="string" office:string-value="Y739.507978723407" calcext:value-type="string">
            <text:p>Y739.507978723407</text:p>
          </table:table-cell>
          <table:table-cell/>
          <table:table-cell table:formula="of:=[.E792]" office:value-type="float" office:value="12.5" calcext:value-type="float">
            <text:p>12.5</text:p>
          </table:table-cell>
          <table:table-cell table:formula="of:=[.F792]+[.$K$18]" office:value-type="float" office:value="739.507978723407" calcext:value-type="float">
            <text:p>739.5079787234</text:p>
          </table:table-cell>
          <table:table-cell/>
          <table:table-cell table:formula="of:=[.A798]&amp;&quot; &quot;&amp;[.B798]&amp;&quot; &quot;&amp;[.C798]" office:value-type="string" office:string-value="N797 X12.5 Y739.507978723407" calcext:value-type="string">
            <text:p>N797 X12.5 Y739.5079787234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98</text:p>
          </table:table-cell>
          <table:table-cell table:formula="of:=[.B793]" office:value-type="string" office:string-value="G106" calcext:value-type="string">
            <text:p>G106</text:p>
          </table:table-cell>
          <table:table-cell table:formula="of:=[.C793]" office:value-type="string" office:string-value="P0" calcext:value-type="string">
            <text:p>P0</text:p>
          </table:table-cell>
          <table:table-cell table:number-columns-repeated="4"/>
          <table:table-cell table:formula="of:=[.A799]&amp;&quot; &quot;&amp;[.B799]&amp;&quot; &quot;&amp;[.C799]" office:value-type="string" office:string-value="N798 G106 P0" calcext:value-type="string">
            <text:p>N798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799</text:p>
          </table:table-cell>
          <table:table-cell table:formula="of:=[.B794]" office:value-type="string" office:string-value="G105" calcext:value-type="string">
            <text:p>G105</text:p>
          </table:table-cell>
          <table:table-cell table:formula="of:=[.C794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794]" office:value-type="string" office:string-value="jog up" calcext:value-type="string">
            <text:p>jog up</text:p>
          </table:table-cell>
          <table:table-cell/>
          <table:table-cell table:formula="of:=[.A800]&amp;&quot; &quot;&amp;[.B800]&amp;&quot; &quot;&amp;[.C800]" office:value-type="string" office:string-value="N799 G105 PY7.79553191489362" calcext:value-type="string">
            <text:p>N799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00</text:p>
          </table:table-cell>
          <table:table-cell table:style-name="ce8" table:number-columns-repeated="3"/>
          <table:table-cell table:style-name="ce8" table:formula="of:=[.E795]+1" office:value-type="float" office:value="134" calcext:value-type="float">
            <text:p>134</text:p>
          </table:table-cell>
          <table:table-cell table:style-name="ce8" table:number-columns-repeated="2"/>
          <table:table-cell table:style-name="ce8" table:formula="of:=[.A801]&amp;&quot; ( Wire &quot;&amp;[.E801]&amp;&quot; )&quot;" office:value-type="string" office:string-value="N800 ( Wire 134 )" calcext:value-type="string">
            <text:p>N800 ( Wire 134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01</text:p>
          </table:table-cell>
          <table:table-cell table:formula="of:=&quot;X&quot;&amp;[.E802]" office:value-type="string" office:string-value="X6747.5" calcext:value-type="string">
            <text:p>X6747.5</text:p>
          </table:table-cell>
          <table:table-cell table:formula="of:=&quot;Y&quot;&amp;[.F802]" office:value-type="string" office:string-value="Y746.1035106383" calcext:value-type="string">
            <text:p>Y746.1035106383</text:p>
          </table:table-cell>
          <table:table-cell/>
          <table:table-cell table:formula="of:=[.E796]" office:value-type="float" office:value="6747.5" calcext:value-type="float">
            <text:p>6747.5</text:p>
          </table:table-cell>
          <table:table-cell table:formula="of:=[.F796]+[.$K$18]" office:value-type="float" office:value="746.1035106383" calcext:value-type="float">
            <text:p>746.1035106383</text:p>
          </table:table-cell>
          <table:table-cell/>
          <table:table-cell table:formula="of:=[.A802]&amp;&quot; &quot;&amp;[.B802]&amp;&quot; &quot;&amp;[.C802]" office:value-type="string" office:string-value="N801 X6747.5 Y746.1035106383" calcext:value-type="string">
            <text:p>N801 X6747.5 Y746.1035106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02</text:p>
          </table:table-cell>
          <table:table-cell table:formula="of:=[.B797]" office:value-type="string" office:string-value="G106" calcext:value-type="string">
            <text:p>G106</text:p>
          </table:table-cell>
          <table:table-cell table:formula="of:=[.C797]" office:value-type="string" office:string-value="P3" calcext:value-type="string">
            <text:p>P3</text:p>
          </table:table-cell>
          <table:table-cell table:number-columns-repeated="4"/>
          <table:table-cell table:formula="of:=[.A803]&amp;&quot; &quot;&amp;[.B803]&amp;&quot; &quot;&amp;[.C803]" office:value-type="string" office:string-value="N802 G106 P3" calcext:value-type="string">
            <text:p>N802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03</text:p>
          </table:table-cell>
          <table:table-cell table:formula="of:=&quot;X&quot;&amp;[.E804]" office:value-type="string" office:string-value="X12.5" calcext:value-type="string">
            <text:p>X12.5</text:p>
          </table:table-cell>
          <table:table-cell table:formula="of:=&quot;Y&quot;&amp;[.F804]" office:value-type="string" office:string-value="Y744.3035106383" calcext:value-type="string">
            <text:p>Y744.3035106383</text:p>
          </table:table-cell>
          <table:table-cell/>
          <table:table-cell table:formula="of:=[.E798]" office:value-type="float" office:value="12.5" calcext:value-type="float">
            <text:p>12.5</text:p>
          </table:table-cell>
          <table:table-cell table:formula="of:=[.F798]+[.$K$18]" office:value-type="float" office:value="744.3035106383" calcext:value-type="float">
            <text:p>744.3035106383</text:p>
          </table:table-cell>
          <table:table-cell/>
          <table:table-cell table:formula="of:=[.A804]&amp;&quot; &quot;&amp;[.B804]&amp;&quot; &quot;&amp;[.C804]" office:value-type="string" office:string-value="N803 X12.5 Y744.3035106383" calcext:value-type="string">
            <text:p>N803 X12.5 Y744.3035106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04</text:p>
          </table:table-cell>
          <table:table-cell table:formula="of:=[.B799]" office:value-type="string" office:string-value="G106" calcext:value-type="string">
            <text:p>G106</text:p>
          </table:table-cell>
          <table:table-cell table:formula="of:=[.C799]" office:value-type="string" office:string-value="P0" calcext:value-type="string">
            <text:p>P0</text:p>
          </table:table-cell>
          <table:table-cell table:number-columns-repeated="4"/>
          <table:table-cell table:formula="of:=[.A805]&amp;&quot; &quot;&amp;[.B805]&amp;&quot; &quot;&amp;[.C805]" office:value-type="string" office:string-value="N804 G106 P0" calcext:value-type="string">
            <text:p>N804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05</text:p>
          </table:table-cell>
          <table:table-cell table:formula="of:=[.B800]" office:value-type="string" office:string-value="G105" calcext:value-type="string">
            <text:p>G105</text:p>
          </table:table-cell>
          <table:table-cell table:formula="of:=[.C800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800]" office:value-type="string" office:string-value="jog up" calcext:value-type="string">
            <text:p>jog up</text:p>
          </table:table-cell>
          <table:table-cell/>
          <table:table-cell table:formula="of:=[.A806]&amp;&quot; &quot;&amp;[.B806]&amp;&quot; &quot;&amp;[.C806]" office:value-type="string" office:string-value="N805 G105 PY7.79553191489362" calcext:value-type="string">
            <text:p>N805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06</text:p>
          </table:table-cell>
          <table:table-cell table:style-name="ce8" table:number-columns-repeated="3"/>
          <table:table-cell table:style-name="ce8" table:formula="of:=[.E801]+1" office:value-type="float" office:value="135" calcext:value-type="float">
            <text:p>135</text:p>
          </table:table-cell>
          <table:table-cell table:style-name="ce8" table:number-columns-repeated="2"/>
          <table:table-cell table:style-name="ce8" table:formula="of:=[.A807]&amp;&quot; ( Wire &quot;&amp;[.E807]&amp;&quot; )&quot;" office:value-type="string" office:string-value="N806 ( Wire 135 )" calcext:value-type="string">
            <text:p>N806 ( Wire 135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07</text:p>
          </table:table-cell>
          <table:table-cell table:formula="of:=&quot;X&quot;&amp;[.E808]" office:value-type="string" office:string-value="X6747.5" calcext:value-type="string">
            <text:p>X6747.5</text:p>
          </table:table-cell>
          <table:table-cell table:formula="of:=&quot;Y&quot;&amp;[.F808]" office:value-type="string" office:string-value="Y750.899042553194" calcext:value-type="string">
            <text:p>Y750.899042553194</text:p>
          </table:table-cell>
          <table:table-cell/>
          <table:table-cell table:formula="of:=[.E802]" office:value-type="float" office:value="6747.5" calcext:value-type="float">
            <text:p>6747.5</text:p>
          </table:table-cell>
          <table:table-cell table:formula="of:=[.F802]+[.$K$18]" office:value-type="float" office:value="750.899042553194" calcext:value-type="float">
            <text:p>750.8990425532</text:p>
          </table:table-cell>
          <table:table-cell/>
          <table:table-cell table:formula="of:=[.A808]&amp;&quot; &quot;&amp;[.B808]&amp;&quot; &quot;&amp;[.C808]" office:value-type="string" office:string-value="N807 X6747.5 Y750.899042553194" calcext:value-type="string">
            <text:p>N807 X6747.5 Y750.8990425531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08</text:p>
          </table:table-cell>
          <table:table-cell table:formula="of:=[.B803]" office:value-type="string" office:string-value="G106" calcext:value-type="string">
            <text:p>G106</text:p>
          </table:table-cell>
          <table:table-cell table:formula="of:=[.C803]" office:value-type="string" office:string-value="P3" calcext:value-type="string">
            <text:p>P3</text:p>
          </table:table-cell>
          <table:table-cell table:number-columns-repeated="4"/>
          <table:table-cell table:formula="of:=[.A809]&amp;&quot; &quot;&amp;[.B809]&amp;&quot; &quot;&amp;[.C809]" office:value-type="string" office:string-value="N808 G106 P3" calcext:value-type="string">
            <text:p>N808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09</text:p>
          </table:table-cell>
          <table:table-cell table:formula="of:=&quot;X&quot;&amp;[.E810]" office:value-type="string" office:string-value="X12.5" calcext:value-type="string">
            <text:p>X12.5</text:p>
          </table:table-cell>
          <table:table-cell table:formula="of:=&quot;Y&quot;&amp;[.F810]" office:value-type="string" office:string-value="Y749.099042553194" calcext:value-type="string">
            <text:p>Y749.099042553194</text:p>
          </table:table-cell>
          <table:table-cell/>
          <table:table-cell table:formula="of:=[.E804]" office:value-type="float" office:value="12.5" calcext:value-type="float">
            <text:p>12.5</text:p>
          </table:table-cell>
          <table:table-cell table:formula="of:=[.F804]+[.$K$18]" office:value-type="float" office:value="749.099042553194" calcext:value-type="float">
            <text:p>749.0990425532</text:p>
          </table:table-cell>
          <table:table-cell/>
          <table:table-cell table:formula="of:=[.A810]&amp;&quot; &quot;&amp;[.B810]&amp;&quot; &quot;&amp;[.C810]" office:value-type="string" office:string-value="N809 X12.5 Y749.099042553194" calcext:value-type="string">
            <text:p>N809 X12.5 Y749.0990425531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10</text:p>
          </table:table-cell>
          <table:table-cell table:formula="of:=[.B805]" office:value-type="string" office:string-value="G106" calcext:value-type="string">
            <text:p>G106</text:p>
          </table:table-cell>
          <table:table-cell table:formula="of:=[.C805]" office:value-type="string" office:string-value="P0" calcext:value-type="string">
            <text:p>P0</text:p>
          </table:table-cell>
          <table:table-cell table:number-columns-repeated="4"/>
          <table:table-cell table:formula="of:=[.A811]&amp;&quot; &quot;&amp;[.B811]&amp;&quot; &quot;&amp;[.C811]" office:value-type="string" office:string-value="N810 G106 P0" calcext:value-type="string">
            <text:p>N810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11</text:p>
          </table:table-cell>
          <table:table-cell table:formula="of:=[.B806]" office:value-type="string" office:string-value="G105" calcext:value-type="string">
            <text:p>G105</text:p>
          </table:table-cell>
          <table:table-cell table:formula="of:=[.C806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806]" office:value-type="string" office:string-value="jog up" calcext:value-type="string">
            <text:p>jog up</text:p>
          </table:table-cell>
          <table:table-cell/>
          <table:table-cell table:formula="of:=[.A812]&amp;&quot; &quot;&amp;[.B812]&amp;&quot; &quot;&amp;[.C812]" office:value-type="string" office:string-value="N811 G105 PY7.79553191489362" calcext:value-type="string">
            <text:p>N811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12</text:p>
          </table:table-cell>
          <table:table-cell table:style-name="ce8" table:number-columns-repeated="3"/>
          <table:table-cell table:style-name="ce8" table:formula="of:=[.E807]+1" office:value-type="float" office:value="136" calcext:value-type="float">
            <text:p>136</text:p>
          </table:table-cell>
          <table:table-cell table:style-name="ce8" table:number-columns-repeated="2"/>
          <table:table-cell table:style-name="ce8" table:formula="of:=[.A813]&amp;&quot; ( Wire &quot;&amp;[.E813]&amp;&quot; )&quot;" office:value-type="string" office:string-value="N812 ( Wire 136 )" calcext:value-type="string">
            <text:p>N812 ( Wire 136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13</text:p>
          </table:table-cell>
          <table:table-cell table:formula="of:=&quot;X&quot;&amp;[.E814]" office:value-type="string" office:string-value="X6747.5" calcext:value-type="string">
            <text:p>X6747.5</text:p>
          </table:table-cell>
          <table:table-cell table:formula="of:=&quot;Y&quot;&amp;[.F814]" office:value-type="string" office:string-value="Y755.694574468088" calcext:value-type="string">
            <text:p>Y755.694574468088</text:p>
          </table:table-cell>
          <table:table-cell/>
          <table:table-cell table:formula="of:=[.E808]" office:value-type="float" office:value="6747.5" calcext:value-type="float">
            <text:p>6747.5</text:p>
          </table:table-cell>
          <table:table-cell table:formula="of:=[.F808]+[.$K$18]" office:value-type="float" office:value="755.694574468088" calcext:value-type="float">
            <text:p>755.6945744681</text:p>
          </table:table-cell>
          <table:table-cell/>
          <table:table-cell table:formula="of:=[.A814]&amp;&quot; &quot;&amp;[.B814]&amp;&quot; &quot;&amp;[.C814]" office:value-type="string" office:string-value="N813 X6747.5 Y755.694574468088" calcext:value-type="string">
            <text:p>N813 X6747.5 Y755.6945744680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14</text:p>
          </table:table-cell>
          <table:table-cell table:formula="of:=[.B809]" office:value-type="string" office:string-value="G106" calcext:value-type="string">
            <text:p>G106</text:p>
          </table:table-cell>
          <table:table-cell table:formula="of:=[.C809]" office:value-type="string" office:string-value="P3" calcext:value-type="string">
            <text:p>P3</text:p>
          </table:table-cell>
          <table:table-cell table:number-columns-repeated="4"/>
          <table:table-cell table:formula="of:=[.A815]&amp;&quot; &quot;&amp;[.B815]&amp;&quot; &quot;&amp;[.C815]" office:value-type="string" office:string-value="N814 G106 P3" calcext:value-type="string">
            <text:p>N814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15</text:p>
          </table:table-cell>
          <table:table-cell table:formula="of:=&quot;X&quot;&amp;[.E816]" office:value-type="string" office:string-value="X12.5" calcext:value-type="string">
            <text:p>X12.5</text:p>
          </table:table-cell>
          <table:table-cell table:formula="of:=&quot;Y&quot;&amp;[.F816]" office:value-type="string" office:string-value="Y753.894574468088" calcext:value-type="string">
            <text:p>Y753.894574468088</text:p>
          </table:table-cell>
          <table:table-cell/>
          <table:table-cell table:formula="of:=[.E810]" office:value-type="float" office:value="12.5" calcext:value-type="float">
            <text:p>12.5</text:p>
          </table:table-cell>
          <table:table-cell table:formula="of:=[.F810]+[.$K$18]" office:value-type="float" office:value="753.894574468088" calcext:value-type="float">
            <text:p>753.8945744681</text:p>
          </table:table-cell>
          <table:table-cell/>
          <table:table-cell table:formula="of:=[.A816]&amp;&quot; &quot;&amp;[.B816]&amp;&quot; &quot;&amp;[.C816]" office:value-type="string" office:string-value="N815 X12.5 Y753.894574468088" calcext:value-type="string">
            <text:p>N815 X12.5 Y753.8945744680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16</text:p>
          </table:table-cell>
          <table:table-cell table:formula="of:=[.B811]" office:value-type="string" office:string-value="G106" calcext:value-type="string">
            <text:p>G106</text:p>
          </table:table-cell>
          <table:table-cell table:formula="of:=[.C811]" office:value-type="string" office:string-value="P0" calcext:value-type="string">
            <text:p>P0</text:p>
          </table:table-cell>
          <table:table-cell table:number-columns-repeated="4"/>
          <table:table-cell table:formula="of:=[.A817]&amp;&quot; &quot;&amp;[.B817]&amp;&quot; &quot;&amp;[.C817]" office:value-type="string" office:string-value="N816 G106 P0" calcext:value-type="string">
            <text:p>N816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17</text:p>
          </table:table-cell>
          <table:table-cell table:formula="of:=[.B812]" office:value-type="string" office:string-value="G105" calcext:value-type="string">
            <text:p>G105</text:p>
          </table:table-cell>
          <table:table-cell table:formula="of:=[.C812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812]" office:value-type="string" office:string-value="jog up" calcext:value-type="string">
            <text:p>jog up</text:p>
          </table:table-cell>
          <table:table-cell/>
          <table:table-cell table:formula="of:=[.A818]&amp;&quot; &quot;&amp;[.B818]&amp;&quot; &quot;&amp;[.C818]" office:value-type="string" office:string-value="N817 G105 PY7.79553191489362" calcext:value-type="string">
            <text:p>N817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18</text:p>
          </table:table-cell>
          <table:table-cell table:style-name="ce8" table:number-columns-repeated="3"/>
          <table:table-cell table:style-name="ce8" table:formula="of:=[.E813]+1" office:value-type="float" office:value="137" calcext:value-type="float">
            <text:p>137</text:p>
          </table:table-cell>
          <table:table-cell table:style-name="ce8" table:number-columns-repeated="2"/>
          <table:table-cell table:style-name="ce8" table:formula="of:=[.A819]&amp;&quot; ( Wire &quot;&amp;[.E819]&amp;&quot; )&quot;" office:value-type="string" office:string-value="N818 ( Wire 137 )" calcext:value-type="string">
            <text:p>N818 ( Wire 137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19</text:p>
          </table:table-cell>
          <table:table-cell table:formula="of:=&quot;X&quot;&amp;[.E820]" office:value-type="string" office:string-value="X6747.5" calcext:value-type="string">
            <text:p>X6747.5</text:p>
          </table:table-cell>
          <table:table-cell table:formula="of:=&quot;Y&quot;&amp;[.F820]" office:value-type="string" office:string-value="Y760.490106382982" calcext:value-type="string">
            <text:p>Y760.490106382982</text:p>
          </table:table-cell>
          <table:table-cell/>
          <table:table-cell table:formula="of:=[.E814]" office:value-type="float" office:value="6747.5" calcext:value-type="float">
            <text:p>6747.5</text:p>
          </table:table-cell>
          <table:table-cell table:formula="of:=[.F814]+[.$K$18]" office:value-type="float" office:value="760.490106382982" calcext:value-type="float">
            <text:p>760.490106383</text:p>
          </table:table-cell>
          <table:table-cell/>
          <table:table-cell table:formula="of:=[.A820]&amp;&quot; &quot;&amp;[.B820]&amp;&quot; &quot;&amp;[.C820]" office:value-type="string" office:string-value="N819 X6747.5 Y760.490106382982" calcext:value-type="string">
            <text:p>N819 X6747.5 Y760.4901063829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20</text:p>
          </table:table-cell>
          <table:table-cell table:formula="of:=[.B815]" office:value-type="string" office:string-value="G106" calcext:value-type="string">
            <text:p>G106</text:p>
          </table:table-cell>
          <table:table-cell table:formula="of:=[.C815]" office:value-type="string" office:string-value="P3" calcext:value-type="string">
            <text:p>P3</text:p>
          </table:table-cell>
          <table:table-cell table:number-columns-repeated="4"/>
          <table:table-cell table:formula="of:=[.A821]&amp;&quot; &quot;&amp;[.B821]&amp;&quot; &quot;&amp;[.C821]" office:value-type="string" office:string-value="N820 G106 P3" calcext:value-type="string">
            <text:p>N820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21</text:p>
          </table:table-cell>
          <table:table-cell table:formula="of:=&quot;X&quot;&amp;[.E822]" office:value-type="string" office:string-value="X12.5" calcext:value-type="string">
            <text:p>X12.5</text:p>
          </table:table-cell>
          <table:table-cell table:formula="of:=&quot;Y&quot;&amp;[.F822]" office:value-type="string" office:string-value="Y758.690106382981" calcext:value-type="string">
            <text:p>Y758.690106382981</text:p>
          </table:table-cell>
          <table:table-cell/>
          <table:table-cell table:formula="of:=[.E816]" office:value-type="float" office:value="12.5" calcext:value-type="float">
            <text:p>12.5</text:p>
          </table:table-cell>
          <table:table-cell table:formula="of:=[.F816]+[.$K$18]" office:value-type="float" office:value="758.690106382981" calcext:value-type="float">
            <text:p>758.690106383</text:p>
          </table:table-cell>
          <table:table-cell/>
          <table:table-cell table:formula="of:=[.A822]&amp;&quot; &quot;&amp;[.B822]&amp;&quot; &quot;&amp;[.C822]" office:value-type="string" office:string-value="N821 X12.5 Y758.690106382981" calcext:value-type="string">
            <text:p>N821 X12.5 Y758.6901063829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22</text:p>
          </table:table-cell>
          <table:table-cell table:formula="of:=[.B817]" office:value-type="string" office:string-value="G106" calcext:value-type="string">
            <text:p>G106</text:p>
          </table:table-cell>
          <table:table-cell table:formula="of:=[.C817]" office:value-type="string" office:string-value="P0" calcext:value-type="string">
            <text:p>P0</text:p>
          </table:table-cell>
          <table:table-cell table:number-columns-repeated="4"/>
          <table:table-cell table:formula="of:=[.A823]&amp;&quot; &quot;&amp;[.B823]&amp;&quot; &quot;&amp;[.C823]" office:value-type="string" office:string-value="N822 G106 P0" calcext:value-type="string">
            <text:p>N822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23</text:p>
          </table:table-cell>
          <table:table-cell table:formula="of:=[.B818]" office:value-type="string" office:string-value="G105" calcext:value-type="string">
            <text:p>G105</text:p>
          </table:table-cell>
          <table:table-cell table:formula="of:=[.C818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818]" office:value-type="string" office:string-value="jog up" calcext:value-type="string">
            <text:p>jog up</text:p>
          </table:table-cell>
          <table:table-cell/>
          <table:table-cell table:formula="of:=[.A824]&amp;&quot; &quot;&amp;[.B824]&amp;&quot; &quot;&amp;[.C824]" office:value-type="string" office:string-value="N823 G105 PY7.79553191489362" calcext:value-type="string">
            <text:p>N823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24</text:p>
          </table:table-cell>
          <table:table-cell table:style-name="ce8" table:number-columns-repeated="3"/>
          <table:table-cell table:style-name="ce8" table:formula="of:=[.E819]+1" office:value-type="float" office:value="138" calcext:value-type="float">
            <text:p>138</text:p>
          </table:table-cell>
          <table:table-cell table:style-name="ce8" table:number-columns-repeated="2"/>
          <table:table-cell table:style-name="ce8" table:formula="of:=[.A825]&amp;&quot; ( Wire &quot;&amp;[.E825]&amp;&quot; )&quot;" office:value-type="string" office:string-value="N824 ( Wire 138 )" calcext:value-type="string">
            <text:p>N824 ( Wire 138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25</text:p>
          </table:table-cell>
          <table:table-cell table:formula="of:=&quot;X&quot;&amp;[.E826]" office:value-type="string" office:string-value="X6747.5" calcext:value-type="string">
            <text:p>X6747.5</text:p>
          </table:table-cell>
          <table:table-cell table:formula="of:=&quot;Y&quot;&amp;[.F826]" office:value-type="string" office:string-value="Y765.285638297875" calcext:value-type="string">
            <text:p>Y765.285638297875</text:p>
          </table:table-cell>
          <table:table-cell/>
          <table:table-cell table:formula="of:=[.E820]" office:value-type="float" office:value="6747.5" calcext:value-type="float">
            <text:p>6747.5</text:p>
          </table:table-cell>
          <table:table-cell table:formula="of:=[.F820]+[.$K$18]" office:value-type="float" office:value="765.285638297875" calcext:value-type="float">
            <text:p>765.2856382979</text:p>
          </table:table-cell>
          <table:table-cell/>
          <table:table-cell table:formula="of:=[.A826]&amp;&quot; &quot;&amp;[.B826]&amp;&quot; &quot;&amp;[.C826]" office:value-type="string" office:string-value="N825 X6747.5 Y765.285638297875" calcext:value-type="string">
            <text:p>N825 X6747.5 Y765.285638297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26</text:p>
          </table:table-cell>
          <table:table-cell table:formula="of:=[.B821]" office:value-type="string" office:string-value="G106" calcext:value-type="string">
            <text:p>G106</text:p>
          </table:table-cell>
          <table:table-cell table:formula="of:=[.C821]" office:value-type="string" office:string-value="P3" calcext:value-type="string">
            <text:p>P3</text:p>
          </table:table-cell>
          <table:table-cell table:number-columns-repeated="4"/>
          <table:table-cell table:formula="of:=[.A827]&amp;&quot; &quot;&amp;[.B827]&amp;&quot; &quot;&amp;[.C827]" office:value-type="string" office:string-value="N826 G106 P3" calcext:value-type="string">
            <text:p>N826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27</text:p>
          </table:table-cell>
          <table:table-cell table:formula="of:=&quot;X&quot;&amp;[.E828]" office:value-type="string" office:string-value="X12.5" calcext:value-type="string">
            <text:p>X12.5</text:p>
          </table:table-cell>
          <table:table-cell table:formula="of:=&quot;Y&quot;&amp;[.F828]" office:value-type="string" office:string-value="Y763.485638297875" calcext:value-type="string">
            <text:p>Y763.485638297875</text:p>
          </table:table-cell>
          <table:table-cell/>
          <table:table-cell table:formula="of:=[.E822]" office:value-type="float" office:value="12.5" calcext:value-type="float">
            <text:p>12.5</text:p>
          </table:table-cell>
          <table:table-cell table:formula="of:=[.F822]+[.$K$18]" office:value-type="float" office:value="763.485638297875" calcext:value-type="float">
            <text:p>763.4856382979</text:p>
          </table:table-cell>
          <table:table-cell/>
          <table:table-cell table:formula="of:=[.A828]&amp;&quot; &quot;&amp;[.B828]&amp;&quot; &quot;&amp;[.C828]" office:value-type="string" office:string-value="N827 X12.5 Y763.485638297875" calcext:value-type="string">
            <text:p>N827 X12.5 Y763.485638297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28</text:p>
          </table:table-cell>
          <table:table-cell table:formula="of:=[.B823]" office:value-type="string" office:string-value="G106" calcext:value-type="string">
            <text:p>G106</text:p>
          </table:table-cell>
          <table:table-cell table:formula="of:=[.C823]" office:value-type="string" office:string-value="P0" calcext:value-type="string">
            <text:p>P0</text:p>
          </table:table-cell>
          <table:table-cell table:number-columns-repeated="4"/>
          <table:table-cell table:formula="of:=[.A829]&amp;&quot; &quot;&amp;[.B829]&amp;&quot; &quot;&amp;[.C829]" office:value-type="string" office:string-value="N828 G106 P0" calcext:value-type="string">
            <text:p>N828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29</text:p>
          </table:table-cell>
          <table:table-cell table:formula="of:=[.B824]" office:value-type="string" office:string-value="G105" calcext:value-type="string">
            <text:p>G105</text:p>
          </table:table-cell>
          <table:table-cell table:formula="of:=[.C824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824]" office:value-type="string" office:string-value="jog up" calcext:value-type="string">
            <text:p>jog up</text:p>
          </table:table-cell>
          <table:table-cell/>
          <table:table-cell table:formula="of:=[.A830]&amp;&quot; &quot;&amp;[.B830]&amp;&quot; &quot;&amp;[.C830]" office:value-type="string" office:string-value="N829 G105 PY7.79553191489362" calcext:value-type="string">
            <text:p>N829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30</text:p>
          </table:table-cell>
          <table:table-cell table:style-name="ce8" table:number-columns-repeated="3"/>
          <table:table-cell table:style-name="ce8" table:formula="of:=[.E825]+1" office:value-type="float" office:value="139" calcext:value-type="float">
            <text:p>139</text:p>
          </table:table-cell>
          <table:table-cell table:style-name="ce8" table:number-columns-repeated="2"/>
          <table:table-cell table:style-name="ce8" table:formula="of:=[.A831]&amp;&quot; ( Wire &quot;&amp;[.E831]&amp;&quot; )&quot;" office:value-type="string" office:string-value="N830 ( Wire 139 )" calcext:value-type="string">
            <text:p>N830 ( Wire 139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31</text:p>
          </table:table-cell>
          <table:table-cell table:formula="of:=&quot;X&quot;&amp;[.E832]" office:value-type="string" office:string-value="X6747.5" calcext:value-type="string">
            <text:p>X6747.5</text:p>
          </table:table-cell>
          <table:table-cell table:formula="of:=&quot;Y&quot;&amp;[.F832]" office:value-type="string" office:string-value="Y770.081170212769" calcext:value-type="string">
            <text:p>Y770.081170212769</text:p>
          </table:table-cell>
          <table:table-cell/>
          <table:table-cell table:formula="of:=[.E826]" office:value-type="float" office:value="6747.5" calcext:value-type="float">
            <text:p>6747.5</text:p>
          </table:table-cell>
          <table:table-cell table:formula="of:=[.F826]+[.$K$18]" office:value-type="float" office:value="770.081170212769" calcext:value-type="float">
            <text:p>770.0811702128</text:p>
          </table:table-cell>
          <table:table-cell/>
          <table:table-cell table:formula="of:=[.A832]&amp;&quot; &quot;&amp;[.B832]&amp;&quot; &quot;&amp;[.C832]" office:value-type="string" office:string-value="N831 X6747.5 Y770.081170212769" calcext:value-type="string">
            <text:p>N831 X6747.5 Y770.0811702127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32</text:p>
          </table:table-cell>
          <table:table-cell table:formula="of:=[.B827]" office:value-type="string" office:string-value="G106" calcext:value-type="string">
            <text:p>G106</text:p>
          </table:table-cell>
          <table:table-cell table:formula="of:=[.C827]" office:value-type="string" office:string-value="P3" calcext:value-type="string">
            <text:p>P3</text:p>
          </table:table-cell>
          <table:table-cell table:number-columns-repeated="4"/>
          <table:table-cell table:formula="of:=[.A833]&amp;&quot; &quot;&amp;[.B833]&amp;&quot; &quot;&amp;[.C833]" office:value-type="string" office:string-value="N832 G106 P3" calcext:value-type="string">
            <text:p>N832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33</text:p>
          </table:table-cell>
          <table:table-cell table:formula="of:=&quot;X&quot;&amp;[.E834]" office:value-type="string" office:string-value="X12.5" calcext:value-type="string">
            <text:p>X12.5</text:p>
          </table:table-cell>
          <table:table-cell table:formula="of:=&quot;Y&quot;&amp;[.F834]" office:value-type="string" office:string-value="Y768.281170212769" calcext:value-type="string">
            <text:p>Y768.281170212769</text:p>
          </table:table-cell>
          <table:table-cell/>
          <table:table-cell table:formula="of:=[.E828]" office:value-type="float" office:value="12.5" calcext:value-type="float">
            <text:p>12.5</text:p>
          </table:table-cell>
          <table:table-cell table:formula="of:=[.F828]+[.$K$18]" office:value-type="float" office:value="768.281170212769" calcext:value-type="float">
            <text:p>768.2811702128</text:p>
          </table:table-cell>
          <table:table-cell/>
          <table:table-cell table:formula="of:=[.A834]&amp;&quot; &quot;&amp;[.B834]&amp;&quot; &quot;&amp;[.C834]" office:value-type="string" office:string-value="N833 X12.5 Y768.281170212769" calcext:value-type="string">
            <text:p>N833 X12.5 Y768.2811702127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34</text:p>
          </table:table-cell>
          <table:table-cell table:formula="of:=[.B829]" office:value-type="string" office:string-value="G106" calcext:value-type="string">
            <text:p>G106</text:p>
          </table:table-cell>
          <table:table-cell table:formula="of:=[.C829]" office:value-type="string" office:string-value="P0" calcext:value-type="string">
            <text:p>P0</text:p>
          </table:table-cell>
          <table:table-cell table:number-columns-repeated="4"/>
          <table:table-cell table:formula="of:=[.A835]&amp;&quot; &quot;&amp;[.B835]&amp;&quot; &quot;&amp;[.C835]" office:value-type="string" office:string-value="N834 G106 P0" calcext:value-type="string">
            <text:p>N834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35</text:p>
          </table:table-cell>
          <table:table-cell table:formula="of:=[.B830]" office:value-type="string" office:string-value="G105" calcext:value-type="string">
            <text:p>G105</text:p>
          </table:table-cell>
          <table:table-cell table:formula="of:=[.C830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830]" office:value-type="string" office:string-value="jog up" calcext:value-type="string">
            <text:p>jog up</text:p>
          </table:table-cell>
          <table:table-cell/>
          <table:table-cell table:formula="of:=[.A836]&amp;&quot; &quot;&amp;[.B836]&amp;&quot; &quot;&amp;[.C836]" office:value-type="string" office:string-value="N835 G105 PY7.79553191489362" calcext:value-type="string">
            <text:p>N835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36</text:p>
          </table:table-cell>
          <table:table-cell table:style-name="ce8" table:number-columns-repeated="3"/>
          <table:table-cell table:style-name="ce8" table:formula="of:=[.E831]+1" office:value-type="float" office:value="140" calcext:value-type="float">
            <text:p>140</text:p>
          </table:table-cell>
          <table:table-cell table:style-name="ce8" table:number-columns-repeated="2"/>
          <table:table-cell table:style-name="ce8" table:formula="of:=[.A837]&amp;&quot; ( Wire &quot;&amp;[.E837]&amp;&quot; )&quot;" office:value-type="string" office:string-value="N836 ( Wire 140 )" calcext:value-type="string">
            <text:p>N836 ( Wire 140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37</text:p>
          </table:table-cell>
          <table:table-cell table:formula="of:=&quot;X&quot;&amp;[.E838]" office:value-type="string" office:string-value="X6747.5" calcext:value-type="string">
            <text:p>X6747.5</text:p>
          </table:table-cell>
          <table:table-cell table:formula="of:=&quot;Y&quot;&amp;[.F838]" office:value-type="string" office:string-value="Y774.876702127663" calcext:value-type="string">
            <text:p>Y774.876702127663</text:p>
          </table:table-cell>
          <table:table-cell/>
          <table:table-cell table:formula="of:=[.E832]" office:value-type="float" office:value="6747.5" calcext:value-type="float">
            <text:p>6747.5</text:p>
          </table:table-cell>
          <table:table-cell table:formula="of:=[.F832]+[.$K$18]" office:value-type="float" office:value="774.876702127663" calcext:value-type="float">
            <text:p>774.8767021277</text:p>
          </table:table-cell>
          <table:table-cell/>
          <table:table-cell table:formula="of:=[.A838]&amp;&quot; &quot;&amp;[.B838]&amp;&quot; &quot;&amp;[.C838]" office:value-type="string" office:string-value="N837 X6747.5 Y774.876702127663" calcext:value-type="string">
            <text:p>N837 X6747.5 Y774.8767021276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38</text:p>
          </table:table-cell>
          <table:table-cell table:formula="of:=[.B833]" office:value-type="string" office:string-value="G106" calcext:value-type="string">
            <text:p>G106</text:p>
          </table:table-cell>
          <table:table-cell table:formula="of:=[.C833]" office:value-type="string" office:string-value="P3" calcext:value-type="string">
            <text:p>P3</text:p>
          </table:table-cell>
          <table:table-cell table:number-columns-repeated="4"/>
          <table:table-cell table:formula="of:=[.A839]&amp;&quot; &quot;&amp;[.B839]&amp;&quot; &quot;&amp;[.C839]" office:value-type="string" office:string-value="N838 G106 P3" calcext:value-type="string">
            <text:p>N838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39</text:p>
          </table:table-cell>
          <table:table-cell table:formula="of:=&quot;X&quot;&amp;[.E840]" office:value-type="string" office:string-value="X12.5" calcext:value-type="string">
            <text:p>X12.5</text:p>
          </table:table-cell>
          <table:table-cell table:formula="of:=&quot;Y&quot;&amp;[.F840]" office:value-type="string" office:string-value="Y773.076702127662" calcext:value-type="string">
            <text:p>Y773.076702127662</text:p>
          </table:table-cell>
          <table:table-cell/>
          <table:table-cell table:formula="of:=[.E834]" office:value-type="float" office:value="12.5" calcext:value-type="float">
            <text:p>12.5</text:p>
          </table:table-cell>
          <table:table-cell table:formula="of:=[.F834]+[.$K$18]" office:value-type="float" office:value="773.076702127662" calcext:value-type="float">
            <text:p>773.0767021277</text:p>
          </table:table-cell>
          <table:table-cell/>
          <table:table-cell table:formula="of:=[.A840]&amp;&quot; &quot;&amp;[.B840]&amp;&quot; &quot;&amp;[.C840]" office:value-type="string" office:string-value="N839 X12.5 Y773.076702127662" calcext:value-type="string">
            <text:p>N839 X12.5 Y773.0767021276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40</text:p>
          </table:table-cell>
          <table:table-cell table:formula="of:=[.B835]" office:value-type="string" office:string-value="G106" calcext:value-type="string">
            <text:p>G106</text:p>
          </table:table-cell>
          <table:table-cell table:formula="of:=[.C835]" office:value-type="string" office:string-value="P0" calcext:value-type="string">
            <text:p>P0</text:p>
          </table:table-cell>
          <table:table-cell table:number-columns-repeated="4"/>
          <table:table-cell table:formula="of:=[.A841]&amp;&quot; &quot;&amp;[.B841]&amp;&quot; &quot;&amp;[.C841]" office:value-type="string" office:string-value="N840 G106 P0" calcext:value-type="string">
            <text:p>N840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41</text:p>
          </table:table-cell>
          <table:table-cell table:formula="of:=[.B836]" office:value-type="string" office:string-value="G105" calcext:value-type="string">
            <text:p>G105</text:p>
          </table:table-cell>
          <table:table-cell table:formula="of:=[.C836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836]" office:value-type="string" office:string-value="jog up" calcext:value-type="string">
            <text:p>jog up</text:p>
          </table:table-cell>
          <table:table-cell/>
          <table:table-cell table:formula="of:=[.A842]&amp;&quot; &quot;&amp;[.B842]&amp;&quot; &quot;&amp;[.C842]" office:value-type="string" office:string-value="N841 G105 PY7.79553191489362" calcext:value-type="string">
            <text:p>N841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42</text:p>
          </table:table-cell>
          <table:table-cell table:style-name="ce8" table:number-columns-repeated="3"/>
          <table:table-cell table:style-name="ce8" table:formula="of:=[.E837]+1" office:value-type="float" office:value="141" calcext:value-type="float">
            <text:p>141</text:p>
          </table:table-cell>
          <table:table-cell table:style-name="ce8" table:number-columns-repeated="2"/>
          <table:table-cell table:style-name="ce8" table:formula="of:=[.A843]&amp;&quot; ( Wire &quot;&amp;[.E843]&amp;&quot; )&quot;" office:value-type="string" office:string-value="N842 ( Wire 141 )" calcext:value-type="string">
            <text:p>N842 ( Wire 141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43</text:p>
          </table:table-cell>
          <table:table-cell table:formula="of:=&quot;X&quot;&amp;[.E844]" office:value-type="string" office:string-value="X6747.5" calcext:value-type="string">
            <text:p>X6747.5</text:p>
          </table:table-cell>
          <table:table-cell table:formula="of:=&quot;Y&quot;&amp;[.F844]" office:value-type="string" office:string-value="Y779.672234042556" calcext:value-type="string">
            <text:p>Y779.672234042556</text:p>
          </table:table-cell>
          <table:table-cell/>
          <table:table-cell table:formula="of:=[.E838]" office:value-type="float" office:value="6747.5" calcext:value-type="float">
            <text:p>6747.5</text:p>
          </table:table-cell>
          <table:table-cell table:formula="of:=[.F838]+[.$K$18]" office:value-type="float" office:value="779.672234042556" calcext:value-type="float">
            <text:p>779.6722340426</text:p>
          </table:table-cell>
          <table:table-cell/>
          <table:table-cell table:formula="of:=[.A844]&amp;&quot; &quot;&amp;[.B844]&amp;&quot; &quot;&amp;[.C844]" office:value-type="string" office:string-value="N843 X6747.5 Y779.672234042556" calcext:value-type="string">
            <text:p>N843 X6747.5 Y779.6722340425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44</text:p>
          </table:table-cell>
          <table:table-cell table:formula="of:=[.B839]" office:value-type="string" office:string-value="G106" calcext:value-type="string">
            <text:p>G106</text:p>
          </table:table-cell>
          <table:table-cell table:formula="of:=[.C839]" office:value-type="string" office:string-value="P3" calcext:value-type="string">
            <text:p>P3</text:p>
          </table:table-cell>
          <table:table-cell table:number-columns-repeated="4"/>
          <table:table-cell table:formula="of:=[.A845]&amp;&quot; &quot;&amp;[.B845]&amp;&quot; &quot;&amp;[.C845]" office:value-type="string" office:string-value="N844 G106 P3" calcext:value-type="string">
            <text:p>N844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45</text:p>
          </table:table-cell>
          <table:table-cell table:formula="of:=&quot;X&quot;&amp;[.E846]" office:value-type="string" office:string-value="X12.5" calcext:value-type="string">
            <text:p>X12.5</text:p>
          </table:table-cell>
          <table:table-cell table:formula="of:=&quot;Y&quot;&amp;[.F846]" office:value-type="string" office:string-value="Y777.872234042556" calcext:value-type="string">
            <text:p>Y777.872234042556</text:p>
          </table:table-cell>
          <table:table-cell/>
          <table:table-cell table:formula="of:=[.E840]" office:value-type="float" office:value="12.5" calcext:value-type="float">
            <text:p>12.5</text:p>
          </table:table-cell>
          <table:table-cell table:formula="of:=[.F840]+[.$K$18]" office:value-type="float" office:value="777.872234042556" calcext:value-type="float">
            <text:p>777.8722340426</text:p>
          </table:table-cell>
          <table:table-cell/>
          <table:table-cell table:formula="of:=[.A846]&amp;&quot; &quot;&amp;[.B846]&amp;&quot; &quot;&amp;[.C846]" office:value-type="string" office:string-value="N845 X12.5 Y777.872234042556" calcext:value-type="string">
            <text:p>N845 X12.5 Y777.8722340425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46</text:p>
          </table:table-cell>
          <table:table-cell table:formula="of:=[.B841]" office:value-type="string" office:string-value="G106" calcext:value-type="string">
            <text:p>G106</text:p>
          </table:table-cell>
          <table:table-cell table:formula="of:=[.C841]" office:value-type="string" office:string-value="P0" calcext:value-type="string">
            <text:p>P0</text:p>
          </table:table-cell>
          <table:table-cell table:number-columns-repeated="4"/>
          <table:table-cell table:formula="of:=[.A847]&amp;&quot; &quot;&amp;[.B847]&amp;&quot; &quot;&amp;[.C847]" office:value-type="string" office:string-value="N846 G106 P0" calcext:value-type="string">
            <text:p>N846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47</text:p>
          </table:table-cell>
          <table:table-cell table:formula="of:=[.B842]" office:value-type="string" office:string-value="G105" calcext:value-type="string">
            <text:p>G105</text:p>
          </table:table-cell>
          <table:table-cell table:formula="of:=[.C842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842]" office:value-type="string" office:string-value="jog up" calcext:value-type="string">
            <text:p>jog up</text:p>
          </table:table-cell>
          <table:table-cell/>
          <table:table-cell table:formula="of:=[.A848]&amp;&quot; &quot;&amp;[.B848]&amp;&quot; &quot;&amp;[.C848]" office:value-type="string" office:string-value="N847 G105 PY7.79553191489362" calcext:value-type="string">
            <text:p>N847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48</text:p>
          </table:table-cell>
          <table:table-cell table:style-name="ce8" table:number-columns-repeated="3"/>
          <table:table-cell table:style-name="ce8" table:formula="of:=[.E843]+1" office:value-type="float" office:value="142" calcext:value-type="float">
            <text:p>142</text:p>
          </table:table-cell>
          <table:table-cell table:style-name="ce8" table:number-columns-repeated="2"/>
          <table:table-cell table:style-name="ce8" table:formula="of:=[.A849]&amp;&quot; ( Wire &quot;&amp;[.E849]&amp;&quot; )&quot;" office:value-type="string" office:string-value="N848 ( Wire 142 )" calcext:value-type="string">
            <text:p>N848 ( Wire 142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49</text:p>
          </table:table-cell>
          <table:table-cell table:formula="of:=&quot;X&quot;&amp;[.E850]" office:value-type="string" office:string-value="X6747.5" calcext:value-type="string">
            <text:p>X6747.5</text:p>
          </table:table-cell>
          <table:table-cell table:formula="of:=&quot;Y&quot;&amp;[.F850]" office:value-type="string" office:string-value="Y784.46776595745" calcext:value-type="string">
            <text:p>Y784.46776595745</text:p>
          </table:table-cell>
          <table:table-cell/>
          <table:table-cell table:formula="of:=[.E844]" office:value-type="float" office:value="6747.5" calcext:value-type="float">
            <text:p>6747.5</text:p>
          </table:table-cell>
          <table:table-cell table:formula="of:=[.F844]+[.$K$18]" office:value-type="float" office:value="784.46776595745" calcext:value-type="float">
            <text:p>784.4677659575</text:p>
          </table:table-cell>
          <table:table-cell/>
          <table:table-cell table:formula="of:=[.A850]&amp;&quot; &quot;&amp;[.B850]&amp;&quot; &quot;&amp;[.C850]" office:value-type="string" office:string-value="N849 X6747.5 Y784.46776595745" calcext:value-type="string">
            <text:p>N849 X6747.5 Y784.467765957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50</text:p>
          </table:table-cell>
          <table:table-cell table:formula="of:=[.B845]" office:value-type="string" office:string-value="G106" calcext:value-type="string">
            <text:p>G106</text:p>
          </table:table-cell>
          <table:table-cell table:formula="of:=[.C845]" office:value-type="string" office:string-value="P3" calcext:value-type="string">
            <text:p>P3</text:p>
          </table:table-cell>
          <table:table-cell table:number-columns-repeated="4"/>
          <table:table-cell table:formula="of:=[.A851]&amp;&quot; &quot;&amp;[.B851]&amp;&quot; &quot;&amp;[.C851]" office:value-type="string" office:string-value="N850 G106 P3" calcext:value-type="string">
            <text:p>N850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51</text:p>
          </table:table-cell>
          <table:table-cell table:formula="of:=&quot;X&quot;&amp;[.E852]" office:value-type="string" office:string-value="X12.5" calcext:value-type="string">
            <text:p>X12.5</text:p>
          </table:table-cell>
          <table:table-cell table:formula="of:=&quot;Y&quot;&amp;[.F852]" office:value-type="string" office:string-value="Y782.66776595745" calcext:value-type="string">
            <text:p>Y782.66776595745</text:p>
          </table:table-cell>
          <table:table-cell/>
          <table:table-cell table:formula="of:=[.E846]" office:value-type="float" office:value="12.5" calcext:value-type="float">
            <text:p>12.5</text:p>
          </table:table-cell>
          <table:table-cell table:formula="of:=[.F846]+[.$K$18]" office:value-type="float" office:value="782.66776595745" calcext:value-type="float">
            <text:p>782.6677659575</text:p>
          </table:table-cell>
          <table:table-cell/>
          <table:table-cell table:formula="of:=[.A852]&amp;&quot; &quot;&amp;[.B852]&amp;&quot; &quot;&amp;[.C852]" office:value-type="string" office:string-value="N851 X12.5 Y782.66776595745" calcext:value-type="string">
            <text:p>N851 X12.5 Y782.667765957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52</text:p>
          </table:table-cell>
          <table:table-cell table:formula="of:=[.B847]" office:value-type="string" office:string-value="G106" calcext:value-type="string">
            <text:p>G106</text:p>
          </table:table-cell>
          <table:table-cell table:formula="of:=[.C847]" office:value-type="string" office:string-value="P0" calcext:value-type="string">
            <text:p>P0</text:p>
          </table:table-cell>
          <table:table-cell table:number-columns-repeated="4"/>
          <table:table-cell table:formula="of:=[.A853]&amp;&quot; &quot;&amp;[.B853]&amp;&quot; &quot;&amp;[.C853]" office:value-type="string" office:string-value="N852 G106 P0" calcext:value-type="string">
            <text:p>N852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53</text:p>
          </table:table-cell>
          <table:table-cell table:formula="of:=[.B848]" office:value-type="string" office:string-value="G105" calcext:value-type="string">
            <text:p>G105</text:p>
          </table:table-cell>
          <table:table-cell table:formula="of:=[.C848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848]" office:value-type="string" office:string-value="jog up" calcext:value-type="string">
            <text:p>jog up</text:p>
          </table:table-cell>
          <table:table-cell/>
          <table:table-cell table:formula="of:=[.A854]&amp;&quot; &quot;&amp;[.B854]&amp;&quot; &quot;&amp;[.C854]" office:value-type="string" office:string-value="N853 G105 PY7.79553191489362" calcext:value-type="string">
            <text:p>N853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54</text:p>
          </table:table-cell>
          <table:table-cell table:style-name="ce8" table:number-columns-repeated="3"/>
          <table:table-cell table:style-name="ce8" table:formula="of:=[.E849]+1" office:value-type="float" office:value="143" calcext:value-type="float">
            <text:p>143</text:p>
          </table:table-cell>
          <table:table-cell table:style-name="ce8" table:number-columns-repeated="2"/>
          <table:table-cell table:style-name="ce8" table:formula="of:=[.A855]&amp;&quot; ( Wire &quot;&amp;[.E855]&amp;&quot; )&quot;" office:value-type="string" office:string-value="N854 ( Wire 143 )" calcext:value-type="string">
            <text:p>N854 ( Wire 143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55</text:p>
          </table:table-cell>
          <table:table-cell table:formula="of:=&quot;X&quot;&amp;[.E856]" office:value-type="string" office:string-value="X6747.5" calcext:value-type="string">
            <text:p>X6747.5</text:p>
          </table:table-cell>
          <table:table-cell table:formula="of:=&quot;Y&quot;&amp;[.F856]" office:value-type="string" office:string-value="Y789.263297872344" calcext:value-type="string">
            <text:p>Y789.263297872344</text:p>
          </table:table-cell>
          <table:table-cell/>
          <table:table-cell table:formula="of:=[.E850]" office:value-type="float" office:value="6747.5" calcext:value-type="float">
            <text:p>6747.5</text:p>
          </table:table-cell>
          <table:table-cell table:formula="of:=[.F850]+[.$K$18]" office:value-type="float" office:value="789.263297872344" calcext:value-type="float">
            <text:p>789.2632978723</text:p>
          </table:table-cell>
          <table:table-cell/>
          <table:table-cell table:formula="of:=[.A856]&amp;&quot; &quot;&amp;[.B856]&amp;&quot; &quot;&amp;[.C856]" office:value-type="string" office:string-value="N855 X6747.5 Y789.263297872344" calcext:value-type="string">
            <text:p>N855 X6747.5 Y789.2632978723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56</text:p>
          </table:table-cell>
          <table:table-cell table:formula="of:=[.B851]" office:value-type="string" office:string-value="G106" calcext:value-type="string">
            <text:p>G106</text:p>
          </table:table-cell>
          <table:table-cell table:formula="of:=[.C851]" office:value-type="string" office:string-value="P3" calcext:value-type="string">
            <text:p>P3</text:p>
          </table:table-cell>
          <table:table-cell table:number-columns-repeated="4"/>
          <table:table-cell table:formula="of:=[.A857]&amp;&quot; &quot;&amp;[.B857]&amp;&quot; &quot;&amp;[.C857]" office:value-type="string" office:string-value="N856 G106 P3" calcext:value-type="string">
            <text:p>N856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57</text:p>
          </table:table-cell>
          <table:table-cell table:formula="of:=&quot;X&quot;&amp;[.E858]" office:value-type="string" office:string-value="X12.5" calcext:value-type="string">
            <text:p>X12.5</text:p>
          </table:table-cell>
          <table:table-cell table:formula="of:=&quot;Y&quot;&amp;[.F858]" office:value-type="string" office:string-value="Y787.463297872344" calcext:value-type="string">
            <text:p>Y787.463297872344</text:p>
          </table:table-cell>
          <table:table-cell/>
          <table:table-cell table:formula="of:=[.E852]" office:value-type="float" office:value="12.5" calcext:value-type="float">
            <text:p>12.5</text:p>
          </table:table-cell>
          <table:table-cell table:formula="of:=[.F852]+[.$K$18]" office:value-type="float" office:value="787.463297872344" calcext:value-type="float">
            <text:p>787.4632978723</text:p>
          </table:table-cell>
          <table:table-cell/>
          <table:table-cell table:formula="of:=[.A858]&amp;&quot; &quot;&amp;[.B858]&amp;&quot; &quot;&amp;[.C858]" office:value-type="string" office:string-value="N857 X12.5 Y787.463297872344" calcext:value-type="string">
            <text:p>N857 X12.5 Y787.4632978723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58</text:p>
          </table:table-cell>
          <table:table-cell table:formula="of:=[.B853]" office:value-type="string" office:string-value="G106" calcext:value-type="string">
            <text:p>G106</text:p>
          </table:table-cell>
          <table:table-cell table:formula="of:=[.C853]" office:value-type="string" office:string-value="P0" calcext:value-type="string">
            <text:p>P0</text:p>
          </table:table-cell>
          <table:table-cell table:number-columns-repeated="4"/>
          <table:table-cell table:formula="of:=[.A859]&amp;&quot; &quot;&amp;[.B859]&amp;&quot; &quot;&amp;[.C859]" office:value-type="string" office:string-value="N858 G106 P0" calcext:value-type="string">
            <text:p>N858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59</text:p>
          </table:table-cell>
          <table:table-cell table:formula="of:=[.B854]" office:value-type="string" office:string-value="G105" calcext:value-type="string">
            <text:p>G105</text:p>
          </table:table-cell>
          <table:table-cell table:formula="of:=[.C854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854]" office:value-type="string" office:string-value="jog up" calcext:value-type="string">
            <text:p>jog up</text:p>
          </table:table-cell>
          <table:table-cell/>
          <table:table-cell table:formula="of:=[.A860]&amp;&quot; &quot;&amp;[.B860]&amp;&quot; &quot;&amp;[.C860]" office:value-type="string" office:string-value="N859 G105 PY7.79553191489362" calcext:value-type="string">
            <text:p>N859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60</text:p>
          </table:table-cell>
          <table:table-cell table:style-name="ce8" table:number-columns-repeated="3"/>
          <table:table-cell table:style-name="ce8" table:formula="of:=[.E855]+1" office:value-type="float" office:value="144" calcext:value-type="float">
            <text:p>144</text:p>
          </table:table-cell>
          <table:table-cell table:style-name="ce8" table:number-columns-repeated="2"/>
          <table:table-cell table:style-name="ce8" table:formula="of:=[.A861]&amp;&quot; ( Wire &quot;&amp;[.E861]&amp;&quot; )&quot;" office:value-type="string" office:string-value="N860 ( Wire 144 )" calcext:value-type="string">
            <text:p>N860 ( Wire 144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61</text:p>
          </table:table-cell>
          <table:table-cell table:formula="of:=&quot;X&quot;&amp;[.E862]" office:value-type="string" office:string-value="X6747.5" calcext:value-type="string">
            <text:p>X6747.5</text:p>
          </table:table-cell>
          <table:table-cell table:formula="of:=&quot;Y&quot;&amp;[.F862]" office:value-type="string" office:string-value="Y794.058829787237" calcext:value-type="string">
            <text:p>Y794.058829787237</text:p>
          </table:table-cell>
          <table:table-cell/>
          <table:table-cell table:formula="of:=[.E856]" office:value-type="float" office:value="6747.5" calcext:value-type="float">
            <text:p>6747.5</text:p>
          </table:table-cell>
          <table:table-cell table:formula="of:=[.F856]+[.$K$18]" office:value-type="float" office:value="794.058829787237" calcext:value-type="float">
            <text:p>794.0588297872</text:p>
          </table:table-cell>
          <table:table-cell/>
          <table:table-cell table:formula="of:=[.A862]&amp;&quot; &quot;&amp;[.B862]&amp;&quot; &quot;&amp;[.C862]" office:value-type="string" office:string-value="N861 X6747.5 Y794.058829787237" calcext:value-type="string">
            <text:p>N861 X6747.5 Y794.0588297872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62</text:p>
          </table:table-cell>
          <table:table-cell table:formula="of:=[.B857]" office:value-type="string" office:string-value="G106" calcext:value-type="string">
            <text:p>G106</text:p>
          </table:table-cell>
          <table:table-cell table:formula="of:=[.C857]" office:value-type="string" office:string-value="P3" calcext:value-type="string">
            <text:p>P3</text:p>
          </table:table-cell>
          <table:table-cell table:number-columns-repeated="4"/>
          <table:table-cell table:formula="of:=[.A863]&amp;&quot; &quot;&amp;[.B863]&amp;&quot; &quot;&amp;[.C863]" office:value-type="string" office:string-value="N862 G106 P3" calcext:value-type="string">
            <text:p>N862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63</text:p>
          </table:table-cell>
          <table:table-cell table:formula="of:=&quot;X&quot;&amp;[.E864]" office:value-type="string" office:string-value="X12.5" calcext:value-type="string">
            <text:p>X12.5</text:p>
          </table:table-cell>
          <table:table-cell table:formula="of:=&quot;Y&quot;&amp;[.F864]" office:value-type="string" office:string-value="Y792.258829787237" calcext:value-type="string">
            <text:p>Y792.258829787237</text:p>
          </table:table-cell>
          <table:table-cell/>
          <table:table-cell table:formula="of:=[.E858]" office:value-type="float" office:value="12.5" calcext:value-type="float">
            <text:p>12.5</text:p>
          </table:table-cell>
          <table:table-cell table:formula="of:=[.F858]+[.$K$18]" office:value-type="float" office:value="792.258829787237" calcext:value-type="float">
            <text:p>792.2588297872</text:p>
          </table:table-cell>
          <table:table-cell/>
          <table:table-cell table:formula="of:=[.A864]&amp;&quot; &quot;&amp;[.B864]&amp;&quot; &quot;&amp;[.C864]" office:value-type="string" office:string-value="N863 X12.5 Y792.258829787237" calcext:value-type="string">
            <text:p>N863 X12.5 Y792.2588297872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64</text:p>
          </table:table-cell>
          <table:table-cell table:formula="of:=[.B859]" office:value-type="string" office:string-value="G106" calcext:value-type="string">
            <text:p>G106</text:p>
          </table:table-cell>
          <table:table-cell table:formula="of:=[.C859]" office:value-type="string" office:string-value="P0" calcext:value-type="string">
            <text:p>P0</text:p>
          </table:table-cell>
          <table:table-cell table:number-columns-repeated="4"/>
          <table:table-cell table:formula="of:=[.A865]&amp;&quot; &quot;&amp;[.B865]&amp;&quot; &quot;&amp;[.C865]" office:value-type="string" office:string-value="N864 G106 P0" calcext:value-type="string">
            <text:p>N864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65</text:p>
          </table:table-cell>
          <table:table-cell table:formula="of:=[.B860]" office:value-type="string" office:string-value="G105" calcext:value-type="string">
            <text:p>G105</text:p>
          </table:table-cell>
          <table:table-cell table:formula="of:=[.C860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860]" office:value-type="string" office:string-value="jog up" calcext:value-type="string">
            <text:p>jog up</text:p>
          </table:table-cell>
          <table:table-cell/>
          <table:table-cell table:formula="of:=[.A866]&amp;&quot; &quot;&amp;[.B866]&amp;&quot; &quot;&amp;[.C866]" office:value-type="string" office:string-value="N865 G105 PY7.79553191489362" calcext:value-type="string">
            <text:p>N865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66</text:p>
          </table:table-cell>
          <table:table-cell table:style-name="ce8" table:number-columns-repeated="3"/>
          <table:table-cell table:style-name="ce8" table:formula="of:=[.E861]+1" office:value-type="float" office:value="145" calcext:value-type="float">
            <text:p>145</text:p>
          </table:table-cell>
          <table:table-cell table:style-name="ce8" table:number-columns-repeated="2"/>
          <table:table-cell table:style-name="ce8" table:formula="of:=[.A867]&amp;&quot; ( Wire &quot;&amp;[.E867]&amp;&quot; )&quot;" office:value-type="string" office:string-value="N866 ( Wire 145 )" calcext:value-type="string">
            <text:p>N866 ( Wire 145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67</text:p>
          </table:table-cell>
          <table:table-cell table:formula="of:=&quot;X&quot;&amp;[.E868]" office:value-type="string" office:string-value="X6747.5" calcext:value-type="string">
            <text:p>X6747.5</text:p>
          </table:table-cell>
          <table:table-cell table:formula="of:=&quot;Y&quot;&amp;[.F868]" office:value-type="string" office:string-value="Y798.854361702131" calcext:value-type="string">
            <text:p>Y798.854361702131</text:p>
          </table:table-cell>
          <table:table-cell/>
          <table:table-cell table:formula="of:=[.E862]" office:value-type="float" office:value="6747.5" calcext:value-type="float">
            <text:p>6747.5</text:p>
          </table:table-cell>
          <table:table-cell table:formula="of:=[.F862]+[.$K$18]" office:value-type="float" office:value="798.854361702131" calcext:value-type="float">
            <text:p>798.8543617021</text:p>
          </table:table-cell>
          <table:table-cell/>
          <table:table-cell table:formula="of:=[.A868]&amp;&quot; &quot;&amp;[.B868]&amp;&quot; &quot;&amp;[.C868]" office:value-type="string" office:string-value="N867 X6747.5 Y798.854361702131" calcext:value-type="string">
            <text:p>N867 X6747.5 Y798.8543617021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68</text:p>
          </table:table-cell>
          <table:table-cell table:formula="of:=[.B863]" office:value-type="string" office:string-value="G106" calcext:value-type="string">
            <text:p>G106</text:p>
          </table:table-cell>
          <table:table-cell table:formula="of:=[.C863]" office:value-type="string" office:string-value="P3" calcext:value-type="string">
            <text:p>P3</text:p>
          </table:table-cell>
          <table:table-cell table:number-columns-repeated="4"/>
          <table:table-cell table:formula="of:=[.A869]&amp;&quot; &quot;&amp;[.B869]&amp;&quot; &quot;&amp;[.C869]" office:value-type="string" office:string-value="N868 G106 P3" calcext:value-type="string">
            <text:p>N868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69</text:p>
          </table:table-cell>
          <table:table-cell table:formula="of:=&quot;X&quot;&amp;[.E870]" office:value-type="string" office:string-value="X12.5" calcext:value-type="string">
            <text:p>X12.5</text:p>
          </table:table-cell>
          <table:table-cell table:formula="of:=&quot;Y&quot;&amp;[.F870]" office:value-type="string" office:string-value="Y797.054361702131" calcext:value-type="string">
            <text:p>Y797.054361702131</text:p>
          </table:table-cell>
          <table:table-cell/>
          <table:table-cell table:formula="of:=[.E864]" office:value-type="float" office:value="12.5" calcext:value-type="float">
            <text:p>12.5</text:p>
          </table:table-cell>
          <table:table-cell table:formula="of:=[.F864]+[.$K$18]" office:value-type="float" office:value="797.054361702131" calcext:value-type="float">
            <text:p>797.0543617021</text:p>
          </table:table-cell>
          <table:table-cell/>
          <table:table-cell table:formula="of:=[.A870]&amp;&quot; &quot;&amp;[.B870]&amp;&quot; &quot;&amp;[.C870]" office:value-type="string" office:string-value="N869 X12.5 Y797.054361702131" calcext:value-type="string">
            <text:p>N869 X12.5 Y797.0543617021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70</text:p>
          </table:table-cell>
          <table:table-cell table:formula="of:=[.B865]" office:value-type="string" office:string-value="G106" calcext:value-type="string">
            <text:p>G106</text:p>
          </table:table-cell>
          <table:table-cell table:formula="of:=[.C865]" office:value-type="string" office:string-value="P0" calcext:value-type="string">
            <text:p>P0</text:p>
          </table:table-cell>
          <table:table-cell table:number-columns-repeated="4"/>
          <table:table-cell table:formula="of:=[.A871]&amp;&quot; &quot;&amp;[.B871]&amp;&quot; &quot;&amp;[.C871]" office:value-type="string" office:string-value="N870 G106 P0" calcext:value-type="string">
            <text:p>N870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71</text:p>
          </table:table-cell>
          <table:table-cell table:formula="of:=[.B866]" office:value-type="string" office:string-value="G105" calcext:value-type="string">
            <text:p>G105</text:p>
          </table:table-cell>
          <table:table-cell table:formula="of:=[.C866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866]" office:value-type="string" office:string-value="jog up" calcext:value-type="string">
            <text:p>jog up</text:p>
          </table:table-cell>
          <table:table-cell/>
          <table:table-cell table:formula="of:=[.A872]&amp;&quot; &quot;&amp;[.B872]&amp;&quot; &quot;&amp;[.C872]" office:value-type="string" office:string-value="N871 G105 PY7.79553191489362" calcext:value-type="string">
            <text:p>N871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72</text:p>
          </table:table-cell>
          <table:table-cell table:style-name="ce8" table:number-columns-repeated="3"/>
          <table:table-cell table:style-name="ce8" table:formula="of:=[.E867]+1" office:value-type="float" office:value="146" calcext:value-type="float">
            <text:p>146</text:p>
          </table:table-cell>
          <table:table-cell table:style-name="ce8" table:number-columns-repeated="2"/>
          <table:table-cell table:style-name="ce8" table:formula="of:=[.A873]&amp;&quot; ( Wire &quot;&amp;[.E873]&amp;&quot; )&quot;" office:value-type="string" office:string-value="N872 ( Wire 146 )" calcext:value-type="string">
            <text:p>N872 ( Wire 146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73</text:p>
          </table:table-cell>
          <table:table-cell table:formula="of:=&quot;X&quot;&amp;[.E874]" office:value-type="string" office:string-value="X6747.5" calcext:value-type="string">
            <text:p>X6747.5</text:p>
          </table:table-cell>
          <table:table-cell table:formula="of:=&quot;Y&quot;&amp;[.F874]" office:value-type="string" office:string-value="Y803.649893617025" calcext:value-type="string">
            <text:p>Y803.649893617025</text:p>
          </table:table-cell>
          <table:table-cell/>
          <table:table-cell table:formula="of:=[.E868]" office:value-type="float" office:value="6747.5" calcext:value-type="float">
            <text:p>6747.5</text:p>
          </table:table-cell>
          <table:table-cell table:formula="of:=[.F868]+[.$K$18]" office:value-type="float" office:value="803.649893617025" calcext:value-type="float">
            <text:p>803.649893617</text:p>
          </table:table-cell>
          <table:table-cell/>
          <table:table-cell table:formula="of:=[.A874]&amp;&quot; &quot;&amp;[.B874]&amp;&quot; &quot;&amp;[.C874]" office:value-type="string" office:string-value="N873 X6747.5 Y803.649893617025" calcext:value-type="string">
            <text:p>N873 X6747.5 Y803.6498936170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74</text:p>
          </table:table-cell>
          <table:table-cell table:formula="of:=[.B869]" office:value-type="string" office:string-value="G106" calcext:value-type="string">
            <text:p>G106</text:p>
          </table:table-cell>
          <table:table-cell table:formula="of:=[.C869]" office:value-type="string" office:string-value="P3" calcext:value-type="string">
            <text:p>P3</text:p>
          </table:table-cell>
          <table:table-cell table:number-columns-repeated="4"/>
          <table:table-cell table:formula="of:=[.A875]&amp;&quot; &quot;&amp;[.B875]&amp;&quot; &quot;&amp;[.C875]" office:value-type="string" office:string-value="N874 G106 P3" calcext:value-type="string">
            <text:p>N874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75</text:p>
          </table:table-cell>
          <table:table-cell table:formula="of:=&quot;X&quot;&amp;[.E876]" office:value-type="string" office:string-value="X12.5" calcext:value-type="string">
            <text:p>X12.5</text:p>
          </table:table-cell>
          <table:table-cell table:formula="of:=&quot;Y&quot;&amp;[.F876]" office:value-type="string" office:string-value="Y801.849893617024" calcext:value-type="string">
            <text:p>Y801.849893617024</text:p>
          </table:table-cell>
          <table:table-cell/>
          <table:table-cell table:formula="of:=[.E870]" office:value-type="float" office:value="12.5" calcext:value-type="float">
            <text:p>12.5</text:p>
          </table:table-cell>
          <table:table-cell table:formula="of:=[.F870]+[.$K$18]" office:value-type="float" office:value="801.849893617024" calcext:value-type="float">
            <text:p>801.849893617</text:p>
          </table:table-cell>
          <table:table-cell/>
          <table:table-cell table:formula="of:=[.A876]&amp;&quot; &quot;&amp;[.B876]&amp;&quot; &quot;&amp;[.C876]" office:value-type="string" office:string-value="N875 X12.5 Y801.849893617024" calcext:value-type="string">
            <text:p>N875 X12.5 Y801.8498936170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76</text:p>
          </table:table-cell>
          <table:table-cell table:formula="of:=[.B871]" office:value-type="string" office:string-value="G106" calcext:value-type="string">
            <text:p>G106</text:p>
          </table:table-cell>
          <table:table-cell table:formula="of:=[.C871]" office:value-type="string" office:string-value="P0" calcext:value-type="string">
            <text:p>P0</text:p>
          </table:table-cell>
          <table:table-cell table:number-columns-repeated="4"/>
          <table:table-cell table:formula="of:=[.A877]&amp;&quot; &quot;&amp;[.B877]&amp;&quot; &quot;&amp;[.C877]" office:value-type="string" office:string-value="N876 G106 P0" calcext:value-type="string">
            <text:p>N876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77</text:p>
          </table:table-cell>
          <table:table-cell table:formula="of:=[.B872]" office:value-type="string" office:string-value="G105" calcext:value-type="string">
            <text:p>G105</text:p>
          </table:table-cell>
          <table:table-cell table:formula="of:=[.C872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872]" office:value-type="string" office:string-value="jog up" calcext:value-type="string">
            <text:p>jog up</text:p>
          </table:table-cell>
          <table:table-cell/>
          <table:table-cell table:formula="of:=[.A878]&amp;&quot; &quot;&amp;[.B878]&amp;&quot; &quot;&amp;[.C878]" office:value-type="string" office:string-value="N877 G105 PY7.79553191489362" calcext:value-type="string">
            <text:p>N877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78</text:p>
          </table:table-cell>
          <table:table-cell table:style-name="ce8" table:number-columns-repeated="3"/>
          <table:table-cell table:style-name="ce8" table:formula="of:=[.E873]+1" office:value-type="float" office:value="147" calcext:value-type="float">
            <text:p>147</text:p>
          </table:table-cell>
          <table:table-cell table:style-name="ce8" table:number-columns-repeated="2"/>
          <table:table-cell table:style-name="ce8" table:formula="of:=[.A879]&amp;&quot; ( Wire &quot;&amp;[.E879]&amp;&quot; )&quot;" office:value-type="string" office:string-value="N878 ( Wire 147 )" calcext:value-type="string">
            <text:p>N878 ( Wire 147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79</text:p>
          </table:table-cell>
          <table:table-cell table:formula="of:=&quot;X&quot;&amp;[.E880]" office:value-type="string" office:string-value="X6747.5" calcext:value-type="string">
            <text:p>X6747.5</text:p>
          </table:table-cell>
          <table:table-cell table:formula="of:=&quot;Y&quot;&amp;[.F880]" office:value-type="string" office:string-value="Y808.445425531918" calcext:value-type="string">
            <text:p>Y808.445425531918</text:p>
          </table:table-cell>
          <table:table-cell/>
          <table:table-cell table:formula="of:=[.E874]" office:value-type="float" office:value="6747.5" calcext:value-type="float">
            <text:p>6747.5</text:p>
          </table:table-cell>
          <table:table-cell table:formula="of:=[.F874]+[.$K$18]" office:value-type="float" office:value="808.445425531918" calcext:value-type="float">
            <text:p>808.4454255319</text:p>
          </table:table-cell>
          <table:table-cell/>
          <table:table-cell table:formula="of:=[.A880]&amp;&quot; &quot;&amp;[.B880]&amp;&quot; &quot;&amp;[.C880]" office:value-type="string" office:string-value="N879 X6747.5 Y808.445425531918" calcext:value-type="string">
            <text:p>N879 X6747.5 Y808.4454255319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80</text:p>
          </table:table-cell>
          <table:table-cell table:formula="of:=[.B875]" office:value-type="string" office:string-value="G106" calcext:value-type="string">
            <text:p>G106</text:p>
          </table:table-cell>
          <table:table-cell table:formula="of:=[.C875]" office:value-type="string" office:string-value="P3" calcext:value-type="string">
            <text:p>P3</text:p>
          </table:table-cell>
          <table:table-cell table:number-columns-repeated="4"/>
          <table:table-cell table:formula="of:=[.A881]&amp;&quot; &quot;&amp;[.B881]&amp;&quot; &quot;&amp;[.C881]" office:value-type="string" office:string-value="N880 G106 P3" calcext:value-type="string">
            <text:p>N880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81</text:p>
          </table:table-cell>
          <table:table-cell table:formula="of:=&quot;X&quot;&amp;[.E882]" office:value-type="string" office:string-value="X12.5" calcext:value-type="string">
            <text:p>X12.5</text:p>
          </table:table-cell>
          <table:table-cell table:formula="of:=&quot;Y&quot;&amp;[.F882]" office:value-type="string" office:string-value="Y806.645425531918" calcext:value-type="string">
            <text:p>Y806.645425531918</text:p>
          </table:table-cell>
          <table:table-cell/>
          <table:table-cell table:formula="of:=[.E876]" office:value-type="float" office:value="12.5" calcext:value-type="float">
            <text:p>12.5</text:p>
          </table:table-cell>
          <table:table-cell table:formula="of:=[.F876]+[.$K$18]" office:value-type="float" office:value="806.645425531918" calcext:value-type="float">
            <text:p>806.6454255319</text:p>
          </table:table-cell>
          <table:table-cell/>
          <table:table-cell table:formula="of:=[.A882]&amp;&quot; &quot;&amp;[.B882]&amp;&quot; &quot;&amp;[.C882]" office:value-type="string" office:string-value="N881 X12.5 Y806.645425531918" calcext:value-type="string">
            <text:p>N881 X12.5 Y806.6454255319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82</text:p>
          </table:table-cell>
          <table:table-cell table:formula="of:=[.B877]" office:value-type="string" office:string-value="G106" calcext:value-type="string">
            <text:p>G106</text:p>
          </table:table-cell>
          <table:table-cell table:formula="of:=[.C877]" office:value-type="string" office:string-value="P0" calcext:value-type="string">
            <text:p>P0</text:p>
          </table:table-cell>
          <table:table-cell table:number-columns-repeated="4"/>
          <table:table-cell table:formula="of:=[.A883]&amp;&quot; &quot;&amp;[.B883]&amp;&quot; &quot;&amp;[.C883]" office:value-type="string" office:string-value="N882 G106 P0" calcext:value-type="string">
            <text:p>N882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83</text:p>
          </table:table-cell>
          <table:table-cell table:formula="of:=[.B878]" office:value-type="string" office:string-value="G105" calcext:value-type="string">
            <text:p>G105</text:p>
          </table:table-cell>
          <table:table-cell table:formula="of:=[.C878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878]" office:value-type="string" office:string-value="jog up" calcext:value-type="string">
            <text:p>jog up</text:p>
          </table:table-cell>
          <table:table-cell/>
          <table:table-cell table:formula="of:=[.A884]&amp;&quot; &quot;&amp;[.B884]&amp;&quot; &quot;&amp;[.C884]" office:value-type="string" office:string-value="N883 G105 PY7.79553191489362" calcext:value-type="string">
            <text:p>N883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84</text:p>
          </table:table-cell>
          <table:table-cell table:style-name="ce8" table:number-columns-repeated="3"/>
          <table:table-cell table:style-name="ce8" table:formula="of:=[.E879]+1" office:value-type="float" office:value="148" calcext:value-type="float">
            <text:p>148</text:p>
          </table:table-cell>
          <table:table-cell table:style-name="ce8" table:number-columns-repeated="2"/>
          <table:table-cell table:style-name="ce8" table:formula="of:=[.A885]&amp;&quot; ( Wire &quot;&amp;[.E885]&amp;&quot; )&quot;" office:value-type="string" office:string-value="N884 ( Wire 148 )" calcext:value-type="string">
            <text:p>N884 ( Wire 148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85</text:p>
          </table:table-cell>
          <table:table-cell table:formula="of:=&quot;X&quot;&amp;[.E886]" office:value-type="string" office:string-value="X6747.5" calcext:value-type="string">
            <text:p>X6747.5</text:p>
          </table:table-cell>
          <table:table-cell table:formula="of:=&quot;Y&quot;&amp;[.F886]" office:value-type="string" office:string-value="Y813.240957446812" calcext:value-type="string">
            <text:p>Y813.240957446812</text:p>
          </table:table-cell>
          <table:table-cell/>
          <table:table-cell table:formula="of:=[.E880]" office:value-type="float" office:value="6747.5" calcext:value-type="float">
            <text:p>6747.5</text:p>
          </table:table-cell>
          <table:table-cell table:formula="of:=[.F880]+[.$K$18]" office:value-type="float" office:value="813.240957446812" calcext:value-type="float">
            <text:p>813.2409574468</text:p>
          </table:table-cell>
          <table:table-cell/>
          <table:table-cell table:formula="of:=[.A886]&amp;&quot; &quot;&amp;[.B886]&amp;&quot; &quot;&amp;[.C886]" office:value-type="string" office:string-value="N885 X6747.5 Y813.240957446812" calcext:value-type="string">
            <text:p>N885 X6747.5 Y813.2409574468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86</text:p>
          </table:table-cell>
          <table:table-cell table:formula="of:=[.B881]" office:value-type="string" office:string-value="G106" calcext:value-type="string">
            <text:p>G106</text:p>
          </table:table-cell>
          <table:table-cell table:formula="of:=[.C881]" office:value-type="string" office:string-value="P3" calcext:value-type="string">
            <text:p>P3</text:p>
          </table:table-cell>
          <table:table-cell table:number-columns-repeated="4"/>
          <table:table-cell table:formula="of:=[.A887]&amp;&quot; &quot;&amp;[.B887]&amp;&quot; &quot;&amp;[.C887]" office:value-type="string" office:string-value="N886 G106 P3" calcext:value-type="string">
            <text:p>N886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87</text:p>
          </table:table-cell>
          <table:table-cell table:formula="of:=&quot;X&quot;&amp;[.E888]" office:value-type="string" office:string-value="X12.5" calcext:value-type="string">
            <text:p>X12.5</text:p>
          </table:table-cell>
          <table:table-cell table:formula="of:=&quot;Y&quot;&amp;[.F888]" office:value-type="string" office:string-value="Y811.440957446812" calcext:value-type="string">
            <text:p>Y811.440957446812</text:p>
          </table:table-cell>
          <table:table-cell/>
          <table:table-cell table:formula="of:=[.E882]" office:value-type="float" office:value="12.5" calcext:value-type="float">
            <text:p>12.5</text:p>
          </table:table-cell>
          <table:table-cell table:formula="of:=[.F882]+[.$K$18]" office:value-type="float" office:value="811.440957446812" calcext:value-type="float">
            <text:p>811.4409574468</text:p>
          </table:table-cell>
          <table:table-cell/>
          <table:table-cell table:formula="of:=[.A888]&amp;&quot; &quot;&amp;[.B888]&amp;&quot; &quot;&amp;[.C888]" office:value-type="string" office:string-value="N887 X12.5 Y811.440957446812" calcext:value-type="string">
            <text:p>N887 X12.5 Y811.4409574468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88</text:p>
          </table:table-cell>
          <table:table-cell table:formula="of:=[.B883]" office:value-type="string" office:string-value="G106" calcext:value-type="string">
            <text:p>G106</text:p>
          </table:table-cell>
          <table:table-cell table:formula="of:=[.C883]" office:value-type="string" office:string-value="P0" calcext:value-type="string">
            <text:p>P0</text:p>
          </table:table-cell>
          <table:table-cell table:number-columns-repeated="4"/>
          <table:table-cell table:formula="of:=[.A889]&amp;&quot; &quot;&amp;[.B889]&amp;&quot; &quot;&amp;[.C889]" office:value-type="string" office:string-value="N888 G106 P0" calcext:value-type="string">
            <text:p>N888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89</text:p>
          </table:table-cell>
          <table:table-cell table:formula="of:=[.B884]" office:value-type="string" office:string-value="G105" calcext:value-type="string">
            <text:p>G105</text:p>
          </table:table-cell>
          <table:table-cell table:formula="of:=[.C884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884]" office:value-type="string" office:string-value="jog up" calcext:value-type="string">
            <text:p>jog up</text:p>
          </table:table-cell>
          <table:table-cell/>
          <table:table-cell table:formula="of:=[.A890]&amp;&quot; &quot;&amp;[.B890]&amp;&quot; &quot;&amp;[.C890]" office:value-type="string" office:string-value="N889 G105 PY7.79553191489362" calcext:value-type="string">
            <text:p>N889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90</text:p>
          </table:table-cell>
          <table:table-cell table:style-name="ce8" table:number-columns-repeated="3"/>
          <table:table-cell table:style-name="ce8" table:formula="of:=[.E885]+1" office:value-type="float" office:value="149" calcext:value-type="float">
            <text:p>149</text:p>
          </table:table-cell>
          <table:table-cell table:style-name="ce8" table:number-columns-repeated="2"/>
          <table:table-cell table:style-name="ce8" table:formula="of:=[.A891]&amp;&quot; ( Wire &quot;&amp;[.E891]&amp;&quot; )&quot;" office:value-type="string" office:string-value="N890 ( Wire 149 )" calcext:value-type="string">
            <text:p>N890 ( Wire 149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91</text:p>
          </table:table-cell>
          <table:table-cell table:formula="of:=&quot;X&quot;&amp;[.E892]" office:value-type="string" office:string-value="X6747.5" calcext:value-type="string">
            <text:p>X6747.5</text:p>
          </table:table-cell>
          <table:table-cell table:formula="of:=&quot;Y&quot;&amp;[.F892]" office:value-type="string" office:string-value="Y818.036489361706" calcext:value-type="string">
            <text:p>Y818.036489361706</text:p>
          </table:table-cell>
          <table:table-cell/>
          <table:table-cell table:formula="of:=[.E886]" office:value-type="float" office:value="6747.5" calcext:value-type="float">
            <text:p>6747.5</text:p>
          </table:table-cell>
          <table:table-cell table:formula="of:=[.F886]+[.$K$18]" office:value-type="float" office:value="818.036489361706" calcext:value-type="float">
            <text:p>818.0364893617</text:p>
          </table:table-cell>
          <table:table-cell/>
          <table:table-cell table:formula="of:=[.A892]&amp;&quot; &quot;&amp;[.B892]&amp;&quot; &quot;&amp;[.C892]" office:value-type="string" office:string-value="N891 X6747.5 Y818.036489361706" calcext:value-type="string">
            <text:p>N891 X6747.5 Y818.0364893617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92</text:p>
          </table:table-cell>
          <table:table-cell table:formula="of:=[.B887]" office:value-type="string" office:string-value="G106" calcext:value-type="string">
            <text:p>G106</text:p>
          </table:table-cell>
          <table:table-cell table:formula="of:=[.C887]" office:value-type="string" office:string-value="P3" calcext:value-type="string">
            <text:p>P3</text:p>
          </table:table-cell>
          <table:table-cell table:number-columns-repeated="4"/>
          <table:table-cell table:formula="of:=[.A893]&amp;&quot; &quot;&amp;[.B893]&amp;&quot; &quot;&amp;[.C893]" office:value-type="string" office:string-value="N892 G106 P3" calcext:value-type="string">
            <text:p>N892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93</text:p>
          </table:table-cell>
          <table:table-cell table:formula="of:=&quot;X&quot;&amp;[.E894]" office:value-type="string" office:string-value="X12.5" calcext:value-type="string">
            <text:p>X12.5</text:p>
          </table:table-cell>
          <table:table-cell table:formula="of:=&quot;Y&quot;&amp;[.F894]" office:value-type="string" office:string-value="Y816.236489361705" calcext:value-type="string">
            <text:p>Y816.236489361705</text:p>
          </table:table-cell>
          <table:table-cell/>
          <table:table-cell table:formula="of:=[.E888]" office:value-type="float" office:value="12.5" calcext:value-type="float">
            <text:p>12.5</text:p>
          </table:table-cell>
          <table:table-cell table:formula="of:=[.F888]+[.$K$18]" office:value-type="float" office:value="816.236489361705" calcext:value-type="float">
            <text:p>816.2364893617</text:p>
          </table:table-cell>
          <table:table-cell/>
          <table:table-cell table:formula="of:=[.A894]&amp;&quot; &quot;&amp;[.B894]&amp;&quot; &quot;&amp;[.C894]" office:value-type="string" office:string-value="N893 X12.5 Y816.236489361705" calcext:value-type="string">
            <text:p>N893 X12.5 Y816.2364893617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94</text:p>
          </table:table-cell>
          <table:table-cell table:formula="of:=[.B889]" office:value-type="string" office:string-value="G106" calcext:value-type="string">
            <text:p>G106</text:p>
          </table:table-cell>
          <table:table-cell table:formula="of:=[.C889]" office:value-type="string" office:string-value="P0" calcext:value-type="string">
            <text:p>P0</text:p>
          </table:table-cell>
          <table:table-cell table:number-columns-repeated="4"/>
          <table:table-cell table:formula="of:=[.A895]&amp;&quot; &quot;&amp;[.B895]&amp;&quot; &quot;&amp;[.C895]" office:value-type="string" office:string-value="N894 G106 P0" calcext:value-type="string">
            <text:p>N894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95</text:p>
          </table:table-cell>
          <table:table-cell table:formula="of:=[.B890]" office:value-type="string" office:string-value="G105" calcext:value-type="string">
            <text:p>G105</text:p>
          </table:table-cell>
          <table:table-cell table:formula="of:=[.C890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890]" office:value-type="string" office:string-value="jog up" calcext:value-type="string">
            <text:p>jog up</text:p>
          </table:table-cell>
          <table:table-cell/>
          <table:table-cell table:formula="of:=[.A896]&amp;&quot; &quot;&amp;[.B896]&amp;&quot; &quot;&amp;[.C896]" office:value-type="string" office:string-value="N895 G105 PY7.79553191489362" calcext:value-type="string">
            <text:p>N895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96</text:p>
          </table:table-cell>
          <table:table-cell table:style-name="ce8" table:number-columns-repeated="3"/>
          <table:table-cell table:style-name="ce8" table:formula="of:=[.E891]+1" office:value-type="float" office:value="150" calcext:value-type="float">
            <text:p>150</text:p>
          </table:table-cell>
          <table:table-cell table:style-name="ce8" table:number-columns-repeated="2"/>
          <table:table-cell table:style-name="ce8" table:formula="of:=[.A897]&amp;&quot; ( Wire &quot;&amp;[.E897]&amp;&quot; )&quot;" office:value-type="string" office:string-value="N896 ( Wire 150 )" calcext:value-type="string">
            <text:p>N896 ( Wire 150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97</text:p>
          </table:table-cell>
          <table:table-cell table:formula="of:=&quot;X&quot;&amp;[.E898]" office:value-type="string" office:string-value="X6747.5" calcext:value-type="string">
            <text:p>X6747.5</text:p>
          </table:table-cell>
          <table:table-cell table:formula="of:=&quot;Y&quot;&amp;[.F898]" office:value-type="string" office:string-value="Y822.832021276599" calcext:value-type="string">
            <text:p>Y822.832021276599</text:p>
          </table:table-cell>
          <table:table-cell/>
          <table:table-cell table:formula="of:=[.E892]" office:value-type="float" office:value="6747.5" calcext:value-type="float">
            <text:p>6747.5</text:p>
          </table:table-cell>
          <table:table-cell table:formula="of:=[.F892]+[.$K$18]" office:value-type="float" office:value="822.832021276599" calcext:value-type="float">
            <text:p>822.8320212766</text:p>
          </table:table-cell>
          <table:table-cell/>
          <table:table-cell table:formula="of:=[.A898]&amp;&quot; &quot;&amp;[.B898]&amp;&quot; &quot;&amp;[.C898]" office:value-type="string" office:string-value="N897 X6747.5 Y822.832021276599" calcext:value-type="string">
            <text:p>N897 X6747.5 Y822.8320212765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98</text:p>
          </table:table-cell>
          <table:table-cell table:formula="of:=[.B893]" office:value-type="string" office:string-value="G106" calcext:value-type="string">
            <text:p>G106</text:p>
          </table:table-cell>
          <table:table-cell table:formula="of:=[.C893]" office:value-type="string" office:string-value="P3" calcext:value-type="string">
            <text:p>P3</text:p>
          </table:table-cell>
          <table:table-cell table:number-columns-repeated="4"/>
          <table:table-cell table:formula="of:=[.A899]&amp;&quot; &quot;&amp;[.B899]&amp;&quot; &quot;&amp;[.C899]" office:value-type="string" office:string-value="N898 G106 P3" calcext:value-type="string">
            <text:p>N898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99</text:p>
          </table:table-cell>
          <table:table-cell table:formula="of:=&quot;X&quot;&amp;[.E900]" office:value-type="string" office:string-value="X12.5" calcext:value-type="string">
            <text:p>X12.5</text:p>
          </table:table-cell>
          <table:table-cell table:formula="of:=&quot;Y&quot;&amp;[.F900]" office:value-type="string" office:string-value="Y821.032021276599" calcext:value-type="string">
            <text:p>Y821.032021276599</text:p>
          </table:table-cell>
          <table:table-cell/>
          <table:table-cell table:formula="of:=[.E894]" office:value-type="float" office:value="12.5" calcext:value-type="float">
            <text:p>12.5</text:p>
          </table:table-cell>
          <table:table-cell table:formula="of:=[.F894]+[.$K$18]" office:value-type="float" office:value="821.032021276599" calcext:value-type="float">
            <text:p>821.0320212766</text:p>
          </table:table-cell>
          <table:table-cell/>
          <table:table-cell table:formula="of:=[.A900]&amp;&quot; &quot;&amp;[.B900]&amp;&quot; &quot;&amp;[.C900]" office:value-type="string" office:string-value="N899 X12.5 Y821.032021276599" calcext:value-type="string">
            <text:p>N899 X12.5 Y821.0320212765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00</text:p>
          </table:table-cell>
          <table:table-cell table:formula="of:=[.B895]" office:value-type="string" office:string-value="G106" calcext:value-type="string">
            <text:p>G106</text:p>
          </table:table-cell>
          <table:table-cell table:formula="of:=[.C895]" office:value-type="string" office:string-value="P0" calcext:value-type="string">
            <text:p>P0</text:p>
          </table:table-cell>
          <table:table-cell table:number-columns-repeated="4"/>
          <table:table-cell table:formula="of:=[.A901]&amp;&quot; &quot;&amp;[.B901]&amp;&quot; &quot;&amp;[.C901]" office:value-type="string" office:string-value="N900 G106 P0" calcext:value-type="string">
            <text:p>N900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01</text:p>
          </table:table-cell>
          <table:table-cell table:formula="of:=[.B896]" office:value-type="string" office:string-value="G105" calcext:value-type="string">
            <text:p>G105</text:p>
          </table:table-cell>
          <table:table-cell table:formula="of:=[.C896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896]" office:value-type="string" office:string-value="jog up" calcext:value-type="string">
            <text:p>jog up</text:p>
          </table:table-cell>
          <table:table-cell/>
          <table:table-cell table:formula="of:=[.A902]&amp;&quot; &quot;&amp;[.B902]&amp;&quot; &quot;&amp;[.C902]" office:value-type="string" office:string-value="N901 G105 PY7.79553191489362" calcext:value-type="string">
            <text:p>N901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02</text:p>
          </table:table-cell>
          <table:table-cell table:style-name="ce8" table:number-columns-repeated="3"/>
          <table:table-cell table:style-name="ce8" table:formula="of:=[.E897]+1" office:value-type="float" office:value="151" calcext:value-type="float">
            <text:p>151</text:p>
          </table:table-cell>
          <table:table-cell table:style-name="ce8" table:number-columns-repeated="2"/>
          <table:table-cell table:style-name="ce8" table:formula="of:=[.A903]&amp;&quot; ( Wire &quot;&amp;[.E903]&amp;&quot; )&quot;" office:value-type="string" office:string-value="N902 ( Wire 151 )" calcext:value-type="string">
            <text:p>N902 ( Wire 151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03</text:p>
          </table:table-cell>
          <table:table-cell table:formula="of:=&quot;X&quot;&amp;[.E904]" office:value-type="string" office:string-value="X6747.5" calcext:value-type="string">
            <text:p>X6747.5</text:p>
          </table:table-cell>
          <table:table-cell table:formula="of:=&quot;Y&quot;&amp;[.F904]" office:value-type="string" office:string-value="Y827.627553191493" calcext:value-type="string">
            <text:p>Y827.627553191493</text:p>
          </table:table-cell>
          <table:table-cell/>
          <table:table-cell table:formula="of:=[.E898]" office:value-type="float" office:value="6747.5" calcext:value-type="float">
            <text:p>6747.5</text:p>
          </table:table-cell>
          <table:table-cell table:formula="of:=[.F898]+[.$K$18]" office:value-type="float" office:value="827.627553191493" calcext:value-type="float">
            <text:p>827.6275531915</text:p>
          </table:table-cell>
          <table:table-cell/>
          <table:table-cell table:formula="of:=[.A904]&amp;&quot; &quot;&amp;[.B904]&amp;&quot; &quot;&amp;[.C904]" office:value-type="string" office:string-value="N903 X6747.5 Y827.627553191493" calcext:value-type="string">
            <text:p>N903 X6747.5 Y827.6275531914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04</text:p>
          </table:table-cell>
          <table:table-cell table:formula="of:=[.B899]" office:value-type="string" office:string-value="G106" calcext:value-type="string">
            <text:p>G106</text:p>
          </table:table-cell>
          <table:table-cell table:formula="of:=[.C899]" office:value-type="string" office:string-value="P3" calcext:value-type="string">
            <text:p>P3</text:p>
          </table:table-cell>
          <table:table-cell table:number-columns-repeated="4"/>
          <table:table-cell table:formula="of:=[.A905]&amp;&quot; &quot;&amp;[.B905]&amp;&quot; &quot;&amp;[.C905]" office:value-type="string" office:string-value="N904 G106 P3" calcext:value-type="string">
            <text:p>N904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05</text:p>
          </table:table-cell>
          <table:table-cell table:formula="of:=&quot;X&quot;&amp;[.E906]" office:value-type="string" office:string-value="X12.5" calcext:value-type="string">
            <text:p>X12.5</text:p>
          </table:table-cell>
          <table:table-cell table:formula="of:=&quot;Y&quot;&amp;[.F906]" office:value-type="string" office:string-value="Y825.827553191493" calcext:value-type="string">
            <text:p>Y825.827553191493</text:p>
          </table:table-cell>
          <table:table-cell/>
          <table:table-cell table:formula="of:=[.E900]" office:value-type="float" office:value="12.5" calcext:value-type="float">
            <text:p>12.5</text:p>
          </table:table-cell>
          <table:table-cell table:formula="of:=[.F900]+[.$K$18]" office:value-type="float" office:value="825.827553191493" calcext:value-type="float">
            <text:p>825.8275531915</text:p>
          </table:table-cell>
          <table:table-cell/>
          <table:table-cell table:formula="of:=[.A906]&amp;&quot; &quot;&amp;[.B906]&amp;&quot; &quot;&amp;[.C906]" office:value-type="string" office:string-value="N905 X12.5 Y825.827553191493" calcext:value-type="string">
            <text:p>N905 X12.5 Y825.8275531914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06</text:p>
          </table:table-cell>
          <table:table-cell table:formula="of:=[.B901]" office:value-type="string" office:string-value="G106" calcext:value-type="string">
            <text:p>G106</text:p>
          </table:table-cell>
          <table:table-cell table:formula="of:=[.C901]" office:value-type="string" office:string-value="P0" calcext:value-type="string">
            <text:p>P0</text:p>
          </table:table-cell>
          <table:table-cell table:number-columns-repeated="4"/>
          <table:table-cell table:formula="of:=[.A907]&amp;&quot; &quot;&amp;[.B907]&amp;&quot; &quot;&amp;[.C907]" office:value-type="string" office:string-value="N906 G106 P0" calcext:value-type="string">
            <text:p>N906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07</text:p>
          </table:table-cell>
          <table:table-cell table:formula="of:=[.B902]" office:value-type="string" office:string-value="G105" calcext:value-type="string">
            <text:p>G105</text:p>
          </table:table-cell>
          <table:table-cell table:formula="of:=[.C902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902]" office:value-type="string" office:string-value="jog up" calcext:value-type="string">
            <text:p>jog up</text:p>
          </table:table-cell>
          <table:table-cell/>
          <table:table-cell table:formula="of:=[.A908]&amp;&quot; &quot;&amp;[.B908]&amp;&quot; &quot;&amp;[.C908]" office:value-type="string" office:string-value="N907 G105 PY7.79553191489362" calcext:value-type="string">
            <text:p>N907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08</text:p>
          </table:table-cell>
          <table:table-cell table:style-name="ce8" table:number-columns-repeated="3"/>
          <table:table-cell table:style-name="ce8" table:formula="of:=[.E903]+1" office:value-type="float" office:value="152" calcext:value-type="float">
            <text:p>152</text:p>
          </table:table-cell>
          <table:table-cell table:style-name="ce8" table:number-columns-repeated="2"/>
          <table:table-cell table:style-name="ce8" table:formula="of:=[.A909]&amp;&quot; ( Wire &quot;&amp;[.E909]&amp;&quot; )&quot;" office:value-type="string" office:string-value="N908 ( Wire 152 )" calcext:value-type="string">
            <text:p>N908 ( Wire 152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09</text:p>
          </table:table-cell>
          <table:table-cell table:formula="of:=&quot;X&quot;&amp;[.E910]" office:value-type="string" office:string-value="X6747.5" calcext:value-type="string">
            <text:p>X6747.5</text:p>
          </table:table-cell>
          <table:table-cell table:formula="of:=&quot;Y&quot;&amp;[.F910]" office:value-type="string" office:string-value="Y832.423085106387" calcext:value-type="string">
            <text:p>Y832.423085106387</text:p>
          </table:table-cell>
          <table:table-cell/>
          <table:table-cell table:formula="of:=[.E904]" office:value-type="float" office:value="6747.5" calcext:value-type="float">
            <text:p>6747.5</text:p>
          </table:table-cell>
          <table:table-cell table:formula="of:=[.F904]+[.$K$18]" office:value-type="float" office:value="832.423085106387" calcext:value-type="float">
            <text:p>832.4230851064</text:p>
          </table:table-cell>
          <table:table-cell/>
          <table:table-cell table:formula="of:=[.A910]&amp;&quot; &quot;&amp;[.B910]&amp;&quot; &quot;&amp;[.C910]" office:value-type="string" office:string-value="N909 X6747.5 Y832.423085106387" calcext:value-type="string">
            <text:p>N909 X6747.5 Y832.4230851063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10</text:p>
          </table:table-cell>
          <table:table-cell table:formula="of:=[.B905]" office:value-type="string" office:string-value="G106" calcext:value-type="string">
            <text:p>G106</text:p>
          </table:table-cell>
          <table:table-cell table:formula="of:=[.C905]" office:value-type="string" office:string-value="P3" calcext:value-type="string">
            <text:p>P3</text:p>
          </table:table-cell>
          <table:table-cell table:number-columns-repeated="4"/>
          <table:table-cell table:formula="of:=[.A911]&amp;&quot; &quot;&amp;[.B911]&amp;&quot; &quot;&amp;[.C911]" office:value-type="string" office:string-value="N910 G106 P3" calcext:value-type="string">
            <text:p>N910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11</text:p>
          </table:table-cell>
          <table:table-cell table:formula="of:=&quot;X&quot;&amp;[.E912]" office:value-type="string" office:string-value="X12.5" calcext:value-type="string">
            <text:p>X12.5</text:p>
          </table:table-cell>
          <table:table-cell table:formula="of:=&quot;Y&quot;&amp;[.F912]" office:value-type="string" office:string-value="Y830.623085106387" calcext:value-type="string">
            <text:p>Y830.623085106387</text:p>
          </table:table-cell>
          <table:table-cell/>
          <table:table-cell table:formula="of:=[.E906]" office:value-type="float" office:value="12.5" calcext:value-type="float">
            <text:p>12.5</text:p>
          </table:table-cell>
          <table:table-cell table:formula="of:=[.F906]+[.$K$18]" office:value-type="float" office:value="830.623085106387" calcext:value-type="float">
            <text:p>830.6230851064</text:p>
          </table:table-cell>
          <table:table-cell/>
          <table:table-cell table:formula="of:=[.A912]&amp;&quot; &quot;&amp;[.B912]&amp;&quot; &quot;&amp;[.C912]" office:value-type="string" office:string-value="N911 X12.5 Y830.623085106387" calcext:value-type="string">
            <text:p>N911 X12.5 Y830.6230851063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12</text:p>
          </table:table-cell>
          <table:table-cell table:formula="of:=[.B907]" office:value-type="string" office:string-value="G106" calcext:value-type="string">
            <text:p>G106</text:p>
          </table:table-cell>
          <table:table-cell table:formula="of:=[.C907]" office:value-type="string" office:string-value="P0" calcext:value-type="string">
            <text:p>P0</text:p>
          </table:table-cell>
          <table:table-cell table:number-columns-repeated="4"/>
          <table:table-cell table:formula="of:=[.A913]&amp;&quot; &quot;&amp;[.B913]&amp;&quot; &quot;&amp;[.C913]" office:value-type="string" office:string-value="N912 G106 P0" calcext:value-type="string">
            <text:p>N912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13</text:p>
          </table:table-cell>
          <table:table-cell table:formula="of:=[.B908]" office:value-type="string" office:string-value="G105" calcext:value-type="string">
            <text:p>G105</text:p>
          </table:table-cell>
          <table:table-cell table:formula="of:=[.C908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908]" office:value-type="string" office:string-value="jog up" calcext:value-type="string">
            <text:p>jog up</text:p>
          </table:table-cell>
          <table:table-cell/>
          <table:table-cell table:formula="of:=[.A914]&amp;&quot; &quot;&amp;[.B914]&amp;&quot; &quot;&amp;[.C914]" office:value-type="string" office:string-value="N913 G105 PY7.79553191489362" calcext:value-type="string">
            <text:p>N913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14</text:p>
          </table:table-cell>
          <table:table-cell table:style-name="ce8" table:number-columns-repeated="3"/>
          <table:table-cell table:style-name="ce8" table:formula="of:=[.E909]+1" office:value-type="float" office:value="153" calcext:value-type="float">
            <text:p>153</text:p>
          </table:table-cell>
          <table:table-cell table:style-name="ce8" table:number-columns-repeated="2"/>
          <table:table-cell table:style-name="ce8" table:formula="of:=[.A915]&amp;&quot; ( Wire &quot;&amp;[.E915]&amp;&quot; )&quot;" office:value-type="string" office:string-value="N914 ( Wire 153 )" calcext:value-type="string">
            <text:p>N914 ( Wire 153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15</text:p>
          </table:table-cell>
          <table:table-cell table:formula="of:=&quot;X&quot;&amp;[.E916]" office:value-type="string" office:string-value="X6747.5" calcext:value-type="string">
            <text:p>X6747.5</text:p>
          </table:table-cell>
          <table:table-cell table:formula="of:=&quot;Y&quot;&amp;[.F916]" office:value-type="string" office:string-value="Y837.21861702128" calcext:value-type="string">
            <text:p>Y837.21861702128</text:p>
          </table:table-cell>
          <table:table-cell/>
          <table:table-cell table:formula="of:=[.E910]" office:value-type="float" office:value="6747.5" calcext:value-type="float">
            <text:p>6747.5</text:p>
          </table:table-cell>
          <table:table-cell table:formula="of:=[.F910]+[.$K$18]" office:value-type="float" office:value="837.21861702128" calcext:value-type="float">
            <text:p>837.2186170213</text:p>
          </table:table-cell>
          <table:table-cell/>
          <table:table-cell table:formula="of:=[.A916]&amp;&quot; &quot;&amp;[.B916]&amp;&quot; &quot;&amp;[.C916]" office:value-type="string" office:string-value="N915 X6747.5 Y837.21861702128" calcext:value-type="string">
            <text:p>N915 X6747.5 Y837.218617021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16</text:p>
          </table:table-cell>
          <table:table-cell table:formula="of:=[.B911]" office:value-type="string" office:string-value="G106" calcext:value-type="string">
            <text:p>G106</text:p>
          </table:table-cell>
          <table:table-cell table:formula="of:=[.C911]" office:value-type="string" office:string-value="P3" calcext:value-type="string">
            <text:p>P3</text:p>
          </table:table-cell>
          <table:table-cell table:number-columns-repeated="4"/>
          <table:table-cell table:formula="of:=[.A917]&amp;&quot; &quot;&amp;[.B917]&amp;&quot; &quot;&amp;[.C917]" office:value-type="string" office:string-value="N916 G106 P3" calcext:value-type="string">
            <text:p>N916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17</text:p>
          </table:table-cell>
          <table:table-cell table:formula="of:=&quot;X&quot;&amp;[.E918]" office:value-type="string" office:string-value="X12.5" calcext:value-type="string">
            <text:p>X12.5</text:p>
          </table:table-cell>
          <table:table-cell table:formula="of:=&quot;Y&quot;&amp;[.F918]" office:value-type="string" office:string-value="Y835.41861702128" calcext:value-type="string">
            <text:p>Y835.41861702128</text:p>
          </table:table-cell>
          <table:table-cell/>
          <table:table-cell table:formula="of:=[.E912]" office:value-type="float" office:value="12.5" calcext:value-type="float">
            <text:p>12.5</text:p>
          </table:table-cell>
          <table:table-cell table:formula="of:=[.F912]+[.$K$18]" office:value-type="float" office:value="835.41861702128" calcext:value-type="float">
            <text:p>835.4186170213</text:p>
          </table:table-cell>
          <table:table-cell/>
          <table:table-cell table:formula="of:=[.A918]&amp;&quot; &quot;&amp;[.B918]&amp;&quot; &quot;&amp;[.C918]" office:value-type="string" office:string-value="N917 X12.5 Y835.41861702128" calcext:value-type="string">
            <text:p>N917 X12.5 Y835.418617021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18</text:p>
          </table:table-cell>
          <table:table-cell table:formula="of:=[.B913]" office:value-type="string" office:string-value="G106" calcext:value-type="string">
            <text:p>G106</text:p>
          </table:table-cell>
          <table:table-cell table:formula="of:=[.C913]" office:value-type="string" office:string-value="P0" calcext:value-type="string">
            <text:p>P0</text:p>
          </table:table-cell>
          <table:table-cell table:number-columns-repeated="4"/>
          <table:table-cell table:formula="of:=[.A919]&amp;&quot; &quot;&amp;[.B919]&amp;&quot; &quot;&amp;[.C919]" office:value-type="string" office:string-value="N918 G106 P0" calcext:value-type="string">
            <text:p>N918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19</text:p>
          </table:table-cell>
          <table:table-cell table:formula="of:=[.B914]" office:value-type="string" office:string-value="G105" calcext:value-type="string">
            <text:p>G105</text:p>
          </table:table-cell>
          <table:table-cell table:formula="of:=[.C914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914]" office:value-type="string" office:string-value="jog up" calcext:value-type="string">
            <text:p>jog up</text:p>
          </table:table-cell>
          <table:table-cell/>
          <table:table-cell table:formula="of:=[.A920]&amp;&quot; &quot;&amp;[.B920]&amp;&quot; &quot;&amp;[.C920]" office:value-type="string" office:string-value="N919 G105 PY7.79553191489362" calcext:value-type="string">
            <text:p>N919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20</text:p>
          </table:table-cell>
          <table:table-cell table:style-name="ce8" table:number-columns-repeated="3"/>
          <table:table-cell table:style-name="ce8" table:formula="of:=[.E915]+1" office:value-type="float" office:value="154" calcext:value-type="float">
            <text:p>154</text:p>
          </table:table-cell>
          <table:table-cell table:style-name="ce8" table:number-columns-repeated="2"/>
          <table:table-cell table:style-name="ce8" table:formula="of:=[.A921]&amp;&quot; ( Wire &quot;&amp;[.E921]&amp;&quot; )&quot;" office:value-type="string" office:string-value="N920 ( Wire 154 )" calcext:value-type="string">
            <text:p>N920 ( Wire 154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21</text:p>
          </table:table-cell>
          <table:table-cell table:formula="of:=&quot;X&quot;&amp;[.E922]" office:value-type="string" office:string-value="X6747.5" calcext:value-type="string">
            <text:p>X6747.5</text:p>
          </table:table-cell>
          <table:table-cell table:formula="of:=&quot;Y&quot;&amp;[.F922]" office:value-type="string" office:string-value="Y842.014148936174" calcext:value-type="string">
            <text:p>Y842.014148936174</text:p>
          </table:table-cell>
          <table:table-cell/>
          <table:table-cell table:formula="of:=[.E916]" office:value-type="float" office:value="6747.5" calcext:value-type="float">
            <text:p>6747.5</text:p>
          </table:table-cell>
          <table:table-cell table:formula="of:=[.F916]+[.$K$18]" office:value-type="float" office:value="842.014148936174" calcext:value-type="float">
            <text:p>842.0141489362</text:p>
          </table:table-cell>
          <table:table-cell/>
          <table:table-cell table:formula="of:=[.A922]&amp;&quot; &quot;&amp;[.B922]&amp;&quot; &quot;&amp;[.C922]" office:value-type="string" office:string-value="N921 X6747.5 Y842.014148936174" calcext:value-type="string">
            <text:p>N921 X6747.5 Y842.0141489361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22</text:p>
          </table:table-cell>
          <table:table-cell table:formula="of:=[.B917]" office:value-type="string" office:string-value="G106" calcext:value-type="string">
            <text:p>G106</text:p>
          </table:table-cell>
          <table:table-cell table:formula="of:=[.C917]" office:value-type="string" office:string-value="P3" calcext:value-type="string">
            <text:p>P3</text:p>
          </table:table-cell>
          <table:table-cell table:number-columns-repeated="4"/>
          <table:table-cell table:formula="of:=[.A923]&amp;&quot; &quot;&amp;[.B923]&amp;&quot; &quot;&amp;[.C923]" office:value-type="string" office:string-value="N922 G106 P3" calcext:value-type="string">
            <text:p>N922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23</text:p>
          </table:table-cell>
          <table:table-cell table:formula="of:=&quot;X&quot;&amp;[.E924]" office:value-type="string" office:string-value="X12.5" calcext:value-type="string">
            <text:p>X12.5</text:p>
          </table:table-cell>
          <table:table-cell table:formula="of:=&quot;Y&quot;&amp;[.F924]" office:value-type="string" office:string-value="Y840.214148936174" calcext:value-type="string">
            <text:p>Y840.214148936174</text:p>
          </table:table-cell>
          <table:table-cell/>
          <table:table-cell table:formula="of:=[.E918]" office:value-type="float" office:value="12.5" calcext:value-type="float">
            <text:p>12.5</text:p>
          </table:table-cell>
          <table:table-cell table:formula="of:=[.F918]+[.$K$18]" office:value-type="float" office:value="840.214148936174" calcext:value-type="float">
            <text:p>840.2141489362</text:p>
          </table:table-cell>
          <table:table-cell/>
          <table:table-cell table:formula="of:=[.A924]&amp;&quot; &quot;&amp;[.B924]&amp;&quot; &quot;&amp;[.C924]" office:value-type="string" office:string-value="N923 X12.5 Y840.214148936174" calcext:value-type="string">
            <text:p>N923 X12.5 Y840.2141489361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24</text:p>
          </table:table-cell>
          <table:table-cell table:formula="of:=[.B919]" office:value-type="string" office:string-value="G106" calcext:value-type="string">
            <text:p>G106</text:p>
          </table:table-cell>
          <table:table-cell table:formula="of:=[.C919]" office:value-type="string" office:string-value="P0" calcext:value-type="string">
            <text:p>P0</text:p>
          </table:table-cell>
          <table:table-cell table:number-columns-repeated="4"/>
          <table:table-cell table:formula="of:=[.A925]&amp;&quot; &quot;&amp;[.B925]&amp;&quot; &quot;&amp;[.C925]" office:value-type="string" office:string-value="N924 G106 P0" calcext:value-type="string">
            <text:p>N924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25</text:p>
          </table:table-cell>
          <table:table-cell table:formula="of:=[.B920]" office:value-type="string" office:string-value="G105" calcext:value-type="string">
            <text:p>G105</text:p>
          </table:table-cell>
          <table:table-cell table:formula="of:=[.C920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920]" office:value-type="string" office:string-value="jog up" calcext:value-type="string">
            <text:p>jog up</text:p>
          </table:table-cell>
          <table:table-cell/>
          <table:table-cell table:formula="of:=[.A926]&amp;&quot; &quot;&amp;[.B926]&amp;&quot; &quot;&amp;[.C926]" office:value-type="string" office:string-value="N925 G105 PY7.79553191489362" calcext:value-type="string">
            <text:p>N925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26</text:p>
          </table:table-cell>
          <table:table-cell table:style-name="ce8" table:number-columns-repeated="3"/>
          <table:table-cell table:style-name="ce8" table:formula="of:=[.E921]+1" office:value-type="float" office:value="155" calcext:value-type="float">
            <text:p>155</text:p>
          </table:table-cell>
          <table:table-cell table:style-name="ce8" table:number-columns-repeated="2"/>
          <table:table-cell table:style-name="ce8" table:formula="of:=[.A927]&amp;&quot; ( Wire &quot;&amp;[.E927]&amp;&quot; )&quot;" office:value-type="string" office:string-value="N926 ( Wire 155 )" calcext:value-type="string">
            <text:p>N926 ( Wire 155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27</text:p>
          </table:table-cell>
          <table:table-cell table:formula="of:=&quot;X&quot;&amp;[.E928]" office:value-type="string" office:string-value="X6747.5" calcext:value-type="string">
            <text:p>X6747.5</text:p>
          </table:table-cell>
          <table:table-cell table:formula="of:=&quot;Y&quot;&amp;[.F928]" office:value-type="string" office:string-value="Y846.809680851068" calcext:value-type="string">
            <text:p>Y846.809680851068</text:p>
          </table:table-cell>
          <table:table-cell/>
          <table:table-cell table:formula="of:=[.E922]" office:value-type="float" office:value="6747.5" calcext:value-type="float">
            <text:p>6747.5</text:p>
          </table:table-cell>
          <table:table-cell table:formula="of:=[.F922]+[.$K$18]" office:value-type="float" office:value="846.809680851068" calcext:value-type="float">
            <text:p>846.8096808511</text:p>
          </table:table-cell>
          <table:table-cell/>
          <table:table-cell table:formula="of:=[.A928]&amp;&quot; &quot;&amp;[.B928]&amp;&quot; &quot;&amp;[.C928]" office:value-type="string" office:string-value="N927 X6747.5 Y846.809680851068" calcext:value-type="string">
            <text:p>N927 X6747.5 Y846.8096808510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28</text:p>
          </table:table-cell>
          <table:table-cell table:formula="of:=[.B923]" office:value-type="string" office:string-value="G106" calcext:value-type="string">
            <text:p>G106</text:p>
          </table:table-cell>
          <table:table-cell table:formula="of:=[.C923]" office:value-type="string" office:string-value="P3" calcext:value-type="string">
            <text:p>P3</text:p>
          </table:table-cell>
          <table:table-cell table:number-columns-repeated="4"/>
          <table:table-cell table:formula="of:=[.A929]&amp;&quot; &quot;&amp;[.B929]&amp;&quot; &quot;&amp;[.C929]" office:value-type="string" office:string-value="N928 G106 P3" calcext:value-type="string">
            <text:p>N928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29</text:p>
          </table:table-cell>
          <table:table-cell table:formula="of:=&quot;X&quot;&amp;[.E930]" office:value-type="string" office:string-value="X12.5" calcext:value-type="string">
            <text:p>X12.5</text:p>
          </table:table-cell>
          <table:table-cell table:formula="of:=&quot;Y&quot;&amp;[.F930]" office:value-type="string" office:string-value="Y845.009680851068" calcext:value-type="string">
            <text:p>Y845.009680851068</text:p>
          </table:table-cell>
          <table:table-cell/>
          <table:table-cell table:formula="of:=[.E924]" office:value-type="float" office:value="12.5" calcext:value-type="float">
            <text:p>12.5</text:p>
          </table:table-cell>
          <table:table-cell table:formula="of:=[.F924]+[.$K$18]" office:value-type="float" office:value="845.009680851068" calcext:value-type="float">
            <text:p>845.0096808511</text:p>
          </table:table-cell>
          <table:table-cell/>
          <table:table-cell table:formula="of:=[.A930]&amp;&quot; &quot;&amp;[.B930]&amp;&quot; &quot;&amp;[.C930]" office:value-type="string" office:string-value="N929 X12.5 Y845.009680851068" calcext:value-type="string">
            <text:p>N929 X12.5 Y845.0096808510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30</text:p>
          </table:table-cell>
          <table:table-cell table:formula="of:=[.B925]" office:value-type="string" office:string-value="G106" calcext:value-type="string">
            <text:p>G106</text:p>
          </table:table-cell>
          <table:table-cell table:formula="of:=[.C925]" office:value-type="string" office:string-value="P0" calcext:value-type="string">
            <text:p>P0</text:p>
          </table:table-cell>
          <table:table-cell table:number-columns-repeated="4"/>
          <table:table-cell table:formula="of:=[.A931]&amp;&quot; &quot;&amp;[.B931]&amp;&quot; &quot;&amp;[.C931]" office:value-type="string" office:string-value="N930 G106 P0" calcext:value-type="string">
            <text:p>N930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31</text:p>
          </table:table-cell>
          <table:table-cell table:formula="of:=[.B926]" office:value-type="string" office:string-value="G105" calcext:value-type="string">
            <text:p>G105</text:p>
          </table:table-cell>
          <table:table-cell table:formula="of:=[.C926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926]" office:value-type="string" office:string-value="jog up" calcext:value-type="string">
            <text:p>jog up</text:p>
          </table:table-cell>
          <table:table-cell/>
          <table:table-cell table:formula="of:=[.A932]&amp;&quot; &quot;&amp;[.B932]&amp;&quot; &quot;&amp;[.C932]" office:value-type="string" office:string-value="N931 G105 PY7.79553191489362" calcext:value-type="string">
            <text:p>N931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32</text:p>
          </table:table-cell>
          <table:table-cell table:style-name="ce8" table:number-columns-repeated="3"/>
          <table:table-cell table:style-name="ce8" table:formula="of:=[.E927]+1" office:value-type="float" office:value="156" calcext:value-type="float">
            <text:p>156</text:p>
          </table:table-cell>
          <table:table-cell table:style-name="ce8" table:number-columns-repeated="2"/>
          <table:table-cell table:style-name="ce8" table:formula="of:=[.A933]&amp;&quot; ( Wire &quot;&amp;[.E933]&amp;&quot; )&quot;" office:value-type="string" office:string-value="N932 ( Wire 156 )" calcext:value-type="string">
            <text:p>N932 ( Wire 156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33</text:p>
          </table:table-cell>
          <table:table-cell table:formula="of:=&quot;X&quot;&amp;[.E934]" office:value-type="string" office:string-value="X6747.5" calcext:value-type="string">
            <text:p>X6747.5</text:p>
          </table:table-cell>
          <table:table-cell table:formula="of:=&quot;Y&quot;&amp;[.F934]" office:value-type="string" office:string-value="Y851.605212765961" calcext:value-type="string">
            <text:p>Y851.605212765961</text:p>
          </table:table-cell>
          <table:table-cell/>
          <table:table-cell table:formula="of:=[.E928]" office:value-type="float" office:value="6747.5" calcext:value-type="float">
            <text:p>6747.5</text:p>
          </table:table-cell>
          <table:table-cell table:formula="of:=[.F928]+[.$K$18]" office:value-type="float" office:value="851.605212765961" calcext:value-type="float">
            <text:p>851.605212766</text:p>
          </table:table-cell>
          <table:table-cell/>
          <table:table-cell table:formula="of:=[.A934]&amp;&quot; &quot;&amp;[.B934]&amp;&quot; &quot;&amp;[.C934]" office:value-type="string" office:string-value="N933 X6747.5 Y851.605212765961" calcext:value-type="string">
            <text:p>N933 X6747.5 Y851.6052127659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34</text:p>
          </table:table-cell>
          <table:table-cell table:formula="of:=[.B929]" office:value-type="string" office:string-value="G106" calcext:value-type="string">
            <text:p>G106</text:p>
          </table:table-cell>
          <table:table-cell table:formula="of:=[.C929]" office:value-type="string" office:string-value="P3" calcext:value-type="string">
            <text:p>P3</text:p>
          </table:table-cell>
          <table:table-cell table:number-columns-repeated="4"/>
          <table:table-cell table:formula="of:=[.A935]&amp;&quot; &quot;&amp;[.B935]&amp;&quot; &quot;&amp;[.C935]" office:value-type="string" office:string-value="N934 G106 P3" calcext:value-type="string">
            <text:p>N934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35</text:p>
          </table:table-cell>
          <table:table-cell table:formula="of:=&quot;X&quot;&amp;[.E936]" office:value-type="string" office:string-value="X12.5" calcext:value-type="string">
            <text:p>X12.5</text:p>
          </table:table-cell>
          <table:table-cell table:formula="of:=&quot;Y&quot;&amp;[.F936]" office:value-type="string" office:string-value="Y849.805212765961" calcext:value-type="string">
            <text:p>Y849.805212765961</text:p>
          </table:table-cell>
          <table:table-cell/>
          <table:table-cell table:formula="of:=[.E930]" office:value-type="float" office:value="12.5" calcext:value-type="float">
            <text:p>12.5</text:p>
          </table:table-cell>
          <table:table-cell table:formula="of:=[.F930]+[.$K$18]" office:value-type="float" office:value="849.805212765961" calcext:value-type="float">
            <text:p>849.805212766</text:p>
          </table:table-cell>
          <table:table-cell/>
          <table:table-cell table:formula="of:=[.A936]&amp;&quot; &quot;&amp;[.B936]&amp;&quot; &quot;&amp;[.C936]" office:value-type="string" office:string-value="N935 X12.5 Y849.805212765961" calcext:value-type="string">
            <text:p>N935 X12.5 Y849.8052127659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36</text:p>
          </table:table-cell>
          <table:table-cell table:formula="of:=[.B931]" office:value-type="string" office:string-value="G106" calcext:value-type="string">
            <text:p>G106</text:p>
          </table:table-cell>
          <table:table-cell table:formula="of:=[.C931]" office:value-type="string" office:string-value="P0" calcext:value-type="string">
            <text:p>P0</text:p>
          </table:table-cell>
          <table:table-cell table:number-columns-repeated="4"/>
          <table:table-cell table:formula="of:=[.A937]&amp;&quot; &quot;&amp;[.B937]&amp;&quot; &quot;&amp;[.C937]" office:value-type="string" office:string-value="N936 G106 P0" calcext:value-type="string">
            <text:p>N936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37</text:p>
          </table:table-cell>
          <table:table-cell table:formula="of:=[.B932]" office:value-type="string" office:string-value="G105" calcext:value-type="string">
            <text:p>G105</text:p>
          </table:table-cell>
          <table:table-cell table:formula="of:=[.C932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932]" office:value-type="string" office:string-value="jog up" calcext:value-type="string">
            <text:p>jog up</text:p>
          </table:table-cell>
          <table:table-cell/>
          <table:table-cell table:formula="of:=[.A938]&amp;&quot; &quot;&amp;[.B938]&amp;&quot; &quot;&amp;[.C938]" office:value-type="string" office:string-value="N937 G105 PY7.79553191489362" calcext:value-type="string">
            <text:p>N937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38</text:p>
          </table:table-cell>
          <table:table-cell table:style-name="ce8" table:number-columns-repeated="3"/>
          <table:table-cell table:style-name="ce8" table:formula="of:=[.E933]+1" office:value-type="float" office:value="157" calcext:value-type="float">
            <text:p>157</text:p>
          </table:table-cell>
          <table:table-cell table:style-name="ce8" table:number-columns-repeated="2"/>
          <table:table-cell table:style-name="ce8" table:formula="of:=[.A939]&amp;&quot; ( Wire &quot;&amp;[.E939]&amp;&quot; )&quot;" office:value-type="string" office:string-value="N938 ( Wire 157 )" calcext:value-type="string">
            <text:p>N938 ( Wire 157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39</text:p>
          </table:table-cell>
          <table:table-cell table:formula="of:=&quot;X&quot;&amp;[.E940]" office:value-type="string" office:string-value="X6747.5" calcext:value-type="string">
            <text:p>X6747.5</text:p>
          </table:table-cell>
          <table:table-cell table:formula="of:=&quot;Y&quot;&amp;[.F940]" office:value-type="string" office:string-value="Y856.400744680855" calcext:value-type="string">
            <text:p>Y856.400744680855</text:p>
          </table:table-cell>
          <table:table-cell/>
          <table:table-cell table:formula="of:=[.E934]" office:value-type="float" office:value="6747.5" calcext:value-type="float">
            <text:p>6747.5</text:p>
          </table:table-cell>
          <table:table-cell table:formula="of:=[.F934]+[.$K$18]" office:value-type="float" office:value="856.400744680855" calcext:value-type="float">
            <text:p>856.4007446809</text:p>
          </table:table-cell>
          <table:table-cell/>
          <table:table-cell table:formula="of:=[.A940]&amp;&quot; &quot;&amp;[.B940]&amp;&quot; &quot;&amp;[.C940]" office:value-type="string" office:string-value="N939 X6747.5 Y856.400744680855" calcext:value-type="string">
            <text:p>N939 X6747.5 Y856.4007446808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40</text:p>
          </table:table-cell>
          <table:table-cell table:formula="of:=[.B935]" office:value-type="string" office:string-value="G106" calcext:value-type="string">
            <text:p>G106</text:p>
          </table:table-cell>
          <table:table-cell table:formula="of:=[.C935]" office:value-type="string" office:string-value="P3" calcext:value-type="string">
            <text:p>P3</text:p>
          </table:table-cell>
          <table:table-cell table:number-columns-repeated="4"/>
          <table:table-cell table:formula="of:=[.A941]&amp;&quot; &quot;&amp;[.B941]&amp;&quot; &quot;&amp;[.C941]" office:value-type="string" office:string-value="N940 G106 P3" calcext:value-type="string">
            <text:p>N940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41</text:p>
          </table:table-cell>
          <table:table-cell table:formula="of:=&quot;X&quot;&amp;[.E942]" office:value-type="string" office:string-value="X12.5" calcext:value-type="string">
            <text:p>X12.5</text:p>
          </table:table-cell>
          <table:table-cell table:formula="of:=&quot;Y&quot;&amp;[.F942]" office:value-type="string" office:string-value="Y854.600744680855" calcext:value-type="string">
            <text:p>Y854.600744680855</text:p>
          </table:table-cell>
          <table:table-cell/>
          <table:table-cell table:formula="of:=[.E936]" office:value-type="float" office:value="12.5" calcext:value-type="float">
            <text:p>12.5</text:p>
          </table:table-cell>
          <table:table-cell table:formula="of:=[.F936]+[.$K$18]" office:value-type="float" office:value="854.600744680855" calcext:value-type="float">
            <text:p>854.6007446809</text:p>
          </table:table-cell>
          <table:table-cell/>
          <table:table-cell table:formula="of:=[.A942]&amp;&quot; &quot;&amp;[.B942]&amp;&quot; &quot;&amp;[.C942]" office:value-type="string" office:string-value="N941 X12.5 Y854.600744680855" calcext:value-type="string">
            <text:p>N941 X12.5 Y854.6007446808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42</text:p>
          </table:table-cell>
          <table:table-cell table:formula="of:=[.B937]" office:value-type="string" office:string-value="G106" calcext:value-type="string">
            <text:p>G106</text:p>
          </table:table-cell>
          <table:table-cell table:formula="of:=[.C937]" office:value-type="string" office:string-value="P0" calcext:value-type="string">
            <text:p>P0</text:p>
          </table:table-cell>
          <table:table-cell table:number-columns-repeated="4"/>
          <table:table-cell table:formula="of:=[.A943]&amp;&quot; &quot;&amp;[.B943]&amp;&quot; &quot;&amp;[.C943]" office:value-type="string" office:string-value="N942 G106 P0" calcext:value-type="string">
            <text:p>N942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43</text:p>
          </table:table-cell>
          <table:table-cell table:formula="of:=[.B938]" office:value-type="string" office:string-value="G105" calcext:value-type="string">
            <text:p>G105</text:p>
          </table:table-cell>
          <table:table-cell table:formula="of:=[.C938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938]" office:value-type="string" office:string-value="jog up" calcext:value-type="string">
            <text:p>jog up</text:p>
          </table:table-cell>
          <table:table-cell/>
          <table:table-cell table:formula="of:=[.A944]&amp;&quot; &quot;&amp;[.B944]&amp;&quot; &quot;&amp;[.C944]" office:value-type="string" office:string-value="N943 G105 PY7.79553191489362" calcext:value-type="string">
            <text:p>N943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44</text:p>
          </table:table-cell>
          <table:table-cell table:style-name="ce8" table:number-columns-repeated="3"/>
          <table:table-cell table:style-name="ce8" table:formula="of:=[.E939]+1" office:value-type="float" office:value="158" calcext:value-type="float">
            <text:p>158</text:p>
          </table:table-cell>
          <table:table-cell table:style-name="ce8" table:number-columns-repeated="2"/>
          <table:table-cell table:style-name="ce8" table:formula="of:=[.A945]&amp;&quot; ( Wire &quot;&amp;[.E945]&amp;&quot; )&quot;" office:value-type="string" office:string-value="N944 ( Wire 158 )" calcext:value-type="string">
            <text:p>N944 ( Wire 158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45</text:p>
          </table:table-cell>
          <table:table-cell table:formula="of:=&quot;X&quot;&amp;[.E946]" office:value-type="string" office:string-value="X6747.5" calcext:value-type="string">
            <text:p>X6747.5</text:p>
          </table:table-cell>
          <table:table-cell table:formula="of:=&quot;Y&quot;&amp;[.F946]" office:value-type="string" office:string-value="Y861.196276595749" calcext:value-type="string">
            <text:p>Y861.196276595749</text:p>
          </table:table-cell>
          <table:table-cell/>
          <table:table-cell table:formula="of:=[.E940]" office:value-type="float" office:value="6747.5" calcext:value-type="float">
            <text:p>6747.5</text:p>
          </table:table-cell>
          <table:table-cell table:formula="of:=[.F940]+[.$K$18]" office:value-type="float" office:value="861.196276595749" calcext:value-type="float">
            <text:p>861.1962765957</text:p>
          </table:table-cell>
          <table:table-cell/>
          <table:table-cell table:formula="of:=[.A946]&amp;&quot; &quot;&amp;[.B946]&amp;&quot; &quot;&amp;[.C946]" office:value-type="string" office:string-value="N945 X6747.5 Y861.196276595749" calcext:value-type="string">
            <text:p>N945 X6747.5 Y861.1962765957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46</text:p>
          </table:table-cell>
          <table:table-cell table:formula="of:=[.B941]" office:value-type="string" office:string-value="G106" calcext:value-type="string">
            <text:p>G106</text:p>
          </table:table-cell>
          <table:table-cell table:formula="of:=[.C941]" office:value-type="string" office:string-value="P3" calcext:value-type="string">
            <text:p>P3</text:p>
          </table:table-cell>
          <table:table-cell table:number-columns-repeated="4"/>
          <table:table-cell table:formula="of:=[.A947]&amp;&quot; &quot;&amp;[.B947]&amp;&quot; &quot;&amp;[.C947]" office:value-type="string" office:string-value="N946 G106 P3" calcext:value-type="string">
            <text:p>N946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47</text:p>
          </table:table-cell>
          <table:table-cell table:formula="of:=&quot;X&quot;&amp;[.E948]" office:value-type="string" office:string-value="X12.5" calcext:value-type="string">
            <text:p>X12.5</text:p>
          </table:table-cell>
          <table:table-cell table:formula="of:=&quot;Y&quot;&amp;[.F948]" office:value-type="string" office:string-value="Y859.396276595749" calcext:value-type="string">
            <text:p>Y859.396276595749</text:p>
          </table:table-cell>
          <table:table-cell/>
          <table:table-cell table:formula="of:=[.E942]" office:value-type="float" office:value="12.5" calcext:value-type="float">
            <text:p>12.5</text:p>
          </table:table-cell>
          <table:table-cell table:formula="of:=[.F942]+[.$K$18]" office:value-type="float" office:value="859.396276595749" calcext:value-type="float">
            <text:p>859.3962765957</text:p>
          </table:table-cell>
          <table:table-cell/>
          <table:table-cell table:formula="of:=[.A948]&amp;&quot; &quot;&amp;[.B948]&amp;&quot; &quot;&amp;[.C948]" office:value-type="string" office:string-value="N947 X12.5 Y859.396276595749" calcext:value-type="string">
            <text:p>N947 X12.5 Y859.3962765957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48</text:p>
          </table:table-cell>
          <table:table-cell table:formula="of:=[.B943]" office:value-type="string" office:string-value="G106" calcext:value-type="string">
            <text:p>G106</text:p>
          </table:table-cell>
          <table:table-cell table:formula="of:=[.C943]" office:value-type="string" office:string-value="P0" calcext:value-type="string">
            <text:p>P0</text:p>
          </table:table-cell>
          <table:table-cell table:number-columns-repeated="4"/>
          <table:table-cell table:formula="of:=[.A949]&amp;&quot; &quot;&amp;[.B949]&amp;&quot; &quot;&amp;[.C949]" office:value-type="string" office:string-value="N948 G106 P0" calcext:value-type="string">
            <text:p>N948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49</text:p>
          </table:table-cell>
          <table:table-cell table:formula="of:=[.B944]" office:value-type="string" office:string-value="G105" calcext:value-type="string">
            <text:p>G105</text:p>
          </table:table-cell>
          <table:table-cell table:formula="of:=[.C944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944]" office:value-type="string" office:string-value="jog up" calcext:value-type="string">
            <text:p>jog up</text:p>
          </table:table-cell>
          <table:table-cell/>
          <table:table-cell table:formula="of:=[.A950]&amp;&quot; &quot;&amp;[.B950]&amp;&quot; &quot;&amp;[.C950]" office:value-type="string" office:string-value="N949 G105 PY7.79553191489362" calcext:value-type="string">
            <text:p>N949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50</text:p>
          </table:table-cell>
          <table:table-cell table:style-name="ce8" table:number-columns-repeated="3"/>
          <table:table-cell table:style-name="ce8" table:formula="of:=[.E945]+1" office:value-type="float" office:value="159" calcext:value-type="float">
            <text:p>159</text:p>
          </table:table-cell>
          <table:table-cell table:style-name="ce8" table:number-columns-repeated="2"/>
          <table:table-cell table:style-name="ce8" table:formula="of:=[.A951]&amp;&quot; ( Wire &quot;&amp;[.E951]&amp;&quot; )&quot;" office:value-type="string" office:string-value="N950 ( Wire 159 )" calcext:value-type="string">
            <text:p>N950 ( Wire 159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51</text:p>
          </table:table-cell>
          <table:table-cell table:formula="of:=&quot;X&quot;&amp;[.E952]" office:value-type="string" office:string-value="X6747.5" calcext:value-type="string">
            <text:p>X6747.5</text:p>
          </table:table-cell>
          <table:table-cell table:formula="of:=&quot;Y&quot;&amp;[.F952]" office:value-type="string" office:string-value="Y865.991808510642" calcext:value-type="string">
            <text:p>Y865.991808510642</text:p>
          </table:table-cell>
          <table:table-cell/>
          <table:table-cell table:formula="of:=[.E946]" office:value-type="float" office:value="6747.5" calcext:value-type="float">
            <text:p>6747.5</text:p>
          </table:table-cell>
          <table:table-cell table:formula="of:=[.F946]+[.$K$18]" office:value-type="float" office:value="865.991808510642" calcext:value-type="float">
            <text:p>865.9918085106</text:p>
          </table:table-cell>
          <table:table-cell/>
          <table:table-cell table:formula="of:=[.A952]&amp;&quot; &quot;&amp;[.B952]&amp;&quot; &quot;&amp;[.C952]" office:value-type="string" office:string-value="N951 X6747.5 Y865.991808510642" calcext:value-type="string">
            <text:p>N951 X6747.5 Y865.9918085106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52</text:p>
          </table:table-cell>
          <table:table-cell table:formula="of:=[.B947]" office:value-type="string" office:string-value="G106" calcext:value-type="string">
            <text:p>G106</text:p>
          </table:table-cell>
          <table:table-cell table:formula="of:=[.C947]" office:value-type="string" office:string-value="P3" calcext:value-type="string">
            <text:p>P3</text:p>
          </table:table-cell>
          <table:table-cell table:number-columns-repeated="4"/>
          <table:table-cell table:formula="of:=[.A953]&amp;&quot; &quot;&amp;[.B953]&amp;&quot; &quot;&amp;[.C953]" office:value-type="string" office:string-value="N952 G106 P3" calcext:value-type="string">
            <text:p>N952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53</text:p>
          </table:table-cell>
          <table:table-cell table:formula="of:=&quot;X&quot;&amp;[.E954]" office:value-type="string" office:string-value="X12.5" calcext:value-type="string">
            <text:p>X12.5</text:p>
          </table:table-cell>
          <table:table-cell table:formula="of:=&quot;Y&quot;&amp;[.F954]" office:value-type="string" office:string-value="Y864.191808510642" calcext:value-type="string">
            <text:p>Y864.191808510642</text:p>
          </table:table-cell>
          <table:table-cell/>
          <table:table-cell table:formula="of:=[.E948]" office:value-type="float" office:value="12.5" calcext:value-type="float">
            <text:p>12.5</text:p>
          </table:table-cell>
          <table:table-cell table:formula="of:=[.F948]+[.$K$18]" office:value-type="float" office:value="864.191808510642" calcext:value-type="float">
            <text:p>864.1918085106</text:p>
          </table:table-cell>
          <table:table-cell/>
          <table:table-cell table:formula="of:=[.A954]&amp;&quot; &quot;&amp;[.B954]&amp;&quot; &quot;&amp;[.C954]" office:value-type="string" office:string-value="N953 X12.5 Y864.191808510642" calcext:value-type="string">
            <text:p>N953 X12.5 Y864.1918085106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54</text:p>
          </table:table-cell>
          <table:table-cell table:formula="of:=[.B949]" office:value-type="string" office:string-value="G106" calcext:value-type="string">
            <text:p>G106</text:p>
          </table:table-cell>
          <table:table-cell table:formula="of:=[.C949]" office:value-type="string" office:string-value="P0" calcext:value-type="string">
            <text:p>P0</text:p>
          </table:table-cell>
          <table:table-cell table:number-columns-repeated="4"/>
          <table:table-cell table:formula="of:=[.A955]&amp;&quot; &quot;&amp;[.B955]&amp;&quot; &quot;&amp;[.C955]" office:value-type="string" office:string-value="N954 G106 P0" calcext:value-type="string">
            <text:p>N954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55</text:p>
          </table:table-cell>
          <table:table-cell table:formula="of:=[.B950]" office:value-type="string" office:string-value="G105" calcext:value-type="string">
            <text:p>G105</text:p>
          </table:table-cell>
          <table:table-cell table:formula="of:=[.C950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950]" office:value-type="string" office:string-value="jog up" calcext:value-type="string">
            <text:p>jog up</text:p>
          </table:table-cell>
          <table:table-cell/>
          <table:table-cell table:formula="of:=[.A956]&amp;&quot; &quot;&amp;[.B956]&amp;&quot; &quot;&amp;[.C956]" office:value-type="string" office:string-value="N955 G105 PY7.79553191489362" calcext:value-type="string">
            <text:p>N955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56</text:p>
          </table:table-cell>
          <table:table-cell table:style-name="ce8" table:number-columns-repeated="3"/>
          <table:table-cell table:style-name="ce8" table:formula="of:=[.E951]+1" office:value-type="float" office:value="160" calcext:value-type="float">
            <text:p>160</text:p>
          </table:table-cell>
          <table:table-cell table:style-name="ce8" table:number-columns-repeated="2"/>
          <table:table-cell table:style-name="ce8" table:formula="of:=[.A957]&amp;&quot; ( Wire &quot;&amp;[.E957]&amp;&quot; )&quot;" office:value-type="string" office:string-value="N956 ( Wire 160 )" calcext:value-type="string">
            <text:p>N956 ( Wire 160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57</text:p>
          </table:table-cell>
          <table:table-cell table:formula="of:=&quot;X&quot;&amp;[.E958]" office:value-type="string" office:string-value="X6747.5" calcext:value-type="string">
            <text:p>X6747.5</text:p>
          </table:table-cell>
          <table:table-cell table:formula="of:=&quot;Y&quot;&amp;[.F958]" office:value-type="string" office:string-value="Y870.787340425536" calcext:value-type="string">
            <text:p>Y870.787340425536</text:p>
          </table:table-cell>
          <table:table-cell/>
          <table:table-cell table:formula="of:=[.E952]" office:value-type="float" office:value="6747.5" calcext:value-type="float">
            <text:p>6747.5</text:p>
          </table:table-cell>
          <table:table-cell table:formula="of:=[.F952]+[.$K$18]" office:value-type="float" office:value="870.787340425536" calcext:value-type="float">
            <text:p>870.7873404255</text:p>
          </table:table-cell>
          <table:table-cell/>
          <table:table-cell table:formula="of:=[.A958]&amp;&quot; &quot;&amp;[.B958]&amp;&quot; &quot;&amp;[.C958]" office:value-type="string" office:string-value="N957 X6747.5 Y870.787340425536" calcext:value-type="string">
            <text:p>N957 X6747.5 Y870.7873404255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58</text:p>
          </table:table-cell>
          <table:table-cell table:formula="of:=[.B953]" office:value-type="string" office:string-value="G106" calcext:value-type="string">
            <text:p>G106</text:p>
          </table:table-cell>
          <table:table-cell table:formula="of:=[.C953]" office:value-type="string" office:string-value="P3" calcext:value-type="string">
            <text:p>P3</text:p>
          </table:table-cell>
          <table:table-cell table:number-columns-repeated="4"/>
          <table:table-cell table:formula="of:=[.A959]&amp;&quot; &quot;&amp;[.B959]&amp;&quot; &quot;&amp;[.C959]" office:value-type="string" office:string-value="N958 G106 P3" calcext:value-type="string">
            <text:p>N958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59</text:p>
          </table:table-cell>
          <table:table-cell table:formula="of:=&quot;X&quot;&amp;[.E960]" office:value-type="string" office:string-value="X12.5" calcext:value-type="string">
            <text:p>X12.5</text:p>
          </table:table-cell>
          <table:table-cell table:formula="of:=&quot;Y&quot;&amp;[.F960]" office:value-type="string" office:string-value="Y868.987340425536" calcext:value-type="string">
            <text:p>Y868.987340425536</text:p>
          </table:table-cell>
          <table:table-cell/>
          <table:table-cell table:formula="of:=[.E954]" office:value-type="float" office:value="12.5" calcext:value-type="float">
            <text:p>12.5</text:p>
          </table:table-cell>
          <table:table-cell table:formula="of:=[.F954]+[.$K$18]" office:value-type="float" office:value="868.987340425536" calcext:value-type="float">
            <text:p>868.9873404255</text:p>
          </table:table-cell>
          <table:table-cell/>
          <table:table-cell table:formula="of:=[.A960]&amp;&quot; &quot;&amp;[.B960]&amp;&quot; &quot;&amp;[.C960]" office:value-type="string" office:string-value="N959 X12.5 Y868.987340425536" calcext:value-type="string">
            <text:p>N959 X12.5 Y868.9873404255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60</text:p>
          </table:table-cell>
          <table:table-cell table:formula="of:=[.B955]" office:value-type="string" office:string-value="G106" calcext:value-type="string">
            <text:p>G106</text:p>
          </table:table-cell>
          <table:table-cell table:formula="of:=[.C955]" office:value-type="string" office:string-value="P0" calcext:value-type="string">
            <text:p>P0</text:p>
          </table:table-cell>
          <table:table-cell table:number-columns-repeated="4"/>
          <table:table-cell table:formula="of:=[.A961]&amp;&quot; &quot;&amp;[.B961]&amp;&quot; &quot;&amp;[.C961]" office:value-type="string" office:string-value="N960 G106 P0" calcext:value-type="string">
            <text:p>N960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61</text:p>
          </table:table-cell>
          <table:table-cell table:formula="of:=[.B956]" office:value-type="string" office:string-value="G105" calcext:value-type="string">
            <text:p>G105</text:p>
          </table:table-cell>
          <table:table-cell table:formula="of:=[.C956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956]" office:value-type="string" office:string-value="jog up" calcext:value-type="string">
            <text:p>jog up</text:p>
          </table:table-cell>
          <table:table-cell/>
          <table:table-cell table:formula="of:=[.A962]&amp;&quot; &quot;&amp;[.B962]&amp;&quot; &quot;&amp;[.C962]" office:value-type="string" office:string-value="N961 G105 PY7.79553191489362" calcext:value-type="string">
            <text:p>N961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62</text:p>
          </table:table-cell>
          <table:table-cell table:style-name="ce8" table:number-columns-repeated="3"/>
          <table:table-cell table:style-name="ce8" table:formula="of:=[.E957]+1" office:value-type="float" office:value="161" calcext:value-type="float">
            <text:p>161</text:p>
          </table:table-cell>
          <table:table-cell table:style-name="ce8" table:number-columns-repeated="2"/>
          <table:table-cell table:style-name="ce8" table:formula="of:=[.A963]&amp;&quot; ( Wire &quot;&amp;[.E963]&amp;&quot; )&quot;" office:value-type="string" office:string-value="N962 ( Wire 161 )" calcext:value-type="string">
            <text:p>N962 ( Wire 161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63</text:p>
          </table:table-cell>
          <table:table-cell table:formula="of:=&quot;X&quot;&amp;[.E964]" office:value-type="string" office:string-value="X6747.5" calcext:value-type="string">
            <text:p>X6747.5</text:p>
          </table:table-cell>
          <table:table-cell table:formula="of:=&quot;Y&quot;&amp;[.F964]" office:value-type="string" office:string-value="Y875.58287234043" calcext:value-type="string">
            <text:p>Y875.58287234043</text:p>
          </table:table-cell>
          <table:table-cell/>
          <table:table-cell table:formula="of:=[.E958]" office:value-type="float" office:value="6747.5" calcext:value-type="float">
            <text:p>6747.5</text:p>
          </table:table-cell>
          <table:table-cell table:formula="of:=[.F958]+[.$K$18]" office:value-type="float" office:value="875.58287234043" calcext:value-type="float">
            <text:p>875.5828723404</text:p>
          </table:table-cell>
          <table:table-cell/>
          <table:table-cell table:formula="of:=[.A964]&amp;&quot; &quot;&amp;[.B964]&amp;&quot; &quot;&amp;[.C964]" office:value-type="string" office:string-value="N963 X6747.5 Y875.58287234043" calcext:value-type="string">
            <text:p>N963 X6747.5 Y875.582872340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64</text:p>
          </table:table-cell>
          <table:table-cell table:formula="of:=[.B959]" office:value-type="string" office:string-value="G106" calcext:value-type="string">
            <text:p>G106</text:p>
          </table:table-cell>
          <table:table-cell table:formula="of:=[.C959]" office:value-type="string" office:string-value="P3" calcext:value-type="string">
            <text:p>P3</text:p>
          </table:table-cell>
          <table:table-cell table:number-columns-repeated="4"/>
          <table:table-cell table:formula="of:=[.A965]&amp;&quot; &quot;&amp;[.B965]&amp;&quot; &quot;&amp;[.C965]" office:value-type="string" office:string-value="N964 G106 P3" calcext:value-type="string">
            <text:p>N964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65</text:p>
          </table:table-cell>
          <table:table-cell table:formula="of:=&quot;X&quot;&amp;[.E966]" office:value-type="string" office:string-value="X12.5" calcext:value-type="string">
            <text:p>X12.5</text:p>
          </table:table-cell>
          <table:table-cell table:formula="of:=&quot;Y&quot;&amp;[.F966]" office:value-type="string" office:string-value="Y873.78287234043" calcext:value-type="string">
            <text:p>Y873.78287234043</text:p>
          </table:table-cell>
          <table:table-cell/>
          <table:table-cell table:formula="of:=[.E960]" office:value-type="float" office:value="12.5" calcext:value-type="float">
            <text:p>12.5</text:p>
          </table:table-cell>
          <table:table-cell table:formula="of:=[.F960]+[.$K$18]" office:value-type="float" office:value="873.78287234043" calcext:value-type="float">
            <text:p>873.7828723404</text:p>
          </table:table-cell>
          <table:table-cell/>
          <table:table-cell table:formula="of:=[.A966]&amp;&quot; &quot;&amp;[.B966]&amp;&quot; &quot;&amp;[.C966]" office:value-type="string" office:string-value="N965 X12.5 Y873.78287234043" calcext:value-type="string">
            <text:p>N965 X12.5 Y873.782872340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66</text:p>
          </table:table-cell>
          <table:table-cell table:formula="of:=[.B961]" office:value-type="string" office:string-value="G106" calcext:value-type="string">
            <text:p>G106</text:p>
          </table:table-cell>
          <table:table-cell table:formula="of:=[.C961]" office:value-type="string" office:string-value="P0" calcext:value-type="string">
            <text:p>P0</text:p>
          </table:table-cell>
          <table:table-cell table:number-columns-repeated="4"/>
          <table:table-cell table:formula="of:=[.A967]&amp;&quot; &quot;&amp;[.B967]&amp;&quot; &quot;&amp;[.C967]" office:value-type="string" office:string-value="N966 G106 P0" calcext:value-type="string">
            <text:p>N966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67</text:p>
          </table:table-cell>
          <table:table-cell table:formula="of:=[.B962]" office:value-type="string" office:string-value="G105" calcext:value-type="string">
            <text:p>G105</text:p>
          </table:table-cell>
          <table:table-cell table:formula="of:=[.C962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962]" office:value-type="string" office:string-value="jog up" calcext:value-type="string">
            <text:p>jog up</text:p>
          </table:table-cell>
          <table:table-cell/>
          <table:table-cell table:formula="of:=[.A968]&amp;&quot; &quot;&amp;[.B968]&amp;&quot; &quot;&amp;[.C968]" office:value-type="string" office:string-value="N967 G105 PY7.79553191489362" calcext:value-type="string">
            <text:p>N967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68</text:p>
          </table:table-cell>
          <table:table-cell table:style-name="ce8" table:number-columns-repeated="3"/>
          <table:table-cell table:style-name="ce8" table:formula="of:=[.E963]+1" office:value-type="float" office:value="162" calcext:value-type="float">
            <text:p>162</text:p>
          </table:table-cell>
          <table:table-cell table:style-name="ce8" table:number-columns-repeated="2"/>
          <table:table-cell table:style-name="ce8" table:formula="of:=[.A969]&amp;&quot; ( Wire &quot;&amp;[.E969]&amp;&quot; )&quot;" office:value-type="string" office:string-value="N968 ( Wire 162 )" calcext:value-type="string">
            <text:p>N968 ( Wire 162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69</text:p>
          </table:table-cell>
          <table:table-cell table:formula="of:=&quot;X&quot;&amp;[.E970]" office:value-type="string" office:string-value="X6747.5" calcext:value-type="string">
            <text:p>X6747.5</text:p>
          </table:table-cell>
          <table:table-cell table:formula="of:=&quot;Y&quot;&amp;[.F970]" office:value-type="string" office:string-value="Y880.378404255323" calcext:value-type="string">
            <text:p>Y880.378404255323</text:p>
          </table:table-cell>
          <table:table-cell/>
          <table:table-cell table:formula="of:=[.E964]" office:value-type="float" office:value="6747.5" calcext:value-type="float">
            <text:p>6747.5</text:p>
          </table:table-cell>
          <table:table-cell table:formula="of:=[.F964]+[.$K$18]" office:value-type="float" office:value="880.378404255323" calcext:value-type="float">
            <text:p>880.3784042553</text:p>
          </table:table-cell>
          <table:table-cell/>
          <table:table-cell table:formula="of:=[.A970]&amp;&quot; &quot;&amp;[.B970]&amp;&quot; &quot;&amp;[.C970]" office:value-type="string" office:string-value="N969 X6747.5 Y880.378404255323" calcext:value-type="string">
            <text:p>N969 X6747.5 Y880.3784042553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70</text:p>
          </table:table-cell>
          <table:table-cell table:formula="of:=[.B965]" office:value-type="string" office:string-value="G106" calcext:value-type="string">
            <text:p>G106</text:p>
          </table:table-cell>
          <table:table-cell table:formula="of:=[.C965]" office:value-type="string" office:string-value="P3" calcext:value-type="string">
            <text:p>P3</text:p>
          </table:table-cell>
          <table:table-cell table:number-columns-repeated="4"/>
          <table:table-cell table:formula="of:=[.A971]&amp;&quot; &quot;&amp;[.B971]&amp;&quot; &quot;&amp;[.C971]" office:value-type="string" office:string-value="N970 G106 P3" calcext:value-type="string">
            <text:p>N970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71</text:p>
          </table:table-cell>
          <table:table-cell table:formula="of:=&quot;X&quot;&amp;[.E972]" office:value-type="string" office:string-value="X12.5" calcext:value-type="string">
            <text:p>X12.5</text:p>
          </table:table-cell>
          <table:table-cell table:formula="of:=&quot;Y&quot;&amp;[.F972]" office:value-type="string" office:string-value="Y878.578404255323" calcext:value-type="string">
            <text:p>Y878.578404255323</text:p>
          </table:table-cell>
          <table:table-cell/>
          <table:table-cell table:formula="of:=[.E966]" office:value-type="float" office:value="12.5" calcext:value-type="float">
            <text:p>12.5</text:p>
          </table:table-cell>
          <table:table-cell table:formula="of:=[.F966]+[.$K$18]" office:value-type="float" office:value="878.578404255323" calcext:value-type="float">
            <text:p>878.5784042553</text:p>
          </table:table-cell>
          <table:table-cell/>
          <table:table-cell table:formula="of:=[.A972]&amp;&quot; &quot;&amp;[.B972]&amp;&quot; &quot;&amp;[.C972]" office:value-type="string" office:string-value="N971 X12.5 Y878.578404255323" calcext:value-type="string">
            <text:p>N971 X12.5 Y878.5784042553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72</text:p>
          </table:table-cell>
          <table:table-cell table:formula="of:=[.B967]" office:value-type="string" office:string-value="G106" calcext:value-type="string">
            <text:p>G106</text:p>
          </table:table-cell>
          <table:table-cell table:formula="of:=[.C967]" office:value-type="string" office:string-value="P0" calcext:value-type="string">
            <text:p>P0</text:p>
          </table:table-cell>
          <table:table-cell table:number-columns-repeated="4"/>
          <table:table-cell table:formula="of:=[.A973]&amp;&quot; &quot;&amp;[.B973]&amp;&quot; &quot;&amp;[.C973]" office:value-type="string" office:string-value="N972 G106 P0" calcext:value-type="string">
            <text:p>N972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73</text:p>
          </table:table-cell>
          <table:table-cell table:formula="of:=[.B968]" office:value-type="string" office:string-value="G105" calcext:value-type="string">
            <text:p>G105</text:p>
          </table:table-cell>
          <table:table-cell table:formula="of:=[.C968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968]" office:value-type="string" office:string-value="jog up" calcext:value-type="string">
            <text:p>jog up</text:p>
          </table:table-cell>
          <table:table-cell/>
          <table:table-cell table:formula="of:=[.A974]&amp;&quot; &quot;&amp;[.B974]&amp;&quot; &quot;&amp;[.C974]" office:value-type="string" office:string-value="N973 G105 PY7.79553191489362" calcext:value-type="string">
            <text:p>N973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74</text:p>
          </table:table-cell>
          <table:table-cell table:style-name="ce8" table:number-columns-repeated="3"/>
          <table:table-cell table:style-name="ce8" table:formula="of:=[.E969]+1" office:value-type="float" office:value="163" calcext:value-type="float">
            <text:p>163</text:p>
          </table:table-cell>
          <table:table-cell table:style-name="ce8" table:number-columns-repeated="2"/>
          <table:table-cell table:style-name="ce8" table:formula="of:=[.A975]&amp;&quot; ( Wire &quot;&amp;[.E975]&amp;&quot; )&quot;" office:value-type="string" office:string-value="N974 ( Wire 163 )" calcext:value-type="string">
            <text:p>N974 ( Wire 163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75</text:p>
          </table:table-cell>
          <table:table-cell table:formula="of:=&quot;X&quot;&amp;[.E976]" office:value-type="string" office:string-value="X6747.5" calcext:value-type="string">
            <text:p>X6747.5</text:p>
          </table:table-cell>
          <table:table-cell table:formula="of:=&quot;Y&quot;&amp;[.F976]" office:value-type="string" office:string-value="Y885.173936170217" calcext:value-type="string">
            <text:p>Y885.173936170217</text:p>
          </table:table-cell>
          <table:table-cell/>
          <table:table-cell table:formula="of:=[.E970]" office:value-type="float" office:value="6747.5" calcext:value-type="float">
            <text:p>6747.5</text:p>
          </table:table-cell>
          <table:table-cell table:formula="of:=[.F970]+[.$K$18]" office:value-type="float" office:value="885.173936170217" calcext:value-type="float">
            <text:p>885.1739361702</text:p>
          </table:table-cell>
          <table:table-cell/>
          <table:table-cell table:formula="of:=[.A976]&amp;&quot; &quot;&amp;[.B976]&amp;&quot; &quot;&amp;[.C976]" office:value-type="string" office:string-value="N975 X6747.5 Y885.173936170217" calcext:value-type="string">
            <text:p>N975 X6747.5 Y885.1739361702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76</text:p>
          </table:table-cell>
          <table:table-cell table:formula="of:=[.B971]" office:value-type="string" office:string-value="G106" calcext:value-type="string">
            <text:p>G106</text:p>
          </table:table-cell>
          <table:table-cell table:formula="of:=[.C971]" office:value-type="string" office:string-value="P3" calcext:value-type="string">
            <text:p>P3</text:p>
          </table:table-cell>
          <table:table-cell table:number-columns-repeated="4"/>
          <table:table-cell table:formula="of:=[.A977]&amp;&quot; &quot;&amp;[.B977]&amp;&quot; &quot;&amp;[.C977]" office:value-type="string" office:string-value="N976 G106 P3" calcext:value-type="string">
            <text:p>N976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77</text:p>
          </table:table-cell>
          <table:table-cell table:formula="of:=&quot;X&quot;&amp;[.E978]" office:value-type="string" office:string-value="X12.5" calcext:value-type="string">
            <text:p>X12.5</text:p>
          </table:table-cell>
          <table:table-cell table:formula="of:=&quot;Y&quot;&amp;[.F978]" office:value-type="string" office:string-value="Y883.373936170217" calcext:value-type="string">
            <text:p>Y883.373936170217</text:p>
          </table:table-cell>
          <table:table-cell/>
          <table:table-cell table:formula="of:=[.E972]" office:value-type="float" office:value="12.5" calcext:value-type="float">
            <text:p>12.5</text:p>
          </table:table-cell>
          <table:table-cell table:formula="of:=[.F972]+[.$K$18]" office:value-type="float" office:value="883.373936170217" calcext:value-type="float">
            <text:p>883.3739361702</text:p>
          </table:table-cell>
          <table:table-cell/>
          <table:table-cell table:formula="of:=[.A978]&amp;&quot; &quot;&amp;[.B978]&amp;&quot; &quot;&amp;[.C978]" office:value-type="string" office:string-value="N977 X12.5 Y883.373936170217" calcext:value-type="string">
            <text:p>N977 X12.5 Y883.3739361702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78</text:p>
          </table:table-cell>
          <table:table-cell table:formula="of:=[.B973]" office:value-type="string" office:string-value="G106" calcext:value-type="string">
            <text:p>G106</text:p>
          </table:table-cell>
          <table:table-cell table:formula="of:=[.C973]" office:value-type="string" office:string-value="P0" calcext:value-type="string">
            <text:p>P0</text:p>
          </table:table-cell>
          <table:table-cell table:number-columns-repeated="4"/>
          <table:table-cell table:formula="of:=[.A979]&amp;&quot; &quot;&amp;[.B979]&amp;&quot; &quot;&amp;[.C979]" office:value-type="string" office:string-value="N978 G106 P0" calcext:value-type="string">
            <text:p>N978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79</text:p>
          </table:table-cell>
          <table:table-cell table:formula="of:=[.B974]" office:value-type="string" office:string-value="G105" calcext:value-type="string">
            <text:p>G105</text:p>
          </table:table-cell>
          <table:table-cell table:formula="of:=[.C974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974]" office:value-type="string" office:string-value="jog up" calcext:value-type="string">
            <text:p>jog up</text:p>
          </table:table-cell>
          <table:table-cell/>
          <table:table-cell table:formula="of:=[.A980]&amp;&quot; &quot;&amp;[.B980]&amp;&quot; &quot;&amp;[.C980]" office:value-type="string" office:string-value="N979 G105 PY7.79553191489362" calcext:value-type="string">
            <text:p>N979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80</text:p>
          </table:table-cell>
          <table:table-cell table:style-name="ce8" table:number-columns-repeated="3"/>
          <table:table-cell table:style-name="ce8" table:formula="of:=[.E975]+1" office:value-type="float" office:value="164" calcext:value-type="float">
            <text:p>164</text:p>
          </table:table-cell>
          <table:table-cell table:style-name="ce8" table:number-columns-repeated="2"/>
          <table:table-cell table:style-name="ce8" table:formula="of:=[.A981]&amp;&quot; ( Wire &quot;&amp;[.E981]&amp;&quot; )&quot;" office:value-type="string" office:string-value="N980 ( Wire 164 )" calcext:value-type="string">
            <text:p>N980 ( Wire 164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81</text:p>
          </table:table-cell>
          <table:table-cell table:formula="of:=&quot;X&quot;&amp;[.E982]" office:value-type="string" office:string-value="X6747.5" calcext:value-type="string">
            <text:p>X6747.5</text:p>
          </table:table-cell>
          <table:table-cell table:formula="of:=&quot;Y&quot;&amp;[.F982]" office:value-type="string" office:string-value="Y889.969468085111" calcext:value-type="string">
            <text:p>Y889.969468085111</text:p>
          </table:table-cell>
          <table:table-cell/>
          <table:table-cell table:formula="of:=[.E976]" office:value-type="float" office:value="6747.5" calcext:value-type="float">
            <text:p>6747.5</text:p>
          </table:table-cell>
          <table:table-cell table:formula="of:=[.F976]+[.$K$18]" office:value-type="float" office:value="889.969468085111" calcext:value-type="float">
            <text:p>889.9694680851</text:p>
          </table:table-cell>
          <table:table-cell/>
          <table:table-cell table:formula="of:=[.A982]&amp;&quot; &quot;&amp;[.B982]&amp;&quot; &quot;&amp;[.C982]" office:value-type="string" office:string-value="N981 X6747.5 Y889.969468085111" calcext:value-type="string">
            <text:p>N981 X6747.5 Y889.9694680851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82</text:p>
          </table:table-cell>
          <table:table-cell table:formula="of:=[.B977]" office:value-type="string" office:string-value="G106" calcext:value-type="string">
            <text:p>G106</text:p>
          </table:table-cell>
          <table:table-cell table:formula="of:=[.C977]" office:value-type="string" office:string-value="P3" calcext:value-type="string">
            <text:p>P3</text:p>
          </table:table-cell>
          <table:table-cell table:number-columns-repeated="4"/>
          <table:table-cell table:formula="of:=[.A983]&amp;&quot; &quot;&amp;[.B983]&amp;&quot; &quot;&amp;[.C983]" office:value-type="string" office:string-value="N982 G106 P3" calcext:value-type="string">
            <text:p>N982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83</text:p>
          </table:table-cell>
          <table:table-cell table:formula="of:=&quot;X&quot;&amp;[.E984]" office:value-type="string" office:string-value="X12.5" calcext:value-type="string">
            <text:p>X12.5</text:p>
          </table:table-cell>
          <table:table-cell table:formula="of:=&quot;Y&quot;&amp;[.F984]" office:value-type="string" office:string-value="Y888.169468085111" calcext:value-type="string">
            <text:p>Y888.169468085111</text:p>
          </table:table-cell>
          <table:table-cell/>
          <table:table-cell table:formula="of:=[.E978]" office:value-type="float" office:value="12.5" calcext:value-type="float">
            <text:p>12.5</text:p>
          </table:table-cell>
          <table:table-cell table:formula="of:=[.F978]+[.$K$18]" office:value-type="float" office:value="888.169468085111" calcext:value-type="float">
            <text:p>888.1694680851</text:p>
          </table:table-cell>
          <table:table-cell/>
          <table:table-cell table:formula="of:=[.A984]&amp;&quot; &quot;&amp;[.B984]&amp;&quot; &quot;&amp;[.C984]" office:value-type="string" office:string-value="N983 X12.5 Y888.169468085111" calcext:value-type="string">
            <text:p>N983 X12.5 Y888.1694680851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84</text:p>
          </table:table-cell>
          <table:table-cell table:formula="of:=[.B979]" office:value-type="string" office:string-value="G106" calcext:value-type="string">
            <text:p>G106</text:p>
          </table:table-cell>
          <table:table-cell table:formula="of:=[.C979]" office:value-type="string" office:string-value="P0" calcext:value-type="string">
            <text:p>P0</text:p>
          </table:table-cell>
          <table:table-cell table:number-columns-repeated="4"/>
          <table:table-cell table:formula="of:=[.A985]&amp;&quot; &quot;&amp;[.B985]&amp;&quot; &quot;&amp;[.C985]" office:value-type="string" office:string-value="N984 G106 P0" calcext:value-type="string">
            <text:p>N984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85</text:p>
          </table:table-cell>
          <table:table-cell table:formula="of:=[.B980]" office:value-type="string" office:string-value="G105" calcext:value-type="string">
            <text:p>G105</text:p>
          </table:table-cell>
          <table:table-cell table:formula="of:=[.C980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980]" office:value-type="string" office:string-value="jog up" calcext:value-type="string">
            <text:p>jog up</text:p>
          </table:table-cell>
          <table:table-cell/>
          <table:table-cell table:formula="of:=[.A986]&amp;&quot; &quot;&amp;[.B986]&amp;&quot; &quot;&amp;[.C986]" office:value-type="string" office:string-value="N985 G105 PY7.79553191489362" calcext:value-type="string">
            <text:p>N985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86</text:p>
          </table:table-cell>
          <table:table-cell table:style-name="ce8" table:number-columns-repeated="3"/>
          <table:table-cell table:style-name="ce8" table:formula="of:=[.E981]+1" office:value-type="float" office:value="165" calcext:value-type="float">
            <text:p>165</text:p>
          </table:table-cell>
          <table:table-cell table:style-name="ce8" table:number-columns-repeated="2"/>
          <table:table-cell table:style-name="ce8" table:formula="of:=[.A987]&amp;&quot; ( Wire &quot;&amp;[.E987]&amp;&quot; )&quot;" office:value-type="string" office:string-value="N986 ( Wire 165 )" calcext:value-type="string">
            <text:p>N986 ( Wire 165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87</text:p>
          </table:table-cell>
          <table:table-cell table:formula="of:=&quot;X&quot;&amp;[.E988]" office:value-type="string" office:string-value="X6747.5" calcext:value-type="string">
            <text:p>X6747.5</text:p>
          </table:table-cell>
          <table:table-cell table:formula="of:=&quot;Y&quot;&amp;[.F988]" office:value-type="string" office:string-value="Y894.765000000004" calcext:value-type="string">
            <text:p>Y894.765000000004</text:p>
          </table:table-cell>
          <table:table-cell/>
          <table:table-cell table:formula="of:=[.E982]" office:value-type="float" office:value="6747.5" calcext:value-type="float">
            <text:p>6747.5</text:p>
          </table:table-cell>
          <table:table-cell table:formula="of:=[.F982]+[.$K$18]" office:value-type="float" office:value="894.765000000004" calcext:value-type="float">
            <text:p>894.765</text:p>
          </table:table-cell>
          <table:table-cell/>
          <table:table-cell table:formula="of:=[.A988]&amp;&quot; &quot;&amp;[.B988]&amp;&quot; &quot;&amp;[.C988]" office:value-type="string" office:string-value="N987 X6747.5 Y894.765000000004" calcext:value-type="string">
            <text:p>N987 X6747.5 Y894.7650000000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88</text:p>
          </table:table-cell>
          <table:table-cell table:formula="of:=[.B983]" office:value-type="string" office:string-value="G106" calcext:value-type="string">
            <text:p>G106</text:p>
          </table:table-cell>
          <table:table-cell table:formula="of:=[.C983]" office:value-type="string" office:string-value="P3" calcext:value-type="string">
            <text:p>P3</text:p>
          </table:table-cell>
          <table:table-cell table:number-columns-repeated="4"/>
          <table:table-cell table:formula="of:=[.A989]&amp;&quot; &quot;&amp;[.B989]&amp;&quot; &quot;&amp;[.C989]" office:value-type="string" office:string-value="N988 G106 P3" calcext:value-type="string">
            <text:p>N988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89</text:p>
          </table:table-cell>
          <table:table-cell table:formula="of:=&quot;X&quot;&amp;[.E990]" office:value-type="string" office:string-value="X12.5" calcext:value-type="string">
            <text:p>X12.5</text:p>
          </table:table-cell>
          <table:table-cell table:formula="of:=&quot;Y&quot;&amp;[.F990]" office:value-type="string" office:string-value="Y892.965000000004" calcext:value-type="string">
            <text:p>Y892.965000000004</text:p>
          </table:table-cell>
          <table:table-cell/>
          <table:table-cell table:formula="of:=[.E984]" office:value-type="float" office:value="12.5" calcext:value-type="float">
            <text:p>12.5</text:p>
          </table:table-cell>
          <table:table-cell table:formula="of:=[.F984]+[.$K$18]" office:value-type="float" office:value="892.965000000004" calcext:value-type="float">
            <text:p>892.965</text:p>
          </table:table-cell>
          <table:table-cell/>
          <table:table-cell table:formula="of:=[.A990]&amp;&quot; &quot;&amp;[.B990]&amp;&quot; &quot;&amp;[.C990]" office:value-type="string" office:string-value="N989 X12.5 Y892.965000000004" calcext:value-type="string">
            <text:p>N989 X12.5 Y892.9650000000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90</text:p>
          </table:table-cell>
          <table:table-cell table:formula="of:=[.B985]" office:value-type="string" office:string-value="G106" calcext:value-type="string">
            <text:p>G106</text:p>
          </table:table-cell>
          <table:table-cell table:formula="of:=[.C985]" office:value-type="string" office:string-value="P0" calcext:value-type="string">
            <text:p>P0</text:p>
          </table:table-cell>
          <table:table-cell table:number-columns-repeated="4"/>
          <table:table-cell table:formula="of:=[.A991]&amp;&quot; &quot;&amp;[.B991]&amp;&quot; &quot;&amp;[.C991]" office:value-type="string" office:string-value="N990 G106 P0" calcext:value-type="string">
            <text:p>N990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91</text:p>
          </table:table-cell>
          <table:table-cell table:formula="of:=[.B986]" office:value-type="string" office:string-value="G105" calcext:value-type="string">
            <text:p>G105</text:p>
          </table:table-cell>
          <table:table-cell table:formula="of:=[.C986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986]" office:value-type="string" office:string-value="jog up" calcext:value-type="string">
            <text:p>jog up</text:p>
          </table:table-cell>
          <table:table-cell/>
          <table:table-cell table:formula="of:=[.A992]&amp;&quot; &quot;&amp;[.B992]&amp;&quot; &quot;&amp;[.C992]" office:value-type="string" office:string-value="N991 G105 PY7.79553191489362" calcext:value-type="string">
            <text:p>N991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92</text:p>
          </table:table-cell>
          <table:table-cell table:style-name="ce8" table:number-columns-repeated="3"/>
          <table:table-cell table:style-name="ce8" table:formula="of:=[.E987]+1" office:value-type="float" office:value="166" calcext:value-type="float">
            <text:p>166</text:p>
          </table:table-cell>
          <table:table-cell table:style-name="ce8" table:number-columns-repeated="2"/>
          <table:table-cell table:style-name="ce8" table:formula="of:=[.A993]&amp;&quot; ( Wire &quot;&amp;[.E993]&amp;&quot; )&quot;" office:value-type="string" office:string-value="N992 ( Wire 166 )" calcext:value-type="string">
            <text:p>N992 ( Wire 166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93</text:p>
          </table:table-cell>
          <table:table-cell table:formula="of:=&quot;X&quot;&amp;[.E994]" office:value-type="string" office:string-value="X6747.5" calcext:value-type="string">
            <text:p>X6747.5</text:p>
          </table:table-cell>
          <table:table-cell table:formula="of:=&quot;Y&quot;&amp;[.F994]" office:value-type="string" office:string-value="Y899.560531914898" calcext:value-type="string">
            <text:p>Y899.560531914898</text:p>
          </table:table-cell>
          <table:table-cell/>
          <table:table-cell table:formula="of:=[.E988]" office:value-type="float" office:value="6747.5" calcext:value-type="float">
            <text:p>6747.5</text:p>
          </table:table-cell>
          <table:table-cell table:formula="of:=[.F988]+[.$K$18]" office:value-type="float" office:value="899.560531914898" calcext:value-type="float">
            <text:p>899.5605319149</text:p>
          </table:table-cell>
          <table:table-cell/>
          <table:table-cell table:formula="of:=[.A994]&amp;&quot; &quot;&amp;[.B994]&amp;&quot; &quot;&amp;[.C994]" office:value-type="string" office:string-value="N993 X6747.5 Y899.560531914898" calcext:value-type="string">
            <text:p>N993 X6747.5 Y899.5605319148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94</text:p>
          </table:table-cell>
          <table:table-cell table:formula="of:=[.B989]" office:value-type="string" office:string-value="G106" calcext:value-type="string">
            <text:p>G106</text:p>
          </table:table-cell>
          <table:table-cell table:formula="of:=[.C989]" office:value-type="string" office:string-value="P3" calcext:value-type="string">
            <text:p>P3</text:p>
          </table:table-cell>
          <table:table-cell table:number-columns-repeated="4"/>
          <table:table-cell table:formula="of:=[.A995]&amp;&quot; &quot;&amp;[.B995]&amp;&quot; &quot;&amp;[.C995]" office:value-type="string" office:string-value="N994 G106 P3" calcext:value-type="string">
            <text:p>N994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95</text:p>
          </table:table-cell>
          <table:table-cell table:formula="of:=&quot;X&quot;&amp;[.E996]" office:value-type="string" office:string-value="X12.5" calcext:value-type="string">
            <text:p>X12.5</text:p>
          </table:table-cell>
          <table:table-cell table:formula="of:=&quot;Y&quot;&amp;[.F996]" office:value-type="string" office:string-value="Y897.760531914898" calcext:value-type="string">
            <text:p>Y897.760531914898</text:p>
          </table:table-cell>
          <table:table-cell/>
          <table:table-cell table:formula="of:=[.E990]" office:value-type="float" office:value="12.5" calcext:value-type="float">
            <text:p>12.5</text:p>
          </table:table-cell>
          <table:table-cell table:formula="of:=[.F990]+[.$K$18]" office:value-type="float" office:value="897.760531914898" calcext:value-type="float">
            <text:p>897.7605319149</text:p>
          </table:table-cell>
          <table:table-cell/>
          <table:table-cell table:formula="of:=[.A996]&amp;&quot; &quot;&amp;[.B996]&amp;&quot; &quot;&amp;[.C996]" office:value-type="string" office:string-value="N995 X12.5 Y897.760531914898" calcext:value-type="string">
            <text:p>N995 X12.5 Y897.7605319148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96</text:p>
          </table:table-cell>
          <table:table-cell table:formula="of:=[.B991]" office:value-type="string" office:string-value="G106" calcext:value-type="string">
            <text:p>G106</text:p>
          </table:table-cell>
          <table:table-cell table:formula="of:=[.C991]" office:value-type="string" office:string-value="P0" calcext:value-type="string">
            <text:p>P0</text:p>
          </table:table-cell>
          <table:table-cell table:number-columns-repeated="4"/>
          <table:table-cell table:formula="of:=[.A997]&amp;&quot; &quot;&amp;[.B997]&amp;&quot; &quot;&amp;[.C997]" office:value-type="string" office:string-value="N996 G106 P0" calcext:value-type="string">
            <text:p>N996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97</text:p>
          </table:table-cell>
          <table:table-cell table:formula="of:=[.B992]" office:value-type="string" office:string-value="G105" calcext:value-type="string">
            <text:p>G105</text:p>
          </table:table-cell>
          <table:table-cell table:formula="of:=[.C992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992]" office:value-type="string" office:string-value="jog up" calcext:value-type="string">
            <text:p>jog up</text:p>
          </table:table-cell>
          <table:table-cell/>
          <table:table-cell table:formula="of:=[.A998]&amp;&quot; &quot;&amp;[.B998]&amp;&quot; &quot;&amp;[.C998]" office:value-type="string" office:string-value="N997 G105 PY7.79553191489362" calcext:value-type="string">
            <text:p>N997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98</text:p>
          </table:table-cell>
          <table:table-cell table:style-name="ce8" table:number-columns-repeated="3"/>
          <table:table-cell table:style-name="ce8" table:formula="of:=[.E993]+1" office:value-type="float" office:value="167" calcext:value-type="float">
            <text:p>167</text:p>
          </table:table-cell>
          <table:table-cell table:style-name="ce8" table:number-columns-repeated="2"/>
          <table:table-cell table:style-name="ce8" table:formula="of:=[.A999]&amp;&quot; ( Wire &quot;&amp;[.E999]&amp;&quot; )&quot;" office:value-type="string" office:string-value="N998 ( Wire 167 )" calcext:value-type="string">
            <text:p>N998 ( Wire 167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999</text:p>
          </table:table-cell>
          <table:table-cell table:formula="of:=&quot;X&quot;&amp;[.E1000]" office:value-type="string" office:string-value="X6747.5" calcext:value-type="string">
            <text:p>X6747.5</text:p>
          </table:table-cell>
          <table:table-cell table:formula="of:=&quot;Y&quot;&amp;[.F1000]" office:value-type="string" office:string-value="Y904.356063829792" calcext:value-type="string">
            <text:p>Y904.356063829792</text:p>
          </table:table-cell>
          <table:table-cell/>
          <table:table-cell table:formula="of:=[.E994]" office:value-type="float" office:value="6747.5" calcext:value-type="float">
            <text:p>6747.5</text:p>
          </table:table-cell>
          <table:table-cell table:formula="of:=[.F994]+[.$K$18]" office:value-type="float" office:value="904.356063829792" calcext:value-type="float">
            <text:p>904.3560638298</text:p>
          </table:table-cell>
          <table:table-cell/>
          <table:table-cell table:formula="of:=[.A1000]&amp;&quot; &quot;&amp;[.B1000]&amp;&quot; &quot;&amp;[.C1000]" office:value-type="string" office:string-value="N999 X6747.5 Y904.356063829792" calcext:value-type="string">
            <text:p>N999 X6747.5 Y904.3560638297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00</text:p>
          </table:table-cell>
          <table:table-cell table:formula="of:=[.B995]" office:value-type="string" office:string-value="G106" calcext:value-type="string">
            <text:p>G106</text:p>
          </table:table-cell>
          <table:table-cell table:formula="of:=[.C995]" office:value-type="string" office:string-value="P3" calcext:value-type="string">
            <text:p>P3</text:p>
          </table:table-cell>
          <table:table-cell table:number-columns-repeated="4"/>
          <table:table-cell table:formula="of:=[.A1001]&amp;&quot; &quot;&amp;[.B1001]&amp;&quot; &quot;&amp;[.C1001]" office:value-type="string" office:string-value="N1000 G106 P3" calcext:value-type="string">
            <text:p>N1000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01</text:p>
          </table:table-cell>
          <table:table-cell table:formula="of:=&quot;X&quot;&amp;[.E1002]" office:value-type="string" office:string-value="X12.5" calcext:value-type="string">
            <text:p>X12.5</text:p>
          </table:table-cell>
          <table:table-cell table:formula="of:=&quot;Y&quot;&amp;[.F1002]" office:value-type="string" office:string-value="Y902.556063829792" calcext:value-type="string">
            <text:p>Y902.556063829792</text:p>
          </table:table-cell>
          <table:table-cell/>
          <table:table-cell table:formula="of:=[.E996]" office:value-type="float" office:value="12.5" calcext:value-type="float">
            <text:p>12.5</text:p>
          </table:table-cell>
          <table:table-cell table:formula="of:=[.F996]+[.$K$18]" office:value-type="float" office:value="902.556063829792" calcext:value-type="float">
            <text:p>902.5560638298</text:p>
          </table:table-cell>
          <table:table-cell/>
          <table:table-cell table:formula="of:=[.A1002]&amp;&quot; &quot;&amp;[.B1002]&amp;&quot; &quot;&amp;[.C1002]" office:value-type="string" office:string-value="N1001 X12.5 Y902.556063829792" calcext:value-type="string">
            <text:p>N1001 X12.5 Y902.5560638297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02</text:p>
          </table:table-cell>
          <table:table-cell table:formula="of:=[.B997]" office:value-type="string" office:string-value="G106" calcext:value-type="string">
            <text:p>G106</text:p>
          </table:table-cell>
          <table:table-cell table:formula="of:=[.C997]" office:value-type="string" office:string-value="P0" calcext:value-type="string">
            <text:p>P0</text:p>
          </table:table-cell>
          <table:table-cell table:number-columns-repeated="4"/>
          <table:table-cell table:formula="of:=[.A1003]&amp;&quot; &quot;&amp;[.B1003]&amp;&quot; &quot;&amp;[.C1003]" office:value-type="string" office:string-value="N1002 G106 P0" calcext:value-type="string">
            <text:p>N1002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03</text:p>
          </table:table-cell>
          <table:table-cell table:formula="of:=[.B998]" office:value-type="string" office:string-value="G105" calcext:value-type="string">
            <text:p>G105</text:p>
          </table:table-cell>
          <table:table-cell table:formula="of:=[.C998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998]" office:value-type="string" office:string-value="jog up" calcext:value-type="string">
            <text:p>jog up</text:p>
          </table:table-cell>
          <table:table-cell/>
          <table:table-cell table:formula="of:=[.A1004]&amp;&quot; &quot;&amp;[.B1004]&amp;&quot; &quot;&amp;[.C1004]" office:value-type="string" office:string-value="N1003 G105 PY7.79553191489362" calcext:value-type="string">
            <text:p>N1003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04</text:p>
          </table:table-cell>
          <table:table-cell table:style-name="ce8" table:number-columns-repeated="3"/>
          <table:table-cell table:style-name="ce8" table:formula="of:=[.E999]+1" office:value-type="float" office:value="168" calcext:value-type="float">
            <text:p>168</text:p>
          </table:table-cell>
          <table:table-cell table:style-name="ce8" table:number-columns-repeated="2"/>
          <table:table-cell table:style-name="ce8" table:formula="of:=[.A1005]&amp;&quot; ( Wire &quot;&amp;[.E1005]&amp;&quot; )&quot;" office:value-type="string" office:string-value="N1004 ( Wire 168 )" calcext:value-type="string">
            <text:p>N1004 ( Wire 168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05</text:p>
          </table:table-cell>
          <table:table-cell table:formula="of:=&quot;X&quot;&amp;[.E1006]" office:value-type="string" office:string-value="X6747.5" calcext:value-type="string">
            <text:p>X6747.5</text:p>
          </table:table-cell>
          <table:table-cell table:formula="of:=&quot;Y&quot;&amp;[.F1006]" office:value-type="string" office:string-value="Y909.151595744685" calcext:value-type="string">
            <text:p>Y909.151595744685</text:p>
          </table:table-cell>
          <table:table-cell/>
          <table:table-cell table:formula="of:=[.E1000]" office:value-type="float" office:value="6747.5" calcext:value-type="float">
            <text:p>6747.5</text:p>
          </table:table-cell>
          <table:table-cell table:formula="of:=[.F1000]+[.$K$18]" office:value-type="float" office:value="909.151595744685" calcext:value-type="float">
            <text:p>909.1515957447</text:p>
          </table:table-cell>
          <table:table-cell/>
          <table:table-cell table:formula="of:=[.A1006]&amp;&quot; &quot;&amp;[.B1006]&amp;&quot; &quot;&amp;[.C1006]" office:value-type="string" office:string-value="N1005 X6747.5 Y909.151595744685" calcext:value-type="string">
            <text:p>N1005 X6747.5 Y909.1515957446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06</text:p>
          </table:table-cell>
          <table:table-cell table:formula="of:=[.B1001]" office:value-type="string" office:string-value="G106" calcext:value-type="string">
            <text:p>G106</text:p>
          </table:table-cell>
          <table:table-cell table:formula="of:=[.C1001]" office:value-type="string" office:string-value="P3" calcext:value-type="string">
            <text:p>P3</text:p>
          </table:table-cell>
          <table:table-cell table:number-columns-repeated="4"/>
          <table:table-cell table:formula="of:=[.A1007]&amp;&quot; &quot;&amp;[.B1007]&amp;&quot; &quot;&amp;[.C1007]" office:value-type="string" office:string-value="N1006 G106 P3" calcext:value-type="string">
            <text:p>N1006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07</text:p>
          </table:table-cell>
          <table:table-cell table:formula="of:=&quot;X&quot;&amp;[.E1008]" office:value-type="string" office:string-value="X12.5" calcext:value-type="string">
            <text:p>X12.5</text:p>
          </table:table-cell>
          <table:table-cell table:formula="of:=&quot;Y&quot;&amp;[.F1008]" office:value-type="string" office:string-value="Y907.351595744685" calcext:value-type="string">
            <text:p>Y907.351595744685</text:p>
          </table:table-cell>
          <table:table-cell/>
          <table:table-cell table:formula="of:=[.E1002]" office:value-type="float" office:value="12.5" calcext:value-type="float">
            <text:p>12.5</text:p>
          </table:table-cell>
          <table:table-cell table:formula="of:=[.F1002]+[.$K$18]" office:value-type="float" office:value="907.351595744685" calcext:value-type="float">
            <text:p>907.3515957447</text:p>
          </table:table-cell>
          <table:table-cell/>
          <table:table-cell table:formula="of:=[.A1008]&amp;&quot; &quot;&amp;[.B1008]&amp;&quot; &quot;&amp;[.C1008]" office:value-type="string" office:string-value="N1007 X12.5 Y907.351595744685" calcext:value-type="string">
            <text:p>N1007 X12.5 Y907.3515957446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08</text:p>
          </table:table-cell>
          <table:table-cell table:formula="of:=[.B1003]" office:value-type="string" office:string-value="G106" calcext:value-type="string">
            <text:p>G106</text:p>
          </table:table-cell>
          <table:table-cell table:formula="of:=[.C1003]" office:value-type="string" office:string-value="P0" calcext:value-type="string">
            <text:p>P0</text:p>
          </table:table-cell>
          <table:table-cell table:number-columns-repeated="4"/>
          <table:table-cell table:formula="of:=[.A1009]&amp;&quot; &quot;&amp;[.B1009]&amp;&quot; &quot;&amp;[.C1009]" office:value-type="string" office:string-value="N1008 G106 P0" calcext:value-type="string">
            <text:p>N1008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09</text:p>
          </table:table-cell>
          <table:table-cell table:formula="of:=[.B1004]" office:value-type="string" office:string-value="G105" calcext:value-type="string">
            <text:p>G105</text:p>
          </table:table-cell>
          <table:table-cell table:formula="of:=[.C1004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004]" office:value-type="string" office:string-value="jog up" calcext:value-type="string">
            <text:p>jog up</text:p>
          </table:table-cell>
          <table:table-cell/>
          <table:table-cell table:formula="of:=[.A1010]&amp;&quot; &quot;&amp;[.B1010]&amp;&quot; &quot;&amp;[.C1010]" office:value-type="string" office:string-value="N1009 G105 PY7.79553191489362" calcext:value-type="string">
            <text:p>N1009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10</text:p>
          </table:table-cell>
          <table:table-cell table:style-name="ce8" table:number-columns-repeated="3"/>
          <table:table-cell table:style-name="ce8" table:formula="of:=[.E1005]+1" office:value-type="float" office:value="169" calcext:value-type="float">
            <text:p>169</text:p>
          </table:table-cell>
          <table:table-cell table:style-name="ce8" table:number-columns-repeated="2"/>
          <table:table-cell table:style-name="ce8" table:formula="of:=[.A1011]&amp;&quot; ( Wire &quot;&amp;[.E1011]&amp;&quot; )&quot;" office:value-type="string" office:string-value="N1010 ( Wire 169 )" calcext:value-type="string">
            <text:p>N1010 ( Wire 169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11</text:p>
          </table:table-cell>
          <table:table-cell table:formula="of:=&quot;X&quot;&amp;[.E1012]" office:value-type="string" office:string-value="X6747.5" calcext:value-type="string">
            <text:p>X6747.5</text:p>
          </table:table-cell>
          <table:table-cell table:formula="of:=&quot;Y&quot;&amp;[.F1012]" office:value-type="string" office:string-value="Y913.947127659579" calcext:value-type="string">
            <text:p>Y913.947127659579</text:p>
          </table:table-cell>
          <table:table-cell/>
          <table:table-cell table:formula="of:=[.E1006]" office:value-type="float" office:value="6747.5" calcext:value-type="float">
            <text:p>6747.5</text:p>
          </table:table-cell>
          <table:table-cell table:formula="of:=[.F1006]+[.$K$18]" office:value-type="float" office:value="913.947127659579" calcext:value-type="float">
            <text:p>913.9471276596</text:p>
          </table:table-cell>
          <table:table-cell/>
          <table:table-cell table:formula="of:=[.A1012]&amp;&quot; &quot;&amp;[.B1012]&amp;&quot; &quot;&amp;[.C1012]" office:value-type="string" office:string-value="N1011 X6747.5 Y913.947127659579" calcext:value-type="string">
            <text:p>N1011 X6747.5 Y913.9471276595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12</text:p>
          </table:table-cell>
          <table:table-cell table:formula="of:=[.B1007]" office:value-type="string" office:string-value="G106" calcext:value-type="string">
            <text:p>G106</text:p>
          </table:table-cell>
          <table:table-cell table:formula="of:=[.C1007]" office:value-type="string" office:string-value="P3" calcext:value-type="string">
            <text:p>P3</text:p>
          </table:table-cell>
          <table:table-cell table:number-columns-repeated="4"/>
          <table:table-cell table:formula="of:=[.A1013]&amp;&quot; &quot;&amp;[.B1013]&amp;&quot; &quot;&amp;[.C1013]" office:value-type="string" office:string-value="N1012 G106 P3" calcext:value-type="string">
            <text:p>N1012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13</text:p>
          </table:table-cell>
          <table:table-cell table:formula="of:=&quot;X&quot;&amp;[.E1014]" office:value-type="string" office:string-value="X12.5" calcext:value-type="string">
            <text:p>X12.5</text:p>
          </table:table-cell>
          <table:table-cell table:formula="of:=&quot;Y&quot;&amp;[.F1014]" office:value-type="string" office:string-value="Y912.147127659579" calcext:value-type="string">
            <text:p>Y912.147127659579</text:p>
          </table:table-cell>
          <table:table-cell/>
          <table:table-cell table:formula="of:=[.E1008]" office:value-type="float" office:value="12.5" calcext:value-type="float">
            <text:p>12.5</text:p>
          </table:table-cell>
          <table:table-cell table:formula="of:=[.F1008]+[.$K$18]" office:value-type="float" office:value="912.147127659579" calcext:value-type="float">
            <text:p>912.1471276596</text:p>
          </table:table-cell>
          <table:table-cell/>
          <table:table-cell table:formula="of:=[.A1014]&amp;&quot; &quot;&amp;[.B1014]&amp;&quot; &quot;&amp;[.C1014]" office:value-type="string" office:string-value="N1013 X12.5 Y912.147127659579" calcext:value-type="string">
            <text:p>N1013 X12.5 Y912.1471276595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14</text:p>
          </table:table-cell>
          <table:table-cell table:formula="of:=[.B1009]" office:value-type="string" office:string-value="G106" calcext:value-type="string">
            <text:p>G106</text:p>
          </table:table-cell>
          <table:table-cell table:formula="of:=[.C1009]" office:value-type="string" office:string-value="P0" calcext:value-type="string">
            <text:p>P0</text:p>
          </table:table-cell>
          <table:table-cell table:number-columns-repeated="4"/>
          <table:table-cell table:formula="of:=[.A1015]&amp;&quot; &quot;&amp;[.B1015]&amp;&quot; &quot;&amp;[.C1015]" office:value-type="string" office:string-value="N1014 G106 P0" calcext:value-type="string">
            <text:p>N1014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15</text:p>
          </table:table-cell>
          <table:table-cell table:formula="of:=[.B1010]" office:value-type="string" office:string-value="G105" calcext:value-type="string">
            <text:p>G105</text:p>
          </table:table-cell>
          <table:table-cell table:formula="of:=[.C1010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010]" office:value-type="string" office:string-value="jog up" calcext:value-type="string">
            <text:p>jog up</text:p>
          </table:table-cell>
          <table:table-cell/>
          <table:table-cell table:formula="of:=[.A1016]&amp;&quot; &quot;&amp;[.B1016]&amp;&quot; &quot;&amp;[.C1016]" office:value-type="string" office:string-value="N1015 G105 PY7.79553191489362" calcext:value-type="string">
            <text:p>N1015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16</text:p>
          </table:table-cell>
          <table:table-cell table:style-name="ce8" table:number-columns-repeated="3"/>
          <table:table-cell table:style-name="ce8" table:formula="of:=[.E1011]+1" office:value-type="float" office:value="170" calcext:value-type="float">
            <text:p>170</text:p>
          </table:table-cell>
          <table:table-cell table:style-name="ce8" table:number-columns-repeated="2"/>
          <table:table-cell table:style-name="ce8" table:formula="of:=[.A1017]&amp;&quot; ( Wire &quot;&amp;[.E1017]&amp;&quot; )&quot;" office:value-type="string" office:string-value="N1016 ( Wire 170 )" calcext:value-type="string">
            <text:p>N1016 ( Wire 170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17</text:p>
          </table:table-cell>
          <table:table-cell table:formula="of:=&quot;X&quot;&amp;[.E1018]" office:value-type="string" office:string-value="X6747.5" calcext:value-type="string">
            <text:p>X6747.5</text:p>
          </table:table-cell>
          <table:table-cell table:formula="of:=&quot;Y&quot;&amp;[.F1018]" office:value-type="string" office:string-value="Y918.742659574473" calcext:value-type="string">
            <text:p>Y918.742659574473</text:p>
          </table:table-cell>
          <table:table-cell/>
          <table:table-cell table:formula="of:=[.E1012]" office:value-type="float" office:value="6747.5" calcext:value-type="float">
            <text:p>6747.5</text:p>
          </table:table-cell>
          <table:table-cell table:formula="of:=[.F1012]+[.$K$18]" office:value-type="float" office:value="918.742659574473" calcext:value-type="float">
            <text:p>918.7426595745</text:p>
          </table:table-cell>
          <table:table-cell/>
          <table:table-cell table:formula="of:=[.A1018]&amp;&quot; &quot;&amp;[.B1018]&amp;&quot; &quot;&amp;[.C1018]" office:value-type="string" office:string-value="N1017 X6747.5 Y918.742659574473" calcext:value-type="string">
            <text:p>N1017 X6747.5 Y918.7426595744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18</text:p>
          </table:table-cell>
          <table:table-cell table:formula="of:=[.B1013]" office:value-type="string" office:string-value="G106" calcext:value-type="string">
            <text:p>G106</text:p>
          </table:table-cell>
          <table:table-cell table:formula="of:=[.C1013]" office:value-type="string" office:string-value="P3" calcext:value-type="string">
            <text:p>P3</text:p>
          </table:table-cell>
          <table:table-cell table:number-columns-repeated="4"/>
          <table:table-cell table:formula="of:=[.A1019]&amp;&quot; &quot;&amp;[.B1019]&amp;&quot; &quot;&amp;[.C1019]" office:value-type="string" office:string-value="N1018 G106 P3" calcext:value-type="string">
            <text:p>N1018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19</text:p>
          </table:table-cell>
          <table:table-cell table:formula="of:=&quot;X&quot;&amp;[.E1020]" office:value-type="string" office:string-value="X12.5" calcext:value-type="string">
            <text:p>X12.5</text:p>
          </table:table-cell>
          <table:table-cell table:formula="of:=&quot;Y&quot;&amp;[.F1020]" office:value-type="string" office:string-value="Y916.942659574473" calcext:value-type="string">
            <text:p>Y916.942659574473</text:p>
          </table:table-cell>
          <table:table-cell/>
          <table:table-cell table:formula="of:=[.E1014]" office:value-type="float" office:value="12.5" calcext:value-type="float">
            <text:p>12.5</text:p>
          </table:table-cell>
          <table:table-cell table:formula="of:=[.F1014]+[.$K$18]" office:value-type="float" office:value="916.942659574473" calcext:value-type="float">
            <text:p>916.9426595745</text:p>
          </table:table-cell>
          <table:table-cell/>
          <table:table-cell table:formula="of:=[.A1020]&amp;&quot; &quot;&amp;[.B1020]&amp;&quot; &quot;&amp;[.C1020]" office:value-type="string" office:string-value="N1019 X12.5 Y916.942659574473" calcext:value-type="string">
            <text:p>N1019 X12.5 Y916.9426595744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20</text:p>
          </table:table-cell>
          <table:table-cell table:formula="of:=[.B1015]" office:value-type="string" office:string-value="G106" calcext:value-type="string">
            <text:p>G106</text:p>
          </table:table-cell>
          <table:table-cell table:formula="of:=[.C1015]" office:value-type="string" office:string-value="P0" calcext:value-type="string">
            <text:p>P0</text:p>
          </table:table-cell>
          <table:table-cell table:number-columns-repeated="4"/>
          <table:table-cell table:formula="of:=[.A1021]&amp;&quot; &quot;&amp;[.B1021]&amp;&quot; &quot;&amp;[.C1021]" office:value-type="string" office:string-value="N1020 G106 P0" calcext:value-type="string">
            <text:p>N1020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21</text:p>
          </table:table-cell>
          <table:table-cell table:formula="of:=[.B1016]" office:value-type="string" office:string-value="G105" calcext:value-type="string">
            <text:p>G105</text:p>
          </table:table-cell>
          <table:table-cell table:formula="of:=[.C1016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016]" office:value-type="string" office:string-value="jog up" calcext:value-type="string">
            <text:p>jog up</text:p>
          </table:table-cell>
          <table:table-cell/>
          <table:table-cell table:formula="of:=[.A1022]&amp;&quot; &quot;&amp;[.B1022]&amp;&quot; &quot;&amp;[.C1022]" office:value-type="string" office:string-value="N1021 G105 PY7.79553191489362" calcext:value-type="string">
            <text:p>N1021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22</text:p>
          </table:table-cell>
          <table:table-cell table:style-name="ce8" table:number-columns-repeated="3"/>
          <table:table-cell table:style-name="ce8" table:formula="of:=[.E1017]+1" office:value-type="float" office:value="171" calcext:value-type="float">
            <text:p>171</text:p>
          </table:table-cell>
          <table:table-cell table:style-name="ce8" table:number-columns-repeated="2"/>
          <table:table-cell table:style-name="ce8" table:formula="of:=[.A1023]&amp;&quot; ( Wire &quot;&amp;[.E1023]&amp;&quot; )&quot;" office:value-type="string" office:string-value="N1022 ( Wire 171 )" calcext:value-type="string">
            <text:p>N1022 ( Wire 171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23</text:p>
          </table:table-cell>
          <table:table-cell table:formula="of:=&quot;X&quot;&amp;[.E1024]" office:value-type="string" office:string-value="X6747.5" calcext:value-type="string">
            <text:p>X6747.5</text:p>
          </table:table-cell>
          <table:table-cell table:formula="of:=&quot;Y&quot;&amp;[.F1024]" office:value-type="string" office:string-value="Y923.538191489366" calcext:value-type="string">
            <text:p>Y923.538191489366</text:p>
          </table:table-cell>
          <table:table-cell/>
          <table:table-cell table:formula="of:=[.E1018]" office:value-type="float" office:value="6747.5" calcext:value-type="float">
            <text:p>6747.5</text:p>
          </table:table-cell>
          <table:table-cell table:formula="of:=[.F1018]+[.$K$18]" office:value-type="float" office:value="923.538191489366" calcext:value-type="float">
            <text:p>923.5381914894</text:p>
          </table:table-cell>
          <table:table-cell/>
          <table:table-cell table:formula="of:=[.A1024]&amp;&quot; &quot;&amp;[.B1024]&amp;&quot; &quot;&amp;[.C1024]" office:value-type="string" office:string-value="N1023 X6747.5 Y923.538191489366" calcext:value-type="string">
            <text:p>N1023 X6747.5 Y923.5381914893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24</text:p>
          </table:table-cell>
          <table:table-cell table:formula="of:=[.B1019]" office:value-type="string" office:string-value="G106" calcext:value-type="string">
            <text:p>G106</text:p>
          </table:table-cell>
          <table:table-cell table:formula="of:=[.C1019]" office:value-type="string" office:string-value="P3" calcext:value-type="string">
            <text:p>P3</text:p>
          </table:table-cell>
          <table:table-cell table:number-columns-repeated="4"/>
          <table:table-cell table:formula="of:=[.A1025]&amp;&quot; &quot;&amp;[.B1025]&amp;&quot; &quot;&amp;[.C1025]" office:value-type="string" office:string-value="N1024 G106 P3" calcext:value-type="string">
            <text:p>N1024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25</text:p>
          </table:table-cell>
          <table:table-cell table:formula="of:=&quot;X&quot;&amp;[.E1026]" office:value-type="string" office:string-value="X12.5" calcext:value-type="string">
            <text:p>X12.5</text:p>
          </table:table-cell>
          <table:table-cell table:formula="of:=&quot;Y&quot;&amp;[.F1026]" office:value-type="string" office:string-value="Y921.738191489366" calcext:value-type="string">
            <text:p>Y921.738191489366</text:p>
          </table:table-cell>
          <table:table-cell/>
          <table:table-cell table:formula="of:=[.E1020]" office:value-type="float" office:value="12.5" calcext:value-type="float">
            <text:p>12.5</text:p>
          </table:table-cell>
          <table:table-cell table:formula="of:=[.F1020]+[.$K$18]" office:value-type="float" office:value="921.738191489366" calcext:value-type="float">
            <text:p>921.7381914894</text:p>
          </table:table-cell>
          <table:table-cell/>
          <table:table-cell table:formula="of:=[.A1026]&amp;&quot; &quot;&amp;[.B1026]&amp;&quot; &quot;&amp;[.C1026]" office:value-type="string" office:string-value="N1025 X12.5 Y921.738191489366" calcext:value-type="string">
            <text:p>N1025 X12.5 Y921.7381914893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26</text:p>
          </table:table-cell>
          <table:table-cell table:formula="of:=[.B1021]" office:value-type="string" office:string-value="G106" calcext:value-type="string">
            <text:p>G106</text:p>
          </table:table-cell>
          <table:table-cell table:formula="of:=[.C1021]" office:value-type="string" office:string-value="P0" calcext:value-type="string">
            <text:p>P0</text:p>
          </table:table-cell>
          <table:table-cell table:number-columns-repeated="4"/>
          <table:table-cell table:formula="of:=[.A1027]&amp;&quot; &quot;&amp;[.B1027]&amp;&quot; &quot;&amp;[.C1027]" office:value-type="string" office:string-value="N1026 G106 P0" calcext:value-type="string">
            <text:p>N1026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27</text:p>
          </table:table-cell>
          <table:table-cell table:formula="of:=[.B1022]" office:value-type="string" office:string-value="G105" calcext:value-type="string">
            <text:p>G105</text:p>
          </table:table-cell>
          <table:table-cell table:formula="of:=[.C1022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022]" office:value-type="string" office:string-value="jog up" calcext:value-type="string">
            <text:p>jog up</text:p>
          </table:table-cell>
          <table:table-cell/>
          <table:table-cell table:formula="of:=[.A1028]&amp;&quot; &quot;&amp;[.B1028]&amp;&quot; &quot;&amp;[.C1028]" office:value-type="string" office:string-value="N1027 G105 PY7.79553191489362" calcext:value-type="string">
            <text:p>N1027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28</text:p>
          </table:table-cell>
          <table:table-cell table:style-name="ce8" table:number-columns-repeated="3"/>
          <table:table-cell table:style-name="ce8" table:formula="of:=[.E1023]+1" office:value-type="float" office:value="172" calcext:value-type="float">
            <text:p>172</text:p>
          </table:table-cell>
          <table:table-cell table:style-name="ce8" table:number-columns-repeated="2"/>
          <table:table-cell table:style-name="ce8" table:formula="of:=[.A1029]&amp;&quot; ( Wire &quot;&amp;[.E1029]&amp;&quot; )&quot;" office:value-type="string" office:string-value="N1028 ( Wire 172 )" calcext:value-type="string">
            <text:p>N1028 ( Wire 172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29</text:p>
          </table:table-cell>
          <table:table-cell table:formula="of:=&quot;X&quot;&amp;[.E1030]" office:value-type="string" office:string-value="X6747.5" calcext:value-type="string">
            <text:p>X6747.5</text:p>
          </table:table-cell>
          <table:table-cell table:formula="of:=&quot;Y&quot;&amp;[.F1030]" office:value-type="string" office:string-value="Y928.33372340426" calcext:value-type="string">
            <text:p>Y928.33372340426</text:p>
          </table:table-cell>
          <table:table-cell/>
          <table:table-cell table:formula="of:=[.E1024]" office:value-type="float" office:value="6747.5" calcext:value-type="float">
            <text:p>6747.5</text:p>
          </table:table-cell>
          <table:table-cell table:formula="of:=[.F1024]+[.$K$18]" office:value-type="float" office:value="928.33372340426" calcext:value-type="float">
            <text:p>928.3337234043</text:p>
          </table:table-cell>
          <table:table-cell/>
          <table:table-cell table:formula="of:=[.A1030]&amp;&quot; &quot;&amp;[.B1030]&amp;&quot; &quot;&amp;[.C1030]" office:value-type="string" office:string-value="N1029 X6747.5 Y928.33372340426" calcext:value-type="string">
            <text:p>N1029 X6747.5 Y928.333723404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30</text:p>
          </table:table-cell>
          <table:table-cell table:formula="of:=[.B1025]" office:value-type="string" office:string-value="G106" calcext:value-type="string">
            <text:p>G106</text:p>
          </table:table-cell>
          <table:table-cell table:formula="of:=[.C1025]" office:value-type="string" office:string-value="P3" calcext:value-type="string">
            <text:p>P3</text:p>
          </table:table-cell>
          <table:table-cell table:number-columns-repeated="4"/>
          <table:table-cell table:formula="of:=[.A1031]&amp;&quot; &quot;&amp;[.B1031]&amp;&quot; &quot;&amp;[.C1031]" office:value-type="string" office:string-value="N1030 G106 P3" calcext:value-type="string">
            <text:p>N1030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31</text:p>
          </table:table-cell>
          <table:table-cell table:formula="of:=&quot;X&quot;&amp;[.E1032]" office:value-type="string" office:string-value="X12.5" calcext:value-type="string">
            <text:p>X12.5</text:p>
          </table:table-cell>
          <table:table-cell table:formula="of:=&quot;Y&quot;&amp;[.F1032]" office:value-type="string" office:string-value="Y926.53372340426" calcext:value-type="string">
            <text:p>Y926.53372340426</text:p>
          </table:table-cell>
          <table:table-cell/>
          <table:table-cell table:formula="of:=[.E1026]" office:value-type="float" office:value="12.5" calcext:value-type="float">
            <text:p>12.5</text:p>
          </table:table-cell>
          <table:table-cell table:formula="of:=[.F1026]+[.$K$18]" office:value-type="float" office:value="926.53372340426" calcext:value-type="float">
            <text:p>926.5337234043</text:p>
          </table:table-cell>
          <table:table-cell/>
          <table:table-cell table:formula="of:=[.A1032]&amp;&quot; &quot;&amp;[.B1032]&amp;&quot; &quot;&amp;[.C1032]" office:value-type="string" office:string-value="N1031 X12.5 Y926.53372340426" calcext:value-type="string">
            <text:p>N1031 X12.5 Y926.533723404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32</text:p>
          </table:table-cell>
          <table:table-cell table:formula="of:=[.B1027]" office:value-type="string" office:string-value="G106" calcext:value-type="string">
            <text:p>G106</text:p>
          </table:table-cell>
          <table:table-cell table:formula="of:=[.C1027]" office:value-type="string" office:string-value="P0" calcext:value-type="string">
            <text:p>P0</text:p>
          </table:table-cell>
          <table:table-cell table:number-columns-repeated="4"/>
          <table:table-cell table:formula="of:=[.A1033]&amp;&quot; &quot;&amp;[.B1033]&amp;&quot; &quot;&amp;[.C1033]" office:value-type="string" office:string-value="N1032 G106 P0" calcext:value-type="string">
            <text:p>N1032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33</text:p>
          </table:table-cell>
          <table:table-cell table:formula="of:=[.B1028]" office:value-type="string" office:string-value="G105" calcext:value-type="string">
            <text:p>G105</text:p>
          </table:table-cell>
          <table:table-cell table:formula="of:=[.C1028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028]" office:value-type="string" office:string-value="jog up" calcext:value-type="string">
            <text:p>jog up</text:p>
          </table:table-cell>
          <table:table-cell/>
          <table:table-cell table:formula="of:=[.A1034]&amp;&quot; &quot;&amp;[.B1034]&amp;&quot; &quot;&amp;[.C1034]" office:value-type="string" office:string-value="N1033 G105 PY7.79553191489362" calcext:value-type="string">
            <text:p>N1033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34</text:p>
          </table:table-cell>
          <table:table-cell table:style-name="ce8" table:number-columns-repeated="3"/>
          <table:table-cell table:style-name="ce8" table:formula="of:=[.E1029]+1" office:value-type="float" office:value="173" calcext:value-type="float">
            <text:p>173</text:p>
          </table:table-cell>
          <table:table-cell table:style-name="ce8" table:number-columns-repeated="2"/>
          <table:table-cell table:style-name="ce8" table:formula="of:=[.A1035]&amp;&quot; ( Wire &quot;&amp;[.E1035]&amp;&quot; )&quot;" office:value-type="string" office:string-value="N1034 ( Wire 173 )" calcext:value-type="string">
            <text:p>N1034 ( Wire 173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35</text:p>
          </table:table-cell>
          <table:table-cell table:formula="of:=&quot;X&quot;&amp;[.E1036]" office:value-type="string" office:string-value="X6747.5" calcext:value-type="string">
            <text:p>X6747.5</text:p>
          </table:table-cell>
          <table:table-cell table:formula="of:=&quot;Y&quot;&amp;[.F1036]" office:value-type="string" office:string-value="Y933.129255319154" calcext:value-type="string">
            <text:p>Y933.129255319154</text:p>
          </table:table-cell>
          <table:table-cell/>
          <table:table-cell table:formula="of:=[.E1030]" office:value-type="float" office:value="6747.5" calcext:value-type="float">
            <text:p>6747.5</text:p>
          </table:table-cell>
          <table:table-cell table:formula="of:=[.F1030]+[.$K$18]" office:value-type="float" office:value="933.129255319154" calcext:value-type="float">
            <text:p>933.1292553192</text:p>
          </table:table-cell>
          <table:table-cell/>
          <table:table-cell table:formula="of:=[.A1036]&amp;&quot; &quot;&amp;[.B1036]&amp;&quot; &quot;&amp;[.C1036]" office:value-type="string" office:string-value="N1035 X6747.5 Y933.129255319154" calcext:value-type="string">
            <text:p>N1035 X6747.5 Y933.1292553191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36</text:p>
          </table:table-cell>
          <table:table-cell table:formula="of:=[.B1031]" office:value-type="string" office:string-value="G106" calcext:value-type="string">
            <text:p>G106</text:p>
          </table:table-cell>
          <table:table-cell table:formula="of:=[.C1031]" office:value-type="string" office:string-value="P3" calcext:value-type="string">
            <text:p>P3</text:p>
          </table:table-cell>
          <table:table-cell table:number-columns-repeated="4"/>
          <table:table-cell table:formula="of:=[.A1037]&amp;&quot; &quot;&amp;[.B1037]&amp;&quot; &quot;&amp;[.C1037]" office:value-type="string" office:string-value="N1036 G106 P3" calcext:value-type="string">
            <text:p>N1036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37</text:p>
          </table:table-cell>
          <table:table-cell table:formula="of:=&quot;X&quot;&amp;[.E1038]" office:value-type="string" office:string-value="X12.5" calcext:value-type="string">
            <text:p>X12.5</text:p>
          </table:table-cell>
          <table:table-cell table:formula="of:=&quot;Y&quot;&amp;[.F1038]" office:value-type="string" office:string-value="Y931.329255319154" calcext:value-type="string">
            <text:p>Y931.329255319154</text:p>
          </table:table-cell>
          <table:table-cell/>
          <table:table-cell table:formula="of:=[.E1032]" office:value-type="float" office:value="12.5" calcext:value-type="float">
            <text:p>12.5</text:p>
          </table:table-cell>
          <table:table-cell table:formula="of:=[.F1032]+[.$K$18]" office:value-type="float" office:value="931.329255319154" calcext:value-type="float">
            <text:p>931.3292553192</text:p>
          </table:table-cell>
          <table:table-cell/>
          <table:table-cell table:formula="of:=[.A1038]&amp;&quot; &quot;&amp;[.B1038]&amp;&quot; &quot;&amp;[.C1038]" office:value-type="string" office:string-value="N1037 X12.5 Y931.329255319154" calcext:value-type="string">
            <text:p>N1037 X12.5 Y931.3292553191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38</text:p>
          </table:table-cell>
          <table:table-cell table:formula="of:=[.B1033]" office:value-type="string" office:string-value="G106" calcext:value-type="string">
            <text:p>G106</text:p>
          </table:table-cell>
          <table:table-cell table:formula="of:=[.C1033]" office:value-type="string" office:string-value="P0" calcext:value-type="string">
            <text:p>P0</text:p>
          </table:table-cell>
          <table:table-cell table:number-columns-repeated="4"/>
          <table:table-cell table:formula="of:=[.A1039]&amp;&quot; &quot;&amp;[.B1039]&amp;&quot; &quot;&amp;[.C1039]" office:value-type="string" office:string-value="N1038 G106 P0" calcext:value-type="string">
            <text:p>N1038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39</text:p>
          </table:table-cell>
          <table:table-cell table:formula="of:=[.B1034]" office:value-type="string" office:string-value="G105" calcext:value-type="string">
            <text:p>G105</text:p>
          </table:table-cell>
          <table:table-cell table:formula="of:=[.C1034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034]" office:value-type="string" office:string-value="jog up" calcext:value-type="string">
            <text:p>jog up</text:p>
          </table:table-cell>
          <table:table-cell/>
          <table:table-cell table:formula="of:=[.A1040]&amp;&quot; &quot;&amp;[.B1040]&amp;&quot; &quot;&amp;[.C1040]" office:value-type="string" office:string-value="N1039 G105 PY7.79553191489362" calcext:value-type="string">
            <text:p>N1039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40</text:p>
          </table:table-cell>
          <table:table-cell table:style-name="ce8" table:number-columns-repeated="3"/>
          <table:table-cell table:style-name="ce8" table:formula="of:=[.E1035]+1" office:value-type="float" office:value="174" calcext:value-type="float">
            <text:p>174</text:p>
          </table:table-cell>
          <table:table-cell table:style-name="ce8" table:number-columns-repeated="2"/>
          <table:table-cell table:style-name="ce8" table:formula="of:=[.A1041]&amp;&quot; ( Wire &quot;&amp;[.E1041]&amp;&quot; )&quot;" office:value-type="string" office:string-value="N1040 ( Wire 174 )" calcext:value-type="string">
            <text:p>N1040 ( Wire 174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41</text:p>
          </table:table-cell>
          <table:table-cell table:formula="of:=&quot;X&quot;&amp;[.E1042]" office:value-type="string" office:string-value="X6747.5" calcext:value-type="string">
            <text:p>X6747.5</text:p>
          </table:table-cell>
          <table:table-cell table:formula="of:=&quot;Y&quot;&amp;[.F1042]" office:value-type="string" office:string-value="Y937.924787234047" calcext:value-type="string">
            <text:p>Y937.924787234047</text:p>
          </table:table-cell>
          <table:table-cell/>
          <table:table-cell table:formula="of:=[.E1036]" office:value-type="float" office:value="6747.5" calcext:value-type="float">
            <text:p>6747.5</text:p>
          </table:table-cell>
          <table:table-cell table:formula="of:=[.F1036]+[.$K$18]" office:value-type="float" office:value="937.924787234047" calcext:value-type="float">
            <text:p>937.924787234</text:p>
          </table:table-cell>
          <table:table-cell/>
          <table:table-cell table:formula="of:=[.A1042]&amp;&quot; &quot;&amp;[.B1042]&amp;&quot; &quot;&amp;[.C1042]" office:value-type="string" office:string-value="N1041 X6747.5 Y937.924787234047" calcext:value-type="string">
            <text:p>N1041 X6747.5 Y937.9247872340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42</text:p>
          </table:table-cell>
          <table:table-cell table:formula="of:=[.B1037]" office:value-type="string" office:string-value="G106" calcext:value-type="string">
            <text:p>G106</text:p>
          </table:table-cell>
          <table:table-cell table:formula="of:=[.C1037]" office:value-type="string" office:string-value="P3" calcext:value-type="string">
            <text:p>P3</text:p>
          </table:table-cell>
          <table:table-cell table:number-columns-repeated="4"/>
          <table:table-cell table:formula="of:=[.A1043]&amp;&quot; &quot;&amp;[.B1043]&amp;&quot; &quot;&amp;[.C1043]" office:value-type="string" office:string-value="N1042 G106 P3" calcext:value-type="string">
            <text:p>N1042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43</text:p>
          </table:table-cell>
          <table:table-cell table:formula="of:=&quot;X&quot;&amp;[.E1044]" office:value-type="string" office:string-value="X12.5" calcext:value-type="string">
            <text:p>X12.5</text:p>
          </table:table-cell>
          <table:table-cell table:formula="of:=&quot;Y&quot;&amp;[.F1044]" office:value-type="string" office:string-value="Y936.124787234047" calcext:value-type="string">
            <text:p>Y936.124787234047</text:p>
          </table:table-cell>
          <table:table-cell/>
          <table:table-cell table:formula="of:=[.E1038]" office:value-type="float" office:value="12.5" calcext:value-type="float">
            <text:p>12.5</text:p>
          </table:table-cell>
          <table:table-cell table:formula="of:=[.F1038]+[.$K$18]" office:value-type="float" office:value="936.124787234047" calcext:value-type="float">
            <text:p>936.124787234</text:p>
          </table:table-cell>
          <table:table-cell/>
          <table:table-cell table:formula="of:=[.A1044]&amp;&quot; &quot;&amp;[.B1044]&amp;&quot; &quot;&amp;[.C1044]" office:value-type="string" office:string-value="N1043 X12.5 Y936.124787234047" calcext:value-type="string">
            <text:p>N1043 X12.5 Y936.1247872340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44</text:p>
          </table:table-cell>
          <table:table-cell table:formula="of:=[.B1039]" office:value-type="string" office:string-value="G106" calcext:value-type="string">
            <text:p>G106</text:p>
          </table:table-cell>
          <table:table-cell table:formula="of:=[.C1039]" office:value-type="string" office:string-value="P0" calcext:value-type="string">
            <text:p>P0</text:p>
          </table:table-cell>
          <table:table-cell table:number-columns-repeated="4"/>
          <table:table-cell table:formula="of:=[.A1045]&amp;&quot; &quot;&amp;[.B1045]&amp;&quot; &quot;&amp;[.C1045]" office:value-type="string" office:string-value="N1044 G106 P0" calcext:value-type="string">
            <text:p>N1044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45</text:p>
          </table:table-cell>
          <table:table-cell table:formula="of:=[.B1040]" office:value-type="string" office:string-value="G105" calcext:value-type="string">
            <text:p>G105</text:p>
          </table:table-cell>
          <table:table-cell table:formula="of:=[.C1040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040]" office:value-type="string" office:string-value="jog up" calcext:value-type="string">
            <text:p>jog up</text:p>
          </table:table-cell>
          <table:table-cell/>
          <table:table-cell table:formula="of:=[.A1046]&amp;&quot; &quot;&amp;[.B1046]&amp;&quot; &quot;&amp;[.C1046]" office:value-type="string" office:string-value="N1045 G105 PY7.79553191489362" calcext:value-type="string">
            <text:p>N1045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46</text:p>
          </table:table-cell>
          <table:table-cell table:style-name="ce8" table:number-columns-repeated="3"/>
          <table:table-cell table:style-name="ce8" table:formula="of:=[.E1041]+1" office:value-type="float" office:value="175" calcext:value-type="float">
            <text:p>175</text:p>
          </table:table-cell>
          <table:table-cell table:style-name="ce8" table:number-columns-repeated="2"/>
          <table:table-cell table:style-name="ce8" table:formula="of:=[.A1047]&amp;&quot; ( Wire &quot;&amp;[.E1047]&amp;&quot; )&quot;" office:value-type="string" office:string-value="N1046 ( Wire 175 )" calcext:value-type="string">
            <text:p>N1046 ( Wire 175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47</text:p>
          </table:table-cell>
          <table:table-cell table:formula="of:=&quot;X&quot;&amp;[.E1048]" office:value-type="string" office:string-value="X6747.5" calcext:value-type="string">
            <text:p>X6747.5</text:p>
          </table:table-cell>
          <table:table-cell table:formula="of:=&quot;Y&quot;&amp;[.F1048]" office:value-type="string" office:string-value="Y942.720319148941" calcext:value-type="string">
            <text:p>Y942.720319148941</text:p>
          </table:table-cell>
          <table:table-cell/>
          <table:table-cell table:formula="of:=[.E1042]" office:value-type="float" office:value="6747.5" calcext:value-type="float">
            <text:p>6747.5</text:p>
          </table:table-cell>
          <table:table-cell table:formula="of:=[.F1042]+[.$K$18]" office:value-type="float" office:value="942.720319148941" calcext:value-type="float">
            <text:p>942.7203191489</text:p>
          </table:table-cell>
          <table:table-cell/>
          <table:table-cell table:formula="of:=[.A1048]&amp;&quot; &quot;&amp;[.B1048]&amp;&quot; &quot;&amp;[.C1048]" office:value-type="string" office:string-value="N1047 X6747.5 Y942.720319148941" calcext:value-type="string">
            <text:p>N1047 X6747.5 Y942.7203191489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48</text:p>
          </table:table-cell>
          <table:table-cell table:formula="of:=[.B1043]" office:value-type="string" office:string-value="G106" calcext:value-type="string">
            <text:p>G106</text:p>
          </table:table-cell>
          <table:table-cell table:formula="of:=[.C1043]" office:value-type="string" office:string-value="P3" calcext:value-type="string">
            <text:p>P3</text:p>
          </table:table-cell>
          <table:table-cell table:number-columns-repeated="4"/>
          <table:table-cell table:formula="of:=[.A1049]&amp;&quot; &quot;&amp;[.B1049]&amp;&quot; &quot;&amp;[.C1049]" office:value-type="string" office:string-value="N1048 G106 P3" calcext:value-type="string">
            <text:p>N1048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49</text:p>
          </table:table-cell>
          <table:table-cell table:formula="of:=&quot;X&quot;&amp;[.E1050]" office:value-type="string" office:string-value="X12.5" calcext:value-type="string">
            <text:p>X12.5</text:p>
          </table:table-cell>
          <table:table-cell table:formula="of:=&quot;Y&quot;&amp;[.F1050]" office:value-type="string" office:string-value="Y940.920319148941" calcext:value-type="string">
            <text:p>Y940.920319148941</text:p>
          </table:table-cell>
          <table:table-cell/>
          <table:table-cell table:formula="of:=[.E1044]" office:value-type="float" office:value="12.5" calcext:value-type="float">
            <text:p>12.5</text:p>
          </table:table-cell>
          <table:table-cell table:formula="of:=[.F1044]+[.$K$18]" office:value-type="float" office:value="940.920319148941" calcext:value-type="float">
            <text:p>940.9203191489</text:p>
          </table:table-cell>
          <table:table-cell/>
          <table:table-cell table:formula="of:=[.A1050]&amp;&quot; &quot;&amp;[.B1050]&amp;&quot; &quot;&amp;[.C1050]" office:value-type="string" office:string-value="N1049 X12.5 Y940.920319148941" calcext:value-type="string">
            <text:p>N1049 X12.5 Y940.9203191489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50</text:p>
          </table:table-cell>
          <table:table-cell table:formula="of:=[.B1045]" office:value-type="string" office:string-value="G106" calcext:value-type="string">
            <text:p>G106</text:p>
          </table:table-cell>
          <table:table-cell table:formula="of:=[.C1045]" office:value-type="string" office:string-value="P0" calcext:value-type="string">
            <text:p>P0</text:p>
          </table:table-cell>
          <table:table-cell table:number-columns-repeated="4"/>
          <table:table-cell table:formula="of:=[.A1051]&amp;&quot; &quot;&amp;[.B1051]&amp;&quot; &quot;&amp;[.C1051]" office:value-type="string" office:string-value="N1050 G106 P0" calcext:value-type="string">
            <text:p>N1050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51</text:p>
          </table:table-cell>
          <table:table-cell table:formula="of:=[.B1046]" office:value-type="string" office:string-value="G105" calcext:value-type="string">
            <text:p>G105</text:p>
          </table:table-cell>
          <table:table-cell table:formula="of:=[.C1046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046]" office:value-type="string" office:string-value="jog up" calcext:value-type="string">
            <text:p>jog up</text:p>
          </table:table-cell>
          <table:table-cell/>
          <table:table-cell table:formula="of:=[.A1052]&amp;&quot; &quot;&amp;[.B1052]&amp;&quot; &quot;&amp;[.C1052]" office:value-type="string" office:string-value="N1051 G105 PY7.79553191489362" calcext:value-type="string">
            <text:p>N1051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52</text:p>
          </table:table-cell>
          <table:table-cell table:style-name="ce8" table:number-columns-repeated="3"/>
          <table:table-cell table:style-name="ce8" table:formula="of:=[.E1047]+1" office:value-type="float" office:value="176" calcext:value-type="float">
            <text:p>176</text:p>
          </table:table-cell>
          <table:table-cell table:style-name="ce8" table:number-columns-repeated="2"/>
          <table:table-cell table:style-name="ce8" table:formula="of:=[.A1053]&amp;&quot; ( Wire &quot;&amp;[.E1053]&amp;&quot; )&quot;" office:value-type="string" office:string-value="N1052 ( Wire 176 )" calcext:value-type="string">
            <text:p>N1052 ( Wire 176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53</text:p>
          </table:table-cell>
          <table:table-cell table:formula="of:=&quot;X&quot;&amp;[.E1054]" office:value-type="string" office:string-value="X6747.5" calcext:value-type="string">
            <text:p>X6747.5</text:p>
          </table:table-cell>
          <table:table-cell table:formula="of:=&quot;Y&quot;&amp;[.F1054]" office:value-type="string" office:string-value="Y947.515851063835" calcext:value-type="string">
            <text:p>Y947.515851063835</text:p>
          </table:table-cell>
          <table:table-cell/>
          <table:table-cell table:formula="of:=[.E1048]" office:value-type="float" office:value="6747.5" calcext:value-type="float">
            <text:p>6747.5</text:p>
          </table:table-cell>
          <table:table-cell table:formula="of:=[.F1048]+[.$K$18]" office:value-type="float" office:value="947.515851063835" calcext:value-type="float">
            <text:p>947.5158510638</text:p>
          </table:table-cell>
          <table:table-cell/>
          <table:table-cell table:formula="of:=[.A1054]&amp;&quot; &quot;&amp;[.B1054]&amp;&quot; &quot;&amp;[.C1054]" office:value-type="string" office:string-value="N1053 X6747.5 Y947.515851063835" calcext:value-type="string">
            <text:p>N1053 X6747.5 Y947.5158510638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54</text:p>
          </table:table-cell>
          <table:table-cell table:formula="of:=[.B1049]" office:value-type="string" office:string-value="G106" calcext:value-type="string">
            <text:p>G106</text:p>
          </table:table-cell>
          <table:table-cell table:formula="of:=[.C1049]" office:value-type="string" office:string-value="P3" calcext:value-type="string">
            <text:p>P3</text:p>
          </table:table-cell>
          <table:table-cell table:number-columns-repeated="4"/>
          <table:table-cell table:formula="of:=[.A1055]&amp;&quot; &quot;&amp;[.B1055]&amp;&quot; &quot;&amp;[.C1055]" office:value-type="string" office:string-value="N1054 G106 P3" calcext:value-type="string">
            <text:p>N1054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55</text:p>
          </table:table-cell>
          <table:table-cell table:formula="of:=&quot;X&quot;&amp;[.E1056]" office:value-type="string" office:string-value="X12.5" calcext:value-type="string">
            <text:p>X12.5</text:p>
          </table:table-cell>
          <table:table-cell table:formula="of:=&quot;Y&quot;&amp;[.F1056]" office:value-type="string" office:string-value="Y945.715851063835" calcext:value-type="string">
            <text:p>Y945.715851063835</text:p>
          </table:table-cell>
          <table:table-cell/>
          <table:table-cell table:formula="of:=[.E1050]" office:value-type="float" office:value="12.5" calcext:value-type="float">
            <text:p>12.5</text:p>
          </table:table-cell>
          <table:table-cell table:formula="of:=[.F1050]+[.$K$18]" office:value-type="float" office:value="945.715851063835" calcext:value-type="float">
            <text:p>945.7158510638</text:p>
          </table:table-cell>
          <table:table-cell/>
          <table:table-cell table:formula="of:=[.A1056]&amp;&quot; &quot;&amp;[.B1056]&amp;&quot; &quot;&amp;[.C1056]" office:value-type="string" office:string-value="N1055 X12.5 Y945.715851063835" calcext:value-type="string">
            <text:p>N1055 X12.5 Y945.7158510638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56</text:p>
          </table:table-cell>
          <table:table-cell table:formula="of:=[.B1051]" office:value-type="string" office:string-value="G106" calcext:value-type="string">
            <text:p>G106</text:p>
          </table:table-cell>
          <table:table-cell table:formula="of:=[.C1051]" office:value-type="string" office:string-value="P0" calcext:value-type="string">
            <text:p>P0</text:p>
          </table:table-cell>
          <table:table-cell table:number-columns-repeated="4"/>
          <table:table-cell table:formula="of:=[.A1057]&amp;&quot; &quot;&amp;[.B1057]&amp;&quot; &quot;&amp;[.C1057]" office:value-type="string" office:string-value="N1056 G106 P0" calcext:value-type="string">
            <text:p>N1056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57</text:p>
          </table:table-cell>
          <table:table-cell table:formula="of:=[.B1052]" office:value-type="string" office:string-value="G105" calcext:value-type="string">
            <text:p>G105</text:p>
          </table:table-cell>
          <table:table-cell table:formula="of:=[.C1052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052]" office:value-type="string" office:string-value="jog up" calcext:value-type="string">
            <text:p>jog up</text:p>
          </table:table-cell>
          <table:table-cell/>
          <table:table-cell table:formula="of:=[.A1058]&amp;&quot; &quot;&amp;[.B1058]&amp;&quot; &quot;&amp;[.C1058]" office:value-type="string" office:string-value="N1057 G105 PY7.79553191489362" calcext:value-type="string">
            <text:p>N1057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58</text:p>
          </table:table-cell>
          <table:table-cell table:style-name="ce8" table:number-columns-repeated="3"/>
          <table:table-cell table:style-name="ce8" table:formula="of:=[.E1053]+1" office:value-type="float" office:value="177" calcext:value-type="float">
            <text:p>177</text:p>
          </table:table-cell>
          <table:table-cell table:style-name="ce8" table:number-columns-repeated="2"/>
          <table:table-cell table:style-name="ce8" table:formula="of:=[.A1059]&amp;&quot; ( Wire &quot;&amp;[.E1059]&amp;&quot; )&quot;" office:value-type="string" office:string-value="N1058 ( Wire 177 )" calcext:value-type="string">
            <text:p>N1058 ( Wire 177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59</text:p>
          </table:table-cell>
          <table:table-cell table:formula="of:=&quot;X&quot;&amp;[.E1060]" office:value-type="string" office:string-value="X6747.5" calcext:value-type="string">
            <text:p>X6747.5</text:p>
          </table:table-cell>
          <table:table-cell table:formula="of:=&quot;Y&quot;&amp;[.F1060]" office:value-type="string" office:string-value="Y952.311382978728" calcext:value-type="string">
            <text:p>Y952.311382978728</text:p>
          </table:table-cell>
          <table:table-cell/>
          <table:table-cell table:formula="of:=[.E1054]" office:value-type="float" office:value="6747.5" calcext:value-type="float">
            <text:p>6747.5</text:p>
          </table:table-cell>
          <table:table-cell table:formula="of:=[.F1054]+[.$K$18]" office:value-type="float" office:value="952.311382978728" calcext:value-type="float">
            <text:p>952.3113829787</text:p>
          </table:table-cell>
          <table:table-cell/>
          <table:table-cell table:formula="of:=[.A1060]&amp;&quot; &quot;&amp;[.B1060]&amp;&quot; &quot;&amp;[.C1060]" office:value-type="string" office:string-value="N1059 X6747.5 Y952.311382978728" calcext:value-type="string">
            <text:p>N1059 X6747.5 Y952.3113829787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60</text:p>
          </table:table-cell>
          <table:table-cell table:formula="of:=[.B1055]" office:value-type="string" office:string-value="G106" calcext:value-type="string">
            <text:p>G106</text:p>
          </table:table-cell>
          <table:table-cell table:formula="of:=[.C1055]" office:value-type="string" office:string-value="P3" calcext:value-type="string">
            <text:p>P3</text:p>
          </table:table-cell>
          <table:table-cell table:number-columns-repeated="4"/>
          <table:table-cell table:formula="of:=[.A1061]&amp;&quot; &quot;&amp;[.B1061]&amp;&quot; &quot;&amp;[.C1061]" office:value-type="string" office:string-value="N1060 G106 P3" calcext:value-type="string">
            <text:p>N1060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61</text:p>
          </table:table-cell>
          <table:table-cell table:formula="of:=&quot;X&quot;&amp;[.E1062]" office:value-type="string" office:string-value="X12.5" calcext:value-type="string">
            <text:p>X12.5</text:p>
          </table:table-cell>
          <table:table-cell table:formula="of:=&quot;Y&quot;&amp;[.F1062]" office:value-type="string" office:string-value="Y950.511382978728" calcext:value-type="string">
            <text:p>Y950.511382978728</text:p>
          </table:table-cell>
          <table:table-cell/>
          <table:table-cell table:formula="of:=[.E1056]" office:value-type="float" office:value="12.5" calcext:value-type="float">
            <text:p>12.5</text:p>
          </table:table-cell>
          <table:table-cell table:formula="of:=[.F1056]+[.$K$18]" office:value-type="float" office:value="950.511382978728" calcext:value-type="float">
            <text:p>950.5113829787</text:p>
          </table:table-cell>
          <table:table-cell/>
          <table:table-cell table:formula="of:=[.A1062]&amp;&quot; &quot;&amp;[.B1062]&amp;&quot; &quot;&amp;[.C1062]" office:value-type="string" office:string-value="N1061 X12.5 Y950.511382978728" calcext:value-type="string">
            <text:p>N1061 X12.5 Y950.5113829787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62</text:p>
          </table:table-cell>
          <table:table-cell table:formula="of:=[.B1057]" office:value-type="string" office:string-value="G106" calcext:value-type="string">
            <text:p>G106</text:p>
          </table:table-cell>
          <table:table-cell table:formula="of:=[.C1057]" office:value-type="string" office:string-value="P0" calcext:value-type="string">
            <text:p>P0</text:p>
          </table:table-cell>
          <table:table-cell table:number-columns-repeated="4"/>
          <table:table-cell table:formula="of:=[.A1063]&amp;&quot; &quot;&amp;[.B1063]&amp;&quot; &quot;&amp;[.C1063]" office:value-type="string" office:string-value="N1062 G106 P0" calcext:value-type="string">
            <text:p>N1062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63</text:p>
          </table:table-cell>
          <table:table-cell table:formula="of:=[.B1058]" office:value-type="string" office:string-value="G105" calcext:value-type="string">
            <text:p>G105</text:p>
          </table:table-cell>
          <table:table-cell table:formula="of:=[.C1058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058]" office:value-type="string" office:string-value="jog up" calcext:value-type="string">
            <text:p>jog up</text:p>
          </table:table-cell>
          <table:table-cell/>
          <table:table-cell table:formula="of:=[.A1064]&amp;&quot; &quot;&amp;[.B1064]&amp;&quot; &quot;&amp;[.C1064]" office:value-type="string" office:string-value="N1063 G105 PY7.79553191489362" calcext:value-type="string">
            <text:p>N1063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64</text:p>
          </table:table-cell>
          <table:table-cell table:style-name="ce8" table:number-columns-repeated="3"/>
          <table:table-cell table:style-name="ce8" table:formula="of:=[.E1059]+1" office:value-type="float" office:value="178" calcext:value-type="float">
            <text:p>178</text:p>
          </table:table-cell>
          <table:table-cell table:style-name="ce8" table:number-columns-repeated="2"/>
          <table:table-cell table:style-name="ce8" table:formula="of:=[.A1065]&amp;&quot; ( Wire &quot;&amp;[.E1065]&amp;&quot; )&quot;" office:value-type="string" office:string-value="N1064 ( Wire 178 )" calcext:value-type="string">
            <text:p>N1064 ( Wire 178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65</text:p>
          </table:table-cell>
          <table:table-cell table:formula="of:=&quot;X&quot;&amp;[.E1066]" office:value-type="string" office:string-value="X6747.5" calcext:value-type="string">
            <text:p>X6747.5</text:p>
          </table:table-cell>
          <table:table-cell table:formula="of:=&quot;Y&quot;&amp;[.F1066]" office:value-type="string" office:string-value="Y957.106914893622" calcext:value-type="string">
            <text:p>Y957.106914893622</text:p>
          </table:table-cell>
          <table:table-cell/>
          <table:table-cell table:formula="of:=[.E1060]" office:value-type="float" office:value="6747.5" calcext:value-type="float">
            <text:p>6747.5</text:p>
          </table:table-cell>
          <table:table-cell table:formula="of:=[.F1060]+[.$K$18]" office:value-type="float" office:value="957.106914893622" calcext:value-type="float">
            <text:p>957.1069148936</text:p>
          </table:table-cell>
          <table:table-cell/>
          <table:table-cell table:formula="of:=[.A1066]&amp;&quot; &quot;&amp;[.B1066]&amp;&quot; &quot;&amp;[.C1066]" office:value-type="string" office:string-value="N1065 X6747.5 Y957.106914893622" calcext:value-type="string">
            <text:p>N1065 X6747.5 Y957.1069148936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66</text:p>
          </table:table-cell>
          <table:table-cell table:formula="of:=[.B1061]" office:value-type="string" office:string-value="G106" calcext:value-type="string">
            <text:p>G106</text:p>
          </table:table-cell>
          <table:table-cell table:formula="of:=[.C1061]" office:value-type="string" office:string-value="P3" calcext:value-type="string">
            <text:p>P3</text:p>
          </table:table-cell>
          <table:table-cell table:number-columns-repeated="4"/>
          <table:table-cell table:formula="of:=[.A1067]&amp;&quot; &quot;&amp;[.B1067]&amp;&quot; &quot;&amp;[.C1067]" office:value-type="string" office:string-value="N1066 G106 P3" calcext:value-type="string">
            <text:p>N1066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67</text:p>
          </table:table-cell>
          <table:table-cell table:formula="of:=&quot;X&quot;&amp;[.E1068]" office:value-type="string" office:string-value="X12.5" calcext:value-type="string">
            <text:p>X12.5</text:p>
          </table:table-cell>
          <table:table-cell table:formula="of:=&quot;Y&quot;&amp;[.F1068]" office:value-type="string" office:string-value="Y955.306914893622" calcext:value-type="string">
            <text:p>Y955.306914893622</text:p>
          </table:table-cell>
          <table:table-cell/>
          <table:table-cell table:formula="of:=[.E1062]" office:value-type="float" office:value="12.5" calcext:value-type="float">
            <text:p>12.5</text:p>
          </table:table-cell>
          <table:table-cell table:formula="of:=[.F1062]+[.$K$18]" office:value-type="float" office:value="955.306914893622" calcext:value-type="float">
            <text:p>955.3069148936</text:p>
          </table:table-cell>
          <table:table-cell/>
          <table:table-cell table:formula="of:=[.A1068]&amp;&quot; &quot;&amp;[.B1068]&amp;&quot; &quot;&amp;[.C1068]" office:value-type="string" office:string-value="N1067 X12.5 Y955.306914893622" calcext:value-type="string">
            <text:p>N1067 X12.5 Y955.3069148936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68</text:p>
          </table:table-cell>
          <table:table-cell table:formula="of:=[.B1063]" office:value-type="string" office:string-value="G106" calcext:value-type="string">
            <text:p>G106</text:p>
          </table:table-cell>
          <table:table-cell table:formula="of:=[.C1063]" office:value-type="string" office:string-value="P0" calcext:value-type="string">
            <text:p>P0</text:p>
          </table:table-cell>
          <table:table-cell table:number-columns-repeated="4"/>
          <table:table-cell table:formula="of:=[.A1069]&amp;&quot; &quot;&amp;[.B1069]&amp;&quot; &quot;&amp;[.C1069]" office:value-type="string" office:string-value="N1068 G106 P0" calcext:value-type="string">
            <text:p>N1068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69</text:p>
          </table:table-cell>
          <table:table-cell table:formula="of:=[.B1064]" office:value-type="string" office:string-value="G105" calcext:value-type="string">
            <text:p>G105</text:p>
          </table:table-cell>
          <table:table-cell table:formula="of:=[.C1064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064]" office:value-type="string" office:string-value="jog up" calcext:value-type="string">
            <text:p>jog up</text:p>
          </table:table-cell>
          <table:table-cell/>
          <table:table-cell table:formula="of:=[.A1070]&amp;&quot; &quot;&amp;[.B1070]&amp;&quot; &quot;&amp;[.C1070]" office:value-type="string" office:string-value="N1069 G105 PY7.79553191489362" calcext:value-type="string">
            <text:p>N1069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70</text:p>
          </table:table-cell>
          <table:table-cell table:style-name="ce8" table:number-columns-repeated="3"/>
          <table:table-cell table:style-name="ce8" table:formula="of:=[.E1065]+1" office:value-type="float" office:value="179" calcext:value-type="float">
            <text:p>179</text:p>
          </table:table-cell>
          <table:table-cell table:style-name="ce8" table:number-columns-repeated="2"/>
          <table:table-cell table:style-name="ce8" table:formula="of:=[.A1071]&amp;&quot; ( Wire &quot;&amp;[.E1071]&amp;&quot; )&quot;" office:value-type="string" office:string-value="N1070 ( Wire 179 )" calcext:value-type="string">
            <text:p>N1070 ( Wire 179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71</text:p>
          </table:table-cell>
          <table:table-cell table:formula="of:=&quot;X&quot;&amp;[.E1072]" office:value-type="string" office:string-value="X6747.5" calcext:value-type="string">
            <text:p>X6747.5</text:p>
          </table:table-cell>
          <table:table-cell table:formula="of:=&quot;Y&quot;&amp;[.F1072]" office:value-type="string" office:string-value="Y961.902446808516" calcext:value-type="string">
            <text:p>Y961.902446808516</text:p>
          </table:table-cell>
          <table:table-cell/>
          <table:table-cell table:formula="of:=[.E1066]" office:value-type="float" office:value="6747.5" calcext:value-type="float">
            <text:p>6747.5</text:p>
          </table:table-cell>
          <table:table-cell table:formula="of:=[.F1066]+[.$K$18]" office:value-type="float" office:value="961.902446808516" calcext:value-type="float">
            <text:p>961.9024468085</text:p>
          </table:table-cell>
          <table:table-cell/>
          <table:table-cell table:formula="of:=[.A1072]&amp;&quot; &quot;&amp;[.B1072]&amp;&quot; &quot;&amp;[.C1072]" office:value-type="string" office:string-value="N1071 X6747.5 Y961.902446808516" calcext:value-type="string">
            <text:p>N1071 X6747.5 Y961.9024468085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72</text:p>
          </table:table-cell>
          <table:table-cell table:formula="of:=[.B1067]" office:value-type="string" office:string-value="G106" calcext:value-type="string">
            <text:p>G106</text:p>
          </table:table-cell>
          <table:table-cell table:formula="of:=[.C1067]" office:value-type="string" office:string-value="P3" calcext:value-type="string">
            <text:p>P3</text:p>
          </table:table-cell>
          <table:table-cell table:number-columns-repeated="4"/>
          <table:table-cell table:formula="of:=[.A1073]&amp;&quot; &quot;&amp;[.B1073]&amp;&quot; &quot;&amp;[.C1073]" office:value-type="string" office:string-value="N1072 G106 P3" calcext:value-type="string">
            <text:p>N1072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73</text:p>
          </table:table-cell>
          <table:table-cell table:formula="of:=&quot;X&quot;&amp;[.E1074]" office:value-type="string" office:string-value="X12.5" calcext:value-type="string">
            <text:p>X12.5</text:p>
          </table:table-cell>
          <table:table-cell table:formula="of:=&quot;Y&quot;&amp;[.F1074]" office:value-type="string" office:string-value="Y960.102446808516" calcext:value-type="string">
            <text:p>Y960.102446808516</text:p>
          </table:table-cell>
          <table:table-cell/>
          <table:table-cell table:formula="of:=[.E1068]" office:value-type="float" office:value="12.5" calcext:value-type="float">
            <text:p>12.5</text:p>
          </table:table-cell>
          <table:table-cell table:formula="of:=[.F1068]+[.$K$18]" office:value-type="float" office:value="960.102446808516" calcext:value-type="float">
            <text:p>960.1024468085</text:p>
          </table:table-cell>
          <table:table-cell/>
          <table:table-cell table:formula="of:=[.A1074]&amp;&quot; &quot;&amp;[.B1074]&amp;&quot; &quot;&amp;[.C1074]" office:value-type="string" office:string-value="N1073 X12.5 Y960.102446808516" calcext:value-type="string">
            <text:p>N1073 X12.5 Y960.1024468085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74</text:p>
          </table:table-cell>
          <table:table-cell table:formula="of:=[.B1069]" office:value-type="string" office:string-value="G106" calcext:value-type="string">
            <text:p>G106</text:p>
          </table:table-cell>
          <table:table-cell table:formula="of:=[.C1069]" office:value-type="string" office:string-value="P0" calcext:value-type="string">
            <text:p>P0</text:p>
          </table:table-cell>
          <table:table-cell table:number-columns-repeated="4"/>
          <table:table-cell table:formula="of:=[.A1075]&amp;&quot; &quot;&amp;[.B1075]&amp;&quot; &quot;&amp;[.C1075]" office:value-type="string" office:string-value="N1074 G106 P0" calcext:value-type="string">
            <text:p>N1074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75</text:p>
          </table:table-cell>
          <table:table-cell table:formula="of:=[.B1070]" office:value-type="string" office:string-value="G105" calcext:value-type="string">
            <text:p>G105</text:p>
          </table:table-cell>
          <table:table-cell table:formula="of:=[.C1070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070]" office:value-type="string" office:string-value="jog up" calcext:value-type="string">
            <text:p>jog up</text:p>
          </table:table-cell>
          <table:table-cell/>
          <table:table-cell table:formula="of:=[.A1076]&amp;&quot; &quot;&amp;[.B1076]&amp;&quot; &quot;&amp;[.C1076]" office:value-type="string" office:string-value="N1075 G105 PY7.79553191489362" calcext:value-type="string">
            <text:p>N1075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76</text:p>
          </table:table-cell>
          <table:table-cell table:style-name="ce8" table:number-columns-repeated="3"/>
          <table:table-cell table:style-name="ce8" table:formula="of:=[.E1071]+1" office:value-type="float" office:value="180" calcext:value-type="float">
            <text:p>180</text:p>
          </table:table-cell>
          <table:table-cell table:style-name="ce8" table:number-columns-repeated="2"/>
          <table:table-cell table:style-name="ce8" table:formula="of:=[.A1077]&amp;&quot; ( Wire &quot;&amp;[.E1077]&amp;&quot; )&quot;" office:value-type="string" office:string-value="N1076 ( Wire 180 )" calcext:value-type="string">
            <text:p>N1076 ( Wire 180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77</text:p>
          </table:table-cell>
          <table:table-cell table:formula="of:=&quot;X&quot;&amp;[.E1078]" office:value-type="string" office:string-value="X6747.5" calcext:value-type="string">
            <text:p>X6747.5</text:p>
          </table:table-cell>
          <table:table-cell table:formula="of:=&quot;Y&quot;&amp;[.F1078]" office:value-type="string" office:string-value="Y966.697978723409" calcext:value-type="string">
            <text:p>Y966.697978723409</text:p>
          </table:table-cell>
          <table:table-cell/>
          <table:table-cell table:formula="of:=[.E1072]" office:value-type="float" office:value="6747.5" calcext:value-type="float">
            <text:p>6747.5</text:p>
          </table:table-cell>
          <table:table-cell table:formula="of:=[.F1072]+[.$K$18]" office:value-type="float" office:value="966.697978723409" calcext:value-type="float">
            <text:p>966.6979787234</text:p>
          </table:table-cell>
          <table:table-cell/>
          <table:table-cell table:formula="of:=[.A1078]&amp;&quot; &quot;&amp;[.B1078]&amp;&quot; &quot;&amp;[.C1078]" office:value-type="string" office:string-value="N1077 X6747.5 Y966.697978723409" calcext:value-type="string">
            <text:p>N1077 X6747.5 Y966.6979787234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78</text:p>
          </table:table-cell>
          <table:table-cell table:formula="of:=[.B1073]" office:value-type="string" office:string-value="G106" calcext:value-type="string">
            <text:p>G106</text:p>
          </table:table-cell>
          <table:table-cell table:formula="of:=[.C1073]" office:value-type="string" office:string-value="P3" calcext:value-type="string">
            <text:p>P3</text:p>
          </table:table-cell>
          <table:table-cell table:number-columns-repeated="4"/>
          <table:table-cell table:formula="of:=[.A1079]&amp;&quot; &quot;&amp;[.B1079]&amp;&quot; &quot;&amp;[.C1079]" office:value-type="string" office:string-value="N1078 G106 P3" calcext:value-type="string">
            <text:p>N1078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79</text:p>
          </table:table-cell>
          <table:table-cell table:formula="of:=&quot;X&quot;&amp;[.E1080]" office:value-type="string" office:string-value="X12.5" calcext:value-type="string">
            <text:p>X12.5</text:p>
          </table:table-cell>
          <table:table-cell table:formula="of:=&quot;Y&quot;&amp;[.F1080]" office:value-type="string" office:string-value="Y964.897978723409" calcext:value-type="string">
            <text:p>Y964.897978723409</text:p>
          </table:table-cell>
          <table:table-cell/>
          <table:table-cell table:formula="of:=[.E1074]" office:value-type="float" office:value="12.5" calcext:value-type="float">
            <text:p>12.5</text:p>
          </table:table-cell>
          <table:table-cell table:formula="of:=[.F1074]+[.$K$18]" office:value-type="float" office:value="964.897978723409" calcext:value-type="float">
            <text:p>964.8979787234</text:p>
          </table:table-cell>
          <table:table-cell/>
          <table:table-cell table:formula="of:=[.A1080]&amp;&quot; &quot;&amp;[.B1080]&amp;&quot; &quot;&amp;[.C1080]" office:value-type="string" office:string-value="N1079 X12.5 Y964.897978723409" calcext:value-type="string">
            <text:p>N1079 X12.5 Y964.8979787234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80</text:p>
          </table:table-cell>
          <table:table-cell table:formula="of:=[.B1075]" office:value-type="string" office:string-value="G106" calcext:value-type="string">
            <text:p>G106</text:p>
          </table:table-cell>
          <table:table-cell table:formula="of:=[.C1075]" office:value-type="string" office:string-value="P0" calcext:value-type="string">
            <text:p>P0</text:p>
          </table:table-cell>
          <table:table-cell table:number-columns-repeated="4"/>
          <table:table-cell table:formula="of:=[.A1081]&amp;&quot; &quot;&amp;[.B1081]&amp;&quot; &quot;&amp;[.C1081]" office:value-type="string" office:string-value="N1080 G106 P0" calcext:value-type="string">
            <text:p>N1080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81</text:p>
          </table:table-cell>
          <table:table-cell table:formula="of:=[.B1076]" office:value-type="string" office:string-value="G105" calcext:value-type="string">
            <text:p>G105</text:p>
          </table:table-cell>
          <table:table-cell table:formula="of:=[.C1076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076]" office:value-type="string" office:string-value="jog up" calcext:value-type="string">
            <text:p>jog up</text:p>
          </table:table-cell>
          <table:table-cell/>
          <table:table-cell table:formula="of:=[.A1082]&amp;&quot; &quot;&amp;[.B1082]&amp;&quot; &quot;&amp;[.C1082]" office:value-type="string" office:string-value="N1081 G105 PY7.79553191489362" calcext:value-type="string">
            <text:p>N1081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82</text:p>
          </table:table-cell>
          <table:table-cell table:style-name="ce8" table:number-columns-repeated="3"/>
          <table:table-cell table:style-name="ce8" table:formula="of:=[.E1077]+1" office:value-type="float" office:value="181" calcext:value-type="float">
            <text:p>181</text:p>
          </table:table-cell>
          <table:table-cell table:style-name="ce8" table:number-columns-repeated="2"/>
          <table:table-cell table:style-name="ce8" table:formula="of:=[.A1083]&amp;&quot; ( Wire &quot;&amp;[.E1083]&amp;&quot; )&quot;" office:value-type="string" office:string-value="N1082 ( Wire 181 )" calcext:value-type="string">
            <text:p>N1082 ( Wire 181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83</text:p>
          </table:table-cell>
          <table:table-cell table:formula="of:=&quot;X&quot;&amp;[.E1084]" office:value-type="string" office:string-value="X6747.5" calcext:value-type="string">
            <text:p>X6747.5</text:p>
          </table:table-cell>
          <table:table-cell table:formula="of:=&quot;Y&quot;&amp;[.F1084]" office:value-type="string" office:string-value="Y971.493510638303" calcext:value-type="string">
            <text:p>Y971.493510638303</text:p>
          </table:table-cell>
          <table:table-cell/>
          <table:table-cell table:formula="of:=[.E1078]" office:value-type="float" office:value="6747.5" calcext:value-type="float">
            <text:p>6747.5</text:p>
          </table:table-cell>
          <table:table-cell table:formula="of:=[.F1078]+[.$K$18]" office:value-type="float" office:value="971.493510638303" calcext:value-type="float">
            <text:p>971.4935106383</text:p>
          </table:table-cell>
          <table:table-cell/>
          <table:table-cell table:formula="of:=[.A1084]&amp;&quot; &quot;&amp;[.B1084]&amp;&quot; &quot;&amp;[.C1084]" office:value-type="string" office:string-value="N1083 X6747.5 Y971.493510638303" calcext:value-type="string">
            <text:p>N1083 X6747.5 Y971.4935106383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84</text:p>
          </table:table-cell>
          <table:table-cell table:formula="of:=[.B1079]" office:value-type="string" office:string-value="G106" calcext:value-type="string">
            <text:p>G106</text:p>
          </table:table-cell>
          <table:table-cell table:formula="of:=[.C1079]" office:value-type="string" office:string-value="P3" calcext:value-type="string">
            <text:p>P3</text:p>
          </table:table-cell>
          <table:table-cell table:number-columns-repeated="4"/>
          <table:table-cell table:formula="of:=[.A1085]&amp;&quot; &quot;&amp;[.B1085]&amp;&quot; &quot;&amp;[.C1085]" office:value-type="string" office:string-value="N1084 G106 P3" calcext:value-type="string">
            <text:p>N1084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85</text:p>
          </table:table-cell>
          <table:table-cell table:formula="of:=&quot;X&quot;&amp;[.E1086]" office:value-type="string" office:string-value="X12.5" calcext:value-type="string">
            <text:p>X12.5</text:p>
          </table:table-cell>
          <table:table-cell table:formula="of:=&quot;Y&quot;&amp;[.F1086]" office:value-type="string" office:string-value="Y969.693510638303" calcext:value-type="string">
            <text:p>Y969.693510638303</text:p>
          </table:table-cell>
          <table:table-cell/>
          <table:table-cell table:formula="of:=[.E1080]" office:value-type="float" office:value="12.5" calcext:value-type="float">
            <text:p>12.5</text:p>
          </table:table-cell>
          <table:table-cell table:formula="of:=[.F1080]+[.$K$18]" office:value-type="float" office:value="969.693510638303" calcext:value-type="float">
            <text:p>969.6935106383</text:p>
          </table:table-cell>
          <table:table-cell/>
          <table:table-cell table:formula="of:=[.A1086]&amp;&quot; &quot;&amp;[.B1086]&amp;&quot; &quot;&amp;[.C1086]" office:value-type="string" office:string-value="N1085 X12.5 Y969.693510638303" calcext:value-type="string">
            <text:p>N1085 X12.5 Y969.6935106383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86</text:p>
          </table:table-cell>
          <table:table-cell table:formula="of:=[.B1081]" office:value-type="string" office:string-value="G106" calcext:value-type="string">
            <text:p>G106</text:p>
          </table:table-cell>
          <table:table-cell table:formula="of:=[.C1081]" office:value-type="string" office:string-value="P0" calcext:value-type="string">
            <text:p>P0</text:p>
          </table:table-cell>
          <table:table-cell table:number-columns-repeated="4"/>
          <table:table-cell table:formula="of:=[.A1087]&amp;&quot; &quot;&amp;[.B1087]&amp;&quot; &quot;&amp;[.C1087]" office:value-type="string" office:string-value="N1086 G106 P0" calcext:value-type="string">
            <text:p>N1086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87</text:p>
          </table:table-cell>
          <table:table-cell table:formula="of:=[.B1082]" office:value-type="string" office:string-value="G105" calcext:value-type="string">
            <text:p>G105</text:p>
          </table:table-cell>
          <table:table-cell table:formula="of:=[.C1082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082]" office:value-type="string" office:string-value="jog up" calcext:value-type="string">
            <text:p>jog up</text:p>
          </table:table-cell>
          <table:table-cell/>
          <table:table-cell table:formula="of:=[.A1088]&amp;&quot; &quot;&amp;[.B1088]&amp;&quot; &quot;&amp;[.C1088]" office:value-type="string" office:string-value="N1087 G105 PY7.79553191489362" calcext:value-type="string">
            <text:p>N1087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88</text:p>
          </table:table-cell>
          <table:table-cell table:style-name="ce8" table:number-columns-repeated="3"/>
          <table:table-cell table:style-name="ce8" table:formula="of:=[.E1083]+1" office:value-type="float" office:value="182" calcext:value-type="float">
            <text:p>182</text:p>
          </table:table-cell>
          <table:table-cell table:style-name="ce8" table:number-columns-repeated="2"/>
          <table:table-cell table:style-name="ce8" table:formula="of:=[.A1089]&amp;&quot; ( Wire &quot;&amp;[.E1089]&amp;&quot; )&quot;" office:value-type="string" office:string-value="N1088 ( Wire 182 )" calcext:value-type="string">
            <text:p>N1088 ( Wire 182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89</text:p>
          </table:table-cell>
          <table:table-cell table:formula="of:=&quot;X&quot;&amp;[.E1090]" office:value-type="string" office:string-value="X6747.5" calcext:value-type="string">
            <text:p>X6747.5</text:p>
          </table:table-cell>
          <table:table-cell table:formula="of:=&quot;Y&quot;&amp;[.F1090]" office:value-type="string" office:string-value="Y976.289042553197" calcext:value-type="string">
            <text:p>Y976.289042553197</text:p>
          </table:table-cell>
          <table:table-cell/>
          <table:table-cell table:formula="of:=[.E1084]" office:value-type="float" office:value="6747.5" calcext:value-type="float">
            <text:p>6747.5</text:p>
          </table:table-cell>
          <table:table-cell table:formula="of:=[.F1084]+[.$K$18]" office:value-type="float" office:value="976.289042553197" calcext:value-type="float">
            <text:p>976.2890425532</text:p>
          </table:table-cell>
          <table:table-cell/>
          <table:table-cell table:formula="of:=[.A1090]&amp;&quot; &quot;&amp;[.B1090]&amp;&quot; &quot;&amp;[.C1090]" office:value-type="string" office:string-value="N1089 X6747.5 Y976.289042553197" calcext:value-type="string">
            <text:p>N1089 X6747.5 Y976.2890425531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90</text:p>
          </table:table-cell>
          <table:table-cell table:formula="of:=[.B1085]" office:value-type="string" office:string-value="G106" calcext:value-type="string">
            <text:p>G106</text:p>
          </table:table-cell>
          <table:table-cell table:formula="of:=[.C1085]" office:value-type="string" office:string-value="P3" calcext:value-type="string">
            <text:p>P3</text:p>
          </table:table-cell>
          <table:table-cell table:number-columns-repeated="4"/>
          <table:table-cell table:formula="of:=[.A1091]&amp;&quot; &quot;&amp;[.B1091]&amp;&quot; &quot;&amp;[.C1091]" office:value-type="string" office:string-value="N1090 G106 P3" calcext:value-type="string">
            <text:p>N1090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91</text:p>
          </table:table-cell>
          <table:table-cell table:formula="of:=&quot;X&quot;&amp;[.E1092]" office:value-type="string" office:string-value="X12.5" calcext:value-type="string">
            <text:p>X12.5</text:p>
          </table:table-cell>
          <table:table-cell table:formula="of:=&quot;Y&quot;&amp;[.F1092]" office:value-type="string" office:string-value="Y974.489042553197" calcext:value-type="string">
            <text:p>Y974.489042553197</text:p>
          </table:table-cell>
          <table:table-cell/>
          <table:table-cell table:formula="of:=[.E1086]" office:value-type="float" office:value="12.5" calcext:value-type="float">
            <text:p>12.5</text:p>
          </table:table-cell>
          <table:table-cell table:formula="of:=[.F1086]+[.$K$18]" office:value-type="float" office:value="974.489042553197" calcext:value-type="float">
            <text:p>974.4890425532</text:p>
          </table:table-cell>
          <table:table-cell/>
          <table:table-cell table:formula="of:=[.A1092]&amp;&quot; &quot;&amp;[.B1092]&amp;&quot; &quot;&amp;[.C1092]" office:value-type="string" office:string-value="N1091 X12.5 Y974.489042553197" calcext:value-type="string">
            <text:p>N1091 X12.5 Y974.4890425531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92</text:p>
          </table:table-cell>
          <table:table-cell table:formula="of:=[.B1087]" office:value-type="string" office:string-value="G106" calcext:value-type="string">
            <text:p>G106</text:p>
          </table:table-cell>
          <table:table-cell table:formula="of:=[.C1087]" office:value-type="string" office:string-value="P0" calcext:value-type="string">
            <text:p>P0</text:p>
          </table:table-cell>
          <table:table-cell table:number-columns-repeated="4"/>
          <table:table-cell table:formula="of:=[.A1093]&amp;&quot; &quot;&amp;[.B1093]&amp;&quot; &quot;&amp;[.C1093]" office:value-type="string" office:string-value="N1092 G106 P0" calcext:value-type="string">
            <text:p>N1092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93</text:p>
          </table:table-cell>
          <table:table-cell table:formula="of:=[.B1088]" office:value-type="string" office:string-value="G105" calcext:value-type="string">
            <text:p>G105</text:p>
          </table:table-cell>
          <table:table-cell table:formula="of:=[.C1088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088]" office:value-type="string" office:string-value="jog up" calcext:value-type="string">
            <text:p>jog up</text:p>
          </table:table-cell>
          <table:table-cell/>
          <table:table-cell table:formula="of:=[.A1094]&amp;&quot; &quot;&amp;[.B1094]&amp;&quot; &quot;&amp;[.C1094]" office:value-type="string" office:string-value="N1093 G105 PY7.79553191489362" calcext:value-type="string">
            <text:p>N1093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94</text:p>
          </table:table-cell>
          <table:table-cell table:style-name="ce8" table:number-columns-repeated="3"/>
          <table:table-cell table:style-name="ce8" table:formula="of:=[.E1089]+1" office:value-type="float" office:value="183" calcext:value-type="float">
            <text:p>183</text:p>
          </table:table-cell>
          <table:table-cell table:style-name="ce8" table:number-columns-repeated="2"/>
          <table:table-cell table:style-name="ce8" table:formula="of:=[.A1095]&amp;&quot; ( Wire &quot;&amp;[.E1095]&amp;&quot; )&quot;" office:value-type="string" office:string-value="N1094 ( Wire 183 )" calcext:value-type="string">
            <text:p>N1094 ( Wire 183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95</text:p>
          </table:table-cell>
          <table:table-cell table:formula="of:=&quot;X&quot;&amp;[.E1096]" office:value-type="string" office:string-value="X6747.5" calcext:value-type="string">
            <text:p>X6747.5</text:p>
          </table:table-cell>
          <table:table-cell table:formula="of:=&quot;Y&quot;&amp;[.F1096]" office:value-type="string" office:string-value="Y981.08457446809" calcext:value-type="string">
            <text:p>Y981.08457446809</text:p>
          </table:table-cell>
          <table:table-cell/>
          <table:table-cell table:formula="of:=[.E1090]" office:value-type="float" office:value="6747.5" calcext:value-type="float">
            <text:p>6747.5</text:p>
          </table:table-cell>
          <table:table-cell table:formula="of:=[.F1090]+[.$K$18]" office:value-type="float" office:value="981.08457446809" calcext:value-type="float">
            <text:p>981.0845744681</text:p>
          </table:table-cell>
          <table:table-cell/>
          <table:table-cell table:formula="of:=[.A1096]&amp;&quot; &quot;&amp;[.B1096]&amp;&quot; &quot;&amp;[.C1096]" office:value-type="string" office:string-value="N1095 X6747.5 Y981.08457446809" calcext:value-type="string">
            <text:p>N1095 X6747.5 Y981.08457446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96</text:p>
          </table:table-cell>
          <table:table-cell table:formula="of:=[.B1091]" office:value-type="string" office:string-value="G106" calcext:value-type="string">
            <text:p>G106</text:p>
          </table:table-cell>
          <table:table-cell table:formula="of:=[.C1091]" office:value-type="string" office:string-value="P3" calcext:value-type="string">
            <text:p>P3</text:p>
          </table:table-cell>
          <table:table-cell table:number-columns-repeated="4"/>
          <table:table-cell table:formula="of:=[.A1097]&amp;&quot; &quot;&amp;[.B1097]&amp;&quot; &quot;&amp;[.C1097]" office:value-type="string" office:string-value="N1096 G106 P3" calcext:value-type="string">
            <text:p>N1096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97</text:p>
          </table:table-cell>
          <table:table-cell table:formula="of:=&quot;X&quot;&amp;[.E1098]" office:value-type="string" office:string-value="X12.5" calcext:value-type="string">
            <text:p>X12.5</text:p>
          </table:table-cell>
          <table:table-cell table:formula="of:=&quot;Y&quot;&amp;[.F1098]" office:value-type="string" office:string-value="Y979.28457446809" calcext:value-type="string">
            <text:p>Y979.28457446809</text:p>
          </table:table-cell>
          <table:table-cell/>
          <table:table-cell table:formula="of:=[.E1092]" office:value-type="float" office:value="12.5" calcext:value-type="float">
            <text:p>12.5</text:p>
          </table:table-cell>
          <table:table-cell table:formula="of:=[.F1092]+[.$K$18]" office:value-type="float" office:value="979.28457446809" calcext:value-type="float">
            <text:p>979.2845744681</text:p>
          </table:table-cell>
          <table:table-cell/>
          <table:table-cell table:formula="of:=[.A1098]&amp;&quot; &quot;&amp;[.B1098]&amp;&quot; &quot;&amp;[.C1098]" office:value-type="string" office:string-value="N1097 X12.5 Y979.28457446809" calcext:value-type="string">
            <text:p>N1097 X12.5 Y979.28457446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98</text:p>
          </table:table-cell>
          <table:table-cell table:formula="of:=[.B1093]" office:value-type="string" office:string-value="G106" calcext:value-type="string">
            <text:p>G106</text:p>
          </table:table-cell>
          <table:table-cell table:formula="of:=[.C1093]" office:value-type="string" office:string-value="P0" calcext:value-type="string">
            <text:p>P0</text:p>
          </table:table-cell>
          <table:table-cell table:number-columns-repeated="4"/>
          <table:table-cell table:formula="of:=[.A1099]&amp;&quot; &quot;&amp;[.B1099]&amp;&quot; &quot;&amp;[.C1099]" office:value-type="string" office:string-value="N1098 G106 P0" calcext:value-type="string">
            <text:p>N1098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099</text:p>
          </table:table-cell>
          <table:table-cell table:formula="of:=[.B1094]" office:value-type="string" office:string-value="G105" calcext:value-type="string">
            <text:p>G105</text:p>
          </table:table-cell>
          <table:table-cell table:formula="of:=[.C1094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094]" office:value-type="string" office:string-value="jog up" calcext:value-type="string">
            <text:p>jog up</text:p>
          </table:table-cell>
          <table:table-cell/>
          <table:table-cell table:formula="of:=[.A1100]&amp;&quot; &quot;&amp;[.B1100]&amp;&quot; &quot;&amp;[.C1100]" office:value-type="string" office:string-value="N1099 G105 PY7.79553191489362" calcext:value-type="string">
            <text:p>N1099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00</text:p>
          </table:table-cell>
          <table:table-cell table:style-name="ce8" table:number-columns-repeated="3"/>
          <table:table-cell table:style-name="ce8" table:formula="of:=[.E1095]+1" office:value-type="float" office:value="184" calcext:value-type="float">
            <text:p>184</text:p>
          </table:table-cell>
          <table:table-cell table:style-name="ce8" table:number-columns-repeated="2"/>
          <table:table-cell table:style-name="ce8" table:formula="of:=[.A1101]&amp;&quot; ( Wire &quot;&amp;[.E1101]&amp;&quot; )&quot;" office:value-type="string" office:string-value="N1100 ( Wire 184 )" calcext:value-type="string">
            <text:p>N1100 ( Wire 184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01</text:p>
          </table:table-cell>
          <table:table-cell table:formula="of:=&quot;X&quot;&amp;[.E1102]" office:value-type="string" office:string-value="X6747.5" calcext:value-type="string">
            <text:p>X6747.5</text:p>
          </table:table-cell>
          <table:table-cell table:formula="of:=&quot;Y&quot;&amp;[.F1102]" office:value-type="string" office:string-value="Y985.880106382984" calcext:value-type="string">
            <text:p>Y985.880106382984</text:p>
          </table:table-cell>
          <table:table-cell/>
          <table:table-cell table:formula="of:=[.E1096]" office:value-type="float" office:value="6747.5" calcext:value-type="float">
            <text:p>6747.5</text:p>
          </table:table-cell>
          <table:table-cell table:formula="of:=[.F1096]+[.$K$18]" office:value-type="float" office:value="985.880106382984" calcext:value-type="float">
            <text:p>985.880106383</text:p>
          </table:table-cell>
          <table:table-cell/>
          <table:table-cell table:formula="of:=[.A1102]&amp;&quot; &quot;&amp;[.B1102]&amp;&quot; &quot;&amp;[.C1102]" office:value-type="string" office:string-value="N1101 X6747.5 Y985.880106382984" calcext:value-type="string">
            <text:p>N1101 X6747.5 Y985.8801063829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02</text:p>
          </table:table-cell>
          <table:table-cell table:formula="of:=[.B1097]" office:value-type="string" office:string-value="G106" calcext:value-type="string">
            <text:p>G106</text:p>
          </table:table-cell>
          <table:table-cell table:formula="of:=[.C1097]" office:value-type="string" office:string-value="P3" calcext:value-type="string">
            <text:p>P3</text:p>
          </table:table-cell>
          <table:table-cell table:number-columns-repeated="4"/>
          <table:table-cell table:formula="of:=[.A1103]&amp;&quot; &quot;&amp;[.B1103]&amp;&quot; &quot;&amp;[.C1103]" office:value-type="string" office:string-value="N1102 G106 P3" calcext:value-type="string">
            <text:p>N1102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03</text:p>
          </table:table-cell>
          <table:table-cell table:formula="of:=&quot;X&quot;&amp;[.E1104]" office:value-type="string" office:string-value="X12.5" calcext:value-type="string">
            <text:p>X12.5</text:p>
          </table:table-cell>
          <table:table-cell table:formula="of:=&quot;Y&quot;&amp;[.F1104]" office:value-type="string" office:string-value="Y984.080106382984" calcext:value-type="string">
            <text:p>Y984.080106382984</text:p>
          </table:table-cell>
          <table:table-cell/>
          <table:table-cell table:formula="of:=[.E1098]" office:value-type="float" office:value="12.5" calcext:value-type="float">
            <text:p>12.5</text:p>
          </table:table-cell>
          <table:table-cell table:formula="of:=[.F1098]+[.$K$18]" office:value-type="float" office:value="984.080106382984" calcext:value-type="float">
            <text:p>984.080106383</text:p>
          </table:table-cell>
          <table:table-cell/>
          <table:table-cell table:formula="of:=[.A1104]&amp;&quot; &quot;&amp;[.B1104]&amp;&quot; &quot;&amp;[.C1104]" office:value-type="string" office:string-value="N1103 X12.5 Y984.080106382984" calcext:value-type="string">
            <text:p>N1103 X12.5 Y984.0801063829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04</text:p>
          </table:table-cell>
          <table:table-cell table:formula="of:=[.B1099]" office:value-type="string" office:string-value="G106" calcext:value-type="string">
            <text:p>G106</text:p>
          </table:table-cell>
          <table:table-cell table:formula="of:=[.C1099]" office:value-type="string" office:string-value="P0" calcext:value-type="string">
            <text:p>P0</text:p>
          </table:table-cell>
          <table:table-cell table:number-columns-repeated="4"/>
          <table:table-cell table:formula="of:=[.A1105]&amp;&quot; &quot;&amp;[.B1105]&amp;&quot; &quot;&amp;[.C1105]" office:value-type="string" office:string-value="N1104 G106 P0" calcext:value-type="string">
            <text:p>N1104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05</text:p>
          </table:table-cell>
          <table:table-cell table:formula="of:=[.B1100]" office:value-type="string" office:string-value="G105" calcext:value-type="string">
            <text:p>G105</text:p>
          </table:table-cell>
          <table:table-cell table:formula="of:=[.C1100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100]" office:value-type="string" office:string-value="jog up" calcext:value-type="string">
            <text:p>jog up</text:p>
          </table:table-cell>
          <table:table-cell/>
          <table:table-cell table:formula="of:=[.A1106]&amp;&quot; &quot;&amp;[.B1106]&amp;&quot; &quot;&amp;[.C1106]" office:value-type="string" office:string-value="N1105 G105 PY7.79553191489362" calcext:value-type="string">
            <text:p>N1105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06</text:p>
          </table:table-cell>
          <table:table-cell table:style-name="ce8" table:number-columns-repeated="3"/>
          <table:table-cell table:style-name="ce8" table:formula="of:=[.E1101]+1" office:value-type="float" office:value="185" calcext:value-type="float">
            <text:p>185</text:p>
          </table:table-cell>
          <table:table-cell table:style-name="ce8" table:number-columns-repeated="2"/>
          <table:table-cell table:style-name="ce8" table:formula="of:=[.A1107]&amp;&quot; ( Wire &quot;&amp;[.E1107]&amp;&quot; )&quot;" office:value-type="string" office:string-value="N1106 ( Wire 185 )" calcext:value-type="string">
            <text:p>N1106 ( Wire 185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07</text:p>
          </table:table-cell>
          <table:table-cell table:formula="of:=&quot;X&quot;&amp;[.E1108]" office:value-type="string" office:string-value="X6747.5" calcext:value-type="string">
            <text:p>X6747.5</text:p>
          </table:table-cell>
          <table:table-cell table:formula="of:=&quot;Y&quot;&amp;[.F1108]" office:value-type="string" office:string-value="Y990.675638297878" calcext:value-type="string">
            <text:p>Y990.675638297878</text:p>
          </table:table-cell>
          <table:table-cell/>
          <table:table-cell table:formula="of:=[.E1102]" office:value-type="float" office:value="6747.5" calcext:value-type="float">
            <text:p>6747.5</text:p>
          </table:table-cell>
          <table:table-cell table:formula="of:=[.F1102]+[.$K$18]" office:value-type="float" office:value="990.675638297878" calcext:value-type="float">
            <text:p>990.6756382979</text:p>
          </table:table-cell>
          <table:table-cell/>
          <table:table-cell table:formula="of:=[.A1108]&amp;&quot; &quot;&amp;[.B1108]&amp;&quot; &quot;&amp;[.C1108]" office:value-type="string" office:string-value="N1107 X6747.5 Y990.675638297878" calcext:value-type="string">
            <text:p>N1107 X6747.5 Y990.6756382978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08</text:p>
          </table:table-cell>
          <table:table-cell table:formula="of:=[.B1103]" office:value-type="string" office:string-value="G106" calcext:value-type="string">
            <text:p>G106</text:p>
          </table:table-cell>
          <table:table-cell table:formula="of:=[.C1103]" office:value-type="string" office:string-value="P3" calcext:value-type="string">
            <text:p>P3</text:p>
          </table:table-cell>
          <table:table-cell table:number-columns-repeated="4"/>
          <table:table-cell table:formula="of:=[.A1109]&amp;&quot; &quot;&amp;[.B1109]&amp;&quot; &quot;&amp;[.C1109]" office:value-type="string" office:string-value="N1108 G106 P3" calcext:value-type="string">
            <text:p>N1108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09</text:p>
          </table:table-cell>
          <table:table-cell table:formula="of:=&quot;X&quot;&amp;[.E1110]" office:value-type="string" office:string-value="X12.5" calcext:value-type="string">
            <text:p>X12.5</text:p>
          </table:table-cell>
          <table:table-cell table:formula="of:=&quot;Y&quot;&amp;[.F1110]" office:value-type="string" office:string-value="Y988.875638297878" calcext:value-type="string">
            <text:p>Y988.875638297878</text:p>
          </table:table-cell>
          <table:table-cell/>
          <table:table-cell table:formula="of:=[.E1104]" office:value-type="float" office:value="12.5" calcext:value-type="float">
            <text:p>12.5</text:p>
          </table:table-cell>
          <table:table-cell table:formula="of:=[.F1104]+[.$K$18]" office:value-type="float" office:value="988.875638297878" calcext:value-type="float">
            <text:p>988.8756382979</text:p>
          </table:table-cell>
          <table:table-cell/>
          <table:table-cell table:formula="of:=[.A1110]&amp;&quot; &quot;&amp;[.B1110]&amp;&quot; &quot;&amp;[.C1110]" office:value-type="string" office:string-value="N1109 X12.5 Y988.875638297878" calcext:value-type="string">
            <text:p>N1109 X12.5 Y988.8756382978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10</text:p>
          </table:table-cell>
          <table:table-cell table:formula="of:=[.B1105]" office:value-type="string" office:string-value="G106" calcext:value-type="string">
            <text:p>G106</text:p>
          </table:table-cell>
          <table:table-cell table:formula="of:=[.C1105]" office:value-type="string" office:string-value="P0" calcext:value-type="string">
            <text:p>P0</text:p>
          </table:table-cell>
          <table:table-cell table:number-columns-repeated="4"/>
          <table:table-cell table:formula="of:=[.A1111]&amp;&quot; &quot;&amp;[.B1111]&amp;&quot; &quot;&amp;[.C1111]" office:value-type="string" office:string-value="N1110 G106 P0" calcext:value-type="string">
            <text:p>N1110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11</text:p>
          </table:table-cell>
          <table:table-cell table:formula="of:=[.B1106]" office:value-type="string" office:string-value="G105" calcext:value-type="string">
            <text:p>G105</text:p>
          </table:table-cell>
          <table:table-cell table:formula="of:=[.C1106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106]" office:value-type="string" office:string-value="jog up" calcext:value-type="string">
            <text:p>jog up</text:p>
          </table:table-cell>
          <table:table-cell/>
          <table:table-cell table:formula="of:=[.A1112]&amp;&quot; &quot;&amp;[.B1112]&amp;&quot; &quot;&amp;[.C1112]" office:value-type="string" office:string-value="N1111 G105 PY7.79553191489362" calcext:value-type="string">
            <text:p>N1111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12</text:p>
          </table:table-cell>
          <table:table-cell table:style-name="ce8" table:number-columns-repeated="3"/>
          <table:table-cell table:style-name="ce8" table:formula="of:=[.E1107]+1" office:value-type="float" office:value="186" calcext:value-type="float">
            <text:p>186</text:p>
          </table:table-cell>
          <table:table-cell table:style-name="ce8" table:number-columns-repeated="2"/>
          <table:table-cell table:style-name="ce8" table:formula="of:=[.A1113]&amp;&quot; ( Wire &quot;&amp;[.E1113]&amp;&quot; )&quot;" office:value-type="string" office:string-value="N1112 ( Wire 186 )" calcext:value-type="string">
            <text:p>N1112 ( Wire 186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13</text:p>
          </table:table-cell>
          <table:table-cell table:formula="of:=&quot;X&quot;&amp;[.E1114]" office:value-type="string" office:string-value="X6747.5" calcext:value-type="string">
            <text:p>X6747.5</text:p>
          </table:table-cell>
          <table:table-cell table:formula="of:=&quot;Y&quot;&amp;[.F1114]" office:value-type="string" office:string-value="Y995.471170212771" calcext:value-type="string">
            <text:p>Y995.471170212771</text:p>
          </table:table-cell>
          <table:table-cell/>
          <table:table-cell table:formula="of:=[.E1108]" office:value-type="float" office:value="6747.5" calcext:value-type="float">
            <text:p>6747.5</text:p>
          </table:table-cell>
          <table:table-cell table:formula="of:=[.F1108]+[.$K$18]" office:value-type="float" office:value="995.471170212771" calcext:value-type="float">
            <text:p>995.4711702128</text:p>
          </table:table-cell>
          <table:table-cell/>
          <table:table-cell table:formula="of:=[.A1114]&amp;&quot; &quot;&amp;[.B1114]&amp;&quot; &quot;&amp;[.C1114]" office:value-type="string" office:string-value="N1113 X6747.5 Y995.471170212771" calcext:value-type="string">
            <text:p>N1113 X6747.5 Y995.4711702127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14</text:p>
          </table:table-cell>
          <table:table-cell table:formula="of:=[.B1109]" office:value-type="string" office:string-value="G106" calcext:value-type="string">
            <text:p>G106</text:p>
          </table:table-cell>
          <table:table-cell table:formula="of:=[.C1109]" office:value-type="string" office:string-value="P3" calcext:value-type="string">
            <text:p>P3</text:p>
          </table:table-cell>
          <table:table-cell table:number-columns-repeated="4"/>
          <table:table-cell table:formula="of:=[.A1115]&amp;&quot; &quot;&amp;[.B1115]&amp;&quot; &quot;&amp;[.C1115]" office:value-type="string" office:string-value="N1114 G106 P3" calcext:value-type="string">
            <text:p>N1114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15</text:p>
          </table:table-cell>
          <table:table-cell table:formula="of:=&quot;X&quot;&amp;[.E1116]" office:value-type="string" office:string-value="X12.5" calcext:value-type="string">
            <text:p>X12.5</text:p>
          </table:table-cell>
          <table:table-cell table:formula="of:=&quot;Y&quot;&amp;[.F1116]" office:value-type="string" office:string-value="Y993.671170212771" calcext:value-type="string">
            <text:p>Y993.671170212771</text:p>
          </table:table-cell>
          <table:table-cell/>
          <table:table-cell table:formula="of:=[.E1110]" office:value-type="float" office:value="12.5" calcext:value-type="float">
            <text:p>12.5</text:p>
          </table:table-cell>
          <table:table-cell table:formula="of:=[.F1110]+[.$K$18]" office:value-type="float" office:value="993.671170212771" calcext:value-type="float">
            <text:p>993.6711702128</text:p>
          </table:table-cell>
          <table:table-cell/>
          <table:table-cell table:formula="of:=[.A1116]&amp;&quot; &quot;&amp;[.B1116]&amp;&quot; &quot;&amp;[.C1116]" office:value-type="string" office:string-value="N1115 X12.5 Y993.671170212771" calcext:value-type="string">
            <text:p>N1115 X12.5 Y993.6711702127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16</text:p>
          </table:table-cell>
          <table:table-cell table:formula="of:=[.B1111]" office:value-type="string" office:string-value="G106" calcext:value-type="string">
            <text:p>G106</text:p>
          </table:table-cell>
          <table:table-cell table:formula="of:=[.C1111]" office:value-type="string" office:string-value="P0" calcext:value-type="string">
            <text:p>P0</text:p>
          </table:table-cell>
          <table:table-cell table:number-columns-repeated="4"/>
          <table:table-cell table:formula="of:=[.A1117]&amp;&quot; &quot;&amp;[.B1117]&amp;&quot; &quot;&amp;[.C1117]" office:value-type="string" office:string-value="N1116 G106 P0" calcext:value-type="string">
            <text:p>N1116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17</text:p>
          </table:table-cell>
          <table:table-cell table:formula="of:=[.B1112]" office:value-type="string" office:string-value="G105" calcext:value-type="string">
            <text:p>G105</text:p>
          </table:table-cell>
          <table:table-cell table:formula="of:=[.C1112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112]" office:value-type="string" office:string-value="jog up" calcext:value-type="string">
            <text:p>jog up</text:p>
          </table:table-cell>
          <table:table-cell/>
          <table:table-cell table:formula="of:=[.A1118]&amp;&quot; &quot;&amp;[.B1118]&amp;&quot; &quot;&amp;[.C1118]" office:value-type="string" office:string-value="N1117 G105 PY7.79553191489362" calcext:value-type="string">
            <text:p>N1117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18</text:p>
          </table:table-cell>
          <table:table-cell table:style-name="ce8" table:number-columns-repeated="3"/>
          <table:table-cell table:style-name="ce8" table:formula="of:=[.E1113]+1" office:value-type="float" office:value="187" calcext:value-type="float">
            <text:p>187</text:p>
          </table:table-cell>
          <table:table-cell table:style-name="ce8" table:number-columns-repeated="2"/>
          <table:table-cell table:style-name="ce8" table:formula="of:=[.A1119]&amp;&quot; ( Wire &quot;&amp;[.E1119]&amp;&quot; )&quot;" office:value-type="string" office:string-value="N1118 ( Wire 187 )" calcext:value-type="string">
            <text:p>N1118 ( Wire 187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19</text:p>
          </table:table-cell>
          <table:table-cell table:formula="of:=&quot;X&quot;&amp;[.E1120]" office:value-type="string" office:string-value="X6747.5" calcext:value-type="string">
            <text:p>X6747.5</text:p>
          </table:table-cell>
          <table:table-cell table:formula="of:=&quot;Y&quot;&amp;[.F1120]" office:value-type="string" office:string-value="Y1000.26670212767" calcext:value-type="string">
            <text:p>Y1000.26670212767</text:p>
          </table:table-cell>
          <table:table-cell/>
          <table:table-cell table:formula="of:=[.E1114]" office:value-type="float" office:value="6747.5" calcext:value-type="float">
            <text:p>6747.5</text:p>
          </table:table-cell>
          <table:table-cell table:formula="of:=[.F1114]+[.$K$18]" office:value-type="float" office:value="1000.26670212767" calcext:value-type="float">
            <text:p>1000.2667021277</text:p>
          </table:table-cell>
          <table:table-cell/>
          <table:table-cell table:formula="of:=[.A1120]&amp;&quot; &quot;&amp;[.B1120]&amp;&quot; &quot;&amp;[.C1120]" office:value-type="string" office:string-value="N1119 X6747.5 Y1000.26670212767" calcext:value-type="string">
            <text:p>N1119 X6747.5 Y1000.266702127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20</text:p>
          </table:table-cell>
          <table:table-cell table:formula="of:=[.B1115]" office:value-type="string" office:string-value="G106" calcext:value-type="string">
            <text:p>G106</text:p>
          </table:table-cell>
          <table:table-cell table:formula="of:=[.C1115]" office:value-type="string" office:string-value="P3" calcext:value-type="string">
            <text:p>P3</text:p>
          </table:table-cell>
          <table:table-cell table:number-columns-repeated="4"/>
          <table:table-cell table:formula="of:=[.A1121]&amp;&quot; &quot;&amp;[.B1121]&amp;&quot; &quot;&amp;[.C1121]" office:value-type="string" office:string-value="N1120 G106 P3" calcext:value-type="string">
            <text:p>N1120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21</text:p>
          </table:table-cell>
          <table:table-cell table:formula="of:=&quot;X&quot;&amp;[.E1122]" office:value-type="string" office:string-value="X12.5" calcext:value-type="string">
            <text:p>X12.5</text:p>
          </table:table-cell>
          <table:table-cell table:formula="of:=&quot;Y&quot;&amp;[.F1122]" office:value-type="string" office:string-value="Y998.466702127665" calcext:value-type="string">
            <text:p>Y998.466702127665</text:p>
          </table:table-cell>
          <table:table-cell/>
          <table:table-cell table:formula="of:=[.E1116]" office:value-type="float" office:value="12.5" calcext:value-type="float">
            <text:p>12.5</text:p>
          </table:table-cell>
          <table:table-cell table:formula="of:=[.F1116]+[.$K$18]" office:value-type="float" office:value="998.466702127665" calcext:value-type="float">
            <text:p>998.4667021277</text:p>
          </table:table-cell>
          <table:table-cell/>
          <table:table-cell table:formula="of:=[.A1122]&amp;&quot; &quot;&amp;[.B1122]&amp;&quot; &quot;&amp;[.C1122]" office:value-type="string" office:string-value="N1121 X12.5 Y998.466702127665" calcext:value-type="string">
            <text:p>N1121 X12.5 Y998.4667021276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22</text:p>
          </table:table-cell>
          <table:table-cell table:formula="of:=[.B1117]" office:value-type="string" office:string-value="G106" calcext:value-type="string">
            <text:p>G106</text:p>
          </table:table-cell>
          <table:table-cell table:formula="of:=[.C1117]" office:value-type="string" office:string-value="P0" calcext:value-type="string">
            <text:p>P0</text:p>
          </table:table-cell>
          <table:table-cell table:number-columns-repeated="4"/>
          <table:table-cell table:formula="of:=[.A1123]&amp;&quot; &quot;&amp;[.B1123]&amp;&quot; &quot;&amp;[.C1123]" office:value-type="string" office:string-value="N1122 G106 P0" calcext:value-type="string">
            <text:p>N1122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23</text:p>
          </table:table-cell>
          <table:table-cell table:formula="of:=[.B1118]" office:value-type="string" office:string-value="G105" calcext:value-type="string">
            <text:p>G105</text:p>
          </table:table-cell>
          <table:table-cell table:formula="of:=[.C1118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118]" office:value-type="string" office:string-value="jog up" calcext:value-type="string">
            <text:p>jog up</text:p>
          </table:table-cell>
          <table:table-cell/>
          <table:table-cell table:formula="of:=[.A1124]&amp;&quot; &quot;&amp;[.B1124]&amp;&quot; &quot;&amp;[.C1124]" office:value-type="string" office:string-value="N1123 G105 PY7.79553191489362" calcext:value-type="string">
            <text:p>N1123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24</text:p>
          </table:table-cell>
          <table:table-cell table:style-name="ce8" table:number-columns-repeated="3"/>
          <table:table-cell table:style-name="ce8" table:formula="of:=[.E1119]+1" office:value-type="float" office:value="188" calcext:value-type="float">
            <text:p>188</text:p>
          </table:table-cell>
          <table:table-cell table:style-name="ce8" table:number-columns-repeated="2"/>
          <table:table-cell table:style-name="ce8" table:formula="of:=[.A1125]&amp;&quot; ( Wire &quot;&amp;[.E1125]&amp;&quot; )&quot;" office:value-type="string" office:string-value="N1124 ( Wire 188 )" calcext:value-type="string">
            <text:p>N1124 ( Wire 188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25</text:p>
          </table:table-cell>
          <table:table-cell table:formula="of:=&quot;X&quot;&amp;[.E1126]" office:value-type="string" office:string-value="X6747.5" calcext:value-type="string">
            <text:p>X6747.5</text:p>
          </table:table-cell>
          <table:table-cell table:formula="of:=&quot;Y&quot;&amp;[.F1126]" office:value-type="string" office:string-value="Y1005.06223404256" calcext:value-type="string">
            <text:p>Y1005.06223404256</text:p>
          </table:table-cell>
          <table:table-cell/>
          <table:table-cell table:formula="of:=[.E1120]" office:value-type="float" office:value="6747.5" calcext:value-type="float">
            <text:p>6747.5</text:p>
          </table:table-cell>
          <table:table-cell table:formula="of:=[.F1120]+[.$K$18]" office:value-type="float" office:value="1005.06223404256" calcext:value-type="float">
            <text:p>1005.0622340426</text:p>
          </table:table-cell>
          <table:table-cell/>
          <table:table-cell table:formula="of:=[.A1126]&amp;&quot; &quot;&amp;[.B1126]&amp;&quot; &quot;&amp;[.C1126]" office:value-type="string" office:string-value="N1125 X6747.5 Y1005.06223404256" calcext:value-type="string">
            <text:p>N1125 X6747.5 Y1005.062234042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26</text:p>
          </table:table-cell>
          <table:table-cell table:formula="of:=[.B1121]" office:value-type="string" office:string-value="G106" calcext:value-type="string">
            <text:p>G106</text:p>
          </table:table-cell>
          <table:table-cell table:formula="of:=[.C1121]" office:value-type="string" office:string-value="P3" calcext:value-type="string">
            <text:p>P3</text:p>
          </table:table-cell>
          <table:table-cell table:number-columns-repeated="4"/>
          <table:table-cell table:formula="of:=[.A1127]&amp;&quot; &quot;&amp;[.B1127]&amp;&quot; &quot;&amp;[.C1127]" office:value-type="string" office:string-value="N1126 G106 P3" calcext:value-type="string">
            <text:p>N1126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27</text:p>
          </table:table-cell>
          <table:table-cell table:formula="of:=&quot;X&quot;&amp;[.E1128]" office:value-type="string" office:string-value="X12.5" calcext:value-type="string">
            <text:p>X12.5</text:p>
          </table:table-cell>
          <table:table-cell table:formula="of:=&quot;Y&quot;&amp;[.F1128]" office:value-type="string" office:string-value="Y1003.26223404256" calcext:value-type="string">
            <text:p>Y1003.26223404256</text:p>
          </table:table-cell>
          <table:table-cell/>
          <table:table-cell table:formula="of:=[.E1122]" office:value-type="float" office:value="12.5" calcext:value-type="float">
            <text:p>12.5</text:p>
          </table:table-cell>
          <table:table-cell table:formula="of:=[.F1122]+[.$K$18]" office:value-type="float" office:value="1003.26223404256" calcext:value-type="float">
            <text:p>1003.2622340426</text:p>
          </table:table-cell>
          <table:table-cell/>
          <table:table-cell table:formula="of:=[.A1128]&amp;&quot; &quot;&amp;[.B1128]&amp;&quot; &quot;&amp;[.C1128]" office:value-type="string" office:string-value="N1127 X12.5 Y1003.26223404256" calcext:value-type="string">
            <text:p>N1127 X12.5 Y1003.262234042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28</text:p>
          </table:table-cell>
          <table:table-cell table:formula="of:=[.B1123]" office:value-type="string" office:string-value="G106" calcext:value-type="string">
            <text:p>G106</text:p>
          </table:table-cell>
          <table:table-cell table:formula="of:=[.C1123]" office:value-type="string" office:string-value="P0" calcext:value-type="string">
            <text:p>P0</text:p>
          </table:table-cell>
          <table:table-cell table:number-columns-repeated="4"/>
          <table:table-cell table:formula="of:=[.A1129]&amp;&quot; &quot;&amp;[.B1129]&amp;&quot; &quot;&amp;[.C1129]" office:value-type="string" office:string-value="N1128 G106 P0" calcext:value-type="string">
            <text:p>N1128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29</text:p>
          </table:table-cell>
          <table:table-cell table:formula="of:=[.B1124]" office:value-type="string" office:string-value="G105" calcext:value-type="string">
            <text:p>G105</text:p>
          </table:table-cell>
          <table:table-cell table:formula="of:=[.C1124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124]" office:value-type="string" office:string-value="jog up" calcext:value-type="string">
            <text:p>jog up</text:p>
          </table:table-cell>
          <table:table-cell/>
          <table:table-cell table:formula="of:=[.A1130]&amp;&quot; &quot;&amp;[.B1130]&amp;&quot; &quot;&amp;[.C1130]" office:value-type="string" office:string-value="N1129 G105 PY7.79553191489362" calcext:value-type="string">
            <text:p>N1129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30</text:p>
          </table:table-cell>
          <table:table-cell table:style-name="ce8" table:number-columns-repeated="3"/>
          <table:table-cell table:style-name="ce8" table:formula="of:=[.E1125]+1" office:value-type="float" office:value="189" calcext:value-type="float">
            <text:p>189</text:p>
          </table:table-cell>
          <table:table-cell table:style-name="ce8" table:number-columns-repeated="2"/>
          <table:table-cell table:style-name="ce8" table:formula="of:=[.A1131]&amp;&quot; ( Wire &quot;&amp;[.E1131]&amp;&quot; )&quot;" office:value-type="string" office:string-value="N1130 ( Wire 189 )" calcext:value-type="string">
            <text:p>N1130 ( Wire 189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31</text:p>
          </table:table-cell>
          <table:table-cell table:formula="of:=&quot;X&quot;&amp;[.E1132]" office:value-type="string" office:string-value="X6747.5" calcext:value-type="string">
            <text:p>X6747.5</text:p>
          </table:table-cell>
          <table:table-cell table:formula="of:=&quot;Y&quot;&amp;[.F1132]" office:value-type="string" office:string-value="Y1009.85776595745" calcext:value-type="string">
            <text:p>Y1009.85776595745</text:p>
          </table:table-cell>
          <table:table-cell/>
          <table:table-cell table:formula="of:=[.E1126]" office:value-type="float" office:value="6747.5" calcext:value-type="float">
            <text:p>6747.5</text:p>
          </table:table-cell>
          <table:table-cell table:formula="of:=[.F1126]+[.$K$18]" office:value-type="float" office:value="1009.85776595745" calcext:value-type="float">
            <text:p>1009.8577659575</text:p>
          </table:table-cell>
          <table:table-cell/>
          <table:table-cell table:formula="of:=[.A1132]&amp;&quot; &quot;&amp;[.B1132]&amp;&quot; &quot;&amp;[.C1132]" office:value-type="string" office:string-value="N1131 X6747.5 Y1009.85776595745" calcext:value-type="string">
            <text:p>N1131 X6747.5 Y1009.857765957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32</text:p>
          </table:table-cell>
          <table:table-cell table:formula="of:=[.B1127]" office:value-type="string" office:string-value="G106" calcext:value-type="string">
            <text:p>G106</text:p>
          </table:table-cell>
          <table:table-cell table:formula="of:=[.C1127]" office:value-type="string" office:string-value="P3" calcext:value-type="string">
            <text:p>P3</text:p>
          </table:table-cell>
          <table:table-cell table:number-columns-repeated="4"/>
          <table:table-cell table:formula="of:=[.A1133]&amp;&quot; &quot;&amp;[.B1133]&amp;&quot; &quot;&amp;[.C1133]" office:value-type="string" office:string-value="N1132 G106 P3" calcext:value-type="string">
            <text:p>N1132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33</text:p>
          </table:table-cell>
          <table:table-cell table:formula="of:=&quot;X&quot;&amp;[.E1134]" office:value-type="string" office:string-value="X12.5" calcext:value-type="string">
            <text:p>X12.5</text:p>
          </table:table-cell>
          <table:table-cell table:formula="of:=&quot;Y&quot;&amp;[.F1134]" office:value-type="string" office:string-value="Y1008.05776595745" calcext:value-type="string">
            <text:p>Y1008.05776595745</text:p>
          </table:table-cell>
          <table:table-cell/>
          <table:table-cell table:formula="of:=[.E1128]" office:value-type="float" office:value="12.5" calcext:value-type="float">
            <text:p>12.5</text:p>
          </table:table-cell>
          <table:table-cell table:formula="of:=[.F1128]+[.$K$18]" office:value-type="float" office:value="1008.05776595745" calcext:value-type="float">
            <text:p>1008.0577659575</text:p>
          </table:table-cell>
          <table:table-cell/>
          <table:table-cell table:formula="of:=[.A1134]&amp;&quot; &quot;&amp;[.B1134]&amp;&quot; &quot;&amp;[.C1134]" office:value-type="string" office:string-value="N1133 X12.5 Y1008.05776595745" calcext:value-type="string">
            <text:p>N1133 X12.5 Y1008.057765957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34</text:p>
          </table:table-cell>
          <table:table-cell table:formula="of:=[.B1129]" office:value-type="string" office:string-value="G106" calcext:value-type="string">
            <text:p>G106</text:p>
          </table:table-cell>
          <table:table-cell table:formula="of:=[.C1129]" office:value-type="string" office:string-value="P0" calcext:value-type="string">
            <text:p>P0</text:p>
          </table:table-cell>
          <table:table-cell table:number-columns-repeated="4"/>
          <table:table-cell table:formula="of:=[.A1135]&amp;&quot; &quot;&amp;[.B1135]&amp;&quot; &quot;&amp;[.C1135]" office:value-type="string" office:string-value="N1134 G106 P0" calcext:value-type="string">
            <text:p>N1134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35</text:p>
          </table:table-cell>
          <table:table-cell table:formula="of:=[.B1130]" office:value-type="string" office:string-value="G105" calcext:value-type="string">
            <text:p>G105</text:p>
          </table:table-cell>
          <table:table-cell table:formula="of:=[.C1130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130]" office:value-type="string" office:string-value="jog up" calcext:value-type="string">
            <text:p>jog up</text:p>
          </table:table-cell>
          <table:table-cell/>
          <table:table-cell table:formula="of:=[.A1136]&amp;&quot; &quot;&amp;[.B1136]&amp;&quot; &quot;&amp;[.C1136]" office:value-type="string" office:string-value="N1135 G105 PY7.79553191489362" calcext:value-type="string">
            <text:p>N1135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36</text:p>
          </table:table-cell>
          <table:table-cell table:style-name="ce8" table:number-columns-repeated="3"/>
          <table:table-cell table:style-name="ce8" table:formula="of:=[.E1131]+1" office:value-type="float" office:value="190" calcext:value-type="float">
            <text:p>190</text:p>
          </table:table-cell>
          <table:table-cell table:style-name="ce8" table:number-columns-repeated="2"/>
          <table:table-cell table:style-name="ce8" table:formula="of:=[.A1137]&amp;&quot; ( Wire &quot;&amp;[.E1137]&amp;&quot; )&quot;" office:value-type="string" office:string-value="N1136 ( Wire 190 )" calcext:value-type="string">
            <text:p>N1136 ( Wire 190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37</text:p>
          </table:table-cell>
          <table:table-cell table:formula="of:=&quot;X&quot;&amp;[.E1138]" office:value-type="string" office:string-value="X6747.5" calcext:value-type="string">
            <text:p>X6747.5</text:p>
          </table:table-cell>
          <table:table-cell table:formula="of:=&quot;Y&quot;&amp;[.F1138]" office:value-type="string" office:string-value="Y1014.65329787235" calcext:value-type="string">
            <text:p>Y1014.65329787235</text:p>
          </table:table-cell>
          <table:table-cell/>
          <table:table-cell table:formula="of:=[.E1132]" office:value-type="float" office:value="6747.5" calcext:value-type="float">
            <text:p>6747.5</text:p>
          </table:table-cell>
          <table:table-cell table:formula="of:=[.F1132]+[.$K$18]" office:value-type="float" office:value="1014.65329787235" calcext:value-type="float">
            <text:p>1014.6532978724</text:p>
          </table:table-cell>
          <table:table-cell/>
          <table:table-cell table:formula="of:=[.A1138]&amp;&quot; &quot;&amp;[.B1138]&amp;&quot; &quot;&amp;[.C1138]" office:value-type="string" office:string-value="N1137 X6747.5 Y1014.65329787235" calcext:value-type="string">
            <text:p>N1137 X6747.5 Y1014.653297872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38</text:p>
          </table:table-cell>
          <table:table-cell table:formula="of:=[.B1133]" office:value-type="string" office:string-value="G106" calcext:value-type="string">
            <text:p>G106</text:p>
          </table:table-cell>
          <table:table-cell table:formula="of:=[.C1133]" office:value-type="string" office:string-value="P3" calcext:value-type="string">
            <text:p>P3</text:p>
          </table:table-cell>
          <table:table-cell table:number-columns-repeated="4"/>
          <table:table-cell table:formula="of:=[.A1139]&amp;&quot; &quot;&amp;[.B1139]&amp;&quot; &quot;&amp;[.C1139]" office:value-type="string" office:string-value="N1138 G106 P3" calcext:value-type="string">
            <text:p>N1138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39</text:p>
          </table:table-cell>
          <table:table-cell table:formula="of:=&quot;X&quot;&amp;[.E1140]" office:value-type="string" office:string-value="X12.5" calcext:value-type="string">
            <text:p>X12.5</text:p>
          </table:table-cell>
          <table:table-cell table:formula="of:=&quot;Y&quot;&amp;[.F1140]" office:value-type="string" office:string-value="Y1012.85329787235" calcext:value-type="string">
            <text:p>Y1012.85329787235</text:p>
          </table:table-cell>
          <table:table-cell/>
          <table:table-cell table:formula="of:=[.E1134]" office:value-type="float" office:value="12.5" calcext:value-type="float">
            <text:p>12.5</text:p>
          </table:table-cell>
          <table:table-cell table:formula="of:=[.F1134]+[.$K$18]" office:value-type="float" office:value="1012.85329787235" calcext:value-type="float">
            <text:p>1012.8532978724</text:p>
          </table:table-cell>
          <table:table-cell/>
          <table:table-cell table:formula="of:=[.A1140]&amp;&quot; &quot;&amp;[.B1140]&amp;&quot; &quot;&amp;[.C1140]" office:value-type="string" office:string-value="N1139 X12.5 Y1012.85329787235" calcext:value-type="string">
            <text:p>N1139 X12.5 Y1012.853297872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40</text:p>
          </table:table-cell>
          <table:table-cell table:formula="of:=[.B1135]" office:value-type="string" office:string-value="G106" calcext:value-type="string">
            <text:p>G106</text:p>
          </table:table-cell>
          <table:table-cell table:formula="of:=[.C1135]" office:value-type="string" office:string-value="P0" calcext:value-type="string">
            <text:p>P0</text:p>
          </table:table-cell>
          <table:table-cell table:number-columns-repeated="4"/>
          <table:table-cell table:formula="of:=[.A1141]&amp;&quot; &quot;&amp;[.B1141]&amp;&quot; &quot;&amp;[.C1141]" office:value-type="string" office:string-value="N1140 G106 P0" calcext:value-type="string">
            <text:p>N1140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41</text:p>
          </table:table-cell>
          <table:table-cell table:formula="of:=[.B1136]" office:value-type="string" office:string-value="G105" calcext:value-type="string">
            <text:p>G105</text:p>
          </table:table-cell>
          <table:table-cell table:formula="of:=[.C1136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136]" office:value-type="string" office:string-value="jog up" calcext:value-type="string">
            <text:p>jog up</text:p>
          </table:table-cell>
          <table:table-cell/>
          <table:table-cell table:formula="of:=[.A1142]&amp;&quot; &quot;&amp;[.B1142]&amp;&quot; &quot;&amp;[.C1142]" office:value-type="string" office:string-value="N1141 G105 PY7.79553191489362" calcext:value-type="string">
            <text:p>N1141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42</text:p>
          </table:table-cell>
          <table:table-cell table:style-name="ce8" table:number-columns-repeated="3"/>
          <table:table-cell table:style-name="ce8" table:formula="of:=[.E1137]+1" office:value-type="float" office:value="191" calcext:value-type="float">
            <text:p>191</text:p>
          </table:table-cell>
          <table:table-cell table:style-name="ce8" table:number-columns-repeated="2"/>
          <table:table-cell table:style-name="ce8" table:formula="of:=[.A1143]&amp;&quot; ( Wire &quot;&amp;[.E1143]&amp;&quot; )&quot;" office:value-type="string" office:string-value="N1142 ( Wire 191 )" calcext:value-type="string">
            <text:p>N1142 ( Wire 191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43</text:p>
          </table:table-cell>
          <table:table-cell table:formula="of:=&quot;X&quot;&amp;[.E1144]" office:value-type="string" office:string-value="X6747.5" calcext:value-type="string">
            <text:p>X6747.5</text:p>
          </table:table-cell>
          <table:table-cell table:formula="of:=&quot;Y&quot;&amp;[.F1144]" office:value-type="string" office:string-value="Y1019.44882978724" calcext:value-type="string">
            <text:p>Y1019.44882978724</text:p>
          </table:table-cell>
          <table:table-cell/>
          <table:table-cell table:formula="of:=[.E1138]" office:value-type="float" office:value="6747.5" calcext:value-type="float">
            <text:p>6747.5</text:p>
          </table:table-cell>
          <table:table-cell table:formula="of:=[.F1138]+[.$K$18]" office:value-type="float" office:value="1019.44882978724" calcext:value-type="float">
            <text:p>1019.4488297872</text:p>
          </table:table-cell>
          <table:table-cell/>
          <table:table-cell table:formula="of:=[.A1144]&amp;&quot; &quot;&amp;[.B1144]&amp;&quot; &quot;&amp;[.C1144]" office:value-type="string" office:string-value="N1143 X6747.5 Y1019.44882978724" calcext:value-type="string">
            <text:p>N1143 X6747.5 Y1019.448829787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44</text:p>
          </table:table-cell>
          <table:table-cell table:formula="of:=[.B1139]" office:value-type="string" office:string-value="G106" calcext:value-type="string">
            <text:p>G106</text:p>
          </table:table-cell>
          <table:table-cell table:formula="of:=[.C1139]" office:value-type="string" office:string-value="P3" calcext:value-type="string">
            <text:p>P3</text:p>
          </table:table-cell>
          <table:table-cell table:number-columns-repeated="4"/>
          <table:table-cell table:formula="of:=[.A1145]&amp;&quot; &quot;&amp;[.B1145]&amp;&quot; &quot;&amp;[.C1145]" office:value-type="string" office:string-value="N1144 G106 P3" calcext:value-type="string">
            <text:p>N1144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45</text:p>
          </table:table-cell>
          <table:table-cell table:formula="of:=&quot;X&quot;&amp;[.E1146]" office:value-type="string" office:string-value="X12.5" calcext:value-type="string">
            <text:p>X12.5</text:p>
          </table:table-cell>
          <table:table-cell table:formula="of:=&quot;Y&quot;&amp;[.F1146]" office:value-type="string" office:string-value="Y1017.64882978724" calcext:value-type="string">
            <text:p>Y1017.64882978724</text:p>
          </table:table-cell>
          <table:table-cell/>
          <table:table-cell table:formula="of:=[.E1140]" office:value-type="float" office:value="12.5" calcext:value-type="float">
            <text:p>12.5</text:p>
          </table:table-cell>
          <table:table-cell table:formula="of:=[.F1140]+[.$K$18]" office:value-type="float" office:value="1017.64882978724" calcext:value-type="float">
            <text:p>1017.6488297872</text:p>
          </table:table-cell>
          <table:table-cell/>
          <table:table-cell table:formula="of:=[.A1146]&amp;&quot; &quot;&amp;[.B1146]&amp;&quot; &quot;&amp;[.C1146]" office:value-type="string" office:string-value="N1145 X12.5 Y1017.64882978724" calcext:value-type="string">
            <text:p>N1145 X12.5 Y1017.648829787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46</text:p>
          </table:table-cell>
          <table:table-cell table:formula="of:=[.B1141]" office:value-type="string" office:string-value="G106" calcext:value-type="string">
            <text:p>G106</text:p>
          </table:table-cell>
          <table:table-cell table:formula="of:=[.C1141]" office:value-type="string" office:string-value="P0" calcext:value-type="string">
            <text:p>P0</text:p>
          </table:table-cell>
          <table:table-cell table:number-columns-repeated="4"/>
          <table:table-cell table:formula="of:=[.A1147]&amp;&quot; &quot;&amp;[.B1147]&amp;&quot; &quot;&amp;[.C1147]" office:value-type="string" office:string-value="N1146 G106 P0" calcext:value-type="string">
            <text:p>N1146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47</text:p>
          </table:table-cell>
          <table:table-cell table:formula="of:=[.B1142]" office:value-type="string" office:string-value="G105" calcext:value-type="string">
            <text:p>G105</text:p>
          </table:table-cell>
          <table:table-cell table:formula="of:=[.C1142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142]" office:value-type="string" office:string-value="jog up" calcext:value-type="string">
            <text:p>jog up</text:p>
          </table:table-cell>
          <table:table-cell/>
          <table:table-cell table:formula="of:=[.A1148]&amp;&quot; &quot;&amp;[.B1148]&amp;&quot; &quot;&amp;[.C1148]" office:value-type="string" office:string-value="N1147 G105 PY7.79553191489362" calcext:value-type="string">
            <text:p>N1147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48</text:p>
          </table:table-cell>
          <table:table-cell table:style-name="ce8" table:number-columns-repeated="3"/>
          <table:table-cell table:style-name="ce8" table:formula="of:=[.E1143]+1" office:value-type="float" office:value="192" calcext:value-type="float">
            <text:p>192</text:p>
          </table:table-cell>
          <table:table-cell table:style-name="ce8" table:number-columns-repeated="2"/>
          <table:table-cell table:style-name="ce8" table:formula="of:=[.A1149]&amp;&quot; ( Wire &quot;&amp;[.E1149]&amp;&quot; )&quot;" office:value-type="string" office:string-value="N1148 ( Wire 192 )" calcext:value-type="string">
            <text:p>N1148 ( Wire 192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49</text:p>
          </table:table-cell>
          <table:table-cell table:formula="of:=&quot;X&quot;&amp;[.E1150]" office:value-type="string" office:string-value="X6747.5" calcext:value-type="string">
            <text:p>X6747.5</text:p>
          </table:table-cell>
          <table:table-cell table:formula="of:=&quot;Y&quot;&amp;[.F1150]" office:value-type="string" office:string-value="Y1024.24436170213" calcext:value-type="string">
            <text:p>Y1024.24436170213</text:p>
          </table:table-cell>
          <table:table-cell/>
          <table:table-cell table:formula="of:=[.E1144]" office:value-type="float" office:value="6747.5" calcext:value-type="float">
            <text:p>6747.5</text:p>
          </table:table-cell>
          <table:table-cell table:formula="of:=[.F1144]+[.$K$18]" office:value-type="float" office:value="1024.24436170213" calcext:value-type="float">
            <text:p>1024.2443617021</text:p>
          </table:table-cell>
          <table:table-cell/>
          <table:table-cell table:formula="of:=[.A1150]&amp;&quot; &quot;&amp;[.B1150]&amp;&quot; &quot;&amp;[.C1150]" office:value-type="string" office:string-value="N1149 X6747.5 Y1024.24436170213" calcext:value-type="string">
            <text:p>N1149 X6747.5 Y1024.244361702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50</text:p>
          </table:table-cell>
          <table:table-cell table:formula="of:=[.B1145]" office:value-type="string" office:string-value="G106" calcext:value-type="string">
            <text:p>G106</text:p>
          </table:table-cell>
          <table:table-cell table:formula="of:=[.C1145]" office:value-type="string" office:string-value="P3" calcext:value-type="string">
            <text:p>P3</text:p>
          </table:table-cell>
          <table:table-cell table:number-columns-repeated="4"/>
          <table:table-cell table:formula="of:=[.A1151]&amp;&quot; &quot;&amp;[.B1151]&amp;&quot; &quot;&amp;[.C1151]" office:value-type="string" office:string-value="N1150 G106 P3" calcext:value-type="string">
            <text:p>N1150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51</text:p>
          </table:table-cell>
          <table:table-cell table:formula="of:=&quot;X&quot;&amp;[.E1152]" office:value-type="string" office:string-value="X12.5" calcext:value-type="string">
            <text:p>X12.5</text:p>
          </table:table-cell>
          <table:table-cell table:formula="of:=&quot;Y&quot;&amp;[.F1152]" office:value-type="string" office:string-value="Y1022.44436170213" calcext:value-type="string">
            <text:p>Y1022.44436170213</text:p>
          </table:table-cell>
          <table:table-cell/>
          <table:table-cell table:formula="of:=[.E1146]" office:value-type="float" office:value="12.5" calcext:value-type="float">
            <text:p>12.5</text:p>
          </table:table-cell>
          <table:table-cell table:formula="of:=[.F1146]+[.$K$18]" office:value-type="float" office:value="1022.44436170213" calcext:value-type="float">
            <text:p>1022.4443617021</text:p>
          </table:table-cell>
          <table:table-cell/>
          <table:table-cell table:formula="of:=[.A1152]&amp;&quot; &quot;&amp;[.B1152]&amp;&quot; &quot;&amp;[.C1152]" office:value-type="string" office:string-value="N1151 X12.5 Y1022.44436170213" calcext:value-type="string">
            <text:p>N1151 X12.5 Y1022.444361702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52</text:p>
          </table:table-cell>
          <table:table-cell table:formula="of:=[.B1147]" office:value-type="string" office:string-value="G106" calcext:value-type="string">
            <text:p>G106</text:p>
          </table:table-cell>
          <table:table-cell table:formula="of:=[.C1147]" office:value-type="string" office:string-value="P0" calcext:value-type="string">
            <text:p>P0</text:p>
          </table:table-cell>
          <table:table-cell table:number-columns-repeated="4"/>
          <table:table-cell table:formula="of:=[.A1153]&amp;&quot; &quot;&amp;[.B1153]&amp;&quot; &quot;&amp;[.C1153]" office:value-type="string" office:string-value="N1152 G106 P0" calcext:value-type="string">
            <text:p>N1152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53</text:p>
          </table:table-cell>
          <table:table-cell table:formula="of:=[.B1148]" office:value-type="string" office:string-value="G105" calcext:value-type="string">
            <text:p>G105</text:p>
          </table:table-cell>
          <table:table-cell table:formula="of:=[.C1148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148]" office:value-type="string" office:string-value="jog up" calcext:value-type="string">
            <text:p>jog up</text:p>
          </table:table-cell>
          <table:table-cell/>
          <table:table-cell table:formula="of:=[.A1154]&amp;&quot; &quot;&amp;[.B1154]&amp;&quot; &quot;&amp;[.C1154]" office:value-type="string" office:string-value="N1153 G105 PY7.79553191489362" calcext:value-type="string">
            <text:p>N1153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54</text:p>
          </table:table-cell>
          <table:table-cell table:style-name="ce8" table:number-columns-repeated="3"/>
          <table:table-cell table:style-name="ce8" table:formula="of:=[.E1149]+1" office:value-type="float" office:value="193" calcext:value-type="float">
            <text:p>193</text:p>
          </table:table-cell>
          <table:table-cell table:style-name="ce8" table:number-columns-repeated="2"/>
          <table:table-cell table:style-name="ce8" table:formula="of:=[.A1155]&amp;&quot; ( Wire &quot;&amp;[.E1155]&amp;&quot; )&quot;" office:value-type="string" office:string-value="N1154 ( Wire 193 )" calcext:value-type="string">
            <text:p>N1154 ( Wire 193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55</text:p>
          </table:table-cell>
          <table:table-cell table:formula="of:=&quot;X&quot;&amp;[.E1156]" office:value-type="string" office:string-value="X6747.5" calcext:value-type="string">
            <text:p>X6747.5</text:p>
          </table:table-cell>
          <table:table-cell table:formula="of:=&quot;Y&quot;&amp;[.F1156]" office:value-type="string" office:string-value="Y1029.03989361703" calcext:value-type="string">
            <text:p>Y1029.03989361703</text:p>
          </table:table-cell>
          <table:table-cell/>
          <table:table-cell table:formula="of:=[.E1150]" office:value-type="float" office:value="6747.5" calcext:value-type="float">
            <text:p>6747.5</text:p>
          </table:table-cell>
          <table:table-cell table:formula="of:=[.F1150]+[.$K$18]" office:value-type="float" office:value="1029.03989361703" calcext:value-type="float">
            <text:p>1029.039893617</text:p>
          </table:table-cell>
          <table:table-cell/>
          <table:table-cell table:formula="of:=[.A1156]&amp;&quot; &quot;&amp;[.B1156]&amp;&quot; &quot;&amp;[.C1156]" office:value-type="string" office:string-value="N1155 X6747.5 Y1029.03989361703" calcext:value-type="string">
            <text:p>N1155 X6747.5 Y1029.039893617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56</text:p>
          </table:table-cell>
          <table:table-cell table:formula="of:=[.B1151]" office:value-type="string" office:string-value="G106" calcext:value-type="string">
            <text:p>G106</text:p>
          </table:table-cell>
          <table:table-cell table:formula="of:=[.C1151]" office:value-type="string" office:string-value="P3" calcext:value-type="string">
            <text:p>P3</text:p>
          </table:table-cell>
          <table:table-cell table:number-columns-repeated="4"/>
          <table:table-cell table:formula="of:=[.A1157]&amp;&quot; &quot;&amp;[.B1157]&amp;&quot; &quot;&amp;[.C1157]" office:value-type="string" office:string-value="N1156 G106 P3" calcext:value-type="string">
            <text:p>N1156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57</text:p>
          </table:table-cell>
          <table:table-cell table:formula="of:=&quot;X&quot;&amp;[.E1158]" office:value-type="string" office:string-value="X12.5" calcext:value-type="string">
            <text:p>X12.5</text:p>
          </table:table-cell>
          <table:table-cell table:formula="of:=&quot;Y&quot;&amp;[.F1158]" office:value-type="string" office:string-value="Y1027.23989361703" calcext:value-type="string">
            <text:p>Y1027.23989361703</text:p>
          </table:table-cell>
          <table:table-cell/>
          <table:table-cell table:formula="of:=[.E1152]" office:value-type="float" office:value="12.5" calcext:value-type="float">
            <text:p>12.5</text:p>
          </table:table-cell>
          <table:table-cell table:formula="of:=[.F1152]+[.$K$18]" office:value-type="float" office:value="1027.23989361703" calcext:value-type="float">
            <text:p>1027.239893617</text:p>
          </table:table-cell>
          <table:table-cell/>
          <table:table-cell table:formula="of:=[.A1158]&amp;&quot; &quot;&amp;[.B1158]&amp;&quot; &quot;&amp;[.C1158]" office:value-type="string" office:string-value="N1157 X12.5 Y1027.23989361703" calcext:value-type="string">
            <text:p>N1157 X12.5 Y1027.239893617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58</text:p>
          </table:table-cell>
          <table:table-cell table:formula="of:=[.B1153]" office:value-type="string" office:string-value="G106" calcext:value-type="string">
            <text:p>G106</text:p>
          </table:table-cell>
          <table:table-cell table:formula="of:=[.C1153]" office:value-type="string" office:string-value="P0" calcext:value-type="string">
            <text:p>P0</text:p>
          </table:table-cell>
          <table:table-cell table:number-columns-repeated="4"/>
          <table:table-cell table:formula="of:=[.A1159]&amp;&quot; &quot;&amp;[.B1159]&amp;&quot; &quot;&amp;[.C1159]" office:value-type="string" office:string-value="N1158 G106 P0" calcext:value-type="string">
            <text:p>N1158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59</text:p>
          </table:table-cell>
          <table:table-cell table:formula="of:=[.B1154]" office:value-type="string" office:string-value="G105" calcext:value-type="string">
            <text:p>G105</text:p>
          </table:table-cell>
          <table:table-cell table:formula="of:=[.C1154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154]" office:value-type="string" office:string-value="jog up" calcext:value-type="string">
            <text:p>jog up</text:p>
          </table:table-cell>
          <table:table-cell/>
          <table:table-cell table:formula="of:=[.A1160]&amp;&quot; &quot;&amp;[.B1160]&amp;&quot; &quot;&amp;[.C1160]" office:value-type="string" office:string-value="N1159 G105 PY7.79553191489362" calcext:value-type="string">
            <text:p>N1159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60</text:p>
          </table:table-cell>
          <table:table-cell table:style-name="ce8" table:number-columns-repeated="3"/>
          <table:table-cell table:style-name="ce8" table:formula="of:=[.E1155]+1" office:value-type="float" office:value="194" calcext:value-type="float">
            <text:p>194</text:p>
          </table:table-cell>
          <table:table-cell table:style-name="ce8" table:number-columns-repeated="2"/>
          <table:table-cell table:style-name="ce8" table:formula="of:=[.A1161]&amp;&quot; ( Wire &quot;&amp;[.E1161]&amp;&quot; )&quot;" office:value-type="string" office:string-value="N1160 ( Wire 194 )" calcext:value-type="string">
            <text:p>N1160 ( Wire 194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61</text:p>
          </table:table-cell>
          <table:table-cell table:formula="of:=&quot;X&quot;&amp;[.E1162]" office:value-type="string" office:string-value="X6747.5" calcext:value-type="string">
            <text:p>X6747.5</text:p>
          </table:table-cell>
          <table:table-cell table:formula="of:=&quot;Y&quot;&amp;[.F1162]" office:value-type="string" office:string-value="Y1033.83542553192" calcext:value-type="string">
            <text:p>Y1033.83542553192</text:p>
          </table:table-cell>
          <table:table-cell/>
          <table:table-cell table:formula="of:=[.E1156]" office:value-type="float" office:value="6747.5" calcext:value-type="float">
            <text:p>6747.5</text:p>
          </table:table-cell>
          <table:table-cell table:formula="of:=[.F1156]+[.$K$18]" office:value-type="float" office:value="1033.83542553192" calcext:value-type="float">
            <text:p>1033.8354255319</text:p>
          </table:table-cell>
          <table:table-cell/>
          <table:table-cell table:formula="of:=[.A1162]&amp;&quot; &quot;&amp;[.B1162]&amp;&quot; &quot;&amp;[.C1162]" office:value-type="string" office:string-value="N1161 X6747.5 Y1033.83542553192" calcext:value-type="string">
            <text:p>N1161 X6747.5 Y1033.835425531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62</text:p>
          </table:table-cell>
          <table:table-cell table:formula="of:=[.B1157]" office:value-type="string" office:string-value="G106" calcext:value-type="string">
            <text:p>G106</text:p>
          </table:table-cell>
          <table:table-cell table:formula="of:=[.C1157]" office:value-type="string" office:string-value="P3" calcext:value-type="string">
            <text:p>P3</text:p>
          </table:table-cell>
          <table:table-cell table:number-columns-repeated="4"/>
          <table:table-cell table:formula="of:=[.A1163]&amp;&quot; &quot;&amp;[.B1163]&amp;&quot; &quot;&amp;[.C1163]" office:value-type="string" office:string-value="N1162 G106 P3" calcext:value-type="string">
            <text:p>N1162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63</text:p>
          </table:table-cell>
          <table:table-cell table:formula="of:=&quot;X&quot;&amp;[.E1164]" office:value-type="string" office:string-value="X12.5" calcext:value-type="string">
            <text:p>X12.5</text:p>
          </table:table-cell>
          <table:table-cell table:formula="of:=&quot;Y&quot;&amp;[.F1164]" office:value-type="string" office:string-value="Y1032.03542553192" calcext:value-type="string">
            <text:p>Y1032.03542553192</text:p>
          </table:table-cell>
          <table:table-cell/>
          <table:table-cell table:formula="of:=[.E1158]" office:value-type="float" office:value="12.5" calcext:value-type="float">
            <text:p>12.5</text:p>
          </table:table-cell>
          <table:table-cell table:formula="of:=[.F1158]+[.$K$18]" office:value-type="float" office:value="1032.03542553192" calcext:value-type="float">
            <text:p>1032.0354255319</text:p>
          </table:table-cell>
          <table:table-cell/>
          <table:table-cell table:formula="of:=[.A1164]&amp;&quot; &quot;&amp;[.B1164]&amp;&quot; &quot;&amp;[.C1164]" office:value-type="string" office:string-value="N1163 X12.5 Y1032.03542553192" calcext:value-type="string">
            <text:p>N1163 X12.5 Y1032.035425531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64</text:p>
          </table:table-cell>
          <table:table-cell table:formula="of:=[.B1159]" office:value-type="string" office:string-value="G106" calcext:value-type="string">
            <text:p>G106</text:p>
          </table:table-cell>
          <table:table-cell table:formula="of:=[.C1159]" office:value-type="string" office:string-value="P0" calcext:value-type="string">
            <text:p>P0</text:p>
          </table:table-cell>
          <table:table-cell table:number-columns-repeated="4"/>
          <table:table-cell table:formula="of:=[.A1165]&amp;&quot; &quot;&amp;[.B1165]&amp;&quot; &quot;&amp;[.C1165]" office:value-type="string" office:string-value="N1164 G106 P0" calcext:value-type="string">
            <text:p>N1164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65</text:p>
          </table:table-cell>
          <table:table-cell table:formula="of:=[.B1160]" office:value-type="string" office:string-value="G105" calcext:value-type="string">
            <text:p>G105</text:p>
          </table:table-cell>
          <table:table-cell table:formula="of:=[.C1160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160]" office:value-type="string" office:string-value="jog up" calcext:value-type="string">
            <text:p>jog up</text:p>
          </table:table-cell>
          <table:table-cell/>
          <table:table-cell table:formula="of:=[.A1166]&amp;&quot; &quot;&amp;[.B1166]&amp;&quot; &quot;&amp;[.C1166]" office:value-type="string" office:string-value="N1165 G105 PY7.79553191489362" calcext:value-type="string">
            <text:p>N1165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66</text:p>
          </table:table-cell>
          <table:table-cell table:style-name="ce8" table:number-columns-repeated="3"/>
          <table:table-cell table:style-name="ce8" table:formula="of:=[.E1161]+1" office:value-type="float" office:value="195" calcext:value-type="float">
            <text:p>195</text:p>
          </table:table-cell>
          <table:table-cell table:style-name="ce8" table:number-columns-repeated="2"/>
          <table:table-cell table:style-name="ce8" table:formula="of:=[.A1167]&amp;&quot; ( Wire &quot;&amp;[.E1167]&amp;&quot; )&quot;" office:value-type="string" office:string-value="N1166 ( Wire 195 )" calcext:value-type="string">
            <text:p>N1166 ( Wire 195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67</text:p>
          </table:table-cell>
          <table:table-cell table:formula="of:=&quot;X&quot;&amp;[.E1168]" office:value-type="string" office:string-value="X6747.5" calcext:value-type="string">
            <text:p>X6747.5</text:p>
          </table:table-cell>
          <table:table-cell table:formula="of:=&quot;Y&quot;&amp;[.F1168]" office:value-type="string" office:string-value="Y1038.63095744681" calcext:value-type="string">
            <text:p>Y1038.63095744681</text:p>
          </table:table-cell>
          <table:table-cell/>
          <table:table-cell table:formula="of:=[.E1162]" office:value-type="float" office:value="6747.5" calcext:value-type="float">
            <text:p>6747.5</text:p>
          </table:table-cell>
          <table:table-cell table:formula="of:=[.F1162]+[.$K$18]" office:value-type="float" office:value="1038.63095744681" calcext:value-type="float">
            <text:p>1038.6309574468</text:p>
          </table:table-cell>
          <table:table-cell/>
          <table:table-cell table:formula="of:=[.A1168]&amp;&quot; &quot;&amp;[.B1168]&amp;&quot; &quot;&amp;[.C1168]" office:value-type="string" office:string-value="N1167 X6747.5 Y1038.63095744681" calcext:value-type="string">
            <text:p>N1167 X6747.5 Y1038.630957446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68</text:p>
          </table:table-cell>
          <table:table-cell table:formula="of:=[.B1163]" office:value-type="string" office:string-value="G106" calcext:value-type="string">
            <text:p>G106</text:p>
          </table:table-cell>
          <table:table-cell table:formula="of:=[.C1163]" office:value-type="string" office:string-value="P3" calcext:value-type="string">
            <text:p>P3</text:p>
          </table:table-cell>
          <table:table-cell table:number-columns-repeated="4"/>
          <table:table-cell table:formula="of:=[.A1169]&amp;&quot; &quot;&amp;[.B1169]&amp;&quot; &quot;&amp;[.C1169]" office:value-type="string" office:string-value="N1168 G106 P3" calcext:value-type="string">
            <text:p>N1168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69</text:p>
          </table:table-cell>
          <table:table-cell table:formula="of:=&quot;X&quot;&amp;[.E1170]" office:value-type="string" office:string-value="X12.5" calcext:value-type="string">
            <text:p>X12.5</text:p>
          </table:table-cell>
          <table:table-cell table:formula="of:=&quot;Y&quot;&amp;[.F1170]" office:value-type="string" office:string-value="Y1036.83095744681" calcext:value-type="string">
            <text:p>Y1036.83095744681</text:p>
          </table:table-cell>
          <table:table-cell/>
          <table:table-cell table:formula="of:=[.E1164]" office:value-type="float" office:value="12.5" calcext:value-type="float">
            <text:p>12.5</text:p>
          </table:table-cell>
          <table:table-cell table:formula="of:=[.F1164]+[.$K$18]" office:value-type="float" office:value="1036.83095744681" calcext:value-type="float">
            <text:p>1036.8309574468</text:p>
          </table:table-cell>
          <table:table-cell/>
          <table:table-cell table:formula="of:=[.A1170]&amp;&quot; &quot;&amp;[.B1170]&amp;&quot; &quot;&amp;[.C1170]" office:value-type="string" office:string-value="N1169 X12.5 Y1036.83095744681" calcext:value-type="string">
            <text:p>N1169 X12.5 Y1036.830957446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70</text:p>
          </table:table-cell>
          <table:table-cell table:formula="of:=[.B1165]" office:value-type="string" office:string-value="G106" calcext:value-type="string">
            <text:p>G106</text:p>
          </table:table-cell>
          <table:table-cell table:formula="of:=[.C1165]" office:value-type="string" office:string-value="P0" calcext:value-type="string">
            <text:p>P0</text:p>
          </table:table-cell>
          <table:table-cell table:number-columns-repeated="4"/>
          <table:table-cell table:formula="of:=[.A1171]&amp;&quot; &quot;&amp;[.B1171]&amp;&quot; &quot;&amp;[.C1171]" office:value-type="string" office:string-value="N1170 G106 P0" calcext:value-type="string">
            <text:p>N1170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71</text:p>
          </table:table-cell>
          <table:table-cell table:formula="of:=[.B1166]" office:value-type="string" office:string-value="G105" calcext:value-type="string">
            <text:p>G105</text:p>
          </table:table-cell>
          <table:table-cell table:formula="of:=[.C1166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166]" office:value-type="string" office:string-value="jog up" calcext:value-type="string">
            <text:p>jog up</text:p>
          </table:table-cell>
          <table:table-cell/>
          <table:table-cell table:formula="of:=[.A1172]&amp;&quot; &quot;&amp;[.B1172]&amp;&quot; &quot;&amp;[.C1172]" office:value-type="string" office:string-value="N1171 G105 PY7.79553191489362" calcext:value-type="string">
            <text:p>N1171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72</text:p>
          </table:table-cell>
          <table:table-cell table:style-name="ce8" table:number-columns-repeated="3"/>
          <table:table-cell table:style-name="ce8" table:formula="of:=[.E1167]+1" office:value-type="float" office:value="196" calcext:value-type="float">
            <text:p>196</text:p>
          </table:table-cell>
          <table:table-cell table:style-name="ce8" table:number-columns-repeated="2"/>
          <table:table-cell table:style-name="ce8" table:formula="of:=[.A1173]&amp;&quot; ( Wire &quot;&amp;[.E1173]&amp;&quot; )&quot;" office:value-type="string" office:string-value="N1172 ( Wire 196 )" calcext:value-type="string">
            <text:p>N1172 ( Wire 196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73</text:p>
          </table:table-cell>
          <table:table-cell table:formula="of:=&quot;X&quot;&amp;[.E1174]" office:value-type="string" office:string-value="X6747.5" calcext:value-type="string">
            <text:p>X6747.5</text:p>
          </table:table-cell>
          <table:table-cell table:formula="of:=&quot;Y&quot;&amp;[.F1174]" office:value-type="string" office:string-value="Y1043.42648936171" calcext:value-type="string">
            <text:p>Y1043.42648936171</text:p>
          </table:table-cell>
          <table:table-cell/>
          <table:table-cell table:formula="of:=[.E1168]" office:value-type="float" office:value="6747.5" calcext:value-type="float">
            <text:p>6747.5</text:p>
          </table:table-cell>
          <table:table-cell table:formula="of:=[.F1168]+[.$K$18]" office:value-type="float" office:value="1043.42648936171" calcext:value-type="float">
            <text:p>1043.4264893617</text:p>
          </table:table-cell>
          <table:table-cell/>
          <table:table-cell table:formula="of:=[.A1174]&amp;&quot; &quot;&amp;[.B1174]&amp;&quot; &quot;&amp;[.C1174]" office:value-type="string" office:string-value="N1173 X6747.5 Y1043.42648936171" calcext:value-type="string">
            <text:p>N1173 X6747.5 Y1043.426489361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74</text:p>
          </table:table-cell>
          <table:table-cell table:formula="of:=[.B1169]" office:value-type="string" office:string-value="G106" calcext:value-type="string">
            <text:p>G106</text:p>
          </table:table-cell>
          <table:table-cell table:formula="of:=[.C1169]" office:value-type="string" office:string-value="P3" calcext:value-type="string">
            <text:p>P3</text:p>
          </table:table-cell>
          <table:table-cell table:number-columns-repeated="4"/>
          <table:table-cell table:formula="of:=[.A1175]&amp;&quot; &quot;&amp;[.B1175]&amp;&quot; &quot;&amp;[.C1175]" office:value-type="string" office:string-value="N1174 G106 P3" calcext:value-type="string">
            <text:p>N1174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75</text:p>
          </table:table-cell>
          <table:table-cell table:formula="of:=&quot;X&quot;&amp;[.E1176]" office:value-type="string" office:string-value="X12.5" calcext:value-type="string">
            <text:p>X12.5</text:p>
          </table:table-cell>
          <table:table-cell table:formula="of:=&quot;Y&quot;&amp;[.F1176]" office:value-type="string" office:string-value="Y1041.62648936171" calcext:value-type="string">
            <text:p>Y1041.62648936171</text:p>
          </table:table-cell>
          <table:table-cell/>
          <table:table-cell table:formula="of:=[.E1170]" office:value-type="float" office:value="12.5" calcext:value-type="float">
            <text:p>12.5</text:p>
          </table:table-cell>
          <table:table-cell table:formula="of:=[.F1170]+[.$K$18]" office:value-type="float" office:value="1041.62648936171" calcext:value-type="float">
            <text:p>1041.6264893617</text:p>
          </table:table-cell>
          <table:table-cell/>
          <table:table-cell table:formula="of:=[.A1176]&amp;&quot; &quot;&amp;[.B1176]&amp;&quot; &quot;&amp;[.C1176]" office:value-type="string" office:string-value="N1175 X12.5 Y1041.62648936171" calcext:value-type="string">
            <text:p>N1175 X12.5 Y1041.626489361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76</text:p>
          </table:table-cell>
          <table:table-cell table:formula="of:=[.B1171]" office:value-type="string" office:string-value="G106" calcext:value-type="string">
            <text:p>G106</text:p>
          </table:table-cell>
          <table:table-cell table:formula="of:=[.C1171]" office:value-type="string" office:string-value="P0" calcext:value-type="string">
            <text:p>P0</text:p>
          </table:table-cell>
          <table:table-cell table:number-columns-repeated="4"/>
          <table:table-cell table:formula="of:=[.A1177]&amp;&quot; &quot;&amp;[.B1177]&amp;&quot; &quot;&amp;[.C1177]" office:value-type="string" office:string-value="N1176 G106 P0" calcext:value-type="string">
            <text:p>N1176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77</text:p>
          </table:table-cell>
          <table:table-cell table:formula="of:=[.B1172]" office:value-type="string" office:string-value="G105" calcext:value-type="string">
            <text:p>G105</text:p>
          </table:table-cell>
          <table:table-cell table:formula="of:=[.C1172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172]" office:value-type="string" office:string-value="jog up" calcext:value-type="string">
            <text:p>jog up</text:p>
          </table:table-cell>
          <table:table-cell/>
          <table:table-cell table:formula="of:=[.A1178]&amp;&quot; &quot;&amp;[.B1178]&amp;&quot; &quot;&amp;[.C1178]" office:value-type="string" office:string-value="N1177 G105 PY7.79553191489362" calcext:value-type="string">
            <text:p>N1177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78</text:p>
          </table:table-cell>
          <table:table-cell table:style-name="ce8" table:number-columns-repeated="3"/>
          <table:table-cell table:style-name="ce8" table:formula="of:=[.E1173]+1" office:value-type="float" office:value="197" calcext:value-type="float">
            <text:p>197</text:p>
          </table:table-cell>
          <table:table-cell table:style-name="ce8" table:number-columns-repeated="2"/>
          <table:table-cell table:style-name="ce8" table:formula="of:=[.A1179]&amp;&quot; ( Wire &quot;&amp;[.E1179]&amp;&quot; )&quot;" office:value-type="string" office:string-value="N1178 ( Wire 197 )" calcext:value-type="string">
            <text:p>N1178 ( Wire 197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79</text:p>
          </table:table-cell>
          <table:table-cell table:formula="of:=&quot;X&quot;&amp;[.E1180]" office:value-type="string" office:string-value="X6747.5" calcext:value-type="string">
            <text:p>X6747.5</text:p>
          </table:table-cell>
          <table:table-cell table:formula="of:=&quot;Y&quot;&amp;[.F1180]" office:value-type="string" office:string-value="Y1048.2220212766" calcext:value-type="string">
            <text:p>Y1048.2220212766</text:p>
          </table:table-cell>
          <table:table-cell/>
          <table:table-cell table:formula="of:=[.E1174]" office:value-type="float" office:value="6747.5" calcext:value-type="float">
            <text:p>6747.5</text:p>
          </table:table-cell>
          <table:table-cell table:formula="of:=[.F1174]+[.$K$18]" office:value-type="float" office:value="1048.2220212766" calcext:value-type="float">
            <text:p>1048.2220212766</text:p>
          </table:table-cell>
          <table:table-cell/>
          <table:table-cell table:formula="of:=[.A1180]&amp;&quot; &quot;&amp;[.B1180]&amp;&quot; &quot;&amp;[.C1180]" office:value-type="string" office:string-value="N1179 X6747.5 Y1048.2220212766" calcext:value-type="string">
            <text:p>N1179 X6747.5 Y1048.22202127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80</text:p>
          </table:table-cell>
          <table:table-cell table:formula="of:=[.B1175]" office:value-type="string" office:string-value="G106" calcext:value-type="string">
            <text:p>G106</text:p>
          </table:table-cell>
          <table:table-cell table:formula="of:=[.C1175]" office:value-type="string" office:string-value="P3" calcext:value-type="string">
            <text:p>P3</text:p>
          </table:table-cell>
          <table:table-cell table:number-columns-repeated="4"/>
          <table:table-cell table:formula="of:=[.A1181]&amp;&quot; &quot;&amp;[.B1181]&amp;&quot; &quot;&amp;[.C1181]" office:value-type="string" office:string-value="N1180 G106 P3" calcext:value-type="string">
            <text:p>N1180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81</text:p>
          </table:table-cell>
          <table:table-cell table:formula="of:=&quot;X&quot;&amp;[.E1182]" office:value-type="string" office:string-value="X12.5" calcext:value-type="string">
            <text:p>X12.5</text:p>
          </table:table-cell>
          <table:table-cell table:formula="of:=&quot;Y&quot;&amp;[.F1182]" office:value-type="string" office:string-value="Y1046.4220212766" calcext:value-type="string">
            <text:p>Y1046.4220212766</text:p>
          </table:table-cell>
          <table:table-cell/>
          <table:table-cell table:formula="of:=[.E1176]" office:value-type="float" office:value="12.5" calcext:value-type="float">
            <text:p>12.5</text:p>
          </table:table-cell>
          <table:table-cell table:formula="of:=[.F1176]+[.$K$18]" office:value-type="float" office:value="1046.4220212766" calcext:value-type="float">
            <text:p>1046.4220212766</text:p>
          </table:table-cell>
          <table:table-cell/>
          <table:table-cell table:formula="of:=[.A1182]&amp;&quot; &quot;&amp;[.B1182]&amp;&quot; &quot;&amp;[.C1182]" office:value-type="string" office:string-value="N1181 X12.5 Y1046.4220212766" calcext:value-type="string">
            <text:p>N1181 X12.5 Y1046.42202127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82</text:p>
          </table:table-cell>
          <table:table-cell table:formula="of:=[.B1177]" office:value-type="string" office:string-value="G106" calcext:value-type="string">
            <text:p>G106</text:p>
          </table:table-cell>
          <table:table-cell table:formula="of:=[.C1177]" office:value-type="string" office:string-value="P0" calcext:value-type="string">
            <text:p>P0</text:p>
          </table:table-cell>
          <table:table-cell table:number-columns-repeated="4"/>
          <table:table-cell table:formula="of:=[.A1183]&amp;&quot; &quot;&amp;[.B1183]&amp;&quot; &quot;&amp;[.C1183]" office:value-type="string" office:string-value="N1182 G106 P0" calcext:value-type="string">
            <text:p>N1182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83</text:p>
          </table:table-cell>
          <table:table-cell table:formula="of:=[.B1178]" office:value-type="string" office:string-value="G105" calcext:value-type="string">
            <text:p>G105</text:p>
          </table:table-cell>
          <table:table-cell table:formula="of:=[.C1178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178]" office:value-type="string" office:string-value="jog up" calcext:value-type="string">
            <text:p>jog up</text:p>
          </table:table-cell>
          <table:table-cell/>
          <table:table-cell table:formula="of:=[.A1184]&amp;&quot; &quot;&amp;[.B1184]&amp;&quot; &quot;&amp;[.C1184]" office:value-type="string" office:string-value="N1183 G105 PY7.79553191489362" calcext:value-type="string">
            <text:p>N1183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84</text:p>
          </table:table-cell>
          <table:table-cell table:style-name="ce8" table:number-columns-repeated="3"/>
          <table:table-cell table:style-name="ce8" table:formula="of:=[.E1179]+1" office:value-type="float" office:value="198" calcext:value-type="float">
            <text:p>198</text:p>
          </table:table-cell>
          <table:table-cell table:style-name="ce8" table:number-columns-repeated="2"/>
          <table:table-cell table:style-name="ce8" table:formula="of:=[.A1185]&amp;&quot; ( Wire &quot;&amp;[.E1185]&amp;&quot; )&quot;" office:value-type="string" office:string-value="N1184 ( Wire 198 )" calcext:value-type="string">
            <text:p>N1184 ( Wire 198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85</text:p>
          </table:table-cell>
          <table:table-cell table:formula="of:=&quot;X&quot;&amp;[.E1186]" office:value-type="string" office:string-value="X6747.5" calcext:value-type="string">
            <text:p>X6747.5</text:p>
          </table:table-cell>
          <table:table-cell table:formula="of:=&quot;Y&quot;&amp;[.F1186]" office:value-type="string" office:string-value="Y1053.0175531915" calcext:value-type="string">
            <text:p>Y1053.0175531915</text:p>
          </table:table-cell>
          <table:table-cell/>
          <table:table-cell table:formula="of:=[.E1180]" office:value-type="float" office:value="6747.5" calcext:value-type="float">
            <text:p>6747.5</text:p>
          </table:table-cell>
          <table:table-cell table:formula="of:=[.F1180]+[.$K$18]" office:value-type="float" office:value="1053.0175531915" calcext:value-type="float">
            <text:p>1053.0175531915</text:p>
          </table:table-cell>
          <table:table-cell/>
          <table:table-cell table:formula="of:=[.A1186]&amp;&quot; &quot;&amp;[.B1186]&amp;&quot; &quot;&amp;[.C1186]" office:value-type="string" office:string-value="N1185 X6747.5 Y1053.0175531915" calcext:value-type="string">
            <text:p>N1185 X6747.5 Y1053.0175531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86</text:p>
          </table:table-cell>
          <table:table-cell table:formula="of:=[.B1181]" office:value-type="string" office:string-value="G106" calcext:value-type="string">
            <text:p>G106</text:p>
          </table:table-cell>
          <table:table-cell table:formula="of:=[.C1181]" office:value-type="string" office:string-value="P3" calcext:value-type="string">
            <text:p>P3</text:p>
          </table:table-cell>
          <table:table-cell table:number-columns-repeated="4"/>
          <table:table-cell table:formula="of:=[.A1187]&amp;&quot; &quot;&amp;[.B1187]&amp;&quot; &quot;&amp;[.C1187]" office:value-type="string" office:string-value="N1186 G106 P3" calcext:value-type="string">
            <text:p>N1186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87</text:p>
          </table:table-cell>
          <table:table-cell table:formula="of:=&quot;X&quot;&amp;[.E1188]" office:value-type="string" office:string-value="X12.5" calcext:value-type="string">
            <text:p>X12.5</text:p>
          </table:table-cell>
          <table:table-cell table:formula="of:=&quot;Y&quot;&amp;[.F1188]" office:value-type="string" office:string-value="Y1051.2175531915" calcext:value-type="string">
            <text:p>Y1051.2175531915</text:p>
          </table:table-cell>
          <table:table-cell/>
          <table:table-cell table:formula="of:=[.E1182]" office:value-type="float" office:value="12.5" calcext:value-type="float">
            <text:p>12.5</text:p>
          </table:table-cell>
          <table:table-cell table:formula="of:=[.F1182]+[.$K$18]" office:value-type="float" office:value="1051.2175531915" calcext:value-type="float">
            <text:p>1051.2175531915</text:p>
          </table:table-cell>
          <table:table-cell/>
          <table:table-cell table:formula="of:=[.A1188]&amp;&quot; &quot;&amp;[.B1188]&amp;&quot; &quot;&amp;[.C1188]" office:value-type="string" office:string-value="N1187 X12.5 Y1051.2175531915" calcext:value-type="string">
            <text:p>N1187 X12.5 Y1051.2175531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88</text:p>
          </table:table-cell>
          <table:table-cell table:formula="of:=[.B1183]" office:value-type="string" office:string-value="G106" calcext:value-type="string">
            <text:p>G106</text:p>
          </table:table-cell>
          <table:table-cell table:formula="of:=[.C1183]" office:value-type="string" office:string-value="P0" calcext:value-type="string">
            <text:p>P0</text:p>
          </table:table-cell>
          <table:table-cell table:number-columns-repeated="4"/>
          <table:table-cell table:formula="of:=[.A1189]&amp;&quot; &quot;&amp;[.B1189]&amp;&quot; &quot;&amp;[.C1189]" office:value-type="string" office:string-value="N1188 G106 P0" calcext:value-type="string">
            <text:p>N1188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89</text:p>
          </table:table-cell>
          <table:table-cell table:formula="of:=[.B1184]" office:value-type="string" office:string-value="G105" calcext:value-type="string">
            <text:p>G105</text:p>
          </table:table-cell>
          <table:table-cell table:formula="of:=[.C1184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184]" office:value-type="string" office:string-value="jog up" calcext:value-type="string">
            <text:p>jog up</text:p>
          </table:table-cell>
          <table:table-cell/>
          <table:table-cell table:formula="of:=[.A1190]&amp;&quot; &quot;&amp;[.B1190]&amp;&quot; &quot;&amp;[.C1190]" office:value-type="string" office:string-value="N1189 G105 PY7.79553191489362" calcext:value-type="string">
            <text:p>N1189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90</text:p>
          </table:table-cell>
          <table:table-cell table:style-name="ce8" table:number-columns-repeated="3"/>
          <table:table-cell table:style-name="ce8" table:formula="of:=[.E1185]+1" office:value-type="float" office:value="199" calcext:value-type="float">
            <text:p>199</text:p>
          </table:table-cell>
          <table:table-cell table:style-name="ce8" table:number-columns-repeated="2"/>
          <table:table-cell table:style-name="ce8" table:formula="of:=[.A1191]&amp;&quot; ( Wire &quot;&amp;[.E1191]&amp;&quot; )&quot;" office:value-type="string" office:string-value="N1190 ( Wire 199 )" calcext:value-type="string">
            <text:p>N1190 ( Wire 199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91</text:p>
          </table:table-cell>
          <table:table-cell table:formula="of:=&quot;X&quot;&amp;[.E1192]" office:value-type="string" office:string-value="X6747.5" calcext:value-type="string">
            <text:p>X6747.5</text:p>
          </table:table-cell>
          <table:table-cell table:formula="of:=&quot;Y&quot;&amp;[.F1192]" office:value-type="string" office:string-value="Y1057.81308510639" calcext:value-type="string">
            <text:p>Y1057.81308510639</text:p>
          </table:table-cell>
          <table:table-cell/>
          <table:table-cell table:formula="of:=[.E1186]" office:value-type="float" office:value="6747.5" calcext:value-type="float">
            <text:p>6747.5</text:p>
          </table:table-cell>
          <table:table-cell table:formula="of:=[.F1186]+[.$K$18]" office:value-type="float" office:value="1057.81308510639" calcext:value-type="float">
            <text:p>1057.8130851064</text:p>
          </table:table-cell>
          <table:table-cell/>
          <table:table-cell table:formula="of:=[.A1192]&amp;&quot; &quot;&amp;[.B1192]&amp;&quot; &quot;&amp;[.C1192]" office:value-type="string" office:string-value="N1191 X6747.5 Y1057.81308510639" calcext:value-type="string">
            <text:p>N1191 X6747.5 Y1057.813085106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92</text:p>
          </table:table-cell>
          <table:table-cell table:formula="of:=[.B1187]" office:value-type="string" office:string-value="G106" calcext:value-type="string">
            <text:p>G106</text:p>
          </table:table-cell>
          <table:table-cell table:formula="of:=[.C1187]" office:value-type="string" office:string-value="P3" calcext:value-type="string">
            <text:p>P3</text:p>
          </table:table-cell>
          <table:table-cell table:number-columns-repeated="4"/>
          <table:table-cell table:formula="of:=[.A1193]&amp;&quot; &quot;&amp;[.B1193]&amp;&quot; &quot;&amp;[.C1193]" office:value-type="string" office:string-value="N1192 G106 P3" calcext:value-type="string">
            <text:p>N1192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93</text:p>
          </table:table-cell>
          <table:table-cell table:formula="of:=&quot;X&quot;&amp;[.E1194]" office:value-type="string" office:string-value="X12.5" calcext:value-type="string">
            <text:p>X12.5</text:p>
          </table:table-cell>
          <table:table-cell table:formula="of:=&quot;Y&quot;&amp;[.F1194]" office:value-type="string" office:string-value="Y1056.01308510639" calcext:value-type="string">
            <text:p>Y1056.01308510639</text:p>
          </table:table-cell>
          <table:table-cell/>
          <table:table-cell table:formula="of:=[.E1188]" office:value-type="float" office:value="12.5" calcext:value-type="float">
            <text:p>12.5</text:p>
          </table:table-cell>
          <table:table-cell table:formula="of:=[.F1188]+[.$K$18]" office:value-type="float" office:value="1056.01308510639" calcext:value-type="float">
            <text:p>1056.0130851064</text:p>
          </table:table-cell>
          <table:table-cell/>
          <table:table-cell table:formula="of:=[.A1194]&amp;&quot; &quot;&amp;[.B1194]&amp;&quot; &quot;&amp;[.C1194]" office:value-type="string" office:string-value="N1193 X12.5 Y1056.01308510639" calcext:value-type="string">
            <text:p>N1193 X12.5 Y1056.013085106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94</text:p>
          </table:table-cell>
          <table:table-cell table:formula="of:=[.B1189]" office:value-type="string" office:string-value="G106" calcext:value-type="string">
            <text:p>G106</text:p>
          </table:table-cell>
          <table:table-cell table:formula="of:=[.C1189]" office:value-type="string" office:string-value="P0" calcext:value-type="string">
            <text:p>P0</text:p>
          </table:table-cell>
          <table:table-cell table:number-columns-repeated="4"/>
          <table:table-cell table:formula="of:=[.A1195]&amp;&quot; &quot;&amp;[.B1195]&amp;&quot; &quot;&amp;[.C1195]" office:value-type="string" office:string-value="N1194 G106 P0" calcext:value-type="string">
            <text:p>N1194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95</text:p>
          </table:table-cell>
          <table:table-cell table:formula="of:=[.B1190]" office:value-type="string" office:string-value="G105" calcext:value-type="string">
            <text:p>G105</text:p>
          </table:table-cell>
          <table:table-cell table:formula="of:=[.C1190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190]" office:value-type="string" office:string-value="jog up" calcext:value-type="string">
            <text:p>jog up</text:p>
          </table:table-cell>
          <table:table-cell/>
          <table:table-cell table:formula="of:=[.A1196]&amp;&quot; &quot;&amp;[.B1196]&amp;&quot; &quot;&amp;[.C1196]" office:value-type="string" office:string-value="N1195 G105 PY7.79553191489362" calcext:value-type="string">
            <text:p>N1195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96</text:p>
          </table:table-cell>
          <table:table-cell table:style-name="ce8" table:number-columns-repeated="3"/>
          <table:table-cell table:style-name="ce8" table:formula="of:=[.E1191]+1" office:value-type="float" office:value="200" calcext:value-type="float">
            <text:p>200</text:p>
          </table:table-cell>
          <table:table-cell table:style-name="ce8" table:number-columns-repeated="2"/>
          <table:table-cell table:style-name="ce8" table:formula="of:=[.A1197]&amp;&quot; ( Wire &quot;&amp;[.E1197]&amp;&quot; )&quot;" office:value-type="string" office:string-value="N1196 ( Wire 200 )" calcext:value-type="string">
            <text:p>N1196 ( Wire 200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97</text:p>
          </table:table-cell>
          <table:table-cell table:formula="of:=&quot;X&quot;&amp;[.E1198]" office:value-type="string" office:string-value="X6747.5" calcext:value-type="string">
            <text:p>X6747.5</text:p>
          </table:table-cell>
          <table:table-cell table:formula="of:=&quot;Y&quot;&amp;[.F1198]" office:value-type="string" office:string-value="Y1062.60861702128" calcext:value-type="string">
            <text:p>Y1062.60861702128</text:p>
          </table:table-cell>
          <table:table-cell/>
          <table:table-cell table:formula="of:=[.E1192]" office:value-type="float" office:value="6747.5" calcext:value-type="float">
            <text:p>6747.5</text:p>
          </table:table-cell>
          <table:table-cell table:formula="of:=[.F1192]+[.$K$18]" office:value-type="float" office:value="1062.60861702128" calcext:value-type="float">
            <text:p>1062.6086170213</text:p>
          </table:table-cell>
          <table:table-cell/>
          <table:table-cell table:formula="of:=[.A1198]&amp;&quot; &quot;&amp;[.B1198]&amp;&quot; &quot;&amp;[.C1198]" office:value-type="string" office:string-value="N1197 X6747.5 Y1062.60861702128" calcext:value-type="string">
            <text:p>N1197 X6747.5 Y1062.608617021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98</text:p>
          </table:table-cell>
          <table:table-cell table:formula="of:=[.B1193]" office:value-type="string" office:string-value="G106" calcext:value-type="string">
            <text:p>G106</text:p>
          </table:table-cell>
          <table:table-cell table:formula="of:=[.C1193]" office:value-type="string" office:string-value="P3" calcext:value-type="string">
            <text:p>P3</text:p>
          </table:table-cell>
          <table:table-cell table:number-columns-repeated="4"/>
          <table:table-cell table:formula="of:=[.A1199]&amp;&quot; &quot;&amp;[.B1199]&amp;&quot; &quot;&amp;[.C1199]" office:value-type="string" office:string-value="N1198 G106 P3" calcext:value-type="string">
            <text:p>N1198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199</text:p>
          </table:table-cell>
          <table:table-cell table:formula="of:=&quot;X&quot;&amp;[.E1200]" office:value-type="string" office:string-value="X12.5" calcext:value-type="string">
            <text:p>X12.5</text:p>
          </table:table-cell>
          <table:table-cell table:formula="of:=&quot;Y&quot;&amp;[.F1200]" office:value-type="string" office:string-value="Y1060.80861702128" calcext:value-type="string">
            <text:p>Y1060.80861702128</text:p>
          </table:table-cell>
          <table:table-cell/>
          <table:table-cell table:formula="of:=[.E1194]" office:value-type="float" office:value="12.5" calcext:value-type="float">
            <text:p>12.5</text:p>
          </table:table-cell>
          <table:table-cell table:formula="of:=[.F1194]+[.$K$18]" office:value-type="float" office:value="1060.80861702128" calcext:value-type="float">
            <text:p>1060.8086170213</text:p>
          </table:table-cell>
          <table:table-cell/>
          <table:table-cell table:formula="of:=[.A1200]&amp;&quot; &quot;&amp;[.B1200]&amp;&quot; &quot;&amp;[.C1200]" office:value-type="string" office:string-value="N1199 X12.5 Y1060.80861702128" calcext:value-type="string">
            <text:p>N1199 X12.5 Y1060.808617021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00</text:p>
          </table:table-cell>
          <table:table-cell table:formula="of:=[.B1195]" office:value-type="string" office:string-value="G106" calcext:value-type="string">
            <text:p>G106</text:p>
          </table:table-cell>
          <table:table-cell table:formula="of:=[.C1195]" office:value-type="string" office:string-value="P0" calcext:value-type="string">
            <text:p>P0</text:p>
          </table:table-cell>
          <table:table-cell table:number-columns-repeated="4"/>
          <table:table-cell table:formula="of:=[.A1201]&amp;&quot; &quot;&amp;[.B1201]&amp;&quot; &quot;&amp;[.C1201]" office:value-type="string" office:string-value="N1200 G106 P0" calcext:value-type="string">
            <text:p>N1200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01</text:p>
          </table:table-cell>
          <table:table-cell table:formula="of:=[.B1196]" office:value-type="string" office:string-value="G105" calcext:value-type="string">
            <text:p>G105</text:p>
          </table:table-cell>
          <table:table-cell table:formula="of:=[.C1196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196]" office:value-type="string" office:string-value="jog up" calcext:value-type="string">
            <text:p>jog up</text:p>
          </table:table-cell>
          <table:table-cell/>
          <table:table-cell table:formula="of:=[.A1202]&amp;&quot; &quot;&amp;[.B1202]&amp;&quot; &quot;&amp;[.C1202]" office:value-type="string" office:string-value="N1201 G105 PY7.79553191489362" calcext:value-type="string">
            <text:p>N1201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02</text:p>
          </table:table-cell>
          <table:table-cell table:style-name="ce8" table:number-columns-repeated="3"/>
          <table:table-cell table:style-name="ce8" table:formula="of:=[.E1197]+1" office:value-type="float" office:value="201" calcext:value-type="float">
            <text:p>201</text:p>
          </table:table-cell>
          <table:table-cell table:style-name="ce8" table:number-columns-repeated="2"/>
          <table:table-cell table:style-name="ce8" table:formula="of:=[.A1203]&amp;&quot; ( Wire &quot;&amp;[.E1203]&amp;&quot; )&quot;" office:value-type="string" office:string-value="N1202 ( Wire 201 )" calcext:value-type="string">
            <text:p>N1202 ( Wire 201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03</text:p>
          </table:table-cell>
          <table:table-cell table:formula="of:=&quot;X&quot;&amp;[.E1204]" office:value-type="string" office:string-value="X6747.5" calcext:value-type="string">
            <text:p>X6747.5</text:p>
          </table:table-cell>
          <table:table-cell table:formula="of:=&quot;Y&quot;&amp;[.F1204]" office:value-type="string" office:string-value="Y1067.40414893618" calcext:value-type="string">
            <text:p>Y1067.40414893618</text:p>
          </table:table-cell>
          <table:table-cell/>
          <table:table-cell table:formula="of:=[.E1198]" office:value-type="float" office:value="6747.5" calcext:value-type="float">
            <text:p>6747.5</text:p>
          </table:table-cell>
          <table:table-cell table:formula="of:=[.F1198]+[.$K$18]" office:value-type="float" office:value="1067.40414893618" calcext:value-type="float">
            <text:p>1067.4041489362</text:p>
          </table:table-cell>
          <table:table-cell/>
          <table:table-cell table:formula="of:=[.A1204]&amp;&quot; &quot;&amp;[.B1204]&amp;&quot; &quot;&amp;[.C1204]" office:value-type="string" office:string-value="N1203 X6747.5 Y1067.40414893618" calcext:value-type="string">
            <text:p>N1203 X6747.5 Y1067.404148936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04</text:p>
          </table:table-cell>
          <table:table-cell table:formula="of:=[.B1199]" office:value-type="string" office:string-value="G106" calcext:value-type="string">
            <text:p>G106</text:p>
          </table:table-cell>
          <table:table-cell table:formula="of:=[.C1199]" office:value-type="string" office:string-value="P3" calcext:value-type="string">
            <text:p>P3</text:p>
          </table:table-cell>
          <table:table-cell table:number-columns-repeated="4"/>
          <table:table-cell table:formula="of:=[.A1205]&amp;&quot; &quot;&amp;[.B1205]&amp;&quot; &quot;&amp;[.C1205]" office:value-type="string" office:string-value="N1204 G106 P3" calcext:value-type="string">
            <text:p>N1204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05</text:p>
          </table:table-cell>
          <table:table-cell table:formula="of:=&quot;X&quot;&amp;[.E1206]" office:value-type="string" office:string-value="X12.5" calcext:value-type="string">
            <text:p>X12.5</text:p>
          </table:table-cell>
          <table:table-cell table:formula="of:=&quot;Y&quot;&amp;[.F1206]" office:value-type="string" office:string-value="Y1065.60414893618" calcext:value-type="string">
            <text:p>Y1065.60414893618</text:p>
          </table:table-cell>
          <table:table-cell/>
          <table:table-cell table:formula="of:=[.E1200]" office:value-type="float" office:value="12.5" calcext:value-type="float">
            <text:p>12.5</text:p>
          </table:table-cell>
          <table:table-cell table:formula="of:=[.F1200]+[.$K$18]" office:value-type="float" office:value="1065.60414893618" calcext:value-type="float">
            <text:p>1065.6041489362</text:p>
          </table:table-cell>
          <table:table-cell/>
          <table:table-cell table:formula="of:=[.A1206]&amp;&quot; &quot;&amp;[.B1206]&amp;&quot; &quot;&amp;[.C1206]" office:value-type="string" office:string-value="N1205 X12.5 Y1065.60414893618" calcext:value-type="string">
            <text:p>N1205 X12.5 Y1065.604148936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06</text:p>
          </table:table-cell>
          <table:table-cell table:formula="of:=[.B1201]" office:value-type="string" office:string-value="G106" calcext:value-type="string">
            <text:p>G106</text:p>
          </table:table-cell>
          <table:table-cell table:formula="of:=[.C1201]" office:value-type="string" office:string-value="P0" calcext:value-type="string">
            <text:p>P0</text:p>
          </table:table-cell>
          <table:table-cell table:number-columns-repeated="4"/>
          <table:table-cell table:formula="of:=[.A1207]&amp;&quot; &quot;&amp;[.B1207]&amp;&quot; &quot;&amp;[.C1207]" office:value-type="string" office:string-value="N1206 G106 P0" calcext:value-type="string">
            <text:p>N1206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07</text:p>
          </table:table-cell>
          <table:table-cell table:formula="of:=[.B1202]" office:value-type="string" office:string-value="G105" calcext:value-type="string">
            <text:p>G105</text:p>
          </table:table-cell>
          <table:table-cell table:formula="of:=[.C1202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202]" office:value-type="string" office:string-value="jog up" calcext:value-type="string">
            <text:p>jog up</text:p>
          </table:table-cell>
          <table:table-cell/>
          <table:table-cell table:formula="of:=[.A1208]&amp;&quot; &quot;&amp;[.B1208]&amp;&quot; &quot;&amp;[.C1208]" office:value-type="string" office:string-value="N1207 G105 PY7.79553191489362" calcext:value-type="string">
            <text:p>N1207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08</text:p>
          </table:table-cell>
          <table:table-cell table:style-name="ce8" table:number-columns-repeated="3"/>
          <table:table-cell table:style-name="ce8" table:formula="of:=[.E1203]+1" office:value-type="float" office:value="202" calcext:value-type="float">
            <text:p>202</text:p>
          </table:table-cell>
          <table:table-cell table:style-name="ce8" table:number-columns-repeated="2"/>
          <table:table-cell table:style-name="ce8" table:formula="of:=[.A1209]&amp;&quot; ( Wire &quot;&amp;[.E1209]&amp;&quot; )&quot;" office:value-type="string" office:string-value="N1208 ( Wire 202 )" calcext:value-type="string">
            <text:p>N1208 ( Wire 202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09</text:p>
          </table:table-cell>
          <table:table-cell table:formula="of:=&quot;X&quot;&amp;[.E1210]" office:value-type="string" office:string-value="X6747.5" calcext:value-type="string">
            <text:p>X6747.5</text:p>
          </table:table-cell>
          <table:table-cell table:formula="of:=&quot;Y&quot;&amp;[.F1210]" office:value-type="string" office:string-value="Y1072.19968085107" calcext:value-type="string">
            <text:p>Y1072.19968085107</text:p>
          </table:table-cell>
          <table:table-cell/>
          <table:table-cell table:formula="of:=[.E1204]" office:value-type="float" office:value="6747.5" calcext:value-type="float">
            <text:p>6747.5</text:p>
          </table:table-cell>
          <table:table-cell table:formula="of:=[.F1204]+[.$K$18]" office:value-type="float" office:value="1072.19968085107" calcext:value-type="float">
            <text:p>1072.1996808511</text:p>
          </table:table-cell>
          <table:table-cell/>
          <table:table-cell table:formula="of:=[.A1210]&amp;&quot; &quot;&amp;[.B1210]&amp;&quot; &quot;&amp;[.C1210]" office:value-type="string" office:string-value="N1209 X6747.5 Y1072.19968085107" calcext:value-type="string">
            <text:p>N1209 X6747.5 Y1072.199680851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10</text:p>
          </table:table-cell>
          <table:table-cell table:formula="of:=[.B1205]" office:value-type="string" office:string-value="G106" calcext:value-type="string">
            <text:p>G106</text:p>
          </table:table-cell>
          <table:table-cell table:formula="of:=[.C1205]" office:value-type="string" office:string-value="P3" calcext:value-type="string">
            <text:p>P3</text:p>
          </table:table-cell>
          <table:table-cell table:number-columns-repeated="4"/>
          <table:table-cell table:formula="of:=[.A1211]&amp;&quot; &quot;&amp;[.B1211]&amp;&quot; &quot;&amp;[.C1211]" office:value-type="string" office:string-value="N1210 G106 P3" calcext:value-type="string">
            <text:p>N1210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11</text:p>
          </table:table-cell>
          <table:table-cell table:formula="of:=&quot;X&quot;&amp;[.E1212]" office:value-type="string" office:string-value="X12.5" calcext:value-type="string">
            <text:p>X12.5</text:p>
          </table:table-cell>
          <table:table-cell table:formula="of:=&quot;Y&quot;&amp;[.F1212]" office:value-type="string" office:string-value="Y1070.39968085107" calcext:value-type="string">
            <text:p>Y1070.39968085107</text:p>
          </table:table-cell>
          <table:table-cell/>
          <table:table-cell table:formula="of:=[.E1206]" office:value-type="float" office:value="12.5" calcext:value-type="float">
            <text:p>12.5</text:p>
          </table:table-cell>
          <table:table-cell table:formula="of:=[.F1206]+[.$K$18]" office:value-type="float" office:value="1070.39968085107" calcext:value-type="float">
            <text:p>1070.3996808511</text:p>
          </table:table-cell>
          <table:table-cell/>
          <table:table-cell table:formula="of:=[.A1212]&amp;&quot; &quot;&amp;[.B1212]&amp;&quot; &quot;&amp;[.C1212]" office:value-type="string" office:string-value="N1211 X12.5 Y1070.39968085107" calcext:value-type="string">
            <text:p>N1211 X12.5 Y1070.399680851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12</text:p>
          </table:table-cell>
          <table:table-cell table:formula="of:=[.B1207]" office:value-type="string" office:string-value="G106" calcext:value-type="string">
            <text:p>G106</text:p>
          </table:table-cell>
          <table:table-cell table:formula="of:=[.C1207]" office:value-type="string" office:string-value="P0" calcext:value-type="string">
            <text:p>P0</text:p>
          </table:table-cell>
          <table:table-cell table:number-columns-repeated="4"/>
          <table:table-cell table:formula="of:=[.A1213]&amp;&quot; &quot;&amp;[.B1213]&amp;&quot; &quot;&amp;[.C1213]" office:value-type="string" office:string-value="N1212 G106 P0" calcext:value-type="string">
            <text:p>N1212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13</text:p>
          </table:table-cell>
          <table:table-cell table:formula="of:=[.B1208]" office:value-type="string" office:string-value="G105" calcext:value-type="string">
            <text:p>G105</text:p>
          </table:table-cell>
          <table:table-cell table:formula="of:=[.C1208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208]" office:value-type="string" office:string-value="jog up" calcext:value-type="string">
            <text:p>jog up</text:p>
          </table:table-cell>
          <table:table-cell/>
          <table:table-cell table:formula="of:=[.A1214]&amp;&quot; &quot;&amp;[.B1214]&amp;&quot; &quot;&amp;[.C1214]" office:value-type="string" office:string-value="N1213 G105 PY7.79553191489362" calcext:value-type="string">
            <text:p>N1213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14</text:p>
          </table:table-cell>
          <table:table-cell table:style-name="ce8" table:number-columns-repeated="3"/>
          <table:table-cell table:style-name="ce8" table:formula="of:=[.E1209]+1" office:value-type="float" office:value="203" calcext:value-type="float">
            <text:p>203</text:p>
          </table:table-cell>
          <table:table-cell table:style-name="ce8" table:number-columns-repeated="2"/>
          <table:table-cell table:style-name="ce8" table:formula="of:=[.A1215]&amp;&quot; ( Wire &quot;&amp;[.E1215]&amp;&quot; )&quot;" office:value-type="string" office:string-value="N1214 ( Wire 203 )" calcext:value-type="string">
            <text:p>N1214 ( Wire 203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15</text:p>
          </table:table-cell>
          <table:table-cell table:formula="of:=&quot;X&quot;&amp;[.E1216]" office:value-type="string" office:string-value="X6747.5" calcext:value-type="string">
            <text:p>X6747.5</text:p>
          </table:table-cell>
          <table:table-cell table:formula="of:=&quot;Y&quot;&amp;[.F1216]" office:value-type="string" office:string-value="Y1076.99521276596" calcext:value-type="string">
            <text:p>Y1076.99521276596</text:p>
          </table:table-cell>
          <table:table-cell/>
          <table:table-cell table:formula="of:=[.E1210]" office:value-type="float" office:value="6747.5" calcext:value-type="float">
            <text:p>6747.5</text:p>
          </table:table-cell>
          <table:table-cell table:formula="of:=[.F1210]+[.$K$18]" office:value-type="float" office:value="1076.99521276596" calcext:value-type="float">
            <text:p>1076.995212766</text:p>
          </table:table-cell>
          <table:table-cell/>
          <table:table-cell table:formula="of:=[.A1216]&amp;&quot; &quot;&amp;[.B1216]&amp;&quot; &quot;&amp;[.C1216]" office:value-type="string" office:string-value="N1215 X6747.5 Y1076.99521276596" calcext:value-type="string">
            <text:p>N1215 X6747.5 Y1076.995212765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16</text:p>
          </table:table-cell>
          <table:table-cell table:formula="of:=[.B1211]" office:value-type="string" office:string-value="G106" calcext:value-type="string">
            <text:p>G106</text:p>
          </table:table-cell>
          <table:table-cell table:formula="of:=[.C1211]" office:value-type="string" office:string-value="P3" calcext:value-type="string">
            <text:p>P3</text:p>
          </table:table-cell>
          <table:table-cell table:number-columns-repeated="4"/>
          <table:table-cell table:formula="of:=[.A1217]&amp;&quot; &quot;&amp;[.B1217]&amp;&quot; &quot;&amp;[.C1217]" office:value-type="string" office:string-value="N1216 G106 P3" calcext:value-type="string">
            <text:p>N1216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17</text:p>
          </table:table-cell>
          <table:table-cell table:formula="of:=&quot;X&quot;&amp;[.E1218]" office:value-type="string" office:string-value="X12.5" calcext:value-type="string">
            <text:p>X12.5</text:p>
          </table:table-cell>
          <table:table-cell table:formula="of:=&quot;Y&quot;&amp;[.F1218]" office:value-type="string" office:string-value="Y1075.19521276596" calcext:value-type="string">
            <text:p>Y1075.19521276596</text:p>
          </table:table-cell>
          <table:table-cell/>
          <table:table-cell table:formula="of:=[.E1212]" office:value-type="float" office:value="12.5" calcext:value-type="float">
            <text:p>12.5</text:p>
          </table:table-cell>
          <table:table-cell table:formula="of:=[.F1212]+[.$K$18]" office:value-type="float" office:value="1075.19521276596" calcext:value-type="float">
            <text:p>1075.195212766</text:p>
          </table:table-cell>
          <table:table-cell/>
          <table:table-cell table:formula="of:=[.A1218]&amp;&quot; &quot;&amp;[.B1218]&amp;&quot; &quot;&amp;[.C1218]" office:value-type="string" office:string-value="N1217 X12.5 Y1075.19521276596" calcext:value-type="string">
            <text:p>N1217 X12.5 Y1075.195212765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18</text:p>
          </table:table-cell>
          <table:table-cell table:formula="of:=[.B1213]" office:value-type="string" office:string-value="G106" calcext:value-type="string">
            <text:p>G106</text:p>
          </table:table-cell>
          <table:table-cell table:formula="of:=[.C1213]" office:value-type="string" office:string-value="P0" calcext:value-type="string">
            <text:p>P0</text:p>
          </table:table-cell>
          <table:table-cell table:number-columns-repeated="4"/>
          <table:table-cell table:formula="of:=[.A1219]&amp;&quot; &quot;&amp;[.B1219]&amp;&quot; &quot;&amp;[.C1219]" office:value-type="string" office:string-value="N1218 G106 P0" calcext:value-type="string">
            <text:p>N1218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19</text:p>
          </table:table-cell>
          <table:table-cell table:formula="of:=[.B1214]" office:value-type="string" office:string-value="G105" calcext:value-type="string">
            <text:p>G105</text:p>
          </table:table-cell>
          <table:table-cell table:formula="of:=[.C1214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214]" office:value-type="string" office:string-value="jog up" calcext:value-type="string">
            <text:p>jog up</text:p>
          </table:table-cell>
          <table:table-cell/>
          <table:table-cell table:formula="of:=[.A1220]&amp;&quot; &quot;&amp;[.B1220]&amp;&quot; &quot;&amp;[.C1220]" office:value-type="string" office:string-value="N1219 G105 PY7.79553191489362" calcext:value-type="string">
            <text:p>N1219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20</text:p>
          </table:table-cell>
          <table:table-cell table:style-name="ce8" table:number-columns-repeated="3"/>
          <table:table-cell table:style-name="ce8" table:formula="of:=[.E1215]+1" office:value-type="float" office:value="204" calcext:value-type="float">
            <text:p>204</text:p>
          </table:table-cell>
          <table:table-cell table:style-name="ce8" table:number-columns-repeated="2"/>
          <table:table-cell table:style-name="ce8" table:formula="of:=[.A1221]&amp;&quot; ( Wire &quot;&amp;[.E1221]&amp;&quot; )&quot;" office:value-type="string" office:string-value="N1220 ( Wire 204 )" calcext:value-type="string">
            <text:p>N1220 ( Wire 204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21</text:p>
          </table:table-cell>
          <table:table-cell table:formula="of:=&quot;X&quot;&amp;[.E1222]" office:value-type="string" office:string-value="X6747.5" calcext:value-type="string">
            <text:p>X6747.5</text:p>
          </table:table-cell>
          <table:table-cell table:formula="of:=&quot;Y&quot;&amp;[.F1222]" office:value-type="string" office:string-value="Y1081.79074468086" calcext:value-type="string">
            <text:p>Y1081.79074468086</text:p>
          </table:table-cell>
          <table:table-cell/>
          <table:table-cell table:formula="of:=[.E1216]" office:value-type="float" office:value="6747.5" calcext:value-type="float">
            <text:p>6747.5</text:p>
          </table:table-cell>
          <table:table-cell table:formula="of:=[.F1216]+[.$K$18]" office:value-type="float" office:value="1081.79074468086" calcext:value-type="float">
            <text:p>1081.7907446809</text:p>
          </table:table-cell>
          <table:table-cell/>
          <table:table-cell table:formula="of:=[.A1222]&amp;&quot; &quot;&amp;[.B1222]&amp;&quot; &quot;&amp;[.C1222]" office:value-type="string" office:string-value="N1221 X6747.5 Y1081.79074468086" calcext:value-type="string">
            <text:p>N1221 X6747.5 Y1081.790744680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22</text:p>
          </table:table-cell>
          <table:table-cell table:formula="of:=[.B1217]" office:value-type="string" office:string-value="G106" calcext:value-type="string">
            <text:p>G106</text:p>
          </table:table-cell>
          <table:table-cell table:formula="of:=[.C1217]" office:value-type="string" office:string-value="P3" calcext:value-type="string">
            <text:p>P3</text:p>
          </table:table-cell>
          <table:table-cell table:number-columns-repeated="4"/>
          <table:table-cell table:formula="of:=[.A1223]&amp;&quot; &quot;&amp;[.B1223]&amp;&quot; &quot;&amp;[.C1223]" office:value-type="string" office:string-value="N1222 G106 P3" calcext:value-type="string">
            <text:p>N1222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23</text:p>
          </table:table-cell>
          <table:table-cell table:formula="of:=&quot;X&quot;&amp;[.E1224]" office:value-type="string" office:string-value="X12.5" calcext:value-type="string">
            <text:p>X12.5</text:p>
          </table:table-cell>
          <table:table-cell table:formula="of:=&quot;Y&quot;&amp;[.F1224]" office:value-type="string" office:string-value="Y1079.99074468086" calcext:value-type="string">
            <text:p>Y1079.99074468086</text:p>
          </table:table-cell>
          <table:table-cell/>
          <table:table-cell table:formula="of:=[.E1218]" office:value-type="float" office:value="12.5" calcext:value-type="float">
            <text:p>12.5</text:p>
          </table:table-cell>
          <table:table-cell table:formula="of:=[.F1218]+[.$K$18]" office:value-type="float" office:value="1079.99074468086" calcext:value-type="float">
            <text:p>1079.9907446809</text:p>
          </table:table-cell>
          <table:table-cell/>
          <table:table-cell table:formula="of:=[.A1224]&amp;&quot; &quot;&amp;[.B1224]&amp;&quot; &quot;&amp;[.C1224]" office:value-type="string" office:string-value="N1223 X12.5 Y1079.99074468086" calcext:value-type="string">
            <text:p>N1223 X12.5 Y1079.990744680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24</text:p>
          </table:table-cell>
          <table:table-cell table:formula="of:=[.B1219]" office:value-type="string" office:string-value="G106" calcext:value-type="string">
            <text:p>G106</text:p>
          </table:table-cell>
          <table:table-cell table:formula="of:=[.C1219]" office:value-type="string" office:string-value="P0" calcext:value-type="string">
            <text:p>P0</text:p>
          </table:table-cell>
          <table:table-cell table:number-columns-repeated="4"/>
          <table:table-cell table:formula="of:=[.A1225]&amp;&quot; &quot;&amp;[.B1225]&amp;&quot; &quot;&amp;[.C1225]" office:value-type="string" office:string-value="N1224 G106 P0" calcext:value-type="string">
            <text:p>N1224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25</text:p>
          </table:table-cell>
          <table:table-cell table:formula="of:=[.B1220]" office:value-type="string" office:string-value="G105" calcext:value-type="string">
            <text:p>G105</text:p>
          </table:table-cell>
          <table:table-cell table:formula="of:=[.C1220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220]" office:value-type="string" office:string-value="jog up" calcext:value-type="string">
            <text:p>jog up</text:p>
          </table:table-cell>
          <table:table-cell/>
          <table:table-cell table:formula="of:=[.A1226]&amp;&quot; &quot;&amp;[.B1226]&amp;&quot; &quot;&amp;[.C1226]" office:value-type="string" office:string-value="N1225 G105 PY7.79553191489362" calcext:value-type="string">
            <text:p>N1225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26</text:p>
          </table:table-cell>
          <table:table-cell table:style-name="ce8" table:number-columns-repeated="3"/>
          <table:table-cell table:style-name="ce8" table:formula="of:=[.E1221]+1" office:value-type="float" office:value="205" calcext:value-type="float">
            <text:p>205</text:p>
          </table:table-cell>
          <table:table-cell table:style-name="ce8" table:number-columns-repeated="2"/>
          <table:table-cell table:style-name="ce8" table:formula="of:=[.A1227]&amp;&quot; ( Wire &quot;&amp;[.E1227]&amp;&quot; )&quot;" office:value-type="string" office:string-value="N1226 ( Wire 205 )" calcext:value-type="string">
            <text:p>N1226 ( Wire 205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27</text:p>
          </table:table-cell>
          <table:table-cell table:formula="of:=&quot;X&quot;&amp;[.E1228]" office:value-type="string" office:string-value="X6747.5" calcext:value-type="string">
            <text:p>X6747.5</text:p>
          </table:table-cell>
          <table:table-cell table:formula="of:=&quot;Y&quot;&amp;[.F1228]" office:value-type="string" office:string-value="Y1086.58627659575" calcext:value-type="string">
            <text:p>Y1086.58627659575</text:p>
          </table:table-cell>
          <table:table-cell/>
          <table:table-cell table:formula="of:=[.E1222]" office:value-type="float" office:value="6747.5" calcext:value-type="float">
            <text:p>6747.5</text:p>
          </table:table-cell>
          <table:table-cell table:formula="of:=[.F1222]+[.$K$18]" office:value-type="float" office:value="1086.58627659575" calcext:value-type="float">
            <text:p>1086.5862765958</text:p>
          </table:table-cell>
          <table:table-cell/>
          <table:table-cell table:formula="of:=[.A1228]&amp;&quot; &quot;&amp;[.B1228]&amp;&quot; &quot;&amp;[.C1228]" office:value-type="string" office:string-value="N1227 X6747.5 Y1086.58627659575" calcext:value-type="string">
            <text:p>N1227 X6747.5 Y1086.586276595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28</text:p>
          </table:table-cell>
          <table:table-cell table:formula="of:=[.B1223]" office:value-type="string" office:string-value="G106" calcext:value-type="string">
            <text:p>G106</text:p>
          </table:table-cell>
          <table:table-cell table:formula="of:=[.C1223]" office:value-type="string" office:string-value="P3" calcext:value-type="string">
            <text:p>P3</text:p>
          </table:table-cell>
          <table:table-cell table:number-columns-repeated="4"/>
          <table:table-cell table:formula="of:=[.A1229]&amp;&quot; &quot;&amp;[.B1229]&amp;&quot; &quot;&amp;[.C1229]" office:value-type="string" office:string-value="N1228 G106 P3" calcext:value-type="string">
            <text:p>N1228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29</text:p>
          </table:table-cell>
          <table:table-cell table:formula="of:=&quot;X&quot;&amp;[.E1230]" office:value-type="string" office:string-value="X12.5" calcext:value-type="string">
            <text:p>X12.5</text:p>
          </table:table-cell>
          <table:table-cell table:formula="of:=&quot;Y&quot;&amp;[.F1230]" office:value-type="string" office:string-value="Y1084.78627659575" calcext:value-type="string">
            <text:p>Y1084.78627659575</text:p>
          </table:table-cell>
          <table:table-cell/>
          <table:table-cell table:formula="of:=[.E1224]" office:value-type="float" office:value="12.5" calcext:value-type="float">
            <text:p>12.5</text:p>
          </table:table-cell>
          <table:table-cell table:formula="of:=[.F1224]+[.$K$18]" office:value-type="float" office:value="1084.78627659575" calcext:value-type="float">
            <text:p>1084.7862765958</text:p>
          </table:table-cell>
          <table:table-cell/>
          <table:table-cell table:formula="of:=[.A1230]&amp;&quot; &quot;&amp;[.B1230]&amp;&quot; &quot;&amp;[.C1230]" office:value-type="string" office:string-value="N1229 X12.5 Y1084.78627659575" calcext:value-type="string">
            <text:p>N1229 X12.5 Y1084.786276595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30</text:p>
          </table:table-cell>
          <table:table-cell table:formula="of:=[.B1225]" office:value-type="string" office:string-value="G106" calcext:value-type="string">
            <text:p>G106</text:p>
          </table:table-cell>
          <table:table-cell table:formula="of:=[.C1225]" office:value-type="string" office:string-value="P0" calcext:value-type="string">
            <text:p>P0</text:p>
          </table:table-cell>
          <table:table-cell table:number-columns-repeated="4"/>
          <table:table-cell table:formula="of:=[.A1231]&amp;&quot; &quot;&amp;[.B1231]&amp;&quot; &quot;&amp;[.C1231]" office:value-type="string" office:string-value="N1230 G106 P0" calcext:value-type="string">
            <text:p>N1230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31</text:p>
          </table:table-cell>
          <table:table-cell table:formula="of:=[.B1226]" office:value-type="string" office:string-value="G105" calcext:value-type="string">
            <text:p>G105</text:p>
          </table:table-cell>
          <table:table-cell table:formula="of:=[.C1226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226]" office:value-type="string" office:string-value="jog up" calcext:value-type="string">
            <text:p>jog up</text:p>
          </table:table-cell>
          <table:table-cell/>
          <table:table-cell table:formula="of:=[.A1232]&amp;&quot; &quot;&amp;[.B1232]&amp;&quot; &quot;&amp;[.C1232]" office:value-type="string" office:string-value="N1231 G105 PY7.79553191489362" calcext:value-type="string">
            <text:p>N1231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32</text:p>
          </table:table-cell>
          <table:table-cell table:style-name="ce8" table:number-columns-repeated="3"/>
          <table:table-cell table:style-name="ce8" table:formula="of:=[.E1227]+1" office:value-type="float" office:value="206" calcext:value-type="float">
            <text:p>206</text:p>
          </table:table-cell>
          <table:table-cell table:style-name="ce8" table:number-columns-repeated="2"/>
          <table:table-cell table:style-name="ce8" table:formula="of:=[.A1233]&amp;&quot; ( Wire &quot;&amp;[.E1233]&amp;&quot; )&quot;" office:value-type="string" office:string-value="N1232 ( Wire 206 )" calcext:value-type="string">
            <text:p>N1232 ( Wire 206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33</text:p>
          </table:table-cell>
          <table:table-cell table:formula="of:=&quot;X&quot;&amp;[.E1234]" office:value-type="string" office:string-value="X6747.5" calcext:value-type="string">
            <text:p>X6747.5</text:p>
          </table:table-cell>
          <table:table-cell table:formula="of:=&quot;Y&quot;&amp;[.F1234]" office:value-type="string" office:string-value="Y1091.38180851064" calcext:value-type="string">
            <text:p>Y1091.38180851064</text:p>
          </table:table-cell>
          <table:table-cell/>
          <table:table-cell table:formula="of:=[.E1228]" office:value-type="float" office:value="6747.5" calcext:value-type="float">
            <text:p>6747.5</text:p>
          </table:table-cell>
          <table:table-cell table:formula="of:=[.F1228]+[.$K$18]" office:value-type="float" office:value="1091.38180851064" calcext:value-type="float">
            <text:p>1091.3818085107</text:p>
          </table:table-cell>
          <table:table-cell/>
          <table:table-cell table:formula="of:=[.A1234]&amp;&quot; &quot;&amp;[.B1234]&amp;&quot; &quot;&amp;[.C1234]" office:value-type="string" office:string-value="N1233 X6747.5 Y1091.38180851064" calcext:value-type="string">
            <text:p>N1233 X6747.5 Y1091.38180851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34</text:p>
          </table:table-cell>
          <table:table-cell table:formula="of:=[.B1229]" office:value-type="string" office:string-value="G106" calcext:value-type="string">
            <text:p>G106</text:p>
          </table:table-cell>
          <table:table-cell table:formula="of:=[.C1229]" office:value-type="string" office:string-value="P3" calcext:value-type="string">
            <text:p>P3</text:p>
          </table:table-cell>
          <table:table-cell table:number-columns-repeated="4"/>
          <table:table-cell table:formula="of:=[.A1235]&amp;&quot; &quot;&amp;[.B1235]&amp;&quot; &quot;&amp;[.C1235]" office:value-type="string" office:string-value="N1234 G106 P3" calcext:value-type="string">
            <text:p>N1234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35</text:p>
          </table:table-cell>
          <table:table-cell table:formula="of:=&quot;X&quot;&amp;[.E1236]" office:value-type="string" office:string-value="X12.5" calcext:value-type="string">
            <text:p>X12.5</text:p>
          </table:table-cell>
          <table:table-cell table:formula="of:=&quot;Y&quot;&amp;[.F1236]" office:value-type="string" office:string-value="Y1089.58180851064" calcext:value-type="string">
            <text:p>Y1089.58180851064</text:p>
          </table:table-cell>
          <table:table-cell/>
          <table:table-cell table:formula="of:=[.E1230]" office:value-type="float" office:value="12.5" calcext:value-type="float">
            <text:p>12.5</text:p>
          </table:table-cell>
          <table:table-cell table:formula="of:=[.F1230]+[.$K$18]" office:value-type="float" office:value="1089.58180851064" calcext:value-type="float">
            <text:p>1089.5818085107</text:p>
          </table:table-cell>
          <table:table-cell/>
          <table:table-cell table:formula="of:=[.A1236]&amp;&quot; &quot;&amp;[.B1236]&amp;&quot; &quot;&amp;[.C1236]" office:value-type="string" office:string-value="N1235 X12.5 Y1089.58180851064" calcext:value-type="string">
            <text:p>N1235 X12.5 Y1089.58180851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36</text:p>
          </table:table-cell>
          <table:table-cell table:formula="of:=[.B1231]" office:value-type="string" office:string-value="G106" calcext:value-type="string">
            <text:p>G106</text:p>
          </table:table-cell>
          <table:table-cell table:formula="of:=[.C1231]" office:value-type="string" office:string-value="P0" calcext:value-type="string">
            <text:p>P0</text:p>
          </table:table-cell>
          <table:table-cell table:number-columns-repeated="4"/>
          <table:table-cell table:formula="of:=[.A1237]&amp;&quot; &quot;&amp;[.B1237]&amp;&quot; &quot;&amp;[.C1237]" office:value-type="string" office:string-value="N1236 G106 P0" calcext:value-type="string">
            <text:p>N1236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37</text:p>
          </table:table-cell>
          <table:table-cell table:formula="of:=[.B1232]" office:value-type="string" office:string-value="G105" calcext:value-type="string">
            <text:p>G105</text:p>
          </table:table-cell>
          <table:table-cell table:formula="of:=[.C1232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232]" office:value-type="string" office:string-value="jog up" calcext:value-type="string">
            <text:p>jog up</text:p>
          </table:table-cell>
          <table:table-cell/>
          <table:table-cell table:formula="of:=[.A1238]&amp;&quot; &quot;&amp;[.B1238]&amp;&quot; &quot;&amp;[.C1238]" office:value-type="string" office:string-value="N1237 G105 PY7.79553191489362" calcext:value-type="string">
            <text:p>N1237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38</text:p>
          </table:table-cell>
          <table:table-cell table:style-name="ce8" table:number-columns-repeated="3"/>
          <table:table-cell table:style-name="ce8" table:formula="of:=[.E1233]+1" office:value-type="float" office:value="207" calcext:value-type="float">
            <text:p>207</text:p>
          </table:table-cell>
          <table:table-cell table:style-name="ce8" table:number-columns-repeated="2"/>
          <table:table-cell table:style-name="ce8" table:formula="of:=[.A1239]&amp;&quot; ( Wire &quot;&amp;[.E1239]&amp;&quot; )&quot;" office:value-type="string" office:string-value="N1238 ( Wire 207 )" calcext:value-type="string">
            <text:p>N1238 ( Wire 207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39</text:p>
          </table:table-cell>
          <table:table-cell table:formula="of:=&quot;X&quot;&amp;[.E1240]" office:value-type="string" office:string-value="X6747.5" calcext:value-type="string">
            <text:p>X6747.5</text:p>
          </table:table-cell>
          <table:table-cell table:formula="of:=&quot;Y&quot;&amp;[.F1240]" office:value-type="string" office:string-value="Y1096.17734042554" calcext:value-type="string">
            <text:p>Y1096.17734042554</text:p>
          </table:table-cell>
          <table:table-cell/>
          <table:table-cell table:formula="of:=[.E1234]" office:value-type="float" office:value="6747.5" calcext:value-type="float">
            <text:p>6747.5</text:p>
          </table:table-cell>
          <table:table-cell table:formula="of:=[.F1234]+[.$K$18]" office:value-type="float" office:value="1096.17734042554" calcext:value-type="float">
            <text:p>1096.1773404255</text:p>
          </table:table-cell>
          <table:table-cell/>
          <table:table-cell table:formula="of:=[.A1240]&amp;&quot; &quot;&amp;[.B1240]&amp;&quot; &quot;&amp;[.C1240]" office:value-type="string" office:string-value="N1239 X6747.5 Y1096.17734042554" calcext:value-type="string">
            <text:p>N1239 X6747.5 Y1096.177340425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40</text:p>
          </table:table-cell>
          <table:table-cell table:formula="of:=[.B1235]" office:value-type="string" office:string-value="G106" calcext:value-type="string">
            <text:p>G106</text:p>
          </table:table-cell>
          <table:table-cell table:formula="of:=[.C1235]" office:value-type="string" office:string-value="P3" calcext:value-type="string">
            <text:p>P3</text:p>
          </table:table-cell>
          <table:table-cell table:number-columns-repeated="4"/>
          <table:table-cell table:formula="of:=[.A1241]&amp;&quot; &quot;&amp;[.B1241]&amp;&quot; &quot;&amp;[.C1241]" office:value-type="string" office:string-value="N1240 G106 P3" calcext:value-type="string">
            <text:p>N1240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41</text:p>
          </table:table-cell>
          <table:table-cell table:formula="of:=&quot;X&quot;&amp;[.E1242]" office:value-type="string" office:string-value="X12.5" calcext:value-type="string">
            <text:p>X12.5</text:p>
          </table:table-cell>
          <table:table-cell table:formula="of:=&quot;Y&quot;&amp;[.F1242]" office:value-type="string" office:string-value="Y1094.37734042554" calcext:value-type="string">
            <text:p>Y1094.37734042554</text:p>
          </table:table-cell>
          <table:table-cell/>
          <table:table-cell table:formula="of:=[.E1236]" office:value-type="float" office:value="12.5" calcext:value-type="float">
            <text:p>12.5</text:p>
          </table:table-cell>
          <table:table-cell table:formula="of:=[.F1236]+[.$K$18]" office:value-type="float" office:value="1094.37734042554" calcext:value-type="float">
            <text:p>1094.3773404255</text:p>
          </table:table-cell>
          <table:table-cell/>
          <table:table-cell table:formula="of:=[.A1242]&amp;&quot; &quot;&amp;[.B1242]&amp;&quot; &quot;&amp;[.C1242]" office:value-type="string" office:string-value="N1241 X12.5 Y1094.37734042554" calcext:value-type="string">
            <text:p>N1241 X12.5 Y1094.377340425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42</text:p>
          </table:table-cell>
          <table:table-cell table:formula="of:=[.B1237]" office:value-type="string" office:string-value="G106" calcext:value-type="string">
            <text:p>G106</text:p>
          </table:table-cell>
          <table:table-cell table:formula="of:=[.C1237]" office:value-type="string" office:string-value="P0" calcext:value-type="string">
            <text:p>P0</text:p>
          </table:table-cell>
          <table:table-cell table:number-columns-repeated="4"/>
          <table:table-cell table:formula="of:=[.A1243]&amp;&quot; &quot;&amp;[.B1243]&amp;&quot; &quot;&amp;[.C1243]" office:value-type="string" office:string-value="N1242 G106 P0" calcext:value-type="string">
            <text:p>N1242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43</text:p>
          </table:table-cell>
          <table:table-cell table:formula="of:=[.B1238]" office:value-type="string" office:string-value="G105" calcext:value-type="string">
            <text:p>G105</text:p>
          </table:table-cell>
          <table:table-cell table:formula="of:=[.C1238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238]" office:value-type="string" office:string-value="jog up" calcext:value-type="string">
            <text:p>jog up</text:p>
          </table:table-cell>
          <table:table-cell/>
          <table:table-cell table:formula="of:=[.A1244]&amp;&quot; &quot;&amp;[.B1244]&amp;&quot; &quot;&amp;[.C1244]" office:value-type="string" office:string-value="N1243 G105 PY7.79553191489362" calcext:value-type="string">
            <text:p>N1243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44</text:p>
          </table:table-cell>
          <table:table-cell table:style-name="ce8" table:number-columns-repeated="3"/>
          <table:table-cell table:style-name="ce8" table:formula="of:=[.E1239]+1" office:value-type="float" office:value="208" calcext:value-type="float">
            <text:p>208</text:p>
          </table:table-cell>
          <table:table-cell table:style-name="ce8" table:number-columns-repeated="2"/>
          <table:table-cell table:style-name="ce8" table:formula="of:=[.A1245]&amp;&quot; ( Wire &quot;&amp;[.E1245]&amp;&quot; )&quot;" office:value-type="string" office:string-value="N1244 ( Wire 208 )" calcext:value-type="string">
            <text:p>N1244 ( Wire 208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45</text:p>
          </table:table-cell>
          <table:table-cell table:formula="of:=&quot;X&quot;&amp;[.E1246]" office:value-type="string" office:string-value="X6747.5" calcext:value-type="string">
            <text:p>X6747.5</text:p>
          </table:table-cell>
          <table:table-cell table:formula="of:=&quot;Y&quot;&amp;[.F1246]" office:value-type="string" office:string-value="Y1100.97287234043" calcext:value-type="string">
            <text:p>Y1100.97287234043</text:p>
          </table:table-cell>
          <table:table-cell/>
          <table:table-cell table:formula="of:=[.E1240]" office:value-type="float" office:value="6747.5" calcext:value-type="float">
            <text:p>6747.5</text:p>
          </table:table-cell>
          <table:table-cell table:formula="of:=[.F1240]+[.$K$18]" office:value-type="float" office:value="1100.97287234043" calcext:value-type="float">
            <text:p>1100.9728723404</text:p>
          </table:table-cell>
          <table:table-cell/>
          <table:table-cell table:formula="of:=[.A1246]&amp;&quot; &quot;&amp;[.B1246]&amp;&quot; &quot;&amp;[.C1246]" office:value-type="string" office:string-value="N1245 X6747.5 Y1100.97287234043" calcext:value-type="string">
            <text:p>N1245 X6747.5 Y1100.972872340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46</text:p>
          </table:table-cell>
          <table:table-cell table:formula="of:=[.B1241]" office:value-type="string" office:string-value="G106" calcext:value-type="string">
            <text:p>G106</text:p>
          </table:table-cell>
          <table:table-cell table:formula="of:=[.C1241]" office:value-type="string" office:string-value="P3" calcext:value-type="string">
            <text:p>P3</text:p>
          </table:table-cell>
          <table:table-cell table:number-columns-repeated="4"/>
          <table:table-cell table:formula="of:=[.A1247]&amp;&quot; &quot;&amp;[.B1247]&amp;&quot; &quot;&amp;[.C1247]" office:value-type="string" office:string-value="N1246 G106 P3" calcext:value-type="string">
            <text:p>N1246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47</text:p>
          </table:table-cell>
          <table:table-cell table:formula="of:=&quot;X&quot;&amp;[.E1248]" office:value-type="string" office:string-value="X12.5" calcext:value-type="string">
            <text:p>X12.5</text:p>
          </table:table-cell>
          <table:table-cell table:formula="of:=&quot;Y&quot;&amp;[.F1248]" office:value-type="string" office:string-value="Y1099.17287234043" calcext:value-type="string">
            <text:p>Y1099.17287234043</text:p>
          </table:table-cell>
          <table:table-cell/>
          <table:table-cell table:formula="of:=[.E1242]" office:value-type="float" office:value="12.5" calcext:value-type="float">
            <text:p>12.5</text:p>
          </table:table-cell>
          <table:table-cell table:formula="of:=[.F1242]+[.$K$18]" office:value-type="float" office:value="1099.17287234043" calcext:value-type="float">
            <text:p>1099.1728723404</text:p>
          </table:table-cell>
          <table:table-cell/>
          <table:table-cell table:formula="of:=[.A1248]&amp;&quot; &quot;&amp;[.B1248]&amp;&quot; &quot;&amp;[.C1248]" office:value-type="string" office:string-value="N1247 X12.5 Y1099.17287234043" calcext:value-type="string">
            <text:p>N1247 X12.5 Y1099.172872340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48</text:p>
          </table:table-cell>
          <table:table-cell table:formula="of:=[.B1243]" office:value-type="string" office:string-value="G106" calcext:value-type="string">
            <text:p>G106</text:p>
          </table:table-cell>
          <table:table-cell table:formula="of:=[.C1243]" office:value-type="string" office:string-value="P0" calcext:value-type="string">
            <text:p>P0</text:p>
          </table:table-cell>
          <table:table-cell table:number-columns-repeated="4"/>
          <table:table-cell table:formula="of:=[.A1249]&amp;&quot; &quot;&amp;[.B1249]&amp;&quot; &quot;&amp;[.C1249]" office:value-type="string" office:string-value="N1248 G106 P0" calcext:value-type="string">
            <text:p>N1248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49</text:p>
          </table:table-cell>
          <table:table-cell table:formula="of:=[.B1244]" office:value-type="string" office:string-value="G105" calcext:value-type="string">
            <text:p>G105</text:p>
          </table:table-cell>
          <table:table-cell table:formula="of:=[.C1244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244]" office:value-type="string" office:string-value="jog up" calcext:value-type="string">
            <text:p>jog up</text:p>
          </table:table-cell>
          <table:table-cell/>
          <table:table-cell table:formula="of:=[.A1250]&amp;&quot; &quot;&amp;[.B1250]&amp;&quot; &quot;&amp;[.C1250]" office:value-type="string" office:string-value="N1249 G105 PY7.79553191489362" calcext:value-type="string">
            <text:p>N1249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50</text:p>
          </table:table-cell>
          <table:table-cell table:style-name="ce8" table:number-columns-repeated="3"/>
          <table:table-cell table:style-name="ce8" table:formula="of:=[.E1245]+1" office:value-type="float" office:value="209" calcext:value-type="float">
            <text:p>209</text:p>
          </table:table-cell>
          <table:table-cell table:style-name="ce8" table:number-columns-repeated="2"/>
          <table:table-cell table:style-name="ce8" table:formula="of:=[.A1251]&amp;&quot; ( Wire &quot;&amp;[.E1251]&amp;&quot; )&quot;" office:value-type="string" office:string-value="N1250 ( Wire 209 )" calcext:value-type="string">
            <text:p>N1250 ( Wire 209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51</text:p>
          </table:table-cell>
          <table:table-cell table:formula="of:=&quot;X&quot;&amp;[.E1252]" office:value-type="string" office:string-value="X6747.5" calcext:value-type="string">
            <text:p>X6747.5</text:p>
          </table:table-cell>
          <table:table-cell table:formula="of:=&quot;Y&quot;&amp;[.F1252]" office:value-type="string" office:string-value="Y1105.76840425533" calcext:value-type="string">
            <text:p>Y1105.76840425533</text:p>
          </table:table-cell>
          <table:table-cell/>
          <table:table-cell table:formula="of:=[.E1246]" office:value-type="float" office:value="6747.5" calcext:value-type="float">
            <text:p>6747.5</text:p>
          </table:table-cell>
          <table:table-cell table:formula="of:=[.F1246]+[.$K$18]" office:value-type="float" office:value="1105.76840425533" calcext:value-type="float">
            <text:p>1105.7684042553</text:p>
          </table:table-cell>
          <table:table-cell/>
          <table:table-cell table:formula="of:=[.A1252]&amp;&quot; &quot;&amp;[.B1252]&amp;&quot; &quot;&amp;[.C1252]" office:value-type="string" office:string-value="N1251 X6747.5 Y1105.76840425533" calcext:value-type="string">
            <text:p>N1251 X6747.5 Y1105.768404255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52</text:p>
          </table:table-cell>
          <table:table-cell table:formula="of:=[.B1247]" office:value-type="string" office:string-value="G106" calcext:value-type="string">
            <text:p>G106</text:p>
          </table:table-cell>
          <table:table-cell table:formula="of:=[.C1247]" office:value-type="string" office:string-value="P3" calcext:value-type="string">
            <text:p>P3</text:p>
          </table:table-cell>
          <table:table-cell table:number-columns-repeated="4"/>
          <table:table-cell table:formula="of:=[.A1253]&amp;&quot; &quot;&amp;[.B1253]&amp;&quot; &quot;&amp;[.C1253]" office:value-type="string" office:string-value="N1252 G106 P3" calcext:value-type="string">
            <text:p>N1252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53</text:p>
          </table:table-cell>
          <table:table-cell table:formula="of:=&quot;X&quot;&amp;[.E1254]" office:value-type="string" office:string-value="X12.5" calcext:value-type="string">
            <text:p>X12.5</text:p>
          </table:table-cell>
          <table:table-cell table:formula="of:=&quot;Y&quot;&amp;[.F1254]" office:value-type="string" office:string-value="Y1103.96840425533" calcext:value-type="string">
            <text:p>Y1103.96840425533</text:p>
          </table:table-cell>
          <table:table-cell/>
          <table:table-cell table:formula="of:=[.E1248]" office:value-type="float" office:value="12.5" calcext:value-type="float">
            <text:p>12.5</text:p>
          </table:table-cell>
          <table:table-cell table:formula="of:=[.F1248]+[.$K$18]" office:value-type="float" office:value="1103.96840425533" calcext:value-type="float">
            <text:p>1103.9684042553</text:p>
          </table:table-cell>
          <table:table-cell/>
          <table:table-cell table:formula="of:=[.A1254]&amp;&quot; &quot;&amp;[.B1254]&amp;&quot; &quot;&amp;[.C1254]" office:value-type="string" office:string-value="N1253 X12.5 Y1103.96840425533" calcext:value-type="string">
            <text:p>N1253 X12.5 Y1103.968404255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54</text:p>
          </table:table-cell>
          <table:table-cell table:formula="of:=[.B1249]" office:value-type="string" office:string-value="G106" calcext:value-type="string">
            <text:p>G106</text:p>
          </table:table-cell>
          <table:table-cell table:formula="of:=[.C1249]" office:value-type="string" office:string-value="P0" calcext:value-type="string">
            <text:p>P0</text:p>
          </table:table-cell>
          <table:table-cell table:number-columns-repeated="4"/>
          <table:table-cell table:formula="of:=[.A1255]&amp;&quot; &quot;&amp;[.B1255]&amp;&quot; &quot;&amp;[.C1255]" office:value-type="string" office:string-value="N1254 G106 P0" calcext:value-type="string">
            <text:p>N1254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55</text:p>
          </table:table-cell>
          <table:table-cell table:formula="of:=[.B1250]" office:value-type="string" office:string-value="G105" calcext:value-type="string">
            <text:p>G105</text:p>
          </table:table-cell>
          <table:table-cell table:formula="of:=[.C1250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250]" office:value-type="string" office:string-value="jog up" calcext:value-type="string">
            <text:p>jog up</text:p>
          </table:table-cell>
          <table:table-cell/>
          <table:table-cell table:formula="of:=[.A1256]&amp;&quot; &quot;&amp;[.B1256]&amp;&quot; &quot;&amp;[.C1256]" office:value-type="string" office:string-value="N1255 G105 PY7.79553191489362" calcext:value-type="string">
            <text:p>N1255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56</text:p>
          </table:table-cell>
          <table:table-cell table:style-name="ce8" table:number-columns-repeated="3"/>
          <table:table-cell table:style-name="ce8" table:formula="of:=[.E1251]+1" office:value-type="float" office:value="210" calcext:value-type="float">
            <text:p>210</text:p>
          </table:table-cell>
          <table:table-cell table:style-name="ce8" table:number-columns-repeated="2"/>
          <table:table-cell table:style-name="ce8" table:formula="of:=[.A1257]&amp;&quot; ( Wire &quot;&amp;[.E1257]&amp;&quot; )&quot;" office:value-type="string" office:string-value="N1256 ( Wire 210 )" calcext:value-type="string">
            <text:p>N1256 ( Wire 210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57</text:p>
          </table:table-cell>
          <table:table-cell table:formula="of:=&quot;X&quot;&amp;[.E1258]" office:value-type="string" office:string-value="X6747.5" calcext:value-type="string">
            <text:p>X6747.5</text:p>
          </table:table-cell>
          <table:table-cell table:formula="of:=&quot;Y&quot;&amp;[.F1258]" office:value-type="string" office:string-value="Y1110.56393617022" calcext:value-type="string">
            <text:p>Y1110.56393617022</text:p>
          </table:table-cell>
          <table:table-cell/>
          <table:table-cell table:formula="of:=[.E1252]" office:value-type="float" office:value="6747.5" calcext:value-type="float">
            <text:p>6747.5</text:p>
          </table:table-cell>
          <table:table-cell table:formula="of:=[.F1252]+[.$K$18]" office:value-type="float" office:value="1110.56393617022" calcext:value-type="float">
            <text:p>1110.5639361702</text:p>
          </table:table-cell>
          <table:table-cell/>
          <table:table-cell table:formula="of:=[.A1258]&amp;&quot; &quot;&amp;[.B1258]&amp;&quot; &quot;&amp;[.C1258]" office:value-type="string" office:string-value="N1257 X6747.5 Y1110.56393617022" calcext:value-type="string">
            <text:p>N1257 X6747.5 Y1110.563936170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58</text:p>
          </table:table-cell>
          <table:table-cell table:formula="of:=[.B1253]" office:value-type="string" office:string-value="G106" calcext:value-type="string">
            <text:p>G106</text:p>
          </table:table-cell>
          <table:table-cell table:formula="of:=[.C1253]" office:value-type="string" office:string-value="P3" calcext:value-type="string">
            <text:p>P3</text:p>
          </table:table-cell>
          <table:table-cell table:number-columns-repeated="4"/>
          <table:table-cell table:formula="of:=[.A1259]&amp;&quot; &quot;&amp;[.B1259]&amp;&quot; &quot;&amp;[.C1259]" office:value-type="string" office:string-value="N1258 G106 P3" calcext:value-type="string">
            <text:p>N1258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59</text:p>
          </table:table-cell>
          <table:table-cell table:formula="of:=&quot;X&quot;&amp;[.E1260]" office:value-type="string" office:string-value="X12.5" calcext:value-type="string">
            <text:p>X12.5</text:p>
          </table:table-cell>
          <table:table-cell table:formula="of:=&quot;Y&quot;&amp;[.F1260]" office:value-type="string" office:string-value="Y1108.76393617022" calcext:value-type="string">
            <text:p>Y1108.76393617022</text:p>
          </table:table-cell>
          <table:table-cell/>
          <table:table-cell table:formula="of:=[.E1254]" office:value-type="float" office:value="12.5" calcext:value-type="float">
            <text:p>12.5</text:p>
          </table:table-cell>
          <table:table-cell table:formula="of:=[.F1254]+[.$K$18]" office:value-type="float" office:value="1108.76393617022" calcext:value-type="float">
            <text:p>1108.7639361702</text:p>
          </table:table-cell>
          <table:table-cell/>
          <table:table-cell table:formula="of:=[.A1260]&amp;&quot; &quot;&amp;[.B1260]&amp;&quot; &quot;&amp;[.C1260]" office:value-type="string" office:string-value="N1259 X12.5 Y1108.76393617022" calcext:value-type="string">
            <text:p>N1259 X12.5 Y1108.763936170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60</text:p>
          </table:table-cell>
          <table:table-cell table:formula="of:=[.B1255]" office:value-type="string" office:string-value="G106" calcext:value-type="string">
            <text:p>G106</text:p>
          </table:table-cell>
          <table:table-cell table:formula="of:=[.C1255]" office:value-type="string" office:string-value="P0" calcext:value-type="string">
            <text:p>P0</text:p>
          </table:table-cell>
          <table:table-cell table:number-columns-repeated="4"/>
          <table:table-cell table:formula="of:=[.A1261]&amp;&quot; &quot;&amp;[.B1261]&amp;&quot; &quot;&amp;[.C1261]" office:value-type="string" office:string-value="N1260 G106 P0" calcext:value-type="string">
            <text:p>N1260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61</text:p>
          </table:table-cell>
          <table:table-cell table:formula="of:=[.B1256]" office:value-type="string" office:string-value="G105" calcext:value-type="string">
            <text:p>G105</text:p>
          </table:table-cell>
          <table:table-cell table:formula="of:=[.C1256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256]" office:value-type="string" office:string-value="jog up" calcext:value-type="string">
            <text:p>jog up</text:p>
          </table:table-cell>
          <table:table-cell/>
          <table:table-cell table:formula="of:=[.A1262]&amp;&quot; &quot;&amp;[.B1262]&amp;&quot; &quot;&amp;[.C1262]" office:value-type="string" office:string-value="N1261 G105 PY7.79553191489362" calcext:value-type="string">
            <text:p>N1261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62</text:p>
          </table:table-cell>
          <table:table-cell table:style-name="ce8" table:number-columns-repeated="3"/>
          <table:table-cell table:style-name="ce8" table:formula="of:=[.E1257]+1" office:value-type="float" office:value="211" calcext:value-type="float">
            <text:p>211</text:p>
          </table:table-cell>
          <table:table-cell table:style-name="ce8" table:number-columns-repeated="2"/>
          <table:table-cell table:style-name="ce8" table:formula="of:=[.A1263]&amp;&quot; ( Wire &quot;&amp;[.E1263]&amp;&quot; )&quot;" office:value-type="string" office:string-value="N1262 ( Wire 211 )" calcext:value-type="string">
            <text:p>N1262 ( Wire 211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63</text:p>
          </table:table-cell>
          <table:table-cell table:formula="of:=&quot;X&quot;&amp;[.E1264]" office:value-type="string" office:string-value="X6747.5" calcext:value-type="string">
            <text:p>X6747.5</text:p>
          </table:table-cell>
          <table:table-cell table:formula="of:=&quot;Y&quot;&amp;[.F1264]" office:value-type="string" office:string-value="Y1115.35946808511" calcext:value-type="string">
            <text:p>Y1115.35946808511</text:p>
          </table:table-cell>
          <table:table-cell/>
          <table:table-cell table:formula="of:=[.E1258]" office:value-type="float" office:value="6747.5" calcext:value-type="float">
            <text:p>6747.5</text:p>
          </table:table-cell>
          <table:table-cell table:formula="of:=[.F1258]+[.$K$18]" office:value-type="float" office:value="1115.35946808511" calcext:value-type="float">
            <text:p>1115.3594680851</text:p>
          </table:table-cell>
          <table:table-cell/>
          <table:table-cell table:formula="of:=[.A1264]&amp;&quot; &quot;&amp;[.B1264]&amp;&quot; &quot;&amp;[.C1264]" office:value-type="string" office:string-value="N1263 X6747.5 Y1115.35946808511" calcext:value-type="string">
            <text:p>N1263 X6747.5 Y1115.359468085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64</text:p>
          </table:table-cell>
          <table:table-cell table:formula="of:=[.B1259]" office:value-type="string" office:string-value="G106" calcext:value-type="string">
            <text:p>G106</text:p>
          </table:table-cell>
          <table:table-cell table:formula="of:=[.C1259]" office:value-type="string" office:string-value="P3" calcext:value-type="string">
            <text:p>P3</text:p>
          </table:table-cell>
          <table:table-cell table:number-columns-repeated="4"/>
          <table:table-cell table:formula="of:=[.A1265]&amp;&quot; &quot;&amp;[.B1265]&amp;&quot; &quot;&amp;[.C1265]" office:value-type="string" office:string-value="N1264 G106 P3" calcext:value-type="string">
            <text:p>N1264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65</text:p>
          </table:table-cell>
          <table:table-cell table:formula="of:=&quot;X&quot;&amp;[.E1266]" office:value-type="string" office:string-value="X12.5" calcext:value-type="string">
            <text:p>X12.5</text:p>
          </table:table-cell>
          <table:table-cell table:formula="of:=&quot;Y&quot;&amp;[.F1266]" office:value-type="string" office:string-value="Y1113.55946808511" calcext:value-type="string">
            <text:p>Y1113.55946808511</text:p>
          </table:table-cell>
          <table:table-cell/>
          <table:table-cell table:formula="of:=[.E1260]" office:value-type="float" office:value="12.5" calcext:value-type="float">
            <text:p>12.5</text:p>
          </table:table-cell>
          <table:table-cell table:formula="of:=[.F1260]+[.$K$18]" office:value-type="float" office:value="1113.55946808511" calcext:value-type="float">
            <text:p>1113.5594680851</text:p>
          </table:table-cell>
          <table:table-cell/>
          <table:table-cell table:formula="of:=[.A1266]&amp;&quot; &quot;&amp;[.B1266]&amp;&quot; &quot;&amp;[.C1266]" office:value-type="string" office:string-value="N1265 X12.5 Y1113.55946808511" calcext:value-type="string">
            <text:p>N1265 X12.5 Y1113.559468085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66</text:p>
          </table:table-cell>
          <table:table-cell table:formula="of:=[.B1261]" office:value-type="string" office:string-value="G106" calcext:value-type="string">
            <text:p>G106</text:p>
          </table:table-cell>
          <table:table-cell table:formula="of:=[.C1261]" office:value-type="string" office:string-value="P0" calcext:value-type="string">
            <text:p>P0</text:p>
          </table:table-cell>
          <table:table-cell table:number-columns-repeated="4"/>
          <table:table-cell table:formula="of:=[.A1267]&amp;&quot; &quot;&amp;[.B1267]&amp;&quot; &quot;&amp;[.C1267]" office:value-type="string" office:string-value="N1266 G106 P0" calcext:value-type="string">
            <text:p>N1266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67</text:p>
          </table:table-cell>
          <table:table-cell table:formula="of:=[.B1262]" office:value-type="string" office:string-value="G105" calcext:value-type="string">
            <text:p>G105</text:p>
          </table:table-cell>
          <table:table-cell table:formula="of:=[.C1262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262]" office:value-type="string" office:string-value="jog up" calcext:value-type="string">
            <text:p>jog up</text:p>
          </table:table-cell>
          <table:table-cell/>
          <table:table-cell table:formula="of:=[.A1268]&amp;&quot; &quot;&amp;[.B1268]&amp;&quot; &quot;&amp;[.C1268]" office:value-type="string" office:string-value="N1267 G105 PY7.79553191489362" calcext:value-type="string">
            <text:p>N1267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68</text:p>
          </table:table-cell>
          <table:table-cell table:style-name="ce8" table:number-columns-repeated="3"/>
          <table:table-cell table:style-name="ce8" table:formula="of:=[.E1263]+1" office:value-type="float" office:value="212" calcext:value-type="float">
            <text:p>212</text:p>
          </table:table-cell>
          <table:table-cell table:style-name="ce8" table:number-columns-repeated="2"/>
          <table:table-cell table:style-name="ce8" table:formula="of:=[.A1269]&amp;&quot; ( Wire &quot;&amp;[.E1269]&amp;&quot; )&quot;" office:value-type="string" office:string-value="N1268 ( Wire 212 )" calcext:value-type="string">
            <text:p>N1268 ( Wire 212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69</text:p>
          </table:table-cell>
          <table:table-cell table:formula="of:=&quot;X&quot;&amp;[.E1270]" office:value-type="string" office:string-value="X6747.5" calcext:value-type="string">
            <text:p>X6747.5</text:p>
          </table:table-cell>
          <table:table-cell table:formula="of:=&quot;Y&quot;&amp;[.F1270]" office:value-type="string" office:string-value="Y1120.15500000001" calcext:value-type="string">
            <text:p>Y1120.15500000001</text:p>
          </table:table-cell>
          <table:table-cell/>
          <table:table-cell table:formula="of:=[.E1264]" office:value-type="float" office:value="6747.5" calcext:value-type="float">
            <text:p>6747.5</text:p>
          </table:table-cell>
          <table:table-cell table:formula="of:=[.F1264]+[.$K$18]" office:value-type="float" office:value="1120.15500000001" calcext:value-type="float">
            <text:p>1120.155</text:p>
          </table:table-cell>
          <table:table-cell/>
          <table:table-cell table:formula="of:=[.A1270]&amp;&quot; &quot;&amp;[.B1270]&amp;&quot; &quot;&amp;[.C1270]" office:value-type="string" office:string-value="N1269 X6747.5 Y1120.15500000001" calcext:value-type="string">
            <text:p>N1269 X6747.5 Y1120.15500000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70</text:p>
          </table:table-cell>
          <table:table-cell table:formula="of:=[.B1265]" office:value-type="string" office:string-value="G106" calcext:value-type="string">
            <text:p>G106</text:p>
          </table:table-cell>
          <table:table-cell table:formula="of:=[.C1265]" office:value-type="string" office:string-value="P3" calcext:value-type="string">
            <text:p>P3</text:p>
          </table:table-cell>
          <table:table-cell table:number-columns-repeated="4"/>
          <table:table-cell table:formula="of:=[.A1271]&amp;&quot; &quot;&amp;[.B1271]&amp;&quot; &quot;&amp;[.C1271]" office:value-type="string" office:string-value="N1270 G106 P3" calcext:value-type="string">
            <text:p>N1270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71</text:p>
          </table:table-cell>
          <table:table-cell table:formula="of:=&quot;X&quot;&amp;[.E1272]" office:value-type="string" office:string-value="X12.5" calcext:value-type="string">
            <text:p>X12.5</text:p>
          </table:table-cell>
          <table:table-cell table:formula="of:=&quot;Y&quot;&amp;[.F1272]" office:value-type="string" office:string-value="Y1118.35500000001" calcext:value-type="string">
            <text:p>Y1118.35500000001</text:p>
          </table:table-cell>
          <table:table-cell/>
          <table:table-cell table:formula="of:=[.E1266]" office:value-type="float" office:value="12.5" calcext:value-type="float">
            <text:p>12.5</text:p>
          </table:table-cell>
          <table:table-cell table:formula="of:=[.F1266]+[.$K$18]" office:value-type="float" office:value="1118.35500000001" calcext:value-type="float">
            <text:p>1118.355</text:p>
          </table:table-cell>
          <table:table-cell/>
          <table:table-cell table:formula="of:=[.A1272]&amp;&quot; &quot;&amp;[.B1272]&amp;&quot; &quot;&amp;[.C1272]" office:value-type="string" office:string-value="N1271 X12.5 Y1118.35500000001" calcext:value-type="string">
            <text:p>N1271 X12.5 Y1118.35500000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72</text:p>
          </table:table-cell>
          <table:table-cell table:formula="of:=[.B1267]" office:value-type="string" office:string-value="G106" calcext:value-type="string">
            <text:p>G106</text:p>
          </table:table-cell>
          <table:table-cell table:formula="of:=[.C1267]" office:value-type="string" office:string-value="P0" calcext:value-type="string">
            <text:p>P0</text:p>
          </table:table-cell>
          <table:table-cell table:number-columns-repeated="4"/>
          <table:table-cell table:formula="of:=[.A1273]&amp;&quot; &quot;&amp;[.B1273]&amp;&quot; &quot;&amp;[.C1273]" office:value-type="string" office:string-value="N1272 G106 P0" calcext:value-type="string">
            <text:p>N1272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73</text:p>
          </table:table-cell>
          <table:table-cell table:formula="of:=[.B1268]" office:value-type="string" office:string-value="G105" calcext:value-type="string">
            <text:p>G105</text:p>
          </table:table-cell>
          <table:table-cell table:formula="of:=[.C1268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268]" office:value-type="string" office:string-value="jog up" calcext:value-type="string">
            <text:p>jog up</text:p>
          </table:table-cell>
          <table:table-cell/>
          <table:table-cell table:formula="of:=[.A1274]&amp;&quot; &quot;&amp;[.B1274]&amp;&quot; &quot;&amp;[.C1274]" office:value-type="string" office:string-value="N1273 G105 PY7.79553191489362" calcext:value-type="string">
            <text:p>N1273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74</text:p>
          </table:table-cell>
          <table:table-cell table:style-name="ce8" table:number-columns-repeated="3"/>
          <table:table-cell table:style-name="ce8" table:formula="of:=[.E1269]+1" office:value-type="float" office:value="213" calcext:value-type="float">
            <text:p>213</text:p>
          </table:table-cell>
          <table:table-cell table:style-name="ce8" table:number-columns-repeated="2"/>
          <table:table-cell table:style-name="ce8" table:formula="of:=[.A1275]&amp;&quot; ( Wire &quot;&amp;[.E1275]&amp;&quot; )&quot;" office:value-type="string" office:string-value="N1274 ( Wire 213 )" calcext:value-type="string">
            <text:p>N1274 ( Wire 213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75</text:p>
          </table:table-cell>
          <table:table-cell table:formula="of:=&quot;X&quot;&amp;[.E1276]" office:value-type="string" office:string-value="X6747.5" calcext:value-type="string">
            <text:p>X6747.5</text:p>
          </table:table-cell>
          <table:table-cell table:formula="of:=&quot;Y&quot;&amp;[.F1276]" office:value-type="string" office:string-value="Y1124.9505319149" calcext:value-type="string">
            <text:p>Y1124.9505319149</text:p>
          </table:table-cell>
          <table:table-cell/>
          <table:table-cell table:formula="of:=[.E1270]" office:value-type="float" office:value="6747.5" calcext:value-type="float">
            <text:p>6747.5</text:p>
          </table:table-cell>
          <table:table-cell table:formula="of:=[.F1270]+[.$K$18]" office:value-type="float" office:value="1124.9505319149" calcext:value-type="float">
            <text:p>1124.9505319149</text:p>
          </table:table-cell>
          <table:table-cell/>
          <table:table-cell table:formula="of:=[.A1276]&amp;&quot; &quot;&amp;[.B1276]&amp;&quot; &quot;&amp;[.C1276]" office:value-type="string" office:string-value="N1275 X6747.5 Y1124.9505319149" calcext:value-type="string">
            <text:p>N1275 X6747.5 Y1124.95053191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76</text:p>
          </table:table-cell>
          <table:table-cell table:formula="of:=[.B1271]" office:value-type="string" office:string-value="G106" calcext:value-type="string">
            <text:p>G106</text:p>
          </table:table-cell>
          <table:table-cell table:formula="of:=[.C1271]" office:value-type="string" office:string-value="P3" calcext:value-type="string">
            <text:p>P3</text:p>
          </table:table-cell>
          <table:table-cell table:number-columns-repeated="4"/>
          <table:table-cell table:formula="of:=[.A1277]&amp;&quot; &quot;&amp;[.B1277]&amp;&quot; &quot;&amp;[.C1277]" office:value-type="string" office:string-value="N1276 G106 P3" calcext:value-type="string">
            <text:p>N1276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77</text:p>
          </table:table-cell>
          <table:table-cell table:formula="of:=&quot;X&quot;&amp;[.E1278]" office:value-type="string" office:string-value="X12.5" calcext:value-type="string">
            <text:p>X12.5</text:p>
          </table:table-cell>
          <table:table-cell table:formula="of:=&quot;Y&quot;&amp;[.F1278]" office:value-type="string" office:string-value="Y1123.1505319149" calcext:value-type="string">
            <text:p>Y1123.1505319149</text:p>
          </table:table-cell>
          <table:table-cell/>
          <table:table-cell table:formula="of:=[.E1272]" office:value-type="float" office:value="12.5" calcext:value-type="float">
            <text:p>12.5</text:p>
          </table:table-cell>
          <table:table-cell table:formula="of:=[.F1272]+[.$K$18]" office:value-type="float" office:value="1123.1505319149" calcext:value-type="float">
            <text:p>1123.1505319149</text:p>
          </table:table-cell>
          <table:table-cell/>
          <table:table-cell table:formula="of:=[.A1278]&amp;&quot; &quot;&amp;[.B1278]&amp;&quot; &quot;&amp;[.C1278]" office:value-type="string" office:string-value="N1277 X12.5 Y1123.1505319149" calcext:value-type="string">
            <text:p>N1277 X12.5 Y1123.15053191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78</text:p>
          </table:table-cell>
          <table:table-cell table:formula="of:=[.B1273]" office:value-type="string" office:string-value="G106" calcext:value-type="string">
            <text:p>G106</text:p>
          </table:table-cell>
          <table:table-cell table:formula="of:=[.C1273]" office:value-type="string" office:string-value="P0" calcext:value-type="string">
            <text:p>P0</text:p>
          </table:table-cell>
          <table:table-cell table:number-columns-repeated="4"/>
          <table:table-cell table:formula="of:=[.A1279]&amp;&quot; &quot;&amp;[.B1279]&amp;&quot; &quot;&amp;[.C1279]" office:value-type="string" office:string-value="N1278 G106 P0" calcext:value-type="string">
            <text:p>N1278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79</text:p>
          </table:table-cell>
          <table:table-cell table:formula="of:=[.B1274]" office:value-type="string" office:string-value="G105" calcext:value-type="string">
            <text:p>G105</text:p>
          </table:table-cell>
          <table:table-cell table:formula="of:=[.C1274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274]" office:value-type="string" office:string-value="jog up" calcext:value-type="string">
            <text:p>jog up</text:p>
          </table:table-cell>
          <table:table-cell/>
          <table:table-cell table:formula="of:=[.A1280]&amp;&quot; &quot;&amp;[.B1280]&amp;&quot; &quot;&amp;[.C1280]" office:value-type="string" office:string-value="N1279 G105 PY7.79553191489362" calcext:value-type="string">
            <text:p>N1279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80</text:p>
          </table:table-cell>
          <table:table-cell table:style-name="ce8" table:number-columns-repeated="3"/>
          <table:table-cell table:style-name="ce8" table:formula="of:=[.E1275]+1" office:value-type="float" office:value="214" calcext:value-type="float">
            <text:p>214</text:p>
          </table:table-cell>
          <table:table-cell table:style-name="ce8" table:number-columns-repeated="2"/>
          <table:table-cell table:style-name="ce8" table:formula="of:=[.A1281]&amp;&quot; ( Wire &quot;&amp;[.E1281]&amp;&quot; )&quot;" office:value-type="string" office:string-value="N1280 ( Wire 214 )" calcext:value-type="string">
            <text:p>N1280 ( Wire 214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81</text:p>
          </table:table-cell>
          <table:table-cell table:formula="of:=&quot;X&quot;&amp;[.E1282]" office:value-type="string" office:string-value="X6747.5" calcext:value-type="string">
            <text:p>X6747.5</text:p>
          </table:table-cell>
          <table:table-cell table:formula="of:=&quot;Y&quot;&amp;[.F1282]" office:value-type="string" office:string-value="Y1129.74606382979" calcext:value-type="string">
            <text:p>Y1129.74606382979</text:p>
          </table:table-cell>
          <table:table-cell/>
          <table:table-cell table:formula="of:=[.E1276]" office:value-type="float" office:value="6747.5" calcext:value-type="float">
            <text:p>6747.5</text:p>
          </table:table-cell>
          <table:table-cell table:formula="of:=[.F1276]+[.$K$18]" office:value-type="float" office:value="1129.74606382979" calcext:value-type="float">
            <text:p>1129.7460638298</text:p>
          </table:table-cell>
          <table:table-cell/>
          <table:table-cell table:formula="of:=[.A1282]&amp;&quot; &quot;&amp;[.B1282]&amp;&quot; &quot;&amp;[.C1282]" office:value-type="string" office:string-value="N1281 X6747.5 Y1129.74606382979" calcext:value-type="string">
            <text:p>N1281 X6747.5 Y1129.74606382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82</text:p>
          </table:table-cell>
          <table:table-cell table:formula="of:=[.B1277]" office:value-type="string" office:string-value="G106" calcext:value-type="string">
            <text:p>G106</text:p>
          </table:table-cell>
          <table:table-cell table:formula="of:=[.C1277]" office:value-type="string" office:string-value="P3" calcext:value-type="string">
            <text:p>P3</text:p>
          </table:table-cell>
          <table:table-cell table:number-columns-repeated="4"/>
          <table:table-cell table:formula="of:=[.A1283]&amp;&quot; &quot;&amp;[.B1283]&amp;&quot; &quot;&amp;[.C1283]" office:value-type="string" office:string-value="N1282 G106 P3" calcext:value-type="string">
            <text:p>N1282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83</text:p>
          </table:table-cell>
          <table:table-cell table:formula="of:=&quot;X&quot;&amp;[.E1284]" office:value-type="string" office:string-value="X12.5" calcext:value-type="string">
            <text:p>X12.5</text:p>
          </table:table-cell>
          <table:table-cell table:formula="of:=&quot;Y&quot;&amp;[.F1284]" office:value-type="string" office:string-value="Y1127.94606382979" calcext:value-type="string">
            <text:p>Y1127.94606382979</text:p>
          </table:table-cell>
          <table:table-cell/>
          <table:table-cell table:formula="of:=[.E1278]" office:value-type="float" office:value="12.5" calcext:value-type="float">
            <text:p>12.5</text:p>
          </table:table-cell>
          <table:table-cell table:formula="of:=[.F1278]+[.$K$18]" office:value-type="float" office:value="1127.94606382979" calcext:value-type="float">
            <text:p>1127.9460638298</text:p>
          </table:table-cell>
          <table:table-cell/>
          <table:table-cell table:formula="of:=[.A1284]&amp;&quot; &quot;&amp;[.B1284]&amp;&quot; &quot;&amp;[.C1284]" office:value-type="string" office:string-value="N1283 X12.5 Y1127.94606382979" calcext:value-type="string">
            <text:p>N1283 X12.5 Y1127.94606382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84</text:p>
          </table:table-cell>
          <table:table-cell table:formula="of:=[.B1279]" office:value-type="string" office:string-value="G106" calcext:value-type="string">
            <text:p>G106</text:p>
          </table:table-cell>
          <table:table-cell table:formula="of:=[.C1279]" office:value-type="string" office:string-value="P0" calcext:value-type="string">
            <text:p>P0</text:p>
          </table:table-cell>
          <table:table-cell table:number-columns-repeated="4"/>
          <table:table-cell table:formula="of:=[.A1285]&amp;&quot; &quot;&amp;[.B1285]&amp;&quot; &quot;&amp;[.C1285]" office:value-type="string" office:string-value="N1284 G106 P0" calcext:value-type="string">
            <text:p>N1284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85</text:p>
          </table:table-cell>
          <table:table-cell table:formula="of:=[.B1280]" office:value-type="string" office:string-value="G105" calcext:value-type="string">
            <text:p>G105</text:p>
          </table:table-cell>
          <table:table-cell table:formula="of:=[.C1280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280]" office:value-type="string" office:string-value="jog up" calcext:value-type="string">
            <text:p>jog up</text:p>
          </table:table-cell>
          <table:table-cell/>
          <table:table-cell table:formula="of:=[.A1286]&amp;&quot; &quot;&amp;[.B1286]&amp;&quot; &quot;&amp;[.C1286]" office:value-type="string" office:string-value="N1285 G105 PY7.79553191489362" calcext:value-type="string">
            <text:p>N1285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86</text:p>
          </table:table-cell>
          <table:table-cell table:style-name="ce8" table:number-columns-repeated="3"/>
          <table:table-cell table:style-name="ce8" table:formula="of:=[.E1281]+1" office:value-type="float" office:value="215" calcext:value-type="float">
            <text:p>215</text:p>
          </table:table-cell>
          <table:table-cell table:style-name="ce8" table:number-columns-repeated="2"/>
          <table:table-cell table:style-name="ce8" table:formula="of:=[.A1287]&amp;&quot; ( Wire &quot;&amp;[.E1287]&amp;&quot; )&quot;" office:value-type="string" office:string-value="N1286 ( Wire 215 )" calcext:value-type="string">
            <text:p>N1286 ( Wire 215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87</text:p>
          </table:table-cell>
          <table:table-cell table:formula="of:=&quot;X&quot;&amp;[.E1288]" office:value-type="string" office:string-value="X6747.5" calcext:value-type="string">
            <text:p>X6747.5</text:p>
          </table:table-cell>
          <table:table-cell table:formula="of:=&quot;Y&quot;&amp;[.F1288]" office:value-type="string" office:string-value="Y1134.54159574469" calcext:value-type="string">
            <text:p>Y1134.54159574469</text:p>
          </table:table-cell>
          <table:table-cell/>
          <table:table-cell table:formula="of:=[.E1282]" office:value-type="float" office:value="6747.5" calcext:value-type="float">
            <text:p>6747.5</text:p>
          </table:table-cell>
          <table:table-cell table:formula="of:=[.F1282]+[.$K$18]" office:value-type="float" office:value="1134.54159574469" calcext:value-type="float">
            <text:p>1134.5415957447</text:p>
          </table:table-cell>
          <table:table-cell/>
          <table:table-cell table:formula="of:=[.A1288]&amp;&quot; &quot;&amp;[.B1288]&amp;&quot; &quot;&amp;[.C1288]" office:value-type="string" office:string-value="N1287 X6747.5 Y1134.54159574469" calcext:value-type="string">
            <text:p>N1287 X6747.5 Y1134.541595744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88</text:p>
          </table:table-cell>
          <table:table-cell table:formula="of:=[.B1283]" office:value-type="string" office:string-value="G106" calcext:value-type="string">
            <text:p>G106</text:p>
          </table:table-cell>
          <table:table-cell table:formula="of:=[.C1283]" office:value-type="string" office:string-value="P3" calcext:value-type="string">
            <text:p>P3</text:p>
          </table:table-cell>
          <table:table-cell table:number-columns-repeated="4"/>
          <table:table-cell table:formula="of:=[.A1289]&amp;&quot; &quot;&amp;[.B1289]&amp;&quot; &quot;&amp;[.C1289]" office:value-type="string" office:string-value="N1288 G106 P3" calcext:value-type="string">
            <text:p>N1288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89</text:p>
          </table:table-cell>
          <table:table-cell table:formula="of:=&quot;X&quot;&amp;[.E1290]" office:value-type="string" office:string-value="X12.5" calcext:value-type="string">
            <text:p>X12.5</text:p>
          </table:table-cell>
          <table:table-cell table:formula="of:=&quot;Y&quot;&amp;[.F1290]" office:value-type="string" office:string-value="Y1132.74159574469" calcext:value-type="string">
            <text:p>Y1132.74159574469</text:p>
          </table:table-cell>
          <table:table-cell/>
          <table:table-cell table:formula="of:=[.E1284]" office:value-type="float" office:value="12.5" calcext:value-type="float">
            <text:p>12.5</text:p>
          </table:table-cell>
          <table:table-cell table:formula="of:=[.F1284]+[.$K$18]" office:value-type="float" office:value="1132.74159574469" calcext:value-type="float">
            <text:p>1132.7415957447</text:p>
          </table:table-cell>
          <table:table-cell/>
          <table:table-cell table:formula="of:=[.A1290]&amp;&quot; &quot;&amp;[.B1290]&amp;&quot; &quot;&amp;[.C1290]" office:value-type="string" office:string-value="N1289 X12.5 Y1132.74159574469" calcext:value-type="string">
            <text:p>N1289 X12.5 Y1132.741595744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90</text:p>
          </table:table-cell>
          <table:table-cell table:formula="of:=[.B1285]" office:value-type="string" office:string-value="G106" calcext:value-type="string">
            <text:p>G106</text:p>
          </table:table-cell>
          <table:table-cell table:formula="of:=[.C1285]" office:value-type="string" office:string-value="P0" calcext:value-type="string">
            <text:p>P0</text:p>
          </table:table-cell>
          <table:table-cell table:number-columns-repeated="4"/>
          <table:table-cell table:formula="of:=[.A1291]&amp;&quot; &quot;&amp;[.B1291]&amp;&quot; &quot;&amp;[.C1291]" office:value-type="string" office:string-value="N1290 G106 P0" calcext:value-type="string">
            <text:p>N1290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91</text:p>
          </table:table-cell>
          <table:table-cell table:formula="of:=[.B1286]" office:value-type="string" office:string-value="G105" calcext:value-type="string">
            <text:p>G105</text:p>
          </table:table-cell>
          <table:table-cell table:formula="of:=[.C1286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286]" office:value-type="string" office:string-value="jog up" calcext:value-type="string">
            <text:p>jog up</text:p>
          </table:table-cell>
          <table:table-cell/>
          <table:table-cell table:formula="of:=[.A1292]&amp;&quot; &quot;&amp;[.B1292]&amp;&quot; &quot;&amp;[.C1292]" office:value-type="string" office:string-value="N1291 G105 PY7.79553191489362" calcext:value-type="string">
            <text:p>N1291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92</text:p>
          </table:table-cell>
          <table:table-cell table:style-name="ce8" table:number-columns-repeated="3"/>
          <table:table-cell table:style-name="ce8" table:formula="of:=[.E1287]+1" office:value-type="float" office:value="216" calcext:value-type="float">
            <text:p>216</text:p>
          </table:table-cell>
          <table:table-cell table:style-name="ce8" table:number-columns-repeated="2"/>
          <table:table-cell table:style-name="ce8" table:formula="of:=[.A1293]&amp;&quot; ( Wire &quot;&amp;[.E1293]&amp;&quot; )&quot;" office:value-type="string" office:string-value="N1292 ( Wire 216 )" calcext:value-type="string">
            <text:p>N1292 ( Wire 216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93</text:p>
          </table:table-cell>
          <table:table-cell table:formula="of:=&quot;X&quot;&amp;[.E1294]" office:value-type="string" office:string-value="X6747.5" calcext:value-type="string">
            <text:p>X6747.5</text:p>
          </table:table-cell>
          <table:table-cell table:formula="of:=&quot;Y&quot;&amp;[.F1294]" office:value-type="string" office:string-value="Y1139.33712765958" calcext:value-type="string">
            <text:p>Y1139.33712765958</text:p>
          </table:table-cell>
          <table:table-cell/>
          <table:table-cell table:formula="of:=[.E1288]" office:value-type="float" office:value="6747.5" calcext:value-type="float">
            <text:p>6747.5</text:p>
          </table:table-cell>
          <table:table-cell table:formula="of:=[.F1288]+[.$K$18]" office:value-type="float" office:value="1139.33712765958" calcext:value-type="float">
            <text:p>1139.3371276596</text:p>
          </table:table-cell>
          <table:table-cell/>
          <table:table-cell table:formula="of:=[.A1294]&amp;&quot; &quot;&amp;[.B1294]&amp;&quot; &quot;&amp;[.C1294]" office:value-type="string" office:string-value="N1293 X6747.5 Y1139.33712765958" calcext:value-type="string">
            <text:p>N1293 X6747.5 Y1139.337127659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94</text:p>
          </table:table-cell>
          <table:table-cell table:formula="of:=[.B1289]" office:value-type="string" office:string-value="G106" calcext:value-type="string">
            <text:p>G106</text:p>
          </table:table-cell>
          <table:table-cell table:formula="of:=[.C1289]" office:value-type="string" office:string-value="P3" calcext:value-type="string">
            <text:p>P3</text:p>
          </table:table-cell>
          <table:table-cell table:number-columns-repeated="4"/>
          <table:table-cell table:formula="of:=[.A1295]&amp;&quot; &quot;&amp;[.B1295]&amp;&quot; &quot;&amp;[.C1295]" office:value-type="string" office:string-value="N1294 G106 P3" calcext:value-type="string">
            <text:p>N1294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95</text:p>
          </table:table-cell>
          <table:table-cell table:formula="of:=&quot;X&quot;&amp;[.E1296]" office:value-type="string" office:string-value="X12.5" calcext:value-type="string">
            <text:p>X12.5</text:p>
          </table:table-cell>
          <table:table-cell table:formula="of:=&quot;Y&quot;&amp;[.F1296]" office:value-type="string" office:string-value="Y1137.53712765958" calcext:value-type="string">
            <text:p>Y1137.53712765958</text:p>
          </table:table-cell>
          <table:table-cell/>
          <table:table-cell table:formula="of:=[.E1290]" office:value-type="float" office:value="12.5" calcext:value-type="float">
            <text:p>12.5</text:p>
          </table:table-cell>
          <table:table-cell table:formula="of:=[.F1290]+[.$K$18]" office:value-type="float" office:value="1137.53712765958" calcext:value-type="float">
            <text:p>1137.5371276596</text:p>
          </table:table-cell>
          <table:table-cell/>
          <table:table-cell table:formula="of:=[.A1296]&amp;&quot; &quot;&amp;[.B1296]&amp;&quot; &quot;&amp;[.C1296]" office:value-type="string" office:string-value="N1295 X12.5 Y1137.53712765958" calcext:value-type="string">
            <text:p>N1295 X12.5 Y1137.537127659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96</text:p>
          </table:table-cell>
          <table:table-cell table:formula="of:=[.B1291]" office:value-type="string" office:string-value="G106" calcext:value-type="string">
            <text:p>G106</text:p>
          </table:table-cell>
          <table:table-cell table:formula="of:=[.C1291]" office:value-type="string" office:string-value="P0" calcext:value-type="string">
            <text:p>P0</text:p>
          </table:table-cell>
          <table:table-cell table:number-columns-repeated="4"/>
          <table:table-cell table:formula="of:=[.A1297]&amp;&quot; &quot;&amp;[.B1297]&amp;&quot; &quot;&amp;[.C1297]" office:value-type="string" office:string-value="N1296 G106 P0" calcext:value-type="string">
            <text:p>N1296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97</text:p>
          </table:table-cell>
          <table:table-cell table:formula="of:=[.B1292]" office:value-type="string" office:string-value="G105" calcext:value-type="string">
            <text:p>G105</text:p>
          </table:table-cell>
          <table:table-cell table:formula="of:=[.C1292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292]" office:value-type="string" office:string-value="jog up" calcext:value-type="string">
            <text:p>jog up</text:p>
          </table:table-cell>
          <table:table-cell/>
          <table:table-cell table:formula="of:=[.A1298]&amp;&quot; &quot;&amp;[.B1298]&amp;&quot; &quot;&amp;[.C1298]" office:value-type="string" office:string-value="N1297 G105 PY7.79553191489362" calcext:value-type="string">
            <text:p>N1297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98</text:p>
          </table:table-cell>
          <table:table-cell table:style-name="ce8" table:number-columns-repeated="3"/>
          <table:table-cell table:style-name="ce8" table:formula="of:=[.E1293]+1" office:value-type="float" office:value="217" calcext:value-type="float">
            <text:p>217</text:p>
          </table:table-cell>
          <table:table-cell table:style-name="ce8" table:number-columns-repeated="2"/>
          <table:table-cell table:style-name="ce8" table:formula="of:=[.A1299]&amp;&quot; ( Wire &quot;&amp;[.E1299]&amp;&quot; )&quot;" office:value-type="string" office:string-value="N1298 ( Wire 217 )" calcext:value-type="string">
            <text:p>N1298 ( Wire 217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99</text:p>
          </table:table-cell>
          <table:table-cell table:formula="of:=&quot;X&quot;&amp;[.E1300]" office:value-type="string" office:string-value="X6747.5" calcext:value-type="string">
            <text:p>X6747.5</text:p>
          </table:table-cell>
          <table:table-cell table:formula="of:=&quot;Y&quot;&amp;[.F1300]" office:value-type="string" office:string-value="Y1144.13265957448" calcext:value-type="string">
            <text:p>Y1144.13265957448</text:p>
          </table:table-cell>
          <table:table-cell/>
          <table:table-cell table:formula="of:=[.E1294]" office:value-type="float" office:value="6747.5" calcext:value-type="float">
            <text:p>6747.5</text:p>
          </table:table-cell>
          <table:table-cell table:formula="of:=[.F1294]+[.$K$18]" office:value-type="float" office:value="1144.13265957448" calcext:value-type="float">
            <text:p>1144.1326595745</text:p>
          </table:table-cell>
          <table:table-cell/>
          <table:table-cell table:formula="of:=[.A1300]&amp;&quot; &quot;&amp;[.B1300]&amp;&quot; &quot;&amp;[.C1300]" office:value-type="string" office:string-value="N1299 X6747.5 Y1144.13265957448" calcext:value-type="string">
            <text:p>N1299 X6747.5 Y1144.132659574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00</text:p>
          </table:table-cell>
          <table:table-cell table:formula="of:=[.B1295]" office:value-type="string" office:string-value="G106" calcext:value-type="string">
            <text:p>G106</text:p>
          </table:table-cell>
          <table:table-cell table:formula="of:=[.C1295]" office:value-type="string" office:string-value="P3" calcext:value-type="string">
            <text:p>P3</text:p>
          </table:table-cell>
          <table:table-cell table:number-columns-repeated="4"/>
          <table:table-cell table:formula="of:=[.A1301]&amp;&quot; &quot;&amp;[.B1301]&amp;&quot; &quot;&amp;[.C1301]" office:value-type="string" office:string-value="N1300 G106 P3" calcext:value-type="string">
            <text:p>N1300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01</text:p>
          </table:table-cell>
          <table:table-cell table:formula="of:=&quot;X&quot;&amp;[.E1302]" office:value-type="string" office:string-value="X12.5" calcext:value-type="string">
            <text:p>X12.5</text:p>
          </table:table-cell>
          <table:table-cell table:formula="of:=&quot;Y&quot;&amp;[.F1302]" office:value-type="string" office:string-value="Y1142.33265957448" calcext:value-type="string">
            <text:p>Y1142.33265957448</text:p>
          </table:table-cell>
          <table:table-cell/>
          <table:table-cell table:formula="of:=[.E1296]" office:value-type="float" office:value="12.5" calcext:value-type="float">
            <text:p>12.5</text:p>
          </table:table-cell>
          <table:table-cell table:formula="of:=[.F1296]+[.$K$18]" office:value-type="float" office:value="1142.33265957448" calcext:value-type="float">
            <text:p>1142.3326595745</text:p>
          </table:table-cell>
          <table:table-cell/>
          <table:table-cell table:formula="of:=[.A1302]&amp;&quot; &quot;&amp;[.B1302]&amp;&quot; &quot;&amp;[.C1302]" office:value-type="string" office:string-value="N1301 X12.5 Y1142.33265957448" calcext:value-type="string">
            <text:p>N1301 X12.5 Y1142.332659574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02</text:p>
          </table:table-cell>
          <table:table-cell table:formula="of:=[.B1297]" office:value-type="string" office:string-value="G106" calcext:value-type="string">
            <text:p>G106</text:p>
          </table:table-cell>
          <table:table-cell table:formula="of:=[.C1297]" office:value-type="string" office:string-value="P0" calcext:value-type="string">
            <text:p>P0</text:p>
          </table:table-cell>
          <table:table-cell table:number-columns-repeated="4"/>
          <table:table-cell table:formula="of:=[.A1303]&amp;&quot; &quot;&amp;[.B1303]&amp;&quot; &quot;&amp;[.C1303]" office:value-type="string" office:string-value="N1302 G106 P0" calcext:value-type="string">
            <text:p>N1302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03</text:p>
          </table:table-cell>
          <table:table-cell table:formula="of:=[.B1298]" office:value-type="string" office:string-value="G105" calcext:value-type="string">
            <text:p>G105</text:p>
          </table:table-cell>
          <table:table-cell table:formula="of:=[.C1298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298]" office:value-type="string" office:string-value="jog up" calcext:value-type="string">
            <text:p>jog up</text:p>
          </table:table-cell>
          <table:table-cell/>
          <table:table-cell table:formula="of:=[.A1304]&amp;&quot; &quot;&amp;[.B1304]&amp;&quot; &quot;&amp;[.C1304]" office:value-type="string" office:string-value="N1303 G105 PY7.79553191489362" calcext:value-type="string">
            <text:p>N1303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04</text:p>
          </table:table-cell>
          <table:table-cell table:style-name="ce8" table:number-columns-repeated="3"/>
          <table:table-cell table:style-name="ce8" table:formula="of:=[.E1299]+1" office:value-type="float" office:value="218" calcext:value-type="float">
            <text:p>218</text:p>
          </table:table-cell>
          <table:table-cell table:style-name="ce8" table:number-columns-repeated="2"/>
          <table:table-cell table:style-name="ce8" table:formula="of:=[.A1305]&amp;&quot; ( Wire &quot;&amp;[.E1305]&amp;&quot; )&quot;" office:value-type="string" office:string-value="N1304 ( Wire 218 )" calcext:value-type="string">
            <text:p>N1304 ( Wire 218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05</text:p>
          </table:table-cell>
          <table:table-cell table:formula="of:=&quot;X&quot;&amp;[.E1306]" office:value-type="string" office:string-value="X6747.5" calcext:value-type="string">
            <text:p>X6747.5</text:p>
          </table:table-cell>
          <table:table-cell table:formula="of:=&quot;Y&quot;&amp;[.F1306]" office:value-type="string" office:string-value="Y1148.92819148937" calcext:value-type="string">
            <text:p>Y1148.92819148937</text:p>
          </table:table-cell>
          <table:table-cell/>
          <table:table-cell table:formula="of:=[.E1300]" office:value-type="float" office:value="6747.5" calcext:value-type="float">
            <text:p>6747.5</text:p>
          </table:table-cell>
          <table:table-cell table:formula="of:=[.F1300]+[.$K$18]" office:value-type="float" office:value="1148.92819148937" calcext:value-type="float">
            <text:p>1148.9281914894</text:p>
          </table:table-cell>
          <table:table-cell/>
          <table:table-cell table:formula="of:=[.A1306]&amp;&quot; &quot;&amp;[.B1306]&amp;&quot; &quot;&amp;[.C1306]" office:value-type="string" office:string-value="N1305 X6747.5 Y1148.92819148937" calcext:value-type="string">
            <text:p>N1305 X6747.5 Y1148.928191489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06</text:p>
          </table:table-cell>
          <table:table-cell table:formula="of:=[.B1301]" office:value-type="string" office:string-value="G106" calcext:value-type="string">
            <text:p>G106</text:p>
          </table:table-cell>
          <table:table-cell table:formula="of:=[.C1301]" office:value-type="string" office:string-value="P3" calcext:value-type="string">
            <text:p>P3</text:p>
          </table:table-cell>
          <table:table-cell table:number-columns-repeated="4"/>
          <table:table-cell table:formula="of:=[.A1307]&amp;&quot; &quot;&amp;[.B1307]&amp;&quot; &quot;&amp;[.C1307]" office:value-type="string" office:string-value="N1306 G106 P3" calcext:value-type="string">
            <text:p>N1306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07</text:p>
          </table:table-cell>
          <table:table-cell table:formula="of:=&quot;X&quot;&amp;[.E1308]" office:value-type="string" office:string-value="X12.5" calcext:value-type="string">
            <text:p>X12.5</text:p>
          </table:table-cell>
          <table:table-cell table:formula="of:=&quot;Y&quot;&amp;[.F1308]" office:value-type="string" office:string-value="Y1147.12819148937" calcext:value-type="string">
            <text:p>Y1147.12819148937</text:p>
          </table:table-cell>
          <table:table-cell/>
          <table:table-cell table:formula="of:=[.E1302]" office:value-type="float" office:value="12.5" calcext:value-type="float">
            <text:p>12.5</text:p>
          </table:table-cell>
          <table:table-cell table:formula="of:=[.F1302]+[.$K$18]" office:value-type="float" office:value="1147.12819148937" calcext:value-type="float">
            <text:p>1147.1281914894</text:p>
          </table:table-cell>
          <table:table-cell/>
          <table:table-cell table:formula="of:=[.A1308]&amp;&quot; &quot;&amp;[.B1308]&amp;&quot; &quot;&amp;[.C1308]" office:value-type="string" office:string-value="N1307 X12.5 Y1147.12819148937" calcext:value-type="string">
            <text:p>N1307 X12.5 Y1147.128191489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08</text:p>
          </table:table-cell>
          <table:table-cell table:formula="of:=[.B1303]" office:value-type="string" office:string-value="G106" calcext:value-type="string">
            <text:p>G106</text:p>
          </table:table-cell>
          <table:table-cell table:formula="of:=[.C1303]" office:value-type="string" office:string-value="P0" calcext:value-type="string">
            <text:p>P0</text:p>
          </table:table-cell>
          <table:table-cell table:number-columns-repeated="4"/>
          <table:table-cell table:formula="of:=[.A1309]&amp;&quot; &quot;&amp;[.B1309]&amp;&quot; &quot;&amp;[.C1309]" office:value-type="string" office:string-value="N1308 G106 P0" calcext:value-type="string">
            <text:p>N1308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09</text:p>
          </table:table-cell>
          <table:table-cell table:formula="of:=[.B1304]" office:value-type="string" office:string-value="G105" calcext:value-type="string">
            <text:p>G105</text:p>
          </table:table-cell>
          <table:table-cell table:formula="of:=[.C1304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304]" office:value-type="string" office:string-value="jog up" calcext:value-type="string">
            <text:p>jog up</text:p>
          </table:table-cell>
          <table:table-cell/>
          <table:table-cell table:formula="of:=[.A1310]&amp;&quot; &quot;&amp;[.B1310]&amp;&quot; &quot;&amp;[.C1310]" office:value-type="string" office:string-value="N1309 G105 PY7.79553191489362" calcext:value-type="string">
            <text:p>N1309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10</text:p>
          </table:table-cell>
          <table:table-cell table:style-name="ce8" table:number-columns-repeated="3"/>
          <table:table-cell table:style-name="ce8" table:formula="of:=[.E1305]+1" office:value-type="float" office:value="219" calcext:value-type="float">
            <text:p>219</text:p>
          </table:table-cell>
          <table:table-cell table:style-name="ce8" table:number-columns-repeated="2"/>
          <table:table-cell table:style-name="ce8" table:formula="of:=[.A1311]&amp;&quot; ( Wire &quot;&amp;[.E1311]&amp;&quot; )&quot;" office:value-type="string" office:string-value="N1310 ( Wire 219 )" calcext:value-type="string">
            <text:p>N1310 ( Wire 219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11</text:p>
          </table:table-cell>
          <table:table-cell table:formula="of:=&quot;X&quot;&amp;[.E1312]" office:value-type="string" office:string-value="X6747.5" calcext:value-type="string">
            <text:p>X6747.5</text:p>
          </table:table-cell>
          <table:table-cell table:formula="of:=&quot;Y&quot;&amp;[.F1312]" office:value-type="string" office:string-value="Y1153.72372340426" calcext:value-type="string">
            <text:p>Y1153.72372340426</text:p>
          </table:table-cell>
          <table:table-cell/>
          <table:table-cell table:formula="of:=[.E1306]" office:value-type="float" office:value="6747.5" calcext:value-type="float">
            <text:p>6747.5</text:p>
          </table:table-cell>
          <table:table-cell table:formula="of:=[.F1306]+[.$K$18]" office:value-type="float" office:value="1153.72372340426" calcext:value-type="float">
            <text:p>1153.7237234043</text:p>
          </table:table-cell>
          <table:table-cell/>
          <table:table-cell table:formula="of:=[.A1312]&amp;&quot; &quot;&amp;[.B1312]&amp;&quot; &quot;&amp;[.C1312]" office:value-type="string" office:string-value="N1311 X6747.5 Y1153.72372340426" calcext:value-type="string">
            <text:p>N1311 X6747.5 Y1153.723723404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12</text:p>
          </table:table-cell>
          <table:table-cell table:formula="of:=[.B1307]" office:value-type="string" office:string-value="G106" calcext:value-type="string">
            <text:p>G106</text:p>
          </table:table-cell>
          <table:table-cell table:formula="of:=[.C1307]" office:value-type="string" office:string-value="P3" calcext:value-type="string">
            <text:p>P3</text:p>
          </table:table-cell>
          <table:table-cell table:number-columns-repeated="4"/>
          <table:table-cell table:formula="of:=[.A1313]&amp;&quot; &quot;&amp;[.B1313]&amp;&quot; &quot;&amp;[.C1313]" office:value-type="string" office:string-value="N1312 G106 P3" calcext:value-type="string">
            <text:p>N1312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13</text:p>
          </table:table-cell>
          <table:table-cell table:formula="of:=&quot;X&quot;&amp;[.E1314]" office:value-type="string" office:string-value="X12.5" calcext:value-type="string">
            <text:p>X12.5</text:p>
          </table:table-cell>
          <table:table-cell table:formula="of:=&quot;Y&quot;&amp;[.F1314]" office:value-type="string" office:string-value="Y1151.92372340426" calcext:value-type="string">
            <text:p>Y1151.92372340426</text:p>
          </table:table-cell>
          <table:table-cell/>
          <table:table-cell table:formula="of:=[.E1308]" office:value-type="float" office:value="12.5" calcext:value-type="float">
            <text:p>12.5</text:p>
          </table:table-cell>
          <table:table-cell table:formula="of:=[.F1308]+[.$K$18]" office:value-type="float" office:value="1151.92372340426" calcext:value-type="float">
            <text:p>1151.9237234043</text:p>
          </table:table-cell>
          <table:table-cell/>
          <table:table-cell table:formula="of:=[.A1314]&amp;&quot; &quot;&amp;[.B1314]&amp;&quot; &quot;&amp;[.C1314]" office:value-type="string" office:string-value="N1313 X12.5 Y1151.92372340426" calcext:value-type="string">
            <text:p>N1313 X12.5 Y1151.923723404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14</text:p>
          </table:table-cell>
          <table:table-cell table:formula="of:=[.B1309]" office:value-type="string" office:string-value="G106" calcext:value-type="string">
            <text:p>G106</text:p>
          </table:table-cell>
          <table:table-cell table:formula="of:=[.C1309]" office:value-type="string" office:string-value="P0" calcext:value-type="string">
            <text:p>P0</text:p>
          </table:table-cell>
          <table:table-cell table:number-columns-repeated="4"/>
          <table:table-cell table:formula="of:=[.A1315]&amp;&quot; &quot;&amp;[.B1315]&amp;&quot; &quot;&amp;[.C1315]" office:value-type="string" office:string-value="N1314 G106 P0" calcext:value-type="string">
            <text:p>N1314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15</text:p>
          </table:table-cell>
          <table:table-cell table:formula="of:=[.B1310]" office:value-type="string" office:string-value="G105" calcext:value-type="string">
            <text:p>G105</text:p>
          </table:table-cell>
          <table:table-cell table:formula="of:=[.C1310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310]" office:value-type="string" office:string-value="jog up" calcext:value-type="string">
            <text:p>jog up</text:p>
          </table:table-cell>
          <table:table-cell/>
          <table:table-cell table:formula="of:=[.A1316]&amp;&quot; &quot;&amp;[.B1316]&amp;&quot; &quot;&amp;[.C1316]" office:value-type="string" office:string-value="N1315 G105 PY7.79553191489362" calcext:value-type="string">
            <text:p>N1315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16</text:p>
          </table:table-cell>
          <table:table-cell table:style-name="ce8" table:number-columns-repeated="3"/>
          <table:table-cell table:style-name="ce8" table:formula="of:=[.E1311]+1" office:value-type="float" office:value="220" calcext:value-type="float">
            <text:p>220</text:p>
          </table:table-cell>
          <table:table-cell table:style-name="ce8" table:number-columns-repeated="2"/>
          <table:table-cell table:style-name="ce8" table:formula="of:=[.A1317]&amp;&quot; ( Wire &quot;&amp;[.E1317]&amp;&quot; )&quot;" office:value-type="string" office:string-value="N1316 ( Wire 220 )" calcext:value-type="string">
            <text:p>N1316 ( Wire 220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17</text:p>
          </table:table-cell>
          <table:table-cell table:formula="of:=&quot;X&quot;&amp;[.E1318]" office:value-type="string" office:string-value="X6747.5" calcext:value-type="string">
            <text:p>X6747.5</text:p>
          </table:table-cell>
          <table:table-cell table:formula="of:=&quot;Y&quot;&amp;[.F1318]" office:value-type="string" office:string-value="Y1158.51925531916" calcext:value-type="string">
            <text:p>Y1158.51925531916</text:p>
          </table:table-cell>
          <table:table-cell/>
          <table:table-cell table:formula="of:=[.E1312]" office:value-type="float" office:value="6747.5" calcext:value-type="float">
            <text:p>6747.5</text:p>
          </table:table-cell>
          <table:table-cell table:formula="of:=[.F1312]+[.$K$18]" office:value-type="float" office:value="1158.51925531916" calcext:value-type="float">
            <text:p>1158.5192553192</text:p>
          </table:table-cell>
          <table:table-cell/>
          <table:table-cell table:formula="of:=[.A1318]&amp;&quot; &quot;&amp;[.B1318]&amp;&quot; &quot;&amp;[.C1318]" office:value-type="string" office:string-value="N1317 X6747.5 Y1158.51925531916" calcext:value-type="string">
            <text:p>N1317 X6747.5 Y1158.51925531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18</text:p>
          </table:table-cell>
          <table:table-cell table:formula="of:=[.B1313]" office:value-type="string" office:string-value="G106" calcext:value-type="string">
            <text:p>G106</text:p>
          </table:table-cell>
          <table:table-cell table:formula="of:=[.C1313]" office:value-type="string" office:string-value="P3" calcext:value-type="string">
            <text:p>P3</text:p>
          </table:table-cell>
          <table:table-cell table:number-columns-repeated="4"/>
          <table:table-cell table:formula="of:=[.A1319]&amp;&quot; &quot;&amp;[.B1319]&amp;&quot; &quot;&amp;[.C1319]" office:value-type="string" office:string-value="N1318 G106 P3" calcext:value-type="string">
            <text:p>N1318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19</text:p>
          </table:table-cell>
          <table:table-cell table:formula="of:=&quot;X&quot;&amp;[.E1320]" office:value-type="string" office:string-value="X12.5" calcext:value-type="string">
            <text:p>X12.5</text:p>
          </table:table-cell>
          <table:table-cell table:formula="of:=&quot;Y&quot;&amp;[.F1320]" office:value-type="string" office:string-value="Y1156.71925531916" calcext:value-type="string">
            <text:p>Y1156.71925531916</text:p>
          </table:table-cell>
          <table:table-cell/>
          <table:table-cell table:formula="of:=[.E1314]" office:value-type="float" office:value="12.5" calcext:value-type="float">
            <text:p>12.5</text:p>
          </table:table-cell>
          <table:table-cell table:formula="of:=[.F1314]+[.$K$18]" office:value-type="float" office:value="1156.71925531916" calcext:value-type="float">
            <text:p>1156.7192553192</text:p>
          </table:table-cell>
          <table:table-cell/>
          <table:table-cell table:formula="of:=[.A1320]&amp;&quot; &quot;&amp;[.B1320]&amp;&quot; &quot;&amp;[.C1320]" office:value-type="string" office:string-value="N1319 X12.5 Y1156.71925531916" calcext:value-type="string">
            <text:p>N1319 X12.5 Y1156.71925531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20</text:p>
          </table:table-cell>
          <table:table-cell table:formula="of:=[.B1315]" office:value-type="string" office:string-value="G106" calcext:value-type="string">
            <text:p>G106</text:p>
          </table:table-cell>
          <table:table-cell table:formula="of:=[.C1315]" office:value-type="string" office:string-value="P0" calcext:value-type="string">
            <text:p>P0</text:p>
          </table:table-cell>
          <table:table-cell table:number-columns-repeated="4"/>
          <table:table-cell table:formula="of:=[.A1321]&amp;&quot; &quot;&amp;[.B1321]&amp;&quot; &quot;&amp;[.C1321]" office:value-type="string" office:string-value="N1320 G106 P0" calcext:value-type="string">
            <text:p>N1320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21</text:p>
          </table:table-cell>
          <table:table-cell table:formula="of:=[.B1316]" office:value-type="string" office:string-value="G105" calcext:value-type="string">
            <text:p>G105</text:p>
          </table:table-cell>
          <table:table-cell table:formula="of:=[.C1316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316]" office:value-type="string" office:string-value="jog up" calcext:value-type="string">
            <text:p>jog up</text:p>
          </table:table-cell>
          <table:table-cell/>
          <table:table-cell table:formula="of:=[.A1322]&amp;&quot; &quot;&amp;[.B1322]&amp;&quot; &quot;&amp;[.C1322]" office:value-type="string" office:string-value="N1321 G105 PY7.79553191489362" calcext:value-type="string">
            <text:p>N1321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22</text:p>
          </table:table-cell>
          <table:table-cell table:style-name="ce8" table:number-columns-repeated="3"/>
          <table:table-cell table:style-name="ce8" table:formula="of:=[.E1317]+1" office:value-type="float" office:value="221" calcext:value-type="float">
            <text:p>221</text:p>
          </table:table-cell>
          <table:table-cell table:style-name="ce8" table:number-columns-repeated="2"/>
          <table:table-cell table:style-name="ce8" table:formula="of:=[.A1323]&amp;&quot; ( Wire &quot;&amp;[.E1323]&amp;&quot; )&quot;" office:value-type="string" office:string-value="N1322 ( Wire 221 )" calcext:value-type="string">
            <text:p>N1322 ( Wire 221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23</text:p>
          </table:table-cell>
          <table:table-cell table:formula="of:=&quot;X&quot;&amp;[.E1324]" office:value-type="string" office:string-value="X6747.5" calcext:value-type="string">
            <text:p>X6747.5</text:p>
          </table:table-cell>
          <table:table-cell table:formula="of:=&quot;Y&quot;&amp;[.F1324]" office:value-type="string" office:string-value="Y1163.31478723405" calcext:value-type="string">
            <text:p>Y1163.31478723405</text:p>
          </table:table-cell>
          <table:table-cell/>
          <table:table-cell table:formula="of:=[.E1318]" office:value-type="float" office:value="6747.5" calcext:value-type="float">
            <text:p>6747.5</text:p>
          </table:table-cell>
          <table:table-cell table:formula="of:=[.F1318]+[.$K$18]" office:value-type="float" office:value="1163.31478723405" calcext:value-type="float">
            <text:p>1163.3147872341</text:p>
          </table:table-cell>
          <table:table-cell/>
          <table:table-cell table:formula="of:=[.A1324]&amp;&quot; &quot;&amp;[.B1324]&amp;&quot; &quot;&amp;[.C1324]" office:value-type="string" office:string-value="N1323 X6747.5 Y1163.31478723405" calcext:value-type="string">
            <text:p>N1323 X6747.5 Y1163.314787234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24</text:p>
          </table:table-cell>
          <table:table-cell table:formula="of:=[.B1319]" office:value-type="string" office:string-value="G106" calcext:value-type="string">
            <text:p>G106</text:p>
          </table:table-cell>
          <table:table-cell table:formula="of:=[.C1319]" office:value-type="string" office:string-value="P3" calcext:value-type="string">
            <text:p>P3</text:p>
          </table:table-cell>
          <table:table-cell table:number-columns-repeated="4"/>
          <table:table-cell table:formula="of:=[.A1325]&amp;&quot; &quot;&amp;[.B1325]&amp;&quot; &quot;&amp;[.C1325]" office:value-type="string" office:string-value="N1324 G106 P3" calcext:value-type="string">
            <text:p>N1324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25</text:p>
          </table:table-cell>
          <table:table-cell table:formula="of:=&quot;X&quot;&amp;[.E1326]" office:value-type="string" office:string-value="X12.5" calcext:value-type="string">
            <text:p>X12.5</text:p>
          </table:table-cell>
          <table:table-cell table:formula="of:=&quot;Y&quot;&amp;[.F1326]" office:value-type="string" office:string-value="Y1161.51478723405" calcext:value-type="string">
            <text:p>Y1161.51478723405</text:p>
          </table:table-cell>
          <table:table-cell/>
          <table:table-cell table:formula="of:=[.E1320]" office:value-type="float" office:value="12.5" calcext:value-type="float">
            <text:p>12.5</text:p>
          </table:table-cell>
          <table:table-cell table:formula="of:=[.F1320]+[.$K$18]" office:value-type="float" office:value="1161.51478723405" calcext:value-type="float">
            <text:p>1161.5147872341</text:p>
          </table:table-cell>
          <table:table-cell/>
          <table:table-cell table:formula="of:=[.A1326]&amp;&quot; &quot;&amp;[.B1326]&amp;&quot; &quot;&amp;[.C1326]" office:value-type="string" office:string-value="N1325 X12.5 Y1161.51478723405" calcext:value-type="string">
            <text:p>N1325 X12.5 Y1161.514787234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26</text:p>
          </table:table-cell>
          <table:table-cell table:formula="of:=[.B1321]" office:value-type="string" office:string-value="G106" calcext:value-type="string">
            <text:p>G106</text:p>
          </table:table-cell>
          <table:table-cell table:formula="of:=[.C1321]" office:value-type="string" office:string-value="P0" calcext:value-type="string">
            <text:p>P0</text:p>
          </table:table-cell>
          <table:table-cell table:number-columns-repeated="4"/>
          <table:table-cell table:formula="of:=[.A1327]&amp;&quot; &quot;&amp;[.B1327]&amp;&quot; &quot;&amp;[.C1327]" office:value-type="string" office:string-value="N1326 G106 P0" calcext:value-type="string">
            <text:p>N1326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27</text:p>
          </table:table-cell>
          <table:table-cell table:formula="of:=[.B1322]" office:value-type="string" office:string-value="G105" calcext:value-type="string">
            <text:p>G105</text:p>
          </table:table-cell>
          <table:table-cell table:formula="of:=[.C1322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322]" office:value-type="string" office:string-value="jog up" calcext:value-type="string">
            <text:p>jog up</text:p>
          </table:table-cell>
          <table:table-cell/>
          <table:table-cell table:formula="of:=[.A1328]&amp;&quot; &quot;&amp;[.B1328]&amp;&quot; &quot;&amp;[.C1328]" office:value-type="string" office:string-value="N1327 G105 PY7.79553191489362" calcext:value-type="string">
            <text:p>N1327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28</text:p>
          </table:table-cell>
          <table:table-cell table:style-name="ce8" table:number-columns-repeated="3"/>
          <table:table-cell table:style-name="ce8" table:formula="of:=[.E1323]+1" office:value-type="float" office:value="222" calcext:value-type="float">
            <text:p>222</text:p>
          </table:table-cell>
          <table:table-cell table:style-name="ce8" table:number-columns-repeated="2"/>
          <table:table-cell table:style-name="ce8" table:formula="of:=[.A1329]&amp;&quot; ( Wire &quot;&amp;[.E1329]&amp;&quot; )&quot;" office:value-type="string" office:string-value="N1328 ( Wire 222 )" calcext:value-type="string">
            <text:p>N1328 ( Wire 222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29</text:p>
          </table:table-cell>
          <table:table-cell table:formula="of:=&quot;X&quot;&amp;[.E1330]" office:value-type="string" office:string-value="X6747.5" calcext:value-type="string">
            <text:p>X6747.5</text:p>
          </table:table-cell>
          <table:table-cell table:formula="of:=&quot;Y&quot;&amp;[.F1330]" office:value-type="string" office:string-value="Y1168.11031914894" calcext:value-type="string">
            <text:p>Y1168.11031914894</text:p>
          </table:table-cell>
          <table:table-cell/>
          <table:table-cell table:formula="of:=[.E1324]" office:value-type="float" office:value="6747.5" calcext:value-type="float">
            <text:p>6747.5</text:p>
          </table:table-cell>
          <table:table-cell table:formula="of:=[.F1324]+[.$K$18]" office:value-type="float" office:value="1168.11031914894" calcext:value-type="float">
            <text:p>1168.110319149</text:p>
          </table:table-cell>
          <table:table-cell/>
          <table:table-cell table:formula="of:=[.A1330]&amp;&quot; &quot;&amp;[.B1330]&amp;&quot; &quot;&amp;[.C1330]" office:value-type="string" office:string-value="N1329 X6747.5 Y1168.11031914894" calcext:value-type="string">
            <text:p>N1329 X6747.5 Y1168.110319148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30</text:p>
          </table:table-cell>
          <table:table-cell table:formula="of:=[.B1325]" office:value-type="string" office:string-value="G106" calcext:value-type="string">
            <text:p>G106</text:p>
          </table:table-cell>
          <table:table-cell table:formula="of:=[.C1325]" office:value-type="string" office:string-value="P3" calcext:value-type="string">
            <text:p>P3</text:p>
          </table:table-cell>
          <table:table-cell table:number-columns-repeated="4"/>
          <table:table-cell table:formula="of:=[.A1331]&amp;&quot; &quot;&amp;[.B1331]&amp;&quot; &quot;&amp;[.C1331]" office:value-type="string" office:string-value="N1330 G106 P3" calcext:value-type="string">
            <text:p>N1330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31</text:p>
          </table:table-cell>
          <table:table-cell table:formula="of:=&quot;X&quot;&amp;[.E1332]" office:value-type="string" office:string-value="X12.5" calcext:value-type="string">
            <text:p>X12.5</text:p>
          </table:table-cell>
          <table:table-cell table:formula="of:=&quot;Y&quot;&amp;[.F1332]" office:value-type="string" office:string-value="Y1166.31031914894" calcext:value-type="string">
            <text:p>Y1166.31031914894</text:p>
          </table:table-cell>
          <table:table-cell/>
          <table:table-cell table:formula="of:=[.E1326]" office:value-type="float" office:value="12.5" calcext:value-type="float">
            <text:p>12.5</text:p>
          </table:table-cell>
          <table:table-cell table:formula="of:=[.F1326]+[.$K$18]" office:value-type="float" office:value="1166.31031914894" calcext:value-type="float">
            <text:p>1166.310319149</text:p>
          </table:table-cell>
          <table:table-cell/>
          <table:table-cell table:formula="of:=[.A1332]&amp;&quot; &quot;&amp;[.B1332]&amp;&quot; &quot;&amp;[.C1332]" office:value-type="string" office:string-value="N1331 X12.5 Y1166.31031914894" calcext:value-type="string">
            <text:p>N1331 X12.5 Y1166.310319148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32</text:p>
          </table:table-cell>
          <table:table-cell table:formula="of:=[.B1327]" office:value-type="string" office:string-value="G106" calcext:value-type="string">
            <text:p>G106</text:p>
          </table:table-cell>
          <table:table-cell table:formula="of:=[.C1327]" office:value-type="string" office:string-value="P0" calcext:value-type="string">
            <text:p>P0</text:p>
          </table:table-cell>
          <table:table-cell table:number-columns-repeated="4"/>
          <table:table-cell table:formula="of:=[.A1333]&amp;&quot; &quot;&amp;[.B1333]&amp;&quot; &quot;&amp;[.C1333]" office:value-type="string" office:string-value="N1332 G106 P0" calcext:value-type="string">
            <text:p>N1332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33</text:p>
          </table:table-cell>
          <table:table-cell table:formula="of:=[.B1328]" office:value-type="string" office:string-value="G105" calcext:value-type="string">
            <text:p>G105</text:p>
          </table:table-cell>
          <table:table-cell table:formula="of:=[.C1328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328]" office:value-type="string" office:string-value="jog up" calcext:value-type="string">
            <text:p>jog up</text:p>
          </table:table-cell>
          <table:table-cell/>
          <table:table-cell table:formula="of:=[.A1334]&amp;&quot; &quot;&amp;[.B1334]&amp;&quot; &quot;&amp;[.C1334]" office:value-type="string" office:string-value="N1333 G105 PY7.79553191489362" calcext:value-type="string">
            <text:p>N1333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34</text:p>
          </table:table-cell>
          <table:table-cell table:style-name="ce8" table:number-columns-repeated="3"/>
          <table:table-cell table:style-name="ce8" table:formula="of:=[.E1329]+1" office:value-type="float" office:value="223" calcext:value-type="float">
            <text:p>223</text:p>
          </table:table-cell>
          <table:table-cell table:style-name="ce8" table:number-columns-repeated="2"/>
          <table:table-cell table:style-name="ce8" table:formula="of:=[.A1335]&amp;&quot; ( Wire &quot;&amp;[.E1335]&amp;&quot; )&quot;" office:value-type="string" office:string-value="N1334 ( Wire 223 )" calcext:value-type="string">
            <text:p>N1334 ( Wire 223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35</text:p>
          </table:table-cell>
          <table:table-cell table:formula="of:=&quot;X&quot;&amp;[.E1336]" office:value-type="string" office:string-value="X6747.5" calcext:value-type="string">
            <text:p>X6747.5</text:p>
          </table:table-cell>
          <table:table-cell table:formula="of:=&quot;Y&quot;&amp;[.F1336]" office:value-type="string" office:string-value="Y1172.90585106384" calcext:value-type="string">
            <text:p>Y1172.90585106384</text:p>
          </table:table-cell>
          <table:table-cell/>
          <table:table-cell table:formula="of:=[.E1330]" office:value-type="float" office:value="6747.5" calcext:value-type="float">
            <text:p>6747.5</text:p>
          </table:table-cell>
          <table:table-cell table:formula="of:=[.F1330]+[.$K$18]" office:value-type="float" office:value="1172.90585106384" calcext:value-type="float">
            <text:p>1172.9058510638</text:p>
          </table:table-cell>
          <table:table-cell/>
          <table:table-cell table:formula="of:=[.A1336]&amp;&quot; &quot;&amp;[.B1336]&amp;&quot; &quot;&amp;[.C1336]" office:value-type="string" office:string-value="N1335 X6747.5 Y1172.90585106384" calcext:value-type="string">
            <text:p>N1335 X6747.5 Y1172.905851063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36</text:p>
          </table:table-cell>
          <table:table-cell table:formula="of:=[.B1331]" office:value-type="string" office:string-value="G106" calcext:value-type="string">
            <text:p>G106</text:p>
          </table:table-cell>
          <table:table-cell table:formula="of:=[.C1331]" office:value-type="string" office:string-value="P3" calcext:value-type="string">
            <text:p>P3</text:p>
          </table:table-cell>
          <table:table-cell table:number-columns-repeated="4"/>
          <table:table-cell table:formula="of:=[.A1337]&amp;&quot; &quot;&amp;[.B1337]&amp;&quot; &quot;&amp;[.C1337]" office:value-type="string" office:string-value="N1336 G106 P3" calcext:value-type="string">
            <text:p>N1336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37</text:p>
          </table:table-cell>
          <table:table-cell table:formula="of:=&quot;X&quot;&amp;[.E1338]" office:value-type="string" office:string-value="X12.5" calcext:value-type="string">
            <text:p>X12.5</text:p>
          </table:table-cell>
          <table:table-cell table:formula="of:=&quot;Y&quot;&amp;[.F1338]" office:value-type="string" office:string-value="Y1171.10585106384" calcext:value-type="string">
            <text:p>Y1171.10585106384</text:p>
          </table:table-cell>
          <table:table-cell/>
          <table:table-cell table:formula="of:=[.E1332]" office:value-type="float" office:value="12.5" calcext:value-type="float">
            <text:p>12.5</text:p>
          </table:table-cell>
          <table:table-cell table:formula="of:=[.F1332]+[.$K$18]" office:value-type="float" office:value="1171.10585106384" calcext:value-type="float">
            <text:p>1171.1058510638</text:p>
          </table:table-cell>
          <table:table-cell/>
          <table:table-cell table:formula="of:=[.A1338]&amp;&quot; &quot;&amp;[.B1338]&amp;&quot; &quot;&amp;[.C1338]" office:value-type="string" office:string-value="N1337 X12.5 Y1171.10585106384" calcext:value-type="string">
            <text:p>N1337 X12.5 Y1171.105851063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38</text:p>
          </table:table-cell>
          <table:table-cell table:formula="of:=[.B1333]" office:value-type="string" office:string-value="G106" calcext:value-type="string">
            <text:p>G106</text:p>
          </table:table-cell>
          <table:table-cell table:formula="of:=[.C1333]" office:value-type="string" office:string-value="P0" calcext:value-type="string">
            <text:p>P0</text:p>
          </table:table-cell>
          <table:table-cell table:number-columns-repeated="4"/>
          <table:table-cell table:formula="of:=[.A1339]&amp;&quot; &quot;&amp;[.B1339]&amp;&quot; &quot;&amp;[.C1339]" office:value-type="string" office:string-value="N1338 G106 P0" calcext:value-type="string">
            <text:p>N1338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39</text:p>
          </table:table-cell>
          <table:table-cell table:formula="of:=[.B1334]" office:value-type="string" office:string-value="G105" calcext:value-type="string">
            <text:p>G105</text:p>
          </table:table-cell>
          <table:table-cell table:formula="of:=[.C1334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334]" office:value-type="string" office:string-value="jog up" calcext:value-type="string">
            <text:p>jog up</text:p>
          </table:table-cell>
          <table:table-cell/>
          <table:table-cell table:formula="of:=[.A1340]&amp;&quot; &quot;&amp;[.B1340]&amp;&quot; &quot;&amp;[.C1340]" office:value-type="string" office:string-value="N1339 G105 PY7.79553191489362" calcext:value-type="string">
            <text:p>N1339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40</text:p>
          </table:table-cell>
          <table:table-cell table:style-name="ce8" table:number-columns-repeated="3"/>
          <table:table-cell table:style-name="ce8" table:formula="of:=[.E1335]+1" office:value-type="float" office:value="224" calcext:value-type="float">
            <text:p>224</text:p>
          </table:table-cell>
          <table:table-cell table:style-name="ce8" table:number-columns-repeated="2"/>
          <table:table-cell table:style-name="ce8" table:formula="of:=[.A1341]&amp;&quot; ( Wire &quot;&amp;[.E1341]&amp;&quot; )&quot;" office:value-type="string" office:string-value="N1340 ( Wire 224 )" calcext:value-type="string">
            <text:p>N1340 ( Wire 224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41</text:p>
          </table:table-cell>
          <table:table-cell table:formula="of:=&quot;X&quot;&amp;[.E1342]" office:value-type="string" office:string-value="X6747.5" calcext:value-type="string">
            <text:p>X6747.5</text:p>
          </table:table-cell>
          <table:table-cell table:formula="of:=&quot;Y&quot;&amp;[.F1342]" office:value-type="string" office:string-value="Y1177.70138297873" calcext:value-type="string">
            <text:p>Y1177.70138297873</text:p>
          </table:table-cell>
          <table:table-cell/>
          <table:table-cell table:formula="of:=[.E1336]" office:value-type="float" office:value="6747.5" calcext:value-type="float">
            <text:p>6747.5</text:p>
          </table:table-cell>
          <table:table-cell table:formula="of:=[.F1336]+[.$K$18]" office:value-type="float" office:value="1177.70138297873" calcext:value-type="float">
            <text:p>1177.7013829787</text:p>
          </table:table-cell>
          <table:table-cell/>
          <table:table-cell table:formula="of:=[.A1342]&amp;&quot; &quot;&amp;[.B1342]&amp;&quot; &quot;&amp;[.C1342]" office:value-type="string" office:string-value="N1341 X6747.5 Y1177.70138297873" calcext:value-type="string">
            <text:p>N1341 X6747.5 Y1177.701382978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42</text:p>
          </table:table-cell>
          <table:table-cell table:formula="of:=[.B1337]" office:value-type="string" office:string-value="G106" calcext:value-type="string">
            <text:p>G106</text:p>
          </table:table-cell>
          <table:table-cell table:formula="of:=[.C1337]" office:value-type="string" office:string-value="P3" calcext:value-type="string">
            <text:p>P3</text:p>
          </table:table-cell>
          <table:table-cell table:number-columns-repeated="4"/>
          <table:table-cell table:formula="of:=[.A1343]&amp;&quot; &quot;&amp;[.B1343]&amp;&quot; &quot;&amp;[.C1343]" office:value-type="string" office:string-value="N1342 G106 P3" calcext:value-type="string">
            <text:p>N1342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43</text:p>
          </table:table-cell>
          <table:table-cell table:formula="of:=&quot;X&quot;&amp;[.E1344]" office:value-type="string" office:string-value="X12.5" calcext:value-type="string">
            <text:p>X12.5</text:p>
          </table:table-cell>
          <table:table-cell table:formula="of:=&quot;Y&quot;&amp;[.F1344]" office:value-type="string" office:string-value="Y1175.90138297873" calcext:value-type="string">
            <text:p>Y1175.90138297873</text:p>
          </table:table-cell>
          <table:table-cell/>
          <table:table-cell table:formula="of:=[.E1338]" office:value-type="float" office:value="12.5" calcext:value-type="float">
            <text:p>12.5</text:p>
          </table:table-cell>
          <table:table-cell table:formula="of:=[.F1338]+[.$K$18]" office:value-type="float" office:value="1175.90138297873" calcext:value-type="float">
            <text:p>1175.9013829787</text:p>
          </table:table-cell>
          <table:table-cell/>
          <table:table-cell table:formula="of:=[.A1344]&amp;&quot; &quot;&amp;[.B1344]&amp;&quot; &quot;&amp;[.C1344]" office:value-type="string" office:string-value="N1343 X12.5 Y1175.90138297873" calcext:value-type="string">
            <text:p>N1343 X12.5 Y1175.901382978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44</text:p>
          </table:table-cell>
          <table:table-cell table:formula="of:=[.B1339]" office:value-type="string" office:string-value="G106" calcext:value-type="string">
            <text:p>G106</text:p>
          </table:table-cell>
          <table:table-cell table:formula="of:=[.C1339]" office:value-type="string" office:string-value="P0" calcext:value-type="string">
            <text:p>P0</text:p>
          </table:table-cell>
          <table:table-cell table:number-columns-repeated="4"/>
          <table:table-cell table:formula="of:=[.A1345]&amp;&quot; &quot;&amp;[.B1345]&amp;&quot; &quot;&amp;[.C1345]" office:value-type="string" office:string-value="N1344 G106 P0" calcext:value-type="string">
            <text:p>N1344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45</text:p>
          </table:table-cell>
          <table:table-cell table:formula="of:=[.B1340]" office:value-type="string" office:string-value="G105" calcext:value-type="string">
            <text:p>G105</text:p>
          </table:table-cell>
          <table:table-cell table:formula="of:=[.C1340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340]" office:value-type="string" office:string-value="jog up" calcext:value-type="string">
            <text:p>jog up</text:p>
          </table:table-cell>
          <table:table-cell/>
          <table:table-cell table:formula="of:=[.A1346]&amp;&quot; &quot;&amp;[.B1346]&amp;&quot; &quot;&amp;[.C1346]" office:value-type="string" office:string-value="N1345 G105 PY7.79553191489362" calcext:value-type="string">
            <text:p>N1345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46</text:p>
          </table:table-cell>
          <table:table-cell table:style-name="ce8" table:number-columns-repeated="3"/>
          <table:table-cell table:style-name="ce8" table:formula="of:=[.E1341]+1" office:value-type="float" office:value="225" calcext:value-type="float">
            <text:p>225</text:p>
          </table:table-cell>
          <table:table-cell table:style-name="ce8" table:number-columns-repeated="2"/>
          <table:table-cell table:style-name="ce8" table:formula="of:=[.A1347]&amp;&quot; ( Wire &quot;&amp;[.E1347]&amp;&quot; )&quot;" office:value-type="string" office:string-value="N1346 ( Wire 225 )" calcext:value-type="string">
            <text:p>N1346 ( Wire 225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47</text:p>
          </table:table-cell>
          <table:table-cell table:formula="of:=&quot;X&quot;&amp;[.E1348]" office:value-type="string" office:string-value="X6747.5" calcext:value-type="string">
            <text:p>X6747.5</text:p>
          </table:table-cell>
          <table:table-cell table:formula="of:=&quot;Y&quot;&amp;[.F1348]" office:value-type="string" office:string-value="Y1182.49691489362" calcext:value-type="string">
            <text:p>Y1182.49691489362</text:p>
          </table:table-cell>
          <table:table-cell/>
          <table:table-cell table:formula="of:=[.E1342]" office:value-type="float" office:value="6747.5" calcext:value-type="float">
            <text:p>6747.5</text:p>
          </table:table-cell>
          <table:table-cell table:formula="of:=[.F1342]+[.$K$18]" office:value-type="float" office:value="1182.49691489362" calcext:value-type="float">
            <text:p>1182.4969148936</text:p>
          </table:table-cell>
          <table:table-cell/>
          <table:table-cell table:formula="of:=[.A1348]&amp;&quot; &quot;&amp;[.B1348]&amp;&quot; &quot;&amp;[.C1348]" office:value-type="string" office:string-value="N1347 X6747.5 Y1182.49691489362" calcext:value-type="string">
            <text:p>N1347 X6747.5 Y1182.496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48</text:p>
          </table:table-cell>
          <table:table-cell table:formula="of:=[.B1343]" office:value-type="string" office:string-value="G106" calcext:value-type="string">
            <text:p>G106</text:p>
          </table:table-cell>
          <table:table-cell table:formula="of:=[.C1343]" office:value-type="string" office:string-value="P3" calcext:value-type="string">
            <text:p>P3</text:p>
          </table:table-cell>
          <table:table-cell table:number-columns-repeated="4"/>
          <table:table-cell table:formula="of:=[.A1349]&amp;&quot; &quot;&amp;[.B1349]&amp;&quot; &quot;&amp;[.C1349]" office:value-type="string" office:string-value="N1348 G106 P3" calcext:value-type="string">
            <text:p>N1348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49</text:p>
          </table:table-cell>
          <table:table-cell table:formula="of:=&quot;X&quot;&amp;[.E1350]" office:value-type="string" office:string-value="X12.5" calcext:value-type="string">
            <text:p>X12.5</text:p>
          </table:table-cell>
          <table:table-cell table:formula="of:=&quot;Y&quot;&amp;[.F1350]" office:value-type="string" office:string-value="Y1180.69691489362" calcext:value-type="string">
            <text:p>Y1180.69691489362</text:p>
          </table:table-cell>
          <table:table-cell/>
          <table:table-cell table:formula="of:=[.E1344]" office:value-type="float" office:value="12.5" calcext:value-type="float">
            <text:p>12.5</text:p>
          </table:table-cell>
          <table:table-cell table:formula="of:=[.F1344]+[.$K$18]" office:value-type="float" office:value="1180.69691489362" calcext:value-type="float">
            <text:p>1180.6969148936</text:p>
          </table:table-cell>
          <table:table-cell/>
          <table:table-cell table:formula="of:=[.A1350]&amp;&quot; &quot;&amp;[.B1350]&amp;&quot; &quot;&amp;[.C1350]" office:value-type="string" office:string-value="N1349 X12.5 Y1180.69691489362" calcext:value-type="string">
            <text:p>N1349 X12.5 Y1180.696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50</text:p>
          </table:table-cell>
          <table:table-cell table:formula="of:=[.B1345]" office:value-type="string" office:string-value="G106" calcext:value-type="string">
            <text:p>G106</text:p>
          </table:table-cell>
          <table:table-cell table:formula="of:=[.C1345]" office:value-type="string" office:string-value="P0" calcext:value-type="string">
            <text:p>P0</text:p>
          </table:table-cell>
          <table:table-cell table:number-columns-repeated="4"/>
          <table:table-cell table:formula="of:=[.A1351]&amp;&quot; &quot;&amp;[.B1351]&amp;&quot; &quot;&amp;[.C1351]" office:value-type="string" office:string-value="N1350 G106 P0" calcext:value-type="string">
            <text:p>N1350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51</text:p>
          </table:table-cell>
          <table:table-cell table:formula="of:=[.B1346]" office:value-type="string" office:string-value="G105" calcext:value-type="string">
            <text:p>G105</text:p>
          </table:table-cell>
          <table:table-cell table:formula="of:=[.C1346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346]" office:value-type="string" office:string-value="jog up" calcext:value-type="string">
            <text:p>jog up</text:p>
          </table:table-cell>
          <table:table-cell/>
          <table:table-cell table:formula="of:=[.A1352]&amp;&quot; &quot;&amp;[.B1352]&amp;&quot; &quot;&amp;[.C1352]" office:value-type="string" office:string-value="N1351 G105 PY7.79553191489362" calcext:value-type="string">
            <text:p>N1351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52</text:p>
          </table:table-cell>
          <table:table-cell table:style-name="ce8" table:number-columns-repeated="3"/>
          <table:table-cell table:style-name="ce8" table:formula="of:=[.E1347]+1" office:value-type="float" office:value="226" calcext:value-type="float">
            <text:p>226</text:p>
          </table:table-cell>
          <table:table-cell table:style-name="ce8" table:number-columns-repeated="2"/>
          <table:table-cell table:style-name="ce8" table:formula="of:=[.A1353]&amp;&quot; ( Wire &quot;&amp;[.E1353]&amp;&quot; )&quot;" office:value-type="string" office:string-value="N1352 ( Wire 226 )" calcext:value-type="string">
            <text:p>N1352 ( Wire 226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53</text:p>
          </table:table-cell>
          <table:table-cell table:formula="of:=&quot;X&quot;&amp;[.E1354]" office:value-type="string" office:string-value="X6747.5" calcext:value-type="string">
            <text:p>X6747.5</text:p>
          </table:table-cell>
          <table:table-cell table:formula="of:=&quot;Y&quot;&amp;[.F1354]" office:value-type="string" office:string-value="Y1187.29244680852" calcext:value-type="string">
            <text:p>Y1187.29244680852</text:p>
          </table:table-cell>
          <table:table-cell/>
          <table:table-cell table:formula="of:=[.E1348]" office:value-type="float" office:value="6747.5" calcext:value-type="float">
            <text:p>6747.5</text:p>
          </table:table-cell>
          <table:table-cell table:formula="of:=[.F1348]+[.$K$18]" office:value-type="float" office:value="1187.29244680852" calcext:value-type="float">
            <text:p>1187.2924468085</text:p>
          </table:table-cell>
          <table:table-cell/>
          <table:table-cell table:formula="of:=[.A1354]&amp;&quot; &quot;&amp;[.B1354]&amp;&quot; &quot;&amp;[.C1354]" office:value-type="string" office:string-value="N1353 X6747.5 Y1187.29244680852" calcext:value-type="string">
            <text:p>N1353 X6747.5 Y1187.292446808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54</text:p>
          </table:table-cell>
          <table:table-cell table:formula="of:=[.B1349]" office:value-type="string" office:string-value="G106" calcext:value-type="string">
            <text:p>G106</text:p>
          </table:table-cell>
          <table:table-cell table:formula="of:=[.C1349]" office:value-type="string" office:string-value="P3" calcext:value-type="string">
            <text:p>P3</text:p>
          </table:table-cell>
          <table:table-cell table:number-columns-repeated="4"/>
          <table:table-cell table:formula="of:=[.A1355]&amp;&quot; &quot;&amp;[.B1355]&amp;&quot; &quot;&amp;[.C1355]" office:value-type="string" office:string-value="N1354 G106 P3" calcext:value-type="string">
            <text:p>N1354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55</text:p>
          </table:table-cell>
          <table:table-cell table:formula="of:=&quot;X&quot;&amp;[.E1356]" office:value-type="string" office:string-value="X12.5" calcext:value-type="string">
            <text:p>X12.5</text:p>
          </table:table-cell>
          <table:table-cell table:formula="of:=&quot;Y&quot;&amp;[.F1356]" office:value-type="string" office:string-value="Y1185.49244680852" calcext:value-type="string">
            <text:p>Y1185.49244680852</text:p>
          </table:table-cell>
          <table:table-cell/>
          <table:table-cell table:formula="of:=[.E1350]" office:value-type="float" office:value="12.5" calcext:value-type="float">
            <text:p>12.5</text:p>
          </table:table-cell>
          <table:table-cell table:formula="of:=[.F1350]+[.$K$18]" office:value-type="float" office:value="1185.49244680852" calcext:value-type="float">
            <text:p>1185.4924468085</text:p>
          </table:table-cell>
          <table:table-cell/>
          <table:table-cell table:formula="of:=[.A1356]&amp;&quot; &quot;&amp;[.B1356]&amp;&quot; &quot;&amp;[.C1356]" office:value-type="string" office:string-value="N1355 X12.5 Y1185.49244680852" calcext:value-type="string">
            <text:p>N1355 X12.5 Y1185.492446808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56</text:p>
          </table:table-cell>
          <table:table-cell table:formula="of:=[.B1351]" office:value-type="string" office:string-value="G106" calcext:value-type="string">
            <text:p>G106</text:p>
          </table:table-cell>
          <table:table-cell table:formula="of:=[.C1351]" office:value-type="string" office:string-value="P0" calcext:value-type="string">
            <text:p>P0</text:p>
          </table:table-cell>
          <table:table-cell table:number-columns-repeated="4"/>
          <table:table-cell table:formula="of:=[.A1357]&amp;&quot; &quot;&amp;[.B1357]&amp;&quot; &quot;&amp;[.C1357]" office:value-type="string" office:string-value="N1356 G106 P0" calcext:value-type="string">
            <text:p>N1356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57</text:p>
          </table:table-cell>
          <table:table-cell table:formula="of:=[.B1352]" office:value-type="string" office:string-value="G105" calcext:value-type="string">
            <text:p>G105</text:p>
          </table:table-cell>
          <table:table-cell table:formula="of:=[.C1352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352]" office:value-type="string" office:string-value="jog up" calcext:value-type="string">
            <text:p>jog up</text:p>
          </table:table-cell>
          <table:table-cell/>
          <table:table-cell table:formula="of:=[.A1358]&amp;&quot; &quot;&amp;[.B1358]&amp;&quot; &quot;&amp;[.C1358]" office:value-type="string" office:string-value="N1357 G105 PY7.79553191489362" calcext:value-type="string">
            <text:p>N1357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58</text:p>
          </table:table-cell>
          <table:table-cell table:style-name="ce8" table:number-columns-repeated="3"/>
          <table:table-cell table:style-name="ce8" table:formula="of:=[.E1353]+1" office:value-type="float" office:value="227" calcext:value-type="float">
            <text:p>227</text:p>
          </table:table-cell>
          <table:table-cell table:style-name="ce8" table:number-columns-repeated="2"/>
          <table:table-cell table:style-name="ce8" table:formula="of:=[.A1359]&amp;&quot; ( Wire &quot;&amp;[.E1359]&amp;&quot; )&quot;" office:value-type="string" office:string-value="N1358 ( Wire 227 )" calcext:value-type="string">
            <text:p>N1358 ( Wire 227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59</text:p>
          </table:table-cell>
          <table:table-cell table:formula="of:=&quot;X&quot;&amp;[.E1360]" office:value-type="string" office:string-value="X6747.5" calcext:value-type="string">
            <text:p>X6747.5</text:p>
          </table:table-cell>
          <table:table-cell table:formula="of:=&quot;Y&quot;&amp;[.F1360]" office:value-type="string" office:string-value="Y1192.08797872341" calcext:value-type="string">
            <text:p>Y1192.08797872341</text:p>
          </table:table-cell>
          <table:table-cell/>
          <table:table-cell table:formula="of:=[.E1354]" office:value-type="float" office:value="6747.5" calcext:value-type="float">
            <text:p>6747.5</text:p>
          </table:table-cell>
          <table:table-cell table:formula="of:=[.F1354]+[.$K$18]" office:value-type="float" office:value="1192.08797872341" calcext:value-type="float">
            <text:p>1192.0879787234</text:p>
          </table:table-cell>
          <table:table-cell/>
          <table:table-cell table:formula="of:=[.A1360]&amp;&quot; &quot;&amp;[.B1360]&amp;&quot; &quot;&amp;[.C1360]" office:value-type="string" office:string-value="N1359 X6747.5 Y1192.08797872341" calcext:value-type="string">
            <text:p>N1359 X6747.5 Y1192.087978723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60</text:p>
          </table:table-cell>
          <table:table-cell table:formula="of:=[.B1355]" office:value-type="string" office:string-value="G106" calcext:value-type="string">
            <text:p>G106</text:p>
          </table:table-cell>
          <table:table-cell table:formula="of:=[.C1355]" office:value-type="string" office:string-value="P3" calcext:value-type="string">
            <text:p>P3</text:p>
          </table:table-cell>
          <table:table-cell table:number-columns-repeated="4"/>
          <table:table-cell table:formula="of:=[.A1361]&amp;&quot; &quot;&amp;[.B1361]&amp;&quot; &quot;&amp;[.C1361]" office:value-type="string" office:string-value="N1360 G106 P3" calcext:value-type="string">
            <text:p>N1360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61</text:p>
          </table:table-cell>
          <table:table-cell table:formula="of:=&quot;X&quot;&amp;[.E1362]" office:value-type="string" office:string-value="X12.5" calcext:value-type="string">
            <text:p>X12.5</text:p>
          </table:table-cell>
          <table:table-cell table:formula="of:=&quot;Y&quot;&amp;[.F1362]" office:value-type="string" office:string-value="Y1190.28797872341" calcext:value-type="string">
            <text:p>Y1190.28797872341</text:p>
          </table:table-cell>
          <table:table-cell/>
          <table:table-cell table:formula="of:=[.E1356]" office:value-type="float" office:value="12.5" calcext:value-type="float">
            <text:p>12.5</text:p>
          </table:table-cell>
          <table:table-cell table:formula="of:=[.F1356]+[.$K$18]" office:value-type="float" office:value="1190.28797872341" calcext:value-type="float">
            <text:p>1190.2879787234</text:p>
          </table:table-cell>
          <table:table-cell/>
          <table:table-cell table:formula="of:=[.A1362]&amp;&quot; &quot;&amp;[.B1362]&amp;&quot; &quot;&amp;[.C1362]" office:value-type="string" office:string-value="N1361 X12.5 Y1190.28797872341" calcext:value-type="string">
            <text:p>N1361 X12.5 Y1190.287978723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62</text:p>
          </table:table-cell>
          <table:table-cell table:formula="of:=[.B1357]" office:value-type="string" office:string-value="G106" calcext:value-type="string">
            <text:p>G106</text:p>
          </table:table-cell>
          <table:table-cell table:formula="of:=[.C1357]" office:value-type="string" office:string-value="P0" calcext:value-type="string">
            <text:p>P0</text:p>
          </table:table-cell>
          <table:table-cell table:number-columns-repeated="4"/>
          <table:table-cell table:formula="of:=[.A1363]&amp;&quot; &quot;&amp;[.B1363]&amp;&quot; &quot;&amp;[.C1363]" office:value-type="string" office:string-value="N1362 G106 P0" calcext:value-type="string">
            <text:p>N1362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63</text:p>
          </table:table-cell>
          <table:table-cell table:formula="of:=[.B1358]" office:value-type="string" office:string-value="G105" calcext:value-type="string">
            <text:p>G105</text:p>
          </table:table-cell>
          <table:table-cell table:formula="of:=[.C1358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358]" office:value-type="string" office:string-value="jog up" calcext:value-type="string">
            <text:p>jog up</text:p>
          </table:table-cell>
          <table:table-cell/>
          <table:table-cell table:formula="of:=[.A1364]&amp;&quot; &quot;&amp;[.B1364]&amp;&quot; &quot;&amp;[.C1364]" office:value-type="string" office:string-value="N1363 G105 PY7.79553191489362" calcext:value-type="string">
            <text:p>N1363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64</text:p>
          </table:table-cell>
          <table:table-cell table:style-name="ce8" table:number-columns-repeated="3"/>
          <table:table-cell table:style-name="ce8" table:formula="of:=[.E1359]+1" office:value-type="float" office:value="228" calcext:value-type="float">
            <text:p>228</text:p>
          </table:table-cell>
          <table:table-cell table:style-name="ce8" table:number-columns-repeated="2"/>
          <table:table-cell table:style-name="ce8" table:formula="of:=[.A1365]&amp;&quot; ( Wire &quot;&amp;[.E1365]&amp;&quot; )&quot;" office:value-type="string" office:string-value="N1364 ( Wire 228 )" calcext:value-type="string">
            <text:p>N1364 ( Wire 228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65</text:p>
          </table:table-cell>
          <table:table-cell table:formula="of:=&quot;X&quot;&amp;[.E1366]" office:value-type="string" office:string-value="X6747.5" calcext:value-type="string">
            <text:p>X6747.5</text:p>
          </table:table-cell>
          <table:table-cell table:formula="of:=&quot;Y&quot;&amp;[.F1366]" office:value-type="string" office:string-value="Y1196.88351063831" calcext:value-type="string">
            <text:p>Y1196.88351063831</text:p>
          </table:table-cell>
          <table:table-cell/>
          <table:table-cell table:formula="of:=[.E1360]" office:value-type="float" office:value="6747.5" calcext:value-type="float">
            <text:p>6747.5</text:p>
          </table:table-cell>
          <table:table-cell table:formula="of:=[.F1360]+[.$K$18]" office:value-type="float" office:value="1196.88351063831" calcext:value-type="float">
            <text:p>1196.8835106383</text:p>
          </table:table-cell>
          <table:table-cell/>
          <table:table-cell table:formula="of:=[.A1366]&amp;&quot; &quot;&amp;[.B1366]&amp;&quot; &quot;&amp;[.C1366]" office:value-type="string" office:string-value="N1365 X6747.5 Y1196.88351063831" calcext:value-type="string">
            <text:p>N1365 X6747.5 Y1196.883510638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66</text:p>
          </table:table-cell>
          <table:table-cell table:formula="of:=[.B1361]" office:value-type="string" office:string-value="G106" calcext:value-type="string">
            <text:p>G106</text:p>
          </table:table-cell>
          <table:table-cell table:formula="of:=[.C1361]" office:value-type="string" office:string-value="P3" calcext:value-type="string">
            <text:p>P3</text:p>
          </table:table-cell>
          <table:table-cell table:number-columns-repeated="4"/>
          <table:table-cell table:formula="of:=[.A1367]&amp;&quot; &quot;&amp;[.B1367]&amp;&quot; &quot;&amp;[.C1367]" office:value-type="string" office:string-value="N1366 G106 P3" calcext:value-type="string">
            <text:p>N1366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67</text:p>
          </table:table-cell>
          <table:table-cell table:formula="of:=&quot;X&quot;&amp;[.E1368]" office:value-type="string" office:string-value="X12.5" calcext:value-type="string">
            <text:p>X12.5</text:p>
          </table:table-cell>
          <table:table-cell table:formula="of:=&quot;Y&quot;&amp;[.F1368]" office:value-type="string" office:string-value="Y1195.08351063831" calcext:value-type="string">
            <text:p>Y1195.08351063831</text:p>
          </table:table-cell>
          <table:table-cell/>
          <table:table-cell table:formula="of:=[.E1362]" office:value-type="float" office:value="12.5" calcext:value-type="float">
            <text:p>12.5</text:p>
          </table:table-cell>
          <table:table-cell table:formula="of:=[.F1362]+[.$K$18]" office:value-type="float" office:value="1195.08351063831" calcext:value-type="float">
            <text:p>1195.0835106383</text:p>
          </table:table-cell>
          <table:table-cell/>
          <table:table-cell table:formula="of:=[.A1368]&amp;&quot; &quot;&amp;[.B1368]&amp;&quot; &quot;&amp;[.C1368]" office:value-type="string" office:string-value="N1367 X12.5 Y1195.08351063831" calcext:value-type="string">
            <text:p>N1367 X12.5 Y1195.083510638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68</text:p>
          </table:table-cell>
          <table:table-cell table:formula="of:=[.B1363]" office:value-type="string" office:string-value="G106" calcext:value-type="string">
            <text:p>G106</text:p>
          </table:table-cell>
          <table:table-cell table:formula="of:=[.C1363]" office:value-type="string" office:string-value="P0" calcext:value-type="string">
            <text:p>P0</text:p>
          </table:table-cell>
          <table:table-cell table:number-columns-repeated="4"/>
          <table:table-cell table:formula="of:=[.A1369]&amp;&quot; &quot;&amp;[.B1369]&amp;&quot; &quot;&amp;[.C1369]" office:value-type="string" office:string-value="N1368 G106 P0" calcext:value-type="string">
            <text:p>N1368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69</text:p>
          </table:table-cell>
          <table:table-cell table:formula="of:=[.B1364]" office:value-type="string" office:string-value="G105" calcext:value-type="string">
            <text:p>G105</text:p>
          </table:table-cell>
          <table:table-cell table:formula="of:=[.C1364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364]" office:value-type="string" office:string-value="jog up" calcext:value-type="string">
            <text:p>jog up</text:p>
          </table:table-cell>
          <table:table-cell/>
          <table:table-cell table:formula="of:=[.A1370]&amp;&quot; &quot;&amp;[.B1370]&amp;&quot; &quot;&amp;[.C1370]" office:value-type="string" office:string-value="N1369 G105 PY7.79553191489362" calcext:value-type="string">
            <text:p>N1369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70</text:p>
          </table:table-cell>
          <table:table-cell table:style-name="ce8" table:number-columns-repeated="3"/>
          <table:table-cell table:style-name="ce8" table:formula="of:=[.E1365]+1" office:value-type="float" office:value="229" calcext:value-type="float">
            <text:p>229</text:p>
          </table:table-cell>
          <table:table-cell table:style-name="ce8" table:number-columns-repeated="2"/>
          <table:table-cell table:style-name="ce8" table:formula="of:=[.A1371]&amp;&quot; ( Wire &quot;&amp;[.E1371]&amp;&quot; )&quot;" office:value-type="string" office:string-value="N1370 ( Wire 229 )" calcext:value-type="string">
            <text:p>N1370 ( Wire 229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71</text:p>
          </table:table-cell>
          <table:table-cell table:formula="of:=&quot;X&quot;&amp;[.E1372]" office:value-type="string" office:string-value="X6747.5" calcext:value-type="string">
            <text:p>X6747.5</text:p>
          </table:table-cell>
          <table:table-cell table:formula="of:=&quot;Y&quot;&amp;[.F1372]" office:value-type="string" office:string-value="Y1201.6790425532" calcext:value-type="string">
            <text:p>Y1201.6790425532</text:p>
          </table:table-cell>
          <table:table-cell/>
          <table:table-cell table:formula="of:=[.E1366]" office:value-type="float" office:value="6747.5" calcext:value-type="float">
            <text:p>6747.5</text:p>
          </table:table-cell>
          <table:table-cell table:formula="of:=[.F1366]+[.$K$18]" office:value-type="float" office:value="1201.6790425532" calcext:value-type="float">
            <text:p>1201.6790425532</text:p>
          </table:table-cell>
          <table:table-cell/>
          <table:table-cell table:formula="of:=[.A1372]&amp;&quot; &quot;&amp;[.B1372]&amp;&quot; &quot;&amp;[.C1372]" office:value-type="string" office:string-value="N1371 X6747.5 Y1201.6790425532" calcext:value-type="string">
            <text:p>N1371 X6747.5 Y1201.67904255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72</text:p>
          </table:table-cell>
          <table:table-cell table:formula="of:=[.B1367]" office:value-type="string" office:string-value="G106" calcext:value-type="string">
            <text:p>G106</text:p>
          </table:table-cell>
          <table:table-cell table:formula="of:=[.C1367]" office:value-type="string" office:string-value="P3" calcext:value-type="string">
            <text:p>P3</text:p>
          </table:table-cell>
          <table:table-cell table:number-columns-repeated="4"/>
          <table:table-cell table:formula="of:=[.A1373]&amp;&quot; &quot;&amp;[.B1373]&amp;&quot; &quot;&amp;[.C1373]" office:value-type="string" office:string-value="N1372 G106 P3" calcext:value-type="string">
            <text:p>N1372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73</text:p>
          </table:table-cell>
          <table:table-cell table:formula="of:=&quot;X&quot;&amp;[.E1374]" office:value-type="string" office:string-value="X12.5" calcext:value-type="string">
            <text:p>X12.5</text:p>
          </table:table-cell>
          <table:table-cell table:formula="of:=&quot;Y&quot;&amp;[.F1374]" office:value-type="string" office:string-value="Y1199.8790425532" calcext:value-type="string">
            <text:p>Y1199.8790425532</text:p>
          </table:table-cell>
          <table:table-cell/>
          <table:table-cell table:formula="of:=[.E1368]" office:value-type="float" office:value="12.5" calcext:value-type="float">
            <text:p>12.5</text:p>
          </table:table-cell>
          <table:table-cell table:formula="of:=[.F1368]+[.$K$18]" office:value-type="float" office:value="1199.8790425532" calcext:value-type="float">
            <text:p>1199.8790425532</text:p>
          </table:table-cell>
          <table:table-cell/>
          <table:table-cell table:formula="of:=[.A1374]&amp;&quot; &quot;&amp;[.B1374]&amp;&quot; &quot;&amp;[.C1374]" office:value-type="string" office:string-value="N1373 X12.5 Y1199.8790425532" calcext:value-type="string">
            <text:p>N1373 X12.5 Y1199.87904255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74</text:p>
          </table:table-cell>
          <table:table-cell table:formula="of:=[.B1369]" office:value-type="string" office:string-value="G106" calcext:value-type="string">
            <text:p>G106</text:p>
          </table:table-cell>
          <table:table-cell table:formula="of:=[.C1369]" office:value-type="string" office:string-value="P0" calcext:value-type="string">
            <text:p>P0</text:p>
          </table:table-cell>
          <table:table-cell table:number-columns-repeated="4"/>
          <table:table-cell table:formula="of:=[.A1375]&amp;&quot; &quot;&amp;[.B1375]&amp;&quot; &quot;&amp;[.C1375]" office:value-type="string" office:string-value="N1374 G106 P0" calcext:value-type="string">
            <text:p>N1374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75</text:p>
          </table:table-cell>
          <table:table-cell table:formula="of:=[.B1370]" office:value-type="string" office:string-value="G105" calcext:value-type="string">
            <text:p>G105</text:p>
          </table:table-cell>
          <table:table-cell table:formula="of:=[.C1370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370]" office:value-type="string" office:string-value="jog up" calcext:value-type="string">
            <text:p>jog up</text:p>
          </table:table-cell>
          <table:table-cell/>
          <table:table-cell table:formula="of:=[.A1376]&amp;&quot; &quot;&amp;[.B1376]&amp;&quot; &quot;&amp;[.C1376]" office:value-type="string" office:string-value="N1375 G105 PY7.79553191489362" calcext:value-type="string">
            <text:p>N1375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76</text:p>
          </table:table-cell>
          <table:table-cell table:style-name="ce8" table:number-columns-repeated="3"/>
          <table:table-cell table:style-name="ce8" table:formula="of:=[.E1371]+1" office:value-type="float" office:value="230" calcext:value-type="float">
            <text:p>230</text:p>
          </table:table-cell>
          <table:table-cell table:style-name="ce8" table:number-columns-repeated="2"/>
          <table:table-cell table:style-name="ce8" table:formula="of:=[.A1377]&amp;&quot; ( Wire &quot;&amp;[.E1377]&amp;&quot; )&quot;" office:value-type="string" office:string-value="N1376 ( Wire 230 )" calcext:value-type="string">
            <text:p>N1376 ( Wire 230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77</text:p>
          </table:table-cell>
          <table:table-cell table:formula="of:=&quot;X&quot;&amp;[.E1378]" office:value-type="string" office:string-value="X6747.5" calcext:value-type="string">
            <text:p>X6747.5</text:p>
          </table:table-cell>
          <table:table-cell table:formula="of:=&quot;Y&quot;&amp;[.F1378]" office:value-type="string" office:string-value="Y1206.47457446809" calcext:value-type="string">
            <text:p>Y1206.47457446809</text:p>
          </table:table-cell>
          <table:table-cell/>
          <table:table-cell table:formula="of:=[.E1372]" office:value-type="float" office:value="6747.5" calcext:value-type="float">
            <text:p>6747.5</text:p>
          </table:table-cell>
          <table:table-cell table:formula="of:=[.F1372]+[.$K$18]" office:value-type="float" office:value="1206.47457446809" calcext:value-type="float">
            <text:p>1206.4745744681</text:p>
          </table:table-cell>
          <table:table-cell/>
          <table:table-cell table:formula="of:=[.A1378]&amp;&quot; &quot;&amp;[.B1378]&amp;&quot; &quot;&amp;[.C1378]" office:value-type="string" office:string-value="N1377 X6747.5 Y1206.47457446809" calcext:value-type="string">
            <text:p>N1377 X6747.5 Y1206.47457446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78</text:p>
          </table:table-cell>
          <table:table-cell table:formula="of:=[.B1373]" office:value-type="string" office:string-value="G106" calcext:value-type="string">
            <text:p>G106</text:p>
          </table:table-cell>
          <table:table-cell table:formula="of:=[.C1373]" office:value-type="string" office:string-value="P3" calcext:value-type="string">
            <text:p>P3</text:p>
          </table:table-cell>
          <table:table-cell table:number-columns-repeated="4"/>
          <table:table-cell table:formula="of:=[.A1379]&amp;&quot; &quot;&amp;[.B1379]&amp;&quot; &quot;&amp;[.C1379]" office:value-type="string" office:string-value="N1378 G106 P3" calcext:value-type="string">
            <text:p>N1378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79</text:p>
          </table:table-cell>
          <table:table-cell table:formula="of:=&quot;X&quot;&amp;[.E1380]" office:value-type="string" office:string-value="X12.5" calcext:value-type="string">
            <text:p>X12.5</text:p>
          </table:table-cell>
          <table:table-cell table:formula="of:=&quot;Y&quot;&amp;[.F1380]" office:value-type="string" office:string-value="Y1204.67457446809" calcext:value-type="string">
            <text:p>Y1204.67457446809</text:p>
          </table:table-cell>
          <table:table-cell/>
          <table:table-cell table:formula="of:=[.E1374]" office:value-type="float" office:value="12.5" calcext:value-type="float">
            <text:p>12.5</text:p>
          </table:table-cell>
          <table:table-cell table:formula="of:=[.F1374]+[.$K$18]" office:value-type="float" office:value="1204.67457446809" calcext:value-type="float">
            <text:p>1204.6745744681</text:p>
          </table:table-cell>
          <table:table-cell/>
          <table:table-cell table:formula="of:=[.A1380]&amp;&quot; &quot;&amp;[.B1380]&amp;&quot; &quot;&amp;[.C1380]" office:value-type="string" office:string-value="N1379 X12.5 Y1204.67457446809" calcext:value-type="string">
            <text:p>N1379 X12.5 Y1204.67457446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80</text:p>
          </table:table-cell>
          <table:table-cell table:formula="of:=[.B1375]" office:value-type="string" office:string-value="G106" calcext:value-type="string">
            <text:p>G106</text:p>
          </table:table-cell>
          <table:table-cell table:formula="of:=[.C1375]" office:value-type="string" office:string-value="P0" calcext:value-type="string">
            <text:p>P0</text:p>
          </table:table-cell>
          <table:table-cell table:number-columns-repeated="4"/>
          <table:table-cell table:formula="of:=[.A1381]&amp;&quot; &quot;&amp;[.B1381]&amp;&quot; &quot;&amp;[.C1381]" office:value-type="string" office:string-value="N1380 G106 P0" calcext:value-type="string">
            <text:p>N1380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81</text:p>
          </table:table-cell>
          <table:table-cell table:formula="of:=[.B1376]" office:value-type="string" office:string-value="G105" calcext:value-type="string">
            <text:p>G105</text:p>
          </table:table-cell>
          <table:table-cell table:formula="of:=[.C1376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376]" office:value-type="string" office:string-value="jog up" calcext:value-type="string">
            <text:p>jog up</text:p>
          </table:table-cell>
          <table:table-cell/>
          <table:table-cell table:formula="of:=[.A1382]&amp;&quot; &quot;&amp;[.B1382]&amp;&quot; &quot;&amp;[.C1382]" office:value-type="string" office:string-value="N1381 G105 PY7.79553191489362" calcext:value-type="string">
            <text:p>N1381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82</text:p>
          </table:table-cell>
          <table:table-cell table:style-name="ce8" table:number-columns-repeated="3"/>
          <table:table-cell table:style-name="ce8" table:formula="of:=[.E1377]+1" office:value-type="float" office:value="231" calcext:value-type="float">
            <text:p>231</text:p>
          </table:table-cell>
          <table:table-cell table:style-name="ce8" table:number-columns-repeated="2"/>
          <table:table-cell table:style-name="ce8" table:formula="of:=[.A1383]&amp;&quot; ( Wire &quot;&amp;[.E1383]&amp;&quot; )&quot;" office:value-type="string" office:string-value="N1382 ( Wire 231 )" calcext:value-type="string">
            <text:p>N1382 ( Wire 231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83</text:p>
          </table:table-cell>
          <table:table-cell table:formula="of:=&quot;X&quot;&amp;[.E1384]" office:value-type="string" office:string-value="X6747.5" calcext:value-type="string">
            <text:p>X6747.5</text:p>
          </table:table-cell>
          <table:table-cell table:formula="of:=&quot;Y&quot;&amp;[.F1384]" office:value-type="string" office:string-value="Y1211.27010638299" calcext:value-type="string">
            <text:p>Y1211.27010638299</text:p>
          </table:table-cell>
          <table:table-cell/>
          <table:table-cell table:formula="of:=[.E1378]" office:value-type="float" office:value="6747.5" calcext:value-type="float">
            <text:p>6747.5</text:p>
          </table:table-cell>
          <table:table-cell table:formula="of:=[.F1378]+[.$K$18]" office:value-type="float" office:value="1211.27010638299" calcext:value-type="float">
            <text:p>1211.270106383</text:p>
          </table:table-cell>
          <table:table-cell/>
          <table:table-cell table:formula="of:=[.A1384]&amp;&quot; &quot;&amp;[.B1384]&amp;&quot; &quot;&amp;[.C1384]" office:value-type="string" office:string-value="N1383 X6747.5 Y1211.27010638299" calcext:value-type="string">
            <text:p>N1383 X6747.5 Y1211.270106382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84</text:p>
          </table:table-cell>
          <table:table-cell table:formula="of:=[.B1379]" office:value-type="string" office:string-value="G106" calcext:value-type="string">
            <text:p>G106</text:p>
          </table:table-cell>
          <table:table-cell table:formula="of:=[.C1379]" office:value-type="string" office:string-value="P3" calcext:value-type="string">
            <text:p>P3</text:p>
          </table:table-cell>
          <table:table-cell table:number-columns-repeated="4"/>
          <table:table-cell table:formula="of:=[.A1385]&amp;&quot; &quot;&amp;[.B1385]&amp;&quot; &quot;&amp;[.C1385]" office:value-type="string" office:string-value="N1384 G106 P3" calcext:value-type="string">
            <text:p>N1384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85</text:p>
          </table:table-cell>
          <table:table-cell table:formula="of:=&quot;X&quot;&amp;[.E1386]" office:value-type="string" office:string-value="X12.5" calcext:value-type="string">
            <text:p>X12.5</text:p>
          </table:table-cell>
          <table:table-cell table:formula="of:=&quot;Y&quot;&amp;[.F1386]" office:value-type="string" office:string-value="Y1209.47010638299" calcext:value-type="string">
            <text:p>Y1209.47010638299</text:p>
          </table:table-cell>
          <table:table-cell/>
          <table:table-cell table:formula="of:=[.E1380]" office:value-type="float" office:value="12.5" calcext:value-type="float">
            <text:p>12.5</text:p>
          </table:table-cell>
          <table:table-cell table:formula="of:=[.F1380]+[.$K$18]" office:value-type="float" office:value="1209.47010638299" calcext:value-type="float">
            <text:p>1209.470106383</text:p>
          </table:table-cell>
          <table:table-cell/>
          <table:table-cell table:formula="of:=[.A1386]&amp;&quot; &quot;&amp;[.B1386]&amp;&quot; &quot;&amp;[.C1386]" office:value-type="string" office:string-value="N1385 X12.5 Y1209.47010638299" calcext:value-type="string">
            <text:p>N1385 X12.5 Y1209.470106382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86</text:p>
          </table:table-cell>
          <table:table-cell table:formula="of:=[.B1381]" office:value-type="string" office:string-value="G106" calcext:value-type="string">
            <text:p>G106</text:p>
          </table:table-cell>
          <table:table-cell table:formula="of:=[.C1381]" office:value-type="string" office:string-value="P0" calcext:value-type="string">
            <text:p>P0</text:p>
          </table:table-cell>
          <table:table-cell table:number-columns-repeated="4"/>
          <table:table-cell table:formula="of:=[.A1387]&amp;&quot; &quot;&amp;[.B1387]&amp;&quot; &quot;&amp;[.C1387]" office:value-type="string" office:string-value="N1386 G106 P0" calcext:value-type="string">
            <text:p>N1386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87</text:p>
          </table:table-cell>
          <table:table-cell table:formula="of:=[.B1382]" office:value-type="string" office:string-value="G105" calcext:value-type="string">
            <text:p>G105</text:p>
          </table:table-cell>
          <table:table-cell table:formula="of:=[.C1382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382]" office:value-type="string" office:string-value="jog up" calcext:value-type="string">
            <text:p>jog up</text:p>
          </table:table-cell>
          <table:table-cell/>
          <table:table-cell table:formula="of:=[.A1388]&amp;&quot; &quot;&amp;[.B1388]&amp;&quot; &quot;&amp;[.C1388]" office:value-type="string" office:string-value="N1387 G105 PY7.79553191489362" calcext:value-type="string">
            <text:p>N1387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88</text:p>
          </table:table-cell>
          <table:table-cell table:style-name="ce8" table:number-columns-repeated="3"/>
          <table:table-cell table:style-name="ce8" table:formula="of:=[.E1383]+1" office:value-type="float" office:value="232" calcext:value-type="float">
            <text:p>232</text:p>
          </table:table-cell>
          <table:table-cell table:style-name="ce8" table:number-columns-repeated="2"/>
          <table:table-cell table:style-name="ce8" table:formula="of:=[.A1389]&amp;&quot; ( Wire &quot;&amp;[.E1389]&amp;&quot; )&quot;" office:value-type="string" office:string-value="N1388 ( Wire 232 )" calcext:value-type="string">
            <text:p>N1388 ( Wire 232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89</text:p>
          </table:table-cell>
          <table:table-cell table:formula="of:=&quot;X&quot;&amp;[.E1390]" office:value-type="string" office:string-value="X6747.5" calcext:value-type="string">
            <text:p>X6747.5</text:p>
          </table:table-cell>
          <table:table-cell table:formula="of:=&quot;Y&quot;&amp;[.F1390]" office:value-type="string" office:string-value="Y1216.06563829788" calcext:value-type="string">
            <text:p>Y1216.06563829788</text:p>
          </table:table-cell>
          <table:table-cell/>
          <table:table-cell table:formula="of:=[.E1384]" office:value-type="float" office:value="6747.5" calcext:value-type="float">
            <text:p>6747.5</text:p>
          </table:table-cell>
          <table:table-cell table:formula="of:=[.F1384]+[.$K$18]" office:value-type="float" office:value="1216.06563829788" calcext:value-type="float">
            <text:p>1216.0656382979</text:p>
          </table:table-cell>
          <table:table-cell/>
          <table:table-cell table:formula="of:=[.A1390]&amp;&quot; &quot;&amp;[.B1390]&amp;&quot; &quot;&amp;[.C1390]" office:value-type="string" office:string-value="N1389 X6747.5 Y1216.06563829788" calcext:value-type="string">
            <text:p>N1389 X6747.5 Y1216.065638297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90</text:p>
          </table:table-cell>
          <table:table-cell table:formula="of:=[.B1385]" office:value-type="string" office:string-value="G106" calcext:value-type="string">
            <text:p>G106</text:p>
          </table:table-cell>
          <table:table-cell table:formula="of:=[.C1385]" office:value-type="string" office:string-value="P3" calcext:value-type="string">
            <text:p>P3</text:p>
          </table:table-cell>
          <table:table-cell table:number-columns-repeated="4"/>
          <table:table-cell table:formula="of:=[.A1391]&amp;&quot; &quot;&amp;[.B1391]&amp;&quot; &quot;&amp;[.C1391]" office:value-type="string" office:string-value="N1390 G106 P3" calcext:value-type="string">
            <text:p>N1390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91</text:p>
          </table:table-cell>
          <table:table-cell table:formula="of:=&quot;X&quot;&amp;[.E1392]" office:value-type="string" office:string-value="X12.5" calcext:value-type="string">
            <text:p>X12.5</text:p>
          </table:table-cell>
          <table:table-cell table:formula="of:=&quot;Y&quot;&amp;[.F1392]" office:value-type="string" office:string-value="Y1214.26563829788" calcext:value-type="string">
            <text:p>Y1214.26563829788</text:p>
          </table:table-cell>
          <table:table-cell/>
          <table:table-cell table:formula="of:=[.E1386]" office:value-type="float" office:value="12.5" calcext:value-type="float">
            <text:p>12.5</text:p>
          </table:table-cell>
          <table:table-cell table:formula="of:=[.F1386]+[.$K$18]" office:value-type="float" office:value="1214.26563829788" calcext:value-type="float">
            <text:p>1214.2656382979</text:p>
          </table:table-cell>
          <table:table-cell/>
          <table:table-cell table:formula="of:=[.A1392]&amp;&quot; &quot;&amp;[.B1392]&amp;&quot; &quot;&amp;[.C1392]" office:value-type="string" office:string-value="N1391 X12.5 Y1214.26563829788" calcext:value-type="string">
            <text:p>N1391 X12.5 Y1214.265638297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92</text:p>
          </table:table-cell>
          <table:table-cell table:formula="of:=[.B1387]" office:value-type="string" office:string-value="G106" calcext:value-type="string">
            <text:p>G106</text:p>
          </table:table-cell>
          <table:table-cell table:formula="of:=[.C1387]" office:value-type="string" office:string-value="P0" calcext:value-type="string">
            <text:p>P0</text:p>
          </table:table-cell>
          <table:table-cell table:number-columns-repeated="4"/>
          <table:table-cell table:formula="of:=[.A1393]&amp;&quot; &quot;&amp;[.B1393]&amp;&quot; &quot;&amp;[.C1393]" office:value-type="string" office:string-value="N1392 G106 P0" calcext:value-type="string">
            <text:p>N1392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93</text:p>
          </table:table-cell>
          <table:table-cell table:formula="of:=[.B1388]" office:value-type="string" office:string-value="G105" calcext:value-type="string">
            <text:p>G105</text:p>
          </table:table-cell>
          <table:table-cell table:formula="of:=[.C1388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388]" office:value-type="string" office:string-value="jog up" calcext:value-type="string">
            <text:p>jog up</text:p>
          </table:table-cell>
          <table:table-cell/>
          <table:table-cell table:formula="of:=[.A1394]&amp;&quot; &quot;&amp;[.B1394]&amp;&quot; &quot;&amp;[.C1394]" office:value-type="string" office:string-value="N1393 G105 PY7.79553191489362" calcext:value-type="string">
            <text:p>N1393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94</text:p>
          </table:table-cell>
          <table:table-cell table:style-name="ce8" table:number-columns-repeated="3"/>
          <table:table-cell table:style-name="ce8" table:formula="of:=[.E1389]+1" office:value-type="float" office:value="233" calcext:value-type="float">
            <text:p>233</text:p>
          </table:table-cell>
          <table:table-cell table:style-name="ce8" table:number-columns-repeated="2"/>
          <table:table-cell table:style-name="ce8" table:formula="of:=[.A1395]&amp;&quot; ( Wire &quot;&amp;[.E1395]&amp;&quot; )&quot;" office:value-type="string" office:string-value="N1394 ( Wire 233 )" calcext:value-type="string">
            <text:p>N1394 ( Wire 233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95</text:p>
          </table:table-cell>
          <table:table-cell table:formula="of:=&quot;X&quot;&amp;[.E1396]" office:value-type="string" office:string-value="X6747.5" calcext:value-type="string">
            <text:p>X6747.5</text:p>
          </table:table-cell>
          <table:table-cell table:formula="of:=&quot;Y&quot;&amp;[.F1396]" office:value-type="string" office:string-value="Y1220.86117021277" calcext:value-type="string">
            <text:p>Y1220.86117021277</text:p>
          </table:table-cell>
          <table:table-cell/>
          <table:table-cell table:formula="of:=[.E1390]" office:value-type="float" office:value="6747.5" calcext:value-type="float">
            <text:p>6747.5</text:p>
          </table:table-cell>
          <table:table-cell table:formula="of:=[.F1390]+[.$K$18]" office:value-type="float" office:value="1220.86117021277" calcext:value-type="float">
            <text:p>1220.8611702128</text:p>
          </table:table-cell>
          <table:table-cell/>
          <table:table-cell table:formula="of:=[.A1396]&amp;&quot; &quot;&amp;[.B1396]&amp;&quot; &quot;&amp;[.C1396]" office:value-type="string" office:string-value="N1395 X6747.5 Y1220.86117021277" calcext:value-type="string">
            <text:p>N1395 X6747.5 Y1220.861170212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96</text:p>
          </table:table-cell>
          <table:table-cell table:formula="of:=[.B1391]" office:value-type="string" office:string-value="G106" calcext:value-type="string">
            <text:p>G106</text:p>
          </table:table-cell>
          <table:table-cell table:formula="of:=[.C1391]" office:value-type="string" office:string-value="P3" calcext:value-type="string">
            <text:p>P3</text:p>
          </table:table-cell>
          <table:table-cell table:number-columns-repeated="4"/>
          <table:table-cell table:formula="of:=[.A1397]&amp;&quot; &quot;&amp;[.B1397]&amp;&quot; &quot;&amp;[.C1397]" office:value-type="string" office:string-value="N1396 G106 P3" calcext:value-type="string">
            <text:p>N1396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97</text:p>
          </table:table-cell>
          <table:table-cell table:formula="of:=&quot;X&quot;&amp;[.E1398]" office:value-type="string" office:string-value="X12.5" calcext:value-type="string">
            <text:p>X12.5</text:p>
          </table:table-cell>
          <table:table-cell table:formula="of:=&quot;Y&quot;&amp;[.F1398]" office:value-type="string" office:string-value="Y1219.06117021277" calcext:value-type="string">
            <text:p>Y1219.06117021277</text:p>
          </table:table-cell>
          <table:table-cell/>
          <table:table-cell table:formula="of:=[.E1392]" office:value-type="float" office:value="12.5" calcext:value-type="float">
            <text:p>12.5</text:p>
          </table:table-cell>
          <table:table-cell table:formula="of:=[.F1392]+[.$K$18]" office:value-type="float" office:value="1219.06117021277" calcext:value-type="float">
            <text:p>1219.0611702128</text:p>
          </table:table-cell>
          <table:table-cell/>
          <table:table-cell table:formula="of:=[.A1398]&amp;&quot; &quot;&amp;[.B1398]&amp;&quot; &quot;&amp;[.C1398]" office:value-type="string" office:string-value="N1397 X12.5 Y1219.06117021277" calcext:value-type="string">
            <text:p>N1397 X12.5 Y1219.061170212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98</text:p>
          </table:table-cell>
          <table:table-cell table:formula="of:=[.B1393]" office:value-type="string" office:string-value="G106" calcext:value-type="string">
            <text:p>G106</text:p>
          </table:table-cell>
          <table:table-cell table:formula="of:=[.C1393]" office:value-type="string" office:string-value="P0" calcext:value-type="string">
            <text:p>P0</text:p>
          </table:table-cell>
          <table:table-cell table:number-columns-repeated="4"/>
          <table:table-cell table:formula="of:=[.A1399]&amp;&quot; &quot;&amp;[.B1399]&amp;&quot; &quot;&amp;[.C1399]" office:value-type="string" office:string-value="N1398 G106 P0" calcext:value-type="string">
            <text:p>N1398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399</text:p>
          </table:table-cell>
          <table:table-cell table:formula="of:=[.B1394]" office:value-type="string" office:string-value="G105" calcext:value-type="string">
            <text:p>G105</text:p>
          </table:table-cell>
          <table:table-cell table:formula="of:=[.C1394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394]" office:value-type="string" office:string-value="jog up" calcext:value-type="string">
            <text:p>jog up</text:p>
          </table:table-cell>
          <table:table-cell/>
          <table:table-cell table:formula="of:=[.A1400]&amp;&quot; &quot;&amp;[.B1400]&amp;&quot; &quot;&amp;[.C1400]" office:value-type="string" office:string-value="N1399 G105 PY7.79553191489362" calcext:value-type="string">
            <text:p>N1399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00</text:p>
          </table:table-cell>
          <table:table-cell table:style-name="ce8" table:number-columns-repeated="3"/>
          <table:table-cell table:style-name="ce8" table:formula="of:=[.E1395]+1" office:value-type="float" office:value="234" calcext:value-type="float">
            <text:p>234</text:p>
          </table:table-cell>
          <table:table-cell table:style-name="ce8" table:number-columns-repeated="2"/>
          <table:table-cell table:style-name="ce8" table:formula="of:=[.A1401]&amp;&quot; ( Wire &quot;&amp;[.E1401]&amp;&quot; )&quot;" office:value-type="string" office:string-value="N1400 ( Wire 234 )" calcext:value-type="string">
            <text:p>N1400 ( Wire 234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01</text:p>
          </table:table-cell>
          <table:table-cell table:formula="of:=&quot;X&quot;&amp;[.E1402]" office:value-type="string" office:string-value="X6747.5" calcext:value-type="string">
            <text:p>X6747.5</text:p>
          </table:table-cell>
          <table:table-cell table:formula="of:=&quot;Y&quot;&amp;[.F1402]" office:value-type="string" office:string-value="Y1225.65670212767" calcext:value-type="string">
            <text:p>Y1225.65670212767</text:p>
          </table:table-cell>
          <table:table-cell/>
          <table:table-cell table:formula="of:=[.E1396]" office:value-type="float" office:value="6747.5" calcext:value-type="float">
            <text:p>6747.5</text:p>
          </table:table-cell>
          <table:table-cell table:formula="of:=[.F1396]+[.$K$18]" office:value-type="float" office:value="1225.65670212767" calcext:value-type="float">
            <text:p>1225.6567021277</text:p>
          </table:table-cell>
          <table:table-cell/>
          <table:table-cell table:formula="of:=[.A1402]&amp;&quot; &quot;&amp;[.B1402]&amp;&quot; &quot;&amp;[.C1402]" office:value-type="string" office:string-value="N1401 X6747.5 Y1225.65670212767" calcext:value-type="string">
            <text:p>N1401 X6747.5 Y1225.656702127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02</text:p>
          </table:table-cell>
          <table:table-cell table:formula="of:=[.B1397]" office:value-type="string" office:string-value="G106" calcext:value-type="string">
            <text:p>G106</text:p>
          </table:table-cell>
          <table:table-cell table:formula="of:=[.C1397]" office:value-type="string" office:string-value="P3" calcext:value-type="string">
            <text:p>P3</text:p>
          </table:table-cell>
          <table:table-cell table:number-columns-repeated="4"/>
          <table:table-cell table:formula="of:=[.A1403]&amp;&quot; &quot;&amp;[.B1403]&amp;&quot; &quot;&amp;[.C1403]" office:value-type="string" office:string-value="N1402 G106 P3" calcext:value-type="string">
            <text:p>N1402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03</text:p>
          </table:table-cell>
          <table:table-cell table:formula="of:=&quot;X&quot;&amp;[.E1404]" office:value-type="string" office:string-value="X12.5" calcext:value-type="string">
            <text:p>X12.5</text:p>
          </table:table-cell>
          <table:table-cell table:formula="of:=&quot;Y&quot;&amp;[.F1404]" office:value-type="string" office:string-value="Y1223.85670212767" calcext:value-type="string">
            <text:p>Y1223.85670212767</text:p>
          </table:table-cell>
          <table:table-cell/>
          <table:table-cell table:formula="of:=[.E1398]" office:value-type="float" office:value="12.5" calcext:value-type="float">
            <text:p>12.5</text:p>
          </table:table-cell>
          <table:table-cell table:formula="of:=[.F1398]+[.$K$18]" office:value-type="float" office:value="1223.85670212767" calcext:value-type="float">
            <text:p>1223.8567021277</text:p>
          </table:table-cell>
          <table:table-cell/>
          <table:table-cell table:formula="of:=[.A1404]&amp;&quot; &quot;&amp;[.B1404]&amp;&quot; &quot;&amp;[.C1404]" office:value-type="string" office:string-value="N1403 X12.5 Y1223.85670212767" calcext:value-type="string">
            <text:p>N1403 X12.5 Y1223.856702127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04</text:p>
          </table:table-cell>
          <table:table-cell table:formula="of:=[.B1399]" office:value-type="string" office:string-value="G106" calcext:value-type="string">
            <text:p>G106</text:p>
          </table:table-cell>
          <table:table-cell table:formula="of:=[.C1399]" office:value-type="string" office:string-value="P0" calcext:value-type="string">
            <text:p>P0</text:p>
          </table:table-cell>
          <table:table-cell table:number-columns-repeated="4"/>
          <table:table-cell table:formula="of:=[.A1405]&amp;&quot; &quot;&amp;[.B1405]&amp;&quot; &quot;&amp;[.C1405]" office:value-type="string" office:string-value="N1404 G106 P0" calcext:value-type="string">
            <text:p>N1404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05</text:p>
          </table:table-cell>
          <table:table-cell table:formula="of:=[.B1400]" office:value-type="string" office:string-value="G105" calcext:value-type="string">
            <text:p>G105</text:p>
          </table:table-cell>
          <table:table-cell table:formula="of:=[.C1400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400]" office:value-type="string" office:string-value="jog up" calcext:value-type="string">
            <text:p>jog up</text:p>
          </table:table-cell>
          <table:table-cell/>
          <table:table-cell table:formula="of:=[.A1406]&amp;&quot; &quot;&amp;[.B1406]&amp;&quot; &quot;&amp;[.C1406]" office:value-type="string" office:string-value="N1405 G105 PY7.79553191489362" calcext:value-type="string">
            <text:p>N1405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06</text:p>
          </table:table-cell>
          <table:table-cell table:style-name="ce8" table:number-columns-repeated="3"/>
          <table:table-cell table:style-name="ce8" table:formula="of:=[.E1401]+1" office:value-type="float" office:value="235" calcext:value-type="float">
            <text:p>235</text:p>
          </table:table-cell>
          <table:table-cell table:style-name="ce8" table:number-columns-repeated="2"/>
          <table:table-cell table:style-name="ce8" table:formula="of:=[.A1407]&amp;&quot; ( Wire &quot;&amp;[.E1407]&amp;&quot; )&quot;" office:value-type="string" office:string-value="N1406 ( Wire 235 )" calcext:value-type="string">
            <text:p>N1406 ( Wire 235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07</text:p>
          </table:table-cell>
          <table:table-cell table:formula="of:=&quot;X&quot;&amp;[.E1408]" office:value-type="string" office:string-value="X6747.5" calcext:value-type="string">
            <text:p>X6747.5</text:p>
          </table:table-cell>
          <table:table-cell table:formula="of:=&quot;Y&quot;&amp;[.F1408]" office:value-type="string" office:string-value="Y1230.45223404256" calcext:value-type="string">
            <text:p>Y1230.45223404256</text:p>
          </table:table-cell>
          <table:table-cell/>
          <table:table-cell table:formula="of:=[.E1402]" office:value-type="float" office:value="6747.5" calcext:value-type="float">
            <text:p>6747.5</text:p>
          </table:table-cell>
          <table:table-cell table:formula="of:=[.F1402]+[.$K$18]" office:value-type="float" office:value="1230.45223404256" calcext:value-type="float">
            <text:p>1230.4522340426</text:p>
          </table:table-cell>
          <table:table-cell/>
          <table:table-cell table:formula="of:=[.A1408]&amp;&quot; &quot;&amp;[.B1408]&amp;&quot; &quot;&amp;[.C1408]" office:value-type="string" office:string-value="N1407 X6747.5 Y1230.45223404256" calcext:value-type="string">
            <text:p>N1407 X6747.5 Y1230.452234042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08</text:p>
          </table:table-cell>
          <table:table-cell table:formula="of:=[.B1403]" office:value-type="string" office:string-value="G106" calcext:value-type="string">
            <text:p>G106</text:p>
          </table:table-cell>
          <table:table-cell table:formula="of:=[.C1403]" office:value-type="string" office:string-value="P3" calcext:value-type="string">
            <text:p>P3</text:p>
          </table:table-cell>
          <table:table-cell table:number-columns-repeated="4"/>
          <table:table-cell table:formula="of:=[.A1409]&amp;&quot; &quot;&amp;[.B1409]&amp;&quot; &quot;&amp;[.C1409]" office:value-type="string" office:string-value="N1408 G106 P3" calcext:value-type="string">
            <text:p>N1408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09</text:p>
          </table:table-cell>
          <table:table-cell table:formula="of:=&quot;X&quot;&amp;[.E1410]" office:value-type="string" office:string-value="X12.5" calcext:value-type="string">
            <text:p>X12.5</text:p>
          </table:table-cell>
          <table:table-cell table:formula="of:=&quot;Y&quot;&amp;[.F1410]" office:value-type="string" office:string-value="Y1228.65223404256" calcext:value-type="string">
            <text:p>Y1228.65223404256</text:p>
          </table:table-cell>
          <table:table-cell/>
          <table:table-cell table:formula="of:=[.E1404]" office:value-type="float" office:value="12.5" calcext:value-type="float">
            <text:p>12.5</text:p>
          </table:table-cell>
          <table:table-cell table:formula="of:=[.F1404]+[.$K$18]" office:value-type="float" office:value="1228.65223404256" calcext:value-type="float">
            <text:p>1228.6522340426</text:p>
          </table:table-cell>
          <table:table-cell/>
          <table:table-cell table:formula="of:=[.A1410]&amp;&quot; &quot;&amp;[.B1410]&amp;&quot; &quot;&amp;[.C1410]" office:value-type="string" office:string-value="N1409 X12.5 Y1228.65223404256" calcext:value-type="string">
            <text:p>N1409 X12.5 Y1228.652234042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10</text:p>
          </table:table-cell>
          <table:table-cell table:formula="of:=[.B1405]" office:value-type="string" office:string-value="G106" calcext:value-type="string">
            <text:p>G106</text:p>
          </table:table-cell>
          <table:table-cell table:formula="of:=[.C1405]" office:value-type="string" office:string-value="P0" calcext:value-type="string">
            <text:p>P0</text:p>
          </table:table-cell>
          <table:table-cell table:number-columns-repeated="4"/>
          <table:table-cell table:formula="of:=[.A1411]&amp;&quot; &quot;&amp;[.B1411]&amp;&quot; &quot;&amp;[.C1411]" office:value-type="string" office:string-value="N1410 G106 P0" calcext:value-type="string">
            <text:p>N1410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11</text:p>
          </table:table-cell>
          <table:table-cell table:formula="of:=[.B1406]" office:value-type="string" office:string-value="G105" calcext:value-type="string">
            <text:p>G105</text:p>
          </table:table-cell>
          <table:table-cell table:formula="of:=[.C1406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406]" office:value-type="string" office:string-value="jog up" calcext:value-type="string">
            <text:p>jog up</text:p>
          </table:table-cell>
          <table:table-cell/>
          <table:table-cell table:formula="of:=[.A1412]&amp;&quot; &quot;&amp;[.B1412]&amp;&quot; &quot;&amp;[.C1412]" office:value-type="string" office:string-value="N1411 G105 PY7.79553191489362" calcext:value-type="string">
            <text:p>N1411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12</text:p>
          </table:table-cell>
          <table:table-cell table:style-name="ce8" table:number-columns-repeated="3"/>
          <table:table-cell table:style-name="ce8" table:formula="of:=[.E1407]+1" office:value-type="float" office:value="236" calcext:value-type="float">
            <text:p>236</text:p>
          </table:table-cell>
          <table:table-cell table:style-name="ce8" table:number-columns-repeated="2"/>
          <table:table-cell table:style-name="ce8" table:formula="of:=[.A1413]&amp;&quot; ( Wire &quot;&amp;[.E1413]&amp;&quot; )&quot;" office:value-type="string" office:string-value="N1412 ( Wire 236 )" calcext:value-type="string">
            <text:p>N1412 ( Wire 236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13</text:p>
          </table:table-cell>
          <table:table-cell table:formula="of:=&quot;X&quot;&amp;[.E1414]" office:value-type="string" office:string-value="X6747.5" calcext:value-type="string">
            <text:p>X6747.5</text:p>
          </table:table-cell>
          <table:table-cell table:formula="of:=&quot;Y&quot;&amp;[.F1414]" office:value-type="string" office:string-value="Y1235.24776595746" calcext:value-type="string">
            <text:p>Y1235.24776595746</text:p>
          </table:table-cell>
          <table:table-cell/>
          <table:table-cell table:formula="of:=[.E1408]" office:value-type="float" office:value="6747.5" calcext:value-type="float">
            <text:p>6747.5</text:p>
          </table:table-cell>
          <table:table-cell table:formula="of:=[.F1408]+[.$K$18]" office:value-type="float" office:value="1235.24776595746" calcext:value-type="float">
            <text:p>1235.2477659575</text:p>
          </table:table-cell>
          <table:table-cell/>
          <table:table-cell table:formula="of:=[.A1414]&amp;&quot; &quot;&amp;[.B1414]&amp;&quot; &quot;&amp;[.C1414]" office:value-type="string" office:string-value="N1413 X6747.5 Y1235.24776595746" calcext:value-type="string">
            <text:p>N1413 X6747.5 Y1235.247765957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14</text:p>
          </table:table-cell>
          <table:table-cell table:formula="of:=[.B1409]" office:value-type="string" office:string-value="G106" calcext:value-type="string">
            <text:p>G106</text:p>
          </table:table-cell>
          <table:table-cell table:formula="of:=[.C1409]" office:value-type="string" office:string-value="P3" calcext:value-type="string">
            <text:p>P3</text:p>
          </table:table-cell>
          <table:table-cell table:number-columns-repeated="4"/>
          <table:table-cell table:formula="of:=[.A1415]&amp;&quot; &quot;&amp;[.B1415]&amp;&quot; &quot;&amp;[.C1415]" office:value-type="string" office:string-value="N1414 G106 P3" calcext:value-type="string">
            <text:p>N1414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15</text:p>
          </table:table-cell>
          <table:table-cell table:formula="of:=&quot;X&quot;&amp;[.E1416]" office:value-type="string" office:string-value="X12.5" calcext:value-type="string">
            <text:p>X12.5</text:p>
          </table:table-cell>
          <table:table-cell table:formula="of:=&quot;Y&quot;&amp;[.F1416]" office:value-type="string" office:string-value="Y1233.44776595746" calcext:value-type="string">
            <text:p>Y1233.44776595746</text:p>
          </table:table-cell>
          <table:table-cell/>
          <table:table-cell table:formula="of:=[.E1410]" office:value-type="float" office:value="12.5" calcext:value-type="float">
            <text:p>12.5</text:p>
          </table:table-cell>
          <table:table-cell table:formula="of:=[.F1410]+[.$K$18]" office:value-type="float" office:value="1233.44776595746" calcext:value-type="float">
            <text:p>1233.4477659575</text:p>
          </table:table-cell>
          <table:table-cell/>
          <table:table-cell table:formula="of:=[.A1416]&amp;&quot; &quot;&amp;[.B1416]&amp;&quot; &quot;&amp;[.C1416]" office:value-type="string" office:string-value="N1415 X12.5 Y1233.44776595746" calcext:value-type="string">
            <text:p>N1415 X12.5 Y1233.447765957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16</text:p>
          </table:table-cell>
          <table:table-cell table:formula="of:=[.B1411]" office:value-type="string" office:string-value="G106" calcext:value-type="string">
            <text:p>G106</text:p>
          </table:table-cell>
          <table:table-cell table:formula="of:=[.C1411]" office:value-type="string" office:string-value="P0" calcext:value-type="string">
            <text:p>P0</text:p>
          </table:table-cell>
          <table:table-cell table:number-columns-repeated="4"/>
          <table:table-cell table:formula="of:=[.A1417]&amp;&quot; &quot;&amp;[.B1417]&amp;&quot; &quot;&amp;[.C1417]" office:value-type="string" office:string-value="N1416 G106 P0" calcext:value-type="string">
            <text:p>N1416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17</text:p>
          </table:table-cell>
          <table:table-cell table:formula="of:=[.B1412]" office:value-type="string" office:string-value="G105" calcext:value-type="string">
            <text:p>G105</text:p>
          </table:table-cell>
          <table:table-cell table:formula="of:=[.C1412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412]" office:value-type="string" office:string-value="jog up" calcext:value-type="string">
            <text:p>jog up</text:p>
          </table:table-cell>
          <table:table-cell/>
          <table:table-cell table:formula="of:=[.A1418]&amp;&quot; &quot;&amp;[.B1418]&amp;&quot; &quot;&amp;[.C1418]" office:value-type="string" office:string-value="N1417 G105 PY7.79553191489362" calcext:value-type="string">
            <text:p>N1417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18</text:p>
          </table:table-cell>
          <table:table-cell table:style-name="ce8" table:number-columns-repeated="3"/>
          <table:table-cell table:style-name="ce8" table:formula="of:=[.E1413]+1" office:value-type="float" office:value="237" calcext:value-type="float">
            <text:p>237</text:p>
          </table:table-cell>
          <table:table-cell table:style-name="ce8" table:number-columns-repeated="2"/>
          <table:table-cell table:style-name="ce8" table:formula="of:=[.A1419]&amp;&quot; ( Wire &quot;&amp;[.E1419]&amp;&quot; )&quot;" office:value-type="string" office:string-value="N1418 ( Wire 237 )" calcext:value-type="string">
            <text:p>N1418 ( Wire 237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19</text:p>
          </table:table-cell>
          <table:table-cell table:formula="of:=&quot;X&quot;&amp;[.E1420]" office:value-type="string" office:string-value="X6747.5" calcext:value-type="string">
            <text:p>X6747.5</text:p>
          </table:table-cell>
          <table:table-cell table:formula="of:=&quot;Y&quot;&amp;[.F1420]" office:value-type="string" office:string-value="Y1240.04329787235" calcext:value-type="string">
            <text:p>Y1240.04329787235</text:p>
          </table:table-cell>
          <table:table-cell/>
          <table:table-cell table:formula="of:=[.E1414]" office:value-type="float" office:value="6747.5" calcext:value-type="float">
            <text:p>6747.5</text:p>
          </table:table-cell>
          <table:table-cell table:formula="of:=[.F1414]+[.$K$18]" office:value-type="float" office:value="1240.04329787235" calcext:value-type="float">
            <text:p>1240.0432978724</text:p>
          </table:table-cell>
          <table:table-cell/>
          <table:table-cell table:formula="of:=[.A1420]&amp;&quot; &quot;&amp;[.B1420]&amp;&quot; &quot;&amp;[.C1420]" office:value-type="string" office:string-value="N1419 X6747.5 Y1240.04329787235" calcext:value-type="string">
            <text:p>N1419 X6747.5 Y1240.043297872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20</text:p>
          </table:table-cell>
          <table:table-cell table:formula="of:=[.B1415]" office:value-type="string" office:string-value="G106" calcext:value-type="string">
            <text:p>G106</text:p>
          </table:table-cell>
          <table:table-cell table:formula="of:=[.C1415]" office:value-type="string" office:string-value="P3" calcext:value-type="string">
            <text:p>P3</text:p>
          </table:table-cell>
          <table:table-cell table:number-columns-repeated="4"/>
          <table:table-cell table:formula="of:=[.A1421]&amp;&quot; &quot;&amp;[.B1421]&amp;&quot; &quot;&amp;[.C1421]" office:value-type="string" office:string-value="N1420 G106 P3" calcext:value-type="string">
            <text:p>N1420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21</text:p>
          </table:table-cell>
          <table:table-cell table:formula="of:=&quot;X&quot;&amp;[.E1422]" office:value-type="string" office:string-value="X12.5" calcext:value-type="string">
            <text:p>X12.5</text:p>
          </table:table-cell>
          <table:table-cell table:formula="of:=&quot;Y&quot;&amp;[.F1422]" office:value-type="string" office:string-value="Y1238.24329787235" calcext:value-type="string">
            <text:p>Y1238.24329787235</text:p>
          </table:table-cell>
          <table:table-cell/>
          <table:table-cell table:formula="of:=[.E1416]" office:value-type="float" office:value="12.5" calcext:value-type="float">
            <text:p>12.5</text:p>
          </table:table-cell>
          <table:table-cell table:formula="of:=[.F1416]+[.$K$18]" office:value-type="float" office:value="1238.24329787235" calcext:value-type="float">
            <text:p>1238.2432978724</text:p>
          </table:table-cell>
          <table:table-cell/>
          <table:table-cell table:formula="of:=[.A1422]&amp;&quot; &quot;&amp;[.B1422]&amp;&quot; &quot;&amp;[.C1422]" office:value-type="string" office:string-value="N1421 X12.5 Y1238.24329787235" calcext:value-type="string">
            <text:p>N1421 X12.5 Y1238.243297872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22</text:p>
          </table:table-cell>
          <table:table-cell table:formula="of:=[.B1417]" office:value-type="string" office:string-value="G106" calcext:value-type="string">
            <text:p>G106</text:p>
          </table:table-cell>
          <table:table-cell table:formula="of:=[.C1417]" office:value-type="string" office:string-value="P0" calcext:value-type="string">
            <text:p>P0</text:p>
          </table:table-cell>
          <table:table-cell table:number-columns-repeated="4"/>
          <table:table-cell table:formula="of:=[.A1423]&amp;&quot; &quot;&amp;[.B1423]&amp;&quot; &quot;&amp;[.C1423]" office:value-type="string" office:string-value="N1422 G106 P0" calcext:value-type="string">
            <text:p>N1422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23</text:p>
          </table:table-cell>
          <table:table-cell table:formula="of:=[.B1418]" office:value-type="string" office:string-value="G105" calcext:value-type="string">
            <text:p>G105</text:p>
          </table:table-cell>
          <table:table-cell table:formula="of:=[.C1418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418]" office:value-type="string" office:string-value="jog up" calcext:value-type="string">
            <text:p>jog up</text:p>
          </table:table-cell>
          <table:table-cell/>
          <table:table-cell table:formula="of:=[.A1424]&amp;&quot; &quot;&amp;[.B1424]&amp;&quot; &quot;&amp;[.C1424]" office:value-type="string" office:string-value="N1423 G105 PY7.79553191489362" calcext:value-type="string">
            <text:p>N1423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24</text:p>
          </table:table-cell>
          <table:table-cell table:style-name="ce8" table:number-columns-repeated="3"/>
          <table:table-cell table:style-name="ce8" table:formula="of:=[.E1419]+1" office:value-type="float" office:value="238" calcext:value-type="float">
            <text:p>238</text:p>
          </table:table-cell>
          <table:table-cell table:style-name="ce8" table:number-columns-repeated="2"/>
          <table:table-cell table:style-name="ce8" table:formula="of:=[.A1425]&amp;&quot; ( Wire &quot;&amp;[.E1425]&amp;&quot; )&quot;" office:value-type="string" office:string-value="N1424 ( Wire 238 )" calcext:value-type="string">
            <text:p>N1424 ( Wire 238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25</text:p>
          </table:table-cell>
          <table:table-cell table:formula="of:=&quot;X&quot;&amp;[.E1426]" office:value-type="string" office:string-value="X6747.5" calcext:value-type="string">
            <text:p>X6747.5</text:p>
          </table:table-cell>
          <table:table-cell table:formula="of:=&quot;Y&quot;&amp;[.F1426]" office:value-type="string" office:string-value="Y1244.83882978724" calcext:value-type="string">
            <text:p>Y1244.83882978724</text:p>
          </table:table-cell>
          <table:table-cell/>
          <table:table-cell table:formula="of:=[.E1420]" office:value-type="float" office:value="6747.5" calcext:value-type="float">
            <text:p>6747.5</text:p>
          </table:table-cell>
          <table:table-cell table:formula="of:=[.F1420]+[.$K$18]" office:value-type="float" office:value="1244.83882978724" calcext:value-type="float">
            <text:p>1244.8388297873</text:p>
          </table:table-cell>
          <table:table-cell/>
          <table:table-cell table:formula="of:=[.A1426]&amp;&quot; &quot;&amp;[.B1426]&amp;&quot; &quot;&amp;[.C1426]" office:value-type="string" office:string-value="N1425 X6747.5 Y1244.83882978724" calcext:value-type="string">
            <text:p>N1425 X6747.5 Y1244.838829787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26</text:p>
          </table:table-cell>
          <table:table-cell table:formula="of:=[.B1421]" office:value-type="string" office:string-value="G106" calcext:value-type="string">
            <text:p>G106</text:p>
          </table:table-cell>
          <table:table-cell table:formula="of:=[.C1421]" office:value-type="string" office:string-value="P3" calcext:value-type="string">
            <text:p>P3</text:p>
          </table:table-cell>
          <table:table-cell table:number-columns-repeated="4"/>
          <table:table-cell table:formula="of:=[.A1427]&amp;&quot; &quot;&amp;[.B1427]&amp;&quot; &quot;&amp;[.C1427]" office:value-type="string" office:string-value="N1426 G106 P3" calcext:value-type="string">
            <text:p>N1426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27</text:p>
          </table:table-cell>
          <table:table-cell table:formula="of:=&quot;X&quot;&amp;[.E1428]" office:value-type="string" office:string-value="X12.5" calcext:value-type="string">
            <text:p>X12.5</text:p>
          </table:table-cell>
          <table:table-cell table:formula="of:=&quot;Y&quot;&amp;[.F1428]" office:value-type="string" office:string-value="Y1243.03882978724" calcext:value-type="string">
            <text:p>Y1243.03882978724</text:p>
          </table:table-cell>
          <table:table-cell/>
          <table:table-cell table:formula="of:=[.E1422]" office:value-type="float" office:value="12.5" calcext:value-type="float">
            <text:p>12.5</text:p>
          </table:table-cell>
          <table:table-cell table:formula="of:=[.F1422]+[.$K$18]" office:value-type="float" office:value="1243.03882978724" calcext:value-type="float">
            <text:p>1243.0388297873</text:p>
          </table:table-cell>
          <table:table-cell/>
          <table:table-cell table:formula="of:=[.A1428]&amp;&quot; &quot;&amp;[.B1428]&amp;&quot; &quot;&amp;[.C1428]" office:value-type="string" office:string-value="N1427 X12.5 Y1243.03882978724" calcext:value-type="string">
            <text:p>N1427 X12.5 Y1243.038829787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28</text:p>
          </table:table-cell>
          <table:table-cell table:formula="of:=[.B1423]" office:value-type="string" office:string-value="G106" calcext:value-type="string">
            <text:p>G106</text:p>
          </table:table-cell>
          <table:table-cell table:formula="of:=[.C1423]" office:value-type="string" office:string-value="P0" calcext:value-type="string">
            <text:p>P0</text:p>
          </table:table-cell>
          <table:table-cell table:number-columns-repeated="4"/>
          <table:table-cell table:formula="of:=[.A1429]&amp;&quot; &quot;&amp;[.B1429]&amp;&quot; &quot;&amp;[.C1429]" office:value-type="string" office:string-value="N1428 G106 P0" calcext:value-type="string">
            <text:p>N1428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29</text:p>
          </table:table-cell>
          <table:table-cell table:formula="of:=[.B1424]" office:value-type="string" office:string-value="G105" calcext:value-type="string">
            <text:p>G105</text:p>
          </table:table-cell>
          <table:table-cell table:formula="of:=[.C1424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424]" office:value-type="string" office:string-value="jog up" calcext:value-type="string">
            <text:p>jog up</text:p>
          </table:table-cell>
          <table:table-cell/>
          <table:table-cell table:formula="of:=[.A1430]&amp;&quot; &quot;&amp;[.B1430]&amp;&quot; &quot;&amp;[.C1430]" office:value-type="string" office:string-value="N1429 G105 PY7.79553191489362" calcext:value-type="string">
            <text:p>N1429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30</text:p>
          </table:table-cell>
          <table:table-cell table:style-name="ce8" table:number-columns-repeated="3"/>
          <table:table-cell table:style-name="ce8" table:formula="of:=[.E1425]+1" office:value-type="float" office:value="239" calcext:value-type="float">
            <text:p>239</text:p>
          </table:table-cell>
          <table:table-cell table:style-name="ce8" table:number-columns-repeated="2"/>
          <table:table-cell table:style-name="ce8" table:formula="of:=[.A1431]&amp;&quot; ( Wire &quot;&amp;[.E1431]&amp;&quot; )&quot;" office:value-type="string" office:string-value="N1430 ( Wire 239 )" calcext:value-type="string">
            <text:p>N1430 ( Wire 239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31</text:p>
          </table:table-cell>
          <table:table-cell table:formula="of:=&quot;X&quot;&amp;[.E1432]" office:value-type="string" office:string-value="X6747.5" calcext:value-type="string">
            <text:p>X6747.5</text:p>
          </table:table-cell>
          <table:table-cell table:formula="of:=&quot;Y&quot;&amp;[.F1432]" office:value-type="string" office:string-value="Y1249.63436170214" calcext:value-type="string">
            <text:p>Y1249.63436170214</text:p>
          </table:table-cell>
          <table:table-cell/>
          <table:table-cell table:formula="of:=[.E1426]" office:value-type="float" office:value="6747.5" calcext:value-type="float">
            <text:p>6747.5</text:p>
          </table:table-cell>
          <table:table-cell table:formula="of:=[.F1426]+[.$K$18]" office:value-type="float" office:value="1249.63436170214" calcext:value-type="float">
            <text:p>1249.6343617021</text:p>
          </table:table-cell>
          <table:table-cell/>
          <table:table-cell table:formula="of:=[.A1432]&amp;&quot; &quot;&amp;[.B1432]&amp;&quot; &quot;&amp;[.C1432]" office:value-type="string" office:string-value="N1431 X6747.5 Y1249.63436170214" calcext:value-type="string">
            <text:p>N1431 X6747.5 Y1249.634361702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32</text:p>
          </table:table-cell>
          <table:table-cell table:formula="of:=[.B1427]" office:value-type="string" office:string-value="G106" calcext:value-type="string">
            <text:p>G106</text:p>
          </table:table-cell>
          <table:table-cell table:formula="of:=[.C1427]" office:value-type="string" office:string-value="P3" calcext:value-type="string">
            <text:p>P3</text:p>
          </table:table-cell>
          <table:table-cell table:number-columns-repeated="4"/>
          <table:table-cell table:formula="of:=[.A1433]&amp;&quot; &quot;&amp;[.B1433]&amp;&quot; &quot;&amp;[.C1433]" office:value-type="string" office:string-value="N1432 G106 P3" calcext:value-type="string">
            <text:p>N1432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33</text:p>
          </table:table-cell>
          <table:table-cell table:formula="of:=&quot;X&quot;&amp;[.E1434]" office:value-type="string" office:string-value="X12.5" calcext:value-type="string">
            <text:p>X12.5</text:p>
          </table:table-cell>
          <table:table-cell table:formula="of:=&quot;Y&quot;&amp;[.F1434]" office:value-type="string" office:string-value="Y1247.83436170214" calcext:value-type="string">
            <text:p>Y1247.83436170214</text:p>
          </table:table-cell>
          <table:table-cell/>
          <table:table-cell table:formula="of:=[.E1428]" office:value-type="float" office:value="12.5" calcext:value-type="float">
            <text:p>12.5</text:p>
          </table:table-cell>
          <table:table-cell table:formula="of:=[.F1428]+[.$K$18]" office:value-type="float" office:value="1247.83436170214" calcext:value-type="float">
            <text:p>1247.8343617021</text:p>
          </table:table-cell>
          <table:table-cell/>
          <table:table-cell table:formula="of:=[.A1434]&amp;&quot; &quot;&amp;[.B1434]&amp;&quot; &quot;&amp;[.C1434]" office:value-type="string" office:string-value="N1433 X12.5 Y1247.83436170214" calcext:value-type="string">
            <text:p>N1433 X12.5 Y1247.834361702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34</text:p>
          </table:table-cell>
          <table:table-cell table:formula="of:=[.B1429]" office:value-type="string" office:string-value="G106" calcext:value-type="string">
            <text:p>G106</text:p>
          </table:table-cell>
          <table:table-cell table:formula="of:=[.C1429]" office:value-type="string" office:string-value="P0" calcext:value-type="string">
            <text:p>P0</text:p>
          </table:table-cell>
          <table:table-cell table:number-columns-repeated="4"/>
          <table:table-cell table:formula="of:=[.A1435]&amp;&quot; &quot;&amp;[.B1435]&amp;&quot; &quot;&amp;[.C1435]" office:value-type="string" office:string-value="N1434 G106 P0" calcext:value-type="string">
            <text:p>N1434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35</text:p>
          </table:table-cell>
          <table:table-cell table:formula="of:=[.B1430]" office:value-type="string" office:string-value="G105" calcext:value-type="string">
            <text:p>G105</text:p>
          </table:table-cell>
          <table:table-cell table:formula="of:=[.C1430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430]" office:value-type="string" office:string-value="jog up" calcext:value-type="string">
            <text:p>jog up</text:p>
          </table:table-cell>
          <table:table-cell/>
          <table:table-cell table:formula="of:=[.A1436]&amp;&quot; &quot;&amp;[.B1436]&amp;&quot; &quot;&amp;[.C1436]" office:value-type="string" office:string-value="N1435 G105 PY7.79553191489362" calcext:value-type="string">
            <text:p>N1435 G105 PY7.795531914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36</text:p>
          </table:table-cell>
          <table:table-cell table:style-name="ce8" table:number-columns-repeated="3"/>
          <table:table-cell table:style-name="ce8" table:formula="of:=[.E1431]+1" office:value-type="float" office:value="240" calcext:value-type="float">
            <text:p>240</text:p>
          </table:table-cell>
          <table:table-cell table:style-name="ce8" table:number-columns-repeated="2"/>
          <table:table-cell table:style-name="ce8" table:formula="of:=[.A1437]&amp;&quot; ( Wire &quot;&amp;[.E1437]&amp;&quot; )&quot;" office:value-type="string" office:string-value="N1436 ( Wire 240 )" calcext:value-type="string">
            <text:p>N1436 ( Wire 240 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37</text:p>
          </table:table-cell>
          <table:table-cell table:formula="of:=&quot;X&quot;&amp;[.E1438]" office:value-type="string" office:string-value="X6747.5" calcext:value-type="string">
            <text:p>X6747.5</text:p>
          </table:table-cell>
          <table:table-cell table:formula="of:=&quot;Y&quot;&amp;[.F1438]" office:value-type="string" office:string-value="Y1254.42989361703" calcext:value-type="string">
            <text:p>Y1254.42989361703</text:p>
          </table:table-cell>
          <table:table-cell/>
          <table:table-cell table:formula="of:=[.E1432]" office:value-type="float" office:value="6747.5" calcext:value-type="float">
            <text:p>6747.5</text:p>
          </table:table-cell>
          <table:table-cell table:formula="of:=[.F1432]+[.$K$18]" office:value-type="float" office:value="1254.42989361703" calcext:value-type="float">
            <text:p>1254.429893617</text:p>
          </table:table-cell>
          <table:table-cell/>
          <table:table-cell table:formula="of:=[.A1438]&amp;&quot; &quot;&amp;[.B1438]&amp;&quot; &quot;&amp;[.C1438]" office:value-type="string" office:string-value="N1437 X6747.5 Y1254.42989361703" calcext:value-type="string">
            <text:p>N1437 X6747.5 Y1254.429893617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38</text:p>
          </table:table-cell>
          <table:table-cell table:formula="of:=[.B1433]" office:value-type="string" office:string-value="G106" calcext:value-type="string">
            <text:p>G106</text:p>
          </table:table-cell>
          <table:table-cell table:formula="of:=[.C1433]" office:value-type="string" office:string-value="P3" calcext:value-type="string">
            <text:p>P3</text:p>
          </table:table-cell>
          <table:table-cell table:number-columns-repeated="4"/>
          <table:table-cell table:formula="of:=[.A1439]&amp;&quot; &quot;&amp;[.B1439]&amp;&quot; &quot;&amp;[.C1439]" office:value-type="string" office:string-value="N1438 G106 P3" calcext:value-type="string">
            <text:p>N1438 G106 P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39</text:p>
          </table:table-cell>
          <table:table-cell table:formula="of:=&quot;X&quot;&amp;[.E1440]" office:value-type="string" office:string-value="X12.5" calcext:value-type="string">
            <text:p>X12.5</text:p>
          </table:table-cell>
          <table:table-cell table:formula="of:=&quot;Y&quot;&amp;[.F1440]" office:value-type="string" office:string-value="Y1252.62989361703" calcext:value-type="string">
            <text:p>Y1252.62989361703</text:p>
          </table:table-cell>
          <table:table-cell/>
          <table:table-cell table:formula="of:=[.E1434]" office:value-type="float" office:value="12.5" calcext:value-type="float">
            <text:p>12.5</text:p>
          </table:table-cell>
          <table:table-cell table:formula="of:=[.F1434]+[.$K$18]" office:value-type="float" office:value="1252.62989361703" calcext:value-type="float">
            <text:p>1252.629893617</text:p>
          </table:table-cell>
          <table:table-cell/>
          <table:table-cell table:formula="of:=[.A1440]&amp;&quot; &quot;&amp;[.B1440]&amp;&quot; &quot;&amp;[.C1440]" office:value-type="string" office:string-value="N1439 X12.5 Y1252.62989361703" calcext:value-type="string">
            <text:p>N1439 X12.5 Y1252.629893617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40</text:p>
          </table:table-cell>
          <table:table-cell table:formula="of:=[.B1435]" office:value-type="string" office:string-value="G106" calcext:value-type="string">
            <text:p>G106</text:p>
          </table:table-cell>
          <table:table-cell table:formula="of:=[.C1435]" office:value-type="string" office:string-value="P0" calcext:value-type="string">
            <text:p>P0</text:p>
          </table:table-cell>
          <table:table-cell table:number-columns-repeated="4"/>
          <table:table-cell table:formula="of:=[.A1441]&amp;&quot; &quot;&amp;[.B1441]&amp;&quot; &quot;&amp;[.C1441]" office:value-type="string" office:string-value="N1440 G106 P0" calcext:value-type="string">
            <text:p>N1440 G106 P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441</text:p>
          </table:table-cell>
          <table:table-cell table:formula="of:=[.B1436]" office:value-type="string" office:string-value="G105" calcext:value-type="string">
            <text:p>G105</text:p>
          </table:table-cell>
          <table:table-cell table:formula="of:=[.C1436]" office:value-type="string" office:string-value="PY7.79553191489362" calcext:value-type="string">
            <text:p>PY7.79553191489362</text:p>
          </table:table-cell>
          <table:table-cell table:number-columns-repeated="2"/>
          <table:table-cell table:formula="of:=[.F1436]" office:value-type="string" office:string-value="jog up" calcext:value-type="string">
            <text:p>jog up</text:p>
          </table:table-cell>
          <table:table-cell/>
          <table:table-cell table:formula="of:=[.A1442]&amp;&quot; &quot;&amp;[.B1442]&amp;&quot; &quot;&amp;[.C1442]" office:value-type="string" office:string-value="N1441 G105 PY7.79553191489362" calcext:value-type="string">
            <text:p>N1441 G105 PY7.7955319148936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number:number-style style:name="N124">
      <number:number number:decimal-places="3" loext:min-decimal-places="3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5" loext:min-decimal-places="5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/00/0000</text:date>, <text:time style:data-style-name="N2" text:time-value="14:37:05.4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6:47:08.518000000</meta:creation-date>
    <dc:date>2017-02-01T10:45:17.718000000</dc:date>
    <meta:editing-duration>P3DT13H41S</meta:editing-duration>
    <meta:editing-cycles>7</meta:editing-cycles>
    <meta:generator>LibreOffice/5.1.4.2$Windows_x86 LibreOffice_project/f99d75f39f1c57ebdd7ffc5f42867c12031db97a</meta:generator>
    <meta:document-statistic meta:table-count="3" meta:cell-count="12904" meta:object-count="0"/>
  </office:meta>
</office:document-meta>
</file>